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1'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9mm"/>
    </style:style>
    <style:style style:name="co2" style:family="table-column">
      <style:table-column-properties fo:break-before="auto" style:column-width="15.6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76.16mm"/>
    </style:style>
    <style:style style:name="co7" style:family="table-column">
      <style:table-column-properties fo:break-before="auto" style:column-width="13.72mm"/>
    </style:style>
    <style:style style:name="co8" style:family="table-column">
      <style:table-column-properties fo:break-before="auto" style:column-width="21.82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53.96mm"/>
    </style:style>
    <style:style style:name="co12" style:family="table-column">
      <style:table-column-properties fo:break-before="auto" style:column-width="23.92mm"/>
    </style:style>
    <style:style style:name="co13" style:family="table-column">
      <style:table-column-properties fo:break-before="auto" style:column-width="25.74mm"/>
    </style:style>
    <style:style style:name="co14" style:family="table-column">
      <style:table-column-properties fo:break-before="auto" style:column-width="95.64mm"/>
    </style:style>
    <style:style style:name="co15" style:family="table-column">
      <style:table-column-properties fo:break-before="auto" style:column-width="23.51mm"/>
    </style:style>
    <style:style style:name="co16" style:family="table-column">
      <style:table-column-properties fo:break-before="auto" style:column-width="47.31mm"/>
    </style:style>
    <style:style style:name="co17" style:family="table-column">
      <style:table-column-properties fo:break-before="auto" style:column-width="21.29mm"/>
    </style:style>
    <style:style style:name="co18" style:family="table-column">
      <style:table-column-properties fo:break-before="auto" style:column-width="10.85mm"/>
    </style:style>
    <style:style style:name="co19" style:family="table-column">
      <style:table-column-properties fo:break-before="auto" style:column-width="81.26mm"/>
    </style:style>
    <style:style style:name="co20" style:family="table-column">
      <style:table-column-properties fo:break-before="auto" style:column-width="26.39mm"/>
    </style:style>
    <style:style style:name="co21" style:family="table-column">
      <style:table-column-properties fo:break-before="auto" style:column-width="27.69mm"/>
    </style:style>
    <style:style style:name="co22" style:family="table-column">
      <style:table-column-properties fo:break-before="auto" style:column-width="27.45mm"/>
    </style:style>
    <style:style style:name="co23" style:family="table-column">
      <style:table-column-properties fo:break-before="auto" style:column-width="3.26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73.82mm"/>
    </style:style>
    <style:style style:name="co26" style:family="table-column">
      <style:table-column-properties fo:break-before="auto" style:column-width="59.85mm"/>
    </style:style>
    <style:style style:name="co27" style:family="table-column">
      <style:table-column-properties fo:break-before="auto" style:column-width="23.25mm"/>
    </style:style>
    <style:style style:name="co28" style:family="table-column">
      <style:table-column-properties fo:break-before="auto" style:column-width="72.9mm"/>
    </style:style>
    <style:style style:name="co29" style:family="table-column">
      <style:table-column-properties fo:break-before="auto" style:column-width="21.9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3.55mm" fo:break-before="auto" style:use-optimal-row-height="false"/>
    </style:style>
    <style:style style:name="ro3" style:family="table-row">
      <style:table-row-properties style:row-height="13.97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7.06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2.49mm" fo:break-before="auto" style:use-optimal-row-height="false"/>
    </style:style>
    <style:style style:name="ro13" style:family="table-row">
      <style:table-row-properties style:row-height="2.38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6.72mm" fo:break-before="auto" style:use-optimal-row-height="false"/>
    </style:style>
    <style:style style:name="ta1" style:family="table" style:master-page-name="PageStyle_5f_1-Orçamento_5f_de_5f_Vendas">
      <style:table-properties table:display="true" style:writing-mode="lr-tb"/>
    </style:style>
    <style:style style:name="ta2" style:family="table" style:master-page-name="PageStyle_5f_2-Custo_5f_de_5f_Matéria-Prima">
      <style:table-properties table:display="true" style:writing-mode="lr-tb"/>
    </style:style>
    <style:style style:name="ta3" style:family="table" style:master-page-name="PageStyle_5f_3-Imobilizado">
      <style:table-properties table:display="true" style:writing-mode="lr-tb"/>
    </style:style>
    <style:style style:name="ta4" style:family="table" style:master-page-name="PageStyle_5f_4-Custos_5f_e_5f_Despesas">
      <style:table-properties table:display="true" style:writing-mode="lr-tb"/>
    </style:style>
    <style:style style:name="ta5" style:family="table" style:master-page-name="PageStyle_5f_5-Financiamentos">
      <style:table-properties table:display="true" style:writing-mode="lr-tb"/>
    </style:style>
    <style:style style:name="ta6" style:family="table" style:master-page-name="PageStyle_5f_6-DRE">
      <style:table-properties table:display="true" style:writing-mode="lr-tb"/>
    </style:style>
    <style:style style:name="ta7" style:family="table" style:master-page-name="PageStyle_5f_7-Balanço_5f_Patrimonial">
      <style:table-properties table:display="true" style:writing-mode="lr-tb"/>
    </style:style>
    <style:style style:name="ta8" style:family="table" style:master-page-name="PageStyle_5f_8-Fluxo_5f_de_5f_Caixa">
      <style:table-properties table:display="true" style:writing-mode="lr-tb"/>
    </style:style>
    <style:style style:name="ta9" style:family="table" style:master-page-name="PageStyle_5f_9-Painel_5f_de_5f_Control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0116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3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2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bfbfb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9">
      <style:table-cell-properties style:rotation-align="none"/>
    </style:style>
    <style:style style:name="ce47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Percent_20_12" style:data-style-name="N126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9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Percent_20_12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8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1" fo:font-size="11pt" fo:font-style="normal" fo:text-shadow="none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ce56" style:family="table-cell" style:parent-style-name="Default">
      <style:table-cell-properties fo:background-color="#e2f0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2.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5" style:family="table-cell" style:parent-style-name="Excel_20_Built-in_20_Percent_20_12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_20_11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9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ackground-color="#f4b1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30">
      <style:table-cell-properties fo:border-bottom="none" fo:background-color="#dfdfe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f4b1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10116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119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119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Percent_20_12" style:data-style-name="N11">
      <style:table-cell-properties fo:border-bottom="0.74pt solid #000000" fo:background-color="#a6a6a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116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Percent_20_12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A58]&gt;0))" style:apply-style-name="ConditionalStyle_5f_4" style:base-cell-address="'7-Balanço_Patrimonial'.A58"/>
    </style:style>
    <style:style style:name="ce116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Percent_20_12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119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B57]&gt;0))" style:apply-style-name="ConditionalStyle_5f_3" style:base-cell-address="'7-Balanço_Patrimonial'.B57"/>
    </style:style>
    <style:style style:name="ce121" style:family="table-cell" style:parent-style-name="Excel_20_Built-in_20_Percent_20_12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P57]&gt;0))" style:apply-style-name="ConditionalStyle_5f_2" style:base-cell-address="'7-Balanço_Patrimonial'.P57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R57]&gt;0))" style:apply-style-name="ConditionalStyle_5f_1" style:base-cell-address="'7-Balanço_Patrimonial'.R57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Percent_20_13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0" style:family="table-cell" style:parent-style-name="Excel_20_Built-in_20_Comma_20_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Percent_20_13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Comma_20_12" style:data-style-name="N125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7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8" style:family="table-cell" style:parent-style-name="Excel_20_Built-in_20_Comma_20_1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Excel_20_Built-in_20_Percent_20_13" style:data-style-name="N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20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21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6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16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0" style:family="table-cell" style:parent-style-name="Default" style:data-style-name="N12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3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3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0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1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5" style:family="table-cell" style:parent-style-name="Default">
      <style:table-cell-properties fo:background-color="#e2f0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6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12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bfbfb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2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19">
      <style:table-cell-properties style:rotation-align="none"/>
    </style:style>
    <style:style style:name="ce366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Excel_20_Built-in_20_Percent_20_12" style:data-style-name="N126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19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Excel_20_Built-in_20_Percent_20_12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28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1" fo:font-size="11pt" fo:font-style="normal" fo:text-shadow="none" style:text-underline-style="none" fo:font-weight="normal" style:font-size-asian="11pt" style:font-style-asian="normal" style:font-weight-asian="normal" style:font-name-complex="Trebuchet MS1" style:font-size-complex="11pt" style:font-style-complex="normal" style:font-weight-complex="normal"/>
    </style:style>
    <style:style style:name="ce375" style:family="table-cell" style:parent-style-name="Default">
      <style:table-cell-properties fo:background-color="#e2f0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6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2.6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fo:border="none" style:rotation-align="none"/>
    </style:style>
    <style:style style:name="ce379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4" style:family="table-cell" style:parent-style-name="Excel_20_Built-in_20_Percent_20_12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Excel_20_Built-in_20_Comma_20_11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19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8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1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2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3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5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fo:background-color="#f4b1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8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2" style:family="table-cell" style:parent-style-name="Default" style:data-style-name="N130">
      <style:table-cell-properties fo:border-bottom="none" fo:background-color="#dfdfe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c0c0c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>
      <style:table-cell-properties fo:background-color="#f4b18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4" style:family="table-cell" style:parent-style-name="Default" style:data-style-name="N10116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5" style:family="table-cell" style:parent-style-name="Default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0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4" style:family="table-cell" style:parent-style-name="Excel_20_Built-in_20_Percent_20_12" style:data-style-name="N11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5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6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7" style:family="table-cell" style:parent-style-name="Excel_20_Built-in_20_Percent_20_12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8" style:family="table-cell" style:parent-style-name="Excel_20_Built-in_20_Percent_20_1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 style:data-style-name="N10116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0" style:family="table-cell" style:parent-style-name="Default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2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3" style:family="table-cell" style:parent-style-name="Default" style:data-style-name="N119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4" style:family="table-cell" style:parent-style-name="Default" style:data-style-name="N119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Excel_20_Built-in_20_Percent_20_12" style:data-style-name="N11">
      <style:table-cell-properties fo:border-bottom="0.74pt solid #000000" fo:background-color="#a6a6a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6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7" style:family="table-cell" style:parent-style-name="Excel_20_Built-in_20_Percent_20_12" style:data-style-name="N11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3.28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3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A58]&gt;0))" style:apply-style-name="ConditionalStyle_5f_4" style:base-cell-address="'7-Balanço_Patrimonial'.A58"/>
    </style:style>
    <style:style style:name="ce435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Excel_20_Built-in_20_Percent_20_12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7" style:family="table-cell" style:parent-style-name="Default" style:data-style-name="N119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B57]&gt;0))" style:apply-style-name="ConditionalStyle_5f_3" style:base-cell-address="'7-Balanço_Patrimonial'.B57"/>
    </style:style>
    <style:style style:name="ce440" style:family="table-cell" style:parent-style-name="Excel_20_Built-in_20_Percent_20_12" style:data-style-name="N119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P57]&gt;0))" style:apply-style-name="ConditionalStyle_5f_2" style:base-cell-address="'7-Balanço_Patrimonial'.P57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([.R57]&gt;0))" style:apply-style-name="ConditionalStyle_5f_1" style:base-cell-address="'7-Balanço_Patrimonial'.R57"/>
    </style:style>
    <style:style style:name="ce4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7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9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0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3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65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6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7" style:family="table-cell" style:parent-style-name="Excel_20_Built-in_20_Percent_20_13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9" style:family="table-cell" style:parent-style-name="Excel_20_Built-in_20_Comma_20_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0" style:family="table-cell" style:parent-style-name="Excel_20_Built-in_20_Percent_20_13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Excel_20_Built-in_20_Comma_20_12" style:data-style-name="N125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2" style:family="table-cell" style:parent-style-name="Default" style:data-style-name="N10116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4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75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7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77" style:family="table-cell" style:parent-style-name="Excel_20_Built-in_20_Comma_20_1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8" style:family="table-cell" style:parent-style-name="Excel_20_Built-in_20_Percent_20_13" style:data-style-name="N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6.71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text-position="0% 100%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ff0000" style:text-outline="false" style:text-line-through-style="none" style:text-line-through-type="none" style:text-position="0% 100%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ff0000" style:font-name="Trebuchet MS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ff0000" style:font-name="Trebuchet MS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-Orçamento_de_Vendas" table:style-name="ta1">
        <office:forms form:automatic-focus="false" form:apply-design-mode="false"/>
        <table:table-column table:style-name="co1" table:default-cell-style-name="ce325"/>
        <table:table-column table:style-name="co2" table:default-cell-style-name="ce325"/>
        <table:table-column table:style-name="co3" table:number-columns-repeated="12" table:default-cell-style-name="ce325"/>
        <table:table-column table:style-name="co4" table:default-cell-style-name="ce325"/>
        <table:table-column table:style-name="co5" table:number-columns-repeated="1009" table:default-cell-style-name="ce325"/>
        <table:table-row table:style-name="ro1">
          <table:table-cell table:style-name="ce320" office:value-type="string" calcext:value-type="string">
            <text:p>Orçamento de Vendas</text:p>
          </table:table-cell>
          <table:table-cell table:style-name="ce331" office:value-type="string" calcext:value-type="string">
            <text:p>Base</text:p>
          </table:table-cell>
          <table:table-cell table:style-name="ce339" office:value-type="date" office:date-value="2019-01-01" calcext:value-type="date">
            <text:p>jan/19</text:p>
          </table:table-cell>
          <table:table-cell table:style-name="ce339" office:value-type="date" office:date-value="2019-02-01" calcext:value-type="date">
            <text:p>fev/19</text:p>
          </table:table-cell>
          <table:table-cell table:style-name="ce339" office:value-type="date" office:date-value="2019-03-01" calcext:value-type="date">
            <text:p>mar/19</text:p>
          </table:table-cell>
          <table:table-cell table:style-name="ce339" office:value-type="date" office:date-value="2019-04-01" calcext:value-type="date">
            <text:p>abr/19</text:p>
          </table:table-cell>
          <table:table-cell table:style-name="ce339" office:value-type="date" office:date-value="2019-05-01" calcext:value-type="date">
            <text:p>mai/19</text:p>
          </table:table-cell>
          <table:table-cell table:style-name="ce339" office:value-type="date" office:date-value="2019-06-01" calcext:value-type="date">
            <text:p>jun/19</text:p>
          </table:table-cell>
          <table:table-cell table:style-name="ce339" office:value-type="date" office:date-value="2019-07-01" calcext:value-type="date">
            <text:p>jul/19</text:p>
          </table:table-cell>
          <table:table-cell table:style-name="ce339" office:value-type="date" office:date-value="2019-08-01" calcext:value-type="date">
            <text:p>ago/19</text:p>
          </table:table-cell>
          <table:table-cell table:style-name="ce339" office:value-type="date" office:date-value="2019-09-01" calcext:value-type="date">
            <text:p>set/19</text:p>
          </table:table-cell>
          <table:table-cell table:style-name="ce339" office:value-type="date" office:date-value="2019-10-01" calcext:value-type="date">
            <text:p>out/19</text:p>
          </table:table-cell>
          <table:table-cell table:style-name="ce339" office:value-type="date" office:date-value="2019-11-01" calcext:value-type="date">
            <text:p>nov/19</text:p>
          </table:table-cell>
          <table:table-cell table:style-name="ce339" office:value-type="date" office:date-value="2019-12-01" calcext:value-type="date">
            <text:p>dez/19</text:p>
          </table:table-cell>
          <table:table-cell table:style-name="ce339" office:value-type="string" calcext:value-type="string">
            <text:p>Total</text:p>
          </table:table-cell>
          <table:table-cell table:number-columns-repeated="1009"/>
        </table:table-row>
        <table:table-row table:style-name="ro1">
          <table:table-cell table:style-name="ce321" office:value-type="string" calcext:value-type="string">
            <text:p>Detergente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7.5" calcext:value-type="float">
            <text:p>7,50 </text:p>
          </table:table-cell>
          <table:table-cell table:style-name="ce340" table:formula="of:=+[.C3]" office:value-type="float" office:value="7.5" calcext:value-type="float">
            <text:p>7,50 </text:p>
          </table:table-cell>
          <table:table-cell table:style-name="ce340" table:formula="of:=+[.D3]" office:value-type="float" office:value="7.5" calcext:value-type="float">
            <text:p>7,50 </text:p>
          </table:table-cell>
          <table:table-cell table:style-name="ce340" table:formula="of:=+[.E3]" office:value-type="float" office:value="7.5" calcext:value-type="float">
            <text:p>7,50 </text:p>
          </table:table-cell>
          <table:table-cell table:style-name="ce340" table:formula="of:=+[.F3]" office:value-type="float" office:value="7.5" calcext:value-type="float">
            <text:p>7,50 </text:p>
          </table:table-cell>
          <table:table-cell table:style-name="ce340" table:formula="of:=+[.G3]" office:value-type="float" office:value="7.5" calcext:value-type="float">
            <text:p>7,50 </text:p>
          </table:table-cell>
          <table:table-cell table:style-name="ce340" table:formula="of:=+[.H3]" office:value-type="float" office:value="7.5" calcext:value-type="float">
            <text:p>7,50 </text:p>
          </table:table-cell>
          <table:table-cell table:style-name="ce340" table:formula="of:=+[.I3]" office:value-type="float" office:value="7.5" calcext:value-type="float">
            <text:p>7,50 </text:p>
          </table:table-cell>
          <table:table-cell table:style-name="ce340" table:formula="of:=+[.J3]" office:value-type="float" office:value="7.5" calcext:value-type="float">
            <text:p>7,50 </text:p>
          </table:table-cell>
          <table:table-cell table:style-name="ce340" table:formula="of:=+[.K3]" office:value-type="float" office:value="7.5" calcext:value-type="float">
            <text:p>7,50 </text:p>
          </table:table-cell>
          <table:table-cell table:style-name="ce340" table:formula="of:=+[.L3]" office:value-type="float" office:value="7.5" calcext:value-type="float">
            <text:p>7,50 </text:p>
          </table:table-cell>
          <table:table-cell table:style-name="ce340" table:formula="of:=+[.M3]" office:value-type="float" office:value="7.5" calcext:value-type="float">
            <text:p>7,5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3]*(1+[.C5])" office:value-type="float" office:value="7.5" calcext:value-type="float">
            <text:p>7,50 </text:p>
          </table:table-cell>
          <table:table-cell table:style-name="ce335" table:formula="of:=+[.D3]*(1+[.D5])" office:value-type="float" office:value="7.5" calcext:value-type="float">
            <text:p>7,50 </text:p>
          </table:table-cell>
          <table:table-cell table:style-name="ce335" table:formula="of:=+[.E3]*(1+[.E5])" office:value-type="float" office:value="7.5" calcext:value-type="float">
            <text:p>7,50 </text:p>
          </table:table-cell>
          <table:table-cell table:style-name="ce335" table:formula="of:=+[.F3]*(1+[.F5])" office:value-type="float" office:value="7.5" calcext:value-type="float">
            <text:p>7,50 </text:p>
          </table:table-cell>
          <table:table-cell table:style-name="ce335" table:formula="of:=+[.G3]*(1+[.G5])" office:value-type="float" office:value="7.5" calcext:value-type="float">
            <text:p>7,50 </text:p>
          </table:table-cell>
          <table:table-cell table:style-name="ce335" table:formula="of:=+[.H3]*(1+[.H5])" office:value-type="float" office:value="7.5" calcext:value-type="float">
            <text:p>7,50 </text:p>
          </table:table-cell>
          <table:table-cell table:style-name="ce335" table:formula="of:=+[.I3]*(1+[.I5])" office:value-type="float" office:value="7.5" calcext:value-type="float">
            <text:p>7,50 </text:p>
          </table:table-cell>
          <table:table-cell table:style-name="ce335" table:formula="of:=+[.J3]*(1+[.J5])" office:value-type="float" office:value="7.5" calcext:value-type="float">
            <text:p>7,50 </text:p>
          </table:table-cell>
          <table:table-cell table:style-name="ce335" table:formula="of:=+[.K3]*(1+[.K5])" office:value-type="float" office:value="7.5" calcext:value-type="float">
            <text:p>7,50 </text:p>
          </table:table-cell>
          <table:table-cell table:style-name="ce335" table:formula="of:=+[.L3]*(1+[.L5])" office:value-type="float" office:value="7.5" calcext:value-type="float">
            <text:p>7,50 </text:p>
          </table:table-cell>
          <table:table-cell table:style-name="ce335" table:formula="of:=+[.M3]*(1+[.M5])" office:value-type="float" office:value="7.5" calcext:value-type="float">
            <text:p>7,50 </text:p>
          </table:table-cell>
          <table:table-cell table:style-name="ce335" table:formula="of:=+[.N3]*(1+[.N5])" office:value-type="float" office:value="7.5" calcext:value-type="float">
            <text:p>7,50 </text:p>
          </table:table-cell>
          <table:table-cell table:style-name="ce335" table:formula="of:=IFERROR(([.O9]/[.O7]);0)" office:value-type="float" office:value="7.5" calcext:value-type="float">
            <text:p>7,5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+[.C5]" office:value-type="percentage" office:value="0" calcext:value-type="percentage">
            <text:p>0,00%</text:p>
          </table:table-cell>
          <table:table-cell table:style-name="ce336" table:formula="of:=+[.D5]" office:value-type="percentage" office:value="0" calcext:value-type="percentage">
            <text:p>0,00%</text:p>
          </table:table-cell>
          <table:table-cell table:style-name="ce336" table:formula="of:=+[.E5]" office:value-type="percentage" office:value="0" calcext:value-type="percentage">
            <text:p>0,00%</text:p>
          </table:table-cell>
          <table:table-cell table:style-name="ce336" table:formula="of:=+[.F5]" office:value-type="percentage" office:value="0" calcext:value-type="percentage">
            <text:p>0,00%</text:p>
          </table:table-cell>
          <table:table-cell table:style-name="ce336" table:formula="of:=+[.G5]" office:value-type="percentage" office:value="0" calcext:value-type="percentage">
            <text:p>0,00%</text:p>
          </table:table-cell>
          <table:table-cell table:style-name="ce336" table:formula="of:=+[.H5]" office:value-type="percentage" office:value="0" calcext:value-type="percentage">
            <text:p>0,00%</text:p>
          </table:table-cell>
          <table:table-cell table:style-name="ce336" table:formula="of:=+[.I5]" office:value-type="percentage" office:value="0" calcext:value-type="percentage">
            <text:p>0,00%</text:p>
          </table:table-cell>
          <table:table-cell table:style-name="ce336" table:formula="of:=+[.J5]" office:value-type="percentage" office:value="0" calcext:value-type="percentage">
            <text:p>0,00%</text:p>
          </table:table-cell>
          <table:table-cell table:style-name="ce336" table:formula="of:=+[.K5]" office:value-type="percentage" office:value="0" calcext:value-type="percentage">
            <text:p>0,00%</text:p>
          </table:table-cell>
          <table:table-cell table:style-name="ce336" table:formula="of:=+[.L5]" office:value-type="percentage" office:value="0" calcext:value-type="percentage">
            <text:p>0,00%</text:p>
          </table:table-cell>
          <table:table-cell table:style-name="ce336" table:formula="of:=+[.M5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100000" calcext:value-type="float">
            <text:p>100.000</text:p>
          </table:table-cell>
          <table:table-cell table:style-name="ce341" table:formula="of:=+[.C6]" office:value-type="float" office:value="100000" calcext:value-type="float">
            <text:p>100.000</text:p>
          </table:table-cell>
          <table:table-cell table:style-name="ce341" table:formula="of:=+[.D6]" office:value-type="float" office:value="100000" calcext:value-type="float">
            <text:p>100.000</text:p>
          </table:table-cell>
          <table:table-cell table:style-name="ce341" table:formula="of:=+[.E6]" office:value-type="float" office:value="100000" calcext:value-type="float">
            <text:p>100.000</text:p>
          </table:table-cell>
          <table:table-cell table:style-name="ce341" table:formula="of:=+[.F6]" office:value-type="float" office:value="100000" calcext:value-type="float">
            <text:p>100.000</text:p>
          </table:table-cell>
          <table:table-cell table:style-name="ce341" table:formula="of:=+[.G6]" office:value-type="float" office:value="100000" calcext:value-type="float">
            <text:p>100.000</text:p>
          </table:table-cell>
          <table:table-cell table:style-name="ce341" table:formula="of:=+[.H6]" office:value-type="float" office:value="100000" calcext:value-type="float">
            <text:p>100.000</text:p>
          </table:table-cell>
          <table:table-cell table:style-name="ce341" table:formula="of:=+[.I6]" office:value-type="float" office:value="100000" calcext:value-type="float">
            <text:p>100.000</text:p>
          </table:table-cell>
          <table:table-cell table:style-name="ce341" table:formula="of:=+[.J6]" office:value-type="float" office:value="100000" calcext:value-type="float">
            <text:p>100.000</text:p>
          </table:table-cell>
          <table:table-cell table:style-name="ce341" table:formula="of:=+[.K6]" office:value-type="float" office:value="100000" calcext:value-type="float">
            <text:p>100.000</text:p>
          </table:table-cell>
          <table:table-cell table:style-name="ce341" table:formula="of:=+[.L6]" office:value-type="float" office:value="100000" calcext:value-type="float">
            <text:p>100.000</text:p>
          </table:table-cell>
          <table:table-cell table:style-name="ce341" table:formula="of:=+[.M6]" office:value-type="float" office:value="100000" calcext:value-type="float">
            <text:p>100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6]*(1+[.C8])" office:value-type="float" office:value="100000" calcext:value-type="float">
            <text:p>100.000 </text:p>
          </table:table-cell>
          <table:table-cell table:style-name="ce342" table:formula="of:=+[.D6]*(1+[.D8])" office:value-type="float" office:value="100000" calcext:value-type="float">
            <text:p>100.000 </text:p>
          </table:table-cell>
          <table:table-cell table:style-name="ce342" table:formula="of:=+[.E6]*(1+[.E8])" office:value-type="float" office:value="100000" calcext:value-type="float">
            <text:p>100.000 </text:p>
          </table:table-cell>
          <table:table-cell table:style-name="ce342" table:formula="of:=+[.F6]*(1+[.F8])" office:value-type="float" office:value="100000" calcext:value-type="float">
            <text:p>100.000 </text:p>
          </table:table-cell>
          <table:table-cell table:style-name="ce342" table:formula="of:=+[.G6]*(1+[.G8])" office:value-type="float" office:value="100000" calcext:value-type="float">
            <text:p>100.000 </text:p>
          </table:table-cell>
          <table:table-cell table:style-name="ce342" table:formula="of:=+[.H6]*(1+[.H8])" office:value-type="float" office:value="100000" calcext:value-type="float">
            <text:p>100.000 </text:p>
          </table:table-cell>
          <table:table-cell table:style-name="ce342" table:formula="of:=+[.I6]*(1+[.I8])" office:value-type="float" office:value="100000" calcext:value-type="float">
            <text:p>100.000 </text:p>
          </table:table-cell>
          <table:table-cell table:style-name="ce342" table:formula="of:=+[.J6]*(1+[.J8])" office:value-type="float" office:value="100000" calcext:value-type="float">
            <text:p>100.000 </text:p>
          </table:table-cell>
          <table:table-cell table:style-name="ce342" table:formula="of:=+[.K6]*(1+[.K8])" office:value-type="float" office:value="100000" calcext:value-type="float">
            <text:p>100.000 </text:p>
          </table:table-cell>
          <table:table-cell table:style-name="ce342" table:formula="of:=+[.L6]*(1+[.L8])" office:value-type="float" office:value="100000" calcext:value-type="float">
            <text:p>100.000 </text:p>
          </table:table-cell>
          <table:table-cell table:style-name="ce342" table:formula="of:=+[.M6]*(1+[.M8])" office:value-type="float" office:value="100000" calcext:value-type="float">
            <text:p>100.000 </text:p>
          </table:table-cell>
          <table:table-cell table:style-name="ce342" table:formula="of:=+[.N6]*(1+[.N8])" office:value-type="float" office:value="100000" calcext:value-type="float">
            <text:p>100.000 </text:p>
          </table:table-cell>
          <table:table-cell table:style-name="ce342" table:formula="of:=SUM([.C7:.N7])" office:value-type="float" office:value="1200000" calcext:value-type="float">
            <text:p>1.20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8]" office:value-type="percentage" office:value="0" calcext:value-type="percentage">
            <text:p>0,00%</text:p>
          </table:table-cell>
          <table:table-cell table:style-name="ce336" table:formula="of:=[.D8]" office:value-type="percentage" office:value="0" calcext:value-type="percentage">
            <text:p>0,00%</text:p>
          </table:table-cell>
          <table:table-cell table:style-name="ce336" table:formula="of:=[.E8]" office:value-type="percentage" office:value="0" calcext:value-type="percentage">
            <text:p>0,00%</text:p>
          </table:table-cell>
          <table:table-cell table:style-name="ce336" table:formula="of:=[.F8]" office:value-type="percentage" office:value="0" calcext:value-type="percentage">
            <text:p>0,00%</text:p>
          </table:table-cell>
          <table:table-cell table:style-name="ce336" table:formula="of:=[.G8]" office:value-type="percentage" office:value="0" calcext:value-type="percentage">
            <text:p>0,00%</text:p>
          </table:table-cell>
          <table:table-cell table:style-name="ce336" table:formula="of:=[.H8]" office:value-type="percentage" office:value="0" calcext:value-type="percentage">
            <text:p>0,00%</text:p>
          </table:table-cell>
          <table:table-cell table:style-name="ce336" table:formula="of:=[.I8]" office:value-type="percentage" office:value="0" calcext:value-type="percentage">
            <text:p>0,00%</text:p>
          </table:table-cell>
          <table:table-cell table:style-name="ce336" table:formula="of:=[.J8]" office:value-type="percentage" office:value="0" calcext:value-type="percentage">
            <text:p>0,00%</text:p>
          </table:table-cell>
          <table:table-cell table:style-name="ce336" table:formula="of:=[.K8]" office:value-type="percentage" office:value="0" calcext:value-type="percentage">
            <text:p>0,00%</text:p>
          </table:table-cell>
          <table:table-cell table:style-name="ce336" table:formula="of:=[.L8]" office:value-type="percentage" office:value="0" calcext:value-type="percentage">
            <text:p>0,00%</text:p>
          </table:table-cell>
          <table:table-cell table:style-name="ce336" table:formula="of:=[.M8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4]*[.C7]" office:value-type="float" office:value="750000" calcext:value-type="float">
            <text:p>750.000 </text:p>
          </table:table-cell>
          <table:table-cell table:style-name="ce342" table:formula="of:=+[.D4]*[.D7]" office:value-type="float" office:value="750000" calcext:value-type="float">
            <text:p>750.000 </text:p>
          </table:table-cell>
          <table:table-cell table:style-name="ce342" table:formula="of:=+[.E4]*[.E7]" office:value-type="float" office:value="750000" calcext:value-type="float">
            <text:p>750.000 </text:p>
          </table:table-cell>
          <table:table-cell table:style-name="ce342" table:formula="of:=+[.F4]*[.F7]" office:value-type="float" office:value="750000" calcext:value-type="float">
            <text:p>750.000 </text:p>
          </table:table-cell>
          <table:table-cell table:style-name="ce342" table:formula="of:=+[.G4]*[.G7]" office:value-type="float" office:value="750000" calcext:value-type="float">
            <text:p>750.000 </text:p>
          </table:table-cell>
          <table:table-cell table:style-name="ce342" table:formula="of:=+[.H4]*[.H7]" office:value-type="float" office:value="750000" calcext:value-type="float">
            <text:p>750.000 </text:p>
          </table:table-cell>
          <table:table-cell table:style-name="ce342" table:formula="of:=+[.I4]*[.I7]" office:value-type="float" office:value="750000" calcext:value-type="float">
            <text:p>750.000 </text:p>
          </table:table-cell>
          <table:table-cell table:style-name="ce342" table:formula="of:=+[.J4]*[.J7]" office:value-type="float" office:value="750000" calcext:value-type="float">
            <text:p>750.000 </text:p>
          </table:table-cell>
          <table:table-cell table:style-name="ce342" table:formula="of:=+[.K4]*[.K7]" office:value-type="float" office:value="750000" calcext:value-type="float">
            <text:p>750.000 </text:p>
          </table:table-cell>
          <table:table-cell table:style-name="ce342" table:formula="of:=+[.L4]*[.L7]" office:value-type="float" office:value="750000" calcext:value-type="float">
            <text:p>750.000 </text:p>
          </table:table-cell>
          <table:table-cell table:style-name="ce342" table:formula="of:=+[.M4]*[.M7]" office:value-type="float" office:value="750000" calcext:value-type="float">
            <text:p>750.000 </text:p>
          </table:table-cell>
          <table:table-cell table:style-name="ce342" table:formula="of:=+[.N4]*[.N7]" office:value-type="float" office:value="750000" calcext:value-type="float">
            <text:p>750.000 </text:p>
          </table:table-cell>
          <table:table-cell table:style-name="ce342" table:formula="of:=SUM([.C9:.N9])" office:value-type="float" office:value="9000000" calcext:value-type="float">
            <text:p>9.000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11:.C16])" office:value-type="float" office:value="-187500" calcext:value-type="float">
            <text:p>-187.500 </text:p>
          </table:table-cell>
          <table:table-cell table:style-name="ce342" table:formula="of:=SUM([.D11:.D16])" office:value-type="float" office:value="-187500" calcext:value-type="float">
            <text:p>-187.500 </text:p>
          </table:table-cell>
          <table:table-cell table:style-name="ce342" table:formula="of:=SUM([.E11:.E16])" office:value-type="float" office:value="-187500" calcext:value-type="float">
            <text:p>-187.500 </text:p>
          </table:table-cell>
          <table:table-cell table:style-name="ce342" table:formula="of:=SUM([.F11:.F16])" office:value-type="float" office:value="-187500" calcext:value-type="float">
            <text:p>-187.500 </text:p>
          </table:table-cell>
          <table:table-cell table:style-name="ce342" table:formula="of:=SUM([.G11:.G16])" office:value-type="float" office:value="-187500" calcext:value-type="float">
            <text:p>-187.500 </text:p>
          </table:table-cell>
          <table:table-cell table:style-name="ce342" table:formula="of:=SUM([.H11:.H16])" office:value-type="float" office:value="-187500" calcext:value-type="float">
            <text:p>-187.500 </text:p>
          </table:table-cell>
          <table:table-cell table:style-name="ce342" table:formula="of:=SUM([.I11:.I16])" office:value-type="float" office:value="-187500" calcext:value-type="float">
            <text:p>-187.500 </text:p>
          </table:table-cell>
          <table:table-cell table:style-name="ce342" table:formula="of:=SUM([.J11:.J16])" office:value-type="float" office:value="-187500" calcext:value-type="float">
            <text:p>-187.500 </text:p>
          </table:table-cell>
          <table:table-cell table:style-name="ce342" table:formula="of:=SUM([.K11:.K16])" office:value-type="float" office:value="-187500" calcext:value-type="float">
            <text:p>-187.500 </text:p>
          </table:table-cell>
          <table:table-cell table:style-name="ce342" table:formula="of:=SUM([.L11:.L16])" office:value-type="float" office:value="-187500" calcext:value-type="float">
            <text:p>-187.500 </text:p>
          </table:table-cell>
          <table:table-cell table:style-name="ce342" table:formula="of:=SUM([.M11:.M16])" office:value-type="float" office:value="-187500" calcext:value-type="float">
            <text:p>-187.500 </text:p>
          </table:table-cell>
          <table:table-cell table:style-name="ce342" table:formula="of:=SUM([.N11:.N16])" office:value-type="float" office:value="-187500" calcext:value-type="float">
            <text:p>-187.500 </text:p>
          </table:table-cell>
          <table:table-cell table:style-name="ce342" table:formula="of:=SUM([.C10:.N10])" office:value-type="float" office:value="-2250000" calcext:value-type="float">
            <text:p>-2.25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office:value-type="percentage" office:value="0.05" calcext:value-type="percentage">
            <text:p>5,00%</text:p>
          </table:table-cell>
          <table:table-cell table:style-name="ce342" table:formula="of:=[.C$9]/(1+[.$B11])-[.C$9]" office:value-type="float" office:value="-35714.2857142858" calcext:value-type="float">
            <text:p>-35.714 </text:p>
          </table:table-cell>
          <table:table-cell table:style-name="ce342" table:formula="of:=[.D$9]/(1+[.$B11])-[.D$9]" office:value-type="float" office:value="-35714.2857142858" calcext:value-type="float">
            <text:p>-35.714 </text:p>
          </table:table-cell>
          <table:table-cell table:style-name="ce342" table:formula="of:=- [.E9] * (1 - 1 / (1 + [.$B11]))" office:value-type="float" office:value="-35714.2857142858" calcext:value-type="float">
            <text:p>-35.714 </text:p>
          </table:table-cell>
          <table:table-cell table:style-name="ce342" table:formula="of:=- [.F9] * (1 - 1 / (1 + [.$B11]))" office:value-type="float" office:value="-35714.2857142858" calcext:value-type="float">
            <text:p>-35.714 </text:p>
          </table:table-cell>
          <table:table-cell table:style-name="ce342" table:formula="of:=- [.G9] * (1 - 1 / (1 + [.$B11]))" office:value-type="float" office:value="-35714.2857142858" calcext:value-type="float">
            <text:p>-35.714 </text:p>
          </table:table-cell>
          <table:table-cell table:style-name="ce342" table:formula="of:=- [.H9] * (1 - 1 / (1 + [.$B11]))" office:value-type="float" office:value="-35714.2857142858" calcext:value-type="float">
            <text:p>-35.714 </text:p>
          </table:table-cell>
          <table:table-cell table:style-name="ce342" table:formula="of:=- [.I9] * (1 - 1 / (1 + [.$B11]))" office:value-type="float" office:value="-35714.2857142858" calcext:value-type="float">
            <text:p>-35.714 </text:p>
          </table:table-cell>
          <table:table-cell table:style-name="ce342" table:formula="of:=- [.J9] * (1 - 1 / (1 + [.$B11]))" office:value-type="float" office:value="-35714.2857142858" calcext:value-type="float">
            <text:p>-35.714 </text:p>
          </table:table-cell>
          <table:table-cell table:style-name="ce342" table:formula="of:=- [.K9] * (1 - 1 / (1 + [.$B11]))" office:value-type="float" office:value="-35714.2857142858" calcext:value-type="float">
            <text:p>-35.714 </text:p>
          </table:table-cell>
          <table:table-cell table:style-name="ce342" table:formula="of:=- [.L9] * (1 - 1 / (1 + [.$B11]))" office:value-type="float" office:value="-35714.2857142858" calcext:value-type="float">
            <text:p>-35.714 </text:p>
          </table:table-cell>
          <table:table-cell table:style-name="ce342" table:formula="of:=- [.M9] * (1 - 1 / (1 + [.$B11]))" office:value-type="float" office:value="-35714.2857142858" calcext:value-type="float">
            <text:p>-35.714 </text:p>
          </table:table-cell>
          <table:table-cell table:style-name="ce342" table:formula="of:=- [.N9] * (1 - 1 / (1 + [.$B11]))" office:value-type="float" office:value="-35714.2857142858" calcext:value-type="float">
            <text:p>-35.714 </text:p>
          </table:table-cell>
          <table:table-cell table:style-name="ce342" table:formula="of:=SUM([.C11:.N11])" office:value-type="float" office:value="-428571.428571429" calcext:value-type="float">
            <text:p>-428.571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office:value-type="percentage" office:value="0.12" calcext:value-type="percentage">
            <text:p>12,00%</text:p>
          </table:table-cell>
          <table:table-cell table:style-name="ce342" table:formula="of:=-([.C9]+[.C11])*[.$B12]" office:value-type="float" office:value="-85714.2857142857" calcext:value-type="float">
            <text:p>-85.714 </text:p>
          </table:table-cell>
          <table:table-cell table:style-name="ce342" table:formula="of:=-([.D9]+[.D11])*[.$B12]" office:value-type="float" office:value="-85714.2857142857" calcext:value-type="float">
            <text:p>-85.714 </text:p>
          </table:table-cell>
          <table:table-cell table:style-name="ce342" table:formula="of:=-([.E9]+[.E11])*[.$B12]" office:value-type="float" office:value="-85714.2857142857" calcext:value-type="float">
            <text:p>-85.714 </text:p>
          </table:table-cell>
          <table:table-cell table:style-name="ce342" table:formula="of:=-([.F9]+[.F11])*[.$B12]" office:value-type="float" office:value="-85714.2857142857" calcext:value-type="float">
            <text:p>-85.714 </text:p>
          </table:table-cell>
          <table:table-cell table:style-name="ce342" table:formula="of:=-([.G9]+[.G11])*[.$B12]" office:value-type="float" office:value="-85714.2857142857" calcext:value-type="float">
            <text:p>-85.714 </text:p>
          </table:table-cell>
          <table:table-cell table:style-name="ce342" table:formula="of:=-([.H9]+[.H11])*[.$B12]" office:value-type="float" office:value="-85714.2857142857" calcext:value-type="float">
            <text:p>-85.714 </text:p>
          </table:table-cell>
          <table:table-cell table:style-name="ce342" table:formula="of:=-([.I9]+[.I11])*[.$B12]" office:value-type="float" office:value="-85714.2857142857" calcext:value-type="float">
            <text:p>-85.714 </text:p>
          </table:table-cell>
          <table:table-cell table:style-name="ce342" table:formula="of:=-([.J9]+[.J11])*[.$B12]" office:value-type="float" office:value="-85714.2857142857" calcext:value-type="float">
            <text:p>-85.714 </text:p>
          </table:table-cell>
          <table:table-cell table:style-name="ce342" table:formula="of:=-([.K9]+[.K11])*[.$B12]" office:value-type="float" office:value="-85714.2857142857" calcext:value-type="float">
            <text:p>-85.714 </text:p>
          </table:table-cell>
          <table:table-cell table:style-name="ce342" table:formula="of:=-([.L9]+[.L11])*[.$B12]" office:value-type="float" office:value="-85714.2857142857" calcext:value-type="float">
            <text:p>-85.714 </text:p>
          </table:table-cell>
          <table:table-cell table:style-name="ce342" table:formula="of:=-([.M9]+[.M11])*[.$B12]" office:value-type="float" office:value="-85714.2857142857" calcext:value-type="float">
            <text:p>-85.714 </text:p>
          </table:table-cell>
          <table:table-cell table:style-name="ce342" table:formula="of:=-([.N9]+[.N11])*[.$B12]" office:value-type="float" office:value="-85714.2857142857" calcext:value-type="float">
            <text:p>-85.714 </text:p>
          </table:table-cell>
          <table:table-cell table:style-name="ce342" table:formula="of:=SUM([.C12:.N12])" office:value-type="float" office:value="-1028571.42857143" calcext:value-type="float">
            <text:p>-1.028.571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office:value-type="percentage" office:value="0.0165" calcext:value-type="percentage">
            <text:p>1,65%</text:p>
          </table:table-cell>
          <table:table-cell table:style-name="ce342" table:formula="of:=-([.C9]+[.C11])*[.$B13]" office:value-type="float" office:value="-11785.7142857143" calcext:value-type="float">
            <text:p>-11.786 </text:p>
          </table:table-cell>
          <table:table-cell table:style-name="ce342" table:formula="of:=-([.D9]+[.D11])*[.$B13]" office:value-type="float" office:value="-11785.7142857143" calcext:value-type="float">
            <text:p>-11.786 </text:p>
          </table:table-cell>
          <table:table-cell table:style-name="ce342" table:formula="of:=-([.E9]+[.E11])*[.$B13]" office:value-type="float" office:value="-11785.7142857143" calcext:value-type="float">
            <text:p>-11.786 </text:p>
          </table:table-cell>
          <table:table-cell table:style-name="ce342" table:formula="of:=-([.F9]+[.F11])*[.$B13]" office:value-type="float" office:value="-11785.7142857143" calcext:value-type="float">
            <text:p>-11.786 </text:p>
          </table:table-cell>
          <table:table-cell table:style-name="ce342" table:formula="of:=-([.G9]+[.G11])*[.$B13]" office:value-type="float" office:value="-11785.7142857143" calcext:value-type="float">
            <text:p>-11.786 </text:p>
          </table:table-cell>
          <table:table-cell table:style-name="ce342" table:formula="of:=-([.H9]+[.H11])*[.$B13]" office:value-type="float" office:value="-11785.7142857143" calcext:value-type="float">
            <text:p>-11.786 </text:p>
          </table:table-cell>
          <table:table-cell table:style-name="ce342" table:formula="of:=-([.I9]+[.I11])*[.$B13]" office:value-type="float" office:value="-11785.7142857143" calcext:value-type="float">
            <text:p>-11.786 </text:p>
          </table:table-cell>
          <table:table-cell table:style-name="ce342" table:formula="of:=-([.J9]+[.J11])*[.$B13]" office:value-type="float" office:value="-11785.7142857143" calcext:value-type="float">
            <text:p>-11.786 </text:p>
          </table:table-cell>
          <table:table-cell table:style-name="ce342" table:formula="of:=-([.K9]+[.K11])*[.$B13]" office:value-type="float" office:value="-11785.7142857143" calcext:value-type="float">
            <text:p>-11.786 </text:p>
          </table:table-cell>
          <table:table-cell table:style-name="ce342" table:formula="of:=-([.L9]+[.L11])*[.$B13]" office:value-type="float" office:value="-11785.7142857143" calcext:value-type="float">
            <text:p>-11.786 </text:p>
          </table:table-cell>
          <table:table-cell table:style-name="ce342" table:formula="of:=-([.M9]+[.M11])*[.$B13]" office:value-type="float" office:value="-11785.7142857143" calcext:value-type="float">
            <text:p>-11.786 </text:p>
          </table:table-cell>
          <table:table-cell table:style-name="ce342" table:formula="of:=-([.N9]+[.N11])*[.$B13]" office:value-type="float" office:value="-11785.7142857143" calcext:value-type="float">
            <text:p>-11.786 </text:p>
          </table:table-cell>
          <table:table-cell table:style-name="ce342" table:formula="of:=SUM([.C13:.N13])" office:value-type="float" office:value="-141428.571428571" calcext:value-type="float">
            <text:p>-141.429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office:value-type="percentage" office:value="0.076" calcext:value-type="percentage">
            <text:p>7,60%</text:p>
          </table:table-cell>
          <table:table-cell table:style-name="ce342" table:formula="of:=-([.C9]+[.C11])*[.$B14]" office:value-type="float" office:value="-54285.7142857143" calcext:value-type="float">
            <text:p>-54.286 </text:p>
          </table:table-cell>
          <table:table-cell table:style-name="ce342" table:formula="of:=-([.D9]+[.D11])*[.$B14]" office:value-type="float" office:value="-54285.7142857143" calcext:value-type="float">
            <text:p>-54.286 </text:p>
          </table:table-cell>
          <table:table-cell table:style-name="ce342" table:formula="of:=-([.E9]+[.E11])*[.$B14]" office:value-type="float" office:value="-54285.7142857143" calcext:value-type="float">
            <text:p>-54.286 </text:p>
          </table:table-cell>
          <table:table-cell table:style-name="ce342" table:formula="of:=-([.F9]+[.F11])*[.$B14]" office:value-type="float" office:value="-54285.7142857143" calcext:value-type="float">
            <text:p>-54.286 </text:p>
          </table:table-cell>
          <table:table-cell table:style-name="ce342" table:formula="of:=-([.G9]+[.G11])*[.$B14]" office:value-type="float" office:value="-54285.7142857143" calcext:value-type="float">
            <text:p>-54.286 </text:p>
          </table:table-cell>
          <table:table-cell table:style-name="ce342" table:formula="of:=-([.H9]+[.H11])*[.$B14]" office:value-type="float" office:value="-54285.7142857143" calcext:value-type="float">
            <text:p>-54.286 </text:p>
          </table:table-cell>
          <table:table-cell table:style-name="ce342" table:formula="of:=-([.I9]+[.I11])*[.$B14]" office:value-type="float" office:value="-54285.7142857143" calcext:value-type="float">
            <text:p>-54.286 </text:p>
          </table:table-cell>
          <table:table-cell table:style-name="ce342" table:formula="of:=-([.J9]+[.J11])*[.$B14]" office:value-type="float" office:value="-54285.7142857143" calcext:value-type="float">
            <text:p>-54.286 </text:p>
          </table:table-cell>
          <table:table-cell table:style-name="ce342" table:formula="of:=-([.K9]+[.K11])*[.$B14]" office:value-type="float" office:value="-54285.7142857143" calcext:value-type="float">
            <text:p>-54.286 </text:p>
          </table:table-cell>
          <table:table-cell table:style-name="ce342" table:formula="of:=-([.L9]+[.L11])*[.$B14]" office:value-type="float" office:value="-54285.7142857143" calcext:value-type="float">
            <text:p>-54.286 </text:p>
          </table:table-cell>
          <table:table-cell table:style-name="ce342" table:formula="of:=-([.M9]+[.M11])*[.$B14]" office:value-type="float" office:value="-54285.7142857143" calcext:value-type="float">
            <text:p>-54.286 </text:p>
          </table:table-cell>
          <table:table-cell table:style-name="ce342" table:formula="of:=-([.N9]+[.N11])*[.$B14]" office:value-type="float" office:value="-54285.7142857143" calcext:value-type="float">
            <text:p>-54.286 </text:p>
          </table:table-cell>
          <table:table-cell table:style-name="ce342" table:formula="of:=SUM([.C14:.N14])" office:value-type="float" office:value="-651428.571428571" calcext:value-type="float">
            <text:p>-651.429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office:value-type="percentage" office:value="0" calcext:value-type="percentage">
            <text:p>0,00%</text:p>
          </table:table-cell>
          <table:table-cell table:style-name="ce342" table:formula="of:=-([.C9]+[.C11])*[.$B15]" office:value-type="float" office:value="-0" calcext:value-type="float">
            <text:p>0 </text:p>
          </table:table-cell>
          <table:table-cell table:style-name="ce342" table:formula="of:=-([.D9]+[.D11])*[.$B15]" office:value-type="float" office:value="-0" calcext:value-type="float">
            <text:p>0 </text:p>
          </table:table-cell>
          <table:table-cell table:style-name="ce342" table:formula="of:=-([.E9]+[.E11])*[.$B15]" office:value-type="float" office:value="-0" calcext:value-type="float">
            <text:p>0 </text:p>
          </table:table-cell>
          <table:table-cell table:style-name="ce342" table:formula="of:=-([.F9]+[.F11])*[.$B15]" office:value-type="float" office:value="-0" calcext:value-type="float">
            <text:p>0 </text:p>
          </table:table-cell>
          <table:table-cell table:style-name="ce342" table:formula="of:=-([.G9]+[.G11])*[.$B15]" office:value-type="float" office:value="-0" calcext:value-type="float">
            <text:p>0 </text:p>
          </table:table-cell>
          <table:table-cell table:style-name="ce342" table:formula="of:=-([.H9]+[.H11])*[.$B15]" office:value-type="float" office:value="-0" calcext:value-type="float">
            <text:p>0 </text:p>
          </table:table-cell>
          <table:table-cell table:style-name="ce342" table:formula="of:=-([.I9]+[.I11])*[.$B15]" office:value-type="float" office:value="-0" calcext:value-type="float">
            <text:p>0 </text:p>
          </table:table-cell>
          <table:table-cell table:style-name="ce342" table:formula="of:=-([.J9]+[.J11])*[.$B15]" office:value-type="float" office:value="-0" calcext:value-type="float">
            <text:p>0 </text:p>
          </table:table-cell>
          <table:table-cell table:style-name="ce342" table:formula="of:=-([.K9]+[.K11])*[.$B15]" office:value-type="float" office:value="-0" calcext:value-type="float">
            <text:p>0 </text:p>
          </table:table-cell>
          <table:table-cell table:style-name="ce342" table:formula="of:=-([.L9]+[.L11])*[.$B15]" office:value-type="float" office:value="-0" calcext:value-type="float">
            <text:p>0 </text:p>
          </table:table-cell>
          <table:table-cell table:style-name="ce342" table:formula="of:=-([.M9]+[.M11])*[.$B15]" office:value-type="float" office:value="-0" calcext:value-type="float">
            <text:p>0 </text:p>
          </table:table-cell>
          <table:table-cell table:style-name="ce342" table:formula="of:=-([.N9]+[.N11])*[.$B15]" office:value-type="float" office:value="-0" calcext:value-type="float">
            <text:p>0 </text:p>
          </table:table-cell>
          <table:table-cell table:style-name="ce342" table:formula="of:=SUM([.C15:.N15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office:value-type="percentage" office:value="0" calcext:value-type="percentage">
            <text:p>0,00%</text:p>
          </table:table-cell>
          <table:table-cell table:style-name="ce342" table:formula="of:=-([.C9]+[.C11])*[.$B16]" office:value-type="float" office:value="-0" calcext:value-type="float">
            <text:p>0 </text:p>
          </table:table-cell>
          <table:table-cell table:style-name="ce342" table:formula="of:=-([.D9]+[.D11])*[.$B16]" office:value-type="float" office:value="-0" calcext:value-type="float">
            <text:p>0 </text:p>
          </table:table-cell>
          <table:table-cell table:style-name="ce342" table:formula="of:=-([.E9]+[.E11])*[.$B16]" office:value-type="float" office:value="-0" calcext:value-type="float">
            <text:p>0 </text:p>
          </table:table-cell>
          <table:table-cell table:style-name="ce342" table:formula="of:=-([.F9]+[.F11])*[.$B16]" office:value-type="float" office:value="-0" calcext:value-type="float">
            <text:p>0 </text:p>
          </table:table-cell>
          <table:table-cell table:style-name="ce342" table:formula="of:=-([.G9]+[.G11])*[.$B16]" office:value-type="float" office:value="-0" calcext:value-type="float">
            <text:p>0 </text:p>
          </table:table-cell>
          <table:table-cell table:style-name="ce342" table:formula="of:=-([.H9]+[.H11])*[.$B16]" office:value-type="float" office:value="-0" calcext:value-type="float">
            <text:p>0 </text:p>
          </table:table-cell>
          <table:table-cell table:style-name="ce342" table:formula="of:=-([.I9]+[.I11])*[.$B16]" office:value-type="float" office:value="-0" calcext:value-type="float">
            <text:p>0 </text:p>
          </table:table-cell>
          <table:table-cell table:style-name="ce342" table:formula="of:=-([.J9]+[.J11])*[.$B16]" office:value-type="float" office:value="-0" calcext:value-type="float">
            <text:p>0 </text:p>
          </table:table-cell>
          <table:table-cell table:style-name="ce342" table:formula="of:=-([.K9]+[.K11])*[.$B16]" office:value-type="float" office:value="-0" calcext:value-type="float">
            <text:p>0 </text:p>
          </table:table-cell>
          <table:table-cell table:style-name="ce342" table:formula="of:=-([.L9]+[.L11])*[.$B16]" office:value-type="float" office:value="-0" calcext:value-type="float">
            <text:p>0 </text:p>
          </table:table-cell>
          <table:table-cell table:style-name="ce342" table:formula="of:=-([.M9]+[.M11])*[.$B16]" office:value-type="float" office:value="-0" calcext:value-type="float">
            <text:p>0 </text:p>
          </table:table-cell>
          <table:table-cell table:style-name="ce342" table:formula="of:=-([.N9]+[.N11])*[.$B16]" office:value-type="float" office:value="-0" calcext:value-type="float">
            <text:p>0 </text:p>
          </table:table-cell>
          <table:table-cell table:style-name="ce342" table:formula="of:=SUM([.C16:.N16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9]+[.C10]" office:value-type="float" office:value="562500" calcext:value-type="float">
            <text:p>562.500 </text:p>
          </table:table-cell>
          <table:table-cell table:style-name="ce342" table:formula="of:=+[.D9]+[.D10]" office:value-type="float" office:value="562500" calcext:value-type="float">
            <text:p>562.500 </text:p>
          </table:table-cell>
          <table:table-cell table:style-name="ce342" table:formula="of:=+[.E9]+[.E10]" office:value-type="float" office:value="562500" calcext:value-type="float">
            <text:p>562.500 </text:p>
          </table:table-cell>
          <table:table-cell table:style-name="ce342" table:formula="of:=+[.F9]+[.F10]" office:value-type="float" office:value="562500" calcext:value-type="float">
            <text:p>562.500 </text:p>
          </table:table-cell>
          <table:table-cell table:style-name="ce342" table:formula="of:=+[.G9]+[.G10]" office:value-type="float" office:value="562500" calcext:value-type="float">
            <text:p>562.500 </text:p>
          </table:table-cell>
          <table:table-cell table:style-name="ce342" table:formula="of:=+[.H9]+[.H10]" office:value-type="float" office:value="562500" calcext:value-type="float">
            <text:p>562.500 </text:p>
          </table:table-cell>
          <table:table-cell table:style-name="ce342" table:formula="of:=+[.I9]+[.I10]" office:value-type="float" office:value="562500" calcext:value-type="float">
            <text:p>562.500 </text:p>
          </table:table-cell>
          <table:table-cell table:style-name="ce342" table:formula="of:=+[.J9]+[.J10]" office:value-type="float" office:value="562500" calcext:value-type="float">
            <text:p>562.500 </text:p>
          </table:table-cell>
          <table:table-cell table:style-name="ce342" table:formula="of:=+[.K9]+[.K10]" office:value-type="float" office:value="562500" calcext:value-type="float">
            <text:p>562.500 </text:p>
          </table:table-cell>
          <table:table-cell table:style-name="ce342" table:formula="of:=+[.L9]+[.L10]" office:value-type="float" office:value="562500" calcext:value-type="float">
            <text:p>562.500 </text:p>
          </table:table-cell>
          <table:table-cell table:style-name="ce342" table:formula="of:=+[.M9]+[.M10]" office:value-type="float" office:value="562500" calcext:value-type="float">
            <text:p>562.500 </text:p>
          </table:table-cell>
          <table:table-cell table:style-name="ce342" table:formula="of:=+[.N9]+[.N10]" office:value-type="float" office:value="562500" calcext:value-type="float">
            <text:p>562.500 </text:p>
          </table:table-cell>
          <table:table-cell table:style-name="ce342" table:formula="of:=SUM([.C17:.N17])" office:value-type="float" office:value="6750000" calcext:value-type="float">
            <text:p>6.750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1" office:value-type="string" calcext:value-type="string">
            <text:p>Sabão Líquido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9" calcext:value-type="float">
            <text:p>9,00 </text:p>
          </table:table-cell>
          <table:table-cell table:style-name="ce340" table:formula="of:=+[.C20]" office:value-type="float" office:value="9" calcext:value-type="float">
            <text:p>9,00 </text:p>
          </table:table-cell>
          <table:table-cell table:style-name="ce340" table:formula="of:=+[.D20]" office:value-type="float" office:value="9" calcext:value-type="float">
            <text:p>9,00 </text:p>
          </table:table-cell>
          <table:table-cell table:style-name="ce340" table:formula="of:=+[.E20]" office:value-type="float" office:value="9" calcext:value-type="float">
            <text:p>9,00 </text:p>
          </table:table-cell>
          <table:table-cell table:style-name="ce340" table:formula="of:=+[.F20]" office:value-type="float" office:value="9" calcext:value-type="float">
            <text:p>9,00 </text:p>
          </table:table-cell>
          <table:table-cell table:style-name="ce340" table:formula="of:=+[.G20]" office:value-type="float" office:value="9" calcext:value-type="float">
            <text:p>9,00 </text:p>
          </table:table-cell>
          <table:table-cell table:style-name="ce340" table:formula="of:=+[.H20]" office:value-type="float" office:value="9" calcext:value-type="float">
            <text:p>9,00 </text:p>
          </table:table-cell>
          <table:table-cell table:style-name="ce340" table:formula="of:=+[.I20]" office:value-type="float" office:value="9" calcext:value-type="float">
            <text:p>9,00 </text:p>
          </table:table-cell>
          <table:table-cell table:style-name="ce340" table:formula="of:=+[.J20]" office:value-type="float" office:value="9" calcext:value-type="float">
            <text:p>9,00 </text:p>
          </table:table-cell>
          <table:table-cell table:style-name="ce340" table:formula="of:=+[.K20]" office:value-type="float" office:value="9" calcext:value-type="float">
            <text:p>9,00 </text:p>
          </table:table-cell>
          <table:table-cell table:style-name="ce340" table:formula="of:=+[.L20]" office:value-type="float" office:value="9" calcext:value-type="float">
            <text:p>9,00 </text:p>
          </table:table-cell>
          <table:table-cell table:style-name="ce340" table:formula="of:=+[.M20]" office:value-type="float" office:value="9" calcext:value-type="float">
            <text:p>9,0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20]*(1+[.C22])" office:value-type="float" office:value="9" calcext:value-type="float">
            <text:p>9,00 </text:p>
          </table:table-cell>
          <table:table-cell table:style-name="ce335" table:formula="of:=+[.D20]*(1+[.D22])" office:value-type="float" office:value="9" calcext:value-type="float">
            <text:p>9,00 </text:p>
          </table:table-cell>
          <table:table-cell table:style-name="ce335" table:formula="of:=+[.E20]*(1+[.E22])" office:value-type="float" office:value="9" calcext:value-type="float">
            <text:p>9,00 </text:p>
          </table:table-cell>
          <table:table-cell table:style-name="ce335" table:formula="of:=+[.F20]*(1+[.F22])" office:value-type="float" office:value="9" calcext:value-type="float">
            <text:p>9,00 </text:p>
          </table:table-cell>
          <table:table-cell table:style-name="ce335" table:formula="of:=+[.G20]*(1+[.G22])" office:value-type="float" office:value="9" calcext:value-type="float">
            <text:p>9,00 </text:p>
          </table:table-cell>
          <table:table-cell table:style-name="ce335" table:formula="of:=+[.H20]*(1+[.H22])" office:value-type="float" office:value="9" calcext:value-type="float">
            <text:p>9,00 </text:p>
          </table:table-cell>
          <table:table-cell table:style-name="ce335" table:formula="of:=+[.I20]*(1+[.I22])" office:value-type="float" office:value="9" calcext:value-type="float">
            <text:p>9,00 </text:p>
          </table:table-cell>
          <table:table-cell table:style-name="ce335" table:formula="of:=+[.J20]*(1+[.J22])" office:value-type="float" office:value="9" calcext:value-type="float">
            <text:p>9,00 </text:p>
          </table:table-cell>
          <table:table-cell table:style-name="ce335" table:formula="of:=+[.K20]*(1+[.K22])" office:value-type="float" office:value="9" calcext:value-type="float">
            <text:p>9,00 </text:p>
          </table:table-cell>
          <table:table-cell table:style-name="ce335" table:formula="of:=+[.L20]*(1+[.L22])" office:value-type="float" office:value="9" calcext:value-type="float">
            <text:p>9,00 </text:p>
          </table:table-cell>
          <table:table-cell table:style-name="ce335" table:formula="of:=+[.M20]*(1+[.M22])" office:value-type="float" office:value="9" calcext:value-type="float">
            <text:p>9,00 </text:p>
          </table:table-cell>
          <table:table-cell table:style-name="ce335" table:formula="of:=+[.N20]*(1+[.N22])" office:value-type="float" office:value="9" calcext:value-type="float">
            <text:p>9,00 </text:p>
          </table:table-cell>
          <table:table-cell table:style-name="ce335" table:formula="of:=IFERROR(([.O26]/[.O24]);0)" office:value-type="float" office:value="9" calcext:value-type="float">
            <text:p>9,0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[.C22]" office:value-type="percentage" office:value="0" calcext:value-type="percentage">
            <text:p>0,00%</text:p>
          </table:table-cell>
          <table:table-cell table:style-name="ce336" table:formula="of:=[.D22]" office:value-type="percentage" office:value="0" calcext:value-type="percentage">
            <text:p>0,00%</text:p>
          </table:table-cell>
          <table:table-cell table:style-name="ce336" table:formula="of:=[.E22]" office:value-type="percentage" office:value="0" calcext:value-type="percentage">
            <text:p>0,00%</text:p>
          </table:table-cell>
          <table:table-cell table:style-name="ce336" table:formula="of:=[.F22]" office:value-type="percentage" office:value="0" calcext:value-type="percentage">
            <text:p>0,00%</text:p>
          </table:table-cell>
          <table:table-cell table:style-name="ce336" table:formula="of:=[.G22]" office:value-type="percentage" office:value="0" calcext:value-type="percentage">
            <text:p>0,00%</text:p>
          </table:table-cell>
          <table:table-cell table:style-name="ce336" table:formula="of:=[.H22]" office:value-type="percentage" office:value="0" calcext:value-type="percentage">
            <text:p>0,00%</text:p>
          </table:table-cell>
          <table:table-cell table:style-name="ce336" table:formula="of:=[.I22]" office:value-type="percentage" office:value="0" calcext:value-type="percentage">
            <text:p>0,00%</text:p>
          </table:table-cell>
          <table:table-cell table:style-name="ce336" table:formula="of:=[.J22]" office:value-type="percentage" office:value="0" calcext:value-type="percentage">
            <text:p>0,00%</text:p>
          </table:table-cell>
          <table:table-cell table:style-name="ce336" table:formula="of:=[.K22]" office:value-type="percentage" office:value="0" calcext:value-type="percentage">
            <text:p>0,00%</text:p>
          </table:table-cell>
          <table:table-cell table:style-name="ce336" table:formula="of:=[.L22]" office:value-type="percentage" office:value="0" calcext:value-type="percentage">
            <text:p>0,00%</text:p>
          </table:table-cell>
          <table:table-cell table:style-name="ce336" table:formula="of:=[.M22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30000" calcext:value-type="float">
            <text:p>30.000</text:p>
          </table:table-cell>
          <table:table-cell table:style-name="ce341" table:formula="of:=+[.C23]" office:value-type="float" office:value="30000" calcext:value-type="float">
            <text:p>30.000</text:p>
          </table:table-cell>
          <table:table-cell table:style-name="ce341" table:formula="of:=+[.D23]" office:value-type="float" office:value="30000" calcext:value-type="float">
            <text:p>30.000</text:p>
          </table:table-cell>
          <table:table-cell table:style-name="ce341" table:formula="of:=+[.E23]" office:value-type="float" office:value="30000" calcext:value-type="float">
            <text:p>30.000</text:p>
          </table:table-cell>
          <table:table-cell table:style-name="ce341" table:formula="of:=+[.F23]" office:value-type="float" office:value="30000" calcext:value-type="float">
            <text:p>30.000</text:p>
          </table:table-cell>
          <table:table-cell table:style-name="ce341" table:formula="of:=+[.G23]" office:value-type="float" office:value="30000" calcext:value-type="float">
            <text:p>30.000</text:p>
          </table:table-cell>
          <table:table-cell table:style-name="ce341" table:formula="of:=+[.H23]" office:value-type="float" office:value="30000" calcext:value-type="float">
            <text:p>30.000</text:p>
          </table:table-cell>
          <table:table-cell table:style-name="ce341" table:formula="of:=+[.I23]" office:value-type="float" office:value="30000" calcext:value-type="float">
            <text:p>30.000</text:p>
          </table:table-cell>
          <table:table-cell table:style-name="ce341" table:formula="of:=+[.J23]" office:value-type="float" office:value="30000" calcext:value-type="float">
            <text:p>30.000</text:p>
          </table:table-cell>
          <table:table-cell table:style-name="ce341" table:formula="of:=+[.K23]" office:value-type="float" office:value="30000" calcext:value-type="float">
            <text:p>30.000</text:p>
          </table:table-cell>
          <table:table-cell table:style-name="ce341" table:formula="of:=+[.L23]" office:value-type="float" office:value="30000" calcext:value-type="float">
            <text:p>30.000</text:p>
          </table:table-cell>
          <table:table-cell table:style-name="ce341" table:formula="of:=+[.M23]" office:value-type="float" office:value="30000" calcext:value-type="float">
            <text:p>30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23]*(1+[.C25])" office:value-type="float" office:value="30000" calcext:value-type="float">
            <text:p>30.000 </text:p>
          </table:table-cell>
          <table:table-cell table:style-name="ce342" table:formula="of:=+[.D23]*(1+[.D25])" office:value-type="float" office:value="30000" calcext:value-type="float">
            <text:p>30.000 </text:p>
          </table:table-cell>
          <table:table-cell table:style-name="ce342" table:formula="of:=+[.E23]*(1+[.E25])" office:value-type="float" office:value="30000" calcext:value-type="float">
            <text:p>30.000 </text:p>
          </table:table-cell>
          <table:table-cell table:style-name="ce342" table:formula="of:=+[.F23]*(1+[.F25])" office:value-type="float" office:value="30000" calcext:value-type="float">
            <text:p>30.000 </text:p>
          </table:table-cell>
          <table:table-cell table:style-name="ce342" table:formula="of:=+[.G23]*(1+[.G25])" office:value-type="float" office:value="30000" calcext:value-type="float">
            <text:p>30.000 </text:p>
          </table:table-cell>
          <table:table-cell table:style-name="ce342" table:formula="of:=+[.H23]*(1+[.H25])" office:value-type="float" office:value="30000" calcext:value-type="float">
            <text:p>30.000 </text:p>
          </table:table-cell>
          <table:table-cell table:style-name="ce342" table:formula="of:=+[.I23]*(1+[.I25])" office:value-type="float" office:value="30000" calcext:value-type="float">
            <text:p>30.000 </text:p>
          </table:table-cell>
          <table:table-cell table:style-name="ce342" table:formula="of:=+[.J23]*(1+[.J25])" office:value-type="float" office:value="30000" calcext:value-type="float">
            <text:p>30.000 </text:p>
          </table:table-cell>
          <table:table-cell table:style-name="ce342" table:formula="of:=+[.K23]*(1+[.K25])" office:value-type="float" office:value="30000" calcext:value-type="float">
            <text:p>30.000 </text:p>
          </table:table-cell>
          <table:table-cell table:style-name="ce342" table:formula="of:=+[.L23]*(1+[.L25])" office:value-type="float" office:value="30000" calcext:value-type="float">
            <text:p>30.000 </text:p>
          </table:table-cell>
          <table:table-cell table:style-name="ce342" table:formula="of:=+[.M23]*(1+[.M25])" office:value-type="float" office:value="30000" calcext:value-type="float">
            <text:p>30.000 </text:p>
          </table:table-cell>
          <table:table-cell table:style-name="ce342" table:formula="of:=+[.N23]*(1+[.N25])" office:value-type="float" office:value="30000" calcext:value-type="float">
            <text:p>30.000 </text:p>
          </table:table-cell>
          <table:table-cell table:style-name="ce342" table:formula="of:=SUM([.C24:.N24])" office:value-type="float" office:value="360000" calcext:value-type="float">
            <text:p>36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25]" office:value-type="percentage" office:value="0" calcext:value-type="percentage">
            <text:p>0,00%</text:p>
          </table:table-cell>
          <table:table-cell table:style-name="ce336" table:formula="of:=[.D25]" office:value-type="percentage" office:value="0" calcext:value-type="percentage">
            <text:p>0,00%</text:p>
          </table:table-cell>
          <table:table-cell table:style-name="ce336" table:formula="of:=[.E25]" office:value-type="percentage" office:value="0" calcext:value-type="percentage">
            <text:p>0,00%</text:p>
          </table:table-cell>
          <table:table-cell table:style-name="ce336" table:formula="of:=[.F25]" office:value-type="percentage" office:value="0" calcext:value-type="percentage">
            <text:p>0,00%</text:p>
          </table:table-cell>
          <table:table-cell table:style-name="ce336" table:formula="of:=[.G25]" office:value-type="percentage" office:value="0" calcext:value-type="percentage">
            <text:p>0,00%</text:p>
          </table:table-cell>
          <table:table-cell table:style-name="ce336" table:formula="of:=[.H25]" office:value-type="percentage" office:value="0" calcext:value-type="percentage">
            <text:p>0,00%</text:p>
          </table:table-cell>
          <table:table-cell table:style-name="ce336" table:formula="of:=[.I25]" office:value-type="percentage" office:value="0" calcext:value-type="percentage">
            <text:p>0,00%</text:p>
          </table:table-cell>
          <table:table-cell table:style-name="ce336" table:formula="of:=[.J25]" office:value-type="percentage" office:value="0" calcext:value-type="percentage">
            <text:p>0,00%</text:p>
          </table:table-cell>
          <table:table-cell table:style-name="ce336" table:formula="of:=[.K25]" office:value-type="percentage" office:value="0" calcext:value-type="percentage">
            <text:p>0,00%</text:p>
          </table:table-cell>
          <table:table-cell table:style-name="ce336" table:formula="of:=[.L25]" office:value-type="percentage" office:value="0" calcext:value-type="percentage">
            <text:p>0,00%</text:p>
          </table:table-cell>
          <table:table-cell table:style-name="ce336" table:formula="of:=[.M25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21]*[.C24]" office:value-type="float" office:value="270000" calcext:value-type="float">
            <text:p>270.000 </text:p>
          </table:table-cell>
          <table:table-cell table:style-name="ce342" table:formula="of:=+[.D21]*[.D24]" office:value-type="float" office:value="270000" calcext:value-type="float">
            <text:p>270.000 </text:p>
          </table:table-cell>
          <table:table-cell table:style-name="ce342" table:formula="of:=+[.E21]*[.E24]" office:value-type="float" office:value="270000" calcext:value-type="float">
            <text:p>270.000 </text:p>
          </table:table-cell>
          <table:table-cell table:style-name="ce342" table:formula="of:=+[.F21]*[.F24]" office:value-type="float" office:value="270000" calcext:value-type="float">
            <text:p>270.000 </text:p>
          </table:table-cell>
          <table:table-cell table:style-name="ce342" table:formula="of:=+[.G21]*[.G24]" office:value-type="float" office:value="270000" calcext:value-type="float">
            <text:p>270.000 </text:p>
          </table:table-cell>
          <table:table-cell table:style-name="ce342" table:formula="of:=+[.H21]*[.H24]" office:value-type="float" office:value="270000" calcext:value-type="float">
            <text:p>270.000 </text:p>
          </table:table-cell>
          <table:table-cell table:style-name="ce342" table:formula="of:=+[.I21]*[.I24]" office:value-type="float" office:value="270000" calcext:value-type="float">
            <text:p>270.000 </text:p>
          </table:table-cell>
          <table:table-cell table:style-name="ce342" table:formula="of:=+[.J21]*[.J24]" office:value-type="float" office:value="270000" calcext:value-type="float">
            <text:p>270.000 </text:p>
          </table:table-cell>
          <table:table-cell table:style-name="ce342" table:formula="of:=+[.K21]*[.K24]" office:value-type="float" office:value="270000" calcext:value-type="float">
            <text:p>270.000 </text:p>
          </table:table-cell>
          <table:table-cell table:style-name="ce342" table:formula="of:=+[.L21]*[.L24]" office:value-type="float" office:value="270000" calcext:value-type="float">
            <text:p>270.000 </text:p>
          </table:table-cell>
          <table:table-cell table:style-name="ce342" table:formula="of:=+[.M21]*[.M24]" office:value-type="float" office:value="270000" calcext:value-type="float">
            <text:p>270.000 </text:p>
          </table:table-cell>
          <table:table-cell table:style-name="ce342" table:formula="of:=+[.N21]*[.N24]" office:value-type="float" office:value="270000" calcext:value-type="float">
            <text:p>270.000 </text:p>
          </table:table-cell>
          <table:table-cell table:style-name="ce342" table:formula="of:=SUM([.C26:.N26])" office:value-type="float" office:value="3240000" calcext:value-type="float">
            <text:p>3.240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28:.C33])" office:value-type="float" office:value="-67500" calcext:value-type="float">
            <text:p>-67.500 </text:p>
          </table:table-cell>
          <table:table-cell table:style-name="ce342" table:formula="of:=SUM([.D28:.D33])" office:value-type="float" office:value="-67500" calcext:value-type="float">
            <text:p>-67.500 </text:p>
          </table:table-cell>
          <table:table-cell table:style-name="ce342" table:formula="of:=SUM([.E28:.E33])" office:value-type="float" office:value="-67500" calcext:value-type="float">
            <text:p>-67.500 </text:p>
          </table:table-cell>
          <table:table-cell table:style-name="ce342" table:formula="of:=SUM([.F28:.F33])" office:value-type="float" office:value="-67500" calcext:value-type="float">
            <text:p>-67.500 </text:p>
          </table:table-cell>
          <table:table-cell table:style-name="ce342" table:formula="of:=SUM([.G28:.G33])" office:value-type="float" office:value="-67500" calcext:value-type="float">
            <text:p>-67.500 </text:p>
          </table:table-cell>
          <table:table-cell table:style-name="ce342" table:formula="of:=SUM([.H28:.H33])" office:value-type="float" office:value="-67500" calcext:value-type="float">
            <text:p>-67.500 </text:p>
          </table:table-cell>
          <table:table-cell table:style-name="ce342" table:formula="of:=SUM([.I28:.I33])" office:value-type="float" office:value="-67500" calcext:value-type="float">
            <text:p>-67.500 </text:p>
          </table:table-cell>
          <table:table-cell table:style-name="ce342" table:formula="of:=SUM([.J28:.J33])" office:value-type="float" office:value="-67500" calcext:value-type="float">
            <text:p>-67.500 </text:p>
          </table:table-cell>
          <table:table-cell table:style-name="ce342" table:formula="of:=SUM([.K28:.K33])" office:value-type="float" office:value="-67500" calcext:value-type="float">
            <text:p>-67.500 </text:p>
          </table:table-cell>
          <table:table-cell table:style-name="ce342" table:formula="of:=SUM([.L28:.L33])" office:value-type="float" office:value="-67500" calcext:value-type="float">
            <text:p>-67.500 </text:p>
          </table:table-cell>
          <table:table-cell table:style-name="ce342" table:formula="of:=SUM([.M28:.M33])" office:value-type="float" office:value="-67500" calcext:value-type="float">
            <text:p>-67.500 </text:p>
          </table:table-cell>
          <table:table-cell table:style-name="ce342" table:formula="of:=SUM([.N28:.N33])" office:value-type="float" office:value="-67500" calcext:value-type="float">
            <text:p>-67.500 </text:p>
          </table:table-cell>
          <table:table-cell table:style-name="ce342" table:formula="of:=SUM([.C27:.N27])" office:value-type="float" office:value="-810000" calcext:value-type="float">
            <text:p>-81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table:formula="of:=[.B11]" office:value-type="percentage" office:value="0.05" calcext:value-type="percentage">
            <text:p>5,00%</text:p>
          </table:table-cell>
          <table:table-cell table:style-name="ce342" table:formula="of:=- [.C26] * (1 - 1 / (1 + [.$B28]))" office:value-type="float" office:value="-12857.1428571429" calcext:value-type="float">
            <text:p>-12.857 </text:p>
          </table:table-cell>
          <table:table-cell table:style-name="ce342" table:formula="of:=- [.D26] * (1 - 1 / (1 + [.$B28]))" office:value-type="float" office:value="-12857.1428571429" calcext:value-type="float">
            <text:p>-12.857 </text:p>
          </table:table-cell>
          <table:table-cell table:style-name="ce342" table:formula="of:=- [.E26] * (1 - 1 / (1 + [.$B28]))" office:value-type="float" office:value="-12857.1428571429" calcext:value-type="float">
            <text:p>-12.857 </text:p>
          </table:table-cell>
          <table:table-cell table:style-name="ce342" table:formula="of:=- [.F26] * (1 - 1 / (1 + [.$B28]))" office:value-type="float" office:value="-12857.1428571429" calcext:value-type="float">
            <text:p>-12.857 </text:p>
          </table:table-cell>
          <table:table-cell table:style-name="ce342" table:formula="of:=- [.G26] * (1 - 1 / (1 + [.$B28]))" office:value-type="float" office:value="-12857.1428571429" calcext:value-type="float">
            <text:p>-12.857 </text:p>
          </table:table-cell>
          <table:table-cell table:style-name="ce342" table:formula="of:=- [.H26] * (1 - 1 / (1 + [.$B28]))" office:value-type="float" office:value="-12857.1428571429" calcext:value-type="float">
            <text:p>-12.857 </text:p>
          </table:table-cell>
          <table:table-cell table:style-name="ce342" table:formula="of:=- [.I26] * (1 - 1 / (1 + [.$B28]))" office:value-type="float" office:value="-12857.1428571429" calcext:value-type="float">
            <text:p>-12.857 </text:p>
          </table:table-cell>
          <table:table-cell table:style-name="ce342" table:formula="of:=- [.J26] * (1 - 1 / (1 + [.$B28]))" office:value-type="float" office:value="-12857.1428571429" calcext:value-type="float">
            <text:p>-12.857 </text:p>
          </table:table-cell>
          <table:table-cell table:style-name="ce342" table:formula="of:=- [.K26] * (1 - 1 / (1 + [.$B28]))" office:value-type="float" office:value="-12857.1428571429" calcext:value-type="float">
            <text:p>-12.857 </text:p>
          </table:table-cell>
          <table:table-cell table:style-name="ce342" table:formula="of:=- [.L26] * (1 - 1 / (1 + [.$B28]))" office:value-type="float" office:value="-12857.1428571429" calcext:value-type="float">
            <text:p>-12.857 </text:p>
          </table:table-cell>
          <table:table-cell table:style-name="ce342" table:formula="of:=- [.M26] * (1 - 1 / (1 + [.$B28]))" office:value-type="float" office:value="-12857.1428571429" calcext:value-type="float">
            <text:p>-12.857 </text:p>
          </table:table-cell>
          <table:table-cell table:style-name="ce342" table:formula="of:=- [.N26] * (1 - 1 / (1 + [.$B28]))" office:value-type="float" office:value="-12857.1428571429" calcext:value-type="float">
            <text:p>-12.857 </text:p>
          </table:table-cell>
          <table:table-cell table:style-name="ce342" table:formula="of:=SUM([.C28:.N28])" office:value-type="float" office:value="-154285.714285714" calcext:value-type="float">
            <text:p>-154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table:formula="of:=[.B12]" office:value-type="percentage" office:value="0.12" calcext:value-type="percentage">
            <text:p>12,00%</text:p>
          </table:table-cell>
          <table:table-cell table:style-name="ce342" table:formula="of:=-([.C26]+[.C28])*[.$B29]" office:value-type="float" office:value="-30857.1428571429" calcext:value-type="float">
            <text:p>-30.857 </text:p>
          </table:table-cell>
          <table:table-cell table:style-name="ce342" table:formula="of:=-([.D26]+[.D28])*[.$B29]" office:value-type="float" office:value="-30857.1428571429" calcext:value-type="float">
            <text:p>-30.857 </text:p>
          </table:table-cell>
          <table:table-cell table:style-name="ce342" table:formula="of:=-([.E26]+[.E28])*[.$B29]" office:value-type="float" office:value="-30857.1428571429" calcext:value-type="float">
            <text:p>-30.857 </text:p>
          </table:table-cell>
          <table:table-cell table:style-name="ce342" table:formula="of:=-([.F26]+[.F28])*[.$B29]" office:value-type="float" office:value="-30857.1428571429" calcext:value-type="float">
            <text:p>-30.857 </text:p>
          </table:table-cell>
          <table:table-cell table:style-name="ce342" table:formula="of:=-([.G26]+[.G28])*[.$B29]" office:value-type="float" office:value="-30857.1428571429" calcext:value-type="float">
            <text:p>-30.857 </text:p>
          </table:table-cell>
          <table:table-cell table:style-name="ce342" table:formula="of:=-([.H26]+[.H28])*[.$B29]" office:value-type="float" office:value="-30857.1428571429" calcext:value-type="float">
            <text:p>-30.857 </text:p>
          </table:table-cell>
          <table:table-cell table:style-name="ce342" table:formula="of:=-([.I26]+[.I28])*[.$B29]" office:value-type="float" office:value="-30857.1428571429" calcext:value-type="float">
            <text:p>-30.857 </text:p>
          </table:table-cell>
          <table:table-cell table:style-name="ce342" table:formula="of:=-([.J26]+[.J28])*[.$B29]" office:value-type="float" office:value="-30857.1428571429" calcext:value-type="float">
            <text:p>-30.857 </text:p>
          </table:table-cell>
          <table:table-cell table:style-name="ce342" table:formula="of:=-([.K26]+[.K28])*[.$B29]" office:value-type="float" office:value="-30857.1428571429" calcext:value-type="float">
            <text:p>-30.857 </text:p>
          </table:table-cell>
          <table:table-cell table:style-name="ce342" table:formula="of:=-([.L26]+[.L28])*[.$B29]" office:value-type="float" office:value="-30857.1428571429" calcext:value-type="float">
            <text:p>-30.857 </text:p>
          </table:table-cell>
          <table:table-cell table:style-name="ce342" table:formula="of:=-([.M26]+[.M28])*[.$B29]" office:value-type="float" office:value="-30857.1428571429" calcext:value-type="float">
            <text:p>-30.857 </text:p>
          </table:table-cell>
          <table:table-cell table:style-name="ce342" table:formula="of:=-([.N26]+[.N28])*[.$B29]" office:value-type="float" office:value="-30857.1428571429" calcext:value-type="float">
            <text:p>-30.857 </text:p>
          </table:table-cell>
          <table:table-cell table:style-name="ce342" table:formula="of:=SUM([.C29:.N29])" office:value-type="float" office:value="-370285.714285714" calcext:value-type="float">
            <text:p>-370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table:formula="of:=[.B13]" office:value-type="percentage" office:value="0.0165" calcext:value-type="percentage">
            <text:p>1,65%</text:p>
          </table:table-cell>
          <table:table-cell table:style-name="ce342" table:formula="of:=-([.C26]+[.C28])*[.$B30]" office:value-type="float" office:value="-4242.85714285714" calcext:value-type="float">
            <text:p>-4.243 </text:p>
          </table:table-cell>
          <table:table-cell table:style-name="ce342" table:formula="of:=-([.D26]+[.D28])*[.$B30]" office:value-type="float" office:value="-4242.85714285714" calcext:value-type="float">
            <text:p>-4.243 </text:p>
          </table:table-cell>
          <table:table-cell table:style-name="ce342" table:formula="of:=-([.E26]+[.E28])*[.$B30]" office:value-type="float" office:value="-4242.85714285714" calcext:value-type="float">
            <text:p>-4.243 </text:p>
          </table:table-cell>
          <table:table-cell table:style-name="ce342" table:formula="of:=-([.F26]+[.F28])*[.$B30]" office:value-type="float" office:value="-4242.85714285714" calcext:value-type="float">
            <text:p>-4.243 </text:p>
          </table:table-cell>
          <table:table-cell table:style-name="ce342" table:formula="of:=-([.G26]+[.G28])*[.$B30]" office:value-type="float" office:value="-4242.85714285714" calcext:value-type="float">
            <text:p>-4.243 </text:p>
          </table:table-cell>
          <table:table-cell table:style-name="ce342" table:formula="of:=-([.H26]+[.H28])*[.$B30]" office:value-type="float" office:value="-4242.85714285714" calcext:value-type="float">
            <text:p>-4.243 </text:p>
          </table:table-cell>
          <table:table-cell table:style-name="ce342" table:formula="of:=-([.I26]+[.I28])*[.$B30]" office:value-type="float" office:value="-4242.85714285714" calcext:value-type="float">
            <text:p>-4.243 </text:p>
          </table:table-cell>
          <table:table-cell table:style-name="ce342" table:formula="of:=-([.J26]+[.J28])*[.$B30]" office:value-type="float" office:value="-4242.85714285714" calcext:value-type="float">
            <text:p>-4.243 </text:p>
          </table:table-cell>
          <table:table-cell table:style-name="ce342" table:formula="of:=-([.K26]+[.K28])*[.$B30]" office:value-type="float" office:value="-4242.85714285714" calcext:value-type="float">
            <text:p>-4.243 </text:p>
          </table:table-cell>
          <table:table-cell table:style-name="ce342" table:formula="of:=-([.L26]+[.L28])*[.$B30]" office:value-type="float" office:value="-4242.85714285714" calcext:value-type="float">
            <text:p>-4.243 </text:p>
          </table:table-cell>
          <table:table-cell table:style-name="ce342" table:formula="of:=-([.M26]+[.M28])*[.$B30]" office:value-type="float" office:value="-4242.85714285714" calcext:value-type="float">
            <text:p>-4.243 </text:p>
          </table:table-cell>
          <table:table-cell table:style-name="ce342" table:formula="of:=-([.N26]+[.N28])*[.$B30]" office:value-type="float" office:value="-4242.85714285714" calcext:value-type="float">
            <text:p>-4.243 </text:p>
          </table:table-cell>
          <table:table-cell table:style-name="ce342" table:formula="of:=SUM([.C30:.N30])" office:value-type="float" office:value="-50914.2857142857" calcext:value-type="float">
            <text:p>-50.9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table:formula="of:=[.B14]" office:value-type="percentage" office:value="0.076" calcext:value-type="percentage">
            <text:p>7,60%</text:p>
          </table:table-cell>
          <table:table-cell table:style-name="ce342" table:formula="of:=-([.C26]+[.C28])*[.$B31]" office:value-type="float" office:value="-19542.8571428571" calcext:value-type="float">
            <text:p>-19.543 </text:p>
          </table:table-cell>
          <table:table-cell table:style-name="ce342" table:formula="of:=-([.D26]+[.D28])*[.$B31]" office:value-type="float" office:value="-19542.8571428571" calcext:value-type="float">
            <text:p>-19.543 </text:p>
          </table:table-cell>
          <table:table-cell table:style-name="ce342" table:formula="of:=-([.E26]+[.E28])*[.$B31]" office:value-type="float" office:value="-19542.8571428571" calcext:value-type="float">
            <text:p>-19.543 </text:p>
          </table:table-cell>
          <table:table-cell table:style-name="ce342" table:formula="of:=-([.F26]+[.F28])*[.$B31]" office:value-type="float" office:value="-19542.8571428571" calcext:value-type="float">
            <text:p>-19.543 </text:p>
          </table:table-cell>
          <table:table-cell table:style-name="ce342" table:formula="of:=-([.G26]+[.G28])*[.$B31]" office:value-type="float" office:value="-19542.8571428571" calcext:value-type="float">
            <text:p>-19.543 </text:p>
          </table:table-cell>
          <table:table-cell table:style-name="ce342" table:formula="of:=-([.H26]+[.H28])*[.$B31]" office:value-type="float" office:value="-19542.8571428571" calcext:value-type="float">
            <text:p>-19.543 </text:p>
          </table:table-cell>
          <table:table-cell table:style-name="ce342" table:formula="of:=-([.I26]+[.I28])*[.$B31]" office:value-type="float" office:value="-19542.8571428571" calcext:value-type="float">
            <text:p>-19.543 </text:p>
          </table:table-cell>
          <table:table-cell table:style-name="ce342" table:formula="of:=-([.J26]+[.J28])*[.$B31]" office:value-type="float" office:value="-19542.8571428571" calcext:value-type="float">
            <text:p>-19.543 </text:p>
          </table:table-cell>
          <table:table-cell table:style-name="ce342" table:formula="of:=-([.K26]+[.K28])*[.$B31]" office:value-type="float" office:value="-19542.8571428571" calcext:value-type="float">
            <text:p>-19.543 </text:p>
          </table:table-cell>
          <table:table-cell table:style-name="ce342" table:formula="of:=-([.L26]+[.L28])*[.$B31]" office:value-type="float" office:value="-19542.8571428571" calcext:value-type="float">
            <text:p>-19.543 </text:p>
          </table:table-cell>
          <table:table-cell table:style-name="ce342" table:formula="of:=-([.M26]+[.M28])*[.$B31]" office:value-type="float" office:value="-19542.8571428571" calcext:value-type="float">
            <text:p>-19.543 </text:p>
          </table:table-cell>
          <table:table-cell table:style-name="ce342" table:formula="of:=-([.N26]+[.N28])*[.$B31]" office:value-type="float" office:value="-19542.8571428571" calcext:value-type="float">
            <text:p>-19.543 </text:p>
          </table:table-cell>
          <table:table-cell table:style-name="ce342" table:formula="of:=SUM([.C31:.N31])" office:value-type="float" office:value="-234514.285714286" calcext:value-type="float">
            <text:p>-234.5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15]" office:value-type="percentage" office:value="0" calcext:value-type="percentage">
            <text:p>0,00%</text:p>
          </table:table-cell>
          <table:table-cell table:style-name="ce342" table:formula="of:=-([.C26]+[.C28])*[.$B32]" office:value-type="float" office:value="-0" calcext:value-type="float">
            <text:p>0 </text:p>
          </table:table-cell>
          <table:table-cell table:style-name="ce342" table:formula="of:=-([.D26]+[.D28])*[.$B32]" office:value-type="float" office:value="-0" calcext:value-type="float">
            <text:p>0 </text:p>
          </table:table-cell>
          <table:table-cell table:style-name="ce342" table:formula="of:=-([.E26]+[.E28])*[.$B32]" office:value-type="float" office:value="-0" calcext:value-type="float">
            <text:p>0 </text:p>
          </table:table-cell>
          <table:table-cell table:style-name="ce342" table:formula="of:=-([.F26]+[.F28])*[.$B32]" office:value-type="float" office:value="-0" calcext:value-type="float">
            <text:p>0 </text:p>
          </table:table-cell>
          <table:table-cell table:style-name="ce342" table:formula="of:=-([.G26]+[.G28])*[.$B32]" office:value-type="float" office:value="-0" calcext:value-type="float">
            <text:p>0 </text:p>
          </table:table-cell>
          <table:table-cell table:style-name="ce342" table:formula="of:=-([.H26]+[.H28])*[.$B32]" office:value-type="float" office:value="-0" calcext:value-type="float">
            <text:p>0 </text:p>
          </table:table-cell>
          <table:table-cell table:style-name="ce342" table:formula="of:=-([.I26]+[.I28])*[.$B32]" office:value-type="float" office:value="-0" calcext:value-type="float">
            <text:p>0 </text:p>
          </table:table-cell>
          <table:table-cell table:style-name="ce342" table:formula="of:=-([.J26]+[.J28])*[.$B32]" office:value-type="float" office:value="-0" calcext:value-type="float">
            <text:p>0 </text:p>
          </table:table-cell>
          <table:table-cell table:style-name="ce342" table:formula="of:=-([.K26]+[.K28])*[.$B32]" office:value-type="float" office:value="-0" calcext:value-type="float">
            <text:p>0 </text:p>
          </table:table-cell>
          <table:table-cell table:style-name="ce342" table:formula="of:=-([.L26]+[.L28])*[.$B32]" office:value-type="float" office:value="-0" calcext:value-type="float">
            <text:p>0 </text:p>
          </table:table-cell>
          <table:table-cell table:style-name="ce342" table:formula="of:=-([.M26]+[.M28])*[.$B32]" office:value-type="float" office:value="-0" calcext:value-type="float">
            <text:p>0 </text:p>
          </table:table-cell>
          <table:table-cell table:style-name="ce342" table:formula="of:=-([.N26]+[.N28])*[.$B32]" office:value-type="float" office:value="-0" calcext:value-type="float">
            <text:p>0 </text:p>
          </table:table-cell>
          <table:table-cell table:style-name="ce342" table:formula="of:=SUM([.C32:.N32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16]" office:value-type="percentage" office:value="0" calcext:value-type="percentage">
            <text:p>0,00%</text:p>
          </table:table-cell>
          <table:table-cell table:style-name="ce342" table:formula="of:=-([.C26]+[.C28])*[.$B33]" office:value-type="float" office:value="-0" calcext:value-type="float">
            <text:p>0 </text:p>
          </table:table-cell>
          <table:table-cell table:style-name="ce342" table:formula="of:=-([.D26]+[.D28])*[.$B33]" office:value-type="float" office:value="-0" calcext:value-type="float">
            <text:p>0 </text:p>
          </table:table-cell>
          <table:table-cell table:style-name="ce342" table:formula="of:=-([.E26]+[.E28])*[.$B33]" office:value-type="float" office:value="-0" calcext:value-type="float">
            <text:p>0 </text:p>
          </table:table-cell>
          <table:table-cell table:style-name="ce342" table:formula="of:=-([.F26]+[.F28])*[.$B33]" office:value-type="float" office:value="-0" calcext:value-type="float">
            <text:p>0 </text:p>
          </table:table-cell>
          <table:table-cell table:style-name="ce342" table:formula="of:=-([.G26]+[.G28])*[.$B33]" office:value-type="float" office:value="-0" calcext:value-type="float">
            <text:p>0 </text:p>
          </table:table-cell>
          <table:table-cell table:style-name="ce342" table:formula="of:=-([.H26]+[.H28])*[.$B33]" office:value-type="float" office:value="-0" calcext:value-type="float">
            <text:p>0 </text:p>
          </table:table-cell>
          <table:table-cell table:style-name="ce342" table:formula="of:=-([.I26]+[.I28])*[.$B33]" office:value-type="float" office:value="-0" calcext:value-type="float">
            <text:p>0 </text:p>
          </table:table-cell>
          <table:table-cell table:style-name="ce342" table:formula="of:=-([.J26]+[.J28])*[.$B33]" office:value-type="float" office:value="-0" calcext:value-type="float">
            <text:p>0 </text:p>
          </table:table-cell>
          <table:table-cell table:style-name="ce342" table:formula="of:=-([.K26]+[.K28])*[.$B33]" office:value-type="float" office:value="-0" calcext:value-type="float">
            <text:p>0 </text:p>
          </table:table-cell>
          <table:table-cell table:style-name="ce342" table:formula="of:=-([.L26]+[.L28])*[.$B33]" office:value-type="float" office:value="-0" calcext:value-type="float">
            <text:p>0 </text:p>
          </table:table-cell>
          <table:table-cell table:style-name="ce342" table:formula="of:=-([.M26]+[.M28])*[.$B33]" office:value-type="float" office:value="-0" calcext:value-type="float">
            <text:p>0 </text:p>
          </table:table-cell>
          <table:table-cell table:style-name="ce342" table:formula="of:=-([.N26]+[.N28])*[.$B33]" office:value-type="float" office:value="-0" calcext:value-type="float">
            <text:p>0 </text:p>
          </table:table-cell>
          <table:table-cell table:style-name="ce342" table:formula="of:=SUM([.C33:.N33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26]+[.C27]" office:value-type="float" office:value="202500" calcext:value-type="float">
            <text:p>202.500 </text:p>
          </table:table-cell>
          <table:table-cell table:style-name="ce342" table:formula="of:=+[.D26]+[.D27]" office:value-type="float" office:value="202500" calcext:value-type="float">
            <text:p>202.500 </text:p>
          </table:table-cell>
          <table:table-cell table:style-name="ce342" table:formula="of:=+[.E26]+[.E27]" office:value-type="float" office:value="202500" calcext:value-type="float">
            <text:p>202.500 </text:p>
          </table:table-cell>
          <table:table-cell table:style-name="ce342" table:formula="of:=+[.F26]+[.F27]" office:value-type="float" office:value="202500" calcext:value-type="float">
            <text:p>202.500 </text:p>
          </table:table-cell>
          <table:table-cell table:style-name="ce342" table:formula="of:=+[.G26]+[.G27]" office:value-type="float" office:value="202500" calcext:value-type="float">
            <text:p>202.500 </text:p>
          </table:table-cell>
          <table:table-cell table:style-name="ce342" table:formula="of:=+[.H26]+[.H27]" office:value-type="float" office:value="202500" calcext:value-type="float">
            <text:p>202.500 </text:p>
          </table:table-cell>
          <table:table-cell table:style-name="ce342" table:formula="of:=+[.I26]+[.I27]" office:value-type="float" office:value="202500" calcext:value-type="float">
            <text:p>202.500 </text:p>
          </table:table-cell>
          <table:table-cell table:style-name="ce342" table:formula="of:=+[.J26]+[.J27]" office:value-type="float" office:value="202500" calcext:value-type="float">
            <text:p>202.500 </text:p>
          </table:table-cell>
          <table:table-cell table:style-name="ce342" table:formula="of:=+[.K26]+[.K27]" office:value-type="float" office:value="202500" calcext:value-type="float">
            <text:p>202.500 </text:p>
          </table:table-cell>
          <table:table-cell table:style-name="ce342" table:formula="of:=+[.L26]+[.L27]" office:value-type="float" office:value="202500" calcext:value-type="float">
            <text:p>202.500 </text:p>
          </table:table-cell>
          <table:table-cell table:style-name="ce342" table:formula="of:=+[.M26]+[.M27]" office:value-type="float" office:value="202500" calcext:value-type="float">
            <text:p>202.500 </text:p>
          </table:table-cell>
          <table:table-cell table:style-name="ce342" table:formula="of:=+[.N26]+[.N27]" office:value-type="float" office:value="202500" calcext:value-type="float">
            <text:p>202.500 </text:p>
          </table:table-cell>
          <table:table-cell table:style-name="ce342" table:formula="of:=SUM([.C34:.N34])" office:value-type="float" office:value="2430000" calcext:value-type="float">
            <text:p>2.430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1" office:value-type="string" calcext:value-type="string">
            <text:p>Água Sanitária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8.5" calcext:value-type="float">
            <text:p>8,50 </text:p>
          </table:table-cell>
          <table:table-cell table:style-name="ce340" table:formula="of:=+[.C37]" office:value-type="float" office:value="8.5" calcext:value-type="float">
            <text:p>8,50 </text:p>
          </table:table-cell>
          <table:table-cell table:style-name="ce340" table:formula="of:=+[.D37]" office:value-type="float" office:value="8.5" calcext:value-type="float">
            <text:p>8,50 </text:p>
          </table:table-cell>
          <table:table-cell table:style-name="ce340" table:formula="of:=+[.E37]" office:value-type="float" office:value="8.5" calcext:value-type="float">
            <text:p>8,50 </text:p>
          </table:table-cell>
          <table:table-cell table:style-name="ce340" table:formula="of:=+[.F37]" office:value-type="float" office:value="8.5" calcext:value-type="float">
            <text:p>8,50 </text:p>
          </table:table-cell>
          <table:table-cell table:style-name="ce340" table:formula="of:=+[.G37]" office:value-type="float" office:value="8.5" calcext:value-type="float">
            <text:p>8,50 </text:p>
          </table:table-cell>
          <table:table-cell table:style-name="ce340" table:formula="of:=+[.H37]" office:value-type="float" office:value="8.5" calcext:value-type="float">
            <text:p>8,50 </text:p>
          </table:table-cell>
          <table:table-cell table:style-name="ce340" table:formula="of:=+[.I37]" office:value-type="float" office:value="8.5" calcext:value-type="float">
            <text:p>8,50 </text:p>
          </table:table-cell>
          <table:table-cell table:style-name="ce340" table:formula="of:=+[.J37]" office:value-type="float" office:value="8.5" calcext:value-type="float">
            <text:p>8,50 </text:p>
          </table:table-cell>
          <table:table-cell table:style-name="ce340" table:formula="of:=+[.K37]" office:value-type="float" office:value="8.5" calcext:value-type="float">
            <text:p>8,50 </text:p>
          </table:table-cell>
          <table:table-cell table:style-name="ce340" table:formula="of:=+[.L37]" office:value-type="float" office:value="8.5" calcext:value-type="float">
            <text:p>8,50 </text:p>
          </table:table-cell>
          <table:table-cell table:style-name="ce340" table:formula="of:=+[.M37]" office:value-type="float" office:value="8.5" calcext:value-type="float">
            <text:p>8,5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37]*(1+[.C39])" office:value-type="float" office:value="8.5" calcext:value-type="float">
            <text:p>8,50 </text:p>
          </table:table-cell>
          <table:table-cell table:style-name="ce335" table:formula="of:=+[.D37]*(1+[.D39])" office:value-type="float" office:value="8.5" calcext:value-type="float">
            <text:p>8,50 </text:p>
          </table:table-cell>
          <table:table-cell table:style-name="ce335" table:formula="of:=+[.E37]*(1+[.E39])" office:value-type="float" office:value="8.5" calcext:value-type="float">
            <text:p>8,50 </text:p>
          </table:table-cell>
          <table:table-cell table:style-name="ce335" table:formula="of:=+[.F37]*(1+[.F39])" office:value-type="float" office:value="8.5" calcext:value-type="float">
            <text:p>8,50 </text:p>
          </table:table-cell>
          <table:table-cell table:style-name="ce335" table:formula="of:=+[.G37]*(1+[.G39])" office:value-type="float" office:value="8.5" calcext:value-type="float">
            <text:p>8,50 </text:p>
          </table:table-cell>
          <table:table-cell table:style-name="ce335" table:formula="of:=+[.H37]*(1+[.H39])" office:value-type="float" office:value="8.5" calcext:value-type="float">
            <text:p>8,50 </text:p>
          </table:table-cell>
          <table:table-cell table:style-name="ce335" table:formula="of:=+[.I37]*(1+[.I39])" office:value-type="float" office:value="8.5" calcext:value-type="float">
            <text:p>8,50 </text:p>
          </table:table-cell>
          <table:table-cell table:style-name="ce335" table:formula="of:=+[.J37]*(1+[.J39])" office:value-type="float" office:value="8.5" calcext:value-type="float">
            <text:p>8,50 </text:p>
          </table:table-cell>
          <table:table-cell table:style-name="ce335" table:formula="of:=+[.K37]*(1+[.K39])" office:value-type="float" office:value="8.5" calcext:value-type="float">
            <text:p>8,50 </text:p>
          </table:table-cell>
          <table:table-cell table:style-name="ce335" table:formula="of:=+[.L37]*(1+[.L39])" office:value-type="float" office:value="8.5" calcext:value-type="float">
            <text:p>8,50 </text:p>
          </table:table-cell>
          <table:table-cell table:style-name="ce335" table:formula="of:=+[.M37]*(1+[.M39])" office:value-type="float" office:value="8.5" calcext:value-type="float">
            <text:p>8,50 </text:p>
          </table:table-cell>
          <table:table-cell table:style-name="ce335" table:formula="of:=+[.N37]*(1+[.N39])" office:value-type="float" office:value="8.5" calcext:value-type="float">
            <text:p>8,50 </text:p>
          </table:table-cell>
          <table:table-cell table:style-name="ce335" table:formula="of:=IFERROR(([.O43]/[.O41]);0)" office:value-type="float" office:value="8.5" calcext:value-type="float">
            <text:p>8,5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[.C39]" office:value-type="percentage" office:value="0" calcext:value-type="percentage">
            <text:p>0,00%</text:p>
          </table:table-cell>
          <table:table-cell table:style-name="ce336" table:formula="of:=[.D39]" office:value-type="percentage" office:value="0" calcext:value-type="percentage">
            <text:p>0,00%</text:p>
          </table:table-cell>
          <table:table-cell table:style-name="ce336" table:formula="of:=[.E39]" office:value-type="percentage" office:value="0" calcext:value-type="percentage">
            <text:p>0,00%</text:p>
          </table:table-cell>
          <table:table-cell table:style-name="ce336" table:formula="of:=[.F39]" office:value-type="percentage" office:value="0" calcext:value-type="percentage">
            <text:p>0,00%</text:p>
          </table:table-cell>
          <table:table-cell table:style-name="ce336" table:formula="of:=[.G39]" office:value-type="percentage" office:value="0" calcext:value-type="percentage">
            <text:p>0,00%</text:p>
          </table:table-cell>
          <table:table-cell table:style-name="ce336" table:formula="of:=[.H39]" office:value-type="percentage" office:value="0" calcext:value-type="percentage">
            <text:p>0,00%</text:p>
          </table:table-cell>
          <table:table-cell table:style-name="ce336" table:formula="of:=[.I39]" office:value-type="percentage" office:value="0" calcext:value-type="percentage">
            <text:p>0,00%</text:p>
          </table:table-cell>
          <table:table-cell table:style-name="ce336" table:formula="of:=[.J39]" office:value-type="percentage" office:value="0" calcext:value-type="percentage">
            <text:p>0,00%</text:p>
          </table:table-cell>
          <table:table-cell table:style-name="ce336" table:formula="of:=[.K39]" office:value-type="percentage" office:value="0" calcext:value-type="percentage">
            <text:p>0,00%</text:p>
          </table:table-cell>
          <table:table-cell table:style-name="ce336" table:formula="of:=[.L39]" office:value-type="percentage" office:value="0" calcext:value-type="percentage">
            <text:p>0,00%</text:p>
          </table:table-cell>
          <table:table-cell table:style-name="ce336" table:formula="of:=[.M39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40000" calcext:value-type="float">
            <text:p>40.000</text:p>
          </table:table-cell>
          <table:table-cell table:style-name="ce341" table:formula="of:=+[.C40]" office:value-type="float" office:value="40000" calcext:value-type="float">
            <text:p>40.000</text:p>
          </table:table-cell>
          <table:table-cell table:style-name="ce341" table:formula="of:=+[.D40]" office:value-type="float" office:value="40000" calcext:value-type="float">
            <text:p>40.000</text:p>
          </table:table-cell>
          <table:table-cell table:style-name="ce341" table:formula="of:=+[.E40]" office:value-type="float" office:value="40000" calcext:value-type="float">
            <text:p>40.000</text:p>
          </table:table-cell>
          <table:table-cell table:style-name="ce341" table:formula="of:=+[.F40]" office:value-type="float" office:value="40000" calcext:value-type="float">
            <text:p>40.000</text:p>
          </table:table-cell>
          <table:table-cell table:style-name="ce341" table:formula="of:=+[.G40]" office:value-type="float" office:value="40000" calcext:value-type="float">
            <text:p>40.000</text:p>
          </table:table-cell>
          <table:table-cell table:style-name="ce341" table:formula="of:=+[.H40]" office:value-type="float" office:value="40000" calcext:value-type="float">
            <text:p>40.000</text:p>
          </table:table-cell>
          <table:table-cell table:style-name="ce341" table:formula="of:=+[.I40]" office:value-type="float" office:value="40000" calcext:value-type="float">
            <text:p>40.000</text:p>
          </table:table-cell>
          <table:table-cell table:style-name="ce341" table:formula="of:=+[.J40]" office:value-type="float" office:value="40000" calcext:value-type="float">
            <text:p>40.000</text:p>
          </table:table-cell>
          <table:table-cell table:style-name="ce341" table:formula="of:=+[.K40]" office:value-type="float" office:value="40000" calcext:value-type="float">
            <text:p>40.000</text:p>
          </table:table-cell>
          <table:table-cell table:style-name="ce341" table:formula="of:=+[.L40]" office:value-type="float" office:value="40000" calcext:value-type="float">
            <text:p>40.000</text:p>
          </table:table-cell>
          <table:table-cell table:style-name="ce341" table:formula="of:=+[.M40]" office:value-type="float" office:value="40000" calcext:value-type="float">
            <text:p>40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40]*(1+[.C42])" office:value-type="float" office:value="40000" calcext:value-type="float">
            <text:p>40.000 </text:p>
          </table:table-cell>
          <table:table-cell table:style-name="ce342" table:formula="of:=+[.D40]*(1+[.D42])" office:value-type="float" office:value="40000" calcext:value-type="float">
            <text:p>40.000 </text:p>
          </table:table-cell>
          <table:table-cell table:style-name="ce342" table:formula="of:=+[.E40]*(1+[.E42])" office:value-type="float" office:value="40000" calcext:value-type="float">
            <text:p>40.000 </text:p>
          </table:table-cell>
          <table:table-cell table:style-name="ce342" table:formula="of:=+[.F40]*(1+[.F42])" office:value-type="float" office:value="40000" calcext:value-type="float">
            <text:p>40.000 </text:p>
          </table:table-cell>
          <table:table-cell table:style-name="ce342" table:formula="of:=+[.G40]*(1+[.G42])" office:value-type="float" office:value="40000" calcext:value-type="float">
            <text:p>40.000 </text:p>
          </table:table-cell>
          <table:table-cell table:style-name="ce342" table:formula="of:=+[.H40]*(1+[.H42])" office:value-type="float" office:value="40000" calcext:value-type="float">
            <text:p>40.000 </text:p>
          </table:table-cell>
          <table:table-cell table:style-name="ce342" table:formula="of:=+[.I40]*(1+[.I42])" office:value-type="float" office:value="40000" calcext:value-type="float">
            <text:p>40.000 </text:p>
          </table:table-cell>
          <table:table-cell table:style-name="ce342" table:formula="of:=+[.J40]*(1+[.J42])" office:value-type="float" office:value="40000" calcext:value-type="float">
            <text:p>40.000 </text:p>
          </table:table-cell>
          <table:table-cell table:style-name="ce342" table:formula="of:=+[.K40]*(1+[.K42])" office:value-type="float" office:value="40000" calcext:value-type="float">
            <text:p>40.000 </text:p>
          </table:table-cell>
          <table:table-cell table:style-name="ce342" table:formula="of:=+[.L40]*(1+[.L42])" office:value-type="float" office:value="40000" calcext:value-type="float">
            <text:p>40.000 </text:p>
          </table:table-cell>
          <table:table-cell table:style-name="ce342" table:formula="of:=+[.M40]*(1+[.M42])" office:value-type="float" office:value="40000" calcext:value-type="float">
            <text:p>40.000 </text:p>
          </table:table-cell>
          <table:table-cell table:style-name="ce342" table:formula="of:=+[.N40]*(1+[.N42])" office:value-type="float" office:value="40000" calcext:value-type="float">
            <text:p>40.000 </text:p>
          </table:table-cell>
          <table:table-cell table:style-name="ce342" table:formula="of:=SUM([.C41:.N41])" office:value-type="float" office:value="480000" calcext:value-type="float">
            <text:p>48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42]" office:value-type="percentage" office:value="0" calcext:value-type="percentage">
            <text:p>0,00%</text:p>
          </table:table-cell>
          <table:table-cell table:style-name="ce336" table:formula="of:=[.D42]" office:value-type="percentage" office:value="0" calcext:value-type="percentage">
            <text:p>0,00%</text:p>
          </table:table-cell>
          <table:table-cell table:style-name="ce336" table:formula="of:=[.E42]" office:value-type="percentage" office:value="0" calcext:value-type="percentage">
            <text:p>0,00%</text:p>
          </table:table-cell>
          <table:table-cell table:style-name="ce336" table:formula="of:=[.F42]" office:value-type="percentage" office:value="0" calcext:value-type="percentage">
            <text:p>0,00%</text:p>
          </table:table-cell>
          <table:table-cell table:style-name="ce336" table:formula="of:=[.G42]" office:value-type="percentage" office:value="0" calcext:value-type="percentage">
            <text:p>0,00%</text:p>
          </table:table-cell>
          <table:table-cell table:style-name="ce336" table:formula="of:=[.H42]" office:value-type="percentage" office:value="0" calcext:value-type="percentage">
            <text:p>0,00%</text:p>
          </table:table-cell>
          <table:table-cell table:style-name="ce336" table:formula="of:=[.I42]" office:value-type="percentage" office:value="0" calcext:value-type="percentage">
            <text:p>0,00%</text:p>
          </table:table-cell>
          <table:table-cell table:style-name="ce336" table:formula="of:=[.J42]" office:value-type="percentage" office:value="0" calcext:value-type="percentage">
            <text:p>0,00%</text:p>
          </table:table-cell>
          <table:table-cell table:style-name="ce336" table:formula="of:=[.K42]" office:value-type="percentage" office:value="0" calcext:value-type="percentage">
            <text:p>0,00%</text:p>
          </table:table-cell>
          <table:table-cell table:style-name="ce336" table:formula="of:=[.L42]" office:value-type="percentage" office:value="0" calcext:value-type="percentage">
            <text:p>0,00%</text:p>
          </table:table-cell>
          <table:table-cell table:style-name="ce336" table:formula="of:=[.M42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38]*[.C41]" office:value-type="float" office:value="340000" calcext:value-type="float">
            <text:p>340.000 </text:p>
          </table:table-cell>
          <table:table-cell table:style-name="ce342" table:formula="of:=+[.D38]*[.D41]" office:value-type="float" office:value="340000" calcext:value-type="float">
            <text:p>340.000 </text:p>
          </table:table-cell>
          <table:table-cell table:style-name="ce342" table:formula="of:=+[.E38]*[.E41]" office:value-type="float" office:value="340000" calcext:value-type="float">
            <text:p>340.000 </text:p>
          </table:table-cell>
          <table:table-cell table:style-name="ce342" table:formula="of:=+[.F38]*[.F41]" office:value-type="float" office:value="340000" calcext:value-type="float">
            <text:p>340.000 </text:p>
          </table:table-cell>
          <table:table-cell table:style-name="ce342" table:formula="of:=+[.G38]*[.G41]" office:value-type="float" office:value="340000" calcext:value-type="float">
            <text:p>340.000 </text:p>
          </table:table-cell>
          <table:table-cell table:style-name="ce342" table:formula="of:=+[.H38]*[.H41]" office:value-type="float" office:value="340000" calcext:value-type="float">
            <text:p>340.000 </text:p>
          </table:table-cell>
          <table:table-cell table:style-name="ce342" table:formula="of:=+[.I38]*[.I41]" office:value-type="float" office:value="340000" calcext:value-type="float">
            <text:p>340.000 </text:p>
          </table:table-cell>
          <table:table-cell table:style-name="ce342" table:formula="of:=+[.J38]*[.J41]" office:value-type="float" office:value="340000" calcext:value-type="float">
            <text:p>340.000 </text:p>
          </table:table-cell>
          <table:table-cell table:style-name="ce342" table:formula="of:=+[.K38]*[.K41]" office:value-type="float" office:value="340000" calcext:value-type="float">
            <text:p>340.000 </text:p>
          </table:table-cell>
          <table:table-cell table:style-name="ce342" table:formula="of:=+[.L38]*[.L41]" office:value-type="float" office:value="340000" calcext:value-type="float">
            <text:p>340.000 </text:p>
          </table:table-cell>
          <table:table-cell table:style-name="ce342" table:formula="of:=+[.M38]*[.M41]" office:value-type="float" office:value="340000" calcext:value-type="float">
            <text:p>340.000 </text:p>
          </table:table-cell>
          <table:table-cell table:style-name="ce342" table:formula="of:=+[.N38]*[.N41]" office:value-type="float" office:value="340000" calcext:value-type="float">
            <text:p>340.000 </text:p>
          </table:table-cell>
          <table:table-cell table:style-name="ce342" table:formula="of:=SUM([.C43:.N43])" office:value-type="float" office:value="4080000" calcext:value-type="float">
            <text:p>4.080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45:.C50])" office:value-type="float" office:value="-85000" calcext:value-type="float">
            <text:p>-85.000 </text:p>
          </table:table-cell>
          <table:table-cell table:style-name="ce342" table:formula="of:=SUM([.D45:.D50])" office:value-type="float" office:value="-85000" calcext:value-type="float">
            <text:p>-85.000 </text:p>
          </table:table-cell>
          <table:table-cell table:style-name="ce342" table:formula="of:=SUM([.E45:.E50])" office:value-type="float" office:value="-85000" calcext:value-type="float">
            <text:p>-85.000 </text:p>
          </table:table-cell>
          <table:table-cell table:style-name="ce342" table:formula="of:=SUM([.F45:.F50])" office:value-type="float" office:value="-85000" calcext:value-type="float">
            <text:p>-85.000 </text:p>
          </table:table-cell>
          <table:table-cell table:style-name="ce342" table:formula="of:=SUM([.G45:.G50])" office:value-type="float" office:value="-85000" calcext:value-type="float">
            <text:p>-85.000 </text:p>
          </table:table-cell>
          <table:table-cell table:style-name="ce342" table:formula="of:=SUM([.H45:.H50])" office:value-type="float" office:value="-85000" calcext:value-type="float">
            <text:p>-85.000 </text:p>
          </table:table-cell>
          <table:table-cell table:style-name="ce342" table:formula="of:=SUM([.I45:.I50])" office:value-type="float" office:value="-85000" calcext:value-type="float">
            <text:p>-85.000 </text:p>
          </table:table-cell>
          <table:table-cell table:style-name="ce342" table:formula="of:=SUM([.J45:.J50])" office:value-type="float" office:value="-85000" calcext:value-type="float">
            <text:p>-85.000 </text:p>
          </table:table-cell>
          <table:table-cell table:style-name="ce342" table:formula="of:=SUM([.K45:.K50])" office:value-type="float" office:value="-85000" calcext:value-type="float">
            <text:p>-85.000 </text:p>
          </table:table-cell>
          <table:table-cell table:style-name="ce342" table:formula="of:=SUM([.L45:.L50])" office:value-type="float" office:value="-85000" calcext:value-type="float">
            <text:p>-85.000 </text:p>
          </table:table-cell>
          <table:table-cell table:style-name="ce342" table:formula="of:=SUM([.M45:.M50])" office:value-type="float" office:value="-85000" calcext:value-type="float">
            <text:p>-85.000 </text:p>
          </table:table-cell>
          <table:table-cell table:style-name="ce342" table:formula="of:=SUM([.N45:.N50])" office:value-type="float" office:value="-85000" calcext:value-type="float">
            <text:p>-85.000 </text:p>
          </table:table-cell>
          <table:table-cell table:style-name="ce342" table:formula="of:=SUM([.C44:.N44])" office:value-type="float" office:value="-1020000" calcext:value-type="float">
            <text:p>-1.02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table:formula="of:=[.B28]" office:value-type="percentage" office:value="0.05" calcext:value-type="percentage">
            <text:p>5,00%</text:p>
          </table:table-cell>
          <table:table-cell table:style-name="ce342" table:formula="of:=- [.C43] * (1 - 1 / (1 + [.$B45]))" office:value-type="float" office:value="-16190.4761904762" calcext:value-type="float">
            <text:p>-16.190 </text:p>
          </table:table-cell>
          <table:table-cell table:style-name="ce342" table:formula="of:=- [.D43] * (1 - 1 / (1 + [.$B45]))" office:value-type="float" office:value="-16190.4761904762" calcext:value-type="float">
            <text:p>-16.190 </text:p>
          </table:table-cell>
          <table:table-cell table:style-name="ce342" table:formula="of:=- [.E43] * (1 - 1 / (1 + [.$B45]))" office:value-type="float" office:value="-16190.4761904762" calcext:value-type="float">
            <text:p>-16.190 </text:p>
          </table:table-cell>
          <table:table-cell table:style-name="ce342" table:formula="of:=- [.F43] * (1 - 1 / (1 + [.$B45]))" office:value-type="float" office:value="-16190.4761904762" calcext:value-type="float">
            <text:p>-16.190 </text:p>
          </table:table-cell>
          <table:table-cell table:style-name="ce342" table:formula="of:=- [.G43] * (1 - 1 / (1 + [.$B45]))" office:value-type="float" office:value="-16190.4761904762" calcext:value-type="float">
            <text:p>-16.190 </text:p>
          </table:table-cell>
          <table:table-cell table:style-name="ce342" table:formula="of:=- [.H43] * (1 - 1 / (1 + [.$B45]))" office:value-type="float" office:value="-16190.4761904762" calcext:value-type="float">
            <text:p>-16.190 </text:p>
          </table:table-cell>
          <table:table-cell table:style-name="ce342" table:formula="of:=- [.I43] * (1 - 1 / (1 + [.$B45]))" office:value-type="float" office:value="-16190.4761904762" calcext:value-type="float">
            <text:p>-16.190 </text:p>
          </table:table-cell>
          <table:table-cell table:style-name="ce342" table:formula="of:=- [.J43] * (1 - 1 / (1 + [.$B45]))" office:value-type="float" office:value="-16190.4761904762" calcext:value-type="float">
            <text:p>-16.190 </text:p>
          </table:table-cell>
          <table:table-cell table:style-name="ce342" table:formula="of:=- [.K43] * (1 - 1 / (1 + [.$B45]))" office:value-type="float" office:value="-16190.4761904762" calcext:value-type="float">
            <text:p>-16.190 </text:p>
          </table:table-cell>
          <table:table-cell table:style-name="ce342" table:formula="of:=- [.L43] * (1 - 1 / (1 + [.$B45]))" office:value-type="float" office:value="-16190.4761904762" calcext:value-type="float">
            <text:p>-16.190 </text:p>
          </table:table-cell>
          <table:table-cell table:style-name="ce342" table:formula="of:=- [.M43] * (1 - 1 / (1 + [.$B45]))" office:value-type="float" office:value="-16190.4761904762" calcext:value-type="float">
            <text:p>-16.190 </text:p>
          </table:table-cell>
          <table:table-cell table:style-name="ce342" table:formula="of:=- [.N43] * (1 - 1 / (1 + [.$B45]))" office:value-type="float" office:value="-16190.4761904762" calcext:value-type="float">
            <text:p>-16.190 </text:p>
          </table:table-cell>
          <table:table-cell table:style-name="ce342" table:formula="of:=SUM([.C45:.N45])" office:value-type="float" office:value="-194285.714285715" calcext:value-type="float">
            <text:p>-194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table:formula="of:=[.B29]" office:value-type="percentage" office:value="0.12" calcext:value-type="percentage">
            <text:p>12,00%</text:p>
          </table:table-cell>
          <table:table-cell table:style-name="ce342" table:formula="of:=-([.C43]+[.C45])*[.$B46]" office:value-type="float" office:value="-38857.1428571429" calcext:value-type="float">
            <text:p>-38.857 </text:p>
          </table:table-cell>
          <table:table-cell table:style-name="ce342" table:formula="of:=-([.D43]+[.D45])*[.$B46]" office:value-type="float" office:value="-38857.1428571429" calcext:value-type="float">
            <text:p>-38.857 </text:p>
          </table:table-cell>
          <table:table-cell table:style-name="ce342" table:formula="of:=-([.E43]+[.E45])*[.$B46]" office:value-type="float" office:value="-38857.1428571429" calcext:value-type="float">
            <text:p>-38.857 </text:p>
          </table:table-cell>
          <table:table-cell table:style-name="ce342" table:formula="of:=-([.F43]+[.F45])*[.$B46]" office:value-type="float" office:value="-38857.1428571429" calcext:value-type="float">
            <text:p>-38.857 </text:p>
          </table:table-cell>
          <table:table-cell table:style-name="ce342" table:formula="of:=-([.G43]+[.G45])*[.$B46]" office:value-type="float" office:value="-38857.1428571429" calcext:value-type="float">
            <text:p>-38.857 </text:p>
          </table:table-cell>
          <table:table-cell table:style-name="ce342" table:formula="of:=-([.H43]+[.H45])*[.$B46]" office:value-type="float" office:value="-38857.1428571429" calcext:value-type="float">
            <text:p>-38.857 </text:p>
          </table:table-cell>
          <table:table-cell table:style-name="ce342" table:formula="of:=-([.I43]+[.I45])*[.$B46]" office:value-type="float" office:value="-38857.1428571429" calcext:value-type="float">
            <text:p>-38.857 </text:p>
          </table:table-cell>
          <table:table-cell table:style-name="ce342" table:formula="of:=-([.J43]+[.J45])*[.$B46]" office:value-type="float" office:value="-38857.1428571429" calcext:value-type="float">
            <text:p>-38.857 </text:p>
          </table:table-cell>
          <table:table-cell table:style-name="ce342" table:formula="of:=-([.K43]+[.K45])*[.$B46]" office:value-type="float" office:value="-38857.1428571429" calcext:value-type="float">
            <text:p>-38.857 </text:p>
          </table:table-cell>
          <table:table-cell table:style-name="ce342" table:formula="of:=-([.L43]+[.L45])*[.$B46]" office:value-type="float" office:value="-38857.1428571429" calcext:value-type="float">
            <text:p>-38.857 </text:p>
          </table:table-cell>
          <table:table-cell table:style-name="ce342" table:formula="of:=-([.M43]+[.M45])*[.$B46]" office:value-type="float" office:value="-38857.1428571429" calcext:value-type="float">
            <text:p>-38.857 </text:p>
          </table:table-cell>
          <table:table-cell table:style-name="ce342" table:formula="of:=-([.N43]+[.N45])*[.$B46]" office:value-type="float" office:value="-38857.1428571429" calcext:value-type="float">
            <text:p>-38.857 </text:p>
          </table:table-cell>
          <table:table-cell table:style-name="ce342" table:formula="of:=SUM([.C46:.N46])" office:value-type="float" office:value="-466285.714285714" calcext:value-type="float">
            <text:p>-466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table:formula="of:=[.B30]" office:value-type="percentage" office:value="0.0165" calcext:value-type="percentage">
            <text:p>1,65%</text:p>
          </table:table-cell>
          <table:table-cell table:style-name="ce342" table:formula="of:=-([.C43]+[.C45])*[.$B47]" office:value-type="float" office:value="-5342.85714285714" calcext:value-type="float">
            <text:p>-5.343 </text:p>
          </table:table-cell>
          <table:table-cell table:style-name="ce342" table:formula="of:=-([.D43]+[.D45])*[.$B47]" office:value-type="float" office:value="-5342.85714285714" calcext:value-type="float">
            <text:p>-5.343 </text:p>
          </table:table-cell>
          <table:table-cell table:style-name="ce342" table:formula="of:=-([.E43]+[.E45])*[.$B47]" office:value-type="float" office:value="-5342.85714285714" calcext:value-type="float">
            <text:p>-5.343 </text:p>
          </table:table-cell>
          <table:table-cell table:style-name="ce342" table:formula="of:=-([.F43]+[.F45])*[.$B47]" office:value-type="float" office:value="-5342.85714285714" calcext:value-type="float">
            <text:p>-5.343 </text:p>
          </table:table-cell>
          <table:table-cell table:style-name="ce342" table:formula="of:=-([.G43]+[.G45])*[.$B47]" office:value-type="float" office:value="-5342.85714285714" calcext:value-type="float">
            <text:p>-5.343 </text:p>
          </table:table-cell>
          <table:table-cell table:style-name="ce342" table:formula="of:=-([.H43]+[.H45])*[.$B47]" office:value-type="float" office:value="-5342.85714285714" calcext:value-type="float">
            <text:p>-5.343 </text:p>
          </table:table-cell>
          <table:table-cell table:style-name="ce342" table:formula="of:=-([.I43]+[.I45])*[.$B47]" office:value-type="float" office:value="-5342.85714285714" calcext:value-type="float">
            <text:p>-5.343 </text:p>
          </table:table-cell>
          <table:table-cell table:style-name="ce342" table:formula="of:=-([.J43]+[.J45])*[.$B47]" office:value-type="float" office:value="-5342.85714285714" calcext:value-type="float">
            <text:p>-5.343 </text:p>
          </table:table-cell>
          <table:table-cell table:style-name="ce342" table:formula="of:=-([.K43]+[.K45])*[.$B47]" office:value-type="float" office:value="-5342.85714285714" calcext:value-type="float">
            <text:p>-5.343 </text:p>
          </table:table-cell>
          <table:table-cell table:style-name="ce342" table:formula="of:=-([.L43]+[.L45])*[.$B47]" office:value-type="float" office:value="-5342.85714285714" calcext:value-type="float">
            <text:p>-5.343 </text:p>
          </table:table-cell>
          <table:table-cell table:style-name="ce342" table:formula="of:=-([.M43]+[.M45])*[.$B47]" office:value-type="float" office:value="-5342.85714285714" calcext:value-type="float">
            <text:p>-5.343 </text:p>
          </table:table-cell>
          <table:table-cell table:style-name="ce342" table:formula="of:=-([.N43]+[.N45])*[.$B47]" office:value-type="float" office:value="-5342.85714285714" calcext:value-type="float">
            <text:p>-5.343 </text:p>
          </table:table-cell>
          <table:table-cell table:style-name="ce342" table:formula="of:=SUM([.C47:.N47])" office:value-type="float" office:value="-64114.2857142857" calcext:value-type="float">
            <text:p>-64.1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table:formula="of:=[.B31]" office:value-type="percentage" office:value="0.076" calcext:value-type="percentage">
            <text:p>7,60%</text:p>
          </table:table-cell>
          <table:table-cell table:style-name="ce342" table:formula="of:=-([.C43]+[.C45])*[.$B48]" office:value-type="float" office:value="-24609.5238095238" calcext:value-type="float">
            <text:p>-24.610 </text:p>
          </table:table-cell>
          <table:table-cell table:style-name="ce342" table:formula="of:=-([.D43]+[.D45])*[.$B48]" office:value-type="float" office:value="-24609.5238095238" calcext:value-type="float">
            <text:p>-24.610 </text:p>
          </table:table-cell>
          <table:table-cell table:style-name="ce342" table:formula="of:=-([.E43]+[.E45])*[.$B48]" office:value-type="float" office:value="-24609.5238095238" calcext:value-type="float">
            <text:p>-24.610 </text:p>
          </table:table-cell>
          <table:table-cell table:style-name="ce342" table:formula="of:=-([.F43]+[.F45])*[.$B48]" office:value-type="float" office:value="-24609.5238095238" calcext:value-type="float">
            <text:p>-24.610 </text:p>
          </table:table-cell>
          <table:table-cell table:style-name="ce342" table:formula="of:=-([.G43]+[.G45])*[.$B48]" office:value-type="float" office:value="-24609.5238095238" calcext:value-type="float">
            <text:p>-24.610 </text:p>
          </table:table-cell>
          <table:table-cell table:style-name="ce342" table:formula="of:=-([.H43]+[.H45])*[.$B48]" office:value-type="float" office:value="-24609.5238095238" calcext:value-type="float">
            <text:p>-24.610 </text:p>
          </table:table-cell>
          <table:table-cell table:style-name="ce342" table:formula="of:=-([.I43]+[.I45])*[.$B48]" office:value-type="float" office:value="-24609.5238095238" calcext:value-type="float">
            <text:p>-24.610 </text:p>
          </table:table-cell>
          <table:table-cell table:style-name="ce342" table:formula="of:=-([.J43]+[.J45])*[.$B48]" office:value-type="float" office:value="-24609.5238095238" calcext:value-type="float">
            <text:p>-24.610 </text:p>
          </table:table-cell>
          <table:table-cell table:style-name="ce342" table:formula="of:=-([.K43]+[.K45])*[.$B48]" office:value-type="float" office:value="-24609.5238095238" calcext:value-type="float">
            <text:p>-24.610 </text:p>
          </table:table-cell>
          <table:table-cell table:style-name="ce342" table:formula="of:=-([.L43]+[.L45])*[.$B48]" office:value-type="float" office:value="-24609.5238095238" calcext:value-type="float">
            <text:p>-24.610 </text:p>
          </table:table-cell>
          <table:table-cell table:style-name="ce342" table:formula="of:=-([.M43]+[.M45])*[.$B48]" office:value-type="float" office:value="-24609.5238095238" calcext:value-type="float">
            <text:p>-24.610 </text:p>
          </table:table-cell>
          <table:table-cell table:style-name="ce342" table:formula="of:=-([.N43]+[.N45])*[.$B48]" office:value-type="float" office:value="-24609.5238095238" calcext:value-type="float">
            <text:p>-24.610 </text:p>
          </table:table-cell>
          <table:table-cell table:style-name="ce342" table:formula="of:=SUM([.C48:.N48])" office:value-type="float" office:value="-295314.285714286" calcext:value-type="float">
            <text:p>-295.3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32]" office:value-type="percentage" office:value="0" calcext:value-type="percentage">
            <text:p>0,00%</text:p>
          </table:table-cell>
          <table:table-cell table:style-name="ce342" table:formula="of:=-([.C43]+[.C45])*[.$B49]" office:value-type="float" office:value="-0" calcext:value-type="float">
            <text:p>0 </text:p>
          </table:table-cell>
          <table:table-cell table:style-name="ce342" table:formula="of:=-([.D43]+[.D45])*[.$B49]" office:value-type="float" office:value="-0" calcext:value-type="float">
            <text:p>0 </text:p>
          </table:table-cell>
          <table:table-cell table:style-name="ce342" table:formula="of:=-([.E43]+[.E45])*[.$B49]" office:value-type="float" office:value="-0" calcext:value-type="float">
            <text:p>0 </text:p>
          </table:table-cell>
          <table:table-cell table:style-name="ce342" table:formula="of:=-([.F43]+[.F45])*[.$B49]" office:value-type="float" office:value="-0" calcext:value-type="float">
            <text:p>0 </text:p>
          </table:table-cell>
          <table:table-cell table:style-name="ce342" table:formula="of:=-([.G43]+[.G45])*[.$B49]" office:value-type="float" office:value="-0" calcext:value-type="float">
            <text:p>0 </text:p>
          </table:table-cell>
          <table:table-cell table:style-name="ce342" table:formula="of:=-([.H43]+[.H45])*[.$B49]" office:value-type="float" office:value="-0" calcext:value-type="float">
            <text:p>0 </text:p>
          </table:table-cell>
          <table:table-cell table:style-name="ce342" table:formula="of:=-([.I43]+[.I45])*[.$B49]" office:value-type="float" office:value="-0" calcext:value-type="float">
            <text:p>0 </text:p>
          </table:table-cell>
          <table:table-cell table:style-name="ce342" table:formula="of:=-([.J43]+[.J45])*[.$B49]" office:value-type="float" office:value="-0" calcext:value-type="float">
            <text:p>0 </text:p>
          </table:table-cell>
          <table:table-cell table:style-name="ce342" table:formula="of:=-([.K43]+[.K45])*[.$B49]" office:value-type="float" office:value="-0" calcext:value-type="float">
            <text:p>0 </text:p>
          </table:table-cell>
          <table:table-cell table:style-name="ce342" table:formula="of:=-([.L43]+[.L45])*[.$B49]" office:value-type="float" office:value="-0" calcext:value-type="float">
            <text:p>0 </text:p>
          </table:table-cell>
          <table:table-cell table:style-name="ce342" table:formula="of:=-([.M43]+[.M45])*[.$B49]" office:value-type="float" office:value="-0" calcext:value-type="float">
            <text:p>0 </text:p>
          </table:table-cell>
          <table:table-cell table:style-name="ce342" table:formula="of:=-([.N43]+[.N45])*[.$B49]" office:value-type="float" office:value="-0" calcext:value-type="float">
            <text:p>0 </text:p>
          </table:table-cell>
          <table:table-cell table:style-name="ce342" table:formula="of:=SUM([.C49:.N49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33]" office:value-type="percentage" office:value="0" calcext:value-type="percentage">
            <text:p>0,00%</text:p>
          </table:table-cell>
          <table:table-cell table:style-name="ce342" table:formula="of:=-([.C43]+[.C45])*[.$B50]" office:value-type="float" office:value="-0" calcext:value-type="float">
            <text:p>0 </text:p>
          </table:table-cell>
          <table:table-cell table:style-name="ce342" table:formula="of:=-([.D43]+[.D45])*[.$B50]" office:value-type="float" office:value="-0" calcext:value-type="float">
            <text:p>0 </text:p>
          </table:table-cell>
          <table:table-cell table:style-name="ce342" table:formula="of:=-([.E43]+[.E45])*[.$B50]" office:value-type="float" office:value="-0" calcext:value-type="float">
            <text:p>0 </text:p>
          </table:table-cell>
          <table:table-cell table:style-name="ce342" table:formula="of:=-([.F43]+[.F45])*[.$B50]" office:value-type="float" office:value="-0" calcext:value-type="float">
            <text:p>0 </text:p>
          </table:table-cell>
          <table:table-cell table:style-name="ce342" table:formula="of:=-([.G43]+[.G45])*[.$B50]" office:value-type="float" office:value="-0" calcext:value-type="float">
            <text:p>0 </text:p>
          </table:table-cell>
          <table:table-cell table:style-name="ce342" table:formula="of:=-([.H43]+[.H45])*[.$B50]" office:value-type="float" office:value="-0" calcext:value-type="float">
            <text:p>0 </text:p>
          </table:table-cell>
          <table:table-cell table:style-name="ce342" table:formula="of:=-([.I43]+[.I45])*[.$B50]" office:value-type="float" office:value="-0" calcext:value-type="float">
            <text:p>0 </text:p>
          </table:table-cell>
          <table:table-cell table:style-name="ce342" table:formula="of:=-([.J43]+[.J45])*[.$B50]" office:value-type="float" office:value="-0" calcext:value-type="float">
            <text:p>0 </text:p>
          </table:table-cell>
          <table:table-cell table:style-name="ce342" table:formula="of:=-([.K43]+[.K45])*[.$B50]" office:value-type="float" office:value="-0" calcext:value-type="float">
            <text:p>0 </text:p>
          </table:table-cell>
          <table:table-cell table:style-name="ce342" table:formula="of:=-([.L43]+[.L45])*[.$B50]" office:value-type="float" office:value="-0" calcext:value-type="float">
            <text:p>0 </text:p>
          </table:table-cell>
          <table:table-cell table:style-name="ce342" table:formula="of:=-([.M43]+[.M45])*[.$B50]" office:value-type="float" office:value="-0" calcext:value-type="float">
            <text:p>0 </text:p>
          </table:table-cell>
          <table:table-cell table:style-name="ce342" table:formula="of:=-([.N43]+[.N45])*[.$B50]" office:value-type="float" office:value="-0" calcext:value-type="float">
            <text:p>0 </text:p>
          </table:table-cell>
          <table:table-cell table:style-name="ce342" table:formula="of:=SUM([.C50:.N50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43]+[.C44]" office:value-type="float" office:value="255000" calcext:value-type="float">
            <text:p>255.000 </text:p>
          </table:table-cell>
          <table:table-cell table:style-name="ce342" table:formula="of:=+[.D43]+[.D44]" office:value-type="float" office:value="255000" calcext:value-type="float">
            <text:p>255.000 </text:p>
          </table:table-cell>
          <table:table-cell table:style-name="ce342" table:formula="of:=+[.E43]+[.E44]" office:value-type="float" office:value="255000" calcext:value-type="float">
            <text:p>255.000 </text:p>
          </table:table-cell>
          <table:table-cell table:style-name="ce342" table:formula="of:=+[.F43]+[.F44]" office:value-type="float" office:value="255000" calcext:value-type="float">
            <text:p>255.000 </text:p>
          </table:table-cell>
          <table:table-cell table:style-name="ce342" table:formula="of:=+[.G43]+[.G44]" office:value-type="float" office:value="255000" calcext:value-type="float">
            <text:p>255.000 </text:p>
          </table:table-cell>
          <table:table-cell table:style-name="ce342" table:formula="of:=+[.H43]+[.H44]" office:value-type="float" office:value="255000" calcext:value-type="float">
            <text:p>255.000 </text:p>
          </table:table-cell>
          <table:table-cell table:style-name="ce342" table:formula="of:=+[.I43]+[.I44]" office:value-type="float" office:value="255000" calcext:value-type="float">
            <text:p>255.000 </text:p>
          </table:table-cell>
          <table:table-cell table:style-name="ce342" table:formula="of:=+[.J43]+[.J44]" office:value-type="float" office:value="255000" calcext:value-type="float">
            <text:p>255.000 </text:p>
          </table:table-cell>
          <table:table-cell table:style-name="ce342" table:formula="of:=+[.K43]+[.K44]" office:value-type="float" office:value="255000" calcext:value-type="float">
            <text:p>255.000 </text:p>
          </table:table-cell>
          <table:table-cell table:style-name="ce342" table:formula="of:=+[.L43]+[.L44]" office:value-type="float" office:value="255000" calcext:value-type="float">
            <text:p>255.000 </text:p>
          </table:table-cell>
          <table:table-cell table:style-name="ce342" table:formula="of:=+[.M43]+[.M44]" office:value-type="float" office:value="255000" calcext:value-type="float">
            <text:p>255.000 </text:p>
          </table:table-cell>
          <table:table-cell table:style-name="ce342" table:formula="of:=+[.N43]+[.N44]" office:value-type="float" office:value="255000" calcext:value-type="float">
            <text:p>255.000 </text:p>
          </table:table-cell>
          <table:table-cell table:style-name="ce342" table:formula="of:=SUM([.C51:.N51])" office:value-type="float" office:value="3060000" calcext:value-type="float">
            <text:p>3.060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1" office:value-type="string" calcext:value-type="string">
            <text:p>Lustra Móveis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10" calcext:value-type="float">
            <text:p>10,00 </text:p>
          </table:table-cell>
          <table:table-cell table:style-name="ce340" table:formula="of:=+[.C54]" office:value-type="float" office:value="10" calcext:value-type="float">
            <text:p>10,00 </text:p>
          </table:table-cell>
          <table:table-cell table:style-name="ce340" table:formula="of:=+[.D54]" office:value-type="float" office:value="10" calcext:value-type="float">
            <text:p>10,00 </text:p>
          </table:table-cell>
          <table:table-cell table:style-name="ce340" table:formula="of:=+[.E54]" office:value-type="float" office:value="10" calcext:value-type="float">
            <text:p>10,00 </text:p>
          </table:table-cell>
          <table:table-cell table:style-name="ce340" table:formula="of:=+[.F54]" office:value-type="float" office:value="10" calcext:value-type="float">
            <text:p>10,00 </text:p>
          </table:table-cell>
          <table:table-cell table:style-name="ce340" table:formula="of:=+[.G54]" office:value-type="float" office:value="10" calcext:value-type="float">
            <text:p>10,00 </text:p>
          </table:table-cell>
          <table:table-cell table:style-name="ce340" table:formula="of:=+[.H54]" office:value-type="float" office:value="10" calcext:value-type="float">
            <text:p>10,00 </text:p>
          </table:table-cell>
          <table:table-cell table:style-name="ce340" table:formula="of:=+[.I54]" office:value-type="float" office:value="10" calcext:value-type="float">
            <text:p>10,00 </text:p>
          </table:table-cell>
          <table:table-cell table:style-name="ce340" table:formula="of:=+[.J54]" office:value-type="float" office:value="10" calcext:value-type="float">
            <text:p>10,00 </text:p>
          </table:table-cell>
          <table:table-cell table:style-name="ce340" table:formula="of:=+[.K54]" office:value-type="float" office:value="10" calcext:value-type="float">
            <text:p>10,00 </text:p>
          </table:table-cell>
          <table:table-cell table:style-name="ce340" table:formula="of:=+[.L54]" office:value-type="float" office:value="10" calcext:value-type="float">
            <text:p>10,00 </text:p>
          </table:table-cell>
          <table:table-cell table:style-name="ce340" table:formula="of:=+[.M54]" office:value-type="float" office:value="10" calcext:value-type="float">
            <text:p>10,0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54]*(1+[.C56])" office:value-type="float" office:value="10" calcext:value-type="float">
            <text:p>10,00 </text:p>
          </table:table-cell>
          <table:table-cell table:style-name="ce335" table:formula="of:=+[.D54]*(1+[.D56])" office:value-type="float" office:value="10" calcext:value-type="float">
            <text:p>10,00 </text:p>
          </table:table-cell>
          <table:table-cell table:style-name="ce335" table:formula="of:=+[.E54]*(1+[.E56])" office:value-type="float" office:value="10" calcext:value-type="float">
            <text:p>10,00 </text:p>
          </table:table-cell>
          <table:table-cell table:style-name="ce335" table:formula="of:=+[.F54]*(1+[.F56])" office:value-type="float" office:value="10" calcext:value-type="float">
            <text:p>10,00 </text:p>
          </table:table-cell>
          <table:table-cell table:style-name="ce335" table:formula="of:=+[.G54]*(1+[.G56])" office:value-type="float" office:value="10" calcext:value-type="float">
            <text:p>10,00 </text:p>
          </table:table-cell>
          <table:table-cell table:style-name="ce335" table:formula="of:=+[.H54]*(1+[.H56])" office:value-type="float" office:value="10" calcext:value-type="float">
            <text:p>10,00 </text:p>
          </table:table-cell>
          <table:table-cell table:style-name="ce335" table:formula="of:=+[.I54]*(1+[.I56])" office:value-type="float" office:value="10" calcext:value-type="float">
            <text:p>10,00 </text:p>
          </table:table-cell>
          <table:table-cell table:style-name="ce335" table:formula="of:=+[.J54]*(1+[.J56])" office:value-type="float" office:value="10" calcext:value-type="float">
            <text:p>10,00 </text:p>
          </table:table-cell>
          <table:table-cell table:style-name="ce335" table:formula="of:=+[.K54]*(1+[.K56])" office:value-type="float" office:value="10" calcext:value-type="float">
            <text:p>10,00 </text:p>
          </table:table-cell>
          <table:table-cell table:style-name="ce335" table:formula="of:=+[.L54]*(1+[.L56])" office:value-type="float" office:value="10" calcext:value-type="float">
            <text:p>10,00 </text:p>
          </table:table-cell>
          <table:table-cell table:style-name="ce335" table:formula="of:=+[.M54]*(1+[.M56])" office:value-type="float" office:value="10" calcext:value-type="float">
            <text:p>10,00 </text:p>
          </table:table-cell>
          <table:table-cell table:style-name="ce335" table:formula="of:=+[.N54]*(1+[.N56])" office:value-type="float" office:value="10" calcext:value-type="float">
            <text:p>10,00 </text:p>
          </table:table-cell>
          <table:table-cell table:style-name="ce335" table:formula="of:=IFERROR(([.O60]/[.O58]);0)" office:value-type="float" office:value="10" calcext:value-type="float">
            <text:p>10,0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[.C56]" office:value-type="percentage" office:value="0" calcext:value-type="percentage">
            <text:p>0,00%</text:p>
          </table:table-cell>
          <table:table-cell table:style-name="ce336" table:formula="of:=[.D56]" office:value-type="percentage" office:value="0" calcext:value-type="percentage">
            <text:p>0,00%</text:p>
          </table:table-cell>
          <table:table-cell table:style-name="ce336" table:formula="of:=[.E56]" office:value-type="percentage" office:value="0" calcext:value-type="percentage">
            <text:p>0,00%</text:p>
          </table:table-cell>
          <table:table-cell table:style-name="ce336" table:formula="of:=[.F56]" office:value-type="percentage" office:value="0" calcext:value-type="percentage">
            <text:p>0,00%</text:p>
          </table:table-cell>
          <table:table-cell table:style-name="ce336" table:formula="of:=[.G56]" office:value-type="percentage" office:value="0" calcext:value-type="percentage">
            <text:p>0,00%</text:p>
          </table:table-cell>
          <table:table-cell table:style-name="ce336" table:formula="of:=[.H56]" office:value-type="percentage" office:value="0" calcext:value-type="percentage">
            <text:p>0,00%</text:p>
          </table:table-cell>
          <table:table-cell table:style-name="ce336" table:formula="of:=[.I56]" office:value-type="percentage" office:value="0" calcext:value-type="percentage">
            <text:p>0,00%</text:p>
          </table:table-cell>
          <table:table-cell table:style-name="ce336" table:formula="of:=[.J56]" office:value-type="percentage" office:value="0" calcext:value-type="percentage">
            <text:p>0,00%</text:p>
          </table:table-cell>
          <table:table-cell table:style-name="ce336" table:formula="of:=[.K56]" office:value-type="percentage" office:value="0" calcext:value-type="percentage">
            <text:p>0,00%</text:p>
          </table:table-cell>
          <table:table-cell table:style-name="ce336" table:formula="of:=[.L56]" office:value-type="percentage" office:value="0" calcext:value-type="percentage">
            <text:p>0,00%</text:p>
          </table:table-cell>
          <table:table-cell table:style-name="ce336" table:formula="of:=[.M56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50000" calcext:value-type="float">
            <text:p>50.000</text:p>
          </table:table-cell>
          <table:table-cell table:style-name="ce341" table:formula="of:=+[.C57]" office:value-type="float" office:value="50000" calcext:value-type="float">
            <text:p>50.000</text:p>
          </table:table-cell>
          <table:table-cell table:style-name="ce341" table:formula="of:=+[.D57]" office:value-type="float" office:value="50000" calcext:value-type="float">
            <text:p>50.000</text:p>
          </table:table-cell>
          <table:table-cell table:style-name="ce341" table:formula="of:=+[.E57]" office:value-type="float" office:value="50000" calcext:value-type="float">
            <text:p>50.000</text:p>
          </table:table-cell>
          <table:table-cell table:style-name="ce341" table:formula="of:=+[.F57]" office:value-type="float" office:value="50000" calcext:value-type="float">
            <text:p>50.000</text:p>
          </table:table-cell>
          <table:table-cell table:style-name="ce341" table:formula="of:=+[.G57]" office:value-type="float" office:value="50000" calcext:value-type="float">
            <text:p>50.000</text:p>
          </table:table-cell>
          <table:table-cell table:style-name="ce341" table:formula="of:=+[.H57]" office:value-type="float" office:value="50000" calcext:value-type="float">
            <text:p>50.000</text:p>
          </table:table-cell>
          <table:table-cell table:style-name="ce341" table:formula="of:=+[.I57]" office:value-type="float" office:value="50000" calcext:value-type="float">
            <text:p>50.000</text:p>
          </table:table-cell>
          <table:table-cell table:style-name="ce341" table:formula="of:=+[.J57]" office:value-type="float" office:value="50000" calcext:value-type="float">
            <text:p>50.000</text:p>
          </table:table-cell>
          <table:table-cell table:style-name="ce341" table:formula="of:=+[.K57]" office:value-type="float" office:value="50000" calcext:value-type="float">
            <text:p>50.000</text:p>
          </table:table-cell>
          <table:table-cell table:style-name="ce341" table:formula="of:=+[.L57]" office:value-type="float" office:value="50000" calcext:value-type="float">
            <text:p>50.000</text:p>
          </table:table-cell>
          <table:table-cell table:style-name="ce341" table:formula="of:=+[.M57]" office:value-type="float" office:value="50000" calcext:value-type="float">
            <text:p>50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57]*(1+[.C59])" office:value-type="float" office:value="50000" calcext:value-type="float">
            <text:p>50.000 </text:p>
          </table:table-cell>
          <table:table-cell table:style-name="ce342" table:formula="of:=+[.D57]*(1+[.D59])" office:value-type="float" office:value="50000" calcext:value-type="float">
            <text:p>50.000 </text:p>
          </table:table-cell>
          <table:table-cell table:style-name="ce342" table:formula="of:=+[.E57]*(1+[.E59])" office:value-type="float" office:value="50000" calcext:value-type="float">
            <text:p>50.000 </text:p>
          </table:table-cell>
          <table:table-cell table:style-name="ce342" table:formula="of:=+[.F57]*(1+[.F59])" office:value-type="float" office:value="50000" calcext:value-type="float">
            <text:p>50.000 </text:p>
          </table:table-cell>
          <table:table-cell table:style-name="ce342" table:formula="of:=+[.G57]*(1+[.G59])" office:value-type="float" office:value="50000" calcext:value-type="float">
            <text:p>50.000 </text:p>
          </table:table-cell>
          <table:table-cell table:style-name="ce342" table:formula="of:=+[.H57]*(1+[.H59])" office:value-type="float" office:value="50000" calcext:value-type="float">
            <text:p>50.000 </text:p>
          </table:table-cell>
          <table:table-cell table:style-name="ce342" table:formula="of:=+[.I57]*(1+[.I59])" office:value-type="float" office:value="50000" calcext:value-type="float">
            <text:p>50.000 </text:p>
          </table:table-cell>
          <table:table-cell table:style-name="ce342" table:formula="of:=+[.J57]*(1+[.J59])" office:value-type="float" office:value="50000" calcext:value-type="float">
            <text:p>50.000 </text:p>
          </table:table-cell>
          <table:table-cell table:style-name="ce342" table:formula="of:=+[.K57]*(1+[.K59])" office:value-type="float" office:value="50000" calcext:value-type="float">
            <text:p>50.000 </text:p>
          </table:table-cell>
          <table:table-cell table:style-name="ce342" table:formula="of:=+[.L57]*(1+[.L59])" office:value-type="float" office:value="50000" calcext:value-type="float">
            <text:p>50.000 </text:p>
          </table:table-cell>
          <table:table-cell table:style-name="ce342" table:formula="of:=+[.M57]*(1+[.M59])" office:value-type="float" office:value="50000" calcext:value-type="float">
            <text:p>50.000 </text:p>
          </table:table-cell>
          <table:table-cell table:style-name="ce342" table:formula="of:=+[.N57]*(1+[.N59])" office:value-type="float" office:value="50000" calcext:value-type="float">
            <text:p>50.000 </text:p>
          </table:table-cell>
          <table:table-cell table:style-name="ce342" table:formula="of:=SUM([.C58:.N58])" office:value-type="float" office:value="600000" calcext:value-type="float">
            <text:p>60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59]" office:value-type="percentage" office:value="0" calcext:value-type="percentage">
            <text:p>0,00%</text:p>
          </table:table-cell>
          <table:table-cell table:style-name="ce336" table:formula="of:=[.D59]" office:value-type="percentage" office:value="0" calcext:value-type="percentage">
            <text:p>0,00%</text:p>
          </table:table-cell>
          <table:table-cell table:style-name="ce336" table:formula="of:=[.E59]" office:value-type="percentage" office:value="0" calcext:value-type="percentage">
            <text:p>0,00%</text:p>
          </table:table-cell>
          <table:table-cell table:style-name="ce336" table:formula="of:=[.F59]" office:value-type="percentage" office:value="0" calcext:value-type="percentage">
            <text:p>0,00%</text:p>
          </table:table-cell>
          <table:table-cell table:style-name="ce336" table:formula="of:=[.G59]" office:value-type="percentage" office:value="0" calcext:value-type="percentage">
            <text:p>0,00%</text:p>
          </table:table-cell>
          <table:table-cell table:style-name="ce336" table:formula="of:=[.H59]" office:value-type="percentage" office:value="0" calcext:value-type="percentage">
            <text:p>0,00%</text:p>
          </table:table-cell>
          <table:table-cell table:style-name="ce336" table:formula="of:=[.I59]" office:value-type="percentage" office:value="0" calcext:value-type="percentage">
            <text:p>0,00%</text:p>
          </table:table-cell>
          <table:table-cell table:style-name="ce336" table:formula="of:=[.J59]" office:value-type="percentage" office:value="0" calcext:value-type="percentage">
            <text:p>0,00%</text:p>
          </table:table-cell>
          <table:table-cell table:style-name="ce336" table:formula="of:=[.K59]" office:value-type="percentage" office:value="0" calcext:value-type="percentage">
            <text:p>0,00%</text:p>
          </table:table-cell>
          <table:table-cell table:style-name="ce336" table:formula="of:=[.L59]" office:value-type="percentage" office:value="0" calcext:value-type="percentage">
            <text:p>0,00%</text:p>
          </table:table-cell>
          <table:table-cell table:style-name="ce336" table:formula="of:=[.M59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55]*[.C58]" office:value-type="float" office:value="500000" calcext:value-type="float">
            <text:p>500.000 </text:p>
          </table:table-cell>
          <table:table-cell table:style-name="ce342" table:formula="of:=+[.D55]*[.D58]" office:value-type="float" office:value="500000" calcext:value-type="float">
            <text:p>500.000 </text:p>
          </table:table-cell>
          <table:table-cell table:style-name="ce342" table:formula="of:=+[.E55]*[.E58]" office:value-type="float" office:value="500000" calcext:value-type="float">
            <text:p>500.000 </text:p>
          </table:table-cell>
          <table:table-cell table:style-name="ce342" table:formula="of:=+[.F55]*[.F58]" office:value-type="float" office:value="500000" calcext:value-type="float">
            <text:p>500.000 </text:p>
          </table:table-cell>
          <table:table-cell table:style-name="ce342" table:formula="of:=+[.G55]*[.G58]" office:value-type="float" office:value="500000" calcext:value-type="float">
            <text:p>500.000 </text:p>
          </table:table-cell>
          <table:table-cell table:style-name="ce342" table:formula="of:=+[.H55]*[.H58]" office:value-type="float" office:value="500000" calcext:value-type="float">
            <text:p>500.000 </text:p>
          </table:table-cell>
          <table:table-cell table:style-name="ce342" table:formula="of:=+[.I55]*[.I58]" office:value-type="float" office:value="500000" calcext:value-type="float">
            <text:p>500.000 </text:p>
          </table:table-cell>
          <table:table-cell table:style-name="ce342" table:formula="of:=+[.J55]*[.J58]" office:value-type="float" office:value="500000" calcext:value-type="float">
            <text:p>500.000 </text:p>
          </table:table-cell>
          <table:table-cell table:style-name="ce342" table:formula="of:=+[.K55]*[.K58]" office:value-type="float" office:value="500000" calcext:value-type="float">
            <text:p>500.000 </text:p>
          </table:table-cell>
          <table:table-cell table:style-name="ce342" table:formula="of:=+[.L55]*[.L58]" office:value-type="float" office:value="500000" calcext:value-type="float">
            <text:p>500.000 </text:p>
          </table:table-cell>
          <table:table-cell table:style-name="ce342" table:formula="of:=+[.M55]*[.M58]" office:value-type="float" office:value="500000" calcext:value-type="float">
            <text:p>500.000 </text:p>
          </table:table-cell>
          <table:table-cell table:style-name="ce342" table:formula="of:=+[.N55]*[.N58]" office:value-type="float" office:value="500000" calcext:value-type="float">
            <text:p>500.000 </text:p>
          </table:table-cell>
          <table:table-cell table:style-name="ce342" table:formula="of:=SUM([.C60:.N60])" office:value-type="float" office:value="6000000" calcext:value-type="float">
            <text:p>6.000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62:.C67])" office:value-type="float" office:value="-125000" calcext:value-type="float">
            <text:p>-125.000 </text:p>
          </table:table-cell>
          <table:table-cell table:style-name="ce342" table:formula="of:=SUM([.D62:.D67])" office:value-type="float" office:value="-125000" calcext:value-type="float">
            <text:p>-125.000 </text:p>
          </table:table-cell>
          <table:table-cell table:style-name="ce342" table:formula="of:=SUM([.E62:.E67])" office:value-type="float" office:value="-125000" calcext:value-type="float">
            <text:p>-125.000 </text:p>
          </table:table-cell>
          <table:table-cell table:style-name="ce342" table:formula="of:=SUM([.F62:.F67])" office:value-type="float" office:value="-125000" calcext:value-type="float">
            <text:p>-125.000 </text:p>
          </table:table-cell>
          <table:table-cell table:style-name="ce342" table:formula="of:=SUM([.G62:.G67])" office:value-type="float" office:value="-125000" calcext:value-type="float">
            <text:p>-125.000 </text:p>
          </table:table-cell>
          <table:table-cell table:style-name="ce342" table:formula="of:=SUM([.H62:.H67])" office:value-type="float" office:value="-125000" calcext:value-type="float">
            <text:p>-125.000 </text:p>
          </table:table-cell>
          <table:table-cell table:style-name="ce342" table:formula="of:=SUM([.I62:.I67])" office:value-type="float" office:value="-125000" calcext:value-type="float">
            <text:p>-125.000 </text:p>
          </table:table-cell>
          <table:table-cell table:style-name="ce342" table:formula="of:=SUM([.J62:.J67])" office:value-type="float" office:value="-125000" calcext:value-type="float">
            <text:p>-125.000 </text:p>
          </table:table-cell>
          <table:table-cell table:style-name="ce342" table:formula="of:=SUM([.K62:.K67])" office:value-type="float" office:value="-125000" calcext:value-type="float">
            <text:p>-125.000 </text:p>
          </table:table-cell>
          <table:table-cell table:style-name="ce342" table:formula="of:=SUM([.L62:.L67])" office:value-type="float" office:value="-125000" calcext:value-type="float">
            <text:p>-125.000 </text:p>
          </table:table-cell>
          <table:table-cell table:style-name="ce342" table:formula="of:=SUM([.M62:.M67])" office:value-type="float" office:value="-125000" calcext:value-type="float">
            <text:p>-125.000 </text:p>
          </table:table-cell>
          <table:table-cell table:style-name="ce342" table:formula="of:=SUM([.N62:.N67])" office:value-type="float" office:value="-125000" calcext:value-type="float">
            <text:p>-125.000 </text:p>
          </table:table-cell>
          <table:table-cell table:style-name="ce342" table:formula="of:=SUM([.C61:.N61])" office:value-type="float" office:value="-1500000" calcext:value-type="float">
            <text:p>-1.50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table:formula="of:=[.B45]" office:value-type="percentage" office:value="0.05" calcext:value-type="percentage">
            <text:p>5,00%</text:p>
          </table:table-cell>
          <table:table-cell table:style-name="ce342" table:formula="of:=- [.C60] * (1 - 1 / (1 + [.$B62]))" office:value-type="float" office:value="-23809.5238095238" calcext:value-type="float">
            <text:p>-23.810 </text:p>
          </table:table-cell>
          <table:table-cell table:style-name="ce342" table:formula="of:=- [.D60] * (1 - 1 / (1 + [.$B62]))" office:value-type="float" office:value="-23809.5238095238" calcext:value-type="float">
            <text:p>-23.810 </text:p>
          </table:table-cell>
          <table:table-cell table:style-name="ce342" table:formula="of:=- [.E60] * (1 - 1 / (1 + [.$B62]))" office:value-type="float" office:value="-23809.5238095238" calcext:value-type="float">
            <text:p>-23.810 </text:p>
          </table:table-cell>
          <table:table-cell table:style-name="ce342" table:formula="of:=- [.F60] * (1 - 1 / (1 + [.$B62]))" office:value-type="float" office:value="-23809.5238095238" calcext:value-type="float">
            <text:p>-23.810 </text:p>
          </table:table-cell>
          <table:table-cell table:style-name="ce342" table:formula="of:=- [.G60] * (1 - 1 / (1 + [.$B62]))" office:value-type="float" office:value="-23809.5238095238" calcext:value-type="float">
            <text:p>-23.810 </text:p>
          </table:table-cell>
          <table:table-cell table:style-name="ce342" table:formula="of:=- [.H60] * (1 - 1 / (1 + [.$B62]))" office:value-type="float" office:value="-23809.5238095238" calcext:value-type="float">
            <text:p>-23.810 </text:p>
          </table:table-cell>
          <table:table-cell table:style-name="ce342" table:formula="of:=- [.I60] * (1 - 1 / (1 + [.$B62]))" office:value-type="float" office:value="-23809.5238095238" calcext:value-type="float">
            <text:p>-23.810 </text:p>
          </table:table-cell>
          <table:table-cell table:style-name="ce342" table:formula="of:=- [.J60] * (1 - 1 / (1 + [.$B62]))" office:value-type="float" office:value="-23809.5238095238" calcext:value-type="float">
            <text:p>-23.810 </text:p>
          </table:table-cell>
          <table:table-cell table:style-name="ce342" table:formula="of:=- [.K60] * (1 - 1 / (1 + [.$B62]))" office:value-type="float" office:value="-23809.5238095238" calcext:value-type="float">
            <text:p>-23.810 </text:p>
          </table:table-cell>
          <table:table-cell table:style-name="ce342" table:formula="of:=- [.L60] * (1 - 1 / (1 + [.$B62]))" office:value-type="float" office:value="-23809.5238095238" calcext:value-type="float">
            <text:p>-23.810 </text:p>
          </table:table-cell>
          <table:table-cell table:style-name="ce342" table:formula="of:=- [.M60] * (1 - 1 / (1 + [.$B62]))" office:value-type="float" office:value="-23809.5238095238" calcext:value-type="float">
            <text:p>-23.810 </text:p>
          </table:table-cell>
          <table:table-cell table:style-name="ce342" table:formula="of:=- [.N60] * (1 - 1 / (1 + [.$B62]))" office:value-type="float" office:value="-23809.5238095238" calcext:value-type="float">
            <text:p>-23.810 </text:p>
          </table:table-cell>
          <table:table-cell table:style-name="ce342" table:formula="of:=SUM([.C62:.N62])" office:value-type="float" office:value="-285714.285714286" calcext:value-type="float">
            <text:p>-285.7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table:formula="of:=[.B46]" office:value-type="percentage" office:value="0.12" calcext:value-type="percentage">
            <text:p>12,00%</text:p>
          </table:table-cell>
          <table:table-cell table:style-name="ce342" table:formula="of:=-([.C60]+[.C62])*[.$B63]" office:value-type="float" office:value="-57142.8571428571" calcext:value-type="float">
            <text:p>-57.143 </text:p>
          </table:table-cell>
          <table:table-cell table:style-name="ce342" table:formula="of:=-([.D60]+[.D62])*[.$B63]" office:value-type="float" office:value="-57142.8571428571" calcext:value-type="float">
            <text:p>-57.143 </text:p>
          </table:table-cell>
          <table:table-cell table:style-name="ce342" table:formula="of:=-([.E60]+[.E62])*[.$B63]" office:value-type="float" office:value="-57142.8571428571" calcext:value-type="float">
            <text:p>-57.143 </text:p>
          </table:table-cell>
          <table:table-cell table:style-name="ce342" table:formula="of:=-([.F60]+[.F62])*[.$B63]" office:value-type="float" office:value="-57142.8571428571" calcext:value-type="float">
            <text:p>-57.143 </text:p>
          </table:table-cell>
          <table:table-cell table:style-name="ce342" table:formula="of:=-([.G60]+[.G62])*[.$B63]" office:value-type="float" office:value="-57142.8571428571" calcext:value-type="float">
            <text:p>-57.143 </text:p>
          </table:table-cell>
          <table:table-cell table:style-name="ce342" table:formula="of:=-([.H60]+[.H62])*[.$B63]" office:value-type="float" office:value="-57142.8571428571" calcext:value-type="float">
            <text:p>-57.143 </text:p>
          </table:table-cell>
          <table:table-cell table:style-name="ce342" table:formula="of:=-([.I60]+[.I62])*[.$B63]" office:value-type="float" office:value="-57142.8571428571" calcext:value-type="float">
            <text:p>-57.143 </text:p>
          </table:table-cell>
          <table:table-cell table:style-name="ce342" table:formula="of:=-([.J60]+[.J62])*[.$B63]" office:value-type="float" office:value="-57142.8571428571" calcext:value-type="float">
            <text:p>-57.143 </text:p>
          </table:table-cell>
          <table:table-cell table:style-name="ce342" table:formula="of:=-([.K60]+[.K62])*[.$B63]" office:value-type="float" office:value="-57142.8571428571" calcext:value-type="float">
            <text:p>-57.143 </text:p>
          </table:table-cell>
          <table:table-cell table:style-name="ce342" table:formula="of:=-([.L60]+[.L62])*[.$B63]" office:value-type="float" office:value="-57142.8571428571" calcext:value-type="float">
            <text:p>-57.143 </text:p>
          </table:table-cell>
          <table:table-cell table:style-name="ce342" table:formula="of:=-([.M60]+[.M62])*[.$B63]" office:value-type="float" office:value="-57142.8571428571" calcext:value-type="float">
            <text:p>-57.143 </text:p>
          </table:table-cell>
          <table:table-cell table:style-name="ce342" table:formula="of:=-([.N60]+[.N62])*[.$B63]" office:value-type="float" office:value="-57142.8571428571" calcext:value-type="float">
            <text:p>-57.143 </text:p>
          </table:table-cell>
          <table:table-cell table:style-name="ce342" table:formula="of:=SUM([.C63:.N63])" office:value-type="float" office:value="-685714.285714286" calcext:value-type="float">
            <text:p>-685.7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table:formula="of:=[.B47]" office:value-type="percentage" office:value="0.0165" calcext:value-type="percentage">
            <text:p>1,65%</text:p>
          </table:table-cell>
          <table:table-cell table:style-name="ce342" table:formula="of:=-([.C60]+[.C62])*[.$B64]" office:value-type="float" office:value="-7857.14285714286" calcext:value-type="float">
            <text:p>-7.857 </text:p>
          </table:table-cell>
          <table:table-cell table:style-name="ce342" table:formula="of:=-([.D60]+[.D62])*[.$B64]" office:value-type="float" office:value="-7857.14285714286" calcext:value-type="float">
            <text:p>-7.857 </text:p>
          </table:table-cell>
          <table:table-cell table:style-name="ce342" table:formula="of:=-([.E60]+[.E62])*[.$B64]" office:value-type="float" office:value="-7857.14285714286" calcext:value-type="float">
            <text:p>-7.857 </text:p>
          </table:table-cell>
          <table:table-cell table:style-name="ce342" table:formula="of:=-([.F60]+[.F62])*[.$B64]" office:value-type="float" office:value="-7857.14285714286" calcext:value-type="float">
            <text:p>-7.857 </text:p>
          </table:table-cell>
          <table:table-cell table:style-name="ce342" table:formula="of:=-([.G60]+[.G62])*[.$B64]" office:value-type="float" office:value="-7857.14285714286" calcext:value-type="float">
            <text:p>-7.857 </text:p>
          </table:table-cell>
          <table:table-cell table:style-name="ce342" table:formula="of:=-([.H60]+[.H62])*[.$B64]" office:value-type="float" office:value="-7857.14285714286" calcext:value-type="float">
            <text:p>-7.857 </text:p>
          </table:table-cell>
          <table:table-cell table:style-name="ce342" table:formula="of:=-([.I60]+[.I62])*[.$B64]" office:value-type="float" office:value="-7857.14285714286" calcext:value-type="float">
            <text:p>-7.857 </text:p>
          </table:table-cell>
          <table:table-cell table:style-name="ce342" table:formula="of:=-([.J60]+[.J62])*[.$B64]" office:value-type="float" office:value="-7857.14285714286" calcext:value-type="float">
            <text:p>-7.857 </text:p>
          </table:table-cell>
          <table:table-cell table:style-name="ce342" table:formula="of:=-([.K60]+[.K62])*[.$B64]" office:value-type="float" office:value="-7857.14285714286" calcext:value-type="float">
            <text:p>-7.857 </text:p>
          </table:table-cell>
          <table:table-cell table:style-name="ce342" table:formula="of:=-([.L60]+[.L62])*[.$B64]" office:value-type="float" office:value="-7857.14285714286" calcext:value-type="float">
            <text:p>-7.857 </text:p>
          </table:table-cell>
          <table:table-cell table:style-name="ce342" table:formula="of:=-([.M60]+[.M62])*[.$B64]" office:value-type="float" office:value="-7857.14285714286" calcext:value-type="float">
            <text:p>-7.857 </text:p>
          </table:table-cell>
          <table:table-cell table:style-name="ce342" table:formula="of:=-([.N60]+[.N62])*[.$B64]" office:value-type="float" office:value="-7857.14285714286" calcext:value-type="float">
            <text:p>-7.857 </text:p>
          </table:table-cell>
          <table:table-cell table:style-name="ce342" table:formula="of:=SUM([.C64:.N64])" office:value-type="float" office:value="-94285.7142857143" calcext:value-type="float">
            <text:p>-94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table:formula="of:=[.B48]" office:value-type="percentage" office:value="0.076" calcext:value-type="percentage">
            <text:p>7,60%</text:p>
          </table:table-cell>
          <table:table-cell table:style-name="ce342" table:formula="of:=-([.C60]+[.C62])*[.$B65]" office:value-type="float" office:value="-36190.4761904762" calcext:value-type="float">
            <text:p>-36.190 </text:p>
          </table:table-cell>
          <table:table-cell table:style-name="ce342" table:formula="of:=-([.D60]+[.D62])*[.$B65]" office:value-type="float" office:value="-36190.4761904762" calcext:value-type="float">
            <text:p>-36.190 </text:p>
          </table:table-cell>
          <table:table-cell table:style-name="ce342" table:formula="of:=-([.E60]+[.E62])*[.$B65]" office:value-type="float" office:value="-36190.4761904762" calcext:value-type="float">
            <text:p>-36.190 </text:p>
          </table:table-cell>
          <table:table-cell table:style-name="ce342" table:formula="of:=-([.F60]+[.F62])*[.$B65]" office:value-type="float" office:value="-36190.4761904762" calcext:value-type="float">
            <text:p>-36.190 </text:p>
          </table:table-cell>
          <table:table-cell table:style-name="ce342" table:formula="of:=-([.G60]+[.G62])*[.$B65]" office:value-type="float" office:value="-36190.4761904762" calcext:value-type="float">
            <text:p>-36.190 </text:p>
          </table:table-cell>
          <table:table-cell table:style-name="ce342" table:formula="of:=-([.H60]+[.H62])*[.$B65]" office:value-type="float" office:value="-36190.4761904762" calcext:value-type="float">
            <text:p>-36.190 </text:p>
          </table:table-cell>
          <table:table-cell table:style-name="ce342" table:formula="of:=-([.I60]+[.I62])*[.$B65]" office:value-type="float" office:value="-36190.4761904762" calcext:value-type="float">
            <text:p>-36.190 </text:p>
          </table:table-cell>
          <table:table-cell table:style-name="ce342" table:formula="of:=-([.J60]+[.J62])*[.$B65]" office:value-type="float" office:value="-36190.4761904762" calcext:value-type="float">
            <text:p>-36.190 </text:p>
          </table:table-cell>
          <table:table-cell table:style-name="ce342" table:formula="of:=-([.K60]+[.K62])*[.$B65]" office:value-type="float" office:value="-36190.4761904762" calcext:value-type="float">
            <text:p>-36.190 </text:p>
          </table:table-cell>
          <table:table-cell table:style-name="ce342" table:formula="of:=-([.L60]+[.L62])*[.$B65]" office:value-type="float" office:value="-36190.4761904762" calcext:value-type="float">
            <text:p>-36.190 </text:p>
          </table:table-cell>
          <table:table-cell table:style-name="ce342" table:formula="of:=-([.M60]+[.M62])*[.$B65]" office:value-type="float" office:value="-36190.4761904762" calcext:value-type="float">
            <text:p>-36.190 </text:p>
          </table:table-cell>
          <table:table-cell table:style-name="ce342" table:formula="of:=-([.N60]+[.N62])*[.$B65]" office:value-type="float" office:value="-36190.4761904762" calcext:value-type="float">
            <text:p>-36.190 </text:p>
          </table:table-cell>
          <table:table-cell table:style-name="ce342" table:formula="of:=SUM([.C65:.N65])" office:value-type="float" office:value="-434285.714285714" calcext:value-type="float">
            <text:p>-434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49]" office:value-type="percentage" office:value="0" calcext:value-type="percentage">
            <text:p>0,00%</text:p>
          </table:table-cell>
          <table:table-cell table:style-name="ce342" table:formula="of:=-([.C60]+[.C62])*[.$B66]" office:value-type="float" office:value="-0" calcext:value-type="float">
            <text:p>0 </text:p>
          </table:table-cell>
          <table:table-cell table:style-name="ce342" table:formula="of:=-([.D60]+[.D62])*[.$B66]" office:value-type="float" office:value="-0" calcext:value-type="float">
            <text:p>0 </text:p>
          </table:table-cell>
          <table:table-cell table:style-name="ce342" table:formula="of:=-([.E60]+[.E62])*[.$B66]" office:value-type="float" office:value="-0" calcext:value-type="float">
            <text:p>0 </text:p>
          </table:table-cell>
          <table:table-cell table:style-name="ce342" table:formula="of:=-([.F60]+[.F62])*[.$B66]" office:value-type="float" office:value="-0" calcext:value-type="float">
            <text:p>0 </text:p>
          </table:table-cell>
          <table:table-cell table:style-name="ce342" table:formula="of:=-([.G60]+[.G62])*[.$B66]" office:value-type="float" office:value="-0" calcext:value-type="float">
            <text:p>0 </text:p>
          </table:table-cell>
          <table:table-cell table:style-name="ce342" table:formula="of:=-([.H60]+[.H62])*[.$B66]" office:value-type="float" office:value="-0" calcext:value-type="float">
            <text:p>0 </text:p>
          </table:table-cell>
          <table:table-cell table:style-name="ce342" table:formula="of:=-([.I60]+[.I62])*[.$B66]" office:value-type="float" office:value="-0" calcext:value-type="float">
            <text:p>0 </text:p>
          </table:table-cell>
          <table:table-cell table:style-name="ce342" table:formula="of:=-([.J60]+[.J62])*[.$B66]" office:value-type="float" office:value="-0" calcext:value-type="float">
            <text:p>0 </text:p>
          </table:table-cell>
          <table:table-cell table:style-name="ce342" table:formula="of:=-([.K60]+[.K62])*[.$B66]" office:value-type="float" office:value="-0" calcext:value-type="float">
            <text:p>0 </text:p>
          </table:table-cell>
          <table:table-cell table:style-name="ce342" table:formula="of:=-([.L60]+[.L62])*[.$B66]" office:value-type="float" office:value="-0" calcext:value-type="float">
            <text:p>0 </text:p>
          </table:table-cell>
          <table:table-cell table:style-name="ce342" table:formula="of:=-([.M60]+[.M62])*[.$B66]" office:value-type="float" office:value="-0" calcext:value-type="float">
            <text:p>0 </text:p>
          </table:table-cell>
          <table:table-cell table:style-name="ce342" table:formula="of:=-([.N60]+[.N62])*[.$B66]" office:value-type="float" office:value="-0" calcext:value-type="float">
            <text:p>0 </text:p>
          </table:table-cell>
          <table:table-cell table:style-name="ce342" table:formula="of:=SUM([.C66:.N66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50]" office:value-type="percentage" office:value="0" calcext:value-type="percentage">
            <text:p>0,00%</text:p>
          </table:table-cell>
          <table:table-cell table:style-name="ce342" table:formula="of:=-([.C60]+[.C62])*[.$B67]" office:value-type="float" office:value="-0" calcext:value-type="float">
            <text:p>0 </text:p>
          </table:table-cell>
          <table:table-cell table:style-name="ce342" table:formula="of:=-([.D60]+[.D62])*[.$B67]" office:value-type="float" office:value="-0" calcext:value-type="float">
            <text:p>0 </text:p>
          </table:table-cell>
          <table:table-cell table:style-name="ce342" table:formula="of:=-([.E60]+[.E62])*[.$B67]" office:value-type="float" office:value="-0" calcext:value-type="float">
            <text:p>0 </text:p>
          </table:table-cell>
          <table:table-cell table:style-name="ce342" table:formula="of:=-([.F60]+[.F62])*[.$B67]" office:value-type="float" office:value="-0" calcext:value-type="float">
            <text:p>0 </text:p>
          </table:table-cell>
          <table:table-cell table:style-name="ce342" table:formula="of:=-([.G60]+[.G62])*[.$B67]" office:value-type="float" office:value="-0" calcext:value-type="float">
            <text:p>0 </text:p>
          </table:table-cell>
          <table:table-cell table:style-name="ce342" table:formula="of:=-([.H60]+[.H62])*[.$B67]" office:value-type="float" office:value="-0" calcext:value-type="float">
            <text:p>0 </text:p>
          </table:table-cell>
          <table:table-cell table:style-name="ce342" table:formula="of:=-([.I60]+[.I62])*[.$B67]" office:value-type="float" office:value="-0" calcext:value-type="float">
            <text:p>0 </text:p>
          </table:table-cell>
          <table:table-cell table:style-name="ce342" table:formula="of:=-([.J60]+[.J62])*[.$B67]" office:value-type="float" office:value="-0" calcext:value-type="float">
            <text:p>0 </text:p>
          </table:table-cell>
          <table:table-cell table:style-name="ce342" table:formula="of:=-([.K60]+[.K62])*[.$B67]" office:value-type="float" office:value="-0" calcext:value-type="float">
            <text:p>0 </text:p>
          </table:table-cell>
          <table:table-cell table:style-name="ce342" table:formula="of:=-([.L60]+[.L62])*[.$B67]" office:value-type="float" office:value="-0" calcext:value-type="float">
            <text:p>0 </text:p>
          </table:table-cell>
          <table:table-cell table:style-name="ce342" table:formula="of:=-([.M60]+[.M62])*[.$B67]" office:value-type="float" office:value="-0" calcext:value-type="float">
            <text:p>0 </text:p>
          </table:table-cell>
          <table:table-cell table:style-name="ce342" table:formula="of:=-([.N60]+[.N62])*[.$B67]" office:value-type="float" office:value="-0" calcext:value-type="float">
            <text:p>0 </text:p>
          </table:table-cell>
          <table:table-cell table:style-name="ce342" table:formula="of:=SUM([.C67:.N67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60]+[.C61]" office:value-type="float" office:value="375000" calcext:value-type="float">
            <text:p>375.000 </text:p>
          </table:table-cell>
          <table:table-cell table:style-name="ce342" table:formula="of:=+[.D60]+[.D61]" office:value-type="float" office:value="375000" calcext:value-type="float">
            <text:p>375.000 </text:p>
          </table:table-cell>
          <table:table-cell table:style-name="ce342" table:formula="of:=+[.E60]+[.E61]" office:value-type="float" office:value="375000" calcext:value-type="float">
            <text:p>375.000 </text:p>
          </table:table-cell>
          <table:table-cell table:style-name="ce342" table:formula="of:=+[.F60]+[.F61]" office:value-type="float" office:value="375000" calcext:value-type="float">
            <text:p>375.000 </text:p>
          </table:table-cell>
          <table:table-cell table:style-name="ce342" table:formula="of:=+[.G60]+[.G61]" office:value-type="float" office:value="375000" calcext:value-type="float">
            <text:p>375.000 </text:p>
          </table:table-cell>
          <table:table-cell table:style-name="ce342" table:formula="of:=+[.H60]+[.H61]" office:value-type="float" office:value="375000" calcext:value-type="float">
            <text:p>375.000 </text:p>
          </table:table-cell>
          <table:table-cell table:style-name="ce342" table:formula="of:=+[.I60]+[.I61]" office:value-type="float" office:value="375000" calcext:value-type="float">
            <text:p>375.000 </text:p>
          </table:table-cell>
          <table:table-cell table:style-name="ce342" table:formula="of:=+[.J60]+[.J61]" office:value-type="float" office:value="375000" calcext:value-type="float">
            <text:p>375.000 </text:p>
          </table:table-cell>
          <table:table-cell table:style-name="ce342" table:formula="of:=+[.K60]+[.K61]" office:value-type="float" office:value="375000" calcext:value-type="float">
            <text:p>375.000 </text:p>
          </table:table-cell>
          <table:table-cell table:style-name="ce342" table:formula="of:=+[.L60]+[.L61]" office:value-type="float" office:value="375000" calcext:value-type="float">
            <text:p>375.000 </text:p>
          </table:table-cell>
          <table:table-cell table:style-name="ce342" table:formula="of:=+[.M60]+[.M61]" office:value-type="float" office:value="375000" calcext:value-type="float">
            <text:p>375.000 </text:p>
          </table:table-cell>
          <table:table-cell table:style-name="ce342" table:formula="of:=+[.N60]+[.N61]" office:value-type="float" office:value="375000" calcext:value-type="float">
            <text:p>375.000 </text:p>
          </table:table-cell>
          <table:table-cell table:style-name="ce342" table:formula="of:=SUM([.C68:.N68])" office:value-type="float" office:value="4500000" calcext:value-type="float">
            <text:p>4.500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1" office:value-type="string" calcext:value-type="string">
            <text:p>Cera Líquida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3" calcext:value-type="float">
            <text:p>3,00 </text:p>
          </table:table-cell>
          <table:table-cell table:style-name="ce340" table:formula="of:=+[.C71]" office:value-type="float" office:value="3" calcext:value-type="float">
            <text:p>3,00 </text:p>
          </table:table-cell>
          <table:table-cell table:style-name="ce340" table:formula="of:=+[.D71]" office:value-type="float" office:value="3" calcext:value-type="float">
            <text:p>3,00 </text:p>
          </table:table-cell>
          <table:table-cell table:style-name="ce340" table:formula="of:=+[.E71]" office:value-type="float" office:value="3" calcext:value-type="float">
            <text:p>3,00 </text:p>
          </table:table-cell>
          <table:table-cell table:style-name="ce340" table:formula="of:=+[.F71]" office:value-type="float" office:value="3" calcext:value-type="float">
            <text:p>3,00 </text:p>
          </table:table-cell>
          <table:table-cell table:style-name="ce340" table:formula="of:=+[.G71]" office:value-type="float" office:value="3" calcext:value-type="float">
            <text:p>3,00 </text:p>
          </table:table-cell>
          <table:table-cell table:style-name="ce340" table:formula="of:=+[.H71]" office:value-type="float" office:value="3" calcext:value-type="float">
            <text:p>3,00 </text:p>
          </table:table-cell>
          <table:table-cell table:style-name="ce340" table:formula="of:=+[.I71]" office:value-type="float" office:value="3" calcext:value-type="float">
            <text:p>3,00 </text:p>
          </table:table-cell>
          <table:table-cell table:style-name="ce340" table:formula="of:=+[.J71]" office:value-type="float" office:value="3" calcext:value-type="float">
            <text:p>3,00 </text:p>
          </table:table-cell>
          <table:table-cell table:style-name="ce340" table:formula="of:=+[.K71]" office:value-type="float" office:value="3" calcext:value-type="float">
            <text:p>3,00 </text:p>
          </table:table-cell>
          <table:table-cell table:style-name="ce340" table:formula="of:=+[.L71]" office:value-type="float" office:value="3" calcext:value-type="float">
            <text:p>3,00 </text:p>
          </table:table-cell>
          <table:table-cell table:style-name="ce340" table:formula="of:=+[.M71]" office:value-type="float" office:value="3" calcext:value-type="float">
            <text:p>3,0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71]*(1+[.C73])" office:value-type="float" office:value="3" calcext:value-type="float">
            <text:p>3,00 </text:p>
          </table:table-cell>
          <table:table-cell table:style-name="ce335" table:formula="of:=+[.D71]*(1+[.D73])" office:value-type="float" office:value="3" calcext:value-type="float">
            <text:p>3,00 </text:p>
          </table:table-cell>
          <table:table-cell table:style-name="ce335" table:formula="of:=+[.E71]*(1+[.E73])" office:value-type="float" office:value="3" calcext:value-type="float">
            <text:p>3,00 </text:p>
          </table:table-cell>
          <table:table-cell table:style-name="ce335" table:formula="of:=+[.F71]*(1+[.F73])" office:value-type="float" office:value="3" calcext:value-type="float">
            <text:p>3,00 </text:p>
          </table:table-cell>
          <table:table-cell table:style-name="ce335" table:formula="of:=+[.G71]*(1+[.G73])" office:value-type="float" office:value="3" calcext:value-type="float">
            <text:p>3,00 </text:p>
          </table:table-cell>
          <table:table-cell table:style-name="ce335" table:formula="of:=+[.H71]*(1+[.H73])" office:value-type="float" office:value="3" calcext:value-type="float">
            <text:p>3,00 </text:p>
          </table:table-cell>
          <table:table-cell table:style-name="ce335" table:formula="of:=+[.I71]*(1+[.I73])" office:value-type="float" office:value="3" calcext:value-type="float">
            <text:p>3,00 </text:p>
          </table:table-cell>
          <table:table-cell table:style-name="ce335" table:formula="of:=+[.J71]*(1+[.J73])" office:value-type="float" office:value="3" calcext:value-type="float">
            <text:p>3,00 </text:p>
          </table:table-cell>
          <table:table-cell table:style-name="ce335" table:formula="of:=+[.K71]*(1+[.K73])" office:value-type="float" office:value="3" calcext:value-type="float">
            <text:p>3,00 </text:p>
          </table:table-cell>
          <table:table-cell table:style-name="ce335" table:formula="of:=+[.L71]*(1+[.L73])" office:value-type="float" office:value="3" calcext:value-type="float">
            <text:p>3,00 </text:p>
          </table:table-cell>
          <table:table-cell table:style-name="ce335" table:formula="of:=+[.M71]*(1+[.M73])" office:value-type="float" office:value="3" calcext:value-type="float">
            <text:p>3,00 </text:p>
          </table:table-cell>
          <table:table-cell table:style-name="ce335" table:formula="of:=+[.N71]*(1+[.N73])" office:value-type="float" office:value="3" calcext:value-type="float">
            <text:p>3,00 </text:p>
          </table:table-cell>
          <table:table-cell table:style-name="ce335" table:formula="of:=IFERROR(([.O77]/[.O75]);0)" office:value-type="float" office:value="3" calcext:value-type="float">
            <text:p>3,0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[.C73]" office:value-type="percentage" office:value="0" calcext:value-type="percentage">
            <text:p>0,00%</text:p>
          </table:table-cell>
          <table:table-cell table:style-name="ce336" table:formula="of:=[.D73]" office:value-type="percentage" office:value="0" calcext:value-type="percentage">
            <text:p>0,00%</text:p>
          </table:table-cell>
          <table:table-cell table:style-name="ce336" table:formula="of:=[.E73]" office:value-type="percentage" office:value="0" calcext:value-type="percentage">
            <text:p>0,00%</text:p>
          </table:table-cell>
          <table:table-cell table:style-name="ce336" table:formula="of:=[.F73]" office:value-type="percentage" office:value="0" calcext:value-type="percentage">
            <text:p>0,00%</text:p>
          </table:table-cell>
          <table:table-cell table:style-name="ce336" table:formula="of:=[.G73]" office:value-type="percentage" office:value="0" calcext:value-type="percentage">
            <text:p>0,00%</text:p>
          </table:table-cell>
          <table:table-cell table:style-name="ce336" table:formula="of:=[.H73]" office:value-type="percentage" office:value="0" calcext:value-type="percentage">
            <text:p>0,00%</text:p>
          </table:table-cell>
          <table:table-cell table:style-name="ce336" table:formula="of:=[.I73]" office:value-type="percentage" office:value="0" calcext:value-type="percentage">
            <text:p>0,00%</text:p>
          </table:table-cell>
          <table:table-cell table:style-name="ce336" table:formula="of:=[.J73]" office:value-type="percentage" office:value="0" calcext:value-type="percentage">
            <text:p>0,00%</text:p>
          </table:table-cell>
          <table:table-cell table:style-name="ce336" table:formula="of:=[.K73]" office:value-type="percentage" office:value="0" calcext:value-type="percentage">
            <text:p>0,00%</text:p>
          </table:table-cell>
          <table:table-cell table:style-name="ce336" table:formula="of:=[.L73]" office:value-type="percentage" office:value="0" calcext:value-type="percentage">
            <text:p>0,00%</text:p>
          </table:table-cell>
          <table:table-cell table:style-name="ce336" table:formula="of:=[.M73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160000" calcext:value-type="float">
            <text:p>160.000</text:p>
          </table:table-cell>
          <table:table-cell table:style-name="ce341" table:formula="of:=+[.C74]" office:value-type="float" office:value="160000" calcext:value-type="float">
            <text:p>160.000</text:p>
          </table:table-cell>
          <table:table-cell table:style-name="ce341" table:formula="of:=+[.D74]" office:value-type="float" office:value="160000" calcext:value-type="float">
            <text:p>160.000</text:p>
          </table:table-cell>
          <table:table-cell table:style-name="ce341" table:formula="of:=+[.E74]" office:value-type="float" office:value="160000" calcext:value-type="float">
            <text:p>160.000</text:p>
          </table:table-cell>
          <table:table-cell table:style-name="ce341" table:formula="of:=+[.F74]" office:value-type="float" office:value="160000" calcext:value-type="float">
            <text:p>160.000</text:p>
          </table:table-cell>
          <table:table-cell table:style-name="ce341" table:formula="of:=+[.G74]" office:value-type="float" office:value="160000" calcext:value-type="float">
            <text:p>160.000</text:p>
          </table:table-cell>
          <table:table-cell table:style-name="ce341" table:formula="of:=+[.H74]" office:value-type="float" office:value="160000" calcext:value-type="float">
            <text:p>160.000</text:p>
          </table:table-cell>
          <table:table-cell table:style-name="ce341" table:formula="of:=+[.I74]" office:value-type="float" office:value="160000" calcext:value-type="float">
            <text:p>160.000</text:p>
          </table:table-cell>
          <table:table-cell table:style-name="ce341" table:formula="of:=+[.J74]" office:value-type="float" office:value="160000" calcext:value-type="float">
            <text:p>160.000</text:p>
          </table:table-cell>
          <table:table-cell table:style-name="ce341" table:formula="of:=+[.K74]" office:value-type="float" office:value="160000" calcext:value-type="float">
            <text:p>160.000</text:p>
          </table:table-cell>
          <table:table-cell table:style-name="ce341" table:formula="of:=+[.L74]" office:value-type="float" office:value="160000" calcext:value-type="float">
            <text:p>160.000</text:p>
          </table:table-cell>
          <table:table-cell table:style-name="ce341" table:formula="of:=+[.M74]" office:value-type="float" office:value="160000" calcext:value-type="float">
            <text:p>160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74]*(1+[.C76])" office:value-type="float" office:value="160000" calcext:value-type="float">
            <text:p>160.000 </text:p>
          </table:table-cell>
          <table:table-cell table:style-name="ce342" table:formula="of:=+[.D74]*(1+[.D76])" office:value-type="float" office:value="160000" calcext:value-type="float">
            <text:p>160.000 </text:p>
          </table:table-cell>
          <table:table-cell table:style-name="ce342" table:formula="of:=+[.E74]*(1+[.E76])" office:value-type="float" office:value="160000" calcext:value-type="float">
            <text:p>160.000 </text:p>
          </table:table-cell>
          <table:table-cell table:style-name="ce342" table:formula="of:=+[.F74]*(1+[.F76])" office:value-type="float" office:value="160000" calcext:value-type="float">
            <text:p>160.000 </text:p>
          </table:table-cell>
          <table:table-cell table:style-name="ce342" table:formula="of:=+[.G74]*(1+[.G76])" office:value-type="float" office:value="160000" calcext:value-type="float">
            <text:p>160.000 </text:p>
          </table:table-cell>
          <table:table-cell table:style-name="ce342" table:formula="of:=+[.H74]*(1+[.H76])" office:value-type="float" office:value="160000" calcext:value-type="float">
            <text:p>160.000 </text:p>
          </table:table-cell>
          <table:table-cell table:style-name="ce342" table:formula="of:=+[.I74]*(1+[.I76])" office:value-type="float" office:value="160000" calcext:value-type="float">
            <text:p>160.000 </text:p>
          </table:table-cell>
          <table:table-cell table:style-name="ce342" table:formula="of:=+[.J74]*(1+[.J76])" office:value-type="float" office:value="160000" calcext:value-type="float">
            <text:p>160.000 </text:p>
          </table:table-cell>
          <table:table-cell table:style-name="ce342" table:formula="of:=+[.K74]*(1+[.K76])" office:value-type="float" office:value="160000" calcext:value-type="float">
            <text:p>160.000 </text:p>
          </table:table-cell>
          <table:table-cell table:style-name="ce342" table:formula="of:=+[.L74]*(1+[.L76])" office:value-type="float" office:value="160000" calcext:value-type="float">
            <text:p>160.000 </text:p>
          </table:table-cell>
          <table:table-cell table:style-name="ce342" table:formula="of:=+[.M74]*(1+[.M76])" office:value-type="float" office:value="160000" calcext:value-type="float">
            <text:p>160.000 </text:p>
          </table:table-cell>
          <table:table-cell table:style-name="ce342" table:formula="of:=+[.N74]*(1+[.N76])" office:value-type="float" office:value="160000" calcext:value-type="float">
            <text:p>160.000 </text:p>
          </table:table-cell>
          <table:table-cell table:style-name="ce342" table:formula="of:=SUM([.C75:.N75])" office:value-type="float" office:value="1920000" calcext:value-type="float">
            <text:p>1.92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76]" office:value-type="percentage" office:value="0" calcext:value-type="percentage">
            <text:p>0,00%</text:p>
          </table:table-cell>
          <table:table-cell table:style-name="ce336" table:formula="of:=[.D76]" office:value-type="percentage" office:value="0" calcext:value-type="percentage">
            <text:p>0,00%</text:p>
          </table:table-cell>
          <table:table-cell table:style-name="ce336" table:formula="of:=[.E76]" office:value-type="percentage" office:value="0" calcext:value-type="percentage">
            <text:p>0,00%</text:p>
          </table:table-cell>
          <table:table-cell table:style-name="ce336" table:formula="of:=[.F76]" office:value-type="percentage" office:value="0" calcext:value-type="percentage">
            <text:p>0,00%</text:p>
          </table:table-cell>
          <table:table-cell table:style-name="ce336" table:formula="of:=[.G76]" office:value-type="percentage" office:value="0" calcext:value-type="percentage">
            <text:p>0,00%</text:p>
          </table:table-cell>
          <table:table-cell table:style-name="ce336" table:formula="of:=[.H76]" office:value-type="percentage" office:value="0" calcext:value-type="percentage">
            <text:p>0,00%</text:p>
          </table:table-cell>
          <table:table-cell table:style-name="ce336" table:formula="of:=[.I76]" office:value-type="percentage" office:value="0" calcext:value-type="percentage">
            <text:p>0,00%</text:p>
          </table:table-cell>
          <table:table-cell table:style-name="ce336" table:formula="of:=[.J76]" office:value-type="percentage" office:value="0" calcext:value-type="percentage">
            <text:p>0,00%</text:p>
          </table:table-cell>
          <table:table-cell table:style-name="ce336" table:formula="of:=[.K76]" office:value-type="percentage" office:value="0" calcext:value-type="percentage">
            <text:p>0,00%</text:p>
          </table:table-cell>
          <table:table-cell table:style-name="ce336" table:formula="of:=[.L76]" office:value-type="percentage" office:value="0" calcext:value-type="percentage">
            <text:p>0,00%</text:p>
          </table:table-cell>
          <table:table-cell table:style-name="ce336" table:formula="of:=[.M76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72]*[.C75]" office:value-type="float" office:value="480000" calcext:value-type="float">
            <text:p>480.000 </text:p>
          </table:table-cell>
          <table:table-cell table:style-name="ce342" table:formula="of:=+[.D72]*[.D75]" office:value-type="float" office:value="480000" calcext:value-type="float">
            <text:p>480.000 </text:p>
          </table:table-cell>
          <table:table-cell table:style-name="ce342" table:formula="of:=+[.E72]*[.E75]" office:value-type="float" office:value="480000" calcext:value-type="float">
            <text:p>480.000 </text:p>
          </table:table-cell>
          <table:table-cell table:style-name="ce342" table:formula="of:=+[.F72]*[.F75]" office:value-type="float" office:value="480000" calcext:value-type="float">
            <text:p>480.000 </text:p>
          </table:table-cell>
          <table:table-cell table:style-name="ce342" table:formula="of:=+[.G72]*[.G75]" office:value-type="float" office:value="480000" calcext:value-type="float">
            <text:p>480.000 </text:p>
          </table:table-cell>
          <table:table-cell table:style-name="ce342" table:formula="of:=+[.H72]*[.H75]" office:value-type="float" office:value="480000" calcext:value-type="float">
            <text:p>480.000 </text:p>
          </table:table-cell>
          <table:table-cell table:style-name="ce342" table:formula="of:=+[.I72]*[.I75]" office:value-type="float" office:value="480000" calcext:value-type="float">
            <text:p>480.000 </text:p>
          </table:table-cell>
          <table:table-cell table:style-name="ce342" table:formula="of:=+[.J72]*[.J75]" office:value-type="float" office:value="480000" calcext:value-type="float">
            <text:p>480.000 </text:p>
          </table:table-cell>
          <table:table-cell table:style-name="ce342" table:formula="of:=+[.K72]*[.K75]" office:value-type="float" office:value="480000" calcext:value-type="float">
            <text:p>480.000 </text:p>
          </table:table-cell>
          <table:table-cell table:style-name="ce342" table:formula="of:=+[.L72]*[.L75]" office:value-type="float" office:value="480000" calcext:value-type="float">
            <text:p>480.000 </text:p>
          </table:table-cell>
          <table:table-cell table:style-name="ce342" table:formula="of:=+[.M72]*[.M75]" office:value-type="float" office:value="480000" calcext:value-type="float">
            <text:p>480.000 </text:p>
          </table:table-cell>
          <table:table-cell table:style-name="ce342" table:formula="of:=+[.N72]*[.N75]" office:value-type="float" office:value="480000" calcext:value-type="float">
            <text:p>480.000 </text:p>
          </table:table-cell>
          <table:table-cell table:style-name="ce342" table:formula="of:=SUM([.C77:.N77])" office:value-type="float" office:value="5760000" calcext:value-type="float">
            <text:p>5.760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79:.C84])" office:value-type="float" office:value="-120000" calcext:value-type="float">
            <text:p>-120.000 </text:p>
          </table:table-cell>
          <table:table-cell table:style-name="ce342" table:formula="of:=SUM([.D79:.D84])" office:value-type="float" office:value="-120000" calcext:value-type="float">
            <text:p>-120.000 </text:p>
          </table:table-cell>
          <table:table-cell table:style-name="ce342" table:formula="of:=SUM([.E79:.E84])" office:value-type="float" office:value="-120000" calcext:value-type="float">
            <text:p>-120.000 </text:p>
          </table:table-cell>
          <table:table-cell table:style-name="ce342" table:formula="of:=SUM([.F79:.F84])" office:value-type="float" office:value="-120000" calcext:value-type="float">
            <text:p>-120.000 </text:p>
          </table:table-cell>
          <table:table-cell table:style-name="ce342" table:formula="of:=SUM([.G79:.G84])" office:value-type="float" office:value="-120000" calcext:value-type="float">
            <text:p>-120.000 </text:p>
          </table:table-cell>
          <table:table-cell table:style-name="ce342" table:formula="of:=SUM([.H79:.H84])" office:value-type="float" office:value="-120000" calcext:value-type="float">
            <text:p>-120.000 </text:p>
          </table:table-cell>
          <table:table-cell table:style-name="ce342" table:formula="of:=SUM([.I79:.I84])" office:value-type="float" office:value="-120000" calcext:value-type="float">
            <text:p>-120.000 </text:p>
          </table:table-cell>
          <table:table-cell table:style-name="ce342" table:formula="of:=SUM([.J79:.J84])" office:value-type="float" office:value="-120000" calcext:value-type="float">
            <text:p>-120.000 </text:p>
          </table:table-cell>
          <table:table-cell table:style-name="ce342" table:formula="of:=SUM([.K79:.K84])" office:value-type="float" office:value="-120000" calcext:value-type="float">
            <text:p>-120.000 </text:p>
          </table:table-cell>
          <table:table-cell table:style-name="ce342" table:formula="of:=SUM([.L79:.L84])" office:value-type="float" office:value="-120000" calcext:value-type="float">
            <text:p>-120.000 </text:p>
          </table:table-cell>
          <table:table-cell table:style-name="ce342" table:formula="of:=SUM([.M79:.M84])" office:value-type="float" office:value="-120000" calcext:value-type="float">
            <text:p>-120.000 </text:p>
          </table:table-cell>
          <table:table-cell table:style-name="ce342" table:formula="of:=SUM([.N79:.N84])" office:value-type="float" office:value="-120000" calcext:value-type="float">
            <text:p>-120.000 </text:p>
          </table:table-cell>
          <table:table-cell table:style-name="ce342" table:formula="of:=SUM([.C78:.N78])" office:value-type="float" office:value="-1440000" calcext:value-type="float">
            <text:p>-1.440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table:formula="of:=[.B62]" office:value-type="percentage" office:value="0.05" calcext:value-type="percentage">
            <text:p>5,00%</text:p>
          </table:table-cell>
          <table:table-cell table:style-name="ce342" table:formula="of:=- [.C77] * (1 - 1 / (1 + [.$B79]))" office:value-type="float" office:value="-22857.1428571429" calcext:value-type="float">
            <text:p>-22.857 </text:p>
          </table:table-cell>
          <table:table-cell table:style-name="ce342" table:formula="of:=- [.D77] * (1 - 1 / (1 + [.$B79]))" office:value-type="float" office:value="-22857.1428571429" calcext:value-type="float">
            <text:p>-22.857 </text:p>
          </table:table-cell>
          <table:table-cell table:style-name="ce342" table:formula="of:=- [.E77] * (1 - 1 / (1 + [.$B79]))" office:value-type="float" office:value="-22857.1428571429" calcext:value-type="float">
            <text:p>-22.857 </text:p>
          </table:table-cell>
          <table:table-cell table:style-name="ce342" table:formula="of:=- [.F77] * (1 - 1 / (1 + [.$B79]))" office:value-type="float" office:value="-22857.1428571429" calcext:value-type="float">
            <text:p>-22.857 </text:p>
          </table:table-cell>
          <table:table-cell table:style-name="ce342" table:formula="of:=- [.G77] * (1 - 1 / (1 + [.$B79]))" office:value-type="float" office:value="-22857.1428571429" calcext:value-type="float">
            <text:p>-22.857 </text:p>
          </table:table-cell>
          <table:table-cell table:style-name="ce342" table:formula="of:=- [.H77] * (1 - 1 / (1 + [.$B79]))" office:value-type="float" office:value="-22857.1428571429" calcext:value-type="float">
            <text:p>-22.857 </text:p>
          </table:table-cell>
          <table:table-cell table:style-name="ce342" table:formula="of:=- [.I77] * (1 - 1 / (1 + [.$B79]))" office:value-type="float" office:value="-22857.1428571429" calcext:value-type="float">
            <text:p>-22.857 </text:p>
          </table:table-cell>
          <table:table-cell table:style-name="ce342" table:formula="of:=- [.J77] * (1 - 1 / (1 + [.$B79]))" office:value-type="float" office:value="-22857.1428571429" calcext:value-type="float">
            <text:p>-22.857 </text:p>
          </table:table-cell>
          <table:table-cell table:style-name="ce342" table:formula="of:=- [.K77] * (1 - 1 / (1 + [.$B79]))" office:value-type="float" office:value="-22857.1428571429" calcext:value-type="float">
            <text:p>-22.857 </text:p>
          </table:table-cell>
          <table:table-cell table:style-name="ce342" table:formula="of:=- [.L77] * (1 - 1 / (1 + [.$B79]))" office:value-type="float" office:value="-22857.1428571429" calcext:value-type="float">
            <text:p>-22.857 </text:p>
          </table:table-cell>
          <table:table-cell table:style-name="ce342" table:formula="of:=- [.M77] * (1 - 1 / (1 + [.$B79]))" office:value-type="float" office:value="-22857.1428571429" calcext:value-type="float">
            <text:p>-22.857 </text:p>
          </table:table-cell>
          <table:table-cell table:style-name="ce342" table:formula="of:=- [.N77] * (1 - 1 / (1 + [.$B79]))" office:value-type="float" office:value="-22857.1428571429" calcext:value-type="float">
            <text:p>-22.857 </text:p>
          </table:table-cell>
          <table:table-cell table:style-name="ce342" table:formula="of:=SUM([.C79:.N79])" office:value-type="float" office:value="-274285.714285715" calcext:value-type="float">
            <text:p>-274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table:formula="of:=[.B63]" office:value-type="percentage" office:value="0.12" calcext:value-type="percentage">
            <text:p>12,00%</text:p>
          </table:table-cell>
          <table:table-cell table:style-name="ce342" table:formula="of:=-([.C77]+[.C79])*[.$B80]" office:value-type="float" office:value="-54857.1428571429" calcext:value-type="float">
            <text:p>-54.857 </text:p>
          </table:table-cell>
          <table:table-cell table:style-name="ce342" table:formula="of:=-([.D77]+[.D79])*[.$B80]" office:value-type="float" office:value="-54857.1428571429" calcext:value-type="float">
            <text:p>-54.857 </text:p>
          </table:table-cell>
          <table:table-cell table:style-name="ce342" table:formula="of:=-([.E77]+[.E79])*[.$B80]" office:value-type="float" office:value="-54857.1428571429" calcext:value-type="float">
            <text:p>-54.857 </text:p>
          </table:table-cell>
          <table:table-cell table:style-name="ce342" table:formula="of:=-([.F77]+[.F79])*[.$B80]" office:value-type="float" office:value="-54857.1428571429" calcext:value-type="float">
            <text:p>-54.857 </text:p>
          </table:table-cell>
          <table:table-cell table:style-name="ce342" table:formula="of:=-([.G77]+[.G79])*[.$B80]" office:value-type="float" office:value="-54857.1428571429" calcext:value-type="float">
            <text:p>-54.857 </text:p>
          </table:table-cell>
          <table:table-cell table:style-name="ce342" table:formula="of:=-([.H77]+[.H79])*[.$B80]" office:value-type="float" office:value="-54857.1428571429" calcext:value-type="float">
            <text:p>-54.857 </text:p>
          </table:table-cell>
          <table:table-cell table:style-name="ce342" table:formula="of:=-([.I77]+[.I79])*[.$B80]" office:value-type="float" office:value="-54857.1428571429" calcext:value-type="float">
            <text:p>-54.857 </text:p>
          </table:table-cell>
          <table:table-cell table:style-name="ce342" table:formula="of:=-([.J77]+[.J79])*[.$B80]" office:value-type="float" office:value="-54857.1428571429" calcext:value-type="float">
            <text:p>-54.857 </text:p>
          </table:table-cell>
          <table:table-cell table:style-name="ce342" table:formula="of:=-([.K77]+[.K79])*[.$B80]" office:value-type="float" office:value="-54857.1428571429" calcext:value-type="float">
            <text:p>-54.857 </text:p>
          </table:table-cell>
          <table:table-cell table:style-name="ce342" table:formula="of:=-([.L77]+[.L79])*[.$B80]" office:value-type="float" office:value="-54857.1428571429" calcext:value-type="float">
            <text:p>-54.857 </text:p>
          </table:table-cell>
          <table:table-cell table:style-name="ce342" table:formula="of:=-([.M77]+[.M79])*[.$B80]" office:value-type="float" office:value="-54857.1428571429" calcext:value-type="float">
            <text:p>-54.857 </text:p>
          </table:table-cell>
          <table:table-cell table:style-name="ce342" table:formula="of:=-([.N77]+[.N79])*[.$B80]" office:value-type="float" office:value="-54857.1428571429" calcext:value-type="float">
            <text:p>-54.857 </text:p>
          </table:table-cell>
          <table:table-cell table:style-name="ce342" table:formula="of:=SUM([.C80:.N80])" office:value-type="float" office:value="-658285.714285714" calcext:value-type="float">
            <text:p>-658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table:formula="of:=[.B64]" office:value-type="percentage" office:value="0.0165" calcext:value-type="percentage">
            <text:p>1,65%</text:p>
          </table:table-cell>
          <table:table-cell table:style-name="ce342" table:formula="of:=-([.C77]+[.C79])*[.$B81]" office:value-type="float" office:value="-7542.85714285714" calcext:value-type="float">
            <text:p>-7.543 </text:p>
          </table:table-cell>
          <table:table-cell table:style-name="ce342" table:formula="of:=-([.D77]+[.D79])*[.$B81]" office:value-type="float" office:value="-7542.85714285714" calcext:value-type="float">
            <text:p>-7.543 </text:p>
          </table:table-cell>
          <table:table-cell table:style-name="ce342" table:formula="of:=-([.E77]+[.E79])*[.$B81]" office:value-type="float" office:value="-7542.85714285714" calcext:value-type="float">
            <text:p>-7.543 </text:p>
          </table:table-cell>
          <table:table-cell table:style-name="ce342" table:formula="of:=-([.F77]+[.F79])*[.$B81]" office:value-type="float" office:value="-7542.85714285714" calcext:value-type="float">
            <text:p>-7.543 </text:p>
          </table:table-cell>
          <table:table-cell table:style-name="ce342" table:formula="of:=-([.G77]+[.G79])*[.$B81]" office:value-type="float" office:value="-7542.85714285714" calcext:value-type="float">
            <text:p>-7.543 </text:p>
          </table:table-cell>
          <table:table-cell table:style-name="ce342" table:formula="of:=-([.H77]+[.H79])*[.$B81]" office:value-type="float" office:value="-7542.85714285714" calcext:value-type="float">
            <text:p>-7.543 </text:p>
          </table:table-cell>
          <table:table-cell table:style-name="ce342" table:formula="of:=-([.I77]+[.I79])*[.$B81]" office:value-type="float" office:value="-7542.85714285714" calcext:value-type="float">
            <text:p>-7.543 </text:p>
          </table:table-cell>
          <table:table-cell table:style-name="ce342" table:formula="of:=-([.J77]+[.J79])*[.$B81]" office:value-type="float" office:value="-7542.85714285714" calcext:value-type="float">
            <text:p>-7.543 </text:p>
          </table:table-cell>
          <table:table-cell table:style-name="ce342" table:formula="of:=-([.K77]+[.K79])*[.$B81]" office:value-type="float" office:value="-7542.85714285714" calcext:value-type="float">
            <text:p>-7.543 </text:p>
          </table:table-cell>
          <table:table-cell table:style-name="ce342" table:formula="of:=-([.L77]+[.L79])*[.$B81]" office:value-type="float" office:value="-7542.85714285714" calcext:value-type="float">
            <text:p>-7.543 </text:p>
          </table:table-cell>
          <table:table-cell table:style-name="ce342" table:formula="of:=-([.M77]+[.M79])*[.$B81]" office:value-type="float" office:value="-7542.85714285714" calcext:value-type="float">
            <text:p>-7.543 </text:p>
          </table:table-cell>
          <table:table-cell table:style-name="ce342" table:formula="of:=-([.N77]+[.N79])*[.$B81]" office:value-type="float" office:value="-7542.85714285714" calcext:value-type="float">
            <text:p>-7.543 </text:p>
          </table:table-cell>
          <table:table-cell table:style-name="ce342" table:formula="of:=SUM([.C81:.N81])" office:value-type="float" office:value="-90514.2857142857" calcext:value-type="float">
            <text:p>-90.5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table:formula="of:=[.B65]" office:value-type="percentage" office:value="0.076" calcext:value-type="percentage">
            <text:p>7,60%</text:p>
          </table:table-cell>
          <table:table-cell table:style-name="ce342" table:formula="of:=-([.C77]+[.C79])*[.$B82]" office:value-type="float" office:value="-34742.8571428571" calcext:value-type="float">
            <text:p>-34.743 </text:p>
          </table:table-cell>
          <table:table-cell table:style-name="ce342" table:formula="of:=-([.D77]+[.D79])*[.$B82]" office:value-type="float" office:value="-34742.8571428571" calcext:value-type="float">
            <text:p>-34.743 </text:p>
          </table:table-cell>
          <table:table-cell table:style-name="ce342" table:formula="of:=-([.E77]+[.E79])*[.$B82]" office:value-type="float" office:value="-34742.8571428571" calcext:value-type="float">
            <text:p>-34.743 </text:p>
          </table:table-cell>
          <table:table-cell table:style-name="ce342" table:formula="of:=-([.F77]+[.F79])*[.$B82]" office:value-type="float" office:value="-34742.8571428571" calcext:value-type="float">
            <text:p>-34.743 </text:p>
          </table:table-cell>
          <table:table-cell table:style-name="ce342" table:formula="of:=-([.G77]+[.G79])*[.$B82]" office:value-type="float" office:value="-34742.8571428571" calcext:value-type="float">
            <text:p>-34.743 </text:p>
          </table:table-cell>
          <table:table-cell table:style-name="ce342" table:formula="of:=-([.H77]+[.H79])*[.$B82]" office:value-type="float" office:value="-34742.8571428571" calcext:value-type="float">
            <text:p>-34.743 </text:p>
          </table:table-cell>
          <table:table-cell table:style-name="ce342" table:formula="of:=-([.I77]+[.I79])*[.$B82]" office:value-type="float" office:value="-34742.8571428571" calcext:value-type="float">
            <text:p>-34.743 </text:p>
          </table:table-cell>
          <table:table-cell table:style-name="ce342" table:formula="of:=-([.J77]+[.J79])*[.$B82]" office:value-type="float" office:value="-34742.8571428571" calcext:value-type="float">
            <text:p>-34.743 </text:p>
          </table:table-cell>
          <table:table-cell table:style-name="ce342" table:formula="of:=-([.K77]+[.K79])*[.$B82]" office:value-type="float" office:value="-34742.8571428571" calcext:value-type="float">
            <text:p>-34.743 </text:p>
          </table:table-cell>
          <table:table-cell table:style-name="ce342" table:formula="of:=-([.L77]+[.L79])*[.$B82]" office:value-type="float" office:value="-34742.8571428571" calcext:value-type="float">
            <text:p>-34.743 </text:p>
          </table:table-cell>
          <table:table-cell table:style-name="ce342" table:formula="of:=-([.M77]+[.M79])*[.$B82]" office:value-type="float" office:value="-34742.8571428571" calcext:value-type="float">
            <text:p>-34.743 </text:p>
          </table:table-cell>
          <table:table-cell table:style-name="ce342" table:formula="of:=-([.N77]+[.N79])*[.$B82]" office:value-type="float" office:value="-34742.8571428571" calcext:value-type="float">
            <text:p>-34.743 </text:p>
          </table:table-cell>
          <table:table-cell table:style-name="ce342" table:formula="of:=SUM([.C82:.N82])" office:value-type="float" office:value="-416914.285714286" calcext:value-type="float">
            <text:p>-416.91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66]" office:value-type="percentage" office:value="0" calcext:value-type="percentage">
            <text:p>0,00%</text:p>
          </table:table-cell>
          <table:table-cell table:style-name="ce342" table:formula="of:=-([.C77]+[.C79])*[.$B83]" office:value-type="float" office:value="-0" calcext:value-type="float">
            <text:p>0 </text:p>
          </table:table-cell>
          <table:table-cell table:style-name="ce342" table:formula="of:=-([.D77]+[.D79])*[.$B83]" office:value-type="float" office:value="-0" calcext:value-type="float">
            <text:p>0 </text:p>
          </table:table-cell>
          <table:table-cell table:style-name="ce342" table:formula="of:=-([.E77]+[.E79])*[.$B83]" office:value-type="float" office:value="-0" calcext:value-type="float">
            <text:p>0 </text:p>
          </table:table-cell>
          <table:table-cell table:style-name="ce342" table:formula="of:=-([.F77]+[.F79])*[.$B83]" office:value-type="float" office:value="-0" calcext:value-type="float">
            <text:p>0 </text:p>
          </table:table-cell>
          <table:table-cell table:style-name="ce342" table:formula="of:=-([.G77]+[.G79])*[.$B83]" office:value-type="float" office:value="-0" calcext:value-type="float">
            <text:p>0 </text:p>
          </table:table-cell>
          <table:table-cell table:style-name="ce342" table:formula="of:=-([.H77]+[.H79])*[.$B83]" office:value-type="float" office:value="-0" calcext:value-type="float">
            <text:p>0 </text:p>
          </table:table-cell>
          <table:table-cell table:style-name="ce342" table:formula="of:=-([.I77]+[.I79])*[.$B83]" office:value-type="float" office:value="-0" calcext:value-type="float">
            <text:p>0 </text:p>
          </table:table-cell>
          <table:table-cell table:style-name="ce342" table:formula="of:=-([.J77]+[.J79])*[.$B83]" office:value-type="float" office:value="-0" calcext:value-type="float">
            <text:p>0 </text:p>
          </table:table-cell>
          <table:table-cell table:style-name="ce342" table:formula="of:=-([.K77]+[.K79])*[.$B83]" office:value-type="float" office:value="-0" calcext:value-type="float">
            <text:p>0 </text:p>
          </table:table-cell>
          <table:table-cell table:style-name="ce342" table:formula="of:=-([.L77]+[.L79])*[.$B83]" office:value-type="float" office:value="-0" calcext:value-type="float">
            <text:p>0 </text:p>
          </table:table-cell>
          <table:table-cell table:style-name="ce342" table:formula="of:=-([.M77]+[.M79])*[.$B83]" office:value-type="float" office:value="-0" calcext:value-type="float">
            <text:p>0 </text:p>
          </table:table-cell>
          <table:table-cell table:style-name="ce342" table:formula="of:=-([.N77]+[.N79])*[.$B83]" office:value-type="float" office:value="-0" calcext:value-type="float">
            <text:p>0 </text:p>
          </table:table-cell>
          <table:table-cell table:style-name="ce342" table:formula="of:=SUM([.C83:.N83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67]" office:value-type="percentage" office:value="0" calcext:value-type="percentage">
            <text:p>0,00%</text:p>
          </table:table-cell>
          <table:table-cell table:style-name="ce342" table:formula="of:=-([.C77]+[.C79])*[.$B84]" office:value-type="float" office:value="-0" calcext:value-type="float">
            <text:p>0 </text:p>
          </table:table-cell>
          <table:table-cell table:style-name="ce342" table:formula="of:=-([.D77]+[.D79])*[.$B84]" office:value-type="float" office:value="-0" calcext:value-type="float">
            <text:p>0 </text:p>
          </table:table-cell>
          <table:table-cell table:style-name="ce342" table:formula="of:=-([.E77]+[.E79])*[.$B84]" office:value-type="float" office:value="-0" calcext:value-type="float">
            <text:p>0 </text:p>
          </table:table-cell>
          <table:table-cell table:style-name="ce342" table:formula="of:=-([.F77]+[.F79])*[.$B84]" office:value-type="float" office:value="-0" calcext:value-type="float">
            <text:p>0 </text:p>
          </table:table-cell>
          <table:table-cell table:style-name="ce342" table:formula="of:=-([.G77]+[.G79])*[.$B84]" office:value-type="float" office:value="-0" calcext:value-type="float">
            <text:p>0 </text:p>
          </table:table-cell>
          <table:table-cell table:style-name="ce342" table:formula="of:=-([.H77]+[.H79])*[.$B84]" office:value-type="float" office:value="-0" calcext:value-type="float">
            <text:p>0 </text:p>
          </table:table-cell>
          <table:table-cell table:style-name="ce342" table:formula="of:=-([.I77]+[.I79])*[.$B84]" office:value-type="float" office:value="-0" calcext:value-type="float">
            <text:p>0 </text:p>
          </table:table-cell>
          <table:table-cell table:style-name="ce342" table:formula="of:=-([.J77]+[.J79])*[.$B84]" office:value-type="float" office:value="-0" calcext:value-type="float">
            <text:p>0 </text:p>
          </table:table-cell>
          <table:table-cell table:style-name="ce342" table:formula="of:=-([.K77]+[.K79])*[.$B84]" office:value-type="float" office:value="-0" calcext:value-type="float">
            <text:p>0 </text:p>
          </table:table-cell>
          <table:table-cell table:style-name="ce342" table:formula="of:=-([.L77]+[.L79])*[.$B84]" office:value-type="float" office:value="-0" calcext:value-type="float">
            <text:p>0 </text:p>
          </table:table-cell>
          <table:table-cell table:style-name="ce342" table:formula="of:=-([.M77]+[.M79])*[.$B84]" office:value-type="float" office:value="-0" calcext:value-type="float">
            <text:p>0 </text:p>
          </table:table-cell>
          <table:table-cell table:style-name="ce342" table:formula="of:=-([.N77]+[.N79])*[.$B84]" office:value-type="float" office:value="-0" calcext:value-type="float">
            <text:p>0 </text:p>
          </table:table-cell>
          <table:table-cell table:style-name="ce342" table:formula="of:=SUM([.C84:.N84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77]+[.C78]" office:value-type="float" office:value="360000" calcext:value-type="float">
            <text:p>360.000 </text:p>
          </table:table-cell>
          <table:table-cell table:style-name="ce342" table:formula="of:=+[.D77]+[.D78]" office:value-type="float" office:value="360000" calcext:value-type="float">
            <text:p>360.000 </text:p>
          </table:table-cell>
          <table:table-cell table:style-name="ce342" table:formula="of:=+[.E77]+[.E78]" office:value-type="float" office:value="360000" calcext:value-type="float">
            <text:p>360.000 </text:p>
          </table:table-cell>
          <table:table-cell table:style-name="ce342" table:formula="of:=+[.F77]+[.F78]" office:value-type="float" office:value="360000" calcext:value-type="float">
            <text:p>360.000 </text:p>
          </table:table-cell>
          <table:table-cell table:style-name="ce342" table:formula="of:=+[.G77]+[.G78]" office:value-type="float" office:value="360000" calcext:value-type="float">
            <text:p>360.000 </text:p>
          </table:table-cell>
          <table:table-cell table:style-name="ce342" table:formula="of:=+[.H77]+[.H78]" office:value-type="float" office:value="360000" calcext:value-type="float">
            <text:p>360.000 </text:p>
          </table:table-cell>
          <table:table-cell table:style-name="ce342" table:formula="of:=+[.I77]+[.I78]" office:value-type="float" office:value="360000" calcext:value-type="float">
            <text:p>360.000 </text:p>
          </table:table-cell>
          <table:table-cell table:style-name="ce342" table:formula="of:=+[.J77]+[.J78]" office:value-type="float" office:value="360000" calcext:value-type="float">
            <text:p>360.000 </text:p>
          </table:table-cell>
          <table:table-cell table:style-name="ce342" table:formula="of:=+[.K77]+[.K78]" office:value-type="float" office:value="360000" calcext:value-type="float">
            <text:p>360.000 </text:p>
          </table:table-cell>
          <table:table-cell table:style-name="ce342" table:formula="of:=+[.L77]+[.L78]" office:value-type="float" office:value="360000" calcext:value-type="float">
            <text:p>360.000 </text:p>
          </table:table-cell>
          <table:table-cell table:style-name="ce342" table:formula="of:=+[.M77]+[.M78]" office:value-type="float" office:value="360000" calcext:value-type="float">
            <text:p>360.000 </text:p>
          </table:table-cell>
          <table:table-cell table:style-name="ce342" table:formula="of:=+[.N77]+[.N78]" office:value-type="float" office:value="360000" calcext:value-type="float">
            <text:p>360.000 </text:p>
          </table:table-cell>
          <table:table-cell table:style-name="ce342" table:formula="of:=SUM([.C85:.N85])" office:value-type="float" office:value="4320000" calcext:value-type="float">
            <text:p>4.320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1" office:value-type="string" calcext:value-type="string">
            <text:p>Amaciante de Roupas</text:p>
          </table:table-cell>
          <table:table-cell table:style-name="ce332" table:number-columns-repeated="14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 Original</text:p>
          </table:table-cell>
          <table:table-cell table:style-name="ce333"/>
          <table:table-cell table:style-name="ce340" office:value-type="float" office:value="6" calcext:value-type="float">
            <text:p>6,00 </text:p>
          </table:table-cell>
          <table:table-cell table:style-name="ce340" table:formula="of:=+[.C88]" office:value-type="float" office:value="6" calcext:value-type="float">
            <text:p>6,00 </text:p>
          </table:table-cell>
          <table:table-cell table:style-name="ce340" table:formula="of:=+[.D88]" office:value-type="float" office:value="6" calcext:value-type="float">
            <text:p>6,00 </text:p>
          </table:table-cell>
          <table:table-cell table:style-name="ce340" table:formula="of:=+[.E88]" office:value-type="float" office:value="6" calcext:value-type="float">
            <text:p>6,00 </text:p>
          </table:table-cell>
          <table:table-cell table:style-name="ce340" table:formula="of:=+[.F88]" office:value-type="float" office:value="6" calcext:value-type="float">
            <text:p>6,00 </text:p>
          </table:table-cell>
          <table:table-cell table:style-name="ce340" table:formula="of:=+[.G88]" office:value-type="float" office:value="6" calcext:value-type="float">
            <text:p>6,00 </text:p>
          </table:table-cell>
          <table:table-cell table:style-name="ce340" table:formula="of:=+[.H88]" office:value-type="float" office:value="6" calcext:value-type="float">
            <text:p>6,00 </text:p>
          </table:table-cell>
          <table:table-cell table:style-name="ce340" table:formula="of:=+[.I88]" office:value-type="float" office:value="6" calcext:value-type="float">
            <text:p>6,00 </text:p>
          </table:table-cell>
          <table:table-cell table:style-name="ce340" table:formula="of:=+[.J88]" office:value-type="float" office:value="6" calcext:value-type="float">
            <text:p>6,00 </text:p>
          </table:table-cell>
          <table:table-cell table:style-name="ce340" table:formula="of:=+[.K88]" office:value-type="float" office:value="6" calcext:value-type="float">
            <text:p>6,00 </text:p>
          </table:table-cell>
          <table:table-cell table:style-name="ce340" table:formula="of:=+[.L88]" office:value-type="float" office:value="6" calcext:value-type="float">
            <text:p>6,00 </text:p>
          </table:table-cell>
          <table:table-cell table:style-name="ce340" table:formula="of:=+[.M88]" office:value-type="float" office:value="6" calcext:value-type="float">
            <text:p>6,00 </text:p>
          </table:table-cell>
          <table:table-cell table:style-name="ce340"/>
          <table:table-cell table:number-columns-repeated="1009"/>
        </table:table-row>
        <table:table-row table:style-name="ro1">
          <table:table-cell table:style-name="ce322" office:value-type="string" calcext:value-type="string">
            <text:p>Preço de Venda</text:p>
          </table:table-cell>
          <table:table-cell table:style-name="ce333"/>
          <table:table-cell table:style-name="ce335" table:formula="of:=+[.C88]*(1+[.C90])" office:value-type="float" office:value="6" calcext:value-type="float">
            <text:p>6,00 </text:p>
          </table:table-cell>
          <table:table-cell table:style-name="ce335" table:formula="of:=+[.D88]*(1+[.D90])" office:value-type="float" office:value="6" calcext:value-type="float">
            <text:p>6,00 </text:p>
          </table:table-cell>
          <table:table-cell table:style-name="ce335" table:formula="of:=+[.E88]*(1+[.E90])" office:value-type="float" office:value="6" calcext:value-type="float">
            <text:p>6,00 </text:p>
          </table:table-cell>
          <table:table-cell table:style-name="ce335" table:formula="of:=+[.F88]*(1+[.F90])" office:value-type="float" office:value="6" calcext:value-type="float">
            <text:p>6,00 </text:p>
          </table:table-cell>
          <table:table-cell table:style-name="ce335" table:formula="of:=+[.G88]*(1+[.G90])" office:value-type="float" office:value="6" calcext:value-type="float">
            <text:p>6,00 </text:p>
          </table:table-cell>
          <table:table-cell table:style-name="ce335" table:formula="of:=+[.H88]*(1+[.H90])" office:value-type="float" office:value="6" calcext:value-type="float">
            <text:p>6,00 </text:p>
          </table:table-cell>
          <table:table-cell table:style-name="ce335" table:formula="of:=+[.I88]*(1+[.I90])" office:value-type="float" office:value="6" calcext:value-type="float">
            <text:p>6,00 </text:p>
          </table:table-cell>
          <table:table-cell table:style-name="ce335" table:formula="of:=+[.J88]*(1+[.J90])" office:value-type="float" office:value="6" calcext:value-type="float">
            <text:p>6,00 </text:p>
          </table:table-cell>
          <table:table-cell table:style-name="ce335" table:formula="of:=+[.K88]*(1+[.K90])" office:value-type="float" office:value="6" calcext:value-type="float">
            <text:p>6,00 </text:p>
          </table:table-cell>
          <table:table-cell table:style-name="ce335" table:formula="of:=+[.L88]*(1+[.L90])" office:value-type="float" office:value="6" calcext:value-type="float">
            <text:p>6,00 </text:p>
          </table:table-cell>
          <table:table-cell table:style-name="ce335" table:formula="of:=+[.M88]*(1+[.M90])" office:value-type="float" office:value="6" calcext:value-type="float">
            <text:p>6,00 </text:p>
          </table:table-cell>
          <table:table-cell table:style-name="ce335" table:formula="of:=+[.N88]*(1+[.N90])" office:value-type="float" office:value="6" calcext:value-type="float">
            <text:p>6,00 </text:p>
          </table:table-cell>
          <table:table-cell table:style-name="ce335" table:formula="of:=IFERROR(([.O94]/[.O92]);0)" office:value-type="float" office:value="6" calcext:value-type="float">
            <text:p>6,00 </text:p>
          </table:table-cell>
          <table:table-cell table:number-columns-repeated="1009"/>
        </table:table-row>
        <table:table-row table:style-name="ro1">
          <table:table-cell table:style-name="ce323" office:value-type="string" calcext:value-type="string">
            <text:p>Variação de Preço</text:p>
          </table:table-cell>
          <table:table-cell table:style-name="ce333"/>
          <table:table-cell table:style-name="ce336" office:value-type="percentage" office:value="0" calcext:value-type="percentage">
            <text:p>0,00%</text:p>
          </table:table-cell>
          <table:table-cell table:style-name="ce336" table:formula="of:=[.C90]" office:value-type="percentage" office:value="0" calcext:value-type="percentage">
            <text:p>0,00%</text:p>
          </table:table-cell>
          <table:table-cell table:style-name="ce336" table:formula="of:=[.D90]" office:value-type="percentage" office:value="0" calcext:value-type="percentage">
            <text:p>0,00%</text:p>
          </table:table-cell>
          <table:table-cell table:style-name="ce336" table:formula="of:=[.E90]" office:value-type="percentage" office:value="0" calcext:value-type="percentage">
            <text:p>0,00%</text:p>
          </table:table-cell>
          <table:table-cell table:style-name="ce336" table:formula="of:=[.F90]" office:value-type="percentage" office:value="0" calcext:value-type="percentage">
            <text:p>0,00%</text:p>
          </table:table-cell>
          <table:table-cell table:style-name="ce336" table:formula="of:=[.G90]" office:value-type="percentage" office:value="0" calcext:value-type="percentage">
            <text:p>0,00%</text:p>
          </table:table-cell>
          <table:table-cell table:style-name="ce336" table:formula="of:=[.H90]" office:value-type="percentage" office:value="0" calcext:value-type="percentage">
            <text:p>0,00%</text:p>
          </table:table-cell>
          <table:table-cell table:style-name="ce336" table:formula="of:=[.I90]" office:value-type="percentage" office:value="0" calcext:value-type="percentage">
            <text:p>0,00%</text:p>
          </table:table-cell>
          <table:table-cell table:style-name="ce336" table:formula="of:=[.J90]" office:value-type="percentage" office:value="0" calcext:value-type="percentage">
            <text:p>0,00%</text:p>
          </table:table-cell>
          <table:table-cell table:style-name="ce336" table:formula="of:=[.K90]" office:value-type="percentage" office:value="0" calcext:value-type="percentage">
            <text:p>0,00%</text:p>
          </table:table-cell>
          <table:table-cell table:style-name="ce336" table:formula="of:=[.L90]" office:value-type="percentage" office:value="0" calcext:value-type="percentage">
            <text:p>0,00%</text:p>
          </table:table-cell>
          <table:table-cell table:style-name="ce336" table:formula="of:=[.M90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 Original</text:p>
          </table:table-cell>
          <table:table-cell table:style-name="ce333"/>
          <table:table-cell table:style-name="ce341" office:value-type="float" office:value="66000" calcext:value-type="float">
            <text:p>66.000</text:p>
          </table:table-cell>
          <table:table-cell table:style-name="ce341" table:formula="of:=+[.C91]" office:value-type="float" office:value="66000" calcext:value-type="float">
            <text:p>66.000</text:p>
          </table:table-cell>
          <table:table-cell table:style-name="ce341" table:formula="of:=+[.D91]" office:value-type="float" office:value="66000" calcext:value-type="float">
            <text:p>66.000</text:p>
          </table:table-cell>
          <table:table-cell table:style-name="ce341" table:formula="of:=+[.E91]" office:value-type="float" office:value="66000" calcext:value-type="float">
            <text:p>66.000</text:p>
          </table:table-cell>
          <table:table-cell table:style-name="ce341" table:formula="of:=+[.F91]" office:value-type="float" office:value="66000" calcext:value-type="float">
            <text:p>66.000</text:p>
          </table:table-cell>
          <table:table-cell table:style-name="ce341" table:formula="of:=+[.G91]" office:value-type="float" office:value="66000" calcext:value-type="float">
            <text:p>66.000</text:p>
          </table:table-cell>
          <table:table-cell table:style-name="ce341" table:formula="of:=+[.H91]" office:value-type="float" office:value="66000" calcext:value-type="float">
            <text:p>66.000</text:p>
          </table:table-cell>
          <table:table-cell table:style-name="ce341" table:formula="of:=+[.I91]" office:value-type="float" office:value="66000" calcext:value-type="float">
            <text:p>66.000</text:p>
          </table:table-cell>
          <table:table-cell table:style-name="ce341" table:formula="of:=+[.J91]" office:value-type="float" office:value="66000" calcext:value-type="float">
            <text:p>66.000</text:p>
          </table:table-cell>
          <table:table-cell table:style-name="ce341" table:formula="of:=+[.K91]" office:value-type="float" office:value="66000" calcext:value-type="float">
            <text:p>66.000</text:p>
          </table:table-cell>
          <table:table-cell table:style-name="ce341" table:formula="of:=+[.L91]" office:value-type="float" office:value="66000" calcext:value-type="float">
            <text:p>66.000</text:p>
          </table:table-cell>
          <table:table-cell table:style-name="ce341" table:formula="of:=+[.M91]" office:value-type="float" office:value="66000" calcext:value-type="float">
            <text:p>66.000</text:p>
          </table:table-cell>
          <table:table-cell table:style-name="ce341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Volume</text:p>
          </table:table-cell>
          <table:table-cell table:style-name="ce333"/>
          <table:table-cell table:style-name="ce342" table:formula="of:=+[.C91]*(1+[.C93])" office:value-type="float" office:value="66000" calcext:value-type="float">
            <text:p>66.000 </text:p>
          </table:table-cell>
          <table:table-cell table:style-name="ce342" table:formula="of:=+[.D91]*(1+[.D93])" office:value-type="float" office:value="66000" calcext:value-type="float">
            <text:p>66.000 </text:p>
          </table:table-cell>
          <table:table-cell table:style-name="ce342" table:formula="of:=+[.E91]*(1+[.E93])" office:value-type="float" office:value="66000" calcext:value-type="float">
            <text:p>66.000 </text:p>
          </table:table-cell>
          <table:table-cell table:style-name="ce342" table:formula="of:=+[.F91]*(1+[.F93])" office:value-type="float" office:value="66000" calcext:value-type="float">
            <text:p>66.000 </text:p>
          </table:table-cell>
          <table:table-cell table:style-name="ce342" table:formula="of:=+[.G91]*(1+[.G93])" office:value-type="float" office:value="66000" calcext:value-type="float">
            <text:p>66.000 </text:p>
          </table:table-cell>
          <table:table-cell table:style-name="ce342" table:formula="of:=+[.H91]*(1+[.H93])" office:value-type="float" office:value="66000" calcext:value-type="float">
            <text:p>66.000 </text:p>
          </table:table-cell>
          <table:table-cell table:style-name="ce342" table:formula="of:=+[.I91]*(1+[.I93])" office:value-type="float" office:value="66000" calcext:value-type="float">
            <text:p>66.000 </text:p>
          </table:table-cell>
          <table:table-cell table:style-name="ce342" table:formula="of:=+[.J91]*(1+[.J93])" office:value-type="float" office:value="66000" calcext:value-type="float">
            <text:p>66.000 </text:p>
          </table:table-cell>
          <table:table-cell table:style-name="ce342" table:formula="of:=+[.K91]*(1+[.K93])" office:value-type="float" office:value="66000" calcext:value-type="float">
            <text:p>66.000 </text:p>
          </table:table-cell>
          <table:table-cell table:style-name="ce342" table:formula="of:=+[.L91]*(1+[.L93])" office:value-type="float" office:value="66000" calcext:value-type="float">
            <text:p>66.000 </text:p>
          </table:table-cell>
          <table:table-cell table:style-name="ce342" table:formula="of:=+[.M91]*(1+[.M93])" office:value-type="float" office:value="66000" calcext:value-type="float">
            <text:p>66.000 </text:p>
          </table:table-cell>
          <table:table-cell table:style-name="ce342" table:formula="of:=+[.N91]*(1+[.N93])" office:value-type="float" office:value="66000" calcext:value-type="float">
            <text:p>66.000 </text:p>
          </table:table-cell>
          <table:table-cell table:style-name="ce342" table:formula="of:=SUM([.C92:.N92])" office:value-type="float" office:value="792000" calcext:value-type="float">
            <text:p>792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Variação de Volume</text:p>
          </table:table-cell>
          <table:table-cell table:style-name="ce334"/>
          <table:table-cell table:style-name="ce336" office:value-type="percentage" office:value="0" calcext:value-type="percentage">
            <text:p>0,00%</text:p>
          </table:table-cell>
          <table:table-cell table:style-name="ce336" table:formula="of:=[.C93]" office:value-type="percentage" office:value="0" calcext:value-type="percentage">
            <text:p>0,00%</text:p>
          </table:table-cell>
          <table:table-cell table:style-name="ce336" table:formula="of:=[.D93]" office:value-type="percentage" office:value="0" calcext:value-type="percentage">
            <text:p>0,00%</text:p>
          </table:table-cell>
          <table:table-cell table:style-name="ce336" table:formula="of:=[.E93]" office:value-type="percentage" office:value="0" calcext:value-type="percentage">
            <text:p>0,00%</text:p>
          </table:table-cell>
          <table:table-cell table:style-name="ce336" table:formula="of:=[.F93]" office:value-type="percentage" office:value="0" calcext:value-type="percentage">
            <text:p>0,00%</text:p>
          </table:table-cell>
          <table:table-cell table:style-name="ce336" table:formula="of:=[.G93]" office:value-type="percentage" office:value="0" calcext:value-type="percentage">
            <text:p>0,00%</text:p>
          </table:table-cell>
          <table:table-cell table:style-name="ce336" table:formula="of:=[.H93]" office:value-type="percentage" office:value="0" calcext:value-type="percentage">
            <text:p>0,00%</text:p>
          </table:table-cell>
          <table:table-cell table:style-name="ce336" table:formula="of:=[.I93]" office:value-type="percentage" office:value="0" calcext:value-type="percentage">
            <text:p>0,00%</text:p>
          </table:table-cell>
          <table:table-cell table:style-name="ce336" table:formula="of:=[.J93]" office:value-type="percentage" office:value="0" calcext:value-type="percentage">
            <text:p>0,00%</text:p>
          </table:table-cell>
          <table:table-cell table:style-name="ce336" table:formula="of:=[.K93]" office:value-type="percentage" office:value="0" calcext:value-type="percentage">
            <text:p>0,00%</text:p>
          </table:table-cell>
          <table:table-cell table:style-name="ce336" table:formula="of:=[.L93]" office:value-type="percentage" office:value="0" calcext:value-type="percentage">
            <text:p>0,00%</text:p>
          </table:table-cell>
          <table:table-cell table:style-name="ce336" table:formula="of:=[.M93]" office:value-type="percentage" office:value="0" calcext:value-type="percentage">
            <text:p>0,00%</text:p>
          </table:table-cell>
          <table:table-cell table:style-name="ce347"/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Bruta</text:p>
          </table:table-cell>
          <table:table-cell table:style-name="ce335"/>
          <table:table-cell table:style-name="ce342" table:formula="of:=+[.C89]*[.C92]" office:value-type="float" office:value="396000" calcext:value-type="float">
            <text:p>396.000 </text:p>
          </table:table-cell>
          <table:table-cell table:style-name="ce342" table:formula="of:=+[.D89]*[.D92]" office:value-type="float" office:value="396000" calcext:value-type="float">
            <text:p>396.000 </text:p>
          </table:table-cell>
          <table:table-cell table:style-name="ce342" table:formula="of:=+[.E89]*[.E92]" office:value-type="float" office:value="396000" calcext:value-type="float">
            <text:p>396.000 </text:p>
          </table:table-cell>
          <table:table-cell table:style-name="ce342" table:formula="of:=+[.F89]*[.F92]" office:value-type="float" office:value="396000" calcext:value-type="float">
            <text:p>396.000 </text:p>
          </table:table-cell>
          <table:table-cell table:style-name="ce342" table:formula="of:=+[.G89]*[.G92]" office:value-type="float" office:value="396000" calcext:value-type="float">
            <text:p>396.000 </text:p>
          </table:table-cell>
          <table:table-cell table:style-name="ce342" table:formula="of:=+[.H89]*[.H92]" office:value-type="float" office:value="396000" calcext:value-type="float">
            <text:p>396.000 </text:p>
          </table:table-cell>
          <table:table-cell table:style-name="ce342" table:formula="of:=+[.I89]*[.I92]" office:value-type="float" office:value="396000" calcext:value-type="float">
            <text:p>396.000 </text:p>
          </table:table-cell>
          <table:table-cell table:style-name="ce342" table:formula="of:=+[.J89]*[.J92]" office:value-type="float" office:value="396000" calcext:value-type="float">
            <text:p>396.000 </text:p>
          </table:table-cell>
          <table:table-cell table:style-name="ce342" table:formula="of:=+[.K89]*[.K92]" office:value-type="float" office:value="396000" calcext:value-type="float">
            <text:p>396.000 </text:p>
          </table:table-cell>
          <table:table-cell table:style-name="ce342" table:formula="of:=+[.L89]*[.L92]" office:value-type="float" office:value="396000" calcext:value-type="float">
            <text:p>396.000 </text:p>
          </table:table-cell>
          <table:table-cell table:style-name="ce342" table:formula="of:=+[.M89]*[.M92]" office:value-type="float" office:value="396000" calcext:value-type="float">
            <text:p>396.000 </text:p>
          </table:table-cell>
          <table:table-cell table:style-name="ce342" table:formula="of:=+[.N89]*[.N92]" office:value-type="float" office:value="396000" calcext:value-type="float">
            <text:p>396.000 </text:p>
          </table:table-cell>
          <table:table-cell table:style-name="ce342" table:formula="of:=SUM([.C94:.N94])" office:value-type="float" office:value="4752000" calcext:value-type="float">
            <text:p>4.752.000 </text:p>
          </table:table-cell>
          <table:table-cell table:style-name="ce349" table:number-columns-repeated="1009"/>
        </table:table-row>
        <table:table-row table:style-name="ro1">
          <table:table-cell table:style-name="ce324" office:value-type="string" calcext:value-type="string">
            <text:p>Impostos</text:p>
          </table:table-cell>
          <table:table-cell table:style-name="ce335"/>
          <table:table-cell table:style-name="ce342" table:formula="of:=SUM([.C96:.C101])" office:value-type="float" office:value="-99000" calcext:value-type="float">
            <text:p>-99.000 </text:p>
          </table:table-cell>
          <table:table-cell table:style-name="ce342" table:formula="of:=SUM([.D96:.D101])" office:value-type="float" office:value="-99000" calcext:value-type="float">
            <text:p>-99.000 </text:p>
          </table:table-cell>
          <table:table-cell table:style-name="ce342" table:formula="of:=SUM([.E96:.E101])" office:value-type="float" office:value="-99000" calcext:value-type="float">
            <text:p>-99.000 </text:p>
          </table:table-cell>
          <table:table-cell table:style-name="ce342" table:formula="of:=SUM([.F96:.F101])" office:value-type="float" office:value="-99000" calcext:value-type="float">
            <text:p>-99.000 </text:p>
          </table:table-cell>
          <table:table-cell table:style-name="ce342" table:formula="of:=SUM([.G96:.G101])" office:value-type="float" office:value="-99000" calcext:value-type="float">
            <text:p>-99.000 </text:p>
          </table:table-cell>
          <table:table-cell table:style-name="ce342" table:formula="of:=SUM([.H96:.H101])" office:value-type="float" office:value="-99000" calcext:value-type="float">
            <text:p>-99.000 </text:p>
          </table:table-cell>
          <table:table-cell table:style-name="ce342" table:formula="of:=SUM([.I96:.I101])" office:value-type="float" office:value="-99000" calcext:value-type="float">
            <text:p>-99.000 </text:p>
          </table:table-cell>
          <table:table-cell table:style-name="ce342" table:formula="of:=SUM([.J96:.J101])" office:value-type="float" office:value="-99000" calcext:value-type="float">
            <text:p>-99.000 </text:p>
          </table:table-cell>
          <table:table-cell table:style-name="ce342" table:formula="of:=SUM([.K96:.K101])" office:value-type="float" office:value="-99000" calcext:value-type="float">
            <text:p>-99.000 </text:p>
          </table:table-cell>
          <table:table-cell table:style-name="ce342" table:formula="of:=SUM([.L96:.L101])" office:value-type="float" office:value="-99000" calcext:value-type="float">
            <text:p>-99.000 </text:p>
          </table:table-cell>
          <table:table-cell table:style-name="ce342" table:formula="of:=SUM([.M96:.M101])" office:value-type="float" office:value="-99000" calcext:value-type="float">
            <text:p>-99.000 </text:p>
          </table:table-cell>
          <table:table-cell table:style-name="ce342" table:formula="of:=SUM([.N96:.N101])" office:value-type="float" office:value="-99000" calcext:value-type="float">
            <text:p>-99.000 </text:p>
          </table:table-cell>
          <table:table-cell table:style-name="ce342" table:formula="of:=SUM([.C95:.N95])" office:value-type="float" office:value="-1188000" calcext:value-type="float">
            <text:p>-1.188.000 </text:p>
          </table:table-cell>
          <table:table-cell table:style-name="ce349" table:number-columns-repeated="1009"/>
        </table:table-row>
        <table:table-row table:style-name="ro1">
          <table:table-cell table:style-name="ce323" office:value-type="string" calcext:value-type="string">
            <text:p>IPI</text:p>
          </table:table-cell>
          <table:table-cell table:style-name="ce336" table:formula="of:=[.B79]" office:value-type="percentage" office:value="0.05" calcext:value-type="percentage">
            <text:p>5,00%</text:p>
          </table:table-cell>
          <table:table-cell table:style-name="ce342" table:formula="of:=- [.C94] * (1 - 1 / (1 + [.$B96]))" office:value-type="float" office:value="-18857.1428571429" calcext:value-type="float">
            <text:p>-18.857 </text:p>
          </table:table-cell>
          <table:table-cell table:style-name="ce342" table:formula="of:=- [.D94] * (1 - 1 / (1 + [.$B96]))" office:value-type="float" office:value="-18857.1428571429" calcext:value-type="float">
            <text:p>-18.857 </text:p>
          </table:table-cell>
          <table:table-cell table:style-name="ce342" table:formula="of:=- [.E94] * (1 - 1 / (1 + [.$B96]))" office:value-type="float" office:value="-18857.1428571429" calcext:value-type="float">
            <text:p>-18.857 </text:p>
          </table:table-cell>
          <table:table-cell table:style-name="ce342" table:formula="of:=- [.F94] * (1 - 1 / (1 + [.$B96]))" office:value-type="float" office:value="-18857.1428571429" calcext:value-type="float">
            <text:p>-18.857 </text:p>
          </table:table-cell>
          <table:table-cell table:style-name="ce342" table:formula="of:=- [.G94] * (1 - 1 / (1 + [.$B96]))" office:value-type="float" office:value="-18857.1428571429" calcext:value-type="float">
            <text:p>-18.857 </text:p>
          </table:table-cell>
          <table:table-cell table:style-name="ce342" table:formula="of:=- [.H94] * (1 - 1 / (1 + [.$B96]))" office:value-type="float" office:value="-18857.1428571429" calcext:value-type="float">
            <text:p>-18.857 </text:p>
          </table:table-cell>
          <table:table-cell table:style-name="ce342" table:formula="of:=- [.I94] * (1 - 1 / (1 + [.$B96]))" office:value-type="float" office:value="-18857.1428571429" calcext:value-type="float">
            <text:p>-18.857 </text:p>
          </table:table-cell>
          <table:table-cell table:style-name="ce342" table:formula="of:=- [.J94] * (1 - 1 / (1 + [.$B96]))" office:value-type="float" office:value="-18857.1428571429" calcext:value-type="float">
            <text:p>-18.857 </text:p>
          </table:table-cell>
          <table:table-cell table:style-name="ce342" table:formula="of:=- [.K94] * (1 - 1 / (1 + [.$B96]))" office:value-type="float" office:value="-18857.1428571429" calcext:value-type="float">
            <text:p>-18.857 </text:p>
          </table:table-cell>
          <table:table-cell table:style-name="ce342" table:formula="of:=- [.L94] * (1 - 1 / (1 + [.$B96]))" office:value-type="float" office:value="-18857.1428571429" calcext:value-type="float">
            <text:p>-18.857 </text:p>
          </table:table-cell>
          <table:table-cell table:style-name="ce342" table:formula="of:=- [.M94] * (1 - 1 / (1 + [.$B96]))" office:value-type="float" office:value="-18857.1428571429" calcext:value-type="float">
            <text:p>-18.857 </text:p>
          </table:table-cell>
          <table:table-cell table:style-name="ce342" table:formula="of:=- [.N94] * (1 - 1 / (1 + [.$B96]))" office:value-type="float" office:value="-18857.1428571429" calcext:value-type="float">
            <text:p>-18.857 </text:p>
          </table:table-cell>
          <table:table-cell table:style-name="ce342" table:formula="of:=SUM([.C96:.N96])" office:value-type="float" office:value="-226285.714285714" calcext:value-type="float">
            <text:p>-226.2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ICMS</text:p>
          </table:table-cell>
          <table:table-cell table:style-name="ce336" table:formula="of:=[.B80]" office:value-type="percentage" office:value="0.12" calcext:value-type="percentage">
            <text:p>12,00%</text:p>
          </table:table-cell>
          <table:table-cell table:style-name="ce342" table:formula="of:=-([.C94]+[.C96])*[.$B97]" office:value-type="float" office:value="-45257.1428571429" calcext:value-type="float">
            <text:p>-45.257 </text:p>
          </table:table-cell>
          <table:table-cell table:style-name="ce342" table:formula="of:=-([.D94]+[.D96])*[.$B97]" office:value-type="float" office:value="-45257.1428571429" calcext:value-type="float">
            <text:p>-45.257 </text:p>
          </table:table-cell>
          <table:table-cell table:style-name="ce342" table:formula="of:=-([.E94]+[.E96])*[.$B97]" office:value-type="float" office:value="-45257.1428571429" calcext:value-type="float">
            <text:p>-45.257 </text:p>
          </table:table-cell>
          <table:table-cell table:style-name="ce342" table:formula="of:=-([.F94]+[.F96])*[.$B97]" office:value-type="float" office:value="-45257.1428571429" calcext:value-type="float">
            <text:p>-45.257 </text:p>
          </table:table-cell>
          <table:table-cell table:style-name="ce342" table:formula="of:=-([.G94]+[.G96])*[.$B97]" office:value-type="float" office:value="-45257.1428571429" calcext:value-type="float">
            <text:p>-45.257 </text:p>
          </table:table-cell>
          <table:table-cell table:style-name="ce342" table:formula="of:=-([.H94]+[.H96])*[.$B97]" office:value-type="float" office:value="-45257.1428571429" calcext:value-type="float">
            <text:p>-45.257 </text:p>
          </table:table-cell>
          <table:table-cell table:style-name="ce342" table:formula="of:=-([.I94]+[.I96])*[.$B97]" office:value-type="float" office:value="-45257.1428571429" calcext:value-type="float">
            <text:p>-45.257 </text:p>
          </table:table-cell>
          <table:table-cell table:style-name="ce342" table:formula="of:=-([.J94]+[.J96])*[.$B97]" office:value-type="float" office:value="-45257.1428571429" calcext:value-type="float">
            <text:p>-45.257 </text:p>
          </table:table-cell>
          <table:table-cell table:style-name="ce342" table:formula="of:=-([.K94]+[.K96])*[.$B97]" office:value-type="float" office:value="-45257.1428571429" calcext:value-type="float">
            <text:p>-45.257 </text:p>
          </table:table-cell>
          <table:table-cell table:style-name="ce342" table:formula="of:=-([.L94]+[.L96])*[.$B97]" office:value-type="float" office:value="-45257.1428571429" calcext:value-type="float">
            <text:p>-45.257 </text:p>
          </table:table-cell>
          <table:table-cell table:style-name="ce342" table:formula="of:=-([.M94]+[.M96])*[.$B97]" office:value-type="float" office:value="-45257.1428571429" calcext:value-type="float">
            <text:p>-45.257 </text:p>
          </table:table-cell>
          <table:table-cell table:style-name="ce342" table:formula="of:=-([.N94]+[.N96])*[.$B97]" office:value-type="float" office:value="-45257.1428571429" calcext:value-type="float">
            <text:p>-45.257 </text:p>
          </table:table-cell>
          <table:table-cell table:style-name="ce342" table:formula="of:=SUM([.C97:.N97])" office:value-type="float" office:value="-543085.714285714" calcext:value-type="float">
            <text:p>-543.086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PIS</text:p>
          </table:table-cell>
          <table:table-cell table:style-name="ce336" table:formula="of:=[.B81]" office:value-type="percentage" office:value="0.0165" calcext:value-type="percentage">
            <text:p>1,65%</text:p>
          </table:table-cell>
          <table:table-cell table:style-name="ce342" table:formula="of:=-([.C94]+[.C96])*[.$B98]" office:value-type="float" office:value="-6222.85714285714" calcext:value-type="float">
            <text:p>-6.223 </text:p>
          </table:table-cell>
          <table:table-cell table:style-name="ce342" table:formula="of:=-([.D94]+[.D96])*[.$B98]" office:value-type="float" office:value="-6222.85714285714" calcext:value-type="float">
            <text:p>-6.223 </text:p>
          </table:table-cell>
          <table:table-cell table:style-name="ce342" table:formula="of:=-([.E94]+[.E96])*[.$B98]" office:value-type="float" office:value="-6222.85714285714" calcext:value-type="float">
            <text:p>-6.223 </text:p>
          </table:table-cell>
          <table:table-cell table:style-name="ce342" table:formula="of:=-([.F94]+[.F96])*[.$B98]" office:value-type="float" office:value="-6222.85714285714" calcext:value-type="float">
            <text:p>-6.223 </text:p>
          </table:table-cell>
          <table:table-cell table:style-name="ce342" table:formula="of:=-([.G94]+[.G96])*[.$B98]" office:value-type="float" office:value="-6222.85714285714" calcext:value-type="float">
            <text:p>-6.223 </text:p>
          </table:table-cell>
          <table:table-cell table:style-name="ce342" table:formula="of:=-([.H94]+[.H96])*[.$B98]" office:value-type="float" office:value="-6222.85714285714" calcext:value-type="float">
            <text:p>-6.223 </text:p>
          </table:table-cell>
          <table:table-cell table:style-name="ce342" table:formula="of:=-([.I94]+[.I96])*[.$B98]" office:value-type="float" office:value="-6222.85714285714" calcext:value-type="float">
            <text:p>-6.223 </text:p>
          </table:table-cell>
          <table:table-cell table:style-name="ce342" table:formula="of:=-([.J94]+[.J96])*[.$B98]" office:value-type="float" office:value="-6222.85714285714" calcext:value-type="float">
            <text:p>-6.223 </text:p>
          </table:table-cell>
          <table:table-cell table:style-name="ce342" table:formula="of:=-([.K94]+[.K96])*[.$B98]" office:value-type="float" office:value="-6222.85714285714" calcext:value-type="float">
            <text:p>-6.223 </text:p>
          </table:table-cell>
          <table:table-cell table:style-name="ce342" table:formula="of:=-([.L94]+[.L96])*[.$B98]" office:value-type="float" office:value="-6222.85714285714" calcext:value-type="float">
            <text:p>-6.223 </text:p>
          </table:table-cell>
          <table:table-cell table:style-name="ce342" table:formula="of:=-([.M94]+[.M96])*[.$B98]" office:value-type="float" office:value="-6222.85714285714" calcext:value-type="float">
            <text:p>-6.223 </text:p>
          </table:table-cell>
          <table:table-cell table:style-name="ce342" table:formula="of:=-([.N94]+[.N96])*[.$B98]" office:value-type="float" office:value="-6222.85714285714" calcext:value-type="float">
            <text:p>-6.223 </text:p>
          </table:table-cell>
          <table:table-cell table:style-name="ce342" table:formula="of:=SUM([.C98:.N98])" office:value-type="float" office:value="-74674.2857142857" calcext:value-type="float">
            <text:p>-74.67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COFINS</text:p>
          </table:table-cell>
          <table:table-cell table:style-name="ce336" table:formula="of:=[.B82]" office:value-type="percentage" office:value="0.076" calcext:value-type="percentage">
            <text:p>7,60%</text:p>
          </table:table-cell>
          <table:table-cell table:style-name="ce342" table:formula="of:=-([.C94]+[.C96])*[.$B99]" office:value-type="float" office:value="-28662.8571428571" calcext:value-type="float">
            <text:p>-28.663 </text:p>
          </table:table-cell>
          <table:table-cell table:style-name="ce342" table:formula="of:=-([.D94]+[.D96])*[.$B99]" office:value-type="float" office:value="-28662.8571428571" calcext:value-type="float">
            <text:p>-28.663 </text:p>
          </table:table-cell>
          <table:table-cell table:style-name="ce342" table:formula="of:=-([.E94]+[.E96])*[.$B99]" office:value-type="float" office:value="-28662.8571428571" calcext:value-type="float">
            <text:p>-28.663 </text:p>
          </table:table-cell>
          <table:table-cell table:style-name="ce342" table:formula="of:=-([.F94]+[.F96])*[.$B99]" office:value-type="float" office:value="-28662.8571428571" calcext:value-type="float">
            <text:p>-28.663 </text:p>
          </table:table-cell>
          <table:table-cell table:style-name="ce342" table:formula="of:=-([.G94]+[.G96])*[.$B99]" office:value-type="float" office:value="-28662.8571428571" calcext:value-type="float">
            <text:p>-28.663 </text:p>
          </table:table-cell>
          <table:table-cell table:style-name="ce342" table:formula="of:=-([.H94]+[.H96])*[.$B99]" office:value-type="float" office:value="-28662.8571428571" calcext:value-type="float">
            <text:p>-28.663 </text:p>
          </table:table-cell>
          <table:table-cell table:style-name="ce342" table:formula="of:=-([.I94]+[.I96])*[.$B99]" office:value-type="float" office:value="-28662.8571428571" calcext:value-type="float">
            <text:p>-28.663 </text:p>
          </table:table-cell>
          <table:table-cell table:style-name="ce342" table:formula="of:=-([.J94]+[.J96])*[.$B99]" office:value-type="float" office:value="-28662.8571428571" calcext:value-type="float">
            <text:p>-28.663 </text:p>
          </table:table-cell>
          <table:table-cell table:style-name="ce342" table:formula="of:=-([.K94]+[.K96])*[.$B99]" office:value-type="float" office:value="-28662.8571428571" calcext:value-type="float">
            <text:p>-28.663 </text:p>
          </table:table-cell>
          <table:table-cell table:style-name="ce342" table:formula="of:=-([.L94]+[.L96])*[.$B99]" office:value-type="float" office:value="-28662.8571428571" calcext:value-type="float">
            <text:p>-28.663 </text:p>
          </table:table-cell>
          <table:table-cell table:style-name="ce342" table:formula="of:=-([.M94]+[.M96])*[.$B99]" office:value-type="float" office:value="-28662.8571428571" calcext:value-type="float">
            <text:p>-28.663 </text:p>
          </table:table-cell>
          <table:table-cell table:style-name="ce342" table:formula="of:=-([.N94]+[.N96])*[.$B99]" office:value-type="float" office:value="-28662.8571428571" calcext:value-type="float">
            <text:p>-28.663 </text:p>
          </table:table-cell>
          <table:table-cell table:style-name="ce342" table:formula="of:=SUM([.C99:.N99])" office:value-type="float" office:value="-343954.285714286" calcext:value-type="float">
            <text:p>-343.954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83]" office:value-type="percentage" office:value="0" calcext:value-type="percentage">
            <text:p>0,00%</text:p>
          </table:table-cell>
          <table:table-cell table:style-name="ce342" table:formula="of:=-([.C94]+[.C96])*[.$B100]" office:value-type="float" office:value="-0" calcext:value-type="float">
            <text:p>0 </text:p>
          </table:table-cell>
          <table:table-cell table:style-name="ce342" table:formula="of:=-([.D94]+[.D96])*[.$B100]" office:value-type="float" office:value="-0" calcext:value-type="float">
            <text:p>0 </text:p>
          </table:table-cell>
          <table:table-cell table:style-name="ce342" table:formula="of:=-([.E94]+[.E96])*[.$B100]" office:value-type="float" office:value="-0" calcext:value-type="float">
            <text:p>0 </text:p>
          </table:table-cell>
          <table:table-cell table:style-name="ce342" table:formula="of:=-([.F94]+[.F96])*[.$B100]" office:value-type="float" office:value="-0" calcext:value-type="float">
            <text:p>0 </text:p>
          </table:table-cell>
          <table:table-cell table:style-name="ce342" table:formula="of:=-([.G94]+[.G96])*[.$B100]" office:value-type="float" office:value="-0" calcext:value-type="float">
            <text:p>0 </text:p>
          </table:table-cell>
          <table:table-cell table:style-name="ce342" table:formula="of:=-([.H94]+[.H96])*[.$B100]" office:value-type="float" office:value="-0" calcext:value-type="float">
            <text:p>0 </text:p>
          </table:table-cell>
          <table:table-cell table:style-name="ce342" table:formula="of:=-([.I94]+[.I96])*[.$B100]" office:value-type="float" office:value="-0" calcext:value-type="float">
            <text:p>0 </text:p>
          </table:table-cell>
          <table:table-cell table:style-name="ce342" table:formula="of:=-([.J94]+[.J96])*[.$B100]" office:value-type="float" office:value="-0" calcext:value-type="float">
            <text:p>0 </text:p>
          </table:table-cell>
          <table:table-cell table:style-name="ce342" table:formula="of:=-([.K94]+[.K96])*[.$B100]" office:value-type="float" office:value="-0" calcext:value-type="float">
            <text:p>0 </text:p>
          </table:table-cell>
          <table:table-cell table:style-name="ce342" table:formula="of:=-([.L94]+[.L96])*[.$B100]" office:value-type="float" office:value="-0" calcext:value-type="float">
            <text:p>0 </text:p>
          </table:table-cell>
          <table:table-cell table:style-name="ce342" table:formula="of:=-([.M94]+[.M96])*[.$B100]" office:value-type="float" office:value="-0" calcext:value-type="float">
            <text:p>0 </text:p>
          </table:table-cell>
          <table:table-cell table:style-name="ce342" table:formula="of:=-([.N94]+[.N96])*[.$B100]" office:value-type="float" office:value="-0" calcext:value-type="float">
            <text:p>0 </text:p>
          </table:table-cell>
          <table:table-cell table:style-name="ce342" table:formula="of:=SUM([.C100:.N100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3" office:value-type="string" calcext:value-type="string">
            <text:p>Outro</text:p>
          </table:table-cell>
          <table:table-cell table:style-name="ce336" table:formula="of:=[.B84]" office:value-type="percentage" office:value="0" calcext:value-type="percentage">
            <text:p>0,00%</text:p>
          </table:table-cell>
          <table:table-cell table:style-name="ce342" table:formula="of:=-([.C94]+[.C96])*[.$B101]" office:value-type="float" office:value="-0" calcext:value-type="float">
            <text:p>0 </text:p>
          </table:table-cell>
          <table:table-cell table:style-name="ce342" table:formula="of:=-([.D94]+[.D96])*[.$B101]" office:value-type="float" office:value="-0" calcext:value-type="float">
            <text:p>0 </text:p>
          </table:table-cell>
          <table:table-cell table:style-name="ce342" table:formula="of:=-([.E94]+[.E96])*[.$B101]" office:value-type="float" office:value="-0" calcext:value-type="float">
            <text:p>0 </text:p>
          </table:table-cell>
          <table:table-cell table:style-name="ce342" table:formula="of:=-([.F94]+[.F96])*[.$B101]" office:value-type="float" office:value="-0" calcext:value-type="float">
            <text:p>0 </text:p>
          </table:table-cell>
          <table:table-cell table:style-name="ce342" table:formula="of:=-([.G94]+[.G96])*[.$B101]" office:value-type="float" office:value="-0" calcext:value-type="float">
            <text:p>0 </text:p>
          </table:table-cell>
          <table:table-cell table:style-name="ce342" table:formula="of:=-([.H94]+[.H96])*[.$B101]" office:value-type="float" office:value="-0" calcext:value-type="float">
            <text:p>0 </text:p>
          </table:table-cell>
          <table:table-cell table:style-name="ce342" table:formula="of:=-([.I94]+[.I96])*[.$B101]" office:value-type="float" office:value="-0" calcext:value-type="float">
            <text:p>0 </text:p>
          </table:table-cell>
          <table:table-cell table:style-name="ce342" table:formula="of:=-([.J94]+[.J96])*[.$B101]" office:value-type="float" office:value="-0" calcext:value-type="float">
            <text:p>0 </text:p>
          </table:table-cell>
          <table:table-cell table:style-name="ce342" table:formula="of:=-([.K94]+[.K96])*[.$B101]" office:value-type="float" office:value="-0" calcext:value-type="float">
            <text:p>0 </text:p>
          </table:table-cell>
          <table:table-cell table:style-name="ce342" table:formula="of:=-([.L94]+[.L96])*[.$B101]" office:value-type="float" office:value="-0" calcext:value-type="float">
            <text:p>0 </text:p>
          </table:table-cell>
          <table:table-cell table:style-name="ce342" table:formula="of:=-([.M94]+[.M96])*[.$B101]" office:value-type="float" office:value="-0" calcext:value-type="float">
            <text:p>0 </text:p>
          </table:table-cell>
          <table:table-cell table:style-name="ce342" table:formula="of:=-([.N94]+[.N96])*[.$B101]" office:value-type="float" office:value="-0" calcext:value-type="float">
            <text:p>0 </text:p>
          </table:table-cell>
          <table:table-cell table:style-name="ce342" table:formula="of:=SUM([.C101:.N101])" office:value-type="float" office:value="0" calcext:value-type="float">
            <text:p>0 </text:p>
          </table:table-cell>
          <table:table-cell table:style-name="ce348" table:number-columns-repeated="1009"/>
        </table:table-row>
        <table:table-row table:style-name="ro1">
          <table:table-cell table:style-name="ce324" office:value-type="string" calcext:value-type="string">
            <text:p>Receita Líquida</text:p>
          </table:table-cell>
          <table:table-cell table:style-name="ce335"/>
          <table:table-cell table:style-name="ce342" table:formula="of:=+[.C94]+[.C95]" office:value-type="float" office:value="297000" calcext:value-type="float">
            <text:p>297.000 </text:p>
          </table:table-cell>
          <table:table-cell table:style-name="ce342" table:formula="of:=+[.D94]+[.D95]" office:value-type="float" office:value="297000" calcext:value-type="float">
            <text:p>297.000 </text:p>
          </table:table-cell>
          <table:table-cell table:style-name="ce342" table:formula="of:=+[.E94]+[.E95]" office:value-type="float" office:value="297000" calcext:value-type="float">
            <text:p>297.000 </text:p>
          </table:table-cell>
          <table:table-cell table:style-name="ce342" table:formula="of:=+[.F94]+[.F95]" office:value-type="float" office:value="297000" calcext:value-type="float">
            <text:p>297.000 </text:p>
          </table:table-cell>
          <table:table-cell table:style-name="ce342" table:formula="of:=+[.G94]+[.G95]" office:value-type="float" office:value="297000" calcext:value-type="float">
            <text:p>297.000 </text:p>
          </table:table-cell>
          <table:table-cell table:style-name="ce342" table:formula="of:=+[.H94]+[.H95]" office:value-type="float" office:value="297000" calcext:value-type="float">
            <text:p>297.000 </text:p>
          </table:table-cell>
          <table:table-cell table:style-name="ce342" table:formula="of:=+[.I94]+[.I95]" office:value-type="float" office:value="297000" calcext:value-type="float">
            <text:p>297.000 </text:p>
          </table:table-cell>
          <table:table-cell table:style-name="ce342" table:formula="of:=+[.J94]+[.J95]" office:value-type="float" office:value="297000" calcext:value-type="float">
            <text:p>297.000 </text:p>
          </table:table-cell>
          <table:table-cell table:style-name="ce342" table:formula="of:=+[.K94]+[.K95]" office:value-type="float" office:value="297000" calcext:value-type="float">
            <text:p>297.000 </text:p>
          </table:table-cell>
          <table:table-cell table:style-name="ce342" table:formula="of:=+[.L94]+[.L95]" office:value-type="float" office:value="297000" calcext:value-type="float">
            <text:p>297.000 </text:p>
          </table:table-cell>
          <table:table-cell table:style-name="ce342" table:formula="of:=+[.M94]+[.M95]" office:value-type="float" office:value="297000" calcext:value-type="float">
            <text:p>297.000 </text:p>
          </table:table-cell>
          <table:table-cell table:style-name="ce342" table:formula="of:=+[.N94]+[.N95]" office:value-type="float" office:value="297000" calcext:value-type="float">
            <text:p>297.000 </text:p>
          </table:table-cell>
          <table:table-cell table:style-name="ce342" table:formula="of:=SUM([.C102:.N102])" office:value-type="float" office:value="3564000" calcext:value-type="float">
            <text:p>3.564.000 </text:p>
          </table:table-cell>
          <table:table-cell table:style-name="ce349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26" office:value-type="string" calcext:value-type="string">
            <text:p>Receita Bruta</text:p>
          </table:table-cell>
          <table:table-cell/>
          <table:table-cell table:style-name="ce343" table:formula="of:=SUMIF([.$A$1:.$A$102];[.$A104];[.C$1:.C$102])" office:value-type="float" office:value="2736000" calcext:value-type="float">
            <text:p>2.736.000 </text:p>
          </table:table-cell>
          <table:table-cell table:style-name="ce343" table:formula="of:=SUMIF([.$A$1:.$A$102];[.$A104];[.D$1:.D$102])" office:value-type="float" office:value="2736000" calcext:value-type="float">
            <text:p>2.736.000 </text:p>
          </table:table-cell>
          <table:table-cell table:style-name="ce343" table:formula="of:=SUMIF([.$A$1:.$A$102];[.$A104];[.E$1:.E$102])" office:value-type="float" office:value="2736000" calcext:value-type="float">
            <text:p>2.736.000 </text:p>
          </table:table-cell>
          <table:table-cell table:style-name="ce343" table:formula="of:=SUMIF([.$A$1:.$A$102];[.$A104];[.F$1:.F$102])" office:value-type="float" office:value="2736000" calcext:value-type="float">
            <text:p>2.736.000 </text:p>
          </table:table-cell>
          <table:table-cell table:style-name="ce343" table:formula="of:=SUMIF([.$A$1:.$A$102];[.$A104];[.G$1:.G$102])" office:value-type="float" office:value="2736000" calcext:value-type="float">
            <text:p>2.736.000 </text:p>
          </table:table-cell>
          <table:table-cell table:style-name="ce343" table:formula="of:=SUMIF([.$A$1:.$A$102];[.$A104];[.H$1:.H$102])" office:value-type="float" office:value="2736000" calcext:value-type="float">
            <text:p>2.736.000 </text:p>
          </table:table-cell>
          <table:table-cell table:style-name="ce343" table:formula="of:=SUMIF([.$A$1:.$A$102];[.$A104];[.I$1:.I$102])" office:value-type="float" office:value="2736000" calcext:value-type="float">
            <text:p>2.736.000 </text:p>
          </table:table-cell>
          <table:table-cell table:style-name="ce343" table:formula="of:=SUMIF([.$A$1:.$A$102];[.$A104];[.J$1:.J$102])" office:value-type="float" office:value="2736000" calcext:value-type="float">
            <text:p>2.736.000 </text:p>
          </table:table-cell>
          <table:table-cell table:style-name="ce343" table:formula="of:=SUMIF([.$A$1:.$A$102];[.$A104];[.K$1:.K$102])" office:value-type="float" office:value="2736000" calcext:value-type="float">
            <text:p>2.736.000 </text:p>
          </table:table-cell>
          <table:table-cell table:style-name="ce343" table:formula="of:=SUMIF([.$A$1:.$A$102];[.$A104];[.L$1:.L$102])" office:value-type="float" office:value="2736000" calcext:value-type="float">
            <text:p>2.736.000 </text:p>
          </table:table-cell>
          <table:table-cell table:style-name="ce343" table:formula="of:=SUMIF([.$A$1:.$A$102];[.$A104];[.M$1:.M$102])" office:value-type="float" office:value="2736000" calcext:value-type="float">
            <text:p>2.736.000 </text:p>
          </table:table-cell>
          <table:table-cell table:style-name="ce343" table:formula="of:=SUMIF([.$A$1:.$A$102];[.$A104];[.N$1:.N$102])" office:value-type="float" office:value="2736000" calcext:value-type="float">
            <text:p>2.736.000 </text:p>
          </table:table-cell>
          <table:table-cell table:style-name="ce343" table:formula="of:=SUM([.C104:.N104])" office:value-type="float" office:value="32832000" calcext:value-type="float">
            <text:p>32.832.000 </text:p>
          </table:table-cell>
          <table:table-cell table:number-columns-repeated="1009"/>
        </table:table-row>
        <table:table-row table:style-name="ro1">
          <table:table-cell table:style-name="ce326" office:value-type="string" calcext:value-type="string">
            <text:p>Impostos</text:p>
          </table:table-cell>
          <table:table-cell/>
          <table:table-cell table:style-name="ce343" table:formula="of:=SUM([.C106:.C111])" office:value-type="float" office:value="-684000" calcext:value-type="float">
            <text:p>-684.000 </text:p>
          </table:table-cell>
          <table:table-cell table:style-name="ce343" table:formula="of:=SUM([.D106:.D111])" office:value-type="float" office:value="-684000" calcext:value-type="float">
            <text:p>-684.000 </text:p>
          </table:table-cell>
          <table:table-cell table:style-name="ce343" table:formula="of:=SUM([.E106:.E111])" office:value-type="float" office:value="-684000" calcext:value-type="float">
            <text:p>-684.000 </text:p>
          </table:table-cell>
          <table:table-cell table:style-name="ce343" table:formula="of:=SUM([.F106:.F111])" office:value-type="float" office:value="-684000" calcext:value-type="float">
            <text:p>-684.000 </text:p>
          </table:table-cell>
          <table:table-cell table:style-name="ce343" table:formula="of:=SUM([.G106:.G111])" office:value-type="float" office:value="-684000" calcext:value-type="float">
            <text:p>-684.000 </text:p>
          </table:table-cell>
          <table:table-cell table:style-name="ce343" table:formula="of:=SUM([.H106:.H111])" office:value-type="float" office:value="-684000" calcext:value-type="float">
            <text:p>-684.000 </text:p>
          </table:table-cell>
          <table:table-cell table:style-name="ce343" table:formula="of:=SUM([.I106:.I111])" office:value-type="float" office:value="-684000" calcext:value-type="float">
            <text:p>-684.000 </text:p>
          </table:table-cell>
          <table:table-cell table:style-name="ce343" table:formula="of:=SUM([.J106:.J111])" office:value-type="float" office:value="-684000" calcext:value-type="float">
            <text:p>-684.000 </text:p>
          </table:table-cell>
          <table:table-cell table:style-name="ce343" table:formula="of:=SUM([.K106:.K111])" office:value-type="float" office:value="-684000" calcext:value-type="float">
            <text:p>-684.000 </text:p>
          </table:table-cell>
          <table:table-cell table:style-name="ce343" table:formula="of:=SUM([.L106:.L111])" office:value-type="float" office:value="-684000" calcext:value-type="float">
            <text:p>-684.000 </text:p>
          </table:table-cell>
          <table:table-cell table:style-name="ce343" table:formula="of:=SUM([.M106:.M111])" office:value-type="float" office:value="-684000" calcext:value-type="float">
            <text:p>-684.000 </text:p>
          </table:table-cell>
          <table:table-cell table:style-name="ce343" table:formula="of:=SUM([.N106:.N111])" office:value-type="float" office:value="-684000" calcext:value-type="float">
            <text:p>-684.000 </text:p>
          </table:table-cell>
          <table:table-cell table:style-name="ce343" table:formula="of:=SUM([.O106:.O111])" office:value-type="float" office:value="-8208000" calcext:value-type="float">
            <text:p>-8.208.000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IPI</text:p>
          </table:table-cell>
          <table:table-cell/>
          <table:table-cell table:style-name="ce343" table:formula="of:=SUMIF([.$A$1:.$A$102];[.$A106];[.C$1:.C$102])" office:value-type="float" office:value="-130285.714285714" calcext:value-type="float">
            <text:p>-130.286 </text:p>
          </table:table-cell>
          <table:table-cell table:style-name="ce343" table:formula="of:=SUMIF([.$A$1:.$A$102];[.$A106];[.D$1:.D$102])" office:value-type="float" office:value="-130285.714285714" calcext:value-type="float">
            <text:p>-130.286 </text:p>
          </table:table-cell>
          <table:table-cell table:style-name="ce343" table:formula="of:=SUMIF([.$A$1:.$A$102];[.$A106];[.E$1:.E$102])" office:value-type="float" office:value="-130285.714285714" calcext:value-type="float">
            <text:p>-130.286 </text:p>
          </table:table-cell>
          <table:table-cell table:style-name="ce343" table:formula="of:=SUMIF([.$A$1:.$A$102];[.$A106];[.F$1:.F$102])" office:value-type="float" office:value="-130285.714285714" calcext:value-type="float">
            <text:p>-130.286 </text:p>
          </table:table-cell>
          <table:table-cell table:style-name="ce343" table:formula="of:=SUMIF([.$A$1:.$A$102];[.$A106];[.G$1:.G$102])" office:value-type="float" office:value="-130285.714285714" calcext:value-type="float">
            <text:p>-130.286 </text:p>
          </table:table-cell>
          <table:table-cell table:style-name="ce343" table:formula="of:=SUMIF([.$A$1:.$A$102];[.$A106];[.H$1:.H$102])" office:value-type="float" office:value="-130285.714285714" calcext:value-type="float">
            <text:p>-130.286 </text:p>
          </table:table-cell>
          <table:table-cell table:style-name="ce343" table:formula="of:=SUMIF([.$A$1:.$A$102];[.$A106];[.I$1:.I$102])" office:value-type="float" office:value="-130285.714285714" calcext:value-type="float">
            <text:p>-130.286 </text:p>
          </table:table-cell>
          <table:table-cell table:style-name="ce343" table:formula="of:=SUMIF([.$A$1:.$A$102];[.$A106];[.J$1:.J$102])" office:value-type="float" office:value="-130285.714285714" calcext:value-type="float">
            <text:p>-130.286 </text:p>
          </table:table-cell>
          <table:table-cell table:style-name="ce343" table:formula="of:=SUMIF([.$A$1:.$A$102];[.$A106];[.K$1:.K$102])" office:value-type="float" office:value="-130285.714285714" calcext:value-type="float">
            <text:p>-130.286 </text:p>
          </table:table-cell>
          <table:table-cell table:style-name="ce343" table:formula="of:=SUMIF([.$A$1:.$A$102];[.$A106];[.L$1:.L$102])" office:value-type="float" office:value="-130285.714285714" calcext:value-type="float">
            <text:p>-130.286 </text:p>
          </table:table-cell>
          <table:table-cell table:style-name="ce343" table:formula="of:=SUMIF([.$A$1:.$A$102];[.$A106];[.M$1:.M$102])" office:value-type="float" office:value="-130285.714285714" calcext:value-type="float">
            <text:p>-130.286 </text:p>
          </table:table-cell>
          <table:table-cell table:style-name="ce343" table:formula="of:=SUMIF([.$A$1:.$A$102];[.$A106];[.N$1:.N$102])" office:value-type="float" office:value="-130285.714285714" calcext:value-type="float">
            <text:p>-130.286 </text:p>
          </table:table-cell>
          <table:table-cell table:style-name="ce343" table:formula="of:=SUM([.C106:.N106])" office:value-type="float" office:value="-1563428.57142857" calcext:value-type="float">
            <text:p>-1.563.429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ICMS</text:p>
          </table:table-cell>
          <table:table-cell/>
          <table:table-cell table:style-name="ce343" table:formula="of:=SUMIF([.$A$1:.$A$102];[.$A107];[.C$1:.C$102])" office:value-type="float" office:value="-312685.714285714" calcext:value-type="float">
            <text:p>-312.686 </text:p>
          </table:table-cell>
          <table:table-cell table:style-name="ce343" table:formula="of:=SUMIF([.$A$1:.$A$102];[.$A107];[.D$1:.D$102])" office:value-type="float" office:value="-312685.714285714" calcext:value-type="float">
            <text:p>-312.686 </text:p>
          </table:table-cell>
          <table:table-cell table:style-name="ce343" table:formula="of:=SUMIF([.$A$1:.$A$102];[.$A107];[.E$1:.E$102])" office:value-type="float" office:value="-312685.714285714" calcext:value-type="float">
            <text:p>-312.686 </text:p>
          </table:table-cell>
          <table:table-cell table:style-name="ce343" table:formula="of:=SUMIF([.$A$1:.$A$102];[.$A107];[.F$1:.F$102])" office:value-type="float" office:value="-312685.714285714" calcext:value-type="float">
            <text:p>-312.686 </text:p>
          </table:table-cell>
          <table:table-cell table:style-name="ce343" table:formula="of:=SUMIF([.$A$1:.$A$102];[.$A107];[.G$1:.G$102])" office:value-type="float" office:value="-312685.714285714" calcext:value-type="float">
            <text:p>-312.686 </text:p>
          </table:table-cell>
          <table:table-cell table:style-name="ce343" table:formula="of:=SUMIF([.$A$1:.$A$102];[.$A107];[.H$1:.H$102])" office:value-type="float" office:value="-312685.714285714" calcext:value-type="float">
            <text:p>-312.686 </text:p>
          </table:table-cell>
          <table:table-cell table:style-name="ce343" table:formula="of:=SUMIF([.$A$1:.$A$102];[.$A107];[.I$1:.I$102])" office:value-type="float" office:value="-312685.714285714" calcext:value-type="float">
            <text:p>-312.686 </text:p>
          </table:table-cell>
          <table:table-cell table:style-name="ce343" table:formula="of:=SUMIF([.$A$1:.$A$102];[.$A107];[.J$1:.J$102])" office:value-type="float" office:value="-312685.714285714" calcext:value-type="float">
            <text:p>-312.686 </text:p>
          </table:table-cell>
          <table:table-cell table:style-name="ce343" table:formula="of:=SUMIF([.$A$1:.$A$102];[.$A107];[.K$1:.K$102])" office:value-type="float" office:value="-312685.714285714" calcext:value-type="float">
            <text:p>-312.686 </text:p>
          </table:table-cell>
          <table:table-cell table:style-name="ce343" table:formula="of:=SUMIF([.$A$1:.$A$102];[.$A107];[.L$1:.L$102])" office:value-type="float" office:value="-312685.714285714" calcext:value-type="float">
            <text:p>-312.686 </text:p>
          </table:table-cell>
          <table:table-cell table:style-name="ce343" table:formula="of:=SUMIF([.$A$1:.$A$102];[.$A107];[.M$1:.M$102])" office:value-type="float" office:value="-312685.714285714" calcext:value-type="float">
            <text:p>-312.686 </text:p>
          </table:table-cell>
          <table:table-cell table:style-name="ce343" table:formula="of:=SUMIF([.$A$1:.$A$102];[.$A107];[.N$1:.N$102])" office:value-type="float" office:value="-312685.714285714" calcext:value-type="float">
            <text:p>-312.686 </text:p>
          </table:table-cell>
          <table:table-cell table:style-name="ce343" table:formula="of:=SUM([.C107:.N107])" office:value-type="float" office:value="-3752228.57142857" calcext:value-type="float">
            <text:p>-3.752.229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PIS</text:p>
          </table:table-cell>
          <table:table-cell/>
          <table:table-cell table:style-name="ce343" table:formula="of:=SUMIF([.$A$1:.$A$102];[.$A108];[.C$1:.C$102])" office:value-type="float" office:value="-42994.2857142857" calcext:value-type="float">
            <text:p>-42.994 </text:p>
          </table:table-cell>
          <table:table-cell table:style-name="ce343" table:formula="of:=SUMIF([.$A$1:.$A$102];[.$A108];[.D$1:.D$102])" office:value-type="float" office:value="-42994.2857142857" calcext:value-type="float">
            <text:p>-42.994 </text:p>
          </table:table-cell>
          <table:table-cell table:style-name="ce343" table:formula="of:=SUMIF([.$A$1:.$A$102];[.$A108];[.E$1:.E$102])" office:value-type="float" office:value="-42994.2857142857" calcext:value-type="float">
            <text:p>-42.994 </text:p>
          </table:table-cell>
          <table:table-cell table:style-name="ce343" table:formula="of:=SUMIF([.$A$1:.$A$102];[.$A108];[.F$1:.F$102])" office:value-type="float" office:value="-42994.2857142857" calcext:value-type="float">
            <text:p>-42.994 </text:p>
          </table:table-cell>
          <table:table-cell table:style-name="ce343" table:formula="of:=SUMIF([.$A$1:.$A$102];[.$A108];[.G$1:.G$102])" office:value-type="float" office:value="-42994.2857142857" calcext:value-type="float">
            <text:p>-42.994 </text:p>
          </table:table-cell>
          <table:table-cell table:style-name="ce343" table:formula="of:=SUMIF([.$A$1:.$A$102];[.$A108];[.H$1:.H$102])" office:value-type="float" office:value="-42994.2857142857" calcext:value-type="float">
            <text:p>-42.994 </text:p>
          </table:table-cell>
          <table:table-cell table:style-name="ce343" table:formula="of:=SUMIF([.$A$1:.$A$102];[.$A108];[.I$1:.I$102])" office:value-type="float" office:value="-42994.2857142857" calcext:value-type="float">
            <text:p>-42.994 </text:p>
          </table:table-cell>
          <table:table-cell table:style-name="ce343" table:formula="of:=SUMIF([.$A$1:.$A$102];[.$A108];[.J$1:.J$102])" office:value-type="float" office:value="-42994.2857142857" calcext:value-type="float">
            <text:p>-42.994 </text:p>
          </table:table-cell>
          <table:table-cell table:style-name="ce343" table:formula="of:=SUMIF([.$A$1:.$A$102];[.$A108];[.K$1:.K$102])" office:value-type="float" office:value="-42994.2857142857" calcext:value-type="float">
            <text:p>-42.994 </text:p>
          </table:table-cell>
          <table:table-cell table:style-name="ce343" table:formula="of:=SUMIF([.$A$1:.$A$102];[.$A108];[.L$1:.L$102])" office:value-type="float" office:value="-42994.2857142857" calcext:value-type="float">
            <text:p>-42.994 </text:p>
          </table:table-cell>
          <table:table-cell table:style-name="ce343" table:formula="of:=SUMIF([.$A$1:.$A$102];[.$A108];[.M$1:.M$102])" office:value-type="float" office:value="-42994.2857142857" calcext:value-type="float">
            <text:p>-42.994 </text:p>
          </table:table-cell>
          <table:table-cell table:style-name="ce343" table:formula="of:=SUMIF([.$A$1:.$A$102];[.$A108];[.N$1:.N$102])" office:value-type="float" office:value="-42994.2857142857" calcext:value-type="float">
            <text:p>-42.994 </text:p>
          </table:table-cell>
          <table:table-cell table:style-name="ce343" table:formula="of:=SUM([.C108:.N108])" office:value-type="float" office:value="-515931.428571428" calcext:value-type="float">
            <text:p>-515.931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COFINS</text:p>
          </table:table-cell>
          <table:table-cell/>
          <table:table-cell table:style-name="ce343" table:formula="of:=SUMIF([.$A$1:.$A$102];[.$A109];[.C$1:.C$102])" office:value-type="float" office:value="-198034.285714286" calcext:value-type="float">
            <text:p>-198.034 </text:p>
          </table:table-cell>
          <table:table-cell table:style-name="ce343" table:formula="of:=SUMIF([.$A$1:.$A$102];[.$A109];[.D$1:.D$102])" office:value-type="float" office:value="-198034.285714286" calcext:value-type="float">
            <text:p>-198.034 </text:p>
          </table:table-cell>
          <table:table-cell table:style-name="ce343" table:formula="of:=SUMIF([.$A$1:.$A$102];[.$A109];[.E$1:.E$102])" office:value-type="float" office:value="-198034.285714286" calcext:value-type="float">
            <text:p>-198.034 </text:p>
          </table:table-cell>
          <table:table-cell table:style-name="ce343" table:formula="of:=SUMIF([.$A$1:.$A$102];[.$A109];[.F$1:.F$102])" office:value-type="float" office:value="-198034.285714286" calcext:value-type="float">
            <text:p>-198.034 </text:p>
          </table:table-cell>
          <table:table-cell table:style-name="ce343" table:formula="of:=SUMIF([.$A$1:.$A$102];[.$A109];[.G$1:.G$102])" office:value-type="float" office:value="-198034.285714286" calcext:value-type="float">
            <text:p>-198.034 </text:p>
          </table:table-cell>
          <table:table-cell table:style-name="ce343" table:formula="of:=SUMIF([.$A$1:.$A$102];[.$A109];[.H$1:.H$102])" office:value-type="float" office:value="-198034.285714286" calcext:value-type="float">
            <text:p>-198.034 </text:p>
          </table:table-cell>
          <table:table-cell table:style-name="ce343" table:formula="of:=SUMIF([.$A$1:.$A$102];[.$A109];[.I$1:.I$102])" office:value-type="float" office:value="-198034.285714286" calcext:value-type="float">
            <text:p>-198.034 </text:p>
          </table:table-cell>
          <table:table-cell table:style-name="ce343" table:formula="of:=SUMIF([.$A$1:.$A$102];[.$A109];[.J$1:.J$102])" office:value-type="float" office:value="-198034.285714286" calcext:value-type="float">
            <text:p>-198.034 </text:p>
          </table:table-cell>
          <table:table-cell table:style-name="ce343" table:formula="of:=SUMIF([.$A$1:.$A$102];[.$A109];[.K$1:.K$102])" office:value-type="float" office:value="-198034.285714286" calcext:value-type="float">
            <text:p>-198.034 </text:p>
          </table:table-cell>
          <table:table-cell table:style-name="ce343" table:formula="of:=SUMIF([.$A$1:.$A$102];[.$A109];[.L$1:.L$102])" office:value-type="float" office:value="-198034.285714286" calcext:value-type="float">
            <text:p>-198.034 </text:p>
          </table:table-cell>
          <table:table-cell table:style-name="ce343" table:formula="of:=SUMIF([.$A$1:.$A$102];[.$A109];[.M$1:.M$102])" office:value-type="float" office:value="-198034.285714286" calcext:value-type="float">
            <text:p>-198.034 </text:p>
          </table:table-cell>
          <table:table-cell table:style-name="ce343" table:formula="of:=SUMIF([.$A$1:.$A$102];[.$A109];[.N$1:.N$102])" office:value-type="float" office:value="-198034.285714286" calcext:value-type="float">
            <text:p>-198.034 </text:p>
          </table:table-cell>
          <table:table-cell table:style-name="ce343" table:formula="of:=SUM([.C109:.N109])" office:value-type="float" office:value="-2376411.42857143" calcext:value-type="float">
            <text:p>-2.376.411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Outro</text:p>
          </table:table-cell>
          <table:table-cell/>
          <table:table-cell table:style-name="ce343" table:formula="of:=SUMIF([.$A$1:.$A$102];[.$A110];[.C$1:.C$102])" office:value-type="float" office:value="0" calcext:value-type="float">
            <text:p>0 </text:p>
          </table:table-cell>
          <table:table-cell table:style-name="ce343" table:formula="of:=SUMIF([.$A$1:.$A$102];[.$A110];[.D$1:.D$102])" office:value-type="float" office:value="0" calcext:value-type="float">
            <text:p>0 </text:p>
          </table:table-cell>
          <table:table-cell table:style-name="ce343" table:formula="of:=SUMIF([.$A$1:.$A$102];[.$A110];[.E$1:.E$102])" office:value-type="float" office:value="0" calcext:value-type="float">
            <text:p>0 </text:p>
          </table:table-cell>
          <table:table-cell table:style-name="ce343" table:formula="of:=SUMIF([.$A$1:.$A$102];[.$A110];[.F$1:.F$102])" office:value-type="float" office:value="0" calcext:value-type="float">
            <text:p>0 </text:p>
          </table:table-cell>
          <table:table-cell table:style-name="ce343" table:formula="of:=SUMIF([.$A$1:.$A$102];[.$A110];[.G$1:.G$102])" office:value-type="float" office:value="0" calcext:value-type="float">
            <text:p>0 </text:p>
          </table:table-cell>
          <table:table-cell table:style-name="ce343" table:formula="of:=SUMIF([.$A$1:.$A$102];[.$A110];[.H$1:.H$102])" office:value-type="float" office:value="0" calcext:value-type="float">
            <text:p>0 </text:p>
          </table:table-cell>
          <table:table-cell table:style-name="ce343" table:formula="of:=SUMIF([.$A$1:.$A$102];[.$A110];[.I$1:.I$102])" office:value-type="float" office:value="0" calcext:value-type="float">
            <text:p>0 </text:p>
          </table:table-cell>
          <table:table-cell table:style-name="ce343" table:formula="of:=SUMIF([.$A$1:.$A$102];[.$A110];[.J$1:.J$102])" office:value-type="float" office:value="0" calcext:value-type="float">
            <text:p>0 </text:p>
          </table:table-cell>
          <table:table-cell table:style-name="ce343" table:formula="of:=SUMIF([.$A$1:.$A$102];[.$A110];[.K$1:.K$102])" office:value-type="float" office:value="0" calcext:value-type="float">
            <text:p>0 </text:p>
          </table:table-cell>
          <table:table-cell table:style-name="ce343" table:formula="of:=SUMIF([.$A$1:.$A$102];[.$A110];[.L$1:.L$102])" office:value-type="float" office:value="0" calcext:value-type="float">
            <text:p>0 </text:p>
          </table:table-cell>
          <table:table-cell table:style-name="ce343" table:formula="of:=SUMIF([.$A$1:.$A$102];[.$A110];[.M$1:.M$102])" office:value-type="float" office:value="0" calcext:value-type="float">
            <text:p>0 </text:p>
          </table:table-cell>
          <table:table-cell table:style-name="ce343" table:formula="of:=SUMIF([.$A$1:.$A$102];[.$A110];[.N$1:.N$102])" office:value-type="float" office:value="0" calcext:value-type="float">
            <text:p>0 </text:p>
          </table:table-cell>
          <table:table-cell table:style-name="ce343" table:formula="of:=SUM([.C110:.N110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7" office:value-type="string" calcext:value-type="string">
            <text:p>Outro</text:p>
          </table:table-cell>
          <table:table-cell/>
          <table:table-cell table:style-name="ce343" table:formula="of:=SUMIF([.$A$1:.$A$102];[.$A111];[.C$1:.C$102])" office:value-type="float" office:value="0" calcext:value-type="float">
            <text:p>0 </text:p>
          </table:table-cell>
          <table:table-cell table:style-name="ce343" table:formula="of:=SUMIF([.$A$1:.$A$102];[.$A111];[.D$1:.D$102])" office:value-type="float" office:value="0" calcext:value-type="float">
            <text:p>0 </text:p>
          </table:table-cell>
          <table:table-cell table:style-name="ce343" table:formula="of:=SUMIF([.$A$1:.$A$102];[.$A111];[.E$1:.E$102])" office:value-type="float" office:value="0" calcext:value-type="float">
            <text:p>0 </text:p>
          </table:table-cell>
          <table:table-cell table:style-name="ce343" table:formula="of:=SUMIF([.$A$1:.$A$102];[.$A111];[.F$1:.F$102])" office:value-type="float" office:value="0" calcext:value-type="float">
            <text:p>0 </text:p>
          </table:table-cell>
          <table:table-cell table:style-name="ce343" table:formula="of:=SUMIF([.$A$1:.$A$102];[.$A111];[.G$1:.G$102])" office:value-type="float" office:value="0" calcext:value-type="float">
            <text:p>0 </text:p>
          </table:table-cell>
          <table:table-cell table:style-name="ce343" table:formula="of:=SUMIF([.$A$1:.$A$102];[.$A111];[.H$1:.H$102])" office:value-type="float" office:value="0" calcext:value-type="float">
            <text:p>0 </text:p>
          </table:table-cell>
          <table:table-cell table:style-name="ce343" table:formula="of:=SUMIF([.$A$1:.$A$102];[.$A111];[.I$1:.I$102])" office:value-type="float" office:value="0" calcext:value-type="float">
            <text:p>0 </text:p>
          </table:table-cell>
          <table:table-cell table:style-name="ce343" table:formula="of:=SUMIF([.$A$1:.$A$102];[.$A111];[.J$1:.J$102])" office:value-type="float" office:value="0" calcext:value-type="float">
            <text:p>0 </text:p>
          </table:table-cell>
          <table:table-cell table:style-name="ce343" table:formula="of:=SUMIF([.$A$1:.$A$102];[.$A111];[.K$1:.K$102])" office:value-type="float" office:value="0" calcext:value-type="float">
            <text:p>0 </text:p>
          </table:table-cell>
          <table:table-cell table:style-name="ce343" table:formula="of:=SUMIF([.$A$1:.$A$102];[.$A111];[.L$1:.L$102])" office:value-type="float" office:value="0" calcext:value-type="float">
            <text:p>0 </text:p>
          </table:table-cell>
          <table:table-cell table:style-name="ce343" table:formula="of:=SUMIF([.$A$1:.$A$102];[.$A111];[.M$1:.M$102])" office:value-type="float" office:value="0" calcext:value-type="float">
            <text:p>0 </text:p>
          </table:table-cell>
          <table:table-cell table:style-name="ce343" table:formula="of:=SUMIF([.$A$1:.$A$102];[.$A111];[.N$1:.N$102])" office:value-type="float" office:value="0" calcext:value-type="float">
            <text:p>0 </text:p>
          </table:table-cell>
          <table:table-cell table:style-name="ce343" table:formula="of:=SUM([.C111:.N111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6" office:value-type="string" calcext:value-type="string">
            <text:p>Receita Líquida</text:p>
          </table:table-cell>
          <table:table-cell/>
          <table:table-cell table:style-name="ce343" table:formula="of:=+[.C104]+[.C105]" office:value-type="float" office:value="2052000" calcext:value-type="float">
            <text:p>2.052.000 </text:p>
          </table:table-cell>
          <table:table-cell table:style-name="ce343" table:formula="of:=+[.D104]+[.D105]" office:value-type="float" office:value="2052000" calcext:value-type="float">
            <text:p>2.052.000 </text:p>
          </table:table-cell>
          <table:table-cell table:style-name="ce343" table:formula="of:=+[.E104]+[.E105]" office:value-type="float" office:value="2052000" calcext:value-type="float">
            <text:p>2.052.000 </text:p>
          </table:table-cell>
          <table:table-cell table:style-name="ce343" table:formula="of:=+[.F104]+[.F105]" office:value-type="float" office:value="2052000" calcext:value-type="float">
            <text:p>2.052.000 </text:p>
          </table:table-cell>
          <table:table-cell table:style-name="ce343" table:formula="of:=+[.G104]+[.G105]" office:value-type="float" office:value="2052000" calcext:value-type="float">
            <text:p>2.052.000 </text:p>
          </table:table-cell>
          <table:table-cell table:style-name="ce343" table:formula="of:=+[.H104]+[.H105]" office:value-type="float" office:value="2052000" calcext:value-type="float">
            <text:p>2.052.000 </text:p>
          </table:table-cell>
          <table:table-cell table:style-name="ce343" table:formula="of:=+[.I104]+[.I105]" office:value-type="float" office:value="2052000" calcext:value-type="float">
            <text:p>2.052.000 </text:p>
          </table:table-cell>
          <table:table-cell table:style-name="ce343" table:formula="of:=+[.J104]+[.J105]" office:value-type="float" office:value="2052000" calcext:value-type="float">
            <text:p>2.052.000 </text:p>
          </table:table-cell>
          <table:table-cell table:style-name="ce343" table:formula="of:=+[.K104]+[.K105]" office:value-type="float" office:value="2052000" calcext:value-type="float">
            <text:p>2.052.000 </text:p>
          </table:table-cell>
          <table:table-cell table:style-name="ce343" table:formula="of:=+[.L104]+[.L105]" office:value-type="float" office:value="2052000" calcext:value-type="float">
            <text:p>2.052.000 </text:p>
          </table:table-cell>
          <table:table-cell table:style-name="ce343" table:formula="of:=+[.M104]+[.M105]" office:value-type="float" office:value="2052000" calcext:value-type="float">
            <text:p>2.052.000 </text:p>
          </table:table-cell>
          <table:table-cell table:style-name="ce343" table:formula="of:=+[.N104]+[.N105]" office:value-type="float" office:value="2052000" calcext:value-type="float">
            <text:p>2.052.000 </text:p>
          </table:table-cell>
          <table:table-cell table:style-name="ce343" table:formula="of:=+[.O104]+[.O105]" office:value-type="float" office:value="24624000" calcext:value-type="float">
            <text:p>24.624.000 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28" office:value-type="string" calcext:value-type="string" table:number-columns-spanned="9" table:number-rows-spanned="1">
            <text:p>Custo de Matéria-Prima (R$) e % de Crédito de Impostos sobre Compras</text:p>
          </table:table-cell>
          <table:covered-table-cell table:number-columns-repeated="8" table:style-name="ce337"/>
          <table:table-cell table:number-columns-repeated="1015"/>
        </table:table-row>
        <table:table-row table:style-name="ro3">
          <table:table-cell table:style-name="ce329" office:value-type="string" calcext:value-type="string">
            <text:p>Produto</text:p>
          </table:table-cell>
          <table:table-cell table:style-name="ce329" office:value-type="string" calcext:value-type="string">
            <text:p>Preço de Venda (R$)</text:p>
          </table:table-cell>
          <table:table-cell table:style-name="ce329" office:value-type="string" calcext:value-type="string">
            <text:p>Volume (Un)</text:p>
          </table:table-cell>
          <table:table-cell table:style-name="ce345" office:value-type="string" calcext:value-type="string">
            <text:p>IPI (%)</text:p>
          </table:table-cell>
          <table:table-cell table:style-name="ce345" office:value-type="string" calcext:value-type="string">
            <text:p>ICMS (%)</text:p>
          </table:table-cell>
          <table:table-cell table:style-name="ce345" office:value-type="string" calcext:value-type="string">
            <text:p>PIS (%)</text:p>
          </table:table-cell>
          <table:table-cell table:style-name="ce345" office:value-type="string" calcext:value-type="string">
            <text:p>COFINS (%)</text:p>
          </table:table-cell>
          <table:table-cell table:style-name="ce345" office:value-type="string" calcext:value-type="string">
            <text:p>Custo Unitário Líquido (Custo de Estoque)</text:p>
          </table:table-cell>
          <table:table-cell table:style-name="ce345" office:value-type="string" calcext:value-type="string">
            <text:p>Crédito de Impostos</text:p>
          </table:table-cell>
          <table:table-cell table:number-columns-repeated="1015"/>
        </table:table-row>
        <table:table-row table:style-name="ro1">
          <table:table-cell table:style-name="ce330" table:formula="of:=[.A2]" office:value-type="string" office:string-value="Detergente" calcext:value-type="string">
            <text:p>Detergente</text:p>
          </table:table-cell>
          <table:table-cell table:style-name="ce338" table:formula="of:=[.C3]" office:value-type="float" office:value="7.5" calcext:value-type="float">
            <text:p>7,50 </text:p>
          </table:table-cell>
          <table:table-cell table:style-name="ce344" table:formula="of:=[.C6]" office:value-type="float" office:value="100000" calcext:value-type="float">
            <text:p>100.000</text:p>
          </table:table-cell>
          <table:table-cell table:style-name="ce346" table:formula="of:=+[.B11]" office:value-type="percentage" office:value="0.05" calcext:value-type="percentage">
            <text:p>5,00%</text:p>
          </table:table-cell>
          <table:table-cell table:style-name="ce346" table:formula="of:=+[.B12]" office:value-type="percentage" office:value="0.12" calcext:value-type="percentage">
            <text:p>12,00%</text:p>
          </table:table-cell>
          <table:table-cell table:style-name="ce346" table:formula="of:=+[.B13]" office:value-type="percentage" office:value="0.0165" calcext:value-type="percentage">
            <text:p>1,65%</text:p>
          </table:table-cell>
          <table:table-cell table:style-name="ce346" table:formula="of:=+[.B14]" office:value-type="percentage" office:value="0.076" calcext:value-type="percentage">
            <text:p>7,60%</text:p>
          </table:table-cell>
          <table:table-cell table:style-name="ce338" table:formula="of:=+[$'2-Custo_de_Matéria-Prima'.B5]" office:value-type="float" office:value="4.5" calcext:value-type="float">
            <text:p>4,50 </text:p>
          </table:table-cell>
          <table:table-cell table:style-name="ce346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>
          <table:table-cell table:style-name="ce330" table:formula="of:=[.A19]" office:value-type="string" office:string-value="Sabão Líquido" calcext:value-type="string">
            <text:p>Sabão Líquido</text:p>
          </table:table-cell>
          <table:table-cell table:style-name="ce338" table:formula="of:=[.C20]" office:value-type="float" office:value="9" calcext:value-type="float">
            <text:p>9,00 </text:p>
          </table:table-cell>
          <table:table-cell table:style-name="ce344" table:formula="of:=[.C23]" office:value-type="float" office:value="30000" calcext:value-type="float">
            <text:p>30.000</text:p>
          </table:table-cell>
          <table:table-cell table:style-name="ce346" table:formula="of:=+[.D116]" office:value-type="percentage" office:value="0.05" calcext:value-type="percentage">
            <text:p>5,00%</text:p>
          </table:table-cell>
          <table:table-cell table:style-name="ce346" table:formula="of:=+[.E116]" office:value-type="percentage" office:value="0.12" calcext:value-type="percentage">
            <text:p>12,00%</text:p>
          </table:table-cell>
          <table:table-cell table:style-name="ce346" table:formula="of:=+[.F116]" office:value-type="percentage" office:value="0.0165" calcext:value-type="percentage">
            <text:p>1,65%</text:p>
          </table:table-cell>
          <table:table-cell table:style-name="ce346" table:formula="of:=+[.G116]" office:value-type="percentage" office:value="0.076" calcext:value-type="percentage">
            <text:p>7,60%</text:p>
          </table:table-cell>
          <table:table-cell table:style-name="ce338" table:formula="of:=+[$'2-Custo_de_Matéria-Prima'.B15]" office:value-type="float" office:value="5" calcext:value-type="float">
            <text:p>5,00 </text:p>
          </table:table-cell>
          <table:table-cell table:style-name="ce346" table:formula="of:=+[.I116]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>
          <table:table-cell table:style-name="ce330" table:formula="of:=[.A36]" office:value-type="string" office:string-value="Água Sanitária" calcext:value-type="string">
            <text:p>Água Sanitária</text:p>
          </table:table-cell>
          <table:table-cell table:style-name="ce338" table:formula="of:=[.C37]" office:value-type="float" office:value="8.5" calcext:value-type="float">
            <text:p>8,50 </text:p>
          </table:table-cell>
          <table:table-cell table:style-name="ce344" table:formula="of:=[.C40]" office:value-type="float" office:value="40000" calcext:value-type="float">
            <text:p>40.000</text:p>
          </table:table-cell>
          <table:table-cell table:style-name="ce346" table:formula="of:=+[.D117]" office:value-type="percentage" office:value="0.05" calcext:value-type="percentage">
            <text:p>5,00%</text:p>
          </table:table-cell>
          <table:table-cell table:style-name="ce346" table:formula="of:=+[.E117]" office:value-type="percentage" office:value="0.12" calcext:value-type="percentage">
            <text:p>12,00%</text:p>
          </table:table-cell>
          <table:table-cell table:style-name="ce346" table:formula="of:=+[.F117]" office:value-type="percentage" office:value="0.0165" calcext:value-type="percentage">
            <text:p>1,65%</text:p>
          </table:table-cell>
          <table:table-cell table:style-name="ce346" table:formula="of:=+[.G117]" office:value-type="percentage" office:value="0.076" calcext:value-type="percentage">
            <text:p>7,60%</text:p>
          </table:table-cell>
          <table:table-cell table:style-name="ce338" table:formula="of:=+[$'2-Custo_de_Matéria-Prima'.B25]" office:value-type="float" office:value="4" calcext:value-type="float">
            <text:p>4,00 </text:p>
          </table:table-cell>
          <table:table-cell table:style-name="ce346" table:formula="of:=+[.I117]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>
          <table:table-cell table:style-name="ce330" table:formula="of:=[.A53]" office:value-type="string" office:string-value="Lustra Móveis" calcext:value-type="string">
            <text:p>Lustra Móveis</text:p>
          </table:table-cell>
          <table:table-cell table:style-name="ce338" table:formula="of:=[.C54]" office:value-type="float" office:value="10" calcext:value-type="float">
            <text:p>10,00 </text:p>
          </table:table-cell>
          <table:table-cell table:style-name="ce344" table:formula="of:=[.C57]" office:value-type="float" office:value="50000" calcext:value-type="float">
            <text:p>50.000</text:p>
          </table:table-cell>
          <table:table-cell table:style-name="ce346" table:formula="of:=+[.D118]" office:value-type="percentage" office:value="0.05" calcext:value-type="percentage">
            <text:p>5,00%</text:p>
          </table:table-cell>
          <table:table-cell table:style-name="ce346" table:formula="of:=+[.E118]" office:value-type="percentage" office:value="0.12" calcext:value-type="percentage">
            <text:p>12,00%</text:p>
          </table:table-cell>
          <table:table-cell table:style-name="ce346" table:formula="of:=+[.F118]" office:value-type="percentage" office:value="0.0165" calcext:value-type="percentage">
            <text:p>1,65%</text:p>
          </table:table-cell>
          <table:table-cell table:style-name="ce346" table:formula="of:=+[.G118]" office:value-type="percentage" office:value="0.076" calcext:value-type="percentage">
            <text:p>7,60%</text:p>
          </table:table-cell>
          <table:table-cell table:style-name="ce338" table:formula="of:=+[$'2-Custo_de_Matéria-Prima'.B35]" office:value-type="float" office:value="3" calcext:value-type="float">
            <text:p>3,00 </text:p>
          </table:table-cell>
          <table:table-cell table:style-name="ce346" table:formula="of:=+[.I118]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>
          <table:table-cell table:style-name="ce330" table:formula="of:=[.A70]" office:value-type="string" office:string-value="Cera Líquida" calcext:value-type="string">
            <text:p>Cera Líquida</text:p>
          </table:table-cell>
          <table:table-cell table:style-name="ce338" table:formula="of:=[.C71]" office:value-type="float" office:value="3" calcext:value-type="float">
            <text:p>3,00 </text:p>
          </table:table-cell>
          <table:table-cell table:style-name="ce344" table:formula="of:=[.C74]" office:value-type="float" office:value="160000" calcext:value-type="float">
            <text:p>160.000</text:p>
          </table:table-cell>
          <table:table-cell table:style-name="ce346" table:formula="of:=+[.D119]" office:value-type="percentage" office:value="0.05" calcext:value-type="percentage">
            <text:p>5,00%</text:p>
          </table:table-cell>
          <table:table-cell table:style-name="ce346" table:formula="of:=+[.E119]" office:value-type="percentage" office:value="0.12" calcext:value-type="percentage">
            <text:p>12,00%</text:p>
          </table:table-cell>
          <table:table-cell table:style-name="ce346" table:formula="of:=+[.F119]" office:value-type="percentage" office:value="0.0165" calcext:value-type="percentage">
            <text:p>1,65%</text:p>
          </table:table-cell>
          <table:table-cell table:style-name="ce346" table:formula="of:=+[.G119]" office:value-type="percentage" office:value="0.076" calcext:value-type="percentage">
            <text:p>7,60%</text:p>
          </table:table-cell>
          <table:table-cell table:style-name="ce338" table:formula="of:=+[$'2-Custo_de_Matéria-Prima'.B45]" office:value-type="float" office:value="1" calcext:value-type="float">
            <text:p>1,00 </text:p>
          </table:table-cell>
          <table:table-cell table:style-name="ce346" table:formula="of:=+[.I119]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>
          <table:table-cell table:style-name="ce330" table:formula="of:=[.A87]" office:value-type="string" office:string-value="Amaciante de Roupas" calcext:value-type="string">
            <text:p>Amaciante de Roupas</text:p>
          </table:table-cell>
          <table:table-cell table:style-name="ce338" table:formula="of:=[.C88]" office:value-type="float" office:value="6" calcext:value-type="float">
            <text:p>6,00 </text:p>
          </table:table-cell>
          <table:table-cell table:style-name="ce344" table:formula="of:=[.C91]" office:value-type="float" office:value="66000" calcext:value-type="float">
            <text:p>66.000</text:p>
          </table:table-cell>
          <table:table-cell table:style-name="ce346" table:formula="of:=+[.D120]" office:value-type="percentage" office:value="0.05" calcext:value-type="percentage">
            <text:p>5,00%</text:p>
          </table:table-cell>
          <table:table-cell table:style-name="ce346" table:formula="of:=+[.E120]" office:value-type="percentage" office:value="0.12" calcext:value-type="percentage">
            <text:p>12,00%</text:p>
          </table:table-cell>
          <table:table-cell table:style-name="ce346" table:formula="of:=+[.F120]" office:value-type="percentage" office:value="0.0165" calcext:value-type="percentage">
            <text:p>1,65%</text:p>
          </table:table-cell>
          <table:table-cell table:style-name="ce346" table:formula="of:=+[.G120]" office:value-type="percentage" office:value="0.076" calcext:value-type="percentage">
            <text:p>7,60%</text:p>
          </table:table-cell>
          <table:table-cell table:style-name="ce338" table:formula="of:=+[$'2-Custo_de_Matéria-Prima'.B55]" office:value-type="float" office:value="1.5" calcext:value-type="float">
            <text:p>1,50 </text:p>
          </table:table-cell>
          <table:table-cell table:style-name="ce346" table:formula="of:=+[.I120]" office:value-type="percentage" office:value="0.2125" calcext:value-type="percentage">
            <text:p>21,25%</text:p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nális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B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Comentario" table:base-cell-address="$'1-Orçamento_de_Vendas'.$A$1" table:expression="&quot;&quot;&quot;&quot;&quot;&quot;&quot;TEXT(#REF!/SUM(#REF!); &quot;&quot;&quot;&quot;&quot;&quot;&quot;&quot;0%&quot;&quot;&quot;&quot;&quot;&quot;&quot;&quot;) &amp; &quot;&quot;&quot;&quot;&quot;&quot;&quot;&quot; dos assinantes responderam favoravelmente à pergunta «&quot;&quot;&quot;&quot;&quot;&quot;&quot;&quot; &amp; LOWER(#REF!) &amp; &quot;&quot;&quot;&quot;&quot;&quot;&quot;&quot;»&quot;&quot;&quot;&quot;&quot;&quot;&quot;&quot;&quot;&quot;&quot;&quot;&quot;&quot;&quot;"/>
          <table:named-expression table:name="DRE_2012ssad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entrada" table:base-cell-address="$'1-Orçamento_de_Vendas'.$A$1" table:expression="&quot;&quot;&quot;!#REF!&quot;&quot;&quot;"/>
          <table:named-expression table:name="evandr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FilialSC_2010_PR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juros" table:base-cell-address="$'1-Orçamento_de_Vendas'.$A$1" table:expression="&quot;&quot;&quot;!#REF!&quot;&quot;&quot;"/>
          <table:named-expression table:name="MmExcelLinker_25EF0CB9_D9C2_47A7_A8DD_904C5B2730B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prestacao" table:base-cell-address="$'1-Orçamento_de_Vendas'.$A$1" table:expression="&quot;&quot;&quot;!#REF!&quot;&quot;&quot;"/>
          <table:named-expression table:name="qw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d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erieCCA" table:base-cell-address="$'1-Orçamento_de_Vendas'.$A$1" table:expression="&quot;&quot;&quot;!#REF!&quot;&quot;&quot;"/>
          <table:named-expression table:name="serieEVA" table:base-cell-address="$'1-Orçamento_de_Vendas'.$A$1" table:expression="&quot;&quot;&quot;!#REF!&quot;&quot;&quot;"/>
          <table:named-expression table:name="serieFCA" table:base-cell-address="$'1-Orçamento_de_Vendas'.$A$1" table:expression="&quot;&quot;&quot;!#REF!&quot;&quot;&quot;"/>
          <table:named-expression table:name="test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Teste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valor" table:base-cell-address="$'1-Orçamento_de_Vendas'.$A$1" table:expression="&quot;&quot;&quot;!#REF!&quot;&quot;&quot;"/>
          <table:named-range table:name="Z_54C6A20C_77B7_4239_999A_5748F21D3408_.wvu.Cols" table:base-cell-address="$'1-Orçamento_de_Vendas'.$A$1" table:cell-range-address="$'1-Orçamento_de_Vendas'.$B$1:.$D$1048576"/>
          <table:named-expression table:name="ç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/table:named-expressions>
      </table:table>
      <table:table table:name="2-Custo_de_Matéria-Prima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10" table:number-columns-repeated="1009" table:default-cell-style-name="Default"/>
        <table:table-row table:style-name="ro4">
          <table:table-cell table:style-name="ce350" office:value-type="string" calcext:value-type="string">
            <text:p>Custos de Matéria-Prima</text:p>
          </table:table-cell>
          <table:table-cell table:style-name="ce331" office:value-type="string" calcext:value-type="string">
            <text:p>Base</text:p>
          </table:table-cell>
          <table:table-cell table:style-name="ce339" table:formula="of:=+[$'1-Orçamento_de_Vendas'.C1]" office:value-type="date" office:date-value="2019-01-01" calcext:value-type="date">
            <text:p>jan/19</text:p>
          </table:table-cell>
          <table:table-cell table:style-name="ce339" table:formula="of:=+[$'1-Orçamento_de_Vendas'.D1]" office:value-type="date" office:date-value="2019-02-01" calcext:value-type="date">
            <text:p>fev/19</text:p>
          </table:table-cell>
          <table:table-cell table:style-name="ce339" table:formula="of:=+[$'1-Orçamento_de_Vendas'.E1]" office:value-type="date" office:date-value="2019-03-01" calcext:value-type="date">
            <text:p>mar/19</text:p>
          </table:table-cell>
          <table:table-cell table:style-name="ce339" table:formula="of:=+[$'1-Orçamento_de_Vendas'.F1]" office:value-type="date" office:date-value="2019-04-01" calcext:value-type="date">
            <text:p>abr/19</text:p>
          </table:table-cell>
          <table:table-cell table:style-name="ce339" table:formula="of:=+[$'1-Orçamento_de_Vendas'.G1]" office:value-type="date" office:date-value="2019-05-01" calcext:value-type="date">
            <text:p>mai/19</text:p>
          </table:table-cell>
          <table:table-cell table:style-name="ce339" table:formula="of:=+[$'1-Orçamento_de_Vendas'.H1]" office:value-type="date" office:date-value="2019-06-01" calcext:value-type="date">
            <text:p>jun/19</text:p>
          </table:table-cell>
          <table:table-cell table:style-name="ce339" table:formula="of:=+[$'1-Orçamento_de_Vendas'.I1]" office:value-type="date" office:date-value="2019-07-01" calcext:value-type="date">
            <text:p>jul/19</text:p>
          </table:table-cell>
          <table:table-cell table:style-name="ce339" table:formula="of:=+[$'1-Orçamento_de_Vendas'.J1]" office:value-type="date" office:date-value="2019-08-01" calcext:value-type="date">
            <text:p>ago/19</text:p>
          </table:table-cell>
          <table:table-cell table:style-name="ce339" table:formula="of:=+[$'1-Orçamento_de_Vendas'.K1]" office:value-type="date" office:date-value="2019-09-01" calcext:value-type="date">
            <text:p>set/19</text:p>
          </table:table-cell>
          <table:table-cell table:style-name="ce339" table:formula="of:=+[$'1-Orçamento_de_Vendas'.L1]" office:value-type="date" office:date-value="2019-10-01" calcext:value-type="date">
            <text:p>out/19</text:p>
          </table:table-cell>
          <table:table-cell table:style-name="ce339" table:formula="of:=+[$'1-Orçamento_de_Vendas'.M1]" office:value-type="date" office:date-value="2019-11-01" calcext:value-type="date">
            <text:p>nov/19</text:p>
          </table:table-cell>
          <table:table-cell table:style-name="ce339" table:formula="of:=+[$'1-Orçamento_de_Vendas'.N1]" office:value-type="date" office:date-value="2019-12-01" calcext:value-type="date">
            <text:p>dez/19</text:p>
          </table:table-cell>
          <table:table-cell table:style-name="ce339" office:value-type="string" calcext:value-type="string">
            <text:p>Total</text:p>
          </table:table-cell>
          <table:table-cell table:number-columns-repeated="1009"/>
        </table:table-row>
        <table:table-row table:style-name="ro5">
          <table:table-cell table:style-name="ce351" table:formula="of:=[$'1-Orçamento_de_Vendas'.A2]" office:value-type="string" office:string-value="Detergente" calcext:value-type="string">
            <text:p>Detergente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4.5" calcext:value-type="float">
            <text:p>4,50 </text:p>
          </table:table-cell>
          <table:table-cell table:style-name="ce362" table:formula="of:=IF([.C4]=0;[.B5]*(1+[.C6]);+[$'1-Orçamento_de_Vendas'.C17]/[.C7]*[.C4])" office:value-type="float" office:value="4.5" calcext:value-type="float">
            <text:p>4,50 </text:p>
          </table:table-cell>
          <table:table-cell table:style-name="ce362" table:formula="of:=IF([.D4]=0;[.C5]*(1+[.D6]);+[$'1-Orçamento_de_Vendas'.D17]/[.D7]*[.D4])" office:value-type="float" office:value="4.5" calcext:value-type="float">
            <text:p>4,50 </text:p>
          </table:table-cell>
          <table:table-cell table:style-name="ce362" table:formula="of:=IF([.E4]=0;[.D5]*(1+[.E6]);+[$'1-Orçamento_de_Vendas'.E17]/[.E7]*[.E4])" office:value-type="float" office:value="4.5" calcext:value-type="float">
            <text:p>4,50 </text:p>
          </table:table-cell>
          <table:table-cell table:style-name="ce362" table:formula="of:=IF([.F4]=0;[.E5]*(1+[.F6]);+[$'1-Orçamento_de_Vendas'.F17]/[.F7]*[.F4])" office:value-type="float" office:value="4.5" calcext:value-type="float">
            <text:p>4,50 </text:p>
          </table:table-cell>
          <table:table-cell table:style-name="ce362" table:formula="of:=IF([.G4]=0;[.F5]*(1+[.G6]);+[$'1-Orçamento_de_Vendas'.G17]/[.G7]*[.G4])" office:value-type="float" office:value="4.5" calcext:value-type="float">
            <text:p>4,50 </text:p>
          </table:table-cell>
          <table:table-cell table:style-name="ce362" table:formula="of:=IF([.H4]=0;[.G5]*(1+[.H6]);+[$'1-Orçamento_de_Vendas'.H17]/[.H7]*[.H4])" office:value-type="float" office:value="4.5" calcext:value-type="float">
            <text:p>4,50 </text:p>
          </table:table-cell>
          <table:table-cell table:style-name="ce362" table:formula="of:=IF([.I4]=0;[.H5]*(1+[.I6]);+[$'1-Orçamento_de_Vendas'.I17]/[.I7]*[.I4])" office:value-type="float" office:value="4.5" calcext:value-type="float">
            <text:p>4,50 </text:p>
          </table:table-cell>
          <table:table-cell table:style-name="ce362" table:formula="of:=IF([.J4]=0;[.I5]*(1+[.J6]);+[$'1-Orçamento_de_Vendas'.J17]/[.J7]*[.J4])" office:value-type="float" office:value="4.5" calcext:value-type="float">
            <text:p>4,50 </text:p>
          </table:table-cell>
          <table:table-cell table:style-name="ce362" table:formula="of:=IF([.K4]=0;[.J5]*(1+[.K6]);+[$'1-Orçamento_de_Vendas'.K17]/[.K7]*[.K4])" office:value-type="float" office:value="4.5" calcext:value-type="float">
            <text:p>4,50 </text:p>
          </table:table-cell>
          <table:table-cell table:style-name="ce362" table:formula="of:=IF([.L4]=0;[.K5]*(1+[.L6]);+[$'1-Orçamento_de_Vendas'.L17]/[.L7]*[.L4])" office:value-type="float" office:value="4.5" calcext:value-type="float">
            <text:p>4,50 </text:p>
          </table:table-cell>
          <table:table-cell table:style-name="ce362" table:formula="of:=IF([.M4]=0;[.L5]*(1+[.M6]);+[$'1-Orçamento_de_Vendas'.M17]/[.M7]*[.M4])" office:value-type="float" office:value="4.5" calcext:value-type="float">
            <text:p>4,50 </text:p>
          </table:table-cell>
          <table:table-cell table:style-name="ce362" table:formula="of:=IF([.N4]=0;[.M5]*(1+[.N6]);+[$'1-Orçamento_de_Vendas'.N17]/[.N7]*[.N4])" office:value-type="float" office:value="4.5" calcext:value-type="float">
            <text:p>4,50 </text:p>
          </table:table-cell>
          <table:table-cell table:style-name="ce362" table:formula="of:=IFERROR((-[.O8]/[.O7]);0)" office:value-type="float" office:value="4.5" calcext:value-type="float">
            <text:p>4,5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3" table:formula="of:=[$'1-Orçamento_de_Vendas'.C6]" office:value-type="float" office:value="100000" calcext:value-type="float">
            <text:p>100.000,00 </text:p>
          </table:table-cell>
          <table:table-cell table:style-name="ce363" table:formula="of:=+[$'1-Orçamento_de_Vendas'.D7]" office:value-type="float" office:value="100000" calcext:value-type="float">
            <text:p>100.000,00 </text:p>
          </table:table-cell>
          <table:table-cell table:style-name="ce363" table:formula="of:=+[$'1-Orçamento_de_Vendas'.E7]" office:value-type="float" office:value="100000" calcext:value-type="float">
            <text:p>100.000,00 </text:p>
          </table:table-cell>
          <table:table-cell table:style-name="ce363" table:formula="of:=+[$'1-Orçamento_de_Vendas'.F7]" office:value-type="float" office:value="100000" calcext:value-type="float">
            <text:p>100.000,00 </text:p>
          </table:table-cell>
          <table:table-cell table:style-name="ce363" table:formula="of:=+[$'1-Orçamento_de_Vendas'.G7]" office:value-type="float" office:value="100000" calcext:value-type="float">
            <text:p>100.000,00 </text:p>
          </table:table-cell>
          <table:table-cell table:style-name="ce363" table:formula="of:=+[$'1-Orçamento_de_Vendas'.H7]" office:value-type="float" office:value="100000" calcext:value-type="float">
            <text:p>100.000,00 </text:p>
          </table:table-cell>
          <table:table-cell table:style-name="ce363" table:formula="of:=+[$'1-Orçamento_de_Vendas'.I7]" office:value-type="float" office:value="100000" calcext:value-type="float">
            <text:p>100.000,00 </text:p>
          </table:table-cell>
          <table:table-cell table:style-name="ce363" table:formula="of:=+[$'1-Orçamento_de_Vendas'.J7]" office:value-type="float" office:value="100000" calcext:value-type="float">
            <text:p>100.000,00 </text:p>
          </table:table-cell>
          <table:table-cell table:style-name="ce363" table:formula="of:=+[$'1-Orçamento_de_Vendas'.K7]" office:value-type="float" office:value="100000" calcext:value-type="float">
            <text:p>100.000,00 </text:p>
          </table:table-cell>
          <table:table-cell table:style-name="ce363" table:formula="of:=+[$'1-Orçamento_de_Vendas'.L7]" office:value-type="float" office:value="100000" calcext:value-type="float">
            <text:p>100.000,00 </text:p>
          </table:table-cell>
          <table:table-cell table:style-name="ce363" table:formula="of:=+[$'1-Orçamento_de_Vendas'.M7]" office:value-type="float" office:value="100000" calcext:value-type="float">
            <text:p>100.000,00 </text:p>
          </table:table-cell>
          <table:table-cell table:style-name="ce363" table:formula="of:=+[$'1-Orçamento_de_Vendas'.N7]" office:value-type="float" office:value="100000" calcext:value-type="float">
            <text:p>100.000,00 </text:p>
          </table:table-cell>
          <table:table-cell table:style-name="ce363" table:formula="of:=SUM([.C7:.N7])" office:value-type="float" office:value="1200000" calcext:value-type="float">
            <text:p>1.200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5]*-[.C7]" office:value-type="float" office:value="-450000" calcext:value-type="float">
            <text:p>-450.000 </text:p>
          </table:table-cell>
          <table:table-cell table:style-name="ce360" table:formula="of:=+[.D5]*-[.D7]" office:value-type="float" office:value="-450000" calcext:value-type="float">
            <text:p>-450.000 </text:p>
          </table:table-cell>
          <table:table-cell table:style-name="ce360" table:formula="of:=+[.E5]*-[.E7]" office:value-type="float" office:value="-450000" calcext:value-type="float">
            <text:p>-450.000 </text:p>
          </table:table-cell>
          <table:table-cell table:style-name="ce360" table:formula="of:=+[.F5]*-[.F7]" office:value-type="float" office:value="-450000" calcext:value-type="float">
            <text:p>-450.000 </text:p>
          </table:table-cell>
          <table:table-cell table:style-name="ce360" table:formula="of:=+[.G5]*-[.G7]" office:value-type="float" office:value="-450000" calcext:value-type="float">
            <text:p>-450.000 </text:p>
          </table:table-cell>
          <table:table-cell table:style-name="ce360" table:formula="of:=+[.H5]*-[.H7]" office:value-type="float" office:value="-450000" calcext:value-type="float">
            <text:p>-450.000 </text:p>
          </table:table-cell>
          <table:table-cell table:style-name="ce360" table:formula="of:=+[.I5]*-[.I7]" office:value-type="float" office:value="-450000" calcext:value-type="float">
            <text:p>-450.000 </text:p>
          </table:table-cell>
          <table:table-cell table:style-name="ce360" table:formula="of:=+[.J5]*-[.J7]" office:value-type="float" office:value="-450000" calcext:value-type="float">
            <text:p>-450.000 </text:p>
          </table:table-cell>
          <table:table-cell table:style-name="ce360" table:formula="of:=+[.K5]*-[.K7]" office:value-type="float" office:value="-450000" calcext:value-type="float">
            <text:p>-450.000 </text:p>
          </table:table-cell>
          <table:table-cell table:style-name="ce360" table:formula="of:=+[.L5]*-[.L7]" office:value-type="float" office:value="-450000" calcext:value-type="float">
            <text:p>-450.000 </text:p>
          </table:table-cell>
          <table:table-cell table:style-name="ce360" table:formula="of:=+[.M5]*-[.M7]" office:value-type="float" office:value="-450000" calcext:value-type="float">
            <text:p>-450.000 </text:p>
          </table:table-cell>
          <table:table-cell table:style-name="ce360" table:formula="of:=+[.N5]*-[.N7]" office:value-type="float" office:value="-450000" calcext:value-type="float">
            <text:p>-450.000 </text:p>
          </table:table-cell>
          <table:table-cell table:style-name="ce360" table:formula="of:=SUM([.C8:.N8])" office:value-type="float" office:value="-5400000" calcext:value-type="float">
            <text:p>-5.400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office:value-type="percentage" office:value="0.2125" calcext:value-type="percentage">
            <text:p>21,25%</text:p>
          </table:table-cell>
          <table:table-cell table:style-name="ce343" table:formula="of:=[.C10]+[.C8]" office:value-type="float" office:value="121428.571428571" calcext:value-type="float">
            <text:p>121.429 </text:p>
          </table:table-cell>
          <table:table-cell table:style-name="ce343" table:formula="of:=[.D10]+[.D8]" office:value-type="float" office:value="121428.571428571" calcext:value-type="float">
            <text:p>121.429 </text:p>
          </table:table-cell>
          <table:table-cell table:style-name="ce343" table:formula="of:=[.E10]+[.E8]" office:value-type="float" office:value="121428.571428571" calcext:value-type="float">
            <text:p>121.429 </text:p>
          </table:table-cell>
          <table:table-cell table:style-name="ce343" table:formula="of:=[.F10]+[.F8]" office:value-type="float" office:value="121428.571428571" calcext:value-type="float">
            <text:p>121.429 </text:p>
          </table:table-cell>
          <table:table-cell table:style-name="ce343" table:formula="of:=[.G10]+[.G8]" office:value-type="float" office:value="121428.571428571" calcext:value-type="float">
            <text:p>121.429 </text:p>
          </table:table-cell>
          <table:table-cell table:style-name="ce343" table:formula="of:=[.H10]+[.H8]" office:value-type="float" office:value="121428.571428571" calcext:value-type="float">
            <text:p>121.429 </text:p>
          </table:table-cell>
          <table:table-cell table:style-name="ce343" table:formula="of:=[.I10]+[.I8]" office:value-type="float" office:value="121428.571428571" calcext:value-type="float">
            <text:p>121.429 </text:p>
          </table:table-cell>
          <table:table-cell table:style-name="ce343" table:formula="of:=[.J10]+[.J8]" office:value-type="float" office:value="121428.571428571" calcext:value-type="float">
            <text:p>121.429 </text:p>
          </table:table-cell>
          <table:table-cell table:style-name="ce343" table:formula="of:=[.K10]+[.K8]" office:value-type="float" office:value="121428.571428571" calcext:value-type="float">
            <text:p>121.429 </text:p>
          </table:table-cell>
          <table:table-cell table:style-name="ce343" table:formula="of:=[.L10]+[.L8]" office:value-type="float" office:value="121428.571428571" calcext:value-type="float">
            <text:p>121.429 </text:p>
          </table:table-cell>
          <table:table-cell table:style-name="ce343" table:formula="of:=[.M10]+[.M8]" office:value-type="float" office:value="121428.571428571" calcext:value-type="float">
            <text:p>121.429 </text:p>
          </table:table-cell>
          <table:table-cell table:style-name="ce343" table:formula="of:=[.N10]+[.N8]" office:value-type="float" office:value="121428.571428571" calcext:value-type="float">
            <text:p>121.429 </text:p>
          </table:table-cell>
          <table:table-cell table:style-name="ce343" table:formula="of:=SUM([.C9:.N9])" office:value-type="float" office:value="1457142.85714286" calcext:value-type="float">
            <text:p>1.457.143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8]/(1-[.$B9])" office:value-type="float" office:value="571428.571428571" calcext:value-type="float">
            <text:p>571.429 </text:p>
          </table:table-cell>
          <table:table-cell table:style-name="ce343" table:formula="of:=-[.D8]/(1-[.$B9])" office:value-type="float" office:value="571428.571428571" calcext:value-type="float">
            <text:p>571.429 </text:p>
          </table:table-cell>
          <table:table-cell table:style-name="ce343" table:formula="of:=-[.E8]/(1-[.$B9])" office:value-type="float" office:value="571428.571428571" calcext:value-type="float">
            <text:p>571.429 </text:p>
          </table:table-cell>
          <table:table-cell table:style-name="ce343" table:formula="of:=-[.F8]/(1-[.$B9])" office:value-type="float" office:value="571428.571428571" calcext:value-type="float">
            <text:p>571.429 </text:p>
          </table:table-cell>
          <table:table-cell table:style-name="ce343" table:formula="of:=-[.G8]/(1-[.$B9])" office:value-type="float" office:value="571428.571428571" calcext:value-type="float">
            <text:p>571.429 </text:p>
          </table:table-cell>
          <table:table-cell table:style-name="ce343" table:formula="of:=-[.H8]/(1-[.$B9])" office:value-type="float" office:value="571428.571428571" calcext:value-type="float">
            <text:p>571.429 </text:p>
          </table:table-cell>
          <table:table-cell table:style-name="ce343" table:formula="of:=-[.I8]/(1-[.$B9])" office:value-type="float" office:value="571428.571428571" calcext:value-type="float">
            <text:p>571.429 </text:p>
          </table:table-cell>
          <table:table-cell table:style-name="ce343" table:formula="of:=-[.J8]/(1-[.$B9])" office:value-type="float" office:value="571428.571428571" calcext:value-type="float">
            <text:p>571.429 </text:p>
          </table:table-cell>
          <table:table-cell table:style-name="ce343" table:formula="of:=-[.K8]/(1-[.$B9])" office:value-type="float" office:value="571428.571428571" calcext:value-type="float">
            <text:p>571.429 </text:p>
          </table:table-cell>
          <table:table-cell table:style-name="ce343" table:formula="of:=-[.L8]/(1-[.$B9])" office:value-type="float" office:value="571428.571428571" calcext:value-type="float">
            <text:p>571.429 </text:p>
          </table:table-cell>
          <table:table-cell table:style-name="ce343" table:formula="of:=-[.M8]/(1-[.$B9])" office:value-type="float" office:value="571428.571428571" calcext:value-type="float">
            <text:p>571.429 </text:p>
          </table:table-cell>
          <table:table-cell table:style-name="ce343" table:formula="of:=-[.N8]/(1-[.$B9])" office:value-type="float" office:value="571428.571428571" calcext:value-type="float">
            <text:p>571.429 </text:p>
          </table:table-cell>
          <table:table-cell table:style-name="ce343" table:formula="of:=SUM([.C10:.N10])" office:value-type="float" office:value="6857142.85714286" calcext:value-type="float">
            <text:p>6.857.143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1" table:formula="of:=IF([$'1-Orçamento_de_Vendas'.A19]=&quot;&quot;;&quot;&quot;;+[$'1-Orçamento_de_Vendas'.A19])" office:value-type="string" office:string-value="Sabão Líquido" calcext:value-type="string">
            <text:p>Sabão Líquido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5" calcext:value-type="float">
            <text:p>5,00 </text:p>
          </table:table-cell>
          <table:table-cell table:style-name="ce362" table:formula="of:=IF([.C14]=0;[.B15]*(1+[.C16]);+[$'1-Orçamento_de_Vendas'.C34]/[.C17]*[.C14])" office:value-type="float" office:value="5" calcext:value-type="float">
            <text:p>5,00 </text:p>
          </table:table-cell>
          <table:table-cell table:style-name="ce362" table:formula="of:=IF([.D14]=0;[.C15]*(1+[.D16]);+[$'1-Orçamento_de_Vendas'.D34]/[.D17]*[.D14])" office:value-type="float" office:value="5" calcext:value-type="float">
            <text:p>5,00 </text:p>
          </table:table-cell>
          <table:table-cell table:style-name="ce362" table:formula="of:=IF([.E14]=0;[.D15]*(1+[.E16]);+[$'1-Orçamento_de_Vendas'.E34]/[.E17]*[.E14])" office:value-type="float" office:value="5" calcext:value-type="float">
            <text:p>5,00 </text:p>
          </table:table-cell>
          <table:table-cell table:style-name="ce362" table:formula="of:=IF([.F14]=0;[.E15]*(1+[.F16]);+[$'1-Orçamento_de_Vendas'.F34]/[.F17]*[.F14])" office:value-type="float" office:value="5" calcext:value-type="float">
            <text:p>5,00 </text:p>
          </table:table-cell>
          <table:table-cell table:style-name="ce362" table:formula="of:=IF([.G14]=0;[.F15]*(1+[.G16]);+[$'1-Orçamento_de_Vendas'.G34]/[.G17]*[.G14])" office:value-type="float" office:value="5" calcext:value-type="float">
            <text:p>5,00 </text:p>
          </table:table-cell>
          <table:table-cell table:style-name="ce362" table:formula="of:=IF([.H14]=0;[.G15]*(1+[.H16]);+[$'1-Orçamento_de_Vendas'.H34]/[.H17]*[.H14])" office:value-type="float" office:value="5" calcext:value-type="float">
            <text:p>5,00 </text:p>
          </table:table-cell>
          <table:table-cell table:style-name="ce362" table:formula="of:=IF([.I14]=0;[.H15]*(1+[.I16]);+[$'1-Orçamento_de_Vendas'.I34]/[.I17]*[.I14])" office:value-type="float" office:value="5" calcext:value-type="float">
            <text:p>5,00 </text:p>
          </table:table-cell>
          <table:table-cell table:style-name="ce362" table:formula="of:=IF([.J14]=0;[.I15]*(1+[.J16]);+[$'1-Orçamento_de_Vendas'.J34]/[.J17]*[.J14])" office:value-type="float" office:value="5" calcext:value-type="float">
            <text:p>5,00 </text:p>
          </table:table-cell>
          <table:table-cell table:style-name="ce362" table:formula="of:=IF([.K14]=0;[.J15]*(1+[.K16]);+[$'1-Orçamento_de_Vendas'.K34]/[.K17]*[.K14])" office:value-type="float" office:value="5" calcext:value-type="float">
            <text:p>5,00 </text:p>
          </table:table-cell>
          <table:table-cell table:style-name="ce362" table:formula="of:=IF([.L14]=0;[.K15]*(1+[.L16]);+[$'1-Orçamento_de_Vendas'.L34]/[.L17]*[.L14])" office:value-type="float" office:value="5" calcext:value-type="float">
            <text:p>5,00 </text:p>
          </table:table-cell>
          <table:table-cell table:style-name="ce362" table:formula="of:=IF([.M14]=0;[.L15]*(1+[.M16]);+[$'1-Orçamento_de_Vendas'.M34]/[.M17]*[.M14])" office:value-type="float" office:value="5" calcext:value-type="float">
            <text:p>5,00 </text:p>
          </table:table-cell>
          <table:table-cell table:style-name="ce362" table:formula="of:=IF([.N14]=0;[.M15]*(1+[.N16]);+[$'1-Orçamento_de_Vendas'.N34]/[.N17]*[.N14])" office:value-type="float" office:value="5" calcext:value-type="float">
            <text:p>5,00 </text:p>
          </table:table-cell>
          <table:table-cell table:style-name="ce362" table:formula="of:=IFERROR((-[.O18]/[.O17]);0)" office:value-type="float" office:value="5" calcext:value-type="float">
            <text:p>5,0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3" table:formula="of:=+[$'1-Orçamento_de_Vendas'.C24]" office:value-type="float" office:value="30000" calcext:value-type="float">
            <text:p>30.000,00 </text:p>
          </table:table-cell>
          <table:table-cell table:style-name="ce363" table:formula="of:=+[$'1-Orçamento_de_Vendas'.D24]" office:value-type="float" office:value="30000" calcext:value-type="float">
            <text:p>30.000,00 </text:p>
          </table:table-cell>
          <table:table-cell table:style-name="ce363" table:formula="of:=+[$'1-Orçamento_de_Vendas'.E24]" office:value-type="float" office:value="30000" calcext:value-type="float">
            <text:p>30.000,00 </text:p>
          </table:table-cell>
          <table:table-cell table:style-name="ce363" table:formula="of:=+[$'1-Orçamento_de_Vendas'.F24]" office:value-type="float" office:value="30000" calcext:value-type="float">
            <text:p>30.000,00 </text:p>
          </table:table-cell>
          <table:table-cell table:style-name="ce363" table:formula="of:=+[$'1-Orçamento_de_Vendas'.G24]" office:value-type="float" office:value="30000" calcext:value-type="float">
            <text:p>30.000,00 </text:p>
          </table:table-cell>
          <table:table-cell table:style-name="ce363" table:formula="of:=+[$'1-Orçamento_de_Vendas'.H24]" office:value-type="float" office:value="30000" calcext:value-type="float">
            <text:p>30.000,00 </text:p>
          </table:table-cell>
          <table:table-cell table:style-name="ce363" table:formula="of:=+[$'1-Orçamento_de_Vendas'.I24]" office:value-type="float" office:value="30000" calcext:value-type="float">
            <text:p>30.000,00 </text:p>
          </table:table-cell>
          <table:table-cell table:style-name="ce363" table:formula="of:=+[$'1-Orçamento_de_Vendas'.J24]" office:value-type="float" office:value="30000" calcext:value-type="float">
            <text:p>30.000,00 </text:p>
          </table:table-cell>
          <table:table-cell table:style-name="ce363" table:formula="of:=+[$'1-Orçamento_de_Vendas'.K24]" office:value-type="float" office:value="30000" calcext:value-type="float">
            <text:p>30.000,00 </text:p>
          </table:table-cell>
          <table:table-cell table:style-name="ce363" table:formula="of:=+[$'1-Orçamento_de_Vendas'.L24]" office:value-type="float" office:value="30000" calcext:value-type="float">
            <text:p>30.000,00 </text:p>
          </table:table-cell>
          <table:table-cell table:style-name="ce363" table:formula="of:=+[$'1-Orçamento_de_Vendas'.M24]" office:value-type="float" office:value="30000" calcext:value-type="float">
            <text:p>30.000,00 </text:p>
          </table:table-cell>
          <table:table-cell table:style-name="ce363" table:formula="of:=+[$'1-Orçamento_de_Vendas'.N24]" office:value-type="float" office:value="30000" calcext:value-type="float">
            <text:p>30.000,00 </text:p>
          </table:table-cell>
          <table:table-cell table:style-name="ce363" table:formula="of:=SUM([.C17:.N17])" office:value-type="float" office:value="360000" calcext:value-type="float">
            <text:p>360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15]*-[.C17]" office:value-type="float" office:value="-150000" calcext:value-type="float">
            <text:p>-150.000 </text:p>
          </table:table-cell>
          <table:table-cell table:style-name="ce360" table:formula="of:=+[.D15]*-[.D17]" office:value-type="float" office:value="-150000" calcext:value-type="float">
            <text:p>-150.000 </text:p>
          </table:table-cell>
          <table:table-cell table:style-name="ce360" table:formula="of:=+[.E15]*-[.E17]" office:value-type="float" office:value="-150000" calcext:value-type="float">
            <text:p>-150.000 </text:p>
          </table:table-cell>
          <table:table-cell table:style-name="ce360" table:formula="of:=+[.F15]*-[.F17]" office:value-type="float" office:value="-150000" calcext:value-type="float">
            <text:p>-150.000 </text:p>
          </table:table-cell>
          <table:table-cell table:style-name="ce360" table:formula="of:=+[.G15]*-[.G17]" office:value-type="float" office:value="-150000" calcext:value-type="float">
            <text:p>-150.000 </text:p>
          </table:table-cell>
          <table:table-cell table:style-name="ce360" table:formula="of:=+[.H15]*-[.H17]" office:value-type="float" office:value="-150000" calcext:value-type="float">
            <text:p>-150.000 </text:p>
          </table:table-cell>
          <table:table-cell table:style-name="ce360" table:formula="of:=+[.I15]*-[.I17]" office:value-type="float" office:value="-150000" calcext:value-type="float">
            <text:p>-150.000 </text:p>
          </table:table-cell>
          <table:table-cell table:style-name="ce360" table:formula="of:=+[.J15]*-[.J17]" office:value-type="float" office:value="-150000" calcext:value-type="float">
            <text:p>-150.000 </text:p>
          </table:table-cell>
          <table:table-cell table:style-name="ce360" table:formula="of:=+[.K15]*-[.K17]" office:value-type="float" office:value="-150000" calcext:value-type="float">
            <text:p>-150.000 </text:p>
          </table:table-cell>
          <table:table-cell table:style-name="ce360" table:formula="of:=+[.L15]*-[.L17]" office:value-type="float" office:value="-150000" calcext:value-type="float">
            <text:p>-150.000 </text:p>
          </table:table-cell>
          <table:table-cell table:style-name="ce360" table:formula="of:=+[.M15]*-[.M17]" office:value-type="float" office:value="-150000" calcext:value-type="float">
            <text:p>-150.000 </text:p>
          </table:table-cell>
          <table:table-cell table:style-name="ce360" table:formula="of:=+[.N15]*-[.N17]" office:value-type="float" office:value="-150000" calcext:value-type="float">
            <text:p>-150.000 </text:p>
          </table:table-cell>
          <table:table-cell table:style-name="ce360" table:formula="of:=SUM([.C18:.N18])" office:value-type="float" office:value="-1800000" calcext:value-type="float">
            <text:p>-1.800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table:formula="of:=+[.B9]" office:value-type="percentage" office:value="0.2125" calcext:value-type="percentage">
            <text:p>21,25%</text:p>
          </table:table-cell>
          <table:table-cell table:style-name="ce343" table:formula="of:=[.C20]+[.C18]" office:value-type="float" office:value="40476.1904761905" calcext:value-type="float">
            <text:p>40.476 </text:p>
          </table:table-cell>
          <table:table-cell table:style-name="ce343" table:formula="of:=[.D20]+[.D18]" office:value-type="float" office:value="40476.1904761905" calcext:value-type="float">
            <text:p>40.476 </text:p>
          </table:table-cell>
          <table:table-cell table:style-name="ce343" table:formula="of:=[.E20]+[.E18]" office:value-type="float" office:value="40476.1904761905" calcext:value-type="float">
            <text:p>40.476 </text:p>
          </table:table-cell>
          <table:table-cell table:style-name="ce343" table:formula="of:=[.F20]+[.F18]" office:value-type="float" office:value="40476.1904761905" calcext:value-type="float">
            <text:p>40.476 </text:p>
          </table:table-cell>
          <table:table-cell table:style-name="ce343" table:formula="of:=[.G20]+[.G18]" office:value-type="float" office:value="40476.1904761905" calcext:value-type="float">
            <text:p>40.476 </text:p>
          </table:table-cell>
          <table:table-cell table:style-name="ce343" table:formula="of:=[.H20]+[.H18]" office:value-type="float" office:value="40476.1904761905" calcext:value-type="float">
            <text:p>40.476 </text:p>
          </table:table-cell>
          <table:table-cell table:style-name="ce343" table:formula="of:=[.I20]+[.I18]" office:value-type="float" office:value="40476.1904761905" calcext:value-type="float">
            <text:p>40.476 </text:p>
          </table:table-cell>
          <table:table-cell table:style-name="ce343" table:formula="of:=[.J20]+[.J18]" office:value-type="float" office:value="40476.1904761905" calcext:value-type="float">
            <text:p>40.476 </text:p>
          </table:table-cell>
          <table:table-cell table:style-name="ce343" table:formula="of:=[.K20]+[.K18]" office:value-type="float" office:value="40476.1904761905" calcext:value-type="float">
            <text:p>40.476 </text:p>
          </table:table-cell>
          <table:table-cell table:style-name="ce343" table:formula="of:=[.L20]+[.L18]" office:value-type="float" office:value="40476.1904761905" calcext:value-type="float">
            <text:p>40.476 </text:p>
          </table:table-cell>
          <table:table-cell table:style-name="ce343" table:formula="of:=[.M20]+[.M18]" office:value-type="float" office:value="40476.1904761905" calcext:value-type="float">
            <text:p>40.476 </text:p>
          </table:table-cell>
          <table:table-cell table:style-name="ce343" table:formula="of:=[.N20]+[.N18]" office:value-type="float" office:value="40476.1904761905" calcext:value-type="float">
            <text:p>40.476 </text:p>
          </table:table-cell>
          <table:table-cell table:style-name="ce343" table:formula="of:=SUM([.C19:.N19])" office:value-type="float" office:value="485714.285714286" calcext:value-type="float">
            <text:p>485.714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18]/(1-[.$B19])" office:value-type="float" office:value="190476.19047619" calcext:value-type="float">
            <text:p>190.476 </text:p>
          </table:table-cell>
          <table:table-cell table:style-name="ce343" table:formula="of:=-[.D18]/(1-[.$B19])" office:value-type="float" office:value="190476.19047619" calcext:value-type="float">
            <text:p>190.476 </text:p>
          </table:table-cell>
          <table:table-cell table:style-name="ce343" table:formula="of:=-[.E18]/(1-[.$B19])" office:value-type="float" office:value="190476.19047619" calcext:value-type="float">
            <text:p>190.476 </text:p>
          </table:table-cell>
          <table:table-cell table:style-name="ce343" table:formula="of:=-[.F18]/(1-[.$B19])" office:value-type="float" office:value="190476.19047619" calcext:value-type="float">
            <text:p>190.476 </text:p>
          </table:table-cell>
          <table:table-cell table:style-name="ce343" table:formula="of:=-[.G18]/(1-[.$B19])" office:value-type="float" office:value="190476.19047619" calcext:value-type="float">
            <text:p>190.476 </text:p>
          </table:table-cell>
          <table:table-cell table:style-name="ce343" table:formula="of:=-[.H18]/(1-[.$B19])" office:value-type="float" office:value="190476.19047619" calcext:value-type="float">
            <text:p>190.476 </text:p>
          </table:table-cell>
          <table:table-cell table:style-name="ce343" table:formula="of:=-[.I18]/(1-[.$B19])" office:value-type="float" office:value="190476.19047619" calcext:value-type="float">
            <text:p>190.476 </text:p>
          </table:table-cell>
          <table:table-cell table:style-name="ce343" table:formula="of:=-[.J18]/(1-[.$B19])" office:value-type="float" office:value="190476.19047619" calcext:value-type="float">
            <text:p>190.476 </text:p>
          </table:table-cell>
          <table:table-cell table:style-name="ce343" table:formula="of:=-[.K18]/(1-[.$B19])" office:value-type="float" office:value="190476.19047619" calcext:value-type="float">
            <text:p>190.476 </text:p>
          </table:table-cell>
          <table:table-cell table:style-name="ce343" table:formula="of:=-[.L18]/(1-[.$B19])" office:value-type="float" office:value="190476.19047619" calcext:value-type="float">
            <text:p>190.476 </text:p>
          </table:table-cell>
          <table:table-cell table:style-name="ce343" table:formula="of:=-[.M18]/(1-[.$B19])" office:value-type="float" office:value="190476.19047619" calcext:value-type="float">
            <text:p>190.476 </text:p>
          </table:table-cell>
          <table:table-cell table:style-name="ce343" table:formula="of:=-[.N18]/(1-[.$B19])" office:value-type="float" office:value="190476.19047619" calcext:value-type="float">
            <text:p>190.476 </text:p>
          </table:table-cell>
          <table:table-cell table:style-name="ce343" table:formula="of:=SUM([.C20:.N20])" office:value-type="float" office:value="2285714.28571429" calcext:value-type="float">
            <text:p>2.285.714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1" table:formula="of:=IF([$'1-Orçamento_de_Vendas'.A36]=&quot;&quot;;&quot;&quot;;+[$'1-Orçamento_de_Vendas'.A36])" office:value-type="string" office:string-value="Água Sanitária" calcext:value-type="string">
            <text:p>Água Sanitária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4" calcext:value-type="float">
            <text:p>4,00 </text:p>
          </table:table-cell>
          <table:table-cell table:style-name="ce362" table:formula="of:=IF([.C24]=0;[.B25]*(1+[.C26]);+[$'1-Orçamento_de_Vendas'.C51]/[.C27]*[.C24])" office:value-type="float" office:value="4" calcext:value-type="float">
            <text:p>4,00 </text:p>
          </table:table-cell>
          <table:table-cell table:style-name="ce362" table:formula="of:=IF([.D24]=0;[.C25]*(1+[.D26]);+[$'1-Orçamento_de_Vendas'.D51]/[.D27]*[.D24])" office:value-type="float" office:value="4" calcext:value-type="float">
            <text:p>4,00 </text:p>
          </table:table-cell>
          <table:table-cell table:style-name="ce362" table:formula="of:=IF([.E24]=0;[.D25]*(1+[.E26]);+[$'1-Orçamento_de_Vendas'.E51]/[.E27]*[.E24])" office:value-type="float" office:value="4" calcext:value-type="float">
            <text:p>4,00 </text:p>
          </table:table-cell>
          <table:table-cell table:style-name="ce362" table:formula="of:=IF([.F24]=0;[.E25]*(1+[.F26]);+[$'1-Orçamento_de_Vendas'.F51]/[.F27]*[.F24])" office:value-type="float" office:value="4" calcext:value-type="float">
            <text:p>4,00 </text:p>
          </table:table-cell>
          <table:table-cell table:style-name="ce362" table:formula="of:=IF([.G24]=0;[.F25]*(1+[.G26]);+[$'1-Orçamento_de_Vendas'.G51]/[.G27]*[.G24])" office:value-type="float" office:value="4" calcext:value-type="float">
            <text:p>4,00 </text:p>
          </table:table-cell>
          <table:table-cell table:style-name="ce362" table:formula="of:=IF([.H24]=0;[.G25]*(1+[.H26]);+[$'1-Orçamento_de_Vendas'.H51]/[.H27]*[.H24])" office:value-type="float" office:value="4" calcext:value-type="float">
            <text:p>4,00 </text:p>
          </table:table-cell>
          <table:table-cell table:style-name="ce362" table:formula="of:=IF([.I24]=0;[.H25]*(1+[.I26]);+[$'1-Orçamento_de_Vendas'.I51]/[.I27]*[.I24])" office:value-type="float" office:value="4" calcext:value-type="float">
            <text:p>4,00 </text:p>
          </table:table-cell>
          <table:table-cell table:style-name="ce362" table:formula="of:=IF([.J24]=0;[.I25]*(1+[.J26]);+[$'1-Orçamento_de_Vendas'.J51]/[.J27]*[.J24])" office:value-type="float" office:value="4" calcext:value-type="float">
            <text:p>4,00 </text:p>
          </table:table-cell>
          <table:table-cell table:style-name="ce362" table:formula="of:=IF([.K24]=0;[.J25]*(1+[.K26]);+[$'1-Orçamento_de_Vendas'.K51]/[.K27]*[.K24])" office:value-type="float" office:value="4" calcext:value-type="float">
            <text:p>4,00 </text:p>
          </table:table-cell>
          <table:table-cell table:style-name="ce362" table:formula="of:=IF([.L24]=0;[.K25]*(1+[.L26]);+[$'1-Orçamento_de_Vendas'.L51]/[.L27]*[.L24])" office:value-type="float" office:value="4" calcext:value-type="float">
            <text:p>4,00 </text:p>
          </table:table-cell>
          <table:table-cell table:style-name="ce362" table:formula="of:=IF([.M24]=0;[.L25]*(1+[.M26]);+[$'1-Orçamento_de_Vendas'.M51]/[.M27]*[.M24])" office:value-type="float" office:value="4" calcext:value-type="float">
            <text:p>4,00 </text:p>
          </table:table-cell>
          <table:table-cell table:style-name="ce362" table:formula="of:=IF([.N24]=0;[.M25]*(1+[.N26]);+[$'1-Orçamento_de_Vendas'.N51]/[.N27]*[.N24])" office:value-type="float" office:value="4" calcext:value-type="float">
            <text:p>4,00 </text:p>
          </table:table-cell>
          <table:table-cell table:style-name="ce362" table:formula="of:=IFERROR((-[.O28]/[.O27]);0)" office:value-type="float" office:value="4" calcext:value-type="float">
            <text:p>4,0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4" table:formula="of:=+[$'1-Orçamento_de_Vendas'.C41]" office:value-type="float" office:value="40000" calcext:value-type="float">
            <text:p>40.000 </text:p>
          </table:table-cell>
          <table:table-cell table:style-name="ce364" table:formula="of:=+[$'1-Orçamento_de_Vendas'.D41]" office:value-type="float" office:value="40000" calcext:value-type="float">
            <text:p>40.000 </text:p>
          </table:table-cell>
          <table:table-cell table:style-name="ce364" table:formula="of:=+[$'1-Orçamento_de_Vendas'.E41]" office:value-type="float" office:value="40000" calcext:value-type="float">
            <text:p>40.000 </text:p>
          </table:table-cell>
          <table:table-cell table:style-name="ce364" table:formula="of:=+[$'1-Orçamento_de_Vendas'.F41]" office:value-type="float" office:value="40000" calcext:value-type="float">
            <text:p>40.000 </text:p>
          </table:table-cell>
          <table:table-cell table:style-name="ce364" table:formula="of:=+[$'1-Orçamento_de_Vendas'.G41]" office:value-type="float" office:value="40000" calcext:value-type="float">
            <text:p>40.000 </text:p>
          </table:table-cell>
          <table:table-cell table:style-name="ce364" table:formula="of:=+[$'1-Orçamento_de_Vendas'.H41]" office:value-type="float" office:value="40000" calcext:value-type="float">
            <text:p>40.000 </text:p>
          </table:table-cell>
          <table:table-cell table:style-name="ce364" table:formula="of:=+[$'1-Orçamento_de_Vendas'.I41]" office:value-type="float" office:value="40000" calcext:value-type="float">
            <text:p>40.000 </text:p>
          </table:table-cell>
          <table:table-cell table:style-name="ce364" table:formula="of:=+[$'1-Orçamento_de_Vendas'.J41]" office:value-type="float" office:value="40000" calcext:value-type="float">
            <text:p>40.000 </text:p>
          </table:table-cell>
          <table:table-cell table:style-name="ce364" table:formula="of:=+[$'1-Orçamento_de_Vendas'.K41]" office:value-type="float" office:value="40000" calcext:value-type="float">
            <text:p>40.000 </text:p>
          </table:table-cell>
          <table:table-cell table:style-name="ce364" table:formula="of:=+[$'1-Orçamento_de_Vendas'.L41]" office:value-type="float" office:value="40000" calcext:value-type="float">
            <text:p>40.000 </text:p>
          </table:table-cell>
          <table:table-cell table:style-name="ce364" table:formula="of:=+[$'1-Orçamento_de_Vendas'.M41]" office:value-type="float" office:value="40000" calcext:value-type="float">
            <text:p>40.000 </text:p>
          </table:table-cell>
          <table:table-cell table:style-name="ce364" table:formula="of:=+[$'1-Orçamento_de_Vendas'.N41]" office:value-type="float" office:value="40000" calcext:value-type="float">
            <text:p>40.000 </text:p>
          </table:table-cell>
          <table:table-cell table:style-name="ce363" table:formula="of:=SUM([.C27:.N27])" office:value-type="float" office:value="480000" calcext:value-type="float">
            <text:p>480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25]*-[.C27]" office:value-type="float" office:value="-160000" calcext:value-type="float">
            <text:p>-160.000 </text:p>
          </table:table-cell>
          <table:table-cell table:style-name="ce360" table:formula="of:=+[.D25]*-[.D27]" office:value-type="float" office:value="-160000" calcext:value-type="float">
            <text:p>-160.000 </text:p>
          </table:table-cell>
          <table:table-cell table:style-name="ce360" table:formula="of:=+[.E25]*-[.E27]" office:value-type="float" office:value="-160000" calcext:value-type="float">
            <text:p>-160.000 </text:p>
          </table:table-cell>
          <table:table-cell table:style-name="ce360" table:formula="of:=+[.F25]*-[.F27]" office:value-type="float" office:value="-160000" calcext:value-type="float">
            <text:p>-160.000 </text:p>
          </table:table-cell>
          <table:table-cell table:style-name="ce360" table:formula="of:=+[.G25]*-[.G27]" office:value-type="float" office:value="-160000" calcext:value-type="float">
            <text:p>-160.000 </text:p>
          </table:table-cell>
          <table:table-cell table:style-name="ce360" table:formula="of:=+[.H25]*-[.H27]" office:value-type="float" office:value="-160000" calcext:value-type="float">
            <text:p>-160.000 </text:p>
          </table:table-cell>
          <table:table-cell table:style-name="ce360" table:formula="of:=+[.I25]*-[.I27]" office:value-type="float" office:value="-160000" calcext:value-type="float">
            <text:p>-160.000 </text:p>
          </table:table-cell>
          <table:table-cell table:style-name="ce360" table:formula="of:=+[.J25]*-[.J27]" office:value-type="float" office:value="-160000" calcext:value-type="float">
            <text:p>-160.000 </text:p>
          </table:table-cell>
          <table:table-cell table:style-name="ce360" table:formula="of:=+[.K25]*-[.K27]" office:value-type="float" office:value="-160000" calcext:value-type="float">
            <text:p>-160.000 </text:p>
          </table:table-cell>
          <table:table-cell table:style-name="ce360" table:formula="of:=+[.L25]*-[.L27]" office:value-type="float" office:value="-160000" calcext:value-type="float">
            <text:p>-160.000 </text:p>
          </table:table-cell>
          <table:table-cell table:style-name="ce360" table:formula="of:=+[.M25]*-[.M27]" office:value-type="float" office:value="-160000" calcext:value-type="float">
            <text:p>-160.000 </text:p>
          </table:table-cell>
          <table:table-cell table:style-name="ce360" table:formula="of:=+[.N25]*-[.N27]" office:value-type="float" office:value="-160000" calcext:value-type="float">
            <text:p>-160.000 </text:p>
          </table:table-cell>
          <table:table-cell table:style-name="ce360" table:formula="of:=SUM([.C28:.N28])" office:value-type="float" office:value="-1920000" calcext:value-type="float">
            <text:p>-1.920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table:formula="of:=+[.B19]" office:value-type="percentage" office:value="0.2125" calcext:value-type="percentage">
            <text:p>21,25%</text:p>
          </table:table-cell>
          <table:table-cell table:style-name="ce343" table:formula="of:=[.C30]+[.C28]" office:value-type="float" office:value="43174.6031746032" calcext:value-type="float">
            <text:p>43.175 </text:p>
          </table:table-cell>
          <table:table-cell table:style-name="ce343" table:formula="of:=[.D30]+[.D28]" office:value-type="float" office:value="43174.6031746032" calcext:value-type="float">
            <text:p>43.175 </text:p>
          </table:table-cell>
          <table:table-cell table:style-name="ce343" table:formula="of:=[.E30]+[.E28]" office:value-type="float" office:value="43174.6031746032" calcext:value-type="float">
            <text:p>43.175 </text:p>
          </table:table-cell>
          <table:table-cell table:style-name="ce343" table:formula="of:=[.F30]+[.F28]" office:value-type="float" office:value="43174.6031746032" calcext:value-type="float">
            <text:p>43.175 </text:p>
          </table:table-cell>
          <table:table-cell table:style-name="ce343" table:formula="of:=[.G30]+[.G28]" office:value-type="float" office:value="43174.6031746032" calcext:value-type="float">
            <text:p>43.175 </text:p>
          </table:table-cell>
          <table:table-cell table:style-name="ce343" table:formula="of:=[.H30]+[.H28]" office:value-type="float" office:value="43174.6031746032" calcext:value-type="float">
            <text:p>43.175 </text:p>
          </table:table-cell>
          <table:table-cell table:style-name="ce343" table:formula="of:=[.I30]+[.I28]" office:value-type="float" office:value="43174.6031746032" calcext:value-type="float">
            <text:p>43.175 </text:p>
          </table:table-cell>
          <table:table-cell table:style-name="ce343" table:formula="of:=[.J30]+[.J28]" office:value-type="float" office:value="43174.6031746032" calcext:value-type="float">
            <text:p>43.175 </text:p>
          </table:table-cell>
          <table:table-cell table:style-name="ce343" table:formula="of:=[.K30]+[.K28]" office:value-type="float" office:value="43174.6031746032" calcext:value-type="float">
            <text:p>43.175 </text:p>
          </table:table-cell>
          <table:table-cell table:style-name="ce343" table:formula="of:=[.L30]+[.L28]" office:value-type="float" office:value="43174.6031746032" calcext:value-type="float">
            <text:p>43.175 </text:p>
          </table:table-cell>
          <table:table-cell table:style-name="ce343" table:formula="of:=[.M30]+[.M28]" office:value-type="float" office:value="43174.6031746032" calcext:value-type="float">
            <text:p>43.175 </text:p>
          </table:table-cell>
          <table:table-cell table:style-name="ce343" table:formula="of:=[.N30]+[.N28]" office:value-type="float" office:value="43174.6031746032" calcext:value-type="float">
            <text:p>43.175 </text:p>
          </table:table-cell>
          <table:table-cell table:style-name="ce343" table:formula="of:=SUM([.C29:.N29])" office:value-type="float" office:value="518095.238095238" calcext:value-type="float">
            <text:p>518.095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28]/(1-[.$B29])" office:value-type="float" office:value="203174.603174603" calcext:value-type="float">
            <text:p>203.175 </text:p>
          </table:table-cell>
          <table:table-cell table:style-name="ce343" table:formula="of:=-[.D28]/(1-[.$B29])" office:value-type="float" office:value="203174.603174603" calcext:value-type="float">
            <text:p>203.175 </text:p>
          </table:table-cell>
          <table:table-cell table:style-name="ce343" table:formula="of:=-[.E28]/(1-[.$B29])" office:value-type="float" office:value="203174.603174603" calcext:value-type="float">
            <text:p>203.175 </text:p>
          </table:table-cell>
          <table:table-cell table:style-name="ce343" table:formula="of:=-[.F28]/(1-[.$B29])" office:value-type="float" office:value="203174.603174603" calcext:value-type="float">
            <text:p>203.175 </text:p>
          </table:table-cell>
          <table:table-cell table:style-name="ce343" table:formula="of:=-[.G28]/(1-[.$B29])" office:value-type="float" office:value="203174.603174603" calcext:value-type="float">
            <text:p>203.175 </text:p>
          </table:table-cell>
          <table:table-cell table:style-name="ce343" table:formula="of:=-[.H28]/(1-[.$B29])" office:value-type="float" office:value="203174.603174603" calcext:value-type="float">
            <text:p>203.175 </text:p>
          </table:table-cell>
          <table:table-cell table:style-name="ce343" table:formula="of:=-[.I28]/(1-[.$B29])" office:value-type="float" office:value="203174.603174603" calcext:value-type="float">
            <text:p>203.175 </text:p>
          </table:table-cell>
          <table:table-cell table:style-name="ce343" table:formula="of:=-[.J28]/(1-[.$B29])" office:value-type="float" office:value="203174.603174603" calcext:value-type="float">
            <text:p>203.175 </text:p>
          </table:table-cell>
          <table:table-cell table:style-name="ce343" table:formula="of:=-[.K28]/(1-[.$B29])" office:value-type="float" office:value="203174.603174603" calcext:value-type="float">
            <text:p>203.175 </text:p>
          </table:table-cell>
          <table:table-cell table:style-name="ce343" table:formula="of:=-[.L28]/(1-[.$B29])" office:value-type="float" office:value="203174.603174603" calcext:value-type="float">
            <text:p>203.175 </text:p>
          </table:table-cell>
          <table:table-cell table:style-name="ce343" table:formula="of:=-[.M28]/(1-[.$B29])" office:value-type="float" office:value="203174.603174603" calcext:value-type="float">
            <text:p>203.175 </text:p>
          </table:table-cell>
          <table:table-cell table:style-name="ce343" table:formula="of:=-[.N28]/(1-[.$B29])" office:value-type="float" office:value="203174.603174603" calcext:value-type="float">
            <text:p>203.175 </text:p>
          </table:table-cell>
          <table:table-cell table:style-name="ce343" table:formula="of:=SUM([.C30:.N30])" office:value-type="float" office:value="2438095.23809524" calcext:value-type="float">
            <text:p>2.438.095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1" table:formula="of:=IF([$'1-Orçamento_de_Vendas'.A53]=&quot;&quot;;&quot;&quot;;+[$'1-Orçamento_de_Vendas'.A53])" office:value-type="string" office:string-value="Lustra Móveis" calcext:value-type="string">
            <text:p>Lustra Móveis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3" calcext:value-type="float">
            <text:p>3,00 </text:p>
          </table:table-cell>
          <table:table-cell table:style-name="ce362" table:formula="of:=IF([.C34]=0;[.B35]*(1+[.C36]);+[$'1-Orçamento_de_Vendas'.C68]/[.C37]*[.C34])" office:value-type="float" office:value="3" calcext:value-type="float">
            <text:p>3,00 </text:p>
          </table:table-cell>
          <table:table-cell table:style-name="ce362" table:formula="of:=IF([.D34]=0;[.C35]*(1+[.D36]);+[$'1-Orçamento_de_Vendas'.D68]/[.D37]*[.D34])" office:value-type="float" office:value="3" calcext:value-type="float">
            <text:p>3,00 </text:p>
          </table:table-cell>
          <table:table-cell table:style-name="ce362" table:formula="of:=IF([.E34]=0;[.D35]*(1+[.E36]);+[$'1-Orçamento_de_Vendas'.E68]/[.E37]*[.E34])" office:value-type="float" office:value="3" calcext:value-type="float">
            <text:p>3,00 </text:p>
          </table:table-cell>
          <table:table-cell table:style-name="ce362" table:formula="of:=IF([.F34]=0;[.E35]*(1+[.F36]);+[$'1-Orçamento_de_Vendas'.F68]/[.F37]*[.F34])" office:value-type="float" office:value="3" calcext:value-type="float">
            <text:p>3,00 </text:p>
          </table:table-cell>
          <table:table-cell table:style-name="ce362" table:formula="of:=IF([.G34]=0;[.F35]*(1+[.G36]);+[$'1-Orçamento_de_Vendas'.G68]/[.G37]*[.G34])" office:value-type="float" office:value="3" calcext:value-type="float">
            <text:p>3,00 </text:p>
          </table:table-cell>
          <table:table-cell table:style-name="ce362" table:formula="of:=IF([.H34]=0;[.G35]*(1+[.H36]);+[$'1-Orçamento_de_Vendas'.H68]/[.H37]*[.H34])" office:value-type="float" office:value="3" calcext:value-type="float">
            <text:p>3,00 </text:p>
          </table:table-cell>
          <table:table-cell table:style-name="ce362" table:formula="of:=IF([.I34]=0;[.H35]*(1+[.I36]);+[$'1-Orçamento_de_Vendas'.I68]/[.I37]*[.I34])" office:value-type="float" office:value="3" calcext:value-type="float">
            <text:p>3,00 </text:p>
          </table:table-cell>
          <table:table-cell table:style-name="ce362" table:formula="of:=IF([.J34]=0;[.I35]*(1+[.J36]);+[$'1-Orçamento_de_Vendas'.J68]/[.J37]*[.J34])" office:value-type="float" office:value="3" calcext:value-type="float">
            <text:p>3,00 </text:p>
          </table:table-cell>
          <table:table-cell table:style-name="ce362" table:formula="of:=IF([.K34]=0;[.J35]*(1+[.K36]);+[$'1-Orçamento_de_Vendas'.K68]/[.K37]*[.K34])" office:value-type="float" office:value="3" calcext:value-type="float">
            <text:p>3,00 </text:p>
          </table:table-cell>
          <table:table-cell table:style-name="ce362" table:formula="of:=IF([.L34]=0;[.K35]*(1+[.L36]);+[$'1-Orçamento_de_Vendas'.L68]/[.L37]*[.L34])" office:value-type="float" office:value="3" calcext:value-type="float">
            <text:p>3,00 </text:p>
          </table:table-cell>
          <table:table-cell table:style-name="ce362" table:formula="of:=IF([.M34]=0;[.L35]*(1+[.M36]);+[$'1-Orçamento_de_Vendas'.M68]/[.M37]*[.M34])" office:value-type="float" office:value="3" calcext:value-type="float">
            <text:p>3,00 </text:p>
          </table:table-cell>
          <table:table-cell table:style-name="ce362" table:formula="of:=IF([.N34]=0;[.M35]*(1+[.N36]);+[$'1-Orçamento_de_Vendas'.N68]/[.N37]*[.N34])" office:value-type="float" office:value="3" calcext:value-type="float">
            <text:p>3,00 </text:p>
          </table:table-cell>
          <table:table-cell table:style-name="ce362" table:formula="of:=IFERROR((-[.O38]/[.O37]);0)" office:value-type="float" office:value="3" calcext:value-type="float">
            <text:p>3,0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4" table:formula="of:=+[$'1-Orçamento_de_Vendas'.C58]" office:value-type="float" office:value="50000" calcext:value-type="float">
            <text:p>50.000 </text:p>
          </table:table-cell>
          <table:table-cell table:style-name="ce364" table:formula="of:=+[$'1-Orçamento_de_Vendas'.D58]" office:value-type="float" office:value="50000" calcext:value-type="float">
            <text:p>50.000 </text:p>
          </table:table-cell>
          <table:table-cell table:style-name="ce364" table:formula="of:=+[$'1-Orçamento_de_Vendas'.E58]" office:value-type="float" office:value="50000" calcext:value-type="float">
            <text:p>50.000 </text:p>
          </table:table-cell>
          <table:table-cell table:style-name="ce364" table:formula="of:=+[$'1-Orçamento_de_Vendas'.F58]" office:value-type="float" office:value="50000" calcext:value-type="float">
            <text:p>50.000 </text:p>
          </table:table-cell>
          <table:table-cell table:style-name="ce364" table:formula="of:=+[$'1-Orçamento_de_Vendas'.G58]" office:value-type="float" office:value="50000" calcext:value-type="float">
            <text:p>50.000 </text:p>
          </table:table-cell>
          <table:table-cell table:style-name="ce364" table:formula="of:=+[$'1-Orçamento_de_Vendas'.H58]" office:value-type="float" office:value="50000" calcext:value-type="float">
            <text:p>50.000 </text:p>
          </table:table-cell>
          <table:table-cell table:style-name="ce364" table:formula="of:=+[$'1-Orçamento_de_Vendas'.I58]" office:value-type="float" office:value="50000" calcext:value-type="float">
            <text:p>50.000 </text:p>
          </table:table-cell>
          <table:table-cell table:style-name="ce364" table:formula="of:=+[$'1-Orçamento_de_Vendas'.J58]" office:value-type="float" office:value="50000" calcext:value-type="float">
            <text:p>50.000 </text:p>
          </table:table-cell>
          <table:table-cell table:style-name="ce364" table:formula="of:=+[$'1-Orçamento_de_Vendas'.K58]" office:value-type="float" office:value="50000" calcext:value-type="float">
            <text:p>50.000 </text:p>
          </table:table-cell>
          <table:table-cell table:style-name="ce364" table:formula="of:=+[$'1-Orçamento_de_Vendas'.L58]" office:value-type="float" office:value="50000" calcext:value-type="float">
            <text:p>50.000 </text:p>
          </table:table-cell>
          <table:table-cell table:style-name="ce364" table:formula="of:=+[$'1-Orçamento_de_Vendas'.M58]" office:value-type="float" office:value="50000" calcext:value-type="float">
            <text:p>50.000 </text:p>
          </table:table-cell>
          <table:table-cell table:style-name="ce364" table:formula="of:=+[$'1-Orçamento_de_Vendas'.N58]" office:value-type="float" office:value="50000" calcext:value-type="float">
            <text:p>50.000 </text:p>
          </table:table-cell>
          <table:table-cell table:style-name="ce363" table:formula="of:=SUM([.C37:.N37])" office:value-type="float" office:value="600000" calcext:value-type="float">
            <text:p>600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35]*-[.C37]" office:value-type="float" office:value="-150000" calcext:value-type="float">
            <text:p>-150.000 </text:p>
          </table:table-cell>
          <table:table-cell table:style-name="ce360" table:formula="of:=+[.D35]*-[.D37]" office:value-type="float" office:value="-150000" calcext:value-type="float">
            <text:p>-150.000 </text:p>
          </table:table-cell>
          <table:table-cell table:style-name="ce360" table:formula="of:=+[.E35]*-[.E37]" office:value-type="float" office:value="-150000" calcext:value-type="float">
            <text:p>-150.000 </text:p>
          </table:table-cell>
          <table:table-cell table:style-name="ce360" table:formula="of:=+[.F35]*-[.F37]" office:value-type="float" office:value="-150000" calcext:value-type="float">
            <text:p>-150.000 </text:p>
          </table:table-cell>
          <table:table-cell table:style-name="ce360" table:formula="of:=+[.G35]*-[.G37]" office:value-type="float" office:value="-150000" calcext:value-type="float">
            <text:p>-150.000 </text:p>
          </table:table-cell>
          <table:table-cell table:style-name="ce360" table:formula="of:=+[.H35]*-[.H37]" office:value-type="float" office:value="-150000" calcext:value-type="float">
            <text:p>-150.000 </text:p>
          </table:table-cell>
          <table:table-cell table:style-name="ce360" table:formula="of:=+[.I35]*-[.I37]" office:value-type="float" office:value="-150000" calcext:value-type="float">
            <text:p>-150.000 </text:p>
          </table:table-cell>
          <table:table-cell table:style-name="ce360" table:formula="of:=+[.J35]*-[.J37]" office:value-type="float" office:value="-150000" calcext:value-type="float">
            <text:p>-150.000 </text:p>
          </table:table-cell>
          <table:table-cell table:style-name="ce360" table:formula="of:=+[.K35]*-[.K37]" office:value-type="float" office:value="-150000" calcext:value-type="float">
            <text:p>-150.000 </text:p>
          </table:table-cell>
          <table:table-cell table:style-name="ce360" table:formula="of:=+[.L35]*-[.L37]" office:value-type="float" office:value="-150000" calcext:value-type="float">
            <text:p>-150.000 </text:p>
          </table:table-cell>
          <table:table-cell table:style-name="ce360" table:formula="of:=+[.M35]*-[.M37]" office:value-type="float" office:value="-150000" calcext:value-type="float">
            <text:p>-150.000 </text:p>
          </table:table-cell>
          <table:table-cell table:style-name="ce360" table:formula="of:=+[.N35]*-[.N37]" office:value-type="float" office:value="-150000" calcext:value-type="float">
            <text:p>-150.000 </text:p>
          </table:table-cell>
          <table:table-cell table:style-name="ce360" table:formula="of:=SUM([.C38:.N38])" office:value-type="float" office:value="-1800000" calcext:value-type="float">
            <text:p>-1.800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table:formula="of:=+[.B29]" office:value-type="percentage" office:value="0.2125" calcext:value-type="percentage">
            <text:p>21,25%</text:p>
          </table:table-cell>
          <table:table-cell table:style-name="ce343" table:formula="of:=[.C40]+[.C38]" office:value-type="float" office:value="40476.1904761905" calcext:value-type="float">
            <text:p>40.476 </text:p>
          </table:table-cell>
          <table:table-cell table:style-name="ce343" table:formula="of:=[.D40]+[.D38]" office:value-type="float" office:value="40476.1904761905" calcext:value-type="float">
            <text:p>40.476 </text:p>
          </table:table-cell>
          <table:table-cell table:style-name="ce343" table:formula="of:=[.E40]+[.E38]" office:value-type="float" office:value="40476.1904761905" calcext:value-type="float">
            <text:p>40.476 </text:p>
          </table:table-cell>
          <table:table-cell table:style-name="ce343" table:formula="of:=[.F40]+[.F38]" office:value-type="float" office:value="40476.1904761905" calcext:value-type="float">
            <text:p>40.476 </text:p>
          </table:table-cell>
          <table:table-cell table:style-name="ce343" table:formula="of:=[.G40]+[.G38]" office:value-type="float" office:value="40476.1904761905" calcext:value-type="float">
            <text:p>40.476 </text:p>
          </table:table-cell>
          <table:table-cell table:style-name="ce343" table:formula="of:=[.H40]+[.H38]" office:value-type="float" office:value="40476.1904761905" calcext:value-type="float">
            <text:p>40.476 </text:p>
          </table:table-cell>
          <table:table-cell table:style-name="ce343" table:formula="of:=[.I40]+[.I38]" office:value-type="float" office:value="40476.1904761905" calcext:value-type="float">
            <text:p>40.476 </text:p>
          </table:table-cell>
          <table:table-cell table:style-name="ce343" table:formula="of:=[.J40]+[.J38]" office:value-type="float" office:value="40476.1904761905" calcext:value-type="float">
            <text:p>40.476 </text:p>
          </table:table-cell>
          <table:table-cell table:style-name="ce343" table:formula="of:=[.K40]+[.K38]" office:value-type="float" office:value="40476.1904761905" calcext:value-type="float">
            <text:p>40.476 </text:p>
          </table:table-cell>
          <table:table-cell table:style-name="ce343" table:formula="of:=[.L40]+[.L38]" office:value-type="float" office:value="40476.1904761905" calcext:value-type="float">
            <text:p>40.476 </text:p>
          </table:table-cell>
          <table:table-cell table:style-name="ce343" table:formula="of:=[.M40]+[.M38]" office:value-type="float" office:value="40476.1904761905" calcext:value-type="float">
            <text:p>40.476 </text:p>
          </table:table-cell>
          <table:table-cell table:style-name="ce343" table:formula="of:=[.N40]+[.N38]" office:value-type="float" office:value="40476.1904761905" calcext:value-type="float">
            <text:p>40.476 </text:p>
          </table:table-cell>
          <table:table-cell table:style-name="ce343" table:formula="of:=SUM([.C39:.N39])" office:value-type="float" office:value="485714.285714286" calcext:value-type="float">
            <text:p>485.714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38]/(1-[.$B39])" office:value-type="float" office:value="190476.19047619" calcext:value-type="float">
            <text:p>190.476 </text:p>
          </table:table-cell>
          <table:table-cell table:style-name="ce343" table:formula="of:=-[.D38]/(1-[.$B39])" office:value-type="float" office:value="190476.19047619" calcext:value-type="float">
            <text:p>190.476 </text:p>
          </table:table-cell>
          <table:table-cell table:style-name="ce343" table:formula="of:=-[.E38]/(1-[.$B39])" office:value-type="float" office:value="190476.19047619" calcext:value-type="float">
            <text:p>190.476 </text:p>
          </table:table-cell>
          <table:table-cell table:style-name="ce343" table:formula="of:=-[.F38]/(1-[.$B39])" office:value-type="float" office:value="190476.19047619" calcext:value-type="float">
            <text:p>190.476 </text:p>
          </table:table-cell>
          <table:table-cell table:style-name="ce343" table:formula="of:=-[.G38]/(1-[.$B39])" office:value-type="float" office:value="190476.19047619" calcext:value-type="float">
            <text:p>190.476 </text:p>
          </table:table-cell>
          <table:table-cell table:style-name="ce343" table:formula="of:=-[.H38]/(1-[.$B39])" office:value-type="float" office:value="190476.19047619" calcext:value-type="float">
            <text:p>190.476 </text:p>
          </table:table-cell>
          <table:table-cell table:style-name="ce343" table:formula="of:=-[.I38]/(1-[.$B39])" office:value-type="float" office:value="190476.19047619" calcext:value-type="float">
            <text:p>190.476 </text:p>
          </table:table-cell>
          <table:table-cell table:style-name="ce343" table:formula="of:=-[.J38]/(1-[.$B39])" office:value-type="float" office:value="190476.19047619" calcext:value-type="float">
            <text:p>190.476 </text:p>
          </table:table-cell>
          <table:table-cell table:style-name="ce343" table:formula="of:=-[.K38]/(1-[.$B39])" office:value-type="float" office:value="190476.19047619" calcext:value-type="float">
            <text:p>190.476 </text:p>
          </table:table-cell>
          <table:table-cell table:style-name="ce343" table:formula="of:=-[.L38]/(1-[.$B39])" office:value-type="float" office:value="190476.19047619" calcext:value-type="float">
            <text:p>190.476 </text:p>
          </table:table-cell>
          <table:table-cell table:style-name="ce343" table:formula="of:=-[.M38]/(1-[.$B39])" office:value-type="float" office:value="190476.19047619" calcext:value-type="float">
            <text:p>190.476 </text:p>
          </table:table-cell>
          <table:table-cell table:style-name="ce343" table:formula="of:=-[.N38]/(1-[.$B39])" office:value-type="float" office:value="190476.19047619" calcext:value-type="float">
            <text:p>190.476 </text:p>
          </table:table-cell>
          <table:table-cell table:style-name="ce343" table:formula="of:=SUM([.C40:.N40])" office:value-type="float" office:value="2285714.28571429" calcext:value-type="float">
            <text:p>2.285.714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1" table:formula="of:=IF([$'1-Orçamento_de_Vendas'.A70]=&quot;&quot;;&quot;&quot;;+[$'1-Orçamento_de_Vendas'.A70])" office:value-type="string" office:string-value="Cera Líquida" calcext:value-type="string">
            <text:p>Cera Líquida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1" calcext:value-type="float">
            <text:p>1,00 </text:p>
          </table:table-cell>
          <table:table-cell table:style-name="ce362" table:formula="of:=IF([.C44]=0;[.B45]*(1+[.C46]);+[$'1-Orçamento_de_Vendas'.C85]/[.C47]*[.C44])" office:value-type="float" office:value="1" calcext:value-type="float">
            <text:p>1,00 </text:p>
          </table:table-cell>
          <table:table-cell table:style-name="ce362" table:formula="of:=IF([.D44]=0;[.C45]*(1+[.D46]);+[$'1-Orçamento_de_Vendas'.D85]/[.D47]*[.D44])" office:value-type="float" office:value="1" calcext:value-type="float">
            <text:p>1,00 </text:p>
          </table:table-cell>
          <table:table-cell table:style-name="ce362" table:formula="of:=IF([.E44]=0;[.D45]*(1+[.E46]);+[$'1-Orçamento_de_Vendas'.E85]/[.E47]*[.E44])" office:value-type="float" office:value="1" calcext:value-type="float">
            <text:p>1,00 </text:p>
          </table:table-cell>
          <table:table-cell table:style-name="ce362" table:formula="of:=IF([.F44]=0;[.E45]*(1+[.F46]);+[$'1-Orçamento_de_Vendas'.F85]/[.F47]*[.F44])" office:value-type="float" office:value="1" calcext:value-type="float">
            <text:p>1,00 </text:p>
          </table:table-cell>
          <table:table-cell table:style-name="ce362" table:formula="of:=IF([.G44]=0;[.F45]*(1+[.G46]);+[$'1-Orçamento_de_Vendas'.G85]/[.G47]*[.G44])" office:value-type="float" office:value="1" calcext:value-type="float">
            <text:p>1,00 </text:p>
          </table:table-cell>
          <table:table-cell table:style-name="ce362" table:formula="of:=IF([.H44]=0;[.G45]*(1+[.H46]);+[$'1-Orçamento_de_Vendas'.H85]/[.H47]*[.H44])" office:value-type="float" office:value="1" calcext:value-type="float">
            <text:p>1,00 </text:p>
          </table:table-cell>
          <table:table-cell table:style-name="ce362" table:formula="of:=IF([.I44]=0;[.H45]*(1+[.I46]);+[$'1-Orçamento_de_Vendas'.I85]/[.I47]*[.I44])" office:value-type="float" office:value="1" calcext:value-type="float">
            <text:p>1,00 </text:p>
          </table:table-cell>
          <table:table-cell table:style-name="ce362" table:formula="of:=IF([.J44]=0;[.I45]*(1+[.J46]);+[$'1-Orçamento_de_Vendas'.J85]/[.J47]*[.J44])" office:value-type="float" office:value="1" calcext:value-type="float">
            <text:p>1,00 </text:p>
          </table:table-cell>
          <table:table-cell table:style-name="ce362" table:formula="of:=IF([.K44]=0;[.J45]*(1+[.K46]);+[$'1-Orçamento_de_Vendas'.K85]/[.K47]*[.K44])" office:value-type="float" office:value="1" calcext:value-type="float">
            <text:p>1,00 </text:p>
          </table:table-cell>
          <table:table-cell table:style-name="ce362" table:formula="of:=IF([.L44]=0;[.K45]*(1+[.L46]);+[$'1-Orçamento_de_Vendas'.L85]/[.L47]*[.L44])" office:value-type="float" office:value="1" calcext:value-type="float">
            <text:p>1,00 </text:p>
          </table:table-cell>
          <table:table-cell table:style-name="ce362" table:formula="of:=IF([.M44]=0;[.L45]*(1+[.M46]);+[$'1-Orçamento_de_Vendas'.M85]/[.M47]*[.M44])" office:value-type="float" office:value="1" calcext:value-type="float">
            <text:p>1,00 </text:p>
          </table:table-cell>
          <table:table-cell table:style-name="ce362" table:formula="of:=IF([.N44]=0;[.M45]*(1+[.N46]);+[$'1-Orçamento_de_Vendas'.N85]/[.N47]*[.N44])" office:value-type="float" office:value="1" calcext:value-type="float">
            <text:p>1,00 </text:p>
          </table:table-cell>
          <table:table-cell table:style-name="ce362" table:formula="of:=IFERROR((-[.O48]/[.O47]);0)" office:value-type="float" office:value="1" calcext:value-type="float">
            <text:p>1,0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4" table:formula="of:=+[$'1-Orçamento_de_Vendas'.C75]" office:value-type="float" office:value="160000" calcext:value-type="float">
            <text:p>160.000 </text:p>
          </table:table-cell>
          <table:table-cell table:style-name="ce364" table:formula="of:=+[$'1-Orçamento_de_Vendas'.D75]" office:value-type="float" office:value="160000" calcext:value-type="float">
            <text:p>160.000 </text:p>
          </table:table-cell>
          <table:table-cell table:style-name="ce364" table:formula="of:=+[$'1-Orçamento_de_Vendas'.E75]" office:value-type="float" office:value="160000" calcext:value-type="float">
            <text:p>160.000 </text:p>
          </table:table-cell>
          <table:table-cell table:style-name="ce364" table:formula="of:=+[$'1-Orçamento_de_Vendas'.F75]" office:value-type="float" office:value="160000" calcext:value-type="float">
            <text:p>160.000 </text:p>
          </table:table-cell>
          <table:table-cell table:style-name="ce364" table:formula="of:=+[$'1-Orçamento_de_Vendas'.G75]" office:value-type="float" office:value="160000" calcext:value-type="float">
            <text:p>160.000 </text:p>
          </table:table-cell>
          <table:table-cell table:style-name="ce364" table:formula="of:=+[$'1-Orçamento_de_Vendas'.H75]" office:value-type="float" office:value="160000" calcext:value-type="float">
            <text:p>160.000 </text:p>
          </table:table-cell>
          <table:table-cell table:style-name="ce364" table:formula="of:=+[$'1-Orçamento_de_Vendas'.I75]" office:value-type="float" office:value="160000" calcext:value-type="float">
            <text:p>160.000 </text:p>
          </table:table-cell>
          <table:table-cell table:style-name="ce364" table:formula="of:=+[$'1-Orçamento_de_Vendas'.J75]" office:value-type="float" office:value="160000" calcext:value-type="float">
            <text:p>160.000 </text:p>
          </table:table-cell>
          <table:table-cell table:style-name="ce364" table:formula="of:=+[$'1-Orçamento_de_Vendas'.K75]" office:value-type="float" office:value="160000" calcext:value-type="float">
            <text:p>160.000 </text:p>
          </table:table-cell>
          <table:table-cell table:style-name="ce364" table:formula="of:=+[$'1-Orçamento_de_Vendas'.L75]" office:value-type="float" office:value="160000" calcext:value-type="float">
            <text:p>160.000 </text:p>
          </table:table-cell>
          <table:table-cell table:style-name="ce364" table:formula="of:=+[$'1-Orçamento_de_Vendas'.M75]" office:value-type="float" office:value="160000" calcext:value-type="float">
            <text:p>160.000 </text:p>
          </table:table-cell>
          <table:table-cell table:style-name="ce364" table:formula="of:=+[$'1-Orçamento_de_Vendas'.N75]" office:value-type="float" office:value="160000" calcext:value-type="float">
            <text:p>160.000 </text:p>
          </table:table-cell>
          <table:table-cell table:style-name="ce363" table:formula="of:=SUM([.C47:.N47])" office:value-type="float" office:value="1920000" calcext:value-type="float">
            <text:p>1.920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45]*-[.C47]" office:value-type="float" office:value="-160000" calcext:value-type="float">
            <text:p>-160.000 </text:p>
          </table:table-cell>
          <table:table-cell table:style-name="ce360" table:formula="of:=+[.D45]*-[.D47]" office:value-type="float" office:value="-160000" calcext:value-type="float">
            <text:p>-160.000 </text:p>
          </table:table-cell>
          <table:table-cell table:style-name="ce360" table:formula="of:=+[.E45]*-[.E47]" office:value-type="float" office:value="-160000" calcext:value-type="float">
            <text:p>-160.000 </text:p>
          </table:table-cell>
          <table:table-cell table:style-name="ce360" table:formula="of:=+[.F45]*-[.F47]" office:value-type="float" office:value="-160000" calcext:value-type="float">
            <text:p>-160.000 </text:p>
          </table:table-cell>
          <table:table-cell table:style-name="ce360" table:formula="of:=+[.G45]*-[.G47]" office:value-type="float" office:value="-160000" calcext:value-type="float">
            <text:p>-160.000 </text:p>
          </table:table-cell>
          <table:table-cell table:style-name="ce360" table:formula="of:=+[.H45]*-[.H47]" office:value-type="float" office:value="-160000" calcext:value-type="float">
            <text:p>-160.000 </text:p>
          </table:table-cell>
          <table:table-cell table:style-name="ce360" table:formula="of:=+[.I45]*-[.I47]" office:value-type="float" office:value="-160000" calcext:value-type="float">
            <text:p>-160.000 </text:p>
          </table:table-cell>
          <table:table-cell table:style-name="ce360" table:formula="of:=+[.J45]*-[.J47]" office:value-type="float" office:value="-160000" calcext:value-type="float">
            <text:p>-160.000 </text:p>
          </table:table-cell>
          <table:table-cell table:style-name="ce360" table:formula="of:=+[.K45]*-[.K47]" office:value-type="float" office:value="-160000" calcext:value-type="float">
            <text:p>-160.000 </text:p>
          </table:table-cell>
          <table:table-cell table:style-name="ce360" table:formula="of:=+[.L45]*-[.L47]" office:value-type="float" office:value="-160000" calcext:value-type="float">
            <text:p>-160.000 </text:p>
          </table:table-cell>
          <table:table-cell table:style-name="ce360" table:formula="of:=+[.M45]*-[.M47]" office:value-type="float" office:value="-160000" calcext:value-type="float">
            <text:p>-160.000 </text:p>
          </table:table-cell>
          <table:table-cell table:style-name="ce360" table:formula="of:=+[.N45]*-[.N47]" office:value-type="float" office:value="-160000" calcext:value-type="float">
            <text:p>-160.000 </text:p>
          </table:table-cell>
          <table:table-cell table:style-name="ce360" table:formula="of:=SUM([.C48:.N48])" office:value-type="float" office:value="-1920000" calcext:value-type="float">
            <text:p>-1.920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table:formula="of:=+[.B39]" office:value-type="percentage" office:value="0.2125" calcext:value-type="percentage">
            <text:p>21,25%</text:p>
          </table:table-cell>
          <table:table-cell table:style-name="ce343" table:formula="of:=[.C50]+[.C48]" office:value-type="float" office:value="43174.6031746032" calcext:value-type="float">
            <text:p>43.175 </text:p>
          </table:table-cell>
          <table:table-cell table:style-name="ce343" table:formula="of:=[.D50]+[.D48]" office:value-type="float" office:value="43174.6031746032" calcext:value-type="float">
            <text:p>43.175 </text:p>
          </table:table-cell>
          <table:table-cell table:style-name="ce343" table:formula="of:=[.E50]+[.E48]" office:value-type="float" office:value="43174.6031746032" calcext:value-type="float">
            <text:p>43.175 </text:p>
          </table:table-cell>
          <table:table-cell table:style-name="ce343" table:formula="of:=[.F50]+[.F48]" office:value-type="float" office:value="43174.6031746032" calcext:value-type="float">
            <text:p>43.175 </text:p>
          </table:table-cell>
          <table:table-cell table:style-name="ce343" table:formula="of:=[.G50]+[.G48]" office:value-type="float" office:value="43174.6031746032" calcext:value-type="float">
            <text:p>43.175 </text:p>
          </table:table-cell>
          <table:table-cell table:style-name="ce343" table:formula="of:=[.H50]+[.H48]" office:value-type="float" office:value="43174.6031746032" calcext:value-type="float">
            <text:p>43.175 </text:p>
          </table:table-cell>
          <table:table-cell table:style-name="ce343" table:formula="of:=[.I50]+[.I48]" office:value-type="float" office:value="43174.6031746032" calcext:value-type="float">
            <text:p>43.175 </text:p>
          </table:table-cell>
          <table:table-cell table:style-name="ce343" table:formula="of:=[.J50]+[.J48]" office:value-type="float" office:value="43174.6031746032" calcext:value-type="float">
            <text:p>43.175 </text:p>
          </table:table-cell>
          <table:table-cell table:style-name="ce343" table:formula="of:=[.K50]+[.K48]" office:value-type="float" office:value="43174.6031746032" calcext:value-type="float">
            <text:p>43.175 </text:p>
          </table:table-cell>
          <table:table-cell table:style-name="ce343" table:formula="of:=[.L50]+[.L48]" office:value-type="float" office:value="43174.6031746032" calcext:value-type="float">
            <text:p>43.175 </text:p>
          </table:table-cell>
          <table:table-cell table:style-name="ce343" table:formula="of:=[.M50]+[.M48]" office:value-type="float" office:value="43174.6031746032" calcext:value-type="float">
            <text:p>43.175 </text:p>
          </table:table-cell>
          <table:table-cell table:style-name="ce343" table:formula="of:=[.N50]+[.N48]" office:value-type="float" office:value="43174.6031746032" calcext:value-type="float">
            <text:p>43.175 </text:p>
          </table:table-cell>
          <table:table-cell table:style-name="ce343" table:formula="of:=SUM([.C49:.N49])" office:value-type="float" office:value="518095.238095238" calcext:value-type="float">
            <text:p>518.095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48]/(1-[.$B49])" office:value-type="float" office:value="203174.603174603" calcext:value-type="float">
            <text:p>203.175 </text:p>
          </table:table-cell>
          <table:table-cell table:style-name="ce343" table:formula="of:=-[.D48]/(1-[.$B49])" office:value-type="float" office:value="203174.603174603" calcext:value-type="float">
            <text:p>203.175 </text:p>
          </table:table-cell>
          <table:table-cell table:style-name="ce343" table:formula="of:=-[.E48]/(1-[.$B49])" office:value-type="float" office:value="203174.603174603" calcext:value-type="float">
            <text:p>203.175 </text:p>
          </table:table-cell>
          <table:table-cell table:style-name="ce343" table:formula="of:=-[.F48]/(1-[.$B49])" office:value-type="float" office:value="203174.603174603" calcext:value-type="float">
            <text:p>203.175 </text:p>
          </table:table-cell>
          <table:table-cell table:style-name="ce343" table:formula="of:=-[.G48]/(1-[.$B49])" office:value-type="float" office:value="203174.603174603" calcext:value-type="float">
            <text:p>203.175 </text:p>
          </table:table-cell>
          <table:table-cell table:style-name="ce343" table:formula="of:=-[.H48]/(1-[.$B49])" office:value-type="float" office:value="203174.603174603" calcext:value-type="float">
            <text:p>203.175 </text:p>
          </table:table-cell>
          <table:table-cell table:style-name="ce343" table:formula="of:=-[.I48]/(1-[.$B49])" office:value-type="float" office:value="203174.603174603" calcext:value-type="float">
            <text:p>203.175 </text:p>
          </table:table-cell>
          <table:table-cell table:style-name="ce343" table:formula="of:=-[.J48]/(1-[.$B49])" office:value-type="float" office:value="203174.603174603" calcext:value-type="float">
            <text:p>203.175 </text:p>
          </table:table-cell>
          <table:table-cell table:style-name="ce343" table:formula="of:=-[.K48]/(1-[.$B49])" office:value-type="float" office:value="203174.603174603" calcext:value-type="float">
            <text:p>203.175 </text:p>
          </table:table-cell>
          <table:table-cell table:style-name="ce343" table:formula="of:=-[.L48]/(1-[.$B49])" office:value-type="float" office:value="203174.603174603" calcext:value-type="float">
            <text:p>203.175 </text:p>
          </table:table-cell>
          <table:table-cell table:style-name="ce343" table:formula="of:=-[.M48]/(1-[.$B49])" office:value-type="float" office:value="203174.603174603" calcext:value-type="float">
            <text:p>203.175 </text:p>
          </table:table-cell>
          <table:table-cell table:style-name="ce343" table:formula="of:=-[.N48]/(1-[.$B49])" office:value-type="float" office:value="203174.603174603" calcext:value-type="float">
            <text:p>203.175 </text:p>
          </table:table-cell>
          <table:table-cell table:style-name="ce343" table:formula="of:=SUM([.C50:.N50])" office:value-type="float" office:value="2438095.23809524" calcext:value-type="float">
            <text:p>2.438.095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1" table:formula="of:=IF([$'1-Orçamento_de_Vendas'.A87]=&quot;&quot;;&quot;&quot;;+[$'1-Orçamento_de_Vendas'.A87])" office:value-type="string" office:string-value="Amaciante de Roupas" calcext:value-type="string">
            <text:p>Amaciante de Roupas</text:p>
          </table:table-cell>
          <table:table-cell table:style-name="ce332" table:number-columns-repeated="14"/>
          <table:table-cell table:number-columns-repeated="1009"/>
        </table:table-row>
        <table:table-row table:style-name="ro6">
          <table:table-cell table:style-name="ce324" office:value-type="string" calcext:value-type="string">
            <text:p>Matéria-Prima</text:p>
          </table:table-cell>
          <table:table-cell table:style-name="ce356" table:number-columns-repeated="14"/>
          <table:table-cell table:number-columns-repeated="1009"/>
        </table:table-row>
        <table:table-row table:style-name="ro7">
          <table:table-cell table:style-name="ce352" office:value-type="string" calcext:value-type="string">
            <text:p>% de MP sobre FL</text:p>
          </table:table-cell>
          <table:table-cell table:style-name="ce356"/>
          <table:table-cell table:style-name="ce336" table:number-columns-repeated="13"/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Unitário</text:p>
          </table:table-cell>
          <table:table-cell table:style-name="ce357" office:value-type="float" office:value="1.5" calcext:value-type="float">
            <text:p>1,50 </text:p>
          </table:table-cell>
          <table:table-cell table:style-name="ce362" table:formula="of:=IF([.C54]=0;[.B55]*(1+[.C56]);+[$'1-Orçamento_de_Vendas'.C102]/[.C57]*[.C54])" office:value-type="float" office:value="1.5" calcext:value-type="float">
            <text:p>1,50 </text:p>
          </table:table-cell>
          <table:table-cell table:style-name="ce362" table:formula="of:=IF([.D54]=0;[.C55]*(1+[.D56]);+[$'1-Orçamento_de_Vendas'.D102]/[.D57]*[.D54])" office:value-type="float" office:value="1.5" calcext:value-type="float">
            <text:p>1,50 </text:p>
          </table:table-cell>
          <table:table-cell table:style-name="ce362" table:formula="of:=IF([.E54]=0;[.D55]*(1+[.E56]);+[$'1-Orçamento_de_Vendas'.E102]/[.E57]*[.E54])" office:value-type="float" office:value="1.5" calcext:value-type="float">
            <text:p>1,50 </text:p>
          </table:table-cell>
          <table:table-cell table:style-name="ce362" table:formula="of:=IF([.F54]=0;[.E55]*(1+[.F56]);+[$'1-Orçamento_de_Vendas'.F102]/[.F57]*[.F54])" office:value-type="float" office:value="1.5" calcext:value-type="float">
            <text:p>1,50 </text:p>
          </table:table-cell>
          <table:table-cell table:style-name="ce362" table:formula="of:=IF([.G54]=0;[.F55]*(1+[.G56]);+[$'1-Orçamento_de_Vendas'.G102]/[.G57]*[.G54])" office:value-type="float" office:value="1.5" calcext:value-type="float">
            <text:p>1,50 </text:p>
          </table:table-cell>
          <table:table-cell table:style-name="ce362" table:formula="of:=IF([.H54]=0;[.G55]*(1+[.H56]);+[$'1-Orçamento_de_Vendas'.H102]/[.H57]*[.H54])" office:value-type="float" office:value="1.5" calcext:value-type="float">
            <text:p>1,50 </text:p>
          </table:table-cell>
          <table:table-cell table:style-name="ce362" table:formula="of:=IF([.I54]=0;[.H55]*(1+[.I56]);+[$'1-Orçamento_de_Vendas'.I102]/[.I57]*[.I54])" office:value-type="float" office:value="1.5" calcext:value-type="float">
            <text:p>1,50 </text:p>
          </table:table-cell>
          <table:table-cell table:style-name="ce362" table:formula="of:=IF([.J54]=0;[.I55]*(1+[.J56]);+[$'1-Orçamento_de_Vendas'.J102]/[.J57]*[.J54])" office:value-type="float" office:value="1.5" calcext:value-type="float">
            <text:p>1,50 </text:p>
          </table:table-cell>
          <table:table-cell table:style-name="ce362" table:formula="of:=IF([.K54]=0;[.J55]*(1+[.K56]);+[$'1-Orçamento_de_Vendas'.K102]/[.K57]*[.K54])" office:value-type="float" office:value="1.5" calcext:value-type="float">
            <text:p>1,50 </text:p>
          </table:table-cell>
          <table:table-cell table:style-name="ce362" table:formula="of:=IF([.L54]=0;[.K55]*(1+[.L56]);+[$'1-Orçamento_de_Vendas'.L102]/[.L57]*[.L54])" office:value-type="float" office:value="1.5" calcext:value-type="float">
            <text:p>1,50 </text:p>
          </table:table-cell>
          <table:table-cell table:style-name="ce362" table:formula="of:=IF([.M54]=0;[.L55]*(1+[.M56]);+[$'1-Orçamento_de_Vendas'.M102]/[.M57]*[.M54])" office:value-type="float" office:value="1.5" calcext:value-type="float">
            <text:p>1,50 </text:p>
          </table:table-cell>
          <table:table-cell table:style-name="ce362" table:formula="of:=IF([.N54]=0;[.M55]*(1+[.N56]);+[$'1-Orçamento_de_Vendas'.N102]/[.N57]*[.N54])" office:value-type="float" office:value="1.5" calcext:value-type="float">
            <text:p>1,50 </text:p>
          </table:table-cell>
          <table:table-cell table:style-name="ce362" table:formula="of:=IFERROR((-[.O58]/[.O57]);0)" office:value-type="float" office:value="1.5" calcext:value-type="float">
            <text:p>1,50 </text:p>
          </table:table-cell>
          <table:table-cell table:number-columns-repeated="1009"/>
        </table:table-row>
        <table:table-row table:style-name="ro7">
          <table:table-cell table:style-name="ce353" office:value-type="string" calcext:value-type="string">
            <text:p>Variação</text:p>
          </table:table-cell>
          <table:table-cell table:style-name="ce358"/>
          <table:table-cell table:number-columns-repeated="12" table:style-name="ce336" office:value-type="percentage" office:value="0" calcext:value-type="percentage">
            <text:p>0,00%</text:p>
          </table:table-cell>
          <table:table-cell table:style-name="ce336"/>
          <table:table-cell table:number-columns-repeated="1009"/>
        </table:table-row>
        <table:table-row table:style-name="ro7">
          <table:table-cell table:style-name="ce352" office:value-type="string" calcext:value-type="string">
            <text:p>Quantidade por Unidade Produzida</text:p>
          </table:table-cell>
          <table:table-cell table:style-name="ce358"/>
          <table:table-cell table:style-name="ce364" table:formula="of:=+[$'1-Orçamento_de_Vendas'.C92]" office:value-type="float" office:value="66000" calcext:value-type="float">
            <text:p>66.000 </text:p>
          </table:table-cell>
          <table:table-cell table:style-name="ce364" table:formula="of:=+[$'1-Orçamento_de_Vendas'.D92]" office:value-type="float" office:value="66000" calcext:value-type="float">
            <text:p>66.000 </text:p>
          </table:table-cell>
          <table:table-cell table:style-name="ce364" table:formula="of:=+[$'1-Orçamento_de_Vendas'.E92]" office:value-type="float" office:value="66000" calcext:value-type="float">
            <text:p>66.000 </text:p>
          </table:table-cell>
          <table:table-cell table:style-name="ce364" table:formula="of:=+[$'1-Orçamento_de_Vendas'.F92]" office:value-type="float" office:value="66000" calcext:value-type="float">
            <text:p>66.000 </text:p>
          </table:table-cell>
          <table:table-cell table:style-name="ce364" table:formula="of:=+[$'1-Orçamento_de_Vendas'.G92]" office:value-type="float" office:value="66000" calcext:value-type="float">
            <text:p>66.000 </text:p>
          </table:table-cell>
          <table:table-cell table:style-name="ce364" table:formula="of:=+[$'1-Orçamento_de_Vendas'.H92]" office:value-type="float" office:value="66000" calcext:value-type="float">
            <text:p>66.000 </text:p>
          </table:table-cell>
          <table:table-cell table:style-name="ce364" table:formula="of:=+[$'1-Orçamento_de_Vendas'.I92]" office:value-type="float" office:value="66000" calcext:value-type="float">
            <text:p>66.000 </text:p>
          </table:table-cell>
          <table:table-cell table:style-name="ce364" table:formula="of:=+[$'1-Orçamento_de_Vendas'.J92]" office:value-type="float" office:value="66000" calcext:value-type="float">
            <text:p>66.000 </text:p>
          </table:table-cell>
          <table:table-cell table:style-name="ce364" table:formula="of:=+[$'1-Orçamento_de_Vendas'.K92]" office:value-type="float" office:value="66000" calcext:value-type="float">
            <text:p>66.000 </text:p>
          </table:table-cell>
          <table:table-cell table:style-name="ce364" table:formula="of:=+[$'1-Orçamento_de_Vendas'.L92]" office:value-type="float" office:value="66000" calcext:value-type="float">
            <text:p>66.000 </text:p>
          </table:table-cell>
          <table:table-cell table:style-name="ce364" table:formula="of:=+[$'1-Orçamento_de_Vendas'.M92]" office:value-type="float" office:value="66000" calcext:value-type="float">
            <text:p>66.000 </text:p>
          </table:table-cell>
          <table:table-cell table:style-name="ce364" table:formula="of:=+[$'1-Orçamento_de_Vendas'.N92]" office:value-type="float" office:value="66000" calcext:value-type="float">
            <text:p>66.000 </text:p>
          </table:table-cell>
          <table:table-cell table:style-name="ce363" table:formula="of:=SUM([.C57:.N57])" office:value-type="float" office:value="792000" calcext:value-type="float">
            <text:p>792.000,00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Custo de Matéria-Prima</text:p>
          </table:table-cell>
          <table:table-cell table:style-name="ce356"/>
          <table:table-cell table:style-name="ce360" table:formula="of:=+[.C55]*-[.C57]" office:value-type="float" office:value="-99000" calcext:value-type="float">
            <text:p>-99.000 </text:p>
          </table:table-cell>
          <table:table-cell table:style-name="ce360" table:formula="of:=+[.D55]*-[.D57]" office:value-type="float" office:value="-99000" calcext:value-type="float">
            <text:p>-99.000 </text:p>
          </table:table-cell>
          <table:table-cell table:style-name="ce360" table:formula="of:=+[.E55]*-[.E57]" office:value-type="float" office:value="-99000" calcext:value-type="float">
            <text:p>-99.000 </text:p>
          </table:table-cell>
          <table:table-cell table:style-name="ce360" table:formula="of:=+[.F55]*-[.F57]" office:value-type="float" office:value="-99000" calcext:value-type="float">
            <text:p>-99.000 </text:p>
          </table:table-cell>
          <table:table-cell table:style-name="ce360" table:formula="of:=+[.G55]*-[.G57]" office:value-type="float" office:value="-99000" calcext:value-type="float">
            <text:p>-99.000 </text:p>
          </table:table-cell>
          <table:table-cell table:style-name="ce360" table:formula="of:=+[.H55]*-[.H57]" office:value-type="float" office:value="-99000" calcext:value-type="float">
            <text:p>-99.000 </text:p>
          </table:table-cell>
          <table:table-cell table:style-name="ce360" table:formula="of:=+[.I55]*-[.I57]" office:value-type="float" office:value="-99000" calcext:value-type="float">
            <text:p>-99.000 </text:p>
          </table:table-cell>
          <table:table-cell table:style-name="ce360" table:formula="of:=+[.J55]*-[.J57]" office:value-type="float" office:value="-99000" calcext:value-type="float">
            <text:p>-99.000 </text:p>
          </table:table-cell>
          <table:table-cell table:style-name="ce360" table:formula="of:=+[.K55]*-[.K57]" office:value-type="float" office:value="-99000" calcext:value-type="float">
            <text:p>-99.000 </text:p>
          </table:table-cell>
          <table:table-cell table:style-name="ce360" table:formula="of:=+[.L55]*-[.L57]" office:value-type="float" office:value="-99000" calcext:value-type="float">
            <text:p>-99.000 </text:p>
          </table:table-cell>
          <table:table-cell table:style-name="ce360" table:formula="of:=+[.M55]*-[.M57]" office:value-type="float" office:value="-99000" calcext:value-type="float">
            <text:p>-99.000 </text:p>
          </table:table-cell>
          <table:table-cell table:style-name="ce360" table:formula="of:=+[.N55]*-[.N57]" office:value-type="float" office:value="-99000" calcext:value-type="float">
            <text:p>-99.000 </text:p>
          </table:table-cell>
          <table:table-cell table:style-name="ce360" table:formula="of:=SUM([.C58:.N58])" office:value-type="float" office:value="-1188000" calcext:value-type="float">
            <text:p>-1.188.000 </text:p>
          </table:table-cell>
          <table:table-cell table:number-columns-repeated="1009"/>
        </table:table-row>
        <table:table-row table:style-name="ro6">
          <table:table-cell table:style-name="ce324" office:value-type="string" calcext:value-type="string">
            <text:p>Crédito de Impostos</text:p>
          </table:table-cell>
          <table:table-cell table:style-name="ce359" table:formula="of:=[.B49]" office:value-type="percentage" office:value="0.2125" calcext:value-type="percentage">
            <text:p>21,25%</text:p>
          </table:table-cell>
          <table:table-cell table:style-name="ce343" table:formula="of:=[.C60]+[.C58]" office:value-type="float" office:value="26714.2857142857" calcext:value-type="float">
            <text:p>26.714 </text:p>
          </table:table-cell>
          <table:table-cell table:style-name="ce343" table:formula="of:=[.D60]+[.D58]" office:value-type="float" office:value="26714.2857142857" calcext:value-type="float">
            <text:p>26.714 </text:p>
          </table:table-cell>
          <table:table-cell table:style-name="ce343" table:formula="of:=[.E60]+[.E58]" office:value-type="float" office:value="26714.2857142857" calcext:value-type="float">
            <text:p>26.714 </text:p>
          </table:table-cell>
          <table:table-cell table:style-name="ce343" table:formula="of:=[.F60]+[.F58]" office:value-type="float" office:value="26714.2857142857" calcext:value-type="float">
            <text:p>26.714 </text:p>
          </table:table-cell>
          <table:table-cell table:style-name="ce343" table:formula="of:=[.G60]+[.G58]" office:value-type="float" office:value="26714.2857142857" calcext:value-type="float">
            <text:p>26.714 </text:p>
          </table:table-cell>
          <table:table-cell table:style-name="ce343" table:formula="of:=[.H60]+[.H58]" office:value-type="float" office:value="26714.2857142857" calcext:value-type="float">
            <text:p>26.714 </text:p>
          </table:table-cell>
          <table:table-cell table:style-name="ce343" table:formula="of:=[.I60]+[.I58]" office:value-type="float" office:value="26714.2857142857" calcext:value-type="float">
            <text:p>26.714 </text:p>
          </table:table-cell>
          <table:table-cell table:style-name="ce343" table:formula="of:=[.J60]+[.J58]" office:value-type="float" office:value="26714.2857142857" calcext:value-type="float">
            <text:p>26.714 </text:p>
          </table:table-cell>
          <table:table-cell table:style-name="ce343" table:formula="of:=[.K60]+[.K58]" office:value-type="float" office:value="26714.2857142857" calcext:value-type="float">
            <text:p>26.714 </text:p>
          </table:table-cell>
          <table:table-cell table:style-name="ce343" table:formula="of:=[.L60]+[.L58]" office:value-type="float" office:value="26714.2857142857" calcext:value-type="float">
            <text:p>26.714 </text:p>
          </table:table-cell>
          <table:table-cell table:style-name="ce343" table:formula="of:=[.M60]+[.M58]" office:value-type="float" office:value="26714.2857142857" calcext:value-type="float">
            <text:p>26.714 </text:p>
          </table:table-cell>
          <table:table-cell table:style-name="ce343" table:formula="of:=[.N60]+[.N58]" office:value-type="float" office:value="26714.2857142857" calcext:value-type="float">
            <text:p>26.714 </text:p>
          </table:table-cell>
          <table:table-cell table:style-name="ce343" table:formula="of:=SUM([.C59:.N59])" office:value-type="float" office:value="320571.428571429" calcext:value-type="float">
            <text:p>320.571 </text:p>
          </table:table-cell>
          <table:table-cell table:number-columns-repeated="1009"/>
        </table:table-row>
        <table:table-row table:style-name="ro7">
          <table:table-cell table:style-name="ce352" office:value-type="string" calcext:value-type="string">
            <text:p>Valor de Compras</text:p>
          </table:table-cell>
          <table:table-cell table:style-name="ce360"/>
          <table:table-cell table:style-name="ce343" table:formula="of:=-[.C58]/(1-[.$B59])" office:value-type="float" office:value="125714.285714286" calcext:value-type="float">
            <text:p>125.714 </text:p>
          </table:table-cell>
          <table:table-cell table:style-name="ce343" table:formula="of:=-[.D58]/(1-[.$B59])" office:value-type="float" office:value="125714.285714286" calcext:value-type="float">
            <text:p>125.714 </text:p>
          </table:table-cell>
          <table:table-cell table:style-name="ce343" table:formula="of:=-[.E58]/(1-[.$B59])" office:value-type="float" office:value="125714.285714286" calcext:value-type="float">
            <text:p>125.714 </text:p>
          </table:table-cell>
          <table:table-cell table:style-name="ce343" table:formula="of:=-[.F58]/(1-[.$B59])" office:value-type="float" office:value="125714.285714286" calcext:value-type="float">
            <text:p>125.714 </text:p>
          </table:table-cell>
          <table:table-cell table:style-name="ce343" table:formula="of:=-[.G58]/(1-[.$B59])" office:value-type="float" office:value="125714.285714286" calcext:value-type="float">
            <text:p>125.714 </text:p>
          </table:table-cell>
          <table:table-cell table:style-name="ce343" table:formula="of:=-[.H58]/(1-[.$B59])" office:value-type="float" office:value="125714.285714286" calcext:value-type="float">
            <text:p>125.714 </text:p>
          </table:table-cell>
          <table:table-cell table:style-name="ce343" table:formula="of:=-[.I58]/(1-[.$B59])" office:value-type="float" office:value="125714.285714286" calcext:value-type="float">
            <text:p>125.714 </text:p>
          </table:table-cell>
          <table:table-cell table:style-name="ce343" table:formula="of:=-[.J58]/(1-[.$B59])" office:value-type="float" office:value="125714.285714286" calcext:value-type="float">
            <text:p>125.714 </text:p>
          </table:table-cell>
          <table:table-cell table:style-name="ce343" table:formula="of:=-[.K58]/(1-[.$B59])" office:value-type="float" office:value="125714.285714286" calcext:value-type="float">
            <text:p>125.714 </text:p>
          </table:table-cell>
          <table:table-cell table:style-name="ce343" table:formula="of:=-[.L58]/(1-[.$B59])" office:value-type="float" office:value="125714.285714286" calcext:value-type="float">
            <text:p>125.714 </text:p>
          </table:table-cell>
          <table:table-cell table:style-name="ce343" table:formula="of:=-[.M58]/(1-[.$B59])" office:value-type="float" office:value="125714.285714286" calcext:value-type="float">
            <text:p>125.714 </text:p>
          </table:table-cell>
          <table:table-cell table:style-name="ce343" table:formula="of:=-[.N58]/(1-[.$B59])" office:value-type="float" office:value="125714.285714286" calcext:value-type="float">
            <text:p>125.714 </text:p>
          </table:table-cell>
          <table:table-cell table:style-name="ce343" table:formula="of:=SUM([.C60:.N60])" office:value-type="float" office:value="1508571.42857143" calcext:value-type="float">
            <text:p>1.508.571 </text:p>
          </table:table-cell>
          <table:table-cell table:number-columns-repeated="1009"/>
        </table:table-row>
        <table:table-row table:style-name="ro2">
          <table:table-cell table:style-name="ce325" table:number-columns-repeated="1024"/>
        </table:table-row>
        <table:table-row table:style-name="ro5">
          <table:table-cell table:style-name="ce354" office:value-type="string" calcext:value-type="string">
            <text:p>Total do Custo de Matéria-Prima</text:p>
          </table:table-cell>
          <table:table-cell table:style-name="ce361" table:number-columns-repeated="14"/>
          <table:table-cell table:number-columns-repeated="1009"/>
        </table:table-row>
        <table:table-row table:style-name="ro6">
          <table:table-cell table:style-name="ce355" office:value-type="string" calcext:value-type="string">
            <text:p>Custo de Matéria-Prima</text:p>
          </table:table-cell>
          <table:table-cell table:style-name="ce362"/>
          <table:table-cell table:style-name="ce343" table:formula="of:=SUMIF([.$A$2:.$A$60];[.$A63]; [.C$2:.C$60])" office:value-type="float" office:value="-1169000" calcext:value-type="float">
            <text:p>-1.169.000 </text:p>
          </table:table-cell>
          <table:table-cell table:style-name="ce343" table:formula="of:=SUMIF([.$A$2:.$A$60];[.$A63]; [.D$2:.D$60])" office:value-type="float" office:value="-1169000" calcext:value-type="float">
            <text:p>-1.169.000 </text:p>
          </table:table-cell>
          <table:table-cell table:style-name="ce343" table:formula="of:=SUMIF([.$A$2:.$A$60];[.$A63]; [.E$2:.E$60])" office:value-type="float" office:value="-1169000" calcext:value-type="float">
            <text:p>-1.169.000 </text:p>
          </table:table-cell>
          <table:table-cell table:style-name="ce343" table:formula="of:=SUMIF([.$A$2:.$A$60];[.$A63]; [.F$2:.F$60])" office:value-type="float" office:value="-1169000" calcext:value-type="float">
            <text:p>-1.169.000 </text:p>
          </table:table-cell>
          <table:table-cell table:style-name="ce343" table:formula="of:=SUMIF([.$A$2:.$A$60];[.$A63]; [.G$2:.G$60])" office:value-type="float" office:value="-1169000" calcext:value-type="float">
            <text:p>-1.169.000 </text:p>
          </table:table-cell>
          <table:table-cell table:style-name="ce343" table:formula="of:=SUMIF([.$A$2:.$A$60];[.$A63]; [.H$2:.H$60])" office:value-type="float" office:value="-1169000" calcext:value-type="float">
            <text:p>-1.169.000 </text:p>
          </table:table-cell>
          <table:table-cell table:style-name="ce343" table:formula="of:=SUMIF([.$A$2:.$A$60];[.$A63]; [.I$2:.I$60])" office:value-type="float" office:value="-1169000" calcext:value-type="float">
            <text:p>-1.169.000 </text:p>
          </table:table-cell>
          <table:table-cell table:style-name="ce343" table:formula="of:=SUMIF([.$A$2:.$A$60];[.$A63]; [.J$2:.J$60])" office:value-type="float" office:value="-1169000" calcext:value-type="float">
            <text:p>-1.169.000 </text:p>
          </table:table-cell>
          <table:table-cell table:style-name="ce343" table:formula="of:=SUMIF([.$A$2:.$A$60];[.$A63]; [.K$2:.K$60])" office:value-type="float" office:value="-1169000" calcext:value-type="float">
            <text:p>-1.169.000 </text:p>
          </table:table-cell>
          <table:table-cell table:style-name="ce343" table:formula="of:=SUMIF([.$A$2:.$A$60];[.$A63]; [.L$2:.L$60])" office:value-type="float" office:value="-1169000" calcext:value-type="float">
            <text:p>-1.169.000 </text:p>
          </table:table-cell>
          <table:table-cell table:style-name="ce343" table:formula="of:=SUMIF([.$A$2:.$A$60];[.$A63]; [.M$2:.M$60])" office:value-type="float" office:value="-1169000" calcext:value-type="float">
            <text:p>-1.169.000 </text:p>
          </table:table-cell>
          <table:table-cell table:style-name="ce343" table:formula="of:=SUMIF([.$A$2:.$A$60];[.$A63]; [.N$2:.N$60])" office:value-type="float" office:value="-1169000" calcext:value-type="float">
            <text:p>-1.169.000 </text:p>
          </table:table-cell>
          <table:table-cell table:style-name="ce343" table:formula="of:=SUM([.C63:.N63])" office:value-type="float" office:value="-14028000" calcext:value-type="float">
            <text:p>-14.028.000 </text:p>
          </table:table-cell>
          <table:table-cell table:number-columns-repeated="1009"/>
        </table:table-row>
        <table:table-row table:style-name="ro6">
          <table:table-cell table:style-name="ce355" office:value-type="string" calcext:value-type="string">
            <text:p><text:s/>[+] Crédito de Impostos</text:p>
          </table:table-cell>
          <table:table-cell table:style-name="ce362"/>
          <table:table-cell table:style-name="ce343" table:formula="of:=SUMIF([.$A$2:.$A$60];&quot;Crédito de Impostos&quot;; [.C$2:.C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D$2:.D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E$2:.E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F$2:.F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G$2:.G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H$2:.H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I$2:.I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J$2:.J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K$2:.K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L$2:.L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M$2:.M$60])" office:value-type="float" office:value="315444.444444444" calcext:value-type="float">
            <text:p>315.444 </text:p>
          </table:table-cell>
          <table:table-cell table:style-name="ce343" table:formula="of:=SUMIF([.$A$2:.$A$60];&quot;Crédito de Impostos&quot;; [.N$2:.N$60])" office:value-type="float" office:value="315444.444444444" calcext:value-type="float">
            <text:p>315.444 </text:p>
          </table:table-cell>
          <table:table-cell table:style-name="ce343" table:formula="of:=SUM([.C64:.N64])" office:value-type="float" office:value="3785333.33333333" calcext:value-type="float">
            <text:p>3.785.333 </text:p>
          </table:table-cell>
          <table:table-cell table:number-columns-repeated="1009"/>
        </table:table-row>
        <table:table-row table:style-name="ro6">
          <table:table-cell table:style-name="ce355" office:value-type="string" calcext:value-type="string">
            <text:p><text:s/>[=] Valor de Compras</text:p>
          </table:table-cell>
          <table:table-cell table:style-name="ce362"/>
          <table:table-cell table:style-name="ce343" table:formula="of:=SUMIF([.$A$2:.$A$60];&quot;Valor de Compras&quot;; [.C$2:.C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D$2:.D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E$2:.E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F$2:.F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G$2:.G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H$2:.H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I$2:.I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J$2:.J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K$2:.K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L$2:.L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M$2:.M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N$2:.N$60])" office:value-type="float" office:value="1484444.44444444" calcext:value-type="float">
            <text:p>1.484.444 </text:p>
          </table:table-cell>
          <table:table-cell table:style-name="ce343" table:formula="of:=SUMIF([.$A$2:.$A$60];&quot;Valor de Compras&quot;; [.O$2:.O$60])" office:value-type="float" office:value="17813333.3333333" calcext:value-type="float">
            <text:p>17.813.333 </text:p>
          </table:table-cell>
          <table:table-cell table:number-columns-repeated="100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4"/>
          <table:table-cell table:style-name="ce365" table:formula="of:=[.O64]+[$'1-Orçamento_de_Vendas'.O105]" office:value-type="float" office:value="-4422666.66666667" calcext:value-type="float">
            <text:p>-4.422.667 </text:p>
          </table:table-cell>
          <table:table-cell table:number-columns-repeated="1009"/>
        </table:table-row>
        <table:table-row table:style-name="ro7" table:number-rows-repeated="2">
          <table:table-cell table:number-columns-repeated="14"/>
          <table:table-cell table:style-name="ce365"/>
          <table:table-cell table:number-columns-repeated="1009"/>
        </table:table-row>
        <table:table-row table:style-name="ro7">
          <table:table-cell table:number-columns-repeated="14"/>
          <table:table-cell table:style-name="ce366"/>
          <table:table-cell table:number-columns-repeated="1009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-Imobilizado" table:style-name="ta3"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0" table:number-columns-repeated="1010" table:default-cell-style-name="Default"/>
        <table:table-row table:style-name="ro4">
          <table:table-cell table:style-name="ce350" office:value-type="string" calcext:value-type="string">
            <text:p>Imobilizado</text:p>
          </table:table-cell>
          <table:table-cell table:style-name="ce331" office:value-type="string" calcext:value-type="string">
            <text:p>Base</text:p>
          </table:table-cell>
          <table:table-cell table:style-name="ce339" table:formula="of:=+[$'2-Custo_de_Matéria-Prima'.C1]" office:value-type="date" office:date-value="2019-01-01" calcext:value-type="date">
            <text:p>jan/19</text:p>
          </table:table-cell>
          <table:table-cell table:style-name="ce339" table:formula="of:=+[$'2-Custo_de_Matéria-Prima'.D1]" office:value-type="date" office:date-value="2019-02-01" calcext:value-type="date">
            <text:p>fev/19</text:p>
          </table:table-cell>
          <table:table-cell table:style-name="ce339" table:formula="of:=+[$'2-Custo_de_Matéria-Prima'.E1]" office:value-type="date" office:date-value="2019-03-01" calcext:value-type="date">
            <text:p>mar/19</text:p>
          </table:table-cell>
          <table:table-cell table:style-name="ce339" table:formula="of:=+[$'2-Custo_de_Matéria-Prima'.F1]" office:value-type="date" office:date-value="2019-04-01" calcext:value-type="date">
            <text:p>abr/19</text:p>
          </table:table-cell>
          <table:table-cell table:style-name="ce339" table:formula="of:=+[$'2-Custo_de_Matéria-Prima'.G1]" office:value-type="date" office:date-value="2019-05-01" calcext:value-type="date">
            <text:p>mai/19</text:p>
          </table:table-cell>
          <table:table-cell table:style-name="ce339" table:formula="of:=+[$'2-Custo_de_Matéria-Prima'.H1]" office:value-type="date" office:date-value="2019-06-01" calcext:value-type="date">
            <text:p>jun/19</text:p>
          </table:table-cell>
          <table:table-cell table:style-name="ce339" table:formula="of:=+[$'2-Custo_de_Matéria-Prima'.I1]" office:value-type="date" office:date-value="2019-07-01" calcext:value-type="date">
            <text:p>jul/19</text:p>
          </table:table-cell>
          <table:table-cell table:style-name="ce339" table:formula="of:=+[$'2-Custo_de_Matéria-Prima'.J1]" office:value-type="date" office:date-value="2019-08-01" calcext:value-type="date">
            <text:p>ago/19</text:p>
          </table:table-cell>
          <table:table-cell table:style-name="ce339" table:formula="of:=+[$'2-Custo_de_Matéria-Prima'.K1]" office:value-type="date" office:date-value="2019-09-01" calcext:value-type="date">
            <text:p>set/19</text:p>
          </table:table-cell>
          <table:table-cell table:style-name="ce339" table:formula="of:=+[$'2-Custo_de_Matéria-Prima'.L1]" office:value-type="date" office:date-value="2019-10-01" calcext:value-type="date">
            <text:p>out/19</text:p>
          </table:table-cell>
          <table:table-cell table:style-name="ce339" table:formula="of:=+[$'2-Custo_de_Matéria-Prima'.M1]" office:value-type="date" office:date-value="2019-11-01" calcext:value-type="date">
            <text:p>nov/19</text:p>
          </table:table-cell>
          <table:table-cell table:style-name="ce339" table:formula="of:=+[$'2-Custo_de_Matéria-Prima'.N1]" office:value-type="date" office:date-value="2019-12-01" calcext:value-type="date">
            <text:p>dez/19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Alíquota Média de Depreciação</text:p>
          </table:table-cell>
          <table:table-cell table:style-name="ce370" office:value-type="percentage" office:value="0.0075" calcext:value-type="percentage">
            <text:p>0,750000%</text:p>
          </table:table-cell>
          <table:table-cell table:style-name="ce373" table:formula="of:=[.B2]" office:value-type="percentage" office:value="0.0075" calcext:value-type="percentage">
            <text:p>0,750000%</text:p>
          </table:table-cell>
          <table:table-cell table:style-name="ce373" table:formula="of:=+[.C2]" office:value-type="percentage" office:value="0.0075" calcext:value-type="percentage">
            <text:p>0,750000%</text:p>
          </table:table-cell>
          <table:table-cell table:style-name="ce373" table:formula="of:=+[.D2]" office:value-type="percentage" office:value="0.0075" calcext:value-type="percentage">
            <text:p>0,750000%</text:p>
          </table:table-cell>
          <table:table-cell table:style-name="ce373" table:formula="of:=+[.E2]" office:value-type="percentage" office:value="0.0075" calcext:value-type="percentage">
            <text:p>0,750000%</text:p>
          </table:table-cell>
          <table:table-cell table:style-name="ce373" table:formula="of:=+[.F2]" office:value-type="percentage" office:value="0.0075" calcext:value-type="percentage">
            <text:p>0,750000%</text:p>
          </table:table-cell>
          <table:table-cell table:style-name="ce373" table:formula="of:=+[.G2]" office:value-type="percentage" office:value="0.0075" calcext:value-type="percentage">
            <text:p>0,750000%</text:p>
          </table:table-cell>
          <table:table-cell table:style-name="ce373" table:formula="of:=+[.H2]" office:value-type="percentage" office:value="0.0075" calcext:value-type="percentage">
            <text:p>0,750000%</text:p>
          </table:table-cell>
          <table:table-cell table:style-name="ce373" table:formula="of:=+[.I2]" office:value-type="percentage" office:value="0.0075" calcext:value-type="percentage">
            <text:p>0,750000%</text:p>
          </table:table-cell>
          <table:table-cell table:style-name="ce373" table:formula="of:=+[.J2]" office:value-type="percentage" office:value="0.0075" calcext:value-type="percentage">
            <text:p>0,750000%</text:p>
          </table:table-cell>
          <table:table-cell table:style-name="ce373" table:formula="of:=+[.K2]" office:value-type="percentage" office:value="0.0075" calcext:value-type="percentage">
            <text:p>0,750000%</text:p>
          </table:table-cell>
          <table:table-cell table:style-name="ce373" table:formula="of:=+[.L2]" office:value-type="percentage" office:value="0.0075" calcext:value-type="percentage">
            <text:p>0,750000%</text:p>
          </table:table-cell>
          <table:table-cell table:style-name="ce373" table:formula="of:=+[.M2]" office:value-type="percentage" office:value="0.0075" calcext:value-type="percentage">
            <text:p>0,750000%</text:p>
          </table:table-cell>
          <table:table-cell table:number-columns-repeated="1010"/>
        </table:table-row>
        <table:table-row table:style-name="ro5">
          <table:table-cell table:style-name="ce351" office:value-type="string" calcext:value-type="string">
            <text:p>Em Operação</text:p>
          </table:table-cell>
          <table:table-cell table:style-name="ce332" table:number-columns-repeated="13"/>
          <table:table-cell table:number-columns-repeated="1010"/>
        </table:table-row>
        <table:table-row table:style-name="ro7">
          <table:table-cell table:style-name="ce352" office:value-type="string" calcext:value-type="string">
            <text:p>Ativo Imobilizado</text:p>
          </table:table-cell>
          <table:table-cell table:style-name="ce371" office:value-type="float" office:value="4000000" calcext:value-type="float">
            <text:p>4.000.000 </text:p>
          </table:table-cell>
          <table:table-cell table:style-name="ce364" table:formula="of:=+[.B4]" office:value-type="float" office:value="4000000" calcext:value-type="float">
            <text:p>4.000.000 </text:p>
          </table:table-cell>
          <table:table-cell table:style-name="ce364" table:formula="of:=+[.C4]" office:value-type="float" office:value="4000000" calcext:value-type="float">
            <text:p>4.000.000 </text:p>
          </table:table-cell>
          <table:table-cell table:style-name="ce364" table:formula="of:=+[.D4]" office:value-type="float" office:value="4000000" calcext:value-type="float">
            <text:p>4.000.000 </text:p>
          </table:table-cell>
          <table:table-cell table:style-name="ce364" table:formula="of:=+[.E4]" office:value-type="float" office:value="4000000" calcext:value-type="float">
            <text:p>4.000.000 </text:p>
          </table:table-cell>
          <table:table-cell table:style-name="ce364" table:formula="of:=+[.F4]" office:value-type="float" office:value="4000000" calcext:value-type="float">
            <text:p>4.000.000 </text:p>
          </table:table-cell>
          <table:table-cell table:style-name="ce364" table:formula="of:=+[.G4]" office:value-type="float" office:value="4000000" calcext:value-type="float">
            <text:p>4.000.000 </text:p>
          </table:table-cell>
          <table:table-cell table:style-name="ce364" table:formula="of:=+[.H4]" office:value-type="float" office:value="4000000" calcext:value-type="float">
            <text:p>4.000.000 </text:p>
          </table:table-cell>
          <table:table-cell table:style-name="ce364" table:formula="of:=+[.I4]" office:value-type="float" office:value="4000000" calcext:value-type="float">
            <text:p>4.000.000 </text:p>
          </table:table-cell>
          <table:table-cell table:style-name="ce364" table:formula="of:=+[.J4]" office:value-type="float" office:value="4000000" calcext:value-type="float">
            <text:p>4.000.000 </text:p>
          </table:table-cell>
          <table:table-cell table:style-name="ce364" table:formula="of:=+[.K4]" office:value-type="float" office:value="4000000" calcext:value-type="float">
            <text:p>4.000.000 </text:p>
          </table:table-cell>
          <table:table-cell table:style-name="ce364" table:formula="of:=+[.L4]" office:value-type="float" office:value="4000000" calcext:value-type="float">
            <text:p>4.000.000 </text:p>
          </table:table-cell>
          <table:table-cell table:style-name="ce364" table:formula="of:=+[.M4]" office:value-type="float" office:value="4000000" calcext:value-type="float">
            <text:p>4.000.00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-] Depreciação Acumulada</text:p>
          </table:table-cell>
          <table:table-cell table:style-name="ce371" office:value-type="float" office:value="-2300000" calcext:value-type="float">
            <text:p>-2.300.000 </text:p>
          </table:table-cell>
          <table:table-cell table:style-name="ce372" table:formula="of:=+[.C7]+[.B5]" office:value-type="float" office:value="-2330000" calcext:value-type="float">
            <text:p>-2.330.000 </text:p>
          </table:table-cell>
          <table:table-cell table:style-name="ce372" table:formula="of:=+[.D7]+[.C5]" office:value-type="float" office:value="-2360000" calcext:value-type="float">
            <text:p>-2.360.000 </text:p>
          </table:table-cell>
          <table:table-cell table:style-name="ce372" table:formula="of:=+[.E7]+[.D5]" office:value-type="float" office:value="-2390000" calcext:value-type="float">
            <text:p>-2.390.000 </text:p>
          </table:table-cell>
          <table:table-cell table:style-name="ce372" table:formula="of:=+[.F7]+[.E5]" office:value-type="float" office:value="-2420000" calcext:value-type="float">
            <text:p>-2.420.000 </text:p>
          </table:table-cell>
          <table:table-cell table:style-name="ce372" table:formula="of:=+[.G7]+[.F5]" office:value-type="float" office:value="-2450000" calcext:value-type="float">
            <text:p>-2.450.000 </text:p>
          </table:table-cell>
          <table:table-cell table:style-name="ce372" table:formula="of:=+[.H7]+[.G5]" office:value-type="float" office:value="-2480000" calcext:value-type="float">
            <text:p>-2.480.000 </text:p>
          </table:table-cell>
          <table:table-cell table:style-name="ce372" table:formula="of:=+[.I7]+[.H5]" office:value-type="float" office:value="-2510000" calcext:value-type="float">
            <text:p>-2.510.000 </text:p>
          </table:table-cell>
          <table:table-cell table:style-name="ce372" table:formula="of:=+[.J7]+[.I5]" office:value-type="float" office:value="-2540000" calcext:value-type="float">
            <text:p>-2.540.000 </text:p>
          </table:table-cell>
          <table:table-cell table:style-name="ce372" table:formula="of:=+[.K7]+[.J5]" office:value-type="float" office:value="-2570000" calcext:value-type="float">
            <text:p>-2.570.000 </text:p>
          </table:table-cell>
          <table:table-cell table:style-name="ce372" table:formula="of:=+[.L7]+[.K5]" office:value-type="float" office:value="-2600000" calcext:value-type="float">
            <text:p>-2.600.000 </text:p>
          </table:table-cell>
          <table:table-cell table:style-name="ce372" table:formula="of:=+[.M7]+[.L5]" office:value-type="float" office:value="-2630000" calcext:value-type="float">
            <text:p>-2.630.000 </text:p>
          </table:table-cell>
          <table:table-cell table:style-name="ce372" table:formula="of:=+[.N7]+[.M5]" office:value-type="float" office:value="-2660000" calcext:value-type="float">
            <text:p>-2.660.00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=] Imobilizado Líquido</text:p>
          </table:table-cell>
          <table:table-cell table:style-name="ce372" table:formula="of:=+[.B4]+[.B5]" office:value-type="float" office:value="1700000" calcext:value-type="float">
            <text:p>1.700.000 </text:p>
          </table:table-cell>
          <table:table-cell table:style-name="ce372" table:formula="of:=+[.C4]+[.C5]" office:value-type="float" office:value="1670000" calcext:value-type="float">
            <text:p>1.670.000 </text:p>
          </table:table-cell>
          <table:table-cell table:style-name="ce372" table:formula="of:=+[.D4]+[.D5]" office:value-type="float" office:value="1640000" calcext:value-type="float">
            <text:p>1.640.000 </text:p>
          </table:table-cell>
          <table:table-cell table:style-name="ce372" table:formula="of:=+[.E4]+[.E5]" office:value-type="float" office:value="1610000" calcext:value-type="float">
            <text:p>1.610.000 </text:p>
          </table:table-cell>
          <table:table-cell table:style-name="ce372" table:formula="of:=+[.F4]+[.F5]" office:value-type="float" office:value="1580000" calcext:value-type="float">
            <text:p>1.580.000 </text:p>
          </table:table-cell>
          <table:table-cell table:style-name="ce372" table:formula="of:=+[.G4]+[.G5]" office:value-type="float" office:value="1550000" calcext:value-type="float">
            <text:p>1.550.000 </text:p>
          </table:table-cell>
          <table:table-cell table:style-name="ce372" table:formula="of:=+[.H4]+[.H5]" office:value-type="float" office:value="1520000" calcext:value-type="float">
            <text:p>1.520.000 </text:p>
          </table:table-cell>
          <table:table-cell table:style-name="ce372" table:formula="of:=+[.I4]+[.I5]" office:value-type="float" office:value="1490000" calcext:value-type="float">
            <text:p>1.490.000 </text:p>
          </table:table-cell>
          <table:table-cell table:style-name="ce372" table:formula="of:=+[.J4]+[.J5]" office:value-type="float" office:value="1460000" calcext:value-type="float">
            <text:p>1.460.000 </text:p>
          </table:table-cell>
          <table:table-cell table:style-name="ce372" table:formula="of:=+[.K4]+[.K5]" office:value-type="float" office:value="1430000" calcext:value-type="float">
            <text:p>1.430.000 </text:p>
          </table:table-cell>
          <table:table-cell table:style-name="ce372" table:formula="of:=+[.L4]+[.L5]" office:value-type="float" office:value="1400000" calcext:value-type="float">
            <text:p>1.400.000 </text:p>
          </table:table-cell>
          <table:table-cell table:style-name="ce372" table:formula="of:=+[.M4]+[.M5]" office:value-type="float" office:value="1370000" calcext:value-type="float">
            <text:p>1.370.000 </text:p>
          </table:table-cell>
          <table:table-cell table:style-name="ce372" table:formula="of:=+[.N4]+[.N5]" office:value-type="float" office:value="1340000" calcext:value-type="float">
            <text:p>1.340.000 </text:p>
          </table:table-cell>
          <table:table-cell table:number-columns-repeated="1010"/>
        </table:table-row>
        <table:table-row table:style-name="ro7">
          <table:table-cell table:style-name="ce352" office:value-type="string" calcext:value-type="string">
            <text:p>Depreciação Mensal</text:p>
          </table:table-cell>
          <table:table-cell table:style-name="ce364" table:formula="of:=-+[.B4]*[.B2]" office:value-type="float" office:value="-30000" calcext:value-type="float">
            <text:p>-30.000 </text:p>
          </table:table-cell>
          <table:table-cell table:style-name="ce364" table:formula="of:=-+[.C4]*[.C2]" office:value-type="float" office:value="-30000" calcext:value-type="float">
            <text:p>-30.000 </text:p>
          </table:table-cell>
          <table:table-cell table:style-name="ce364" table:formula="of:=-+[.D4]*[.D2]" office:value-type="float" office:value="-30000" calcext:value-type="float">
            <text:p>-30.000 </text:p>
          </table:table-cell>
          <table:table-cell table:style-name="ce364" table:formula="of:=-+[.E4]*[.E2]" office:value-type="float" office:value="-30000" calcext:value-type="float">
            <text:p>-30.000 </text:p>
          </table:table-cell>
          <table:table-cell table:style-name="ce364" table:formula="of:=-+[.F4]*[.F2]" office:value-type="float" office:value="-30000" calcext:value-type="float">
            <text:p>-30.000 </text:p>
          </table:table-cell>
          <table:table-cell table:style-name="ce364" table:formula="of:=-+[.G4]*[.G2]" office:value-type="float" office:value="-30000" calcext:value-type="float">
            <text:p>-30.000 </text:p>
          </table:table-cell>
          <table:table-cell table:style-name="ce364" table:formula="of:=-+[.H4]*[.H2]" office:value-type="float" office:value="-30000" calcext:value-type="float">
            <text:p>-30.000 </text:p>
          </table:table-cell>
          <table:table-cell table:style-name="ce364" table:formula="of:=-+[.I4]*[.I2]" office:value-type="float" office:value="-30000" calcext:value-type="float">
            <text:p>-30.000 </text:p>
          </table:table-cell>
          <table:table-cell table:style-name="ce364" table:formula="of:=-+[.J4]*[.J2]" office:value-type="float" office:value="-30000" calcext:value-type="float">
            <text:p>-30.000 </text:p>
          </table:table-cell>
          <table:table-cell table:style-name="ce364" table:formula="of:=-+[.K4]*[.K2]" office:value-type="float" office:value="-30000" calcext:value-type="float">
            <text:p>-30.000 </text:p>
          </table:table-cell>
          <table:table-cell table:style-name="ce364" table:formula="of:=-+[.L4]*[.L2]" office:value-type="float" office:value="-30000" calcext:value-type="float">
            <text:p>-30.000 </text:p>
          </table:table-cell>
          <table:table-cell table:style-name="ce364" table:formula="of:=-+[.M4]*[.M2]" office:value-type="float" office:value="-30000" calcext:value-type="float">
            <text:p>-30.000 </text:p>
          </table:table-cell>
          <table:table-cell table:style-name="ce364" table:formula="of:=-+[.N4]*[.N2]" office:value-type="float" office:value="-30000" calcext:value-type="float">
            <text:p>-30.000 </text:p>
          </table:table-cell>
          <table:table-cell table:number-columns-repeated="1010"/>
        </table:table-row>
        <table:table-row table:style-name="ro7">
          <table:table-cell table:style-name="ce362" table:number-columns-repeated="14"/>
          <table:table-cell table:number-columns-repeated="1010"/>
        </table:table-row>
        <table:table-row table:style-name="ro5">
          <table:table-cell table:style-name="ce351" office:value-type="string" calcext:value-type="string">
            <text:p>Novos Investimentos</text:p>
          </table:table-cell>
          <table:table-cell table:style-name="ce332" table:number-columns-repeated="13"/>
          <table:table-cell table:number-columns-repeated="1010"/>
        </table:table-row>
        <table:table-row table:style-name="ro7">
          <table:table-cell table:style-name="ce352" office:value-type="string" calcext:value-type="string">
            <text:p>Máquinas e Equipamentos</text:p>
          </table:table-cell>
          <table:table-cell table:style-name="ce356"/>
          <table:table-cell table:style-name="ce371"/>
          <table:table-cell table:style-name="ce371" office:value-type="float" office:value="200000" calcext:value-type="float">
            <text:p>200.000 </text:p>
          </table:table-cell>
          <table:table-cell table:style-name="ce371" table:number-columns-repeated="2"/>
          <table:table-cell table:style-name="ce374" table:number-columns-repeated="8"/>
          <table:table-cell table:number-columns-repeated="1010"/>
        </table:table-row>
        <table:table-row table:style-name="ro7">
          <table:table-cell table:style-name="ce367" office:value-type="string" calcext:value-type="string">
            <text:p>Acumulado</text:p>
          </table:table-cell>
          <table:table-cell table:style-name="ce356"/>
          <table:table-cell table:style-name="ce343" table:formula="of:=+[.C10]" office:value-type="float" office:value="0" calcext:value-type="float">
            <text:p>0 </text:p>
          </table:table-cell>
          <table:table-cell table:style-name="ce343" table:formula="of:=[.C11]+[.D10]" office:value-type="float" office:value="200000" calcext:value-type="float">
            <text:p>200.000 </text:p>
          </table:table-cell>
          <table:table-cell table:style-name="ce343" table:formula="of:=[.D11]+[.E10]" office:value-type="float" office:value="200000" calcext:value-type="float">
            <text:p>200.000 </text:p>
          </table:table-cell>
          <table:table-cell table:style-name="ce343" table:formula="of:=[.E11]+[.F10]" office:value-type="float" office:value="200000" calcext:value-type="float">
            <text:p>200.000 </text:p>
          </table:table-cell>
          <table:table-cell table:style-name="ce343" table:formula="of:=[.F11]+[.G10]" office:value-type="float" office:value="200000" calcext:value-type="float">
            <text:p>200.000 </text:p>
          </table:table-cell>
          <table:table-cell table:style-name="ce343" table:formula="of:=[.G11]+[.H10]" office:value-type="float" office:value="200000" calcext:value-type="float">
            <text:p>200.000 </text:p>
          </table:table-cell>
          <table:table-cell table:style-name="ce343" table:formula="of:=[.H11]+[.I10]" office:value-type="float" office:value="200000" calcext:value-type="float">
            <text:p>200.000 </text:p>
          </table:table-cell>
          <table:table-cell table:style-name="ce343" table:formula="of:=[.I11]+[.J10]" office:value-type="float" office:value="200000" calcext:value-type="float">
            <text:p>200.000 </text:p>
          </table:table-cell>
          <table:table-cell table:style-name="ce343" table:formula="of:=[.J11]+[.K10]" office:value-type="float" office:value="200000" calcext:value-type="float">
            <text:p>200.000 </text:p>
          </table:table-cell>
          <table:table-cell table:style-name="ce343" table:formula="of:=[.K11]+[.L10]" office:value-type="float" office:value="200000" calcext:value-type="float">
            <text:p>200.000 </text:p>
          </table:table-cell>
          <table:table-cell table:style-name="ce343" table:formula="of:=[.L11]+[.M10]" office:value-type="float" office:value="200000" calcext:value-type="float">
            <text:p>200.000 </text:p>
          </table:table-cell>
          <table:table-cell table:style-name="ce343" table:formula="of:=[.M11]+[.N10]" office:value-type="float" office:value="200000" calcext:value-type="float">
            <text:p>200.00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Alíquota Média de Depreciação</text:p>
          </table:table-cell>
          <table:table-cell table:style-name="ce356"/>
          <table:table-cell table:style-name="ce359" office:value-type="percentage" office:value="0.00833333333333333" calcext:value-type="percentage">
            <text:p>0,83%</text:p>
          </table:table-cell>
          <table:table-cell table:style-name="ce359" table:formula="of:=[.C12]" office:value-type="percentage" office:value="0.00833333333333333" calcext:value-type="percentage">
            <text:p>0,83%</text:p>
          </table:table-cell>
          <table:table-cell table:style-name="ce359" table:formula="of:=[.D12]" office:value-type="percentage" office:value="0.00833333333333333" calcext:value-type="percentage">
            <text:p>0,83%</text:p>
          </table:table-cell>
          <table:table-cell table:style-name="ce359" table:formula="of:=[.E12]" office:value-type="percentage" office:value="0.00833333333333333" calcext:value-type="percentage">
            <text:p>0,83%</text:p>
          </table:table-cell>
          <table:table-cell table:style-name="ce359" table:formula="of:=[.F12]" office:value-type="percentage" office:value="0.00833333333333333" calcext:value-type="percentage">
            <text:p>0,83%</text:p>
          </table:table-cell>
          <table:table-cell table:style-name="ce359" table:formula="of:=[.G12]" office:value-type="percentage" office:value="0.00833333333333333" calcext:value-type="percentage">
            <text:p>0,83%</text:p>
          </table:table-cell>
          <table:table-cell table:style-name="ce359" table:formula="of:=[.H12]" office:value-type="percentage" office:value="0.00833333333333333" calcext:value-type="percentage">
            <text:p>0,83%</text:p>
          </table:table-cell>
          <table:table-cell table:style-name="ce359" table:formula="of:=[.I12]" office:value-type="percentage" office:value="0.00833333333333333" calcext:value-type="percentage">
            <text:p>0,83%</text:p>
          </table:table-cell>
          <table:table-cell table:style-name="ce359" table:formula="of:=[.J12]" office:value-type="percentage" office:value="0.00833333333333333" calcext:value-type="percentage">
            <text:p>0,83%</text:p>
          </table:table-cell>
          <table:table-cell table:style-name="ce359" table:formula="of:=[.K12]" office:value-type="percentage" office:value="0.00833333333333333" calcext:value-type="percentage">
            <text:p>0,83%</text:p>
          </table:table-cell>
          <table:table-cell table:style-name="ce359" table:formula="of:=[.L12]" office:value-type="percentage" office:value="0.00833333333333333" calcext:value-type="percentage">
            <text:p>0,83%</text:p>
          </table:table-cell>
          <table:table-cell table:style-name="ce359" table:formula="of:=[.M12]" office:value-type="percentage" office:value="0.00833333333333333" calcext:value-type="percentage">
            <text:p>0,83%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-] Depreciação Acumulada</text:p>
          </table:table-cell>
          <table:table-cell table:style-name="ce356"/>
          <table:table-cell table:style-name="ce343" office:value-type="float" office:value="0" calcext:value-type="float">
            <text:p>0 </text:p>
          </table:table-cell>
          <table:table-cell table:style-name="ce343" table:formula="of:=[.C13]+[.D15]" office:value-type="float" office:value="0" calcext:value-type="float">
            <text:p>0 </text:p>
          </table:table-cell>
          <table:table-cell table:style-name="ce343" table:formula="of:=[.D13]+[.E15]" office:value-type="float" office:value="-1666.66666666667" calcext:value-type="float">
            <text:p>-1.667 </text:p>
          </table:table-cell>
          <table:table-cell table:style-name="ce343" table:formula="of:=[.E13]+[.F15]" office:value-type="float" office:value="-3333.33333333333" calcext:value-type="float">
            <text:p>-3.333 </text:p>
          </table:table-cell>
          <table:table-cell table:style-name="ce343" table:formula="of:=[.F13]+[.G15]" office:value-type="float" office:value="-5000" calcext:value-type="float">
            <text:p>-5.000 </text:p>
          </table:table-cell>
          <table:table-cell table:style-name="ce343" table:formula="of:=[.G13]+[.H15]" office:value-type="float" office:value="-6666.66666666667" calcext:value-type="float">
            <text:p>-6.667 </text:p>
          </table:table-cell>
          <table:table-cell table:style-name="ce343" table:formula="of:=[.H13]+[.I15]" office:value-type="float" office:value="-8333.33333333334" calcext:value-type="float">
            <text:p>-8.333 </text:p>
          </table:table-cell>
          <table:table-cell table:style-name="ce343" table:formula="of:=[.I13]+[.J15]" office:value-type="float" office:value="-10000" calcext:value-type="float">
            <text:p>-10.000 </text:p>
          </table:table-cell>
          <table:table-cell table:style-name="ce343" table:formula="of:=[.J13]+[.K15]" office:value-type="float" office:value="-11666.6666666667" calcext:value-type="float">
            <text:p>-11.667 </text:p>
          </table:table-cell>
          <table:table-cell table:style-name="ce343" table:formula="of:=[.K13]+[.L15]" office:value-type="float" office:value="-13333.3333333333" calcext:value-type="float">
            <text:p>-13.333 </text:p>
          </table:table-cell>
          <table:table-cell table:style-name="ce343" table:formula="of:=[.L13]+[.M15]" office:value-type="float" office:value="-15000" calcext:value-type="float">
            <text:p>-15.000 </text:p>
          </table:table-cell>
          <table:table-cell table:style-name="ce343" table:formula="of:=[.M13]+[.N15]" office:value-type="float" office:value="-16666.6666666667" calcext:value-type="float">
            <text:p>-16.667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=] Imobilizado Líquido</text:p>
          </table:table-cell>
          <table:table-cell table:style-name="ce356"/>
          <table:table-cell table:style-name="ce364" table:formula="of:=+[.C11]+[.C13]" office:value-type="float" office:value="0" calcext:value-type="float">
            <text:p>0 </text:p>
          </table:table-cell>
          <table:table-cell table:style-name="ce364" table:formula="of:=[.D11]+[.D13]" office:value-type="float" office:value="200000" calcext:value-type="float">
            <text:p>200.000 </text:p>
          </table:table-cell>
          <table:table-cell table:style-name="ce364" table:formula="of:=[.E11]+[.E13]" office:value-type="float" office:value="198333.333333333" calcext:value-type="float">
            <text:p>198.333 </text:p>
          </table:table-cell>
          <table:table-cell table:style-name="ce364" table:formula="of:=[.F11]+[.F13]" office:value-type="float" office:value="196666.666666667" calcext:value-type="float">
            <text:p>196.667 </text:p>
          </table:table-cell>
          <table:table-cell table:style-name="ce364" table:formula="of:=[.G11]+[.G13]" office:value-type="float" office:value="195000" calcext:value-type="float">
            <text:p>195.000 </text:p>
          </table:table-cell>
          <table:table-cell table:style-name="ce364" table:formula="of:=[.H11]+[.H13]" office:value-type="float" office:value="193333.333333333" calcext:value-type="float">
            <text:p>193.333 </text:p>
          </table:table-cell>
          <table:table-cell table:style-name="ce364" table:formula="of:=[.I11]+[.I13]" office:value-type="float" office:value="191666.666666667" calcext:value-type="float">
            <text:p>191.667 </text:p>
          </table:table-cell>
          <table:table-cell table:style-name="ce364" table:formula="of:=[.J11]+[.J13]" office:value-type="float" office:value="190000" calcext:value-type="float">
            <text:p>190.000 </text:p>
          </table:table-cell>
          <table:table-cell table:style-name="ce364" table:formula="of:=[.K11]+[.K13]" office:value-type="float" office:value="188333.333333333" calcext:value-type="float">
            <text:p>188.333 </text:p>
          </table:table-cell>
          <table:table-cell table:style-name="ce364" table:formula="of:=[.L11]+[.L13]" office:value-type="float" office:value="186666.666666667" calcext:value-type="float">
            <text:p>186.667 </text:p>
          </table:table-cell>
          <table:table-cell table:style-name="ce364" table:formula="of:=[.M11]+[.M13]" office:value-type="float" office:value="185000" calcext:value-type="float">
            <text:p>185.000 </text:p>
          </table:table-cell>
          <table:table-cell table:style-name="ce364" table:formula="of:=[.N11]+[.N13]" office:value-type="float" office:value="183333.333333333" calcext:value-type="float">
            <text:p>183.333 </text:p>
          </table:table-cell>
          <table:table-cell table:number-columns-repeated="1010"/>
        </table:table-row>
        <table:table-row table:style-name="ro7">
          <table:table-cell table:style-name="ce352" office:value-type="string" calcext:value-type="string">
            <text:p>Depreciação Mensal</text:p>
          </table:table-cell>
          <table:table-cell table:style-name="ce356"/>
          <table:table-cell table:style-name="ce364" office:value-type="float" office:value="0" calcext:value-type="float">
            <text:p>0 </text:p>
          </table:table-cell>
          <table:table-cell table:style-name="ce371" table:formula="of:=-[.C11]*[.C12]" office:value-type="float" office:value="-0" calcext:value-type="float">
            <text:p>0 </text:p>
          </table:table-cell>
          <table:table-cell table:style-name="ce371" table:formula="of:=-[.D11]*[.D12]" office:value-type="float" office:value="-1666.66666666667" calcext:value-type="float">
            <text:p>-1.667 </text:p>
          </table:table-cell>
          <table:table-cell table:style-name="ce371" table:formula="of:=-[.E11]*[.E12]" office:value-type="float" office:value="-1666.66666666667" calcext:value-type="float">
            <text:p>-1.667 </text:p>
          </table:table-cell>
          <table:table-cell table:style-name="ce371" table:formula="of:=-[.F11]*[.F12]" office:value-type="float" office:value="-1666.66666666667" calcext:value-type="float">
            <text:p>-1.667 </text:p>
          </table:table-cell>
          <table:table-cell table:style-name="ce371" table:formula="of:=-[.G11]*[.G12]" office:value-type="float" office:value="-1666.66666666667" calcext:value-type="float">
            <text:p>-1.667 </text:p>
          </table:table-cell>
          <table:table-cell table:style-name="ce371" table:formula="of:=-[.H11]*[.H12]" office:value-type="float" office:value="-1666.66666666667" calcext:value-type="float">
            <text:p>-1.667 </text:p>
          </table:table-cell>
          <table:table-cell table:style-name="ce371" table:formula="of:=-[.I11]*[.I12]" office:value-type="float" office:value="-1666.66666666667" calcext:value-type="float">
            <text:p>-1.667 </text:p>
          </table:table-cell>
          <table:table-cell table:style-name="ce371" table:formula="of:=-[.J11]*[.J12]" office:value-type="float" office:value="-1666.66666666667" calcext:value-type="float">
            <text:p>-1.667 </text:p>
          </table:table-cell>
          <table:table-cell table:style-name="ce371" table:formula="of:=-[.K11]*[.K12]" office:value-type="float" office:value="-1666.66666666667" calcext:value-type="float">
            <text:p>-1.667 </text:p>
          </table:table-cell>
          <table:table-cell table:style-name="ce371" table:formula="of:=-[.L11]*[.L12]" office:value-type="float" office:value="-1666.66666666667" calcext:value-type="float">
            <text:p>-1.667 </text:p>
          </table:table-cell>
          <table:table-cell table:style-name="ce371" table:formula="of:=-[.M11]*[.M12]" office:value-type="float" office:value="-1666.66666666667" calcext:value-type="float">
            <text:p>-1.667 </text:p>
          </table:table-cell>
          <table:table-cell table:number-columns-repeated="1010"/>
        </table:table-row>
        <table:table-row table:style-name="ro7">
          <table:table-cell table:style-name="ce362" table:number-columns-repeated="14"/>
          <table:table-cell table:number-columns-repeated="1010"/>
        </table:table-row>
        <table:table-row table:style-name="ro7">
          <table:table-cell table:style-name="ce352" office:value-type="string" calcext:value-type="string">
            <text:p>Veículos/TI</text:p>
          </table:table-cell>
          <table:table-cell table:style-name="ce356"/>
          <table:table-cell table:style-name="ce371" table:number-columns-repeated="8"/>
          <table:table-cell table:style-name="ce371" office:value-type="float" office:value="180000" calcext:value-type="float">
            <text:p>180.000 </text:p>
          </table:table-cell>
          <table:table-cell table:style-name="ce371" table:number-columns-repeated="3"/>
          <table:table-cell table:number-columns-repeated="1010"/>
        </table:table-row>
        <table:table-row table:style-name="ro7">
          <table:table-cell table:style-name="ce367" office:value-type="string" calcext:value-type="string">
            <text:p>Acumulado</text:p>
          </table:table-cell>
          <table:table-cell table:style-name="ce356"/>
          <table:table-cell table:style-name="ce343" table:formula="of:=+[.C17]" office:value-type="float" office:value="0" calcext:value-type="float">
            <text:p>0 </text:p>
          </table:table-cell>
          <table:table-cell table:style-name="ce343" table:formula="of:=[.C18]+[.D17]" office:value-type="float" office:value="0" calcext:value-type="float">
            <text:p>0 </text:p>
          </table:table-cell>
          <table:table-cell table:style-name="ce343" table:formula="of:=[.D18]+[.E17]" office:value-type="float" office:value="0" calcext:value-type="float">
            <text:p>0 </text:p>
          </table:table-cell>
          <table:table-cell table:style-name="ce343" table:formula="of:=[.E18]+[.F17]" office:value-type="float" office:value="0" calcext:value-type="float">
            <text:p>0 </text:p>
          </table:table-cell>
          <table:table-cell table:style-name="ce343" table:formula="of:=[.F18]+[.G17]" office:value-type="float" office:value="0" calcext:value-type="float">
            <text:p>0 </text:p>
          </table:table-cell>
          <table:table-cell table:style-name="ce343" table:formula="of:=[.G18]+[.H17]" office:value-type="float" office:value="0" calcext:value-type="float">
            <text:p>0 </text:p>
          </table:table-cell>
          <table:table-cell table:style-name="ce343" table:formula="of:=[.H18]+[.I17]" office:value-type="float" office:value="0" calcext:value-type="float">
            <text:p>0 </text:p>
          </table:table-cell>
          <table:table-cell table:style-name="ce343" table:formula="of:=[.I18]+[.J17]" office:value-type="float" office:value="0" calcext:value-type="float">
            <text:p>0 </text:p>
          </table:table-cell>
          <table:table-cell table:style-name="ce343" table:formula="of:=[.J18]+[.K17]" office:value-type="float" office:value="180000" calcext:value-type="float">
            <text:p>180.000 </text:p>
          </table:table-cell>
          <table:table-cell table:style-name="ce343" table:formula="of:=[.K18]+[.L17]" office:value-type="float" office:value="180000" calcext:value-type="float">
            <text:p>180.000 </text:p>
          </table:table-cell>
          <table:table-cell table:style-name="ce343" table:formula="of:=[.L18]+[.M17]" office:value-type="float" office:value="180000" calcext:value-type="float">
            <text:p>180.000 </text:p>
          </table:table-cell>
          <table:table-cell table:style-name="ce343" table:formula="of:=[.M18]+[.N17]" office:value-type="float" office:value="180000" calcext:value-type="float">
            <text:p>180.00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Alíquota Média de Depreciação</text:p>
          </table:table-cell>
          <table:table-cell table:style-name="ce356"/>
          <table:table-cell table:style-name="ce359" office:value-type="percentage" office:value="0.0166666666666667" calcext:value-type="percentage">
            <text:p>1,67%</text:p>
          </table:table-cell>
          <table:table-cell table:style-name="ce359" table:formula="of:=[.C19]" office:value-type="percentage" office:value="0.0166666666666667" calcext:value-type="percentage">
            <text:p>1,67%</text:p>
          </table:table-cell>
          <table:table-cell table:style-name="ce359" table:formula="of:=[.D19]" office:value-type="percentage" office:value="0.0166666666666667" calcext:value-type="percentage">
            <text:p>1,67%</text:p>
          </table:table-cell>
          <table:table-cell table:style-name="ce359" table:formula="of:=[.E19]" office:value-type="percentage" office:value="0.0166666666666667" calcext:value-type="percentage">
            <text:p>1,67%</text:p>
          </table:table-cell>
          <table:table-cell table:style-name="ce359" table:formula="of:=[.F19]" office:value-type="percentage" office:value="0.0166666666666667" calcext:value-type="percentage">
            <text:p>1,67%</text:p>
          </table:table-cell>
          <table:table-cell table:style-name="ce359" table:formula="of:=[.G19]" office:value-type="percentage" office:value="0.0166666666666667" calcext:value-type="percentage">
            <text:p>1,67%</text:p>
          </table:table-cell>
          <table:table-cell table:style-name="ce359" table:formula="of:=[.H19]" office:value-type="percentage" office:value="0.0166666666666667" calcext:value-type="percentage">
            <text:p>1,67%</text:p>
          </table:table-cell>
          <table:table-cell table:style-name="ce359" table:formula="of:=[.I19]" office:value-type="percentage" office:value="0.0166666666666667" calcext:value-type="percentage">
            <text:p>1,67%</text:p>
          </table:table-cell>
          <table:table-cell table:style-name="ce359" table:formula="of:=[.J19]" office:value-type="percentage" office:value="0.0166666666666667" calcext:value-type="percentage">
            <text:p>1,67%</text:p>
          </table:table-cell>
          <table:table-cell table:style-name="ce359" table:formula="of:=[.K19]" office:value-type="percentage" office:value="0.0166666666666667" calcext:value-type="percentage">
            <text:p>1,67%</text:p>
          </table:table-cell>
          <table:table-cell table:style-name="ce359" table:formula="of:=[.L19]" office:value-type="percentage" office:value="0.0166666666666667" calcext:value-type="percentage">
            <text:p>1,67%</text:p>
          </table:table-cell>
          <table:table-cell table:style-name="ce359" table:formula="of:=[.M19]" office:value-type="percentage" office:value="0.0166666666666667" calcext:value-type="percentage">
            <text:p>1,67%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-] Depreciação Acumulada</text:p>
          </table:table-cell>
          <table:table-cell table:style-name="ce356"/>
          <table:table-cell table:style-name="ce343" office:value-type="float" office:value="0" calcext:value-type="float">
            <text:p>0 </text:p>
          </table:table-cell>
          <table:table-cell table:style-name="ce343" table:formula="of:=[.C20]+[.D22]" office:value-type="float" office:value="0" calcext:value-type="float">
            <text:p>0 </text:p>
          </table:table-cell>
          <table:table-cell table:style-name="ce343" table:formula="of:=[.D20]+[.E22]" office:value-type="float" office:value="0" calcext:value-type="float">
            <text:p>0 </text:p>
          </table:table-cell>
          <table:table-cell table:style-name="ce343" table:formula="of:=[.E20]+[.F22]" office:value-type="float" office:value="0" calcext:value-type="float">
            <text:p>0 </text:p>
          </table:table-cell>
          <table:table-cell table:style-name="ce343" table:formula="of:=[.F20]+[.G22]" office:value-type="float" office:value="0" calcext:value-type="float">
            <text:p>0 </text:p>
          </table:table-cell>
          <table:table-cell table:style-name="ce343" table:formula="of:=[.G20]+[.H22]" office:value-type="float" office:value="0" calcext:value-type="float">
            <text:p>0 </text:p>
          </table:table-cell>
          <table:table-cell table:style-name="ce343" table:formula="of:=[.H20]+[.I22]" office:value-type="float" office:value="0" calcext:value-type="float">
            <text:p>0 </text:p>
          </table:table-cell>
          <table:table-cell table:style-name="ce343" table:formula="of:=[.I20]+[.J22]" office:value-type="float" office:value="0" calcext:value-type="float">
            <text:p>0 </text:p>
          </table:table-cell>
          <table:table-cell table:style-name="ce343" table:formula="of:=[.J20]+[.K22]" office:value-type="float" office:value="0" calcext:value-type="float">
            <text:p>0 </text:p>
          </table:table-cell>
          <table:table-cell table:style-name="ce343" table:formula="of:=[.K20]+[.L22]" office:value-type="float" office:value="-3000" calcext:value-type="float">
            <text:p>-3.000 </text:p>
          </table:table-cell>
          <table:table-cell table:style-name="ce343" table:formula="of:=[.L20]+[.M22]" office:value-type="float" office:value="-6000" calcext:value-type="float">
            <text:p>-6.000 </text:p>
          </table:table-cell>
          <table:table-cell table:style-name="ce343" table:formula="of:=[.M20]+[.N22]" office:value-type="float" office:value="-9000" calcext:value-type="float">
            <text:p>-9.00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=] Imobiliado Líquido</text:p>
          </table:table-cell>
          <table:table-cell table:style-name="ce356"/>
          <table:table-cell table:style-name="ce364" table:formula="of:=+[.C18]+[.C20]" office:value-type="float" office:value="0" calcext:value-type="float">
            <text:p>0 </text:p>
          </table:table-cell>
          <table:table-cell table:style-name="ce364" table:formula="of:=[.D18]+[.D20]" office:value-type="float" office:value="0" calcext:value-type="float">
            <text:p>0 </text:p>
          </table:table-cell>
          <table:table-cell table:style-name="ce364" table:formula="of:=[.E18]+[.E20]" office:value-type="float" office:value="0" calcext:value-type="float">
            <text:p>0 </text:p>
          </table:table-cell>
          <table:table-cell table:style-name="ce364" table:formula="of:=[.F18]+[.F20]" office:value-type="float" office:value="0" calcext:value-type="float">
            <text:p>0 </text:p>
          </table:table-cell>
          <table:table-cell table:style-name="ce364" table:formula="of:=[.G18]+[.G20]" office:value-type="float" office:value="0" calcext:value-type="float">
            <text:p>0 </text:p>
          </table:table-cell>
          <table:table-cell table:style-name="ce364" table:formula="of:=[.H18]+[.H20]" office:value-type="float" office:value="0" calcext:value-type="float">
            <text:p>0 </text:p>
          </table:table-cell>
          <table:table-cell table:style-name="ce364" table:formula="of:=[.I18]+[.I20]" office:value-type="float" office:value="0" calcext:value-type="float">
            <text:p>0 </text:p>
          </table:table-cell>
          <table:table-cell table:style-name="ce364" table:formula="of:=[.J18]+[.J20]" office:value-type="float" office:value="0" calcext:value-type="float">
            <text:p>0 </text:p>
          </table:table-cell>
          <table:table-cell table:style-name="ce364" table:formula="of:=[.K18]+[.K20]" office:value-type="float" office:value="180000" calcext:value-type="float">
            <text:p>180.000 </text:p>
          </table:table-cell>
          <table:table-cell table:style-name="ce364" table:formula="of:=[.L18]+[.L20]" office:value-type="float" office:value="177000" calcext:value-type="float">
            <text:p>177.000 </text:p>
          </table:table-cell>
          <table:table-cell table:style-name="ce364" table:formula="of:=[.M18]+[.M20]" office:value-type="float" office:value="174000" calcext:value-type="float">
            <text:p>174.000 </text:p>
          </table:table-cell>
          <table:table-cell table:style-name="ce364" table:formula="of:=[.N18]+[.N20]" office:value-type="float" office:value="171000" calcext:value-type="float">
            <text:p>171.000 </text:p>
          </table:table-cell>
          <table:table-cell table:number-columns-repeated="1010"/>
        </table:table-row>
        <table:table-row table:style-name="ro7">
          <table:table-cell table:style-name="ce352" office:value-type="string" calcext:value-type="string">
            <text:p>Depreciação Mensal</text:p>
          </table:table-cell>
          <table:table-cell table:style-name="ce356"/>
          <table:table-cell table:style-name="ce364" office:value-type="float" office:value="0" calcext:value-type="float">
            <text:p>0 </text:p>
          </table:table-cell>
          <table:table-cell table:style-name="ce371" table:formula="of:=-[.C18]*[.C19]" office:value-type="float" office:value="-0" calcext:value-type="float">
            <text:p>0 </text:p>
          </table:table-cell>
          <table:table-cell table:style-name="ce371" table:formula="of:=-[.D18]*[.D19]" office:value-type="float" office:value="-0" calcext:value-type="float">
            <text:p>0 </text:p>
          </table:table-cell>
          <table:table-cell table:style-name="ce371" table:formula="of:=-[.E18]*[.E19]" office:value-type="float" office:value="-0" calcext:value-type="float">
            <text:p>0 </text:p>
          </table:table-cell>
          <table:table-cell table:style-name="ce371" table:formula="of:=-[.F18]*[.F19]" office:value-type="float" office:value="-0" calcext:value-type="float">
            <text:p>0 </text:p>
          </table:table-cell>
          <table:table-cell table:style-name="ce371" table:formula="of:=-[.G18]*[.G19]" office:value-type="float" office:value="-0" calcext:value-type="float">
            <text:p>0 </text:p>
          </table:table-cell>
          <table:table-cell table:style-name="ce371" table:formula="of:=-[.H18]*[.H19]" office:value-type="float" office:value="-0" calcext:value-type="float">
            <text:p>0 </text:p>
          </table:table-cell>
          <table:table-cell table:style-name="ce371" table:formula="of:=-[.I18]*[.I19]" office:value-type="float" office:value="-0" calcext:value-type="float">
            <text:p>0 </text:p>
          </table:table-cell>
          <table:table-cell table:style-name="ce371" table:formula="of:=-[.J18]*[.J19]" office:value-type="float" office:value="-0" calcext:value-type="float">
            <text:p>0 </text:p>
          </table:table-cell>
          <table:table-cell table:style-name="ce371" table:formula="of:=-[.K18]*[.K19]" office:value-type="float" office:value="-3000" calcext:value-type="float">
            <text:p>-3.000 </text:p>
          </table:table-cell>
          <table:table-cell table:style-name="ce371" table:formula="of:=-[.L18]*[.L19]" office:value-type="float" office:value="-3000" calcext:value-type="float">
            <text:p>-3.000 </text:p>
          </table:table-cell>
          <table:table-cell table:style-name="ce371" table:formula="of:=-[.M18]*[.M19]" office:value-type="float" office:value="-3000" calcext:value-type="float">
            <text:p>-3.000 </text:p>
          </table:table-cell>
          <table:table-cell table:number-columns-repeated="1010"/>
        </table:table-row>
        <table:table-row table:style-name="ro7">
          <table:table-cell table:style-name="ce362" table:number-columns-repeated="14"/>
          <table:table-cell table:number-columns-repeated="1010"/>
        </table:table-row>
        <table:table-row table:style-name="ro7">
          <table:table-cell table:style-name="ce352" office:value-type="string" calcext:value-type="string">
            <text:p>Outros</text:p>
          </table:table-cell>
          <table:table-cell table:style-name="ce356"/>
          <table:table-cell table:style-name="ce371" table:number-columns-repeated="12"/>
          <table:table-cell table:number-columns-repeated="1010"/>
        </table:table-row>
        <table:table-row table:style-name="ro7">
          <table:table-cell table:style-name="ce367" office:value-type="string" calcext:value-type="string">
            <text:p>Acumulado</text:p>
          </table:table-cell>
          <table:table-cell table:style-name="ce356"/>
          <table:table-cell table:style-name="ce343" table:formula="of:=+[.C24]" office:value-type="float" office:value="0" calcext:value-type="float">
            <text:p>0 </text:p>
          </table:table-cell>
          <table:table-cell table:style-name="ce343" table:formula="of:=[.C25]+[.D24]" office:value-type="float" office:value="0" calcext:value-type="float">
            <text:p>0 </text:p>
          </table:table-cell>
          <table:table-cell table:style-name="ce343" table:formula="of:=[.D25]+[.E24]" office:value-type="float" office:value="0" calcext:value-type="float">
            <text:p>0 </text:p>
          </table:table-cell>
          <table:table-cell table:style-name="ce343" table:formula="of:=[.E25]+[.F24]" office:value-type="float" office:value="0" calcext:value-type="float">
            <text:p>0 </text:p>
          </table:table-cell>
          <table:table-cell table:style-name="ce343" table:formula="of:=[.F25]+[.G24]" office:value-type="float" office:value="0" calcext:value-type="float">
            <text:p>0 </text:p>
          </table:table-cell>
          <table:table-cell table:style-name="ce343" table:formula="of:=[.G25]+[.H24]" office:value-type="float" office:value="0" calcext:value-type="float">
            <text:p>0 </text:p>
          </table:table-cell>
          <table:table-cell table:style-name="ce343" table:formula="of:=[.H25]+[.I24]" office:value-type="float" office:value="0" calcext:value-type="float">
            <text:p>0 </text:p>
          </table:table-cell>
          <table:table-cell table:style-name="ce343" table:formula="of:=[.I25]+[.J24]" office:value-type="float" office:value="0" calcext:value-type="float">
            <text:p>0 </text:p>
          </table:table-cell>
          <table:table-cell table:style-name="ce343" table:formula="of:=[.J25]+[.K24]" office:value-type="float" office:value="0" calcext:value-type="float">
            <text:p>0 </text:p>
          </table:table-cell>
          <table:table-cell table:style-name="ce343" table:formula="of:=[.K25]+[.L24]" office:value-type="float" office:value="0" calcext:value-type="float">
            <text:p>0 </text:p>
          </table:table-cell>
          <table:table-cell table:style-name="ce343" table:formula="of:=[.L25]+[.M24]" office:value-type="float" office:value="0" calcext:value-type="float">
            <text:p>0 </text:p>
          </table:table-cell>
          <table:table-cell table:style-name="ce343" table:formula="of:=[.M25]+[.N24]" office:value-type="float" office:value="0" calcext:value-type="float">
            <text:p>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Alíquota Média de Depreciação</text:p>
          </table:table-cell>
          <table:table-cell table:style-name="ce356"/>
          <table:table-cell table:style-name="ce359" office:value-type="percentage" office:value="0" calcext:value-type="percentage">
            <text:p>0,00%</text:p>
          </table:table-cell>
          <table:table-cell table:style-name="ce359" table:formula="of:=[.C26]" office:value-type="percentage" office:value="0" calcext:value-type="percentage">
            <text:p>0,00%</text:p>
          </table:table-cell>
          <table:table-cell table:style-name="ce359" table:formula="of:=[.D26]" office:value-type="percentage" office:value="0" calcext:value-type="percentage">
            <text:p>0,00%</text:p>
          </table:table-cell>
          <table:table-cell table:style-name="ce359" table:formula="of:=[.E26]" office:value-type="percentage" office:value="0" calcext:value-type="percentage">
            <text:p>0,00%</text:p>
          </table:table-cell>
          <table:table-cell table:style-name="ce359" table:formula="of:=[.F26]" office:value-type="percentage" office:value="0" calcext:value-type="percentage">
            <text:p>0,00%</text:p>
          </table:table-cell>
          <table:table-cell table:style-name="ce359" table:formula="of:=[.G26]" office:value-type="percentage" office:value="0" calcext:value-type="percentage">
            <text:p>0,00%</text:p>
          </table:table-cell>
          <table:table-cell table:style-name="ce359" table:formula="of:=[.H26]" office:value-type="percentage" office:value="0" calcext:value-type="percentage">
            <text:p>0,00%</text:p>
          </table:table-cell>
          <table:table-cell table:style-name="ce359" table:formula="of:=[.I26]" office:value-type="percentage" office:value="0" calcext:value-type="percentage">
            <text:p>0,00%</text:p>
          </table:table-cell>
          <table:table-cell table:style-name="ce359" table:formula="of:=[.J26]" office:value-type="percentage" office:value="0" calcext:value-type="percentage">
            <text:p>0,00%</text:p>
          </table:table-cell>
          <table:table-cell table:style-name="ce359" table:formula="of:=[.K26]" office:value-type="percentage" office:value="0" calcext:value-type="percentage">
            <text:p>0,00%</text:p>
          </table:table-cell>
          <table:table-cell table:style-name="ce359" table:formula="of:=[.L26]" office:value-type="percentage" office:value="0" calcext:value-type="percentage">
            <text:p>0,00%</text:p>
          </table:table-cell>
          <table:table-cell table:style-name="ce359" table:formula="of:=[.M26]" office:value-type="percentage" office:value="0" calcext:value-type="percentage">
            <text:p>0,00%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-] Depreciação Acumulada</text:p>
          </table:table-cell>
          <table:table-cell table:style-name="ce356"/>
          <table:table-cell table:style-name="ce343" office:value-type="float" office:value="0" calcext:value-type="float">
            <text:p>0 </text:p>
          </table:table-cell>
          <table:table-cell table:style-name="ce343" table:formula="of:=[.C27]+[.D29]" office:value-type="float" office:value="0" calcext:value-type="float">
            <text:p>0 </text:p>
          </table:table-cell>
          <table:table-cell table:style-name="ce343" table:formula="of:=[.D27]+[.E29]" office:value-type="float" office:value="0" calcext:value-type="float">
            <text:p>0 </text:p>
          </table:table-cell>
          <table:table-cell table:style-name="ce343" table:formula="of:=[.E27]+[.F29]" office:value-type="float" office:value="0" calcext:value-type="float">
            <text:p>0 </text:p>
          </table:table-cell>
          <table:table-cell table:style-name="ce343" table:formula="of:=[.F27]+[.G29]" office:value-type="float" office:value="0" calcext:value-type="float">
            <text:p>0 </text:p>
          </table:table-cell>
          <table:table-cell table:style-name="ce343" table:formula="of:=[.G27]+[.H29]" office:value-type="float" office:value="0" calcext:value-type="float">
            <text:p>0 </text:p>
          </table:table-cell>
          <table:table-cell table:style-name="ce343" table:formula="of:=[.H27]+[.I29]" office:value-type="float" office:value="0" calcext:value-type="float">
            <text:p>0 </text:p>
          </table:table-cell>
          <table:table-cell table:style-name="ce343" table:formula="of:=[.I27]+[.J29]" office:value-type="float" office:value="0" calcext:value-type="float">
            <text:p>0 </text:p>
          </table:table-cell>
          <table:table-cell table:style-name="ce343" table:formula="of:=[.J27]+[.K29]" office:value-type="float" office:value="0" calcext:value-type="float">
            <text:p>0 </text:p>
          </table:table-cell>
          <table:table-cell table:style-name="ce343" table:formula="of:=[.K27]+[.L29]" office:value-type="float" office:value="0" calcext:value-type="float">
            <text:p>0 </text:p>
          </table:table-cell>
          <table:table-cell table:style-name="ce343" table:formula="of:=[.L27]+[.M29]" office:value-type="float" office:value="0" calcext:value-type="float">
            <text:p>0 </text:p>
          </table:table-cell>
          <table:table-cell table:style-name="ce343" table:formula="of:=[.M27]+[.N29]" office:value-type="float" office:value="0" calcext:value-type="float">
            <text:p>0 </text:p>
          </table:table-cell>
          <table:table-cell table:number-columns-repeated="1010"/>
        </table:table-row>
        <table:table-row table:style-name="ro7">
          <table:table-cell table:style-name="ce323" office:value-type="string" calcext:value-type="string">
            <text:p>[=] Imobiliado Líquido</text:p>
          </table:table-cell>
          <table:table-cell table:style-name="ce356"/>
          <table:table-cell table:style-name="ce364" table:formula="of:=+[.C25]+[.C27]" office:value-type="float" office:value="0" calcext:value-type="float">
            <text:p>0 </text:p>
          </table:table-cell>
          <table:table-cell table:style-name="ce364" table:formula="of:=[.D25]+[.D27]" office:value-type="float" office:value="0" calcext:value-type="float">
            <text:p>0 </text:p>
          </table:table-cell>
          <table:table-cell table:style-name="ce364" table:formula="of:=[.E25]+[.E27]" office:value-type="float" office:value="0" calcext:value-type="float">
            <text:p>0 </text:p>
          </table:table-cell>
          <table:table-cell table:style-name="ce364" table:formula="of:=[.F25]+[.F27]" office:value-type="float" office:value="0" calcext:value-type="float">
            <text:p>0 </text:p>
          </table:table-cell>
          <table:table-cell table:style-name="ce364" table:formula="of:=[.G25]+[.G27]" office:value-type="float" office:value="0" calcext:value-type="float">
            <text:p>0 </text:p>
          </table:table-cell>
          <table:table-cell table:style-name="ce364" table:formula="of:=[.H25]+[.H27]" office:value-type="float" office:value="0" calcext:value-type="float">
            <text:p>0 </text:p>
          </table:table-cell>
          <table:table-cell table:style-name="ce364" table:formula="of:=[.I25]+[.I27]" office:value-type="float" office:value="0" calcext:value-type="float">
            <text:p>0 </text:p>
          </table:table-cell>
          <table:table-cell table:style-name="ce364" table:formula="of:=[.J25]+[.J27]" office:value-type="float" office:value="0" calcext:value-type="float">
            <text:p>0 </text:p>
          </table:table-cell>
          <table:table-cell table:style-name="ce364" table:formula="of:=[.K25]+[.K27]" office:value-type="float" office:value="0" calcext:value-type="float">
            <text:p>0 </text:p>
          </table:table-cell>
          <table:table-cell table:style-name="ce364" table:formula="of:=[.L25]+[.L27]" office:value-type="float" office:value="0" calcext:value-type="float">
            <text:p>0 </text:p>
          </table:table-cell>
          <table:table-cell table:style-name="ce364" table:formula="of:=[.M25]+[.M27]" office:value-type="float" office:value="0" calcext:value-type="float">
            <text:p>0 </text:p>
          </table:table-cell>
          <table:table-cell table:style-name="ce364" table:formula="of:=[.N25]+[.N27]" office:value-type="float" office:value="0" calcext:value-type="float">
            <text:p>0 </text:p>
          </table:table-cell>
          <table:table-cell table:number-columns-repeated="1010"/>
        </table:table-row>
        <table:table-row table:style-name="ro7">
          <table:table-cell table:style-name="ce352" office:value-type="string" calcext:value-type="string">
            <text:p>Depreciação Mensal</text:p>
          </table:table-cell>
          <table:table-cell table:style-name="ce356"/>
          <table:table-cell table:style-name="ce364" office:value-type="float" office:value="0" calcext:value-type="float">
            <text:p>0 </text:p>
          </table:table-cell>
          <table:table-cell table:style-name="ce371" table:formula="of:=-[.C25]*[.C26]" office:value-type="float" office:value="-0" calcext:value-type="float">
            <text:p>0 </text:p>
          </table:table-cell>
          <table:table-cell table:style-name="ce371" table:formula="of:=-[.D25]*[.D26]" office:value-type="float" office:value="-0" calcext:value-type="float">
            <text:p>0 </text:p>
          </table:table-cell>
          <table:table-cell table:style-name="ce371" table:formula="of:=-[.E25]*[.E26]" office:value-type="float" office:value="-0" calcext:value-type="float">
            <text:p>0 </text:p>
          </table:table-cell>
          <table:table-cell table:style-name="ce371" table:formula="of:=-[.F25]*[.F26]" office:value-type="float" office:value="-0" calcext:value-type="float">
            <text:p>0 </text:p>
          </table:table-cell>
          <table:table-cell table:style-name="ce371" table:formula="of:=-[.G25]*[.G26]" office:value-type="float" office:value="-0" calcext:value-type="float">
            <text:p>0 </text:p>
          </table:table-cell>
          <table:table-cell table:style-name="ce371" table:formula="of:=-[.H25]*[.H26]" office:value-type="float" office:value="-0" calcext:value-type="float">
            <text:p>0 </text:p>
          </table:table-cell>
          <table:table-cell table:style-name="ce371" table:formula="of:=-[.I25]*[.I26]" office:value-type="float" office:value="-0" calcext:value-type="float">
            <text:p>0 </text:p>
          </table:table-cell>
          <table:table-cell table:style-name="ce371" table:formula="of:=-[.J25]*[.J26]" office:value-type="float" office:value="-0" calcext:value-type="float">
            <text:p>0 </text:p>
          </table:table-cell>
          <table:table-cell table:style-name="ce371" table:formula="of:=-[.K25]*[.K26]" office:value-type="float" office:value="-0" calcext:value-type="float">
            <text:p>0 </text:p>
          </table:table-cell>
          <table:table-cell table:style-name="ce371" table:formula="of:=-[.L25]*[.L26]" office:value-type="float" office:value="-0" calcext:value-type="float">
            <text:p>0 </text:p>
          </table:table-cell>
          <table:table-cell table:style-name="ce371" table:formula="of:=-[.M25]*[.M26]" office:value-type="float" office:value="-0" calcext:value-type="float">
            <text:p>0 </text:p>
          </table:table-cell>
          <table:table-cell table:number-columns-repeated="1010"/>
        </table:table-row>
        <table:table-row table:style-name="ro7">
          <table:table-cell table:style-name="ce362" table:number-columns-repeated="14"/>
          <table:table-cell table:number-columns-repeated="1010"/>
        </table:table-row>
        <table:table-row table:style-name="ro5">
          <table:table-cell table:style-name="ce354" office:value-type="string" calcext:value-type="string">
            <text:p>Consolidado</text:p>
          </table:table-cell>
          <table:table-cell table:style-name="ce361" table:number-columns-repeated="13"/>
          <table:table-cell table:number-columns-repeated="1010"/>
        </table:table-row>
        <table:table-row table:style-name="ro6">
          <table:table-cell table:style-name="ce368" office:value-type="string" calcext:value-type="string">
            <text:p>Imobilizado</text:p>
          </table:table-cell>
          <table:table-cell table:style-name="ce356"/>
          <table:table-cell table:style-name="ce343" table:formula="of:=+[.C4]+[.C11]+[.C18]+[.C25]" office:value-type="float" office:value="4000000" calcext:value-type="float">
            <text:p>4.000.000 </text:p>
          </table:table-cell>
          <table:table-cell table:style-name="ce343" table:formula="of:=+[.D4]+[.D11]+[.D18]+[.D25]" office:value-type="float" office:value="4200000" calcext:value-type="float">
            <text:p>4.200.000 </text:p>
          </table:table-cell>
          <table:table-cell table:style-name="ce343" table:formula="of:=+[.E4]+[.E11]+[.E18]+[.E25]" office:value-type="float" office:value="4200000" calcext:value-type="float">
            <text:p>4.200.000 </text:p>
          </table:table-cell>
          <table:table-cell table:style-name="ce343" table:formula="of:=+[.F4]+[.F11]+[.F18]+[.F25]" office:value-type="float" office:value="4200000" calcext:value-type="float">
            <text:p>4.200.000 </text:p>
          </table:table-cell>
          <table:table-cell table:style-name="ce343" table:formula="of:=+[.G4]+[.G11]+[.G18]+[.G25]" office:value-type="float" office:value="4200000" calcext:value-type="float">
            <text:p>4.200.000 </text:p>
          </table:table-cell>
          <table:table-cell table:style-name="ce343" table:formula="of:=+[.H4]+[.H11]+[.H18]+[.H25]" office:value-type="float" office:value="4200000" calcext:value-type="float">
            <text:p>4.200.000 </text:p>
          </table:table-cell>
          <table:table-cell table:style-name="ce343" table:formula="of:=+[.I4]+[.I11]+[.I18]+[.I25]" office:value-type="float" office:value="4200000" calcext:value-type="float">
            <text:p>4.200.000 </text:p>
          </table:table-cell>
          <table:table-cell table:style-name="ce343" table:formula="of:=+[.J4]+[.J11]+[.J18]+[.J25]" office:value-type="float" office:value="4200000" calcext:value-type="float">
            <text:p>4.200.000 </text:p>
          </table:table-cell>
          <table:table-cell table:style-name="ce343" table:formula="of:=+[.K4]+[.K11]+[.K18]+[.K25]" office:value-type="float" office:value="4380000" calcext:value-type="float">
            <text:p>4.380.000 </text:p>
          </table:table-cell>
          <table:table-cell table:style-name="ce343" table:formula="of:=+[.L4]+[.L11]+[.L18]+[.L25]" office:value-type="float" office:value="4380000" calcext:value-type="float">
            <text:p>4.380.000 </text:p>
          </table:table-cell>
          <table:table-cell table:style-name="ce343" table:formula="of:=+[.M4]+[.M11]+[.M18]+[.M25]" office:value-type="float" office:value="4380000" calcext:value-type="float">
            <text:p>4.380.000 </text:p>
          </table:table-cell>
          <table:table-cell table:style-name="ce343" table:formula="of:=+[.N4]+[.N11]+[.N18]+[.N25]" office:value-type="float" office:value="4380000" calcext:value-type="float">
            <text:p>4.380.000 </text:p>
          </table:table-cell>
          <table:table-cell table:number-columns-repeated="1010"/>
        </table:table-row>
        <table:table-row table:style-name="ro7">
          <table:table-cell table:style-name="ce369" office:value-type="string" calcext:value-type="string">
            <text:p>[-] Depreciação Acumulada</text:p>
          </table:table-cell>
          <table:table-cell table:style-name="ce356"/>
          <table:table-cell table:style-name="ce343" table:formula="of:=+[.C5]+[.C13]+[.C20]+[.C27]" office:value-type="float" office:value="-2330000" calcext:value-type="float">
            <text:p>-2.330.000 </text:p>
          </table:table-cell>
          <table:table-cell table:style-name="ce343" table:formula="of:=+[.D5]+[.D13]+[.D20]+[.D27]" office:value-type="float" office:value="-2360000" calcext:value-type="float">
            <text:p>-2.360.000 </text:p>
          </table:table-cell>
          <table:table-cell table:style-name="ce343" table:formula="of:=+[.E5]+[.E13]+[.E20]+[.E27]" office:value-type="float" office:value="-2391666.66666667" calcext:value-type="float">
            <text:p>-2.391.667 </text:p>
          </table:table-cell>
          <table:table-cell table:style-name="ce343" table:formula="of:=+[.F5]+[.F13]+[.F20]+[.F27]" office:value-type="float" office:value="-2423333.33333333" calcext:value-type="float">
            <text:p>-2.423.333 </text:p>
          </table:table-cell>
          <table:table-cell table:style-name="ce343" table:formula="of:=+[.G5]+[.G13]+[.G20]+[.G27]" office:value-type="float" office:value="-2455000" calcext:value-type="float">
            <text:p>-2.455.000 </text:p>
          </table:table-cell>
          <table:table-cell table:style-name="ce343" table:formula="of:=+[.H5]+[.H13]+[.H20]+[.H27]" office:value-type="float" office:value="-2486666.66666667" calcext:value-type="float">
            <text:p>-2.486.667 </text:p>
          </table:table-cell>
          <table:table-cell table:style-name="ce343" table:formula="of:=+[.I5]+[.I13]+[.I20]+[.I27]" office:value-type="float" office:value="-2518333.33333333" calcext:value-type="float">
            <text:p>-2.518.333 </text:p>
          </table:table-cell>
          <table:table-cell table:style-name="ce343" table:formula="of:=+[.J5]+[.J13]+[.J20]+[.J27]" office:value-type="float" office:value="-2550000" calcext:value-type="float">
            <text:p>-2.550.000 </text:p>
          </table:table-cell>
          <table:table-cell table:style-name="ce343" table:formula="of:=+[.K5]+[.K13]+[.K20]+[.K27]" office:value-type="float" office:value="-2581666.66666667" calcext:value-type="float">
            <text:p>-2.581.667 </text:p>
          </table:table-cell>
          <table:table-cell table:style-name="ce343" table:formula="of:=+[.L5]+[.L13]+[.L20]+[.L27]" office:value-type="float" office:value="-2616333.33333333" calcext:value-type="float">
            <text:p>-2.616.333 </text:p>
          </table:table-cell>
          <table:table-cell table:style-name="ce343" table:formula="of:=+[.M5]+[.M13]+[.M20]+[.M27]" office:value-type="float" office:value="-2651000" calcext:value-type="float">
            <text:p>-2.651.000 </text:p>
          </table:table-cell>
          <table:table-cell table:style-name="ce343" table:formula="of:=+[.N5]+[.N13]+[.N20]+[.N27]" office:value-type="float" office:value="-2685666.66666667" calcext:value-type="float">
            <text:p>-2.685.667 </text:p>
          </table:table-cell>
          <table:table-cell table:number-columns-repeated="1010"/>
        </table:table-row>
        <table:table-row table:style-name="ro7">
          <table:table-cell table:style-name="ce369" office:value-type="string" calcext:value-type="string">
            <text:p>[=] Imobiliado Líquido</text:p>
          </table:table-cell>
          <table:table-cell table:style-name="ce356"/>
          <table:table-cell table:style-name="ce343" table:formula="of:=+[.C32]+[.C33]" office:value-type="float" office:value="1670000" calcext:value-type="float">
            <text:p>1.670.000 </text:p>
          </table:table-cell>
          <table:table-cell table:style-name="ce343" table:formula="of:=+[.D32]+[.D33]" office:value-type="float" office:value="1840000" calcext:value-type="float">
            <text:p>1.840.000 </text:p>
          </table:table-cell>
          <table:table-cell table:style-name="ce343" table:formula="of:=+[.E32]+[.E33]" office:value-type="float" office:value="1808333.33333333" calcext:value-type="float">
            <text:p>1.808.333 </text:p>
          </table:table-cell>
          <table:table-cell table:style-name="ce343" table:formula="of:=+[.F32]+[.F33]" office:value-type="float" office:value="1776666.66666667" calcext:value-type="float">
            <text:p>1.776.667 </text:p>
          </table:table-cell>
          <table:table-cell table:style-name="ce343" table:formula="of:=+[.G32]+[.G33]" office:value-type="float" office:value="1745000" calcext:value-type="float">
            <text:p>1.745.000 </text:p>
          </table:table-cell>
          <table:table-cell table:style-name="ce343" table:formula="of:=+[.H32]+[.H33]" office:value-type="float" office:value="1713333.33333333" calcext:value-type="float">
            <text:p>1.713.333 </text:p>
          </table:table-cell>
          <table:table-cell table:style-name="ce343" table:formula="of:=+[.I32]+[.I33]" office:value-type="float" office:value="1681666.66666667" calcext:value-type="float">
            <text:p>1.681.667 </text:p>
          </table:table-cell>
          <table:table-cell table:style-name="ce343" table:formula="of:=+[.J32]+[.J33]" office:value-type="float" office:value="1650000" calcext:value-type="float">
            <text:p>1.650.000 </text:p>
          </table:table-cell>
          <table:table-cell table:style-name="ce343" table:formula="of:=+[.K32]+[.K33]" office:value-type="float" office:value="1798333.33333333" calcext:value-type="float">
            <text:p>1.798.333 </text:p>
          </table:table-cell>
          <table:table-cell table:style-name="ce343" table:formula="of:=+[.L32]+[.L33]" office:value-type="float" office:value="1763666.66666667" calcext:value-type="float">
            <text:p>1.763.667 </text:p>
          </table:table-cell>
          <table:table-cell table:style-name="ce343" table:formula="of:=+[.M32]+[.M33]" office:value-type="float" office:value="1729000" calcext:value-type="float">
            <text:p>1.729.000 </text:p>
          </table:table-cell>
          <table:table-cell table:style-name="ce343" table:formula="of:=+[.N32]+[.N33]" office:value-type="float" office:value="1694333.33333333" calcext:value-type="float">
            <text:p>1.694.333 </text:p>
          </table:table-cell>
          <table:table-cell table:number-columns-repeated="1010"/>
        </table:table-row>
        <table:table-row table:style-name="ro7">
          <table:table-cell table:style-name="ce369" office:value-type="string" calcext:value-type="string">
            <text:p>Novos Investimentos</text:p>
          </table:table-cell>
          <table:table-cell table:style-name="ce356"/>
          <table:table-cell table:style-name="ce343" table:formula="of:=+[.C10]+[.C17]+[.C24]" office:value-type="float" office:value="0" calcext:value-type="float">
            <text:p>0 </text:p>
          </table:table-cell>
          <table:table-cell table:style-name="ce343" table:formula="of:=+[.D10]+[.D17]+[.D24]" office:value-type="float" office:value="200000" calcext:value-type="float">
            <text:p>200.000 </text:p>
          </table:table-cell>
          <table:table-cell table:style-name="ce343" table:formula="of:=+[.E10]+[.E17]+[.E24]" office:value-type="float" office:value="0" calcext:value-type="float">
            <text:p>0 </text:p>
          </table:table-cell>
          <table:table-cell table:style-name="ce343" table:formula="of:=+[.F10]+[.F17]+[.F24]" office:value-type="float" office:value="0" calcext:value-type="float">
            <text:p>0 </text:p>
          </table:table-cell>
          <table:table-cell table:style-name="ce343" table:formula="of:=+[.G10]+[.G17]+[.G24]" office:value-type="float" office:value="0" calcext:value-type="float">
            <text:p>0 </text:p>
          </table:table-cell>
          <table:table-cell table:style-name="ce343" table:formula="of:=+[.H10]+[.H17]+[.H24]" office:value-type="float" office:value="0" calcext:value-type="float">
            <text:p>0 </text:p>
          </table:table-cell>
          <table:table-cell table:style-name="ce343" table:formula="of:=+[.I10]+[.I17]+[.I24]" office:value-type="float" office:value="0" calcext:value-type="float">
            <text:p>0 </text:p>
          </table:table-cell>
          <table:table-cell table:style-name="ce343" table:formula="of:=+[.J10]+[.J17]+[.J24]" office:value-type="float" office:value="0" calcext:value-type="float">
            <text:p>0 </text:p>
          </table:table-cell>
          <table:table-cell table:style-name="ce343" table:formula="of:=+[.K10]+[.K17]+[.K24]" office:value-type="float" office:value="180000" calcext:value-type="float">
            <text:p>180.000 </text:p>
          </table:table-cell>
          <table:table-cell table:style-name="ce343" table:formula="of:=+[.L10]+[.L17]+[.L24]" office:value-type="float" office:value="0" calcext:value-type="float">
            <text:p>0 </text:p>
          </table:table-cell>
          <table:table-cell table:style-name="ce343" table:formula="of:=+[.M10]+[.M17]+[.M24]" office:value-type="float" office:value="0" calcext:value-type="float">
            <text:p>0 </text:p>
          </table:table-cell>
          <table:table-cell table:style-name="ce343" table:formula="of:=+[.N10]+[.N17]+[.N24]" office:value-type="float" office:value="0" calcext:value-type="float">
            <text:p>0 </text:p>
          </table:table-cell>
          <table:table-cell table:number-columns-repeated="1010"/>
        </table:table-row>
        <table:table-row table:style-name="ro7">
          <table:table-cell table:style-name="ce369" office:value-type="string" calcext:value-type="string">
            <text:p>Depreciação do Período</text:p>
          </table:table-cell>
          <table:table-cell table:style-name="ce356"/>
          <table:table-cell table:style-name="ce343" table:formula="of:=+[.C7]+[.C15]+[.C22]+[.C29]" office:value-type="float" office:value="-30000" calcext:value-type="float">
            <text:p>-30.000 </text:p>
          </table:table-cell>
          <table:table-cell table:style-name="ce343" table:formula="of:=+[.D7]+[.D15]+[.D22]+[.D29]" office:value-type="float" office:value="-30000" calcext:value-type="float">
            <text:p>-30.000 </text:p>
          </table:table-cell>
          <table:table-cell table:style-name="ce343" table:formula="of:=+[.E7]+[.E15]+[.E22]+[.E29]" office:value-type="float" office:value="-31666.6666666667" calcext:value-type="float">
            <text:p>-31.667 </text:p>
          </table:table-cell>
          <table:table-cell table:style-name="ce343" table:formula="of:=+[.F7]+[.F15]+[.F22]+[.F29]" office:value-type="float" office:value="-31666.6666666667" calcext:value-type="float">
            <text:p>-31.667 </text:p>
          </table:table-cell>
          <table:table-cell table:style-name="ce343" table:formula="of:=+[.G7]+[.G15]+[.G22]+[.G29]" office:value-type="float" office:value="-31666.6666666667" calcext:value-type="float">
            <text:p>-31.667 </text:p>
          </table:table-cell>
          <table:table-cell table:style-name="ce343" table:formula="of:=+[.H7]+[.H15]+[.H22]+[.H29]" office:value-type="float" office:value="-31666.6666666667" calcext:value-type="float">
            <text:p>-31.667 </text:p>
          </table:table-cell>
          <table:table-cell table:style-name="ce343" table:formula="of:=+[.I7]+[.I15]+[.I22]+[.I29]" office:value-type="float" office:value="-31666.6666666667" calcext:value-type="float">
            <text:p>-31.667 </text:p>
          </table:table-cell>
          <table:table-cell table:style-name="ce343" table:formula="of:=+[.J7]+[.J15]+[.J22]+[.J29]" office:value-type="float" office:value="-31666.6666666667" calcext:value-type="float">
            <text:p>-31.667 </text:p>
          </table:table-cell>
          <table:table-cell table:style-name="ce343" table:formula="of:=+[.K7]+[.K15]+[.K22]+[.K29]" office:value-type="float" office:value="-31666.6666666667" calcext:value-type="float">
            <text:p>-31.667 </text:p>
          </table:table-cell>
          <table:table-cell table:style-name="ce343" table:formula="of:=+[.L7]+[.L15]+[.L22]+[.L29]" office:value-type="float" office:value="-34666.6666666667" calcext:value-type="float">
            <text:p>-34.667 </text:p>
          </table:table-cell>
          <table:table-cell table:style-name="ce343" table:formula="of:=+[.M7]+[.M15]+[.M22]+[.M29]" office:value-type="float" office:value="-34666.6666666667" calcext:value-type="float">
            <text:p>-34.667 </text:p>
          </table:table-cell>
          <table:table-cell table:style-name="ce343" table:formula="of:=+[.N7]+[.N15]+[.N22]+[.N29]" office:value-type="float" office:value="-34666.6666666667" calcext:value-type="float">
            <text:p>-34.667 </text:p>
          </table:table-cell>
          <table:table-cell table:number-columns-repeated="1010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-Custos_e_Despesas" table:style-name="ta4">
        <table:table-column table:style-name="co14" table:default-cell-style-name="Default"/>
        <table:table-column table:style-name="co15" table:default-cell-style-name="Default"/>
        <table:table-column table:style-name="co3" table:number-columns-repeated="14" table:default-cell-style-name="Default"/>
        <table:table-column table:style-name="co10" table:number-columns-repeated="1008" table:default-cell-style-name="Default"/>
        <table:table-row table:style-name="ro1">
          <table:table-cell table:style-name="ce375" office:value-type="string" calcext:value-type="string">
            <text:p>Custos e Despesas</text:p>
          </table:table-cell>
          <table:table-cell table:style-name="ce331" office:value-type="string" calcext:value-type="string">
            <text:p>Base</text:p>
          </table:table-cell>
          <table:table-cell table:style-name="ce339" table:formula="of:=[$'3-Imobilizado'.C1]" office:value-type="date" office:date-value="2019-01-01" calcext:value-type="date">
            <text:p>jan/19</text:p>
          </table:table-cell>
          <table:table-cell table:style-name="ce339" table:formula="of:=[$'3-Imobilizado'.D1]" office:value-type="date" office:date-value="2019-02-01" calcext:value-type="date">
            <text:p>fev/19</text:p>
          </table:table-cell>
          <table:table-cell table:style-name="ce339" table:formula="of:=[$'3-Imobilizado'.E1]" office:value-type="date" office:date-value="2019-03-01" calcext:value-type="date">
            <text:p>mar/19</text:p>
          </table:table-cell>
          <table:table-cell table:style-name="ce339" table:formula="of:=[$'3-Imobilizado'.F1]" office:value-type="date" office:date-value="2019-04-01" calcext:value-type="date">
            <text:p>abr/19</text:p>
          </table:table-cell>
          <table:table-cell table:style-name="ce339" table:formula="of:=[$'3-Imobilizado'.G1]" office:value-type="date" office:date-value="2019-05-01" calcext:value-type="date">
            <text:p>mai/19</text:p>
          </table:table-cell>
          <table:table-cell table:style-name="ce339" table:formula="of:=[$'3-Imobilizado'.H1]" office:value-type="date" office:date-value="2019-06-01" calcext:value-type="date">
            <text:p>jun/19</text:p>
          </table:table-cell>
          <table:table-cell table:style-name="ce339" table:formula="of:=[$'3-Imobilizado'.I1]" office:value-type="date" office:date-value="2019-07-01" calcext:value-type="date">
            <text:p>jul/19</text:p>
          </table:table-cell>
          <table:table-cell table:style-name="ce339" table:formula="of:=[$'3-Imobilizado'.J1]" office:value-type="date" office:date-value="2019-08-01" calcext:value-type="date">
            <text:p>ago/19</text:p>
          </table:table-cell>
          <table:table-cell table:style-name="ce339" table:formula="of:=[$'3-Imobilizado'.K1]" office:value-type="date" office:date-value="2019-09-01" calcext:value-type="date">
            <text:p>set/19</text:p>
          </table:table-cell>
          <table:table-cell table:style-name="ce339" table:formula="of:=[$'3-Imobilizado'.L1]" office:value-type="date" office:date-value="2019-10-01" calcext:value-type="date">
            <text:p>out/19</text:p>
          </table:table-cell>
          <table:table-cell table:style-name="ce339" table:formula="of:=[$'3-Imobilizado'.M1]" office:value-type="date" office:date-value="2019-11-01" calcext:value-type="date">
            <text:p>nov/19</text:p>
          </table:table-cell>
          <table:table-cell table:style-name="ce339" table:formula="of:=[$'3-Imobilizado'.N1]" office:value-type="date" office:date-value="2019-12-01" calcext:value-type="date">
            <text:p>dez/19</text:p>
          </table:table-cell>
          <table:table-cell table:style-name="ce331" office:value-type="string" calcext:value-type="string">
            <text:p>Total</text:p>
          </table:table-cell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Depreciação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o Perído</text:p>
          </table:table-cell>
          <table:table-cell table:style-name="ce356"/>
          <table:table-cell table:style-name="ce343" table:formula="of:=+[$'3-Imobilizado'.C36]" office:value-type="float" office:value="-30000" calcext:value-type="float">
            <text:p>-30.000 </text:p>
          </table:table-cell>
          <table:table-cell table:style-name="ce343" table:formula="of:=+[$'3-Imobilizado'.D36]" office:value-type="float" office:value="-30000" calcext:value-type="float">
            <text:p>-30.000 </text:p>
          </table:table-cell>
          <table:table-cell table:style-name="ce343" table:formula="of:=+[$'3-Imobilizado'.E36]" office:value-type="float" office:value="-31666.6666666667" calcext:value-type="float">
            <text:p>-31.667 </text:p>
          </table:table-cell>
          <table:table-cell table:style-name="ce343" table:formula="of:=+[$'3-Imobilizado'.F36]" office:value-type="float" office:value="-31666.6666666667" calcext:value-type="float">
            <text:p>-31.667 </text:p>
          </table:table-cell>
          <table:table-cell table:style-name="ce343" table:formula="of:=+[$'3-Imobilizado'.G36]" office:value-type="float" office:value="-31666.6666666667" calcext:value-type="float">
            <text:p>-31.667 </text:p>
          </table:table-cell>
          <table:table-cell table:style-name="ce343" table:formula="of:=+[$'3-Imobilizado'.H36]" office:value-type="float" office:value="-31666.6666666667" calcext:value-type="float">
            <text:p>-31.667 </text:p>
          </table:table-cell>
          <table:table-cell table:style-name="ce343" table:formula="of:=+[$'3-Imobilizado'.I36]" office:value-type="float" office:value="-31666.6666666667" calcext:value-type="float">
            <text:p>-31.667 </text:p>
          </table:table-cell>
          <table:table-cell table:style-name="ce343" table:formula="of:=+[$'3-Imobilizado'.J36]" office:value-type="float" office:value="-31666.6666666667" calcext:value-type="float">
            <text:p>-31.667 </text:p>
          </table:table-cell>
          <table:table-cell table:style-name="ce343" table:formula="of:=+[$'3-Imobilizado'.K36]" office:value-type="float" office:value="-31666.6666666667" calcext:value-type="float">
            <text:p>-31.667 </text:p>
          </table:table-cell>
          <table:table-cell table:style-name="ce343" table:formula="of:=+[$'3-Imobilizado'.L36]" office:value-type="float" office:value="-34666.6666666667" calcext:value-type="float">
            <text:p>-34.667 </text:p>
          </table:table-cell>
          <table:table-cell table:style-name="ce343" table:formula="of:=+[$'3-Imobilizado'.M36]" office:value-type="float" office:value="-34666.6666666667" calcext:value-type="float">
            <text:p>-34.667 </text:p>
          </table:table-cell>
          <table:table-cell table:style-name="ce343" table:formula="of:=+[$'3-Imobilizado'.N36]" office:value-type="float" office:value="-34666.6666666667" calcext:value-type="float">
            <text:p>-34.667 </text:p>
          </table:table-cell>
          <table:table-cell table:style-name="ce343" table:formula="of:=SUM([.C3:.N3])" office:value-type="float" office:value="-385666.666666667" calcext:value-type="float">
            <text:p>-385.667 </text:p>
          </table:table-cell>
          <table:table-cell table:style-name="ce343"/>
          <table:table-cell table:style-name="ce325" table:number-columns-repeated="1008"/>
        </table:table-row>
        <table:table-row table:style-name="ro1">
          <table:table-cell table:style-name="ce353" office:value-type="string" calcext:value-type="string">
            <text:p>Atribuível ao Custo</text:p>
          </table:table-cell>
          <table:table-cell table:style-name="ce356"/>
          <table:table-cell table:style-name="ce364" table:formula="of:=+[.C3]*[.$B5]" office:value-type="float" office:value="-21000" calcext:value-type="float">
            <text:p>-21.000 </text:p>
          </table:table-cell>
          <table:table-cell table:style-name="ce364" table:formula="of:=+[.D$3]*[.$B5]" office:value-type="float" office:value="-21000" calcext:value-type="float">
            <text:p>-21.000 </text:p>
          </table:table-cell>
          <table:table-cell table:style-name="ce364" table:formula="of:=+[.E$3]*[.$B5]" office:value-type="float" office:value="-22166.6666666667" calcext:value-type="float">
            <text:p>-22.167 </text:p>
          </table:table-cell>
          <table:table-cell table:style-name="ce364" table:formula="of:=+[.F$3]*[.$B5]" office:value-type="float" office:value="-22166.6666666667" calcext:value-type="float">
            <text:p>-22.167 </text:p>
          </table:table-cell>
          <table:table-cell table:style-name="ce364" table:formula="of:=+[.G$3]*[.$B5]" office:value-type="float" office:value="-22166.6666666667" calcext:value-type="float">
            <text:p>-22.167 </text:p>
          </table:table-cell>
          <table:table-cell table:style-name="ce364" table:formula="of:=+[.H$3]*[.$B5]" office:value-type="float" office:value="-22166.6666666667" calcext:value-type="float">
            <text:p>-22.167 </text:p>
          </table:table-cell>
          <table:table-cell table:style-name="ce364" table:formula="of:=+[.I$3]*[.$B5]" office:value-type="float" office:value="-22166.6666666667" calcext:value-type="float">
            <text:p>-22.167 </text:p>
          </table:table-cell>
          <table:table-cell table:style-name="ce364" table:formula="of:=+[.J$3]*[.$B5]" office:value-type="float" office:value="-22166.6666666667" calcext:value-type="float">
            <text:p>-22.167 </text:p>
          </table:table-cell>
          <table:table-cell table:style-name="ce364" table:formula="of:=+[.K$3]*[.$B5]" office:value-type="float" office:value="-22166.6666666667" calcext:value-type="float">
            <text:p>-22.167 </text:p>
          </table:table-cell>
          <table:table-cell table:style-name="ce364" table:formula="of:=+[.L$3]*[.$B5]" office:value-type="float" office:value="-24266.6666666667" calcext:value-type="float">
            <text:p>-24.267 </text:p>
          </table:table-cell>
          <table:table-cell table:style-name="ce364" table:formula="of:=+[.M$3]*[.$B5]" office:value-type="float" office:value="-24266.6666666667" calcext:value-type="float">
            <text:p>-24.267 </text:p>
          </table:table-cell>
          <table:table-cell table:style-name="ce364" table:formula="of:=+[.N$3]*[.$B5]" office:value-type="float" office:value="-24266.6666666667" calcext:value-type="float">
            <text:p>-24.267 </text:p>
          </table:table-cell>
          <table:table-cell table:style-name="ce343" table:formula="of:=SUM([.C4:.N4])" office:value-type="float" office:value="-269966.666666667" calcext:value-type="float">
            <text:p>-269.967 </text:p>
          </table:table-cell>
          <table:table-cell table:style-name="ce325" table:number-columns-repeated="1009"/>
        </table:table-row>
        <table:table-row table:style-name="ro1">
          <table:table-cell table:style-name="ce376" office:value-type="string" calcext:value-type="string">
            <text:p>% do Total</text:p>
          </table:table-cell>
          <table:table-cell table:style-name="ce384" office:value-type="percentage" office:value="0.7" calcext:value-type="percentage">
            <text:p>70%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Atribuível às Despesas Comerciais</text:p>
          </table:table-cell>
          <table:table-cell table:style-name="ce356"/>
          <table:table-cell table:style-name="ce364" table:formula="of:=+[.C$3]*[.$B7]" office:value-type="float" office:value="-3000" calcext:value-type="float">
            <text:p>-3.000 </text:p>
          </table:table-cell>
          <table:table-cell table:style-name="ce364" table:formula="of:=+[.D$3]*[.$B7]" office:value-type="float" office:value="-3000" calcext:value-type="float">
            <text:p>-3.000 </text:p>
          </table:table-cell>
          <table:table-cell table:style-name="ce364" table:formula="of:=+[.E$3]*[.$B7]" office:value-type="float" office:value="-3166.66666666667" calcext:value-type="float">
            <text:p>-3.167 </text:p>
          </table:table-cell>
          <table:table-cell table:style-name="ce364" table:formula="of:=+[.F$3]*[.$B7]" office:value-type="float" office:value="-3166.66666666667" calcext:value-type="float">
            <text:p>-3.167 </text:p>
          </table:table-cell>
          <table:table-cell table:style-name="ce364" table:formula="of:=+[.G$3]*[.$B7]" office:value-type="float" office:value="-3166.66666666667" calcext:value-type="float">
            <text:p>-3.167 </text:p>
          </table:table-cell>
          <table:table-cell table:style-name="ce364" table:formula="of:=+[.H$3]*[.$B7]" office:value-type="float" office:value="-3166.66666666667" calcext:value-type="float">
            <text:p>-3.167 </text:p>
          </table:table-cell>
          <table:table-cell table:style-name="ce364" table:formula="of:=+[.I$3]*[.$B7]" office:value-type="float" office:value="-3166.66666666667" calcext:value-type="float">
            <text:p>-3.167 </text:p>
          </table:table-cell>
          <table:table-cell table:style-name="ce364" table:formula="of:=+[.J$3]*[.$B7]" office:value-type="float" office:value="-3166.66666666667" calcext:value-type="float">
            <text:p>-3.167 </text:p>
          </table:table-cell>
          <table:table-cell table:style-name="ce364" table:formula="of:=+[.K$3]*[.$B7]" office:value-type="float" office:value="-3166.66666666667" calcext:value-type="float">
            <text:p>-3.167 </text:p>
          </table:table-cell>
          <table:table-cell table:style-name="ce364" table:formula="of:=+[.L$3]*[.$B7]" office:value-type="float" office:value="-3466.66666666667" calcext:value-type="float">
            <text:p>-3.467 </text:p>
          </table:table-cell>
          <table:table-cell table:style-name="ce364" table:formula="of:=+[.M$3]*[.$B7]" office:value-type="float" office:value="-3466.66666666667" calcext:value-type="float">
            <text:p>-3.467 </text:p>
          </table:table-cell>
          <table:table-cell table:style-name="ce364" table:formula="of:=+[.N$3]*[.$B7]" office:value-type="float" office:value="-3466.66666666667" calcext:value-type="float">
            <text:p>-3.467 </text:p>
          </table:table-cell>
          <table:table-cell table:style-name="ce343" table:formula="of:=SUM([.C6:.N6])" office:value-type="float" office:value="-38566.6666666667" calcext:value-type="float">
            <text:p>-38.567 </text:p>
          </table:table-cell>
          <table:table-cell table:style-name="ce325" table:number-columns-repeated="1009"/>
        </table:table-row>
        <table:table-row table:style-name="ro1">
          <table:table-cell table:style-name="ce376" office:value-type="string" calcext:value-type="string">
            <text:p>% do Total</text:p>
          </table:table-cell>
          <table:table-cell table:style-name="ce384" office:value-type="percentage" office:value="0.1" calcext:value-type="percentage">
            <text:p>10%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Atribuível às Despesas Administrativas</text:p>
          </table:table-cell>
          <table:table-cell table:style-name="ce356"/>
          <table:table-cell table:style-name="ce364" table:formula="of:=+[.C$3]*[.$B9]" office:value-type="float" office:value="-6000" calcext:value-type="float">
            <text:p>-6.000 </text:p>
          </table:table-cell>
          <table:table-cell table:style-name="ce364" table:formula="of:=+[.D$3]*[.$B9]" office:value-type="float" office:value="-6000" calcext:value-type="float">
            <text:p>-6.000 </text:p>
          </table:table-cell>
          <table:table-cell table:style-name="ce364" table:formula="of:=+[.E$3]*[.$B9]" office:value-type="float" office:value="-6333.33333333333" calcext:value-type="float">
            <text:p>-6.333 </text:p>
          </table:table-cell>
          <table:table-cell table:style-name="ce364" table:formula="of:=+[.F$3]*[.$B9]" office:value-type="float" office:value="-6333.33333333333" calcext:value-type="float">
            <text:p>-6.333 </text:p>
          </table:table-cell>
          <table:table-cell table:style-name="ce364" table:formula="of:=+[.G$3]*[.$B9]" office:value-type="float" office:value="-6333.33333333333" calcext:value-type="float">
            <text:p>-6.333 </text:p>
          </table:table-cell>
          <table:table-cell table:style-name="ce364" table:formula="of:=+[.H$3]*[.$B9]" office:value-type="float" office:value="-6333.33333333333" calcext:value-type="float">
            <text:p>-6.333 </text:p>
          </table:table-cell>
          <table:table-cell table:style-name="ce364" table:formula="of:=+[.I$3]*[.$B9]" office:value-type="float" office:value="-6333.33333333333" calcext:value-type="float">
            <text:p>-6.333 </text:p>
          </table:table-cell>
          <table:table-cell table:style-name="ce364" table:formula="of:=+[.J$3]*[.$B9]" office:value-type="float" office:value="-6333.33333333333" calcext:value-type="float">
            <text:p>-6.333 </text:p>
          </table:table-cell>
          <table:table-cell table:style-name="ce364" table:formula="of:=+[.K$3]*[.$B9]" office:value-type="float" office:value="-6333.33333333333" calcext:value-type="float">
            <text:p>-6.333 </text:p>
          </table:table-cell>
          <table:table-cell table:style-name="ce364" table:formula="of:=+[.L$3]*[.$B9]" office:value-type="float" office:value="-6933.33333333333" calcext:value-type="float">
            <text:p>-6.933 </text:p>
          </table:table-cell>
          <table:table-cell table:style-name="ce364" table:formula="of:=+[.M$3]*[.$B9]" office:value-type="float" office:value="-6933.33333333333" calcext:value-type="float">
            <text:p>-6.933 </text:p>
          </table:table-cell>
          <table:table-cell table:style-name="ce364" table:formula="of:=+[.N$3]*[.$B9]" office:value-type="float" office:value="-6933.33333333333" calcext:value-type="float">
            <text:p>-6.933 </text:p>
          </table:table-cell>
          <table:table-cell table:style-name="ce343" table:formula="of:=SUM([.C8:.N8])" office:value-type="float" office:value="-77133.3333333334" calcext:value-type="float">
            <text:p>-77.133 </text:p>
          </table:table-cell>
          <table:table-cell table:style-name="ce325" table:number-columns-repeated="1009"/>
        </table:table-row>
        <table:table-row table:style-name="ro1">
          <table:table-cell table:style-name="ce376" office:value-type="string" calcext:value-type="string">
            <text:p>% do Total</text:p>
          </table:table-cell>
          <table:table-cell table:style-name="ce384" office:value-type="percentage" office:value="0.2" calcext:value-type="percentage">
            <text:p>20%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Mão-de-Obra Direta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Quadro Inicial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71" office:value-type="float" office:value="20" calcext:value-type="float">
            <text:p>20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85" office:value-type="float" office:value="5000" calcext:value-type="float">
            <text:p>5.000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Contratações do Período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43" table:formula="of:=SUM([.C16:.N16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56"/>
          <table:table-cell table:style-name="ce385" table:number-columns-repeated="12"/>
          <table:table-cell table:style-name="ce343" table:formula="of:=IF(SUM([.C17:.N17])=0;0;AVERAGE([.C17:.N17])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Quadro Consolidado</text:p>
          </table:table-cell>
          <table:table-cell table:style-name="ce356" table:number-columns-repeated="14"/>
          <table:table-cell table:number-columns-repeated="1009"/>
        </table:table-row>
        <table:table-row table:style-name="ro1">
          <table:table-cell table:style-name="ce352" office:value-type="string" calcext:value-type="string">
            <text:p>Número de colaboradores A</text:p>
          </table:table-cell>
          <table:table-cell table:style-name="ce365" table:formula="of:=+[.B13]" office:value-type="float" office:value="20" calcext:value-type="float">
            <text:p>20 </text:p>
          </table:table-cell>
          <table:table-cell table:style-name="ce365" table:formula="of:=+[.B19]+[.C16]" office:value-type="float" office:value="20" calcext:value-type="float">
            <text:p>20 </text:p>
          </table:table-cell>
          <table:table-cell table:style-name="ce365" table:formula="of:=+[.C19]+[.D16]" office:value-type="float" office:value="20" calcext:value-type="float">
            <text:p>20 </text:p>
          </table:table-cell>
          <table:table-cell table:style-name="ce365" table:formula="of:=+[.D19]+[.E16]" office:value-type="float" office:value="20" calcext:value-type="float">
            <text:p>20 </text:p>
          </table:table-cell>
          <table:table-cell table:style-name="ce365" table:formula="of:=+[.E19]+[.F16]" office:value-type="float" office:value="20" calcext:value-type="float">
            <text:p>20 </text:p>
          </table:table-cell>
          <table:table-cell table:style-name="ce365" table:formula="of:=+[.F19]+[.G16]" office:value-type="float" office:value="20" calcext:value-type="float">
            <text:p>20 </text:p>
          </table:table-cell>
          <table:table-cell table:style-name="ce365" table:formula="of:=+[.G19]+[.H16]" office:value-type="float" office:value="20" calcext:value-type="float">
            <text:p>20 </text:p>
          </table:table-cell>
          <table:table-cell table:style-name="ce365" table:formula="of:=+[.H19]+[.I16]" office:value-type="float" office:value="20" calcext:value-type="float">
            <text:p>20 </text:p>
          </table:table-cell>
          <table:table-cell table:style-name="ce365" table:formula="of:=+[.I19]+[.J16]" office:value-type="float" office:value="20" calcext:value-type="float">
            <text:p>20 </text:p>
          </table:table-cell>
          <table:table-cell table:style-name="ce365" table:formula="of:=+[.J19]+[.K16]" office:value-type="float" office:value="20" calcext:value-type="float">
            <text:p>20 </text:p>
          </table:table-cell>
          <table:table-cell table:style-name="ce365" table:formula="of:=+[.K19]+[.L16]" office:value-type="float" office:value="20" calcext:value-type="float">
            <text:p>20 </text:p>
          </table:table-cell>
          <table:table-cell table:style-name="ce365" table:formula="of:=+[.L19]+[.M16]" office:value-type="float" office:value="20" calcext:value-type="float">
            <text:p>20 </text:p>
          </table:table-cell>
          <table:table-cell table:style-name="ce365" table:formula="of:=+[.M19]+[.N16]" office:value-type="float" office:value="20" calcext:value-type="float">
            <text:p>20 </text:p>
          </table:table-cell>
          <table:table-cell table:style-name="ce365" table:formula="of:=+[.N19]" office:value-type="float" office:value="20" calcext:value-type="float">
            <text:p>20 </text:p>
          </table:table-cell>
          <table:table-cell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65" table:formula="of:=+[.B14]" office:value-type="float" office:value="5000" calcext:value-type="float">
            <text:p>5.000 </text:p>
          </table:table-cell>
          <table:table-cell table:style-name="ce365" table:formula="of:=(IF([.C16]=0;[.B20];(([.B19]*[.B20]+[.C16]*[.C17]))/[.C19]))*(1+[.C21])" office:value-type="float" office:value="5000" calcext:value-type="float">
            <text:p>5.000 </text:p>
          </table:table-cell>
          <table:table-cell table:style-name="ce365" table:formula="of:=(IF([.D16]=0;[.C20];([.C19]*[.C20]+[.D16]*[.D17])/[.D19]))*(1+[.D21])" office:value-type="float" office:value="5000" calcext:value-type="float">
            <text:p>5.000 </text:p>
          </table:table-cell>
          <table:table-cell table:style-name="ce365" table:formula="of:=(IF([.E16]=0;[.D20];([.D19]*[.D20]+[.E16]*[.E17])/[.E19]))*(1+[.E21])" office:value-type="float" office:value="5000" calcext:value-type="float">
            <text:p>5.000 </text:p>
          </table:table-cell>
          <table:table-cell table:style-name="ce365" table:formula="of:=(IF([.F16]=0;[.E20];([.E19]*[.E20]+[.F16]*[.F17])/[.F19]))*(1+[.F21])" office:value-type="float" office:value="5000" calcext:value-type="float">
            <text:p>5.000 </text:p>
          </table:table-cell>
          <table:table-cell table:style-name="ce365" table:formula="of:=IF(([.F19] + [.G16]) &gt; 0; ([.F20] * [.F19] + [.G17] * [.G16]) / ([.F19] + [.G16]); 0)*(1+[.G21])" office:value-type="float" office:value="5000" calcext:value-type="float">
            <text:p>5.000 </text:p>
          </table:table-cell>
          <table:table-cell table:style-name="ce365" table:formula="of:=IF(([.G19] + [.H16]) &gt; 0; ([.G20] * [.G19] + [.H17] * [.H16]) / ([.G19] + [.H16]); 0)*(1+[.H21])" office:value-type="float" office:value="5200" calcext:value-type="float">
            <text:p>5.200 </text:p>
          </table:table-cell>
          <table:table-cell table:style-name="ce365" table:formula="of:=IF(([.H19] + [.I16]) &gt; 0; ([.H20] * [.H19] + [.I17] * [.I16]) / ([.H19] + [.I16]); 0)*(1+[.I21])" office:value-type="float" office:value="5200" calcext:value-type="float">
            <text:p>5.200 </text:p>
          </table:table-cell>
          <table:table-cell table:style-name="ce365" table:formula="of:=IF(([.I19] + [.J16]) &gt; 0; ([.I20] * [.I19] + [.J17] * [.J16]) / ([.I19] + [.J16]); 0)" office:value-type="float" office:value="5200" calcext:value-type="float">
            <text:p>5.200 </text:p>
          </table:table-cell>
          <table:table-cell table:style-name="ce365" table:formula="of:=IF(([.J19] + [.K16]) &gt; 0; ([.J20] * [.J19] + [.K17] * [.K16]) / ([.J19] + [.K16]); 0)" office:value-type="float" office:value="5200" calcext:value-type="float">
            <text:p>5.200 </text:p>
          </table:table-cell>
          <table:table-cell table:style-name="ce365" table:formula="of:=IF(([.K19] + [.L16]) &gt; 0; ([.K20] * [.K19] + [.L17] * [.L16]) / ([.K19] + [.L16]); 0)" office:value-type="float" office:value="5200" calcext:value-type="float">
            <text:p>5.200 </text:p>
          </table:table-cell>
          <table:table-cell table:style-name="ce365" table:formula="of:=IF(([.L19] + [.M16]) &gt; 0; ([.L20] * [.L19] + [.M17] * [.M16]) / ([.L19] + [.M16]); 0)" office:value-type="float" office:value="5200" calcext:value-type="float">
            <text:p>5.200 </text:p>
          </table:table-cell>
          <table:table-cell table:style-name="ce365" table:formula="of:=IF(([.M19] + [.N16]) &gt; 0; ([.M20] * [.M19] + [.N17] * [.N16]) / ([.M19] + [.N16]); 0)" office:value-type="float" office:value="5200" calcext:value-type="float">
            <text:p>5.200 </text:p>
          </table:table-cell>
          <table:table-cell table:style-name="ce365" table:formula="of:=+[.N20]" office:value-type="float" office:value="5200" calcext:value-type="float">
            <text:p>5.200 </text:p>
          </table:table-cell>
          <table:table-cell table:number-columns-repeated="1009"/>
        </table:table-row>
        <table:table-row table:style-name="ro1">
          <table:table-cell table:style-name="ce367" office:value-type="string" calcext:value-type="string">
            <text:p>Reajuste</text:p>
          </table:table-cell>
          <table:table-cell table:style-name="ce356"/>
          <table:table-cell table:number-columns-repeated="5" table:style-name="ce359" office:value-type="percentage" office:value="0" calcext:value-type="percentage">
            <text:p>0,00%</text:p>
          </table:table-cell>
          <table:table-cell table:style-name="ce359" office:value-type="percentage" office:value="0.04" calcext:value-type="percentage">
            <text:p>4,00%</text:p>
          </table:table-cell>
          <table:table-cell table:number-columns-repeated="6" table:style-name="ce359" office:value-type="percentage" office:value="0" calcext:value-type="percentage">
            <text:p>0,00%</text:p>
          </table:table-cell>
          <table:table-cell table:style-name="ce356"/>
          <table:table-cell table:number-columns-repeated="1009"/>
        </table:table-row>
        <table:table-row table:style-name="ro1">
          <table:table-cell table:style-name="ce324" office:value-type="string" calcext:value-type="string">
            <text:p>Rescisões</text:p>
          </table:table-cell>
          <table:table-cell table:style-name="ce356"/>
          <table:table-cell table:style-name="ce385" office:value-type="float" office:value="0" calcext:value-type="float">
            <office:annotation draw:style-name="gr1" draw:text-style-name="P2" svg:width="59.12mm" svg:height="28.71mm" svg:x="44.85mm" svg:y="145.12mm" draw:caption-point-x="95.36mm" draw:caption-point-y="4.99mm">
              <dc:date>2018-12-05T00:00:00</dc:date>
              <text:p text:style-name="P1"><text:span text:style-name="T2">Evandro Stumpf:</text:span></text:p>
              <text:p text:style-name="P1"><text:span text:style-name="T1">Quando tivermos demissões este valor deverá ser </text:span><text:span text:style-name="T2">NEGATIVO</text:span></text:p>
            </office:annotation>
            <text:p>0 </text:p>
          </table:table-cell>
          <table:table-cell table:number-columns-repeated="11" table:style-name="ce385" office:value-type="float" office:value="0" calcext:value-type="float">
            <text:p>0 </text:p>
          </table:table-cell>
          <table:table-cell table:style-name="ce343" table:formula="of:=SUM([.C22:.N22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Total dos Salários</text:p>
          </table:table-cell>
          <table:table-cell table:style-name="ce365" table:formula="of:=-+[.B20]*[.B19]+[.B22]" office:value-type="float" office:value="-100000" calcext:value-type="float">
            <text:p>-100.000 </text:p>
          </table:table-cell>
          <table:table-cell table:style-name="ce365" table:formula="of:=-(+[.C20]*[.C19])+[.C22]" office:value-type="float" office:value="-100000" calcext:value-type="float">
            <text:p>-100.000 </text:p>
          </table:table-cell>
          <table:table-cell table:style-name="ce365" table:formula="of:=-(+[.D20]*[.D19])+[.D22]" office:value-type="float" office:value="-100000" calcext:value-type="float">
            <text:p>-100.000 </text:p>
          </table:table-cell>
          <table:table-cell table:style-name="ce365" table:formula="of:=-(+[.E20]*[.E19])+[.E22]" office:value-type="float" office:value="-100000" calcext:value-type="float">
            <text:p>-100.000 </text:p>
          </table:table-cell>
          <table:table-cell table:style-name="ce365" table:formula="of:=-(+[.F20]*[.F19])+[.F22]" office:value-type="float" office:value="-100000" calcext:value-type="float">
            <text:p>-100.000 </text:p>
          </table:table-cell>
          <table:table-cell table:style-name="ce365" table:formula="of:=-(+[.G20]*[.G19])+[.G22]" office:value-type="float" office:value="-100000" calcext:value-type="float">
            <text:p>-100.000 </text:p>
          </table:table-cell>
          <table:table-cell table:style-name="ce365" table:formula="of:=-(+[.H20]*[.H19])+[.H22]" office:value-type="float" office:value="-104000" calcext:value-type="float">
            <text:p>-104.000 </text:p>
          </table:table-cell>
          <table:table-cell table:style-name="ce365" table:formula="of:=-(+[.I20]*[.I19])+[.I22]" office:value-type="float" office:value="-104000" calcext:value-type="float">
            <text:p>-104.000 </text:p>
          </table:table-cell>
          <table:table-cell table:style-name="ce365" table:formula="of:=-(+[.J20]*[.J19])+[.J22]" office:value-type="float" office:value="-104000" calcext:value-type="float">
            <text:p>-104.000 </text:p>
          </table:table-cell>
          <table:table-cell table:style-name="ce365" table:formula="of:=-(+[.K20]*[.K19])+[.K22]" office:value-type="float" office:value="-104000" calcext:value-type="float">
            <text:p>-104.000 </text:p>
          </table:table-cell>
          <table:table-cell table:style-name="ce365" table:formula="of:=-(+[.L20]*[.L19])+[.L22]" office:value-type="float" office:value="-104000" calcext:value-type="float">
            <text:p>-104.000 </text:p>
          </table:table-cell>
          <table:table-cell table:style-name="ce365" table:formula="of:=-(+[.M20]*[.M19])+[.M22]" office:value-type="float" office:value="-104000" calcext:value-type="float">
            <text:p>-104.000 </text:p>
          </table:table-cell>
          <table:table-cell table:style-name="ce365" table:formula="of:=-(+[.N20]*[.N19])+[.N22]" office:value-type="float" office:value="-104000" calcext:value-type="float">
            <text:p>-104.000 </text:p>
          </table:table-cell>
          <table:table-cell table:style-name="ce343" table:formula="of:=SUM([.C23:.N23])" office:value-type="float" office:value="-1228000" calcext:value-type="float">
            <text:p>-1.228.00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Mão-de-Obra Indireta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Quadro Inicial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71" office:value-type="float" office:value="8" calcext:value-type="float">
            <text:p>8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71" office:value-type="float" office:value="9000" calcext:value-type="float">
            <text:p>9.000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Contratações do Período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43" table:formula="of:=SUM([.C30:.N30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56"/>
          <table:table-cell table:style-name="ce385" table:number-columns-repeated="12"/>
          <table:table-cell table:style-name="ce343" table:formula="of:=IF(SUM([.C31:.N31])=0;0;AVERAGE([.C31:.N31])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Quadro Consolidado</text:p>
          </table:table-cell>
          <table:table-cell table:style-name="ce356" table:number-columns-repeated="14"/>
          <table:table-cell table:number-columns-repeated="1009"/>
        </table:table-row>
        <table:table-row table:style-name="ro1">
          <table:table-cell table:style-name="ce352" office:value-type="string" calcext:value-type="string">
            <text:p>Número de colaboradores A</text:p>
          </table:table-cell>
          <table:table-cell table:style-name="ce365" table:formula="of:=+[.B27]+[.B30]" office:value-type="float" office:value="8" calcext:value-type="float">
            <text:p>8 </text:p>
          </table:table-cell>
          <table:table-cell table:style-name="ce365" table:formula="of:=+[.B33]+[.C30]" office:value-type="float" office:value="8" calcext:value-type="float">
            <text:p>8 </text:p>
          </table:table-cell>
          <table:table-cell table:style-name="ce365" table:formula="of:=+[.C33]+[.D30]" office:value-type="float" office:value="8" calcext:value-type="float">
            <text:p>8 </text:p>
          </table:table-cell>
          <table:table-cell table:style-name="ce365" table:formula="of:=+[.D33]+[.E30]" office:value-type="float" office:value="8" calcext:value-type="float">
            <text:p>8 </text:p>
          </table:table-cell>
          <table:table-cell table:style-name="ce365" table:formula="of:=+[.E33]+[.F30]" office:value-type="float" office:value="8" calcext:value-type="float">
            <text:p>8 </text:p>
          </table:table-cell>
          <table:table-cell table:style-name="ce365" table:formula="of:=+[.F33]+[.G30]" office:value-type="float" office:value="8" calcext:value-type="float">
            <text:p>8 </text:p>
          </table:table-cell>
          <table:table-cell table:style-name="ce365" table:formula="of:=+[.G33]+[.H30]" office:value-type="float" office:value="8" calcext:value-type="float">
            <text:p>8 </text:p>
          </table:table-cell>
          <table:table-cell table:style-name="ce365" table:formula="of:=+[.H33]+[.I30]" office:value-type="float" office:value="8" calcext:value-type="float">
            <text:p>8 </text:p>
          </table:table-cell>
          <table:table-cell table:style-name="ce365" table:formula="of:=+[.I33]+[.J30]" office:value-type="float" office:value="8" calcext:value-type="float">
            <text:p>8 </text:p>
          </table:table-cell>
          <table:table-cell table:style-name="ce365" table:formula="of:=+[.J33]+[.K30]" office:value-type="float" office:value="8" calcext:value-type="float">
            <text:p>8 </text:p>
          </table:table-cell>
          <table:table-cell table:style-name="ce365" table:formula="of:=+[.K33]+[.L30]" office:value-type="float" office:value="8" calcext:value-type="float">
            <text:p>8 </text:p>
          </table:table-cell>
          <table:table-cell table:style-name="ce365" table:formula="of:=+[.L33]+[.M30]" office:value-type="float" office:value="8" calcext:value-type="float">
            <text:p>8 </text:p>
          </table:table-cell>
          <table:table-cell table:style-name="ce365" table:formula="of:=+[.M33]+[.N30]" office:value-type="float" office:value="8" calcext:value-type="float">
            <text:p>8 </text:p>
          </table:table-cell>
          <table:table-cell table:style-name="ce365" table:formula="of:=+[.N33]" office:value-type="float" office:value="8" calcext:value-type="float">
            <text:p>8 </text:p>
          </table:table-cell>
          <table:table-cell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65" table:formula="of:=IF(([.B27] + [.B30]) &gt; 0; ([.B28] * [.B27] + [.B31] * [.B30]) / ([.B27] + [.B30]); 0)" office:value-type="float" office:value="9000" calcext:value-type="float">
            <text:p>9.000 </text:p>
          </table:table-cell>
          <table:table-cell table:style-name="ce365" table:formula="of:=IF(([.B33] + [.C30]) &gt; 0; ([.B34] * [.B33] + [.C31] * [.C30]) / ([.B33] + [.C30]); 0)*(1+[.C35])" office:value-type="float" office:value="9000" calcext:value-type="float">
            <text:p>9.000 </text:p>
          </table:table-cell>
          <table:table-cell table:style-name="ce365" table:formula="of:=IF(([.C33] + [.D30]) &gt; 0; ([.C34] * [.C33] + [.D31] * [.D30]) / ([.C33] + [.D30]); 0)*(1+[.D35])" office:value-type="float" office:value="9000" calcext:value-type="float">
            <text:p>9.000 </text:p>
          </table:table-cell>
          <table:table-cell table:style-name="ce365" table:formula="of:=IF(([.D33] + [.E30]) &gt; 0; ([.D34] * [.D33] + [.E31] * [.E30]) / ([.D33] + [.E30]); 0)*(1+[.E35])" office:value-type="float" office:value="9000" calcext:value-type="float">
            <text:p>9.000 </text:p>
          </table:table-cell>
          <table:table-cell table:style-name="ce365" table:formula="of:=IF(([.E33] + [.F30]) &gt; 0; ([.E34] * [.E33] + [.F31] * [.F30]) / ([.E33] + [.F30]); 0)*(1+[.F35])" office:value-type="float" office:value="9000" calcext:value-type="float">
            <text:p>9.000 </text:p>
          </table:table-cell>
          <table:table-cell table:style-name="ce365" table:formula="of:=IF(([.F33] + [.G30]) &gt; 0; ([.F34] * [.F33] + [.G31] * [.G30]) / ([.F33] + [.G30]); 0)*(1+[.G35])" office:value-type="float" office:value="9000" calcext:value-type="float">
            <text:p>9.000 </text:p>
          </table:table-cell>
          <table:table-cell table:style-name="ce365" table:formula="of:=IF(([.G33] + [.H30]) &gt; 0; ([.G34] * [.G33] + [.H31] * [.H30]) / ([.G33] + [.H30]); 0)*(1+[.H35])" office:value-type="float" office:value="9360" calcext:value-type="float">
            <text:p>9.360 </text:p>
          </table:table-cell>
          <table:table-cell table:style-name="ce365" table:formula="of:=IF(([.H33] + [.I30]) &gt; 0; ([.H34] * [.H33] + [.I31] * [.I30]) / ([.H33] + [.I30]); 0)*(1+[.I35])" office:value-type="float" office:value="9360" calcext:value-type="float">
            <text:p>9.360 </text:p>
          </table:table-cell>
          <table:table-cell table:style-name="ce365" table:formula="of:=IF(([.I33] + [.J30]) &gt; 0; ([.I34] * [.I33] + [.J31] * [.J30]) / ([.I33] + [.J30]); 0)" office:value-type="float" office:value="9360" calcext:value-type="float">
            <text:p>9.360 </text:p>
          </table:table-cell>
          <table:table-cell table:style-name="ce365" table:formula="of:=IF(([.J33] + [.K30]) &gt; 0; ([.J34] * [.J33] + [.K31] * [.K30]) / ([.J33] + [.K30]); 0)" office:value-type="float" office:value="9360" calcext:value-type="float">
            <text:p>9.360 </text:p>
          </table:table-cell>
          <table:table-cell table:style-name="ce365" table:formula="of:=IF(([.K33] + [.L30]) &gt; 0; ([.K34] * [.K33] + [.L31] * [.L30]) / ([.K33] + [.L30]); 0)" office:value-type="float" office:value="9360" calcext:value-type="float">
            <text:p>9.360 </text:p>
          </table:table-cell>
          <table:table-cell table:style-name="ce365" table:formula="of:=IF(([.L33] + [.M30]) &gt; 0; ([.L34] * [.L33] + [.M31] * [.M30]) / ([.L33] + [.M30]); 0)" office:value-type="float" office:value="9360" calcext:value-type="float">
            <text:p>9.360 </text:p>
          </table:table-cell>
          <table:table-cell table:style-name="ce365" table:formula="of:=IF(([.M33] + [.N30]) &gt; 0; ([.M34] * [.M33] + [.N31] * [.N30]) / ([.M33] + [.N30]); 0)" office:value-type="float" office:value="9360" calcext:value-type="float">
            <text:p>9.360 </text:p>
          </table:table-cell>
          <table:table-cell table:style-name="ce365" table:formula="of:=+[.N34]" office:value-type="float" office:value="9360" calcext:value-type="float">
            <text:p>9.360 </text:p>
          </table:table-cell>
          <table:table-cell table:number-columns-repeated="1009"/>
        </table:table-row>
        <table:table-row table:style-name="ro1">
          <table:table-cell table:style-name="ce367" office:value-type="string" calcext:value-type="string">
            <text:p>Reajuste</text:p>
          </table:table-cell>
          <table:table-cell table:style-name="ce356"/>
          <table:table-cell table:number-columns-repeated="5" table:style-name="ce359" office:value-type="percentage" office:value="0" calcext:value-type="percentage">
            <text:p>0,00%</text:p>
          </table:table-cell>
          <table:table-cell table:style-name="ce359" office:value-type="percentage" office:value="0.04" calcext:value-type="percentage">
            <text:p>4,00%</text:p>
          </table:table-cell>
          <table:table-cell table:number-columns-repeated="6" table:style-name="ce359" office:value-type="percentage" office:value="0" calcext:value-type="percentage">
            <text:p>0,00%</text:p>
          </table:table-cell>
          <table:table-cell table:style-name="ce356"/>
          <table:table-cell table:number-columns-repeated="1009"/>
        </table:table-row>
        <table:table-row table:style-name="ro1">
          <table:table-cell table:style-name="ce324" office:value-type="string" calcext:value-type="string">
            <text:p>Rescisões</text:p>
          </table:table-cell>
          <table:table-cell table:style-name="ce356"/>
          <table:table-cell table:number-columns-repeated="12" table:style-name="ce385" office:value-type="float" office:value="0" calcext:value-type="float">
            <text:p>0 </text:p>
          </table:table-cell>
          <table:table-cell table:style-name="ce343" table:formula="of:=SUM([.C36:.N36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Total dos Salários</text:p>
          </table:table-cell>
          <table:table-cell table:style-name="ce365" table:formula="of:=-+[.B34]*[.B33]+[.B36]" office:value-type="float" office:value="-72000" calcext:value-type="float">
            <text:p>-72.000 </text:p>
          </table:table-cell>
          <table:table-cell table:style-name="ce365" table:formula="of:=-(+[.C34]*[.C33])+[.C36]" office:value-type="float" office:value="-72000" calcext:value-type="float">
            <text:p>-72.000 </text:p>
          </table:table-cell>
          <table:table-cell table:style-name="ce365" table:formula="of:=-(+[.D34]*[.D33])+[.D36]" office:value-type="float" office:value="-72000" calcext:value-type="float">
            <text:p>-72.000 </text:p>
          </table:table-cell>
          <table:table-cell table:style-name="ce365" table:formula="of:=-(+[.E34]*[.E33])+[.E36]" office:value-type="float" office:value="-72000" calcext:value-type="float">
            <text:p>-72.000 </text:p>
          </table:table-cell>
          <table:table-cell table:style-name="ce365" table:formula="of:=-(+[.F34]*[.F33])+[.F36]" office:value-type="float" office:value="-72000" calcext:value-type="float">
            <text:p>-72.000 </text:p>
          </table:table-cell>
          <table:table-cell table:style-name="ce365" table:formula="of:=-(+[.G34]*[.G33])+[.G36]" office:value-type="float" office:value="-72000" calcext:value-type="float">
            <text:p>-72.000 </text:p>
          </table:table-cell>
          <table:table-cell table:style-name="ce365" table:formula="of:=-(+[.H34]*[.H33])+[.H36]" office:value-type="float" office:value="-74880" calcext:value-type="float">
            <text:p>-74.880 </text:p>
          </table:table-cell>
          <table:table-cell table:style-name="ce365" table:formula="of:=-(+[.I34]*[.I33])+[.I36]" office:value-type="float" office:value="-74880" calcext:value-type="float">
            <text:p>-74.880 </text:p>
          </table:table-cell>
          <table:table-cell table:style-name="ce365" table:formula="of:=-(+[.J34]*[.J33])+[.J36]" office:value-type="float" office:value="-74880" calcext:value-type="float">
            <text:p>-74.880 </text:p>
          </table:table-cell>
          <table:table-cell table:style-name="ce365" table:formula="of:=-(+[.K34]*[.K33])+[.K36]" office:value-type="float" office:value="-74880" calcext:value-type="float">
            <text:p>-74.880 </text:p>
          </table:table-cell>
          <table:table-cell table:style-name="ce365" table:formula="of:=-(+[.L34]*[.L33])+[.L36]" office:value-type="float" office:value="-74880" calcext:value-type="float">
            <text:p>-74.880 </text:p>
          </table:table-cell>
          <table:table-cell table:style-name="ce365" table:formula="of:=-(+[.M34]*[.M33])+[.M36]" office:value-type="float" office:value="-74880" calcext:value-type="float">
            <text:p>-74.880 </text:p>
          </table:table-cell>
          <table:table-cell table:style-name="ce365" table:formula="of:=-(+[.N34]*[.N33])+[.N36]" office:value-type="float" office:value="-74880" calcext:value-type="float">
            <text:p>-74.880 </text:p>
          </table:table-cell>
          <table:table-cell table:style-name="ce343" table:formula="of:=SUM([.C37:.N37])" office:value-type="float" office:value="-884160" calcext:value-type="float">
            <text:p>-884.16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Salários Comercial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Quadro Inicial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71" office:value-type="float" office:value="9" calcext:value-type="float">
            <text:p>9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71" office:value-type="float" office:value="12000" calcext:value-type="float">
            <text:p>12.000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Contratações do Período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56"/>
          <table:table-cell table:number-columns-repeated="3" table:style-name="ce371" office:value-type="float" office:value="0" calcext:value-type="float">
            <text:p>0 </text:p>
          </table:table-cell>
          <table:table-cell table:style-name="ce371" office:value-type="float" office:value="2" calcext:value-type="float">
            <text:p>2 </text:p>
          </table:table-cell>
          <table:table-cell table:number-columns-repeated="8" table:style-name="ce371" office:value-type="float" office:value="0" calcext:value-type="float">
            <text:p>0 </text:p>
          </table:table-cell>
          <table:table-cell table:style-name="ce343" table:formula="of:=SUM([.C44:.N44])" office:value-type="float" office:value="2" calcext:value-type="float">
            <text:p>2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56"/>
          <table:table-cell table:style-name="ce385" table:number-columns-repeated="3"/>
          <table:table-cell table:style-name="ce385" office:value-type="float" office:value="8000" calcext:value-type="float">
            <text:p>8.000 </text:p>
          </table:table-cell>
          <table:table-cell table:style-name="ce385" table:number-columns-repeated="8"/>
          <table:table-cell table:style-name="ce343" table:formula="of:=IF(SUM([.C45:.N45])=0;0;AVERAGE([.C45:.N45]))" office:value-type="float" office:value="8000" calcext:value-type="float">
            <text:p>8.00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Quadro Consolidado</text:p>
          </table:table-cell>
          <table:table-cell table:style-name="ce356" table:number-columns-repeated="14"/>
          <table:table-cell table:number-columns-repeated="1009"/>
        </table:table-row>
        <table:table-row table:style-name="ro1">
          <table:table-cell table:style-name="ce352" office:value-type="string" calcext:value-type="string">
            <text:p>Número de colaboradores A</text:p>
          </table:table-cell>
          <table:table-cell table:style-name="ce365" table:formula="of:=+[.B41]+[.B44]" office:value-type="float" office:value="9" calcext:value-type="float">
            <text:p>9 </text:p>
          </table:table-cell>
          <table:table-cell table:style-name="ce365" table:formula="of:=+[.B47]+[.C44]" office:value-type="float" office:value="9" calcext:value-type="float">
            <text:p>9 </text:p>
          </table:table-cell>
          <table:table-cell table:style-name="ce365" table:formula="of:=+[.C47]+[.D44]" office:value-type="float" office:value="9" calcext:value-type="float">
            <text:p>9 </text:p>
          </table:table-cell>
          <table:table-cell table:style-name="ce365" table:formula="of:=+[.D47]+[.E44]" office:value-type="float" office:value="9" calcext:value-type="float">
            <text:p>9 </text:p>
          </table:table-cell>
          <table:table-cell table:style-name="ce365" table:formula="of:=+[.E47]+[.F44]" office:value-type="float" office:value="11" calcext:value-type="float">
            <text:p>11 </text:p>
          </table:table-cell>
          <table:table-cell table:style-name="ce365" table:formula="of:=+[.F47]+[.G44]" office:value-type="float" office:value="11" calcext:value-type="float">
            <text:p>11 </text:p>
          </table:table-cell>
          <table:table-cell table:style-name="ce365" table:formula="of:=+[.G47]+[.H44]" office:value-type="float" office:value="11" calcext:value-type="float">
            <text:p>11 </text:p>
          </table:table-cell>
          <table:table-cell table:style-name="ce365" table:formula="of:=+[.H47]+[.I44]" office:value-type="float" office:value="11" calcext:value-type="float">
            <text:p>11 </text:p>
          </table:table-cell>
          <table:table-cell table:style-name="ce365" table:formula="of:=+[.I47]+[.J44]" office:value-type="float" office:value="11" calcext:value-type="float">
            <text:p>11 </text:p>
          </table:table-cell>
          <table:table-cell table:style-name="ce365" table:formula="of:=+[.J47]+[.K44]" office:value-type="float" office:value="11" calcext:value-type="float">
            <text:p>11 </text:p>
          </table:table-cell>
          <table:table-cell table:style-name="ce365" table:formula="of:=+[.K47]+[.L44]" office:value-type="float" office:value="11" calcext:value-type="float">
            <text:p>11 </text:p>
          </table:table-cell>
          <table:table-cell table:style-name="ce365" table:formula="of:=+[.L47]+[.M44]" office:value-type="float" office:value="11" calcext:value-type="float">
            <text:p>11 </text:p>
          </table:table-cell>
          <table:table-cell table:style-name="ce365" table:formula="of:=+[.M47]+[.N44]" office:value-type="float" office:value="11" calcext:value-type="float">
            <text:p>11 </text:p>
          </table:table-cell>
          <table:table-cell table:style-name="ce365" table:formula="of:=+[.N47]" office:value-type="float" office:value="11" calcext:value-type="float">
            <text:p>11 </text:p>
          </table:table-cell>
          <table:table-cell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65" table:formula="of:=IF(([.B41] + [.B44]) &gt; 0; ([.B42] * [.B41] + [.B45] * [.B44]) / ([.B41] + [.B44]); 0)" office:value-type="float" office:value="12000" calcext:value-type="float">
            <text:p>12.000 </text:p>
          </table:table-cell>
          <table:table-cell table:style-name="ce365" table:formula="of:=IF(([.B47] + [.C44]) &gt; 0; ([.B48] * [.B47] + [.C45] * [.C44]) / ([.B47] + [.C44]); 0)*(1+[.C49])" office:value-type="float" office:value="12000" calcext:value-type="float">
            <text:p>12.000 </text:p>
          </table:table-cell>
          <table:table-cell table:style-name="ce365" table:formula="of:=IF(([.C47] + [.D44]) &gt; 0; ([.C48] * [.C47] + [.D45] * [.D44]) / ([.C47] + [.D44]); 0)*(1+[.D49])" office:value-type="float" office:value="12000" calcext:value-type="float">
            <text:p>12.000 </text:p>
          </table:table-cell>
          <table:table-cell table:style-name="ce365" table:formula="of:=IF(([.D47] + [.E44]) &gt; 0; ([.D48] * [.D47] + [.E45] * [.E44]) / ([.D47] + [.E44]); 0)*(1+[.E49])" office:value-type="float" office:value="12000" calcext:value-type="float">
            <text:p>12.000 </text:p>
          </table:table-cell>
          <table:table-cell table:style-name="ce365" table:formula="of:=IF(([.E47] + [.F44]) &gt; 0; ([.E48] * [.E47] + [.F45] * [.F44]) / ([.E47] + [.F44]); 0)*(1+[.F49])" office:value-type="float" office:value="11272.7272727273" calcext:value-type="float">
            <text:p>11.273 </text:p>
          </table:table-cell>
          <table:table-cell table:style-name="ce365" table:formula="of:=IF(([.F47] + [.G44]) &gt; 0; ([.F48] * [.F47] + [.G45] * [.G44]) / ([.F47] + [.G44]); 0)*(1+[.G49])" office:value-type="float" office:value="11272.7272727273" calcext:value-type="float">
            <text:p>11.273 </text:p>
          </table:table-cell>
          <table:table-cell table:style-name="ce365" table:formula="of:=IF(([.G47] + [.H44]) &gt; 0; ([.G48] * [.G47] + [.H45] * [.H44]) / ([.G47] + [.H44]); 0)*(1+[.H49])" office:value-type="float" office:value="11723.6363636364" calcext:value-type="float">
            <text:p>11.724 </text:p>
          </table:table-cell>
          <table:table-cell table:style-name="ce365" table:formula="of:=IF(([.H47] + [.I44]) &gt; 0; ([.H48] * [.H47] + [.I45] * [.I44]) / ([.H47] + [.I44]); 0)*(1+[.I49])" office:value-type="float" office:value="11723.6363636364" calcext:value-type="float">
            <text:p>11.724 </text:p>
          </table:table-cell>
          <table:table-cell table:style-name="ce365" table:formula="of:=IF(([.I47] + [.J44]) &gt; 0; ([.I48] * [.I47] + [.J45] * [.J44]) / ([.I47] + [.J44]); 0)" office:value-type="float" office:value="11723.6363636364" calcext:value-type="float">
            <text:p>11.724 </text:p>
          </table:table-cell>
          <table:table-cell table:style-name="ce365" table:formula="of:=IF(([.J47] + [.K44]) &gt; 0; ([.J48] * [.J47] + [.K45] * [.K44]) / ([.J47] + [.K44]); 0)" office:value-type="float" office:value="11723.6363636364" calcext:value-type="float">
            <text:p>11.724 </text:p>
          </table:table-cell>
          <table:table-cell table:style-name="ce365" table:formula="of:=IF(([.K47] + [.L44]) &gt; 0; ([.K48] * [.K47] + [.L45] * [.L44]) / ([.K47] + [.L44]); 0)" office:value-type="float" office:value="11723.6363636364" calcext:value-type="float">
            <text:p>11.724 </text:p>
          </table:table-cell>
          <table:table-cell table:style-name="ce365" table:formula="of:=IF(([.L47] + [.M44]) &gt; 0; ([.L48] * [.L47] + [.M45] * [.M44]) / ([.L47] + [.M44]); 0)" office:value-type="float" office:value="11723.6363636364" calcext:value-type="float">
            <text:p>11.724 </text:p>
          </table:table-cell>
          <table:table-cell table:style-name="ce365" table:formula="of:=IF(([.M47] + [.N44]) &gt; 0; ([.M48] * [.M47] + [.N45] * [.N44]) / ([.M47] + [.N44]); 0)" office:value-type="float" office:value="11723.6363636364" calcext:value-type="float">
            <text:p>11.724 </text:p>
          </table:table-cell>
          <table:table-cell table:style-name="ce365" table:formula="of:=+[.N48]" office:value-type="float" office:value="11723.6363636364" calcext:value-type="float">
            <text:p>11.724 </text:p>
          </table:table-cell>
          <table:table-cell table:number-columns-repeated="1009"/>
        </table:table-row>
        <table:table-row table:style-name="ro1">
          <table:table-cell table:style-name="ce367" office:value-type="string" calcext:value-type="string">
            <text:p>Reajuste</text:p>
          </table:table-cell>
          <table:table-cell table:style-name="ce356"/>
          <table:table-cell table:number-columns-repeated="5" table:style-name="ce359" office:value-type="percentage" office:value="0" calcext:value-type="percentage">
            <text:p>0,00%</text:p>
          </table:table-cell>
          <table:table-cell table:style-name="ce359" office:value-type="percentage" office:value="0.04" calcext:value-type="percentage">
            <text:p>4,00%</text:p>
          </table:table-cell>
          <table:table-cell table:number-columns-repeated="6" table:style-name="ce359" office:value-type="percentage" office:value="0" calcext:value-type="percentage">
            <text:p>0,00%</text:p>
          </table:table-cell>
          <table:table-cell table:style-name="ce356"/>
          <table:table-cell table:number-columns-repeated="1009"/>
        </table:table-row>
        <table:table-row table:style-name="ro1">
          <table:table-cell table:style-name="ce324" office:value-type="string" calcext:value-type="string">
            <text:p>Rescisões</text:p>
          </table:table-cell>
          <table:table-cell table:style-name="ce356"/>
          <table:table-cell table:number-columns-repeated="12" table:style-name="ce385" office:value-type="float" office:value="0" calcext:value-type="float">
            <text:p>0 </text:p>
          </table:table-cell>
          <table:table-cell table:style-name="ce343" table:formula="of:=SUM([.C50:.N50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Total dos Salários</text:p>
          </table:table-cell>
          <table:table-cell table:style-name="ce365" table:formula="of:=-+[.B48]*[.B47]+[.B50]" office:value-type="float" office:value="-108000" calcext:value-type="float">
            <text:p>-108.000 </text:p>
          </table:table-cell>
          <table:table-cell table:style-name="ce365" table:formula="of:=-(+[.C48]*[.C47])+[.C50]" office:value-type="float" office:value="-108000" calcext:value-type="float">
            <text:p>-108.000 </text:p>
          </table:table-cell>
          <table:table-cell table:style-name="ce365" table:formula="of:=-(+[.D48]*[.D47])+[.D50]" office:value-type="float" office:value="-108000" calcext:value-type="float">
            <text:p>-108.000 </text:p>
          </table:table-cell>
          <table:table-cell table:style-name="ce365" table:formula="of:=-(+[.E48]*[.E47])+[.E50]" office:value-type="float" office:value="-108000" calcext:value-type="float">
            <text:p>-108.000 </text:p>
          </table:table-cell>
          <table:table-cell table:style-name="ce365" table:formula="of:=-(+[.F48]*[.F47])+[.F50]" office:value-type="float" office:value="-124000" calcext:value-type="float">
            <text:p>-124.000 </text:p>
          </table:table-cell>
          <table:table-cell table:style-name="ce365" table:formula="of:=-(+[.G48]*[.G47])+[.G50]" office:value-type="float" office:value="-124000" calcext:value-type="float">
            <text:p>-124.000 </text:p>
          </table:table-cell>
          <table:table-cell table:style-name="ce365" table:formula="of:=-(+[.H48]*[.H47])+[.H50]" office:value-type="float" office:value="-128960" calcext:value-type="float">
            <text:p>-128.960 </text:p>
          </table:table-cell>
          <table:table-cell table:style-name="ce365" table:formula="of:=-(+[.I48]*[.I47])+[.I50]" office:value-type="float" office:value="-128960" calcext:value-type="float">
            <text:p>-128.960 </text:p>
          </table:table-cell>
          <table:table-cell table:style-name="ce365" table:formula="of:=-(+[.J48]*[.J47])+[.J50]" office:value-type="float" office:value="-128960" calcext:value-type="float">
            <text:p>-128.960 </text:p>
          </table:table-cell>
          <table:table-cell table:style-name="ce365" table:formula="of:=-(+[.K48]*[.K47])+[.K50]" office:value-type="float" office:value="-128960" calcext:value-type="float">
            <text:p>-128.960 </text:p>
          </table:table-cell>
          <table:table-cell table:style-name="ce365" table:formula="of:=-(+[.L48]*[.L47])+[.L50]" office:value-type="float" office:value="-128960" calcext:value-type="float">
            <text:p>-128.960 </text:p>
          </table:table-cell>
          <table:table-cell table:style-name="ce365" table:formula="of:=-(+[.M48]*[.M47])+[.M50]" office:value-type="float" office:value="-128960" calcext:value-type="float">
            <text:p>-128.960 </text:p>
          </table:table-cell>
          <table:table-cell table:style-name="ce365" table:formula="of:=-(+[.N48]*[.N47])+[.N50]" office:value-type="float" office:value="-128960" calcext:value-type="float">
            <text:p>-128.960 </text:p>
          </table:table-cell>
          <table:table-cell table:style-name="ce343" table:formula="of:=SUM([.C51:.N51])" office:value-type="float" office:value="-1474720" calcext:value-type="float">
            <text:p>-1.474.72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Salários Administrativo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Quadro Inicial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71" office:value-type="float" office:value="6" calcext:value-type="float">
            <text:p>6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71" office:value-type="float" office:value="11000" calcext:value-type="float">
            <text:p>11.000 </text:p>
          </table:table-cell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Contratações do Período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43" table:formula="of:=SUM([.C58:.N58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56"/>
          <table:table-cell table:style-name="ce385" table:number-columns-repeated="12"/>
          <table:table-cell table:style-name="ce343" table:formula="of:=IF(SUM([.C59:.N59])=0;0;AVERAGE([.C59:.N59])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Quadro Consolidado</text:p>
          </table:table-cell>
          <table:table-cell table:style-name="ce356" table:number-columns-repeated="14"/>
          <table:table-cell table:number-columns-repeated="1009"/>
        </table:table-row>
        <table:table-row table:style-name="ro1">
          <table:table-cell table:style-name="ce352" office:value-type="string" calcext:value-type="string">
            <text:p>Número de colaboradores A</text:p>
          </table:table-cell>
          <table:table-cell table:style-name="ce365" table:formula="of:=+[.B55]+[.B58]" office:value-type="float" office:value="6" calcext:value-type="float">
            <text:p>6 </text:p>
          </table:table-cell>
          <table:table-cell table:style-name="ce365" table:formula="of:=+[.B61]+[.C58]" office:value-type="float" office:value="6" calcext:value-type="float">
            <text:p>6 </text:p>
          </table:table-cell>
          <table:table-cell table:style-name="ce365" table:formula="of:=+[.C61]+[.D58]" office:value-type="float" office:value="6" calcext:value-type="float">
            <text:p>6 </text:p>
          </table:table-cell>
          <table:table-cell table:style-name="ce365" table:formula="of:=+[.D61]+[.E58]" office:value-type="float" office:value="6" calcext:value-type="float">
            <text:p>6 </text:p>
          </table:table-cell>
          <table:table-cell table:style-name="ce365" table:formula="of:=+[.E61]+[.F58]" office:value-type="float" office:value="6" calcext:value-type="float">
            <text:p>6 </text:p>
          </table:table-cell>
          <table:table-cell table:style-name="ce365" table:formula="of:=+[.F61]+[.G58]" office:value-type="float" office:value="6" calcext:value-type="float">
            <text:p>6 </text:p>
          </table:table-cell>
          <table:table-cell table:style-name="ce365" table:formula="of:=+[.G61]+[.H58]" office:value-type="float" office:value="6" calcext:value-type="float">
            <text:p>6 </text:p>
          </table:table-cell>
          <table:table-cell table:style-name="ce365" table:formula="of:=+[.H61]+[.I58]" office:value-type="float" office:value="6" calcext:value-type="float">
            <text:p>6 </text:p>
          </table:table-cell>
          <table:table-cell table:style-name="ce365" table:formula="of:=+[.I61]+[.J58]" office:value-type="float" office:value="6" calcext:value-type="float">
            <text:p>6 </text:p>
          </table:table-cell>
          <table:table-cell table:style-name="ce365" table:formula="of:=+[.J61]+[.K58]" office:value-type="float" office:value="6" calcext:value-type="float">
            <text:p>6 </text:p>
          </table:table-cell>
          <table:table-cell table:style-name="ce365" table:formula="of:=+[.K61]+[.L58]" office:value-type="float" office:value="6" calcext:value-type="float">
            <text:p>6 </text:p>
          </table:table-cell>
          <table:table-cell table:style-name="ce365" table:formula="of:=+[.L61]+[.M58]" office:value-type="float" office:value="6" calcext:value-type="float">
            <text:p>6 </text:p>
          </table:table-cell>
          <table:table-cell table:style-name="ce365" table:formula="of:=+[.M61]+[.N58]" office:value-type="float" office:value="6" calcext:value-type="float">
            <text:p>6 </text:p>
          </table:table-cell>
          <table:table-cell table:style-name="ce365" table:formula="of:=+[.N61]" office:value-type="float" office:value="6" calcext:value-type="float">
            <text:p>6 </text:p>
          </table:table-cell>
          <table:table-cell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65" table:formula="of:=IF(([.B55] + [.B58]) &gt; 0; ([.B56] * [.B55] + [.B59] * [.B58]) / ([.B55] + [.B58]); 0)" office:value-type="float" office:value="11000" calcext:value-type="float">
            <text:p>11.000 </text:p>
          </table:table-cell>
          <table:table-cell table:style-name="ce365" table:formula="of:=IF(([.B61] + [.C58]) &gt; 0; ([.B62] * [.B61] + [.C59] * [.C58]) / ([.B61] + [.C58]); 0)*(1+[.C63])" office:value-type="float" office:value="11000" calcext:value-type="float">
            <text:p>11.000 </text:p>
          </table:table-cell>
          <table:table-cell table:style-name="ce365" table:formula="of:=IF(([.C61] + [.D58]) &gt; 0; ([.C62] * [.C61] + [.D59] * [.D58]) / ([.C61] + [.D58]); 0)*(1+[.D63])" office:value-type="float" office:value="11000" calcext:value-type="float">
            <text:p>11.000 </text:p>
          </table:table-cell>
          <table:table-cell table:style-name="ce365" table:formula="of:=IF(([.D61] + [.E58]) &gt; 0; ([.D62] * [.D61] + [.E59] * [.E58]) / ([.D61] + [.E58]); 0)*(1+[.E63])" office:value-type="float" office:value="11000" calcext:value-type="float">
            <text:p>11.000 </text:p>
          </table:table-cell>
          <table:table-cell table:style-name="ce365" table:formula="of:=IF(([.E61] + [.F58]) &gt; 0; ([.E62] * [.E61] + [.F59] * [.F58]) / ([.E61] + [.F58]); 0)*(1+[.F63])" office:value-type="float" office:value="11000" calcext:value-type="float">
            <text:p>11.000 </text:p>
          </table:table-cell>
          <table:table-cell table:style-name="ce365" table:formula="of:=IF(([.F61] + [.G58]) &gt; 0; ([.F62] * [.F61] + [.G59] * [.G58]) / ([.F61] + [.G58]); 0)*(1+[.G63])" office:value-type="float" office:value="11000" calcext:value-type="float">
            <text:p>11.000 </text:p>
          </table:table-cell>
          <table:table-cell table:style-name="ce365" table:formula="of:=IF(([.G61] + [.H58]) &gt; 0; ([.G62] * [.G61] + [.H59] * [.H58]) / ([.G61] + [.H58]); 0)*(1+[.H63])" office:value-type="float" office:value="11440" calcext:value-type="float">
            <text:p>11.440 </text:p>
          </table:table-cell>
          <table:table-cell table:style-name="ce365" table:formula="of:=IF(([.H61] + [.I58]) &gt; 0; ([.H62] * [.H61] + [.I59] * [.I58]) / ([.H61] + [.I58]); 0)*(1+[.I63])" office:value-type="float" office:value="11440" calcext:value-type="float">
            <text:p>11.440 </text:p>
          </table:table-cell>
          <table:table-cell table:style-name="ce365" table:formula="of:=IF(([.I61] + [.J58]) &gt; 0; ([.I62] * [.I61] + [.J59] * [.J58]) / ([.I61] + [.J58]); 0)" office:value-type="float" office:value="11440" calcext:value-type="float">
            <text:p>11.440 </text:p>
          </table:table-cell>
          <table:table-cell table:style-name="ce365" table:formula="of:=IF(([.J61] + [.K58]) &gt; 0; ([.J62] * [.J61] + [.K59] * [.K58]) / ([.J61] + [.K58]); 0)" office:value-type="float" office:value="11440" calcext:value-type="float">
            <text:p>11.440 </text:p>
          </table:table-cell>
          <table:table-cell table:style-name="ce365" table:formula="of:=IF(([.K61] + [.L58]) &gt; 0; ([.K62] * [.K61] + [.L59] * [.L58]) / ([.K61] + [.L58]); 0)" office:value-type="float" office:value="11440" calcext:value-type="float">
            <text:p>11.440 </text:p>
          </table:table-cell>
          <table:table-cell table:style-name="ce365" table:formula="of:=IF(([.L61] + [.M58]) &gt; 0; ([.L62] * [.L61] + [.M59] * [.M58]) / ([.L61] + [.M58]); 0)" office:value-type="float" office:value="11440" calcext:value-type="float">
            <text:p>11.440 </text:p>
          </table:table-cell>
          <table:table-cell table:style-name="ce365" table:formula="of:=IF(([.M61] + [.N58]) &gt; 0; ([.M62] * [.M61] + [.N59] * [.N58]) / ([.M61] + [.N58]); 0)" office:value-type="float" office:value="11440" calcext:value-type="float">
            <text:p>11.440 </text:p>
          </table:table-cell>
          <table:table-cell table:style-name="ce365" table:formula="of:=+[.N62]" office:value-type="float" office:value="11440" calcext:value-type="float">
            <text:p>11.440 </text:p>
          </table:table-cell>
          <table:table-cell table:number-columns-repeated="1009"/>
        </table:table-row>
        <table:table-row table:style-name="ro1">
          <table:table-cell table:style-name="ce367" office:value-type="string" calcext:value-type="string">
            <text:p>Reajuste</text:p>
          </table:table-cell>
          <table:table-cell table:style-name="ce356"/>
          <table:table-cell table:number-columns-repeated="5" table:style-name="ce359" office:value-type="percentage" office:value="0" calcext:value-type="percentage">
            <text:p>0,00%</text:p>
          </table:table-cell>
          <table:table-cell table:style-name="ce359" office:value-type="percentage" office:value="0.04" calcext:value-type="percentage">
            <text:p>4,00%</text:p>
          </table:table-cell>
          <table:table-cell table:number-columns-repeated="6" table:style-name="ce359" office:value-type="percentage" office:value="0" calcext:value-type="percentage">
            <text:p>0,00%</text:p>
          </table:table-cell>
          <table:table-cell table:style-name="ce356"/>
          <table:table-cell table:number-columns-repeated="1009"/>
        </table:table-row>
        <table:table-row table:style-name="ro1">
          <table:table-cell table:style-name="ce324" office:value-type="string" calcext:value-type="string">
            <text:p>Rescisões</text:p>
          </table:table-cell>
          <table:table-cell table:style-name="ce356"/>
          <table:table-cell table:number-columns-repeated="12" table:style-name="ce385" office:value-type="float" office:value="0" calcext:value-type="float">
            <text:p>0 </text:p>
          </table:table-cell>
          <table:table-cell table:style-name="ce343" table:formula="of:=SUM([.C64:.N64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Total dos Salários</text:p>
          </table:table-cell>
          <table:table-cell table:style-name="ce365" table:formula="of:=-+[.B62]*[.B61]+[.B64]" office:value-type="float" office:value="-66000" calcext:value-type="float">
            <text:p>-66.000 </text:p>
          </table:table-cell>
          <table:table-cell table:style-name="ce365" table:formula="of:=-(+[.C62]*[.C61])+[.C64]" office:value-type="float" office:value="-66000" calcext:value-type="float">
            <text:p>-66.000 </text:p>
          </table:table-cell>
          <table:table-cell table:style-name="ce365" table:formula="of:=-(+[.D62]*[.D61])+[.D64]" office:value-type="float" office:value="-66000" calcext:value-type="float">
            <text:p>-66.000 </text:p>
          </table:table-cell>
          <table:table-cell table:style-name="ce365" table:formula="of:=-(+[.E62]*[.E61])+[.E64]" office:value-type="float" office:value="-66000" calcext:value-type="float">
            <text:p>-66.000 </text:p>
          </table:table-cell>
          <table:table-cell table:style-name="ce365" table:formula="of:=-(+[.F62]*[.F61])+[.F64]" office:value-type="float" office:value="-66000" calcext:value-type="float">
            <text:p>-66.000 </text:p>
          </table:table-cell>
          <table:table-cell table:style-name="ce365" table:formula="of:=-(+[.G62]*[.G61])+[.G64]" office:value-type="float" office:value="-66000" calcext:value-type="float">
            <text:p>-66.000 </text:p>
          </table:table-cell>
          <table:table-cell table:style-name="ce365" table:formula="of:=-(+[.H62]*[.H61])+[.H64]" office:value-type="float" office:value="-68640" calcext:value-type="float">
            <text:p>-68.640 </text:p>
          </table:table-cell>
          <table:table-cell table:style-name="ce365" table:formula="of:=-(+[.I62]*[.I61])+[.I64]" office:value-type="float" office:value="-68640" calcext:value-type="float">
            <text:p>-68.640 </text:p>
          </table:table-cell>
          <table:table-cell table:style-name="ce365" table:formula="of:=-(+[.J62]*[.J61])+[.J64]" office:value-type="float" office:value="-68640" calcext:value-type="float">
            <text:p>-68.640 </text:p>
          </table:table-cell>
          <table:table-cell table:style-name="ce365" table:formula="of:=-(+[.K62]*[.K61])+[.K64]" office:value-type="float" office:value="-68640" calcext:value-type="float">
            <text:p>-68.640 </text:p>
          </table:table-cell>
          <table:table-cell table:style-name="ce365" table:formula="of:=-(+[.L62]*[.L61])+[.L64]" office:value-type="float" office:value="-68640" calcext:value-type="float">
            <text:p>-68.640 </text:p>
          </table:table-cell>
          <table:table-cell table:style-name="ce365" table:formula="of:=-(+[.M62]*[.M61])+[.M64]" office:value-type="float" office:value="-68640" calcext:value-type="float">
            <text:p>-68.640 </text:p>
          </table:table-cell>
          <table:table-cell table:style-name="ce365" table:formula="of:=-(+[.N62]*[.N61])+[.N64]" office:value-type="float" office:value="-68640" calcext:value-type="float">
            <text:p>-68.640 </text:p>
          </table:table-cell>
          <table:table-cell table:style-name="ce343" table:formula="of:=SUM([.C65:.N65])" office:value-type="float" office:value="-810480" calcext:value-type="float">
            <text:p>-810.48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Outros Salário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Quadro Inicial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71"/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71"/>
          <table:table-cell table:style-name="ce356" table:number-columns-repeated="1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Contratações do Período</text:p>
          </table:table-cell>
          <table:table-cell table:style-name="ce356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Número de colaboradores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43" table:formula="of:=SUM([.C72:.N72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56"/>
          <table:table-cell table:style-name="ce385" table:number-columns-repeated="12"/>
          <table:table-cell table:style-name="ce343" table:formula="of:=IF(SUM([.C73:.N73])=0;0;AVERAGE([.C73:.N73])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Quadro Consolidado</text:p>
          </table:table-cell>
          <table:table-cell table:style-name="ce356" table:number-columns-repeated="14"/>
          <table:table-cell table:number-columns-repeated="1009"/>
        </table:table-row>
        <table:table-row table:style-name="ro1">
          <table:table-cell table:style-name="ce352" office:value-type="string" calcext:value-type="string">
            <text:p>Número de colaboradores A</text:p>
          </table:table-cell>
          <table:table-cell table:style-name="ce365" table:formula="of:=+[.B69]+[.B72]" office:value-type="float" office:value="0" calcext:value-type="float">
            <text:p>0 </text:p>
          </table:table-cell>
          <table:table-cell table:style-name="ce365" table:formula="of:=+[.B75]+[.C72]" office:value-type="float" office:value="0" calcext:value-type="float">
            <text:p>0 </text:p>
          </table:table-cell>
          <table:table-cell table:style-name="ce365" table:formula="of:=+[.C75]+[.D72]" office:value-type="float" office:value="0" calcext:value-type="float">
            <text:p>0 </text:p>
          </table:table-cell>
          <table:table-cell table:style-name="ce365" table:formula="of:=+[.D75]+[.E72]" office:value-type="float" office:value="0" calcext:value-type="float">
            <text:p>0 </text:p>
          </table:table-cell>
          <table:table-cell table:style-name="ce365" table:formula="of:=+[.E75]+[.F72]" office:value-type="float" office:value="0" calcext:value-type="float">
            <text:p>0 </text:p>
          </table:table-cell>
          <table:table-cell table:style-name="ce365" table:formula="of:=+[.F75]+[.G72]" office:value-type="float" office:value="0" calcext:value-type="float">
            <text:p>0 </text:p>
          </table:table-cell>
          <table:table-cell table:style-name="ce365" table:formula="of:=+[.G75]+[.H72]" office:value-type="float" office:value="0" calcext:value-type="float">
            <text:p>0 </text:p>
          </table:table-cell>
          <table:table-cell table:style-name="ce365" table:formula="of:=+[.H75]+[.I72]" office:value-type="float" office:value="0" calcext:value-type="float">
            <text:p>0 </text:p>
          </table:table-cell>
          <table:table-cell table:style-name="ce365" table:formula="of:=+[.I75]+[.J72]" office:value-type="float" office:value="0" calcext:value-type="float">
            <text:p>0 </text:p>
          </table:table-cell>
          <table:table-cell table:style-name="ce365" table:formula="of:=+[.J75]+[.K72]" office:value-type="float" office:value="0" calcext:value-type="float">
            <text:p>0 </text:p>
          </table:table-cell>
          <table:table-cell table:style-name="ce365" table:formula="of:=+[.K75]+[.L72]" office:value-type="float" office:value="0" calcext:value-type="float">
            <text:p>0 </text:p>
          </table:table-cell>
          <table:table-cell table:style-name="ce365" table:formula="of:=+[.L75]+[.M72]" office:value-type="float" office:value="0" calcext:value-type="float">
            <text:p>0 </text:p>
          </table:table-cell>
          <table:table-cell table:style-name="ce365" table:formula="of:=+[.M75]+[.N72]" office:value-type="float" office:value="0" calcext:value-type="float">
            <text:p>0 </text:p>
          </table:table-cell>
          <table:table-cell table:style-name="ce365" table:formula="of:=+[.N75]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52" office:value-type="string" calcext:value-type="string">
            <text:p>Salário médio e complementos</text:p>
          </table:table-cell>
          <table:table-cell table:style-name="ce365" table:formula="of:=IF(([.B69] + [.B72]) &gt; 0; ([.B70] * [.B69] + [.B73] * [.B72]) / ([.B69] + [.B72]); 0)" office:value-type="float" office:value="0" calcext:value-type="float">
            <text:p>0 </text:p>
          </table:table-cell>
          <table:table-cell table:style-name="ce365" table:formula="of:=IF(([.B75] + [.C72]) &gt; 0; ([.B76] * [.B75] + [.C73] * [.C72]) / ([.B75] + [.C72]); 0)*(1+[.C77])" office:value-type="float" office:value="0" calcext:value-type="float">
            <text:p>0 </text:p>
          </table:table-cell>
          <table:table-cell table:style-name="ce365" table:formula="of:=IF(([.C75] + [.D72]) &gt; 0; ([.C76] * [.C75] + [.D73] * [.D72]) / ([.C75] + [.D72]); 0)*(1+[.D77])" office:value-type="float" office:value="0" calcext:value-type="float">
            <text:p>0 </text:p>
          </table:table-cell>
          <table:table-cell table:style-name="ce365" table:formula="of:=IF(([.D75] + [.E72]) &gt; 0; ([.D76] * [.D75] + [.E73] * [.E72]) / ([.D75] + [.E72]); 0)*(1+[.E77])" office:value-type="float" office:value="0" calcext:value-type="float">
            <text:p>0 </text:p>
          </table:table-cell>
          <table:table-cell table:style-name="ce365" table:formula="of:=IF(([.E75] + [.F72]) &gt; 0; ([.E76] * [.E75] + [.F73] * [.F72]) / ([.E75] + [.F72]); 0)*(1+[.F77])" office:value-type="float" office:value="0" calcext:value-type="float">
            <text:p>0 </text:p>
          </table:table-cell>
          <table:table-cell table:style-name="ce365" table:formula="of:=IF(([.F75] + [.G72]) &gt; 0; ([.F76] * [.F75] + [.G73] * [.G72]) / ([.F75] + [.G72]); 0)*(1+[.G77])" office:value-type="float" office:value="0" calcext:value-type="float">
            <text:p>0 </text:p>
          </table:table-cell>
          <table:table-cell table:style-name="ce365" table:formula="of:=IF(([.G75] + [.H72]) &gt; 0; ([.G76] * [.G75] + [.H73] * [.H72]) / ([.G75] + [.H72]); 0)*(1+[.H77])" office:value-type="float" office:value="0" calcext:value-type="float">
            <text:p>0 </text:p>
          </table:table-cell>
          <table:table-cell table:style-name="ce365" table:formula="of:=IF(([.H75] + [.I72]) &gt; 0; ([.H76] * [.H75] + [.I73] * [.I72]) / ([.H75] + [.I72]); 0)*(1+[.I77])" office:value-type="float" office:value="0" calcext:value-type="float">
            <text:p>0 </text:p>
          </table:table-cell>
          <table:table-cell table:style-name="ce365" table:formula="of:=IF(([.I75] + [.J72]) &gt; 0; ([.I76] * [.I75] + [.J73] * [.J72]) / ([.I75] + [.J72]); 0)" office:value-type="float" office:value="0" calcext:value-type="float">
            <text:p>0 </text:p>
          </table:table-cell>
          <table:table-cell table:style-name="ce365" table:formula="of:=IF(([.J75] + [.K72]) &gt; 0; ([.J76] * [.J75] + [.K73] * [.K72]) / ([.J75] + [.K72]); 0)" office:value-type="float" office:value="0" calcext:value-type="float">
            <text:p>0 </text:p>
          </table:table-cell>
          <table:table-cell table:style-name="ce365" table:formula="of:=IF(([.K75] + [.L72]) &gt; 0; ([.K76] * [.K75] + [.L73] * [.L72]) / ([.K75] + [.L72]); 0)" office:value-type="float" office:value="0" calcext:value-type="float">
            <text:p>0 </text:p>
          </table:table-cell>
          <table:table-cell table:style-name="ce365" table:formula="of:=IF(([.L75] + [.M72]) &gt; 0; ([.L76] * [.L75] + [.M73] * [.M72]) / ([.L75] + [.M72]); 0)" office:value-type="float" office:value="0" calcext:value-type="float">
            <text:p>0 </text:p>
          </table:table-cell>
          <table:table-cell table:style-name="ce365" table:formula="of:=IF(([.M75] + [.N72]) &gt; 0; ([.M76] * [.M75] + [.N73] * [.N72]) / ([.M75] + [.N72]); 0)" office:value-type="float" office:value="0" calcext:value-type="float">
            <text:p>0 </text:p>
          </table:table-cell>
          <table:table-cell table:style-name="ce365" table:formula="of:=+[.N76]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67" office:value-type="string" calcext:value-type="string">
            <text:p>Reajuste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56"/>
          <table:table-cell table:number-columns-repeated="1009"/>
        </table:table-row>
        <table:table-row table:style-name="ro1">
          <table:table-cell table:style-name="ce324" office:value-type="string" calcext:value-type="string">
            <text:p>Rescisões</text:p>
          </table:table-cell>
          <table:table-cell table:style-name="ce356"/>
          <table:table-cell table:number-columns-repeated="12" table:style-name="ce385" office:value-type="float" office:value="0" calcext:value-type="float">
            <text:p>0 </text:p>
          </table:table-cell>
          <table:table-cell table:style-name="ce343" table:formula="of:=SUM([.C78:.N78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24" office:value-type="string" calcext:value-type="string">
            <text:p>Total dos Salários</text:p>
          </table:table-cell>
          <table:table-cell table:style-name="ce365" table:formula="of:=-+[.B76]*[.B75]+[.B78]" office:value-type="float" office:value="0" calcext:value-type="float">
            <text:p>0 </text:p>
          </table:table-cell>
          <table:table-cell table:style-name="ce365" table:formula="of:=-(+[.C76]*[.C75])+[.C78]" office:value-type="float" office:value="0" calcext:value-type="float">
            <text:p>0 </text:p>
          </table:table-cell>
          <table:table-cell table:style-name="ce365" table:formula="of:=-(+[.D76]*[.D75])+[.D78]" office:value-type="float" office:value="0" calcext:value-type="float">
            <text:p>0 </text:p>
          </table:table-cell>
          <table:table-cell table:style-name="ce365" table:formula="of:=-(+[.E76]*[.E75])+[.E78]" office:value-type="float" office:value="0" calcext:value-type="float">
            <text:p>0 </text:p>
          </table:table-cell>
          <table:table-cell table:style-name="ce365" table:formula="of:=-(+[.F76]*[.F75])+[.F78]" office:value-type="float" office:value="0" calcext:value-type="float">
            <text:p>0 </text:p>
          </table:table-cell>
          <table:table-cell table:style-name="ce365" table:formula="of:=-(+[.G76]*[.G75])+[.G78]" office:value-type="float" office:value="0" calcext:value-type="float">
            <text:p>0 </text:p>
          </table:table-cell>
          <table:table-cell table:style-name="ce365" table:formula="of:=-(+[.H76]*[.H75])+[.H78]" office:value-type="float" office:value="0" calcext:value-type="float">
            <text:p>0 </text:p>
          </table:table-cell>
          <table:table-cell table:style-name="ce365" table:formula="of:=-(+[.I76]*[.I75])+[.I78]" office:value-type="float" office:value="0" calcext:value-type="float">
            <text:p>0 </text:p>
          </table:table-cell>
          <table:table-cell table:style-name="ce365" table:formula="of:=-(+[.J76]*[.J75])+[.J78]" office:value-type="float" office:value="0" calcext:value-type="float">
            <text:p>0 </text:p>
          </table:table-cell>
          <table:table-cell table:style-name="ce365" table:formula="of:=-(+[.K76]*[.K75])+[.K78]" office:value-type="float" office:value="0" calcext:value-type="float">
            <text:p>0 </text:p>
          </table:table-cell>
          <table:table-cell table:style-name="ce365" table:formula="of:=-(+[.L76]*[.L75])+[.L78]" office:value-type="float" office:value="0" calcext:value-type="float">
            <text:p>0 </text:p>
          </table:table-cell>
          <table:table-cell table:style-name="ce365" table:formula="of:=-(+[.M76]*[.M75])+[.M78]" office:value-type="float" office:value="0" calcext:value-type="float">
            <text:p>0 </text:p>
          </table:table-cell>
          <table:table-cell table:style-name="ce365" table:formula="of:=-(+[.N76]*[.N75])+[.N78]" office:value-type="float" office:value="0" calcext:value-type="float">
            <text:p>0 </text:p>
          </table:table-cell>
          <table:table-cell table:style-name="ce343" table:formula="of:=SUM([.C79:.N79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4" office:value-type="string" calcext:value-type="string">
            <text:p>Salários Totais</text:p>
          </table:table-cell>
          <table:table-cell table:style-name="ce361" table:number-columns-repeated="14"/>
          <table:table-cell table:style-name="ce325" table:number-columns-repeated="1009"/>
        </table:table-row>
        <table:table-row table:style-name="ro1">
          <table:table-cell table:style-name="ce377" office:value-type="string" calcext:value-type="string">
            <text:p>Número de colaboradores</text:p>
          </table:table-cell>
          <table:table-cell table:style-name="ce356"/>
          <table:table-cell table:style-name="ce343" table:formula="of:=SUMIF([.$A$2:.$A$79];[.$A75]; [.C$2:.C$79])" office:value-type="float" office:value="43" calcext:value-type="float">
            <text:p>43 </text:p>
          </table:table-cell>
          <table:table-cell table:style-name="ce343" table:formula="of:=+[.D19]+[.D33]+[.D47]+[.D61]+[.D75]" office:value-type="float" office:value="43" calcext:value-type="float">
            <text:p>43 </text:p>
          </table:table-cell>
          <table:table-cell table:style-name="ce343" table:formula="of:=+[.E19]+[.E33]+[.E47]+[.E61]+[.E75]" office:value-type="float" office:value="43" calcext:value-type="float">
            <text:p>43 </text:p>
          </table:table-cell>
          <table:table-cell table:style-name="ce343" table:formula="of:=+[.F19]+[.F33]+[.F47]+[.F61]+[.F75]" office:value-type="float" office:value="45" calcext:value-type="float">
            <text:p>45 </text:p>
          </table:table-cell>
          <table:table-cell table:style-name="ce343" table:formula="of:=+[.G19]+[.G33]+[.G47]+[.G61]+[.G75]" office:value-type="float" office:value="45" calcext:value-type="float">
            <text:p>45 </text:p>
          </table:table-cell>
          <table:table-cell table:style-name="ce343" table:formula="of:=+[.H19]+[.H33]+[.H47]+[.H61]+[.H75]" office:value-type="float" office:value="45" calcext:value-type="float">
            <text:p>45 </text:p>
          </table:table-cell>
          <table:table-cell table:style-name="ce343" table:formula="of:=+[.I19]+[.I33]+[.I47]+[.I61]+[.I75]" office:value-type="float" office:value="45" calcext:value-type="float">
            <text:p>45 </text:p>
          </table:table-cell>
          <table:table-cell table:style-name="ce343" table:formula="of:=+[.J19]+[.J33]+[.J47]+[.J61]+[.J75]" office:value-type="float" office:value="45" calcext:value-type="float">
            <text:p>45 </text:p>
          </table:table-cell>
          <table:table-cell table:style-name="ce343" table:formula="of:=+[.K19]+[.K33]+[.K47]+[.K61]+[.K75]" office:value-type="float" office:value="45" calcext:value-type="float">
            <text:p>45 </text:p>
          </table:table-cell>
          <table:table-cell table:style-name="ce343" table:formula="of:=+[.L19]+[.L33]+[.L47]+[.L61]+[.L75]" office:value-type="float" office:value="45" calcext:value-type="float">
            <text:p>45 </text:p>
          </table:table-cell>
          <table:table-cell table:style-name="ce343" table:formula="of:=+[.M19]+[.M33]+[.M47]+[.M61]+[.M75]" office:value-type="float" office:value="45" calcext:value-type="float">
            <text:p>45 </text:p>
          </table:table-cell>
          <table:table-cell table:style-name="ce343" table:formula="of:=+[.N19]+[.N33]+[.N47]+[.N61]+[.N75]" office:value-type="float" office:value="45" calcext:value-type="float">
            <text:p>45 </text:p>
          </table:table-cell>
          <table:table-cell table:style-name="ce343" table:formula="of:=+[.N82]" office:value-type="float" office:value="45" calcext:value-type="float">
            <text:p>45 </text:p>
          </table:table-cell>
          <table:table-cell table:style-name="ce325" table:number-columns-repeated="1009"/>
        </table:table-row>
        <table:table-row table:style-name="ro1">
          <table:table-cell table:style-name="ce377" office:value-type="string" calcext:value-type="string">
            <text:p>Total dos Salários</text:p>
          </table:table-cell>
          <table:table-cell table:style-name="ce356"/>
          <table:table-cell table:style-name="ce343" table:formula="of:=SUMIF([.$A$2:.$A$79];[.$A83]; [.C$2:.C$79])" office:value-type="float" office:value="-346000" calcext:value-type="float">
            <text:p>-346.000 </text:p>
          </table:table-cell>
          <table:table-cell table:style-name="ce343" table:formula="of:=SUMIF([.$A$2:.$A$79];[.$A83]; [.D$2:.D$79])" office:value-type="float" office:value="-346000" calcext:value-type="float">
            <text:p>-346.000 </text:p>
          </table:table-cell>
          <table:table-cell table:style-name="ce343" table:formula="of:=SUMIF([.$A$2:.$A$79];[.$A83]; [.E$2:.E$79])" office:value-type="float" office:value="-346000" calcext:value-type="float">
            <text:p>-346.000 </text:p>
          </table:table-cell>
          <table:table-cell table:style-name="ce343" table:formula="of:=SUMIF([.$A$2:.$A$79];[.$A83]; [.F$2:.F$79])" office:value-type="float" office:value="-362000" calcext:value-type="float">
            <text:p>-362.000 </text:p>
          </table:table-cell>
          <table:table-cell table:style-name="ce343" table:formula="of:=SUMIF([.$A$2:.$A$79];[.$A83]; [.G$2:.G$79])" office:value-type="float" office:value="-362000" calcext:value-type="float">
            <text:p>-362.000 </text:p>
          </table:table-cell>
          <table:table-cell table:style-name="ce343" table:formula="of:=SUMIF([.$A$2:.$A$79];[.$A83]; [.H$2:.H$79])" office:value-type="float" office:value="-376480" calcext:value-type="float">
            <text:p>-376.480 </text:p>
          </table:table-cell>
          <table:table-cell table:style-name="ce343" table:formula="of:=SUMIF([.$A$2:.$A$79];[.$A83]; [.I$2:.I$79])" office:value-type="float" office:value="-376480" calcext:value-type="float">
            <text:p>-376.480 </text:p>
          </table:table-cell>
          <table:table-cell table:style-name="ce343" table:formula="of:=SUMIF([.$A$2:.$A$79];[.$A83]; [.J$2:.J$79])" office:value-type="float" office:value="-376480" calcext:value-type="float">
            <text:p>-376.480 </text:p>
          </table:table-cell>
          <table:table-cell table:style-name="ce343" table:formula="of:=SUMIF([.$A$2:.$A$79];[.$A83]; [.K$2:.K$79])" office:value-type="float" office:value="-376480" calcext:value-type="float">
            <text:p>-376.480 </text:p>
          </table:table-cell>
          <table:table-cell table:style-name="ce343" table:formula="of:=SUMIF([.$A$2:.$A$79];[.$A83]; [.L$2:.L$79])" office:value-type="float" office:value="-376480" calcext:value-type="float">
            <text:p>-376.480 </text:p>
          </table:table-cell>
          <table:table-cell table:style-name="ce343" table:formula="of:=SUMIF([.$A$2:.$A$79];[.$A83]; [.M$2:.M$79])" office:value-type="float" office:value="-376480" calcext:value-type="float">
            <text:p>-376.480 </text:p>
          </table:table-cell>
          <table:table-cell table:style-name="ce343" table:formula="of:=SUMIF([.$A$2:.$A$79];[.$A83]; [.N$2:.N$79])" office:value-type="float" office:value="-376480" calcext:value-type="float">
            <text:p>-376.480 </text:p>
          </table:table-cell>
          <table:table-cell table:style-name="ce343" table:formula="of:=SUM([.C83:.N83])" office:value-type="float" office:value="-4397360" calcext:value-type="float">
            <text:p>-4.397.360 </text:p>
          </table:table-cell>
          <table:table-cell table:style-name="ce325"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Outros Custos Industriai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Materiais Indiretos</text:p>
          </table:table-cell>
          <table:table-cell table:style-name="ce371" office:value-type="float" office:value="15000" calcext:value-type="float">
            <text:p>15.000 </text:p>
          </table:table-cell>
          <table:table-cell table:style-name="ce343" table:formula="of:=[.B86] * (1 + [.C87])" office:value-type="float" office:value="15000" calcext:value-type="float">
            <text:p>15.000 </text:p>
          </table:table-cell>
          <table:table-cell table:style-name="ce343" table:formula="of:=[.C86] * (1 + [.D87])" office:value-type="float" office:value="15000" calcext:value-type="float">
            <text:p>15.000 </text:p>
          </table:table-cell>
          <table:table-cell table:style-name="ce343" table:formula="of:=[.D86] * (1 + [.E87])" office:value-type="float" office:value="15000" calcext:value-type="float">
            <text:p>15.000 </text:p>
          </table:table-cell>
          <table:table-cell table:style-name="ce343" table:formula="of:=[.E86] * (1 + [.F87])" office:value-type="float" office:value="15000" calcext:value-type="float">
            <text:p>15.000 </text:p>
          </table:table-cell>
          <table:table-cell table:style-name="ce343" table:formula="of:=[.F86] * (1 + [.G87])" office:value-type="float" office:value="15000" calcext:value-type="float">
            <text:p>15.000 </text:p>
          </table:table-cell>
          <table:table-cell table:style-name="ce343" table:formula="of:=[.G86] * (1 + [.H87])" office:value-type="float" office:value="15000" calcext:value-type="float">
            <text:p>15.000 </text:p>
          </table:table-cell>
          <table:table-cell table:style-name="ce343" table:formula="of:=[.H86] * (1 + [.I87])" office:value-type="float" office:value="15000" calcext:value-type="float">
            <text:p>15.000 </text:p>
          </table:table-cell>
          <table:table-cell table:style-name="ce343" table:formula="of:=[.I86] * (1 + [.J87])" office:value-type="float" office:value="15000" calcext:value-type="float">
            <text:p>15.000 </text:p>
          </table:table-cell>
          <table:table-cell table:style-name="ce343" table:formula="of:=[.J86] * (1 + [.K87])" office:value-type="float" office:value="15000" calcext:value-type="float">
            <text:p>15.000 </text:p>
          </table:table-cell>
          <table:table-cell table:style-name="ce343" table:formula="of:=[.K86] * (1 + [.L87])" office:value-type="float" office:value="15000" calcext:value-type="float">
            <text:p>15.000 </text:p>
          </table:table-cell>
          <table:table-cell table:style-name="ce343" table:formula="of:=[.L86] * (1 + [.M87])" office:value-type="float" office:value="15000" calcext:value-type="float">
            <text:p>15.000 </text:p>
          </table:table-cell>
          <table:table-cell table:style-name="ce343" table:formula="of:=[.M86] * (1 + [.N87])" office:value-type="float" office:value="15000" calcext:value-type="float">
            <text:p>15.000 </text:p>
          </table:table-cell>
          <table:table-cell table:style-name="ce343" table:formula="of:=SUM([.C86:.N86])" office:value-type="float" office:value="180000" calcext:value-type="float">
            <text:p>18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Custos com Manutenção</text:p>
          </table:table-cell>
          <table:table-cell table:style-name="ce371" office:value-type="float" office:value="5000" calcext:value-type="float">
            <text:p>5.000 </text:p>
          </table:table-cell>
          <table:table-cell table:style-name="ce343" table:formula="of:=[.B88] * (1 + [.C89])" office:value-type="float" office:value="5000" calcext:value-type="float">
            <text:p>5.000 </text:p>
          </table:table-cell>
          <table:table-cell table:style-name="ce343" table:formula="of:=[.C88] * (1 + [.D89])" office:value-type="float" office:value="5000" calcext:value-type="float">
            <text:p>5.000 </text:p>
          </table:table-cell>
          <table:table-cell table:style-name="ce343" table:formula="of:=[.D88] * (1 + [.E89])" office:value-type="float" office:value="5000" calcext:value-type="float">
            <text:p>5.000 </text:p>
          </table:table-cell>
          <table:table-cell table:style-name="ce343" table:formula="of:=[.E88] * (1 + [.F89])" office:value-type="float" office:value="5000" calcext:value-type="float">
            <text:p>5.000 </text:p>
          </table:table-cell>
          <table:table-cell table:style-name="ce343" table:formula="of:=[.F88] * (1 + [.G89])" office:value-type="float" office:value="5000" calcext:value-type="float">
            <text:p>5.000 </text:p>
          </table:table-cell>
          <table:table-cell table:style-name="ce343" table:formula="of:=[.G88] * (1 + [.H89])" office:value-type="float" office:value="5000" calcext:value-type="float">
            <text:p>5.000 </text:p>
          </table:table-cell>
          <table:table-cell table:style-name="ce343" table:formula="of:=[.H88] * (1 + [.I89])" office:value-type="float" office:value="5000" calcext:value-type="float">
            <text:p>5.000 </text:p>
          </table:table-cell>
          <table:table-cell table:style-name="ce343" table:formula="of:=[.I88] * (1 + [.J89])" office:value-type="float" office:value="5000" calcext:value-type="float">
            <text:p>5.000 </text:p>
          </table:table-cell>
          <table:table-cell table:style-name="ce343" table:formula="of:=[.J88] * (1 + [.K89])" office:value-type="float" office:value="5000" calcext:value-type="float">
            <text:p>5.000 </text:p>
          </table:table-cell>
          <table:table-cell table:style-name="ce343" table:formula="of:=[.K88] * (1 + [.L89])" office:value-type="float" office:value="5000" calcext:value-type="float">
            <text:p>5.000 </text:p>
          </table:table-cell>
          <table:table-cell table:style-name="ce343" table:formula="of:=[.L88] * (1 + [.M89])" office:value-type="float" office:value="5000" calcext:value-type="float">
            <text:p>5.000 </text:p>
          </table:table-cell>
          <table:table-cell table:style-name="ce343" table:formula="of:=[.M88] * (1 + [.N89])" office:value-type="float" office:value="5000" calcext:value-type="float">
            <text:p>5.000 </text:p>
          </table:table-cell>
          <table:table-cell table:style-name="ce343" table:formula="of:=SUM([.C88:.N88])" office:value-type="float" office:value="60000" calcext:value-type="float">
            <text:p>6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Energia Elétrica</text:p>
          </table:table-cell>
          <table:table-cell table:style-name="ce371" office:value-type="float" office:value="20000" calcext:value-type="float">
            <text:p>20.000 </text:p>
          </table:table-cell>
          <table:table-cell table:style-name="ce343" table:formula="of:=[.B90] * (1 + [.C91])" office:value-type="float" office:value="20000" calcext:value-type="float">
            <text:p>20.000 </text:p>
          </table:table-cell>
          <table:table-cell table:style-name="ce343" table:formula="of:=[.C90] * (1 + [.D91])" office:value-type="float" office:value="20000" calcext:value-type="float">
            <text:p>20.000 </text:p>
          </table:table-cell>
          <table:table-cell table:style-name="ce343" table:formula="of:=[.D90] * (1 + [.E91])" office:value-type="float" office:value="20000" calcext:value-type="float">
            <text:p>20.000 </text:p>
          </table:table-cell>
          <table:table-cell table:style-name="ce343" table:formula="of:=[.E90] * (1 + [.F91])" office:value-type="float" office:value="20000" calcext:value-type="float">
            <text:p>20.000 </text:p>
          </table:table-cell>
          <table:table-cell table:style-name="ce343" table:formula="of:=[.F90] * (1 + [.G91])" office:value-type="float" office:value="20000" calcext:value-type="float">
            <text:p>20.000 </text:p>
          </table:table-cell>
          <table:table-cell table:style-name="ce343" table:formula="of:=[.G90] * (1 + [.H91])" office:value-type="float" office:value="20000" calcext:value-type="float">
            <text:p>20.000 </text:p>
          </table:table-cell>
          <table:table-cell table:style-name="ce343" table:formula="of:=[.H90] * (1 + [.I91])" office:value-type="float" office:value="20000" calcext:value-type="float">
            <text:p>20.000 </text:p>
          </table:table-cell>
          <table:table-cell table:style-name="ce343" table:formula="of:=[.I90] * (1 + [.J91])" office:value-type="float" office:value="20000" calcext:value-type="float">
            <text:p>20.000 </text:p>
          </table:table-cell>
          <table:table-cell table:style-name="ce343" table:formula="of:=[.J90] * (1 + [.K91])" office:value-type="float" office:value="20000" calcext:value-type="float">
            <text:p>20.000 </text:p>
          </table:table-cell>
          <table:table-cell table:style-name="ce343" table:formula="of:=[.K90] * (1 + [.L91])" office:value-type="float" office:value="20000" calcext:value-type="float">
            <text:p>20.000 </text:p>
          </table:table-cell>
          <table:table-cell table:style-name="ce343" table:formula="of:=[.L90] * (1 + [.M91])" office:value-type="float" office:value="20000" calcext:value-type="float">
            <text:p>20.000 </text:p>
          </table:table-cell>
          <table:table-cell table:style-name="ce343" table:formula="of:=[.M90] * (1 + [.N91])" office:value-type="float" office:value="20000" calcext:value-type="float">
            <text:p>20.000 </text:p>
          </table:table-cell>
          <table:table-cell table:style-name="ce343" table:formula="of:=SUM([.C90:.N90])" office:value-type="float" office:value="240000" calcext:value-type="float">
            <text:p>24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GGF</text:p>
          </table:table-cell>
          <table:table-cell table:style-name="ce371" office:value-type="float" office:value="40000" calcext:value-type="float">
            <text:p>40.000 </text:p>
          </table:table-cell>
          <table:table-cell table:style-name="ce343" table:formula="of:=[.B92] * (1 + [.C93])" office:value-type="float" office:value="40000" calcext:value-type="float">
            <text:p>40.000 </text:p>
          </table:table-cell>
          <table:table-cell table:style-name="ce343" table:formula="of:=[.C92] * (1 + [.D93])" office:value-type="float" office:value="40000" calcext:value-type="float">
            <text:p>40.000 </text:p>
          </table:table-cell>
          <table:table-cell table:style-name="ce343" table:formula="of:=[.D92] * (1 + [.E93])" office:value-type="float" office:value="40000" calcext:value-type="float">
            <text:p>40.000 </text:p>
          </table:table-cell>
          <table:table-cell table:style-name="ce343" table:formula="of:=[.E92] * (1 + [.F93])" office:value-type="float" office:value="40000" calcext:value-type="float">
            <text:p>40.000 </text:p>
          </table:table-cell>
          <table:table-cell table:style-name="ce343" table:formula="of:=[.F92] * (1 + [.G93])" office:value-type="float" office:value="40000" calcext:value-type="float">
            <text:p>40.000 </text:p>
          </table:table-cell>
          <table:table-cell table:style-name="ce343" table:formula="of:=[.G92] * (1 + [.H93])" office:value-type="float" office:value="40000" calcext:value-type="float">
            <text:p>40.000 </text:p>
          </table:table-cell>
          <table:table-cell table:style-name="ce343" table:formula="of:=[.H92] * (1 + [.I93])" office:value-type="float" office:value="40000" calcext:value-type="float">
            <text:p>40.000 </text:p>
          </table:table-cell>
          <table:table-cell table:style-name="ce343" table:formula="of:=[.I92] * (1 + [.J93])" office:value-type="float" office:value="40000" calcext:value-type="float">
            <text:p>40.000 </text:p>
          </table:table-cell>
          <table:table-cell table:style-name="ce343" table:formula="of:=[.J92] * (1 + [.K93])" office:value-type="float" office:value="40000" calcext:value-type="float">
            <text:p>40.000 </text:p>
          </table:table-cell>
          <table:table-cell table:style-name="ce343" table:formula="of:=[.K92] * (1 + [.L93])" office:value-type="float" office:value="40000" calcext:value-type="float">
            <text:p>40.000 </text:p>
          </table:table-cell>
          <table:table-cell table:style-name="ce343" table:formula="of:=[.L92] * (1 + [.M93])" office:value-type="float" office:value="40000" calcext:value-type="float">
            <text:p>40.000 </text:p>
          </table:table-cell>
          <table:table-cell table:style-name="ce343" table:formula="of:=[.M92] * (1 + [.N93])" office:value-type="float" office:value="40000" calcext:value-type="float">
            <text:p>40.000 </text:p>
          </table:table-cell>
          <table:table-cell table:style-name="ce343" table:formula="of:=SUM([.C92:.N92])" office:value-type="float" office:value="480000" calcext:value-type="float">
            <text:p>48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Aluguel e IPTU</text:p>
          </table:table-cell>
          <table:table-cell table:style-name="ce371" office:value-type="float" office:value="25000" calcext:value-type="float">
            <text:p>25.000 </text:p>
          </table:table-cell>
          <table:table-cell table:style-name="ce343" table:formula="of:=[.B94] * (1 + [.C95])" office:value-type="float" office:value="25000" calcext:value-type="float">
            <text:p>25.000 </text:p>
          </table:table-cell>
          <table:table-cell table:style-name="ce343" table:formula="of:=[.C94] * (1 + [.D95])" office:value-type="float" office:value="25000" calcext:value-type="float">
            <text:p>25.000 </text:p>
          </table:table-cell>
          <table:table-cell table:style-name="ce343" table:formula="of:=[.D94] * (1 + [.E95])" office:value-type="float" office:value="25000" calcext:value-type="float">
            <text:p>25.000 </text:p>
          </table:table-cell>
          <table:table-cell table:style-name="ce343" table:formula="of:=[.E94] * (1 + [.F95])" office:value-type="float" office:value="25000" calcext:value-type="float">
            <text:p>25.000 </text:p>
          </table:table-cell>
          <table:table-cell table:style-name="ce343" table:formula="of:=[.F94] * (1 + [.G95])" office:value-type="float" office:value="25000" calcext:value-type="float">
            <text:p>25.000 </text:p>
          </table:table-cell>
          <table:table-cell table:style-name="ce343" table:formula="of:=[.G94] * (1 + [.H95])" office:value-type="float" office:value="25000" calcext:value-type="float">
            <text:p>25.000 </text:p>
          </table:table-cell>
          <table:table-cell table:style-name="ce343" table:formula="of:=[.H94] * (1 + [.I95])" office:value-type="float" office:value="25000" calcext:value-type="float">
            <text:p>25.000 </text:p>
          </table:table-cell>
          <table:table-cell table:style-name="ce343" table:formula="of:=[.I94] * (1 + [.J95])" office:value-type="float" office:value="25000" calcext:value-type="float">
            <text:p>25.000 </text:p>
          </table:table-cell>
          <table:table-cell table:style-name="ce343" table:formula="of:=[.J94] * (1 + [.K95])" office:value-type="float" office:value="25000" calcext:value-type="float">
            <text:p>25.000 </text:p>
          </table:table-cell>
          <table:table-cell table:style-name="ce343" table:formula="of:=[.K94] * (1 + [.L95])" office:value-type="float" office:value="25000" calcext:value-type="float">
            <text:p>25.000 </text:p>
          </table:table-cell>
          <table:table-cell table:style-name="ce343" table:formula="of:=[.L94] * (1 + [.M95])" office:value-type="float" office:value="25000" calcext:value-type="float">
            <text:p>25.000 </text:p>
          </table:table-cell>
          <table:table-cell table:style-name="ce343" table:formula="of:=[.M94] * (1 + [.N95])" office:value-type="float" office:value="25000" calcext:value-type="float">
            <text:p>25.000 </text:p>
          </table:table-cell>
          <table:table-cell table:style-name="ce343" table:formula="of:=SUM([.C94:.N94])" office:value-type="float" office:value="300000" calcext:value-type="float">
            <text:p>30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os Custos</text:p>
          </table:table-cell>
          <table:table-cell table:style-name="ce371" office:value-type="float" office:value="5000" calcext:value-type="float">
            <text:p>5.000 </text:p>
          </table:table-cell>
          <table:table-cell table:style-name="ce343" table:formula="of:=[.B96] * (1 + [.C97])" office:value-type="float" office:value="5000" calcext:value-type="float">
            <text:p>5.000 </text:p>
          </table:table-cell>
          <table:table-cell table:style-name="ce343" table:formula="of:=[.C96] * (1 + [.D97])" office:value-type="float" office:value="5000" calcext:value-type="float">
            <text:p>5.000 </text:p>
          </table:table-cell>
          <table:table-cell table:style-name="ce343" table:formula="of:=[.D96] * (1 + [.E97])" office:value-type="float" office:value="5000" calcext:value-type="float">
            <text:p>5.000 </text:p>
          </table:table-cell>
          <table:table-cell table:style-name="ce343" table:formula="of:=[.E96] * (1 + [.F97])" office:value-type="float" office:value="5000" calcext:value-type="float">
            <text:p>5.000 </text:p>
          </table:table-cell>
          <table:table-cell table:style-name="ce343" table:formula="of:=[.F96] * (1 + [.G97])" office:value-type="float" office:value="5000" calcext:value-type="float">
            <text:p>5.000 </text:p>
          </table:table-cell>
          <table:table-cell table:style-name="ce343" table:formula="of:=[.G96] * (1 + [.H97])" office:value-type="float" office:value="5000" calcext:value-type="float">
            <text:p>5.000 </text:p>
          </table:table-cell>
          <table:table-cell table:style-name="ce343" table:formula="of:=[.H96] * (1 + [.I97])" office:value-type="float" office:value="5000" calcext:value-type="float">
            <text:p>5.000 </text:p>
          </table:table-cell>
          <table:table-cell table:style-name="ce343" table:formula="of:=[.I96] * (1 + [.J97])" office:value-type="float" office:value="5000" calcext:value-type="float">
            <text:p>5.000 </text:p>
          </table:table-cell>
          <table:table-cell table:style-name="ce343" table:formula="of:=[.J96] * (1 + [.K97])" office:value-type="float" office:value="5000" calcext:value-type="float">
            <text:p>5.000 </text:p>
          </table:table-cell>
          <table:table-cell table:style-name="ce343" table:formula="of:=[.K96] * (1 + [.L97])" office:value-type="float" office:value="5000" calcext:value-type="float">
            <text:p>5.000 </text:p>
          </table:table-cell>
          <table:table-cell table:style-name="ce343" table:formula="of:=[.L96] * (1 + [.M97])" office:value-type="float" office:value="5000" calcext:value-type="float">
            <text:p>5.000 </text:p>
          </table:table-cell>
          <table:table-cell table:style-name="ce343" table:formula="of:=[.M96] * (1 + [.N97])" office:value-type="float" office:value="5000" calcext:value-type="float">
            <text:p>5.000 </text:p>
          </table:table-cell>
          <table:table-cell table:style-name="ce343" table:formula="of:=SUM([.C96:.N96])" office:value-type="float" office:value="60000" calcext:value-type="float">
            <text:p>6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os Outros Custos Industriais</text:p>
          </table:table-cell>
          <table:table-cell table:style-name="ce365"/>
          <table:table-cell table:style-name="ce365" table:formula="of:=-([.C86]+[.C88]+[.C90]+[.C92]+[.C94]+[.C96])" office:value-type="float" office:value="-110000" calcext:value-type="float">
            <text:p>-110.000 </text:p>
          </table:table-cell>
          <table:table-cell table:style-name="ce365" table:formula="of:=-([.D86]+[.D88]+[.D90]+[.D92]+[.D94]+[.D96])" office:value-type="float" office:value="-110000" calcext:value-type="float">
            <text:p>-110.000 </text:p>
          </table:table-cell>
          <table:table-cell table:style-name="ce365" table:formula="of:=-([.E86]+[.E88]+[.E90]+[.E92]+[.E94]+[.E96])" office:value-type="float" office:value="-110000" calcext:value-type="float">
            <text:p>-110.000 </text:p>
          </table:table-cell>
          <table:table-cell table:style-name="ce365" table:formula="of:=-([.F86]+[.F88]+[.F90]+[.F92]+[.F94]+[.F96])" office:value-type="float" office:value="-110000" calcext:value-type="float">
            <text:p>-110.000 </text:p>
          </table:table-cell>
          <table:table-cell table:style-name="ce365" table:formula="of:=-([.G86]+[.G88]+[.G90]+[.G92]+[.G94]+[.G96])" office:value-type="float" office:value="-110000" calcext:value-type="float">
            <text:p>-110.000 </text:p>
          </table:table-cell>
          <table:table-cell table:style-name="ce365" table:formula="of:=-([.H86]+[.H88]+[.H90]+[.H92]+[.H94]+[.H96])" office:value-type="float" office:value="-110000" calcext:value-type="float">
            <text:p>-110.000 </text:p>
          </table:table-cell>
          <table:table-cell table:style-name="ce365" table:formula="of:=-([.I86]+[.I88]+[.I90]+[.I92]+[.I94]+[.I96])" office:value-type="float" office:value="-110000" calcext:value-type="float">
            <text:p>-110.000 </text:p>
          </table:table-cell>
          <table:table-cell table:style-name="ce365" table:formula="of:=-([.J86]+[.J88]+[.J90]+[.J92]+[.J94]+[.J96])" office:value-type="float" office:value="-110000" calcext:value-type="float">
            <text:p>-110.000 </text:p>
          </table:table-cell>
          <table:table-cell table:style-name="ce365" table:formula="of:=-([.K86]+[.K88]+[.K90]+[.K92]+[.K94]+[.K96])" office:value-type="float" office:value="-110000" calcext:value-type="float">
            <text:p>-110.000 </text:p>
          </table:table-cell>
          <table:table-cell table:style-name="ce365" table:formula="of:=-([.L86]+[.L88]+[.L90]+[.L92]+[.L94]+[.L96])" office:value-type="float" office:value="-110000" calcext:value-type="float">
            <text:p>-110.000 </text:p>
          </table:table-cell>
          <table:table-cell table:style-name="ce365" table:formula="of:=-([.M86]+[.M88]+[.M90]+[.M92]+[.M94]+[.M96])" office:value-type="float" office:value="-110000" calcext:value-type="float">
            <text:p>-110.000 </text:p>
          </table:table-cell>
          <table:table-cell table:style-name="ce365" table:formula="of:=-([.N86]+[.N88]+[.N90]+[.N92]+[.N94]+[.N96])" office:value-type="float" office:value="-110000" calcext:value-type="float">
            <text:p>-110.000 </text:p>
          </table:table-cell>
          <table:table-cell table:style-name="ce343" table:formula="of:=SUM([.C98:.N98])" office:value-type="float" office:value="-1320000" calcext:value-type="float">
            <text:p>-1.320.00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Outras Despesas Comerciai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Comissões Mercado Interno</text:p>
          </table:table-cell>
          <table:table-cell table:style-name="ce386"/>
          <table:table-cell table:style-name="ce343" table:formula="of:=([$'1-Orçamento_de_Vendas'.C104]+[$'1-Orçamento_de_Vendas'.C106])*[.C102]" office:value-type="float" office:value="78171.4285714286" calcext:value-type="float">
            <text:p>78.171 </text:p>
          </table:table-cell>
          <table:table-cell table:style-name="ce343" table:formula="of:=([$'1-Orçamento_de_Vendas'.D104]+[$'1-Orçamento_de_Vendas'.D106])*[.D102]" office:value-type="float" office:value="78171.4285714286" calcext:value-type="float">
            <text:p>78.171 </text:p>
          </table:table-cell>
          <table:table-cell table:style-name="ce343" table:formula="of:=([$'1-Orçamento_de_Vendas'.E104]+[$'1-Orçamento_de_Vendas'.E106])*[.E102]" office:value-type="float" office:value="78171.4285714286" calcext:value-type="float">
            <text:p>78.171 </text:p>
          </table:table-cell>
          <table:table-cell table:style-name="ce343" table:formula="of:=([$'1-Orçamento_de_Vendas'.F104]+[$'1-Orçamento_de_Vendas'.F106])*[.F102]" office:value-type="float" office:value="78171.4285714286" calcext:value-type="float">
            <text:p>78.171 </text:p>
          </table:table-cell>
          <table:table-cell table:style-name="ce343" table:formula="of:=([$'1-Orçamento_de_Vendas'.G104]+[$'1-Orçamento_de_Vendas'.G106])*[.G102]" office:value-type="float" office:value="78171.4285714286" calcext:value-type="float">
            <text:p>78.171 </text:p>
          </table:table-cell>
          <table:table-cell table:style-name="ce343" table:formula="of:=([$'1-Orçamento_de_Vendas'.H104]+[$'1-Orçamento_de_Vendas'.H106])*[.H102]" office:value-type="float" office:value="78171.4285714286" calcext:value-type="float">
            <text:p>78.171 </text:p>
          </table:table-cell>
          <table:table-cell table:style-name="ce343" table:formula="of:=([$'1-Orçamento_de_Vendas'.I104]+[$'1-Orçamento_de_Vendas'.I106])*[.I102]" office:value-type="float" office:value="78171.4285714286" calcext:value-type="float">
            <text:p>78.171 </text:p>
          </table:table-cell>
          <table:table-cell table:style-name="ce343" table:formula="of:=([$'1-Orçamento_de_Vendas'.J104]+[$'1-Orçamento_de_Vendas'.J106])*[.J102]" office:value-type="float" office:value="78171.4285714286" calcext:value-type="float">
            <text:p>78.171 </text:p>
          </table:table-cell>
          <table:table-cell table:style-name="ce343" table:formula="of:=([$'1-Orçamento_de_Vendas'.K104]+[$'1-Orçamento_de_Vendas'.K106])*[.K102]" office:value-type="float" office:value="78171.4285714286" calcext:value-type="float">
            <text:p>78.171 </text:p>
          </table:table-cell>
          <table:table-cell table:style-name="ce343" table:formula="of:=([$'1-Orçamento_de_Vendas'.L104]+[$'1-Orçamento_de_Vendas'.L106])*[.L102]" office:value-type="float" office:value="78171.4285714286" calcext:value-type="float">
            <text:p>78.171 </text:p>
          </table:table-cell>
          <table:table-cell table:style-name="ce343" table:formula="of:=([$'1-Orçamento_de_Vendas'.M104]+[$'1-Orçamento_de_Vendas'.M106])*[.M102]" office:value-type="float" office:value="78171.4285714286" calcext:value-type="float">
            <text:p>78.171 </text:p>
          </table:table-cell>
          <table:table-cell table:style-name="ce343" table:formula="of:=([$'1-Orçamento_de_Vendas'.N104]+[$'1-Orçamento_de_Vendas'.N106])*[.N102]" office:value-type="float" office:value="78171.4285714286" calcext:value-type="float">
            <text:p>78.171 </text:p>
          </table:table-cell>
          <table:table-cell table:style-name="ce343" table:formula="of:=SUM([.C101:.N101])" office:value-type="float" office:value="938057.142857143" calcext:value-type="float">
            <text:p>938.057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% De Comissão</text:p>
          </table:table-cell>
          <table:table-cell table:style-name="ce386"/>
          <table:table-cell table:style-name="ce359" office:value-type="percentage" office:value="0.03" calcext:value-type="percentage">
            <text:p>3,00%</text:p>
          </table:table-cell>
          <table:table-cell table:style-name="ce359" table:formula="of:=+[.C102]" office:value-type="percentage" office:value="0.03" calcext:value-type="percentage">
            <text:p>3,00%</text:p>
          </table:table-cell>
          <table:table-cell table:style-name="ce359" table:formula="of:=+[.D102]" office:value-type="percentage" office:value="0.03" calcext:value-type="percentage">
            <text:p>3,00%</text:p>
          </table:table-cell>
          <table:table-cell table:style-name="ce359" table:formula="of:=+[.E102]" office:value-type="percentage" office:value="0.03" calcext:value-type="percentage">
            <text:p>3,00%</text:p>
          </table:table-cell>
          <table:table-cell table:style-name="ce359" table:formula="of:=+[.F102]" office:value-type="percentage" office:value="0.03" calcext:value-type="percentage">
            <text:p>3,00%</text:p>
          </table:table-cell>
          <table:table-cell table:style-name="ce359" table:formula="of:=+[.G102]" office:value-type="percentage" office:value="0.03" calcext:value-type="percentage">
            <text:p>3,00%</text:p>
          </table:table-cell>
          <table:table-cell table:style-name="ce359" table:formula="of:=+[.H102]" office:value-type="percentage" office:value="0.03" calcext:value-type="percentage">
            <text:p>3,00%</text:p>
          </table:table-cell>
          <table:table-cell table:style-name="ce359" table:formula="of:=+[.I102]" office:value-type="percentage" office:value="0.03" calcext:value-type="percentage">
            <text:p>3,00%</text:p>
          </table:table-cell>
          <table:table-cell table:style-name="ce359" table:formula="of:=+[.J102]" office:value-type="percentage" office:value="0.03" calcext:value-type="percentage">
            <text:p>3,00%</text:p>
          </table:table-cell>
          <table:table-cell table:style-name="ce359" table:formula="of:=+[.K102]" office:value-type="percentage" office:value="0.03" calcext:value-type="percentage">
            <text:p>3,00%</text:p>
          </table:table-cell>
          <table:table-cell table:style-name="ce359" table:formula="of:=+[.L102]" office:value-type="percentage" office:value="0.03" calcext:value-type="percentage">
            <text:p>3,00%</text:p>
          </table:table-cell>
          <table:table-cell table:style-name="ce359" table:formula="of:=+[.M102]" office:value-type="percentage" office:value="0.03" calcext:value-type="percentage">
            <text:p>3,00%</text:p>
          </table:table-cell>
          <table:table-cell table:style-name="ce395" table:formula="of:=AVERAGE([.C102:.N102])" office:value-type="percentage" office:value="0.03" calcext:value-type="percentage">
            <text:p>3,00%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Comissões Mercado Externo</text:p>
          </table:table-cell>
          <table:table-cell table:style-name="ce386"/>
          <table:table-cell table:style-name="ce343" table:formula="of:=([$'1-Orçamento_de_Vendas'.C104]+[$'1-Orçamento_de_Vendas'.C106])*[.C104]" office:value-type="float" office:value="0" calcext:value-type="float">
            <text:p>0 </text:p>
          </table:table-cell>
          <table:table-cell table:style-name="ce343" table:formula="of:=([$'1-Orçamento_de_Vendas'.D104]+[$'1-Orçamento_de_Vendas'.D106])*[.D104]" office:value-type="float" office:value="0" calcext:value-type="float">
            <text:p>0 </text:p>
          </table:table-cell>
          <table:table-cell table:style-name="ce343" table:formula="of:=([$'1-Orçamento_de_Vendas'.E104]+[$'1-Orçamento_de_Vendas'.E106])*[.E104]" office:value-type="float" office:value="0" calcext:value-type="float">
            <text:p>0 </text:p>
          </table:table-cell>
          <table:table-cell table:style-name="ce343" table:formula="of:=([$'1-Orçamento_de_Vendas'.F104]+[$'1-Orçamento_de_Vendas'.F106])*[.F104]" office:value-type="float" office:value="0" calcext:value-type="float">
            <text:p>0 </text:p>
          </table:table-cell>
          <table:table-cell table:style-name="ce343" table:formula="of:=([$'1-Orçamento_de_Vendas'.G104]+[$'1-Orçamento_de_Vendas'.G106])*[.G104]" office:value-type="float" office:value="0" calcext:value-type="float">
            <text:p>0 </text:p>
          </table:table-cell>
          <table:table-cell table:style-name="ce343" table:formula="of:=([$'1-Orçamento_de_Vendas'.H104]+[$'1-Orçamento_de_Vendas'.H106])*[.H104]" office:value-type="float" office:value="0" calcext:value-type="float">
            <text:p>0 </text:p>
          </table:table-cell>
          <table:table-cell table:style-name="ce343" table:formula="of:=([$'1-Orçamento_de_Vendas'.I104]+[$'1-Orçamento_de_Vendas'.I106])*[.I104]" office:value-type="float" office:value="0" calcext:value-type="float">
            <text:p>0 </text:p>
          </table:table-cell>
          <table:table-cell table:style-name="ce343" table:formula="of:=([$'1-Orçamento_de_Vendas'.J104]+[$'1-Orçamento_de_Vendas'.J106])*[.J104]" office:value-type="float" office:value="0" calcext:value-type="float">
            <text:p>0 </text:p>
          </table:table-cell>
          <table:table-cell table:style-name="ce343" table:formula="of:=([$'1-Orçamento_de_Vendas'.K104]+[$'1-Orçamento_de_Vendas'.K106])*[.K104]" office:value-type="float" office:value="0" calcext:value-type="float">
            <text:p>0 </text:p>
          </table:table-cell>
          <table:table-cell table:style-name="ce343" table:formula="of:=([$'1-Orçamento_de_Vendas'.L104]+[$'1-Orçamento_de_Vendas'.L106])*[.L104]" office:value-type="float" office:value="0" calcext:value-type="float">
            <text:p>0 </text:p>
          </table:table-cell>
          <table:table-cell table:style-name="ce343" table:formula="of:=([$'1-Orçamento_de_Vendas'.M104]+[$'1-Orçamento_de_Vendas'.M106])*[.M104]" office:value-type="float" office:value="0" calcext:value-type="float">
            <text:p>0 </text:p>
          </table:table-cell>
          <table:table-cell table:style-name="ce343" table:formula="of:=([$'1-Orçamento_de_Vendas'.N104]+[$'1-Orçamento_de_Vendas'.N106])*[.N104]" office:value-type="float" office:value="0" calcext:value-type="float">
            <text:p>0 </text:p>
          </table:table-cell>
          <table:table-cell table:style-name="ce343" table:formula="of:=SUM([.C103:.N103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% De Comissão</text:p>
          </table:table-cell>
          <table:table-cell table:style-name="ce386"/>
          <table:table-cell table:style-name="ce359" office:value-type="percentage" office:value="0" calcext:value-type="percentage">
            <text:p>0,00%</text:p>
          </table:table-cell>
          <table:table-cell table:style-name="ce359" table:formula="of:=+[.C104]" office:value-type="percentage" office:value="0" calcext:value-type="percentage">
            <text:p>0,00%</text:p>
          </table:table-cell>
          <table:table-cell table:style-name="ce359" table:formula="of:=+[.D104]" office:value-type="percentage" office:value="0" calcext:value-type="percentage">
            <text:p>0,00%</text:p>
          </table:table-cell>
          <table:table-cell table:style-name="ce359" table:formula="of:=+[.E104]" office:value-type="percentage" office:value="0" calcext:value-type="percentage">
            <text:p>0,00%</text:p>
          </table:table-cell>
          <table:table-cell table:style-name="ce359" table:formula="of:=+[.F104]" office:value-type="percentage" office:value="0" calcext:value-type="percentage">
            <text:p>0,00%</text:p>
          </table:table-cell>
          <table:table-cell table:style-name="ce359" table:formula="of:=+[.G104]" office:value-type="percentage" office:value="0" calcext:value-type="percentage">
            <text:p>0,00%</text:p>
          </table:table-cell>
          <table:table-cell table:style-name="ce359" table:formula="of:=+[.H104]" office:value-type="percentage" office:value="0" calcext:value-type="percentage">
            <text:p>0,00%</text:p>
          </table:table-cell>
          <table:table-cell table:style-name="ce359" table:formula="of:=+[.I104]" office:value-type="percentage" office:value="0" calcext:value-type="percentage">
            <text:p>0,00%</text:p>
          </table:table-cell>
          <table:table-cell table:style-name="ce359" table:formula="of:=+[.J104]" office:value-type="percentage" office:value="0" calcext:value-type="percentage">
            <text:p>0,00%</text:p>
          </table:table-cell>
          <table:table-cell table:style-name="ce359" table:formula="of:=+[.K104]" office:value-type="percentage" office:value="0" calcext:value-type="percentage">
            <text:p>0,00%</text:p>
          </table:table-cell>
          <table:table-cell table:style-name="ce359" table:formula="of:=+[.L104]" office:value-type="percentage" office:value="0" calcext:value-type="percentage">
            <text:p>0,00%</text:p>
          </table:table-cell>
          <table:table-cell table:style-name="ce359" table:formula="of:=+[.M104]" office:value-type="percentage" office:value="0" calcext:value-type="percentage">
            <text:p>0,00%</text:p>
          </table:table-cell>
          <table:table-cell table:style-name="ce395" table:formula="of:=AVERAGE([.C104:.N104])" office:value-type="percentage" office:value="0" calcext:value-type="percentage">
            <text:p>0,00%</text:p>
          </table:table-cell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e Comissões</text:p>
          </table:table-cell>
          <table:table-cell table:style-name="ce386"/>
          <table:table-cell table:style-name="ce343" table:formula="of:=-[.C101]-[.C103]" office:value-type="float" office:value="-78171.4285714286" calcext:value-type="float">
            <text:p>-78.171 </text:p>
          </table:table-cell>
          <table:table-cell table:style-name="ce343" table:formula="of:=-[.D101]-[.D103]" office:value-type="float" office:value="-78171.4285714286" calcext:value-type="float">
            <text:p>-78.171 </text:p>
          </table:table-cell>
          <table:table-cell table:style-name="ce343" table:formula="of:=-[.E101]-[.E103]" office:value-type="float" office:value="-78171.4285714286" calcext:value-type="float">
            <text:p>-78.171 </text:p>
          </table:table-cell>
          <table:table-cell table:style-name="ce343" table:formula="of:=-[.F101]-[.F103]" office:value-type="float" office:value="-78171.4285714286" calcext:value-type="float">
            <text:p>-78.171 </text:p>
          </table:table-cell>
          <table:table-cell table:style-name="ce343" table:formula="of:=-[.G101]-[.G103]" office:value-type="float" office:value="-78171.4285714286" calcext:value-type="float">
            <text:p>-78.171 </text:p>
          </table:table-cell>
          <table:table-cell table:style-name="ce343" table:formula="of:=-[.H101]-[.H103]" office:value-type="float" office:value="-78171.4285714286" calcext:value-type="float">
            <text:p>-78.171 </text:p>
          </table:table-cell>
          <table:table-cell table:style-name="ce343" table:formula="of:=-[.I101]-[.I103]" office:value-type="float" office:value="-78171.4285714286" calcext:value-type="float">
            <text:p>-78.171 </text:p>
          </table:table-cell>
          <table:table-cell table:style-name="ce343" table:formula="of:=-[.J101]-[.J103]" office:value-type="float" office:value="-78171.4285714286" calcext:value-type="float">
            <text:p>-78.171 </text:p>
          </table:table-cell>
          <table:table-cell table:style-name="ce343" table:formula="of:=-[.K101]-[.K103]" office:value-type="float" office:value="-78171.4285714286" calcext:value-type="float">
            <text:p>-78.171 </text:p>
          </table:table-cell>
          <table:table-cell table:style-name="ce343" table:formula="of:=-[.L101]-[.L103]" office:value-type="float" office:value="-78171.4285714286" calcext:value-type="float">
            <text:p>-78.171 </text:p>
          </table:table-cell>
          <table:table-cell table:style-name="ce343" table:formula="of:=-[.M101]-[.M103]" office:value-type="float" office:value="-78171.4285714286" calcext:value-type="float">
            <text:p>-78.171 </text:p>
          </table:table-cell>
          <table:table-cell table:style-name="ce343" table:formula="of:=-[.N101]-[.N103]" office:value-type="float" office:value="-78171.4285714286" calcext:value-type="float">
            <text:p>-78.171 </text:p>
          </table:table-cell>
          <table:table-cell table:style-name="ce343" table:formula="of:=SUM([.C105:.N105])" office:value-type="float" office:value="-938057.142857143" calcext:value-type="float">
            <text:p>-938.057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Fretes Mercado Interno</text:p>
          </table:table-cell>
          <table:table-cell table:style-name="ce386"/>
          <table:table-cell table:style-name="ce343" table:formula="of:=([$'1-Orçamento_de_Vendas'.C104]+[$'1-Orçamento_de_Vendas'.C106])*[.C107]" office:value-type="float" office:value="39085.7142857143" calcext:value-type="float">
            <text:p>39.086 </text:p>
          </table:table-cell>
          <table:table-cell table:style-name="ce343" table:formula="of:=([$'1-Orçamento_de_Vendas'.D104]+[$'1-Orçamento_de_Vendas'.D106])*[.D107]" office:value-type="float" office:value="39085.7142857143" calcext:value-type="float">
            <text:p>39.086 </text:p>
          </table:table-cell>
          <table:table-cell table:style-name="ce343" table:formula="of:=([$'1-Orçamento_de_Vendas'.E104]+[$'1-Orçamento_de_Vendas'.E106])*[.E107]" office:value-type="float" office:value="39085.7142857143" calcext:value-type="float">
            <text:p>39.086 </text:p>
          </table:table-cell>
          <table:table-cell table:style-name="ce343" table:formula="of:=([$'1-Orçamento_de_Vendas'.F104]+[$'1-Orçamento_de_Vendas'.F106])*[.F107]" office:value-type="float" office:value="39085.7142857143" calcext:value-type="float">
            <text:p>39.086 </text:p>
          </table:table-cell>
          <table:table-cell table:style-name="ce343" table:formula="of:=([$'1-Orçamento_de_Vendas'.G104]+[$'1-Orçamento_de_Vendas'.G106])*[.G107]" office:value-type="float" office:value="39085.7142857143" calcext:value-type="float">
            <text:p>39.086 </text:p>
          </table:table-cell>
          <table:table-cell table:style-name="ce343" table:formula="of:=([$'1-Orçamento_de_Vendas'.H104]+[$'1-Orçamento_de_Vendas'.H106])*[.H107]" office:value-type="float" office:value="39085.7142857143" calcext:value-type="float">
            <text:p>39.086 </text:p>
          </table:table-cell>
          <table:table-cell table:style-name="ce343" table:formula="of:=([$'1-Orçamento_de_Vendas'.I104]+[$'1-Orçamento_de_Vendas'.I106])*[.I107]" office:value-type="float" office:value="39085.7142857143" calcext:value-type="float">
            <text:p>39.086 </text:p>
          </table:table-cell>
          <table:table-cell table:style-name="ce343" table:formula="of:=([$'1-Orçamento_de_Vendas'.J104]+[$'1-Orçamento_de_Vendas'.J106])*[.J107]" office:value-type="float" office:value="39085.7142857143" calcext:value-type="float">
            <text:p>39.086 </text:p>
          </table:table-cell>
          <table:table-cell table:style-name="ce343" table:formula="of:=([$'1-Orçamento_de_Vendas'.K104]+[$'1-Orçamento_de_Vendas'.K106])*[.K107]" office:value-type="float" office:value="39085.7142857143" calcext:value-type="float">
            <text:p>39.086 </text:p>
          </table:table-cell>
          <table:table-cell table:style-name="ce343" table:formula="of:=([$'1-Orçamento_de_Vendas'.L104]+[$'1-Orçamento_de_Vendas'.L106])*[.L107]" office:value-type="float" office:value="39085.7142857143" calcext:value-type="float">
            <text:p>39.086 </text:p>
          </table:table-cell>
          <table:table-cell table:style-name="ce343" table:formula="of:=([$'1-Orçamento_de_Vendas'.M104]+[$'1-Orçamento_de_Vendas'.M106])*[.M107]" office:value-type="float" office:value="39085.7142857143" calcext:value-type="float">
            <text:p>39.086 </text:p>
          </table:table-cell>
          <table:table-cell table:style-name="ce343" table:formula="of:=([$'1-Orçamento_de_Vendas'.N104]+[$'1-Orçamento_de_Vendas'.N106])*[.N107]" office:value-type="float" office:value="39085.7142857143" calcext:value-type="float">
            <text:p>39.086 </text:p>
          </table:table-cell>
          <table:table-cell table:style-name="ce343" table:formula="of:=SUM([.C106:.N106])" office:value-type="float" office:value="469028.571428571" calcext:value-type="float">
            <text:p>469.029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% De Frete</text:p>
          </table:table-cell>
          <table:table-cell table:style-name="ce386"/>
          <table:table-cell table:style-name="ce359" office:value-type="percentage" office:value="0.015" calcext:value-type="percentage">
            <text:p>1,50%</text:p>
          </table:table-cell>
          <table:table-cell table:style-name="ce359" table:formula="of:=+[.C107]" office:value-type="percentage" office:value="0.015" calcext:value-type="percentage">
            <text:p>1,50%</text:p>
          </table:table-cell>
          <table:table-cell table:style-name="ce359" table:formula="of:=+[.D107]" office:value-type="percentage" office:value="0.015" calcext:value-type="percentage">
            <text:p>1,50%</text:p>
          </table:table-cell>
          <table:table-cell table:style-name="ce359" table:formula="of:=+[.E107]" office:value-type="percentage" office:value="0.015" calcext:value-type="percentage">
            <text:p>1,50%</text:p>
          </table:table-cell>
          <table:table-cell table:style-name="ce359" table:formula="of:=+[.F107]" office:value-type="percentage" office:value="0.015" calcext:value-type="percentage">
            <text:p>1,50%</text:p>
          </table:table-cell>
          <table:table-cell table:style-name="ce359" table:formula="of:=+[.G107]" office:value-type="percentage" office:value="0.015" calcext:value-type="percentage">
            <text:p>1,50%</text:p>
          </table:table-cell>
          <table:table-cell table:style-name="ce359" table:formula="of:=+[.H107]" office:value-type="percentage" office:value="0.015" calcext:value-type="percentage">
            <text:p>1,50%</text:p>
          </table:table-cell>
          <table:table-cell table:style-name="ce359" table:formula="of:=+[.I107]" office:value-type="percentage" office:value="0.015" calcext:value-type="percentage">
            <text:p>1,50%</text:p>
          </table:table-cell>
          <table:table-cell table:style-name="ce359" table:formula="of:=+[.J107]" office:value-type="percentage" office:value="0.015" calcext:value-type="percentage">
            <text:p>1,50%</text:p>
          </table:table-cell>
          <table:table-cell table:style-name="ce359" table:formula="of:=+[.K107]" office:value-type="percentage" office:value="0.015" calcext:value-type="percentage">
            <text:p>1,50%</text:p>
          </table:table-cell>
          <table:table-cell table:style-name="ce359" table:formula="of:=+[.L107]" office:value-type="percentage" office:value="0.015" calcext:value-type="percentage">
            <text:p>1,50%</text:p>
          </table:table-cell>
          <table:table-cell table:style-name="ce359" table:formula="of:=+[.M107]" office:value-type="percentage" office:value="0.015" calcext:value-type="percentage">
            <text:p>1,50%</text:p>
          </table:table-cell>
          <table:table-cell table:style-name="ce395" table:formula="of:=AVERAGE([.C107:.N107])" office:value-type="percentage" office:value="0.015" calcext:value-type="percentage">
            <text:p>1,50%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Fretes Mercado Externo</text:p>
          </table:table-cell>
          <table:table-cell table:style-name="ce386"/>
          <table:table-cell table:style-name="ce343" table:formula="of:=([$'1-Orçamento_de_Vendas'.C104]+[$'1-Orçamento_de_Vendas'.C106])*[.C109]" office:value-type="float" office:value="0" calcext:value-type="float">
            <text:p>0 </text:p>
          </table:table-cell>
          <table:table-cell table:style-name="ce343" table:formula="of:=([$'1-Orçamento_de_Vendas'.D104]+[$'1-Orçamento_de_Vendas'.D106])*[.D109]" office:value-type="float" office:value="0" calcext:value-type="float">
            <text:p>0 </text:p>
          </table:table-cell>
          <table:table-cell table:style-name="ce343" table:formula="of:=([$'1-Orçamento_de_Vendas'.E104]+[$'1-Orçamento_de_Vendas'.E106])*[.E109]" office:value-type="float" office:value="0" calcext:value-type="float">
            <text:p>0 </text:p>
          </table:table-cell>
          <table:table-cell table:style-name="ce343" table:formula="of:=([$'1-Orçamento_de_Vendas'.F104]+[$'1-Orçamento_de_Vendas'.F106])*[.F109]" office:value-type="float" office:value="0" calcext:value-type="float">
            <text:p>0 </text:p>
          </table:table-cell>
          <table:table-cell table:style-name="ce343" table:formula="of:=([$'1-Orçamento_de_Vendas'.G104]+[$'1-Orçamento_de_Vendas'.G106])*[.G109]" office:value-type="float" office:value="0" calcext:value-type="float">
            <text:p>0 </text:p>
          </table:table-cell>
          <table:table-cell table:style-name="ce343" table:formula="of:=([$'1-Orçamento_de_Vendas'.H104]+[$'1-Orçamento_de_Vendas'.H106])*[.H109]" office:value-type="float" office:value="0" calcext:value-type="float">
            <text:p>0 </text:p>
          </table:table-cell>
          <table:table-cell table:style-name="ce343" table:formula="of:=([$'1-Orçamento_de_Vendas'.I104]+[$'1-Orçamento_de_Vendas'.I106])*[.I109]" office:value-type="float" office:value="0" calcext:value-type="float">
            <text:p>0 </text:p>
          </table:table-cell>
          <table:table-cell table:style-name="ce343" table:formula="of:=([$'1-Orçamento_de_Vendas'.J104]+[$'1-Orçamento_de_Vendas'.J106])*[.J109]" office:value-type="float" office:value="0" calcext:value-type="float">
            <text:p>0 </text:p>
          </table:table-cell>
          <table:table-cell table:style-name="ce343" table:formula="of:=([$'1-Orçamento_de_Vendas'.K104]+[$'1-Orçamento_de_Vendas'.K106])*[.K109]" office:value-type="float" office:value="0" calcext:value-type="float">
            <text:p>0 </text:p>
          </table:table-cell>
          <table:table-cell table:style-name="ce343" table:formula="of:=([$'1-Orçamento_de_Vendas'.L104]+[$'1-Orçamento_de_Vendas'.L106])*[.L109]" office:value-type="float" office:value="0" calcext:value-type="float">
            <text:p>0 </text:p>
          </table:table-cell>
          <table:table-cell table:style-name="ce343" table:formula="of:=([$'1-Orçamento_de_Vendas'.M104]+[$'1-Orçamento_de_Vendas'.M106])*[.M109]" office:value-type="float" office:value="0" calcext:value-type="float">
            <text:p>0 </text:p>
          </table:table-cell>
          <table:table-cell table:style-name="ce343" table:formula="of:=([$'1-Orçamento_de_Vendas'.N104]+[$'1-Orçamento_de_Vendas'.N106])*[.N109]" office:value-type="float" office:value="0" calcext:value-type="float">
            <text:p>0 </text:p>
          </table:table-cell>
          <table:table-cell table:style-name="ce343" table:formula="of:=SUM([.C108:.N108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% De Frete</text:p>
          </table:table-cell>
          <table:table-cell table:style-name="ce386"/>
          <table:table-cell table:style-name="ce359" office:value-type="percentage" office:value="0" calcext:value-type="percentage">
            <text:p>0,00%</text:p>
          </table:table-cell>
          <table:table-cell table:style-name="ce359" table:formula="of:=+[.C109]" office:value-type="percentage" office:value="0" calcext:value-type="percentage">
            <text:p>0,00%</text:p>
          </table:table-cell>
          <table:table-cell table:style-name="ce359" table:formula="of:=+[.D109]" office:value-type="percentage" office:value="0" calcext:value-type="percentage">
            <text:p>0,00%</text:p>
          </table:table-cell>
          <table:table-cell table:style-name="ce359" table:formula="of:=+[.E109]" office:value-type="percentage" office:value="0" calcext:value-type="percentage">
            <text:p>0,00%</text:p>
          </table:table-cell>
          <table:table-cell table:style-name="ce359" table:formula="of:=+[.F109]" office:value-type="percentage" office:value="0" calcext:value-type="percentage">
            <text:p>0,00%</text:p>
          </table:table-cell>
          <table:table-cell table:style-name="ce359" table:formula="of:=+[.G109]" office:value-type="percentage" office:value="0" calcext:value-type="percentage">
            <text:p>0,00%</text:p>
          </table:table-cell>
          <table:table-cell table:style-name="ce359" table:formula="of:=+[.H109]" office:value-type="percentage" office:value="0" calcext:value-type="percentage">
            <text:p>0,00%</text:p>
          </table:table-cell>
          <table:table-cell table:style-name="ce359" table:formula="of:=+[.I109]" office:value-type="percentage" office:value="0" calcext:value-type="percentage">
            <text:p>0,00%</text:p>
          </table:table-cell>
          <table:table-cell table:style-name="ce359" table:formula="of:=+[.J109]" office:value-type="percentage" office:value="0" calcext:value-type="percentage">
            <text:p>0,00%</text:p>
          </table:table-cell>
          <table:table-cell table:style-name="ce359" table:formula="of:=+[.K109]" office:value-type="percentage" office:value="0" calcext:value-type="percentage">
            <text:p>0,00%</text:p>
          </table:table-cell>
          <table:table-cell table:style-name="ce359" table:formula="of:=+[.L109]" office:value-type="percentage" office:value="0" calcext:value-type="percentage">
            <text:p>0,00%</text:p>
          </table:table-cell>
          <table:table-cell table:style-name="ce359" table:formula="of:=+[.M109]" office:value-type="percentage" office:value="0" calcext:value-type="percentage">
            <text:p>0,00%</text:p>
          </table:table-cell>
          <table:table-cell table:style-name="ce395" table:formula="of:=AVERAGE([.C109:.N109])" office:value-type="percentage" office:value="0" calcext:value-type="percentage">
            <text:p>0,00%</text:p>
          </table:table-cell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e Fretes</text:p>
          </table:table-cell>
          <table:table-cell table:style-name="ce386"/>
          <table:table-cell table:style-name="ce343" table:formula="of:=-[.C106]-[.C108]" office:value-type="float" office:value="-39085.7142857143" calcext:value-type="float">
            <text:p>-39.086 </text:p>
          </table:table-cell>
          <table:table-cell table:style-name="ce343" table:formula="of:=-[.D106]-[.D108]" office:value-type="float" office:value="-39085.7142857143" calcext:value-type="float">
            <text:p>-39.086 </text:p>
          </table:table-cell>
          <table:table-cell table:style-name="ce343" table:formula="of:=-[.E106]-[.E108]" office:value-type="float" office:value="-39085.7142857143" calcext:value-type="float">
            <text:p>-39.086 </text:p>
          </table:table-cell>
          <table:table-cell table:style-name="ce343" table:formula="of:=-[.F106]-[.F108]" office:value-type="float" office:value="-39085.7142857143" calcext:value-type="float">
            <text:p>-39.086 </text:p>
          </table:table-cell>
          <table:table-cell table:style-name="ce343" table:formula="of:=-[.G106]-[.G108]" office:value-type="float" office:value="-39085.7142857143" calcext:value-type="float">
            <text:p>-39.086 </text:p>
          </table:table-cell>
          <table:table-cell table:style-name="ce343" table:formula="of:=-[.H106]-[.H108]" office:value-type="float" office:value="-39085.7142857143" calcext:value-type="float">
            <text:p>-39.086 </text:p>
          </table:table-cell>
          <table:table-cell table:style-name="ce343" table:formula="of:=-[.I106]-[.I108]" office:value-type="float" office:value="-39085.7142857143" calcext:value-type="float">
            <text:p>-39.086 </text:p>
          </table:table-cell>
          <table:table-cell table:style-name="ce343" table:formula="of:=-[.J106]-[.J108]" office:value-type="float" office:value="-39085.7142857143" calcext:value-type="float">
            <text:p>-39.086 </text:p>
          </table:table-cell>
          <table:table-cell table:style-name="ce343" table:formula="of:=-[.K106]-[.K108]" office:value-type="float" office:value="-39085.7142857143" calcext:value-type="float">
            <text:p>-39.086 </text:p>
          </table:table-cell>
          <table:table-cell table:style-name="ce343" table:formula="of:=-[.L106]-[.L108]" office:value-type="float" office:value="-39085.7142857143" calcext:value-type="float">
            <text:p>-39.086 </text:p>
          </table:table-cell>
          <table:table-cell table:style-name="ce343" table:formula="of:=-[.M106]-[.M108]" office:value-type="float" office:value="-39085.7142857143" calcext:value-type="float">
            <text:p>-39.086 </text:p>
          </table:table-cell>
          <table:table-cell table:style-name="ce343" table:formula="of:=-[.N106]-[.N108]" office:value-type="float" office:value="-39085.7142857143" calcext:value-type="float">
            <text:p>-39.086 </text:p>
          </table:table-cell>
          <table:table-cell table:style-name="ce343" table:formula="of:=SUM([.C110:.N110])" office:value-type="float" office:value="-469028.571428571" calcext:value-type="float">
            <text:p>-469.029 </text:p>
          </table:table-cell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com Viagens</text:p>
          </table:table-cell>
          <table:table-cell table:style-name="ce371" office:value-type="float" office:value="14000" calcext:value-type="float">
            <text:p>14.000 </text:p>
          </table:table-cell>
          <table:table-cell table:style-name="ce343" table:formula="of:=[.B111] * (1 + [.C112])" office:value-type="float" office:value="14000" calcext:value-type="float">
            <text:p>14.000 </text:p>
          </table:table-cell>
          <table:table-cell table:style-name="ce343" table:formula="of:=[.C111] * (1 + [.D112])" office:value-type="float" office:value="14000" calcext:value-type="float">
            <text:p>14.000 </text:p>
          </table:table-cell>
          <table:table-cell table:style-name="ce343" table:formula="of:=[.D111] * (1 + [.E112])" office:value-type="float" office:value="14000" calcext:value-type="float">
            <text:p>14.000 </text:p>
          </table:table-cell>
          <table:table-cell table:style-name="ce343" table:formula="of:=[.E111] * (1 + [.F112])" office:value-type="float" office:value="14000" calcext:value-type="float">
            <text:p>14.000 </text:p>
          </table:table-cell>
          <table:table-cell table:style-name="ce343" table:formula="of:=[.F111] * (1 + [.G112])" office:value-type="float" office:value="14000" calcext:value-type="float">
            <text:p>14.000 </text:p>
          </table:table-cell>
          <table:table-cell table:style-name="ce343" table:formula="of:=[.G111] * (1 + [.H112])" office:value-type="float" office:value="14000" calcext:value-type="float">
            <text:p>14.000 </text:p>
          </table:table-cell>
          <table:table-cell table:style-name="ce343" table:formula="of:=[.H111] * (1 + [.I112])" office:value-type="float" office:value="14000" calcext:value-type="float">
            <text:p>14.000 </text:p>
          </table:table-cell>
          <table:table-cell table:style-name="ce343" table:formula="of:=[.I111] * (1 + [.J112])" office:value-type="float" office:value="14000" calcext:value-type="float">
            <text:p>14.000 </text:p>
          </table:table-cell>
          <table:table-cell table:style-name="ce343" table:formula="of:=[.J111] * (1 + [.K112])" office:value-type="float" office:value="14000" calcext:value-type="float">
            <text:p>14.000 </text:p>
          </table:table-cell>
          <table:table-cell table:style-name="ce343" table:formula="of:=[.K111] * (1 + [.L112])" office:value-type="float" office:value="14000" calcext:value-type="float">
            <text:p>14.000 </text:p>
          </table:table-cell>
          <table:table-cell table:style-name="ce343" table:formula="of:=[.L111] * (1 + [.M112])" office:value-type="float" office:value="14000" calcext:value-type="float">
            <text:p>14.000 </text:p>
          </table:table-cell>
          <table:table-cell table:style-name="ce343" table:formula="of:=[.M111] * (1 + [.N112])" office:value-type="float" office:value="14000" calcext:value-type="float">
            <text:p>14.000 </text:p>
          </table:table-cell>
          <table:table-cell table:style-name="ce343" table:formula="of:=SUM([.C111:.N111])" office:value-type="float" office:value="168000" calcext:value-type="float">
            <text:p>168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com Propaganda e Publicidade</text:p>
          </table:table-cell>
          <table:table-cell table:style-name="ce371" office:value-type="float" office:value="4000" calcext:value-type="float">
            <text:p>4.000 </text:p>
          </table:table-cell>
          <table:table-cell table:style-name="ce343" table:formula="of:=[.B113] * (1 + [.C114])" office:value-type="float" office:value="4000" calcext:value-type="float">
            <text:p>4.000 </text:p>
          </table:table-cell>
          <table:table-cell table:style-name="ce343" table:formula="of:=[.C113] * (1 + [.D114])" office:value-type="float" office:value="4000" calcext:value-type="float">
            <text:p>4.000 </text:p>
          </table:table-cell>
          <table:table-cell table:style-name="ce343" table:formula="of:=[.D113] * (1 + [.E114])" office:value-type="float" office:value="4000" calcext:value-type="float">
            <text:p>4.000 </text:p>
          </table:table-cell>
          <table:table-cell table:style-name="ce343" table:formula="of:=[.E113] * (1 + [.F114])" office:value-type="float" office:value="4000" calcext:value-type="float">
            <text:p>4.000 </text:p>
          </table:table-cell>
          <table:table-cell table:style-name="ce343" table:formula="of:=[.F113] * (1 + [.G114])" office:value-type="float" office:value="4000" calcext:value-type="float">
            <text:p>4.000 </text:p>
          </table:table-cell>
          <table:table-cell table:style-name="ce343" table:formula="of:=[.G113] * (1 + [.H114])" office:value-type="float" office:value="4000" calcext:value-type="float">
            <text:p>4.000 </text:p>
          </table:table-cell>
          <table:table-cell table:style-name="ce343" table:formula="of:=[.H113] * (1 + [.I114])" office:value-type="float" office:value="4000" calcext:value-type="float">
            <text:p>4.000 </text:p>
          </table:table-cell>
          <table:table-cell table:style-name="ce343" table:formula="of:=[.I113] * (1 + [.J114])" office:value-type="float" office:value="4000" calcext:value-type="float">
            <text:p>4.000 </text:p>
          </table:table-cell>
          <table:table-cell table:style-name="ce343" table:formula="of:=[.J113] * (1 + [.K114])" office:value-type="float" office:value="4000" calcext:value-type="float">
            <text:p>4.000 </text:p>
          </table:table-cell>
          <table:table-cell table:style-name="ce343" table:formula="of:=[.K113] * (1 + [.L114])" office:value-type="float" office:value="4000" calcext:value-type="float">
            <text:p>4.000 </text:p>
          </table:table-cell>
          <table:table-cell table:style-name="ce343" table:formula="of:=[.L113] * (1 + [.M114])" office:value-type="float" office:value="4000" calcext:value-type="float">
            <text:p>4.000 </text:p>
          </table:table-cell>
          <table:table-cell table:style-name="ce343" table:formula="of:=[.M113] * (1 + [.N114])" office:value-type="float" office:value="4000" calcext:value-type="float">
            <text:p>4.000 </text:p>
          </table:table-cell>
          <table:table-cell table:style-name="ce343" table:formula="of:=SUM([.C113:.N113])" office:value-type="float" office:value="48000" calcext:value-type="float">
            <text:p>48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Gastos com Veículos</text:p>
          </table:table-cell>
          <table:table-cell table:style-name="ce371" office:value-type="float" office:value="6000" calcext:value-type="float">
            <text:p>6.000 </text:p>
          </table:table-cell>
          <table:table-cell table:style-name="ce343" table:formula="of:=[.B115] * (1 + [.C116])" office:value-type="float" office:value="6000" calcext:value-type="float">
            <text:p>6.000 </text:p>
          </table:table-cell>
          <table:table-cell table:style-name="ce343" table:formula="of:=[.C115] * (1 + [.D116])" office:value-type="float" office:value="6000" calcext:value-type="float">
            <text:p>6.000 </text:p>
          </table:table-cell>
          <table:table-cell table:style-name="ce343" table:formula="of:=[.D115] * (1 + [.E116])" office:value-type="float" office:value="6000" calcext:value-type="float">
            <text:p>6.000 </text:p>
          </table:table-cell>
          <table:table-cell table:style-name="ce343" table:formula="of:=[.E115] * (1 + [.F116])" office:value-type="float" office:value="6000" calcext:value-type="float">
            <text:p>6.000 </text:p>
          </table:table-cell>
          <table:table-cell table:style-name="ce343" table:formula="of:=[.F115] * (1 + [.G116])" office:value-type="float" office:value="6000" calcext:value-type="float">
            <text:p>6.000 </text:p>
          </table:table-cell>
          <table:table-cell table:style-name="ce343" table:formula="of:=[.G115] * (1 + [.H116])" office:value-type="float" office:value="6000" calcext:value-type="float">
            <text:p>6.000 </text:p>
          </table:table-cell>
          <table:table-cell table:style-name="ce343" table:formula="of:=[.H115] * (1 + [.I116])" office:value-type="float" office:value="6000" calcext:value-type="float">
            <text:p>6.000 </text:p>
          </table:table-cell>
          <table:table-cell table:style-name="ce343" table:formula="of:=[.I115] * (1 + [.J116])" office:value-type="float" office:value="6000" calcext:value-type="float">
            <text:p>6.000 </text:p>
          </table:table-cell>
          <table:table-cell table:style-name="ce343" table:formula="of:=[.J115] * (1 + [.K116])" office:value-type="float" office:value="6000" calcext:value-type="float">
            <text:p>6.000 </text:p>
          </table:table-cell>
          <table:table-cell table:style-name="ce343" table:formula="of:=[.K115] * (1 + [.L116])" office:value-type="float" office:value="6000" calcext:value-type="float">
            <text:p>6.000 </text:p>
          </table:table-cell>
          <table:table-cell table:style-name="ce343" table:formula="of:=[.L115] * (1 + [.M116])" office:value-type="float" office:value="6000" calcext:value-type="float">
            <text:p>6.000 </text:p>
          </table:table-cell>
          <table:table-cell table:style-name="ce343" table:formula="of:=[.M115] * (1 + [.N116])" office:value-type="float" office:value="6000" calcext:value-type="float">
            <text:p>6.000 </text:p>
          </table:table-cell>
          <table:table-cell table:style-name="ce343" table:formula="of:=SUM([.C115:.N115])" office:value-type="float" office:value="72000" calcext:value-type="float">
            <text:p>72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Feiras e Exposições</text:p>
          </table:table-cell>
          <table:table-cell table:style-name="ce371" office:value-type="float" office:value="5000" calcext:value-type="float">
            <text:p>5.000 </text:p>
          </table:table-cell>
          <table:table-cell table:style-name="ce343" table:formula="of:=[.B117] * (1 + [.C118])" office:value-type="float" office:value="5000" calcext:value-type="float">
            <text:p>5.000 </text:p>
          </table:table-cell>
          <table:table-cell table:style-name="ce343" table:formula="of:=[.C117] * (1 + [.D118])" office:value-type="float" office:value="5000" calcext:value-type="float">
            <text:p>5.000 </text:p>
          </table:table-cell>
          <table:table-cell table:style-name="ce343" table:formula="of:=[.D117] * (1 + [.E118])" office:value-type="float" office:value="5000" calcext:value-type="float">
            <text:p>5.000 </text:p>
          </table:table-cell>
          <table:table-cell table:style-name="ce343" table:formula="of:=[.E117] * (1 + [.F118])" office:value-type="float" office:value="5000" calcext:value-type="float">
            <text:p>5.000 </text:p>
          </table:table-cell>
          <table:table-cell table:style-name="ce343" table:formula="of:=[.F117] * (1 + [.G118])" office:value-type="float" office:value="5000" calcext:value-type="float">
            <text:p>5.000 </text:p>
          </table:table-cell>
          <table:table-cell table:style-name="ce343" table:formula="of:=[.G117] * (1 + [.H118])" office:value-type="float" office:value="5000" calcext:value-type="float">
            <text:p>5.000 </text:p>
          </table:table-cell>
          <table:table-cell table:style-name="ce343" table:formula="of:=[.H117] * (1 + [.I118])" office:value-type="float" office:value="5000" calcext:value-type="float">
            <text:p>5.000 </text:p>
          </table:table-cell>
          <table:table-cell table:style-name="ce343" table:formula="of:=[.I117] * (1 + [.J118])" office:value-type="float" office:value="5000" calcext:value-type="float">
            <text:p>5.000 </text:p>
          </table:table-cell>
          <table:table-cell table:style-name="ce343" table:formula="of:=[.J117] * (1 + [.K118])" office:value-type="float" office:value="5000" calcext:value-type="float">
            <text:p>5.000 </text:p>
          </table:table-cell>
          <table:table-cell table:style-name="ce343" table:formula="of:=[.K117] * (1 + [.L118])" office:value-type="float" office:value="5000" calcext:value-type="float">
            <text:p>5.000 </text:p>
          </table:table-cell>
          <table:table-cell table:style-name="ce343" table:formula="of:=[.L117] * (1 + [.M118])" office:value-type="float" office:value="5000" calcext:value-type="float">
            <text:p>5.000 </text:p>
          </table:table-cell>
          <table:table-cell table:style-name="ce343" table:formula="of:=[.M117] * (1 + [.N118])" office:value-type="float" office:value="5000" calcext:value-type="float">
            <text:p>5.000 </text:p>
          </table:table-cell>
          <table:table-cell table:style-name="ce343" table:formula="of:=SUM([.C117:.N117])" office:value-type="float" office:value="60000" calcext:value-type="float">
            <text:p>6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as Outras Despesas Comerciais</text:p>
          </table:table-cell>
          <table:table-cell table:style-name="ce365"/>
          <table:table-cell table:style-name="ce365" table:formula="of:=+[.C105]-([.C111]+[.C113]+[.C115]+[.C117])+[.C110]" office:value-type="float" office:value="-146257.142857143" calcext:value-type="float">
            <text:p>-146.257 </text:p>
          </table:table-cell>
          <table:table-cell table:style-name="ce365" table:formula="of:=+[.D105]-([.D111]+[.D113]+[.D115]+[.D117])+[.D110]" office:value-type="float" office:value="-146257.142857143" calcext:value-type="float">
            <text:p>-146.257 </text:p>
          </table:table-cell>
          <table:table-cell table:style-name="ce365" table:formula="of:=+[.E105]-([.E111]+[.E113]+[.E115]+[.E117])+[.E110]" office:value-type="float" office:value="-146257.142857143" calcext:value-type="float">
            <text:p>-146.257 </text:p>
          </table:table-cell>
          <table:table-cell table:style-name="ce365" table:formula="of:=+[.F105]-([.F111]+[.F113]+[.F115]+[.F117])+[.F110]" office:value-type="float" office:value="-146257.142857143" calcext:value-type="float">
            <text:p>-146.257 </text:p>
          </table:table-cell>
          <table:table-cell table:style-name="ce365" table:formula="of:=+[.G105]-([.G111]+[.G113]+[.G115]+[.G117])+[.G110]" office:value-type="float" office:value="-146257.142857143" calcext:value-type="float">
            <text:p>-146.257 </text:p>
          </table:table-cell>
          <table:table-cell table:style-name="ce365" table:formula="of:=+[.H105]-([.H111]+[.H113]+[.H115]+[.H117])+[.H110]" office:value-type="float" office:value="-146257.142857143" calcext:value-type="float">
            <text:p>-146.257 </text:p>
          </table:table-cell>
          <table:table-cell table:style-name="ce365" table:formula="of:=+[.I105]-([.I111]+[.I113]+[.I115]+[.I117])+[.I110]" office:value-type="float" office:value="-146257.142857143" calcext:value-type="float">
            <text:p>-146.257 </text:p>
          </table:table-cell>
          <table:table-cell table:style-name="ce365" table:formula="of:=+[.J105]-([.J111]+[.J113]+[.J115]+[.J117])+[.J110]" office:value-type="float" office:value="-146257.142857143" calcext:value-type="float">
            <text:p>-146.257 </text:p>
          </table:table-cell>
          <table:table-cell table:style-name="ce365" table:formula="of:=+[.K105]-([.K111]+[.K113]+[.K115]+[.K117])+[.K110]" office:value-type="float" office:value="-146257.142857143" calcext:value-type="float">
            <text:p>-146.257 </text:p>
          </table:table-cell>
          <table:table-cell table:style-name="ce365" table:formula="of:=+[.L105]-([.L111]+[.L113]+[.L115]+[.L117])+[.L110]" office:value-type="float" office:value="-146257.142857143" calcext:value-type="float">
            <text:p>-146.257 </text:p>
          </table:table-cell>
          <table:table-cell table:style-name="ce365" table:formula="of:=+[.M105]-([.M111]+[.M113]+[.M115]+[.M117])+[.M110]" office:value-type="float" office:value="-146257.142857143" calcext:value-type="float">
            <text:p>-146.257 </text:p>
          </table:table-cell>
          <table:table-cell table:style-name="ce365" table:formula="of:=+[.N105]-([.N111]+[.N113]+[.N115]+[.N117])+[.N110]" office:value-type="float" office:value="-146257.142857143" calcext:value-type="float">
            <text:p>-146.257 </text:p>
          </table:table-cell>
          <table:table-cell table:style-name="ce343" table:formula="of:=SUM([.C119:.N119])" office:value-type="float" office:value="-1755085.71428571" calcext:value-type="float">
            <text:p>-1.755.086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Outras Despesas Administrativa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Tributárias</text:p>
          </table:table-cell>
          <table:table-cell table:style-name="ce371" office:value-type="float" office:value="15000" calcext:value-type="float">
            <text:p>15.000 </text:p>
          </table:table-cell>
          <table:table-cell table:style-name="ce343" table:formula="of:=[.B122] * (1 + [.C123])" office:value-type="float" office:value="15000" calcext:value-type="float">
            <text:p>15.000 </text:p>
          </table:table-cell>
          <table:table-cell table:style-name="ce343" table:formula="of:=[.C122] * (1 + [.D123])" office:value-type="float" office:value="15000" calcext:value-type="float">
            <text:p>15.000 </text:p>
          </table:table-cell>
          <table:table-cell table:style-name="ce343" table:formula="of:=[.D122] * (1 + [.E123])" office:value-type="float" office:value="15000" calcext:value-type="float">
            <text:p>15.000 </text:p>
          </table:table-cell>
          <table:table-cell table:style-name="ce343" table:formula="of:=[.E122] * (1 + [.F123])" office:value-type="float" office:value="15000" calcext:value-type="float">
            <text:p>15.000 </text:p>
          </table:table-cell>
          <table:table-cell table:style-name="ce343" table:formula="of:=[.F122] * (1 + [.G123])" office:value-type="float" office:value="15000" calcext:value-type="float">
            <text:p>15.000 </text:p>
          </table:table-cell>
          <table:table-cell table:style-name="ce343" table:formula="of:=[.G122] * (1 + [.H123])" office:value-type="float" office:value="15000" calcext:value-type="float">
            <text:p>15.000 </text:p>
          </table:table-cell>
          <table:table-cell table:style-name="ce343" table:formula="of:=[.H122] * (1 + [.I123])" office:value-type="float" office:value="15000" calcext:value-type="float">
            <text:p>15.000 </text:p>
          </table:table-cell>
          <table:table-cell table:style-name="ce343" table:formula="of:=[.I122] * (1 + [.J123])" office:value-type="float" office:value="15000" calcext:value-type="float">
            <text:p>15.000 </text:p>
          </table:table-cell>
          <table:table-cell table:style-name="ce343" table:formula="of:=[.J122] * (1 + [.K123])" office:value-type="float" office:value="15000" calcext:value-type="float">
            <text:p>15.000 </text:p>
          </table:table-cell>
          <table:table-cell table:style-name="ce343" table:formula="of:=[.K122] * (1 + [.L123])" office:value-type="float" office:value="15000" calcext:value-type="float">
            <text:p>15.000 </text:p>
          </table:table-cell>
          <table:table-cell table:style-name="ce343" table:formula="of:=[.L122] * (1 + [.M123])" office:value-type="float" office:value="15000" calcext:value-type="float">
            <text:p>15.000 </text:p>
          </table:table-cell>
          <table:table-cell table:style-name="ce343" table:formula="of:=[.M122] * (1 + [.N123])" office:value-type="float" office:value="15000" calcext:value-type="float">
            <text:p>15.000 </text:p>
          </table:table-cell>
          <table:table-cell table:style-name="ce343" table:formula="of:=SUM([.C122:.N122])" office:value-type="float" office:value="180000" calcext:value-type="float">
            <text:p>18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com Consultoria</text:p>
          </table:table-cell>
          <table:table-cell table:style-name="ce371" office:value-type="float" office:value="25000" calcext:value-type="float">
            <text:p>25.000 </text:p>
          </table:table-cell>
          <table:table-cell table:style-name="ce343" table:formula="of:=[.B124] * (1 + [.C125])" office:value-type="float" office:value="25000" calcext:value-type="float">
            <text:p>25.000 </text:p>
          </table:table-cell>
          <table:table-cell table:style-name="ce343" table:formula="of:=[.C124] * (1 + [.D125])" office:value-type="float" office:value="25000" calcext:value-type="float">
            <text:p>25.000 </text:p>
          </table:table-cell>
          <table:table-cell table:style-name="ce343" table:formula="of:=[.D124] * (1 + [.E125])" office:value-type="float" office:value="25000" calcext:value-type="float">
            <text:p>25.000 </text:p>
          </table:table-cell>
          <table:table-cell table:style-name="ce343" table:formula="of:=[.E124] * (1 + [.F125])" office:value-type="float" office:value="25000" calcext:value-type="float">
            <text:p>25.000 </text:p>
          </table:table-cell>
          <table:table-cell table:style-name="ce343" table:formula="of:=[.F124] * (1 + [.G125])" office:value-type="float" office:value="25000" calcext:value-type="float">
            <text:p>25.000 </text:p>
          </table:table-cell>
          <table:table-cell table:style-name="ce343" table:formula="of:=[.G124] * (1 + [.H125])" office:value-type="float" office:value="25000" calcext:value-type="float">
            <text:p>25.000 </text:p>
          </table:table-cell>
          <table:table-cell table:style-name="ce343" table:formula="of:=[.H124] * (1 + [.I125])" office:value-type="float" office:value="25000" calcext:value-type="float">
            <text:p>25.000 </text:p>
          </table:table-cell>
          <table:table-cell table:style-name="ce343" table:formula="of:=[.I124] * (1 + [.J125])" office:value-type="float" office:value="25000" calcext:value-type="float">
            <text:p>25.000 </text:p>
          </table:table-cell>
          <table:table-cell table:style-name="ce343" table:formula="of:=[.J124] * (1 + [.K125])" office:value-type="float" office:value="25000" calcext:value-type="float">
            <text:p>25.000 </text:p>
          </table:table-cell>
          <table:table-cell table:style-name="ce343" table:formula="of:=[.K124] * (1 + [.L125])" office:value-type="float" office:value="25000" calcext:value-type="float">
            <text:p>25.000 </text:p>
          </table:table-cell>
          <table:table-cell table:style-name="ce343" table:formula="of:=[.L124] * (1 + [.M125])" office:value-type="float" office:value="25000" calcext:value-type="float">
            <text:p>25.000 </text:p>
          </table:table-cell>
          <table:table-cell table:style-name="ce343" table:formula="of:=[.M124] * (1 + [.N125])" office:value-type="float" office:value="25000" calcext:value-type="float">
            <text:p>25.000 </text:p>
          </table:table-cell>
          <table:table-cell table:style-name="ce343" table:formula="of:=SUM([.C124:.N124])" office:value-type="float" office:value="300000" calcext:value-type="float">
            <text:p>30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com Viagens</text:p>
          </table:table-cell>
          <table:table-cell table:style-name="ce371" office:value-type="float" office:value="5000" calcext:value-type="float">
            <text:p>5.000 </text:p>
          </table:table-cell>
          <table:table-cell table:style-name="ce343" table:formula="of:=[.B126] * (1 + [.C127])" office:value-type="float" office:value="5000" calcext:value-type="float">
            <text:p>5.000 </text:p>
          </table:table-cell>
          <table:table-cell table:style-name="ce343" table:formula="of:=[.C126] * (1 + [.D127])" office:value-type="float" office:value="5000" calcext:value-type="float">
            <text:p>5.000 </text:p>
          </table:table-cell>
          <table:table-cell table:style-name="ce343" table:formula="of:=[.D126] * (1 + [.E127])" office:value-type="float" office:value="5000" calcext:value-type="float">
            <text:p>5.000 </text:p>
          </table:table-cell>
          <table:table-cell table:style-name="ce343" table:formula="of:=[.E126] * (1 + [.F127])" office:value-type="float" office:value="5000" calcext:value-type="float">
            <text:p>5.000 </text:p>
          </table:table-cell>
          <table:table-cell table:style-name="ce343" table:formula="of:=[.F126] * (1 + [.G127])" office:value-type="float" office:value="5000" calcext:value-type="float">
            <text:p>5.000 </text:p>
          </table:table-cell>
          <table:table-cell table:style-name="ce343" table:formula="of:=[.G126] * (1 + [.H127])" office:value-type="float" office:value="5000" calcext:value-type="float">
            <text:p>5.000 </text:p>
          </table:table-cell>
          <table:table-cell table:style-name="ce343" table:formula="of:=[.H126] * (1 + [.I127])" office:value-type="float" office:value="5000" calcext:value-type="float">
            <text:p>5.000 </text:p>
          </table:table-cell>
          <table:table-cell table:style-name="ce343" table:formula="of:=[.I126] * (1 + [.J127])" office:value-type="float" office:value="5000" calcext:value-type="float">
            <text:p>5.000 </text:p>
          </table:table-cell>
          <table:table-cell table:style-name="ce343" table:formula="of:=[.J126] * (1 + [.K127])" office:value-type="float" office:value="5000" calcext:value-type="float">
            <text:p>5.000 </text:p>
          </table:table-cell>
          <table:table-cell table:style-name="ce343" table:formula="of:=[.K126] * (1 + [.L127])" office:value-type="float" office:value="5000" calcext:value-type="float">
            <text:p>5.000 </text:p>
          </table:table-cell>
          <table:table-cell table:style-name="ce343" table:formula="of:=[.L126] * (1 + [.M127])" office:value-type="float" office:value="5000" calcext:value-type="float">
            <text:p>5.000 </text:p>
          </table:table-cell>
          <table:table-cell table:style-name="ce343" table:formula="of:=[.M126] * (1 + [.N127])" office:value-type="float" office:value="5000" calcext:value-type="float">
            <text:p>5.000 </text:p>
          </table:table-cell>
          <table:table-cell table:style-name="ce343" table:formula="of:=SUM([.C126:.N126])" office:value-type="float" office:value="60000" calcext:value-type="float">
            <text:p>6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com Veículos</text:p>
          </table:table-cell>
          <table:table-cell table:style-name="ce371" office:value-type="float" office:value="6000" calcext:value-type="float">
            <text:p>6.000 </text:p>
          </table:table-cell>
          <table:table-cell table:style-name="ce343" table:formula="of:=[.B128] * (1 + [.C129])" office:value-type="float" office:value="6000" calcext:value-type="float">
            <text:p>6.000 </text:p>
          </table:table-cell>
          <table:table-cell table:style-name="ce343" table:formula="of:=[.C128] * (1 + [.D129])" office:value-type="float" office:value="6000" calcext:value-type="float">
            <text:p>6.000 </text:p>
          </table:table-cell>
          <table:table-cell table:style-name="ce343" table:formula="of:=[.D128] * (1 + [.E129])" office:value-type="float" office:value="6000" calcext:value-type="float">
            <text:p>6.000 </text:p>
          </table:table-cell>
          <table:table-cell table:style-name="ce343" table:formula="of:=[.E128] * (1 + [.F129])" office:value-type="float" office:value="6000" calcext:value-type="float">
            <text:p>6.000 </text:p>
          </table:table-cell>
          <table:table-cell table:style-name="ce343" table:formula="of:=[.F128] * (1 + [.G129])" office:value-type="float" office:value="6000" calcext:value-type="float">
            <text:p>6.000 </text:p>
          </table:table-cell>
          <table:table-cell table:style-name="ce343" table:formula="of:=[.G128] * (1 + [.H129])" office:value-type="float" office:value="6000" calcext:value-type="float">
            <text:p>6.000 </text:p>
          </table:table-cell>
          <table:table-cell table:style-name="ce343" table:formula="of:=[.H128] * (1 + [.I129])" office:value-type="float" office:value="6000" calcext:value-type="float">
            <text:p>6.000 </text:p>
          </table:table-cell>
          <table:table-cell table:style-name="ce343" table:formula="of:=[.I128] * (1 + [.J129])" office:value-type="float" office:value="6000" calcext:value-type="float">
            <text:p>6.000 </text:p>
          </table:table-cell>
          <table:table-cell table:style-name="ce343" table:formula="of:=[.J128] * (1 + [.K129])" office:value-type="float" office:value="6000" calcext:value-type="float">
            <text:p>6.000 </text:p>
          </table:table-cell>
          <table:table-cell table:style-name="ce343" table:formula="of:=[.K128] * (1 + [.L129])" office:value-type="float" office:value="6000" calcext:value-type="float">
            <text:p>6.000 </text:p>
          </table:table-cell>
          <table:table-cell table:style-name="ce343" table:formula="of:=[.L128] * (1 + [.M129])" office:value-type="float" office:value="6000" calcext:value-type="float">
            <text:p>6.000 </text:p>
          </table:table-cell>
          <table:table-cell table:style-name="ce343" table:formula="of:=[.M128] * (1 + [.N129])" office:value-type="float" office:value="6000" calcext:value-type="float">
            <text:p>6.000 </text:p>
          </table:table-cell>
          <table:table-cell table:style-name="ce343" table:formula="of:=SUM([.C128:.N128])" office:value-type="float" office:value="72000" calcext:value-type="float">
            <text:p>72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as Outras Despesas Administrativas</text:p>
          </table:table-cell>
          <table:table-cell table:style-name="ce365"/>
          <table:table-cell table:style-name="ce365" table:formula="of:=-([.C122]+[.C124]+[.C126]+[.C128])" office:value-type="float" office:value="-51000" calcext:value-type="float">
            <text:p>-51.000 </text:p>
          </table:table-cell>
          <table:table-cell table:style-name="ce365" table:formula="of:=-([.D122]+[.D124]+[.D126]+[.D128])" office:value-type="float" office:value="-51000" calcext:value-type="float">
            <text:p>-51.000 </text:p>
          </table:table-cell>
          <table:table-cell table:style-name="ce365" table:formula="of:=-([.E122]+[.E124]+[.E126]+[.E128])" office:value-type="float" office:value="-51000" calcext:value-type="float">
            <text:p>-51.000 </text:p>
          </table:table-cell>
          <table:table-cell table:style-name="ce365" table:formula="of:=-([.F122]+[.F124]+[.F126]+[.F128])" office:value-type="float" office:value="-51000" calcext:value-type="float">
            <text:p>-51.000 </text:p>
          </table:table-cell>
          <table:table-cell table:style-name="ce365" table:formula="of:=-([.G122]+[.G124]+[.G126]+[.G128])" office:value-type="float" office:value="-51000" calcext:value-type="float">
            <text:p>-51.000 </text:p>
          </table:table-cell>
          <table:table-cell table:style-name="ce365" table:formula="of:=-([.H122]+[.H124]+[.H126]+[.H128])" office:value-type="float" office:value="-51000" calcext:value-type="float">
            <text:p>-51.000 </text:p>
          </table:table-cell>
          <table:table-cell table:style-name="ce365" table:formula="of:=-([.I122]+[.I124]+[.I126]+[.I128])" office:value-type="float" office:value="-51000" calcext:value-type="float">
            <text:p>-51.000 </text:p>
          </table:table-cell>
          <table:table-cell table:style-name="ce365" table:formula="of:=-([.J122]+[.J124]+[.J126]+[.J128])" office:value-type="float" office:value="-51000" calcext:value-type="float">
            <text:p>-51.000 </text:p>
          </table:table-cell>
          <table:table-cell table:style-name="ce365" table:formula="of:=-([.K122]+[.K124]+[.K126]+[.K128])" office:value-type="float" office:value="-51000" calcext:value-type="float">
            <text:p>-51.000 </text:p>
          </table:table-cell>
          <table:table-cell table:style-name="ce365" table:formula="of:=-([.L122]+[.L124]+[.L126]+[.L128])" office:value-type="float" office:value="-51000" calcext:value-type="float">
            <text:p>-51.000 </text:p>
          </table:table-cell>
          <table:table-cell table:style-name="ce365" table:formula="of:=-([.M122]+[.M124]+[.M126]+[.M128])" office:value-type="float" office:value="-51000" calcext:value-type="float">
            <text:p>-51.000 </text:p>
          </table:table-cell>
          <table:table-cell table:style-name="ce365" table:formula="of:=-([.N122]+[.N124]+[.N126]+[.N128])" office:value-type="float" office:value="-51000" calcext:value-type="float">
            <text:p>-51.000 </text:p>
          </table:table-cell>
          <table:table-cell table:style-name="ce343" table:formula="of:=SUM([.C130:.N130])" office:value-type="float" office:value="-612000" calcext:value-type="float">
            <text:p>-612.00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Outras Receitas/Despesas Operacionai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Receitas</text:p>
          </table:table-cell>
          <table:table-cell table:style-name="ce371"/>
          <table:table-cell table:style-name="ce343" table:formula="of:=[.B133] * (1 + [.C134])" office:value-type="float" office:value="0" calcext:value-type="float">
            <text:p>0 </text:p>
          </table:table-cell>
          <table:table-cell table:style-name="ce343" table:formula="of:=[.C133] * (1 + [.D134])" office:value-type="float" office:value="0" calcext:value-type="float">
            <text:p>0 </text:p>
          </table:table-cell>
          <table:table-cell table:style-name="ce343" table:formula="of:=[.D133] * (1 + [.E134])" office:value-type="float" office:value="0" calcext:value-type="float">
            <text:p>0 </text:p>
          </table:table-cell>
          <table:table-cell table:style-name="ce343" table:formula="of:=[.E133] * (1 + [.F134])" office:value-type="float" office:value="0" calcext:value-type="float">
            <text:p>0 </text:p>
          </table:table-cell>
          <table:table-cell table:style-name="ce343" table:formula="of:=[.F133] * (1 + [.G134])" office:value-type="float" office:value="0" calcext:value-type="float">
            <text:p>0 </text:p>
          </table:table-cell>
          <table:table-cell table:style-name="ce343" table:formula="of:=[.G133] * (1 + [.H134])" office:value-type="float" office:value="0" calcext:value-type="float">
            <text:p>0 </text:p>
          </table:table-cell>
          <table:table-cell table:style-name="ce343" table:formula="of:=[.H133] * (1 + [.I134])" office:value-type="float" office:value="0" calcext:value-type="float">
            <text:p>0 </text:p>
          </table:table-cell>
          <table:table-cell table:style-name="ce343" table:formula="of:=[.I133] * (1 + [.J134])" office:value-type="float" office:value="0" calcext:value-type="float">
            <text:p>0 </text:p>
          </table:table-cell>
          <table:table-cell table:style-name="ce343" table:formula="of:=[.J133] * (1 + [.K134])" office:value-type="float" office:value="0" calcext:value-type="float">
            <text:p>0 </text:p>
          </table:table-cell>
          <table:table-cell table:style-name="ce343" table:formula="of:=[.K133] * (1 + [.L134])" office:value-type="float" office:value="0" calcext:value-type="float">
            <text:p>0 </text:p>
          </table:table-cell>
          <table:table-cell table:style-name="ce343" table:formula="of:=[.L133] * (1 + [.M134])" office:value-type="float" office:value="0" calcext:value-type="float">
            <text:p>0 </text:p>
          </table:table-cell>
          <table:table-cell table:style-name="ce343" table:formula="of:=[.M133] * (1 + [.N134])" office:value-type="float" office:value="0" calcext:value-type="float">
            <text:p>0 </text:p>
          </table:table-cell>
          <table:table-cell table:style-name="ce343" table:formula="of:=SUM([.C133:.N133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Receitas</text:p>
          </table:table-cell>
          <table:table-cell table:style-name="ce371"/>
          <table:table-cell table:style-name="ce343" table:formula="of:=[.B135] * (1 + [.C136])" office:value-type="float" office:value="0" calcext:value-type="float">
            <text:p>0 </text:p>
          </table:table-cell>
          <table:table-cell table:style-name="ce343" table:formula="of:=[.C135] * (1 + [.D136])" office:value-type="float" office:value="0" calcext:value-type="float">
            <text:p>0 </text:p>
          </table:table-cell>
          <table:table-cell table:style-name="ce343" table:formula="of:=[.D135] * (1 + [.E136])" office:value-type="float" office:value="0" calcext:value-type="float">
            <text:p>0 </text:p>
          </table:table-cell>
          <table:table-cell table:style-name="ce343" table:formula="of:=[.E135] * (1 + [.F136])" office:value-type="float" office:value="0" calcext:value-type="float">
            <text:p>0 </text:p>
          </table:table-cell>
          <table:table-cell table:style-name="ce343" table:formula="of:=[.F135] * (1 + [.G136])" office:value-type="float" office:value="0" calcext:value-type="float">
            <text:p>0 </text:p>
          </table:table-cell>
          <table:table-cell table:style-name="ce343" table:formula="of:=[.G135] * (1 + [.H136])" office:value-type="float" office:value="0" calcext:value-type="float">
            <text:p>0 </text:p>
          </table:table-cell>
          <table:table-cell table:style-name="ce343" table:formula="of:=[.H135] * (1 + [.I136])" office:value-type="float" office:value="0" calcext:value-type="float">
            <text:p>0 </text:p>
          </table:table-cell>
          <table:table-cell table:style-name="ce343" table:formula="of:=[.I135] * (1 + [.J136])" office:value-type="float" office:value="0" calcext:value-type="float">
            <text:p>0 </text:p>
          </table:table-cell>
          <table:table-cell table:style-name="ce343" table:formula="of:=[.J135] * (1 + [.K136])" office:value-type="float" office:value="0" calcext:value-type="float">
            <text:p>0 </text:p>
          </table:table-cell>
          <table:table-cell table:style-name="ce343" table:formula="of:=[.K135] * (1 + [.L136])" office:value-type="float" office:value="0" calcext:value-type="float">
            <text:p>0 </text:p>
          </table:table-cell>
          <table:table-cell table:style-name="ce343" table:formula="of:=[.L135] * (1 + [.M136])" office:value-type="float" office:value="0" calcext:value-type="float">
            <text:p>0 </text:p>
          </table:table-cell>
          <table:table-cell table:style-name="ce343" table:formula="of:=[.M135] * (1 + [.N136])" office:value-type="float" office:value="0" calcext:value-type="float">
            <text:p>0 </text:p>
          </table:table-cell>
          <table:table-cell table:style-name="ce343" table:formula="of:=SUM([.C135:.N135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Despesas</text:p>
          </table:table-cell>
          <table:table-cell table:style-name="ce371"/>
          <table:table-cell table:style-name="ce343" table:formula="of:=[.B137] * (1 + [.C138])" office:value-type="float" office:value="0" calcext:value-type="float">
            <text:p>0 </text:p>
          </table:table-cell>
          <table:table-cell table:style-name="ce343" table:formula="of:=[.C137] * (1 + [.D138])" office:value-type="float" office:value="0" calcext:value-type="float">
            <text:p>0 </text:p>
          </table:table-cell>
          <table:table-cell table:style-name="ce343" table:formula="of:=[.D137] * (1 + [.E138])" office:value-type="float" office:value="0" calcext:value-type="float">
            <text:p>0 </text:p>
          </table:table-cell>
          <table:table-cell table:style-name="ce343" table:formula="of:=[.E137] * (1 + [.F138])" office:value-type="float" office:value="0" calcext:value-type="float">
            <text:p>0 </text:p>
          </table:table-cell>
          <table:table-cell table:style-name="ce343" table:formula="of:=[.F137] * (1 + [.G138])" office:value-type="float" office:value="0" calcext:value-type="float">
            <text:p>0 </text:p>
          </table:table-cell>
          <table:table-cell table:style-name="ce343" table:formula="of:=[.G137] * (1 + [.H138])" office:value-type="float" office:value="0" calcext:value-type="float">
            <text:p>0 </text:p>
          </table:table-cell>
          <table:table-cell table:style-name="ce343" table:formula="of:=[.H137] * (1 + [.I138])" office:value-type="float" office:value="0" calcext:value-type="float">
            <text:p>0 </text:p>
          </table:table-cell>
          <table:table-cell table:style-name="ce343" table:formula="of:=[.I137] * (1 + [.J138])" office:value-type="float" office:value="0" calcext:value-type="float">
            <text:p>0 </text:p>
          </table:table-cell>
          <table:table-cell table:style-name="ce343" table:formula="of:=[.J137] * (1 + [.K138])" office:value-type="float" office:value="0" calcext:value-type="float">
            <text:p>0 </text:p>
          </table:table-cell>
          <table:table-cell table:style-name="ce343" table:formula="of:=[.K137] * (1 + [.L138])" office:value-type="float" office:value="0" calcext:value-type="float">
            <text:p>0 </text:p>
          </table:table-cell>
          <table:table-cell table:style-name="ce343" table:formula="of:=[.L137] * (1 + [.M138])" office:value-type="float" office:value="0" calcext:value-type="float">
            <text:p>0 </text:p>
          </table:table-cell>
          <table:table-cell table:style-name="ce343" table:formula="of:=[.M137] * (1 + [.N138])" office:value-type="float" office:value="0" calcext:value-type="float">
            <text:p>0 </text:p>
          </table:table-cell>
          <table:table-cell table:style-name="ce343" table:formula="of:=SUM([.C137:.N137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Despesas</text:p>
          </table:table-cell>
          <table:table-cell table:style-name="ce371"/>
          <table:table-cell table:style-name="ce343" table:formula="of:=[.B139] * (1 + [.C140])" office:value-type="float" office:value="0" calcext:value-type="float">
            <text:p>0 </text:p>
          </table:table-cell>
          <table:table-cell table:style-name="ce343" table:formula="of:=[.C139] * (1 + [.D140])" office:value-type="float" office:value="0" calcext:value-type="float">
            <text:p>0 </text:p>
          </table:table-cell>
          <table:table-cell table:style-name="ce343" table:formula="of:=[.D139] * (1 + [.E140])" office:value-type="float" office:value="0" calcext:value-type="float">
            <text:p>0 </text:p>
          </table:table-cell>
          <table:table-cell table:style-name="ce343" table:formula="of:=[.E139] * (1 + [.F140])" office:value-type="float" office:value="0" calcext:value-type="float">
            <text:p>0 </text:p>
          </table:table-cell>
          <table:table-cell table:style-name="ce343" table:formula="of:=[.F139] * (1 + [.G140])" office:value-type="float" office:value="0" calcext:value-type="float">
            <text:p>0 </text:p>
          </table:table-cell>
          <table:table-cell table:style-name="ce343" table:formula="of:=[.G139] * (1 + [.H140])" office:value-type="float" office:value="0" calcext:value-type="float">
            <text:p>0 </text:p>
          </table:table-cell>
          <table:table-cell table:style-name="ce343" table:formula="of:=[.H139] * (1 + [.I140])" office:value-type="float" office:value="0" calcext:value-type="float">
            <text:p>0 </text:p>
          </table:table-cell>
          <table:table-cell table:style-name="ce343" table:formula="of:=[.I139] * (1 + [.J140])" office:value-type="float" office:value="0" calcext:value-type="float">
            <text:p>0 </text:p>
          </table:table-cell>
          <table:table-cell table:style-name="ce343" table:formula="of:=[.J139] * (1 + [.K140])" office:value-type="float" office:value="0" calcext:value-type="float">
            <text:p>0 </text:p>
          </table:table-cell>
          <table:table-cell table:style-name="ce343" table:formula="of:=[.K139] * (1 + [.L140])" office:value-type="float" office:value="0" calcext:value-type="float">
            <text:p>0 </text:p>
          </table:table-cell>
          <table:table-cell table:style-name="ce343" table:formula="of:=[.L139] * (1 + [.M140])" office:value-type="float" office:value="0" calcext:value-type="float">
            <text:p>0 </text:p>
          </table:table-cell>
          <table:table-cell table:style-name="ce343" table:formula="of:=[.M139] * (1 + [.N140])" office:value-type="float" office:value="0" calcext:value-type="float">
            <text:p>0 </text:p>
          </table:table-cell>
          <table:table-cell table:style-name="ce343" table:formula="of:=SUM([.C139:.N139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as Outras Receitas/Despesas Op.</text:p>
          </table:table-cell>
          <table:table-cell table:style-name="ce365"/>
          <table:table-cell table:style-name="ce365" table:formula="of:=-([.C133]+[.C135]+[.C137]+[.C139])" office:value-type="float" office:value="-0" calcext:value-type="float">
            <text:p>0 </text:p>
          </table:table-cell>
          <table:table-cell table:style-name="ce365" table:formula="of:=-([.D133]+[.D135]+[.D137]+[.D139])" office:value-type="float" office:value="-0" calcext:value-type="float">
            <text:p>0 </text:p>
          </table:table-cell>
          <table:table-cell table:style-name="ce365" table:formula="of:=-([.E133]+[.E135]+[.E137]+[.E139])" office:value-type="float" office:value="-0" calcext:value-type="float">
            <text:p>0 </text:p>
          </table:table-cell>
          <table:table-cell table:style-name="ce365" table:formula="of:=-([.F133]+[.F135]+[.F137]+[.F139])" office:value-type="float" office:value="-0" calcext:value-type="float">
            <text:p>0 </text:p>
          </table:table-cell>
          <table:table-cell table:style-name="ce365" table:formula="of:=-([.G133]+[.G135]+[.G137]+[.G139])" office:value-type="float" office:value="-0" calcext:value-type="float">
            <text:p>0 </text:p>
          </table:table-cell>
          <table:table-cell table:style-name="ce365" table:formula="of:=-([.H133]+[.H135]+[.H137]+[.H139])" office:value-type="float" office:value="-0" calcext:value-type="float">
            <text:p>0 </text:p>
          </table:table-cell>
          <table:table-cell table:style-name="ce365" table:formula="of:=-([.I133]+[.I135]+[.I137]+[.I139])" office:value-type="float" office:value="-0" calcext:value-type="float">
            <text:p>0 </text:p>
          </table:table-cell>
          <table:table-cell table:style-name="ce365" table:formula="of:=-([.J133]+[.J135]+[.J137]+[.J139])" office:value-type="float" office:value="-0" calcext:value-type="float">
            <text:p>0 </text:p>
          </table:table-cell>
          <table:table-cell table:style-name="ce365" table:formula="of:=-([.K133]+[.K135]+[.K137]+[.K139])" office:value-type="float" office:value="-0" calcext:value-type="float">
            <text:p>0 </text:p>
          </table:table-cell>
          <table:table-cell table:style-name="ce365" table:formula="of:=-([.L133]+[.L135]+[.L137]+[.L139])" office:value-type="float" office:value="-0" calcext:value-type="float">
            <text:p>0 </text:p>
          </table:table-cell>
          <table:table-cell table:style-name="ce365" table:formula="of:=-([.M133]+[.M135]+[.M137]+[.M139])" office:value-type="float" office:value="-0" calcext:value-type="float">
            <text:p>0 </text:p>
          </table:table-cell>
          <table:table-cell table:style-name="ce365" table:formula="of:=-([.N133]+[.N135]+[.N137]+[.N139])" office:value-type="float" office:value="-0" calcext:value-type="float">
            <text:p>0 </text:p>
          </table:table-cell>
          <table:table-cell table:style-name="ce343" table:formula="of:=SUM([.C141:.N141])" office:value-type="float" office:value="0" calcext:value-type="float">
            <text:p>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Receitas Financeira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contos Obtidos</text:p>
          </table:table-cell>
          <table:table-cell table:style-name="ce371" office:value-type="float" office:value="4000" calcext:value-type="float">
            <text:p>4.000 </text:p>
          </table:table-cell>
          <table:table-cell table:style-name="ce343" table:formula="of:=[.B144] * (1 + [.C145])" office:value-type="float" office:value="4000" calcext:value-type="float">
            <text:p>4.000 </text:p>
          </table:table-cell>
          <table:table-cell table:style-name="ce343" table:formula="of:=[.C144] * (1 + [.D145])" office:value-type="float" office:value="4000" calcext:value-type="float">
            <text:p>4.000 </text:p>
          </table:table-cell>
          <table:table-cell table:style-name="ce343" table:formula="of:=[.D144] * (1 + [.E145])" office:value-type="float" office:value="4000" calcext:value-type="float">
            <text:p>4.000 </text:p>
          </table:table-cell>
          <table:table-cell table:style-name="ce343" table:formula="of:=[.E144] * (1 + [.F145])" office:value-type="float" office:value="4000" calcext:value-type="float">
            <text:p>4.000 </text:p>
          </table:table-cell>
          <table:table-cell table:style-name="ce343" table:formula="of:=[.F144] * (1 + [.G145])" office:value-type="float" office:value="4000" calcext:value-type="float">
            <text:p>4.000 </text:p>
          </table:table-cell>
          <table:table-cell table:style-name="ce343" table:formula="of:=[.G144] * (1 + [.H145])" office:value-type="float" office:value="4000" calcext:value-type="float">
            <text:p>4.000 </text:p>
          </table:table-cell>
          <table:table-cell table:style-name="ce343" table:formula="of:=[.H144] * (1 + [.I145])" office:value-type="float" office:value="4000" calcext:value-type="float">
            <text:p>4.000 </text:p>
          </table:table-cell>
          <table:table-cell table:style-name="ce343" table:formula="of:=[.I144] * (1 + [.J145])" office:value-type="float" office:value="4000" calcext:value-type="float">
            <text:p>4.000 </text:p>
          </table:table-cell>
          <table:table-cell table:style-name="ce343" table:formula="of:=[.J144] * (1 + [.K145])" office:value-type="float" office:value="4000" calcext:value-type="float">
            <text:p>4.000 </text:p>
          </table:table-cell>
          <table:table-cell table:style-name="ce343" table:formula="of:=[.K144] * (1 + [.L145])" office:value-type="float" office:value="4000" calcext:value-type="float">
            <text:p>4.000 </text:p>
          </table:table-cell>
          <table:table-cell table:style-name="ce343" table:formula="of:=[.L144] * (1 + [.M145])" office:value-type="float" office:value="4000" calcext:value-type="float">
            <text:p>4.000 </text:p>
          </table:table-cell>
          <table:table-cell table:style-name="ce343" table:formula="of:=[.M144] * (1 + [.N145])" office:value-type="float" office:value="4000" calcext:value-type="float">
            <text:p>4.000 </text:p>
          </table:table-cell>
          <table:table-cell table:style-name="ce343" table:formula="of:=SUM([.C144:.N144])" office:value-type="float" office:value="48000" calcext:value-type="float">
            <text:p>48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Rendimento Aplicações Financeiras</text:p>
          </table:table-cell>
          <table:table-cell table:style-name="ce371" office:value-type="float" office:value="1000" calcext:value-type="float">
            <text:p>1.000 </text:p>
          </table:table-cell>
          <table:table-cell table:style-name="ce343" table:formula="of:=[.B146] * (1 + [.C147])" office:value-type="float" office:value="1000" calcext:value-type="float">
            <text:p>1.000 </text:p>
          </table:table-cell>
          <table:table-cell table:style-name="ce343" table:formula="of:=[.C146] * (1 + [.D147])" office:value-type="float" office:value="1000" calcext:value-type="float">
            <text:p>1.000 </text:p>
          </table:table-cell>
          <table:table-cell table:style-name="ce343" table:formula="of:=[.D146] * (1 + [.E147])" office:value-type="float" office:value="1000" calcext:value-type="float">
            <text:p>1.000 </text:p>
          </table:table-cell>
          <table:table-cell table:style-name="ce343" table:formula="of:=[.E146] * (1 + [.F147])" office:value-type="float" office:value="1000" calcext:value-type="float">
            <text:p>1.000 </text:p>
          </table:table-cell>
          <table:table-cell table:style-name="ce343" table:formula="of:=[.F146] * (1 + [.G147])" office:value-type="float" office:value="1000" calcext:value-type="float">
            <text:p>1.000 </text:p>
          </table:table-cell>
          <table:table-cell table:style-name="ce343" table:formula="of:=[.G146] * (1 + [.H147])" office:value-type="float" office:value="1000" calcext:value-type="float">
            <text:p>1.000 </text:p>
          </table:table-cell>
          <table:table-cell table:style-name="ce343" table:formula="of:=[.H146] * (1 + [.I147])" office:value-type="float" office:value="1000" calcext:value-type="float">
            <text:p>1.000 </text:p>
          </table:table-cell>
          <table:table-cell table:style-name="ce343" table:formula="of:=[.I146] * (1 + [.J147])" office:value-type="float" office:value="1000" calcext:value-type="float">
            <text:p>1.000 </text:p>
          </table:table-cell>
          <table:table-cell table:style-name="ce343" table:formula="of:=[.J146] * (1 + [.K147])" office:value-type="float" office:value="1000" calcext:value-type="float">
            <text:p>1.000 </text:p>
          </table:table-cell>
          <table:table-cell table:style-name="ce343" table:formula="of:=[.K146] * (1 + [.L147])" office:value-type="float" office:value="1000" calcext:value-type="float">
            <text:p>1.000 </text:p>
          </table:table-cell>
          <table:table-cell table:style-name="ce343" table:formula="of:=[.L146] * (1 + [.M147])" office:value-type="float" office:value="1000" calcext:value-type="float">
            <text:p>1.000 </text:p>
          </table:table-cell>
          <table:table-cell table:style-name="ce343" table:formula="of:=[.M146] * (1 + [.N147])" office:value-type="float" office:value="1000" calcext:value-type="float">
            <text:p>1.000 </text:p>
          </table:table-cell>
          <table:table-cell table:style-name="ce343" table:formula="of:=SUM([.C146:.N146])" office:value-type="float" office:value="12000" calcext:value-type="float">
            <text:p>12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Receitas Financeiras 1</text:p>
          </table:table-cell>
          <table:table-cell table:style-name="ce371"/>
          <table:table-cell table:style-name="ce343" table:formula="of:=[.B148] * (1 + [.C149])" office:value-type="float" office:value="0" calcext:value-type="float">
            <text:p>0 </text:p>
          </table:table-cell>
          <table:table-cell table:style-name="ce343" table:formula="of:=[.C148] * (1 + [.D149])" office:value-type="float" office:value="0" calcext:value-type="float">
            <text:p>0 </text:p>
          </table:table-cell>
          <table:table-cell table:style-name="ce343" table:formula="of:=[.D148] * (1 + [.E149])" office:value-type="float" office:value="0" calcext:value-type="float">
            <text:p>0 </text:p>
          </table:table-cell>
          <table:table-cell table:style-name="ce343" table:formula="of:=[.E148] * (1 + [.F149])" office:value-type="float" office:value="0" calcext:value-type="float">
            <text:p>0 </text:p>
          </table:table-cell>
          <table:table-cell table:style-name="ce343" table:formula="of:=[.F148] * (1 + [.G149])" office:value-type="float" office:value="0" calcext:value-type="float">
            <text:p>0 </text:p>
          </table:table-cell>
          <table:table-cell table:style-name="ce343" table:formula="of:=[.G148] * (1 + [.H149])" office:value-type="float" office:value="0" calcext:value-type="float">
            <text:p>0 </text:p>
          </table:table-cell>
          <table:table-cell table:style-name="ce343" table:formula="of:=[.H148] * (1 + [.I149])" office:value-type="float" office:value="0" calcext:value-type="float">
            <text:p>0 </text:p>
          </table:table-cell>
          <table:table-cell table:style-name="ce343" table:formula="of:=[.I148] * (1 + [.J149])" office:value-type="float" office:value="0" calcext:value-type="float">
            <text:p>0 </text:p>
          </table:table-cell>
          <table:table-cell table:style-name="ce343" table:formula="of:=[.J148] * (1 + [.K149])" office:value-type="float" office:value="0" calcext:value-type="float">
            <text:p>0 </text:p>
          </table:table-cell>
          <table:table-cell table:style-name="ce343" table:formula="of:=[.K148] * (1 + [.L149])" office:value-type="float" office:value="0" calcext:value-type="float">
            <text:p>0 </text:p>
          </table:table-cell>
          <table:table-cell table:style-name="ce343" table:formula="of:=[.L148] * (1 + [.M149])" office:value-type="float" office:value="0" calcext:value-type="float">
            <text:p>0 </text:p>
          </table:table-cell>
          <table:table-cell table:style-name="ce343" table:formula="of:=[.M148] * (1 + [.N149])" office:value-type="float" office:value="0" calcext:value-type="float">
            <text:p>0 </text:p>
          </table:table-cell>
          <table:table-cell table:style-name="ce343" table:formula="of:=SUM([.C148:.N148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Receitas Financeiras 2</text:p>
          </table:table-cell>
          <table:table-cell table:style-name="ce371"/>
          <table:table-cell table:style-name="ce343" table:formula="of:=[.B150] * (1 + [.C151])" office:value-type="float" office:value="0" calcext:value-type="float">
            <text:p>0 </text:p>
          </table:table-cell>
          <table:table-cell table:style-name="ce343" table:formula="of:=[.C150] * (1 + [.D151])" office:value-type="float" office:value="0" calcext:value-type="float">
            <text:p>0 </text:p>
          </table:table-cell>
          <table:table-cell table:style-name="ce343" table:formula="of:=[.D150] * (1 + [.E151])" office:value-type="float" office:value="0" calcext:value-type="float">
            <text:p>0 </text:p>
          </table:table-cell>
          <table:table-cell table:style-name="ce343" table:formula="of:=[.E150] * (1 + [.F151])" office:value-type="float" office:value="0" calcext:value-type="float">
            <text:p>0 </text:p>
          </table:table-cell>
          <table:table-cell table:style-name="ce343" table:formula="of:=[.F150] * (1 + [.G151])" office:value-type="float" office:value="0" calcext:value-type="float">
            <text:p>0 </text:p>
          </table:table-cell>
          <table:table-cell table:style-name="ce343" table:formula="of:=[.G150] * (1 + [.H151])" office:value-type="float" office:value="0" calcext:value-type="float">
            <text:p>0 </text:p>
          </table:table-cell>
          <table:table-cell table:style-name="ce343" table:formula="of:=[.H150] * (1 + [.I151])" office:value-type="float" office:value="0" calcext:value-type="float">
            <text:p>0 </text:p>
          </table:table-cell>
          <table:table-cell table:style-name="ce343" table:formula="of:=[.I150] * (1 + [.J151])" office:value-type="float" office:value="0" calcext:value-type="float">
            <text:p>0 </text:p>
          </table:table-cell>
          <table:table-cell table:style-name="ce343" table:formula="of:=[.J150] * (1 + [.K151])" office:value-type="float" office:value="0" calcext:value-type="float">
            <text:p>0 </text:p>
          </table:table-cell>
          <table:table-cell table:style-name="ce343" table:formula="of:=[.K150] * (1 + [.L151])" office:value-type="float" office:value="0" calcext:value-type="float">
            <text:p>0 </text:p>
          </table:table-cell>
          <table:table-cell table:style-name="ce343" table:formula="of:=[.L150] * (1 + [.M151])" office:value-type="float" office:value="0" calcext:value-type="float">
            <text:p>0 </text:p>
          </table:table-cell>
          <table:table-cell table:style-name="ce343" table:formula="of:=[.M150] * (1 + [.N151])" office:value-type="float" office:value="0" calcext:value-type="float">
            <text:p>0 </text:p>
          </table:table-cell>
          <table:table-cell table:style-name="ce343" table:formula="of:=SUM([.C150:.N150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as Receitas Financeiras</text:p>
          </table:table-cell>
          <table:table-cell table:style-name="ce365"/>
          <table:table-cell table:style-name="ce365" table:formula="of:=([.C144]+[.C146]+[.C148]+[.C150])" office:value-type="float" office:value="5000" calcext:value-type="float">
            <text:p>5.000 </text:p>
          </table:table-cell>
          <table:table-cell table:style-name="ce365" table:formula="of:=([.D144]+[.D146]+[.D148]+[.D150])" office:value-type="float" office:value="5000" calcext:value-type="float">
            <text:p>5.000 </text:p>
          </table:table-cell>
          <table:table-cell table:style-name="ce365" table:formula="of:=([.E144]+[.E146]+[.E148]+[.E150])" office:value-type="float" office:value="5000" calcext:value-type="float">
            <text:p>5.000 </text:p>
          </table:table-cell>
          <table:table-cell table:style-name="ce365" table:formula="of:=([.F144]+[.F146]+[.F148]+[.F150])" office:value-type="float" office:value="5000" calcext:value-type="float">
            <text:p>5.000 </text:p>
          </table:table-cell>
          <table:table-cell table:style-name="ce365" table:formula="of:=([.G144]+[.G146]+[.G148]+[.G150])" office:value-type="float" office:value="5000" calcext:value-type="float">
            <text:p>5.000 </text:p>
          </table:table-cell>
          <table:table-cell table:style-name="ce365" table:formula="of:=([.H144]+[.H146]+[.H148]+[.H150])" office:value-type="float" office:value="5000" calcext:value-type="float">
            <text:p>5.000 </text:p>
          </table:table-cell>
          <table:table-cell table:style-name="ce365" table:formula="of:=([.I144]+[.I146]+[.I148]+[.I150])" office:value-type="float" office:value="5000" calcext:value-type="float">
            <text:p>5.000 </text:p>
          </table:table-cell>
          <table:table-cell table:style-name="ce365" table:formula="of:=([.J144]+[.J146]+[.J148]+[.J150])" office:value-type="float" office:value="5000" calcext:value-type="float">
            <text:p>5.000 </text:p>
          </table:table-cell>
          <table:table-cell table:style-name="ce365" table:formula="of:=([.K144]+[.K146]+[.K148]+[.K150])" office:value-type="float" office:value="5000" calcext:value-type="float">
            <text:p>5.000 </text:p>
          </table:table-cell>
          <table:table-cell table:style-name="ce365" table:formula="of:=([.L144]+[.L146]+[.L148]+[.L150])" office:value-type="float" office:value="5000" calcext:value-type="float">
            <text:p>5.000 </text:p>
          </table:table-cell>
          <table:table-cell table:style-name="ce365" table:formula="of:=([.M144]+[.M146]+[.M148]+[.M150])" office:value-type="float" office:value="5000" calcext:value-type="float">
            <text:p>5.000 </text:p>
          </table:table-cell>
          <table:table-cell table:style-name="ce365" table:formula="of:=([.N144]+[.N146]+[.N148]+[.N150])" office:value-type="float" office:value="5000" calcext:value-type="float">
            <text:p>5.000 </text:p>
          </table:table-cell>
          <table:table-cell table:style-name="ce343" table:formula="of:=SUM([.C152:.N152])" office:value-type="float" office:value="60000" calcext:value-type="float">
            <text:p>60.000 </text:p>
          </table:table-cell>
          <table:table-cell table:number-columns-repeated="1009"/>
        </table:table-row>
        <table:table-row table:style-name="ro1">
          <table:table-cell table:style-name="ce362" table:number-columns-repeated="15"/>
          <table:table-cell table:style-name="ce325" table:number-columns-repeated="1009"/>
        </table:table-row>
        <table:table-row table:style-name="ro1">
          <table:table-cell table:style-name="ce351" office:value-type="string" calcext:value-type="string">
            <text:p>Despesas Financeiras</text:p>
          </table:table-cell>
          <table:table-cell table:style-name="ce332" table:number-columns-repeated="14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contos Concedidos</text:p>
          </table:table-cell>
          <table:table-cell table:style-name="ce371" office:value-type="float" office:value="2500" calcext:value-type="float">
            <text:p>2.500 </text:p>
          </table:table-cell>
          <table:table-cell table:style-name="ce343" table:formula="of:=[.B155] * (1 + [.C156])" office:value-type="float" office:value="2500" calcext:value-type="float">
            <text:p>2.500 </text:p>
          </table:table-cell>
          <table:table-cell table:style-name="ce343" table:formula="of:=[.C155] * (1 + [.D156])" office:value-type="float" office:value="2500" calcext:value-type="float">
            <text:p>2.500 </text:p>
          </table:table-cell>
          <table:table-cell table:style-name="ce343" table:formula="of:=[.D155] * (1 + [.E156])" office:value-type="float" office:value="2500" calcext:value-type="float">
            <text:p>2.500 </text:p>
          </table:table-cell>
          <table:table-cell table:style-name="ce343" table:formula="of:=[.E155] * (1 + [.F156])" office:value-type="float" office:value="2500" calcext:value-type="float">
            <text:p>2.500 </text:p>
          </table:table-cell>
          <table:table-cell table:style-name="ce343" table:formula="of:=[.F155] * (1 + [.G156])" office:value-type="float" office:value="2500" calcext:value-type="float">
            <text:p>2.500 </text:p>
          </table:table-cell>
          <table:table-cell table:style-name="ce343" table:formula="of:=[.G155] * (1 + [.H156])" office:value-type="float" office:value="2500" calcext:value-type="float">
            <text:p>2.500 </text:p>
          </table:table-cell>
          <table:table-cell table:style-name="ce343" table:formula="of:=[.H155] * (1 + [.I156])" office:value-type="float" office:value="2500" calcext:value-type="float">
            <text:p>2.500 </text:p>
          </table:table-cell>
          <table:table-cell table:style-name="ce343" table:formula="of:=[.I155] * (1 + [.J156])" office:value-type="float" office:value="2500" calcext:value-type="float">
            <text:p>2.500 </text:p>
          </table:table-cell>
          <table:table-cell table:style-name="ce343" table:formula="of:=[.J155] * (1 + [.K156])" office:value-type="float" office:value="2500" calcext:value-type="float">
            <text:p>2.500 </text:p>
          </table:table-cell>
          <table:table-cell table:style-name="ce343" table:formula="of:=[.K155] * (1 + [.L156])" office:value-type="float" office:value="2500" calcext:value-type="float">
            <text:p>2.500 </text:p>
          </table:table-cell>
          <table:table-cell table:style-name="ce343" table:formula="of:=[.L155] * (1 + [.M156])" office:value-type="float" office:value="2500" calcext:value-type="float">
            <text:p>2.500 </text:p>
          </table:table-cell>
          <table:table-cell table:style-name="ce343" table:formula="of:=[.M155] * (1 + [.N156])" office:value-type="float" office:value="2500" calcext:value-type="float">
            <text:p>2.500 </text:p>
          </table:table-cell>
          <table:table-cell table:style-name="ce343" table:formula="of:=SUM([.C155:.N155])" office:value-type="float" office:value="30000" calcext:value-type="float">
            <text:p>30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Despesas Bancárias</text:p>
          </table:table-cell>
          <table:table-cell table:style-name="ce371" office:value-type="float" office:value="6000" calcext:value-type="float">
            <text:p>6.000 </text:p>
          </table:table-cell>
          <table:table-cell table:style-name="ce343" table:formula="of:=[.B157] * (1 + [.C158])" office:value-type="float" office:value="6000" calcext:value-type="float">
            <text:p>6.000 </text:p>
          </table:table-cell>
          <table:table-cell table:style-name="ce343" table:formula="of:=[.C157] * (1 + [.D158])" office:value-type="float" office:value="6000" calcext:value-type="float">
            <text:p>6.000 </text:p>
          </table:table-cell>
          <table:table-cell table:style-name="ce343" table:formula="of:=[.D157] * (1 + [.E158])" office:value-type="float" office:value="6000" calcext:value-type="float">
            <text:p>6.000 </text:p>
          </table:table-cell>
          <table:table-cell table:style-name="ce343" table:formula="of:=[.E157] * (1 + [.F158])" office:value-type="float" office:value="6000" calcext:value-type="float">
            <text:p>6.000 </text:p>
          </table:table-cell>
          <table:table-cell table:style-name="ce343" table:formula="of:=[.F157] * (1 + [.G158])" office:value-type="float" office:value="6000" calcext:value-type="float">
            <text:p>6.000 </text:p>
          </table:table-cell>
          <table:table-cell table:style-name="ce343" table:formula="of:=[.G157] * (1 + [.H158])" office:value-type="float" office:value="6000" calcext:value-type="float">
            <text:p>6.000 </text:p>
          </table:table-cell>
          <table:table-cell table:style-name="ce343" table:formula="of:=[.H157] * (1 + [.I158])" office:value-type="float" office:value="6000" calcext:value-type="float">
            <text:p>6.000 </text:p>
          </table:table-cell>
          <table:table-cell table:style-name="ce343" table:formula="of:=[.I157] * (1 + [.J158])" office:value-type="float" office:value="6000" calcext:value-type="float">
            <text:p>6.000 </text:p>
          </table:table-cell>
          <table:table-cell table:style-name="ce343" table:formula="of:=[.J157] * (1 + [.K158])" office:value-type="float" office:value="6000" calcext:value-type="float">
            <text:p>6.000 </text:p>
          </table:table-cell>
          <table:table-cell table:style-name="ce343" table:formula="of:=[.K157] * (1 + [.L158])" office:value-type="float" office:value="6000" calcext:value-type="float">
            <text:p>6.000 </text:p>
          </table:table-cell>
          <table:table-cell table:style-name="ce343" table:formula="of:=[.L157] * (1 + [.M158])" office:value-type="float" office:value="6000" calcext:value-type="float">
            <text:p>6.000 </text:p>
          </table:table-cell>
          <table:table-cell table:style-name="ce343" table:formula="of:=[.M157] * (1 + [.N158])" office:value-type="float" office:value="6000" calcext:value-type="float">
            <text:p>6.000 </text:p>
          </table:table-cell>
          <table:table-cell table:style-name="ce343" table:formula="of:=SUM([.C157:.N157])" office:value-type="float" office:value="72000" calcext:value-type="float">
            <text:p>72.00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8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Despesas Financeiras 1</text:p>
          </table:table-cell>
          <table:table-cell table:style-name="ce371"/>
          <table:table-cell table:style-name="ce343" table:formula="of:=[.B159] * (1 + [.C160])" office:value-type="float" office:value="0" calcext:value-type="float">
            <text:p>0 </text:p>
          </table:table-cell>
          <table:table-cell table:style-name="ce343" table:formula="of:=[.C159] * (1 + [.D160])" office:value-type="float" office:value="0" calcext:value-type="float">
            <text:p>0 </text:p>
          </table:table-cell>
          <table:table-cell table:style-name="ce343" table:formula="of:=[.D159] * (1 + [.E160])" office:value-type="float" office:value="0" calcext:value-type="float">
            <text:p>0 </text:p>
          </table:table-cell>
          <table:table-cell table:style-name="ce343" table:formula="of:=[.E159] * (1 + [.F160])" office:value-type="float" office:value="0" calcext:value-type="float">
            <text:p>0 </text:p>
          </table:table-cell>
          <table:table-cell table:style-name="ce343" table:formula="of:=[.F159] * (1 + [.G160])" office:value-type="float" office:value="0" calcext:value-type="float">
            <text:p>0 </text:p>
          </table:table-cell>
          <table:table-cell table:style-name="ce343" table:formula="of:=[.G159] * (1 + [.H160])" office:value-type="float" office:value="0" calcext:value-type="float">
            <text:p>0 </text:p>
          </table:table-cell>
          <table:table-cell table:style-name="ce343" table:formula="of:=[.H159] * (1 + [.I160])" office:value-type="float" office:value="0" calcext:value-type="float">
            <text:p>0 </text:p>
          </table:table-cell>
          <table:table-cell table:style-name="ce343" table:formula="of:=[.I159] * (1 + [.J160])" office:value-type="float" office:value="0" calcext:value-type="float">
            <text:p>0 </text:p>
          </table:table-cell>
          <table:table-cell table:style-name="ce343" table:formula="of:=[.J159] * (1 + [.K160])" office:value-type="float" office:value="0" calcext:value-type="float">
            <text:p>0 </text:p>
          </table:table-cell>
          <table:table-cell table:style-name="ce343" table:formula="of:=[.K159] * (1 + [.L160])" office:value-type="float" office:value="0" calcext:value-type="float">
            <text:p>0 </text:p>
          </table:table-cell>
          <table:table-cell table:style-name="ce343" table:formula="of:=[.L159] * (1 + [.M160])" office:value-type="float" office:value="0" calcext:value-type="float">
            <text:p>0 </text:p>
          </table:table-cell>
          <table:table-cell table:style-name="ce343" table:formula="of:=[.M159] * (1 + [.N160])" office:value-type="float" office:value="0" calcext:value-type="float">
            <text:p>0 </text:p>
          </table:table-cell>
          <table:table-cell table:style-name="ce343" table:formula="of:=SUM([.C159:.N159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52" office:value-type="string" calcext:value-type="string">
            <text:p>Outras Despesas Financeiras 2</text:p>
          </table:table-cell>
          <table:table-cell table:style-name="ce371"/>
          <table:table-cell table:style-name="ce343" table:formula="of:=[.B161] * (1 + [.C162])" office:value-type="float" office:value="0" calcext:value-type="float">
            <text:p>0 </text:p>
          </table:table-cell>
          <table:table-cell table:style-name="ce343" table:formula="of:=[.C161] * (1 + [.D162])" office:value-type="float" office:value="0" calcext:value-type="float">
            <text:p>0 </text:p>
          </table:table-cell>
          <table:table-cell table:style-name="ce343" table:formula="of:=[.D161] * (1 + [.E162])" office:value-type="float" office:value="0" calcext:value-type="float">
            <text:p>0 </text:p>
          </table:table-cell>
          <table:table-cell table:style-name="ce343" table:formula="of:=[.E161] * (1 + [.F162])" office:value-type="float" office:value="0" calcext:value-type="float">
            <text:p>0 </text:p>
          </table:table-cell>
          <table:table-cell table:style-name="ce343" table:formula="of:=[.F161] * (1 + [.G162])" office:value-type="float" office:value="0" calcext:value-type="float">
            <text:p>0 </text:p>
          </table:table-cell>
          <table:table-cell table:style-name="ce343" table:formula="of:=[.G161] * (1 + [.H162])" office:value-type="float" office:value="0" calcext:value-type="float">
            <text:p>0 </text:p>
          </table:table-cell>
          <table:table-cell table:style-name="ce343" table:formula="of:=[.H161] * (1 + [.I162])" office:value-type="float" office:value="0" calcext:value-type="float">
            <text:p>0 </text:p>
          </table:table-cell>
          <table:table-cell table:style-name="ce343" table:formula="of:=[.I161] * (1 + [.J162])" office:value-type="float" office:value="0" calcext:value-type="float">
            <text:p>0 </text:p>
          </table:table-cell>
          <table:table-cell table:style-name="ce343" table:formula="of:=[.J161] * (1 + [.K162])" office:value-type="float" office:value="0" calcext:value-type="float">
            <text:p>0 </text:p>
          </table:table-cell>
          <table:table-cell table:style-name="ce343" table:formula="of:=[.K161] * (1 + [.L162])" office:value-type="float" office:value="0" calcext:value-type="float">
            <text:p>0 </text:p>
          </table:table-cell>
          <table:table-cell table:style-name="ce343" table:formula="of:=[.L161] * (1 + [.M162])" office:value-type="float" office:value="0" calcext:value-type="float">
            <text:p>0 </text:p>
          </table:table-cell>
          <table:table-cell table:style-name="ce343" table:formula="of:=[.M161] * (1 + [.N162])" office:value-type="float" office:value="0" calcext:value-type="float">
            <text:p>0 </text:p>
          </table:table-cell>
          <table:table-cell table:style-name="ce343" table:formula="of:=SUM([.C161:.N161])" office:value-type="float" office:value="0" calcext:value-type="float">
            <text:p>0 </text:p>
          </table:table-cell>
          <table:table-cell table:style-name="ce325" table:number-columns-repeated="1009"/>
        </table:table-row>
        <table:table-row table:style-name="ro1">
          <table:table-cell table:style-name="ce353" office:value-type="string" calcext:value-type="string">
            <text:p>Variação</text:p>
          </table:table-cell>
          <table:table-cell table:style-name="ce356"/>
          <table:table-cell table:number-columns-repeated="12" table:style-name="ce359" office:value-type="percentage" office:value="0" calcext:value-type="percentage">
            <text:p>0,00%</text:p>
          </table:table-cell>
          <table:table-cell table:style-name="ce343"/>
          <table:table-cell table:style-name="ce325" table:number-columns-repeated="1009"/>
        </table:table-row>
        <table:table-row table:style-name="ro1">
          <table:table-cell table:style-name="ce324" office:value-type="string" calcext:value-type="string">
            <text:p>Total das Despesas Financeiras</text:p>
          </table:table-cell>
          <table:table-cell table:style-name="ce365"/>
          <table:table-cell table:style-name="ce365" table:formula="of:=-([.C155]+[.C157]+[.C159]+[.C161])" office:value-type="float" office:value="-8500" calcext:value-type="float">
            <text:p>-8.500 </text:p>
          </table:table-cell>
          <table:table-cell table:style-name="ce365" table:formula="of:=-([.D155]+[.D157]+[.D159]+[.D161])" office:value-type="float" office:value="-8500" calcext:value-type="float">
            <text:p>-8.500 </text:p>
          </table:table-cell>
          <table:table-cell table:style-name="ce365" table:formula="of:=-([.E155]+[.E157]+[.E159]+[.E161])" office:value-type="float" office:value="-8500" calcext:value-type="float">
            <text:p>-8.500 </text:p>
          </table:table-cell>
          <table:table-cell table:style-name="ce365" table:formula="of:=-([.F155]+[.F157]+[.F159]+[.F161])" office:value-type="float" office:value="-8500" calcext:value-type="float">
            <text:p>-8.500 </text:p>
          </table:table-cell>
          <table:table-cell table:style-name="ce365" table:formula="of:=-([.G155]+[.G157]+[.G159]+[.G161])" office:value-type="float" office:value="-8500" calcext:value-type="float">
            <text:p>-8.500 </text:p>
          </table:table-cell>
          <table:table-cell table:style-name="ce365" table:formula="of:=-([.H155]+[.H157]+[.H159]+[.H161])" office:value-type="float" office:value="-8500" calcext:value-type="float">
            <text:p>-8.500 </text:p>
          </table:table-cell>
          <table:table-cell table:style-name="ce365" table:formula="of:=-([.I155]+[.I157]+[.I159]+[.I161])" office:value-type="float" office:value="-8500" calcext:value-type="float">
            <text:p>-8.500 </text:p>
          </table:table-cell>
          <table:table-cell table:style-name="ce365" table:formula="of:=-([.J155]+[.J157]+[.J159]+[.J161])" office:value-type="float" office:value="-8500" calcext:value-type="float">
            <text:p>-8.500 </text:p>
          </table:table-cell>
          <table:table-cell table:style-name="ce365" table:formula="of:=-([.K155]+[.K157]+[.K159]+[.K161])" office:value-type="float" office:value="-8500" calcext:value-type="float">
            <text:p>-8.500 </text:p>
          </table:table-cell>
          <table:table-cell table:style-name="ce365" table:formula="of:=-([.L155]+[.L157]+[.L159]+[.L161])" office:value-type="float" office:value="-8500" calcext:value-type="float">
            <text:p>-8.500 </text:p>
          </table:table-cell>
          <table:table-cell table:style-name="ce365" table:formula="of:=-([.M155]+[.M157]+[.M159]+[.M161])" office:value-type="float" office:value="-8500" calcext:value-type="float">
            <text:p>-8.500 </text:p>
          </table:table-cell>
          <table:table-cell table:style-name="ce365" table:formula="of:=-([.N155]+[.N157]+[.N159]+[.N161])" office:value-type="float" office:value="-8500" calcext:value-type="float">
            <text:p>-8.500 </text:p>
          </table:table-cell>
          <table:table-cell table:style-name="ce343" table:formula="of:=SUM([.C163:.N163])" office:value-type="float" office:value="-102000" calcext:value-type="float">
            <text:p>-102.000 </text:p>
          </table:table-cell>
          <table:table-cell table:number-columns-repeated="1009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2">
          <table:table-cell table:style-name="ce378" table:number-columns-repeated="8"/>
          <table:table-cell table:number-columns-repeated="1016"/>
        </table:table-row>
        <table:table-row table:style-name="ro8">
          <table:table-cell table:style-name="ce379" office:value-type="string" calcext:value-type="string" table:number-columns-spanned="5" table:number-rows-spanned="1">
            <text:p>Custo de Salários por Funcionário</text:p>
          </table:table-cell>
          <table:covered-table-cell table:number-columns-repeated="4" table:style-name="ce379"/>
          <table:table-cell table:style-name="ce378" table:number-columns-repeated="3"/>
          <table:table-cell table:number-columns-repeated="1016"/>
        </table:table-row>
        <table:table-row table:style-name="ro9">
          <table:table-cell table:style-name="ce379" office:value-type="string" calcext:value-type="string">
            <text:p>Centros de Custos</text:p>
          </table:table-cell>
          <table:table-cell table:style-name="ce387" office:value-type="string" calcext:value-type="string">
            <text:p>Mão-de-Obra Direta</text:p>
          </table:table-cell>
          <table:table-cell table:style-name="ce387" office:value-type="string" calcext:value-type="string">
            <text:p>Mão-de-Obra Indireta</text:p>
          </table:table-cell>
          <table:table-cell table:style-name="ce387" office:value-type="string" calcext:value-type="string">
            <text:p>Comercial</text:p>
          </table:table-cell>
          <table:table-cell table:style-name="ce387" office:value-type="string" calcext:value-type="string">
            <text:p>Administrativo</text:p>
          </table:table-cell>
          <table:table-cell table:style-name="ce378" table:number-columns-repeated="3"/>
          <table:table-cell table:number-columns-repeated="1016"/>
        </table:table-row>
        <table:table-row table:style-name="ro10">
          <table:table-cell table:style-name="ce380" office:value-type="string" calcext:value-type="string">
            <text:p>Nº de Funcionários</text:p>
          </table:table-cell>
          <table:table-cell table:style-name="ce388" table:formula="of:=+[.B13]" office:value-type="float" office:value="20" calcext:value-type="float">
            <text:p>20 </text:p>
          </table:table-cell>
          <table:table-cell table:style-name="ce388" table:formula="of:=+[.B27]" office:value-type="float" office:value="8" calcext:value-type="float">
            <text:p>8 </text:p>
          </table:table-cell>
          <table:table-cell table:style-name="ce388" table:formula="of:=+[.B41]" office:value-type="float" office:value="9" calcext:value-type="float">
            <text:p>9 </text:p>
          </table:table-cell>
          <table:table-cell table:style-name="ce388" table:formula="of:=+[.B55]" office:value-type="float" office:value="6" calcext:value-type="float">
            <text:p>6 </text:p>
          </table:table-cell>
          <table:table-cell table:style-name="ce378" table:number-columns-repeated="3"/>
          <table:table-cell table:number-columns-repeated="1016"/>
        </table:table-row>
        <table:table-row table:style-name="ro10">
          <table:table-cell table:style-name="ce380" office:value-type="string" calcext:value-type="string">
            <text:p>Salário Médio</text:p>
          </table:table-cell>
          <table:table-cell table:style-name="ce389" table:formula="of:=+[.B173]/1.7" office:value-type="float" office:value="2941.17647058824" calcext:value-type="float">
            <text:p><text:s/>2.941,18 </text:p>
          </table:table-cell>
          <table:table-cell table:style-name="ce389" table:formula="of:=+[.C173]/1.7" office:value-type="float" office:value="5294.11764705882" calcext:value-type="float">
            <text:p><text:s/>5.294,12 </text:p>
          </table:table-cell>
          <table:table-cell table:style-name="ce389" table:formula="of:=+[.D173]/1.7" office:value-type="float" office:value="7058.82352941176" calcext:value-type="float">
            <text:p><text:s/>7.058,82 </text:p>
          </table:table-cell>
          <table:table-cell table:style-name="ce389" table:formula="of:=+[.E173]/1.7" office:value-type="float" office:value="6470.58823529412" calcext:value-type="float">
            <text:p><text:s/>6.470,59 </text:p>
          </table:table-cell>
          <table:table-cell table:style-name="ce378" table:number-columns-repeated="3"/>
          <table:table-cell table:number-columns-repeated="1016"/>
        </table:table-row>
        <table:table-row table:style-name="ro10">
          <table:table-cell table:style-name="ce380" office:value-type="string" calcext:value-type="string">
            <text:p>% de Encargos</text:p>
          </table:table-cell>
          <table:table-cell table:style-name="ce390" office:value-type="percentage" office:value="0.7" calcext:value-type="percentage" table:number-columns-spanned="4" table:number-rows-spanned="1">
            <text:p>70,00%</text:p>
          </table:table-cell>
          <table:covered-table-cell table:number-columns-repeated="3" table:style-name="ce390"/>
          <table:table-cell table:style-name="ce378" table:number-columns-repeated="3"/>
          <table:table-cell table:number-columns-repeated="1016"/>
        </table:table-row>
        <table:table-row table:style-name="ro10">
          <table:table-cell table:style-name="ce380" office:value-type="string" calcext:value-type="string">
            <text:p>Custo Médio de Salários</text:p>
          </table:table-cell>
          <table:table-cell table:style-name="ce389" table:formula="of:=+[.B14]" office:value-type="float" office:value="5000" calcext:value-type="float">
            <text:p><text:s/>5.000,00 </text:p>
          </table:table-cell>
          <table:table-cell table:style-name="ce389" table:formula="of:=+[.B28]" office:value-type="float" office:value="9000" calcext:value-type="float">
            <text:p><text:s/>9.000,00 </text:p>
          </table:table-cell>
          <table:table-cell table:style-name="ce389" table:formula="of:=+[.B42]" office:value-type="float" office:value="12000" calcext:value-type="float">
            <text:p><text:s/>12.000,00 </text:p>
          </table:table-cell>
          <table:table-cell table:style-name="ce389" table:formula="of:=+[.B56]" office:value-type="float" office:value="11000" calcext:value-type="float">
            <text:p><text:s/>11.000,00 </text:p>
          </table:table-cell>
          <table:table-cell table:style-name="ce378" table:number-columns-repeated="3"/>
          <table:table-cell table:number-columns-repeated="1016"/>
        </table:table-row>
        <table:table-row table:style-name="ro7" table:number-rows-repeated="2">
          <table:table-cell table:style-name="ce378" table:number-columns-repeated="8"/>
          <table:table-cell table:number-columns-repeated="1016"/>
        </table:table-row>
        <table:table-row table:style-name="ro11">
          <table:table-cell table:style-name="ce381" table:formula="of:=+[.A85]" office:value-type="string" office:string-value="Outros Custos Industriais" calcext:value-type="string">
            <text:p>Outros Custos Industriais</text:p>
          </table:table-cell>
          <table:table-cell table:style-name="ce391" office:value-type="string" calcext:value-type="string">
            <text:p>Valor (R$)</text:p>
          </table:table-cell>
          <table:table-cell table:style-name="ce378"/>
          <table:table-cell table:style-name="ce381" table:formula="of:=+[.A100]" office:value-type="string" office:string-value="Outras Despesas Comerciais" calcext:value-type="string">
            <text:p>Outras Despesas Comerciais</text:p>
          </table:table-cell>
          <table:table-cell table:style-name="ce391" office:value-type="string" calcext:value-type="string">
            <text:p>Valor (R$ ou %)</text:p>
          </table:table-cell>
          <table:table-cell table:style-name="ce378" table:number-columns-repeated="3"/>
          <table:table-cell table:number-columns-repeated="1016"/>
        </table:table-row>
        <table:table-row table:style-name="ro11">
          <table:table-cell table:style-name="ce382" table:formula="of:=+[.A86]" office:value-type="string" office:string-value="Materiais Indiretos" calcext:value-type="string">
            <text:p>Materiais Indiretos</text:p>
          </table:table-cell>
          <table:table-cell table:style-name="ce392" table:formula="of:=+[.B86]" office:value-type="float" office:value="15000" calcext:value-type="float">
            <text:p>15.000 </text:p>
          </table:table-cell>
          <table:table-cell/>
          <table:table-cell table:style-name="ce382" table:formula="of:=+[.A102]" office:value-type="string" office:string-value="% De Comissão" calcext:value-type="string">
            <text:p>% De Comissão</text:p>
          </table:table-cell>
          <table:table-cell table:style-name="ce394" table:formula="of:=+[.C102]" office:value-type="percentage" office:value="0.03" calcext:value-type="percentage">
            <text:p>3,00%</text:p>
          </table:table-cell>
          <table:table-cell table:number-columns-repeated="1019"/>
        </table:table-row>
        <table:table-row table:style-name="ro11">
          <table:table-cell table:style-name="ce382" table:formula="of:=+[.A88]" office:value-type="string" office:string-value="Custos com Manutenção" calcext:value-type="string">
            <text:p>Custos com Manutenção</text:p>
          </table:table-cell>
          <table:table-cell table:style-name="ce392" table:formula="of:=+[.B88]" office:value-type="float" office:value="5000" calcext:value-type="float">
            <text:p>5.000 </text:p>
          </table:table-cell>
          <table:table-cell/>
          <table:table-cell table:style-name="ce382" table:formula="of:=+[.A107]" office:value-type="string" office:string-value="% De Frete" calcext:value-type="string">
            <text:p>% De Frete</text:p>
          </table:table-cell>
          <table:table-cell table:style-name="ce394" table:formula="of:=+[.C107]" office:value-type="percentage" office:value="0.015" calcext:value-type="percentage">
            <text:p>1,50%</text:p>
          </table:table-cell>
          <table:table-cell table:number-columns-repeated="1019"/>
        </table:table-row>
        <table:table-row table:style-name="ro11">
          <table:table-cell table:style-name="ce382" table:formula="of:=+[.A90]" office:value-type="string" office:string-value="Energia Elétrica" calcext:value-type="string">
            <text:p>Energia Elétrica</text:p>
          </table:table-cell>
          <table:table-cell table:style-name="ce392" table:formula="of:=+[.B90]" office:value-type="float" office:value="20000" calcext:value-type="float">
            <text:p>20.000 </text:p>
          </table:table-cell>
          <table:table-cell/>
          <table:table-cell table:style-name="ce382" table:formula="of:=+[.A111]" office:value-type="string" office:string-value="Despesas com Viagens" calcext:value-type="string">
            <text:p>Despesas com Viagens</text:p>
          </table:table-cell>
          <table:table-cell table:style-name="ce393" table:formula="of:=+[.B111]" office:value-type="float" office:value="14000" calcext:value-type="float">
            <text:p>14.000 </text:p>
          </table:table-cell>
          <table:table-cell table:number-columns-repeated="1019"/>
        </table:table-row>
        <table:table-row table:style-name="ro11">
          <table:table-cell table:style-name="ce382" table:formula="of:=+[.A92]" office:value-type="string" office:string-value="GGF" calcext:value-type="string">
            <text:p>GGF</text:p>
          </table:table-cell>
          <table:table-cell table:style-name="ce392" table:formula="of:=+[.B92]" office:value-type="float" office:value="40000" calcext:value-type="float">
            <text:p>40.000 </text:p>
          </table:table-cell>
          <table:table-cell/>
          <table:table-cell table:style-name="ce382" table:formula="of:=+[.A113]" office:value-type="string" office:string-value="Despesas com Propaganda e Publicidade" calcext:value-type="string">
            <text:p>Despesas com Propaganda e Publicidade</text:p>
          </table:table-cell>
          <table:table-cell table:style-name="ce393" table:formula="of:=+[.B113]" office:value-type="float" office:value="4000" calcext:value-type="float">
            <text:p>4.000 </text:p>
          </table:table-cell>
          <table:table-cell table:number-columns-repeated="1019"/>
        </table:table-row>
        <table:table-row table:style-name="ro11">
          <table:table-cell table:style-name="ce382" table:formula="of:=+[.A94]" office:value-type="string" office:string-value="Aluguel e IPTU" calcext:value-type="string">
            <text:p>Aluguel e IPTU</text:p>
          </table:table-cell>
          <table:table-cell table:style-name="ce392" table:formula="of:=+[.B94]" office:value-type="float" office:value="25000" calcext:value-type="float">
            <text:p>25.000 </text:p>
          </table:table-cell>
          <table:table-cell/>
          <table:table-cell table:style-name="ce382" table:formula="of:=+[.A115]" office:value-type="string" office:string-value="Gastos com Veículos" calcext:value-type="string">
            <text:p>Gastos com Veículos</text:p>
          </table:table-cell>
          <table:table-cell table:style-name="ce393" table:formula="of:=+[.B115]" office:value-type="float" office:value="6000" calcext:value-type="float">
            <text:p>6.000 </text:p>
          </table:table-cell>
          <table:table-cell table:number-columns-repeated="1019"/>
        </table:table-row>
        <table:table-row table:style-name="ro11">
          <table:table-cell table:style-name="ce382" table:formula="of:=+[.A96]" office:value-type="string" office:string-value="Outros Custos" calcext:value-type="string">
            <text:p>Outros Custos</text:p>
          </table:table-cell>
          <table:table-cell table:style-name="ce392" table:formula="of:=+[.B96]" office:value-type="float" office:value="5000" calcext:value-type="float">
            <text:p>5.000 </text:p>
          </table:table-cell>
          <table:table-cell/>
          <table:table-cell table:style-name="ce382" table:formula="of:=+[.A117]" office:value-type="string" office:string-value="Feiras e Exposições" calcext:value-type="string">
            <text:p>Feiras e Exposições</text:p>
          </table:table-cell>
          <table:table-cell table:style-name="ce393" table:formula="of:=+[.B117]" office:value-type="float" office:value="5000" calcext:value-type="float">
            <text:p>5.000 </text:p>
          </table:table-cell>
          <table:table-cell table:number-columns-repeated="1019"/>
        </table:table-row>
        <table:table-row table:style-name="ro11">
          <table:table-cell table:style-name="ce383" table:number-columns-repeated="2"/>
          <table:table-cell table:number-columns-repeated="1022"/>
        </table:table-row>
        <table:table-row table:style-name="ro11">
          <table:table-cell table:style-name="ce381" table:formula="of:=+[.A121]" office:value-type="string" office:string-value="Outras Despesas Administrativas" calcext:value-type="string">
            <text:p>Outras Despesas Administrativas</text:p>
          </table:table-cell>
          <table:table-cell table:style-name="ce391" table:formula="of:=+[.B176]" office:value-type="string" office:string-value="Valor (R$)" calcext:value-type="string">
            <text:p>Valor (R$)</text:p>
          </table:table-cell>
          <table:table-cell table:number-columns-repeated="1022"/>
        </table:table-row>
        <table:table-row table:style-name="ro11">
          <table:table-cell table:style-name="ce382" table:formula="of:=+[.A122]" office:value-type="string" office:string-value="Despesas Tributárias" calcext:value-type="string">
            <text:p>Despesas Tributárias</text:p>
          </table:table-cell>
          <table:table-cell table:style-name="ce393" table:formula="of:=+[.B122]" office:value-type="float" office:value="15000" calcext:value-type="float">
            <text:p>15.000 </text:p>
          </table:table-cell>
          <table:table-cell table:number-columns-repeated="1022"/>
        </table:table-row>
        <table:table-row table:style-name="ro11">
          <table:table-cell table:style-name="ce382" table:formula="of:=+[.A124]" office:value-type="string" office:string-value="Despesas com Consultoria" calcext:value-type="string">
            <text:p>Despesas com Consultoria</text:p>
          </table:table-cell>
          <table:table-cell table:style-name="ce393" table:formula="of:=+[.B124]" office:value-type="float" office:value="25000" calcext:value-type="float">
            <text:p>25.000 </text:p>
          </table:table-cell>
          <table:table-cell table:number-columns-repeated="1022"/>
        </table:table-row>
        <table:table-row table:style-name="ro11">
          <table:table-cell table:style-name="ce382" table:formula="of:=+[.A126]" office:value-type="string" office:string-value="Despesas com Viagens" calcext:value-type="string">
            <text:p>Despesas com Viagens</text:p>
          </table:table-cell>
          <table:table-cell table:style-name="ce393" table:formula="of:=+[.B126]" office:value-type="float" office:value="5000" calcext:value-type="float">
            <text:p>5.000 </text:p>
          </table:table-cell>
          <table:table-cell table:number-columns-repeated="1022"/>
        </table:table-row>
        <table:table-row table:style-name="ro11">
          <table:table-cell table:style-name="ce382" table:formula="of:=+[.A128]" office:value-type="string" office:string-value="Despesas com Veículos" calcext:value-type="string">
            <text:p>Despesas com Veículos</text:p>
          </table:table-cell>
          <table:table-cell table:style-name="ce393" table:formula="of:=+[.B128]" office:value-type="float" office:value="6000" calcext:value-type="float">
            <text:p>6.000 </text:p>
          </table:table-cell>
          <table:table-cell table:number-columns-repeated="1022"/>
        </table:table-row>
        <table:table-row table:style-name="ro11">
          <table:table-cell table:style-name="ce382"/>
          <table:table-cell table:style-name="ce393"/>
          <table:table-cell table:number-columns-repeated="1022"/>
        </table:table-row>
        <table:table-row table:style-name="ro11">
          <table:table-cell table:style-name="ce381" table:formula="of:=+[.A132]" office:value-type="string" office:string-value="Outras Receitas/Despesas Operacionais" calcext:value-type="string">
            <text:p>Outras Receitas/Despesas Operacionais</text:p>
          </table:table-cell>
          <table:table-cell table:style-name="ce391" table:formula="of:=+[.B184]" office:value-type="string" office:string-value="Valor (R$)" calcext:value-type="string">
            <text:p>Valor (R$)</text:p>
          </table:table-cell>
          <table:table-cell table:number-columns-repeated="1022"/>
        </table:table-row>
        <table:table-row table:style-name="ro11">
          <table:table-cell table:style-name="ce382" table:formula="of:=+[.A133]" office:value-type="string" office:string-value="Outras Receitas" calcext:value-type="string">
            <text:p>Outras Receitas</text:p>
          </table:table-cell>
          <table:table-cell table:style-name="ce393" table:formula="of:=+[.B133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 table:formula="of:=+[.A135]" office:value-type="string" office:string-value="Outras Receitas" calcext:value-type="string">
            <text:p>Outras Receitas</text:p>
          </table:table-cell>
          <table:table-cell table:style-name="ce393" table:formula="of:=+[.B135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 table:formula="of:=+[.A137]" office:value-type="string" office:string-value="Outras Despesas" calcext:value-type="string">
            <text:p>Outras Despesas</text:p>
          </table:table-cell>
          <table:table-cell table:style-name="ce393" table:formula="of:=+[.B137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 table:formula="of:=+[.A139]" office:value-type="string" office:string-value="Outras Despesas" calcext:value-type="string">
            <text:p>Outras Despesas</text:p>
          </table:table-cell>
          <table:table-cell table:style-name="ce393" table:formula="of:=+[.B139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 table:formula="of:=+[.A141]" office:value-type="string" office:string-value="Total das Outras Receitas/Despesas Op." calcext:value-type="string">
            <text:p>Total das Outras Receitas/Despesas Op.</text:p>
          </table:table-cell>
          <table:table-cell table:style-name="ce393" table:formula="of:=+[.B141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/>
          <table:table-cell table:style-name="ce393"/>
          <table:table-cell table:number-columns-repeated="1022"/>
        </table:table-row>
        <table:table-row table:style-name="ro11">
          <table:table-cell table:style-name="ce381" table:formula="of:=+[.A143]" office:value-type="string" office:string-value="Receitas Financeiras" calcext:value-type="string">
            <text:p>Receitas Financeiras</text:p>
          </table:table-cell>
          <table:table-cell table:style-name="ce391" table:formula="of:=+[.B190]" office:value-type="string" office:string-value="Valor (R$)" calcext:value-type="string">
            <text:p>Valor (R$)</text:p>
          </table:table-cell>
          <table:table-cell/>
          <table:table-cell table:style-name="ce381" table:formula="of:=+[.A154]" office:value-type="string" office:string-value="Despesas Financeiras" calcext:value-type="string">
            <text:p>Despesas Financeiras</text:p>
          </table:table-cell>
          <table:table-cell table:style-name="ce391" table:formula="of:=+[.B197]" office:value-type="string" office:string-value="Valor (R$)" calcext:value-type="string">
            <text:p>Valor (R$)</text:p>
          </table:table-cell>
          <table:table-cell table:number-columns-repeated="1019"/>
        </table:table-row>
        <table:table-row table:style-name="ro11">
          <table:table-cell table:style-name="ce382" table:formula="of:=+[.A144]" office:value-type="string" office:string-value="Descontos Obtidos" calcext:value-type="string">
            <text:p>Descontos Obtidos</text:p>
          </table:table-cell>
          <table:table-cell table:style-name="ce393" table:formula="of:=+[.B144]" office:value-type="float" office:value="4000" calcext:value-type="float">
            <text:p>4.000 </text:p>
          </table:table-cell>
          <table:table-cell/>
          <table:table-cell table:style-name="ce382" table:formula="of:=+[.A155]" office:value-type="string" office:string-value="Descontos Concedidos" calcext:value-type="string">
            <text:p>Descontos Concedidos</text:p>
          </table:table-cell>
          <table:table-cell table:style-name="ce393" table:formula="of:=+[.B155]" office:value-type="float" office:value="2500" calcext:value-type="float">
            <text:p>2.500 </text:p>
          </table:table-cell>
          <table:table-cell table:number-columns-repeated="1019"/>
        </table:table-row>
        <table:table-row table:style-name="ro11">
          <table:table-cell table:style-name="ce382" table:formula="of:=+[.A146]" office:value-type="string" office:string-value="Rendimento Aplicações Financeiras" calcext:value-type="string">
            <text:p>Rendimento Aplicações Financeiras</text:p>
          </table:table-cell>
          <table:table-cell table:style-name="ce393" table:formula="of:=+[.B146]" office:value-type="float" office:value="1000" calcext:value-type="float">
            <text:p>1.000 </text:p>
          </table:table-cell>
          <table:table-cell/>
          <table:table-cell table:style-name="ce382" table:formula="of:=+[.A157]" office:value-type="string" office:string-value="Despesas Bancárias" calcext:value-type="string">
            <text:p>Despesas Bancárias</text:p>
          </table:table-cell>
          <table:table-cell table:style-name="ce393" table:formula="of:=+[.B157]" office:value-type="float" office:value="6000" calcext:value-type="float">
            <text:p>6.000 </text:p>
          </table:table-cell>
          <table:table-cell table:number-columns-repeated="1019"/>
        </table:table-row>
        <table:table-row table:style-name="ro11">
          <table:table-cell table:style-name="ce382" table:formula="of:=+[.A148]" office:value-type="string" office:string-value="Outras Receitas Financeiras 1" calcext:value-type="string">
            <text:p>Outras Receitas Financeiras 1</text:p>
          </table:table-cell>
          <table:table-cell table:style-name="ce393" table:formula="of:=+[.B148]" office:value-type="float" office:value="0" calcext:value-type="float">
            <text:p>0 </text:p>
          </table:table-cell>
          <table:table-cell/>
          <table:table-cell table:style-name="ce382" table:formula="of:=+[.A159]" office:value-type="string" office:string-value="Outras Despesas Financeiras 1" calcext:value-type="string">
            <text:p>Outras Despesas Financeiras 1</text:p>
          </table:table-cell>
          <table:table-cell table:style-name="ce393" table:formula="of:=+[.B159]" office:value-type="float" office:value="0" calcext:value-type="float">
            <text:p>0 </text:p>
          </table:table-cell>
          <table:table-cell table:number-columns-repeated="1019"/>
        </table:table-row>
        <table:table-row table:style-name="ro11">
          <table:table-cell table:style-name="ce382" table:formula="of:=+[.A150]" office:value-type="string" office:string-value="Outras Receitas Financeiras 2" calcext:value-type="string">
            <text:p>Outras Receitas Financeiras 2</text:p>
          </table:table-cell>
          <table:table-cell table:style-name="ce393" table:formula="of:=+[.B150]" office:value-type="float" office:value="0" calcext:value-type="float">
            <text:p>0 </text:p>
          </table:table-cell>
          <table:table-cell/>
          <table:table-cell table:style-name="ce382" table:formula="of:=+[.A161]" office:value-type="string" office:string-value="Outras Despesas Financeiras 2" calcext:value-type="string">
            <text:p>Outras Despesas Financeiras 2</text:p>
          </table:table-cell>
          <table:table-cell table:style-name="ce393" table:formula="of:=+[.B161]" office:value-type="float" office:value="0" calcext:value-type="float">
            <text:p>0 </text:p>
          </table:table-cell>
          <table:table-cell table:number-columns-repeated="1019"/>
        </table:table-row>
        <table:table-row table:style-name="ro11">
          <table:table-cell table:style-name="ce382" table:formula="of:=+[.A152]" office:value-type="string" office:string-value="Total das Receitas Financeiras" calcext:value-type="string">
            <text:p>Total das Receitas Financeiras</text:p>
          </table:table-cell>
          <table:table-cell table:style-name="ce393" table:formula="of:=+[.B152]" office:value-type="float" office:value="0" calcext:value-type="float">
            <text:p>0 </text:p>
          </table:table-cell>
          <table:table-cell table:number-columns-repeated="1022"/>
        </table:table-row>
        <table:table-row table:style-name="ro11">
          <table:table-cell table:style-name="ce382"/>
          <table:table-cell table:style-name="ce393"/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383" table:number-columns-repeated="2"/>
          <table:table-cell table:number-columns-repeated="1022"/>
        </table:table-row>
        <table:table-row table:style-name="ro7" table:number-rows-repeated="10">
          <table:table-cell table:style-name="ce383" table:number-columns-repeated="2"/>
          <table:table-cell table:number-columns-repeated="1022"/>
        </table:table-row>
        <table:table-row table:style-name="ro7" table:number-rows-repeated="10483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5-Financiamentos" table:style-name="ta5">
        <table:table-column table:style-name="co16" table:default-cell-style-name="Default"/>
        <table:table-column table:style-name="co17" table:number-columns-repeated="13" table:default-cell-style-name="Default"/>
        <table:table-column table:style-name="co10" table:number-columns-repeated="1010" table:default-cell-style-name="Default"/>
        <table:table-row table:style-name="ro4">
          <table:table-cell table:style-name="ce350" office:value-type="string" calcext:value-type="string">
            <text:p>Financiamentos</text:p>
          </table:table-cell>
          <table:table-cell table:style-name="ce331" office:value-type="string" calcext:value-type="string">
            <text:p>Base</text:p>
          </table:table-cell>
          <table:table-cell table:style-name="ce339" table:formula="of:=+[$'4-Custos_e_Despesas'.C1]" office:value-type="date" office:date-value="2019-01-01" calcext:value-type="date">
            <text:p>jan/19</text:p>
          </table:table-cell>
          <table:table-cell table:style-name="ce339" table:formula="of:=+[$'4-Custos_e_Despesas'.D1]" office:value-type="date" office:date-value="2019-02-01" calcext:value-type="date">
            <text:p>fev/19</text:p>
          </table:table-cell>
          <table:table-cell table:style-name="ce339" table:formula="of:=+[$'4-Custos_e_Despesas'.E1]" office:value-type="date" office:date-value="2019-03-01" calcext:value-type="date">
            <text:p>mar/19</text:p>
          </table:table-cell>
          <table:table-cell table:style-name="ce339" table:formula="of:=+[$'4-Custos_e_Despesas'.F1]" office:value-type="date" office:date-value="2019-04-01" calcext:value-type="date">
            <text:p>abr/19</text:p>
          </table:table-cell>
          <table:table-cell table:style-name="ce339" table:formula="of:=+[$'4-Custos_e_Despesas'.G1]" office:value-type="date" office:date-value="2019-05-01" calcext:value-type="date">
            <text:p>mai/19</text:p>
          </table:table-cell>
          <table:table-cell table:style-name="ce339" table:formula="of:=+[$'4-Custos_e_Despesas'.H1]" office:value-type="date" office:date-value="2019-06-01" calcext:value-type="date">
            <text:p>jun/19</text:p>
          </table:table-cell>
          <table:table-cell table:style-name="ce339" table:formula="of:=+[$'4-Custos_e_Despesas'.I1]" office:value-type="date" office:date-value="2019-07-01" calcext:value-type="date">
            <text:p>jul/19</text:p>
          </table:table-cell>
          <table:table-cell table:style-name="ce339" table:formula="of:=+[$'4-Custos_e_Despesas'.J1]" office:value-type="date" office:date-value="2019-08-01" calcext:value-type="date">
            <text:p>ago/19</text:p>
          </table:table-cell>
          <table:table-cell table:style-name="ce339" table:formula="of:=+[$'4-Custos_e_Despesas'.K1]" office:value-type="date" office:date-value="2019-09-01" calcext:value-type="date">
            <text:p>set/19</text:p>
          </table:table-cell>
          <table:table-cell table:style-name="ce339" table:formula="of:=+[$'4-Custos_e_Despesas'.L1]" office:value-type="date" office:date-value="2019-10-01" calcext:value-type="date">
            <text:p>out/19</text:p>
          </table:table-cell>
          <table:table-cell table:style-name="ce339" table:formula="of:=+[$'4-Custos_e_Despesas'.M1]" office:value-type="date" office:date-value="2019-11-01" calcext:value-type="date">
            <text:p>nov/19</text:p>
          </table:table-cell>
          <table:table-cell table:style-name="ce339" table:formula="of:=+[$'4-Custos_e_Despesas'.N1]" office:value-type="date" office:date-value="2019-12-01" calcext:value-type="date">
            <text:p>dez/19</text:p>
          </table:table-cell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Price 1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number-columns-repeated="8" table:style-name="ce371" office:value-type="float" office:value="0" calcext:value-type="float">
            <text:p>0 </text:p>
          </table:table-cell>
          <table:table-cell table:style-name="ce371" office:value-type="float" office:value="144000" calcext:value-type="float">
            <text:p>144.000 </text:p>
          </table:table-cell>
          <table:table-cell table:number-columns-repeated="3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number-columns-repeated="8" table:style-name="ce371" office:value-type="float" office:value="0" calcext:value-type="float">
            <text:p>0 </text:p>
          </table:table-cell>
          <table:table-cell table:style-name="ce371" office:value-type="float" office:value="24" calcext:value-type="float">
            <text:p>24 </text:p>
          </table:table-cell>
          <table:table-cell table:number-columns-repeated="3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4] &gt; 0; [.C4]; MAX([.B5] - 1; 0))" office:value-type="float" office:value="0" calcext:value-type="float">
            <text:p>0 </text:p>
          </table:table-cell>
          <table:table-cell table:style-name="ce364" table:formula="of:=IF([.D4] &gt; 0; [.D4]; MAX([.C5] - 1; 0))" office:value-type="float" office:value="0" calcext:value-type="float">
            <text:p>0 </text:p>
          </table:table-cell>
          <table:table-cell table:style-name="ce364" table:formula="of:=IF([.E4] &gt; 0; [.E4]; MAX([.D5] - 1; 0))" office:value-type="float" office:value="0" calcext:value-type="float">
            <text:p>0 </text:p>
          </table:table-cell>
          <table:table-cell table:style-name="ce364" table:formula="of:=IF([.F4] &gt; 0; [.F4]; MAX([.E5] - 1; 0))" office:value-type="float" office:value="0" calcext:value-type="float">
            <text:p>0 </text:p>
          </table:table-cell>
          <table:table-cell table:style-name="ce364" table:formula="of:=IF([.G4] &gt; 0; [.G4]; MAX([.F5] - 1; 0))" office:value-type="float" office:value="0" calcext:value-type="float">
            <text:p>0 </text:p>
          </table:table-cell>
          <table:table-cell table:style-name="ce364" table:formula="of:=IF([.H4] &gt; 0; [.H4]; MAX([.G5] - 1; 0))" office:value-type="float" office:value="0" calcext:value-type="float">
            <text:p>0 </text:p>
          </table:table-cell>
          <table:table-cell table:style-name="ce364" table:formula="of:=IF([.I4] &gt; 0; [.I4]; MAX([.H5] - 1; 0))" office:value-type="float" office:value="0" calcext:value-type="float">
            <text:p>0 </text:p>
          </table:table-cell>
          <table:table-cell table:style-name="ce364" table:formula="of:=IF([.J4] &gt; 0; [.J4]; MAX([.I5] - 1; 0))" office:value-type="float" office:value="0" calcext:value-type="float">
            <text:p>0 </text:p>
          </table:table-cell>
          <table:table-cell table:style-name="ce364" table:formula="of:=IF([.K4] &gt; 0; [.K4]; MAX([.J5] - 1; 0))" office:value-type="float" office:value="24" calcext:value-type="float">
            <text:p>24 </text:p>
          </table:table-cell>
          <table:table-cell table:style-name="ce364" table:formula="of:=IF([.L4] &gt; 0; [.L4]; MAX([.K5] - 1; 0))" office:value-type="float" office:value="23" calcext:value-type="float">
            <text:p>23 </text:p>
          </table:table-cell>
          <table:table-cell table:style-name="ce364" table:formula="of:=IF([.M4] &gt; 0; [.M4]; MAX([.L5] - 1; 0))" office:value-type="float" office:value="22" calcext:value-type="float">
            <text:p>22 </text:p>
          </table:table-cell>
          <table:table-cell table:style-name="ce364" table:formula="of:=IF([.N4] &gt; 0; [.N4]; MAX([.M5] - 1; 0))" office:value-type="float" office:value="21" calcext:value-type="float">
            <text:p>2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5] &gt; 0; [.B6] + 1; 0)" office:value-type="float" office:value="0" calcext:value-type="float">
            <text:p>0 </text:p>
          </table:table-cell>
          <table:table-cell table:style-name="ce364" table:formula="of:=IF([.C5] &gt; 0; [.C6] + 1; 0)" office:value-type="float" office:value="0" calcext:value-type="float">
            <text:p>0 </text:p>
          </table:table-cell>
          <table:table-cell table:style-name="ce364" table:formula="of:=IF([.D5] &gt; 0; [.D6] + 1; 0)" office:value-type="float" office:value="0" calcext:value-type="float">
            <text:p>0 </text:p>
          </table:table-cell>
          <table:table-cell table:style-name="ce364" table:formula="of:=IF([.E5] &gt; 0; [.E6] + 1; 0)" office:value-type="float" office:value="0" calcext:value-type="float">
            <text:p>0 </text:p>
          </table:table-cell>
          <table:table-cell table:style-name="ce364" table:formula="of:=IF([.F5] &gt; 0; [.F6] + 1; 0)" office:value-type="float" office:value="0" calcext:value-type="float">
            <text:p>0 </text:p>
          </table:table-cell>
          <table:table-cell table:style-name="ce364" table:formula="of:=IF([.G5] &gt; 0; [.G6] + 1; 0)" office:value-type="float" office:value="0" calcext:value-type="float">
            <text:p>0 </text:p>
          </table:table-cell>
          <table:table-cell table:style-name="ce364" table:formula="of:=IF([.H5] &gt; 0; [.H6] + 1; 0)" office:value-type="float" office:value="0" calcext:value-type="float">
            <text:p>0 </text:p>
          </table:table-cell>
          <table:table-cell table:style-name="ce364" table:formula="of:=IF([.I5] &gt; 0; [.I6] + 1; 0)" office:value-type="float" office:value="0" calcext:value-type="float">
            <text:p>0 </text:p>
          </table:table-cell>
          <table:table-cell table:style-name="ce364" table:formula="of:=IF([.J5] &gt; 0; [.J6] + 1; 0)" office:value-type="float" office:value="0" calcext:value-type="float">
            <text:p>0 </text:p>
          </table:table-cell>
          <table:table-cell table:style-name="ce364" table:formula="of:=IF([.K5] &gt; 0; [.K6] + 1; 0)" office:value-type="float" office:value="1" calcext:value-type="float">
            <text:p>1 </text:p>
          </table:table-cell>
          <table:table-cell table:style-name="ce364" table:formula="of:=IF([.L5] &gt; 0; [.L6] + 1; 0)" office:value-type="float" office:value="2" calcext:value-type="float">
            <text:p>2 </text:p>
          </table:table-cell>
          <table:table-cell table:style-name="ce364" table:formula="of:=IF([.M5] &gt; 0; [.M6] + 1; 0)" office:value-type="float" office:value="3" calcext:value-type="float">
            <text:p>3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 office:value-type="percentage" office:value="0.016" calcext:value-type="percentage">
            <text:p>1,60%</text:p>
          </table:table-cell>
          <table:table-cell table:style-name="ce395" table:formula="of:=IF([.C5]=0;0;+[.$B7])" office:value-type="percentage" office:value="0" calcext:value-type="percentage">
            <text:p>0,00%</text:p>
          </table:table-cell>
          <table:table-cell table:style-name="ce395" table:formula="of:=IF([.D5]=0;0;+[.$B7])" office:value-type="percentage" office:value="0" calcext:value-type="percentage">
            <text:p>0,00%</text:p>
          </table:table-cell>
          <table:table-cell table:style-name="ce395" table:formula="of:=IF([.E5]=0;0;+[.$B7])" office:value-type="percentage" office:value="0" calcext:value-type="percentage">
            <text:p>0,00%</text:p>
          </table:table-cell>
          <table:table-cell table:style-name="ce395" table:formula="of:=IF([.F5]=0;0;+[.$B7])" office:value-type="percentage" office:value="0" calcext:value-type="percentage">
            <text:p>0,00%</text:p>
          </table:table-cell>
          <table:table-cell table:style-name="ce395" table:formula="of:=IF([.G5]=0;0;+[.$B7])" office:value-type="percentage" office:value="0" calcext:value-type="percentage">
            <text:p>0,00%</text:p>
          </table:table-cell>
          <table:table-cell table:style-name="ce395" table:formula="of:=IF([.H5]=0;0;+[.$B7])" office:value-type="percentage" office:value="0" calcext:value-type="percentage">
            <text:p>0,00%</text:p>
          </table:table-cell>
          <table:table-cell table:style-name="ce395" table:formula="of:=IF([.I5]=0;0;+[.$B7])" office:value-type="percentage" office:value="0" calcext:value-type="percentage">
            <text:p>0,00%</text:p>
          </table:table-cell>
          <table:table-cell table:style-name="ce395" table:formula="of:=IF([.J5]=0;0;+[.$B7])" office:value-type="percentage" office:value="0" calcext:value-type="percentage">
            <text:p>0,00%</text:p>
          </table:table-cell>
          <table:table-cell table:style-name="ce395" table:formula="of:=IF([.K5]=0;0;+[.$B7])" office:value-type="percentage" office:value="0.016" calcext:value-type="percentage">
            <text:p>1,60%</text:p>
          </table:table-cell>
          <table:table-cell table:style-name="ce395" table:formula="of:=IF([.L5]=0;0;+[.$B7])" office:value-type="percentage" office:value="0.016" calcext:value-type="percentage">
            <text:p>1,60%</text:p>
          </table:table-cell>
          <table:table-cell table:style-name="ce395" table:formula="of:=IF([.M5]=0;0;+[.$B7])" office:value-type="percentage" office:value="0.016" calcext:value-type="percentage">
            <text:p>1,60%</text:p>
          </table:table-cell>
          <table:table-cell table:style-name="ce395" table:formula="of:=IF([.N5]=0;0;+[.$B7])" office:value-type="percentage" office:value="0.016" calcext:value-type="percentage">
            <text:p>1,6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356"/>
          <table:table-cell table:style-name="ce364" table:formula="of:=- IF([.B5] &gt; 0; [.B11] * [.B7] * ((1 + [.B7]) ^ [.B5]) / ((1 + [.B7]) ^ [.B5] - 1); 0)" office:value-type="float" office:value="-0" calcext:value-type="float">
            <text:p>0 </text:p>
          </table:table-cell>
          <table:table-cell table:style-name="ce364" table:formula="of:=- IF([.C5] &gt; 0; [.C11] * [.C7] * ((1 + [.C7]) ^ [.C5]) / ((1 + [.C7]) ^ [.C5] - 1); 0)" office:value-type="float" office:value="-0" calcext:value-type="float">
            <text:p>0 </text:p>
          </table:table-cell>
          <table:table-cell table:style-name="ce364" table:formula="of:=- IF([.D5] &gt; 0; [.D11] * [.D7] * ((1 + [.D7]) ^ [.D5]) / ((1 + [.D7]) ^ [.D5] - 1); 0)" office:value-type="float" office:value="-0" calcext:value-type="float">
            <text:p>0 </text:p>
          </table:table-cell>
          <table:table-cell table:style-name="ce364" table:formula="of:=- IF([.E5] &gt; 0; [.E11] * [.E7] * ((1 + [.E7]) ^ [.E5]) / ((1 + [.E7]) ^ [.E5] - 1); 0)" office:value-type="float" office:value="-0" calcext:value-type="float">
            <text:p>0 </text:p>
          </table:table-cell>
          <table:table-cell table:style-name="ce364" table:formula="of:=- IF([.F5] &gt; 0; [.F11] * [.F7] * ((1 + [.F7]) ^ [.F5]) / ((1 + [.F7]) ^ [.F5] - 1); 0)" office:value-type="float" office:value="-0" calcext:value-type="float">
            <text:p>0 </text:p>
          </table:table-cell>
          <table:table-cell table:style-name="ce364" table:formula="of:=- IF([.G5] &gt; 0; [.G11] * [.G7] * ((1 + [.G7]) ^ [.G5]) / ((1 + [.G7]) ^ [.G5] - 1); 0)" office:value-type="float" office:value="-0" calcext:value-type="float">
            <text:p>0 </text:p>
          </table:table-cell>
          <table:table-cell table:style-name="ce364" table:formula="of:=- IF([.H5] &gt; 0; [.H11] * [.H7] * ((1 + [.H7]) ^ [.H5]) / ((1 + [.H7]) ^ [.H5] - 1); 0)" office:value-type="float" office:value="-0" calcext:value-type="float">
            <text:p>0 </text:p>
          </table:table-cell>
          <table:table-cell table:style-name="ce364" table:formula="of:=- IF([.I5] &gt; 0; [.I11] * [.I7] * ((1 + [.I7]) ^ [.I5]) / ((1 + [.I7]) ^ [.I5] - 1); 0)" office:value-type="float" office:value="-0" calcext:value-type="float">
            <text:p>0 </text:p>
          </table:table-cell>
          <table:table-cell table:style-name="ce364" table:formula="of:=- IF([.J5] &gt; 0; [.J11] * [.J7] * ((1 + [.J7]) ^ [.J5]) / ((1 + [.J7]) ^ [.J5] - 1); 0)" office:value-type="float" office:value="-0" calcext:value-type="float">
            <text:p>0 </text:p>
          </table:table-cell>
          <table:table-cell table:style-name="ce364" table:formula="of:=- IF([.K5] &gt; 0; [.K11] * [.K7] * ((1 + [.K7]) ^ [.K5]) / ((1 + [.K7]) ^ [.K5] - 1); 0)" office:value-type="float" office:value="-7272.84109072161" calcext:value-type="float">
            <text:p>-7.273 </text:p>
          </table:table-cell>
          <table:table-cell table:style-name="ce364" table:formula="of:=- IF([.L5] &gt; 0; [.L11] * [.L7] * ((1 + [.L7]) ^ [.L5]) / ((1 + [.L7]) ^ [.L5] - 1); 0)" office:value-type="float" office:value="-7272.84109072161" calcext:value-type="float">
            <text:p>-7.273 </text:p>
          </table:table-cell>
          <table:table-cell table:style-name="ce364" table:formula="of:=- IF([.M5] &gt; 0; [.M11] * [.M7] * ((1 + [.M7]) ^ [.M5]) / ((1 + [.M7]) ^ [.M5] - 1); 0)" office:value-type="float" office:value="-7272.84109072162" calcext:value-type="float">
            <text:p>-7.273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356"/>
          <table:table-cell table:style-name="ce364" table:formula="of:=- [.B11] * [.B7]" office:value-type="float" office:value="-0" calcext:value-type="float">
            <text:p>0 </text:p>
          </table:table-cell>
          <table:table-cell table:style-name="ce364" table:formula="of:=- [.C11] * [.C7]" office:value-type="float" office:value="-0" calcext:value-type="float">
            <text:p>0 </text:p>
          </table:table-cell>
          <table:table-cell table:style-name="ce364" table:formula="of:=- [.D11] * [.D7]" office:value-type="float" office:value="-0" calcext:value-type="float">
            <text:p>0 </text:p>
          </table:table-cell>
          <table:table-cell table:style-name="ce364" table:formula="of:=- [.E11] * [.E7]" office:value-type="float" office:value="-0" calcext:value-type="float">
            <text:p>0 </text:p>
          </table:table-cell>
          <table:table-cell table:style-name="ce364" table:formula="of:=- [.F11] * [.F7]" office:value-type="float" office:value="-0" calcext:value-type="float">
            <text:p>0 </text:p>
          </table:table-cell>
          <table:table-cell table:style-name="ce364" table:formula="of:=- [.G11] * [.G7]" office:value-type="float" office:value="-0" calcext:value-type="float">
            <text:p>0 </text:p>
          </table:table-cell>
          <table:table-cell table:style-name="ce364" table:formula="of:=- [.H11] * [.H7]" office:value-type="float" office:value="-0" calcext:value-type="float">
            <text:p>0 </text:p>
          </table:table-cell>
          <table:table-cell table:style-name="ce364" table:formula="of:=- [.I11] * [.I7]" office:value-type="float" office:value="-0" calcext:value-type="float">
            <text:p>0 </text:p>
          </table:table-cell>
          <table:table-cell table:style-name="ce364" table:formula="of:=- [.J11] * [.J7]" office:value-type="float" office:value="-0" calcext:value-type="float">
            <text:p>0 </text:p>
          </table:table-cell>
          <table:table-cell table:style-name="ce364" table:formula="of:=- [.K11] * [.K7]" office:value-type="float" office:value="-2304" calcext:value-type="float">
            <text:p>-2.304 </text:p>
          </table:table-cell>
          <table:table-cell table:style-name="ce364" table:formula="of:=- [.L11] * [.L7]" office:value-type="float" office:value="-2224.49854254845" calcext:value-type="float">
            <text:p>-2.224 </text:p>
          </table:table-cell>
          <table:table-cell table:style-name="ce364" table:formula="of:=- [.M11] * [.M7]" office:value-type="float" office:value="-2143.72506177768" calcext:value-type="float">
            <text:p>-2.144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356"/>
          <table:table-cell table:style-name="ce364" table:formula="of:=[.C8] - [.C9]" office:value-type="float" office:value="0" calcext:value-type="float">
            <text:p>0 </text:p>
          </table:table-cell>
          <table:table-cell table:style-name="ce364" table:formula="of:=[.D8] - [.D9]" office:value-type="float" office:value="0" calcext:value-type="float">
            <text:p>0 </text:p>
          </table:table-cell>
          <table:table-cell table:style-name="ce364" table:formula="of:=[.E8] - [.E9]" office:value-type="float" office:value="0" calcext:value-type="float">
            <text:p>0 </text:p>
          </table:table-cell>
          <table:table-cell table:style-name="ce364" table:formula="of:=[.F8] - [.F9]" office:value-type="float" office:value="0" calcext:value-type="float">
            <text:p>0 </text:p>
          </table:table-cell>
          <table:table-cell table:style-name="ce364" table:formula="of:=[.G8] - [.G9]" office:value-type="float" office:value="0" calcext:value-type="float">
            <text:p>0 </text:p>
          </table:table-cell>
          <table:table-cell table:style-name="ce364" table:formula="of:=[.H8] - [.H9]" office:value-type="float" office:value="0" calcext:value-type="float">
            <text:p>0 </text:p>
          </table:table-cell>
          <table:table-cell table:style-name="ce364" table:formula="of:=[.I8] - [.I9]" office:value-type="float" office:value="0" calcext:value-type="float">
            <text:p>0 </text:p>
          </table:table-cell>
          <table:table-cell table:style-name="ce364" table:formula="of:=[.J8] - [.J9]" office:value-type="float" office:value="0" calcext:value-type="float">
            <text:p>0 </text:p>
          </table:table-cell>
          <table:table-cell table:style-name="ce364" table:formula="of:=[.K8] - [.K9]" office:value-type="float" office:value="0" calcext:value-type="float">
            <text:p>0 </text:p>
          </table:table-cell>
          <table:table-cell table:style-name="ce364" table:formula="of:=[.L8] - [.L9]" office:value-type="float" office:value="-4968.84109072161" calcext:value-type="float">
            <text:p>-4.969 </text:p>
          </table:table-cell>
          <table:table-cell table:style-name="ce364" table:formula="of:=[.M8] - [.M9]" office:value-type="float" office:value="-5048.34254817316" calcext:value-type="float">
            <text:p>-5.048 </text:p>
          </table:table-cell>
          <table:table-cell table:style-name="ce364" table:formula="of:=[.N8] - [.N9]" office:value-type="float" office:value="-5129.11602894393" calcext:value-type="float">
            <text:p>-5.129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356"/>
          <table:table-cell table:style-name="ce364" table:formula="of:=IF([.C3] &gt; 0; [.B11] + [.C3]; [.B11] + [.C10])" office:value-type="float" office:value="0" calcext:value-type="float">
            <text:p>0 </text:p>
          </table:table-cell>
          <table:table-cell table:style-name="ce364" table:formula="of:=IF([.D3] &gt; 0; [.C11] + [.D3]; [.C11] + [.D10])" office:value-type="float" office:value="0" calcext:value-type="float">
            <text:p>0 </text:p>
          </table:table-cell>
          <table:table-cell table:style-name="ce364" table:formula="of:=IF([.E3] &gt; 0; [.D11] + [.E3]; [.D11] + [.E10])" office:value-type="float" office:value="0" calcext:value-type="float">
            <text:p>0 </text:p>
          </table:table-cell>
          <table:table-cell table:style-name="ce364" table:formula="of:=IF([.F3] &gt; 0; [.E11] + [.F3]; [.E11] + [.F10])" office:value-type="float" office:value="0" calcext:value-type="float">
            <text:p>0 </text:p>
          </table:table-cell>
          <table:table-cell table:style-name="ce364" table:formula="of:=IF([.G3] &gt; 0; [.F11] + [.G3]; [.F11] + [.G10])" office:value-type="float" office:value="0" calcext:value-type="float">
            <text:p>0 </text:p>
          </table:table-cell>
          <table:table-cell table:style-name="ce364" table:formula="of:=IF([.H3] &gt; 0; [.G11] + [.H3]; [.G11] + [.H10])" office:value-type="float" office:value="0" calcext:value-type="float">
            <text:p>0 </text:p>
          </table:table-cell>
          <table:table-cell table:style-name="ce364" table:formula="of:=IF([.I3] &gt; 0; [.H11] + [.I3]; [.H11] + [.I10])" office:value-type="float" office:value="0" calcext:value-type="float">
            <text:p>0 </text:p>
          </table:table-cell>
          <table:table-cell table:style-name="ce364" table:formula="of:=IF([.J3] &gt; 0; [.I11] + [.J3]; [.I11] + [.J10])" office:value-type="float" office:value="0" calcext:value-type="float">
            <text:p>0 </text:p>
          </table:table-cell>
          <table:table-cell table:style-name="ce364" table:formula="of:=IF([.K3] &gt; 0; [.J11] + [.K3]; [.J11] + [.K10])" office:value-type="float" office:value="144000" calcext:value-type="float">
            <text:p>144.000 </text:p>
          </table:table-cell>
          <table:table-cell table:style-name="ce364" table:formula="of:=IF([.L3] &gt; 0; [.K11] + [.L3]; [.K11] + [.L10])" office:value-type="float" office:value="139031.158909278" calcext:value-type="float">
            <text:p>139.031 </text:p>
          </table:table-cell>
          <table:table-cell table:style-name="ce364" table:formula="of:=IF([.M3] &gt; 0; [.L11] + [.M3]; [.L11] + [.M10])" office:value-type="float" office:value="133982.816361105" calcext:value-type="float">
            <text:p>133.983 </text:p>
          </table:table-cell>
          <table:table-cell table:style-name="ce364" table:formula="of:=IF([.N3] &gt; 0; [.M11] + [.N3]; [.M11] + [.N10])" office:value-type="float" office:value="128853.700332161" calcext:value-type="float">
            <text:p>128.854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356"/>
          <table:table-cell table:style-name="ce364" table:formula="of:=IF([.C5]&lt;=1;[.C11];IF([.C11]=0;0;IF([.C5]&lt;12;[.C11]/[.C5]*[.C5];[.C11]/[.C5]*12)))" office:value-type="float" office:value="0" calcext:value-type="float">
            <text:p>0 </text:p>
          </table:table-cell>
          <table:table-cell table:style-name="ce364" table:formula="of:=IF([.D5]&lt;=1;[.D11];IF([.D11]=0;0;IF([.D5]&lt;12;[.D11]/[.D5]*[.D5];[.D11]/[.D5]*12)))" office:value-type="float" office:value="0" calcext:value-type="float">
            <text:p>0 </text:p>
          </table:table-cell>
          <table:table-cell table:style-name="ce364" table:formula="of:=IF([.E5]&lt;=1;[.E11];IF([.E11]=0;0;IF([.E5]&lt;12;[.E11]/[.E5]*[.E5];[.E11]/[.E5]*12)))" office:value-type="float" office:value="0" calcext:value-type="float">
            <text:p>0 </text:p>
          </table:table-cell>
          <table:table-cell table:style-name="ce364" table:formula="of:=IF([.F5]&lt;=1;[.F11];IF([.F11]=0;0;IF([.F5]&lt;12;[.F11]/[.F5]*[.F5];[.F11]/[.F5]*12)))" office:value-type="float" office:value="0" calcext:value-type="float">
            <text:p>0 </text:p>
          </table:table-cell>
          <table:table-cell table:style-name="ce364" table:formula="of:=IF([.G5]&lt;=1;[.G11];IF([.G11]=0;0;IF([.G5]&lt;12;[.G11]/[.G5]*[.G5];[.G11]/[.G5]*12)))" office:value-type="float" office:value="0" calcext:value-type="float">
            <text:p>0 </text:p>
          </table:table-cell>
          <table:table-cell table:style-name="ce364" table:formula="of:=IF([.H5]&lt;=1;[.H11];IF([.H11]=0;0;IF([.H5]&lt;12;[.H11]/[.H5]*[.H5];[.H11]/[.H5]*12)))" office:value-type="float" office:value="0" calcext:value-type="float">
            <text:p>0 </text:p>
          </table:table-cell>
          <table:table-cell table:style-name="ce364" table:formula="of:=IF([.I5]&lt;=1;[.I11];IF([.I11]=0;0;IF([.I5]&lt;12;[.I11]/[.I5]*[.I5];[.I11]/[.I5]*12)))" office:value-type="float" office:value="0" calcext:value-type="float">
            <text:p>0 </text:p>
          </table:table-cell>
          <table:table-cell table:style-name="ce364" table:formula="of:=IF([.J5]&lt;=1;[.J11];IF([.J11]=0;0;IF([.J5]&lt;12;[.J11]/[.J5]*[.J5];[.J11]/[.J5]*12)))" office:value-type="float" office:value="0" calcext:value-type="float">
            <text:p>0 </text:p>
          </table:table-cell>
          <table:table-cell table:style-name="ce364" table:formula="of:=IF([.K5]&lt;=1;[.K11];IF([.K11]=0;0;IF([.K5]&lt;12;[.K11]/[.K5]*[.K5];[.K11]/[.K5]*12)))" office:value-type="float" office:value="72000" calcext:value-type="float">
            <text:p>72.000 </text:p>
          </table:table-cell>
          <table:table-cell table:style-name="ce364" table:formula="of:=IF([.L5]&lt;=1;[.L11];IF([.L11]=0;0;IF([.L5]&lt;12;[.L11]/[.L5]*[.L5];[.L11]/[.L5]*12)))" office:value-type="float" office:value="72537.995952667" calcext:value-type="float">
            <text:p>72.538 </text:p>
          </table:table-cell>
          <table:table-cell table:style-name="ce364" table:formula="of:=IF([.M5]&lt;=1;[.M11];IF([.M11]=0;0;IF([.M5]&lt;12;[.M11]/[.M5]*[.M5];[.M11]/[.M5]*12)))" office:value-type="float" office:value="73081.5361969665" calcext:value-type="float">
            <text:p>73.082 </text:p>
          </table:table-cell>
          <table:table-cell table:style-name="ce364" table:formula="of:=IF([.N5]&lt;=1;[.N11];IF([.N11]=0;0;IF([.N5]&lt;12;[.N11]/[.N5]*[.N5];[.N11]/[.N5]*12)))" office:value-type="float" office:value="73630.6859040922" calcext:value-type="float">
            <text:p>73.63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356"/>
          <table:table-cell table:style-name="ce364" table:formula="of:=[.C11] - [.C12]" office:value-type="float" office:value="0" calcext:value-type="float">
            <text:p>0 </text:p>
          </table:table-cell>
          <table:table-cell table:style-name="ce364" table:formula="of:=[.D11] - [.D12]" office:value-type="float" office:value="0" calcext:value-type="float">
            <text:p>0 </text:p>
          </table:table-cell>
          <table:table-cell table:style-name="ce364" table:formula="of:=[.E11] - [.E12]" office:value-type="float" office:value="0" calcext:value-type="float">
            <text:p>0 </text:p>
          </table:table-cell>
          <table:table-cell table:style-name="ce364" table:formula="of:=[.F11] - [.F12]" office:value-type="float" office:value="0" calcext:value-type="float">
            <text:p>0 </text:p>
          </table:table-cell>
          <table:table-cell table:style-name="ce364" table:formula="of:=[.G11] - [.G12]" office:value-type="float" office:value="0" calcext:value-type="float">
            <text:p>0 </text:p>
          </table:table-cell>
          <table:table-cell table:style-name="ce364" table:formula="of:=[.H11] - [.H12]" office:value-type="float" office:value="0" calcext:value-type="float">
            <text:p>0 </text:p>
          </table:table-cell>
          <table:table-cell table:style-name="ce364" table:formula="of:=[.I11] - [.I12]" office:value-type="float" office:value="0" calcext:value-type="float">
            <text:p>0 </text:p>
          </table:table-cell>
          <table:table-cell table:style-name="ce364" table:formula="of:=[.J11] - [.J12]" office:value-type="float" office:value="0" calcext:value-type="float">
            <text:p>0 </text:p>
          </table:table-cell>
          <table:table-cell table:style-name="ce364" table:formula="of:=[.K11] - [.K12]" office:value-type="float" office:value="72000" calcext:value-type="float">
            <text:p>72.000 </text:p>
          </table:table-cell>
          <table:table-cell table:style-name="ce364" table:formula="of:=[.L11] - [.L12]" office:value-type="float" office:value="66493.1629566114" calcext:value-type="float">
            <text:p>66.493 </text:p>
          </table:table-cell>
          <table:table-cell table:style-name="ce364" table:formula="of:=[.M11] - [.M12]" office:value-type="float" office:value="60901.2801641388" calcext:value-type="float">
            <text:p>60.901 </text:p>
          </table:table-cell>
          <table:table-cell table:style-name="ce364" table:formula="of:=[.N11] - [.N12]" office:value-type="float" office:value="55223.0144280691" calcext:value-type="float">
            <text:p>55.223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Price 2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17] &gt; 0; [.C17]; MAX([.B18] - 1; 0))" office:value-type="float" office:value="0" calcext:value-type="float">
            <text:p>0 </text:p>
          </table:table-cell>
          <table:table-cell table:style-name="ce364" table:formula="of:=IF([.D17] &gt; 0; [.D17]; MAX([.C18] - 1; 0))" office:value-type="float" office:value="0" calcext:value-type="float">
            <text:p>0 </text:p>
          </table:table-cell>
          <table:table-cell table:style-name="ce364" table:formula="of:=IF([.E17] &gt; 0; [.E17]; MAX([.D18] - 1; 0))" office:value-type="float" office:value="0" calcext:value-type="float">
            <text:p>0 </text:p>
          </table:table-cell>
          <table:table-cell table:style-name="ce364" table:formula="of:=IF([.F17] &gt; 0; [.F17]; MAX([.E18] - 1; 0))" office:value-type="float" office:value="0" calcext:value-type="float">
            <text:p>0 </text:p>
          </table:table-cell>
          <table:table-cell table:style-name="ce364" table:formula="of:=IF([.G17] &gt; 0; [.G17]; MAX([.F18] - 1; 0))" office:value-type="float" office:value="0" calcext:value-type="float">
            <text:p>0 </text:p>
          </table:table-cell>
          <table:table-cell table:style-name="ce364" table:formula="of:=IF([.H17] &gt; 0; [.H17]; MAX([.G18] - 1; 0))" office:value-type="float" office:value="0" calcext:value-type="float">
            <text:p>0 </text:p>
          </table:table-cell>
          <table:table-cell table:style-name="ce364" table:formula="of:=IF([.I17] &gt; 0; [.I17]; MAX([.H18] - 1; 0))" office:value-type="float" office:value="0" calcext:value-type="float">
            <text:p>0 </text:p>
          </table:table-cell>
          <table:table-cell table:style-name="ce364" table:formula="of:=IF([.J17] &gt; 0; [.J17]; MAX([.I18] - 1; 0))" office:value-type="float" office:value="0" calcext:value-type="float">
            <text:p>0 </text:p>
          </table:table-cell>
          <table:table-cell table:style-name="ce364" table:formula="of:=IF([.K17] &gt; 0; [.K17]; MAX([.J18] - 1; 0))" office:value-type="float" office:value="0" calcext:value-type="float">
            <text:p>0 </text:p>
          </table:table-cell>
          <table:table-cell table:style-name="ce364" table:formula="of:=IF([.L17] &gt; 0; [.L17]; MAX([.K18] - 1; 0))" office:value-type="float" office:value="0" calcext:value-type="float">
            <text:p>0 </text:p>
          </table:table-cell>
          <table:table-cell table:style-name="ce364" table:formula="of:=IF([.M17] &gt; 0; [.M17]; MAX([.L18] - 1; 0))" office:value-type="float" office:value="0" calcext:value-type="float">
            <text:p>0 </text:p>
          </table:table-cell>
          <table:table-cell table:style-name="ce364" table:formula="of:=IF([.N17] &gt; 0; [.N17]; MAX([.M18] - 1; 0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18] &gt; 0; [.B19] + 1; 0)" office:value-type="float" office:value="0" calcext:value-type="float">
            <text:p>0 </text:p>
          </table:table-cell>
          <table:table-cell table:style-name="ce364" table:formula="of:=IF([.C18] &gt; 0; [.C19] + 1; 0)" office:value-type="float" office:value="0" calcext:value-type="float">
            <text:p>0 </text:p>
          </table:table-cell>
          <table:table-cell table:style-name="ce364" table:formula="of:=IF([.D18] &gt; 0; [.D19] + 1; 0)" office:value-type="float" office:value="0" calcext:value-type="float">
            <text:p>0 </text:p>
          </table:table-cell>
          <table:table-cell table:style-name="ce364" table:formula="of:=IF([.E18] &gt; 0; [.E19] + 1; 0)" office:value-type="float" office:value="0" calcext:value-type="float">
            <text:p>0 </text:p>
          </table:table-cell>
          <table:table-cell table:style-name="ce364" table:formula="of:=IF([.F18] &gt; 0; [.F19] + 1; 0)" office:value-type="float" office:value="0" calcext:value-type="float">
            <text:p>0 </text:p>
          </table:table-cell>
          <table:table-cell table:style-name="ce364" table:formula="of:=IF([.G18] &gt; 0; [.G19] + 1; 0)" office:value-type="float" office:value="0" calcext:value-type="float">
            <text:p>0 </text:p>
          </table:table-cell>
          <table:table-cell table:style-name="ce364" table:formula="of:=IF([.H18] &gt; 0; [.H19] + 1; 0)" office:value-type="float" office:value="0" calcext:value-type="float">
            <text:p>0 </text:p>
          </table:table-cell>
          <table:table-cell table:style-name="ce364" table:formula="of:=IF([.I18] &gt; 0; [.I19] + 1; 0)" office:value-type="float" office:value="0" calcext:value-type="float">
            <text:p>0 </text:p>
          </table:table-cell>
          <table:table-cell table:style-name="ce364" table:formula="of:=IF([.J18] &gt; 0; [.J19] + 1; 0)" office:value-type="float" office:value="0" calcext:value-type="float">
            <text:p>0 </text:p>
          </table:table-cell>
          <table:table-cell table:style-name="ce364" table:formula="of:=IF([.K18] &gt; 0; [.K19] + 1; 0)" office:value-type="float" office:value="0" calcext:value-type="float">
            <text:p>0 </text:p>
          </table:table-cell>
          <table:table-cell table:style-name="ce364" table:formula="of:=IF([.L18] &gt; 0; [.L19] + 1; 0)" office:value-type="float" office:value="0" calcext:value-type="float">
            <text:p>0 </text:p>
          </table:table-cell>
          <table:table-cell table:style-name="ce364" table:formula="of:=IF([.M18] &gt; 0; [.M19] + 1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18]=0;0;+[.$B20])" office:value-type="percentage" office:value="0" calcext:value-type="percentage">
            <text:p>0,00%</text:p>
          </table:table-cell>
          <table:table-cell table:style-name="ce395" table:formula="of:=IF([.D18]=0;0;+[.$B20])" office:value-type="percentage" office:value="0" calcext:value-type="percentage">
            <text:p>0,00%</text:p>
          </table:table-cell>
          <table:table-cell table:style-name="ce395" table:formula="of:=IF([.E18]=0;0;+[.$B20])" office:value-type="percentage" office:value="0" calcext:value-type="percentage">
            <text:p>0,00%</text:p>
          </table:table-cell>
          <table:table-cell table:style-name="ce395" table:formula="of:=IF([.F18]=0;0;+[.$B20])" office:value-type="percentage" office:value="0" calcext:value-type="percentage">
            <text:p>0,00%</text:p>
          </table:table-cell>
          <table:table-cell table:style-name="ce395" table:formula="of:=IF([.G18]=0;0;+[.$B20])" office:value-type="percentage" office:value="0" calcext:value-type="percentage">
            <text:p>0,00%</text:p>
          </table:table-cell>
          <table:table-cell table:style-name="ce395" table:formula="of:=IF([.H18]=0;0;+[.$B20])" office:value-type="percentage" office:value="0" calcext:value-type="percentage">
            <text:p>0,00%</text:p>
          </table:table-cell>
          <table:table-cell table:style-name="ce395" table:formula="of:=IF([.I18]=0;0;+[.$B20])" office:value-type="percentage" office:value="0" calcext:value-type="percentage">
            <text:p>0,00%</text:p>
          </table:table-cell>
          <table:table-cell table:style-name="ce395" table:formula="of:=IF([.J18]=0;0;+[.$B20])" office:value-type="percentage" office:value="0" calcext:value-type="percentage">
            <text:p>0,00%</text:p>
          </table:table-cell>
          <table:table-cell table:style-name="ce395" table:formula="of:=IF([.K18]=0;0;+[.$B20])" office:value-type="percentage" office:value="0" calcext:value-type="percentage">
            <text:p>0,00%</text:p>
          </table:table-cell>
          <table:table-cell table:style-name="ce395" table:formula="of:=IF([.L18]=0;0;+[.$B20])" office:value-type="percentage" office:value="0" calcext:value-type="percentage">
            <text:p>0,00%</text:p>
          </table:table-cell>
          <table:table-cell table:style-name="ce395" table:formula="of:=IF([.M18]=0;0;+[.$B20])" office:value-type="percentage" office:value="0" calcext:value-type="percentage">
            <text:p>0,00%</text:p>
          </table:table-cell>
          <table:table-cell table:style-name="ce395" table:formula="of:=IF([.N18]=0;0;+[.$B20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356"/>
          <table:table-cell table:style-name="ce364" table:formula="of:=- IF([.B18] &gt; 0; [.B24] * [.B20] * ((1 + [.B20]) ^ [.B18]) / ((1 + [.B20]) ^ [.B18] - 1); 0)" office:value-type="float" office:value="-0" calcext:value-type="float">
            <text:p>0 </text:p>
          </table:table-cell>
          <table:table-cell table:style-name="ce364" table:formula="of:=- IF([.C18] &gt; 0; [.C24] * [.C20] * ((1 + [.C20]) ^ [.C18]) / ((1 + [.C20]) ^ [.C18] - 1); 0)" office:value-type="float" office:value="-0" calcext:value-type="float">
            <text:p>0 </text:p>
          </table:table-cell>
          <table:table-cell table:style-name="ce364" table:formula="of:=- IF([.D18] &gt; 0; [.D24] * [.D20] * ((1 + [.D20]) ^ [.D18]) / ((1 + [.D20]) ^ [.D18] - 1); 0)" office:value-type="float" office:value="-0" calcext:value-type="float">
            <text:p>0 </text:p>
          </table:table-cell>
          <table:table-cell table:style-name="ce364" table:formula="of:=- IF([.E18] &gt; 0; [.E24] * [.E20] * ((1 + [.E20]) ^ [.E18]) / ((1 + [.E20]) ^ [.E18] - 1); 0)" office:value-type="float" office:value="-0" calcext:value-type="float">
            <text:p>0 </text:p>
          </table:table-cell>
          <table:table-cell table:style-name="ce364" table:formula="of:=- IF([.F18] &gt; 0; [.F24] * [.F20] * ((1 + [.F20]) ^ [.F18]) / ((1 + [.F20]) ^ [.F18] - 1); 0)" office:value-type="float" office:value="-0" calcext:value-type="float">
            <text:p>0 </text:p>
          </table:table-cell>
          <table:table-cell table:style-name="ce364" table:formula="of:=- IF([.G18] &gt; 0; [.G24] * [.G20] * ((1 + [.G20]) ^ [.G18]) / ((1 + [.G20]) ^ [.G18] - 1); 0)" office:value-type="float" office:value="-0" calcext:value-type="float">
            <text:p>0 </text:p>
          </table:table-cell>
          <table:table-cell table:style-name="ce364" table:formula="of:=- IF([.H18] &gt; 0; [.H24] * [.H20] * ((1 + [.H20]) ^ [.H18]) / ((1 + [.H20]) ^ [.H18] - 1); 0)" office:value-type="float" office:value="-0" calcext:value-type="float">
            <text:p>0 </text:p>
          </table:table-cell>
          <table:table-cell table:style-name="ce364" table:formula="of:=- IF([.I18] &gt; 0; [.I24] * [.I20] * ((1 + [.I20]) ^ [.I18]) / ((1 + [.I20]) ^ [.I18] - 1); 0)" office:value-type="float" office:value="-0" calcext:value-type="float">
            <text:p>0 </text:p>
          </table:table-cell>
          <table:table-cell table:style-name="ce364" table:formula="of:=- IF([.J18] &gt; 0; [.J24] * [.J20] * ((1 + [.J20]) ^ [.J18]) / ((1 + [.J20]) ^ [.J18] - 1); 0)" office:value-type="float" office:value="-0" calcext:value-type="float">
            <text:p>0 </text:p>
          </table:table-cell>
          <table:table-cell table:style-name="ce364" table:formula="of:=- IF([.K18] &gt; 0; [.K24] * [.K20] * ((1 + [.K20]) ^ [.K18]) / ((1 + [.K20]) ^ [.K18] - 1); 0)" office:value-type="float" office:value="-0" calcext:value-type="float">
            <text:p>0 </text:p>
          </table:table-cell>
          <table:table-cell table:style-name="ce364" table:formula="of:=- IF([.L18] &gt; 0; [.L24] * [.L20] * ((1 + [.L20]) ^ [.L18]) / ((1 + [.L20]) ^ [.L18] - 1); 0)" office:value-type="float" office:value="-0" calcext:value-type="float">
            <text:p>0 </text:p>
          </table:table-cell>
          <table:table-cell table:style-name="ce364" table:formula="of:=- IF([.M18] &gt; 0; [.M24] * [.M20] * ((1 + [.M20]) ^ [.M18]) / ((1 + [.M20]) ^ [.M18] - 1); 0)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356"/>
          <table:table-cell table:style-name="ce364" table:formula="of:=- [.B24] * [.B20]" office:value-type="float" office:value="-0" calcext:value-type="float">
            <text:p>0 </text:p>
          </table:table-cell>
          <table:table-cell table:style-name="ce364" table:formula="of:=- [.C24] * [.C20]" office:value-type="float" office:value="-0" calcext:value-type="float">
            <text:p>0 </text:p>
          </table:table-cell>
          <table:table-cell table:style-name="ce364" table:formula="of:=- [.D24] * [.D20]" office:value-type="float" office:value="-0" calcext:value-type="float">
            <text:p>0 </text:p>
          </table:table-cell>
          <table:table-cell table:style-name="ce364" table:formula="of:=- [.E24] * [.E20]" office:value-type="float" office:value="-0" calcext:value-type="float">
            <text:p>0 </text:p>
          </table:table-cell>
          <table:table-cell table:style-name="ce364" table:formula="of:=- [.F24] * [.F20]" office:value-type="float" office:value="-0" calcext:value-type="float">
            <text:p>0 </text:p>
          </table:table-cell>
          <table:table-cell table:style-name="ce364" table:formula="of:=- [.G24] * [.G20]" office:value-type="float" office:value="-0" calcext:value-type="float">
            <text:p>0 </text:p>
          </table:table-cell>
          <table:table-cell table:style-name="ce364" table:formula="of:=- [.H24] * [.H20]" office:value-type="float" office:value="-0" calcext:value-type="float">
            <text:p>0 </text:p>
          </table:table-cell>
          <table:table-cell table:style-name="ce364" table:formula="of:=- [.I24] * [.I20]" office:value-type="float" office:value="-0" calcext:value-type="float">
            <text:p>0 </text:p>
          </table:table-cell>
          <table:table-cell table:style-name="ce364" table:formula="of:=- [.J24] * [.J20]" office:value-type="float" office:value="-0" calcext:value-type="float">
            <text:p>0 </text:p>
          </table:table-cell>
          <table:table-cell table:style-name="ce364" table:formula="of:=- [.K24] * [.K20]" office:value-type="float" office:value="-0" calcext:value-type="float">
            <text:p>0 </text:p>
          </table:table-cell>
          <table:table-cell table:style-name="ce364" table:formula="of:=- [.L24] * [.L20]" office:value-type="float" office:value="-0" calcext:value-type="float">
            <text:p>0 </text:p>
          </table:table-cell>
          <table:table-cell table:style-name="ce364" table:formula="of:=- [.M24] * [.M20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356"/>
          <table:table-cell table:style-name="ce364" table:formula="of:=[.C21] - [.C22]" office:value-type="float" office:value="0" calcext:value-type="float">
            <text:p>0 </text:p>
          </table:table-cell>
          <table:table-cell table:style-name="ce364" table:formula="of:=[.D21] - [.D22]" office:value-type="float" office:value="0" calcext:value-type="float">
            <text:p>0 </text:p>
          </table:table-cell>
          <table:table-cell table:style-name="ce364" table:formula="of:=[.E21] - [.E22]" office:value-type="float" office:value="0" calcext:value-type="float">
            <text:p>0 </text:p>
          </table:table-cell>
          <table:table-cell table:style-name="ce364" table:formula="of:=[.F21] - [.F22]" office:value-type="float" office:value="0" calcext:value-type="float">
            <text:p>0 </text:p>
          </table:table-cell>
          <table:table-cell table:style-name="ce364" table:formula="of:=[.G21] - [.G22]" office:value-type="float" office:value="0" calcext:value-type="float">
            <text:p>0 </text:p>
          </table:table-cell>
          <table:table-cell table:style-name="ce364" table:formula="of:=[.H21] - [.H22]" office:value-type="float" office:value="0" calcext:value-type="float">
            <text:p>0 </text:p>
          </table:table-cell>
          <table:table-cell table:style-name="ce364" table:formula="of:=[.I21] - [.I22]" office:value-type="float" office:value="0" calcext:value-type="float">
            <text:p>0 </text:p>
          </table:table-cell>
          <table:table-cell table:style-name="ce364" table:formula="of:=[.J21] - [.J22]" office:value-type="float" office:value="0" calcext:value-type="float">
            <text:p>0 </text:p>
          </table:table-cell>
          <table:table-cell table:style-name="ce364" table:formula="of:=[.K21] - [.K22]" office:value-type="float" office:value="0" calcext:value-type="float">
            <text:p>0 </text:p>
          </table:table-cell>
          <table:table-cell table:style-name="ce364" table:formula="of:=[.L21] - [.L22]" office:value-type="float" office:value="0" calcext:value-type="float">
            <text:p>0 </text:p>
          </table:table-cell>
          <table:table-cell table:style-name="ce364" table:formula="of:=[.M21] - [.M22]" office:value-type="float" office:value="0" calcext:value-type="float">
            <text:p>0 </text:p>
          </table:table-cell>
          <table:table-cell table:style-name="ce364" table:formula="of:=[.N21] - [.N22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356"/>
          <table:table-cell table:style-name="ce364" table:formula="of:=IF([.C16] &gt; 0; [.B24] + [.C16]; [.B24] + [.C23])" office:value-type="float" office:value="0" calcext:value-type="float">
            <text:p>0 </text:p>
          </table:table-cell>
          <table:table-cell table:style-name="ce364" table:formula="of:=IF([.D16] &gt; 0; [.C24] + [.D16]; [.C24] + [.D23])" office:value-type="float" office:value="0" calcext:value-type="float">
            <text:p>0 </text:p>
          </table:table-cell>
          <table:table-cell table:style-name="ce364" table:formula="of:=IF([.E16] &gt; 0; [.D24] + [.E16]; [.D24] + [.E23])" office:value-type="float" office:value="0" calcext:value-type="float">
            <text:p>0 </text:p>
          </table:table-cell>
          <table:table-cell table:style-name="ce364" table:formula="of:=IF([.F16] &gt; 0; [.E24] + [.F16]; [.E24] + [.F23])" office:value-type="float" office:value="0" calcext:value-type="float">
            <text:p>0 </text:p>
          </table:table-cell>
          <table:table-cell table:style-name="ce364" table:formula="of:=IF([.G16] &gt; 0; [.F24] + [.G16]; [.F24] + [.G23])" office:value-type="float" office:value="0" calcext:value-type="float">
            <text:p>0 </text:p>
          </table:table-cell>
          <table:table-cell table:style-name="ce364" table:formula="of:=IF([.H16] &gt; 0; [.G24] + [.H16]; [.G24] + [.H23])" office:value-type="float" office:value="0" calcext:value-type="float">
            <text:p>0 </text:p>
          </table:table-cell>
          <table:table-cell table:style-name="ce364" table:formula="of:=IF([.I16] &gt; 0; [.H24] + [.I16]; [.H24] + [.I23])" office:value-type="float" office:value="0" calcext:value-type="float">
            <text:p>0 </text:p>
          </table:table-cell>
          <table:table-cell table:style-name="ce364" table:formula="of:=IF([.J16] &gt; 0; [.I24] + [.J16]; [.I24] + [.J23])" office:value-type="float" office:value="0" calcext:value-type="float">
            <text:p>0 </text:p>
          </table:table-cell>
          <table:table-cell table:style-name="ce364" table:formula="of:=IF([.K16] &gt; 0; [.J24] + [.K16]; [.J24] + [.K23])" office:value-type="float" office:value="0" calcext:value-type="float">
            <text:p>0 </text:p>
          </table:table-cell>
          <table:table-cell table:style-name="ce364" table:formula="of:=IF([.L16] &gt; 0; [.K24] + [.L16]; [.K24] + [.L23])" office:value-type="float" office:value="0" calcext:value-type="float">
            <text:p>0 </text:p>
          </table:table-cell>
          <table:table-cell table:style-name="ce364" table:formula="of:=IF([.M16] &gt; 0; [.L24] + [.M16]; [.L24] + [.M23])" office:value-type="float" office:value="0" calcext:value-type="float">
            <text:p>0 </text:p>
          </table:table-cell>
          <table:table-cell table:style-name="ce364" table:formula="of:=IF([.N16] &gt; 0; [.M24] + [.N16]; [.M24] + [.N23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356"/>
          <table:table-cell table:style-name="ce364" table:formula="of:=IF([.C18]&lt;=1;[.C24];IF([.C24]=0;0;IF([.C18]&lt;12;[.C24]/[.C18]*[.C18];[.C24]/[.C18]*12)))" office:value-type="float" office:value="0" calcext:value-type="float">
            <text:p>0 </text:p>
          </table:table-cell>
          <table:table-cell table:style-name="ce364" table:formula="of:=IF([.D18]&lt;=1;[.D24];IF([.D24]=0;0;IF([.D18]&lt;12;[.D24]/[.D18]*[.D18];[.D24]/[.D18]*12)))" office:value-type="float" office:value="0" calcext:value-type="float">
            <text:p>0 </text:p>
          </table:table-cell>
          <table:table-cell table:style-name="ce364" table:formula="of:=IF([.E18]&lt;=1;[.E24];IF([.E24]=0;0;IF([.E18]&lt;12;[.E24]/[.E18]*[.E18];[.E24]/[.E18]*12)))" office:value-type="float" office:value="0" calcext:value-type="float">
            <text:p>0 </text:p>
          </table:table-cell>
          <table:table-cell table:style-name="ce364" table:formula="of:=IF([.F18]&lt;=1;[.F24];IF([.F24]=0;0;IF([.F18]&lt;12;[.F24]/[.F18]*[.F18];[.F24]/[.F18]*12)))" office:value-type="float" office:value="0" calcext:value-type="float">
            <text:p>0 </text:p>
          </table:table-cell>
          <table:table-cell table:style-name="ce364" table:formula="of:=IF([.G18]&lt;=1;[.G24];IF([.G24]=0;0;IF([.G18]&lt;12;[.G24]/[.G18]*[.G18];[.G24]/[.G18]*12)))" office:value-type="float" office:value="0" calcext:value-type="float">
            <text:p>0 </text:p>
          </table:table-cell>
          <table:table-cell table:style-name="ce364" table:formula="of:=IF([.H18]&lt;=1;[.H24];IF([.H24]=0;0;IF([.H18]&lt;12;[.H24]/[.H18]*[.H18];[.H24]/[.H18]*12)))" office:value-type="float" office:value="0" calcext:value-type="float">
            <text:p>0 </text:p>
          </table:table-cell>
          <table:table-cell table:style-name="ce364" table:formula="of:=IF([.I18]&lt;=1;[.I24];IF([.I24]=0;0;IF([.I18]&lt;12;[.I24]/[.I18]*[.I18];[.I24]/[.I18]*12)))" office:value-type="float" office:value="0" calcext:value-type="float">
            <text:p>0 </text:p>
          </table:table-cell>
          <table:table-cell table:style-name="ce364" table:formula="of:=IF([.J18]&lt;=1;[.J24];IF([.J24]=0;0;IF([.J18]&lt;12;[.J24]/[.J18]*[.J18];[.J24]/[.J18]*12)))" office:value-type="float" office:value="0" calcext:value-type="float">
            <text:p>0 </text:p>
          </table:table-cell>
          <table:table-cell table:style-name="ce364" table:formula="of:=IF([.K18]&lt;=1;[.K24];IF([.K24]=0;0;IF([.K18]&lt;12;[.K24]/[.K18]*[.K18];[.K24]/[.K18]*12)))" office:value-type="float" office:value="0" calcext:value-type="float">
            <text:p>0 </text:p>
          </table:table-cell>
          <table:table-cell table:style-name="ce364" table:formula="of:=IF([.L18]&lt;=1;[.L24];IF([.L24]=0;0;IF([.L18]&lt;12;[.L24]/[.L18]*[.L18];[.L24]/[.L18]*12)))" office:value-type="float" office:value="0" calcext:value-type="float">
            <text:p>0 </text:p>
          </table:table-cell>
          <table:table-cell table:style-name="ce364" table:formula="of:=IF([.M18]&lt;=1;[.M24];IF([.M24]=0;0;IF([.M18]&lt;12;[.M24]/[.M18]*[.M18];[.M24]/[.M18]*12)))" office:value-type="float" office:value="0" calcext:value-type="float">
            <text:p>0 </text:p>
          </table:table-cell>
          <table:table-cell table:style-name="ce364" table:formula="of:=IF([.N18]&lt;=1;[.N24];IF([.N24]=0;0;IF([.N18]&lt;12;[.N24]/[.N18]*[.N18];[.N24]/[.N18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356"/>
          <table:table-cell table:style-name="ce364" table:formula="of:=[.C24] - [.C25]" office:value-type="float" office:value="0" calcext:value-type="float">
            <text:p>0 </text:p>
          </table:table-cell>
          <table:table-cell table:style-name="ce364" table:formula="of:=[.D24] - [.D25]" office:value-type="float" office:value="0" calcext:value-type="float">
            <text:p>0 </text:p>
          </table:table-cell>
          <table:table-cell table:style-name="ce364" table:formula="of:=[.E24] - [.E25]" office:value-type="float" office:value="0" calcext:value-type="float">
            <text:p>0 </text:p>
          </table:table-cell>
          <table:table-cell table:style-name="ce364" table:formula="of:=[.F24] - [.F25]" office:value-type="float" office:value="0" calcext:value-type="float">
            <text:p>0 </text:p>
          </table:table-cell>
          <table:table-cell table:style-name="ce364" table:formula="of:=[.G24] - [.G25]" office:value-type="float" office:value="0" calcext:value-type="float">
            <text:p>0 </text:p>
          </table:table-cell>
          <table:table-cell table:style-name="ce364" table:formula="of:=[.H24] - [.H25]" office:value-type="float" office:value="0" calcext:value-type="float">
            <text:p>0 </text:p>
          </table:table-cell>
          <table:table-cell table:style-name="ce364" table:formula="of:=[.I24] - [.I25]" office:value-type="float" office:value="0" calcext:value-type="float">
            <text:p>0 </text:p>
          </table:table-cell>
          <table:table-cell table:style-name="ce364" table:formula="of:=[.J24] - [.J25]" office:value-type="float" office:value="0" calcext:value-type="float">
            <text:p>0 </text:p>
          </table:table-cell>
          <table:table-cell table:style-name="ce364" table:formula="of:=[.K24] - [.K25]" office:value-type="float" office:value="0" calcext:value-type="float">
            <text:p>0 </text:p>
          </table:table-cell>
          <table:table-cell table:style-name="ce364" table:formula="of:=[.L24] - [.L25]" office:value-type="float" office:value="0" calcext:value-type="float">
            <text:p>0 </text:p>
          </table:table-cell>
          <table:table-cell table:style-name="ce364" table:formula="of:=[.M24] - [.M25]" office:value-type="float" office:value="0" calcext:value-type="float">
            <text:p>0 </text:p>
          </table:table-cell>
          <table:table-cell table:style-name="ce364" table:formula="of:=[.N24] - [.N25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SAC 1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style-name="ce371" office:value-type="float" office:value="0" calcext:value-type="float">
            <text:p>0 </text:p>
          </table:table-cell>
          <table:table-cell table:style-name="ce371" office:value-type="float" office:value="160000" calcext:value-type="float">
            <text:p>160.000 </text:p>
          </table:table-cell>
          <table:table-cell table:number-columns-repeated="10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style-name="ce371" office:value-type="float" office:value="0" calcext:value-type="float">
            <text:p>0 </text:p>
          </table:table-cell>
          <table:table-cell table:style-name="ce371" office:value-type="float" office:value="36" calcext:value-type="float">
            <text:p>36 </text:p>
          </table:table-cell>
          <table:table-cell table:number-columns-repeated="10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30] &gt; 0; [.C30]; MAX([.B31] - 1; 0))" office:value-type="float" office:value="0" calcext:value-type="float">
            <text:p>0 </text:p>
          </table:table-cell>
          <table:table-cell table:style-name="ce364" table:formula="of:=IF([.D30] &gt; 0; [.D30]; MAX([.C31] - 1; 0))" office:value-type="float" office:value="36" calcext:value-type="float">
            <text:p>36 </text:p>
          </table:table-cell>
          <table:table-cell table:style-name="ce364" table:formula="of:=IF([.E30] &gt; 0; [.E30]; MAX([.D31] - 1; 0))" office:value-type="float" office:value="35" calcext:value-type="float">
            <text:p>35 </text:p>
          </table:table-cell>
          <table:table-cell table:style-name="ce364" table:formula="of:=IF([.F30] &gt; 0; [.F30]; MAX([.E31] - 1; 0))" office:value-type="float" office:value="34" calcext:value-type="float">
            <text:p>34 </text:p>
          </table:table-cell>
          <table:table-cell table:style-name="ce364" table:formula="of:=IF([.G30] &gt; 0; [.G30]; MAX([.F31] - 1; 0))" office:value-type="float" office:value="33" calcext:value-type="float">
            <text:p>33 </text:p>
          </table:table-cell>
          <table:table-cell table:style-name="ce364" table:formula="of:=IF([.H30] &gt; 0; [.H30]; MAX([.G31] - 1; 0))" office:value-type="float" office:value="32" calcext:value-type="float">
            <text:p>32 </text:p>
          </table:table-cell>
          <table:table-cell table:style-name="ce364" table:formula="of:=IF([.I30] &gt; 0; [.I30]; MAX([.H31] - 1; 0))" office:value-type="float" office:value="31" calcext:value-type="float">
            <text:p>31 </text:p>
          </table:table-cell>
          <table:table-cell table:style-name="ce364" table:formula="of:=IF([.J30] &gt; 0; [.J30]; MAX([.I31] - 1; 0))" office:value-type="float" office:value="30" calcext:value-type="float">
            <text:p>30 </text:p>
          </table:table-cell>
          <table:table-cell table:style-name="ce364" table:formula="of:=IF([.K30] &gt; 0; [.K30]; MAX([.J31] - 1; 0))" office:value-type="float" office:value="29" calcext:value-type="float">
            <text:p>29 </text:p>
          </table:table-cell>
          <table:table-cell table:style-name="ce364" table:formula="of:=IF([.L30] &gt; 0; [.L30]; MAX([.K31] - 1; 0))" office:value-type="float" office:value="28" calcext:value-type="float">
            <text:p>28 </text:p>
          </table:table-cell>
          <table:table-cell table:style-name="ce364" table:formula="of:=IF([.M30] &gt; 0; [.M30]; MAX([.L31] - 1; 0))" office:value-type="float" office:value="27" calcext:value-type="float">
            <text:p>27 </text:p>
          </table:table-cell>
          <table:table-cell table:style-name="ce364" table:formula="of:=IF([.N30] &gt; 0; [.N30]; MAX([.M31] - 1; 0))" office:value-type="float" office:value="26" calcext:value-type="float">
            <text:p>26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31] &gt; 0; [.B32] + 1; 0)" office:value-type="float" office:value="0" calcext:value-type="float">
            <text:p>0 </text:p>
          </table:table-cell>
          <table:table-cell table:style-name="ce364" table:formula="of:=IF([.C31] &gt; 0; [.C32] + 1; 0)" office:value-type="float" office:value="0" calcext:value-type="float">
            <text:p>0 </text:p>
          </table:table-cell>
          <table:table-cell table:style-name="ce364" table:formula="of:=IF([.D31] &gt; 0; [.D32] + 1; 0)" office:value-type="float" office:value="1" calcext:value-type="float">
            <text:p>1 </text:p>
          </table:table-cell>
          <table:table-cell table:style-name="ce364" table:formula="of:=IF([.E31] &gt; 0; [.E32] + 1; 0)" office:value-type="float" office:value="2" calcext:value-type="float">
            <text:p>2 </text:p>
          </table:table-cell>
          <table:table-cell table:style-name="ce364" table:formula="of:=IF([.F31] &gt; 0; [.F32] + 1; 0)" office:value-type="float" office:value="3" calcext:value-type="float">
            <text:p>3 </text:p>
          </table:table-cell>
          <table:table-cell table:style-name="ce364" table:formula="of:=IF([.G31] &gt; 0; [.G32] + 1; 0)" office:value-type="float" office:value="4" calcext:value-type="float">
            <text:p>4 </text:p>
          </table:table-cell>
          <table:table-cell table:style-name="ce364" table:formula="of:=IF([.H31] &gt; 0; [.H32] + 1; 0)" office:value-type="float" office:value="5" calcext:value-type="float">
            <text:p>5 </text:p>
          </table:table-cell>
          <table:table-cell table:style-name="ce364" table:formula="of:=IF([.I31] &gt; 0; [.I32] + 1; 0)" office:value-type="float" office:value="6" calcext:value-type="float">
            <text:p>6 </text:p>
          </table:table-cell>
          <table:table-cell table:style-name="ce364" table:formula="of:=IF([.J31] &gt; 0; [.J32] + 1; 0)" office:value-type="float" office:value="7" calcext:value-type="float">
            <text:p>7 </text:p>
          </table:table-cell>
          <table:table-cell table:style-name="ce364" table:formula="of:=IF([.K31] &gt; 0; [.K32] + 1; 0)" office:value-type="float" office:value="8" calcext:value-type="float">
            <text:p>8 </text:p>
          </table:table-cell>
          <table:table-cell table:style-name="ce364" table:formula="of:=IF([.L31] &gt; 0; [.L32] + 1; 0)" office:value-type="float" office:value="9" calcext:value-type="float">
            <text:p>9 </text:p>
          </table:table-cell>
          <table:table-cell table:style-name="ce364" table:formula="of:=IF([.M31] &gt; 0; [.M32] + 1; 0)" office:value-type="float" office:value="10" calcext:value-type="float">
            <text:p>1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 office:value-type="percentage" office:value="0.012" calcext:value-type="percentage">
            <text:p>1,20%</text:p>
          </table:table-cell>
          <table:table-cell table:style-name="ce395" table:formula="of:=IF([.C31]=0;0;+[.$B33])" office:value-type="percentage" office:value="0" calcext:value-type="percentage">
            <text:p>0,00%</text:p>
          </table:table-cell>
          <table:table-cell table:style-name="ce395" table:formula="of:=IF([.D31]=0;0;+[.$B33])" office:value-type="percentage" office:value="0.012" calcext:value-type="percentage">
            <text:p>1,20%</text:p>
          </table:table-cell>
          <table:table-cell table:style-name="ce395" table:formula="of:=IF([.E31]=0;0;+[.$B33])" office:value-type="percentage" office:value="0.012" calcext:value-type="percentage">
            <text:p>1,20%</text:p>
          </table:table-cell>
          <table:table-cell table:style-name="ce395" table:formula="of:=IF([.F31]=0;0;+[.$B33])" office:value-type="percentage" office:value="0.012" calcext:value-type="percentage">
            <text:p>1,20%</text:p>
          </table:table-cell>
          <table:table-cell table:style-name="ce395" table:formula="of:=IF([.G31]=0;0;+[.$B33])" office:value-type="percentage" office:value="0.012" calcext:value-type="percentage">
            <text:p>1,20%</text:p>
          </table:table-cell>
          <table:table-cell table:style-name="ce395" table:formula="of:=IF([.H31]=0;0;+[.$B33])" office:value-type="percentage" office:value="0.012" calcext:value-type="percentage">
            <text:p>1,20%</text:p>
          </table:table-cell>
          <table:table-cell table:style-name="ce395" table:formula="of:=IF([.I31]=0;0;+[.$B33])" office:value-type="percentage" office:value="0.012" calcext:value-type="percentage">
            <text:p>1,20%</text:p>
          </table:table-cell>
          <table:table-cell table:style-name="ce395" table:formula="of:=IF([.J31]=0;0;+[.$B33])" office:value-type="percentage" office:value="0.012" calcext:value-type="percentage">
            <text:p>1,20%</text:p>
          </table:table-cell>
          <table:table-cell table:style-name="ce395" table:formula="of:=IF([.K31]=0;0;+[.$B33])" office:value-type="percentage" office:value="0.012" calcext:value-type="percentage">
            <text:p>1,20%</text:p>
          </table:table-cell>
          <table:table-cell table:style-name="ce395" table:formula="of:=IF([.L31]=0;0;+[.$B33])" office:value-type="percentage" office:value="0.012" calcext:value-type="percentage">
            <text:p>1,20%</text:p>
          </table:table-cell>
          <table:table-cell table:style-name="ce395" table:formula="of:=IF([.M31]=0;0;+[.$B33])" office:value-type="percentage" office:value="0.012" calcext:value-type="percentage">
            <text:p>1,20%</text:p>
          </table:table-cell>
          <table:table-cell table:style-name="ce395" table:formula="of:=IF([.N31]=0;0;+[.$B33])" office:value-type="percentage" office:value="0.012" calcext:value-type="percentage">
            <text:p>1,2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36]+[.D35]" office:value-type="float" office:value="0" calcext:value-type="float">
            <text:p>0 </text:p>
          </table:table-cell>
          <table:table-cell table:style-name="ce364" table:formula="of:=+[.E36]+[.E35]" office:value-type="float" office:value="-6364.44444444444" calcext:value-type="float">
            <text:p>-6.364 </text:p>
          </table:table-cell>
          <table:table-cell table:style-name="ce364" table:formula="of:=+[.F36]+[.F35]" office:value-type="float" office:value="-6311.11111111111" calcext:value-type="float">
            <text:p>-6.311 </text:p>
          </table:table-cell>
          <table:table-cell table:style-name="ce364" table:formula="of:=+[.G36]+[.G35]" office:value-type="float" office:value="-6257.77777777778" calcext:value-type="float">
            <text:p>-6.258 </text:p>
          </table:table-cell>
          <table:table-cell table:style-name="ce364" table:formula="of:=+[.H36]+[.H35]" office:value-type="float" office:value="-6204.44444444445" calcext:value-type="float">
            <text:p>-6.204 </text:p>
          </table:table-cell>
          <table:table-cell table:style-name="ce364" table:formula="of:=+[.I36]+[.I35]" office:value-type="float" office:value="-6151.11111111111" calcext:value-type="float">
            <text:p>-6.151 </text:p>
          </table:table-cell>
          <table:table-cell table:style-name="ce364" table:formula="of:=+[.J36]+[.J35]" office:value-type="float" office:value="-6097.77777777778" calcext:value-type="float">
            <text:p>-6.098 </text:p>
          </table:table-cell>
          <table:table-cell table:style-name="ce364" table:formula="of:=+[.K36]+[.K35]" office:value-type="float" office:value="-6044.44444444445" calcext:value-type="float">
            <text:p>-6.044 </text:p>
          </table:table-cell>
          <table:table-cell table:style-name="ce364" table:formula="of:=+[.L36]+[.L35]" office:value-type="float" office:value="-5991.11111111111" calcext:value-type="float">
            <text:p>-5.991 </text:p>
          </table:table-cell>
          <table:table-cell table:style-name="ce364" table:formula="of:=+[.M36]+[.M35]" office:value-type="float" office:value="-5937.77777777778" calcext:value-type="float">
            <text:p>-5.938 </text:p>
          </table:table-cell>
          <table:table-cell table:style-name="ce364" table:formula="of:=+[.N36]+[.N35]" office:value-type="float" office:value="-5884.44444444445" calcext:value-type="float">
            <text:p>-5.884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29]*[.B33]" office:value-type="float" office:value="0" calcext:value-type="float">
            <text:p>0 </text:p>
          </table:table-cell>
          <table:table-cell table:style-name="ce364" table:formula="of:=-+[.C37]*[.C33]" office:value-type="float" office:value="-0" calcext:value-type="float">
            <text:p>0 </text:p>
          </table:table-cell>
          <table:table-cell table:style-name="ce364" table:formula="of:=-+[.D37]*[.D33]" office:value-type="float" office:value="-1920" calcext:value-type="float">
            <text:p>-1.920 </text:p>
          </table:table-cell>
          <table:table-cell table:style-name="ce364" table:formula="of:=-+[.E37]*[.E33]" office:value-type="float" office:value="-1866.66666666667" calcext:value-type="float">
            <text:p>-1.867 </text:p>
          </table:table-cell>
          <table:table-cell table:style-name="ce364" table:formula="of:=-+[.F37]*[.F33]" office:value-type="float" office:value="-1813.33333333333" calcext:value-type="float">
            <text:p>-1.813 </text:p>
          </table:table-cell>
          <table:table-cell table:style-name="ce364" table:formula="of:=-+[.G37]*[.G33]" office:value-type="float" office:value="-1760" calcext:value-type="float">
            <text:p>-1.760 </text:p>
          </table:table-cell>
          <table:table-cell table:style-name="ce364" table:formula="of:=-+[.H37]*[.H33]" office:value-type="float" office:value="-1706.66666666667" calcext:value-type="float">
            <text:p>-1.707 </text:p>
          </table:table-cell>
          <table:table-cell table:style-name="ce364" table:formula="of:=-+[.I37]*[.I33]" office:value-type="float" office:value="-1653.33333333333" calcext:value-type="float">
            <text:p>-1.653 </text:p>
          </table:table-cell>
          <table:table-cell table:style-name="ce364" table:formula="of:=-+[.J37]*[.J33]" office:value-type="float" office:value="-1600" calcext:value-type="float">
            <text:p>-1.600 </text:p>
          </table:table-cell>
          <table:table-cell table:style-name="ce364" table:formula="of:=-+[.K37]*[.K33]" office:value-type="float" office:value="-1546.66666666667" calcext:value-type="float">
            <text:p>-1.547 </text:p>
          </table:table-cell>
          <table:table-cell table:style-name="ce364" table:formula="of:=-+[.L37]*[.L33]" office:value-type="float" office:value="-1493.33333333333" calcext:value-type="float">
            <text:p>-1.493 </text:p>
          </table:table-cell>
          <table:table-cell table:style-name="ce364" table:formula="of:=-+[.M37]*[.M33]" office:value-type="float" office:value="-1440" calcext:value-type="float">
            <text:p>-1.44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64" table:formula="of:=IF([.C32]=0;0;-+[.B37]/[.B31])" office:value-type="float" office:value="0" calcext:value-type="float">
            <text:p>0 </text:p>
          </table:table-cell>
          <table:table-cell table:style-name="ce364" table:formula="of:=IF([.D32]=0;0;-+[.C37]/[.C31])" office:value-type="float" office:value="0" calcext:value-type="float">
            <text:p>0 </text:p>
          </table:table-cell>
          <table:table-cell table:style-name="ce364" table:formula="of:=IF([.E32]=0;0;-+[.D37]/[.D31])" office:value-type="float" office:value="-4444.44444444444" calcext:value-type="float">
            <text:p>-4.444 </text:p>
          </table:table-cell>
          <table:table-cell table:style-name="ce364" table:formula="of:=IF([.F32]=0;0;-+[.E37]/[.E31])" office:value-type="float" office:value="-4444.44444444444" calcext:value-type="float">
            <text:p>-4.444 </text:p>
          </table:table-cell>
          <table:table-cell table:style-name="ce364" table:formula="of:=IF([.G32]=0;0;-+[.F37]/[.F31])" office:value-type="float" office:value="-4444.44444444445" calcext:value-type="float">
            <text:p>-4.444 </text:p>
          </table:table-cell>
          <table:table-cell table:style-name="ce364" table:formula="of:=IF([.H32]=0;0;-+[.G37]/[.G31])" office:value-type="float" office:value="-4444.44444444445" calcext:value-type="float">
            <text:p>-4.444 </text:p>
          </table:table-cell>
          <table:table-cell table:style-name="ce364" table:formula="of:=IF([.I32]=0;0;-+[.H37]/[.H31])" office:value-type="float" office:value="-4444.44444444445" calcext:value-type="float">
            <text:p>-4.444 </text:p>
          </table:table-cell>
          <table:table-cell table:style-name="ce364" table:formula="of:=IF([.J32]=0;0;-+[.I37]/[.I31])" office:value-type="float" office:value="-4444.44444444445" calcext:value-type="float">
            <text:p>-4.444 </text:p>
          </table:table-cell>
          <table:table-cell table:style-name="ce364" table:formula="of:=IF([.K32]=0;0;-+[.J37]/[.J31])" office:value-type="float" office:value="-4444.44444444445" calcext:value-type="float">
            <text:p>-4.444 </text:p>
          </table:table-cell>
          <table:table-cell table:style-name="ce364" table:formula="of:=IF([.L32]=0;0;-+[.K37]/[.K31])" office:value-type="float" office:value="-4444.44444444445" calcext:value-type="float">
            <text:p>-4.444 </text:p>
          </table:table-cell>
          <table:table-cell table:style-name="ce364" table:formula="of:=IF([.M32]=0;0;-+[.L37]/[.L31])" office:value-type="float" office:value="-4444.44444444445" calcext:value-type="float">
            <text:p>-4.444 </text:p>
          </table:table-cell>
          <table:table-cell table:style-name="ce364" table:formula="of:=IF([.N32]=0;0;-+[.M37]/[.M31])" office:value-type="float" office:value="-4444.44444444445" calcext:value-type="float">
            <text:p>-4.444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29] &gt; 0; [.B37] + [.C29]; [.B37] + [.C36])" office:value-type="float" office:value="0" calcext:value-type="float">
            <text:p>0 </text:p>
          </table:table-cell>
          <table:table-cell table:style-name="ce364" table:formula="of:=IF([.D29] &gt; 0; [.C37] + [.D29]; [.C37] + [.D36])" office:value-type="float" office:value="160000" calcext:value-type="float">
            <text:p>160.000 </text:p>
          </table:table-cell>
          <table:table-cell table:style-name="ce364" table:formula="of:=IF([.E29] &gt; 0; [.D37] + [.E29]; [.D37] + [.E36])" office:value-type="float" office:value="155555.555555556" calcext:value-type="float">
            <text:p>155.556 </text:p>
          </table:table-cell>
          <table:table-cell table:style-name="ce364" table:formula="of:=IF([.F29] &gt; 0; [.E37] + [.F29]; [.E37] + [.F36])" office:value-type="float" office:value="151111.111111111" calcext:value-type="float">
            <text:p>151.111 </text:p>
          </table:table-cell>
          <table:table-cell table:style-name="ce364" table:formula="of:=IF([.G29] &gt; 0; [.F37] + [.G29]; [.F37] + [.G36])" office:value-type="float" office:value="146666.666666667" calcext:value-type="float">
            <text:p>146.667 </text:p>
          </table:table-cell>
          <table:table-cell table:style-name="ce364" table:formula="of:=IF([.H29] &gt; 0; [.G37] + [.H29]; [.G37] + [.H36])" office:value-type="float" office:value="142222.222222222" calcext:value-type="float">
            <text:p>142.222 </text:p>
          </table:table-cell>
          <table:table-cell table:style-name="ce364" table:formula="of:=IF([.I29] &gt; 0; [.H37] + [.I29]; [.H37] + [.I36])" office:value-type="float" office:value="137777.777777778" calcext:value-type="float">
            <text:p>137.778 </text:p>
          </table:table-cell>
          <table:table-cell table:style-name="ce364" table:formula="of:=IF([.J29] &gt; 0; [.I37] + [.J29]; [.I37] + [.J36])" office:value-type="float" office:value="133333.333333333" calcext:value-type="float">
            <text:p>133.333 </text:p>
          </table:table-cell>
          <table:table-cell table:style-name="ce364" table:formula="of:=IF([.K29] &gt; 0; [.J37] + [.K29]; [.J37] + [.K36])" office:value-type="float" office:value="128888.888888889" calcext:value-type="float">
            <text:p>128.889 </text:p>
          </table:table-cell>
          <table:table-cell table:style-name="ce364" table:formula="of:=IF([.L29] &gt; 0; [.K37] + [.L29]; [.K37] + [.L36])" office:value-type="float" office:value="124444.444444444" calcext:value-type="float">
            <text:p>124.444 </text:p>
          </table:table-cell>
          <table:table-cell table:style-name="ce364" table:formula="of:=IF([.M29] &gt; 0; [.L37] + [.M29]; [.L37] + [.M36])" office:value-type="float" office:value="120000" calcext:value-type="float">
            <text:p>120.000 </text:p>
          </table:table-cell>
          <table:table-cell table:style-name="ce364" table:formula="of:=IF([.N29] &gt; 0; [.M37] + [.N29]; [.M37] + [.N36])" office:value-type="float" office:value="115555.555555556" calcext:value-type="float">
            <text:p>115.556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31]&lt;=1;[.C37];IF([.C37]=0;0;IF([.C31]&lt;12;[.C37]/[.C31]*[.C31];[.C37]/[.C31]*12)))" office:value-type="float" office:value="0" calcext:value-type="float">
            <text:p>0 </text:p>
          </table:table-cell>
          <table:table-cell table:style-name="ce364" table:formula="of:=IF([.D31]&lt;=1;[.D37];IF([.D37]=0;0;IF([.D31]&lt;12;[.D37]/[.D31]*[.D31];[.D37]/[.D31]*12)))" office:value-type="float" office:value="53333.3333333333" calcext:value-type="float">
            <text:p>53.333 </text:p>
          </table:table-cell>
          <table:table-cell table:style-name="ce364" table:formula="of:=IF([.E31]&lt;=1;[.E37];IF([.E37]=0;0;IF([.E31]&lt;12;[.E37]/[.E31]*[.E31];[.E37]/[.E31]*12)))" office:value-type="float" office:value="53333.3333333333" calcext:value-type="float">
            <text:p>53.333 </text:p>
          </table:table-cell>
          <table:table-cell table:style-name="ce364" table:formula="of:=IF([.F31]&lt;=1;[.F37];IF([.F37]=0;0;IF([.F31]&lt;12;[.F37]/[.F31]*[.F31];[.F37]/[.F31]*12)))" office:value-type="float" office:value="53333.3333333333" calcext:value-type="float">
            <text:p>53.333 </text:p>
          </table:table-cell>
          <table:table-cell table:style-name="ce364" table:formula="of:=IF([.G31]&lt;=1;[.G37];IF([.G37]=0;0;IF([.G31]&lt;12;[.G37]/[.G31]*[.G31];[.G37]/[.G31]*12)))" office:value-type="float" office:value="53333.3333333333" calcext:value-type="float">
            <text:p>53.333 </text:p>
          </table:table-cell>
          <table:table-cell table:style-name="ce364" table:formula="of:=IF([.H31]&lt;=1;[.H37];IF([.H37]=0;0;IF([.H31]&lt;12;[.H37]/[.H31]*[.H31];[.H37]/[.H31]*12)))" office:value-type="float" office:value="53333.3333333333" calcext:value-type="float">
            <text:p>53.333 </text:p>
          </table:table-cell>
          <table:table-cell table:style-name="ce364" table:formula="of:=IF([.I31]&lt;=1;[.I37];IF([.I37]=0;0;IF([.I31]&lt;12;[.I37]/[.I31]*[.I31];[.I37]/[.I31]*12)))" office:value-type="float" office:value="53333.3333333333" calcext:value-type="float">
            <text:p>53.333 </text:p>
          </table:table-cell>
          <table:table-cell table:style-name="ce364" table:formula="of:=IF([.J31]&lt;=1;[.J37];IF([.J37]=0;0;IF([.J31]&lt;12;[.J37]/[.J31]*[.J31];[.J37]/[.J31]*12)))" office:value-type="float" office:value="53333.3333333334" calcext:value-type="float">
            <text:p>53.333 </text:p>
          </table:table-cell>
          <table:table-cell table:style-name="ce364" table:formula="of:=IF([.K31]&lt;=1;[.K37];IF([.K37]=0;0;IF([.K31]&lt;12;[.K37]/[.K31]*[.K31];[.K37]/[.K31]*12)))" office:value-type="float" office:value="53333.3333333333" calcext:value-type="float">
            <text:p>53.333 </text:p>
          </table:table-cell>
          <table:table-cell table:style-name="ce364" table:formula="of:=IF([.L31]&lt;=1;[.L37];IF([.L37]=0;0;IF([.L31]&lt;12;[.L37]/[.L31]*[.L31];[.L37]/[.L31]*12)))" office:value-type="float" office:value="53333.3333333333" calcext:value-type="float">
            <text:p>53.333 </text:p>
          </table:table-cell>
          <table:table-cell table:style-name="ce364" table:formula="of:=IF([.M31]&lt;=1;[.M37];IF([.M37]=0;0;IF([.M31]&lt;12;[.M37]/[.M31]*[.M31];[.M37]/[.M31]*12)))" office:value-type="float" office:value="53333.3333333333" calcext:value-type="float">
            <text:p>53.333 </text:p>
          </table:table-cell>
          <table:table-cell table:style-name="ce364" table:formula="of:=IF([.N31]&lt;=1;[.N37];IF([.N37]=0;0;IF([.N31]&lt;12;[.N37]/[.N31]*[.N31];[.N37]/[.N31]*12)))" office:value-type="float" office:value="53333.3333333334" calcext:value-type="float">
            <text:p>53.333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37] - [.C38]" office:value-type="float" office:value="0" calcext:value-type="float">
            <text:p>0 </text:p>
          </table:table-cell>
          <table:table-cell table:style-name="ce364" table:formula="of:=[.D37] - [.D38]" office:value-type="float" office:value="106666.666666667" calcext:value-type="float">
            <text:p>106.667 </text:p>
          </table:table-cell>
          <table:table-cell table:style-name="ce364" table:formula="of:=[.E37] - [.E38]" office:value-type="float" office:value="102222.222222222" calcext:value-type="float">
            <text:p>102.222 </text:p>
          </table:table-cell>
          <table:table-cell table:style-name="ce364" table:formula="of:=[.F37] - [.F38]" office:value-type="float" office:value="97777.7777777778" calcext:value-type="float">
            <text:p>97.778 </text:p>
          </table:table-cell>
          <table:table-cell table:style-name="ce364" table:formula="of:=[.G37] - [.G38]" office:value-type="float" office:value="93333.3333333333" calcext:value-type="float">
            <text:p>93.333 </text:p>
          </table:table-cell>
          <table:table-cell table:style-name="ce364" table:formula="of:=[.H37] - [.H38]" office:value-type="float" office:value="88888.8888888889" calcext:value-type="float">
            <text:p>88.889 </text:p>
          </table:table-cell>
          <table:table-cell table:style-name="ce364" table:formula="of:=[.I37] - [.I38]" office:value-type="float" office:value="84444.4444444445" calcext:value-type="float">
            <text:p>84.444 </text:p>
          </table:table-cell>
          <table:table-cell table:style-name="ce364" table:formula="of:=[.J37] - [.J38]" office:value-type="float" office:value="80000" calcext:value-type="float">
            <text:p>80.000 </text:p>
          </table:table-cell>
          <table:table-cell table:style-name="ce364" table:formula="of:=[.K37] - [.K38]" office:value-type="float" office:value="75555.5555555556" calcext:value-type="float">
            <text:p>75.556 </text:p>
          </table:table-cell>
          <table:table-cell table:style-name="ce364" table:formula="of:=[.L37] - [.L38]" office:value-type="float" office:value="71111.1111111111" calcext:value-type="float">
            <text:p>71.111 </text:p>
          </table:table-cell>
          <table:table-cell table:style-name="ce364" table:formula="of:=[.M37] - [.M38]" office:value-type="float" office:value="66666.6666666667" calcext:value-type="float">
            <text:p>66.667 </text:p>
          </table:table-cell>
          <table:table-cell table:style-name="ce364" table:formula="of:=[.N37] - [.N38]" office:value-type="float" office:value="62222.2222222222" calcext:value-type="float">
            <text:p>62.222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SAC 2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43] &gt; 0; [.C43]; MAX([.B44] - 1; 0))" office:value-type="float" office:value="0" calcext:value-type="float">
            <text:p>0 </text:p>
          </table:table-cell>
          <table:table-cell table:style-name="ce364" table:formula="of:=IF([.D43] &gt; 0; [.D43]; MAX([.C44] - 1; 0))" office:value-type="float" office:value="0" calcext:value-type="float">
            <text:p>0 </text:p>
          </table:table-cell>
          <table:table-cell table:style-name="ce364" table:formula="of:=IF([.E43] &gt; 0; [.E43]; MAX([.D44] - 1; 0))" office:value-type="float" office:value="0" calcext:value-type="float">
            <text:p>0 </text:p>
          </table:table-cell>
          <table:table-cell table:style-name="ce364" table:formula="of:=IF([.F43] &gt; 0; [.F43]; MAX([.E44] - 1; 0))" office:value-type="float" office:value="0" calcext:value-type="float">
            <text:p>0 </text:p>
          </table:table-cell>
          <table:table-cell table:style-name="ce364" table:formula="of:=IF([.G43] &gt; 0; [.G43]; MAX([.F44] - 1; 0))" office:value-type="float" office:value="0" calcext:value-type="float">
            <text:p>0 </text:p>
          </table:table-cell>
          <table:table-cell table:style-name="ce364" table:formula="of:=IF([.H43] &gt; 0; [.H43]; MAX([.G44] - 1; 0))" office:value-type="float" office:value="0" calcext:value-type="float">
            <text:p>0 </text:p>
          </table:table-cell>
          <table:table-cell table:style-name="ce364" table:formula="of:=IF([.I43] &gt; 0; [.I43]; MAX([.H44] - 1; 0))" office:value-type="float" office:value="0" calcext:value-type="float">
            <text:p>0 </text:p>
          </table:table-cell>
          <table:table-cell table:style-name="ce364" table:formula="of:=IF([.J43] &gt; 0; [.J43]; MAX([.I44] - 1; 0))" office:value-type="float" office:value="0" calcext:value-type="float">
            <text:p>0 </text:p>
          </table:table-cell>
          <table:table-cell table:style-name="ce364" table:formula="of:=IF([.K43] &gt; 0; [.K43]; MAX([.J44] - 1; 0))" office:value-type="float" office:value="0" calcext:value-type="float">
            <text:p>0 </text:p>
          </table:table-cell>
          <table:table-cell table:style-name="ce364" table:formula="of:=IF([.L43] &gt; 0; [.L43]; MAX([.K44] - 1; 0))" office:value-type="float" office:value="0" calcext:value-type="float">
            <text:p>0 </text:p>
          </table:table-cell>
          <table:table-cell table:style-name="ce364" table:formula="of:=IF([.M43] &gt; 0; [.M43]; MAX([.L44] - 1; 0))" office:value-type="float" office:value="0" calcext:value-type="float">
            <text:p>0 </text:p>
          </table:table-cell>
          <table:table-cell table:style-name="ce364" table:formula="of:=IF([.N43] &gt; 0; [.N43]; MAX([.M44] - 1; 0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44] &gt; 0; [.B45] + 1; 0)" office:value-type="float" office:value="0" calcext:value-type="float">
            <text:p>0 </text:p>
          </table:table-cell>
          <table:table-cell table:style-name="ce364" table:formula="of:=IF([.C44] &gt; 0; [.C45] + 1; 0)" office:value-type="float" office:value="0" calcext:value-type="float">
            <text:p>0 </text:p>
          </table:table-cell>
          <table:table-cell table:style-name="ce364" table:formula="of:=IF([.D44] &gt; 0; [.D45] + 1; 0)" office:value-type="float" office:value="0" calcext:value-type="float">
            <text:p>0 </text:p>
          </table:table-cell>
          <table:table-cell table:style-name="ce364" table:formula="of:=IF([.E44] &gt; 0; [.E45] + 1; 0)" office:value-type="float" office:value="0" calcext:value-type="float">
            <text:p>0 </text:p>
          </table:table-cell>
          <table:table-cell table:style-name="ce364" table:formula="of:=IF([.F44] &gt; 0; [.F45] + 1; 0)" office:value-type="float" office:value="0" calcext:value-type="float">
            <text:p>0 </text:p>
          </table:table-cell>
          <table:table-cell table:style-name="ce364" table:formula="of:=IF([.G44] &gt; 0; [.G45] + 1; 0)" office:value-type="float" office:value="0" calcext:value-type="float">
            <text:p>0 </text:p>
          </table:table-cell>
          <table:table-cell table:style-name="ce364" table:formula="of:=IF([.H44] &gt; 0; [.H45] + 1; 0)" office:value-type="float" office:value="0" calcext:value-type="float">
            <text:p>0 </text:p>
          </table:table-cell>
          <table:table-cell table:style-name="ce364" table:formula="of:=IF([.I44] &gt; 0; [.I45] + 1; 0)" office:value-type="float" office:value="0" calcext:value-type="float">
            <text:p>0 </text:p>
          </table:table-cell>
          <table:table-cell table:style-name="ce364" table:formula="of:=IF([.J44] &gt; 0; [.J45] + 1; 0)" office:value-type="float" office:value="0" calcext:value-type="float">
            <text:p>0 </text:p>
          </table:table-cell>
          <table:table-cell table:style-name="ce364" table:formula="of:=IF([.K44] &gt; 0; [.K45] + 1; 0)" office:value-type="float" office:value="0" calcext:value-type="float">
            <text:p>0 </text:p>
          </table:table-cell>
          <table:table-cell table:style-name="ce364" table:formula="of:=IF([.L44] &gt; 0; [.L45] + 1; 0)" office:value-type="float" office:value="0" calcext:value-type="float">
            <text:p>0 </text:p>
          </table:table-cell>
          <table:table-cell table:style-name="ce364" table:formula="of:=IF([.M44] &gt; 0; [.M45] + 1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44]=0;0;+[.$B46])" office:value-type="percentage" office:value="0" calcext:value-type="percentage">
            <text:p>0,00%</text:p>
          </table:table-cell>
          <table:table-cell table:style-name="ce395" table:formula="of:=IF([.D44]=0;0;+[.$B46])" office:value-type="percentage" office:value="0" calcext:value-type="percentage">
            <text:p>0,00%</text:p>
          </table:table-cell>
          <table:table-cell table:style-name="ce395" table:formula="of:=IF([.E44]=0;0;+[.$B46])" office:value-type="percentage" office:value="0" calcext:value-type="percentage">
            <text:p>0,00%</text:p>
          </table:table-cell>
          <table:table-cell table:style-name="ce395" table:formula="of:=IF([.F44]=0;0;+[.$B46])" office:value-type="percentage" office:value="0" calcext:value-type="percentage">
            <text:p>0,00%</text:p>
          </table:table-cell>
          <table:table-cell table:style-name="ce395" table:formula="of:=IF([.G44]=0;0;+[.$B46])" office:value-type="percentage" office:value="0" calcext:value-type="percentage">
            <text:p>0,00%</text:p>
          </table:table-cell>
          <table:table-cell table:style-name="ce395" table:formula="of:=IF([.H44]=0;0;+[.$B46])" office:value-type="percentage" office:value="0" calcext:value-type="percentage">
            <text:p>0,00%</text:p>
          </table:table-cell>
          <table:table-cell table:style-name="ce395" table:formula="of:=IF([.I44]=0;0;+[.$B46])" office:value-type="percentage" office:value="0" calcext:value-type="percentage">
            <text:p>0,00%</text:p>
          </table:table-cell>
          <table:table-cell table:style-name="ce395" table:formula="of:=IF([.J44]=0;0;+[.$B46])" office:value-type="percentage" office:value="0" calcext:value-type="percentage">
            <text:p>0,00%</text:p>
          </table:table-cell>
          <table:table-cell table:style-name="ce395" table:formula="of:=IF([.K44]=0;0;+[.$B46])" office:value-type="percentage" office:value="0" calcext:value-type="percentage">
            <text:p>0,00%</text:p>
          </table:table-cell>
          <table:table-cell table:style-name="ce395" table:formula="of:=IF([.L44]=0;0;+[.$B46])" office:value-type="percentage" office:value="0" calcext:value-type="percentage">
            <text:p>0,00%</text:p>
          </table:table-cell>
          <table:table-cell table:style-name="ce395" table:formula="of:=IF([.M44]=0;0;+[.$B46])" office:value-type="percentage" office:value="0" calcext:value-type="percentage">
            <text:p>0,00%</text:p>
          </table:table-cell>
          <table:table-cell table:style-name="ce395" table:formula="of:=IF([.N44]=0;0;+[.$B46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49]+[.D48]" office:value-type="float" office:value="0" calcext:value-type="float">
            <text:p>0 </text:p>
          </table:table-cell>
          <table:table-cell table:style-name="ce364" table:formula="of:=+[.E49]+[.E48]" office:value-type="float" office:value="0" calcext:value-type="float">
            <text:p>0 </text:p>
          </table:table-cell>
          <table:table-cell table:style-name="ce364" table:formula="of:=+[.F49]+[.F48]" office:value-type="float" office:value="0" calcext:value-type="float">
            <text:p>0 </text:p>
          </table:table-cell>
          <table:table-cell table:style-name="ce364" table:formula="of:=+[.G49]+[.G48]" office:value-type="float" office:value="0" calcext:value-type="float">
            <text:p>0 </text:p>
          </table:table-cell>
          <table:table-cell table:style-name="ce364" table:formula="of:=+[.H49]+[.H48]" office:value-type="float" office:value="0" calcext:value-type="float">
            <text:p>0 </text:p>
          </table:table-cell>
          <table:table-cell table:style-name="ce364" table:formula="of:=+[.I49]+[.I48]" office:value-type="float" office:value="0" calcext:value-type="float">
            <text:p>0 </text:p>
          </table:table-cell>
          <table:table-cell table:style-name="ce364" table:formula="of:=+[.J49]+[.J48]" office:value-type="float" office:value="0" calcext:value-type="float">
            <text:p>0 </text:p>
          </table:table-cell>
          <table:table-cell table:style-name="ce364" table:formula="of:=+[.K49]+[.K48]" office:value-type="float" office:value="0" calcext:value-type="float">
            <text:p>0 </text:p>
          </table:table-cell>
          <table:table-cell table:style-name="ce364" table:formula="of:=+[.L49]+[.L48]" office:value-type="float" office:value="0" calcext:value-type="float">
            <text:p>0 </text:p>
          </table:table-cell>
          <table:table-cell table:style-name="ce364" table:formula="of:=+[.M49]+[.M48]" office:value-type="float" office:value="0" calcext:value-type="float">
            <text:p>0 </text:p>
          </table:table-cell>
          <table:table-cell table:style-name="ce364" table:formula="of:=+[.N49]+[.N48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42]*[.B46]" office:value-type="float" office:value="0" calcext:value-type="float">
            <text:p>0 </text:p>
          </table:table-cell>
          <table:table-cell table:style-name="ce364" table:formula="of:=-+[.C50]*[.C46]" office:value-type="float" office:value="-0" calcext:value-type="float">
            <text:p>0 </text:p>
          </table:table-cell>
          <table:table-cell table:style-name="ce364" table:formula="of:=-+[.D50]*[.D46]" office:value-type="float" office:value="-0" calcext:value-type="float">
            <text:p>0 </text:p>
          </table:table-cell>
          <table:table-cell table:style-name="ce364" table:formula="of:=-+[.E50]*[.E46]" office:value-type="float" office:value="-0" calcext:value-type="float">
            <text:p>0 </text:p>
          </table:table-cell>
          <table:table-cell table:style-name="ce364" table:formula="of:=-+[.F50]*[.F46]" office:value-type="float" office:value="-0" calcext:value-type="float">
            <text:p>0 </text:p>
          </table:table-cell>
          <table:table-cell table:style-name="ce364" table:formula="of:=-+[.G50]*[.G46]" office:value-type="float" office:value="-0" calcext:value-type="float">
            <text:p>0 </text:p>
          </table:table-cell>
          <table:table-cell table:style-name="ce364" table:formula="of:=-+[.H50]*[.H46]" office:value-type="float" office:value="-0" calcext:value-type="float">
            <text:p>0 </text:p>
          </table:table-cell>
          <table:table-cell table:style-name="ce364" table:formula="of:=-+[.I50]*[.I46]" office:value-type="float" office:value="-0" calcext:value-type="float">
            <text:p>0 </text:p>
          </table:table-cell>
          <table:table-cell table:style-name="ce364" table:formula="of:=-+[.J50]*[.J46]" office:value-type="float" office:value="-0" calcext:value-type="float">
            <text:p>0 </text:p>
          </table:table-cell>
          <table:table-cell table:style-name="ce364" table:formula="of:=-+[.K50]*[.K46]" office:value-type="float" office:value="-0" calcext:value-type="float">
            <text:p>0 </text:p>
          </table:table-cell>
          <table:table-cell table:style-name="ce364" table:formula="of:=-+[.L50]*[.L46]" office:value-type="float" office:value="-0" calcext:value-type="float">
            <text:p>0 </text:p>
          </table:table-cell>
          <table:table-cell table:style-name="ce364" table:formula="of:=-+[.M50]*[.M46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64" table:formula="of:=IF([.C45]=0;0;-+[.B50]/[.B44])" office:value-type="float" office:value="0" calcext:value-type="float">
            <text:p>0 </text:p>
          </table:table-cell>
          <table:table-cell table:style-name="ce364" table:formula="of:=IF([.D45]=0;0;-+[.C50]/[.C44])" office:value-type="float" office:value="0" calcext:value-type="float">
            <text:p>0 </text:p>
          </table:table-cell>
          <table:table-cell table:style-name="ce364" table:formula="of:=IF([.E45]=0;0;-+[.D50]/[.D44])" office:value-type="float" office:value="0" calcext:value-type="float">
            <text:p>0 </text:p>
          </table:table-cell>
          <table:table-cell table:style-name="ce364" table:formula="of:=IF([.F45]=0;0;-+[.E50]/[.E44])" office:value-type="float" office:value="0" calcext:value-type="float">
            <text:p>0 </text:p>
          </table:table-cell>
          <table:table-cell table:style-name="ce364" table:formula="of:=IF([.G45]=0;0;-+[.F50]/[.F44])" office:value-type="float" office:value="0" calcext:value-type="float">
            <text:p>0 </text:p>
          </table:table-cell>
          <table:table-cell table:style-name="ce364" table:formula="of:=IF([.H45]=0;0;-+[.G50]/[.G44])" office:value-type="float" office:value="0" calcext:value-type="float">
            <text:p>0 </text:p>
          </table:table-cell>
          <table:table-cell table:style-name="ce364" table:formula="of:=IF([.I45]=0;0;-+[.H50]/[.H44])" office:value-type="float" office:value="0" calcext:value-type="float">
            <text:p>0 </text:p>
          </table:table-cell>
          <table:table-cell table:style-name="ce364" table:formula="of:=IF([.J45]=0;0;-+[.I50]/[.I44])" office:value-type="float" office:value="0" calcext:value-type="float">
            <text:p>0 </text:p>
          </table:table-cell>
          <table:table-cell table:style-name="ce364" table:formula="of:=IF([.K45]=0;0;-+[.J50]/[.J44])" office:value-type="float" office:value="0" calcext:value-type="float">
            <text:p>0 </text:p>
          </table:table-cell>
          <table:table-cell table:style-name="ce364" table:formula="of:=IF([.L45]=0;0;-+[.K50]/[.K44])" office:value-type="float" office:value="0" calcext:value-type="float">
            <text:p>0 </text:p>
          </table:table-cell>
          <table:table-cell table:style-name="ce364" table:formula="of:=IF([.M45]=0;0;-+[.L50]/[.L44])" office:value-type="float" office:value="0" calcext:value-type="float">
            <text:p>0 </text:p>
          </table:table-cell>
          <table:table-cell table:style-name="ce364" table:formula="of:=IF([.N45]=0;0;-+[.M50]/[.M44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42] &gt; 0; [.B50] + [.C42]; [.B50] + [.C49])" office:value-type="float" office:value="0" calcext:value-type="float">
            <text:p>0 </text:p>
          </table:table-cell>
          <table:table-cell table:style-name="ce364" table:formula="of:=IF([.D42] &gt; 0; [.C50] + [.D42]; [.C50] + [.D49])" office:value-type="float" office:value="0" calcext:value-type="float">
            <text:p>0 </text:p>
          </table:table-cell>
          <table:table-cell table:style-name="ce364" table:formula="of:=IF([.E42] &gt; 0; [.D50] + [.E42]; [.D50] + [.E49])" office:value-type="float" office:value="0" calcext:value-type="float">
            <text:p>0 </text:p>
          </table:table-cell>
          <table:table-cell table:style-name="ce364" table:formula="of:=IF([.F42] &gt; 0; [.E50] + [.F42]; [.E50] + [.F49])" office:value-type="float" office:value="0" calcext:value-type="float">
            <text:p>0 </text:p>
          </table:table-cell>
          <table:table-cell table:style-name="ce364" table:formula="of:=IF([.G42] &gt; 0; [.F50] + [.G42]; [.F50] + [.G49])" office:value-type="float" office:value="0" calcext:value-type="float">
            <text:p>0 </text:p>
          </table:table-cell>
          <table:table-cell table:style-name="ce364" table:formula="of:=IF([.H42] &gt; 0; [.G50] + [.H42]; [.G50] + [.H49])" office:value-type="float" office:value="0" calcext:value-type="float">
            <text:p>0 </text:p>
          </table:table-cell>
          <table:table-cell table:style-name="ce364" table:formula="of:=IF([.I42] &gt; 0; [.H50] + [.I42]; [.H50] + [.I49])" office:value-type="float" office:value="0" calcext:value-type="float">
            <text:p>0 </text:p>
          </table:table-cell>
          <table:table-cell table:style-name="ce364" table:formula="of:=IF([.J42] &gt; 0; [.I50] + [.J42]; [.I50] + [.J49])" office:value-type="float" office:value="0" calcext:value-type="float">
            <text:p>0 </text:p>
          </table:table-cell>
          <table:table-cell table:style-name="ce364" table:formula="of:=IF([.K42] &gt; 0; [.J50] + [.K42]; [.J50] + [.K49])" office:value-type="float" office:value="0" calcext:value-type="float">
            <text:p>0 </text:p>
          </table:table-cell>
          <table:table-cell table:style-name="ce364" table:formula="of:=IF([.L42] &gt; 0; [.K50] + [.L42]; [.K50] + [.L49])" office:value-type="float" office:value="0" calcext:value-type="float">
            <text:p>0 </text:p>
          </table:table-cell>
          <table:table-cell table:style-name="ce364" table:formula="of:=IF([.M42] &gt; 0; [.L50] + [.M42]; [.L50] + [.M49])" office:value-type="float" office:value="0" calcext:value-type="float">
            <text:p>0 </text:p>
          </table:table-cell>
          <table:table-cell table:style-name="ce364" table:formula="of:=IF([.N42] &gt; 0; [.M50] + [.N42]; [.M50] + [.N49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44]&lt;=1;[.C50];IF([.C50]=0;0;IF([.C44]&lt;12;[.C50]/[.C44]*[.C44];[.C50]/[.C44]*12)))" office:value-type="float" office:value="0" calcext:value-type="float">
            <text:p>0 </text:p>
          </table:table-cell>
          <table:table-cell table:style-name="ce364" table:formula="of:=IF([.D44]&lt;=1;[.D50];IF([.D50]=0;0;IF([.D44]&lt;12;[.D50]/[.D44]*[.D44];[.D50]/[.D44]*12)))" office:value-type="float" office:value="0" calcext:value-type="float">
            <text:p>0 </text:p>
          </table:table-cell>
          <table:table-cell table:style-name="ce364" table:formula="of:=IF([.E44]&lt;=1;[.E50];IF([.E50]=0;0;IF([.E44]&lt;12;[.E50]/[.E44]*[.E44];[.E50]/[.E44]*12)))" office:value-type="float" office:value="0" calcext:value-type="float">
            <text:p>0 </text:p>
          </table:table-cell>
          <table:table-cell table:style-name="ce364" table:formula="of:=IF([.F44]&lt;=1;[.F50];IF([.F50]=0;0;IF([.F44]&lt;12;[.F50]/[.F44]*[.F44];[.F50]/[.F44]*12)))" office:value-type="float" office:value="0" calcext:value-type="float">
            <text:p>0 </text:p>
          </table:table-cell>
          <table:table-cell table:style-name="ce364" table:formula="of:=IF([.G44]&lt;=1;[.G50];IF([.G50]=0;0;IF([.G44]&lt;12;[.G50]/[.G44]*[.G44];[.G50]/[.G44]*12)))" office:value-type="float" office:value="0" calcext:value-type="float">
            <text:p>0 </text:p>
          </table:table-cell>
          <table:table-cell table:style-name="ce364" table:formula="of:=IF([.H44]&lt;=1;[.H50];IF([.H50]=0;0;IF([.H44]&lt;12;[.H50]/[.H44]*[.H44];[.H50]/[.H44]*12)))" office:value-type="float" office:value="0" calcext:value-type="float">
            <text:p>0 </text:p>
          </table:table-cell>
          <table:table-cell table:style-name="ce364" table:formula="of:=IF([.I44]&lt;=1;[.I50];IF([.I50]=0;0;IF([.I44]&lt;12;[.I50]/[.I44]*[.I44];[.I50]/[.I44]*12)))" office:value-type="float" office:value="0" calcext:value-type="float">
            <text:p>0 </text:p>
          </table:table-cell>
          <table:table-cell table:style-name="ce364" table:formula="of:=IF([.J44]&lt;=1;[.J50];IF([.J50]=0;0;IF([.J44]&lt;12;[.J50]/[.J44]*[.J44];[.J50]/[.J44]*12)))" office:value-type="float" office:value="0" calcext:value-type="float">
            <text:p>0 </text:p>
          </table:table-cell>
          <table:table-cell table:style-name="ce364" table:formula="of:=IF([.K44]&lt;=1;[.K50];IF([.K50]=0;0;IF([.K44]&lt;12;[.K50]/[.K44]*[.K44];[.K50]/[.K44]*12)))" office:value-type="float" office:value="0" calcext:value-type="float">
            <text:p>0 </text:p>
          </table:table-cell>
          <table:table-cell table:style-name="ce364" table:formula="of:=IF([.L44]&lt;=1;[.L50];IF([.L50]=0;0;IF([.L44]&lt;12;[.L50]/[.L44]*[.L44];[.L50]/[.L44]*12)))" office:value-type="float" office:value="0" calcext:value-type="float">
            <text:p>0 </text:p>
          </table:table-cell>
          <table:table-cell table:style-name="ce364" table:formula="of:=IF([.M44]&lt;=1;[.M50];IF([.M50]=0;0;IF([.M44]&lt;12;[.M50]/[.M44]*[.M44];[.M50]/[.M44]*12)))" office:value-type="float" office:value="0" calcext:value-type="float">
            <text:p>0 </text:p>
          </table:table-cell>
          <table:table-cell table:style-name="ce364" table:formula="of:=IF([.N44]&lt;=1;[.N50];IF([.N50]=0;0;IF([.N44]&lt;12;[.N50]/[.N44]*[.N44];[.N50]/[.N44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50] - [.C51]" office:value-type="float" office:value="0" calcext:value-type="float">
            <text:p>0 </text:p>
          </table:table-cell>
          <table:table-cell table:style-name="ce364" table:formula="of:=[.D50] - [.D51]" office:value-type="float" office:value="0" calcext:value-type="float">
            <text:p>0 </text:p>
          </table:table-cell>
          <table:table-cell table:style-name="ce364" table:formula="of:=[.E50] - [.E51]" office:value-type="float" office:value="0" calcext:value-type="float">
            <text:p>0 </text:p>
          </table:table-cell>
          <table:table-cell table:style-name="ce364" table:formula="of:=[.F50] - [.F51]" office:value-type="float" office:value="0" calcext:value-type="float">
            <text:p>0 </text:p>
          </table:table-cell>
          <table:table-cell table:style-name="ce364" table:formula="of:=[.G50] - [.G51]" office:value-type="float" office:value="0" calcext:value-type="float">
            <text:p>0 </text:p>
          </table:table-cell>
          <table:table-cell table:style-name="ce364" table:formula="of:=[.H50] - [.H51]" office:value-type="float" office:value="0" calcext:value-type="float">
            <text:p>0 </text:p>
          </table:table-cell>
          <table:table-cell table:style-name="ce364" table:formula="of:=[.I50] - [.I51]" office:value-type="float" office:value="0" calcext:value-type="float">
            <text:p>0 </text:p>
          </table:table-cell>
          <table:table-cell table:style-name="ce364" table:formula="of:=[.J50] - [.J51]" office:value-type="float" office:value="0" calcext:value-type="float">
            <text:p>0 </text:p>
          </table:table-cell>
          <table:table-cell table:style-name="ce364" table:formula="of:=[.K50] - [.K51]" office:value-type="float" office:value="0" calcext:value-type="float">
            <text:p>0 </text:p>
          </table:table-cell>
          <table:table-cell table:style-name="ce364" table:formula="of:=[.L50] - [.L51]" office:value-type="float" office:value="0" calcext:value-type="float">
            <text:p>0 </text:p>
          </table:table-cell>
          <table:table-cell table:style-name="ce364" table:formula="of:=[.M50] - [.M51]" office:value-type="float" office:value="0" calcext:value-type="float">
            <text:p>0 </text:p>
          </table:table-cell>
          <table:table-cell table:style-name="ce364" table:formula="of:=[.N50] - [.N51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SAC 2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number-columns-repeated="12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56] &gt; 0; [.C56]; MAX([.B57] - 1; 0))" office:value-type="float" office:value="0" calcext:value-type="float">
            <text:p>0 </text:p>
          </table:table-cell>
          <table:table-cell table:style-name="ce364" table:formula="of:=IF([.D56] &gt; 0; [.D56]; MAX([.C57] - 1; 0))" office:value-type="float" office:value="0" calcext:value-type="float">
            <text:p>0 </text:p>
          </table:table-cell>
          <table:table-cell table:style-name="ce364" table:formula="of:=IF([.E56] &gt; 0; [.E56]; MAX([.D57] - 1; 0))" office:value-type="float" office:value="0" calcext:value-type="float">
            <text:p>0 </text:p>
          </table:table-cell>
          <table:table-cell table:style-name="ce364" table:formula="of:=IF([.F56] &gt; 0; [.F56]; MAX([.E57] - 1; 0))" office:value-type="float" office:value="0" calcext:value-type="float">
            <text:p>0 </text:p>
          </table:table-cell>
          <table:table-cell table:style-name="ce364" table:formula="of:=IF([.G56] &gt; 0; [.G56]; MAX([.F57] - 1; 0))" office:value-type="float" office:value="0" calcext:value-type="float">
            <text:p>0 </text:p>
          </table:table-cell>
          <table:table-cell table:style-name="ce364" table:formula="of:=IF([.H56] &gt; 0; [.H56]; MAX([.G57] - 1; 0))" office:value-type="float" office:value="0" calcext:value-type="float">
            <text:p>0 </text:p>
          </table:table-cell>
          <table:table-cell table:style-name="ce364" table:formula="of:=IF([.I56] &gt; 0; [.I56]; MAX([.H57] - 1; 0))" office:value-type="float" office:value="0" calcext:value-type="float">
            <text:p>0 </text:p>
          </table:table-cell>
          <table:table-cell table:style-name="ce364" table:formula="of:=IF([.J56] &gt; 0; [.J56]; MAX([.I57] - 1; 0))" office:value-type="float" office:value="0" calcext:value-type="float">
            <text:p>0 </text:p>
          </table:table-cell>
          <table:table-cell table:style-name="ce364" table:formula="of:=IF([.K56] &gt; 0; [.K56]; MAX([.J57] - 1; 0))" office:value-type="float" office:value="0" calcext:value-type="float">
            <text:p>0 </text:p>
          </table:table-cell>
          <table:table-cell table:style-name="ce364" table:formula="of:=IF([.L56] &gt; 0; [.L56]; MAX([.K57] - 1; 0))" office:value-type="float" office:value="0" calcext:value-type="float">
            <text:p>0 </text:p>
          </table:table-cell>
          <table:table-cell table:style-name="ce364" table:formula="of:=IF([.M56] &gt; 0; [.M56]; MAX([.L57] - 1; 0))" office:value-type="float" office:value="0" calcext:value-type="float">
            <text:p>0 </text:p>
          </table:table-cell>
          <table:table-cell table:style-name="ce364" table:formula="of:=IF([.N56] &gt; 0; [.N56]; MAX([.M57] - 1; 0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57] &gt; 0; [.B58] + 1; 0)" office:value-type="float" office:value="0" calcext:value-type="float">
            <text:p>0 </text:p>
          </table:table-cell>
          <table:table-cell table:style-name="ce364" table:formula="of:=IF([.C57] &gt; 0; [.C58] + 1; 0)" office:value-type="float" office:value="0" calcext:value-type="float">
            <text:p>0 </text:p>
          </table:table-cell>
          <table:table-cell table:style-name="ce364" table:formula="of:=IF([.D57] &gt; 0; [.D58] + 1; 0)" office:value-type="float" office:value="0" calcext:value-type="float">
            <text:p>0 </text:p>
          </table:table-cell>
          <table:table-cell table:style-name="ce364" table:formula="of:=IF([.E57] &gt; 0; [.E58] + 1; 0)" office:value-type="float" office:value="0" calcext:value-type="float">
            <text:p>0 </text:p>
          </table:table-cell>
          <table:table-cell table:style-name="ce364" table:formula="of:=IF([.F57] &gt; 0; [.F58] + 1; 0)" office:value-type="float" office:value="0" calcext:value-type="float">
            <text:p>0 </text:p>
          </table:table-cell>
          <table:table-cell table:style-name="ce364" table:formula="of:=IF([.G57] &gt; 0; [.G58] + 1; 0)" office:value-type="float" office:value="0" calcext:value-type="float">
            <text:p>0 </text:p>
          </table:table-cell>
          <table:table-cell table:style-name="ce364" table:formula="of:=IF([.H57] &gt; 0; [.H58] + 1; 0)" office:value-type="float" office:value="0" calcext:value-type="float">
            <text:p>0 </text:p>
          </table:table-cell>
          <table:table-cell table:style-name="ce364" table:formula="of:=IF([.I57] &gt; 0; [.I58] + 1; 0)" office:value-type="float" office:value="0" calcext:value-type="float">
            <text:p>0 </text:p>
          </table:table-cell>
          <table:table-cell table:style-name="ce364" table:formula="of:=IF([.J57] &gt; 0; [.J58] + 1; 0)" office:value-type="float" office:value="0" calcext:value-type="float">
            <text:p>0 </text:p>
          </table:table-cell>
          <table:table-cell table:style-name="ce364" table:formula="of:=IF([.K57] &gt; 0; [.K58] + 1; 0)" office:value-type="float" office:value="0" calcext:value-type="float">
            <text:p>0 </text:p>
          </table:table-cell>
          <table:table-cell table:style-name="ce364" table:formula="of:=IF([.L57] &gt; 0; [.L58] + 1; 0)" office:value-type="float" office:value="0" calcext:value-type="float">
            <text:p>0 </text:p>
          </table:table-cell>
          <table:table-cell table:style-name="ce364" table:formula="of:=IF([.M57] &gt; 0; [.M58] + 1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57]=0;0;+[.$B59])" office:value-type="percentage" office:value="0" calcext:value-type="percentage">
            <text:p>0,00%</text:p>
          </table:table-cell>
          <table:table-cell table:style-name="ce395" table:formula="of:=IF([.D57]=0;0;+[.$B59])" office:value-type="percentage" office:value="0" calcext:value-type="percentage">
            <text:p>0,00%</text:p>
          </table:table-cell>
          <table:table-cell table:style-name="ce395" table:formula="of:=IF([.E57]=0;0;+[.$B59])" office:value-type="percentage" office:value="0" calcext:value-type="percentage">
            <text:p>0,00%</text:p>
          </table:table-cell>
          <table:table-cell table:style-name="ce395" table:formula="of:=IF([.F57]=0;0;+[.$B59])" office:value-type="percentage" office:value="0" calcext:value-type="percentage">
            <text:p>0,00%</text:p>
          </table:table-cell>
          <table:table-cell table:style-name="ce395" table:formula="of:=IF([.G57]=0;0;+[.$B59])" office:value-type="percentage" office:value="0" calcext:value-type="percentage">
            <text:p>0,00%</text:p>
          </table:table-cell>
          <table:table-cell table:style-name="ce395" table:formula="of:=IF([.H57]=0;0;+[.$B59])" office:value-type="percentage" office:value="0" calcext:value-type="percentage">
            <text:p>0,00%</text:p>
          </table:table-cell>
          <table:table-cell table:style-name="ce395" table:formula="of:=IF([.I57]=0;0;+[.$B59])" office:value-type="percentage" office:value="0" calcext:value-type="percentage">
            <text:p>0,00%</text:p>
          </table:table-cell>
          <table:table-cell table:style-name="ce395" table:formula="of:=IF([.J57]=0;0;+[.$B59])" office:value-type="percentage" office:value="0" calcext:value-type="percentage">
            <text:p>0,00%</text:p>
          </table:table-cell>
          <table:table-cell table:style-name="ce395" table:formula="of:=IF([.K57]=0;0;+[.$B59])" office:value-type="percentage" office:value="0" calcext:value-type="percentage">
            <text:p>0,00%</text:p>
          </table:table-cell>
          <table:table-cell table:style-name="ce395" table:formula="of:=IF([.L57]=0;0;+[.$B59])" office:value-type="percentage" office:value="0" calcext:value-type="percentage">
            <text:p>0,00%</text:p>
          </table:table-cell>
          <table:table-cell table:style-name="ce395" table:formula="of:=IF([.M57]=0;0;+[.$B59])" office:value-type="percentage" office:value="0" calcext:value-type="percentage">
            <text:p>0,00%</text:p>
          </table:table-cell>
          <table:table-cell table:style-name="ce395" table:formula="of:=IF([.N57]=0;0;+[.$B59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62]+[.D61]" office:value-type="float" office:value="0" calcext:value-type="float">
            <text:p>0 </text:p>
          </table:table-cell>
          <table:table-cell table:style-name="ce364" table:formula="of:=+[.E62]+[.E61]" office:value-type="float" office:value="0" calcext:value-type="float">
            <text:p>0 </text:p>
          </table:table-cell>
          <table:table-cell table:style-name="ce364" table:formula="of:=+[.F62]+[.F61]" office:value-type="float" office:value="0" calcext:value-type="float">
            <text:p>0 </text:p>
          </table:table-cell>
          <table:table-cell table:style-name="ce364" table:formula="of:=+[.G62]+[.G61]" office:value-type="float" office:value="0" calcext:value-type="float">
            <text:p>0 </text:p>
          </table:table-cell>
          <table:table-cell table:style-name="ce364" table:formula="of:=+[.H62]+[.H61]" office:value-type="float" office:value="0" calcext:value-type="float">
            <text:p>0 </text:p>
          </table:table-cell>
          <table:table-cell table:style-name="ce364" table:formula="of:=+[.I62]+[.I61]" office:value-type="float" office:value="0" calcext:value-type="float">
            <text:p>0 </text:p>
          </table:table-cell>
          <table:table-cell table:style-name="ce364" table:formula="of:=+[.J62]+[.J61]" office:value-type="float" office:value="0" calcext:value-type="float">
            <text:p>0 </text:p>
          </table:table-cell>
          <table:table-cell table:style-name="ce364" table:formula="of:=+[.K62]+[.K61]" office:value-type="float" office:value="0" calcext:value-type="float">
            <text:p>0 </text:p>
          </table:table-cell>
          <table:table-cell table:style-name="ce364" table:formula="of:=+[.L62]+[.L61]" office:value-type="float" office:value="0" calcext:value-type="float">
            <text:p>0 </text:p>
          </table:table-cell>
          <table:table-cell table:style-name="ce364" table:formula="of:=+[.M62]+[.M61]" office:value-type="float" office:value="0" calcext:value-type="float">
            <text:p>0 </text:p>
          </table:table-cell>
          <table:table-cell table:style-name="ce364" table:formula="of:=+[.N62]+[.N61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55]*[.B59]" office:value-type="float" office:value="0" calcext:value-type="float">
            <text:p>0 </text:p>
          </table:table-cell>
          <table:table-cell table:style-name="ce364" table:formula="of:=-+[.C63]*[.C59]" office:value-type="float" office:value="-0" calcext:value-type="float">
            <text:p>0 </text:p>
          </table:table-cell>
          <table:table-cell table:style-name="ce364" table:formula="of:=-+[.D63]*[.D59]" office:value-type="float" office:value="-0" calcext:value-type="float">
            <text:p>0 </text:p>
          </table:table-cell>
          <table:table-cell table:style-name="ce364" table:formula="of:=-+[.E63]*[.E59]" office:value-type="float" office:value="-0" calcext:value-type="float">
            <text:p>0 </text:p>
          </table:table-cell>
          <table:table-cell table:style-name="ce364" table:formula="of:=-+[.F63]*[.F59]" office:value-type="float" office:value="-0" calcext:value-type="float">
            <text:p>0 </text:p>
          </table:table-cell>
          <table:table-cell table:style-name="ce364" table:formula="of:=-+[.G63]*[.G59]" office:value-type="float" office:value="-0" calcext:value-type="float">
            <text:p>0 </text:p>
          </table:table-cell>
          <table:table-cell table:style-name="ce364" table:formula="of:=-+[.H63]*[.H59]" office:value-type="float" office:value="-0" calcext:value-type="float">
            <text:p>0 </text:p>
          </table:table-cell>
          <table:table-cell table:style-name="ce364" table:formula="of:=-+[.I63]*[.I59]" office:value-type="float" office:value="-0" calcext:value-type="float">
            <text:p>0 </text:p>
          </table:table-cell>
          <table:table-cell table:style-name="ce364" table:formula="of:=-+[.J63]*[.J59]" office:value-type="float" office:value="-0" calcext:value-type="float">
            <text:p>0 </text:p>
          </table:table-cell>
          <table:table-cell table:style-name="ce364" table:formula="of:=-+[.K63]*[.K59]" office:value-type="float" office:value="-0" calcext:value-type="float">
            <text:p>0 </text:p>
          </table:table-cell>
          <table:table-cell table:style-name="ce364" table:formula="of:=-+[.L63]*[.L59]" office:value-type="float" office:value="-0" calcext:value-type="float">
            <text:p>0 </text:p>
          </table:table-cell>
          <table:table-cell table:style-name="ce364" table:formula="of:=-+[.M63]*[.M59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64" table:formula="of:=IF([.C58]=0;0;-+[.B63]/[.B57])" office:value-type="float" office:value="0" calcext:value-type="float">
            <text:p>0 </text:p>
          </table:table-cell>
          <table:table-cell table:style-name="ce364" table:formula="of:=IF([.D58]=0;0;-+[.C63]/[.C57])" office:value-type="float" office:value="0" calcext:value-type="float">
            <text:p>0 </text:p>
          </table:table-cell>
          <table:table-cell table:style-name="ce364" table:formula="of:=IF([.E58]=0;0;-+[.D63]/[.D57])" office:value-type="float" office:value="0" calcext:value-type="float">
            <text:p>0 </text:p>
          </table:table-cell>
          <table:table-cell table:style-name="ce364" table:formula="of:=IF([.F58]=0;0;-+[.E63]/[.E57])" office:value-type="float" office:value="0" calcext:value-type="float">
            <text:p>0 </text:p>
          </table:table-cell>
          <table:table-cell table:style-name="ce364" table:formula="of:=IF([.G58]=0;0;-+[.F63]/[.F57])" office:value-type="float" office:value="0" calcext:value-type="float">
            <text:p>0 </text:p>
          </table:table-cell>
          <table:table-cell table:style-name="ce364" table:formula="of:=IF([.H58]=0;0;-+[.G63]/[.G57])" office:value-type="float" office:value="0" calcext:value-type="float">
            <text:p>0 </text:p>
          </table:table-cell>
          <table:table-cell table:style-name="ce364" table:formula="of:=IF([.I58]=0;0;-+[.H63]/[.H57])" office:value-type="float" office:value="0" calcext:value-type="float">
            <text:p>0 </text:p>
          </table:table-cell>
          <table:table-cell table:style-name="ce364" table:formula="of:=IF([.J58]=0;0;-+[.I63]/[.I57])" office:value-type="float" office:value="0" calcext:value-type="float">
            <text:p>0 </text:p>
          </table:table-cell>
          <table:table-cell table:style-name="ce364" table:formula="of:=IF([.K58]=0;0;-+[.J63]/[.J57])" office:value-type="float" office:value="0" calcext:value-type="float">
            <text:p>0 </text:p>
          </table:table-cell>
          <table:table-cell table:style-name="ce364" table:formula="of:=IF([.L58]=0;0;-+[.K63]/[.K57])" office:value-type="float" office:value="0" calcext:value-type="float">
            <text:p>0 </text:p>
          </table:table-cell>
          <table:table-cell table:style-name="ce364" table:formula="of:=IF([.M58]=0;0;-+[.L63]/[.L57])" office:value-type="float" office:value="0" calcext:value-type="float">
            <text:p>0 </text:p>
          </table:table-cell>
          <table:table-cell table:style-name="ce364" table:formula="of:=IF([.N58]=0;0;-+[.M63]/[.M57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55] &gt; 0; [.B63] + [.C55]; [.B63] + [.C62])" office:value-type="float" office:value="0" calcext:value-type="float">
            <text:p>0 </text:p>
          </table:table-cell>
          <table:table-cell table:style-name="ce364" table:formula="of:=IF([.D55] &gt; 0; [.C63] + [.D55]; [.C63] + [.D62])" office:value-type="float" office:value="0" calcext:value-type="float">
            <text:p>0 </text:p>
          </table:table-cell>
          <table:table-cell table:style-name="ce364" table:formula="of:=IF([.E55] &gt; 0; [.D63] + [.E55]; [.D63] + [.E62])" office:value-type="float" office:value="0" calcext:value-type="float">
            <text:p>0 </text:p>
          </table:table-cell>
          <table:table-cell table:style-name="ce364" table:formula="of:=IF([.F55] &gt; 0; [.E63] + [.F55]; [.E63] + [.F62])" office:value-type="float" office:value="0" calcext:value-type="float">
            <text:p>0 </text:p>
          </table:table-cell>
          <table:table-cell table:style-name="ce364" table:formula="of:=IF([.G55] &gt; 0; [.F63] + [.G55]; [.F63] + [.G62])" office:value-type="float" office:value="0" calcext:value-type="float">
            <text:p>0 </text:p>
          </table:table-cell>
          <table:table-cell table:style-name="ce364" table:formula="of:=IF([.H55] &gt; 0; [.G63] + [.H55]; [.G63] + [.H62])" office:value-type="float" office:value="0" calcext:value-type="float">
            <text:p>0 </text:p>
          </table:table-cell>
          <table:table-cell table:style-name="ce364" table:formula="of:=IF([.I55] &gt; 0; [.H63] + [.I55]; [.H63] + [.I62])" office:value-type="float" office:value="0" calcext:value-type="float">
            <text:p>0 </text:p>
          </table:table-cell>
          <table:table-cell table:style-name="ce364" table:formula="of:=IF([.J55] &gt; 0; [.I63] + [.J55]; [.I63] + [.J62])" office:value-type="float" office:value="0" calcext:value-type="float">
            <text:p>0 </text:p>
          </table:table-cell>
          <table:table-cell table:style-name="ce364" table:formula="of:=IF([.K55] &gt; 0; [.J63] + [.K55]; [.J63] + [.K62])" office:value-type="float" office:value="0" calcext:value-type="float">
            <text:p>0 </text:p>
          </table:table-cell>
          <table:table-cell table:style-name="ce364" table:formula="of:=IF([.L55] &gt; 0; [.K63] + [.L55]; [.K63] + [.L62])" office:value-type="float" office:value="0" calcext:value-type="float">
            <text:p>0 </text:p>
          </table:table-cell>
          <table:table-cell table:style-name="ce364" table:formula="of:=IF([.M55] &gt; 0; [.L63] + [.M55]; [.L63] + [.M62])" office:value-type="float" office:value="0" calcext:value-type="float">
            <text:p>0 </text:p>
          </table:table-cell>
          <table:table-cell table:style-name="ce364" table:formula="of:=IF([.N55] &gt; 0; [.M63] + [.N55]; [.M63] + [.N62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57]&lt;=1;[.C63];IF([.C63]=0;0;IF([.C57]&lt;12;[.C63]/[.C57]*[.C57];[.C63]/[.C57]*12)))" office:value-type="float" office:value="0" calcext:value-type="float">
            <text:p>0 </text:p>
          </table:table-cell>
          <table:table-cell table:style-name="ce364" table:formula="of:=IF([.D57]&lt;=1;[.D63];IF([.D63]=0;0;IF([.D57]&lt;12;[.D63]/[.D57]*[.D57];[.D63]/[.D57]*12)))" office:value-type="float" office:value="0" calcext:value-type="float">
            <text:p>0 </text:p>
          </table:table-cell>
          <table:table-cell table:style-name="ce364" table:formula="of:=IF([.E57]&lt;=1;[.E63];IF([.E63]=0;0;IF([.E57]&lt;12;[.E63]/[.E57]*[.E57];[.E63]/[.E57]*12)))" office:value-type="float" office:value="0" calcext:value-type="float">
            <text:p>0 </text:p>
          </table:table-cell>
          <table:table-cell table:style-name="ce364" table:formula="of:=IF([.F57]&lt;=1;[.F63];IF([.F63]=0;0;IF([.F57]&lt;12;[.F63]/[.F57]*[.F57];[.F63]/[.F57]*12)))" office:value-type="float" office:value="0" calcext:value-type="float">
            <text:p>0 </text:p>
          </table:table-cell>
          <table:table-cell table:style-name="ce364" table:formula="of:=IF([.G57]&lt;=1;[.G63];IF([.G63]=0;0;IF([.G57]&lt;12;[.G63]/[.G57]*[.G57];[.G63]/[.G57]*12)))" office:value-type="float" office:value="0" calcext:value-type="float">
            <text:p>0 </text:p>
          </table:table-cell>
          <table:table-cell table:style-name="ce364" table:formula="of:=IF([.H57]&lt;=1;[.H63];IF([.H63]=0;0;IF([.H57]&lt;12;[.H63]/[.H57]*[.H57];[.H63]/[.H57]*12)))" office:value-type="float" office:value="0" calcext:value-type="float">
            <text:p>0 </text:p>
          </table:table-cell>
          <table:table-cell table:style-name="ce364" table:formula="of:=IF([.I57]&lt;=1;[.I63];IF([.I63]=0;0;IF([.I57]&lt;12;[.I63]/[.I57]*[.I57];[.I63]/[.I57]*12)))" office:value-type="float" office:value="0" calcext:value-type="float">
            <text:p>0 </text:p>
          </table:table-cell>
          <table:table-cell table:style-name="ce364" table:formula="of:=IF([.J57]&lt;=1;[.J63];IF([.J63]=0;0;IF([.J57]&lt;12;[.J63]/[.J57]*[.J57];[.J63]/[.J57]*12)))" office:value-type="float" office:value="0" calcext:value-type="float">
            <text:p>0 </text:p>
          </table:table-cell>
          <table:table-cell table:style-name="ce364" table:formula="of:=IF([.K57]&lt;=1;[.K63];IF([.K63]=0;0;IF([.K57]&lt;12;[.K63]/[.K57]*[.K57];[.K63]/[.K57]*12)))" office:value-type="float" office:value="0" calcext:value-type="float">
            <text:p>0 </text:p>
          </table:table-cell>
          <table:table-cell table:style-name="ce364" table:formula="of:=IF([.L57]&lt;=1;[.L63];IF([.L63]=0;0;IF([.L57]&lt;12;[.L63]/[.L57]*[.L57];[.L63]/[.L57]*12)))" office:value-type="float" office:value="0" calcext:value-type="float">
            <text:p>0 </text:p>
          </table:table-cell>
          <table:table-cell table:style-name="ce364" table:formula="of:=IF([.M57]&lt;=1;[.M63];IF([.M63]=0;0;IF([.M57]&lt;12;[.M63]/[.M57]*[.M57];[.M63]/[.M57]*12)))" office:value-type="float" office:value="0" calcext:value-type="float">
            <text:p>0 </text:p>
          </table:table-cell>
          <table:table-cell table:style-name="ce364" table:formula="of:=IF([.N57]&lt;=1;[.N63];IF([.N63]=0;0;IF([.N57]&lt;12;[.N63]/[.N57]*[.N57];[.N63]/[.N57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63] - [.C64]" office:value-type="float" office:value="0" calcext:value-type="float">
            <text:p>0 </text:p>
          </table:table-cell>
          <table:table-cell table:style-name="ce364" table:formula="of:=[.D63] - [.D64]" office:value-type="float" office:value="0" calcext:value-type="float">
            <text:p>0 </text:p>
          </table:table-cell>
          <table:table-cell table:style-name="ce364" table:formula="of:=[.E63] - [.E64]" office:value-type="float" office:value="0" calcext:value-type="float">
            <text:p>0 </text:p>
          </table:table-cell>
          <table:table-cell table:style-name="ce364" table:formula="of:=[.F63] - [.F64]" office:value-type="float" office:value="0" calcext:value-type="float">
            <text:p>0 </text:p>
          </table:table-cell>
          <table:table-cell table:style-name="ce364" table:formula="of:=[.G63] - [.G64]" office:value-type="float" office:value="0" calcext:value-type="float">
            <text:p>0 </text:p>
          </table:table-cell>
          <table:table-cell table:style-name="ce364" table:formula="of:=[.H63] - [.H64]" office:value-type="float" office:value="0" calcext:value-type="float">
            <text:p>0 </text:p>
          </table:table-cell>
          <table:table-cell table:style-name="ce364" table:formula="of:=[.I63] - [.I64]" office:value-type="float" office:value="0" calcext:value-type="float">
            <text:p>0 </text:p>
          </table:table-cell>
          <table:table-cell table:style-name="ce364" table:formula="of:=[.J63] - [.J64]" office:value-type="float" office:value="0" calcext:value-type="float">
            <text:p>0 </text:p>
          </table:table-cell>
          <table:table-cell table:style-name="ce364" table:formula="of:=[.K63] - [.K64]" office:value-type="float" office:value="0" calcext:value-type="float">
            <text:p>0 </text:p>
          </table:table-cell>
          <table:table-cell table:style-name="ce364" table:formula="of:=[.L63] - [.L64]" office:value-type="float" office:value="0" calcext:value-type="float">
            <text:p>0 </text:p>
          </table:table-cell>
          <table:table-cell table:style-name="ce364" table:formula="of:=[.M63] - [.M64]" office:value-type="float" office:value="0" calcext:value-type="float">
            <text:p>0 </text:p>
          </table:table-cell>
          <table:table-cell table:style-name="ce364" table:formula="of:=[.N63] - [.N64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Cheque Especial 1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style-name="ce371" table:number-columns-repeated="12"/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style-name="ce371" office:value-type="float" office:value="1" calcext:value-type="float">
            <text:p>1 </text:p>
          </table:table-cell>
          <table:table-cell table:style-name="ce371" table:formula="of:=+[.C69]" office:value-type="float" office:value="1" calcext:value-type="float">
            <text:p>1 </text:p>
          </table:table-cell>
          <table:table-cell table:style-name="ce371" table:formula="of:=+[.D69]" office:value-type="float" office:value="1" calcext:value-type="float">
            <text:p>1 </text:p>
          </table:table-cell>
          <table:table-cell table:style-name="ce371" table:formula="of:=+[.E69]" office:value-type="float" office:value="1" calcext:value-type="float">
            <text:p>1 </text:p>
          </table:table-cell>
          <table:table-cell table:style-name="ce371" table:formula="of:=+[.F69]" office:value-type="float" office:value="1" calcext:value-type="float">
            <text:p>1 </text:p>
          </table:table-cell>
          <table:table-cell table:style-name="ce371" table:formula="of:=+[.G69]" office:value-type="float" office:value="1" calcext:value-type="float">
            <text:p>1 </text:p>
          </table:table-cell>
          <table:table-cell table:style-name="ce371" table:formula="of:=+[.H69]" office:value-type="float" office:value="1" calcext:value-type="float">
            <text:p>1 </text:p>
          </table:table-cell>
          <table:table-cell table:style-name="ce371" table:formula="of:=+[.I69]" office:value-type="float" office:value="1" calcext:value-type="float">
            <text:p>1 </text:p>
          </table:table-cell>
          <table:table-cell table:style-name="ce371" table:formula="of:=+[.J69]" office:value-type="float" office:value="1" calcext:value-type="float">
            <text:p>1 </text:p>
          </table:table-cell>
          <table:table-cell table:style-name="ce371" table:formula="of:=+[.K69]" office:value-type="float" office:value="1" calcext:value-type="float">
            <text:p>1 </text:p>
          </table:table-cell>
          <table:table-cell table:style-name="ce371" table:formula="of:=+[.L69]" office:value-type="float" office:value="1" calcext:value-type="float">
            <text:p>1 </text:p>
          </table:table-cell>
          <table:table-cell table:style-name="ce371" table:formula="of:=+[.M69]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69] &gt; 0; [.C69]; MAX([.B70] - 1; 0))" office:value-type="float" office:value="1" calcext:value-type="float">
            <text:p>1 </text:p>
          </table:table-cell>
          <table:table-cell table:style-name="ce364" table:formula="of:=IF([.D69] &gt; 0; [.D69]; MAX([.C70] - 1; 0))" office:value-type="float" office:value="1" calcext:value-type="float">
            <text:p>1 </text:p>
          </table:table-cell>
          <table:table-cell table:style-name="ce364" table:formula="of:=IF([.E69] &gt; 0; [.E69]; MAX([.D70] - 1; 0))" office:value-type="float" office:value="1" calcext:value-type="float">
            <text:p>1 </text:p>
          </table:table-cell>
          <table:table-cell table:style-name="ce364" table:formula="of:=IF([.F69] &gt; 0; [.F69]; MAX([.E70] - 1; 0))" office:value-type="float" office:value="1" calcext:value-type="float">
            <text:p>1 </text:p>
          </table:table-cell>
          <table:table-cell table:style-name="ce364" table:formula="of:=IF([.G69] &gt; 0; [.G69]; MAX([.F70] - 1; 0))" office:value-type="float" office:value="1" calcext:value-type="float">
            <text:p>1 </text:p>
          </table:table-cell>
          <table:table-cell table:style-name="ce364" table:formula="of:=IF([.H69] &gt; 0; [.H69]; MAX([.G70] - 1; 0))" office:value-type="float" office:value="1" calcext:value-type="float">
            <text:p>1 </text:p>
          </table:table-cell>
          <table:table-cell table:style-name="ce364" table:formula="of:=IF([.I69] &gt; 0; [.I69]; MAX([.H70] - 1; 0))" office:value-type="float" office:value="1" calcext:value-type="float">
            <text:p>1 </text:p>
          </table:table-cell>
          <table:table-cell table:style-name="ce364" table:formula="of:=IF([.J69] &gt; 0; [.J69]; MAX([.I70] - 1; 0))" office:value-type="float" office:value="1" calcext:value-type="float">
            <text:p>1 </text:p>
          </table:table-cell>
          <table:table-cell table:style-name="ce364" table:formula="of:=IF([.K69] &gt; 0; [.K69]; MAX([.J70] - 1; 0))" office:value-type="float" office:value="1" calcext:value-type="float">
            <text:p>1 </text:p>
          </table:table-cell>
          <table:table-cell table:style-name="ce364" table:formula="of:=IF([.L69] &gt; 0; [.L69]; MAX([.K70] - 1; 0))" office:value-type="float" office:value="1" calcext:value-type="float">
            <text:p>1 </text:p>
          </table:table-cell>
          <table:table-cell table:style-name="ce364" table:formula="of:=IF([.M69] &gt; 0; [.M69]; MAX([.L70] - 1; 0))" office:value-type="float" office:value="1" calcext:value-type="float">
            <text:p>1 </text:p>
          </table:table-cell>
          <table:table-cell table:style-name="ce364" table:formula="of:=IF([.N69] &gt; 0; [.N69]; MAX([.M70] - 1; 0))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70] &gt; 0; [.B71]; 0)" office:value-type="float" office:value="0" calcext:value-type="float">
            <text:p>0 </text:p>
          </table:table-cell>
          <table:table-cell table:style-name="ce364" table:formula="of:=IF([.C70] &gt; 0; [.C71]; 0)" office:value-type="float" office:value="0" calcext:value-type="float">
            <text:p>0 </text:p>
          </table:table-cell>
          <table:table-cell table:style-name="ce364" table:formula="of:=IF([.D70] &gt; 0; [.D71]; 0)" office:value-type="float" office:value="0" calcext:value-type="float">
            <text:p>0 </text:p>
          </table:table-cell>
          <table:table-cell table:style-name="ce364" table:formula="of:=IF([.E70] &gt; 0; [.E71]; 0)" office:value-type="float" office:value="0" calcext:value-type="float">
            <text:p>0 </text:p>
          </table:table-cell>
          <table:table-cell table:style-name="ce364" table:formula="of:=IF([.F70] &gt; 0; [.F71]; 0)" office:value-type="float" office:value="0" calcext:value-type="float">
            <text:p>0 </text:p>
          </table:table-cell>
          <table:table-cell table:style-name="ce364" table:formula="of:=IF([.G70] &gt; 0; [.G71]; 0)" office:value-type="float" office:value="0" calcext:value-type="float">
            <text:p>0 </text:p>
          </table:table-cell>
          <table:table-cell table:style-name="ce364" table:formula="of:=IF([.H70] &gt; 0; [.H71]; 0)" office:value-type="float" office:value="0" calcext:value-type="float">
            <text:p>0 </text:p>
          </table:table-cell>
          <table:table-cell table:style-name="ce364" table:formula="of:=IF([.I70] &gt; 0; [.I71]; 0)" office:value-type="float" office:value="0" calcext:value-type="float">
            <text:p>0 </text:p>
          </table:table-cell>
          <table:table-cell table:style-name="ce364" table:formula="of:=IF([.J70] &gt; 0; [.J71]; 0)" office:value-type="float" office:value="0" calcext:value-type="float">
            <text:p>0 </text:p>
          </table:table-cell>
          <table:table-cell table:style-name="ce364" table:formula="of:=IF([.K70] &gt; 0; [.K71]; 0)" office:value-type="float" office:value="0" calcext:value-type="float">
            <text:p>0 </text:p>
          </table:table-cell>
          <table:table-cell table:style-name="ce364" table:formula="of:=IF([.L70] &gt; 0; [.L71]; 0)" office:value-type="float" office:value="0" calcext:value-type="float">
            <text:p>0 </text:p>
          </table:table-cell>
          <table:table-cell table:style-name="ce364" table:formula="of:=IF([.M70] &gt; 0; [.M71]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70]=0;0;+[.$B72])" office:value-type="percentage" office:value="0" calcext:value-type="percentage">
            <text:p>0,00%</text:p>
          </table:table-cell>
          <table:table-cell table:style-name="ce395" table:formula="of:=IF([.D70]=0;0;+[.$B72])" office:value-type="percentage" office:value="0" calcext:value-type="percentage">
            <text:p>0,00%</text:p>
          </table:table-cell>
          <table:table-cell table:style-name="ce395" table:formula="of:=IF([.E70]=0;0;+[.$B72])" office:value-type="percentage" office:value="0" calcext:value-type="percentage">
            <text:p>0,00%</text:p>
          </table:table-cell>
          <table:table-cell table:style-name="ce395" table:formula="of:=IF([.F70]=0;0;+[.$B72])" office:value-type="percentage" office:value="0" calcext:value-type="percentage">
            <text:p>0,00%</text:p>
          </table:table-cell>
          <table:table-cell table:style-name="ce395" table:formula="of:=IF([.G70]=0;0;+[.$B72])" office:value-type="percentage" office:value="0" calcext:value-type="percentage">
            <text:p>0,00%</text:p>
          </table:table-cell>
          <table:table-cell table:style-name="ce395" table:formula="of:=IF([.H70]=0;0;+[.$B72])" office:value-type="percentage" office:value="0" calcext:value-type="percentage">
            <text:p>0,00%</text:p>
          </table:table-cell>
          <table:table-cell table:style-name="ce395" table:formula="of:=IF([.I70]=0;0;+[.$B72])" office:value-type="percentage" office:value="0" calcext:value-type="percentage">
            <text:p>0,00%</text:p>
          </table:table-cell>
          <table:table-cell table:style-name="ce395" table:formula="of:=IF([.J70]=0;0;+[.$B72])" office:value-type="percentage" office:value="0" calcext:value-type="percentage">
            <text:p>0,00%</text:p>
          </table:table-cell>
          <table:table-cell table:style-name="ce395" table:formula="of:=IF([.K70]=0;0;+[.$B72])" office:value-type="percentage" office:value="0" calcext:value-type="percentage">
            <text:p>0,00%</text:p>
          </table:table-cell>
          <table:table-cell table:style-name="ce395" table:formula="of:=IF([.L70]=0;0;+[.$B72])" office:value-type="percentage" office:value="0" calcext:value-type="percentage">
            <text:p>0,00%</text:p>
          </table:table-cell>
          <table:table-cell table:style-name="ce395" table:formula="of:=IF([.M70]=0;0;+[.$B72])" office:value-type="percentage" office:value="0" calcext:value-type="percentage">
            <text:p>0,00%</text:p>
          </table:table-cell>
          <table:table-cell table:style-name="ce395" table:formula="of:=IF([.N70]=0;0;+[.$B72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75]+[.D74]" office:value-type="float" office:value="0" calcext:value-type="float">
            <text:p>0 </text:p>
          </table:table-cell>
          <table:table-cell table:style-name="ce364" table:formula="of:=+[.E75]+[.E74]" office:value-type="float" office:value="0" calcext:value-type="float">
            <text:p>0 </text:p>
          </table:table-cell>
          <table:table-cell table:style-name="ce364" table:formula="of:=+[.F75]+[.F74]" office:value-type="float" office:value="0" calcext:value-type="float">
            <text:p>0 </text:p>
          </table:table-cell>
          <table:table-cell table:style-name="ce364" table:formula="of:=+[.G75]+[.G74]" office:value-type="float" office:value="0" calcext:value-type="float">
            <text:p>0 </text:p>
          </table:table-cell>
          <table:table-cell table:style-name="ce364" table:formula="of:=+[.H75]+[.H74]" office:value-type="float" office:value="0" calcext:value-type="float">
            <text:p>0 </text:p>
          </table:table-cell>
          <table:table-cell table:style-name="ce364" table:formula="of:=+[.I75]+[.I74]" office:value-type="float" office:value="0" calcext:value-type="float">
            <text:p>0 </text:p>
          </table:table-cell>
          <table:table-cell table:style-name="ce364" table:formula="of:=+[.J75]+[.J74]" office:value-type="float" office:value="0" calcext:value-type="float">
            <text:p>0 </text:p>
          </table:table-cell>
          <table:table-cell table:style-name="ce364" table:formula="of:=+[.K75]+[.K74]" office:value-type="float" office:value="0" calcext:value-type="float">
            <text:p>0 </text:p>
          </table:table-cell>
          <table:table-cell table:style-name="ce364" table:formula="of:=+[.L75]+[.L74]" office:value-type="float" office:value="0" calcext:value-type="float">
            <text:p>0 </text:p>
          </table:table-cell>
          <table:table-cell table:style-name="ce364" table:formula="of:=+[.M75]+[.M74]" office:value-type="float" office:value="0" calcext:value-type="float">
            <text:p>0 </text:p>
          </table:table-cell>
          <table:table-cell table:style-name="ce364" table:formula="of:=+[.N75]+[.N74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68]*[.B72]" office:value-type="float" office:value="0" calcext:value-type="float">
            <text:p>0 </text:p>
          </table:table-cell>
          <table:table-cell table:style-name="ce364" table:formula="of:=-+[.C76]*[.C72]" office:value-type="float" office:value="-0" calcext:value-type="float">
            <text:p>0 </text:p>
          </table:table-cell>
          <table:table-cell table:style-name="ce364" table:formula="of:=-+[.D76]*[.D72]" office:value-type="float" office:value="-0" calcext:value-type="float">
            <text:p>0 </text:p>
          </table:table-cell>
          <table:table-cell table:style-name="ce364" table:formula="of:=-+[.E76]*[.E72]" office:value-type="float" office:value="-0" calcext:value-type="float">
            <text:p>0 </text:p>
          </table:table-cell>
          <table:table-cell table:style-name="ce364" table:formula="of:=-+[.F76]*[.F72]" office:value-type="float" office:value="-0" calcext:value-type="float">
            <text:p>0 </text:p>
          </table:table-cell>
          <table:table-cell table:style-name="ce364" table:formula="of:=-+[.G76]*[.G72]" office:value-type="float" office:value="-0" calcext:value-type="float">
            <text:p>0 </text:p>
          </table:table-cell>
          <table:table-cell table:style-name="ce364" table:formula="of:=-+[.H76]*[.H72]" office:value-type="float" office:value="-0" calcext:value-type="float">
            <text:p>0 </text:p>
          </table:table-cell>
          <table:table-cell table:style-name="ce364" table:formula="of:=-+[.I76]*[.I72]" office:value-type="float" office:value="-0" calcext:value-type="float">
            <text:p>0 </text:p>
          </table:table-cell>
          <table:table-cell table:style-name="ce364" table:formula="of:=-+[.J76]*[.J72]" office:value-type="float" office:value="-0" calcext:value-type="float">
            <text:p>0 </text:p>
          </table:table-cell>
          <table:table-cell table:style-name="ce364" table:formula="of:=-+[.K76]*[.K72]" office:value-type="float" office:value="-0" calcext:value-type="float">
            <text:p>0 </text:p>
          </table:table-cell>
          <table:table-cell table:style-name="ce364" table:formula="of:=-+[.L76]*[.L72]" office:value-type="float" office:value="-0" calcext:value-type="float">
            <text:p>0 </text:p>
          </table:table-cell>
          <table:table-cell table:style-name="ce364" table:formula="of:=-+[.M76]*[.M72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71" table:number-columns-repeated="12"/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68] &gt; 0; [.B76] + [.C68]; [.B76] + [.C75])" office:value-type="float" office:value="0" calcext:value-type="float">
            <text:p>0 </text:p>
          </table:table-cell>
          <table:table-cell table:style-name="ce364" table:formula="of:=IF([.D68] &gt; 0; [.C76] + [.D68]; [.C76] + [.D75])" office:value-type="float" office:value="0" calcext:value-type="float">
            <text:p>0 </text:p>
          </table:table-cell>
          <table:table-cell table:style-name="ce364" table:formula="of:=IF([.E68] &gt; 0; [.D76] + [.E68]; [.D76] + [.E75])" office:value-type="float" office:value="0" calcext:value-type="float">
            <text:p>0 </text:p>
          </table:table-cell>
          <table:table-cell table:style-name="ce364" table:formula="of:=IF([.F68] &gt; 0; [.E76] + [.F68]; [.E76] + [.F75])" office:value-type="float" office:value="0" calcext:value-type="float">
            <text:p>0 </text:p>
          </table:table-cell>
          <table:table-cell table:style-name="ce364" table:formula="of:=IF([.G68] &gt; 0; [.F76] + [.G68]; [.F76] + [.G75])" office:value-type="float" office:value="0" calcext:value-type="float">
            <text:p>0 </text:p>
          </table:table-cell>
          <table:table-cell table:style-name="ce364" table:formula="of:=IF([.H68] &gt; 0; [.G76] + [.H68]; [.G76] + [.H75])" office:value-type="float" office:value="0" calcext:value-type="float">
            <text:p>0 </text:p>
          </table:table-cell>
          <table:table-cell table:style-name="ce364" table:formula="of:=IF([.I68] &gt; 0; [.H76] + [.I68]; [.H76] + [.I75])" office:value-type="float" office:value="0" calcext:value-type="float">
            <text:p>0 </text:p>
          </table:table-cell>
          <table:table-cell table:style-name="ce364" table:formula="of:=IF([.J68] &gt; 0; [.I76] + [.J68]; [.I76] + [.J75])" office:value-type="float" office:value="0" calcext:value-type="float">
            <text:p>0 </text:p>
          </table:table-cell>
          <table:table-cell table:style-name="ce364" table:formula="of:=IF([.K68] &gt; 0; [.J76] + [.K68]; [.J76] + [.K75])" office:value-type="float" office:value="0" calcext:value-type="float">
            <text:p>0 </text:p>
          </table:table-cell>
          <table:table-cell table:style-name="ce364" table:formula="of:=IF([.L68] &gt; 0; [.K76] + [.L68]; [.K76] + [.L75])" office:value-type="float" office:value="0" calcext:value-type="float">
            <text:p>0 </text:p>
          </table:table-cell>
          <table:table-cell table:style-name="ce364" table:formula="of:=IF([.M68] &gt; 0; [.L76] + [.M68]; [.L76] + [.M75])" office:value-type="float" office:value="0" calcext:value-type="float">
            <text:p>0 </text:p>
          </table:table-cell>
          <table:table-cell table:style-name="ce364" table:formula="of:=IF([.N68] &gt; 0; [.M76] + [.N68]; [.M76] + [.N75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70]&lt;=1;[.C76];IF([.C76]=0;0;IF([.C70]&lt;12;[.C76]/[.C70]*[.C70];[.C76]/[.C70]*12)))" office:value-type="float" office:value="0" calcext:value-type="float">
            <text:p>0 </text:p>
          </table:table-cell>
          <table:table-cell table:style-name="ce364" table:formula="of:=IF([.D70]&lt;=1;[.D76];IF([.D76]=0;0;IF([.D70]&lt;12;[.D76]/[.D70]*[.D70];[.D76]/[.D70]*12)))" office:value-type="float" office:value="0" calcext:value-type="float">
            <text:p>0 </text:p>
          </table:table-cell>
          <table:table-cell table:style-name="ce364" table:formula="of:=IF([.E70]&lt;=1;[.E76];IF([.E76]=0;0;IF([.E70]&lt;12;[.E76]/[.E70]*[.E70];[.E76]/[.E70]*12)))" office:value-type="float" office:value="0" calcext:value-type="float">
            <text:p>0 </text:p>
          </table:table-cell>
          <table:table-cell table:style-name="ce364" table:formula="of:=IF([.F70]&lt;=1;[.F76];IF([.F76]=0;0;IF([.F70]&lt;12;[.F76]/[.F70]*[.F70];[.F76]/[.F70]*12)))" office:value-type="float" office:value="0" calcext:value-type="float">
            <text:p>0 </text:p>
          </table:table-cell>
          <table:table-cell table:style-name="ce364" table:formula="of:=IF([.G70]&lt;=1;[.G76];IF([.G76]=0;0;IF([.G70]&lt;12;[.G76]/[.G70]*[.G70];[.G76]/[.G70]*12)))" office:value-type="float" office:value="0" calcext:value-type="float">
            <text:p>0 </text:p>
          </table:table-cell>
          <table:table-cell table:style-name="ce364" table:formula="of:=IF([.H70]&lt;=1;[.H76];IF([.H76]=0;0;IF([.H70]&lt;12;[.H76]/[.H70]*[.H70];[.H76]/[.H70]*12)))" office:value-type="float" office:value="0" calcext:value-type="float">
            <text:p>0 </text:p>
          </table:table-cell>
          <table:table-cell table:style-name="ce364" table:formula="of:=IF([.I70]&lt;=1;[.I76];IF([.I76]=0;0;IF([.I70]&lt;12;[.I76]/[.I70]*[.I70];[.I76]/[.I70]*12)))" office:value-type="float" office:value="0" calcext:value-type="float">
            <text:p>0 </text:p>
          </table:table-cell>
          <table:table-cell table:style-name="ce364" table:formula="of:=IF([.J70]&lt;=1;[.J76];IF([.J76]=0;0;IF([.J70]&lt;12;[.J76]/[.J70]*[.J70];[.J76]/[.J70]*12)))" office:value-type="float" office:value="0" calcext:value-type="float">
            <text:p>0 </text:p>
          </table:table-cell>
          <table:table-cell table:style-name="ce364" table:formula="of:=IF([.K70]&lt;=1;[.K76];IF([.K76]=0;0;IF([.K70]&lt;12;[.K76]/[.K70]*[.K70];[.K76]/[.K70]*12)))" office:value-type="float" office:value="0" calcext:value-type="float">
            <text:p>0 </text:p>
          </table:table-cell>
          <table:table-cell table:style-name="ce364" table:formula="of:=IF([.L70]&lt;=1;[.L76];IF([.L76]=0;0;IF([.L70]&lt;12;[.L76]/[.L70]*[.L70];[.L76]/[.L70]*12)))" office:value-type="float" office:value="0" calcext:value-type="float">
            <text:p>0 </text:p>
          </table:table-cell>
          <table:table-cell table:style-name="ce364" table:formula="of:=IF([.M70]&lt;=1;[.M76];IF([.M76]=0;0;IF([.M70]&lt;12;[.M76]/[.M70]*[.M70];[.M76]/[.M70]*12)))" office:value-type="float" office:value="0" calcext:value-type="float">
            <text:p>0 </text:p>
          </table:table-cell>
          <table:table-cell table:style-name="ce364" table:formula="of:=IF([.N70]&lt;=1;[.N76];IF([.N76]=0;0;IF([.N70]&lt;12;[.N76]/[.N70]*[.N70];[.N76]/[.N70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76] - [.C77]" office:value-type="float" office:value="0" calcext:value-type="float">
            <text:p>0 </text:p>
          </table:table-cell>
          <table:table-cell table:style-name="ce364" table:formula="of:=[.D76] - [.D77]" office:value-type="float" office:value="0" calcext:value-type="float">
            <text:p>0 </text:p>
          </table:table-cell>
          <table:table-cell table:style-name="ce364" table:formula="of:=[.E76] - [.E77]" office:value-type="float" office:value="0" calcext:value-type="float">
            <text:p>0 </text:p>
          </table:table-cell>
          <table:table-cell table:style-name="ce364" table:formula="of:=[.F76] - [.F77]" office:value-type="float" office:value="0" calcext:value-type="float">
            <text:p>0 </text:p>
          </table:table-cell>
          <table:table-cell table:style-name="ce364" table:formula="of:=[.G76] - [.G77]" office:value-type="float" office:value="0" calcext:value-type="float">
            <text:p>0 </text:p>
          </table:table-cell>
          <table:table-cell table:style-name="ce364" table:formula="of:=[.H76] - [.H77]" office:value-type="float" office:value="0" calcext:value-type="float">
            <text:p>0 </text:p>
          </table:table-cell>
          <table:table-cell table:style-name="ce364" table:formula="of:=[.I76] - [.I77]" office:value-type="float" office:value="0" calcext:value-type="float">
            <text:p>0 </text:p>
          </table:table-cell>
          <table:table-cell table:style-name="ce364" table:formula="of:=[.J76] - [.J77]" office:value-type="float" office:value="0" calcext:value-type="float">
            <text:p>0 </text:p>
          </table:table-cell>
          <table:table-cell table:style-name="ce364" table:formula="of:=[.K76] - [.K77]" office:value-type="float" office:value="0" calcext:value-type="float">
            <text:p>0 </text:p>
          </table:table-cell>
          <table:table-cell table:style-name="ce364" table:formula="of:=[.L76] - [.L77]" office:value-type="float" office:value="0" calcext:value-type="float">
            <text:p>0 </text:p>
          </table:table-cell>
          <table:table-cell table:style-name="ce364" table:formula="of:=[.M76] - [.M77]" office:value-type="float" office:value="0" calcext:value-type="float">
            <text:p>0 </text:p>
          </table:table-cell>
          <table:table-cell table:style-name="ce364" table:formula="of:=[.N76] - [.N77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Cheque Especial 2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style-name="ce371" table:number-columns-repeated="12"/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style-name="ce371" office:value-type="float" office:value="1" calcext:value-type="float">
            <text:p>1 </text:p>
          </table:table-cell>
          <table:table-cell table:style-name="ce371" table:formula="of:=+[.C82]" office:value-type="float" office:value="1" calcext:value-type="float">
            <text:p>1 </text:p>
          </table:table-cell>
          <table:table-cell table:style-name="ce371" table:formula="of:=+[.D82]" office:value-type="float" office:value="1" calcext:value-type="float">
            <text:p>1 </text:p>
          </table:table-cell>
          <table:table-cell table:style-name="ce371" table:formula="of:=+[.E82]" office:value-type="float" office:value="1" calcext:value-type="float">
            <text:p>1 </text:p>
          </table:table-cell>
          <table:table-cell table:style-name="ce371" table:formula="of:=+[.F82]" office:value-type="float" office:value="1" calcext:value-type="float">
            <text:p>1 </text:p>
          </table:table-cell>
          <table:table-cell table:style-name="ce371" table:formula="of:=+[.G82]" office:value-type="float" office:value="1" calcext:value-type="float">
            <text:p>1 </text:p>
          </table:table-cell>
          <table:table-cell table:style-name="ce371" table:formula="of:=+[.H82]" office:value-type="float" office:value="1" calcext:value-type="float">
            <text:p>1 </text:p>
          </table:table-cell>
          <table:table-cell table:style-name="ce371" table:formula="of:=+[.I82]" office:value-type="float" office:value="1" calcext:value-type="float">
            <text:p>1 </text:p>
          </table:table-cell>
          <table:table-cell table:style-name="ce371" table:formula="of:=+[.J82]" office:value-type="float" office:value="1" calcext:value-type="float">
            <text:p>1 </text:p>
          </table:table-cell>
          <table:table-cell table:style-name="ce371" table:formula="of:=+[.K82]" office:value-type="float" office:value="1" calcext:value-type="float">
            <text:p>1 </text:p>
          </table:table-cell>
          <table:table-cell table:style-name="ce371" table:formula="of:=+[.L82]" office:value-type="float" office:value="1" calcext:value-type="float">
            <text:p>1 </text:p>
          </table:table-cell>
          <table:table-cell table:style-name="ce371" table:formula="of:=+[.M82]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82] &gt; 0; [.C82]; MAX([.B83] - 1; 0))" office:value-type="float" office:value="1" calcext:value-type="float">
            <text:p>1 </text:p>
          </table:table-cell>
          <table:table-cell table:style-name="ce364" table:formula="of:=IF([.D82] &gt; 0; [.D82]; MAX([.C83] - 1; 0))" office:value-type="float" office:value="1" calcext:value-type="float">
            <text:p>1 </text:p>
          </table:table-cell>
          <table:table-cell table:style-name="ce364" table:formula="of:=IF([.E82] &gt; 0; [.E82]; MAX([.D83] - 1; 0))" office:value-type="float" office:value="1" calcext:value-type="float">
            <text:p>1 </text:p>
          </table:table-cell>
          <table:table-cell table:style-name="ce364" table:formula="of:=IF([.F82] &gt; 0; [.F82]; MAX([.E83] - 1; 0))" office:value-type="float" office:value="1" calcext:value-type="float">
            <text:p>1 </text:p>
          </table:table-cell>
          <table:table-cell table:style-name="ce364" table:formula="of:=IF([.G82] &gt; 0; [.G82]; MAX([.F83] - 1; 0))" office:value-type="float" office:value="1" calcext:value-type="float">
            <text:p>1 </text:p>
          </table:table-cell>
          <table:table-cell table:style-name="ce364" table:formula="of:=IF([.H82] &gt; 0; [.H82]; MAX([.G83] - 1; 0))" office:value-type="float" office:value="1" calcext:value-type="float">
            <text:p>1 </text:p>
          </table:table-cell>
          <table:table-cell table:style-name="ce364" table:formula="of:=IF([.I82] &gt; 0; [.I82]; MAX([.H83] - 1; 0))" office:value-type="float" office:value="1" calcext:value-type="float">
            <text:p>1 </text:p>
          </table:table-cell>
          <table:table-cell table:style-name="ce364" table:formula="of:=IF([.J82] &gt; 0; [.J82]; MAX([.I83] - 1; 0))" office:value-type="float" office:value="1" calcext:value-type="float">
            <text:p>1 </text:p>
          </table:table-cell>
          <table:table-cell table:style-name="ce364" table:formula="of:=IF([.K82] &gt; 0; [.K82]; MAX([.J83] - 1; 0))" office:value-type="float" office:value="1" calcext:value-type="float">
            <text:p>1 </text:p>
          </table:table-cell>
          <table:table-cell table:style-name="ce364" table:formula="of:=IF([.L82] &gt; 0; [.L82]; MAX([.K83] - 1; 0))" office:value-type="float" office:value="1" calcext:value-type="float">
            <text:p>1 </text:p>
          </table:table-cell>
          <table:table-cell table:style-name="ce364" table:formula="of:=IF([.M82] &gt; 0; [.M82]; MAX([.L83] - 1; 0))" office:value-type="float" office:value="1" calcext:value-type="float">
            <text:p>1 </text:p>
          </table:table-cell>
          <table:table-cell table:style-name="ce364" table:formula="of:=IF([.N82] &gt; 0; [.N82]; MAX([.M83] - 1; 0))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83] &gt; 0; [.B84]; 0)" office:value-type="float" office:value="0" calcext:value-type="float">
            <text:p>0 </text:p>
          </table:table-cell>
          <table:table-cell table:style-name="ce364" table:formula="of:=IF([.C83] &gt; 0; [.C84]; 0)" office:value-type="float" office:value="0" calcext:value-type="float">
            <text:p>0 </text:p>
          </table:table-cell>
          <table:table-cell table:style-name="ce364" table:formula="of:=IF([.D83] &gt; 0; [.D84]; 0)" office:value-type="float" office:value="0" calcext:value-type="float">
            <text:p>0 </text:p>
          </table:table-cell>
          <table:table-cell table:style-name="ce364" table:formula="of:=IF([.E83] &gt; 0; [.E84]; 0)" office:value-type="float" office:value="0" calcext:value-type="float">
            <text:p>0 </text:p>
          </table:table-cell>
          <table:table-cell table:style-name="ce364" table:formula="of:=IF([.F83] &gt; 0; [.F84]; 0)" office:value-type="float" office:value="0" calcext:value-type="float">
            <text:p>0 </text:p>
          </table:table-cell>
          <table:table-cell table:style-name="ce364" table:formula="of:=IF([.G83] &gt; 0; [.G84]; 0)" office:value-type="float" office:value="0" calcext:value-type="float">
            <text:p>0 </text:p>
          </table:table-cell>
          <table:table-cell table:style-name="ce364" table:formula="of:=IF([.H83] &gt; 0; [.H84]; 0)" office:value-type="float" office:value="0" calcext:value-type="float">
            <text:p>0 </text:p>
          </table:table-cell>
          <table:table-cell table:style-name="ce364" table:formula="of:=IF([.I83] &gt; 0; [.I84]; 0)" office:value-type="float" office:value="0" calcext:value-type="float">
            <text:p>0 </text:p>
          </table:table-cell>
          <table:table-cell table:style-name="ce364" table:formula="of:=IF([.J83] &gt; 0; [.J84]; 0)" office:value-type="float" office:value="0" calcext:value-type="float">
            <text:p>0 </text:p>
          </table:table-cell>
          <table:table-cell table:style-name="ce364" table:formula="of:=IF([.K83] &gt; 0; [.K84]; 0)" office:value-type="float" office:value="0" calcext:value-type="float">
            <text:p>0 </text:p>
          </table:table-cell>
          <table:table-cell table:style-name="ce364" table:formula="of:=IF([.L83] &gt; 0; [.L84]; 0)" office:value-type="float" office:value="0" calcext:value-type="float">
            <text:p>0 </text:p>
          </table:table-cell>
          <table:table-cell table:style-name="ce364" table:formula="of:=IF([.M83] &gt; 0; [.M84]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83]=0;0;+[.$B85])" office:value-type="percentage" office:value="0" calcext:value-type="percentage">
            <text:p>0,00%</text:p>
          </table:table-cell>
          <table:table-cell table:style-name="ce395" table:formula="of:=IF([.D83]=0;0;+[.$B85])" office:value-type="percentage" office:value="0" calcext:value-type="percentage">
            <text:p>0,00%</text:p>
          </table:table-cell>
          <table:table-cell table:style-name="ce395" table:formula="of:=IF([.E83]=0;0;+[.$B85])" office:value-type="percentage" office:value="0" calcext:value-type="percentage">
            <text:p>0,00%</text:p>
          </table:table-cell>
          <table:table-cell table:style-name="ce395" table:formula="of:=IF([.F83]=0;0;+[.$B85])" office:value-type="percentage" office:value="0" calcext:value-type="percentage">
            <text:p>0,00%</text:p>
          </table:table-cell>
          <table:table-cell table:style-name="ce395" table:formula="of:=IF([.G83]=0;0;+[.$B85])" office:value-type="percentage" office:value="0" calcext:value-type="percentage">
            <text:p>0,00%</text:p>
          </table:table-cell>
          <table:table-cell table:style-name="ce395" table:formula="of:=IF([.H83]=0;0;+[.$B85])" office:value-type="percentage" office:value="0" calcext:value-type="percentage">
            <text:p>0,00%</text:p>
          </table:table-cell>
          <table:table-cell table:style-name="ce395" table:formula="of:=IF([.I83]=0;0;+[.$B85])" office:value-type="percentage" office:value="0" calcext:value-type="percentage">
            <text:p>0,00%</text:p>
          </table:table-cell>
          <table:table-cell table:style-name="ce395" table:formula="of:=IF([.J83]=0;0;+[.$B85])" office:value-type="percentage" office:value="0" calcext:value-type="percentage">
            <text:p>0,00%</text:p>
          </table:table-cell>
          <table:table-cell table:style-name="ce395" table:formula="of:=IF([.K83]=0;0;+[.$B85])" office:value-type="percentage" office:value="0" calcext:value-type="percentage">
            <text:p>0,00%</text:p>
          </table:table-cell>
          <table:table-cell table:style-name="ce395" table:formula="of:=IF([.L83]=0;0;+[.$B85])" office:value-type="percentage" office:value="0" calcext:value-type="percentage">
            <text:p>0,00%</text:p>
          </table:table-cell>
          <table:table-cell table:style-name="ce395" table:formula="of:=IF([.M83]=0;0;+[.$B85])" office:value-type="percentage" office:value="0" calcext:value-type="percentage">
            <text:p>0,00%</text:p>
          </table:table-cell>
          <table:table-cell table:style-name="ce395" table:formula="of:=IF([.N83]=0;0;+[.$B85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88]+[.D87]" office:value-type="float" office:value="0" calcext:value-type="float">
            <text:p>0 </text:p>
          </table:table-cell>
          <table:table-cell table:style-name="ce364" table:formula="of:=+[.E88]+[.E87]" office:value-type="float" office:value="0" calcext:value-type="float">
            <text:p>0 </text:p>
          </table:table-cell>
          <table:table-cell table:style-name="ce364" table:formula="of:=+[.F88]+[.F87]" office:value-type="float" office:value="0" calcext:value-type="float">
            <text:p>0 </text:p>
          </table:table-cell>
          <table:table-cell table:style-name="ce364" table:formula="of:=+[.G88]+[.G87]" office:value-type="float" office:value="0" calcext:value-type="float">
            <text:p>0 </text:p>
          </table:table-cell>
          <table:table-cell table:style-name="ce364" table:formula="of:=+[.H88]+[.H87]" office:value-type="float" office:value="0" calcext:value-type="float">
            <text:p>0 </text:p>
          </table:table-cell>
          <table:table-cell table:style-name="ce364" table:formula="of:=+[.I88]+[.I87]" office:value-type="float" office:value="0" calcext:value-type="float">
            <text:p>0 </text:p>
          </table:table-cell>
          <table:table-cell table:style-name="ce364" table:formula="of:=+[.J88]+[.J87]" office:value-type="float" office:value="0" calcext:value-type="float">
            <text:p>0 </text:p>
          </table:table-cell>
          <table:table-cell table:style-name="ce364" table:formula="of:=+[.K88]+[.K87]" office:value-type="float" office:value="0" calcext:value-type="float">
            <text:p>0 </text:p>
          </table:table-cell>
          <table:table-cell table:style-name="ce364" table:formula="of:=+[.L88]+[.L87]" office:value-type="float" office:value="0" calcext:value-type="float">
            <text:p>0 </text:p>
          </table:table-cell>
          <table:table-cell table:style-name="ce364" table:formula="of:=+[.M88]+[.M87]" office:value-type="float" office:value="0" calcext:value-type="float">
            <text:p>0 </text:p>
          </table:table-cell>
          <table:table-cell table:style-name="ce364" table:formula="of:=+[.N88]+[.N87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81]*[.B85]" office:value-type="float" office:value="0" calcext:value-type="float">
            <text:p>0 </text:p>
          </table:table-cell>
          <table:table-cell table:style-name="ce364" table:formula="of:=-+[.C89]*[.C85]" office:value-type="float" office:value="-0" calcext:value-type="float">
            <text:p>0 </text:p>
          </table:table-cell>
          <table:table-cell table:style-name="ce364" table:formula="of:=-+[.D89]*[.D85]" office:value-type="float" office:value="-0" calcext:value-type="float">
            <text:p>0 </text:p>
          </table:table-cell>
          <table:table-cell table:style-name="ce364" table:formula="of:=-+[.E89]*[.E85]" office:value-type="float" office:value="-0" calcext:value-type="float">
            <text:p>0 </text:p>
          </table:table-cell>
          <table:table-cell table:style-name="ce364" table:formula="of:=-+[.F89]*[.F85]" office:value-type="float" office:value="-0" calcext:value-type="float">
            <text:p>0 </text:p>
          </table:table-cell>
          <table:table-cell table:style-name="ce364" table:formula="of:=-+[.G89]*[.G85]" office:value-type="float" office:value="-0" calcext:value-type="float">
            <text:p>0 </text:p>
          </table:table-cell>
          <table:table-cell table:style-name="ce364" table:formula="of:=-+[.H89]*[.H85]" office:value-type="float" office:value="-0" calcext:value-type="float">
            <text:p>0 </text:p>
          </table:table-cell>
          <table:table-cell table:style-name="ce364" table:formula="of:=-+[.I89]*[.I85]" office:value-type="float" office:value="-0" calcext:value-type="float">
            <text:p>0 </text:p>
          </table:table-cell>
          <table:table-cell table:style-name="ce364" table:formula="of:=-+[.J89]*[.J85]" office:value-type="float" office:value="-0" calcext:value-type="float">
            <text:p>0 </text:p>
          </table:table-cell>
          <table:table-cell table:style-name="ce364" table:formula="of:=-+[.K89]*[.K85]" office:value-type="float" office:value="-0" calcext:value-type="float">
            <text:p>0 </text:p>
          </table:table-cell>
          <table:table-cell table:style-name="ce364" table:formula="of:=-+[.L89]*[.L85]" office:value-type="float" office:value="-0" calcext:value-type="float">
            <text:p>0 </text:p>
          </table:table-cell>
          <table:table-cell table:style-name="ce364" table:formula="of:=-+[.M89]*[.M85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71" table:formula="of:=IF([.C84]=0;0;-+[.$C$29]/[.$C$30])" office:value-type="float" office:value="0" calcext:value-type="float">
            <text:p>0 </text:p>
          </table:table-cell>
          <table:table-cell table:number-columns-repeated="11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81] &gt; 0; [.B89] + [.C81]; [.B89] + [.C88])" office:value-type="float" office:value="0" calcext:value-type="float">
            <text:p>0 </text:p>
          </table:table-cell>
          <table:table-cell table:style-name="ce364" table:formula="of:=IF([.D81] &gt; 0; [.C89] + [.D81]; [.C89] + [.D88])" office:value-type="float" office:value="0" calcext:value-type="float">
            <text:p>0 </text:p>
          </table:table-cell>
          <table:table-cell table:style-name="ce364" table:formula="of:=IF([.E81] &gt; 0; [.D89] + [.E81]; [.D89] + [.E88])" office:value-type="float" office:value="0" calcext:value-type="float">
            <text:p>0 </text:p>
          </table:table-cell>
          <table:table-cell table:style-name="ce364" table:formula="of:=IF([.F81] &gt; 0; [.E89] + [.F81]; [.E89] + [.F88])" office:value-type="float" office:value="0" calcext:value-type="float">
            <text:p>0 </text:p>
          </table:table-cell>
          <table:table-cell table:style-name="ce364" table:formula="of:=IF([.G81] &gt; 0; [.F89] + [.G81]; [.F89] + [.G88])" office:value-type="float" office:value="0" calcext:value-type="float">
            <text:p>0 </text:p>
          </table:table-cell>
          <table:table-cell table:style-name="ce364" table:formula="of:=IF([.H81] &gt; 0; [.G89] + [.H81]; [.G89] + [.H88])" office:value-type="float" office:value="0" calcext:value-type="float">
            <text:p>0 </text:p>
          </table:table-cell>
          <table:table-cell table:style-name="ce364" table:formula="of:=IF([.I81] &gt; 0; [.H89] + [.I81]; [.H89] + [.I88])" office:value-type="float" office:value="0" calcext:value-type="float">
            <text:p>0 </text:p>
          </table:table-cell>
          <table:table-cell table:style-name="ce364" table:formula="of:=IF([.J81] &gt; 0; [.I89] + [.J81]; [.I89] + [.J88])" office:value-type="float" office:value="0" calcext:value-type="float">
            <text:p>0 </text:p>
          </table:table-cell>
          <table:table-cell table:style-name="ce364" table:formula="of:=IF([.K81] &gt; 0; [.J89] + [.K81]; [.J89] + [.K88])" office:value-type="float" office:value="0" calcext:value-type="float">
            <text:p>0 </text:p>
          </table:table-cell>
          <table:table-cell table:style-name="ce364" table:formula="of:=IF([.L81] &gt; 0; [.K89] + [.L81]; [.K89] + [.L88])" office:value-type="float" office:value="0" calcext:value-type="float">
            <text:p>0 </text:p>
          </table:table-cell>
          <table:table-cell table:style-name="ce364" table:formula="of:=IF([.M81] &gt; 0; [.L89] + [.M81]; [.L89] + [.M88])" office:value-type="float" office:value="0" calcext:value-type="float">
            <text:p>0 </text:p>
          </table:table-cell>
          <table:table-cell table:style-name="ce364" table:formula="of:=IF([.N81] &gt; 0; [.M89] + [.N81]; [.M89] + [.N88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83]&lt;=1;[.C89];IF([.C89]=0;0;IF([.C83]&lt;12;[.C89]/[.C83]*[.C83];[.C89]/[.C83]*12)))" office:value-type="float" office:value="0" calcext:value-type="float">
            <text:p>0 </text:p>
          </table:table-cell>
          <table:table-cell table:style-name="ce364" table:formula="of:=IF([.D83]&lt;=1;[.D89];IF([.D89]=0;0;IF([.D83]&lt;12;[.D89]/[.D83]*[.D83];[.D89]/[.D83]*12)))" office:value-type="float" office:value="0" calcext:value-type="float">
            <text:p>0 </text:p>
          </table:table-cell>
          <table:table-cell table:style-name="ce364" table:formula="of:=IF([.E83]&lt;=1;[.E89];IF([.E89]=0;0;IF([.E83]&lt;12;[.E89]/[.E83]*[.E83];[.E89]/[.E83]*12)))" office:value-type="float" office:value="0" calcext:value-type="float">
            <text:p>0 </text:p>
          </table:table-cell>
          <table:table-cell table:style-name="ce364" table:formula="of:=IF([.F83]&lt;=1;[.F89];IF([.F89]=0;0;IF([.F83]&lt;12;[.F89]/[.F83]*[.F83];[.F89]/[.F83]*12)))" office:value-type="float" office:value="0" calcext:value-type="float">
            <text:p>0 </text:p>
          </table:table-cell>
          <table:table-cell table:style-name="ce364" table:formula="of:=IF([.G83]&lt;=1;[.G89];IF([.G89]=0;0;IF([.G83]&lt;12;[.G89]/[.G83]*[.G83];[.G89]/[.G83]*12)))" office:value-type="float" office:value="0" calcext:value-type="float">
            <text:p>0 </text:p>
          </table:table-cell>
          <table:table-cell table:style-name="ce364" table:formula="of:=IF([.H83]&lt;=1;[.H89];IF([.H89]=0;0;IF([.H83]&lt;12;[.H89]/[.H83]*[.H83];[.H89]/[.H83]*12)))" office:value-type="float" office:value="0" calcext:value-type="float">
            <text:p>0 </text:p>
          </table:table-cell>
          <table:table-cell table:style-name="ce364" table:formula="of:=IF([.I83]&lt;=1;[.I89];IF([.I89]=0;0;IF([.I83]&lt;12;[.I89]/[.I83]*[.I83];[.I89]/[.I83]*12)))" office:value-type="float" office:value="0" calcext:value-type="float">
            <text:p>0 </text:p>
          </table:table-cell>
          <table:table-cell table:style-name="ce364" table:formula="of:=IF([.J83]&lt;=1;[.J89];IF([.J89]=0;0;IF([.J83]&lt;12;[.J89]/[.J83]*[.J83];[.J89]/[.J83]*12)))" office:value-type="float" office:value="0" calcext:value-type="float">
            <text:p>0 </text:p>
          </table:table-cell>
          <table:table-cell table:style-name="ce364" table:formula="of:=IF([.K83]&lt;=1;[.K89];IF([.K89]=0;0;IF([.K83]&lt;12;[.K89]/[.K83]*[.K83];[.K89]/[.K83]*12)))" office:value-type="float" office:value="0" calcext:value-type="float">
            <text:p>0 </text:p>
          </table:table-cell>
          <table:table-cell table:style-name="ce364" table:formula="of:=IF([.L83]&lt;=1;[.L89];IF([.L89]=0;0;IF([.L83]&lt;12;[.L89]/[.L83]*[.L83];[.L89]/[.L83]*12)))" office:value-type="float" office:value="0" calcext:value-type="float">
            <text:p>0 </text:p>
          </table:table-cell>
          <table:table-cell table:style-name="ce364" table:formula="of:=IF([.M83]&lt;=1;[.M89];IF([.M89]=0;0;IF([.M83]&lt;12;[.M89]/[.M83]*[.M83];[.M89]/[.M83]*12)))" office:value-type="float" office:value="0" calcext:value-type="float">
            <text:p>0 </text:p>
          </table:table-cell>
          <table:table-cell table:style-name="ce364" table:formula="of:=IF([.N83]&lt;=1;[.N89];IF([.N89]=0;0;IF([.N83]&lt;12;[.N89]/[.N83]*[.N83];[.N89]/[.N83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89] - [.C90]" office:value-type="float" office:value="0" calcext:value-type="float">
            <text:p>0 </text:p>
          </table:table-cell>
          <table:table-cell table:style-name="ce364" table:formula="of:=[.D89] - [.D90]" office:value-type="float" office:value="0" calcext:value-type="float">
            <text:p>0 </text:p>
          </table:table-cell>
          <table:table-cell table:style-name="ce364" table:formula="of:=[.E89] - [.E90]" office:value-type="float" office:value="0" calcext:value-type="float">
            <text:p>0 </text:p>
          </table:table-cell>
          <table:table-cell table:style-name="ce364" table:formula="of:=[.F89] - [.F90]" office:value-type="float" office:value="0" calcext:value-type="float">
            <text:p>0 </text:p>
          </table:table-cell>
          <table:table-cell table:style-name="ce364" table:formula="of:=[.G89] - [.G90]" office:value-type="float" office:value="0" calcext:value-type="float">
            <text:p>0 </text:p>
          </table:table-cell>
          <table:table-cell table:style-name="ce364" table:formula="of:=[.H89] - [.H90]" office:value-type="float" office:value="0" calcext:value-type="float">
            <text:p>0 </text:p>
          </table:table-cell>
          <table:table-cell table:style-name="ce364" table:formula="of:=[.I89] - [.I90]" office:value-type="float" office:value="0" calcext:value-type="float">
            <text:p>0 </text:p>
          </table:table-cell>
          <table:table-cell table:style-name="ce364" table:formula="of:=[.J89] - [.J90]" office:value-type="float" office:value="0" calcext:value-type="float">
            <text:p>0 </text:p>
          </table:table-cell>
          <table:table-cell table:style-name="ce364" table:formula="of:=[.K89] - [.K90]" office:value-type="float" office:value="0" calcext:value-type="float">
            <text:p>0 </text:p>
          </table:table-cell>
          <table:table-cell table:style-name="ce364" table:formula="of:=[.L89] - [.L90]" office:value-type="float" office:value="0" calcext:value-type="float">
            <text:p>0 </text:p>
          </table:table-cell>
          <table:table-cell table:style-name="ce364" table:formula="of:=[.M89] - [.M90]" office:value-type="float" office:value="0" calcext:value-type="float">
            <text:p>0 </text:p>
          </table:table-cell>
          <table:table-cell table:style-name="ce364" table:formula="of:=[.N89] - [.N90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1" office:value-type="string" calcext:value-type="string">
            <text:p>Operação Cheque Especial 3</text:p>
          </table:table-cell>
          <table:table-cell table:style-name="ce332" table:number-columns-repeated="13"/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Saldo Inicial</text:p>
          </table:table-cell>
          <table:table-cell table:style-name="ce356"/>
          <table:table-cell table:style-name="ce371" table:number-columns-repeated="12"/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Prazo de Financiamento</text:p>
          </table:table-cell>
          <table:table-cell table:style-name="ce356"/>
          <table:table-cell table:style-name="ce371" office:value-type="float" office:value="1" calcext:value-type="float">
            <text:p>1 </text:p>
          </table:table-cell>
          <table:table-cell table:style-name="ce371" table:formula="of:=+[.C95]" office:value-type="float" office:value="1" calcext:value-type="float">
            <text:p>1 </text:p>
          </table:table-cell>
          <table:table-cell table:style-name="ce371" table:formula="of:=+[.D95]" office:value-type="float" office:value="1" calcext:value-type="float">
            <text:p>1 </text:p>
          </table:table-cell>
          <table:table-cell table:style-name="ce371" table:formula="of:=+[.E95]" office:value-type="float" office:value="1" calcext:value-type="float">
            <text:p>1 </text:p>
          </table:table-cell>
          <table:table-cell table:style-name="ce371" table:formula="of:=+[.F95]" office:value-type="float" office:value="1" calcext:value-type="float">
            <text:p>1 </text:p>
          </table:table-cell>
          <table:table-cell table:style-name="ce371" table:formula="of:=+[.G95]" office:value-type="float" office:value="1" calcext:value-type="float">
            <text:p>1 </text:p>
          </table:table-cell>
          <table:table-cell table:style-name="ce371" table:formula="of:=+[.H95]" office:value-type="float" office:value="1" calcext:value-type="float">
            <text:p>1 </text:p>
          </table:table-cell>
          <table:table-cell table:style-name="ce371" table:formula="of:=+[.I95]" office:value-type="float" office:value="1" calcext:value-type="float">
            <text:p>1 </text:p>
          </table:table-cell>
          <table:table-cell table:style-name="ce371" table:formula="of:=+[.J95]" office:value-type="float" office:value="1" calcext:value-type="float">
            <text:p>1 </text:p>
          </table:table-cell>
          <table:table-cell table:style-name="ce371" table:formula="of:=+[.K95]" office:value-type="float" office:value="1" calcext:value-type="float">
            <text:p>1 </text:p>
          </table:table-cell>
          <table:table-cell table:style-name="ce371" table:formula="of:=+[.L95]" office:value-type="float" office:value="1" calcext:value-type="float">
            <text:p>1 </text:p>
          </table:table-cell>
          <table:table-cell table:style-name="ce371" table:formula="of:=+[.M95]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Prestações Restantes</text:p>
          </table:table-cell>
          <table:table-cell table:style-name="ce356"/>
          <table:table-cell table:style-name="ce364" table:formula="of:=IF([.C95] &gt; 0; [.C95]; MAX([.B96] - 1; 0))" office:value-type="float" office:value="1" calcext:value-type="float">
            <text:p>1 </text:p>
          </table:table-cell>
          <table:table-cell table:style-name="ce364" table:formula="of:=IF([.D95] &gt; 0; [.D95]; MAX([.C96] - 1; 0))" office:value-type="float" office:value="1" calcext:value-type="float">
            <text:p>1 </text:p>
          </table:table-cell>
          <table:table-cell table:style-name="ce364" table:formula="of:=IF([.E95] &gt; 0; [.E95]; MAX([.D96] - 1; 0))" office:value-type="float" office:value="1" calcext:value-type="float">
            <text:p>1 </text:p>
          </table:table-cell>
          <table:table-cell table:style-name="ce364" table:formula="of:=IF([.F95] &gt; 0; [.F95]; MAX([.E96] - 1; 0))" office:value-type="float" office:value="1" calcext:value-type="float">
            <text:p>1 </text:p>
          </table:table-cell>
          <table:table-cell table:style-name="ce364" table:formula="of:=IF([.G95] &gt; 0; [.G95]; MAX([.F96] - 1; 0))" office:value-type="float" office:value="1" calcext:value-type="float">
            <text:p>1 </text:p>
          </table:table-cell>
          <table:table-cell table:style-name="ce364" table:formula="of:=IF([.H95] &gt; 0; [.H95]; MAX([.G96] - 1; 0))" office:value-type="float" office:value="1" calcext:value-type="float">
            <text:p>1 </text:p>
          </table:table-cell>
          <table:table-cell table:style-name="ce364" table:formula="of:=IF([.I95] &gt; 0; [.I95]; MAX([.H96] - 1; 0))" office:value-type="float" office:value="1" calcext:value-type="float">
            <text:p>1 </text:p>
          </table:table-cell>
          <table:table-cell table:style-name="ce364" table:formula="of:=IF([.J95] &gt; 0; [.J95]; MAX([.I96] - 1; 0))" office:value-type="float" office:value="1" calcext:value-type="float">
            <text:p>1 </text:p>
          </table:table-cell>
          <table:table-cell table:style-name="ce364" table:formula="of:=IF([.K95] &gt; 0; [.K95]; MAX([.J96] - 1; 0))" office:value-type="float" office:value="1" calcext:value-type="float">
            <text:p>1 </text:p>
          </table:table-cell>
          <table:table-cell table:style-name="ce364" table:formula="of:=IF([.L95] &gt; 0; [.L95]; MAX([.K96] - 1; 0))" office:value-type="float" office:value="1" calcext:value-type="float">
            <text:p>1 </text:p>
          </table:table-cell>
          <table:table-cell table:style-name="ce364" table:formula="of:=IF([.M95] &gt; 0; [.M95]; MAX([.L96] - 1; 0))" office:value-type="float" office:value="1" calcext:value-type="float">
            <text:p>1 </text:p>
          </table:table-cell>
          <table:table-cell table:style-name="ce364" table:formula="of:=IF([.N95] &gt; 0; [.N95]; MAX([.M96] - 1; 0))" office:value-type="float" office:value="1" calcext:value-type="float">
            <text:p>1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Número de Parcelas</text:p>
          </table:table-cell>
          <table:table-cell table:style-name="ce356"/>
          <table:table-cell table:style-name="ce364" table:formula="of:=IF([.B96] &gt; 0; [.B97]; 0)" office:value-type="float" office:value="0" calcext:value-type="float">
            <text:p>0 </text:p>
          </table:table-cell>
          <table:table-cell table:style-name="ce364" table:formula="of:=IF([.C96] &gt; 0; [.C97]; 0)" office:value-type="float" office:value="0" calcext:value-type="float">
            <text:p>0 </text:p>
          </table:table-cell>
          <table:table-cell table:style-name="ce364" table:formula="of:=IF([.D96] &gt; 0; [.D97]; 0)" office:value-type="float" office:value="0" calcext:value-type="float">
            <text:p>0 </text:p>
          </table:table-cell>
          <table:table-cell table:style-name="ce364" table:formula="of:=IF([.E96] &gt; 0; [.E97]; 0)" office:value-type="float" office:value="0" calcext:value-type="float">
            <text:p>0 </text:p>
          </table:table-cell>
          <table:table-cell table:style-name="ce364" table:formula="of:=IF([.F96] &gt; 0; [.F97]; 0)" office:value-type="float" office:value="0" calcext:value-type="float">
            <text:p>0 </text:p>
          </table:table-cell>
          <table:table-cell table:style-name="ce364" table:formula="of:=IF([.G96] &gt; 0; [.G97]; 0)" office:value-type="float" office:value="0" calcext:value-type="float">
            <text:p>0 </text:p>
          </table:table-cell>
          <table:table-cell table:style-name="ce364" table:formula="of:=IF([.H96] &gt; 0; [.H97]; 0)" office:value-type="float" office:value="0" calcext:value-type="float">
            <text:p>0 </text:p>
          </table:table-cell>
          <table:table-cell table:style-name="ce364" table:formula="of:=IF([.I96] &gt; 0; [.I97]; 0)" office:value-type="float" office:value="0" calcext:value-type="float">
            <text:p>0 </text:p>
          </table:table-cell>
          <table:table-cell table:style-name="ce364" table:formula="of:=IF([.J96] &gt; 0; [.J97]; 0)" office:value-type="float" office:value="0" calcext:value-type="float">
            <text:p>0 </text:p>
          </table:table-cell>
          <table:table-cell table:style-name="ce364" table:formula="of:=IF([.K96] &gt; 0; [.K97]; 0)" office:value-type="float" office:value="0" calcext:value-type="float">
            <text:p>0 </text:p>
          </table:table-cell>
          <table:table-cell table:style-name="ce364" table:formula="of:=IF([.L96] &gt; 0; [.L97]; 0)" office:value-type="float" office:value="0" calcext:value-type="float">
            <text:p>0 </text:p>
          </table:table-cell>
          <table:table-cell table:style-name="ce364" table:formula="of:=IF([.M96] &gt; 0; [.M97]; 0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Taxa Mensal</text:p>
          </table:table-cell>
          <table:table-cell table:style-name="ce359"/>
          <table:table-cell table:style-name="ce395" table:formula="of:=IF([.C96]=0;0;+[.$B98])" office:value-type="percentage" office:value="0" calcext:value-type="percentage">
            <text:p>0,00%</text:p>
          </table:table-cell>
          <table:table-cell table:style-name="ce395" table:formula="of:=IF([.D96]=0;0;+[.$B98])" office:value-type="percentage" office:value="0" calcext:value-type="percentage">
            <text:p>0,00%</text:p>
          </table:table-cell>
          <table:table-cell table:style-name="ce395" table:formula="of:=IF([.E96]=0;0;+[.$B98])" office:value-type="percentage" office:value="0" calcext:value-type="percentage">
            <text:p>0,00%</text:p>
          </table:table-cell>
          <table:table-cell table:style-name="ce395" table:formula="of:=IF([.F96]=0;0;+[.$B98])" office:value-type="percentage" office:value="0" calcext:value-type="percentage">
            <text:p>0,00%</text:p>
          </table:table-cell>
          <table:table-cell table:style-name="ce395" table:formula="of:=IF([.G96]=0;0;+[.$B98])" office:value-type="percentage" office:value="0" calcext:value-type="percentage">
            <text:p>0,00%</text:p>
          </table:table-cell>
          <table:table-cell table:style-name="ce395" table:formula="of:=IF([.H96]=0;0;+[.$B98])" office:value-type="percentage" office:value="0" calcext:value-type="percentage">
            <text:p>0,00%</text:p>
          </table:table-cell>
          <table:table-cell table:style-name="ce395" table:formula="of:=IF([.I96]=0;0;+[.$B98])" office:value-type="percentage" office:value="0" calcext:value-type="percentage">
            <text:p>0,00%</text:p>
          </table:table-cell>
          <table:table-cell table:style-name="ce395" table:formula="of:=IF([.J96]=0;0;+[.$B98])" office:value-type="percentage" office:value="0" calcext:value-type="percentage">
            <text:p>0,00%</text:p>
          </table:table-cell>
          <table:table-cell table:style-name="ce395" table:formula="of:=IF([.K96]=0;0;+[.$B98])" office:value-type="percentage" office:value="0" calcext:value-type="percentage">
            <text:p>0,00%</text:p>
          </table:table-cell>
          <table:table-cell table:style-name="ce395" table:formula="of:=IF([.L96]=0;0;+[.$B98])" office:value-type="percentage" office:value="0" calcext:value-type="percentage">
            <text:p>0,00%</text:p>
          </table:table-cell>
          <table:table-cell table:style-name="ce395" table:formula="of:=IF([.M96]=0;0;+[.$B98])" office:value-type="percentage" office:value="0" calcext:value-type="percentage">
            <text:p>0,00%</text:p>
          </table:table-cell>
          <table:table-cell table:style-name="ce395" table:formula="of:=IF([.N96]=0;0;+[.$B98])" office:value-type="percentage" office:value="0" calcext:value-type="percentage">
            <text:p>0,00%</text:p>
          </table:table-cell>
          <table:table-cell table:style-name="ce325" table:number-columns-repeated="1010"/>
        </table:table-row>
        <table:table-row table:style-name="ro7">
          <table:table-cell table:style-name="ce352" office:value-type="string" calcext:value-type="string">
            <text:p>Prestação</text:p>
          </table:table-cell>
          <table:table-cell table:style-name="ce402"/>
          <table:table-cell table:style-name="ce364" office:value-type="float" office:value="0" calcext:value-type="float">
            <text:p>0 </text:p>
          </table:table-cell>
          <table:table-cell table:style-name="ce364" table:formula="of:=+[.D101]+[.D100]" office:value-type="float" office:value="0" calcext:value-type="float">
            <text:p>0 </text:p>
          </table:table-cell>
          <table:table-cell table:style-name="ce364" table:formula="of:=+[.E101]+[.E100]" office:value-type="float" office:value="0" calcext:value-type="float">
            <text:p>0 </text:p>
          </table:table-cell>
          <table:table-cell table:style-name="ce364" table:formula="of:=+[.F101]+[.F100]" office:value-type="float" office:value="0" calcext:value-type="float">
            <text:p>0 </text:p>
          </table:table-cell>
          <table:table-cell table:style-name="ce364" table:formula="of:=+[.G101]+[.G100]" office:value-type="float" office:value="0" calcext:value-type="float">
            <text:p>0 </text:p>
          </table:table-cell>
          <table:table-cell table:style-name="ce364" table:formula="of:=+[.H101]+[.H100]" office:value-type="float" office:value="0" calcext:value-type="float">
            <text:p>0 </text:p>
          </table:table-cell>
          <table:table-cell table:style-name="ce364" table:formula="of:=+[.I101]+[.I100]" office:value-type="float" office:value="0" calcext:value-type="float">
            <text:p>0 </text:p>
          </table:table-cell>
          <table:table-cell table:style-name="ce364" table:formula="of:=+[.J101]+[.J100]" office:value-type="float" office:value="0" calcext:value-type="float">
            <text:p>0 </text:p>
          </table:table-cell>
          <table:table-cell table:style-name="ce364" table:formula="of:=+[.K101]+[.K100]" office:value-type="float" office:value="0" calcext:value-type="float">
            <text:p>0 </text:p>
          </table:table-cell>
          <table:table-cell table:style-name="ce364" table:formula="of:=+[.L101]+[.L100]" office:value-type="float" office:value="0" calcext:value-type="float">
            <text:p>0 </text:p>
          </table:table-cell>
          <table:table-cell table:style-name="ce364" table:formula="of:=+[.M101]+[.M100]" office:value-type="float" office:value="0" calcext:value-type="float">
            <text:p>0 </text:p>
          </table:table-cell>
          <table:table-cell table:style-name="ce364" table:formula="of:=+[.N101]+[.N100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Juros Pagos</text:p>
          </table:table-cell>
          <table:table-cell table:style-name="ce402"/>
          <table:table-cell table:style-name="ce364" table:formula="of:=-+[.B94]*[.B98]" office:value-type="float" office:value="0" calcext:value-type="float">
            <text:p>0 </text:p>
          </table:table-cell>
          <table:table-cell table:style-name="ce364" table:formula="of:=-+[.C102]*[.C98]" office:value-type="float" office:value="-0" calcext:value-type="float">
            <text:p>0 </text:p>
          </table:table-cell>
          <table:table-cell table:style-name="ce364" table:formula="of:=-+[.D102]*[.D98]" office:value-type="float" office:value="-0" calcext:value-type="float">
            <text:p>0 </text:p>
          </table:table-cell>
          <table:table-cell table:style-name="ce364" table:formula="of:=-+[.E102]*[.E98]" office:value-type="float" office:value="-0" calcext:value-type="float">
            <text:p>0 </text:p>
          </table:table-cell>
          <table:table-cell table:style-name="ce364" table:formula="of:=-+[.F102]*[.F98]" office:value-type="float" office:value="-0" calcext:value-type="float">
            <text:p>0 </text:p>
          </table:table-cell>
          <table:table-cell table:style-name="ce364" table:formula="of:=-+[.G102]*[.G98]" office:value-type="float" office:value="-0" calcext:value-type="float">
            <text:p>0 </text:p>
          </table:table-cell>
          <table:table-cell table:style-name="ce364" table:formula="of:=-+[.H102]*[.H98]" office:value-type="float" office:value="-0" calcext:value-type="float">
            <text:p>0 </text:p>
          </table:table-cell>
          <table:table-cell table:style-name="ce364" table:formula="of:=-+[.I102]*[.I98]" office:value-type="float" office:value="-0" calcext:value-type="float">
            <text:p>0 </text:p>
          </table:table-cell>
          <table:table-cell table:style-name="ce364" table:formula="of:=-+[.J102]*[.J98]" office:value-type="float" office:value="-0" calcext:value-type="float">
            <text:p>0 </text:p>
          </table:table-cell>
          <table:table-cell table:style-name="ce364" table:formula="of:=-+[.K102]*[.K98]" office:value-type="float" office:value="-0" calcext:value-type="float">
            <text:p>0 </text:p>
          </table:table-cell>
          <table:table-cell table:style-name="ce364" table:formula="of:=-+[.L102]*[.L98]" office:value-type="float" office:value="-0" calcext:value-type="float">
            <text:p>0 </text:p>
          </table:table-cell>
          <table:table-cell table:style-name="ce364" table:formula="of:=-+[.M102]*[.M98]" office:value-type="float" office:value="-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Amortização</text:p>
          </table:table-cell>
          <table:table-cell table:style-name="ce402"/>
          <table:table-cell table:style-name="ce371" table:formula="of:=IF([.C97]=0;0;-+[.$C$29]/[.$C$30])" office:value-type="float" office:value="0" calcext:value-type="float">
            <text:p>0 </text:p>
          </table:table-cell>
          <table:table-cell table:number-columns-repeated="11" table:style-name="ce371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23" office:value-type="string" calcext:value-type="string">
            <text:p>Valor do Principal</text:p>
          </table:table-cell>
          <table:table-cell table:style-name="ce402"/>
          <table:table-cell table:style-name="ce364" table:formula="of:=IF([.C94] &gt; 0; [.B102] + [.C94]; [.B102] + [.C101])" office:value-type="float" office:value="0" calcext:value-type="float">
            <text:p>0 </text:p>
          </table:table-cell>
          <table:table-cell table:style-name="ce364" table:formula="of:=IF([.D94] &gt; 0; [.C102] + [.D94]; [.C102] + [.D101])" office:value-type="float" office:value="0" calcext:value-type="float">
            <text:p>0 </text:p>
          </table:table-cell>
          <table:table-cell table:style-name="ce364" table:formula="of:=IF([.E94] &gt; 0; [.D102] + [.E94]; [.D102] + [.E101])" office:value-type="float" office:value="0" calcext:value-type="float">
            <text:p>0 </text:p>
          </table:table-cell>
          <table:table-cell table:style-name="ce364" table:formula="of:=IF([.F94] &gt; 0; [.E102] + [.F94]; [.E102] + [.F101])" office:value-type="float" office:value="0" calcext:value-type="float">
            <text:p>0 </text:p>
          </table:table-cell>
          <table:table-cell table:style-name="ce364" table:formula="of:=IF([.G94] &gt; 0; [.F102] + [.G94]; [.F102] + [.G101])" office:value-type="float" office:value="0" calcext:value-type="float">
            <text:p>0 </text:p>
          </table:table-cell>
          <table:table-cell table:style-name="ce364" table:formula="of:=IF([.H94] &gt; 0; [.G102] + [.H94]; [.G102] + [.H101])" office:value-type="float" office:value="0" calcext:value-type="float">
            <text:p>0 </text:p>
          </table:table-cell>
          <table:table-cell table:style-name="ce364" table:formula="of:=IF([.I94] &gt; 0; [.H102] + [.I94]; [.H102] + [.I101])" office:value-type="float" office:value="0" calcext:value-type="float">
            <text:p>0 </text:p>
          </table:table-cell>
          <table:table-cell table:style-name="ce364" table:formula="of:=IF([.J94] &gt; 0; [.I102] + [.J94]; [.I102] + [.J101])" office:value-type="float" office:value="0" calcext:value-type="float">
            <text:p>0 </text:p>
          </table:table-cell>
          <table:table-cell table:style-name="ce364" table:formula="of:=IF([.K94] &gt; 0; [.J102] + [.K94]; [.J102] + [.K101])" office:value-type="float" office:value="0" calcext:value-type="float">
            <text:p>0 </text:p>
          </table:table-cell>
          <table:table-cell table:style-name="ce364" table:formula="of:=IF([.L94] &gt; 0; [.K102] + [.L94]; [.K102] + [.L101])" office:value-type="float" office:value="0" calcext:value-type="float">
            <text:p>0 </text:p>
          </table:table-cell>
          <table:table-cell table:style-name="ce364" table:formula="of:=IF([.M94] &gt; 0; [.L102] + [.M94]; [.L102] + [.M101])" office:value-type="float" office:value="0" calcext:value-type="float">
            <text:p>0 </text:p>
          </table:table-cell>
          <table:table-cell table:style-name="ce364" table:formula="of:=IF([.N94] &gt; 0; [.M102] + [.N94]; [.M102] + [.N101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Curto Prazo</text:p>
          </table:table-cell>
          <table:table-cell table:style-name="ce402"/>
          <table:table-cell table:style-name="ce364" table:formula="of:=IF([.C96]&lt;=1;[.C102];IF([.C102]=0;0;IF([.C96]&lt;12;[.C102]/[.C96]*[.C96];[.C102]/[.C96]*12)))" office:value-type="float" office:value="0" calcext:value-type="float">
            <text:p>0 </text:p>
          </table:table-cell>
          <table:table-cell table:style-name="ce364" table:formula="of:=IF([.D96]&lt;=1;[.D102];IF([.D102]=0;0;IF([.D96]&lt;12;[.D102]/[.D96]*[.D96];[.D102]/[.D96]*12)))" office:value-type="float" office:value="0" calcext:value-type="float">
            <text:p>0 </text:p>
          </table:table-cell>
          <table:table-cell table:style-name="ce364" table:formula="of:=IF([.E96]&lt;=1;[.E102];IF([.E102]=0;0;IF([.E96]&lt;12;[.E102]/[.E96]*[.E96];[.E102]/[.E96]*12)))" office:value-type="float" office:value="0" calcext:value-type="float">
            <text:p>0 </text:p>
          </table:table-cell>
          <table:table-cell table:style-name="ce364" table:formula="of:=IF([.F96]&lt;=1;[.F102];IF([.F102]=0;0;IF([.F96]&lt;12;[.F102]/[.F96]*[.F96];[.F102]/[.F96]*12)))" office:value-type="float" office:value="0" calcext:value-type="float">
            <text:p>0 </text:p>
          </table:table-cell>
          <table:table-cell table:style-name="ce364" table:formula="of:=IF([.G96]&lt;=1;[.G102];IF([.G102]=0;0;IF([.G96]&lt;12;[.G102]/[.G96]*[.G96];[.G102]/[.G96]*12)))" office:value-type="float" office:value="0" calcext:value-type="float">
            <text:p>0 </text:p>
          </table:table-cell>
          <table:table-cell table:style-name="ce364" table:formula="of:=IF([.H96]&lt;=1;[.H102];IF([.H102]=0;0;IF([.H96]&lt;12;[.H102]/[.H96]*[.H96];[.H102]/[.H96]*12)))" office:value-type="float" office:value="0" calcext:value-type="float">
            <text:p>0 </text:p>
          </table:table-cell>
          <table:table-cell table:style-name="ce364" table:formula="of:=IF([.I96]&lt;=1;[.I102];IF([.I102]=0;0;IF([.I96]&lt;12;[.I102]/[.I96]*[.I96];[.I102]/[.I96]*12)))" office:value-type="float" office:value="0" calcext:value-type="float">
            <text:p>0 </text:p>
          </table:table-cell>
          <table:table-cell table:style-name="ce364" table:formula="of:=IF([.J96]&lt;=1;[.J102];IF([.J102]=0;0;IF([.J96]&lt;12;[.J102]/[.J96]*[.J96];[.J102]/[.J96]*12)))" office:value-type="float" office:value="0" calcext:value-type="float">
            <text:p>0 </text:p>
          </table:table-cell>
          <table:table-cell table:style-name="ce364" table:formula="of:=IF([.K96]&lt;=1;[.K102];IF([.K102]=0;0;IF([.K96]&lt;12;[.K102]/[.K96]*[.K96];[.K102]/[.K96]*12)))" office:value-type="float" office:value="0" calcext:value-type="float">
            <text:p>0 </text:p>
          </table:table-cell>
          <table:table-cell table:style-name="ce364" table:formula="of:=IF([.L96]&lt;=1;[.L102];IF([.L102]=0;0;IF([.L96]&lt;12;[.L102]/[.L96]*[.L96];[.L102]/[.L96]*12)))" office:value-type="float" office:value="0" calcext:value-type="float">
            <text:p>0 </text:p>
          </table:table-cell>
          <table:table-cell table:style-name="ce364" table:formula="of:=IF([.M96]&lt;=1;[.M102];IF([.M102]=0;0;IF([.M96]&lt;12;[.M102]/[.M96]*[.M96];[.M102]/[.M96]*12)))" office:value-type="float" office:value="0" calcext:value-type="float">
            <text:p>0 </text:p>
          </table:table-cell>
          <table:table-cell table:style-name="ce364" table:formula="of:=IF([.N96]&lt;=1;[.N102];IF([.N102]=0;0;IF([.N96]&lt;12;[.N102]/[.N96]*[.N96];[.N102]/[.N96]*12))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6" office:value-type="string" calcext:value-type="string">
            <text:p>Longo Prazo</text:p>
          </table:table-cell>
          <table:table-cell table:style-name="ce402"/>
          <table:table-cell table:style-name="ce364" table:formula="of:=[.C102] - [.C103]" office:value-type="float" office:value="0" calcext:value-type="float">
            <text:p>0 </text:p>
          </table:table-cell>
          <table:table-cell table:style-name="ce364" table:formula="of:=[.D102] - [.D103]" office:value-type="float" office:value="0" calcext:value-type="float">
            <text:p>0 </text:p>
          </table:table-cell>
          <table:table-cell table:style-name="ce364" table:formula="of:=[.E102] - [.E103]" office:value-type="float" office:value="0" calcext:value-type="float">
            <text:p>0 </text:p>
          </table:table-cell>
          <table:table-cell table:style-name="ce364" table:formula="of:=[.F102] - [.F103]" office:value-type="float" office:value="0" calcext:value-type="float">
            <text:p>0 </text:p>
          </table:table-cell>
          <table:table-cell table:style-name="ce364" table:formula="of:=[.G102] - [.G103]" office:value-type="float" office:value="0" calcext:value-type="float">
            <text:p>0 </text:p>
          </table:table-cell>
          <table:table-cell table:style-name="ce364" table:formula="of:=[.H102] - [.H103]" office:value-type="float" office:value="0" calcext:value-type="float">
            <text:p>0 </text:p>
          </table:table-cell>
          <table:table-cell table:style-name="ce364" table:formula="of:=[.I102] - [.I103]" office:value-type="float" office:value="0" calcext:value-type="float">
            <text:p>0 </text:p>
          </table:table-cell>
          <table:table-cell table:style-name="ce364" table:formula="of:=[.J102] - [.J103]" office:value-type="float" office:value="0" calcext:value-type="float">
            <text:p>0 </text:p>
          </table:table-cell>
          <table:table-cell table:style-name="ce364" table:formula="of:=[.K102] - [.K103]" office:value-type="float" office:value="0" calcext:value-type="float">
            <text:p>0 </text:p>
          </table:table-cell>
          <table:table-cell table:style-name="ce364" table:formula="of:=[.L102] - [.L103]" office:value-type="float" office:value="0" calcext:value-type="float">
            <text:p>0 </text:p>
          </table:table-cell>
          <table:table-cell table:style-name="ce364" table:formula="of:=[.M102] - [.M103]" office:value-type="float" office:value="0" calcext:value-type="float">
            <text:p>0 </text:p>
          </table:table-cell>
          <table:table-cell table:style-name="ce364" table:formula="of:=[.N102] - [.N103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97" office:value-type="string" calcext:value-type="string">
            <text:p>Total Novos Empréstimos</text:p>
          </table:table-cell>
          <table:table-cell table:style-name="ce403" table:number-columns-repeated="13"/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+] Captações</text:p>
          </table:table-cell>
          <table:table-cell table:style-name="ce356"/>
          <table:table-cell table:style-name="ce364" table:formula="of:=SUMIF([.$A$3:.$A$104];&quot;Saldo Inicial&quot;;[.C3:.C104])" office:value-type="float" office:value="0" calcext:value-type="float">
            <text:p>0 </text:p>
          </table:table-cell>
          <table:table-cell table:style-name="ce364" table:formula="of:=SUMIF([.$A$3:.$A$104];&quot;Saldo Inicial&quot;;[.D3:.D104])" office:value-type="float" office:value="160000" calcext:value-type="float">
            <text:p>160.000 </text:p>
          </table:table-cell>
          <table:table-cell table:style-name="ce364" table:formula="of:=SUMIF([.$A$3:.$A$104];&quot;Saldo Inicial&quot;;[.E3:.E104])" office:value-type="float" office:value="0" calcext:value-type="float">
            <text:p>0 </text:p>
          </table:table-cell>
          <table:table-cell table:style-name="ce364" table:formula="of:=SUMIF([.$A$3:.$A$104];&quot;Saldo Inicial&quot;;[.F3:.F104])" office:value-type="float" office:value="0" calcext:value-type="float">
            <text:p>0 </text:p>
          </table:table-cell>
          <table:table-cell table:style-name="ce364" table:formula="of:=SUMIF([.$A$3:.$A$104];&quot;Saldo Inicial&quot;;[.G3:.G104])" office:value-type="float" office:value="0" calcext:value-type="float">
            <text:p>0 </text:p>
          </table:table-cell>
          <table:table-cell table:style-name="ce364" table:formula="of:=SUMIF([.$A$3:.$A$104];&quot;Saldo Inicial&quot;;[.H3:.H104])" office:value-type="float" office:value="0" calcext:value-type="float">
            <text:p>0 </text:p>
          </table:table-cell>
          <table:table-cell table:style-name="ce364" table:formula="of:=SUMIF([.$A$3:.$A$104];&quot;Saldo Inicial&quot;;[.I3:.I104])" office:value-type="float" office:value="0" calcext:value-type="float">
            <text:p>0 </text:p>
          </table:table-cell>
          <table:table-cell table:style-name="ce364" table:formula="of:=SUMIF([.$A$3:.$A$104];&quot;Saldo Inicial&quot;;[.J3:.J104])" office:value-type="float" office:value="0" calcext:value-type="float">
            <text:p>0 </text:p>
          </table:table-cell>
          <table:table-cell table:style-name="ce364" table:formula="of:=SUMIF([.$A$3:.$A$104];&quot;Saldo Inicial&quot;;[.K3:.K104])" office:value-type="float" office:value="144000" calcext:value-type="float">
            <text:p>144.000 </text:p>
          </table:table-cell>
          <table:table-cell table:style-name="ce364" table:formula="of:=SUMIF([.$A$3:.$A$104];&quot;Saldo Inicial&quot;;[.L3:.L104])" office:value-type="float" office:value="0" calcext:value-type="float">
            <text:p>0 </text:p>
          </table:table-cell>
          <table:table-cell table:style-name="ce364" table:formula="of:=SUMIF([.$A$3:.$A$104];&quot;Saldo Inicial&quot;;[.M3:.M104])" office:value-type="float" office:value="0" calcext:value-type="float">
            <text:p>0 </text:p>
          </table:table-cell>
          <table:table-cell table:style-name="ce364" table:formula="of:=SUMIF([.$A$3:.$A$104];&quot;Saldo Inicial&quot;;[.N3:.N104])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+] <text:s/>Juros</text:p>
          </table:table-cell>
          <table:table-cell table:style-name="ce356"/>
          <table:table-cell table:style-name="ce364" table:formula="of:=-[.C109]" office:value-type="float" office:value="-0" calcext:value-type="float">
            <text:p>0 </text:p>
          </table:table-cell>
          <table:table-cell table:style-name="ce364" table:formula="of:=-[.D109]" office:value-type="float" office:value="-0" calcext:value-type="float">
            <text:p>0 </text:p>
          </table:table-cell>
          <table:table-cell table:style-name="ce364" table:formula="of:=-[.E109]" office:value-type="float" office:value="1920" calcext:value-type="float">
            <text:p>1.920 </text:p>
          </table:table-cell>
          <table:table-cell table:style-name="ce364" table:formula="of:=-[.F109]" office:value-type="float" office:value="1866.66666666667" calcext:value-type="float">
            <text:p>1.867 </text:p>
          </table:table-cell>
          <table:table-cell table:style-name="ce364" table:formula="of:=-[.G109]" office:value-type="float" office:value="1813.33333333333" calcext:value-type="float">
            <text:p>1.813 </text:p>
          </table:table-cell>
          <table:table-cell table:style-name="ce364" table:formula="of:=-[.H109]" office:value-type="float" office:value="1760" calcext:value-type="float">
            <text:p>1.760 </text:p>
          </table:table-cell>
          <table:table-cell table:style-name="ce364" table:formula="of:=-[.I109]" office:value-type="float" office:value="1706.66666666667" calcext:value-type="float">
            <text:p>1.707 </text:p>
          </table:table-cell>
          <table:table-cell table:style-name="ce364" table:formula="of:=-[.J109]" office:value-type="float" office:value="1653.33333333333" calcext:value-type="float">
            <text:p>1.653 </text:p>
          </table:table-cell>
          <table:table-cell table:style-name="ce364" table:formula="of:=-[.K109]" office:value-type="float" office:value="1600" calcext:value-type="float">
            <text:p>1.600 </text:p>
          </table:table-cell>
          <table:table-cell table:style-name="ce364" table:formula="of:=-[.L109]" office:value-type="float" office:value="3850.66666666667" calcext:value-type="float">
            <text:p>3.851 </text:p>
          </table:table-cell>
          <table:table-cell table:style-name="ce364" table:formula="of:=-[.M109]" office:value-type="float" office:value="3717.83187588179" calcext:value-type="float">
            <text:p>3.718 </text:p>
          </table:table-cell>
          <table:table-cell table:style-name="ce364" table:formula="of:=-[.N109]" office:value-type="float" office:value="3583.72506177768" calcext:value-type="float">
            <text:p>3.584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 -] <text:s/>Juros</text:p>
          </table:table-cell>
          <table:table-cell table:style-name="ce356"/>
          <table:table-cell table:style-name="ce364" table:formula="of:=SUMIF([.$A$3:.$A$104];&quot;Juros Pagos&quot;;[.C3:.C104])" office:value-type="float" office:value="0" calcext:value-type="float">
            <text:p>0 </text:p>
          </table:table-cell>
          <table:table-cell table:style-name="ce364" table:formula="of:=SUMIF([.$A$3:.$A$104];&quot;Juros Pagos&quot;;[.D3:.D104])" office:value-type="float" office:value="0" calcext:value-type="float">
            <text:p>0 </text:p>
          </table:table-cell>
          <table:table-cell table:style-name="ce364" table:formula="of:=SUMIF([.$A$3:.$A$104];&quot;Juros Pagos&quot;;[.E3:.E104])" office:value-type="float" office:value="-1920" calcext:value-type="float">
            <text:p>-1.920 </text:p>
          </table:table-cell>
          <table:table-cell table:style-name="ce364" table:formula="of:=SUMIF([.$A$3:.$A$104];&quot;Juros Pagos&quot;;[.F3:.F104])" office:value-type="float" office:value="-1866.66666666667" calcext:value-type="float">
            <text:p>-1.867 </text:p>
          </table:table-cell>
          <table:table-cell table:style-name="ce364" table:formula="of:=SUMIF([.$A$3:.$A$104];&quot;Juros Pagos&quot;;[.G3:.G104])" office:value-type="float" office:value="-1813.33333333333" calcext:value-type="float">
            <text:p>-1.813 </text:p>
          </table:table-cell>
          <table:table-cell table:style-name="ce364" table:formula="of:=SUMIF([.$A$3:.$A$104];&quot;Juros Pagos&quot;;[.H3:.H104])" office:value-type="float" office:value="-1760" calcext:value-type="float">
            <text:p>-1.760 </text:p>
          </table:table-cell>
          <table:table-cell table:style-name="ce364" table:formula="of:=SUMIF([.$A$3:.$A$104];&quot;Juros Pagos&quot;;[.I3:.I104])" office:value-type="float" office:value="-1706.66666666667" calcext:value-type="float">
            <text:p>-1.707 </text:p>
          </table:table-cell>
          <table:table-cell table:style-name="ce364" table:formula="of:=SUMIF([.$A$3:.$A$104];&quot;Juros Pagos&quot;;[.J3:.J104])" office:value-type="float" office:value="-1653.33333333333" calcext:value-type="float">
            <text:p>-1.653 </text:p>
          </table:table-cell>
          <table:table-cell table:style-name="ce364" table:formula="of:=SUMIF([.$A$3:.$A$104];&quot;Juros Pagos&quot;;[.K3:.K104])" office:value-type="float" office:value="-1600" calcext:value-type="float">
            <text:p>-1.600 </text:p>
          </table:table-cell>
          <table:table-cell table:style-name="ce364" table:formula="of:=SUMIF([.$A$3:.$A$104];&quot;Juros Pagos&quot;;[.L3:.L104])" office:value-type="float" office:value="-3850.66666666667" calcext:value-type="float">
            <text:p>-3.851 </text:p>
          </table:table-cell>
          <table:table-cell table:style-name="ce364" table:formula="of:=SUMIF([.$A$3:.$A$104];&quot;Juros Pagos&quot;;[.M3:.M104])" office:value-type="float" office:value="-3717.83187588179" calcext:value-type="float">
            <text:p>-3.718 </text:p>
          </table:table-cell>
          <table:table-cell table:style-name="ce364" table:formula="of:=SUMIF([.$A$3:.$A$104];&quot;Juros Pagos&quot;;[.N3:.N104])" office:value-type="float" office:value="-3583.72506177768" calcext:value-type="float">
            <text:p>-3.584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 -] <text:s/>Amoritizações</text:p>
          </table:table-cell>
          <table:table-cell table:style-name="ce356"/>
          <table:table-cell table:style-name="ce364" table:formula="of:=SUMIF([.$A$3:.$A$104];&quot;Amortização&quot;;[.C3:.C104])" office:value-type="float" office:value="0" calcext:value-type="float">
            <text:p>0 </text:p>
          </table:table-cell>
          <table:table-cell table:style-name="ce364" table:formula="of:=SUMIF([.$A$3:.$A$122];&quot;Amortização&quot;;[.D3:.D122])" office:value-type="float" office:value="0" calcext:value-type="float">
            <text:p>0 </text:p>
          </table:table-cell>
          <table:table-cell table:style-name="ce364" table:formula="of:=SUMIF([.$A$3:.$A$122];&quot;Amortização&quot;;[.E3:.E122])" office:value-type="float" office:value="-4444.44444444444" calcext:value-type="float">
            <text:p>-4.444 </text:p>
          </table:table-cell>
          <table:table-cell table:style-name="ce364" table:formula="of:=SUMIF([.$A$3:.$A$122];&quot;Amortização&quot;;[.F3:.F122])" office:value-type="float" office:value="-4444.44444444444" calcext:value-type="float">
            <text:p>-4.444 </text:p>
          </table:table-cell>
          <table:table-cell table:style-name="ce364" table:formula="of:=SUMIF([.$A$3:.$A$122];&quot;Amortização&quot;;[.G3:.G122])" office:value-type="float" office:value="-4444.44444444445" calcext:value-type="float">
            <text:p>-4.444 </text:p>
          </table:table-cell>
          <table:table-cell table:style-name="ce364" table:formula="of:=SUMIF([.$A$3:.$A$122];&quot;Amortização&quot;;[.H3:.H122])" office:value-type="float" office:value="-4444.44444444445" calcext:value-type="float">
            <text:p>-4.444 </text:p>
          </table:table-cell>
          <table:table-cell table:style-name="ce364" table:formula="of:=SUMIF([.$A$3:.$A$122];&quot;Amortização&quot;;[.I3:.I122])" office:value-type="float" office:value="-4444.44444444445" calcext:value-type="float">
            <text:p>-4.444 </text:p>
          </table:table-cell>
          <table:table-cell table:style-name="ce364" table:formula="of:=SUMIF([.$A$3:.$A$122];&quot;Amortização&quot;;[.J3:.J122])" office:value-type="float" office:value="-4444.44444444445" calcext:value-type="float">
            <text:p>-4.444 </text:p>
          </table:table-cell>
          <table:table-cell table:style-name="ce364" table:formula="of:=SUMIF([.$A$3:.$A$122];&quot;Amortização&quot;;[.K3:.K122])" office:value-type="float" office:value="-4444.44444444445" calcext:value-type="float">
            <text:p>-4.444 </text:p>
          </table:table-cell>
          <table:table-cell table:style-name="ce364" table:formula="of:=SUMIF([.$A$3:.$A$122];&quot;Amortização&quot;;[.L3:.L122])" office:value-type="float" office:value="-9413.28553516606" calcext:value-type="float">
            <text:p>-9.413 </text:p>
          </table:table-cell>
          <table:table-cell table:style-name="ce364" table:formula="of:=SUMIF([.$A$3:.$A$122];&quot;Amortização&quot;;[.M3:.M122])" office:value-type="float" office:value="-9492.78699261761" calcext:value-type="float">
            <text:p>-9.493 </text:p>
          </table:table-cell>
          <table:table-cell table:style-name="ce364" table:formula="of:=SUMIF([.$A$3:.$A$122];&quot;Amortização&quot;;[.N3:.N122])" office:value-type="float" office:value="-9573.56047338838" calcext:value-type="float">
            <text:p>-9.574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Valor do Principal</text:p>
          </table:table-cell>
          <table:table-cell table:style-name="ce356"/>
          <table:table-cell table:style-name="ce364" table:formula="of:=+[.C112]+[.C113]" office:value-type="float" office:value="0" calcext:value-type="float">
            <text:p>0 </text:p>
          </table:table-cell>
          <table:table-cell table:style-name="ce364" table:formula="of:=+[.D112]+[.D113]" office:value-type="float" office:value="160000" calcext:value-type="float">
            <text:p>160.000 </text:p>
          </table:table-cell>
          <table:table-cell table:style-name="ce364" table:formula="of:=+[.E112]+[.E113]" office:value-type="float" office:value="155555.555555556" calcext:value-type="float">
            <text:p>155.556 </text:p>
          </table:table-cell>
          <table:table-cell table:style-name="ce364" table:formula="of:=+[.F112]+[.F113]" office:value-type="float" office:value="151111.111111111" calcext:value-type="float">
            <text:p>151.111 </text:p>
          </table:table-cell>
          <table:table-cell table:style-name="ce364" table:formula="of:=+[.G112]+[.G113]" office:value-type="float" office:value="146666.666666667" calcext:value-type="float">
            <text:p>146.667 </text:p>
          </table:table-cell>
          <table:table-cell table:style-name="ce364" table:formula="of:=+[.H112]+[.H113]" office:value-type="float" office:value="142222.222222222" calcext:value-type="float">
            <text:p>142.222 </text:p>
          </table:table-cell>
          <table:table-cell table:style-name="ce364" table:formula="of:=+[.I112]+[.I113]" office:value-type="float" office:value="137777.777777778" calcext:value-type="float">
            <text:p>137.778 </text:p>
          </table:table-cell>
          <table:table-cell table:style-name="ce364" table:formula="of:=+[.J112]+[.J113]" office:value-type="float" office:value="133333.333333333" calcext:value-type="float">
            <text:p>133.333 </text:p>
          </table:table-cell>
          <table:table-cell table:style-name="ce364" table:formula="of:=+[.K112]+[.K113]" office:value-type="float" office:value="272888.888888889" calcext:value-type="float">
            <text:p>272.889 </text:p>
          </table:table-cell>
          <table:table-cell table:style-name="ce364" table:formula="of:=+[.L112]+[.L113]" office:value-type="float" office:value="263475.603353723" calcext:value-type="float">
            <text:p>263.476 </text:p>
          </table:table-cell>
          <table:table-cell table:style-name="ce364" table:formula="of:=+[.M112]+[.M113]" office:value-type="float" office:value="253982.816361105" calcext:value-type="float">
            <text:p>253.983 </text:p>
          </table:table-cell>
          <table:table-cell table:style-name="ce364" table:formula="of:=+[.N112]+[.N113]" office:value-type="float" office:value="244409.255887717" calcext:value-type="float">
            <text:p>244.409 </text:p>
          </table:table-cell>
          <table:table-cell table:style-name="ce325" table:number-columns-repeated="1010"/>
        </table:table-row>
        <table:table-row table:style-name="ro7">
          <table:table-cell table:style-name="ce399" office:value-type="string" calcext:value-type="string">
            <text:p>Curto Prazo</text:p>
          </table:table-cell>
          <table:table-cell table:style-name="ce356"/>
          <table:table-cell table:style-name="ce364" table:formula="of:=+SUMIF([.$A$3:.$A$104];[.$A112];[.C3:.C104])" office:value-type="float" office:value="0" calcext:value-type="float">
            <text:p>0 </text:p>
          </table:table-cell>
          <table:table-cell table:style-name="ce364" table:formula="of:=+SUMIF([.$A$3:.$A$104];[.$A112];[.D3:.D104])" office:value-type="float" office:value="53333.3333333333" calcext:value-type="float">
            <text:p>53.333 </text:p>
          </table:table-cell>
          <table:table-cell table:style-name="ce364" table:formula="of:=+SUMIF([.$A$3:.$A$104];[.$A112];[.E3:.E104])" office:value-type="float" office:value="53333.3333333333" calcext:value-type="float">
            <text:p>53.333 </text:p>
          </table:table-cell>
          <table:table-cell table:style-name="ce364" table:formula="of:=+SUMIF([.$A$3:.$A$104];[.$A112];[.F3:.F104])" office:value-type="float" office:value="53333.3333333333" calcext:value-type="float">
            <text:p>53.333 </text:p>
          </table:table-cell>
          <table:table-cell table:style-name="ce364" table:formula="of:=+SUMIF([.$A$3:.$A$104];[.$A112];[.G3:.G104])" office:value-type="float" office:value="53333.3333333333" calcext:value-type="float">
            <text:p>53.333 </text:p>
          </table:table-cell>
          <table:table-cell table:style-name="ce364" table:formula="of:=+SUMIF([.$A$3:.$A$104];[.$A112];[.H3:.H104])" office:value-type="float" office:value="53333.3333333333" calcext:value-type="float">
            <text:p>53.333 </text:p>
          </table:table-cell>
          <table:table-cell table:style-name="ce364" table:formula="of:=+SUMIF([.$A$3:.$A$104];[.$A112];[.I3:.I104])" office:value-type="float" office:value="53333.3333333333" calcext:value-type="float">
            <text:p>53.333 </text:p>
          </table:table-cell>
          <table:table-cell table:style-name="ce364" table:formula="of:=+SUMIF([.$A$3:.$A$104];[.$A112];[.J3:.J104])" office:value-type="float" office:value="53333.3333333334" calcext:value-type="float">
            <text:p>53.333 </text:p>
          </table:table-cell>
          <table:table-cell table:style-name="ce364" table:formula="of:=+SUMIF([.$A$3:.$A$104];[.$A112];[.K3:.K104])" office:value-type="float" office:value="125333.333333333" calcext:value-type="float">
            <text:p>125.333 </text:p>
          </table:table-cell>
          <table:table-cell table:style-name="ce364" table:formula="of:=+SUMIF([.$A$3:.$A$104];[.$A112];[.L3:.L104])" office:value-type="float" office:value="125871.329286" calcext:value-type="float">
            <text:p>125.871 </text:p>
          </table:table-cell>
          <table:table-cell table:style-name="ce364" table:formula="of:=+SUMIF([.$A$3:.$A$104];[.$A112];[.M3:.M104])" office:value-type="float" office:value="126414.8695303" calcext:value-type="float">
            <text:p>126.415 </text:p>
          </table:table-cell>
          <table:table-cell table:style-name="ce364" table:formula="of:=+SUMIF([.$A$3:.$A$104];[.$A112];[.N3:.N104])" office:value-type="float" office:value="126964.019237426" calcext:value-type="float">
            <text:p>126.964 </text:p>
          </table:table-cell>
          <table:table-cell table:style-name="ce325" table:number-columns-repeated="1010"/>
        </table:table-row>
        <table:table-row table:style-name="ro7">
          <table:table-cell table:style-name="ce399" office:value-type="string" calcext:value-type="string">
            <text:p>Longo Prazo</text:p>
          </table:table-cell>
          <table:table-cell table:style-name="ce356"/>
          <table:table-cell table:style-name="ce364" table:formula="of:=+SUMIF([.$A$3:.$A$104];[.$A113];[.C3:.C104])" office:value-type="float" office:value="0" calcext:value-type="float">
            <text:p>0 </text:p>
          </table:table-cell>
          <table:table-cell table:style-name="ce364" table:formula="of:=+SUMIF([.$A$3:.$A$104];[.$A113];[.D3:.D104])" office:value-type="float" office:value="106666.666666667" calcext:value-type="float">
            <text:p>106.667 </text:p>
          </table:table-cell>
          <table:table-cell table:style-name="ce364" table:formula="of:=+SUMIF([.$A$3:.$A$104];[.$A113];[.E3:.E104])" office:value-type="float" office:value="102222.222222222" calcext:value-type="float">
            <text:p>102.222 </text:p>
          </table:table-cell>
          <table:table-cell table:style-name="ce364" table:formula="of:=+SUMIF([.$A$3:.$A$104];[.$A113];[.F3:.F104])" office:value-type="float" office:value="97777.7777777778" calcext:value-type="float">
            <text:p>97.778 </text:p>
          </table:table-cell>
          <table:table-cell table:style-name="ce364" table:formula="of:=+SUMIF([.$A$3:.$A$104];[.$A113];[.G3:.G104])" office:value-type="float" office:value="93333.3333333333" calcext:value-type="float">
            <text:p>93.333 </text:p>
          </table:table-cell>
          <table:table-cell table:style-name="ce364" table:formula="of:=+SUMIF([.$A$3:.$A$104];[.$A113];[.H3:.H104])" office:value-type="float" office:value="88888.8888888889" calcext:value-type="float">
            <text:p>88.889 </text:p>
          </table:table-cell>
          <table:table-cell table:style-name="ce364" table:formula="of:=+SUMIF([.$A$3:.$A$104];[.$A113];[.I3:.I104])" office:value-type="float" office:value="84444.4444444445" calcext:value-type="float">
            <text:p>84.444 </text:p>
          </table:table-cell>
          <table:table-cell table:style-name="ce364" table:formula="of:=+SUMIF([.$A$3:.$A$104];[.$A113];[.J3:.J104])" office:value-type="float" office:value="80000" calcext:value-type="float">
            <text:p>80.000 </text:p>
          </table:table-cell>
          <table:table-cell table:style-name="ce364" table:formula="of:=+SUMIF([.$A$3:.$A$104];[.$A113];[.K3:.K104])" office:value-type="float" office:value="147555.555555556" calcext:value-type="float">
            <text:p>147.556 </text:p>
          </table:table-cell>
          <table:table-cell table:style-name="ce364" table:formula="of:=+SUMIF([.$A$3:.$A$104];[.$A113];[.L3:.L104])" office:value-type="float" office:value="137604.274067723" calcext:value-type="float">
            <text:p>137.604 </text:p>
          </table:table-cell>
          <table:table-cell table:style-name="ce364" table:formula="of:=+SUMIF([.$A$3:.$A$104];[.$A113];[.M3:.M104])" office:value-type="float" office:value="127567.946830805" calcext:value-type="float">
            <text:p>127.568 </text:p>
          </table:table-cell>
          <table:table-cell table:style-name="ce364" table:formula="of:=+SUMIF([.$A$3:.$A$104];[.$A113];[.N3:.N104])" office:value-type="float" office:value="117445.236650291" calcext:value-type="float">
            <text:p>117.445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97" office:value-type="string" calcext:value-type="string">
            <text:p>Importação</text:p>
          </table:table-cell>
          <table:table-cell table:style-name="ce403" table:number-columns-repeated="13"/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+] Captações</text:p>
          </table:table-cell>
          <table:table-cell table:style-name="ce356"/>
          <table:table-cell table:number-columns-repeated="12" table:style-name="ce364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+] <text:s/>Juros</text:p>
          </table:table-cell>
          <table:table-cell table:style-name="ce356"/>
          <table:table-cell table:style-name="ce364" office:value-type="float" office:value="15734.5616572119" calcext:value-type="float">
            <text:p>15.735 </text:p>
          </table:table-cell>
          <table:table-cell table:style-name="ce364" office:value-type="float" office:value="14390.0050745205" calcext:value-type="float">
            <text:p>14.390 </text:p>
          </table:table-cell>
          <table:table-cell table:style-name="ce364" office:value-type="float" office:value="13188.3007935086" calcext:value-type="float">
            <text:p>13.188 </text:p>
          </table:table-cell>
          <table:table-cell table:style-name="ce364" office:value-type="float" office:value="11980.3938602097" calcext:value-type="float">
            <text:p>11.980 </text:p>
          </table:table-cell>
          <table:table-cell table:style-name="ce364" office:value-type="float" office:value="10766.1602215782" calcext:value-type="float">
            <text:p>10.766 </text:p>
          </table:table-cell>
          <table:table-cell table:style-name="ce364" office:value-type="float" office:value="9545.47334350744" calcext:value-type="float">
            <text:p>9.545 </text:p>
          </table:table-cell>
          <table:table-cell table:style-name="ce364" office:value-type="float" office:value="8318.20416120858" calcext:value-type="float">
            <text:p>8.318 </text:p>
          </table:table-cell>
          <table:table-cell table:style-name="ce364" office:value-type="float" office:value="7084.22102859706" calcext:value-type="float">
            <text:p>7.084 </text:p>
          </table:table-cell>
          <table:table-cell table:style-name="ce364" office:value-type="float" office:value="5843.38966666666" calcext:value-type="float">
            <text:p>5.843 </text:p>
          </table:table-cell>
          <table:table-cell table:style-name="ce364" office:value-type="float" office:value="4951.818" calcext:value-type="float">
            <text:p>4.952 </text:p>
          </table:table-cell>
          <table:table-cell table:style-name="ce364" office:value-type="float" office:value="4216.87033333334" calcext:value-type="float">
            <text:p>4.217 </text:p>
          </table:table-cell>
          <table:table-cell table:style-name="ce364" office:value-type="float" office:value="3535.02266666666" calcext:value-type="float">
            <text:p>3.535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 -] <text:s/>Juros</text:p>
          </table:table-cell>
          <table:table-cell table:style-name="ce356"/>
          <table:table-cell table:style-name="ce364" office:value-type="float" office:value="-15734.5616572119" calcext:value-type="float">
            <text:p>-15.735 </text:p>
          </table:table-cell>
          <table:table-cell table:style-name="ce364" office:value-type="float" office:value="-14390.0050745205" calcext:value-type="float">
            <text:p>-14.390 </text:p>
          </table:table-cell>
          <table:table-cell table:style-name="ce364" office:value-type="float" office:value="-13188.3007935086" calcext:value-type="float">
            <text:p>-13.188 </text:p>
          </table:table-cell>
          <table:table-cell table:style-name="ce364" office:value-type="float" office:value="-11980.3938602097" calcext:value-type="float">
            <text:p>-11.980 </text:p>
          </table:table-cell>
          <table:table-cell table:style-name="ce364" office:value-type="float" office:value="-10766.1602215782" calcext:value-type="float">
            <text:p>-10.766 </text:p>
          </table:table-cell>
          <table:table-cell table:style-name="ce364" office:value-type="float" office:value="-9545.47334350744" calcext:value-type="float">
            <text:p>-9.545 </text:p>
          </table:table-cell>
          <table:table-cell table:style-name="ce364" office:value-type="float" office:value="-8318.20416120858" calcext:value-type="float">
            <text:p>-8.318 </text:p>
          </table:table-cell>
          <table:table-cell table:style-name="ce364" office:value-type="float" office:value="-7084.22102859706" calcext:value-type="float">
            <text:p>-7.084 </text:p>
          </table:table-cell>
          <table:table-cell table:style-name="ce364" office:value-type="float" office:value="-5843.38966666666" calcext:value-type="float">
            <text:p>-5.843 </text:p>
          </table:table-cell>
          <table:table-cell table:style-name="ce364" office:value-type="float" office:value="-4951.818" calcext:value-type="float">
            <text:p>-4.952 </text:p>
          </table:table-cell>
          <table:table-cell table:style-name="ce364" office:value-type="float" office:value="-4216.87033333334" calcext:value-type="float">
            <text:p>-4.217 </text:p>
          </table:table-cell>
          <table:table-cell table:style-name="ce364" office:value-type="float" office:value="-3535.02266666666" calcext:value-type="float">
            <text:p>-3.535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[ -] <text:s/>Amoritizações</text:p>
          </table:table-cell>
          <table:table-cell table:style-name="ce356"/>
          <table:table-cell table:style-name="ce364" office:value-type="float" office:value="-69921.3825533754" calcext:value-type="float">
            <text:p>-69.921 </text:p>
          </table:table-cell>
          <table:table-cell table:style-name="ce364" office:value-type="float" office:value="-63558.7674694002" calcext:value-type="float">
            <text:p>-63.559 </text:p>
          </table:table-cell>
          <table:table-cell table:style-name="ce364" office:value-type="float" office:value="-63868.9000837454" calcext:value-type="float">
            <text:p>-63.869 </text:p>
          </table:table-cell>
          <table:table-cell table:style-name="ce364" office:value-type="float" office:value="-64185.2353503776" calcext:value-type="float">
            <text:p>-64.185 </text:p>
          </table:table-cell>
          <table:table-cell table:style-name="ce364" office:value-type="float" office:value="-64507.8973223424" calcext:value-type="float">
            <text:p>-64.508 </text:p>
          </table:table-cell>
          <table:table-cell table:style-name="ce364" office:value-type="float" office:value="-64837.0125337466" calcext:value-type="float">
            <text:p>-64.837 </text:p>
          </table:table-cell>
          <table:table-cell table:style-name="ce364" office:value-type="float" office:value="-65172.7100493788" calcext:value-type="float">
            <text:p>-65.173 </text:p>
          </table:table-cell>
          <table:table-cell table:style-name="ce364" office:value-type="float" office:value="-65515.1215153236" calcext:value-type="float">
            <text:p>-65.515 </text:p>
          </table:table-cell>
          <table:table-cell table:style-name="ce364" office:value-type="float" office:value="-48052.1367521368" calcext:value-type="float">
            <text:p>-48.052 </text:p>
          </table:table-cell>
          <table:table-cell table:style-name="ce364" office:value-type="float" office:value="-41118.8034188034" calcext:value-type="float">
            <text:p>-41.119 </text:p>
          </table:table-cell>
          <table:table-cell table:style-name="ce364" office:value-type="float" office:value="-38811.1111111112" calcext:value-type="float">
            <text:p>-38.811 </text:p>
          </table:table-cell>
          <table:table-cell table:style-name="ce364" office:value-type="float" office:value="-33255.5555555556" calcext:value-type="float">
            <text:p>-33.256 </text:p>
          </table:table-cell>
          <table:table-cell table:style-name="ce325" table:number-columns-repeated="1010"/>
        </table:table-row>
        <table:table-row table:style-name="ro7">
          <table:table-cell table:style-name="ce398" office:value-type="string" calcext:value-type="string">
            <text:p>Valor do Principal</text:p>
          </table:table-cell>
          <table:table-cell table:style-name="ce364" office:value-type="float" office:value="849860.189270852" calcext:value-type="float">
            <text:p>849.860 </text:p>
          </table:table-cell>
          <table:table-cell table:style-name="ce364" office:value-type="float" office:value="779938.806717478" calcext:value-type="float">
            <text:p>779.939 </text:p>
          </table:table-cell>
          <table:table-cell table:style-name="ce364" office:value-type="float" office:value="716380.039248078" calcext:value-type="float">
            <text:p>716.380 </text:p>
          </table:table-cell>
          <table:table-cell table:style-name="ce364" office:value-type="float" office:value="652511.139164332" calcext:value-type="float">
            <text:p>652.511 </text:p>
          </table:table-cell>
          <table:table-cell table:style-name="ce364" office:value-type="float" office:value="588325.903813954" calcext:value-type="float">
            <text:p>588.326 </text:p>
          </table:table-cell>
          <table:table-cell table:style-name="ce364" office:value-type="float" office:value="523818.006491612" calcext:value-type="float">
            <text:p>523.818 </text:p>
          </table:table-cell>
          <table:table-cell table:style-name="ce364" office:value-type="float" office:value="458980.993957864" calcext:value-type="float">
            <text:p>458.981 </text:p>
          </table:table-cell>
          <table:table-cell table:style-name="ce364" office:value-type="float" office:value="393808.283908486" calcext:value-type="float">
            <text:p>393.808 </text:p>
          </table:table-cell>
          <table:table-cell table:style-name="ce364" office:value-type="float" office:value="328293.162393162" calcext:value-type="float">
            <text:p>328.293 </text:p>
          </table:table-cell>
          <table:table-cell table:style-name="ce364" office:value-type="float" office:value="280241.025641026" calcext:value-type="float">
            <text:p>280.241 </text:p>
          </table:table-cell>
          <table:table-cell table:style-name="ce364" office:value-type="float" office:value="239122.222222222" calcext:value-type="float">
            <text:p>239.122 </text:p>
          </table:table-cell>
          <table:table-cell table:style-name="ce364" office:value-type="float" office:value="200311.111111112" calcext:value-type="float">
            <text:p>200.311 </text:p>
          </table:table-cell>
          <table:table-cell table:style-name="ce364" office:value-type="float" office:value="167055.555555556" calcext:value-type="float">
            <text:p>167.056 </text:p>
          </table:table-cell>
          <table:table-cell table:style-name="ce325" table:number-columns-repeated="1010"/>
        </table:table-row>
        <table:table-row table:style-name="ro7">
          <table:table-cell table:style-name="ce399" office:value-type="string" calcext:value-type="string">
            <text:p>Curto Prazo</text:p>
          </table:table-cell>
          <table:table-cell table:style-name="ce371" office:value-type="float" office:value="682804.633715298" calcext:value-type="float">
            <text:p>682.805 </text:p>
          </table:table-cell>
          <table:table-cell table:style-name="ce364" office:value-type="float" office:value="642938.806717478" calcext:value-type="float">
            <text:p>642.939 </text:p>
          </table:table-cell>
          <table:table-cell table:style-name="ce364" office:value-type="float" office:value="601657.817025856" calcext:value-type="float">
            <text:p>601.658 </text:p>
          </table:table-cell>
          <table:table-cell table:style-name="ce364" office:value-type="float" office:value="560066.694719888" calcext:value-type="float">
            <text:p>560.067 </text:p>
          </table:table-cell>
          <table:table-cell table:style-name="ce364" office:value-type="float" office:value="518159.237147288" calcext:value-type="float">
            <text:p>518.159 </text:p>
          </table:table-cell>
          <table:table-cell table:style-name="ce364" office:value-type="float" office:value="472595.78426939" calcext:value-type="float">
            <text:p>472.596 </text:p>
          </table:table-cell>
          <table:table-cell table:style-name="ce364" office:value-type="float" office:value="421508.771735642" calcext:value-type="float">
            <text:p>421.509 </text:p>
          </table:table-cell>
          <table:table-cell table:style-name="ce364" office:value-type="float" office:value="370086.061686264" calcext:value-type="float">
            <text:p>370.086 </text:p>
          </table:table-cell>
          <table:table-cell table:style-name="ce364" office:value-type="float" office:value="314987.606837606" calcext:value-type="float">
            <text:p>314.988 </text:p>
          </table:table-cell>
          <table:table-cell table:style-name="ce364" office:value-type="float" office:value="277352.136752136" calcext:value-type="float">
            <text:p>277.352 </text:p>
          </table:table-cell>
          <table:table-cell table:style-name="ce364" office:value-type="float" office:value="237677.777777778" calcext:value-type="float">
            <text:p>237.678 </text:p>
          </table:table-cell>
          <table:table-cell table:style-name="ce364" office:value-type="float" office:value="200311.111111112" calcext:value-type="float">
            <text:p>200.311 </text:p>
          </table:table-cell>
          <table:table-cell table:style-name="ce364" office:value-type="float" office:value="167055.555555556" calcext:value-type="float">
            <text:p>167.056 </text:p>
          </table:table-cell>
          <table:table-cell table:style-name="ce325" table:number-columns-repeated="1010"/>
        </table:table-row>
        <table:table-row table:style-name="ro7">
          <table:table-cell table:style-name="ce399" office:value-type="string" calcext:value-type="string">
            <text:p>Longo Prazo</text:p>
          </table:table-cell>
          <table:table-cell table:style-name="ce371" office:value-type="float" office:value="167055.555555556" calcext:value-type="float">
            <text:p>167.056 </text:p>
          </table:table-cell>
          <table:table-cell table:style-name="ce364" office:value-type="float" office:value="137000" calcext:value-type="float">
            <text:p>137.000 </text:p>
          </table:table-cell>
          <table:table-cell table:style-name="ce364" office:value-type="float" office:value="114722.222222222" calcext:value-type="float">
            <text:p>114.722 </text:p>
          </table:table-cell>
          <table:table-cell table:style-name="ce364" office:value-type="float" office:value="92444.4444444444" calcext:value-type="float">
            <text:p>92.444 </text:p>
          </table:table-cell>
          <table:table-cell table:style-name="ce364" office:value-type="float" office:value="70166.6666666666" calcext:value-type="float">
            <text:p>70.167 </text:p>
          </table:table-cell>
          <table:table-cell table:style-name="ce364" office:value-type="float" office:value="51222.2222222222" calcext:value-type="float">
            <text:p>51.222 </text:p>
          </table:table-cell>
          <table:table-cell table:style-name="ce364" office:value-type="float" office:value="37472.2222222222" calcext:value-type="float">
            <text:p>37.472 </text:p>
          </table:table-cell>
          <table:table-cell table:style-name="ce364" office:value-type="float" office:value="23722.2222222222" calcext:value-type="float">
            <text:p>23.722 </text:p>
          </table:table-cell>
          <table:table-cell table:style-name="ce364" office:value-type="float" office:value="13305.5555555556" calcext:value-type="float">
            <text:p>13.306 </text:p>
          </table:table-cell>
          <table:table-cell table:style-name="ce364" office:value-type="float" office:value="2888.88888888888" calcext:value-type="float">
            <text:p>2.889 </text:p>
          </table:table-cell>
          <table:table-cell table:style-name="ce364" office:value-type="float" office:value="1444.44444444444" calcext:value-type="float">
            <text:p>1.444 </text:p>
          </table:table-cell>
          <table:table-cell table:number-columns-repeated="2" table:style-name="ce364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12">
          <table:table-cell table:style-name="ce362" table:number-columns-repeated="14"/>
          <table:table-cell table:style-name="ce325" table:number-columns-repeated="1010"/>
        </table:table-row>
        <table:table-row table:style-name="ro5">
          <table:table-cell table:style-name="ce354" office:value-type="string" calcext:value-type="string">
            <text:p>Consolidado</text:p>
          </table:table-cell>
          <table:table-cell table:style-name="ce361" table:number-columns-repeated="13"/>
          <table:table-cell table:style-name="ce325" table:number-columns-repeated="1010"/>
        </table:table-row>
        <table:table-row table:style-name="ro7">
          <table:table-cell table:style-name="ce400" office:value-type="string" calcext:value-type="string">
            <text:p>[+] Captações</text:p>
          </table:table-cell>
          <table:table-cell table:style-name="ce356"/>
          <table:table-cell table:style-name="ce343" table:formula="of:=+[.C107]+[.C116]" office:value-type="float" office:value="0" calcext:value-type="float">
            <text:p>0 </text:p>
          </table:table-cell>
          <table:table-cell table:style-name="ce343" table:formula="of:=+[.D107]+[.D116]" office:value-type="float" office:value="160000" calcext:value-type="float">
            <text:p>160.000 </text:p>
          </table:table-cell>
          <table:table-cell table:style-name="ce343" table:formula="of:=+[.E107]+[.E116]" office:value-type="float" office:value="0" calcext:value-type="float">
            <text:p>0 </text:p>
          </table:table-cell>
          <table:table-cell table:style-name="ce343" table:formula="of:=+[.F107]+[.F116]" office:value-type="float" office:value="0" calcext:value-type="float">
            <text:p>0 </text:p>
          </table:table-cell>
          <table:table-cell table:style-name="ce343" table:formula="of:=+[.G107]+[.G116]" office:value-type="float" office:value="0" calcext:value-type="float">
            <text:p>0 </text:p>
          </table:table-cell>
          <table:table-cell table:style-name="ce343" table:formula="of:=+[.H107]+[.H116]" office:value-type="float" office:value="0" calcext:value-type="float">
            <text:p>0 </text:p>
          </table:table-cell>
          <table:table-cell table:style-name="ce343" table:formula="of:=+[.I107]+[.I116]" office:value-type="float" office:value="0" calcext:value-type="float">
            <text:p>0 </text:p>
          </table:table-cell>
          <table:table-cell table:style-name="ce343" table:formula="of:=+[.J107]+[.J116]" office:value-type="float" office:value="0" calcext:value-type="float">
            <text:p>0 </text:p>
          </table:table-cell>
          <table:table-cell table:style-name="ce343" table:formula="of:=+[.K107]+[.K116]" office:value-type="float" office:value="144000" calcext:value-type="float">
            <text:p>144.000 </text:p>
          </table:table-cell>
          <table:table-cell table:style-name="ce343" table:formula="of:=+[.L107]+[.L116]" office:value-type="float" office:value="0" calcext:value-type="float">
            <text:p>0 </text:p>
          </table:table-cell>
          <table:table-cell table:style-name="ce343" table:formula="of:=+[.M107]+[.M116]" office:value-type="float" office:value="0" calcext:value-type="float">
            <text:p>0 </text:p>
          </table:table-cell>
          <table:table-cell table:style-name="ce343" table:formula="of:=+[.N107]+[.N116]" office:value-type="float" office:value="0" calcext:value-type="float">
            <text:p>0 </text:p>
          </table:table-cell>
          <table:table-cell table:style-name="ce325" table:number-columns-repeated="1010"/>
        </table:table-row>
        <table:table-row table:style-name="ro7">
          <table:table-cell table:style-name="ce400" office:value-type="string" calcext:value-type="string">
            <text:p>[+] <text:s/>Juros</text:p>
          </table:table-cell>
          <table:table-cell table:style-name="ce356"/>
          <table:table-cell table:style-name="ce343" table:formula="of:=+[.C108]+[.C117]" office:value-type="float" office:value="15734.5616572119" calcext:value-type="float">
            <text:p>15.735 </text:p>
          </table:table-cell>
          <table:table-cell table:style-name="ce343" table:formula="of:=+[.D108]+[.D117]" office:value-type="float" office:value="14390.0050745205" calcext:value-type="float">
            <text:p>14.390 </text:p>
          </table:table-cell>
          <table:table-cell table:style-name="ce343" table:formula="of:=+[.E108]+[.E117]" office:value-type="float" office:value="15108.3007935086" calcext:value-type="float">
            <text:p>15.108 </text:p>
          </table:table-cell>
          <table:table-cell table:style-name="ce343" table:formula="of:=+[.F108]+[.F117]" office:value-type="float" office:value="13847.0605268764" calcext:value-type="float">
            <text:p>13.847 </text:p>
          </table:table-cell>
          <table:table-cell table:style-name="ce343" table:formula="of:=+[.G108]+[.G117]" office:value-type="float" office:value="12579.4935549116" calcext:value-type="float">
            <text:p>12.579 </text:p>
          </table:table-cell>
          <table:table-cell table:style-name="ce343" table:formula="of:=+[.H108]+[.H117]" office:value-type="float" office:value="11305.4733435074" calcext:value-type="float">
            <text:p>11.305 </text:p>
          </table:table-cell>
          <table:table-cell table:style-name="ce343" table:formula="of:=+[.I108]+[.I117]" office:value-type="float" office:value="10024.8708278752" calcext:value-type="float">
            <text:p>10.025 </text:p>
          </table:table-cell>
          <table:table-cell table:style-name="ce343" table:formula="of:=+[.J108]+[.J117]" office:value-type="float" office:value="8737.55436193039" calcext:value-type="float">
            <text:p>8.738 </text:p>
          </table:table-cell>
          <table:table-cell table:style-name="ce343" table:formula="of:=+[.K108]+[.K117]" office:value-type="float" office:value="7443.38966666666" calcext:value-type="float">
            <text:p>7.443 </text:p>
          </table:table-cell>
          <table:table-cell table:style-name="ce343" table:formula="of:=+[.L108]+[.L117]" office:value-type="float" office:value="8802.48466666667" calcext:value-type="float">
            <text:p>8.802 </text:p>
          </table:table-cell>
          <table:table-cell table:style-name="ce343" table:formula="of:=+[.M108]+[.M117]" office:value-type="float" office:value="7934.70220921513" calcext:value-type="float">
            <text:p>7.935 </text:p>
          </table:table-cell>
          <table:table-cell table:style-name="ce343" table:formula="of:=+[.N108]+[.N117]" office:value-type="float" office:value="7118.74772844435" calcext:value-type="float">
            <text:p>7.119 </text:p>
          </table:table-cell>
          <table:table-cell table:style-name="ce325" table:number-columns-repeated="1010"/>
        </table:table-row>
        <table:table-row table:style-name="ro7">
          <table:table-cell table:style-name="ce400" office:value-type="string" calcext:value-type="string">
            <text:p>[ -] <text:s/>Juros</text:p>
          </table:table-cell>
          <table:table-cell table:style-name="ce356"/>
          <table:table-cell table:style-name="ce343" table:formula="of:=+[.C109]+[.C118]" office:value-type="float" office:value="-15734.5616572119" calcext:value-type="float">
            <text:p>-15.735 </text:p>
          </table:table-cell>
          <table:table-cell table:style-name="ce343" table:formula="of:=+[.D109]+[.D118]" office:value-type="float" office:value="-14390.0050745205" calcext:value-type="float">
            <text:p>-14.390 </text:p>
          </table:table-cell>
          <table:table-cell table:style-name="ce343" table:formula="of:=+[.E109]+[.E118]" office:value-type="float" office:value="-15108.3007935086" calcext:value-type="float">
            <text:p>-15.108 </text:p>
          </table:table-cell>
          <table:table-cell table:style-name="ce343" table:formula="of:=+[.F109]+[.F118]" office:value-type="float" office:value="-13847.0605268764" calcext:value-type="float">
            <text:p>-13.847 </text:p>
          </table:table-cell>
          <table:table-cell table:style-name="ce343" table:formula="of:=+[.G109]+[.G118]" office:value-type="float" office:value="-12579.4935549116" calcext:value-type="float">
            <text:p>-12.579 </text:p>
          </table:table-cell>
          <table:table-cell table:style-name="ce343" table:formula="of:=+[.H109]+[.H118]" office:value-type="float" office:value="-11305.4733435074" calcext:value-type="float">
            <text:p>-11.305 </text:p>
          </table:table-cell>
          <table:table-cell table:style-name="ce343" table:formula="of:=+[.I109]+[.I118]" office:value-type="float" office:value="-10024.8708278752" calcext:value-type="float">
            <text:p>-10.025 </text:p>
          </table:table-cell>
          <table:table-cell table:style-name="ce343" table:formula="of:=+[.J109]+[.J118]" office:value-type="float" office:value="-8737.55436193039" calcext:value-type="float">
            <text:p>-8.738 </text:p>
          </table:table-cell>
          <table:table-cell table:style-name="ce343" table:formula="of:=+[.K109]+[.K118]" office:value-type="float" office:value="-7443.38966666666" calcext:value-type="float">
            <text:p>-7.443 </text:p>
          </table:table-cell>
          <table:table-cell table:style-name="ce343" table:formula="of:=+[.L109]+[.L118]" office:value-type="float" office:value="-8802.48466666667" calcext:value-type="float">
            <text:p>-8.802 </text:p>
          </table:table-cell>
          <table:table-cell table:style-name="ce343" table:formula="of:=+[.M109]+[.M118]" office:value-type="float" office:value="-7934.70220921513" calcext:value-type="float">
            <text:p>-7.935 </text:p>
          </table:table-cell>
          <table:table-cell table:style-name="ce343" table:formula="of:=+[.N109]+[.N118]" office:value-type="float" office:value="-7118.74772844435" calcext:value-type="float">
            <text:p>-7.119 </text:p>
          </table:table-cell>
          <table:table-cell table:style-name="ce325" table:number-columns-repeated="1010"/>
        </table:table-row>
        <table:table-row table:style-name="ro7">
          <table:table-cell table:style-name="ce400" office:value-type="string" calcext:value-type="string">
            <text:p>[ -] <text:s/>Amoritizações</text:p>
          </table:table-cell>
          <table:table-cell table:style-name="ce356"/>
          <table:table-cell table:style-name="ce343" table:formula="of:=+[.C110]+[.C119]" office:value-type="float" office:value="-69921.3825533754" calcext:value-type="float">
            <text:p>-69.921 </text:p>
          </table:table-cell>
          <table:table-cell table:style-name="ce343" table:formula="of:=+[.D110]+[.D119]" office:value-type="float" office:value="-63558.7674694002" calcext:value-type="float">
            <text:p>-63.559 </text:p>
          </table:table-cell>
          <table:table-cell table:style-name="ce343" table:formula="of:=+[.E110]+[.E119]" office:value-type="float" office:value="-68313.3445281899" calcext:value-type="float">
            <text:p>-68.313 </text:p>
          </table:table-cell>
          <table:table-cell table:style-name="ce343" table:formula="of:=+[.F110]+[.F119]" office:value-type="float" office:value="-68629.6797948221" calcext:value-type="float">
            <text:p>-68.630 </text:p>
          </table:table-cell>
          <table:table-cell table:style-name="ce343" table:formula="of:=+[.G110]+[.G119]" office:value-type="float" office:value="-68952.3417667869" calcext:value-type="float">
            <text:p>-68.952 </text:p>
          </table:table-cell>
          <table:table-cell table:style-name="ce343" table:formula="of:=+[.H110]+[.H119]" office:value-type="float" office:value="-69281.456978191" calcext:value-type="float">
            <text:p>-69.281 </text:p>
          </table:table-cell>
          <table:table-cell table:style-name="ce343" table:formula="of:=+[.I110]+[.I119]" office:value-type="float" office:value="-69617.1544938232" calcext:value-type="float">
            <text:p>-69.617 </text:p>
          </table:table-cell>
          <table:table-cell table:style-name="ce343" table:formula="of:=+[.J110]+[.J119]" office:value-type="float" office:value="-69959.5659597681" calcext:value-type="float">
            <text:p>-69.960 </text:p>
          </table:table-cell>
          <table:table-cell table:style-name="ce343" table:formula="of:=+[.K110]+[.K119]" office:value-type="float" office:value="-52496.5811965812" calcext:value-type="float">
            <text:p>-52.497 </text:p>
          </table:table-cell>
          <table:table-cell table:style-name="ce343" table:formula="of:=+[.L110]+[.L119]" office:value-type="float" office:value="-50532.0889539695" calcext:value-type="float">
            <text:p>-50.532 </text:p>
          </table:table-cell>
          <table:table-cell table:style-name="ce343" table:formula="of:=+[.M110]+[.M119]" office:value-type="float" office:value="-48303.8981037288" calcext:value-type="float">
            <text:p>-48.304 </text:p>
          </table:table-cell>
          <table:table-cell table:style-name="ce343" table:formula="of:=+[.N110]+[.N119]" office:value-type="float" office:value="-42829.116028944" calcext:value-type="float">
            <text:p>-42.829 </text:p>
          </table:table-cell>
          <table:table-cell table:style-name="ce325" table:number-columns-repeated="1010"/>
        </table:table-row>
        <table:table-row table:style-name="ro7">
          <table:table-cell table:style-name="ce400" office:value-type="string" calcext:value-type="string">
            <text:p>Valor do Principal</text:p>
          </table:table-cell>
          <table:table-cell table:style-name="ce364" table:formula="of:=+[.B130]+[.B131]" office:value-type="float" office:value="849860.189270854" calcext:value-type="float">
            <text:p>849.860 </text:p>
          </table:table-cell>
          <table:table-cell table:style-name="ce364" table:formula="of:=+[.B129]+SUM([.C125:.C128])" office:value-type="float" office:value="779938.806717478" calcext:value-type="float">
            <text:p>779.939 </text:p>
          </table:table-cell>
          <table:table-cell table:style-name="ce364" table:formula="of:=+[.C129]+SUM([.D125:.D128])" office:value-type="float" office:value="876380.039248078" calcext:value-type="float">
            <text:p>876.380 </text:p>
          </table:table-cell>
          <table:table-cell table:style-name="ce364" table:formula="of:=+[.D129]+SUM([.E125:.E128])" office:value-type="float" office:value="808066.694719888" calcext:value-type="float">
            <text:p>808.067 </text:p>
          </table:table-cell>
          <table:table-cell table:style-name="ce364" table:formula="of:=+[.E129]+SUM([.F125:.F128])" office:value-type="float" office:value="739437.014925066" calcext:value-type="float">
            <text:p>739.437 </text:p>
          </table:table-cell>
          <table:table-cell table:style-name="ce364" table:formula="of:=+[.F129]+SUM([.G125:.G128])" office:value-type="float" office:value="670484.673158279" calcext:value-type="float">
            <text:p>670.485 </text:p>
          </table:table-cell>
          <table:table-cell table:style-name="ce364" table:formula="of:=+[.G129]+SUM([.H125:.H128])" office:value-type="float" office:value="601203.216180088" calcext:value-type="float">
            <text:p>601.203 </text:p>
          </table:table-cell>
          <table:table-cell table:style-name="ce364" table:formula="of:=+[.H129]+SUM([.I125:.I128])" office:value-type="float" office:value="531586.061686265" calcext:value-type="float">
            <text:p>531.586 </text:p>
          </table:table-cell>
          <table:table-cell table:style-name="ce364" table:formula="of:=+[.I129]+SUM([.J125:.J128])" office:value-type="float" office:value="461626.495726497" calcext:value-type="float">
            <text:p>461.626 </text:p>
          </table:table-cell>
          <table:table-cell table:style-name="ce364" table:formula="of:=+[.J129]+SUM([.K125:.K128])" office:value-type="float" office:value="553129.914529916" calcext:value-type="float">
            <text:p>553.130 </text:p>
          </table:table-cell>
          <table:table-cell table:style-name="ce364" table:formula="of:=+[.K129]+SUM([.L125:.L128])" office:value-type="float" office:value="502597.825575946" calcext:value-type="float">
            <text:p>502.598 </text:p>
          </table:table-cell>
          <table:table-cell table:style-name="ce364" table:formula="of:=+[.L129]+SUM([.M125:.M128])" office:value-type="float" office:value="454293.927472217" calcext:value-type="float">
            <text:p>454.294 </text:p>
          </table:table-cell>
          <table:table-cell table:style-name="ce364" table:formula="of:=+[.M129]+SUM([.N125:.N128])" office:value-type="float" office:value="411464.811443274" calcext:value-type="float">
            <text:p>411.465 </text:p>
          </table:table-cell>
          <table:table-cell table:style-name="ce325" table:number-columns-repeated="1010"/>
        </table:table-row>
        <table:table-row table:style-name="ro7">
          <table:table-cell table:style-name="ce401" office:value-type="string" calcext:value-type="string">
            <text:p>Curto Prazo</text:p>
          </table:table-cell>
          <table:table-cell table:style-name="ce364" table:formula="of:=+[.B121]" office:value-type="float" office:value="682804.633715298" calcext:value-type="float">
            <text:p>682.805 </text:p>
          </table:table-cell>
          <table:table-cell table:style-name="ce343" table:formula="of:=+[.C112]+[.C121]" office:value-type="float" office:value="642938.806717478" calcext:value-type="float">
            <text:p>642.939 </text:p>
          </table:table-cell>
          <table:table-cell table:style-name="ce343" table:formula="of:=+[.D112]+[.D121]" office:value-type="float" office:value="654991.150359189" calcext:value-type="float">
            <text:p>654.991 </text:p>
          </table:table-cell>
          <table:table-cell table:style-name="ce343" table:formula="of:=+[.E112]+[.E121]" office:value-type="float" office:value="613400.028053221" calcext:value-type="float">
            <text:p>613.400 </text:p>
          </table:table-cell>
          <table:table-cell table:style-name="ce343" table:formula="of:=+[.F112]+[.F121]" office:value-type="float" office:value="571492.570480621" calcext:value-type="float">
            <text:p>571.493 </text:p>
          </table:table-cell>
          <table:table-cell table:style-name="ce343" table:formula="of:=+[.G112]+[.G121]" office:value-type="float" office:value="525929.117602723" calcext:value-type="float">
            <text:p>525.929 </text:p>
          </table:table-cell>
          <table:table-cell table:style-name="ce343" table:formula="of:=+[.H112]+[.H121]" office:value-type="float" office:value="474842.105068975" calcext:value-type="float">
            <text:p>474.842 </text:p>
          </table:table-cell>
          <table:table-cell table:style-name="ce343" table:formula="of:=+[.I112]+[.I121]" office:value-type="float" office:value="423419.395019597" calcext:value-type="float">
            <text:p>423.419 </text:p>
          </table:table-cell>
          <table:table-cell table:style-name="ce343" table:formula="of:=+[.J112]+[.J121]" office:value-type="float" office:value="368320.940170939" calcext:value-type="float">
            <text:p>368.321 </text:p>
          </table:table-cell>
          <table:table-cell table:style-name="ce343" table:formula="of:=+[.K112]+[.K121]" office:value-type="float" office:value="402685.470085469" calcext:value-type="float">
            <text:p>402.685 </text:p>
          </table:table-cell>
          <table:table-cell table:style-name="ce343" table:formula="of:=+[.L112]+[.L121]" office:value-type="float" office:value="363549.107063778" calcext:value-type="float">
            <text:p>363.549 </text:p>
          </table:table-cell>
          <table:table-cell table:style-name="ce343" table:formula="of:=+[.M112]+[.M121]" office:value-type="float" office:value="326725.980641412" calcext:value-type="float">
            <text:p>326.726 </text:p>
          </table:table-cell>
          <table:table-cell table:style-name="ce343" table:formula="of:=+[.N112]+[.N121]" office:value-type="float" office:value="294019.574792981" calcext:value-type="float">
            <text:p>294.020 </text:p>
          </table:table-cell>
          <table:table-cell table:style-name="ce325" table:number-columns-repeated="1010"/>
        </table:table-row>
        <table:table-row table:style-name="ro7">
          <table:table-cell table:style-name="ce401" office:value-type="string" calcext:value-type="string">
            <text:p>Longo Prazo</text:p>
          </table:table-cell>
          <table:table-cell table:style-name="ce364" table:formula="of:=+[.B122]" office:value-type="float" office:value="167055.555555556" calcext:value-type="float">
            <text:p>167.056 </text:p>
          </table:table-cell>
          <table:table-cell table:style-name="ce343" table:formula="of:=+[.C113]+[.C122]" office:value-type="float" office:value="137000" calcext:value-type="float">
            <text:p>137.000 </text:p>
          </table:table-cell>
          <table:table-cell table:style-name="ce343" table:formula="of:=+[.D113]+[.D122]" office:value-type="float" office:value="221388.888888889" calcext:value-type="float">
            <text:p>221.389 </text:p>
          </table:table-cell>
          <table:table-cell table:style-name="ce343" table:formula="of:=+[.E113]+[.E122]" office:value-type="float" office:value="194666.666666667" calcext:value-type="float">
            <text:p>194.667 </text:p>
          </table:table-cell>
          <table:table-cell table:style-name="ce343" table:formula="of:=+[.F113]+[.F122]" office:value-type="float" office:value="167944.444444444" calcext:value-type="float">
            <text:p>167.944 </text:p>
          </table:table-cell>
          <table:table-cell table:style-name="ce343" table:formula="of:=+[.G113]+[.G122]" office:value-type="float" office:value="144555.555555556" calcext:value-type="float">
            <text:p>144.556 </text:p>
          </table:table-cell>
          <table:table-cell table:style-name="ce343" table:formula="of:=+[.H113]+[.H122]" office:value-type="float" office:value="126361.111111111" calcext:value-type="float">
            <text:p>126.361 </text:p>
          </table:table-cell>
          <table:table-cell table:style-name="ce343" table:formula="of:=+[.I113]+[.I122]" office:value-type="float" office:value="108166.666666667" calcext:value-type="float">
            <text:p>108.167 </text:p>
          </table:table-cell>
          <table:table-cell table:style-name="ce343" table:formula="of:=+[.J113]+[.J122]" office:value-type="float" office:value="93305.5555555556" calcext:value-type="float">
            <text:p>93.306 </text:p>
          </table:table-cell>
          <table:table-cell table:style-name="ce343" table:formula="of:=+[.K113]+[.K122]" office:value-type="float" office:value="150444.444444444" calcext:value-type="float">
            <text:p>150.444 </text:p>
          </table:table-cell>
          <table:table-cell table:style-name="ce343" table:formula="of:=+[.L113]+[.L122]" office:value-type="float" office:value="139048.718512167" calcext:value-type="float">
            <text:p>139.049 </text:p>
          </table:table-cell>
          <table:table-cell table:style-name="ce343" table:formula="of:=+[.M113]+[.M122]" office:value-type="float" office:value="127567.946830805" calcext:value-type="float">
            <text:p>127.568 </text:p>
          </table:table-cell>
          <table:table-cell table:style-name="ce343" table:formula="of:=+[.N113]+[.N122]" office:value-type="float" office:value="117445.236650291" calcext:value-type="float">
            <text:p>117.445 </text:p>
          </table:table-cell>
          <table:table-cell table:style-name="ce325"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65" table:formula="of:=+[.B129]-[.B130]-[.B131]" office:value-type="float" office:value="0" calcext:value-type="float">
            <text:p>0 </text:p>
          </table:table-cell>
          <table:table-cell table:style-name="ce365" table:formula="of:=+[.C129]-[.C130]-[.C131]" office:value-type="float" office:value="0" calcext:value-type="float">
            <text:p>0 </text:p>
          </table:table-cell>
          <table:table-cell table:style-name="ce365" table:formula="of:=+[.D129]-[.D130]-[.D131]" office:value-type="float" office:value="0" calcext:value-type="float">
            <text:p>0 </text:p>
          </table:table-cell>
          <table:table-cell table:style-name="ce365" table:formula="of:=+[.E129]-[.E130]-[.E131]" office:value-type="float" office:value="0" calcext:value-type="float">
            <text:p>0 </text:p>
          </table:table-cell>
          <table:table-cell table:style-name="ce365" table:formula="of:=+[.F129]-[.F130]-[.F131]" office:value-type="float" office:value="0" calcext:value-type="float">
            <text:p>0 </text:p>
          </table:table-cell>
          <table:table-cell table:style-name="ce365" table:formula="of:=+[.G129]-[.G130]-[.G131]" office:value-type="float" office:value="0" calcext:value-type="float">
            <text:p>0 </text:p>
          </table:table-cell>
          <table:table-cell table:style-name="ce365" table:formula="of:=+[.H129]-[.H130]-[.H131]" office:value-type="float" office:value="0.00000000177533365786076" calcext:value-type="float">
            <text:p>0 </text:p>
          </table:table-cell>
          <table:table-cell table:style-name="ce365" table:formula="of:=+[.I129]-[.I130]-[.I131]" office:value-type="float" office:value="0.00000000100408215075731" calcext:value-type="float">
            <text:p>0 </text:p>
          </table:table-cell>
          <table:table-cell table:style-name="ce365" table:formula="of:=+[.J129]-[.J130]-[.J131]" office:value-type="float" office:value="0.00000000208092387765646" calcext:value-type="float">
            <text:p>0 </text:p>
          </table:table-cell>
          <table:table-cell table:style-name="ce365" table:formula="of:=+[.K129]-[.K130]-[.K131]" office:value-type="float" office:value="0.00000000203726813197136" calcext:value-type="float">
            <text:p>0 </text:p>
          </table:table-cell>
          <table:table-cell table:style-name="ce365" table:formula="of:=+[.L129]-[.L130]-[.L131]" office:value-type="float" office:value="0.00000000101863406598568" calcext:value-type="float">
            <text:p>0 </text:p>
          </table:table-cell>
          <table:table-cell table:style-name="ce365" table:formula="of:=+[.M129]-[.M130]-[.M131]" office:value-type="float" office:value="0" calcext:value-type="float">
            <text:p>0 </text:p>
          </table:table-cell>
          <table:table-cell table:style-name="ce365" table:formula="of:=+[.N129]-[.N130]-[.N131]" office:value-type="float" office:value="0.000000000989530235528946" calcext:value-type="float">
            <text:p>0 </text:p>
          </table:table-cell>
          <table:table-cell table:number-columns-repeated="1010"/>
        </table:table-row>
        <table:table-row table:style-name="ro7" table:number-rows-repeated="10484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nális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B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Comentario" table:base-cell-address="$'1-Orçamento_de_Vendas'.$A$1" table:expression="&quot;&quot;&quot;&quot;&quot;&quot;&quot;TEXT(#REF!/SUM(#REF!); &quot;&quot;&quot;&quot;&quot;&quot;&quot;&quot;0%&quot;&quot;&quot;&quot;&quot;&quot;&quot;&quot;) &amp; &quot;&quot;&quot;&quot;&quot;&quot;&quot;&quot; dos assinantes responderam favoravelmente à pergunta «&quot;&quot;&quot;&quot;&quot;&quot;&quot;&quot; &amp; LOWER(#REF!) &amp; &quot;&quot;&quot;&quot;&quot;&quot;&quot;&quot;»&quot;&quot;&quot;&quot;&quot;&quot;&quot;&quot;&quot;&quot;&quot;&quot;&quot;&quot;&quot;"/>
          <table:named-expression table:name="DRE_2012ssad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entrada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6]&quot;&quot;&quot;&quot;&quot;&quot;&quot;"/>
          <table:named-expression table:name="evandr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FilialSC_2010_PR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juros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8]&quot;&quot;&quot;&quot;&quot;&quot;&quot;"/>
          <table:named-expression table:name="MmExcelLinker_25EF0CB9_D9C2_47A7_A8DD_904C5B2730B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prestacao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7]&quot;&quot;&quot;&quot;&quot;&quot;&quot;"/>
          <table:named-expression table:name="qw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d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erieCCA" table:base-cell-address="$'1-Orçamento_de_Vendas'.$A$1" table:expression="&quot;&quot;&quot;!#REF!&quot;&quot;&quot;"/>
          <table:named-expression table:name="serieEVA" table:base-cell-address="$'1-Orçamento_de_Vendas'.$A$1" table:expression="&quot;&quot;&quot;!#REF!&quot;&quot;&quot;"/>
          <table:named-expression table:name="serieFCA" table:base-cell-address="$'1-Orçamento_de_Vendas'.$A$1" table:expression="&quot;&quot;&quot;!#REF!&quot;&quot;&quot;"/>
          <table:named-expression table:name="test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Teste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valor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5]&quot;&quot;&quot;&quot;&quot;&quot;&quot;"/>
          <table:named-expression table:name="ç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/table:named-expressions>
      </table:table>
      <table:table table:name="6-DRE" table:style-name="ta6">
        <table:table-column table:style-name="co18" table:default-cell-style-name="ce325"/>
        <table:table-column table:style-name="co19" table:default-cell-style-name="ce325"/>
        <table:table-column table:style-name="co20" table:default-cell-style-name="ce325"/>
        <table:table-column table:style-name="co13" table:default-cell-style-name="ce325"/>
        <table:table-column table:style-name="co20" table:default-cell-style-name="ce325"/>
        <table:table-column table:style-name="co21" table:default-cell-style-name="ce325"/>
        <table:table-column table:style-name="co20" table:number-columns-repeated="8" table:default-cell-style-name="ce325"/>
        <table:table-column table:style-name="co22" table:number-columns-repeated="2" table:default-cell-style-name="ce325"/>
        <table:table-column table:style-name="co23" table:default-cell-style-name="ce325"/>
        <table:table-column table:style-name="co22" table:number-columns-repeated="2" table:default-cell-style-name="ce325"/>
        <table:table-column table:style-name="co23" table:default-cell-style-name="ce325"/>
        <table:table-column table:style-name="co22" table:default-cell-style-name="ce325"/>
        <table:table-column table:style-name="co23" table:default-cell-style-name="ce325"/>
        <table:table-column table:style-name="co24" table:number-columns-repeated="1002" table:default-cell-style-name="ce325"/>
        <table:table-row table:style-name="ro5">
          <table:table-cell table:style-name="ce404"/>
          <table:table-cell table:style-name="ce404" office:value-type="string" calcext:value-type="string">
            <text:p>DRE</text:p>
          </table:table-cell>
          <table:table-cell table:style-name="ce339" table:formula="of:=+[$'5-Financiamentos'.C1]" office:value-type="date" office:date-value="2019-01-01" calcext:value-type="date">
            <text:p>jan/19</text:p>
          </table:table-cell>
          <table:table-cell table:style-name="ce339" table:formula="of:=+[$'5-Financiamentos'.D1]" office:value-type="date" office:date-value="2019-02-01" calcext:value-type="date">
            <text:p>fev/19</text:p>
          </table:table-cell>
          <table:table-cell table:style-name="ce339" table:formula="of:=+[$'5-Financiamentos'.E1]" office:value-type="date" office:date-value="2019-03-01" calcext:value-type="date">
            <text:p>mar/19</text:p>
          </table:table-cell>
          <table:table-cell table:style-name="ce339" table:formula="of:=+[$'5-Financiamentos'.F1]" office:value-type="date" office:date-value="2019-04-01" calcext:value-type="date">
            <text:p>abr/19</text:p>
          </table:table-cell>
          <table:table-cell table:style-name="ce339" table:formula="of:=+[$'5-Financiamentos'.G1]" office:value-type="date" office:date-value="2019-05-01" calcext:value-type="date">
            <text:p>mai/19</text:p>
          </table:table-cell>
          <table:table-cell table:style-name="ce339" table:formula="of:=+[$'5-Financiamentos'.H1]" office:value-type="date" office:date-value="2019-06-01" calcext:value-type="date">
            <text:p>jun/19</text:p>
          </table:table-cell>
          <table:table-cell table:style-name="ce339" table:formula="of:=+[$'5-Financiamentos'.I1]" office:value-type="date" office:date-value="2019-07-01" calcext:value-type="date">
            <text:p>jul/19</text:p>
          </table:table-cell>
          <table:table-cell table:style-name="ce339" table:formula="of:=+[$'5-Financiamentos'.J1]" office:value-type="date" office:date-value="2019-08-01" calcext:value-type="date">
            <text:p>ago/19</text:p>
          </table:table-cell>
          <table:table-cell table:style-name="ce339" table:formula="of:=+[$'5-Financiamentos'.K1]" office:value-type="date" office:date-value="2019-09-01" calcext:value-type="date">
            <text:p>set/19</text:p>
          </table:table-cell>
          <table:table-cell table:style-name="ce339" table:formula="of:=+[$'5-Financiamentos'.L1]" office:value-type="date" office:date-value="2019-10-01" calcext:value-type="date">
            <text:p>out/19</text:p>
          </table:table-cell>
          <table:table-cell table:style-name="ce339" table:formula="of:=+[$'5-Financiamentos'.M1]" office:value-type="date" office:date-value="2019-11-01" calcext:value-type="date">
            <text:p>nov/19</text:p>
          </table:table-cell>
          <table:table-cell table:style-name="ce339" table:formula="of:=+[$'5-Financiamentos'.N1]" office:value-type="date" office:date-value="2019-12-01" calcext:value-type="date">
            <text:p>dez/19</text:p>
          </table:table-cell>
          <table:table-cell table:style-name="ce339" office:value-type="string" calcext:value-type="string">
            <text:p>2018</text:p>
          </table:table-cell>
          <table:table-cell table:style-name="ce339" office:value-type="string" calcext:value-type="string">
            <text:p>AV (%)</text:p>
          </table:table-cell>
          <table:table-cell table:style-name="ce419"/>
          <table:table-cell table:style-name="ce339" office:value-type="string" calcext:value-type="string">
            <text:p>Base 2018</text:p>
          </table:table-cell>
          <table:table-cell table:style-name="ce339" office:value-type="string" calcext:value-type="string">
            <text:p>AV (%)</text:p>
          </table:table-cell>
          <table:table-cell table:style-name="ce419"/>
          <table:table-cell table:style-name="ce339" office:value-type="string" calcext:value-type="string">
            <text:p>Diferença</text:p>
          </table:table-cell>
          <table:table-cell table:style-name="ce419"/>
          <table:table-cell table:number-columns-repeated="1002"/>
        </table:table-row>
        <table:table-row table:style-name="ro7">
          <table:table-cell table:number-columns-repeated="16"/>
          <table:table-cell table:style-name="ce420"/>
          <table:table-cell table:number-columns-repeated="2"/>
          <table:table-cell table:style-name="ce420"/>
          <table:table-cell/>
          <table:table-cell table:style-name="ce420"/>
          <table:table-cell table:number-columns-repeated="1002"/>
        </table:table-row>
        <table:table-row table:style-name="ro7">
          <table:table-cell table:style-name="ce405"/>
          <table:table-cell table:style-name="ce332" office:value-type="string" calcext:value-type="string">
            <text:p>Premissas</text:p>
          </table:table-cell>
          <table:table-cell table:style-name="ce405" table:number-columns-repeated="14"/>
          <table:table-cell table:style-name="ce420"/>
          <table:table-cell table:style-name="ce405" table:number-columns-repeated="2"/>
          <table:table-cell table:style-name="ce420"/>
          <table:table-cell table:style-name="ce405"/>
          <table:table-cell table:style-name="ce420"/>
          <table:table-cell table:number-columns-repeated="1002"/>
        </table:table-row>
        <table:table-row table:style-name="ro7">
          <table:table-cell table:style-name="ce406"/>
          <table:table-cell table:style-name="ce409" office:value-type="string" calcext:value-type="string">
            <text:p>Alíquota IR/CSLL</text:p>
          </table:table-cell>
          <table:table-cell table:style-name="ce414" office:value-type="percentage" office:value="0.34" calcext:value-type="percentage">
            <text:p>34,00%</text:p>
          </table:table-cell>
          <table:table-cell table:style-name="ce414" table:formula="of:=+[.C4]" office:value-type="percentage" office:value="0.34" calcext:value-type="percentage">
            <text:p>34,00%</text:p>
          </table:table-cell>
          <table:table-cell table:style-name="ce414" table:formula="of:=+[.D4]" office:value-type="percentage" office:value="0.34" calcext:value-type="percentage">
            <text:p>34,00%</text:p>
          </table:table-cell>
          <table:table-cell table:style-name="ce414" table:formula="of:=+[.E4]" office:value-type="percentage" office:value="0.34" calcext:value-type="percentage">
            <text:p>34,00%</text:p>
          </table:table-cell>
          <table:table-cell table:style-name="ce414" table:formula="of:=+[.F4]" office:value-type="percentage" office:value="0.34" calcext:value-type="percentage">
            <text:p>34,00%</text:p>
          </table:table-cell>
          <table:table-cell table:style-name="ce414" table:formula="of:=+[.G4]" office:value-type="percentage" office:value="0.34" calcext:value-type="percentage">
            <text:p>34,00%</text:p>
          </table:table-cell>
          <table:table-cell table:style-name="ce414" table:formula="of:=+[.H4]" office:value-type="percentage" office:value="0.34" calcext:value-type="percentage">
            <text:p>34,00%</text:p>
          </table:table-cell>
          <table:table-cell table:style-name="ce414" table:formula="of:=+[.I4]" office:value-type="percentage" office:value="0.34" calcext:value-type="percentage">
            <text:p>34,00%</text:p>
          </table:table-cell>
          <table:table-cell table:style-name="ce414" table:formula="of:=+[.J4]" office:value-type="percentage" office:value="0.34" calcext:value-type="percentage">
            <text:p>34,00%</text:p>
          </table:table-cell>
          <table:table-cell table:style-name="ce414" table:formula="of:=+[.K4]" office:value-type="percentage" office:value="0.34" calcext:value-type="percentage">
            <text:p>34,00%</text:p>
          </table:table-cell>
          <table:table-cell table:style-name="ce414" table:formula="of:=+[.L4]" office:value-type="percentage" office:value="0.34" calcext:value-type="percentage">
            <text:p>34,00%</text:p>
          </table:table-cell>
          <table:table-cell table:style-name="ce414" table:formula="of:=+[.M4]" office:value-type="percentage" office:value="0.34" calcext:value-type="percentage">
            <text:p>34,00%</text:p>
          </table:table-cell>
          <table:table-cell table:style-name="ce414" table:formula="of:=+[.N4]" office:value-type="percentage" office:value="0.34" calcext:value-type="percentage">
            <text:p>34,00%</text:p>
          </table:table-cell>
          <table:table-cell table:style-name="ce414"/>
          <table:table-cell table:style-name="ce421"/>
          <table:table-cell table:style-name="ce414" office:value-type="percentage" office:value="0.34" calcext:value-type="percentage">
            <text:p>34,00%</text:p>
          </table:table-cell>
          <table:table-cell table:style-name="ce414"/>
          <table:table-cell table:style-name="ce421"/>
          <table:table-cell table:style-name="ce414" table:formula="of:=+[.S4]" office:value-type="percentage" office:value="0" calcext:value-type="percentage">
            <text:p>0,00%</text:p>
          </table:table-cell>
          <table:table-cell table:style-name="ce421"/>
          <table:table-cell table:number-columns-repeated="1002"/>
        </table:table-row>
        <table:table-row table:style-name="ro7">
          <table:table-cell table:style-name="ce406"/>
          <table:table-cell table:style-name="ce409" office:value-type="string" calcext:value-type="string">
            <text:p>Alíquota Dividendos</text:p>
          </table:table-cell>
          <table:table-cell table:number-columns-repeated="13" table:style-name="ce414" office:value-type="percentage" office:value="0" calcext:value-type="percentage">
            <text:p>0,00%</text:p>
          </table:table-cell>
          <table:table-cell table:style-name="ce414"/>
          <table:table-cell table:style-name="ce421"/>
          <table:table-cell table:style-name="ce414" office:value-type="percentage" office:value="0" calcext:value-type="percentage">
            <text:p>0,00%</text:p>
          </table:table-cell>
          <table:table-cell table:style-name="ce414"/>
          <table:table-cell table:style-name="ce421"/>
          <table:table-cell table:style-name="ce414" office:value-type="percentage" office:value="0" calcext:value-type="percentage">
            <text:p>0,00%</text:p>
          </table:table-cell>
          <table:table-cell table:style-name="ce421"/>
          <table:table-cell table:number-columns-repeated="1002"/>
        </table:table-row>
        <table:table-row table:style-name="ro7">
          <table:table-cell table:style-name="ce406"/>
          <table:table-cell table:style-name="ce409" office:value-type="string" calcext:value-type="string">
            <text:p>Outras Aliquotas</text:p>
          </table:table-cell>
          <table:table-cell table:number-columns-repeated="13" table:style-name="ce414" office:value-type="percentage" office:value="0" calcext:value-type="percentage">
            <text:p>0,00%</text:p>
          </table:table-cell>
          <table:table-cell table:style-name="ce414"/>
          <table:table-cell table:style-name="ce421"/>
          <table:table-cell table:style-name="ce414" office:value-type="percentage" office:value="0" calcext:value-type="percentage">
            <text:p>0,00%</text:p>
          </table:table-cell>
          <table:table-cell table:style-name="ce414"/>
          <table:table-cell table:style-name="ce421"/>
          <table:table-cell table:style-name="ce414" office:value-type="percentage" office:value="0" calcext:value-type="percentage">
            <text:p>0,00%</text:p>
          </table:table-cell>
          <table:table-cell table:style-name="ce421"/>
          <table:table-cell table:number-columns-repeated="1002"/>
        </table:table-row>
        <table:table-row table:style-name="ro7">
          <table:table-cell table:number-columns-repeated="16"/>
          <table:table-cell table:style-name="ce420"/>
          <table:table-cell table:number-columns-repeated="2"/>
          <table:table-cell table:style-name="ce420"/>
          <table:table-cell/>
          <table:table-cell table:style-name="ce420"/>
          <table:table-cell table:number-columns-repeated="1002"/>
        </table:table-row>
        <table:table-row table:style-name="ro4">
          <table:table-cell table:style-name="ce350"/>
          <table:table-cell table:style-name="ce410" office:value-type="string" calcext:value-type="string">
            <text:p>DRE - Demonstrativo de Resultados Projetado</text:p>
          </table:table-cell>
          <table:table-cell table:style-name="ce410" table:number-columns-repeated="14"/>
          <table:table-cell table:style-name="ce422"/>
          <table:table-cell table:style-name="ce410" table:number-columns-repeated="2"/>
          <table:table-cell table:style-name="ce422"/>
          <table:table-cell table:style-name="ce410"/>
          <table:table-cell table:style-name="ce422"/>
          <table:table-cell table:number-columns-repeated="1002"/>
        </table:table-row>
        <table:table-row table:style-name="ro11">
          <table:table-cell table:style-name="ce407" office:value-type="string" calcext:value-type="string">
            <text:p>( + )</text:p>
          </table:table-cell>
          <table:table-cell table:style-name="ce411" office:value-type="string" calcext:value-type="string">
            <text:p>Recetia Bruta</text:p>
          </table:table-cell>
          <table:table-cell table:style-name="ce415" table:formula="of:=SUM([.C10:.C11])" office:value-type="float" office:value="2736000" calcext:value-type="float">
            <text:p>2.736.000 </text:p>
          </table:table-cell>
          <table:table-cell table:style-name="ce415" table:formula="of:=SUM([.D10:.D11])" office:value-type="float" office:value="2736000" calcext:value-type="float">
            <text:p>2.736.000 </text:p>
          </table:table-cell>
          <table:table-cell table:style-name="ce415" table:formula="of:=SUM([.E10:.E11])" office:value-type="float" office:value="2736000" calcext:value-type="float">
            <text:p>2.736.000 </text:p>
          </table:table-cell>
          <table:table-cell table:style-name="ce415" table:formula="of:=SUM([.F10:.F11])" office:value-type="float" office:value="2736000" calcext:value-type="float">
            <text:p>2.736.000 </text:p>
          </table:table-cell>
          <table:table-cell table:style-name="ce415" table:formula="of:=SUM([.G10:.G11])" office:value-type="float" office:value="2736000" calcext:value-type="float">
            <text:p>2.736.000 </text:p>
          </table:table-cell>
          <table:table-cell table:style-name="ce415" table:formula="of:=SUM([.H10:.H11])" office:value-type="float" office:value="2736000" calcext:value-type="float">
            <text:p>2.736.000 </text:p>
          </table:table-cell>
          <table:table-cell table:style-name="ce415" table:formula="of:=SUM([.I10:.I11])" office:value-type="float" office:value="2736000" calcext:value-type="float">
            <text:p>2.736.000 </text:p>
          </table:table-cell>
          <table:table-cell table:style-name="ce415" table:formula="of:=SUM([.J10:.J11])" office:value-type="float" office:value="2736000" calcext:value-type="float">
            <text:p>2.736.000 </text:p>
          </table:table-cell>
          <table:table-cell table:style-name="ce415" table:formula="of:=SUM([.K10:.K11])" office:value-type="float" office:value="2736000" calcext:value-type="float">
            <text:p>2.736.000 </text:p>
          </table:table-cell>
          <table:table-cell table:style-name="ce415" table:formula="of:=SUM([.L10:.L11])" office:value-type="float" office:value="2736000" calcext:value-type="float">
            <text:p>2.736.000 </text:p>
          </table:table-cell>
          <table:table-cell table:style-name="ce415" table:formula="of:=SUM([.M10:.M11])" office:value-type="float" office:value="2736000" calcext:value-type="float">
            <text:p>2.736.000 </text:p>
          </table:table-cell>
          <table:table-cell table:style-name="ce415" table:formula="of:=SUM([.N10:.N11])" office:value-type="float" office:value="2736000" calcext:value-type="float">
            <text:p>2.736.000 </text:p>
          </table:table-cell>
          <table:table-cell table:style-name="ce415" table:formula="of:=SUM([.O10:.O11])" office:value-type="float" office:value="32832000" calcext:value-type="float">
            <text:p>32.832.000 </text:p>
          </table:table-cell>
          <table:table-cell table:style-name="ce415"/>
          <table:table-cell table:style-name="ce423"/>
          <table:table-cell table:style-name="ce415" office:value-type="float" office:value="32832000" calcext:value-type="float">
            <text:p>32.832.000 </text:p>
          </table:table-cell>
          <table:table-cell table:style-name="ce415"/>
          <table:table-cell table:style-name="ce423"/>
          <table:table-cell table:style-name="ce415" table:formula="of:=[.O9]-[.R9]" office:value-type="float" office:value="0" calcext:value-type="float">
            <text:p>0 </text:p>
          </table:table-cell>
          <table:table-cell table:style-name="ce423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Vendas Mercado Interno <text:span text:style-name="T5">(1)</text:span></text:p>
          </table:table-cell>
          <table:table-cell table:style-name="ce343" table:formula="of:=+[$'1-Orçamento_de_Vendas'.C104]" office:value-type="float" office:value="2736000" calcext:value-type="float">
            <text:p>2.736.000 </text:p>
          </table:table-cell>
          <table:table-cell table:style-name="ce343" table:formula="of:=+[$'1-Orçamento_de_Vendas'.D104]" office:value-type="float" office:value="2736000" calcext:value-type="float">
            <text:p>2.736.000 </text:p>
          </table:table-cell>
          <table:table-cell table:style-name="ce343" table:formula="of:=+[$'1-Orçamento_de_Vendas'.E104]" office:value-type="float" office:value="2736000" calcext:value-type="float">
            <text:p>2.736.000 </text:p>
          </table:table-cell>
          <table:table-cell table:style-name="ce343" table:formula="of:=+[$'1-Orçamento_de_Vendas'.F104]" office:value-type="float" office:value="2736000" calcext:value-type="float">
            <text:p>2.736.000 </text:p>
          </table:table-cell>
          <table:table-cell table:style-name="ce343" table:formula="of:=+[$'1-Orçamento_de_Vendas'.G104]" office:value-type="float" office:value="2736000" calcext:value-type="float">
            <text:p>2.736.000 </text:p>
          </table:table-cell>
          <table:table-cell table:style-name="ce343" table:formula="of:=+[$'1-Orçamento_de_Vendas'.H104]" office:value-type="float" office:value="2736000" calcext:value-type="float">
            <text:p>2.736.000 </text:p>
          </table:table-cell>
          <table:table-cell table:style-name="ce343" table:formula="of:=+[$'1-Orçamento_de_Vendas'.I104]" office:value-type="float" office:value="2736000" calcext:value-type="float">
            <text:p>2.736.000 </text:p>
          </table:table-cell>
          <table:table-cell table:style-name="ce343" table:formula="of:=+[$'1-Orçamento_de_Vendas'.J104]" office:value-type="float" office:value="2736000" calcext:value-type="float">
            <text:p>2.736.000 </text:p>
          </table:table-cell>
          <table:table-cell table:style-name="ce343" table:formula="of:=+[$'1-Orçamento_de_Vendas'.K104]" office:value-type="float" office:value="2736000" calcext:value-type="float">
            <text:p>2.736.000 </text:p>
          </table:table-cell>
          <table:table-cell table:style-name="ce343" table:formula="of:=+[$'1-Orçamento_de_Vendas'.L104]" office:value-type="float" office:value="2736000" calcext:value-type="float">
            <text:p>2.736.000 </text:p>
          </table:table-cell>
          <table:table-cell table:style-name="ce343" table:formula="of:=+[$'1-Orçamento_de_Vendas'.M104]" office:value-type="float" office:value="2736000" calcext:value-type="float">
            <text:p>2.736.000 </text:p>
          </table:table-cell>
          <table:table-cell table:style-name="ce343" table:formula="of:=+[$'1-Orçamento_de_Vendas'.N104]" office:value-type="float" office:value="2736000" calcext:value-type="float">
            <text:p>2.736.000 </text:p>
          </table:table-cell>
          <table:table-cell table:style-name="ce343" table:formula="of:=SUM([.C10:.N10])" office:value-type="float" office:value="32832000" calcext:value-type="float">
            <text:p>32.832.000 </text:p>
          </table:table-cell>
          <table:table-cell table:style-name="ce343"/>
          <table:table-cell table:style-name="ce424"/>
          <table:table-cell table:style-name="ce343" office:value-type="float" office:value="32832000" calcext:value-type="float">
            <text:p>32.832.000 </text:p>
          </table:table-cell>
          <table:table-cell table:style-name="ce343"/>
          <table:table-cell table:style-name="ce424"/>
          <table:table-cell table:style-name="ce343" table:formula="of:=[.O10]-[.R10]" office:value-type="float" office:value="0" calcext:value-type="float">
            <text:p>0 </text:p>
          </table:table-cell>
          <table:table-cell table:style-name="ce424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Vendas Mercado Externo</text:p>
          </table:table-cell>
          <table:table-cell table:style-name="ce343" table:formula="of:=+[$'1-Orçamento_de_Vendas'.C299]" office:value-type="float" office:value="0" calcext:value-type="float">
            <text:p>0 </text:p>
          </table:table-cell>
          <table:table-cell table:style-name="ce343" table:formula="of:=+[$'1-Orçamento_de_Vendas'.D299]" office:value-type="float" office:value="0" calcext:value-type="float">
            <text:p>0 </text:p>
          </table:table-cell>
          <table:table-cell table:style-name="ce343" table:formula="of:=+[$'1-Orçamento_de_Vendas'.E299]" office:value-type="float" office:value="0" calcext:value-type="float">
            <text:p>0 </text:p>
          </table:table-cell>
          <table:table-cell table:style-name="ce343" table:formula="of:=+[$'1-Orçamento_de_Vendas'.F299]" office:value-type="float" office:value="0" calcext:value-type="float">
            <text:p>0 </text:p>
          </table:table-cell>
          <table:table-cell table:style-name="ce343" table:formula="of:=+[$'1-Orçamento_de_Vendas'.G299]" office:value-type="float" office:value="0" calcext:value-type="float">
            <text:p>0 </text:p>
          </table:table-cell>
          <table:table-cell table:style-name="ce343" table:formula="of:=+[$'1-Orçamento_de_Vendas'.H299]" office:value-type="float" office:value="0" calcext:value-type="float">
            <text:p>0 </text:p>
          </table:table-cell>
          <table:table-cell table:style-name="ce343" table:formula="of:=+[$'1-Orçamento_de_Vendas'.I299]" office:value-type="float" office:value="0" calcext:value-type="float">
            <text:p>0 </text:p>
          </table:table-cell>
          <table:table-cell table:style-name="ce343" table:formula="of:=+[$'1-Orçamento_de_Vendas'.J299]" office:value-type="float" office:value="0" calcext:value-type="float">
            <text:p>0 </text:p>
          </table:table-cell>
          <table:table-cell table:style-name="ce343" table:formula="of:=+[$'1-Orçamento_de_Vendas'.K299]" office:value-type="float" office:value="0" calcext:value-type="float">
            <text:p>0 </text:p>
          </table:table-cell>
          <table:table-cell table:style-name="ce343" table:formula="of:=+[$'1-Orçamento_de_Vendas'.L299]" office:value-type="float" office:value="0" calcext:value-type="float">
            <text:p>0 </text:p>
          </table:table-cell>
          <table:table-cell table:style-name="ce343" table:formula="of:=+[$'1-Orçamento_de_Vendas'.M299]" office:value-type="float" office:value="0" calcext:value-type="float">
            <text:p>0 </text:p>
          </table:table-cell>
          <table:table-cell table:style-name="ce343" table:formula="of:=+[$'1-Orçamento_de_Vendas'.N299]" office:value-type="float" office:value="0" calcext:value-type="float">
            <text:p>0 </text:p>
          </table:table-cell>
          <table:table-cell table:style-name="ce343" table:formula="of:=SUM([.C11:.N11])" office:value-type="float" office:value="0" calcext:value-type="float">
            <text:p>0 </text:p>
          </table:table-cell>
          <table:table-cell table:style-name="ce343"/>
          <table:table-cell table:style-name="ce424"/>
          <table:table-cell table:style-name="ce343" office:value-type="float" office:value="0" calcext:value-type="float">
            <text:p>0 </text:p>
          </table:table-cell>
          <table:table-cell table:style-name="ce343"/>
          <table:table-cell table:style-name="ce424"/>
          <table:table-cell table:style-name="ce343" table:formula="of:=[.O11]-[.R11]" office:value-type="float" office:value="0" calcext:value-type="float">
            <text:p>0 </text:p>
          </table:table-cell>
          <table:table-cell table:style-name="ce424"/>
          <table:table-cell table:style-name="ce343" table:number-columns-repeated="1002"/>
        </table:table-row>
        <table:table-row table:style-name="ro11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Impostos <text:span text:style-name="T5">(1)</text:span></text:p>
          </table:table-cell>
          <table:table-cell table:style-name="ce343" table:formula="of:=+[$'1-Orçamento_de_Vendas'.C105]" office:value-type="float" office:value="-684000" calcext:value-type="float">
            <text:p>-684.000 </text:p>
          </table:table-cell>
          <table:table-cell table:style-name="ce343" table:formula="of:=+[$'1-Orçamento_de_Vendas'.D105]" office:value-type="float" office:value="-684000" calcext:value-type="float">
            <text:p>-684.000 </text:p>
          </table:table-cell>
          <table:table-cell table:style-name="ce343" table:formula="of:=+[$'1-Orçamento_de_Vendas'.E105]" office:value-type="float" office:value="-684000" calcext:value-type="float">
            <text:p>-684.000 </text:p>
          </table:table-cell>
          <table:table-cell table:style-name="ce343" table:formula="of:=+[$'1-Orçamento_de_Vendas'.F105]" office:value-type="float" office:value="-684000" calcext:value-type="float">
            <text:p>-684.000 </text:p>
          </table:table-cell>
          <table:table-cell table:style-name="ce343" table:formula="of:=+[$'1-Orçamento_de_Vendas'.G105]" office:value-type="float" office:value="-684000" calcext:value-type="float">
            <text:p>-684.000 </text:p>
          </table:table-cell>
          <table:table-cell table:style-name="ce343" table:formula="of:=+[$'1-Orçamento_de_Vendas'.H105]" office:value-type="float" office:value="-684000" calcext:value-type="float">
            <text:p>-684.000 </text:p>
          </table:table-cell>
          <table:table-cell table:style-name="ce343" table:formula="of:=+[$'1-Orçamento_de_Vendas'.I105]" office:value-type="float" office:value="-684000" calcext:value-type="float">
            <text:p>-684.000 </text:p>
          </table:table-cell>
          <table:table-cell table:style-name="ce343" table:formula="of:=+[$'1-Orçamento_de_Vendas'.J105]" office:value-type="float" office:value="-684000" calcext:value-type="float">
            <text:p>-684.000 </text:p>
          </table:table-cell>
          <table:table-cell table:style-name="ce343" table:formula="of:=+[$'1-Orçamento_de_Vendas'.K105]" office:value-type="float" office:value="-684000" calcext:value-type="float">
            <text:p>-684.000 </text:p>
          </table:table-cell>
          <table:table-cell table:style-name="ce343" table:formula="of:=+[$'1-Orçamento_de_Vendas'.L105]" office:value-type="float" office:value="-684000" calcext:value-type="float">
            <text:p>-684.000 </text:p>
          </table:table-cell>
          <table:table-cell table:style-name="ce343" table:formula="of:=+[$'1-Orçamento_de_Vendas'.M105]" office:value-type="float" office:value="-684000" calcext:value-type="float">
            <text:p>-684.000 </text:p>
          </table:table-cell>
          <table:table-cell table:style-name="ce343" table:formula="of:=+[$'1-Orçamento_de_Vendas'.N105]" office:value-type="float" office:value="-684000" calcext:value-type="float">
            <text:p>-684.000 </text:p>
          </table:table-cell>
          <table:table-cell table:style-name="ce343" table:formula="of:=SUM([.C12:.N12])" office:value-type="float" office:value="-8208000" calcext:value-type="float">
            <text:p>-8.208.000 </text:p>
          </table:table-cell>
          <table:table-cell table:style-name="ce343"/>
          <table:table-cell table:style-name="ce424"/>
          <table:table-cell table:style-name="ce343" office:value-type="float" office:value="-8208000" calcext:value-type="float">
            <text:p>-8.208.000 </text:p>
          </table:table-cell>
          <table:table-cell table:style-name="ce343"/>
          <table:table-cell table:style-name="ce424"/>
          <table:table-cell table:style-name="ce343" table:formula="of:=[.O12]-[.R12]" office:value-type="float" office:value="0" calcext:value-type="float">
            <text:p>0 </text:p>
          </table:table-cell>
          <table:table-cell table:style-name="ce424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Receita Líquida</text:p>
          </table:table-cell>
          <table:table-cell table:style-name="ce416" table:formula="of:=+[.C9]+[.C12]" office:value-type="float" office:value="2052000" calcext:value-type="float">
            <text:p>2.052.000 </text:p>
          </table:table-cell>
          <table:table-cell table:style-name="ce416" table:formula="of:=+[.D9]+[.D12]" office:value-type="float" office:value="2052000" calcext:value-type="float">
            <text:p>2.052.000 </text:p>
          </table:table-cell>
          <table:table-cell table:style-name="ce416" table:formula="of:=+[.E9]+[.E12]" office:value-type="float" office:value="2052000" calcext:value-type="float">
            <text:p>2.052.000 </text:p>
          </table:table-cell>
          <table:table-cell table:style-name="ce416" table:formula="of:=+[.F9]+[.F12]" office:value-type="float" office:value="2052000" calcext:value-type="float">
            <text:p>2.052.000 </text:p>
          </table:table-cell>
          <table:table-cell table:style-name="ce416" table:formula="of:=+[.G9]+[.G12]" office:value-type="float" office:value="2052000" calcext:value-type="float">
            <text:p>2.052.000 </text:p>
          </table:table-cell>
          <table:table-cell table:style-name="ce416" table:formula="of:=+[.H9]+[.H12]" office:value-type="float" office:value="2052000" calcext:value-type="float">
            <text:p>2.052.000 </text:p>
          </table:table-cell>
          <table:table-cell table:style-name="ce416" table:formula="of:=+[.I9]+[.I12]" office:value-type="float" office:value="2052000" calcext:value-type="float">
            <text:p>2.052.000 </text:p>
          </table:table-cell>
          <table:table-cell table:style-name="ce416" table:formula="of:=+[.J9]+[.J12]" office:value-type="float" office:value="2052000" calcext:value-type="float">
            <text:p>2.052.000 </text:p>
          </table:table-cell>
          <table:table-cell table:style-name="ce416" table:formula="of:=+[.K9]+[.K12]" office:value-type="float" office:value="2052000" calcext:value-type="float">
            <text:p>2.052.000 </text:p>
          </table:table-cell>
          <table:table-cell table:style-name="ce416" table:formula="of:=+[.L9]+[.L12]" office:value-type="float" office:value="2052000" calcext:value-type="float">
            <text:p>2.052.000 </text:p>
          </table:table-cell>
          <table:table-cell table:style-name="ce416" table:formula="of:=+[.M9]+[.M12]" office:value-type="float" office:value="2052000" calcext:value-type="float">
            <text:p>2.052.000 </text:p>
          </table:table-cell>
          <table:table-cell table:style-name="ce416" table:formula="of:=+[.N9]+[.N12]" office:value-type="float" office:value="2052000" calcext:value-type="float">
            <text:p>2.052.000 </text:p>
          </table:table-cell>
          <table:table-cell table:style-name="ce416" table:formula="of:=+[.O9]+[.O12]" office:value-type="float" office:value="24624000" calcext:value-type="float">
            <text:p>24.624.000 </text:p>
          </table:table-cell>
          <table:table-cell table:style-name="ce417" table:formula="of:=+[.O13]/[.$O$13]" office:value-type="percentage" office:value="1" calcext:value-type="percentage">
            <text:p>100,00%</text:p>
          </table:table-cell>
          <table:table-cell table:style-name="ce425"/>
          <table:table-cell table:style-name="ce416" office:value-type="float" office:value="24624000" calcext:value-type="float">
            <text:p>24.624.000 </text:p>
          </table:table-cell>
          <table:table-cell table:style-name="ce417" table:formula="of:=+[.R13]/[.$R$13]" office:value-type="percentage" office:value="1" calcext:value-type="percentage">
            <text:p>100,00%</text:p>
          </table:table-cell>
          <table:table-cell table:style-name="ce425"/>
          <table:table-cell table:style-name="ce416" table:formula="of:=[.O13]-[.R13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- )</text:p>
          </table:table-cell>
          <table:table-cell table:style-name="ce411" office:value-type="string" calcext:value-type="string">
            <text:p>Custo das vendas  e serviços</text:p>
          </table:table-cell>
          <table:table-cell table:style-name="ce415" table:formula="of:=SUM([.C15:.C19])" office:value-type="float" office:value="-1472000" calcext:value-type="float">
            <text:p>-1.472.000 </text:p>
          </table:table-cell>
          <table:table-cell table:style-name="ce415" table:formula="of:=SUM([.D15:.D19])" office:value-type="float" office:value="-1472000" calcext:value-type="float">
            <text:p>-1.472.000 </text:p>
          </table:table-cell>
          <table:table-cell table:style-name="ce415" table:formula="of:=SUM([.E15:.E19])" office:value-type="float" office:value="-1473166.66666667" calcext:value-type="float">
            <text:p>-1.473.167 </text:p>
          </table:table-cell>
          <table:table-cell table:style-name="ce415" table:formula="of:=SUM([.F15:.F19])" office:value-type="float" office:value="-1473166.66666667" calcext:value-type="float">
            <text:p>-1.473.167 </text:p>
          </table:table-cell>
          <table:table-cell table:style-name="ce415" table:formula="of:=SUM([.G15:.G19])" office:value-type="float" office:value="-1473166.66666667" calcext:value-type="float">
            <text:p>-1.473.167 </text:p>
          </table:table-cell>
          <table:table-cell table:style-name="ce415" table:formula="of:=SUM([.H15:.H19])" office:value-type="float" office:value="-1480046.66666667" calcext:value-type="float">
            <text:p>-1.480.047 </text:p>
          </table:table-cell>
          <table:table-cell table:style-name="ce415" table:formula="of:=SUM([.I15:.I19])" office:value-type="float" office:value="-1480046.66666667" calcext:value-type="float">
            <text:p>-1.480.047 </text:p>
          </table:table-cell>
          <table:table-cell table:style-name="ce415" table:formula="of:=SUM([.J15:.J19])" office:value-type="float" office:value="-1480046.66666667" calcext:value-type="float">
            <text:p>-1.480.047 </text:p>
          </table:table-cell>
          <table:table-cell table:style-name="ce415" table:formula="of:=SUM([.K15:.K19])" office:value-type="float" office:value="-1480046.66666667" calcext:value-type="float">
            <text:p>-1.480.047 </text:p>
          </table:table-cell>
          <table:table-cell table:style-name="ce415" table:formula="of:=SUM([.L15:.L19])" office:value-type="float" office:value="-1482146.66666667" calcext:value-type="float">
            <text:p>-1.482.147 </text:p>
          </table:table-cell>
          <table:table-cell table:style-name="ce415" table:formula="of:=SUM([.M15:.M19])" office:value-type="float" office:value="-1482146.66666667" calcext:value-type="float">
            <text:p>-1.482.147 </text:p>
          </table:table-cell>
          <table:table-cell table:style-name="ce415" table:formula="of:=SUM([.N15:.N19])" office:value-type="float" office:value="-1482146.66666667" calcext:value-type="float">
            <text:p>-1.482.147 </text:p>
          </table:table-cell>
          <table:table-cell table:style-name="ce415" table:formula="of:=SUM([.O15:.O19])" office:value-type="float" office:value="-17730126.6666667" calcext:value-type="float">
            <text:p>-17.730.127 </text:p>
          </table:table-cell>
          <table:table-cell table:style-name="ce418" table:formula="of:=+[.O14]/[.$O$13]" office:value-type="percentage" office:value="-0.720034383799004" calcext:value-type="percentage">
            <text:p>-72,00%</text:p>
          </table:table-cell>
          <table:table-cell table:style-name="ce426"/>
          <table:table-cell table:style-name="ce415" office:value-type="float" office:value="-17730126.6666667" calcext:value-type="float">
            <text:p>-17.730.127 </text:p>
          </table:table-cell>
          <table:table-cell table:style-name="ce418" table:formula="of:=+[.R14]/[.$R$13]" office:value-type="percentage" office:value="-0.720034383799004" calcext:value-type="percentage">
            <text:p>-72,00%</text:p>
          </table:table-cell>
          <table:table-cell table:style-name="ce426"/>
          <table:table-cell table:style-name="ce415" table:formula="of:=[.O14]-[.R14]" office:value-type="float" office:value="0" calcext:value-type="float">
            <text:p>0 </text:p>
          </table:table-cell>
          <table:table-cell table:style-name="ce426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Custo de Matéria-Prima <text:span text:style-name="T5">(2)</text:span></text:p>
          </table:table-cell>
          <table:table-cell table:style-name="ce343" table:formula="of:=+[$'2-Custo_de_Matéria-Prima'.C63]" office:value-type="float" office:value="-1169000" calcext:value-type="float">
            <text:p>-1.169.000 </text:p>
          </table:table-cell>
          <table:table-cell table:style-name="ce343" table:formula="of:=+[$'2-Custo_de_Matéria-Prima'.D63]" office:value-type="float" office:value="-1169000" calcext:value-type="float">
            <text:p>-1.169.000 </text:p>
          </table:table-cell>
          <table:table-cell table:style-name="ce343" table:formula="of:=+[$'2-Custo_de_Matéria-Prima'.E63]" office:value-type="float" office:value="-1169000" calcext:value-type="float">
            <text:p>-1.169.000 </text:p>
          </table:table-cell>
          <table:table-cell table:style-name="ce343" table:formula="of:=+[$'2-Custo_de_Matéria-Prima'.F63]" office:value-type="float" office:value="-1169000" calcext:value-type="float">
            <text:p>-1.169.000 </text:p>
          </table:table-cell>
          <table:table-cell table:style-name="ce343" table:formula="of:=+[$'2-Custo_de_Matéria-Prima'.G63]" office:value-type="float" office:value="-1169000" calcext:value-type="float">
            <text:p>-1.169.000 </text:p>
          </table:table-cell>
          <table:table-cell table:style-name="ce343" table:formula="of:=+[$'2-Custo_de_Matéria-Prima'.H63]" office:value-type="float" office:value="-1169000" calcext:value-type="float">
            <text:p>-1.169.000 </text:p>
          </table:table-cell>
          <table:table-cell table:style-name="ce343" table:formula="of:=+[$'2-Custo_de_Matéria-Prima'.I63]" office:value-type="float" office:value="-1169000" calcext:value-type="float">
            <text:p>-1.169.000 </text:p>
          </table:table-cell>
          <table:table-cell table:style-name="ce343" table:formula="of:=+[$'2-Custo_de_Matéria-Prima'.J63]" office:value-type="float" office:value="-1169000" calcext:value-type="float">
            <text:p>-1.169.000 </text:p>
          </table:table-cell>
          <table:table-cell table:style-name="ce343" table:formula="of:=+[$'2-Custo_de_Matéria-Prima'.K63]" office:value-type="float" office:value="-1169000" calcext:value-type="float">
            <text:p>-1.169.000 </text:p>
          </table:table-cell>
          <table:table-cell table:style-name="ce343" table:formula="of:=+[$'2-Custo_de_Matéria-Prima'.L63]" office:value-type="float" office:value="-1169000" calcext:value-type="float">
            <text:p>-1.169.000 </text:p>
          </table:table-cell>
          <table:table-cell table:style-name="ce343" table:formula="of:=+[$'2-Custo_de_Matéria-Prima'.M63]" office:value-type="float" office:value="-1169000" calcext:value-type="float">
            <text:p>-1.169.000 </text:p>
          </table:table-cell>
          <table:table-cell table:style-name="ce343" table:formula="of:=+[$'2-Custo_de_Matéria-Prima'.N63]" office:value-type="float" office:value="-1169000" calcext:value-type="float">
            <text:p>-1.169.000 </text:p>
          </table:table-cell>
          <table:table-cell table:style-name="ce343" table:formula="of:=SUM([.C15:.N15])" office:value-type="float" office:value="-14028000" calcext:value-type="float">
            <text:p>-14.028.000 </text:p>
          </table:table-cell>
          <table:table-cell table:style-name="ce395" table:formula="of:=+[.O15]/[.$O$13]" office:value-type="percentage" office:value="-0.569688109161793" calcext:value-type="percentage">
            <text:p>-56,97%</text:p>
          </table:table-cell>
          <table:table-cell table:style-name="ce427"/>
          <table:table-cell table:style-name="ce343" office:value-type="float" office:value="-14028000" calcext:value-type="float">
            <text:p>-14.028.000 </text:p>
          </table:table-cell>
          <table:table-cell table:style-name="ce395" table:formula="of:=+[.R15]/[.$R$13]" office:value-type="percentage" office:value="-0.569688109161793" calcext:value-type="percentage">
            <text:p>-56,97%</text:p>
          </table:table-cell>
          <table:table-cell table:style-name="ce427"/>
          <table:table-cell table:style-name="ce343" table:formula="of:=[.O15]-[.R15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Mão-de-Obra Direta <text:span text:style-name="T5">(4)</text:span></text:p>
          </table:table-cell>
          <table:table-cell table:style-name="ce343" table:formula="of:=+[$'4-Custos_e_Despesas'.C23]" office:value-type="float" office:value="-100000" calcext:value-type="float">
            <text:p>-100.000 </text:p>
          </table:table-cell>
          <table:table-cell table:style-name="ce343" table:formula="of:=+[$'4-Custos_e_Despesas'.D23]" office:value-type="float" office:value="-100000" calcext:value-type="float">
            <text:p>-100.000 </text:p>
          </table:table-cell>
          <table:table-cell table:style-name="ce343" table:formula="of:=+[$'4-Custos_e_Despesas'.E23]" office:value-type="float" office:value="-100000" calcext:value-type="float">
            <text:p>-100.000 </text:p>
          </table:table-cell>
          <table:table-cell table:style-name="ce343" table:formula="of:=+[$'4-Custos_e_Despesas'.F23]" office:value-type="float" office:value="-100000" calcext:value-type="float">
            <text:p>-100.000 </text:p>
          </table:table-cell>
          <table:table-cell table:style-name="ce343" table:formula="of:=+[$'4-Custos_e_Despesas'.G23]" office:value-type="float" office:value="-100000" calcext:value-type="float">
            <text:p>-100.000 </text:p>
          </table:table-cell>
          <table:table-cell table:style-name="ce343" table:formula="of:=+[$'4-Custos_e_Despesas'.H23]" office:value-type="float" office:value="-104000" calcext:value-type="float">
            <text:p>-104.000 </text:p>
          </table:table-cell>
          <table:table-cell table:style-name="ce343" table:formula="of:=+[$'4-Custos_e_Despesas'.I23]" office:value-type="float" office:value="-104000" calcext:value-type="float">
            <text:p>-104.000 </text:p>
          </table:table-cell>
          <table:table-cell table:style-name="ce343" table:formula="of:=+[$'4-Custos_e_Despesas'.J23]" office:value-type="float" office:value="-104000" calcext:value-type="float">
            <text:p>-104.000 </text:p>
          </table:table-cell>
          <table:table-cell table:style-name="ce343" table:formula="of:=+[$'4-Custos_e_Despesas'.K23]" office:value-type="float" office:value="-104000" calcext:value-type="float">
            <text:p>-104.000 </text:p>
          </table:table-cell>
          <table:table-cell table:style-name="ce343" table:formula="of:=+[$'4-Custos_e_Despesas'.L23]" office:value-type="float" office:value="-104000" calcext:value-type="float">
            <text:p>-104.000 </text:p>
          </table:table-cell>
          <table:table-cell table:style-name="ce343" table:formula="of:=+[$'4-Custos_e_Despesas'.M23]" office:value-type="float" office:value="-104000" calcext:value-type="float">
            <text:p>-104.000 </text:p>
          </table:table-cell>
          <table:table-cell table:style-name="ce343" table:formula="of:=+[$'4-Custos_e_Despesas'.N23]" office:value-type="float" office:value="-104000" calcext:value-type="float">
            <text:p>-104.000 </text:p>
          </table:table-cell>
          <table:table-cell table:style-name="ce343" table:formula="of:=SUM([.C16:.N16])" office:value-type="float" office:value="-1228000" calcext:value-type="float">
            <text:p>-1.228.000 </text:p>
          </table:table-cell>
          <table:table-cell table:style-name="ce395" table:formula="of:=+[.O16]/[.$O$13]" office:value-type="percentage" office:value="-0.0498700454840806" calcext:value-type="percentage">
            <text:p>-4,99%</text:p>
          </table:table-cell>
          <table:table-cell table:style-name="ce427"/>
          <table:table-cell table:style-name="ce343" office:value-type="float" office:value="-1228000" calcext:value-type="float">
            <text:p>-1.228.000 </text:p>
          </table:table-cell>
          <table:table-cell table:style-name="ce395" table:formula="of:=+[.R16]/[.$R$13]" office:value-type="percentage" office:value="-0.0498700454840806" calcext:value-type="percentage">
            <text:p>-4,99%</text:p>
          </table:table-cell>
          <table:table-cell table:style-name="ce427"/>
          <table:table-cell table:style-name="ce343" table:formula="of:=[.O16]-[.R16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Mão-de-Obra Indireta <text:span text:style-name="T5">(4)</text:span></text:p>
          </table:table-cell>
          <table:table-cell table:style-name="ce343" table:formula="of:=+[$'4-Custos_e_Despesas'.C37]" office:value-type="float" office:value="-72000" calcext:value-type="float">
            <text:p>-72.000 </text:p>
          </table:table-cell>
          <table:table-cell table:style-name="ce343" table:formula="of:=+[$'4-Custos_e_Despesas'.D37]" office:value-type="float" office:value="-72000" calcext:value-type="float">
            <text:p>-72.000 </text:p>
          </table:table-cell>
          <table:table-cell table:style-name="ce343" table:formula="of:=+[$'4-Custos_e_Despesas'.E37]" office:value-type="float" office:value="-72000" calcext:value-type="float">
            <text:p>-72.000 </text:p>
          </table:table-cell>
          <table:table-cell table:style-name="ce343" table:formula="of:=+[$'4-Custos_e_Despesas'.F37]" office:value-type="float" office:value="-72000" calcext:value-type="float">
            <text:p>-72.000 </text:p>
          </table:table-cell>
          <table:table-cell table:style-name="ce343" table:formula="of:=+[$'4-Custos_e_Despesas'.G37]" office:value-type="float" office:value="-72000" calcext:value-type="float">
            <text:p>-72.000 </text:p>
          </table:table-cell>
          <table:table-cell table:style-name="ce343" table:formula="of:=+[$'4-Custos_e_Despesas'.H37]" office:value-type="float" office:value="-74880" calcext:value-type="float">
            <text:p>-74.880 </text:p>
          </table:table-cell>
          <table:table-cell table:style-name="ce343" table:formula="of:=+[$'4-Custos_e_Despesas'.I37]" office:value-type="float" office:value="-74880" calcext:value-type="float">
            <text:p>-74.880 </text:p>
          </table:table-cell>
          <table:table-cell table:style-name="ce343" table:formula="of:=+[$'4-Custos_e_Despesas'.J37]" office:value-type="float" office:value="-74880" calcext:value-type="float">
            <text:p>-74.880 </text:p>
          </table:table-cell>
          <table:table-cell table:style-name="ce343" table:formula="of:=+[$'4-Custos_e_Despesas'.K37]" office:value-type="float" office:value="-74880" calcext:value-type="float">
            <text:p>-74.880 </text:p>
          </table:table-cell>
          <table:table-cell table:style-name="ce343" table:formula="of:=+[$'4-Custos_e_Despesas'.L37]" office:value-type="float" office:value="-74880" calcext:value-type="float">
            <text:p>-74.880 </text:p>
          </table:table-cell>
          <table:table-cell table:style-name="ce343" table:formula="of:=+[$'4-Custos_e_Despesas'.M37]" office:value-type="float" office:value="-74880" calcext:value-type="float">
            <text:p>-74.880 </text:p>
          </table:table-cell>
          <table:table-cell table:style-name="ce343" table:formula="of:=+[$'4-Custos_e_Despesas'.N37]" office:value-type="float" office:value="-74880" calcext:value-type="float">
            <text:p>-74.880 </text:p>
          </table:table-cell>
          <table:table-cell table:style-name="ce343" table:formula="of:=SUM([.C17:.N17])" office:value-type="float" office:value="-884160" calcext:value-type="float">
            <text:p>-884.160 </text:p>
          </table:table-cell>
          <table:table-cell table:style-name="ce395" table:formula="of:=+[.O17]/[.$O$13]" office:value-type="percentage" office:value="-0.035906432748538" calcext:value-type="percentage">
            <text:p>-3,59%</text:p>
          </table:table-cell>
          <table:table-cell table:style-name="ce427"/>
          <table:table-cell table:style-name="ce343" office:value-type="float" office:value="-884160" calcext:value-type="float">
            <text:p>-884.160 </text:p>
          </table:table-cell>
          <table:table-cell table:style-name="ce395" table:formula="of:=+[.R17]/[.$R$13]" office:value-type="percentage" office:value="-0.035906432748538" calcext:value-type="percentage">
            <text:p>-3,59%</text:p>
          </table:table-cell>
          <table:table-cell table:style-name="ce427"/>
          <table:table-cell table:style-name="ce343" table:formula="of:=[.O17]-[.R17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GGF <text:span text:style-name="T5">(4)</text:span></text:p>
          </table:table-cell>
          <table:table-cell table:style-name="ce343" table:formula="of:=+[$'4-Custos_e_Despesas'.C98]" office:value-type="float" office:value="-110000" calcext:value-type="float">
            <text:p>-110.000 </text:p>
          </table:table-cell>
          <table:table-cell table:style-name="ce343" table:formula="of:=+[$'4-Custos_e_Despesas'.D98]" office:value-type="float" office:value="-110000" calcext:value-type="float">
            <text:p>-110.000 </text:p>
          </table:table-cell>
          <table:table-cell table:style-name="ce343" table:formula="of:=+[$'4-Custos_e_Despesas'.E98]" office:value-type="float" office:value="-110000" calcext:value-type="float">
            <text:p>-110.000 </text:p>
          </table:table-cell>
          <table:table-cell table:style-name="ce343" table:formula="of:=+[$'4-Custos_e_Despesas'.F98]" office:value-type="float" office:value="-110000" calcext:value-type="float">
            <text:p>-110.000 </text:p>
          </table:table-cell>
          <table:table-cell table:style-name="ce343" table:formula="of:=+[$'4-Custos_e_Despesas'.G98]" office:value-type="float" office:value="-110000" calcext:value-type="float">
            <text:p>-110.000 </text:p>
          </table:table-cell>
          <table:table-cell table:style-name="ce343" table:formula="of:=+[$'4-Custos_e_Despesas'.H98]" office:value-type="float" office:value="-110000" calcext:value-type="float">
            <text:p>-110.000 </text:p>
          </table:table-cell>
          <table:table-cell table:style-name="ce343" table:formula="of:=+[$'4-Custos_e_Despesas'.I98]" office:value-type="float" office:value="-110000" calcext:value-type="float">
            <text:p>-110.000 </text:p>
          </table:table-cell>
          <table:table-cell table:style-name="ce343" table:formula="of:=+[$'4-Custos_e_Despesas'.J98]" office:value-type="float" office:value="-110000" calcext:value-type="float">
            <text:p>-110.000 </text:p>
          </table:table-cell>
          <table:table-cell table:style-name="ce343" table:formula="of:=+[$'4-Custos_e_Despesas'.K98]" office:value-type="float" office:value="-110000" calcext:value-type="float">
            <text:p>-110.000 </text:p>
          </table:table-cell>
          <table:table-cell table:style-name="ce343" table:formula="of:=+[$'4-Custos_e_Despesas'.L98]" office:value-type="float" office:value="-110000" calcext:value-type="float">
            <text:p>-110.000 </text:p>
          </table:table-cell>
          <table:table-cell table:style-name="ce343" table:formula="of:=+[$'4-Custos_e_Despesas'.M98]" office:value-type="float" office:value="-110000" calcext:value-type="float">
            <text:p>-110.000 </text:p>
          </table:table-cell>
          <table:table-cell table:style-name="ce343" table:formula="of:=+[$'4-Custos_e_Despesas'.N98]" office:value-type="float" office:value="-110000" calcext:value-type="float">
            <text:p>-110.000 </text:p>
          </table:table-cell>
          <table:table-cell table:style-name="ce343" table:formula="of:=SUM([.C18:.N18])" office:value-type="float" office:value="-1320000" calcext:value-type="float">
            <text:p>-1.320.000 </text:p>
          </table:table-cell>
          <table:table-cell table:style-name="ce395" table:formula="of:=+[.O18]/[.$O$13]" office:value-type="percentage" office:value="-0.0536062378167641" calcext:value-type="percentage">
            <text:p>-5,36%</text:p>
          </table:table-cell>
          <table:table-cell table:style-name="ce427"/>
          <table:table-cell table:style-name="ce343" office:value-type="float" office:value="-1320000" calcext:value-type="float">
            <text:p>-1.320.000 </text:p>
          </table:table-cell>
          <table:table-cell table:style-name="ce395" table:formula="of:=+[.R18]/[.$R$13]" office:value-type="percentage" office:value="-0.0536062378167641" calcext:value-type="percentage">
            <text:p>-5,36%</text:p>
          </table:table-cell>
          <table:table-cell table:style-name="ce427"/>
          <table:table-cell table:style-name="ce343" table:formula="of:=[.O18]-[.R18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Depreciação <text:span text:style-name="T5">(4)</text:span></text:p>
          </table:table-cell>
          <table:table-cell table:style-name="ce343" table:formula="of:=+[$'4-Custos_e_Despesas'.C4]" office:value-type="float" office:value="-21000" calcext:value-type="float">
            <text:p>-21.000 </text:p>
          </table:table-cell>
          <table:table-cell table:style-name="ce343" table:formula="of:=+[$'4-Custos_e_Despesas'.D4]" office:value-type="float" office:value="-21000" calcext:value-type="float">
            <text:p>-21.000 </text:p>
          </table:table-cell>
          <table:table-cell table:style-name="ce343" table:formula="of:=+[$'4-Custos_e_Despesas'.E4]" office:value-type="float" office:value="-22166.6666666667" calcext:value-type="float">
            <text:p>-22.167 </text:p>
          </table:table-cell>
          <table:table-cell table:style-name="ce343" table:formula="of:=+[$'4-Custos_e_Despesas'.F4]" office:value-type="float" office:value="-22166.6666666667" calcext:value-type="float">
            <text:p>-22.167 </text:p>
          </table:table-cell>
          <table:table-cell table:style-name="ce343" table:formula="of:=+[$'4-Custos_e_Despesas'.G4]" office:value-type="float" office:value="-22166.6666666667" calcext:value-type="float">
            <text:p>-22.167 </text:p>
          </table:table-cell>
          <table:table-cell table:style-name="ce343" table:formula="of:=+[$'4-Custos_e_Despesas'.H4]" office:value-type="float" office:value="-22166.6666666667" calcext:value-type="float">
            <text:p>-22.167 </text:p>
          </table:table-cell>
          <table:table-cell table:style-name="ce343" table:formula="of:=+[$'4-Custos_e_Despesas'.I4]" office:value-type="float" office:value="-22166.6666666667" calcext:value-type="float">
            <text:p>-22.167 </text:p>
          </table:table-cell>
          <table:table-cell table:style-name="ce343" table:formula="of:=+[$'4-Custos_e_Despesas'.J4]" office:value-type="float" office:value="-22166.6666666667" calcext:value-type="float">
            <text:p>-22.167 </text:p>
          </table:table-cell>
          <table:table-cell table:style-name="ce343" table:formula="of:=+[$'4-Custos_e_Despesas'.K4]" office:value-type="float" office:value="-22166.6666666667" calcext:value-type="float">
            <text:p>-22.167 </text:p>
          </table:table-cell>
          <table:table-cell table:style-name="ce343" table:formula="of:=+[$'4-Custos_e_Despesas'.L4]" office:value-type="float" office:value="-24266.6666666667" calcext:value-type="float">
            <text:p>-24.267 </text:p>
          </table:table-cell>
          <table:table-cell table:style-name="ce343" table:formula="of:=+[$'4-Custos_e_Despesas'.M4]" office:value-type="float" office:value="-24266.6666666667" calcext:value-type="float">
            <text:p>-24.267 </text:p>
          </table:table-cell>
          <table:table-cell table:style-name="ce343" table:formula="of:=+[$'4-Custos_e_Despesas'.N4]" office:value-type="float" office:value="-24266.6666666667" calcext:value-type="float">
            <text:p>-24.267 </text:p>
          </table:table-cell>
          <table:table-cell table:style-name="ce343" table:formula="of:=SUM([.C19:.N19])" office:value-type="float" office:value="-269966.666666667" calcext:value-type="float">
            <text:p>-269.967 </text:p>
          </table:table-cell>
          <table:table-cell table:style-name="ce395" table:formula="of:=+[.O19]/[.$O$13]" office:value-type="percentage" office:value="-0.0109635585878276" calcext:value-type="percentage">
            <text:p>-1,10%</text:p>
          </table:table-cell>
          <table:table-cell table:style-name="ce427"/>
          <table:table-cell table:style-name="ce343" office:value-type="float" office:value="-269966.666666667" calcext:value-type="float">
            <text:p>-269.967 </text:p>
          </table:table-cell>
          <table:table-cell table:style-name="ce395" table:formula="of:=+[.R19]/[.$R$13]" office:value-type="percentage" office:value="-0.0109635585878276" calcext:value-type="percentage">
            <text:p>-1,10%</text:p>
          </table:table-cell>
          <table:table-cell table:style-name="ce427"/>
          <table:table-cell table:style-name="ce343" table:formula="of:=[.O19]-[.R19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Lucro Bruto</text:p>
          </table:table-cell>
          <table:table-cell table:style-name="ce416" table:formula="of:=+[.C13]+[.C14]" office:value-type="float" office:value="580000" calcext:value-type="float">
            <text:p>580.000 </text:p>
          </table:table-cell>
          <table:table-cell table:style-name="ce416" table:formula="of:=+[.D13]+[.D14]" office:value-type="float" office:value="580000" calcext:value-type="float">
            <text:p>580.000 </text:p>
          </table:table-cell>
          <table:table-cell table:style-name="ce416" table:formula="of:=+[.E13]+[.E14]" office:value-type="float" office:value="578833.333333333" calcext:value-type="float">
            <text:p>578.833 </text:p>
          </table:table-cell>
          <table:table-cell table:style-name="ce416" table:formula="of:=+[.F13]+[.F14]" office:value-type="float" office:value="578833.333333333" calcext:value-type="float">
            <text:p>578.833 </text:p>
          </table:table-cell>
          <table:table-cell table:style-name="ce416" table:formula="of:=+[.G13]+[.G14]" office:value-type="float" office:value="578833.333333333" calcext:value-type="float">
            <text:p>578.833 </text:p>
          </table:table-cell>
          <table:table-cell table:style-name="ce416" table:formula="of:=+[.H13]+[.H14]" office:value-type="float" office:value="571953.333333333" calcext:value-type="float">
            <text:p>571.953 </text:p>
          </table:table-cell>
          <table:table-cell table:style-name="ce416" table:formula="of:=+[.I13]+[.I14]" office:value-type="float" office:value="571953.333333333" calcext:value-type="float">
            <text:p>571.953 </text:p>
          </table:table-cell>
          <table:table-cell table:style-name="ce416" table:formula="of:=+[.J13]+[.J14]" office:value-type="float" office:value="571953.333333333" calcext:value-type="float">
            <text:p>571.953 </text:p>
          </table:table-cell>
          <table:table-cell table:style-name="ce416" table:formula="of:=+[.K13]+[.K14]" office:value-type="float" office:value="571953.333333333" calcext:value-type="float">
            <text:p>571.953 </text:p>
          </table:table-cell>
          <table:table-cell table:style-name="ce416" table:formula="of:=+[.L13]+[.L14]" office:value-type="float" office:value="569853.333333333" calcext:value-type="float">
            <text:p>569.853 </text:p>
          </table:table-cell>
          <table:table-cell table:style-name="ce416" table:formula="of:=+[.M13]+[.M14]" office:value-type="float" office:value="569853.333333333" calcext:value-type="float">
            <text:p>569.853 </text:p>
          </table:table-cell>
          <table:table-cell table:style-name="ce416" table:formula="of:=+[.N13]+[.N14]" office:value-type="float" office:value="569853.333333333" calcext:value-type="float">
            <text:p>569.853 </text:p>
          </table:table-cell>
          <table:table-cell table:style-name="ce416" table:formula="of:=+[.O13]+[.O14]" office:value-type="float" office:value="6893873.33333333" calcext:value-type="float">
            <text:p>6.893.873 </text:p>
          </table:table-cell>
          <table:table-cell table:style-name="ce417" table:formula="of:=+[.O20]/[.$O$13]" office:value-type="percentage" office:value="0.279965616200996" calcext:value-type="percentage">
            <text:p>28,00%</text:p>
          </table:table-cell>
          <table:table-cell table:style-name="ce425"/>
          <table:table-cell table:style-name="ce416" office:value-type="float" office:value="6893873.33333333" calcext:value-type="float">
            <text:p>6.893.873 </text:p>
          </table:table-cell>
          <table:table-cell table:style-name="ce417" table:formula="of:=+[.R20]/[.$R$13]" office:value-type="percentage" office:value="0.279965616200996" calcext:value-type="percentage">
            <text:p>28,00%</text:p>
          </table:table-cell>
          <table:table-cell table:style-name="ce425"/>
          <table:table-cell table:style-name="ce416" table:formula="of:=[.O20]-[.R20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Comissões e Fretes <text:span text:style-name="T5">(4)</text:span></text:p>
          </table:table-cell>
          <table:table-cell table:style-name="ce343" table:formula="of:=+[$'4-Custos_e_Despesas'.C105]+[$'4-Custos_e_Despesas'.C110]" office:value-type="float" office:value="-117257.142857143" calcext:value-type="float">
            <text:p>-117.257 </text:p>
          </table:table-cell>
          <table:table-cell table:style-name="ce343" table:formula="of:=+[$'4-Custos_e_Despesas'.D105]+[$'4-Custos_e_Despesas'.D110]" office:value-type="float" office:value="-117257.142857143" calcext:value-type="float">
            <text:p>-117.257 </text:p>
          </table:table-cell>
          <table:table-cell table:style-name="ce343" table:formula="of:=+[$'4-Custos_e_Despesas'.E105]+[$'4-Custos_e_Despesas'.E110]" office:value-type="float" office:value="-117257.142857143" calcext:value-type="float">
            <text:p>-117.257 </text:p>
          </table:table-cell>
          <table:table-cell table:style-name="ce343" table:formula="of:=+[$'4-Custos_e_Despesas'.F105]+[$'4-Custos_e_Despesas'.F110]" office:value-type="float" office:value="-117257.142857143" calcext:value-type="float">
            <text:p>-117.257 </text:p>
          </table:table-cell>
          <table:table-cell table:style-name="ce343" table:formula="of:=+[$'4-Custos_e_Despesas'.G105]+[$'4-Custos_e_Despesas'.G110]" office:value-type="float" office:value="-117257.142857143" calcext:value-type="float">
            <text:p>-117.257 </text:p>
          </table:table-cell>
          <table:table-cell table:style-name="ce343" table:formula="of:=+[$'4-Custos_e_Despesas'.H105]+[$'4-Custos_e_Despesas'.H110]" office:value-type="float" office:value="-117257.142857143" calcext:value-type="float">
            <text:p>-117.257 </text:p>
          </table:table-cell>
          <table:table-cell table:style-name="ce343" table:formula="of:=+[$'4-Custos_e_Despesas'.I105]+[$'4-Custos_e_Despesas'.I110]" office:value-type="float" office:value="-117257.142857143" calcext:value-type="float">
            <text:p>-117.257 </text:p>
          </table:table-cell>
          <table:table-cell table:style-name="ce343" table:formula="of:=+[$'4-Custos_e_Despesas'.J105]+[$'4-Custos_e_Despesas'.J110]" office:value-type="float" office:value="-117257.142857143" calcext:value-type="float">
            <text:p>-117.257 </text:p>
          </table:table-cell>
          <table:table-cell table:style-name="ce343" table:formula="of:=+[$'4-Custos_e_Despesas'.K105]+[$'4-Custos_e_Despesas'.K110]" office:value-type="float" office:value="-117257.142857143" calcext:value-type="float">
            <text:p>-117.257 </text:p>
          </table:table-cell>
          <table:table-cell table:style-name="ce343" table:formula="of:=+[$'4-Custos_e_Despesas'.L105]+[$'4-Custos_e_Despesas'.L110]" office:value-type="float" office:value="-117257.142857143" calcext:value-type="float">
            <text:p>-117.257 </text:p>
          </table:table-cell>
          <table:table-cell table:style-name="ce343" table:formula="of:=+[$'4-Custos_e_Despesas'.M105]+[$'4-Custos_e_Despesas'.M110]" office:value-type="float" office:value="-117257.142857143" calcext:value-type="float">
            <text:p>-117.257 </text:p>
          </table:table-cell>
          <table:table-cell table:style-name="ce343" table:formula="of:=+[$'4-Custos_e_Despesas'.N105]+[$'4-Custos_e_Despesas'.N110]" office:value-type="float" office:value="-117257.142857143" calcext:value-type="float">
            <text:p>-117.257 </text:p>
          </table:table-cell>
          <table:table-cell table:style-name="ce343" table:formula="of:=SUM([.C21:.N21])" office:value-type="float" office:value="-1407085.71428571" calcext:value-type="float">
            <text:p>-1.407.086 </text:p>
          </table:table-cell>
          <table:table-cell table:style-name="ce395" table:formula="of:=+[.O21]/[.$O$13]" office:value-type="percentage" office:value="-0.0571428571428571" calcext:value-type="percentage">
            <text:p>-5,71%</text:p>
          </table:table-cell>
          <table:table-cell table:style-name="ce427"/>
          <table:table-cell table:style-name="ce343" office:value-type="float" office:value="-1407085.71428571" calcext:value-type="float">
            <text:p>-1.407.086 </text:p>
          </table:table-cell>
          <table:table-cell table:style-name="ce395" table:formula="of:=+[.R21]/[.$R$13]" office:value-type="percentage" office:value="-0.0571428571428571" calcext:value-type="percentage">
            <text:p>-5,71%</text:p>
          </table:table-cell>
          <table:table-cell table:style-name="ce427"/>
          <table:table-cell table:style-name="ce343" table:formula="of:=[.O21]-[.R21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Margem bruta</text:p>
          </table:table-cell>
          <table:table-cell table:style-name="ce416" table:formula="of:=+[.C20]+[.C21]" office:value-type="float" office:value="462742.857142857" calcext:value-type="float">
            <text:p>462.743 </text:p>
          </table:table-cell>
          <table:table-cell table:style-name="ce416" table:formula="of:=+[.D20]+[.D21]" office:value-type="float" office:value="462742.857142857" calcext:value-type="float">
            <text:p>462.743 </text:p>
          </table:table-cell>
          <table:table-cell table:style-name="ce416" table:formula="of:=+[.E20]+[.E21]" office:value-type="float" office:value="461576.19047619" calcext:value-type="float">
            <text:p>461.576 </text:p>
          </table:table-cell>
          <table:table-cell table:style-name="ce416" table:formula="of:=+[.F20]+[.F21]" office:value-type="float" office:value="461576.19047619" calcext:value-type="float">
            <text:p>461.576 </text:p>
          </table:table-cell>
          <table:table-cell table:style-name="ce416" table:formula="of:=+[.G20]+[.G21]" office:value-type="float" office:value="461576.19047619" calcext:value-type="float">
            <text:p>461.576 </text:p>
          </table:table-cell>
          <table:table-cell table:style-name="ce416" table:formula="of:=+[.H20]+[.H21]" office:value-type="float" office:value="454696.19047619" calcext:value-type="float">
            <text:p>454.696 </text:p>
          </table:table-cell>
          <table:table-cell table:style-name="ce416" table:formula="of:=+[.I20]+[.I21]" office:value-type="float" office:value="454696.19047619" calcext:value-type="float">
            <text:p>454.696 </text:p>
          </table:table-cell>
          <table:table-cell table:style-name="ce416" table:formula="of:=+[.J20]+[.J21]" office:value-type="float" office:value="454696.19047619" calcext:value-type="float">
            <text:p>454.696 </text:p>
          </table:table-cell>
          <table:table-cell table:style-name="ce416" table:formula="of:=+[.K20]+[.K21]" office:value-type="float" office:value="454696.19047619" calcext:value-type="float">
            <text:p>454.696 </text:p>
          </table:table-cell>
          <table:table-cell table:style-name="ce416" table:formula="of:=+[.L20]+[.L21]" office:value-type="float" office:value="452596.19047619" calcext:value-type="float">
            <text:p>452.596 </text:p>
          </table:table-cell>
          <table:table-cell table:style-name="ce416" table:formula="of:=+[.M20]+[.M21]" office:value-type="float" office:value="452596.19047619" calcext:value-type="float">
            <text:p>452.596 </text:p>
          </table:table-cell>
          <table:table-cell table:style-name="ce416" table:formula="of:=+[.N20]+[.N21]" office:value-type="float" office:value="452596.19047619" calcext:value-type="float">
            <text:p>452.596 </text:p>
          </table:table-cell>
          <table:table-cell table:style-name="ce416" table:formula="of:=+[.O20]+[.O21]" office:value-type="float" office:value="5486787.61904762" calcext:value-type="float">
            <text:p>5.486.788 </text:p>
          </table:table-cell>
          <table:table-cell table:style-name="ce417" table:formula="of:=+[.O22]/[.$O$13]" office:value-type="percentage" office:value="0.222822759058139" calcext:value-type="percentage">
            <text:p>22,28%</text:p>
          </table:table-cell>
          <table:table-cell table:style-name="ce425"/>
          <table:table-cell table:style-name="ce416" office:value-type="float" office:value="5486787.61904762" calcext:value-type="float">
            <text:p>5.486.788 </text:p>
          </table:table-cell>
          <table:table-cell table:style-name="ce417" table:formula="of:=+[.R22]/[.$R$13]" office:value-type="percentage" office:value="0.222822759058139" calcext:value-type="percentage">
            <text:p>22,28%</text:p>
          </table:table-cell>
          <table:table-cell table:style-name="ce425"/>
          <table:table-cell table:style-name="ce416" table:formula="of:=[.O22]-[.R22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- )</text:p>
          </table:table-cell>
          <table:table-cell table:style-name="ce411" office:value-type="string" calcext:value-type="string">
            <text:p>Despesas com vendas</text:p>
          </table:table-cell>
          <table:table-cell table:style-name="ce415" table:formula="of:=SUM([.C24:.C26])" office:value-type="float" office:value="-140000" calcext:value-type="float">
            <text:p>-140.000 </text:p>
          </table:table-cell>
          <table:table-cell table:style-name="ce415" table:formula="of:=SUM([.D24:.D26])" office:value-type="float" office:value="-140000" calcext:value-type="float">
            <text:p>-140.000 </text:p>
          </table:table-cell>
          <table:table-cell table:style-name="ce415" table:formula="of:=SUM([.E24:.E26])" office:value-type="float" office:value="-140166.666666667" calcext:value-type="float">
            <text:p>-140.167 </text:p>
          </table:table-cell>
          <table:table-cell table:style-name="ce415" table:formula="of:=SUM([.F24:.F26])" office:value-type="float" office:value="-156166.666666667" calcext:value-type="float">
            <text:p>-156.167 </text:p>
          </table:table-cell>
          <table:table-cell table:style-name="ce415" table:formula="of:=SUM([.G24:.G26])" office:value-type="float" office:value="-156166.666666667" calcext:value-type="float">
            <text:p>-156.167 </text:p>
          </table:table-cell>
          <table:table-cell table:style-name="ce415" table:formula="of:=SUM([.H24:.H26])" office:value-type="float" office:value="-161126.666666667" calcext:value-type="float">
            <text:p>-161.127 </text:p>
          </table:table-cell>
          <table:table-cell table:style-name="ce415" table:formula="of:=SUM([.I24:.I26])" office:value-type="float" office:value="-161126.666666667" calcext:value-type="float">
            <text:p>-161.127 </text:p>
          </table:table-cell>
          <table:table-cell table:style-name="ce415" table:formula="of:=SUM([.J24:.J26])" office:value-type="float" office:value="-161126.666666667" calcext:value-type="float">
            <text:p>-161.127 </text:p>
          </table:table-cell>
          <table:table-cell table:style-name="ce415" table:formula="of:=SUM([.K24:.K26])" office:value-type="float" office:value="-161126.666666667" calcext:value-type="float">
            <text:p>-161.127 </text:p>
          </table:table-cell>
          <table:table-cell table:style-name="ce415" table:formula="of:=SUM([.L24:.L26])" office:value-type="float" office:value="-161426.666666667" calcext:value-type="float">
            <text:p>-161.427 </text:p>
          </table:table-cell>
          <table:table-cell table:style-name="ce415" table:formula="of:=SUM([.M24:.M26])" office:value-type="float" office:value="-161426.666666667" calcext:value-type="float">
            <text:p>-161.427 </text:p>
          </table:table-cell>
          <table:table-cell table:style-name="ce415" table:formula="of:=SUM([.N24:.N26])" office:value-type="float" office:value="-161426.666666667" calcext:value-type="float">
            <text:p>-161.427 </text:p>
          </table:table-cell>
          <table:table-cell table:style-name="ce415" table:formula="of:=SUM([.O24:.O26])" office:value-type="float" office:value="-1861286.66666667" calcext:value-type="float">
            <text:p>-1.861.287 </text:p>
          </table:table-cell>
          <table:table-cell table:style-name="ce418" table:formula="of:=+[.O23]/[.$O$13]" office:value-type="percentage" office:value="-0.0755883149231102" calcext:value-type="percentage">
            <text:p>-7,56%</text:p>
          </table:table-cell>
          <table:table-cell table:style-name="ce426"/>
          <table:table-cell table:style-name="ce415" office:value-type="float" office:value="-1861286.66666667" calcext:value-type="float">
            <text:p>-1.861.287 </text:p>
          </table:table-cell>
          <table:table-cell table:style-name="ce418" table:formula="of:=+[.R23]/[.$R$13]" office:value-type="percentage" office:value="-0.0755883149231102" calcext:value-type="percentage">
            <text:p>-7,56%</text:p>
          </table:table-cell>
          <table:table-cell table:style-name="ce426"/>
          <table:table-cell table:style-name="ce415" table:formula="of:=[.O23]-[.R23]" office:value-type="float" office:value="0" calcext:value-type="float">
            <text:p>0 </text:p>
          </table:table-cell>
          <table:table-cell table:style-name="ce426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Salários Comercial <text:span text:style-name="T5">(4)</text:span></text:p>
          </table:table-cell>
          <table:table-cell table:style-name="ce343" table:formula="of:=+[$'4-Custos_e_Despesas'.C51]+[$'4-Custos_e_Despesas'.C79]" office:value-type="float" office:value="-108000" calcext:value-type="float">
            <text:p>-108.000 </text:p>
          </table:table-cell>
          <table:table-cell table:style-name="ce343" table:formula="of:=+[$'4-Custos_e_Despesas'.D51]+[$'4-Custos_e_Despesas'.D79]" office:value-type="float" office:value="-108000" calcext:value-type="float">
            <text:p>-108.000 </text:p>
          </table:table-cell>
          <table:table-cell table:style-name="ce343" table:formula="of:=+[$'4-Custos_e_Despesas'.E51]+[$'4-Custos_e_Despesas'.E79]" office:value-type="float" office:value="-108000" calcext:value-type="float">
            <text:p>-108.000 </text:p>
          </table:table-cell>
          <table:table-cell table:style-name="ce343" table:formula="of:=+[$'4-Custos_e_Despesas'.F51]+[$'4-Custos_e_Despesas'.F79]" office:value-type="float" office:value="-124000" calcext:value-type="float">
            <text:p>-124.000 </text:p>
          </table:table-cell>
          <table:table-cell table:style-name="ce343" table:formula="of:=+[$'4-Custos_e_Despesas'.G51]+[$'4-Custos_e_Despesas'.G79]" office:value-type="float" office:value="-124000" calcext:value-type="float">
            <text:p>-124.000 </text:p>
          </table:table-cell>
          <table:table-cell table:style-name="ce343" table:formula="of:=+[$'4-Custos_e_Despesas'.H51]+[$'4-Custos_e_Despesas'.H79]" office:value-type="float" office:value="-128960" calcext:value-type="float">
            <text:p>-128.960 </text:p>
          </table:table-cell>
          <table:table-cell table:style-name="ce343" table:formula="of:=+[$'4-Custos_e_Despesas'.I51]+[$'4-Custos_e_Despesas'.I79]" office:value-type="float" office:value="-128960" calcext:value-type="float">
            <text:p>-128.960 </text:p>
          </table:table-cell>
          <table:table-cell table:style-name="ce343" table:formula="of:=+[$'4-Custos_e_Despesas'.J51]+[$'4-Custos_e_Despesas'.J79]" office:value-type="float" office:value="-128960" calcext:value-type="float">
            <text:p>-128.960 </text:p>
          </table:table-cell>
          <table:table-cell table:style-name="ce343" table:formula="of:=+[$'4-Custos_e_Despesas'.K51]+[$'4-Custos_e_Despesas'.K79]" office:value-type="float" office:value="-128960" calcext:value-type="float">
            <text:p>-128.960 </text:p>
          </table:table-cell>
          <table:table-cell table:style-name="ce343" table:formula="of:=+[$'4-Custos_e_Despesas'.L51]+[$'4-Custos_e_Despesas'.L79]" office:value-type="float" office:value="-128960" calcext:value-type="float">
            <text:p>-128.960 </text:p>
          </table:table-cell>
          <table:table-cell table:style-name="ce343" table:formula="of:=+[$'4-Custos_e_Despesas'.M51]+[$'4-Custos_e_Despesas'.M79]" office:value-type="float" office:value="-128960" calcext:value-type="float">
            <text:p>-128.960 </text:p>
          </table:table-cell>
          <table:table-cell table:style-name="ce343" table:formula="of:=+[$'4-Custos_e_Despesas'.N51]+[$'4-Custos_e_Despesas'.N79]" office:value-type="float" office:value="-128960" calcext:value-type="float">
            <text:p>-128.960 </text:p>
          </table:table-cell>
          <table:table-cell table:style-name="ce343" table:formula="of:=SUM([.C24:.N24])" office:value-type="float" office:value="-1474720" calcext:value-type="float">
            <text:p>-1.474.720 </text:p>
          </table:table-cell>
          <table:table-cell table:style-name="ce395" table:formula="of:=+[.O24]/[.$O$13]" office:value-type="percentage" office:value="-0.0598895386614685" calcext:value-type="percentage">
            <text:p>-5,99%</text:p>
          </table:table-cell>
          <table:table-cell table:style-name="ce427"/>
          <table:table-cell table:style-name="ce343" office:value-type="float" office:value="-1474720" calcext:value-type="float">
            <text:p>-1.474.720 </text:p>
          </table:table-cell>
          <table:table-cell table:style-name="ce395" table:formula="of:=+[.R24]/[.$R$13]" office:value-type="percentage" office:value="-0.0598895386614685" calcext:value-type="percentage">
            <text:p>-5,99%</text:p>
          </table:table-cell>
          <table:table-cell table:style-name="ce427"/>
          <table:table-cell table:style-name="ce343" table:formula="of:=[.O24]-[.R24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Outras Despesas de Vendas <text:span text:style-name="T5">(4)</text:span></text:p>
          </table:table-cell>
          <table:table-cell table:style-name="ce343" table:formula="of:=+[$'4-Custos_e_Despesas'.C119]-[.C21]" office:value-type="float" office:value="-29000" calcext:value-type="float">
            <text:p>-29.000 </text:p>
          </table:table-cell>
          <table:table-cell table:style-name="ce343" table:formula="of:=+[$'4-Custos_e_Despesas'.D119]-[.D21]" office:value-type="float" office:value="-29000" calcext:value-type="float">
            <text:p>-29.000 </text:p>
          </table:table-cell>
          <table:table-cell table:style-name="ce343" table:formula="of:=+[$'4-Custos_e_Despesas'.E119]-[.E21]" office:value-type="float" office:value="-29000" calcext:value-type="float">
            <text:p>-29.000 </text:p>
          </table:table-cell>
          <table:table-cell table:style-name="ce343" table:formula="of:=+[$'4-Custos_e_Despesas'.F119]-[.F21]" office:value-type="float" office:value="-29000" calcext:value-type="float">
            <text:p>-29.000 </text:p>
          </table:table-cell>
          <table:table-cell table:style-name="ce343" table:formula="of:=+[$'4-Custos_e_Despesas'.G119]-[.G21]" office:value-type="float" office:value="-29000" calcext:value-type="float">
            <text:p>-29.000 </text:p>
          </table:table-cell>
          <table:table-cell table:style-name="ce343" table:formula="of:=+[$'4-Custos_e_Despesas'.H119]-[.H21]" office:value-type="float" office:value="-29000" calcext:value-type="float">
            <text:p>-29.000 </text:p>
          </table:table-cell>
          <table:table-cell table:style-name="ce343" table:formula="of:=+[$'4-Custos_e_Despesas'.I119]-[.I21]" office:value-type="float" office:value="-29000" calcext:value-type="float">
            <text:p>-29.000 </text:p>
          </table:table-cell>
          <table:table-cell table:style-name="ce343" table:formula="of:=+[$'4-Custos_e_Despesas'.J119]-[.J21]" office:value-type="float" office:value="-29000" calcext:value-type="float">
            <text:p>-29.000 </text:p>
          </table:table-cell>
          <table:table-cell table:style-name="ce343" table:formula="of:=+[$'4-Custos_e_Despesas'.K119]-[.K21]" office:value-type="float" office:value="-29000" calcext:value-type="float">
            <text:p>-29.000 </text:p>
          </table:table-cell>
          <table:table-cell table:style-name="ce343" table:formula="of:=+[$'4-Custos_e_Despesas'.L119]-[.L21]" office:value-type="float" office:value="-29000" calcext:value-type="float">
            <text:p>-29.000 </text:p>
          </table:table-cell>
          <table:table-cell table:style-name="ce343" table:formula="of:=+[$'4-Custos_e_Despesas'.M119]-[.M21]" office:value-type="float" office:value="-29000" calcext:value-type="float">
            <text:p>-29.000 </text:p>
          </table:table-cell>
          <table:table-cell table:style-name="ce343" table:formula="of:=+[$'4-Custos_e_Despesas'.N119]-[.N21]" office:value-type="float" office:value="-29000" calcext:value-type="float">
            <text:p>-29.000 </text:p>
          </table:table-cell>
          <table:table-cell table:style-name="ce343" table:formula="of:=SUM([.C25:.N25])" office:value-type="float" office:value="-348000" calcext:value-type="float">
            <text:p>-348.000 </text:p>
          </table:table-cell>
          <table:table-cell table:style-name="ce395" table:formula="of:=+[.O25]/[.$O$13]" office:value-type="percentage" office:value="-0.0141325536062378" calcext:value-type="percentage">
            <text:p>-1,41%</text:p>
          </table:table-cell>
          <table:table-cell table:style-name="ce427"/>
          <table:table-cell table:style-name="ce343" office:value-type="float" office:value="-348000" calcext:value-type="float">
            <text:p>-348.000 </text:p>
          </table:table-cell>
          <table:table-cell table:style-name="ce395" table:formula="of:=+[.R25]/[.$R$13]" office:value-type="percentage" office:value="-0.0141325536062378" calcext:value-type="percentage">
            <text:p>-1,41%</text:p>
          </table:table-cell>
          <table:table-cell table:style-name="ce427"/>
          <table:table-cell table:style-name="ce343" table:formula="of:=[.O25]-[.R25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Depreciação Vendas <text:span text:style-name="T5">(4)</text:span></text:p>
          </table:table-cell>
          <table:table-cell table:style-name="ce343" table:formula="of:=+[$'4-Custos_e_Despesas'.C6]" office:value-type="float" office:value="-3000" calcext:value-type="float">
            <text:p>-3.000 </text:p>
          </table:table-cell>
          <table:table-cell table:style-name="ce343" table:formula="of:=+[$'4-Custos_e_Despesas'.D6]" office:value-type="float" office:value="-3000" calcext:value-type="float">
            <text:p>-3.000 </text:p>
          </table:table-cell>
          <table:table-cell table:style-name="ce343" table:formula="of:=+[$'4-Custos_e_Despesas'.E6]" office:value-type="float" office:value="-3166.66666666667" calcext:value-type="float">
            <text:p>-3.167 </text:p>
          </table:table-cell>
          <table:table-cell table:style-name="ce343" table:formula="of:=+[$'4-Custos_e_Despesas'.F6]" office:value-type="float" office:value="-3166.66666666667" calcext:value-type="float">
            <text:p>-3.167 </text:p>
          </table:table-cell>
          <table:table-cell table:style-name="ce343" table:formula="of:=+[$'4-Custos_e_Despesas'.G6]" office:value-type="float" office:value="-3166.66666666667" calcext:value-type="float">
            <text:p>-3.167 </text:p>
          </table:table-cell>
          <table:table-cell table:style-name="ce343" table:formula="of:=+[$'4-Custos_e_Despesas'.H6]" office:value-type="float" office:value="-3166.66666666667" calcext:value-type="float">
            <text:p>-3.167 </text:p>
          </table:table-cell>
          <table:table-cell table:style-name="ce343" table:formula="of:=+[$'4-Custos_e_Despesas'.I6]" office:value-type="float" office:value="-3166.66666666667" calcext:value-type="float">
            <text:p>-3.167 </text:p>
          </table:table-cell>
          <table:table-cell table:style-name="ce343" table:formula="of:=+[$'4-Custos_e_Despesas'.J6]" office:value-type="float" office:value="-3166.66666666667" calcext:value-type="float">
            <text:p>-3.167 </text:p>
          </table:table-cell>
          <table:table-cell table:style-name="ce343" table:formula="of:=+[$'4-Custos_e_Despesas'.K6]" office:value-type="float" office:value="-3166.66666666667" calcext:value-type="float">
            <text:p>-3.167 </text:p>
          </table:table-cell>
          <table:table-cell table:style-name="ce343" table:formula="of:=+[$'4-Custos_e_Despesas'.L6]" office:value-type="float" office:value="-3466.66666666667" calcext:value-type="float">
            <text:p>-3.467 </text:p>
          </table:table-cell>
          <table:table-cell table:style-name="ce343" table:formula="of:=+[$'4-Custos_e_Despesas'.M6]" office:value-type="float" office:value="-3466.66666666667" calcext:value-type="float">
            <text:p>-3.467 </text:p>
          </table:table-cell>
          <table:table-cell table:style-name="ce343" table:formula="of:=+[$'4-Custos_e_Despesas'.N6]" office:value-type="float" office:value="-3466.66666666667" calcext:value-type="float">
            <text:p>-3.467 </text:p>
          </table:table-cell>
          <table:table-cell table:style-name="ce343" table:formula="of:=SUM([.C26:.N26])" office:value-type="float" office:value="-38566.6666666667" calcext:value-type="float">
            <text:p>-38.567 </text:p>
          </table:table-cell>
          <table:table-cell table:style-name="ce395" table:formula="of:=+[.O26]/[.$O$13]" office:value-type="percentage" office:value="-0.00156622265540394" calcext:value-type="percentage">
            <text:p>-0,16%</text:p>
          </table:table-cell>
          <table:table-cell table:style-name="ce427"/>
          <table:table-cell table:style-name="ce343" office:value-type="float" office:value="-38566.6666666667" calcext:value-type="float">
            <text:p>-38.567 </text:p>
          </table:table-cell>
          <table:table-cell table:style-name="ce395" table:formula="of:=+[.R26]/[.$R$13]" office:value-type="percentage" office:value="-0.00156622265540394" calcext:value-type="percentage">
            <text:p>-0,16%</text:p>
          </table:table-cell>
          <table:table-cell table:style-name="ce427"/>
          <table:table-cell table:style-name="ce343" table:formula="of:=[.O26]-[.R26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- )</text:p>
          </table:table-cell>
          <table:table-cell table:style-name="ce411" office:value-type="string" calcext:value-type="string">
            <text:p>Despesas administrativas</text:p>
          </table:table-cell>
          <table:table-cell table:style-name="ce415" table:formula="of:=SUM([.C28:.C30])" office:value-type="float" office:value="-123000" calcext:value-type="float">
            <text:p>-123.000 </text:p>
          </table:table-cell>
          <table:table-cell table:style-name="ce415" table:formula="of:=SUM([.D28:.D30])" office:value-type="float" office:value="-123000" calcext:value-type="float">
            <text:p>-123.000 </text:p>
          </table:table-cell>
          <table:table-cell table:style-name="ce415" table:formula="of:=SUM([.E28:.E30])" office:value-type="float" office:value="-123333.333333333" calcext:value-type="float">
            <text:p>-123.333 </text:p>
          </table:table-cell>
          <table:table-cell table:style-name="ce415" table:formula="of:=SUM([.F28:.F30])" office:value-type="float" office:value="-123333.333333333" calcext:value-type="float">
            <text:p>-123.333 </text:p>
          </table:table-cell>
          <table:table-cell table:style-name="ce415" table:formula="of:=SUM([.G28:.G30])" office:value-type="float" office:value="-123333.333333333" calcext:value-type="float">
            <text:p>-123.333 </text:p>
          </table:table-cell>
          <table:table-cell table:style-name="ce415" table:formula="of:=SUM([.H28:.H30])" office:value-type="float" office:value="-125973.333333333" calcext:value-type="float">
            <text:p>-125.973 </text:p>
          </table:table-cell>
          <table:table-cell table:style-name="ce415" table:formula="of:=SUM([.I28:.I30])" office:value-type="float" office:value="-125973.333333333" calcext:value-type="float">
            <text:p>-125.973 </text:p>
          </table:table-cell>
          <table:table-cell table:style-name="ce415" table:formula="of:=SUM([.J28:.J30])" office:value-type="float" office:value="-125973.333333333" calcext:value-type="float">
            <text:p>-125.973 </text:p>
          </table:table-cell>
          <table:table-cell table:style-name="ce415" table:formula="of:=SUM([.K28:.K30])" office:value-type="float" office:value="-125973.333333333" calcext:value-type="float">
            <text:p>-125.973 </text:p>
          </table:table-cell>
          <table:table-cell table:style-name="ce415" table:formula="of:=SUM([.L28:.L30])" office:value-type="float" office:value="-126573.333333333" calcext:value-type="float">
            <text:p>-126.573 </text:p>
          </table:table-cell>
          <table:table-cell table:style-name="ce415" table:formula="of:=SUM([.M28:.M30])" office:value-type="float" office:value="-126573.333333333" calcext:value-type="float">
            <text:p>-126.573 </text:p>
          </table:table-cell>
          <table:table-cell table:style-name="ce415" table:formula="of:=SUM([.N28:.N30])" office:value-type="float" office:value="-126573.333333333" calcext:value-type="float">
            <text:p>-126.573 </text:p>
          </table:table-cell>
          <table:table-cell table:style-name="ce415" table:formula="of:=SUM([.O28:.O30])" office:value-type="float" office:value="-1499613.33333333" calcext:value-type="float">
            <text:p>-1.499.613 </text:p>
          </table:table-cell>
          <table:table-cell table:style-name="ce418" table:formula="of:=+[.O27]/[.$O$13]" office:value-type="percentage" office:value="-0.0609004764998917" calcext:value-type="percentage">
            <text:p>-6,09%</text:p>
          </table:table-cell>
          <table:table-cell table:style-name="ce426"/>
          <table:table-cell table:style-name="ce415" office:value-type="float" office:value="-1499613.33333333" calcext:value-type="float">
            <text:p>-1.499.613 </text:p>
          </table:table-cell>
          <table:table-cell table:style-name="ce418" table:formula="of:=+[.R27]/[.$R$13]" office:value-type="percentage" office:value="-0.0609004764998917" calcext:value-type="percentage">
            <text:p>-6,09%</text:p>
          </table:table-cell>
          <table:table-cell table:style-name="ce426"/>
          <table:table-cell table:style-name="ce415" table:formula="of:=[.O27]-[.R27]" office:value-type="float" office:value="0" calcext:value-type="float">
            <text:p>0 </text:p>
          </table:table-cell>
          <table:table-cell table:style-name="ce426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Salários Administrativos <text:span text:style-name="T5">(4)</text:span></text:p>
          </table:table-cell>
          <table:table-cell table:style-name="ce343" table:formula="of:=+[$'4-Custos_e_Despesas'.C65]" office:value-type="float" office:value="-66000" calcext:value-type="float">
            <text:p>-66.000 </text:p>
          </table:table-cell>
          <table:table-cell table:style-name="ce343" table:formula="of:=+[$'4-Custos_e_Despesas'.D65]" office:value-type="float" office:value="-66000" calcext:value-type="float">
            <text:p>-66.000 </text:p>
          </table:table-cell>
          <table:table-cell table:style-name="ce343" table:formula="of:=+[$'4-Custos_e_Despesas'.E65]" office:value-type="float" office:value="-66000" calcext:value-type="float">
            <text:p>-66.000 </text:p>
          </table:table-cell>
          <table:table-cell table:style-name="ce343" table:formula="of:=+[$'4-Custos_e_Despesas'.F65]" office:value-type="float" office:value="-66000" calcext:value-type="float">
            <text:p>-66.000 </text:p>
          </table:table-cell>
          <table:table-cell table:style-name="ce343" table:formula="of:=+[$'4-Custos_e_Despesas'.G65]" office:value-type="float" office:value="-66000" calcext:value-type="float">
            <text:p>-66.000 </text:p>
          </table:table-cell>
          <table:table-cell table:style-name="ce343" table:formula="of:=+[$'4-Custos_e_Despesas'.H65]" office:value-type="float" office:value="-68640" calcext:value-type="float">
            <text:p>-68.640 </text:p>
          </table:table-cell>
          <table:table-cell table:style-name="ce343" table:formula="of:=+[$'4-Custos_e_Despesas'.I65]" office:value-type="float" office:value="-68640" calcext:value-type="float">
            <text:p>-68.640 </text:p>
          </table:table-cell>
          <table:table-cell table:style-name="ce343" table:formula="of:=+[$'4-Custos_e_Despesas'.J65]" office:value-type="float" office:value="-68640" calcext:value-type="float">
            <text:p>-68.640 </text:p>
          </table:table-cell>
          <table:table-cell table:style-name="ce343" table:formula="of:=+[$'4-Custos_e_Despesas'.K65]" office:value-type="float" office:value="-68640" calcext:value-type="float">
            <text:p>-68.640 </text:p>
          </table:table-cell>
          <table:table-cell table:style-name="ce343" table:formula="of:=+[$'4-Custos_e_Despesas'.L65]" office:value-type="float" office:value="-68640" calcext:value-type="float">
            <text:p>-68.640 </text:p>
          </table:table-cell>
          <table:table-cell table:style-name="ce343" table:formula="of:=+[$'4-Custos_e_Despesas'.M65]" office:value-type="float" office:value="-68640" calcext:value-type="float">
            <text:p>-68.640 </text:p>
          </table:table-cell>
          <table:table-cell table:style-name="ce343" table:formula="of:=+[$'4-Custos_e_Despesas'.N65]" office:value-type="float" office:value="-68640" calcext:value-type="float">
            <text:p>-68.640 </text:p>
          </table:table-cell>
          <table:table-cell table:style-name="ce343" table:formula="of:=SUM([.C28:.N28])" office:value-type="float" office:value="-810480" calcext:value-type="float">
            <text:p>-810.480 </text:p>
          </table:table-cell>
          <table:table-cell table:style-name="ce395" table:formula="of:=+[.O28]/[.$O$13]" office:value-type="percentage" office:value="-0.0329142300194932" calcext:value-type="percentage">
            <text:p>-3,29%</text:p>
          </table:table-cell>
          <table:table-cell table:style-name="ce427"/>
          <table:table-cell table:style-name="ce343" office:value-type="float" office:value="-810480" calcext:value-type="float">
            <text:p>-810.480 </text:p>
          </table:table-cell>
          <table:table-cell table:style-name="ce395" table:formula="of:=+[.R28]/[.$R$13]" office:value-type="percentage" office:value="-0.0329142300194932" calcext:value-type="percentage">
            <text:p>-3,29%</text:p>
          </table:table-cell>
          <table:table-cell table:style-name="ce427"/>
          <table:table-cell table:style-name="ce343" table:formula="of:=[.O28]-[.R28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Outras Despesas Administrativas <text:span text:style-name="T5">(4)</text:span></text:p>
          </table:table-cell>
          <table:table-cell table:style-name="ce343" table:formula="of:=+[$'4-Custos_e_Despesas'.C130]" office:value-type="float" office:value="-51000" calcext:value-type="float">
            <text:p>-51.000 </text:p>
          </table:table-cell>
          <table:table-cell table:style-name="ce343" table:formula="of:=+[$'4-Custos_e_Despesas'.D130]" office:value-type="float" office:value="-51000" calcext:value-type="float">
            <text:p>-51.000 </text:p>
          </table:table-cell>
          <table:table-cell table:style-name="ce343" table:formula="of:=+[$'4-Custos_e_Despesas'.E130]" office:value-type="float" office:value="-51000" calcext:value-type="float">
            <text:p>-51.000 </text:p>
          </table:table-cell>
          <table:table-cell table:style-name="ce343" table:formula="of:=+[$'4-Custos_e_Despesas'.F130]" office:value-type="float" office:value="-51000" calcext:value-type="float">
            <text:p>-51.000 </text:p>
          </table:table-cell>
          <table:table-cell table:style-name="ce343" table:formula="of:=+[$'4-Custos_e_Despesas'.G130]" office:value-type="float" office:value="-51000" calcext:value-type="float">
            <text:p>-51.000 </text:p>
          </table:table-cell>
          <table:table-cell table:style-name="ce343" table:formula="of:=+[$'4-Custos_e_Despesas'.H130]" office:value-type="float" office:value="-51000" calcext:value-type="float">
            <text:p>-51.000 </text:p>
          </table:table-cell>
          <table:table-cell table:style-name="ce343" table:formula="of:=+[$'4-Custos_e_Despesas'.I130]" office:value-type="float" office:value="-51000" calcext:value-type="float">
            <text:p>-51.000 </text:p>
          </table:table-cell>
          <table:table-cell table:style-name="ce343" table:formula="of:=+[$'4-Custos_e_Despesas'.J130]" office:value-type="float" office:value="-51000" calcext:value-type="float">
            <text:p>-51.000 </text:p>
          </table:table-cell>
          <table:table-cell table:style-name="ce343" table:formula="of:=+[$'4-Custos_e_Despesas'.K130]" office:value-type="float" office:value="-51000" calcext:value-type="float">
            <text:p>-51.000 </text:p>
          </table:table-cell>
          <table:table-cell table:style-name="ce343" table:formula="of:=+[$'4-Custos_e_Despesas'.L130]" office:value-type="float" office:value="-51000" calcext:value-type="float">
            <text:p>-51.000 </text:p>
          </table:table-cell>
          <table:table-cell table:style-name="ce343" table:formula="of:=+[$'4-Custos_e_Despesas'.M130]" office:value-type="float" office:value="-51000" calcext:value-type="float">
            <text:p>-51.000 </text:p>
          </table:table-cell>
          <table:table-cell table:style-name="ce343" table:formula="of:=+[$'4-Custos_e_Despesas'.N130]" office:value-type="float" office:value="-51000" calcext:value-type="float">
            <text:p>-51.000 </text:p>
          </table:table-cell>
          <table:table-cell table:style-name="ce343" table:formula="of:=SUM([.C29:.N29])" office:value-type="float" office:value="-612000" calcext:value-type="float">
            <text:p>-612.000 </text:p>
          </table:table-cell>
          <table:table-cell table:style-name="ce395" table:formula="of:=+[.O29]/[.$O$13]" office:value-type="percentage" office:value="-0.0248538011695906" calcext:value-type="percentage">
            <text:p>-2,49%</text:p>
          </table:table-cell>
          <table:table-cell table:style-name="ce427"/>
          <table:table-cell table:style-name="ce343" office:value-type="float" office:value="-612000" calcext:value-type="float">
            <text:p>-612.000 </text:p>
          </table:table-cell>
          <table:table-cell table:style-name="ce395" table:formula="of:=+[.R29]/[.$R$13]" office:value-type="percentage" office:value="-0.0248538011695906" calcext:value-type="percentage">
            <text:p>-2,49%</text:p>
          </table:table-cell>
          <table:table-cell table:style-name="ce427"/>
          <table:table-cell table:style-name="ce343" table:formula="of:=[.O29]-[.R29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Depreciação Administração <text:span text:style-name="T5">(4)</text:span></text:p>
          </table:table-cell>
          <table:table-cell table:style-name="ce343" table:formula="of:=+[$'4-Custos_e_Despesas'.C8]" office:value-type="float" office:value="-6000" calcext:value-type="float">
            <text:p>-6.000 </text:p>
          </table:table-cell>
          <table:table-cell table:style-name="ce343" table:formula="of:=+[$'4-Custos_e_Despesas'.D8]" office:value-type="float" office:value="-6000" calcext:value-type="float">
            <text:p>-6.000 </text:p>
          </table:table-cell>
          <table:table-cell table:style-name="ce343" table:formula="of:=+[$'4-Custos_e_Despesas'.E8]" office:value-type="float" office:value="-6333.33333333333" calcext:value-type="float">
            <text:p>-6.333 </text:p>
          </table:table-cell>
          <table:table-cell table:style-name="ce343" table:formula="of:=+[$'4-Custos_e_Despesas'.F8]" office:value-type="float" office:value="-6333.33333333333" calcext:value-type="float">
            <text:p>-6.333 </text:p>
          </table:table-cell>
          <table:table-cell table:style-name="ce343" table:formula="of:=+[$'4-Custos_e_Despesas'.G8]" office:value-type="float" office:value="-6333.33333333333" calcext:value-type="float">
            <text:p>-6.333 </text:p>
          </table:table-cell>
          <table:table-cell table:style-name="ce343" table:formula="of:=+[$'4-Custos_e_Despesas'.H8]" office:value-type="float" office:value="-6333.33333333333" calcext:value-type="float">
            <text:p>-6.333 </text:p>
          </table:table-cell>
          <table:table-cell table:style-name="ce343" table:formula="of:=+[$'4-Custos_e_Despesas'.I8]" office:value-type="float" office:value="-6333.33333333333" calcext:value-type="float">
            <text:p>-6.333 </text:p>
          </table:table-cell>
          <table:table-cell table:style-name="ce343" table:formula="of:=+[$'4-Custos_e_Despesas'.J8]" office:value-type="float" office:value="-6333.33333333333" calcext:value-type="float">
            <text:p>-6.333 </text:p>
          </table:table-cell>
          <table:table-cell table:style-name="ce343" table:formula="of:=+[$'4-Custos_e_Despesas'.K8]" office:value-type="float" office:value="-6333.33333333333" calcext:value-type="float">
            <text:p>-6.333 </text:p>
          </table:table-cell>
          <table:table-cell table:style-name="ce343" table:formula="of:=+[$'4-Custos_e_Despesas'.L8]" office:value-type="float" office:value="-6933.33333333333" calcext:value-type="float">
            <text:p>-6.933 </text:p>
          </table:table-cell>
          <table:table-cell table:style-name="ce343" table:formula="of:=+[$'4-Custos_e_Despesas'.M8]" office:value-type="float" office:value="-6933.33333333333" calcext:value-type="float">
            <text:p>-6.933 </text:p>
          </table:table-cell>
          <table:table-cell table:style-name="ce343" table:formula="of:=+[$'4-Custos_e_Despesas'.N8]" office:value-type="float" office:value="-6933.33333333333" calcext:value-type="float">
            <text:p>-6.933 </text:p>
          </table:table-cell>
          <table:table-cell table:style-name="ce343" table:formula="of:=SUM([.C30:.N30])" office:value-type="float" office:value="-77133.3333333334" calcext:value-type="float">
            <text:p>-77.133 </text:p>
          </table:table-cell>
          <table:table-cell table:style-name="ce395" table:formula="of:=+[.O30]/[.$O$13]" office:value-type="percentage" office:value="-0.00313244531080788" calcext:value-type="percentage">
            <text:p>-0,31%</text:p>
          </table:table-cell>
          <table:table-cell table:style-name="ce427"/>
          <table:table-cell table:style-name="ce343" office:value-type="float" office:value="-77133.3333333334" calcext:value-type="float">
            <text:p>-77.133 </text:p>
          </table:table-cell>
          <table:table-cell table:style-name="ce395" table:formula="of:=+[.R30]/[.$R$13]" office:value-type="percentage" office:value="-0.00313244531080788" calcext:value-type="percentage">
            <text:p>-0,31%</text:p>
          </table:table-cell>
          <table:table-cell table:style-name="ce427"/>
          <table:table-cell table:style-name="ce343" table:formula="of:=[.O30]-[.R30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+/-)</text:p>
          </table:table-cell>
          <table:table-cell table:style-name="ce411" office:value-type="string" calcext:value-type="string">
            <text:p>Outras Receitas e Despesas <text:span text:style-name="T6">(4)</text:span></text:p>
          </table:table-cell>
          <table:table-cell table:style-name="ce415" table:formula="of:=+[$'4-Custos_e_Despesas'.C141]" office:value-type="float" office:value="0" calcext:value-type="float">
            <text:p>0 </text:p>
          </table:table-cell>
          <table:table-cell table:style-name="ce415" table:formula="of:=+[$'4-Custos_e_Despesas'.D141]" office:value-type="float" office:value="0" calcext:value-type="float">
            <text:p>0 </text:p>
          </table:table-cell>
          <table:table-cell table:style-name="ce415" table:formula="of:=+[$'4-Custos_e_Despesas'.E141]" office:value-type="float" office:value="0" calcext:value-type="float">
            <text:p>0 </text:p>
          </table:table-cell>
          <table:table-cell table:style-name="ce415" table:formula="of:=+[$'4-Custos_e_Despesas'.F141]" office:value-type="float" office:value="0" calcext:value-type="float">
            <text:p>0 </text:p>
          </table:table-cell>
          <table:table-cell table:style-name="ce415" table:formula="of:=+[$'4-Custos_e_Despesas'.G141]" office:value-type="float" office:value="0" calcext:value-type="float">
            <text:p>0 </text:p>
          </table:table-cell>
          <table:table-cell table:style-name="ce415" table:formula="of:=+[$'4-Custos_e_Despesas'.H141]" office:value-type="float" office:value="0" calcext:value-type="float">
            <text:p>0 </text:p>
          </table:table-cell>
          <table:table-cell table:style-name="ce415" table:formula="of:=+[$'4-Custos_e_Despesas'.I141]" office:value-type="float" office:value="0" calcext:value-type="float">
            <text:p>0 </text:p>
          </table:table-cell>
          <table:table-cell table:style-name="ce415" table:formula="of:=+[$'4-Custos_e_Despesas'.J141]" office:value-type="float" office:value="0" calcext:value-type="float">
            <text:p>0 </text:p>
          </table:table-cell>
          <table:table-cell table:style-name="ce415" table:formula="of:=+[$'4-Custos_e_Despesas'.K141]" office:value-type="float" office:value="0" calcext:value-type="float">
            <text:p>0 </text:p>
          </table:table-cell>
          <table:table-cell table:style-name="ce415" table:formula="of:=+[$'4-Custos_e_Despesas'.L141]" office:value-type="float" office:value="0" calcext:value-type="float">
            <text:p>0 </text:p>
          </table:table-cell>
          <table:table-cell table:style-name="ce415" table:formula="of:=+[$'4-Custos_e_Despesas'.M141]" office:value-type="float" office:value="0" calcext:value-type="float">
            <text:p>0 </text:p>
          </table:table-cell>
          <table:table-cell table:style-name="ce415" table:formula="of:=+[$'4-Custos_e_Despesas'.N141]" office:value-type="float" office:value="0" calcext:value-type="float">
            <text:p>0 </text:p>
          </table:table-cell>
          <table:table-cell table:style-name="ce415" table:formula="of:=+[$'4-Custos_e_Despesas'.O141]" office:value-type="float" office:value="0" calcext:value-type="float">
            <text:p>0 </text:p>
          </table:table-cell>
          <table:table-cell table:style-name="ce395" table:formula="of:=+[.O31]/[.$O$13]" office:value-type="percentage" office:value="0" calcext:value-type="percentage">
            <text:p>0,00%</text:p>
          </table:table-cell>
          <table:table-cell table:style-name="ce427"/>
          <table:table-cell table:style-name="ce415" office:value-type="float" office:value="0" calcext:value-type="float">
            <text:p>0 </text:p>
          </table:table-cell>
          <table:table-cell table:style-name="ce395" table:formula="of:=+[.R31]/[.$R$13]" office:value-type="percentage" office:value="0" calcext:value-type="percentage">
            <text:p>0,00%</text:p>
          </table:table-cell>
          <table:table-cell table:style-name="ce427"/>
          <table:table-cell table:style-name="ce415" table:formula="of:=[.O31]-[.R31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Resultado Operacional</text:p>
          </table:table-cell>
          <table:table-cell table:style-name="ce416" table:formula="of:=+[.C22]+[.C23]+[.C27]+[.C31]" office:value-type="float" office:value="199742.857142857" calcext:value-type="float">
            <text:p>199.743 </text:p>
          </table:table-cell>
          <table:table-cell table:style-name="ce416" table:formula="of:=+[.D22]+[.D23]+[.D27]+[.D31]" office:value-type="float" office:value="199742.857142857" calcext:value-type="float">
            <text:p>199.743 </text:p>
          </table:table-cell>
          <table:table-cell table:style-name="ce416" table:formula="of:=+[.E22]+[.E23]+[.E27]+[.E31]" office:value-type="float" office:value="198076.19047619" calcext:value-type="float">
            <text:p>198.076 </text:p>
          </table:table-cell>
          <table:table-cell table:style-name="ce416" table:formula="of:=+[.F22]+[.F23]+[.F27]+[.F31]" office:value-type="float" office:value="182076.19047619" calcext:value-type="float">
            <text:p>182.076 </text:p>
          </table:table-cell>
          <table:table-cell table:style-name="ce416" table:formula="of:=+[.G22]+[.G23]+[.G27]+[.G31]" office:value-type="float" office:value="182076.19047619" calcext:value-type="float">
            <text:p>182.076 </text:p>
          </table:table-cell>
          <table:table-cell table:style-name="ce416" table:formula="of:=+[.H22]+[.H23]+[.H27]+[.H31]" office:value-type="float" office:value="167596.19047619" calcext:value-type="float">
            <text:p>167.596 </text:p>
          </table:table-cell>
          <table:table-cell table:style-name="ce416" table:formula="of:=+[.I22]+[.I23]+[.I27]+[.I31]" office:value-type="float" office:value="167596.19047619" calcext:value-type="float">
            <text:p>167.596 </text:p>
          </table:table-cell>
          <table:table-cell table:style-name="ce416" table:formula="of:=+[.J22]+[.J23]+[.J27]+[.J31]" office:value-type="float" office:value="167596.19047619" calcext:value-type="float">
            <text:p>167.596 </text:p>
          </table:table-cell>
          <table:table-cell table:style-name="ce416" table:formula="of:=+[.K22]+[.K23]+[.K27]+[.K31]" office:value-type="float" office:value="167596.19047619" calcext:value-type="float">
            <text:p>167.596 </text:p>
          </table:table-cell>
          <table:table-cell table:style-name="ce416" table:formula="of:=+[.L22]+[.L23]+[.L27]+[.L31]" office:value-type="float" office:value="164596.19047619" calcext:value-type="float">
            <text:p>164.596 </text:p>
          </table:table-cell>
          <table:table-cell table:style-name="ce416" table:formula="of:=+[.M22]+[.M23]+[.M27]+[.M31]" office:value-type="float" office:value="164596.19047619" calcext:value-type="float">
            <text:p>164.596 </text:p>
          </table:table-cell>
          <table:table-cell table:style-name="ce416" table:formula="of:=+[.N22]+[.N23]+[.N27]+[.N31]" office:value-type="float" office:value="164596.19047619" calcext:value-type="float">
            <text:p>164.596 </text:p>
          </table:table-cell>
          <table:table-cell table:style-name="ce416" table:formula="of:=+[.O22]+[.O23]+[.O27]+[.O31]" office:value-type="float" office:value="2125887.61904762" calcext:value-type="float">
            <text:p>2.125.888 </text:p>
          </table:table-cell>
          <table:table-cell table:style-name="ce417" table:formula="of:=+[.O32]/[.$O$13]" office:value-type="percentage" office:value="0.0863339676351372" calcext:value-type="percentage">
            <text:p>8,63%</text:p>
          </table:table-cell>
          <table:table-cell table:style-name="ce425"/>
          <table:table-cell table:style-name="ce416" office:value-type="float" office:value="2125887.61904762" calcext:value-type="float">
            <text:p>2.125.888 </text:p>
          </table:table-cell>
          <table:table-cell table:style-name="ce417" table:formula="of:=+[.R32]/[.$R$13]" office:value-type="percentage" office:value="0.0863339676351372" calcext:value-type="percentage">
            <text:p>8,63%</text:p>
          </table:table-cell>
          <table:table-cell table:style-name="ce425"/>
          <table:table-cell table:style-name="ce416" table:formula="of:=[.O32]-[.R32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EBITDA</text:p>
          </table:table-cell>
          <table:table-cell table:style-name="ce416" table:formula="of:=+[.C32]-[.C19]-[.C26]-[.C30]" office:value-type="float" office:value="229742.857142857" calcext:value-type="float">
            <text:p>229.743 </text:p>
          </table:table-cell>
          <table:table-cell table:style-name="ce416" table:formula="of:=+[.D32]-[.D19]-[.D26]-[.D30]" office:value-type="float" office:value="229742.857142857" calcext:value-type="float">
            <text:p>229.743 </text:p>
          </table:table-cell>
          <table:table-cell table:style-name="ce416" table:formula="of:=+[.E32]-[.E19]-[.E26]-[.E30]" office:value-type="float" office:value="229742.857142857" calcext:value-type="float">
            <text:p>229.743 </text:p>
          </table:table-cell>
          <table:table-cell table:style-name="ce416" table:formula="of:=+[.F32]-[.F19]-[.F26]-[.F30]" office:value-type="float" office:value="213742.857142857" calcext:value-type="float">
            <text:p>213.743 </text:p>
          </table:table-cell>
          <table:table-cell table:style-name="ce416" table:formula="of:=+[.G32]-[.G19]-[.G26]-[.G30]" office:value-type="float" office:value="213742.857142857" calcext:value-type="float">
            <text:p>213.743 </text:p>
          </table:table-cell>
          <table:table-cell table:style-name="ce416" table:formula="of:=+[.H32]-[.H19]-[.H26]-[.H30]" office:value-type="float" office:value="199262.857142857" calcext:value-type="float">
            <text:p>199.263 </text:p>
          </table:table-cell>
          <table:table-cell table:style-name="ce416" table:formula="of:=+[.I32]-[.I19]-[.I26]-[.I30]" office:value-type="float" office:value="199262.857142857" calcext:value-type="float">
            <text:p>199.263 </text:p>
          </table:table-cell>
          <table:table-cell table:style-name="ce416" table:formula="of:=+[.J32]-[.J19]-[.J26]-[.J30]" office:value-type="float" office:value="199262.857142857" calcext:value-type="float">
            <text:p>199.263 </text:p>
          </table:table-cell>
          <table:table-cell table:style-name="ce416" table:formula="of:=+[.K32]-[.K19]-[.K26]-[.K30]" office:value-type="float" office:value="199262.857142857" calcext:value-type="float">
            <text:p>199.263 </text:p>
          </table:table-cell>
          <table:table-cell table:style-name="ce416" table:formula="of:=+[.L32]-[.L19]-[.L26]-[.L30]" office:value-type="float" office:value="199262.857142857" calcext:value-type="float">
            <text:p>199.263 </text:p>
          </table:table-cell>
          <table:table-cell table:style-name="ce416" table:formula="of:=+[.M32]-[.M19]-[.M26]-[.M30]" office:value-type="float" office:value="199262.857142857" calcext:value-type="float">
            <text:p>199.263 </text:p>
          </table:table-cell>
          <table:table-cell table:style-name="ce416" table:formula="of:=+[.N32]-[.N19]-[.N26]-[.N30]" office:value-type="float" office:value="199262.857142857" calcext:value-type="float">
            <text:p>199.263 </text:p>
          </table:table-cell>
          <table:table-cell table:style-name="ce416" table:formula="of:=+[.O32]-[.O19]-[.O26]-[.O30]" office:value-type="float" office:value="2511554.28571428" calcext:value-type="float">
            <text:p>2.511.554 </text:p>
          </table:table-cell>
          <table:table-cell table:style-name="ce417" table:formula="of:=+[.O33]/[.$O$13]" office:value-type="percentage" office:value="0.101996194189177" calcext:value-type="percentage">
            <text:p>10,20%</text:p>
          </table:table-cell>
          <table:table-cell table:style-name="ce425"/>
          <table:table-cell table:style-name="ce416" office:value-type="float" office:value="2511554.28571428" calcext:value-type="float">
            <text:p>2.511.554 </text:p>
          </table:table-cell>
          <table:table-cell table:style-name="ce417" table:formula="of:=+[.R33]/[.$R$13]" office:value-type="percentage" office:value="0.101996194189177" calcext:value-type="percentage">
            <text:p>10,20%</text:p>
          </table:table-cell>
          <table:table-cell table:style-name="ce425"/>
          <table:table-cell table:style-name="ce416" table:formula="of:=[.O33]-[.R33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+ )</text:p>
          </table:table-cell>
          <table:table-cell table:style-name="ce411" office:value-type="string" calcext:value-type="string">
            <text:p>Receitas financeiras <text:span text:style-name="T6">(4)</text:span></text:p>
          </table:table-cell>
          <table:table-cell table:style-name="ce415" table:formula="of:=+[$'4-Custos_e_Despesas'.C152]" office:value-type="float" office:value="5000" calcext:value-type="float">
            <text:p>5.000 </text:p>
          </table:table-cell>
          <table:table-cell table:style-name="ce415" table:formula="of:=+[$'4-Custos_e_Despesas'.D152]" office:value-type="float" office:value="5000" calcext:value-type="float">
            <text:p>5.000 </text:p>
          </table:table-cell>
          <table:table-cell table:style-name="ce415" table:formula="of:=+[$'4-Custos_e_Despesas'.E152]" office:value-type="float" office:value="5000" calcext:value-type="float">
            <text:p>5.000 </text:p>
          </table:table-cell>
          <table:table-cell table:style-name="ce415" table:formula="of:=+[$'4-Custos_e_Despesas'.F152]" office:value-type="float" office:value="5000" calcext:value-type="float">
            <text:p>5.000 </text:p>
          </table:table-cell>
          <table:table-cell table:style-name="ce415" table:formula="of:=+[$'4-Custos_e_Despesas'.G152]" office:value-type="float" office:value="5000" calcext:value-type="float">
            <text:p>5.000 </text:p>
          </table:table-cell>
          <table:table-cell table:style-name="ce415" table:formula="of:=+[$'4-Custos_e_Despesas'.H152]" office:value-type="float" office:value="5000" calcext:value-type="float">
            <text:p>5.000 </text:p>
          </table:table-cell>
          <table:table-cell table:style-name="ce415" table:formula="of:=+[$'4-Custos_e_Despesas'.I152]" office:value-type="float" office:value="5000" calcext:value-type="float">
            <text:p>5.000 </text:p>
          </table:table-cell>
          <table:table-cell table:style-name="ce415" table:formula="of:=+[$'4-Custos_e_Despesas'.J152]" office:value-type="float" office:value="5000" calcext:value-type="float">
            <text:p>5.000 </text:p>
          </table:table-cell>
          <table:table-cell table:style-name="ce415" table:formula="of:=+[$'4-Custos_e_Despesas'.K152]" office:value-type="float" office:value="5000" calcext:value-type="float">
            <text:p>5.000 </text:p>
          </table:table-cell>
          <table:table-cell table:style-name="ce415" table:formula="of:=+[$'4-Custos_e_Despesas'.L152]" office:value-type="float" office:value="5000" calcext:value-type="float">
            <text:p>5.000 </text:p>
          </table:table-cell>
          <table:table-cell table:style-name="ce415" table:formula="of:=+[$'4-Custos_e_Despesas'.M152]" office:value-type="float" office:value="5000" calcext:value-type="float">
            <text:p>5.000 </text:p>
          </table:table-cell>
          <table:table-cell table:style-name="ce415" table:formula="of:=+[$'4-Custos_e_Despesas'.N152]" office:value-type="float" office:value="5000" calcext:value-type="float">
            <text:p>5.000 </text:p>
          </table:table-cell>
          <table:table-cell table:style-name="ce343" table:formula="of:=SUM([.C34:.N34])" office:value-type="float" office:value="60000" calcext:value-type="float">
            <text:p>60.000 </text:p>
          </table:table-cell>
          <table:table-cell table:style-name="ce395" table:formula="of:=+[.O34]/[.$O$13]" office:value-type="percentage" office:value="0.00243664717348928" calcext:value-type="percentage">
            <text:p>0,24%</text:p>
          </table:table-cell>
          <table:table-cell table:style-name="ce427"/>
          <table:table-cell table:style-name="ce343" office:value-type="float" office:value="60000" calcext:value-type="float">
            <text:p>60.000 </text:p>
          </table:table-cell>
          <table:table-cell table:style-name="ce395" table:formula="of:=+[.R34]/[.$R$13]" office:value-type="percentage" office:value="0.00243664717348928" calcext:value-type="percentage">
            <text:p>0,24%</text:p>
          </table:table-cell>
          <table:table-cell table:style-name="ce427"/>
          <table:table-cell table:style-name="ce343" table:formula="of:=[.O34]-[.R34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- )</text:p>
          </table:table-cell>
          <table:table-cell table:style-name="ce411" office:value-type="string" calcext:value-type="string">
            <text:p>Despesas financeiras</text:p>
          </table:table-cell>
          <table:table-cell table:style-name="ce415" table:formula="of:=SUM([.C36:.C37])" office:value-type="float" office:value="-24234.5616572119" calcext:value-type="float">
            <text:p>-24.235 </text:p>
          </table:table-cell>
          <table:table-cell table:style-name="ce415" table:formula="of:=SUM([.D36:.D37])" office:value-type="float" office:value="-22890.0050745205" calcext:value-type="float">
            <text:p>-22.890 </text:p>
          </table:table-cell>
          <table:table-cell table:style-name="ce415" table:formula="of:=SUM([.E36:.E37])" office:value-type="float" office:value="-23608.3007935086" calcext:value-type="float">
            <text:p>-23.608 </text:p>
          </table:table-cell>
          <table:table-cell table:style-name="ce415" table:formula="of:=SUM([.F36:.F37])" office:value-type="float" office:value="-22347.0605268764" calcext:value-type="float">
            <text:p>-22.347 </text:p>
          </table:table-cell>
          <table:table-cell table:style-name="ce415" table:formula="of:=SUM([.G36:.G37])" office:value-type="float" office:value="-21079.4935549116" calcext:value-type="float">
            <text:p>-21.079 </text:p>
          </table:table-cell>
          <table:table-cell table:style-name="ce415" table:formula="of:=SUM([.H36:.H37])" office:value-type="float" office:value="-19805.4733435074" calcext:value-type="float">
            <text:p>-19.805 </text:p>
          </table:table-cell>
          <table:table-cell table:style-name="ce415" table:formula="of:=SUM([.I36:.I37])" office:value-type="float" office:value="-18524.8708278752" calcext:value-type="float">
            <text:p>-18.525 </text:p>
          </table:table-cell>
          <table:table-cell table:style-name="ce415" table:formula="of:=SUM([.J36:.J37])" office:value-type="float" office:value="-17237.5543619304" calcext:value-type="float">
            <text:p>-17.238 </text:p>
          </table:table-cell>
          <table:table-cell table:style-name="ce415" table:formula="of:=SUM([.K36:.K37])" office:value-type="float" office:value="-15943.3896666667" calcext:value-type="float">
            <text:p>-15.943 </text:p>
          </table:table-cell>
          <table:table-cell table:style-name="ce415" table:formula="of:=SUM([.L36:.L37])" office:value-type="float" office:value="-17302.4846666667" calcext:value-type="float">
            <text:p>-17.302 </text:p>
          </table:table-cell>
          <table:table-cell table:style-name="ce415" table:formula="of:=SUM([.M36:.M37])" office:value-type="float" office:value="-16434.7022092151" calcext:value-type="float">
            <text:p>-16.435 </text:p>
          </table:table-cell>
          <table:table-cell table:style-name="ce415" table:formula="of:=SUM([.N36:.N37])" office:value-type="float" office:value="-15618.7477284443" calcext:value-type="float">
            <text:p>-15.619 </text:p>
          </table:table-cell>
          <table:table-cell table:style-name="ce415" table:formula="of:=SUM([.O36:.O37])" office:value-type="float" office:value="-235026.644411335" calcext:value-type="float">
            <text:p>-235.027 </text:p>
          </table:table-cell>
          <table:table-cell table:style-name="ce418" table:formula="of:=+[.O35]/[.$O$13]" office:value-type="percentage" office:value="-0.00954461681332581" calcext:value-type="percentage">
            <text:p>-0,95%</text:p>
          </table:table-cell>
          <table:table-cell table:style-name="ce426"/>
          <table:table-cell table:style-name="ce415" office:value-type="float" office:value="-235026.644411335" calcext:value-type="float">
            <text:p>-235.027 </text:p>
          </table:table-cell>
          <table:table-cell table:style-name="ce418" table:formula="of:=+[.R35]/[.$R$13]" office:value-type="percentage" office:value="-0.00954461681332581" calcext:value-type="percentage">
            <text:p>-0,95%</text:p>
          </table:table-cell>
          <table:table-cell table:style-name="ce426"/>
          <table:table-cell table:style-name="ce415" table:formula="of:=[.O35]-[.R35]" office:value-type="float" office:value="0" calcext:value-type="float">
            <text:p>0 </text:p>
          </table:table-cell>
          <table:table-cell table:style-name="ce426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Juros Incorridos <text:span text:style-name="T5">(5)</text:span></text:p>
          </table:table-cell>
          <table:table-cell table:style-name="ce343" table:formula="of:=-+[$'5-Financiamentos'.C126]" office:value-type="float" office:value="-15734.5616572119" calcext:value-type="float">
            <text:p>-15.735 </text:p>
          </table:table-cell>
          <table:table-cell table:style-name="ce343" table:formula="of:=-+[$'5-Financiamentos'.D126]" office:value-type="float" office:value="-14390.0050745205" calcext:value-type="float">
            <text:p>-14.390 </text:p>
          </table:table-cell>
          <table:table-cell table:style-name="ce343" table:formula="of:=-+[$'5-Financiamentos'.E126]" office:value-type="float" office:value="-15108.3007935086" calcext:value-type="float">
            <text:p>-15.108 </text:p>
          </table:table-cell>
          <table:table-cell table:style-name="ce343" table:formula="of:=-+[$'5-Financiamentos'.F126]" office:value-type="float" office:value="-13847.0605268764" calcext:value-type="float">
            <text:p>-13.847 </text:p>
          </table:table-cell>
          <table:table-cell table:style-name="ce343" table:formula="of:=-+[$'5-Financiamentos'.G126]" office:value-type="float" office:value="-12579.4935549116" calcext:value-type="float">
            <text:p>-12.579 </text:p>
          </table:table-cell>
          <table:table-cell table:style-name="ce343" table:formula="of:=-+[$'5-Financiamentos'.H126]" office:value-type="float" office:value="-11305.4733435074" calcext:value-type="float">
            <text:p>-11.305 </text:p>
          </table:table-cell>
          <table:table-cell table:style-name="ce343" table:formula="of:=-+[$'5-Financiamentos'.I126]" office:value-type="float" office:value="-10024.8708278752" calcext:value-type="float">
            <text:p>-10.025 </text:p>
          </table:table-cell>
          <table:table-cell table:style-name="ce343" table:formula="of:=-+[$'5-Financiamentos'.J126]" office:value-type="float" office:value="-8737.55436193039" calcext:value-type="float">
            <text:p>-8.738 </text:p>
          </table:table-cell>
          <table:table-cell table:style-name="ce343" table:formula="of:=-+[$'5-Financiamentos'.K126]" office:value-type="float" office:value="-7443.38966666666" calcext:value-type="float">
            <text:p>-7.443 </text:p>
          </table:table-cell>
          <table:table-cell table:style-name="ce343" table:formula="of:=-+[$'5-Financiamentos'.L126]" office:value-type="float" office:value="-8802.48466666667" calcext:value-type="float">
            <text:p>-8.802 </text:p>
          </table:table-cell>
          <table:table-cell table:style-name="ce343" table:formula="of:=-+[$'5-Financiamentos'.M126]" office:value-type="float" office:value="-7934.70220921513" calcext:value-type="float">
            <text:p>-7.935 </text:p>
          </table:table-cell>
          <table:table-cell table:style-name="ce343" table:formula="of:=-+[$'5-Financiamentos'.N126]" office:value-type="float" office:value="-7118.74772844435" calcext:value-type="float">
            <text:p>-7.119 </text:p>
          </table:table-cell>
          <table:table-cell table:style-name="ce343" table:formula="of:=SUM([.C36:.N36])" office:value-type="float" office:value="-133026.644411335" calcext:value-type="float">
            <text:p>-133.027 </text:p>
          </table:table-cell>
          <table:table-cell table:style-name="ce395" table:formula="of:=+[.O36]/[.$O$13]" office:value-type="percentage" office:value="-0.00540231661839404" calcext:value-type="percentage">
            <text:p>-0,54%</text:p>
          </table:table-cell>
          <table:table-cell table:style-name="ce427"/>
          <table:table-cell table:style-name="ce343" office:value-type="float" office:value="-133026.644411335" calcext:value-type="float">
            <text:p>-133.027 </text:p>
          </table:table-cell>
          <table:table-cell table:style-name="ce395" table:formula="of:=+[.R36]/[.$R$13]" office:value-type="percentage" office:value="-0.00540231661839404" calcext:value-type="percentage">
            <text:p>-0,54%</text:p>
          </table:table-cell>
          <table:table-cell table:style-name="ce427"/>
          <table:table-cell table:style-name="ce343" table:formula="of:=[.O36]-[.R36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8"/>
          <table:table-cell table:style-name="ce412" office:value-type="string" calcext:value-type="string">
            <text:p>Outras Despesas Financeiras <text:span text:style-name="T5">(4)</text:span></text:p>
          </table:table-cell>
          <table:table-cell table:style-name="ce343" table:formula="of:=+[$'4-Custos_e_Despesas'.C163]" office:value-type="float" office:value="-8500" calcext:value-type="float">
            <text:p>-8.500 </text:p>
          </table:table-cell>
          <table:table-cell table:style-name="ce343" table:formula="of:=+[$'4-Custos_e_Despesas'.D163]" office:value-type="float" office:value="-8500" calcext:value-type="float">
            <text:p>-8.500 </text:p>
          </table:table-cell>
          <table:table-cell table:style-name="ce343" table:formula="of:=+[$'4-Custos_e_Despesas'.E163]" office:value-type="float" office:value="-8500" calcext:value-type="float">
            <text:p>-8.500 </text:p>
          </table:table-cell>
          <table:table-cell table:style-name="ce343" table:formula="of:=+[$'4-Custos_e_Despesas'.F163]" office:value-type="float" office:value="-8500" calcext:value-type="float">
            <text:p>-8.500 </text:p>
          </table:table-cell>
          <table:table-cell table:style-name="ce343" table:formula="of:=+[$'4-Custos_e_Despesas'.G163]" office:value-type="float" office:value="-8500" calcext:value-type="float">
            <text:p>-8.500 </text:p>
          </table:table-cell>
          <table:table-cell table:style-name="ce343" table:formula="of:=+[$'4-Custos_e_Despesas'.H163]" office:value-type="float" office:value="-8500" calcext:value-type="float">
            <text:p>-8.500 </text:p>
          </table:table-cell>
          <table:table-cell table:style-name="ce343" table:formula="of:=+[$'4-Custos_e_Despesas'.I163]" office:value-type="float" office:value="-8500" calcext:value-type="float">
            <text:p>-8.500 </text:p>
          </table:table-cell>
          <table:table-cell table:style-name="ce343" table:formula="of:=+[$'4-Custos_e_Despesas'.J163]" office:value-type="float" office:value="-8500" calcext:value-type="float">
            <text:p>-8.500 </text:p>
          </table:table-cell>
          <table:table-cell table:style-name="ce343" table:formula="of:=+[$'4-Custos_e_Despesas'.K163]" office:value-type="float" office:value="-8500" calcext:value-type="float">
            <text:p>-8.500 </text:p>
          </table:table-cell>
          <table:table-cell table:style-name="ce343" table:formula="of:=+[$'4-Custos_e_Despesas'.L163]" office:value-type="float" office:value="-8500" calcext:value-type="float">
            <text:p>-8.500 </text:p>
          </table:table-cell>
          <table:table-cell table:style-name="ce343" table:formula="of:=+[$'4-Custos_e_Despesas'.M163]" office:value-type="float" office:value="-8500" calcext:value-type="float">
            <text:p>-8.500 </text:p>
          </table:table-cell>
          <table:table-cell table:style-name="ce343" table:formula="of:=+[$'4-Custos_e_Despesas'.N163]" office:value-type="float" office:value="-8500" calcext:value-type="float">
            <text:p>-8.500 </text:p>
          </table:table-cell>
          <table:table-cell table:style-name="ce343" table:formula="of:=SUM([.C37:.N37])" office:value-type="float" office:value="-102000" calcext:value-type="float">
            <text:p>-102.000 </text:p>
          </table:table-cell>
          <table:table-cell table:style-name="ce395" table:formula="of:=+[.O37]/[.$O$13]" office:value-type="percentage" office:value="-0.00414230019493177" calcext:value-type="percentage">
            <text:p>-0,41%</text:p>
          </table:table-cell>
          <table:table-cell table:style-name="ce427"/>
          <table:table-cell table:style-name="ce343" office:value-type="float" office:value="-102000" calcext:value-type="float">
            <text:p>-102.000 </text:p>
          </table:table-cell>
          <table:table-cell table:style-name="ce395" table:formula="of:=+[.R37]/[.$R$13]" office:value-type="percentage" office:value="-0.00414230019493177" calcext:value-type="percentage">
            <text:p>-0,41%</text:p>
          </table:table-cell>
          <table:table-cell table:style-name="ce427"/>
          <table:table-cell table:style-name="ce343" table:formula="of:=[.O37]-[.R37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Resultado financeiro</text:p>
          </table:table-cell>
          <table:table-cell table:style-name="ce416" table:formula="of:=+[.C34]+[.C35]" office:value-type="float" office:value="-19234.5616572119" calcext:value-type="float">
            <text:p>-19.235 </text:p>
          </table:table-cell>
          <table:table-cell table:style-name="ce416" table:formula="of:=+[.D34]+[.D35]" office:value-type="float" office:value="-17890.0050745205" calcext:value-type="float">
            <text:p>-17.890 </text:p>
          </table:table-cell>
          <table:table-cell table:style-name="ce416" table:formula="of:=+[.E34]+[.E35]" office:value-type="float" office:value="-18608.3007935086" calcext:value-type="float">
            <text:p>-18.608 </text:p>
          </table:table-cell>
          <table:table-cell table:style-name="ce416" table:formula="of:=+[.F34]+[.F35]" office:value-type="float" office:value="-17347.0605268764" calcext:value-type="float">
            <text:p>-17.347 </text:p>
          </table:table-cell>
          <table:table-cell table:style-name="ce416" table:formula="of:=+[.G34]+[.G35]" office:value-type="float" office:value="-16079.4935549116" calcext:value-type="float">
            <text:p>-16.079 </text:p>
          </table:table-cell>
          <table:table-cell table:style-name="ce416" table:formula="of:=+[.H34]+[.H35]" office:value-type="float" office:value="-14805.4733435074" calcext:value-type="float">
            <text:p>-14.805 </text:p>
          </table:table-cell>
          <table:table-cell table:style-name="ce416" table:formula="of:=+[.I34]+[.I35]" office:value-type="float" office:value="-13524.8708278752" calcext:value-type="float">
            <text:p>-13.525 </text:p>
          </table:table-cell>
          <table:table-cell table:style-name="ce416" table:formula="of:=+[.J34]+[.J35]" office:value-type="float" office:value="-12237.5543619304" calcext:value-type="float">
            <text:p>-12.238 </text:p>
          </table:table-cell>
          <table:table-cell table:style-name="ce416" table:formula="of:=+[.K34]+[.K35]" office:value-type="float" office:value="-10943.3896666667" calcext:value-type="float">
            <text:p>-10.943 </text:p>
          </table:table-cell>
          <table:table-cell table:style-name="ce416" table:formula="of:=+[.L34]+[.L35]" office:value-type="float" office:value="-12302.4846666667" calcext:value-type="float">
            <text:p>-12.302 </text:p>
          </table:table-cell>
          <table:table-cell table:style-name="ce416" table:formula="of:=+[.M34]+[.M35]" office:value-type="float" office:value="-11434.7022092151" calcext:value-type="float">
            <text:p>-11.435 </text:p>
          </table:table-cell>
          <table:table-cell table:style-name="ce416" table:formula="of:=+[.N34]+[.N35]" office:value-type="float" office:value="-10618.7477284443" calcext:value-type="float">
            <text:p>-10.619 </text:p>
          </table:table-cell>
          <table:table-cell table:style-name="ce416" table:formula="of:=+[.O34]+[.O35]" office:value-type="float" office:value="-175026.644411335" calcext:value-type="float">
            <text:p>-175.027 </text:p>
          </table:table-cell>
          <table:table-cell table:style-name="ce417" table:formula="of:=+[.O38]/[.$O$13]" office:value-type="percentage" office:value="-0.00710796963983653" calcext:value-type="percentage">
            <text:p>-0,71%</text:p>
          </table:table-cell>
          <table:table-cell table:style-name="ce425"/>
          <table:table-cell table:style-name="ce416" office:value-type="float" office:value="-175026.644411335" calcext:value-type="float">
            <text:p>-175.027 </text:p>
          </table:table-cell>
          <table:table-cell table:style-name="ce417" table:formula="of:=+[.R38]/[.$R$13]" office:value-type="percentage" office:value="-0.00710796963983653" calcext:value-type="percentage">
            <text:p>-0,71%</text:p>
          </table:table-cell>
          <table:table-cell table:style-name="ce425"/>
          <table:table-cell table:style-name="ce416" table:formula="of:=[.O38]-[.R38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1" office:value-type="string" calcext:value-type="string">
            <text:p>Resultado antes do IR e CSLL</text:p>
          </table:table-cell>
          <table:table-cell table:style-name="ce415" table:formula="of:=+[.C32]+[.C38]" office:value-type="float" office:value="180508.295485645" calcext:value-type="float">
            <text:p>180.508 </text:p>
          </table:table-cell>
          <table:table-cell table:style-name="ce415" table:formula="of:=+[.D32]+[.D38]" office:value-type="float" office:value="181852.852068336" calcext:value-type="float">
            <text:p>181.853 </text:p>
          </table:table-cell>
          <table:table-cell table:style-name="ce415" table:formula="of:=+[.E32]+[.E38]" office:value-type="float" office:value="179467.889682682" calcext:value-type="float">
            <text:p>179.468 </text:p>
          </table:table-cell>
          <table:table-cell table:style-name="ce415" table:formula="of:=+[.F32]+[.F38]" office:value-type="float" office:value="164729.129949314" calcext:value-type="float">
            <text:p>164.729 </text:p>
          </table:table-cell>
          <table:table-cell table:style-name="ce415" table:formula="of:=+[.G32]+[.G38]" office:value-type="float" office:value="165996.696921279" calcext:value-type="float">
            <text:p>165.997 </text:p>
          </table:table-cell>
          <table:table-cell table:style-name="ce415" table:formula="of:=+[.H32]+[.H38]" office:value-type="float" office:value="152790.717132683" calcext:value-type="float">
            <text:p>152.791 </text:p>
          </table:table-cell>
          <table:table-cell table:style-name="ce415" table:formula="of:=+[.I32]+[.I38]" office:value-type="float" office:value="154071.319648315" calcext:value-type="float">
            <text:p>154.071 </text:p>
          </table:table-cell>
          <table:table-cell table:style-name="ce415" table:formula="of:=+[.J32]+[.J38]" office:value-type="float" office:value="155358.63611426" calcext:value-type="float">
            <text:p>155.359 </text:p>
          </table:table-cell>
          <table:table-cell table:style-name="ce415" table:formula="of:=+[.K32]+[.K38]" office:value-type="float" office:value="156652.800809524" calcext:value-type="float">
            <text:p>156.653 </text:p>
          </table:table-cell>
          <table:table-cell table:style-name="ce415" table:formula="of:=+[.L32]+[.L38]" office:value-type="float" office:value="152293.705809524" calcext:value-type="float">
            <text:p>152.294 </text:p>
          </table:table-cell>
          <table:table-cell table:style-name="ce415" table:formula="of:=+[.M32]+[.M38]" office:value-type="float" office:value="153161.488266975" calcext:value-type="float">
            <text:p>153.161 </text:p>
          </table:table-cell>
          <table:table-cell table:style-name="ce415" table:formula="of:=+[.N32]+[.N38]" office:value-type="float" office:value="153977.442747746" calcext:value-type="float">
            <text:p>153.977 </text:p>
          </table:table-cell>
          <table:table-cell table:style-name="ce415" table:formula="of:=+[.O32]+[.O38]" office:value-type="float" office:value="1950860.97463628" calcext:value-type="float">
            <text:p>1.950.861 </text:p>
          </table:table-cell>
          <table:table-cell table:style-name="ce418" table:formula="of:=+[.O39]/[.$O$13]" office:value-type="percentage" office:value="0.0792259979953007" calcext:value-type="percentage">
            <text:p>7,92%</text:p>
          </table:table-cell>
          <table:table-cell table:style-name="ce426"/>
          <table:table-cell table:style-name="ce415" office:value-type="float" office:value="1950860.97463628" calcext:value-type="float">
            <text:p>1.950.861 </text:p>
          </table:table-cell>
          <table:table-cell table:style-name="ce418" table:formula="of:=+[.R39]/[.$R$13]" office:value-type="percentage" office:value="0.0792259979953007" calcext:value-type="percentage">
            <text:p>7,92%</text:p>
          </table:table-cell>
          <table:table-cell table:style-name="ce426"/>
          <table:table-cell table:style-name="ce415" table:formula="of:=[.O39]-[.R39]" office:value-type="float" office:value="0" calcext:value-type="float">
            <text:p>0 </text:p>
          </table:table-cell>
          <table:table-cell table:style-name="ce426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+/-)</text:p>
          </table:table-cell>
          <table:table-cell office:value-type="string" calcext:value-type="string">
            <text:p>IR e CSLL</text:p>
          </table:table-cell>
          <table:table-cell table:style-name="ce343" table:formula="of:=IF([.C39]&lt;=0;0;[.C39]*-[.C4])" office:value-type="float" office:value="-61372.8204651193" calcext:value-type="float">
            <text:p>-61.373 </text:p>
          </table:table-cell>
          <table:table-cell table:style-name="ce343" table:formula="of:=IF([.D39]&lt;=0;0;[.D39]*-[.D4])" office:value-type="float" office:value="-61829.9697032344" calcext:value-type="float">
            <text:p>-61.830 </text:p>
          </table:table-cell>
          <table:table-cell table:style-name="ce343" table:formula="of:=IF([.E39]&lt;=0;0;[.E39]*-[.E4])" office:value-type="float" office:value="-61019.0824921119" calcext:value-type="float">
            <text:p>-61.019 </text:p>
          </table:table-cell>
          <table:table-cell table:style-name="ce343" table:formula="of:=IF([.F39]&lt;=0;0;[.F39]*-[.F4])" office:value-type="float" office:value="-56007.9041827668" calcext:value-type="float">
            <text:p>-56.008 </text:p>
          </table:table-cell>
          <table:table-cell table:style-name="ce343" table:formula="of:=IF([.G39]&lt;=0;0;[.G39]*-[.G4])" office:value-type="float" office:value="-56438.8769532348" calcext:value-type="float">
            <text:p>-56.439 </text:p>
          </table:table-cell>
          <table:table-cell table:style-name="ce343" table:formula="of:=IF([.H39]&lt;=0;0;[.H39]*-[.H4])" office:value-type="float" office:value="-51948.8438251122" calcext:value-type="float">
            <text:p>-51.949 </text:p>
          </table:table-cell>
          <table:table-cell table:style-name="ce343" table:formula="of:=IF([.I39]&lt;=0;0;[.I39]*-[.I4])" office:value-type="float" office:value="-52384.2486804272" calcext:value-type="float">
            <text:p>-52.384 </text:p>
          </table:table-cell>
          <table:table-cell table:style-name="ce343" table:formula="of:=IF([.J39]&lt;=0;0;[.J39]*-[.J4])" office:value-type="float" office:value="-52821.9362788484" calcext:value-type="float">
            <text:p>-52.822 </text:p>
          </table:table-cell>
          <table:table-cell table:style-name="ce343" table:formula="of:=IF([.K39]&lt;=0;0;[.K39]*-[.K4])" office:value-type="float" office:value="-53261.9522752381" calcext:value-type="float">
            <text:p>-53.262 </text:p>
          </table:table-cell>
          <table:table-cell table:style-name="ce343" table:formula="of:=IF([.L39]&lt;=0;0;[.L39]*-[.L4])" office:value-type="float" office:value="-51779.8599752381" calcext:value-type="float">
            <text:p>-51.780 </text:p>
          </table:table-cell>
          <table:table-cell table:style-name="ce343" table:formula="of:=IF([.M39]&lt;=0;0;[.M39]*-[.M4])" office:value-type="float" office:value="-52074.9060107716" calcext:value-type="float">
            <text:p>-52.075 </text:p>
          </table:table-cell>
          <table:table-cell table:style-name="ce343" table:formula="of:=IF([.N39]&lt;=0;0;[.N39]*-[.N4])" office:value-type="float" office:value="-52352.3305342337" calcext:value-type="float">
            <text:p>-52.352 </text:p>
          </table:table-cell>
          <table:table-cell table:style-name="ce343" table:formula="of:=SUM([.C40:.N40])" office:value-type="float" office:value="-663292.731376337" calcext:value-type="float">
            <text:p>-663.293 </text:p>
          </table:table-cell>
          <table:table-cell table:style-name="ce395" table:formula="of:=+[.O40]/[.$O$13]" office:value-type="percentage" office:value="-0.0269368393184022" calcext:value-type="percentage">
            <text:p>-2,69%</text:p>
          </table:table-cell>
          <table:table-cell table:style-name="ce427"/>
          <table:table-cell table:style-name="ce343" office:value-type="float" office:value="-663292.731376337" calcext:value-type="float">
            <text:p>-663.293 </text:p>
          </table:table-cell>
          <table:table-cell table:style-name="ce395" table:formula="of:=+[.R40]/[.$R$13]" office:value-type="percentage" office:value="-0.0269368393184022" calcext:value-type="percentage">
            <text:p>-2,69%</text:p>
          </table:table-cell>
          <table:table-cell table:style-name="ce427"/>
          <table:table-cell table:style-name="ce343" table:formula="of:=[.O40]-[.R40]" office:value-type="float" office:value="0" calcext:value-type="float">
            <text:p>0 </text:p>
          </table:table-cell>
          <table:table-cell table:style-name="ce427"/>
          <table:table-cell table:style-name="ce343" table:number-columns-repeated="1002"/>
        </table:table-row>
        <table:table-row table:style-name="ro11">
          <table:table-cell table:style-name="ce407" office:value-type="string" calcext:value-type="string">
            <text:p>( = )</text:p>
          </table:table-cell>
          <table:table-cell table:style-name="ce413" office:value-type="string" calcext:value-type="string">
            <text:p>Resultado líquido</text:p>
          </table:table-cell>
          <table:table-cell table:style-name="ce416" table:formula="of:=+[.C39]+[.C40]" office:value-type="float" office:value="119135.475020526" calcext:value-type="float">
            <text:p>119.135 </text:p>
          </table:table-cell>
          <table:table-cell table:style-name="ce416" table:formula="of:=+[.D39]+[.D40]" office:value-type="float" office:value="120022.882365102" calcext:value-type="float">
            <text:p>120.023 </text:p>
          </table:table-cell>
          <table:table-cell table:style-name="ce416" table:formula="of:=+[.E39]+[.E40]" office:value-type="float" office:value="118448.80719057" calcext:value-type="float">
            <text:p>118.449 </text:p>
          </table:table-cell>
          <table:table-cell table:style-name="ce416" table:formula="of:=+[.F39]+[.F40]" office:value-type="float" office:value="108721.225766547" calcext:value-type="float">
            <text:p>108.721 </text:p>
          </table:table-cell>
          <table:table-cell table:style-name="ce416" table:formula="of:=+[.G39]+[.G40]" office:value-type="float" office:value="109557.819968044" calcext:value-type="float">
            <text:p>109.558 </text:p>
          </table:table-cell>
          <table:table-cell table:style-name="ce416" table:formula="of:=+[.H39]+[.H40]" office:value-type="float" office:value="100841.873307571" calcext:value-type="float">
            <text:p>100.842 </text:p>
          </table:table-cell>
          <table:table-cell table:style-name="ce416" table:formula="of:=+[.I39]+[.I40]" office:value-type="float" office:value="101687.070967888" calcext:value-type="float">
            <text:p>101.687 </text:p>
          </table:table-cell>
          <table:table-cell table:style-name="ce416" table:formula="of:=+[.J39]+[.J40]" office:value-type="float" office:value="102536.699835412" calcext:value-type="float">
            <text:p>102.537 </text:p>
          </table:table-cell>
          <table:table-cell table:style-name="ce416" table:formula="of:=+[.K39]+[.K40]" office:value-type="float" office:value="103390.848534286" calcext:value-type="float">
            <text:p>103.391 </text:p>
          </table:table-cell>
          <table:table-cell table:style-name="ce416" table:formula="of:=+[.L39]+[.L40]" office:value-type="float" office:value="100513.845834286" calcext:value-type="float">
            <text:p>100.514 </text:p>
          </table:table-cell>
          <table:table-cell table:style-name="ce416" table:formula="of:=+[.M39]+[.M40]" office:value-type="float" office:value="101086.582256204" calcext:value-type="float">
            <text:p>101.087 </text:p>
          </table:table-cell>
          <table:table-cell table:style-name="ce416" table:formula="of:=+[.N39]+[.N40]" office:value-type="float" office:value="101625.112213512" calcext:value-type="float">
            <text:p>101.625 </text:p>
          </table:table-cell>
          <table:table-cell table:style-name="ce416" table:formula="of:=+[.O39]+[.O40]" office:value-type="float" office:value="1287568.24325995" calcext:value-type="float">
            <text:p>1.287.568 </text:p>
          </table:table-cell>
          <table:table-cell table:style-name="ce417" table:formula="of:=+[.O41]/[.$O$13]" office:value-type="percentage" office:value="0.0522891586768984" calcext:value-type="percentage">
            <text:p>5,23%</text:p>
          </table:table-cell>
          <table:table-cell table:style-name="ce425"/>
          <table:table-cell table:style-name="ce416" office:value-type="float" office:value="1287568.24325995" calcext:value-type="float">
            <text:p>1.287.568 </text:p>
          </table:table-cell>
          <table:table-cell table:style-name="ce417" table:formula="of:=+[.R41]/[.$R$13]" office:value-type="percentage" office:value="0.0522891586768984" calcext:value-type="percentage">
            <text:p>5,23%</text:p>
          </table:table-cell>
          <table:table-cell table:style-name="ce425"/>
          <table:table-cell table:style-name="ce416" table:formula="of:=[.O41]-[.R41]" office:value-type="float" office:value="0" calcext:value-type="float">
            <text:p>0 </text:p>
          </table:table-cell>
          <table:table-cell table:style-name="ce425"/>
          <table:table-cell table:style-name="ce343" table:number-columns-repeated="1002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Anális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B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Comentario" table:base-cell-address="$'1-Orçamento_de_Vendas'.$A$1" table:expression="&quot;&quot;&quot;&quot;&quot;&quot;&quot;TEXT(#REF!/SUM(#REF!); &quot;&quot;&quot;&quot;&quot;&quot;&quot;&quot;0%&quot;&quot;&quot;&quot;&quot;&quot;&quot;&quot;) &amp; &quot;&quot;&quot;&quot;&quot;&quot;&quot;&quot; dos assinantes responderam favoravelmente à pergunta «&quot;&quot;&quot;&quot;&quot;&quot;&quot;&quot; &amp; LOWER(#REF!) &amp; &quot;&quot;&quot;&quot;&quot;&quot;&quot;&quot;»&quot;&quot;&quot;&quot;&quot;&quot;&quot;&quot;&quot;&quot;&quot;&quot;&quot;&quot;&quot;"/>
          <table:named-expression table:name="DRE_2012ssad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entrada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6]&quot;&quot;&quot;&quot;&quot;&quot;&quot;"/>
          <table:named-expression table:name="evandr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FilialSC_2010_PR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juros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8]&quot;&quot;&quot;&quot;&quot;&quot;&quot;"/>
          <table:named-expression table:name="MmExcelLinker_25EF0CB9_D9C2_47A7_A8DD_904C5B2730B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prestacao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7]&quot;&quot;&quot;&quot;&quot;&quot;&quot;"/>
          <table:named-expression table:name="qw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d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serieCCA" table:base-cell-address="$'1-Orçamento_de_Vendas'.$A$1" table:expression="&quot;&quot;&quot;!#REF!&quot;&quot;&quot;"/>
          <table:named-expression table:name="serieEVA" table:base-cell-address="$'1-Orçamento_de_Vendas'.$A$1" table:expression="&quot;&quot;&quot;!#REF!&quot;&quot;&quot;"/>
          <table:named-expression table:name="serieFCA" table:base-cell-address="$'1-Orçamento_de_Vendas'.$A$1" table:expression="&quot;&quot;&quot;!#REF!&quot;&quot;&quot;"/>
          <table:named-expression table:name="test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Teste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  <table:named-expression table:name="valor" table:base-cell-address="$'1-Orçamento_de_Vendas'.$A$1" table:expression="&quot;&quot;&quot;&quot;&quot;&quot;&quot;['https://d.docs.live.net/Users/Evandro/Documents/Professor/UCS_Contabilidade%20Or%C3%A7ament%C3%A1ria/2015_02/Budget_Prova%20de%20Recupera%C3%A7%C3%A3o_022015.xlsx'#$'SAC e PRICE'.$C$5]&quot;&quot;&quot;&quot;&quot;&quot;&quot;"/>
          <table:named-expression table:name="ç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/table:named-expressions>
      </table:table>
      <table:table table:name="7-Balanço_Patrimonial" table:style-name="ta7">
        <table:table-column table:style-name="co25" table:default-cell-style-name="ce325"/>
        <table:table-column table:style-name="co22" table:visibility="collapse" table:default-cell-style-name="ce325"/>
        <table:table-column table:style-name="co22" table:number-columns-repeated="12" table:default-cell-style-name="ce325"/>
        <table:table-column table:style-name="co23" table:default-cell-style-name="ce325"/>
        <table:table-column table:style-name="co22" table:default-cell-style-name="ce325"/>
        <table:table-column table:style-name="co23" table:default-cell-style-name="ce325"/>
        <table:table-column table:style-name="co22" table:default-cell-style-name="ce325"/>
        <table:table-column table:style-name="co23" table:default-cell-style-name="ce325"/>
        <table:table-column table:style-name="co24" table:number-columns-repeated="1005" table:default-cell-style-name="ce325"/>
        <table:table-row table:style-name="ro1">
          <table:table-cell table:style-name="ce404" office:value-type="string" calcext:value-type="string">
            <text:p>Balanço Patrimonial</text:p>
          </table:table-cell>
          <table:table-cell table:style-name="ce339" office:value-type="string" calcext:value-type="string">
            <text:p>Base</text:p>
          </table:table-cell>
          <table:table-cell table:style-name="ce339" table:formula="of:=+[$'6-DRE'.C1]" office:value-type="date" office:date-value="2019-01-01" calcext:value-type="date">
            <text:p>jan/19</text:p>
          </table:table-cell>
          <table:table-cell table:style-name="ce339" table:formula="of:=+[$'6-DRE'.D1]" office:value-type="date" office:date-value="2019-02-01" calcext:value-type="date">
            <text:p>fev/19</text:p>
          </table:table-cell>
          <table:table-cell table:style-name="ce339" table:formula="of:=+[$'6-DRE'.E1]" office:value-type="date" office:date-value="2019-03-01" calcext:value-type="date">
            <text:p>mar/19</text:p>
          </table:table-cell>
          <table:table-cell table:style-name="ce339" table:formula="of:=+[$'6-DRE'.F1]" office:value-type="date" office:date-value="2019-04-01" calcext:value-type="date">
            <text:p>abr/19</text:p>
          </table:table-cell>
          <table:table-cell table:style-name="ce339" table:formula="of:=+[$'6-DRE'.G1]" office:value-type="date" office:date-value="2019-05-01" calcext:value-type="date">
            <text:p>mai/19</text:p>
          </table:table-cell>
          <table:table-cell table:style-name="ce339" table:formula="of:=+[$'6-DRE'.H1]" office:value-type="date" office:date-value="2019-06-01" calcext:value-type="date">
            <text:p>jun/19</text:p>
          </table:table-cell>
          <table:table-cell table:style-name="ce339" table:formula="of:=+[$'6-DRE'.I1]" office:value-type="date" office:date-value="2019-07-01" calcext:value-type="date">
            <text:p>jul/19</text:p>
          </table:table-cell>
          <table:table-cell table:style-name="ce339" table:formula="of:=+[$'6-DRE'.J1]" office:value-type="date" office:date-value="2019-08-01" calcext:value-type="date">
            <text:p>ago/19</text:p>
          </table:table-cell>
          <table:table-cell table:style-name="ce339" table:formula="of:=+[$'6-DRE'.K1]" office:value-type="date" office:date-value="2019-09-01" calcext:value-type="date">
            <text:p>set/19</text:p>
          </table:table-cell>
          <table:table-cell table:style-name="ce339" table:formula="of:=+[$'6-DRE'.L1]" office:value-type="date" office:date-value="2019-10-01" calcext:value-type="date">
            <text:p>out/19</text:p>
          </table:table-cell>
          <table:table-cell table:style-name="ce339" table:formula="of:=+[$'6-DRE'.M1]" office:value-type="date" office:date-value="2019-11-01" calcext:value-type="date">
            <text:p>nov/19</text:p>
          </table:table-cell>
          <table:table-cell table:style-name="ce339" table:formula="of:=+[$'6-DRE'.N1]" office:value-type="date" office:date-value="2019-12-01" calcext:value-type="date">
            <text:p>dez/19</text:p>
          </table:table-cell>
          <table:table-cell table:style-name="ce419"/>
          <table:table-cell table:style-name="ce339" office:value-type="string" calcext:value-type="string">
            <text:p>Base 2018</text:p>
          </table:table-cell>
          <table:table-cell table:style-name="ce419"/>
          <table:table-cell table:style-name="ce339" office:value-type="string" calcext:value-type="string">
            <text:p>Diferença</text:p>
          </table:table-cell>
          <table:table-cell table:style-name="ce419"/>
          <table:table-cell table:number-columns-repeated="1005"/>
        </table:table-row>
        <table:table-row table:style-name="ro12">
          <table:table-cell table:number-columns-repeated="14"/>
          <table:table-cell table:style-name="ce420"/>
          <table:table-cell/>
          <table:table-cell table:style-name="ce420"/>
          <table:table-cell/>
          <table:table-cell table:style-name="ce420"/>
          <table:table-cell table:number-columns-repeated="1005"/>
        </table:table-row>
        <table:table-row table:style-name="ro1">
          <table:table-cell table:style-name="ce332" office:value-type="string" calcext:value-type="string">
            <text:p>Prazos Médios</text:p>
          </table:table-cell>
          <table:table-cell table:style-name="ce405" table:number-columns-repeated="13"/>
          <table:table-cell table:style-name="ce420"/>
          <table:table-cell table:style-name="ce405"/>
          <table:table-cell table:style-name="ce420"/>
          <table:table-cell table:style-name="ce405"/>
          <table:table-cell table:style-name="ce420"/>
          <table:table-cell table:number-columns-repeated="1005"/>
        </table:table-row>
        <table:table-row table:style-name="ro11">
          <table:table-cell table:style-name="ce428" office:value-type="string" calcext:value-type="string">
            <text:p>Recebimento de Clientes Mercado Interno</text:p>
          </table:table-cell>
          <table:table-cell table:style-name="ce358"/>
          <table:table-cell table:style-name="ce440" office:value-type="float" office:value="48" calcext:value-type="float">
            <text:p>48 </text:p>
          </table:table-cell>
          <table:table-cell table:style-name="ce440" table:formula="of:=+[.C4]" office:value-type="float" office:value="48" calcext:value-type="float">
            <text:p>48 </text:p>
          </table:table-cell>
          <table:table-cell table:style-name="ce440" table:formula="of:=+[.D4]" office:value-type="float" office:value="48" calcext:value-type="float">
            <text:p>48 </text:p>
          </table:table-cell>
          <table:table-cell table:style-name="ce440" table:formula="of:=+[.E4]" office:value-type="float" office:value="48" calcext:value-type="float">
            <text:p>48 </text:p>
          </table:table-cell>
          <table:table-cell table:style-name="ce440" table:formula="of:=+[.F4]" office:value-type="float" office:value="48" calcext:value-type="float">
            <text:p>48 </text:p>
          </table:table-cell>
          <table:table-cell table:style-name="ce440" table:formula="of:=+[.G4]" office:value-type="float" office:value="48" calcext:value-type="float">
            <text:p>48 </text:p>
          </table:table-cell>
          <table:table-cell table:style-name="ce440" table:formula="of:=+[.H4]" office:value-type="float" office:value="48" calcext:value-type="float">
            <text:p>48 </text:p>
          </table:table-cell>
          <table:table-cell table:style-name="ce440" table:formula="of:=+[.I4]" office:value-type="float" office:value="48" calcext:value-type="float">
            <text:p>48 </text:p>
          </table:table-cell>
          <table:table-cell table:style-name="ce440" table:formula="of:=+[.J4]" office:value-type="float" office:value="48" calcext:value-type="float">
            <text:p>48 </text:p>
          </table:table-cell>
          <table:table-cell table:style-name="ce440" table:formula="of:=+[.K4]" office:value-type="float" office:value="48" calcext:value-type="float">
            <text:p>48 </text:p>
          </table:table-cell>
          <table:table-cell table:style-name="ce440" table:formula="of:=+[.L4]" office:value-type="float" office:value="48" calcext:value-type="float">
            <text:p>48 </text:p>
          </table:table-cell>
          <table:table-cell table:style-name="ce440" table:formula="of:=+[.M4]" office:value-type="float" office:value="48" calcext:value-type="float">
            <text:p>48 </text:p>
          </table:table-cell>
          <table:table-cell table:style-name="ce421"/>
          <table:table-cell table:style-name="ce440" office:value-type="float" office:value="48" calcext:value-type="float">
            <text:p>48 </text:p>
          </table:table-cell>
          <table:table-cell table:style-name="ce421"/>
          <table:table-cell table:style-name="ce440" table:formula="of:=[.N4]-[.P4]" office:value-type="float" office:value="0" calcext:value-type="float">
            <text:p>0 </text:p>
          </table:table-cell>
          <table:table-cell table:style-name="ce421"/>
          <table:table-cell table:style-name="ce348" table:number-columns-repeated="1005"/>
        </table:table-row>
        <table:table-row table:style-name="ro11" table:visibility="collapse">
          <table:table-cell table:style-name="ce428" office:value-type="string" calcext:value-type="string">
            <text:p>Recebimento de Clientes Externo</text:p>
          </table:table-cell>
          <table:table-cell table:style-name="ce358"/>
          <table:table-cell table:style-name="ce440" office:value-type="float" office:value="0" calcext:value-type="float">
            <text:p>0 </text:p>
          </table:table-cell>
          <table:table-cell table:style-name="ce440" table:formula="of:=+[.C5]" office:value-type="float" office:value="0" calcext:value-type="float">
            <text:p>0 </text:p>
          </table:table-cell>
          <table:table-cell table:style-name="ce440" table:formula="of:=+[.D5]" office:value-type="float" office:value="0" calcext:value-type="float">
            <text:p>0 </text:p>
          </table:table-cell>
          <table:table-cell table:style-name="ce440" table:formula="of:=+[.E5]" office:value-type="float" office:value="0" calcext:value-type="float">
            <text:p>0 </text:p>
          </table:table-cell>
          <table:table-cell table:style-name="ce440" table:formula="of:=+[.F5]" office:value-type="float" office:value="0" calcext:value-type="float">
            <text:p>0 </text:p>
          </table:table-cell>
          <table:table-cell table:style-name="ce440" table:formula="of:=+[.G5]" office:value-type="float" office:value="0" calcext:value-type="float">
            <text:p>0 </text:p>
          </table:table-cell>
          <table:table-cell table:style-name="ce440" table:formula="of:=+[.H5]" office:value-type="float" office:value="0" calcext:value-type="float">
            <text:p>0 </text:p>
          </table:table-cell>
          <table:table-cell table:style-name="ce440" table:formula="of:=+[.I5]" office:value-type="float" office:value="0" calcext:value-type="float">
            <text:p>0 </text:p>
          </table:table-cell>
          <table:table-cell table:style-name="ce440" table:formula="of:=+[.J5]" office:value-type="float" office:value="0" calcext:value-type="float">
            <text:p>0 </text:p>
          </table:table-cell>
          <table:table-cell table:style-name="ce440" table:formula="of:=+[.K5]" office:value-type="float" office:value="0" calcext:value-type="float">
            <text:p>0 </text:p>
          </table:table-cell>
          <table:table-cell table:style-name="ce440" table:formula="of:=+[.L5]" office:value-type="float" office:value="0" calcext:value-type="float">
            <text:p>0 </text:p>
          </table:table-cell>
          <table:table-cell table:style-name="ce440" table:formula="of:=+[.M5]" office:value-type="float" office:value="0" calcext:value-type="float">
            <text:p>0 </text:p>
          </table:table-cell>
          <table:table-cell table:style-name="ce421"/>
          <table:table-cell table:style-name="ce440" office:value-type="float" office:value="0" calcext:value-type="float">
            <text:p>0 </text:p>
          </table:table-cell>
          <table:table-cell table:style-name="ce421"/>
          <table:table-cell table:style-name="ce440" table:formula="of:=[.N5]-[.P5]" office:value-type="float" office:value="0" calcext:value-type="float">
            <text:p>0 </text:p>
          </table:table-cell>
          <table:table-cell table:style-name="ce421"/>
          <table:table-cell table:style-name="ce348" table:number-columns-repeated="1005"/>
        </table:table-row>
        <table:table-row table:style-name="ro11">
          <table:table-cell table:style-name="ce428" office:value-type="string" calcext:value-type="string">
            <text:p>Permanência em Estoques</text:p>
          </table:table-cell>
          <table:table-cell table:style-name="ce358"/>
          <table:table-cell table:style-name="ce440" office:value-type="float" office:value="62" calcext:value-type="float">
            <text:p>62 </text:p>
          </table:table-cell>
          <table:table-cell table:style-name="ce440" table:formula="of:=+[.C6]" office:value-type="float" office:value="62" calcext:value-type="float">
            <text:p>62 </text:p>
          </table:table-cell>
          <table:table-cell table:style-name="ce440" table:formula="of:=+[.D6]" office:value-type="float" office:value="62" calcext:value-type="float">
            <text:p>62 </text:p>
          </table:table-cell>
          <table:table-cell table:style-name="ce440" table:formula="of:=+[.E6]" office:value-type="float" office:value="62" calcext:value-type="float">
            <text:p>62 </text:p>
          </table:table-cell>
          <table:table-cell table:style-name="ce440" table:formula="of:=+[.F6]" office:value-type="float" office:value="62" calcext:value-type="float">
            <text:p>62 </text:p>
          </table:table-cell>
          <table:table-cell table:style-name="ce440" table:formula="of:=+[.G6]" office:value-type="float" office:value="62" calcext:value-type="float">
            <text:p>62 </text:p>
          </table:table-cell>
          <table:table-cell table:style-name="ce440" table:formula="of:=+[.H6]" office:value-type="float" office:value="62" calcext:value-type="float">
            <text:p>62 </text:p>
          </table:table-cell>
          <table:table-cell table:style-name="ce440" table:formula="of:=+[.I6]" office:value-type="float" office:value="62" calcext:value-type="float">
            <text:p>62 </text:p>
          </table:table-cell>
          <table:table-cell table:style-name="ce440" table:formula="of:=+[.J6]" office:value-type="float" office:value="62" calcext:value-type="float">
            <text:p>62 </text:p>
          </table:table-cell>
          <table:table-cell table:style-name="ce440" table:formula="of:=+[.K6]" office:value-type="float" office:value="62" calcext:value-type="float">
            <text:p>62 </text:p>
          </table:table-cell>
          <table:table-cell table:style-name="ce440" table:formula="of:=+[.L6]" office:value-type="float" office:value="62" calcext:value-type="float">
            <text:p>62 </text:p>
          </table:table-cell>
          <table:table-cell table:style-name="ce440" table:formula="of:=+[.M6]" office:value-type="float" office:value="62" calcext:value-type="float">
            <text:p>62 </text:p>
          </table:table-cell>
          <table:table-cell table:style-name="ce421"/>
          <table:table-cell table:style-name="ce440" office:value-type="float" office:value="62" calcext:value-type="float">
            <text:p>62 </text:p>
          </table:table-cell>
          <table:table-cell table:style-name="ce421"/>
          <table:table-cell table:style-name="ce440" table:formula="of:=[.N6]-[.P6]" office:value-type="float" office:value="0" calcext:value-type="float">
            <text:p>0 </text:p>
          </table:table-cell>
          <table:table-cell table:style-name="ce421"/>
          <table:table-cell table:style-name="ce348" table:number-columns-repeated="1005"/>
        </table:table-row>
        <table:table-row table:style-name="ro11">
          <table:table-cell table:style-name="ce428" office:value-type="string" calcext:value-type="string">
            <text:p>Pagamento de Fornecedores</text:p>
          </table:table-cell>
          <table:table-cell table:style-name="ce358"/>
          <table:table-cell table:style-name="ce440" office:value-type="float" office:value="28" calcext:value-type="float">
            <text:p>28 </text:p>
          </table:table-cell>
          <table:table-cell table:style-name="ce440" table:formula="of:=+[.C7]" office:value-type="float" office:value="28" calcext:value-type="float">
            <text:p>28 </text:p>
          </table:table-cell>
          <table:table-cell table:style-name="ce440" table:formula="of:=+[.D7]" office:value-type="float" office:value="28" calcext:value-type="float">
            <text:p>28 </text:p>
          </table:table-cell>
          <table:table-cell table:style-name="ce440" table:formula="of:=+[.E7]" office:value-type="float" office:value="28" calcext:value-type="float">
            <text:p>28 </text:p>
          </table:table-cell>
          <table:table-cell table:style-name="ce440" table:formula="of:=+[.F7]" office:value-type="float" office:value="28" calcext:value-type="float">
            <text:p>28 </text:p>
          </table:table-cell>
          <table:table-cell table:style-name="ce440" table:formula="of:=+[.G7]" office:value-type="float" office:value="28" calcext:value-type="float">
            <text:p>28 </text:p>
          </table:table-cell>
          <table:table-cell table:style-name="ce440" table:formula="of:=+[.H7]" office:value-type="float" office:value="28" calcext:value-type="float">
            <text:p>28 </text:p>
          </table:table-cell>
          <table:table-cell table:style-name="ce440" table:formula="of:=+[.I7]" office:value-type="float" office:value="28" calcext:value-type="float">
            <text:p>28 </text:p>
          </table:table-cell>
          <table:table-cell table:style-name="ce440" table:formula="of:=+[.J7]" office:value-type="float" office:value="28" calcext:value-type="float">
            <text:p>28 </text:p>
          </table:table-cell>
          <table:table-cell table:style-name="ce440" table:formula="of:=+[.K7]" office:value-type="float" office:value="28" calcext:value-type="float">
            <text:p>28 </text:p>
          </table:table-cell>
          <table:table-cell table:style-name="ce440" table:formula="of:=+[.L7]" office:value-type="float" office:value="28" calcext:value-type="float">
            <text:p>28 </text:p>
          </table:table-cell>
          <table:table-cell table:style-name="ce440" table:formula="of:=+[.M7]" office:value-type="float" office:value="28" calcext:value-type="float">
            <text:p>28 </text:p>
          </table:table-cell>
          <table:table-cell table:style-name="ce420"/>
          <table:table-cell table:style-name="ce440" office:value-type="float" office:value="28" calcext:value-type="float">
            <text:p>28 </text:p>
          </table:table-cell>
          <table:table-cell table:style-name="ce420"/>
          <table:table-cell table:style-name="ce440" table:formula="of:=[.N7]-[.P7]" office:value-type="float" office:value="0" calcext:value-type="float">
            <text:p>0 </text:p>
          </table:table-cell>
          <table:table-cell table:style-name="ce420"/>
          <table:table-cell table:style-name="ce348" table:number-columns-repeated="1005"/>
        </table:table-row>
        <table:table-row table:style-name="ro11">
          <table:table-cell table:style-name="ce428" office:value-type="string" calcext:value-type="string">
            <text:p>Pagamento de Tributos</text:p>
          </table:table-cell>
          <table:table-cell table:style-name="ce358"/>
          <table:table-cell table:style-name="ce440" office:value-type="float" office:value="30" calcext:value-type="float">
            <text:p>30 </text:p>
          </table:table-cell>
          <table:table-cell table:style-name="ce440" table:formula="of:=+[.C8]" office:value-type="float" office:value="30" calcext:value-type="float">
            <text:p>30 </text:p>
          </table:table-cell>
          <table:table-cell table:style-name="ce440" table:formula="of:=+[.D8]" office:value-type="float" office:value="30" calcext:value-type="float">
            <text:p>30 </text:p>
          </table:table-cell>
          <table:table-cell table:style-name="ce440" table:formula="of:=+[.E8]" office:value-type="float" office:value="30" calcext:value-type="float">
            <text:p>30 </text:p>
          </table:table-cell>
          <table:table-cell table:style-name="ce440" table:formula="of:=+[.F8]" office:value-type="float" office:value="30" calcext:value-type="float">
            <text:p>30 </text:p>
          </table:table-cell>
          <table:table-cell table:style-name="ce440" table:formula="of:=+[.G8]" office:value-type="float" office:value="30" calcext:value-type="float">
            <text:p>30 </text:p>
          </table:table-cell>
          <table:table-cell table:style-name="ce440" table:formula="of:=+[.H8]" office:value-type="float" office:value="30" calcext:value-type="float">
            <text:p>30 </text:p>
          </table:table-cell>
          <table:table-cell table:style-name="ce440" table:formula="of:=+[.I8]" office:value-type="float" office:value="30" calcext:value-type="float">
            <text:p>30 </text:p>
          </table:table-cell>
          <table:table-cell table:style-name="ce440" table:formula="of:=+[.J8]" office:value-type="float" office:value="30" calcext:value-type="float">
            <text:p>30 </text:p>
          </table:table-cell>
          <table:table-cell table:style-name="ce440" table:formula="of:=+[.K8]" office:value-type="float" office:value="30" calcext:value-type="float">
            <text:p>30 </text:p>
          </table:table-cell>
          <table:table-cell table:style-name="ce440" table:formula="of:=+[.L8]" office:value-type="float" office:value="30" calcext:value-type="float">
            <text:p>30 </text:p>
          </table:table-cell>
          <table:table-cell table:style-name="ce440" table:formula="of:=+[.M8]" office:value-type="float" office:value="30" calcext:value-type="float">
            <text:p>30 </text:p>
          </table:table-cell>
          <table:table-cell table:style-name="ce422"/>
          <table:table-cell table:style-name="ce440" office:value-type="float" office:value="30" calcext:value-type="float">
            <text:p>30 </text:p>
          </table:table-cell>
          <table:table-cell table:style-name="ce422"/>
          <table:table-cell table:style-name="ce440" table:formula="of:=[.N8]-[.P8]" office:value-type="float" office:value="0" calcext:value-type="float">
            <text:p>0 </text:p>
          </table:table-cell>
          <table:table-cell table:style-name="ce422"/>
          <table:table-cell table:style-name="ce348" table:number-columns-repeated="1005"/>
        </table:table-row>
        <table:table-row table:style-name="ro11">
          <table:table-cell table:style-name="ce428" office:value-type="string" calcext:value-type="string">
            <text:p>Pagamento de IR/CSLL</text:p>
          </table:table-cell>
          <table:table-cell table:style-name="ce358"/>
          <table:table-cell table:style-name="ce440" office:value-type="float" office:value="30" calcext:value-type="float">
            <text:p>30 </text:p>
          </table:table-cell>
          <table:table-cell table:style-name="ce440" table:formula="of:=+[.C9]" office:value-type="float" office:value="30" calcext:value-type="float">
            <text:p>30 </text:p>
          </table:table-cell>
          <table:table-cell table:style-name="ce440" table:formula="of:=+[.D9]" office:value-type="float" office:value="30" calcext:value-type="float">
            <text:p>30 </text:p>
          </table:table-cell>
          <table:table-cell table:style-name="ce440" table:formula="of:=+[.E9]" office:value-type="float" office:value="30" calcext:value-type="float">
            <text:p>30 </text:p>
          </table:table-cell>
          <table:table-cell table:style-name="ce440" table:formula="of:=+[.F9]" office:value-type="float" office:value="30" calcext:value-type="float">
            <text:p>30 </text:p>
          </table:table-cell>
          <table:table-cell table:style-name="ce440" table:formula="of:=+[.G9]" office:value-type="float" office:value="30" calcext:value-type="float">
            <text:p>30 </text:p>
          </table:table-cell>
          <table:table-cell table:style-name="ce440" table:formula="of:=+[.H9]" office:value-type="float" office:value="30" calcext:value-type="float">
            <text:p>30 </text:p>
          </table:table-cell>
          <table:table-cell table:style-name="ce440" table:formula="of:=+[.I9]" office:value-type="float" office:value="30" calcext:value-type="float">
            <text:p>30 </text:p>
          </table:table-cell>
          <table:table-cell table:style-name="ce440" table:formula="of:=+[.J9]" office:value-type="float" office:value="30" calcext:value-type="float">
            <text:p>30 </text:p>
          </table:table-cell>
          <table:table-cell table:style-name="ce440" table:formula="of:=+[.K9]" office:value-type="float" office:value="30" calcext:value-type="float">
            <text:p>30 </text:p>
          </table:table-cell>
          <table:table-cell table:style-name="ce440" table:formula="of:=+[.L9]" office:value-type="float" office:value="30" calcext:value-type="float">
            <text:p>30 </text:p>
          </table:table-cell>
          <table:table-cell table:style-name="ce440" table:formula="of:=+[.M9]" office:value-type="float" office:value="30" calcext:value-type="float">
            <text:p>30 </text:p>
          </table:table-cell>
          <table:table-cell table:style-name="ce423"/>
          <table:table-cell table:style-name="ce440" office:value-type="float" office:value="30" calcext:value-type="float">
            <text:p>30 </text:p>
          </table:table-cell>
          <table:table-cell table:style-name="ce423"/>
          <table:table-cell table:style-name="ce440" table:formula="of:=[.N9]-[.P9]" office:value-type="float" office:value="0" calcext:value-type="float">
            <text:p>0 </text:p>
          </table:table-cell>
          <table:table-cell table:style-name="ce423"/>
          <table:table-cell table:style-name="ce348" table:number-columns-repeated="1005"/>
        </table:table-row>
        <table:table-row table:style-name="ro12">
          <table:table-cell table:number-columns-repeated="14"/>
          <table:table-cell table:style-name="ce424"/>
          <table:table-cell/>
          <table:table-cell table:style-name="ce424"/>
          <table:table-cell/>
          <table:table-cell table:style-name="ce424"/>
          <table:table-cell table:number-columns-repeated="1005"/>
        </table:table-row>
        <table:table-row table:style-name="ro1">
          <table:table-cell table:style-name="ce332" office:value-type="string" calcext:value-type="string">
            <text:p>Outras Premissas</text:p>
          </table:table-cell>
          <table:table-cell table:style-name="ce405" table:number-columns-repeated="13"/>
          <table:table-cell table:style-name="ce424"/>
          <table:table-cell table:style-name="ce405"/>
          <table:table-cell table:style-name="ce424"/>
          <table:table-cell table:style-name="ce405"/>
          <table:table-cell table:style-name="ce424"/>
          <table:table-cell table:number-columns-repeated="1005"/>
        </table:table-row>
        <table:table-row table:style-name="ro1">
          <table:table-cell table:style-name="ce428" office:value-type="string" calcext:value-type="string">
            <text:p>Pagamento de Férias e 13 Salário</text:p>
          </table:table-cell>
          <table:table-cell table:style-name="ce358"/>
          <table:table-cell table:number-columns-repeated="10" table:style-name="ce440" office:value-type="float" office:value="0" calcext:value-type="float">
            <text:p>0 </text:p>
          </table:table-cell>
          <table:table-cell table:style-name="ce440" office:value-type="float" office:value="-200000" calcext:value-type="float">
            <text:p>-200.000 </text:p>
          </table:table-cell>
          <table:table-cell table:style-name="ce440" office:value-type="float" office:value="-350000" calcext:value-type="float">
            <text:p>-350.000 </text:p>
          </table:table-cell>
          <table:table-cell table:style-name="ce424"/>
          <table:table-cell table:style-name="ce440" office:value-type="float" office:value="-350000" calcext:value-type="float">
            <text:p>-350.000 </text:p>
          </table:table-cell>
          <table:table-cell table:style-name="ce424"/>
          <table:table-cell table:style-name="ce440" table:formula="of:=[.N12]-[.P12]" office:value-type="float" office:value="0" calcext:value-type="float">
            <text:p>0 </text:p>
          </table:table-cell>
          <table:table-cell table:style-name="ce424"/>
          <table:table-cell table:style-name="ce348" table:number-columns-repeated="1005"/>
        </table:table-row>
        <table:table-row table:style-name="ro1">
          <table:table-cell table:style-name="ce428" office:value-type="string" calcext:value-type="string">
            <text:p>Outras (R$)</text:p>
          </table:table-cell>
          <table:table-cell table:style-name="ce358"/>
          <table:table-cell table:number-columns-repeated="12" table:style-name="ce440" office:value-type="float" office:value="0" calcext:value-type="float">
            <text:p>0 </text:p>
          </table:table-cell>
          <table:table-cell table:style-name="ce426"/>
          <table:table-cell table:style-name="ce440" office:value-type="float" office:value="0" calcext:value-type="float">
            <text:p>0 </text:p>
          </table:table-cell>
          <table:table-cell table:style-name="ce426"/>
          <table:table-cell table:style-name="ce440" table:formula="of:=[.N13]-[.P13]" office:value-type="float" office:value="0" calcext:value-type="float">
            <text:p>0 </text:p>
          </table:table-cell>
          <table:table-cell table:style-name="ce426"/>
          <table:table-cell table:style-name="ce348" table:number-columns-repeated="1005"/>
        </table:table-row>
        <table:table-row table:style-name="ro1">
          <table:table-cell table:style-name="ce428" office:value-type="string" calcext:value-type="string">
            <text:p>Outras (R$)</text:p>
          </table:table-cell>
          <table:table-cell table:style-name="ce358"/>
          <table:table-cell table:number-columns-repeated="12" table:style-name="ce440" office:value-type="float" office:value="0" calcext:value-type="float">
            <text:p>0 </text:p>
          </table:table-cell>
          <table:table-cell table:style-name="ce426"/>
          <table:table-cell table:style-name="ce440" office:value-type="float" office:value="0" calcext:value-type="float">
            <text:p>0 </text:p>
          </table:table-cell>
          <table:table-cell table:style-name="ce426"/>
          <table:table-cell table:style-name="ce440" table:formula="of:=[.N14]-[.P14]" office:value-type="float" office:value="0" calcext:value-type="float">
            <text:p>0 </text:p>
          </table:table-cell>
          <table:table-cell table:style-name="ce426"/>
          <table:table-cell table:style-name="ce348" table:number-columns-repeated="1005"/>
        </table:table-row>
        <table:table-row table:style-name="ro1">
          <table:table-cell table:style-name="ce428" office:value-type="string" calcext:value-type="string">
            <text:p>Outras (R$)</text:p>
          </table:table-cell>
          <table:table-cell table:style-name="ce358"/>
          <table:table-cell table:number-columns-repeated="12" table:style-name="ce440" office:value-type="float" office:value="0" calcext:value-type="float">
            <text:p>0 </text:p>
          </table:table-cell>
          <table:table-cell table:style-name="ce427"/>
          <table:table-cell table:style-name="ce440" office:value-type="float" office:value="0" calcext:value-type="float">
            <text:p>0 </text:p>
          </table:table-cell>
          <table:table-cell table:style-name="ce427"/>
          <table:table-cell table:style-name="ce440" table:formula="of:=[.N15]-[.P15]" office:value-type="float" office:value="0" calcext:value-type="float">
            <text:p>0 </text:p>
          </table:table-cell>
          <table:table-cell table:style-name="ce427"/>
          <table:table-cell table:style-name="ce348" table:number-columns-repeated="1005"/>
        </table:table-row>
        <table:table-row table:style-name="ro13">
          <table:table-cell table:number-columns-repeated="14"/>
          <table:table-cell table:style-name="ce427"/>
          <table:table-cell/>
          <table:table-cell table:style-name="ce427"/>
          <table:table-cell/>
          <table:table-cell table:style-name="ce427"/>
          <table:table-cell table:number-columns-repeated="1005"/>
        </table:table-row>
        <table:table-row table:style-name="ro1">
          <table:table-cell table:style-name="ce410" office:value-type="string" calcext:value-type="string">
            <text:p>BP - Balanço Patrimonial Projetado</text:p>
          </table:table-cell>
          <table:table-cell table:style-name="ce410" table:number-columns-repeated="13"/>
          <table:table-cell table:style-name="ce427"/>
          <table:table-cell table:style-name="ce410"/>
          <table:table-cell table:style-name="ce427"/>
          <table:table-cell table:style-name="ce410"/>
          <table:table-cell table:style-name="ce427"/>
          <table:table-cell table:number-columns-repeated="1005"/>
        </table:table-row>
        <table:table-row table:style-name="ro1">
          <table:table-cell table:style-name="ce429" office:value-type="string" calcext:value-type="string">
            <text:p>Ativo</text:p>
          </table:table-cell>
          <table:table-cell table:style-name="ce435" table:formula="of:=+[.B19]+[.B27]" office:value-type="float" office:value="10270000" calcext:value-type="float">
            <text:p>10.270.000 </text:p>
          </table:table-cell>
          <table:table-cell table:style-name="ce435" table:formula="of:=+[.C19]+[.C27]" office:value-type="float" office:value="10305841.631636" calcext:value-type="float">
            <text:p>10.305.842 </text:p>
          </table:table-cell>
          <table:table-cell table:style-name="ce435" table:formula="of:=+[.D19]+[.D27]" office:value-type="float" office:value="10561207.2441031" calcext:value-type="float">
            <text:p>10.561.207 </text:p>
          </table:table-cell>
          <table:table-cell table:style-name="ce435" table:formula="of:=+[.E19]+[.E27]" office:value-type="float" office:value="10648976.1678877" calcext:value-type="float">
            <text:p>10.648.976 </text:p>
          </table:table-cell>
          <table:table-cell table:style-name="ce435" table:formula="of:=+[.F19]+[.F27]" office:value-type="float" office:value="10740278.6572168" calcext:value-type="float">
            <text:p>10.740.279 </text:p>
          </table:table-cell>
          <table:table-cell table:style-name="ce435" table:formula="of:=+[.G19]+[.G27]" office:value-type="float" office:value="10821537.2298552" calcext:value-type="float">
            <text:p>10.821.537 </text:p>
          </table:table-cell>
          <table:table-cell table:style-name="ce435" table:formula="of:=+[.H19]+[.H27]" office:value-type="float" office:value="10904918.6195897" calcext:value-type="float">
            <text:p>10.904.919 </text:p>
          </table:table-cell>
          <table:table-cell table:style-name="ce435" table:formula="of:=+[.I19]+[.I27]" office:value-type="float" office:value="10979254.9474525" calcext:value-type="float">
            <text:p>10.979.255 </text:p>
          </table:table-cell>
          <table:table-cell table:style-name="ce435" table:formula="of:=+[.J19]+[.J27]" office:value-type="float" office:value="11054100.7754599" calcext:value-type="float">
            <text:p>11.054.101 </text:p>
          </table:table-cell>
          <table:table-cell table:style-name="ce435" table:formula="of:=+[.K19]+[.K27]" office:value-type="float" office:value="11291266.0653273" calcext:value-type="float">
            <text:p>11.291.266 </text:p>
          </table:table-cell>
          <table:table-cell table:style-name="ce435" table:formula="of:=+[.L19]+[.L27]" office:value-type="float" office:value="11381596.7364409" calcext:value-type="float">
            <text:p>11.381.597 </text:p>
          </table:table-cell>
          <table:table-cell table:style-name="ce435" table:formula="of:=+[.M19]+[.M27]" office:value-type="float" office:value="11276505.4731623" calcext:value-type="float">
            <text:p>11.276.505 </text:p>
          </table:table-cell>
          <table:table-cell table:style-name="ce435" table:formula="of:=+[.N19]+[.N27]" office:value-type="float" office:value="11027409.9004036" calcext:value-type="float">
            <text:p>11.027.410 </text:p>
          </table:table-cell>
          <table:table-cell table:style-name="ce427"/>
          <table:table-cell table:style-name="ce435" office:value-type="float" office:value="11027409.9004036" calcext:value-type="float">
            <text:p>11.027.410 </text:p>
          </table:table-cell>
          <table:table-cell table:style-name="ce427"/>
          <table:table-cell table:style-name="ce435" table:formula="of:=[.N18]-[.P18]" office:value-type="float" office:value="0" calcext:value-type="float">
            <text:p>0 </text:p>
          </table:table-cell>
          <table:table-cell table:style-name="ce427"/>
          <table:table-cell table:style-name="ce349" table:number-columns-repeated="1005"/>
        </table:table-row>
        <table:table-row table:style-name="ro1">
          <table:table-cell table:style-name="ce429" office:value-type="string" calcext:value-type="string">
            <text:p>Circulante</text:p>
          </table:table-cell>
          <table:table-cell table:style-name="ce435" table:formula="of:=SUM([.B20:.B26])" office:value-type="float" office:value="7270000" calcext:value-type="float">
            <text:p>7.270.000 </text:p>
          </table:table-cell>
          <table:table-cell table:style-name="ce435" table:formula="of:=SUM([.C20:.C26])" office:value-type="float" office:value="7335841.63163597" calcext:value-type="float">
            <text:p>7.335.842 </text:p>
          </table:table-cell>
          <table:table-cell table:style-name="ce435" table:formula="of:=SUM([.D20:.D26])" office:value-type="float" office:value="7421207.24410312" calcext:value-type="float">
            <text:p>7.421.207 </text:p>
          </table:table-cell>
          <table:table-cell table:style-name="ce435" table:formula="of:=SUM([.E20:.E26])" office:value-type="float" office:value="7540642.83455438" calcext:value-type="float">
            <text:p>7.540.643 </text:p>
          </table:table-cell>
          <table:table-cell table:style-name="ce435" table:formula="of:=SUM([.F20:.F26])" office:value-type="float" office:value="7663611.99055009" calcext:value-type="float">
            <text:p>7.663.612 </text:p>
          </table:table-cell>
          <table:table-cell table:style-name="ce435" table:formula="of:=SUM([.G20:.G26])" office:value-type="float" office:value="7776537.22985515" calcext:value-type="float">
            <text:p>7.776.537 </text:p>
          </table:table-cell>
          <table:table-cell table:style-name="ce435" table:formula="of:=SUM([.H20:.H26])" office:value-type="float" office:value="7891585.28625641" calcext:value-type="float">
            <text:p>7.891.585 </text:p>
          </table:table-cell>
          <table:table-cell table:style-name="ce435" table:formula="of:=SUM([.I20:.I26])" office:value-type="float" office:value="7997588.28078579" calcext:value-type="float">
            <text:p>7.997.588 </text:p>
          </table:table-cell>
          <table:table-cell table:style-name="ce435" table:formula="of:=SUM([.J20:.J26])" office:value-type="float" office:value="8104100.77545986" calcext:value-type="float">
            <text:p>8.104.101 </text:p>
          </table:table-cell>
          <table:table-cell table:style-name="ce435" table:formula="of:=SUM([.K20:.K26])" office:value-type="float" office:value="8192932.73199395" calcext:value-type="float">
            <text:p>8.192.933 </text:p>
          </table:table-cell>
          <table:table-cell table:style-name="ce435" table:formula="of:=SUM([.L20:.L26])" office:value-type="float" office:value="8317930.06977427" calcext:value-type="float">
            <text:p>8.317.930 </text:p>
          </table:table-cell>
          <table:table-cell table:style-name="ce435" table:formula="of:=SUM([.M20:.M26])" office:value-type="float" office:value="8247505.47316227" calcext:value-type="float">
            <text:p>8.247.505 </text:p>
          </table:table-cell>
          <table:table-cell table:style-name="ce435" table:formula="of:=SUM([.N20:.N26])" office:value-type="float" office:value="8033076.56707031" calcext:value-type="float">
            <text:p>8.033.077 </text:p>
          </table:table-cell>
          <table:table-cell table:style-name="ce427"/>
          <table:table-cell table:style-name="ce435" office:value-type="float" office:value="8033076.56707031" calcext:value-type="float">
            <text:p>8.033.077 </text:p>
          </table:table-cell>
          <table:table-cell table:style-name="ce427"/>
          <table:table-cell table:style-name="ce435" table:formula="of:=[.N19]-[.P19]" office:value-type="float" office:value="0" calcext:value-type="float">
            <text:p>0 </text:p>
          </table:table-cell>
          <table:table-cell table:style-name="ce427"/>
          <table:table-cell table:style-name="ce349" table:number-columns-repeated="1005"/>
        </table:table-row>
        <table:table-row table:style-name="ro1">
          <table:table-cell table:style-name="ce430" office:value-type="string" calcext:value-type="string">
            <text:p>Disponível e Aplicações</text:p>
          </table:table-cell>
          <table:table-cell table:style-name="ce436" office:value-type="float" office:value="700000" calcext:value-type="float">
            <text:p>700.000 </text:p>
          </table:table-cell>
          <table:table-cell table:style-name="ce343" table:formula="of:=+[$'8-Fluxo_de_Caixa'.C37]" office:value-type="float" office:value="-653891.70169736" calcext:value-type="float">
            <text:p>-653.892 </text:p>
          </table:table-cell>
          <table:table-cell table:style-name="ce343" table:formula="of:=+[$'8-Fluxo_de_Caixa'.D37]" office:value-type="float" office:value="-568526.089230209" calcext:value-type="float">
            <text:p>-568.526 </text:p>
          </table:table-cell>
          <table:table-cell table:style-name="ce343" table:formula="of:=+[$'8-Fluxo_de_Caixa'.E37]" office:value-type="float" office:value="-451501.609890063" calcext:value-type="float">
            <text:p>-451.502 </text:p>
          </table:table-cell>
          <table:table-cell table:style-name="ce343" table:formula="of:=+[$'8-Fluxo_de_Caixa'.F37]" office:value-type="float" office:value="-328532.45389435" calcext:value-type="float">
            <text:p>-328.532 </text:p>
          </table:table-cell>
          <table:table-cell table:style-name="ce343" table:formula="of:=+[$'8-Fluxo_de_Caixa'.G37]" office:value-type="float" office:value="-215607.214589291" calcext:value-type="float">
            <text:p>-215.607 </text:p>
          </table:table-cell>
          <table:table-cell table:style-name="ce343" table:formula="of:=+[$'8-Fluxo_de_Caixa'.H37]" office:value-type="float" office:value="-114777.824854701" calcext:value-type="float">
            <text:p>-114.778 </text:p>
          </table:table-cell>
          <table:table-cell table:style-name="ce343" table:formula="of:=+[$'8-Fluxo_de_Caixa'.I37]" office:value-type="float" office:value="-8774.83032532083" calcext:value-type="float">
            <text:p>-8.775 </text:p>
          </table:table-cell>
          <table:table-cell table:style-name="ce343" table:formula="of:=+[$'8-Fluxo_de_Caixa'.J37]" office:value-type="float" office:value="97737.664348744" calcext:value-type="float">
            <text:p>97.738 </text:p>
          </table:table-cell>
          <table:table-cell table:style-name="ce343" table:formula="of:=+[$'8-Fluxo_de_Caixa'.K37]" office:value-type="float" office:value="186569.620882838" calcext:value-type="float">
            <text:p>186.570 </text:p>
          </table:table-cell>
          <table:table-cell table:style-name="ce343" table:formula="of:=+[$'8-Fluxo_de_Caixa'.L37]" office:value-type="float" office:value="307226.958663154" calcext:value-type="float">
            <text:p>307.227 </text:p>
          </table:table-cell>
          <table:table-cell table:style-name="ce343" table:formula="of:=+[$'8-Fluxo_de_Caixa'.M37]" office:value-type="float" office:value="236802.362051163" calcext:value-type="float">
            <text:p>236.802 </text:p>
          </table:table-cell>
          <table:table-cell table:style-name="ce343" table:formula="of:=+[$'8-Fluxo_de_Caixa'.N37]" office:value-type="float" office:value="22373.4559591932" calcext:value-type="float">
            <text:p>22.373 </text:p>
          </table:table-cell>
          <table:table-cell table:style-name="ce426"/>
          <table:table-cell table:style-name="ce343" office:value-type="float" office:value="22373.4559591932" calcext:value-type="float">
            <text:p>22.373 </text:p>
          </table:table-cell>
          <table:table-cell table:style-name="ce426"/>
          <table:table-cell table:style-name="ce343" table:formula="of:=[.N20]-[.P20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Duplicatas a Receber M.Interno</text:p>
          </table:table-cell>
          <table:table-cell table:style-name="ce436" office:value-type="float" office:value="4000000" calcext:value-type="float">
            <text:p>4.000.000 </text:p>
          </table:table-cell>
          <table:table-cell table:style-name="ce343" table:formula="of:=+[$'6-DRE'.C9]/30*[.C4]" office:value-type="float" office:value="4377600" calcext:value-type="float">
            <text:p>4.377.600 </text:p>
          </table:table-cell>
          <table:table-cell table:style-name="ce343" table:formula="of:=+[$'1-Orçamento_de_Vendas'.D104]/30*[.D4]" office:value-type="float" office:value="4377600" calcext:value-type="float">
            <text:p>4.377.600 </text:p>
          </table:table-cell>
          <table:table-cell table:style-name="ce343" table:formula="of:=+[$'1-Orçamento_de_Vendas'.E104]/30*[.E4]" office:value-type="float" office:value="4377600" calcext:value-type="float">
            <text:p>4.377.600 </text:p>
          </table:table-cell>
          <table:table-cell table:style-name="ce343" table:formula="of:=+[$'1-Orçamento_de_Vendas'.F104]/30*[.F4]" office:value-type="float" office:value="4377600" calcext:value-type="float">
            <text:p>4.377.600 </text:p>
          </table:table-cell>
          <table:table-cell table:style-name="ce343" table:formula="of:=+[$'1-Orçamento_de_Vendas'.G104]/30*[.G4]" office:value-type="float" office:value="4377600" calcext:value-type="float">
            <text:p>4.377.600 </text:p>
          </table:table-cell>
          <table:table-cell table:style-name="ce343" table:formula="of:=+[$'1-Orçamento_de_Vendas'.H104]/30*[.H4]" office:value-type="float" office:value="4377600" calcext:value-type="float">
            <text:p>4.377.600 </text:p>
          </table:table-cell>
          <table:table-cell table:style-name="ce343" table:formula="of:=+[$'1-Orçamento_de_Vendas'.I104]/30*[.I4]" office:value-type="float" office:value="4377600" calcext:value-type="float">
            <text:p>4.377.600 </text:p>
          </table:table-cell>
          <table:table-cell table:style-name="ce343" table:formula="of:=+[$'1-Orçamento_de_Vendas'.J104]/30*[.J4]" office:value-type="float" office:value="4377600" calcext:value-type="float">
            <text:p>4.377.600 </text:p>
          </table:table-cell>
          <table:table-cell table:style-name="ce343" table:formula="of:=+[$'1-Orçamento_de_Vendas'.K104]/30*[.K4]" office:value-type="float" office:value="4377600" calcext:value-type="float">
            <text:p>4.377.600 </text:p>
          </table:table-cell>
          <table:table-cell table:style-name="ce343" table:formula="of:=+[$'1-Orçamento_de_Vendas'.L104]/30*[.L4]" office:value-type="float" office:value="4377600" calcext:value-type="float">
            <text:p>4.377.600 </text:p>
          </table:table-cell>
          <table:table-cell table:style-name="ce343" table:formula="of:=+[$'1-Orçamento_de_Vendas'.M104]/30*[.M4]" office:value-type="float" office:value="4377600" calcext:value-type="float">
            <text:p>4.377.600 </text:p>
          </table:table-cell>
          <table:table-cell table:style-name="ce343" table:formula="of:=+[$'1-Orçamento_de_Vendas'.N104]/30*[.N4]" office:value-type="float" office:value="4377600" calcext:value-type="float">
            <text:p>4.377.600 </text:p>
          </table:table-cell>
          <table:table-cell table:style-name="ce427"/>
          <table:table-cell table:style-name="ce343" office:value-type="float" office:value="4377600" calcext:value-type="float">
            <text:p>4.377.600 </text:p>
          </table:table-cell>
          <table:table-cell table:style-name="ce427"/>
          <table:table-cell table:style-name="ce343" table:formula="of:=[.N21]-[.P21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Duplicatas a Receber M.Externo</text:p>
          </table:table-cell>
          <table:table-cell table:style-name="ce436" office:value-type="float" office:value="0" calcext:value-type="float">
            <text:p>0 </text:p>
          </table:table-cell>
          <table:table-cell table:number-columns-repeated="12" table:style-name="ce343" office:value-type="float" office:value="0" calcext:value-type="float">
            <text:p>0 </text:p>
          </table:table-cell>
          <table:table-cell table:style-name="ce426"/>
          <table:table-cell table:style-name="ce343" office:value-type="float" office:value="0" calcext:value-type="float">
            <text:p>0 </text:p>
          </table:table-cell>
          <table:table-cell table:style-name="ce426"/>
          <table:table-cell table:style-name="ce343" table:formula="of:=[.N22]-[.P22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Estoques</text:p>
          </table:table-cell>
          <table:table-cell table:style-name="ce436" office:value-type="float" office:value="2000000" calcext:value-type="float">
            <text:p>2.000.000 </text:p>
          </table:table-cell>
          <table:table-cell table:style-name="ce343" table:formula="of:=-[$'6-DRE'.C14]/30*[.C6]" office:value-type="float" office:value="3042133.33333333" calcext:value-type="float">
            <text:p>3.042.133 </text:p>
          </table:table-cell>
          <table:table-cell table:style-name="ce343" table:formula="of:=-[$'6-DRE'.D14]/30*[.D6]" office:value-type="float" office:value="3042133.33333333" calcext:value-type="float">
            <text:p>3.042.133 </text:p>
          </table:table-cell>
          <table:table-cell table:style-name="ce343" table:formula="of:=-[$'6-DRE'.E14]/30*[.E6]" office:value-type="float" office:value="3044544.44444444" calcext:value-type="float">
            <text:p>3.044.544 </text:p>
          </table:table-cell>
          <table:table-cell table:style-name="ce343" table:formula="of:=-[$'6-DRE'.F14]/30*[.F6]" office:value-type="float" office:value="3044544.44444444" calcext:value-type="float">
            <text:p>3.044.544 </text:p>
          </table:table-cell>
          <table:table-cell table:style-name="ce343" table:formula="of:=-[$'6-DRE'.G14]/30*[.G6]" office:value-type="float" office:value="3044544.44444444" calcext:value-type="float">
            <text:p>3.044.544 </text:p>
          </table:table-cell>
          <table:table-cell table:style-name="ce343" table:formula="of:=-[$'6-DRE'.H14]/30*[.H6]" office:value-type="float" office:value="3058763.11111111" calcext:value-type="float">
            <text:p>3.058.763 </text:p>
          </table:table-cell>
          <table:table-cell table:style-name="ce343" table:formula="of:=-[$'6-DRE'.I14]/30*[.I6]" office:value-type="float" office:value="3058763.11111111" calcext:value-type="float">
            <text:p>3.058.763 </text:p>
          </table:table-cell>
          <table:table-cell table:style-name="ce343" table:formula="of:=-[$'6-DRE'.J14]/30*[.J6]" office:value-type="float" office:value="3058763.11111111" calcext:value-type="float">
            <text:p>3.058.763 </text:p>
          </table:table-cell>
          <table:table-cell table:style-name="ce343" table:formula="of:=-[$'6-DRE'.K14]/30*[.K6]" office:value-type="float" office:value="3058763.11111111" calcext:value-type="float">
            <text:p>3.058.763 </text:p>
          </table:table-cell>
          <table:table-cell table:style-name="ce343" table:formula="of:=-[$'6-DRE'.L14]/30*[.L6]" office:value-type="float" office:value="3063103.11111111" calcext:value-type="float">
            <text:p>3.063.103 </text:p>
          </table:table-cell>
          <table:table-cell table:style-name="ce343" table:formula="of:=-[$'6-DRE'.M14]/30*[.M6]" office:value-type="float" office:value="3063103.11111111" calcext:value-type="float">
            <text:p>3.063.103 </text:p>
          </table:table-cell>
          <table:table-cell table:style-name="ce343" table:formula="of:=-[$'6-DRE'.N14]/30*[.N6]" office:value-type="float" office:value="3063103.11111111" calcext:value-type="float">
            <text:p>3.063.103 </text:p>
          </table:table-cell>
          <table:table-cell table:style-name="ce426"/>
          <table:table-cell table:style-name="ce343" office:value-type="float" office:value="3063103.11111111" calcext:value-type="float">
            <text:p>3.063.103 </text:p>
          </table:table-cell>
          <table:table-cell table:style-name="ce426"/>
          <table:table-cell table:style-name="ce343" table:formula="of:=[.N23]-[.P23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Impostos a Recuperar</text:p>
          </table:table-cell>
          <table:table-cell table:style-name="ce436" office:value-type="float" office:value="350000" calcext:value-type="float">
            <text:p>350.000 </text:p>
          </table:table-cell>
          <table:table-cell table:style-name="ce343" table:formula="of:=+[.B24]" office:value-type="float" office:value="350000" calcext:value-type="float">
            <text:p>350.000 </text:p>
          </table:table-cell>
          <table:table-cell table:style-name="ce343" table:formula="of:=+[.C24]" office:value-type="float" office:value="350000" calcext:value-type="float">
            <text:p>350.000 </text:p>
          </table:table-cell>
          <table:table-cell table:style-name="ce343" table:formula="of:=+[.D24]" office:value-type="float" office:value="350000" calcext:value-type="float">
            <text:p>350.000 </text:p>
          </table:table-cell>
          <table:table-cell table:style-name="ce343" table:formula="of:=+[.E24]" office:value-type="float" office:value="350000" calcext:value-type="float">
            <text:p>350.000 </text:p>
          </table:table-cell>
          <table:table-cell table:style-name="ce343" table:formula="of:=+[.F24]" office:value-type="float" office:value="350000" calcext:value-type="float">
            <text:p>350.000 </text:p>
          </table:table-cell>
          <table:table-cell table:style-name="ce343" table:formula="of:=+[.G24]" office:value-type="float" office:value="350000" calcext:value-type="float">
            <text:p>350.000 </text:p>
          </table:table-cell>
          <table:table-cell table:style-name="ce343" table:formula="of:=+[.H24]" office:value-type="float" office:value="350000" calcext:value-type="float">
            <text:p>350.000 </text:p>
          </table:table-cell>
          <table:table-cell table:style-name="ce343" table:formula="of:=+[.I24]" office:value-type="float" office:value="350000" calcext:value-type="float">
            <text:p>350.000 </text:p>
          </table:table-cell>
          <table:table-cell table:style-name="ce343" table:formula="of:=+[.J24]" office:value-type="float" office:value="350000" calcext:value-type="float">
            <text:p>350.000 </text:p>
          </table:table-cell>
          <table:table-cell table:style-name="ce343" table:formula="of:=+[.K24]" office:value-type="float" office:value="350000" calcext:value-type="float">
            <text:p>350.000 </text:p>
          </table:table-cell>
          <table:table-cell table:style-name="ce343" table:formula="of:=+[.L24]" office:value-type="float" office:value="350000" calcext:value-type="float">
            <text:p>350.000 </text:p>
          </table:table-cell>
          <table:table-cell table:style-name="ce343" table:formula="of:=+[.M24]" office:value-type="float" office:value="350000" calcext:value-type="float">
            <text:p>350.000 </text:p>
          </table:table-cell>
          <table:table-cell table:style-name="ce427"/>
          <table:table-cell table:style-name="ce343" office:value-type="float" office:value="350000" calcext:value-type="float">
            <text:p>350.000 </text:p>
          </table:table-cell>
          <table:table-cell table:style-name="ce427"/>
          <table:table-cell table:style-name="ce343" table:formula="of:=[.N24]-[.P24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Adiantamentos</text:p>
          </table:table-cell>
          <table:table-cell table:style-name="ce436" office:value-type="float" office:value="200000" calcext:value-type="float">
            <text:p>200.000 </text:p>
          </table:table-cell>
          <table:table-cell table:style-name="ce343" table:formula="of:=+[.B25]" office:value-type="float" office:value="200000" calcext:value-type="float">
            <text:p>200.000 </text:p>
          </table:table-cell>
          <table:table-cell table:style-name="ce343" table:formula="of:=+[.C25]" office:value-type="float" office:value="200000" calcext:value-type="float">
            <text:p>200.000 </text:p>
          </table:table-cell>
          <table:table-cell table:style-name="ce343" table:formula="of:=+[.D25]" office:value-type="float" office:value="200000" calcext:value-type="float">
            <text:p>200.000 </text:p>
          </table:table-cell>
          <table:table-cell table:style-name="ce343" table:formula="of:=+[.E25]" office:value-type="float" office:value="200000" calcext:value-type="float">
            <text:p>200.000 </text:p>
          </table:table-cell>
          <table:table-cell table:style-name="ce343" table:formula="of:=+[.F25]" office:value-type="float" office:value="200000" calcext:value-type="float">
            <text:p>200.000 </text:p>
          </table:table-cell>
          <table:table-cell table:style-name="ce343" table:formula="of:=+[.G25]" office:value-type="float" office:value="200000" calcext:value-type="float">
            <text:p>200.000 </text:p>
          </table:table-cell>
          <table:table-cell table:style-name="ce343" table:formula="of:=+[.H25]" office:value-type="float" office:value="200000" calcext:value-type="float">
            <text:p>200.000 </text:p>
          </table:table-cell>
          <table:table-cell table:style-name="ce343" table:formula="of:=+[.I25]" office:value-type="float" office:value="200000" calcext:value-type="float">
            <text:p>200.000 </text:p>
          </table:table-cell>
          <table:table-cell table:style-name="ce343" table:formula="of:=+[.J25]" office:value-type="float" office:value="200000" calcext:value-type="float">
            <text:p>200.000 </text:p>
          </table:table-cell>
          <table:table-cell table:style-name="ce343" table:formula="of:=+[.K25]" office:value-type="float" office:value="200000" calcext:value-type="float">
            <text:p>200.000 </text:p>
          </table:table-cell>
          <table:table-cell table:style-name="ce343" table:formula="of:=+[.L25]" office:value-type="float" office:value="200000" calcext:value-type="float">
            <text:p>200.000 </text:p>
          </table:table-cell>
          <table:table-cell table:style-name="ce343" table:formula="of:=+[.M25]" office:value-type="float" office:value="200000" calcext:value-type="float">
            <text:p>200.000 </text:p>
          </table:table-cell>
          <table:table-cell table:style-name="ce427"/>
          <table:table-cell table:style-name="ce343" office:value-type="float" office:value="200000" calcext:value-type="float">
            <text:p>200.000 </text:p>
          </table:table-cell>
          <table:table-cell table:style-name="ce427"/>
          <table:table-cell table:style-name="ce343" table:formula="of:=[.N25]-[.P25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Despesas Antecipadas</text:p>
          </table:table-cell>
          <table:table-cell table:style-name="ce436" office:value-type="float" office:value="20000" calcext:value-type="float">
            <text:p>20.000 </text:p>
          </table:table-cell>
          <table:table-cell table:style-name="ce343" table:formula="of:=+[.B26]" office:value-type="float" office:value="20000" calcext:value-type="float">
            <text:p>20.000 </text:p>
          </table:table-cell>
          <table:table-cell table:style-name="ce343" table:formula="of:=+[.C26]" office:value-type="float" office:value="20000" calcext:value-type="float">
            <text:p>20.000 </text:p>
          </table:table-cell>
          <table:table-cell table:style-name="ce343" table:formula="of:=+[.D26]" office:value-type="float" office:value="20000" calcext:value-type="float">
            <text:p>20.000 </text:p>
          </table:table-cell>
          <table:table-cell table:style-name="ce343" table:formula="of:=+[.E26]" office:value-type="float" office:value="20000" calcext:value-type="float">
            <text:p>20.000 </text:p>
          </table:table-cell>
          <table:table-cell table:style-name="ce343" table:formula="of:=+[.F26]" office:value-type="float" office:value="20000" calcext:value-type="float">
            <text:p>20.000 </text:p>
          </table:table-cell>
          <table:table-cell table:style-name="ce343" table:formula="of:=+[.G26]" office:value-type="float" office:value="20000" calcext:value-type="float">
            <text:p>20.000 </text:p>
          </table:table-cell>
          <table:table-cell table:style-name="ce343" table:formula="of:=+[.H26]" office:value-type="float" office:value="20000" calcext:value-type="float">
            <text:p>20.000 </text:p>
          </table:table-cell>
          <table:table-cell table:style-name="ce343" table:formula="of:=+[.I26]" office:value-type="float" office:value="20000" calcext:value-type="float">
            <text:p>20.000 </text:p>
          </table:table-cell>
          <table:table-cell table:style-name="ce343" table:formula="of:=+[.J26]" office:value-type="float" office:value="20000" calcext:value-type="float">
            <text:p>20.000 </text:p>
          </table:table-cell>
          <table:table-cell table:style-name="ce343" table:formula="of:=+[.K26]" office:value-type="float" office:value="20000" calcext:value-type="float">
            <text:p>20.000 </text:p>
          </table:table-cell>
          <table:table-cell table:style-name="ce343" table:formula="of:=+[.L26]" office:value-type="float" office:value="20000" calcext:value-type="float">
            <text:p>20.000 </text:p>
          </table:table-cell>
          <table:table-cell table:style-name="ce343" table:formula="of:=+[.M26]" office:value-type="float" office:value="20000" calcext:value-type="float">
            <text:p>20.000 </text:p>
          </table:table-cell>
          <table:table-cell table:style-name="ce427"/>
          <table:table-cell table:style-name="ce343" office:value-type="float" office:value="20000" calcext:value-type="float">
            <text:p>20.000 </text:p>
          </table:table-cell>
          <table:table-cell table:style-name="ce427"/>
          <table:table-cell table:style-name="ce343" table:formula="of:=[.N26]-[.P26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29" office:value-type="string" calcext:value-type="string">
            <text:p>Não Circulante</text:p>
          </table:table-cell>
          <table:table-cell table:style-name="ce435" table:formula="of:=SUM([.B28:.B31])" office:value-type="float" office:value="3000000" calcext:value-type="float">
            <text:p>3.000.000 </text:p>
          </table:table-cell>
          <table:table-cell table:style-name="ce435" table:formula="of:=SUM([.C28:.C31])" office:value-type="float" office:value="2970000" calcext:value-type="float">
            <text:p>2.970.000 </text:p>
          </table:table-cell>
          <table:table-cell table:style-name="ce435" table:formula="of:=SUM([.D28:.D31])" office:value-type="float" office:value="3140000" calcext:value-type="float">
            <text:p>3.140.000 </text:p>
          </table:table-cell>
          <table:table-cell table:style-name="ce435" table:formula="of:=SUM([.E28:.E31])" office:value-type="float" office:value="3108333.33333333" calcext:value-type="float">
            <text:p>3.108.333 </text:p>
          </table:table-cell>
          <table:table-cell table:style-name="ce435" table:formula="of:=SUM([.F28:.F31])" office:value-type="float" office:value="3076666.66666667" calcext:value-type="float">
            <text:p>3.076.667 </text:p>
          </table:table-cell>
          <table:table-cell table:style-name="ce435" table:formula="of:=SUM([.G28:.G31])" office:value-type="float" office:value="3045000" calcext:value-type="float">
            <text:p>3.045.000 </text:p>
          </table:table-cell>
          <table:table-cell table:style-name="ce435" table:formula="of:=SUM([.H28:.H31])" office:value-type="float" office:value="3013333.33333333" calcext:value-type="float">
            <text:p>3.013.333 </text:p>
          </table:table-cell>
          <table:table-cell table:style-name="ce435" table:formula="of:=SUM([.I28:.I31])" office:value-type="float" office:value="2981666.66666667" calcext:value-type="float">
            <text:p>2.981.667 </text:p>
          </table:table-cell>
          <table:table-cell table:style-name="ce435" table:formula="of:=SUM([.J28:.J31])" office:value-type="float" office:value="2950000" calcext:value-type="float">
            <text:p>2.950.000 </text:p>
          </table:table-cell>
          <table:table-cell table:style-name="ce435" table:formula="of:=SUM([.K28:.K31])" office:value-type="float" office:value="3098333.33333333" calcext:value-type="float">
            <text:p>3.098.333 </text:p>
          </table:table-cell>
          <table:table-cell table:style-name="ce435" table:formula="of:=SUM([.L28:.L31])" office:value-type="float" office:value="3063666.66666667" calcext:value-type="float">
            <text:p>3.063.667 </text:p>
          </table:table-cell>
          <table:table-cell table:style-name="ce435" table:formula="of:=SUM([.M28:.M31])" office:value-type="float" office:value="3029000" calcext:value-type="float">
            <text:p>3.029.000 </text:p>
          </table:table-cell>
          <table:table-cell table:style-name="ce435" table:formula="of:=SUM([.N28:.N31])" office:value-type="float" office:value="2994333.33333333" calcext:value-type="float">
            <text:p>2.994.333 </text:p>
          </table:table-cell>
          <table:table-cell table:style-name="ce426"/>
          <table:table-cell table:style-name="ce435" office:value-type="float" office:value="2994333.33333333" calcext:value-type="float">
            <text:p>2.994.333 </text:p>
          </table:table-cell>
          <table:table-cell table:style-name="ce426"/>
          <table:table-cell table:style-name="ce435" table:formula="of:=[.N27]-[.P27]" office:value-type="float" office:value="0" calcext:value-type="float">
            <text:p>0 </text:p>
          </table:table-cell>
          <table:table-cell table:style-name="ce426"/>
          <table:table-cell table:style-name="ce349" table:number-columns-repeated="1005"/>
        </table:table-row>
        <table:table-row table:style-name="ro1">
          <table:table-cell table:style-name="ce430" office:value-type="string" calcext:value-type="string">
            <text:p>Realizável a Longo Prazo</text:p>
          </table:table-cell>
          <table:table-cell table:style-name="ce436" office:value-type="float" office:value="1200000" calcext:value-type="float">
            <text:p>1.200.000 </text:p>
          </table:table-cell>
          <table:table-cell table:style-name="ce343" table:formula="of:=+[.B28]" office:value-type="float" office:value="1200000" calcext:value-type="float">
            <text:p>1.200.000 </text:p>
          </table:table-cell>
          <table:table-cell table:style-name="ce343" table:formula="of:=+[.C28]" office:value-type="float" office:value="1200000" calcext:value-type="float">
            <text:p>1.200.000 </text:p>
          </table:table-cell>
          <table:table-cell table:style-name="ce343" table:formula="of:=+[.D28]" office:value-type="float" office:value="1200000" calcext:value-type="float">
            <text:p>1.200.000 </text:p>
          </table:table-cell>
          <table:table-cell table:style-name="ce343" table:formula="of:=+[.E28]" office:value-type="float" office:value="1200000" calcext:value-type="float">
            <text:p>1.200.000 </text:p>
          </table:table-cell>
          <table:table-cell table:style-name="ce343" table:formula="of:=+[.F28]" office:value-type="float" office:value="1200000" calcext:value-type="float">
            <text:p>1.200.000 </text:p>
          </table:table-cell>
          <table:table-cell table:style-name="ce343" table:formula="of:=+[.G28]" office:value-type="float" office:value="1200000" calcext:value-type="float">
            <text:p>1.200.000 </text:p>
          </table:table-cell>
          <table:table-cell table:style-name="ce343" table:formula="of:=+[.H28]" office:value-type="float" office:value="1200000" calcext:value-type="float">
            <text:p>1.200.000 </text:p>
          </table:table-cell>
          <table:table-cell table:style-name="ce343" table:formula="of:=+[.I28]" office:value-type="float" office:value="1200000" calcext:value-type="float">
            <text:p>1.200.000 </text:p>
          </table:table-cell>
          <table:table-cell table:style-name="ce343" table:formula="of:=+[.J28]" office:value-type="float" office:value="1200000" calcext:value-type="float">
            <text:p>1.200.000 </text:p>
          </table:table-cell>
          <table:table-cell table:style-name="ce343" table:formula="of:=+[.K28]" office:value-type="float" office:value="1200000" calcext:value-type="float">
            <text:p>1.200.000 </text:p>
          </table:table-cell>
          <table:table-cell table:style-name="ce343" table:formula="of:=+[.L28]" office:value-type="float" office:value="1200000" calcext:value-type="float">
            <text:p>1.200.000 </text:p>
          </table:table-cell>
          <table:table-cell table:style-name="ce343" table:formula="of:=+[.M28]" office:value-type="float" office:value="1200000" calcext:value-type="float">
            <text:p>1.200.000 </text:p>
          </table:table-cell>
          <table:table-cell table:style-name="ce427"/>
          <table:table-cell table:style-name="ce343" office:value-type="float" office:value="1200000" calcext:value-type="float">
            <text:p>1.200.000 </text:p>
          </table:table-cell>
          <table:table-cell table:style-name="ce427"/>
          <table:table-cell table:style-name="ce343" table:formula="of:=[.N28]-[.P28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Impostos Diferidos</text:p>
          </table:table-cell>
          <table:table-cell table:style-name="ce436" office:value-type="float" office:value="100000" calcext:value-type="float">
            <text:p>100.000 </text:p>
          </table:table-cell>
          <table:table-cell table:style-name="ce343" table:formula="of:=+[.B29]" office:value-type="float" office:value="100000" calcext:value-type="float">
            <text:p>100.000 </text:p>
          </table:table-cell>
          <table:table-cell table:style-name="ce343" table:formula="of:=+[.C29]" office:value-type="float" office:value="100000" calcext:value-type="float">
            <text:p>100.000 </text:p>
          </table:table-cell>
          <table:table-cell table:style-name="ce343" table:formula="of:=+[.D29]" office:value-type="float" office:value="100000" calcext:value-type="float">
            <text:p>100.000 </text:p>
          </table:table-cell>
          <table:table-cell table:style-name="ce343" table:formula="of:=+[.E29]" office:value-type="float" office:value="100000" calcext:value-type="float">
            <text:p>100.000 </text:p>
          </table:table-cell>
          <table:table-cell table:style-name="ce343" table:formula="of:=+[.F29]" office:value-type="float" office:value="100000" calcext:value-type="float">
            <text:p>100.000 </text:p>
          </table:table-cell>
          <table:table-cell table:style-name="ce343" table:formula="of:=+[.G29]" office:value-type="float" office:value="100000" calcext:value-type="float">
            <text:p>100.000 </text:p>
          </table:table-cell>
          <table:table-cell table:style-name="ce343" table:formula="of:=+[.H29]" office:value-type="float" office:value="100000" calcext:value-type="float">
            <text:p>100.000 </text:p>
          </table:table-cell>
          <table:table-cell table:style-name="ce343" table:formula="of:=+[.I29]" office:value-type="float" office:value="100000" calcext:value-type="float">
            <text:p>100.000 </text:p>
          </table:table-cell>
          <table:table-cell table:style-name="ce343" table:formula="of:=+[.J29]" office:value-type="float" office:value="100000" calcext:value-type="float">
            <text:p>100.000 </text:p>
          </table:table-cell>
          <table:table-cell table:style-name="ce343" table:formula="of:=+[.K29]" office:value-type="float" office:value="100000" calcext:value-type="float">
            <text:p>100.000 </text:p>
          </table:table-cell>
          <table:table-cell table:style-name="ce343" table:formula="of:=+[.L29]" office:value-type="float" office:value="100000" calcext:value-type="float">
            <text:p>100.000 </text:p>
          </table:table-cell>
          <table:table-cell table:style-name="ce343" table:formula="of:=+[.M29]" office:value-type="float" office:value="100000" calcext:value-type="float">
            <text:p>100.000 </text:p>
          </table:table-cell>
          <table:table-cell table:style-name="ce427"/>
          <table:table-cell table:style-name="ce343" office:value-type="float" office:value="100000" calcext:value-type="float">
            <text:p>100.000 </text:p>
          </table:table-cell>
          <table:table-cell table:style-name="ce427"/>
          <table:table-cell table:style-name="ce343" table:formula="of:=[.N29]-[.P29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Imobilizado Bruto</text:p>
          </table:table-cell>
          <table:table-cell table:style-name="ce436" table:formula="of:=[$'3-Imobilizado'.B4]" office:value-type="float" office:value="4000000" calcext:value-type="float">
            <text:p>4.000.000 </text:p>
          </table:table-cell>
          <table:table-cell table:style-name="ce343" table:formula="of:=+[$'3-Imobilizado'.C32]" office:value-type="float" office:value="4000000" calcext:value-type="float">
            <text:p>4.000.000 </text:p>
          </table:table-cell>
          <table:table-cell table:style-name="ce343" table:formula="of:=+[$'3-Imobilizado'.D32]" office:value-type="float" office:value="4200000" calcext:value-type="float">
            <text:p>4.200.000 </text:p>
          </table:table-cell>
          <table:table-cell table:style-name="ce343" table:formula="of:=+[$'3-Imobilizado'.E32]" office:value-type="float" office:value="4200000" calcext:value-type="float">
            <text:p>4.200.000 </text:p>
          </table:table-cell>
          <table:table-cell table:style-name="ce343" table:formula="of:=+[$'3-Imobilizado'.F32]" office:value-type="float" office:value="4200000" calcext:value-type="float">
            <text:p>4.200.000 </text:p>
          </table:table-cell>
          <table:table-cell table:style-name="ce343" table:formula="of:=+[$'3-Imobilizado'.G32]" office:value-type="float" office:value="4200000" calcext:value-type="float">
            <text:p>4.200.000 </text:p>
          </table:table-cell>
          <table:table-cell table:style-name="ce343" table:formula="of:=+[$'3-Imobilizado'.H32]" office:value-type="float" office:value="4200000" calcext:value-type="float">
            <text:p>4.200.000 </text:p>
          </table:table-cell>
          <table:table-cell table:style-name="ce343" table:formula="of:=+[$'3-Imobilizado'.I32]" office:value-type="float" office:value="4200000" calcext:value-type="float">
            <text:p>4.200.000 </text:p>
          </table:table-cell>
          <table:table-cell table:style-name="ce343" table:formula="of:=+[$'3-Imobilizado'.J32]" office:value-type="float" office:value="4200000" calcext:value-type="float">
            <text:p>4.200.000 </text:p>
          </table:table-cell>
          <table:table-cell table:style-name="ce343" table:formula="of:=+[$'3-Imobilizado'.K32]" office:value-type="float" office:value="4380000" calcext:value-type="float">
            <text:p>4.380.000 </text:p>
          </table:table-cell>
          <table:table-cell table:style-name="ce343" table:formula="of:=+[$'3-Imobilizado'.L32]" office:value-type="float" office:value="4380000" calcext:value-type="float">
            <text:p>4.380.000 </text:p>
          </table:table-cell>
          <table:table-cell table:style-name="ce343" table:formula="of:=+[$'3-Imobilizado'.M32]" office:value-type="float" office:value="4380000" calcext:value-type="float">
            <text:p>4.380.000 </text:p>
          </table:table-cell>
          <table:table-cell table:style-name="ce343" table:formula="of:=+[$'3-Imobilizado'.N32]" office:value-type="float" office:value="4380000" calcext:value-type="float">
            <text:p>4.380.000 </text:p>
          </table:table-cell>
          <table:table-cell table:style-name="ce427"/>
          <table:table-cell table:style-name="ce343" office:value-type="float" office:value="4380000" calcext:value-type="float">
            <text:p>4.380.000 </text:p>
          </table:table-cell>
          <table:table-cell table:style-name="ce427"/>
          <table:table-cell table:style-name="ce343" table:formula="of:=[.N30]-[.P30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[-] Depreciações Acumuladas</text:p>
          </table:table-cell>
          <table:table-cell table:style-name="ce436" table:formula="of:=[$'3-Imobilizado'.B5]" office:value-type="float" office:value="-2300000" calcext:value-type="float">
            <text:p>-2.300.000 </text:p>
          </table:table-cell>
          <table:table-cell table:style-name="ce343" table:formula="of:=+[$'3-Imobilizado'.C33]" office:value-type="float" office:value="-2330000" calcext:value-type="float">
            <text:p>-2.330.000 </text:p>
          </table:table-cell>
          <table:table-cell table:style-name="ce343" table:formula="of:=+[$'3-Imobilizado'.D33]" office:value-type="float" office:value="-2360000" calcext:value-type="float">
            <text:p>-2.360.000 </text:p>
          </table:table-cell>
          <table:table-cell table:style-name="ce343" table:formula="of:=+[$'3-Imobilizado'.E33]" office:value-type="float" office:value="-2391666.66666667" calcext:value-type="float">
            <text:p>-2.391.667 </text:p>
          </table:table-cell>
          <table:table-cell table:style-name="ce343" table:formula="of:=+[$'3-Imobilizado'.F33]" office:value-type="float" office:value="-2423333.33333333" calcext:value-type="float">
            <text:p>-2.423.333 </text:p>
          </table:table-cell>
          <table:table-cell table:style-name="ce343" table:formula="of:=+[$'3-Imobilizado'.G33]" office:value-type="float" office:value="-2455000" calcext:value-type="float">
            <text:p>-2.455.000 </text:p>
          </table:table-cell>
          <table:table-cell table:style-name="ce343" table:formula="of:=+[$'3-Imobilizado'.H33]" office:value-type="float" office:value="-2486666.66666667" calcext:value-type="float">
            <text:p>-2.486.667 </text:p>
          </table:table-cell>
          <table:table-cell table:style-name="ce343" table:formula="of:=+[$'3-Imobilizado'.I33]" office:value-type="float" office:value="-2518333.33333333" calcext:value-type="float">
            <text:p>-2.518.333 </text:p>
          </table:table-cell>
          <table:table-cell table:style-name="ce343" table:formula="of:=+[$'3-Imobilizado'.J33]" office:value-type="float" office:value="-2550000" calcext:value-type="float">
            <text:p>-2.550.000 </text:p>
          </table:table-cell>
          <table:table-cell table:style-name="ce343" table:formula="of:=+[$'3-Imobilizado'.K33]" office:value-type="float" office:value="-2581666.66666667" calcext:value-type="float">
            <text:p>-2.581.667 </text:p>
          </table:table-cell>
          <table:table-cell table:style-name="ce343" table:formula="of:=+[$'3-Imobilizado'.L33]" office:value-type="float" office:value="-2616333.33333333" calcext:value-type="float">
            <text:p>-2.616.333 </text:p>
          </table:table-cell>
          <table:table-cell table:style-name="ce343" table:formula="of:=+[$'3-Imobilizado'.M33]" office:value-type="float" office:value="-2651000" calcext:value-type="float">
            <text:p>-2.651.000 </text:p>
          </table:table-cell>
          <table:table-cell table:style-name="ce343" table:formula="of:=+[$'3-Imobilizado'.N33]" office:value-type="float" office:value="-2685666.66666667" calcext:value-type="float">
            <text:p>-2.685.667 </text:p>
          </table:table-cell>
          <table:table-cell table:style-name="ce427"/>
          <table:table-cell table:style-name="ce343" office:value-type="float" office:value="-2685666.66666667" calcext:value-type="float">
            <text:p>-2.685.667 </text:p>
          </table:table-cell>
          <table:table-cell table:style-name="ce427"/>
          <table:table-cell table:style-name="ce343" table:formula="of:=[.N31]-[.P31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0" office:value-type="string" calcext:value-type="string">
            <text:p>[=] Imobilizado Líquido</text:p>
          </table:table-cell>
          <table:table-cell table:style-name="ce343" table:formula="of:=+[.B30]+[.B31]" office:value-type="float" office:value="1700000" calcext:value-type="float">
            <text:p>1.700.000 </text:p>
          </table:table-cell>
          <table:table-cell table:style-name="ce343" table:formula="of:=+[.C30]+[.C31]" office:value-type="float" office:value="1670000" calcext:value-type="float">
            <text:p>1.670.000 </text:p>
          </table:table-cell>
          <table:table-cell table:style-name="ce343" table:formula="of:=+[.D30]+[.D31]" office:value-type="float" office:value="1840000" calcext:value-type="float">
            <text:p>1.840.000 </text:p>
          </table:table-cell>
          <table:table-cell table:style-name="ce343" table:formula="of:=+[.E30]+[.E31]" office:value-type="float" office:value="1808333.33333333" calcext:value-type="float">
            <text:p>1.808.333 </text:p>
          </table:table-cell>
          <table:table-cell table:style-name="ce343" table:formula="of:=+[.F30]+[.F31]" office:value-type="float" office:value="1776666.66666667" calcext:value-type="float">
            <text:p>1.776.667 </text:p>
          </table:table-cell>
          <table:table-cell table:style-name="ce343" table:formula="of:=+[.G30]+[.G31]" office:value-type="float" office:value="1745000" calcext:value-type="float">
            <text:p>1.745.000 </text:p>
          </table:table-cell>
          <table:table-cell table:style-name="ce343" table:formula="of:=+[.H30]+[.H31]" office:value-type="float" office:value="1713333.33333333" calcext:value-type="float">
            <text:p>1.713.333 </text:p>
          </table:table-cell>
          <table:table-cell table:style-name="ce343" table:formula="of:=+[.I30]+[.I31]" office:value-type="float" office:value="1681666.66666667" calcext:value-type="float">
            <text:p>1.681.667 </text:p>
          </table:table-cell>
          <table:table-cell table:style-name="ce343" table:formula="of:=+[.J30]+[.J31]" office:value-type="float" office:value="1650000" calcext:value-type="float">
            <text:p>1.650.000 </text:p>
          </table:table-cell>
          <table:table-cell table:style-name="ce343" table:formula="of:=+[.K30]+[.K31]" office:value-type="float" office:value="1798333.33333333" calcext:value-type="float">
            <text:p>1.798.333 </text:p>
          </table:table-cell>
          <table:table-cell table:style-name="ce343" table:formula="of:=+[.L30]+[.L31]" office:value-type="float" office:value="1763666.66666667" calcext:value-type="float">
            <text:p>1.763.667 </text:p>
          </table:table-cell>
          <table:table-cell table:style-name="ce343" table:formula="of:=+[.M30]+[.M31]" office:value-type="float" office:value="1729000" calcext:value-type="float">
            <text:p>1.729.000 </text:p>
          </table:table-cell>
          <table:table-cell table:style-name="ce343" table:formula="of:=+[.N30]+[.N31]" office:value-type="float" office:value="1694333.33333333" calcext:value-type="float">
            <text:p>1.694.333 </text:p>
          </table:table-cell>
          <table:table-cell table:style-name="ce426"/>
          <table:table-cell table:style-name="ce343" office:value-type="float" office:value="1694333.33333333" calcext:value-type="float">
            <text:p>1.694.333 </text:p>
          </table:table-cell>
          <table:table-cell table:style-name="ce426"/>
          <table:table-cell table:style-name="ce343" table:formula="of:=[.N32]-[.P32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29" office:value-type="string" calcext:value-type="string">
            <text:p>Passivo</text:p>
          </table:table-cell>
          <table:table-cell table:style-name="ce435" table:formula="of:=+[.B34]+[.B43]+[.B48]" office:value-type="float" office:value="10269999.9992709" calcext:value-type="float">
            <text:p>10.270.000 </text:p>
          </table:table-cell>
          <table:table-cell table:style-name="ce435" table:formula="of:=+[.C34]+[.C43]+[.C48]" office:value-type="float" office:value="10305841.6309068" calcext:value-type="float">
            <text:p>10.305.842 </text:p>
          </table:table-cell>
          <table:table-cell table:style-name="ce435" table:formula="of:=+[.D34]+[.D43]+[.D48]" office:value-type="float" office:value="10561207.243374" calcext:value-type="float">
            <text:p>10.561.207 </text:p>
          </table:table-cell>
          <table:table-cell table:style-name="ce435" table:formula="of:=+[.E34]+[.E43]+[.E48]" office:value-type="float" office:value="10648976.1671586" calcext:value-type="float">
            <text:p>10.648.976 </text:p>
          </table:table-cell>
          <table:table-cell table:style-name="ce435" table:formula="of:=+[.F34]+[.F43]+[.F48]" office:value-type="float" office:value="10740278.6564876" calcext:value-type="float">
            <text:p>10.740.279 </text:p>
          </table:table-cell>
          <table:table-cell table:style-name="ce435" table:formula="of:=+[.G34]+[.G43]+[.G48]" office:value-type="float" office:value="10821537.229126" calcext:value-type="float">
            <text:p>10.821.537 </text:p>
          </table:table-cell>
          <table:table-cell table:style-name="ce435" table:formula="of:=+[.H34]+[.H43]+[.H48]" office:value-type="float" office:value="10904918.6188606" calcext:value-type="float">
            <text:p>10.904.919 </text:p>
          </table:table-cell>
          <table:table-cell table:style-name="ce435" table:formula="of:=+[.I34]+[.I43]+[.I48]" office:value-type="float" office:value="10979254.9467233" calcext:value-type="float">
            <text:p>10.979.255 </text:p>
          </table:table-cell>
          <table:table-cell table:style-name="ce435" table:formula="of:=+[.J34]+[.J43]+[.J48]" office:value-type="float" office:value="11054100.7747307" calcext:value-type="float">
            <text:p>11.054.101 </text:p>
          </table:table-cell>
          <table:table-cell table:style-name="ce435" table:formula="of:=+[.K34]+[.K43]+[.K48]" office:value-type="float" office:value="11291266.0645981" calcext:value-type="float">
            <text:p>11.291.266 </text:p>
          </table:table-cell>
          <table:table-cell table:style-name="ce435" table:formula="of:=+[.L34]+[.L43]+[.L48]" office:value-type="float" office:value="11381596.7357118" calcext:value-type="float">
            <text:p>11.381.597 </text:p>
          </table:table-cell>
          <table:table-cell table:style-name="ce435" table:formula="of:=+[.M34]+[.M43]+[.M48]" office:value-type="float" office:value="11276505.4724331" calcext:value-type="float">
            <text:p>11.276.505 </text:p>
          </table:table-cell>
          <table:table-cell table:style-name="ce435" table:formula="of:=+[.N34]+[.N43]+[.N48]" office:value-type="float" office:value="11027409.8996745" calcext:value-type="float">
            <text:p>11.027.410 </text:p>
          </table:table-cell>
          <table:table-cell table:style-name="ce426"/>
          <table:table-cell table:style-name="ce435" office:value-type="float" office:value="11027409.8996745" calcext:value-type="float">
            <text:p>11.027.410 </text:p>
          </table:table-cell>
          <table:table-cell table:style-name="ce426"/>
          <table:table-cell table:style-name="ce435" table:formula="of:=[.N33]-[.P33]" office:value-type="float" office:value="0" calcext:value-type="float">
            <text:p>0 </text:p>
          </table:table-cell>
          <table:table-cell table:style-name="ce426"/>
          <table:table-cell table:style-name="ce349" table:number-columns-repeated="1005"/>
        </table:table-row>
        <table:table-row table:style-name="ro1">
          <table:table-cell table:style-name="ce429" office:value-type="string" calcext:value-type="string">
            <text:p>Circulante</text:p>
          </table:table-cell>
          <table:table-cell table:style-name="ce435" table:formula="of:=SUM([.B35:.B42])" office:value-type="float" office:value="3232804.6337153" calcext:value-type="float">
            <text:p>3.232.805 </text:p>
          </table:table-cell>
          <table:table-cell table:style-name="ce435" table:formula="of:=SUM([.C35:.C42])" office:value-type="float" office:value="3179566.3458863" calcext:value-type="float">
            <text:p>3.179.566 </text:p>
          </table:table-cell>
          <table:table-cell table:style-name="ce435" table:formula="of:=SUM([.D35:.D42])" office:value-type="float" office:value="3230520.18709946" calcext:value-type="float">
            <text:p>3.230.520 </text:p>
          </table:table-cell>
          <table:table-cell table:style-name="ce435" table:formula="of:=SUM([.E35:.E42])" office:value-type="float" office:value="3226562.5259157" calcext:value-type="float">
            <text:p>3.226.563 </text:p>
          </table:table-cell>
          <table:table-cell table:style-name="ce435" table:formula="of:=SUM([.F35:.F42])" office:value-type="float" office:value="3235866.01170043" calcext:value-type="float">
            <text:p>3.235.866 </text:p>
          </table:table-cell>
          <table:table-cell table:style-name="ce435" table:formula="of:=SUM([.G35:.G42])" office:value-type="float" office:value="3230955.65325966" calcext:value-type="float">
            <text:p>3.230.956 </text:p>
          </table:table-cell>
          <table:table-cell table:style-name="ce435" table:formula="of:=SUM([.H35:.H42])" office:value-type="float" office:value="3231689.61413112" calcext:value-type="float">
            <text:p>3.231.690 </text:p>
          </table:table-cell>
          <table:table-cell table:style-name="ce435" table:formula="of:=SUM([.I35:.I42])" office:value-type="float" office:value="3222533.31547039" calcext:value-type="float">
            <text:p>3.222.533 </text:p>
          </table:table-cell>
          <table:table-cell table:style-name="ce435" table:formula="of:=SUM([.J35:.J42])" office:value-type="float" office:value="3209703.55475349" calcext:value-type="float">
            <text:p>3.209.704 </text:p>
          </table:table-cell>
          <table:table-cell table:style-name="ce435" table:formula="of:=SUM([.K35:.K42])" office:value-type="float" office:value="3286339.10719774" calcext:value-type="float">
            <text:p>3.286.339 </text:p>
          </table:table-cell>
          <table:table-cell table:style-name="ce435" table:formula="of:=SUM([.L35:.L42])" office:value-type="float" office:value="3287551.65840939" calcext:value-type="float">
            <text:p>3.287.552 </text:p>
          </table:table-cell>
          <table:table-cell table:style-name="ce435" table:formula="of:=SUM([.M35:.M42])" office:value-type="float" office:value="3092854.58455589" calcext:value-type="float">
            <text:p>3.092.855 </text:p>
          </table:table-cell>
          <table:table-cell table:style-name="ce435" table:formula="of:=SUM([.N35:.N42])" office:value-type="float" office:value="2752256.60976425" calcext:value-type="float">
            <text:p>2.752.257 </text:p>
          </table:table-cell>
          <table:table-cell table:style-name="ce427"/>
          <table:table-cell table:style-name="ce435" office:value-type="float" office:value="2752256.60976425" calcext:value-type="float">
            <text:p>2.752.257 </text:p>
          </table:table-cell>
          <table:table-cell table:style-name="ce427"/>
          <table:table-cell table:style-name="ce435" table:formula="of:=[.N34]-[.P34]" office:value-type="float" office:value="0" calcext:value-type="float">
            <text:p>0 </text:p>
          </table:table-cell>
          <table:table-cell table:style-name="ce427"/>
          <table:table-cell table:style-name="ce349" table:number-columns-repeated="1005"/>
        </table:table-row>
        <table:table-row table:style-name="ro1">
          <table:table-cell table:style-name="ce431" office:value-type="string" calcext:value-type="string">
            <text:p>Fornecedores</text:p>
          </table:table-cell>
          <table:table-cell table:style-name="ce436" office:value-type="float" office:value="1800000" calcext:value-type="float">
            <text:p>1.800.000 </text:p>
          </table:table-cell>
          <table:table-cell table:style-name="ce343" table:formula="of:=([$'2-Custo_de_Matéria-Prima'.C65]-[$'4-Custos_e_Despesas'.C98]-[$'4-Custos_e_Despesas'.C119]-[$'4-Custos_e_Despesas'.C130]-[$'4-Custos_e_Despesas'.C141])/30*[.C7]" office:value-type="float" office:value="1672254.81481481" calcext:value-type="float">
            <text:p>1.672.255 </text:p>
          </table:table-cell>
          <table:table-cell table:style-name="ce343" table:formula="of:=-(-[$'2-Custo_de_Matéria-Prima'.D65]+[$'4-Custos_e_Despesas'.D98]+[$'4-Custos_e_Despesas'.D119]+[$'4-Custos_e_Despesas'.D130]+[$'4-Custos_e_Despesas'.D141])*[.D7]/30" office:value-type="float" office:value="1672254.81481481" calcext:value-type="float">
            <text:p>1.672.255 </text:p>
          </table:table-cell>
          <table:table-cell table:style-name="ce343" table:formula="of:=-(-[$'2-Custo_de_Matéria-Prima'.E65]+[$'4-Custos_e_Despesas'.E98]+[$'4-Custos_e_Despesas'.E119]+[$'4-Custos_e_Despesas'.E130]+[$'4-Custos_e_Despesas'.E141])*[.E7]/30" office:value-type="float" office:value="1672254.81481481" calcext:value-type="float">
            <text:p>1.672.255 </text:p>
          </table:table-cell>
          <table:table-cell table:style-name="ce343" table:formula="of:=-(-[$'2-Custo_de_Matéria-Prima'.F65]+[$'4-Custos_e_Despesas'.F98]+[$'4-Custos_e_Despesas'.F119]+[$'4-Custos_e_Despesas'.F130]+[$'4-Custos_e_Despesas'.F141])*[.F7]/30" office:value-type="float" office:value="1672254.81481481" calcext:value-type="float">
            <text:p>1.672.255 </text:p>
          </table:table-cell>
          <table:table-cell table:style-name="ce343" table:formula="of:=-(-[$'2-Custo_de_Matéria-Prima'.G65]+[$'4-Custos_e_Despesas'.G98]+[$'4-Custos_e_Despesas'.G119]+[$'4-Custos_e_Despesas'.G130]+[$'4-Custos_e_Despesas'.G141])*[.G7]/30" office:value-type="float" office:value="1672254.81481481" calcext:value-type="float">
            <text:p>1.672.255 </text:p>
          </table:table-cell>
          <table:table-cell table:style-name="ce343" table:formula="of:=-(-[$'2-Custo_de_Matéria-Prima'.H65]+[$'4-Custos_e_Despesas'.H98]+[$'4-Custos_e_Despesas'.H119]+[$'4-Custos_e_Despesas'.H130]+[$'4-Custos_e_Despesas'.H141])*[.H7]/30" office:value-type="float" office:value="1672254.81481481" calcext:value-type="float">
            <text:p>1.672.255 </text:p>
          </table:table-cell>
          <table:table-cell table:style-name="ce343" table:formula="of:=-(-[$'2-Custo_de_Matéria-Prima'.I65]+[$'4-Custos_e_Despesas'.I98]+[$'4-Custos_e_Despesas'.I119]+[$'4-Custos_e_Despesas'.I130]+[$'4-Custos_e_Despesas'.I141])*[.I7]/30" office:value-type="float" office:value="1672254.81481481" calcext:value-type="float">
            <text:p>1.672.255 </text:p>
          </table:table-cell>
          <table:table-cell table:style-name="ce343" table:formula="of:=-(-[$'2-Custo_de_Matéria-Prima'.J65]+[$'4-Custos_e_Despesas'.J98]+[$'4-Custos_e_Despesas'.J119]+[$'4-Custos_e_Despesas'.J130]+[$'4-Custos_e_Despesas'.J141])*[.J7]/30" office:value-type="float" office:value="1672254.81481481" calcext:value-type="float">
            <text:p>1.672.255 </text:p>
          </table:table-cell>
          <table:table-cell table:style-name="ce343" table:formula="of:=-(-[$'2-Custo_de_Matéria-Prima'.K65]+[$'4-Custos_e_Despesas'.K98]+[$'4-Custos_e_Despesas'.K119]+[$'4-Custos_e_Despesas'.K130]+[$'4-Custos_e_Despesas'.K141])*[.K7]/30" office:value-type="float" office:value="1672254.81481481" calcext:value-type="float">
            <text:p>1.672.255 </text:p>
          </table:table-cell>
          <table:table-cell table:style-name="ce343" table:formula="of:=-(-[$'2-Custo_de_Matéria-Prima'.L65]+[$'4-Custos_e_Despesas'.L98]+[$'4-Custos_e_Despesas'.L119]+[$'4-Custos_e_Despesas'.L130]+[$'4-Custos_e_Despesas'.L141])*[.L7]/30" office:value-type="float" office:value="1672254.81481481" calcext:value-type="float">
            <text:p>1.672.255 </text:p>
          </table:table-cell>
          <table:table-cell table:style-name="ce343" table:formula="of:=-(-[$'2-Custo_de_Matéria-Prima'.M65]+[$'4-Custos_e_Despesas'.M98]+[$'4-Custos_e_Despesas'.M119]+[$'4-Custos_e_Despesas'.M130]+[$'4-Custos_e_Despesas'.M141])*[.M7]/30" office:value-type="float" office:value="1672254.81481481" calcext:value-type="float">
            <text:p>1.672.255 </text:p>
          </table:table-cell>
          <table:table-cell table:style-name="ce343" table:formula="of:=-(-[$'2-Custo_de_Matéria-Prima'.N65]+[$'4-Custos_e_Despesas'.N98]+[$'4-Custos_e_Despesas'.N119]+[$'4-Custos_e_Despesas'.N130]+[$'4-Custos_e_Despesas'.N141])*[.N7]/30" office:value-type="float" office:value="1672254.81481481" calcext:value-type="float">
            <text:p>1.672.255 </text:p>
          </table:table-cell>
          <table:table-cell table:style-name="ce426"/>
          <table:table-cell table:style-name="ce343" office:value-type="float" office:value="1672254.81481481" calcext:value-type="float">
            <text:p>1.672.255 </text:p>
          </table:table-cell>
          <table:table-cell table:style-name="ce426"/>
          <table:table-cell table:style-name="ce343" table:formula="of:=[.N35]-[.P35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Salários e Encargos a Pagar</text:p>
          </table:table-cell>
          <table:table-cell table:style-name="ce436" office:value-type="float" office:value="350000" calcext:value-type="float">
            <text:p>350.000 </text:p>
          </table:table-cell>
          <table:table-cell table:style-name="ce343" table:formula="of:=-[$'4-Custos_e_Despesas'.C83]" office:value-type="float" office:value="346000" calcext:value-type="float">
            <text:p>346.000 </text:p>
          </table:table-cell>
          <table:table-cell table:style-name="ce343" table:formula="of:=-[$'4-Custos_e_Despesas'.D83]" office:value-type="float" office:value="346000" calcext:value-type="float">
            <text:p>346.000 </text:p>
          </table:table-cell>
          <table:table-cell table:style-name="ce343" table:formula="of:=-[$'4-Custos_e_Despesas'.E83]" office:value-type="float" office:value="346000" calcext:value-type="float">
            <text:p>346.000 </text:p>
          </table:table-cell>
          <table:table-cell table:style-name="ce343" table:formula="of:=-[$'4-Custos_e_Despesas'.F83]" office:value-type="float" office:value="362000" calcext:value-type="float">
            <text:p>362.000 </text:p>
          </table:table-cell>
          <table:table-cell table:style-name="ce343" table:formula="of:=-[$'4-Custos_e_Despesas'.G83]" office:value-type="float" office:value="362000" calcext:value-type="float">
            <text:p>362.000 </text:p>
          </table:table-cell>
          <table:table-cell table:style-name="ce343" table:formula="of:=-[$'4-Custos_e_Despesas'.H83]" office:value-type="float" office:value="376480" calcext:value-type="float">
            <text:p>376.480 </text:p>
          </table:table-cell>
          <table:table-cell table:style-name="ce343" table:formula="of:=-[$'4-Custos_e_Despesas'.I83]" office:value-type="float" office:value="376480" calcext:value-type="float">
            <text:p>376.480 </text:p>
          </table:table-cell>
          <table:table-cell table:style-name="ce343" table:formula="of:=-[$'4-Custos_e_Despesas'.J83]" office:value-type="float" office:value="376480" calcext:value-type="float">
            <text:p>376.480 </text:p>
          </table:table-cell>
          <table:table-cell table:style-name="ce343" table:formula="of:=-[$'4-Custos_e_Despesas'.K83]" office:value-type="float" office:value="376480" calcext:value-type="float">
            <text:p>376.480 </text:p>
          </table:table-cell>
          <table:table-cell table:style-name="ce343" table:formula="of:=-[$'4-Custos_e_Despesas'.L83]" office:value-type="float" office:value="376480" calcext:value-type="float">
            <text:p>376.480 </text:p>
          </table:table-cell>
          <table:table-cell table:style-name="ce343" table:formula="of:=-[$'4-Custos_e_Despesas'.M83]" office:value-type="float" office:value="376480" calcext:value-type="float">
            <text:p>376.480 </text:p>
          </table:table-cell>
          <table:table-cell table:style-name="ce343" table:formula="of:=-[$'4-Custos_e_Despesas'.N83]" office:value-type="float" office:value="376480" calcext:value-type="float">
            <text:p>376.480 </text:p>
          </table:table-cell>
          <table:table-cell table:style-name="ce427"/>
          <table:table-cell table:style-name="ce343" office:value-type="float" office:value="376480" calcext:value-type="float">
            <text:p>376.480 </text:p>
          </table:table-cell>
          <table:table-cell table:style-name="ce427"/>
          <table:table-cell table:style-name="ce343" table:formula="of:=[.N36]-[.P36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1" office:value-type="string" calcext:value-type="string">
            <text:p>Provisão para Férias e 13º Salários</text:p>
          </table:table-cell>
          <table:table-cell table:style-name="ce436" office:value-type="float" office:value="0" calcext:value-type="float">
            <text:p>0 </text:p>
          </table:table-cell>
          <table:table-cell table:style-name="ce343" table:formula="of:=[.B37]-[$'4-Custos_e_Despesas'.C83]*(1/12)*1.33333+[.C12]" office:value-type="float" office:value="38444.3483333333" calcext:value-type="float">
            <text:p>38.444 </text:p>
          </table:table-cell>
          <table:table-cell table:style-name="ce343" table:formula="of:=[.C37]-[$'4-Custos_e_Despesas'.D83]*(1/12)*1.33333+[.D12]" office:value-type="float" office:value="76888.6966666667" calcext:value-type="float">
            <text:p>76.889 </text:p>
          </table:table-cell>
          <table:table-cell table:style-name="ce343" table:formula="of:=[.D37]-[$'4-Custos_e_Despesas'.E83]*(1/12)*1.33333+[.E12]" office:value-type="float" office:value="115333.045" calcext:value-type="float">
            <text:p>115.333 </text:p>
          </table:table-cell>
          <table:table-cell table:style-name="ce343" table:formula="of:=[.E37]-[$'4-Custos_e_Despesas'.F83]*(1/12)*1.33333+[.F12]" office:value-type="float" office:value="155555.166666667" calcext:value-type="float">
            <text:p>155.555 </text:p>
          </table:table-cell>
          <table:table-cell table:style-name="ce343" table:formula="of:=[.F37]-[$'4-Custos_e_Despesas'.G83]*(1/12)*1.33333+[.G12]" office:value-type="float" office:value="195777.288333333" calcext:value-type="float">
            <text:p>195.777 </text:p>
          </table:table-cell>
          <table:table-cell table:style-name="ce343" table:formula="of:=[.G37]-[$'4-Custos_e_Despesas'.H83]*(1/12)*1.33333+[.H12]" office:value-type="float" office:value="237608.294866667" calcext:value-type="float">
            <text:p>237.608 </text:p>
          </table:table-cell>
          <table:table-cell table:style-name="ce343" table:formula="of:=[.H37]-[$'4-Custos_e_Despesas'.I83]*(1/12)*1.33333+[.I12]" office:value-type="float" office:value="279439.3014" calcext:value-type="float">
            <text:p>279.439 </text:p>
          </table:table-cell>
          <table:table-cell table:style-name="ce343" table:formula="of:=[.I37]-[$'4-Custos_e_Despesas'.J83]*(1/12)*1.33333+[.J12]" office:value-type="float" office:value="321270.307933333" calcext:value-type="float">
            <text:p>321.270 </text:p>
          </table:table-cell>
          <table:table-cell table:style-name="ce343" table:formula="of:=[.J37]-[$'4-Custos_e_Despesas'.K83]*(1/12)*1.33333+[.K12]" office:value-type="float" office:value="363101.314466667" calcext:value-type="float">
            <text:p>363.101 </text:p>
          </table:table-cell>
          <table:table-cell table:style-name="ce343" table:formula="of:=[.K37]-[$'4-Custos_e_Despesas'.L83]*(1/12)*1.33333+[.L12]" office:value-type="float" office:value="404932.321" calcext:value-type="float">
            <text:p>404.932 </text:p>
          </table:table-cell>
          <table:table-cell table:style-name="ce343" table:formula="of:=[.L37]-[$'4-Custos_e_Despesas'.M83]*(1/12)*1.33333+[.M12]" office:value-type="float" office:value="246763.327533333" calcext:value-type="float">
            <text:p>246.763 </text:p>
          </table:table-cell>
          <table:table-cell table:style-name="ce343" table:formula="of:=[.M37]-[$'4-Custos_e_Despesas'.N83]*(1/12)*1.33333+[.N12]" office:value-type="float" office:value="-61405.6659333334" calcext:value-type="float">
            <text:p>-61.406 </text:p>
          </table:table-cell>
          <table:table-cell table:style-name="ce427"/>
          <table:table-cell table:style-name="ce343" office:value-type="float" office:value="-61405.6659333334" calcext:value-type="float">
            <text:p>-61.406 </text:p>
          </table:table-cell>
          <table:table-cell table:style-name="ce427"/>
          <table:table-cell table:style-name="ce343" table:formula="of:=[.N37]-[.P37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1" office:value-type="string" calcext:value-type="string">
            <text:p>IR/CSLL a Pagar</text:p>
          </table:table-cell>
          <table:table-cell table:style-name="ce436" office:value-type="float" office:value="70000" calcext:value-type="float">
            <text:p>70.000 </text:p>
          </table:table-cell>
          <table:table-cell table:style-name="ce343" table:formula="of:=-[$'6-DRE'.C40]/30*[.C9]" office:value-type="float" office:value="61372.8204651193" calcext:value-type="float">
            <text:p>61.373 </text:p>
          </table:table-cell>
          <table:table-cell table:style-name="ce343" table:formula="of:=-[$'6-DRE'.D40]/30*[.D9]" office:value-type="float" office:value="61829.9697032344" calcext:value-type="float">
            <text:p>61.830 </text:p>
          </table:table-cell>
          <table:table-cell table:style-name="ce343" table:formula="of:=-[$'6-DRE'.E40]/30*[.E9]" office:value-type="float" office:value="61019.0824921119" calcext:value-type="float">
            <text:p>61.019 </text:p>
          </table:table-cell>
          <table:table-cell table:style-name="ce343" table:formula="of:=-[$'6-DRE'.F40]/30*[.F9]" office:value-type="float" office:value="56007.9041827668" calcext:value-type="float">
            <text:p>56.008 </text:p>
          </table:table-cell>
          <table:table-cell table:style-name="ce343" table:formula="of:=-[$'6-DRE'.G40]/30*[.G9]" office:value-type="float" office:value="56438.8769532348" calcext:value-type="float">
            <text:p>56.439 </text:p>
          </table:table-cell>
          <table:table-cell table:style-name="ce343" table:formula="of:=-[$'6-DRE'.H40]/30*[.H9]" office:value-type="float" office:value="51948.8438251122" calcext:value-type="float">
            <text:p>51.949 </text:p>
          </table:table-cell>
          <table:table-cell table:style-name="ce343" table:formula="of:=-[$'6-DRE'.I40]/30*[.I9]" office:value-type="float" office:value="52384.2486804272" calcext:value-type="float">
            <text:p>52.384 </text:p>
          </table:table-cell>
          <table:table-cell table:style-name="ce343" table:formula="of:=-[$'6-DRE'.J40]/30*[.J9]" office:value-type="float" office:value="52821.9362788484" calcext:value-type="float">
            <text:p>52.822 </text:p>
          </table:table-cell>
          <table:table-cell table:style-name="ce343" table:formula="of:=-[$'6-DRE'.K40]/30*[.K9]" office:value-type="float" office:value="53261.9522752381" calcext:value-type="float">
            <text:p>53.262 </text:p>
          </table:table-cell>
          <table:table-cell table:style-name="ce343" table:formula="of:=-[$'6-DRE'.L40]/30*[.L9]" office:value-type="float" office:value="51779.8599752381" calcext:value-type="float">
            <text:p>51.780 </text:p>
          </table:table-cell>
          <table:table-cell table:style-name="ce343" table:formula="of:=-[$'6-DRE'.M40]/30*[.M9]" office:value-type="float" office:value="52074.9060107716" calcext:value-type="float">
            <text:p>52.075 </text:p>
          </table:table-cell>
          <table:table-cell table:style-name="ce343" table:formula="of:=-[$'6-DRE'.N40]/30*[.N9]" office:value-type="float" office:value="52352.3305342337" calcext:value-type="float">
            <text:p>52.352 </text:p>
          </table:table-cell>
          <table:table-cell table:style-name="ce426"/>
          <table:table-cell table:style-name="ce343" office:value-type="float" office:value="52352.3305342337" calcext:value-type="float">
            <text:p>52.352 </text:p>
          </table:table-cell>
          <table:table-cell table:style-name="ce426"/>
          <table:table-cell table:style-name="ce343" table:formula="of:=[.N38]-[.P38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Tributos a Pagar</text:p>
          </table:table-cell>
          <table:table-cell table:style-name="ce436" office:value-type="float" office:value="280000" calcext:value-type="float">
            <text:p>280.000 </text:p>
          </table:table-cell>
          <table:table-cell table:style-name="ce343" table:formula="of:=(-[$'1-Orçamento_de_Vendas'.C105]-[$'2-Custo_de_Matéria-Prima'.C64])/30*[.C8]" office:value-type="float" office:value="368555.555555556" calcext:value-type="float">
            <text:p>368.556 </text:p>
          </table:table-cell>
          <table:table-cell table:style-name="ce343" table:formula="of:=(-[$'1-Orçamento_de_Vendas'.D105]-[$'2-Custo_de_Matéria-Prima'.D64])/30*[.D8]" office:value-type="float" office:value="368555.555555556" calcext:value-type="float">
            <text:p>368.556 </text:p>
          </table:table-cell>
          <table:table-cell table:style-name="ce343" table:formula="of:=(-[$'1-Orçamento_de_Vendas'.E105]-[$'2-Custo_de_Matéria-Prima'.E64])/30*[.E8]" office:value-type="float" office:value="368555.555555556" calcext:value-type="float">
            <text:p>368.556 </text:p>
          </table:table-cell>
          <table:table-cell table:style-name="ce343" table:formula="of:=(-[$'1-Orçamento_de_Vendas'.F105]-[$'2-Custo_de_Matéria-Prima'.F64])/30*[.F8]" office:value-type="float" office:value="368555.555555556" calcext:value-type="float">
            <text:p>368.556 </text:p>
          </table:table-cell>
          <table:table-cell table:style-name="ce343" table:formula="of:=(-[$'1-Orçamento_de_Vendas'.G105]-[$'2-Custo_de_Matéria-Prima'.G64])/30*[.G8]" office:value-type="float" office:value="368555.555555556" calcext:value-type="float">
            <text:p>368.556 </text:p>
          </table:table-cell>
          <table:table-cell table:style-name="ce343" table:formula="of:=(-[$'1-Orçamento_de_Vendas'.H105]-[$'2-Custo_de_Matéria-Prima'.H64])/30*[.H8]" office:value-type="float" office:value="368555.555555556" calcext:value-type="float">
            <text:p>368.556 </text:p>
          </table:table-cell>
          <table:table-cell table:style-name="ce343" table:formula="of:=(-[$'1-Orçamento_de_Vendas'.I105]-[$'2-Custo_de_Matéria-Prima'.I64])/30*[.I8]" office:value-type="float" office:value="368555.555555556" calcext:value-type="float">
            <text:p>368.556 </text:p>
          </table:table-cell>
          <table:table-cell table:style-name="ce343" table:formula="of:=(-[$'1-Orçamento_de_Vendas'.J105]-[$'2-Custo_de_Matéria-Prima'.J64])/30*[.J8]" office:value-type="float" office:value="368555.555555556" calcext:value-type="float">
            <text:p>368.556 </text:p>
          </table:table-cell>
          <table:table-cell table:style-name="ce343" table:formula="of:=(-[$'1-Orçamento_de_Vendas'.K105]-[$'2-Custo_de_Matéria-Prima'.K64])/30*[.K8]" office:value-type="float" office:value="368555.555555556" calcext:value-type="float">
            <text:p>368.556 </text:p>
          </table:table-cell>
          <table:table-cell table:style-name="ce343" table:formula="of:=(-[$'1-Orçamento_de_Vendas'.L105]-[$'2-Custo_de_Matéria-Prima'.L64])/30*[.L8]" office:value-type="float" office:value="368555.555555556" calcext:value-type="float">
            <text:p>368.556 </text:p>
          </table:table-cell>
          <table:table-cell table:style-name="ce343" table:formula="of:=(-[$'1-Orçamento_de_Vendas'.M105]-[$'2-Custo_de_Matéria-Prima'.M64])/30*[.M8]" office:value-type="float" office:value="368555.555555556" calcext:value-type="float">
            <text:p>368.556 </text:p>
          </table:table-cell>
          <table:table-cell table:style-name="ce343" table:formula="of:=(-[$'1-Orçamento_de_Vendas'.N105]-[$'2-Custo_de_Matéria-Prima'.N64])/30*[.N8]" office:value-type="float" office:value="368555.555555556" calcext:value-type="float">
            <text:p>368.556 </text:p>
          </table:table-cell>
          <table:table-cell table:style-name="ce426"/>
          <table:table-cell table:style-name="ce343" office:value-type="float" office:value="368555.555555556" calcext:value-type="float">
            <text:p>368.556 </text:p>
          </table:table-cell>
          <table:table-cell table:style-name="ce426"/>
          <table:table-cell table:style-name="ce343" table:formula="of:=[.N39]-[.P39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Adiantamento de Clientes</text:p>
          </table:table-cell>
          <table:table-cell table:style-name="ce436" office:value-type="float" office:value="0" calcext:value-type="float">
            <text:p>0 </text:p>
          </table:table-cell>
          <table:table-cell table:style-name="ce343" table:formula="of:=+[.B40]+[.C13]" office:value-type="float" office:value="0" calcext:value-type="float">
            <text:p>0 </text:p>
          </table:table-cell>
          <table:table-cell table:style-name="ce343" table:formula="of:=+[.C40]+[.D13]" office:value-type="float" office:value="0" calcext:value-type="float">
            <text:p>0 </text:p>
          </table:table-cell>
          <table:table-cell table:style-name="ce343" table:formula="of:=+[.D40]+[.E13]" office:value-type="float" office:value="0" calcext:value-type="float">
            <text:p>0 </text:p>
          </table:table-cell>
          <table:table-cell table:style-name="ce343" table:formula="of:=+[.E40]+[.F13]" office:value-type="float" office:value="0" calcext:value-type="float">
            <text:p>0 </text:p>
          </table:table-cell>
          <table:table-cell table:style-name="ce343" table:formula="of:=+[.F40]+[.G13]" office:value-type="float" office:value="0" calcext:value-type="float">
            <text:p>0 </text:p>
          </table:table-cell>
          <table:table-cell table:style-name="ce343" table:formula="of:=+[.G40]+[.H13]" office:value-type="float" office:value="0" calcext:value-type="float">
            <text:p>0 </text:p>
          </table:table-cell>
          <table:table-cell table:style-name="ce343" table:formula="of:=+[.H40]+[.I13]" office:value-type="float" office:value="0" calcext:value-type="float">
            <text:p>0 </text:p>
          </table:table-cell>
          <table:table-cell table:style-name="ce343" table:formula="of:=+[.I40]+[.J13]" office:value-type="float" office:value="0" calcext:value-type="float">
            <text:p>0 </text:p>
          </table:table-cell>
          <table:table-cell table:style-name="ce343" table:formula="of:=+[.J40]+[.K13]" office:value-type="float" office:value="0" calcext:value-type="float">
            <text:p>0 </text:p>
          </table:table-cell>
          <table:table-cell table:style-name="ce343" table:formula="of:=+[.K40]+[.L13]" office:value-type="float" office:value="0" calcext:value-type="float">
            <text:p>0 </text:p>
          </table:table-cell>
          <table:table-cell table:style-name="ce343" table:formula="of:=+[.L40]+[.M13]" office:value-type="float" office:value="0" calcext:value-type="float">
            <text:p>0 </text:p>
          </table:table-cell>
          <table:table-cell table:style-name="ce343" table:formula="of:=+[.M40]+[.N13]" office:value-type="float" office:value="0" calcext:value-type="float">
            <text:p>0 </text:p>
          </table:table-cell>
          <table:table-cell table:style-name="ce427"/>
          <table:table-cell table:style-name="ce343" office:value-type="float" office:value="0" calcext:value-type="float">
            <text:p>0 </text:p>
          </table:table-cell>
          <table:table-cell table:style-name="ce427"/>
          <table:table-cell table:style-name="ce343" table:formula="of:=[.N40]-[.P40]" office:value-type="float" office:value="0" calcext:value-type="float">
            <text:p>0 </text:p>
          </table:table-cell>
          <table:table-cell table:style-name="ce427"/>
          <table:table-cell table:number-columns-repeated="1005"/>
        </table:table-row>
        <table:table-row table:style-name="ro1">
          <table:table-cell table:style-name="ce431" office:value-type="string" calcext:value-type="string">
            <text:p>Instituições Financeiras CP</text:p>
          </table:table-cell>
          <table:table-cell table:style-name="ce343" table:formula="of:=[$'5-Financiamentos'.B130]" office:value-type="float" office:value="682804.633715298" calcext:value-type="float">
            <text:p>682.805 </text:p>
          </table:table-cell>
          <table:table-cell table:style-name="ce343" table:formula="of:=[$'5-Financiamentos'.C130]" office:value-type="float" office:value="642938.806717478" calcext:value-type="float">
            <text:p>642.939 </text:p>
          </table:table-cell>
          <table:table-cell table:style-name="ce343" table:formula="of:=[$'5-Financiamentos'.D130]" office:value-type="float" office:value="654991.150359189" calcext:value-type="float">
            <text:p>654.991 </text:p>
          </table:table-cell>
          <table:table-cell table:style-name="ce343" table:formula="of:=[$'5-Financiamentos'.E130]" office:value-type="float" office:value="613400.028053221" calcext:value-type="float">
            <text:p>613.400 </text:p>
          </table:table-cell>
          <table:table-cell table:style-name="ce343" table:formula="of:=[$'5-Financiamentos'.F130]" office:value-type="float" office:value="571492.570480621" calcext:value-type="float">
            <text:p>571.493 </text:p>
          </table:table-cell>
          <table:table-cell table:style-name="ce343" table:formula="of:=[$'5-Financiamentos'.G130]" office:value-type="float" office:value="525929.117602723" calcext:value-type="float">
            <text:p>525.929 </text:p>
          </table:table-cell>
          <table:table-cell table:style-name="ce343" table:formula="of:=[$'5-Financiamentos'.H130]" office:value-type="float" office:value="474842.105068975" calcext:value-type="float">
            <text:p>474.842 </text:p>
          </table:table-cell>
          <table:table-cell table:style-name="ce343" table:formula="of:=[$'5-Financiamentos'.I130]" office:value-type="float" office:value="423419.395019597" calcext:value-type="float">
            <text:p>423.419 </text:p>
          </table:table-cell>
          <table:table-cell table:style-name="ce343" table:formula="of:=[$'5-Financiamentos'.J130]" office:value-type="float" office:value="368320.940170939" calcext:value-type="float">
            <text:p>368.321 </text:p>
          </table:table-cell>
          <table:table-cell table:style-name="ce343" table:formula="of:=[$'5-Financiamentos'.K130]" office:value-type="float" office:value="402685.470085469" calcext:value-type="float">
            <text:p>402.685 </text:p>
          </table:table-cell>
          <table:table-cell table:style-name="ce343" table:formula="of:=[$'5-Financiamentos'.L130]" office:value-type="float" office:value="363549.107063778" calcext:value-type="float">
            <text:p>363.549 </text:p>
          </table:table-cell>
          <table:table-cell table:style-name="ce343" table:formula="of:=[$'5-Financiamentos'.M130]" office:value-type="float" office:value="326725.980641412" calcext:value-type="float">
            <text:p>326.726 </text:p>
          </table:table-cell>
          <table:table-cell table:style-name="ce343" table:formula="of:=[$'5-Financiamentos'.N130]" office:value-type="float" office:value="294019.574792981" calcext:value-type="float">
            <text:p>294.020 </text:p>
          </table:table-cell>
          <table:table-cell table:style-name="ce426"/>
          <table:table-cell table:style-name="ce343" office:value-type="float" office:value="294019.574792981" calcext:value-type="float">
            <text:p>294.020 </text:p>
          </table:table-cell>
          <table:table-cell table:style-name="ce426"/>
          <table:table-cell table:style-name="ce343" table:formula="of:=[.N41]-[.P41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Outras Contas a Pagar</text:p>
          </table:table-cell>
          <table:table-cell table:style-name="ce436" office:value-type="float" office:value="50000" calcext:value-type="float">
            <text:p>50.000 </text:p>
          </table:table-cell>
          <table:table-cell table:style-name="ce343" table:formula="of:=+[.B42]" office:value-type="float" office:value="50000" calcext:value-type="float">
            <text:p>50.000 </text:p>
          </table:table-cell>
          <table:table-cell table:style-name="ce343" table:formula="of:=+[.C42]" office:value-type="float" office:value="50000" calcext:value-type="float">
            <text:p>50.000 </text:p>
          </table:table-cell>
          <table:table-cell table:style-name="ce343" table:formula="of:=+[.D42]" office:value-type="float" office:value="50000" calcext:value-type="float">
            <text:p>50.000 </text:p>
          </table:table-cell>
          <table:table-cell table:style-name="ce343" table:formula="of:=+[.E42]" office:value-type="float" office:value="50000" calcext:value-type="float">
            <text:p>50.000 </text:p>
          </table:table-cell>
          <table:table-cell table:style-name="ce343" table:formula="of:=+[.F42]" office:value-type="float" office:value="50000" calcext:value-type="float">
            <text:p>50.000 </text:p>
          </table:table-cell>
          <table:table-cell table:style-name="ce343" table:formula="of:=+[.G42]" office:value-type="float" office:value="50000" calcext:value-type="float">
            <text:p>50.000 </text:p>
          </table:table-cell>
          <table:table-cell table:style-name="ce343" table:formula="of:=+[.H42]" office:value-type="float" office:value="50000" calcext:value-type="float">
            <text:p>50.000 </text:p>
          </table:table-cell>
          <table:table-cell table:style-name="ce343" table:formula="of:=+[.I42]" office:value-type="float" office:value="50000" calcext:value-type="float">
            <text:p>50.000 </text:p>
          </table:table-cell>
          <table:table-cell table:style-name="ce343" table:formula="of:=+[.J42]" office:value-type="float" office:value="50000" calcext:value-type="float">
            <text:p>50.000 </text:p>
          </table:table-cell>
          <table:table-cell table:style-name="ce343" table:formula="of:=+[.K42]" office:value-type="float" office:value="50000" calcext:value-type="float">
            <text:p>50.000 </text:p>
          </table:table-cell>
          <table:table-cell table:style-name="ce343" table:formula="of:=+[.L42]" office:value-type="float" office:value="50000" calcext:value-type="float">
            <text:p>50.000 </text:p>
          </table:table-cell>
          <table:table-cell table:style-name="ce343" table:formula="of:=+[.M42]" office:value-type="float" office:value="50000" calcext:value-type="float">
            <text:p>50.000 </text:p>
          </table:table-cell>
          <table:table-cell table:style-name="ce426"/>
          <table:table-cell table:style-name="ce343" office:value-type="float" office:value="50000" calcext:value-type="float">
            <text:p>50.000 </text:p>
          </table:table-cell>
          <table:table-cell table:style-name="ce426"/>
          <table:table-cell table:style-name="ce343" table:formula="of:=[.N42]-[.P42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2" office:value-type="string" calcext:value-type="string">
            <text:p>Não Circulante</text:p>
          </table:table-cell>
          <table:table-cell table:style-name="ce435" table:formula="of:=SUM([.B44:.B47])" office:value-type="float" office:value="1667055.55555556" calcext:value-type="float">
            <text:p>1.667.056 </text:p>
          </table:table-cell>
          <table:table-cell table:style-name="ce435" table:formula="of:=SUM([.C44:.C47])" office:value-type="float" office:value="1637000" calcext:value-type="float">
            <text:p>1.637.000 </text:p>
          </table:table-cell>
          <table:table-cell table:style-name="ce435" table:formula="of:=SUM([.D44:.D47])" office:value-type="float" office:value="1721388.88888889" calcext:value-type="float">
            <text:p>1.721.389 </text:p>
          </table:table-cell>
          <table:table-cell table:style-name="ce435" table:formula="of:=SUM([.E44:.E47])" office:value-type="float" office:value="1694666.66666667" calcext:value-type="float">
            <text:p>1.694.667 </text:p>
          </table:table-cell>
          <table:table-cell table:style-name="ce435" table:formula="of:=SUM([.F44:.F47])" office:value-type="float" office:value="1667944.44444444" calcext:value-type="float">
            <text:p>1.667.944 </text:p>
          </table:table-cell>
          <table:table-cell table:style-name="ce435" table:formula="of:=SUM([.G44:.G47])" office:value-type="float" office:value="1644555.55555556" calcext:value-type="float">
            <text:p>1.644.556 </text:p>
          </table:table-cell>
          <table:table-cell table:style-name="ce435" table:formula="of:=SUM([.H44:.H47])" office:value-type="float" office:value="1626361.11111111" calcext:value-type="float">
            <text:p>1.626.361 </text:p>
          </table:table-cell>
          <table:table-cell table:style-name="ce435" table:formula="of:=SUM([.I44:.I47])" office:value-type="float" office:value="1608166.66666667" calcext:value-type="float">
            <text:p>1.608.167 </text:p>
          </table:table-cell>
          <table:table-cell table:style-name="ce435" table:formula="of:=SUM([.J44:.J47])" office:value-type="float" office:value="1593305.55555556" calcext:value-type="float">
            <text:p>1.593.306 </text:p>
          </table:table-cell>
          <table:table-cell table:style-name="ce435" table:formula="of:=SUM([.K44:.K47])" office:value-type="float" office:value="1650444.44444444" calcext:value-type="float">
            <text:p>1.650.444 </text:p>
          </table:table-cell>
          <table:table-cell table:style-name="ce435" table:formula="of:=SUM([.L44:.L47])" office:value-type="float" office:value="1639048.71851217" calcext:value-type="float">
            <text:p>1.639.049 </text:p>
          </table:table-cell>
          <table:table-cell table:style-name="ce435" table:formula="of:=SUM([.M44:.M47])" office:value-type="float" office:value="1627567.94683081" calcext:value-type="float">
            <text:p>1.627.568 </text:p>
          </table:table-cell>
          <table:table-cell table:style-name="ce435" table:formula="of:=SUM([.N44:.N47])" office:value-type="float" office:value="1617445.23665029" calcext:value-type="float">
            <text:p>1.617.445 </text:p>
          </table:table-cell>
          <table:table-cell table:style-name="ce426"/>
          <table:table-cell table:style-name="ce435" office:value-type="float" office:value="1617445.23665029" calcext:value-type="float">
            <text:p>1.617.445 </text:p>
          </table:table-cell>
          <table:table-cell table:style-name="ce426"/>
          <table:table-cell table:style-name="ce435" table:formula="of:=[.N43]-[.P43]" office:value-type="float" office:value="0" calcext:value-type="float">
            <text:p>0 </text:p>
          </table:table-cell>
          <table:table-cell table:style-name="ce426"/>
          <table:table-cell table:style-name="ce349" table:number-columns-repeated="1005"/>
        </table:table-row>
        <table:table-row table:style-name="ro1">
          <table:table-cell table:style-name="ce431" office:value-type="string" calcext:value-type="string">
            <text:p>Impostos a Pagar</text:p>
          </table:table-cell>
          <table:table-cell table:style-name="ce436" office:value-type="float" office:value="0" calcext:value-type="float">
            <text:p>0 </text:p>
          </table:table-cell>
          <table:table-cell table:style-name="ce343" table:formula="of:=+[.B44]" office:value-type="float" office:value="0" calcext:value-type="float">
            <text:p>0 </text:p>
          </table:table-cell>
          <table:table-cell table:style-name="ce343" table:formula="of:=+[.C44]" office:value-type="float" office:value="0" calcext:value-type="float">
            <text:p>0 </text:p>
          </table:table-cell>
          <table:table-cell table:style-name="ce343" table:formula="of:=+[.D44]" office:value-type="float" office:value="0" calcext:value-type="float">
            <text:p>0 </text:p>
          </table:table-cell>
          <table:table-cell table:style-name="ce343" table:formula="of:=+[.E44]" office:value-type="float" office:value="0" calcext:value-type="float">
            <text:p>0 </text:p>
          </table:table-cell>
          <table:table-cell table:style-name="ce343" table:formula="of:=+[.F44]" office:value-type="float" office:value="0" calcext:value-type="float">
            <text:p>0 </text:p>
          </table:table-cell>
          <table:table-cell table:style-name="ce343" table:formula="of:=+[.G44]" office:value-type="float" office:value="0" calcext:value-type="float">
            <text:p>0 </text:p>
          </table:table-cell>
          <table:table-cell table:style-name="ce343" table:formula="of:=+[.H44]" office:value-type="float" office:value="0" calcext:value-type="float">
            <text:p>0 </text:p>
          </table:table-cell>
          <table:table-cell table:style-name="ce343" table:formula="of:=+[.I44]" office:value-type="float" office:value="0" calcext:value-type="float">
            <text:p>0 </text:p>
          </table:table-cell>
          <table:table-cell table:style-name="ce343" table:formula="of:=+[.J44]" office:value-type="float" office:value="0" calcext:value-type="float">
            <text:p>0 </text:p>
          </table:table-cell>
          <table:table-cell table:style-name="ce343" table:formula="of:=+[.K44]" office:value-type="float" office:value="0" calcext:value-type="float">
            <text:p>0 </text:p>
          </table:table-cell>
          <table:table-cell table:style-name="ce343" table:formula="of:=+[.L44]" office:value-type="float" office:value="0" calcext:value-type="float">
            <text:p>0 </text:p>
          </table:table-cell>
          <table:table-cell table:style-name="ce343" table:formula="of:=+[.M44]" office:value-type="float" office:value="0" calcext:value-type="float">
            <text:p>0 </text:p>
          </table:table-cell>
          <table:table-cell table:style-name="ce426"/>
          <table:table-cell table:style-name="ce343" office:value-type="float" office:value="0" calcext:value-type="float">
            <text:p>0 </text:p>
          </table:table-cell>
          <table:table-cell table:style-name="ce426"/>
          <table:table-cell table:style-name="ce343" table:formula="of:=[.N44]-[.P44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Parcelamento de Impostos</text:p>
          </table:table-cell>
          <table:table-cell table:style-name="ce436" office:value-type="float" office:value="0" calcext:value-type="float">
            <text:p>0 </text:p>
          </table:table-cell>
          <table:table-cell table:style-name="ce343" table:formula="of:=+[.B45]" office:value-type="float" office:value="0" calcext:value-type="float">
            <text:p>0 </text:p>
          </table:table-cell>
          <table:table-cell table:style-name="ce343" table:formula="of:=+[.C45]" office:value-type="float" office:value="0" calcext:value-type="float">
            <text:p>0 </text:p>
          </table:table-cell>
          <table:table-cell table:style-name="ce343" table:formula="of:=+[.D45]" office:value-type="float" office:value="0" calcext:value-type="float">
            <text:p>0 </text:p>
          </table:table-cell>
          <table:table-cell table:style-name="ce343" table:formula="of:=+[.E45]" office:value-type="float" office:value="0" calcext:value-type="float">
            <text:p>0 </text:p>
          </table:table-cell>
          <table:table-cell table:style-name="ce343" table:formula="of:=+[.F45]" office:value-type="float" office:value="0" calcext:value-type="float">
            <text:p>0 </text:p>
          </table:table-cell>
          <table:table-cell table:style-name="ce343" table:formula="of:=+[.G45]" office:value-type="float" office:value="0" calcext:value-type="float">
            <text:p>0 </text:p>
          </table:table-cell>
          <table:table-cell table:style-name="ce343" table:formula="of:=+[.H45]" office:value-type="float" office:value="0" calcext:value-type="float">
            <text:p>0 </text:p>
          </table:table-cell>
          <table:table-cell table:style-name="ce343" table:formula="of:=+[.I45]" office:value-type="float" office:value="0" calcext:value-type="float">
            <text:p>0 </text:p>
          </table:table-cell>
          <table:table-cell table:style-name="ce343" table:formula="of:=+[.J45]" office:value-type="float" office:value="0" calcext:value-type="float">
            <text:p>0 </text:p>
          </table:table-cell>
          <table:table-cell table:style-name="ce343" table:formula="of:=+[.K45]" office:value-type="float" office:value="0" calcext:value-type="float">
            <text:p>0 </text:p>
          </table:table-cell>
          <table:table-cell table:style-name="ce343" table:formula="of:=+[.L45]" office:value-type="float" office:value="0" calcext:value-type="float">
            <text:p>0 </text:p>
          </table:table-cell>
          <table:table-cell table:style-name="ce343" table:formula="of:=+[.M45]" office:value-type="float" office:value="0" calcext:value-type="float">
            <text:p>0 </text:p>
          </table:table-cell>
          <table:table-cell table:style-name="ce426"/>
          <table:table-cell table:style-name="ce343" office:value-type="float" office:value="0" calcext:value-type="float">
            <text:p>0 </text:p>
          </table:table-cell>
          <table:table-cell table:style-name="ce426"/>
          <table:table-cell table:style-name="ce343" table:formula="of:=[.N45]-[.P45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Instituições Financeiras LP</text:p>
          </table:table-cell>
          <table:table-cell table:style-name="ce343" table:formula="of:=+[$'5-Financiamentos'.B131]" office:value-type="float" office:value="167055.555555556" calcext:value-type="float">
            <text:p>167.056 </text:p>
          </table:table-cell>
          <table:table-cell table:style-name="ce343" table:formula="of:=+[$'5-Financiamentos'.C131]" office:value-type="float" office:value="137000" calcext:value-type="float">
            <text:p>137.000 </text:p>
          </table:table-cell>
          <table:table-cell table:style-name="ce343" table:formula="of:=+[$'5-Financiamentos'.D131]" office:value-type="float" office:value="221388.888888889" calcext:value-type="float">
            <text:p>221.389 </text:p>
          </table:table-cell>
          <table:table-cell table:style-name="ce343" table:formula="of:=+[$'5-Financiamentos'.E131]" office:value-type="float" office:value="194666.666666667" calcext:value-type="float">
            <text:p>194.667 </text:p>
          </table:table-cell>
          <table:table-cell table:style-name="ce343" table:formula="of:=+[$'5-Financiamentos'.F131]" office:value-type="float" office:value="167944.444444444" calcext:value-type="float">
            <text:p>167.944 </text:p>
          </table:table-cell>
          <table:table-cell table:style-name="ce343" table:formula="of:=+[$'5-Financiamentos'.G131]" office:value-type="float" office:value="144555.555555556" calcext:value-type="float">
            <text:p>144.556 </text:p>
          </table:table-cell>
          <table:table-cell table:style-name="ce343" table:formula="of:=+[$'5-Financiamentos'.H131]" office:value-type="float" office:value="126361.111111111" calcext:value-type="float">
            <text:p>126.361 </text:p>
          </table:table-cell>
          <table:table-cell table:style-name="ce343" table:formula="of:=+[$'5-Financiamentos'.I131]" office:value-type="float" office:value="108166.666666667" calcext:value-type="float">
            <text:p>108.167 </text:p>
          </table:table-cell>
          <table:table-cell table:style-name="ce343" table:formula="of:=+[$'5-Financiamentos'.J131]" office:value-type="float" office:value="93305.5555555556" calcext:value-type="float">
            <text:p>93.306 </text:p>
          </table:table-cell>
          <table:table-cell table:style-name="ce343" table:formula="of:=+[$'5-Financiamentos'.K131]" office:value-type="float" office:value="150444.444444444" calcext:value-type="float">
            <text:p>150.444 </text:p>
          </table:table-cell>
          <table:table-cell table:style-name="ce343" table:formula="of:=+[$'5-Financiamentos'.L131]" office:value-type="float" office:value="139048.718512167" calcext:value-type="float">
            <text:p>139.049 </text:p>
          </table:table-cell>
          <table:table-cell table:style-name="ce343" table:formula="of:=+[$'5-Financiamentos'.M131]" office:value-type="float" office:value="127567.946830805" calcext:value-type="float">
            <text:p>127.568 </text:p>
          </table:table-cell>
          <table:table-cell table:style-name="ce343" table:formula="of:=+[$'5-Financiamentos'.N131]" office:value-type="float" office:value="117445.236650291" calcext:value-type="float">
            <text:p>117.445 </text:p>
          </table:table-cell>
          <table:table-cell table:style-name="ce426"/>
          <table:table-cell table:style-name="ce343" office:value-type="float" office:value="117445.236650291" calcext:value-type="float">
            <text:p>117.445 </text:p>
          </table:table-cell>
          <table:table-cell table:style-name="ce426"/>
          <table:table-cell table:style-name="ce343" table:formula="of:=[.N46]-[.P46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1" office:value-type="string" calcext:value-type="string">
            <text:p>Outras Contas a Pagar</text:p>
          </table:table-cell>
          <table:table-cell table:style-name="ce436" office:value-type="float" office:value="1500000" calcext:value-type="float">
            <text:p>1.500.000 </text:p>
          </table:table-cell>
          <table:table-cell table:style-name="ce343" table:formula="of:=+[.B47]" office:value-type="float" office:value="1500000" calcext:value-type="float">
            <text:p>1.500.000 </text:p>
          </table:table-cell>
          <table:table-cell table:style-name="ce343" table:formula="of:=+[.C47]" office:value-type="float" office:value="1500000" calcext:value-type="float">
            <text:p>1.500.000 </text:p>
          </table:table-cell>
          <table:table-cell table:style-name="ce343" table:formula="of:=+[.D47]" office:value-type="float" office:value="1500000" calcext:value-type="float">
            <text:p>1.500.000 </text:p>
          </table:table-cell>
          <table:table-cell table:style-name="ce343" table:formula="of:=+[.E47]" office:value-type="float" office:value="1500000" calcext:value-type="float">
            <text:p>1.500.000 </text:p>
          </table:table-cell>
          <table:table-cell table:style-name="ce343" table:formula="of:=+[.F47]" office:value-type="float" office:value="1500000" calcext:value-type="float">
            <text:p>1.500.000 </text:p>
          </table:table-cell>
          <table:table-cell table:style-name="ce343" table:formula="of:=+[.G47]" office:value-type="float" office:value="1500000" calcext:value-type="float">
            <text:p>1.500.000 </text:p>
          </table:table-cell>
          <table:table-cell table:style-name="ce343" table:formula="of:=+[.H47]" office:value-type="float" office:value="1500000" calcext:value-type="float">
            <text:p>1.500.000 </text:p>
          </table:table-cell>
          <table:table-cell table:style-name="ce343" table:formula="of:=+[.I47]" office:value-type="float" office:value="1500000" calcext:value-type="float">
            <text:p>1.500.000 </text:p>
          </table:table-cell>
          <table:table-cell table:style-name="ce343" table:formula="of:=+[.J47]" office:value-type="float" office:value="1500000" calcext:value-type="float">
            <text:p>1.500.000 </text:p>
          </table:table-cell>
          <table:table-cell table:style-name="ce343" table:formula="of:=+[.K47]" office:value-type="float" office:value="1500000" calcext:value-type="float">
            <text:p>1.500.000 </text:p>
          </table:table-cell>
          <table:table-cell table:style-name="ce343" table:formula="of:=+[.L47]" office:value-type="float" office:value="1500000" calcext:value-type="float">
            <text:p>1.500.000 </text:p>
          </table:table-cell>
          <table:table-cell table:style-name="ce343" table:formula="of:=+[.M47]" office:value-type="float" office:value="1500000" calcext:value-type="float">
            <text:p>1.500.000 </text:p>
          </table:table-cell>
          <table:table-cell table:style-name="ce426"/>
          <table:table-cell table:style-name="ce343" office:value-type="float" office:value="1500000" calcext:value-type="float">
            <text:p>1.500.000 </text:p>
          </table:table-cell>
          <table:table-cell table:style-name="ce426"/>
          <table:table-cell table:style-name="ce343" table:formula="of:=[.N47]-[.P47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29" office:value-type="string" calcext:value-type="string">
            <text:p>Patrimônio Líquido</text:p>
          </table:table-cell>
          <table:table-cell table:style-name="ce435" table:formula="of:=SUM([.B49:.B52])" office:value-type="float" office:value="5370139.81" calcext:value-type="float">
            <text:p>5.370.140 </text:p>
          </table:table-cell>
          <table:table-cell table:style-name="ce435" table:formula="of:=SUM([.C49:.C52])" office:value-type="float" office:value="5489275.28502053" calcext:value-type="float">
            <text:p>5.489.275 </text:p>
          </table:table-cell>
          <table:table-cell table:style-name="ce435" table:formula="of:=SUM([.D49:.D52])" office:value-type="float" office:value="5609298.16738563" calcext:value-type="float">
            <text:p>5.609.298 </text:p>
          </table:table-cell>
          <table:table-cell table:style-name="ce435" table:formula="of:=SUM([.E49:.E52])" office:value-type="float" office:value="5727746.9745762" calcext:value-type="float">
            <text:p>5.727.747 </text:p>
          </table:table-cell>
          <table:table-cell table:style-name="ce435" table:formula="of:=SUM([.F49:.F52])" office:value-type="float" office:value="5836468.20034274" calcext:value-type="float">
            <text:p>5.836.468 </text:p>
          </table:table-cell>
          <table:table-cell table:style-name="ce435" table:formula="of:=SUM([.G49:.G52])" office:value-type="float" office:value="5946026.02031079" calcext:value-type="float">
            <text:p>5.946.026 </text:p>
          </table:table-cell>
          <table:table-cell table:style-name="ce435" table:formula="of:=SUM([.H49:.H52])" office:value-type="float" office:value="6046867.89361836" calcext:value-type="float">
            <text:p>6.046.868 </text:p>
          </table:table-cell>
          <table:table-cell table:style-name="ce435" table:formula="of:=SUM([.I49:.I52])" office:value-type="float" office:value="6148554.96458625" calcext:value-type="float">
            <text:p>6.148.555 </text:p>
          </table:table-cell>
          <table:table-cell table:style-name="ce435" table:formula="of:=SUM([.J49:.J52])" office:value-type="float" office:value="6251091.66442166" calcext:value-type="float">
            <text:p>6.251.092 </text:p>
          </table:table-cell>
          <table:table-cell table:style-name="ce435" table:formula="of:=SUM([.K49:.K52])" office:value-type="float" office:value="6354482.51295595" calcext:value-type="float">
            <text:p>6.354.483 </text:p>
          </table:table-cell>
          <table:table-cell table:style-name="ce435" table:formula="of:=SUM([.L49:.L52])" office:value-type="float" office:value="6454996.35879023" calcext:value-type="float">
            <text:p>6.454.996 </text:p>
          </table:table-cell>
          <table:table-cell table:style-name="ce435" table:formula="of:=SUM([.M49:.M52])" office:value-type="float" office:value="6556082.94104644" calcext:value-type="float">
            <text:p>6.556.083 </text:p>
          </table:table-cell>
          <table:table-cell table:style-name="ce435" table:formula="of:=SUM([.N49:.N52])" office:value-type="float" office:value="6657708.05325995" calcext:value-type="float">
            <text:p>6.657.708 </text:p>
          </table:table-cell>
          <table:table-cell table:style-name="ce426"/>
          <table:table-cell table:style-name="ce435" office:value-type="float" office:value="6657708.05325995" calcext:value-type="float">
            <text:p>6.657.708 </text:p>
          </table:table-cell>
          <table:table-cell table:style-name="ce426"/>
          <table:table-cell table:style-name="ce435" table:formula="of:=[.N48]-[.P48]" office:value-type="float" office:value="0" calcext:value-type="float">
            <text:p>0 </text:p>
          </table:table-cell>
          <table:table-cell table:style-name="ce426"/>
          <table:table-cell table:style-name="ce349" table:number-columns-repeated="1005"/>
        </table:table-row>
        <table:table-row table:style-name="ro1">
          <table:table-cell table:style-name="ce430" office:value-type="string" calcext:value-type="string">
            <text:p>Capital Social</text:p>
          </table:table-cell>
          <table:table-cell table:style-name="ce436" office:value-type="float" office:value="1800000" calcext:value-type="float">
            <text:p>1.800.000 </text:p>
          </table:table-cell>
          <table:table-cell table:style-name="ce343" table:formula="of:=+[.B49]" office:value-type="float" office:value="1800000" calcext:value-type="float">
            <text:p>1.800.000 </text:p>
          </table:table-cell>
          <table:table-cell table:style-name="ce343" table:formula="of:=+[.C49]" office:value-type="float" office:value="1800000" calcext:value-type="float">
            <text:p>1.800.000 </text:p>
          </table:table-cell>
          <table:table-cell table:style-name="ce343" table:formula="of:=+[.D49]" office:value-type="float" office:value="1800000" calcext:value-type="float">
            <text:p>1.800.000 </text:p>
          </table:table-cell>
          <table:table-cell table:style-name="ce343" table:formula="of:=+[.E49]" office:value-type="float" office:value="1800000" calcext:value-type="float">
            <text:p>1.800.000 </text:p>
          </table:table-cell>
          <table:table-cell table:style-name="ce343" table:formula="of:=+[.F49]" office:value-type="float" office:value="1800000" calcext:value-type="float">
            <text:p>1.800.000 </text:p>
          </table:table-cell>
          <table:table-cell table:style-name="ce343" table:formula="of:=+[.G49]" office:value-type="float" office:value="1800000" calcext:value-type="float">
            <text:p>1.800.000 </text:p>
          </table:table-cell>
          <table:table-cell table:style-name="ce343" table:formula="of:=+[.H49]" office:value-type="float" office:value="1800000" calcext:value-type="float">
            <text:p>1.800.000 </text:p>
          </table:table-cell>
          <table:table-cell table:style-name="ce343" table:formula="of:=+[.I49]" office:value-type="float" office:value="1800000" calcext:value-type="float">
            <text:p>1.800.000 </text:p>
          </table:table-cell>
          <table:table-cell table:style-name="ce343" table:formula="of:=+[.J49]" office:value-type="float" office:value="1800000" calcext:value-type="float">
            <text:p>1.800.000 </text:p>
          </table:table-cell>
          <table:table-cell table:style-name="ce343" table:formula="of:=+[.K49]" office:value-type="float" office:value="1800000" calcext:value-type="float">
            <text:p>1.800.000 </text:p>
          </table:table-cell>
          <table:table-cell table:style-name="ce343" table:formula="of:=+[.L49]" office:value-type="float" office:value="1800000" calcext:value-type="float">
            <text:p>1.800.000 </text:p>
          </table:table-cell>
          <table:table-cell table:style-name="ce343" table:formula="of:=+[.M49]" office:value-type="float" office:value="1800000" calcext:value-type="float">
            <text:p>1.800.000 </text:p>
          </table:table-cell>
          <table:table-cell table:style-name="ce426"/>
          <table:table-cell table:style-name="ce343" office:value-type="float" office:value="1800000" calcext:value-type="float">
            <text:p>1.800.000 </text:p>
          </table:table-cell>
          <table:table-cell table:style-name="ce426"/>
          <table:table-cell table:style-name="ce343" table:formula="of:=[.N49]-[.P49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Reservas</text:p>
          </table:table-cell>
          <table:table-cell table:style-name="ce436" table:formula="of:=1500000-424930.19" office:value-type="float" office:value="1075069.81" calcext:value-type="float">
            <text:p>1.075.070 </text:p>
          </table:table-cell>
          <table:table-cell table:style-name="ce343" table:formula="of:=+[.B50]" office:value-type="float" office:value="1075069.81" calcext:value-type="float">
            <text:p>1.075.070 </text:p>
          </table:table-cell>
          <table:table-cell table:style-name="ce343" table:formula="of:=+[.C50]" office:value-type="float" office:value="1075069.81" calcext:value-type="float">
            <text:p>1.075.070 </text:p>
          </table:table-cell>
          <table:table-cell table:style-name="ce343" table:formula="of:=+[.D50]" office:value-type="float" office:value="1075069.81" calcext:value-type="float">
            <text:p>1.075.070 </text:p>
          </table:table-cell>
          <table:table-cell table:style-name="ce343" table:formula="of:=+[.E50]" office:value-type="float" office:value="1075069.81" calcext:value-type="float">
            <text:p>1.075.070 </text:p>
          </table:table-cell>
          <table:table-cell table:style-name="ce343" table:formula="of:=+[.F50]" office:value-type="float" office:value="1075069.81" calcext:value-type="float">
            <text:p>1.075.070 </text:p>
          </table:table-cell>
          <table:table-cell table:style-name="ce343" table:formula="of:=+[.G50]" office:value-type="float" office:value="1075069.81" calcext:value-type="float">
            <text:p>1.075.070 </text:p>
          </table:table-cell>
          <table:table-cell table:style-name="ce343" table:formula="of:=+[.H50]" office:value-type="float" office:value="1075069.81" calcext:value-type="float">
            <text:p>1.075.070 </text:p>
          </table:table-cell>
          <table:table-cell table:style-name="ce343" table:formula="of:=+[.I50]" office:value-type="float" office:value="1075069.81" calcext:value-type="float">
            <text:p>1.075.070 </text:p>
          </table:table-cell>
          <table:table-cell table:style-name="ce343" table:formula="of:=+[.J50]" office:value-type="float" office:value="1075069.81" calcext:value-type="float">
            <text:p>1.075.070 </text:p>
          </table:table-cell>
          <table:table-cell table:style-name="ce343" table:formula="of:=+[.K50]" office:value-type="float" office:value="1075069.81" calcext:value-type="float">
            <text:p>1.075.070 </text:p>
          </table:table-cell>
          <table:table-cell table:style-name="ce343" table:formula="of:=+[.L50]" office:value-type="float" office:value="1075069.81" calcext:value-type="float">
            <text:p>1.075.070 </text:p>
          </table:table-cell>
          <table:table-cell table:style-name="ce343" table:formula="of:=+[.M50]" office:value-type="float" office:value="1075069.81" calcext:value-type="float">
            <text:p>1.075.070 </text:p>
          </table:table-cell>
          <table:table-cell table:style-name="ce426"/>
          <table:table-cell table:style-name="ce343" office:value-type="float" office:value="1075069.81" calcext:value-type="float">
            <text:p>1.075.070 </text:p>
          </table:table-cell>
          <table:table-cell table:style-name="ce426"/>
          <table:table-cell table:style-name="ce343" table:formula="of:=[.N50]-[.P50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Resultados Acumulados</text:p>
          </table:table-cell>
          <table:table-cell table:style-name="ce436" office:value-type="float" office:value="2400000" calcext:value-type="float">
            <text:p>2.400.000 </text:p>
          </table:table-cell>
          <table:table-cell table:style-name="ce343" table:formula="of:=+[$'6-DRE'.C41]+[.B51]" office:value-type="float" office:value="2519135.47502053" calcext:value-type="float">
            <text:p>2.519.135 </text:p>
          </table:table-cell>
          <table:table-cell table:style-name="ce343" table:formula="of:=+[$'6-DRE'.D41]+[.C51]" office:value-type="float" office:value="2639158.35738563" calcext:value-type="float">
            <text:p>2.639.158 </text:p>
          </table:table-cell>
          <table:table-cell table:style-name="ce343" table:formula="of:=+[$'6-DRE'.E41]+[.D51]" office:value-type="float" office:value="2757607.1645762" calcext:value-type="float">
            <text:p>2.757.607 </text:p>
          </table:table-cell>
          <table:table-cell table:style-name="ce343" table:formula="of:=+[$'6-DRE'.F41]+[.E51]" office:value-type="float" office:value="2866328.39034274" calcext:value-type="float">
            <text:p>2.866.328 </text:p>
          </table:table-cell>
          <table:table-cell table:style-name="ce343" table:formula="of:=+[$'6-DRE'.G41]+[.F51]" office:value-type="float" office:value="2975886.21031079" calcext:value-type="float">
            <text:p>2.975.886 </text:p>
          </table:table-cell>
          <table:table-cell table:style-name="ce343" table:formula="of:=+[$'6-DRE'.H41]+[.G51]" office:value-type="float" office:value="3076728.08361836" calcext:value-type="float">
            <text:p>3.076.728 </text:p>
          </table:table-cell>
          <table:table-cell table:style-name="ce343" table:formula="of:=+[$'6-DRE'.I41]+[.H51]" office:value-type="float" office:value="3178415.15458625" calcext:value-type="float">
            <text:p>3.178.415 </text:p>
          </table:table-cell>
          <table:table-cell table:style-name="ce343" table:formula="of:=+[$'6-DRE'.J41]+[.I51]" office:value-type="float" office:value="3280951.85442166" calcext:value-type="float">
            <text:p>3.280.952 </text:p>
          </table:table-cell>
          <table:table-cell table:style-name="ce343" table:formula="of:=+[$'6-DRE'.K41]+[.J51]" office:value-type="float" office:value="3384342.70295595" calcext:value-type="float">
            <text:p>3.384.343 </text:p>
          </table:table-cell>
          <table:table-cell table:style-name="ce343" table:formula="of:=+[$'6-DRE'.L41]+[.K51]" office:value-type="float" office:value="3484856.54879023" calcext:value-type="float">
            <text:p>3.484.857 </text:p>
          </table:table-cell>
          <table:table-cell table:style-name="ce343" table:formula="of:=+[$'6-DRE'.M41]+[.L51]" office:value-type="float" office:value="3585943.13104643" calcext:value-type="float">
            <text:p>3.585.943 </text:p>
          </table:table-cell>
          <table:table-cell table:style-name="ce343" table:formula="of:=+[$'6-DRE'.N41]+[.M51]" office:value-type="float" office:value="3687568.24325995" calcext:value-type="float">
            <text:p>3.687.568 </text:p>
          </table:table-cell>
          <table:table-cell table:style-name="ce426"/>
          <table:table-cell table:style-name="ce343" office:value-type="float" office:value="3687568.24325995" calcext:value-type="float">
            <text:p>3.687.568 </text:p>
          </table:table-cell>
          <table:table-cell table:style-name="ce426"/>
          <table:table-cell table:style-name="ce343" table:formula="of:=[.N51]-[.P51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">
          <table:table-cell table:style-name="ce430" office:value-type="string" calcext:value-type="string">
            <text:p>Outras</text:p>
          </table:table-cell>
          <table:table-cell table:style-name="ce436" office:value-type="float" office:value="95070" calcext:value-type="float">
            <text:p>95.070 </text:p>
          </table:table-cell>
          <table:table-cell table:style-name="ce343" table:formula="of:=+[.B52]" office:value-type="float" office:value="95070" calcext:value-type="float">
            <text:p>95.070 </text:p>
          </table:table-cell>
          <table:table-cell table:style-name="ce343" table:formula="of:=+[.C52]" office:value-type="float" office:value="95070" calcext:value-type="float">
            <text:p>95.070 </text:p>
          </table:table-cell>
          <table:table-cell table:style-name="ce343" table:formula="of:=+[.D52]" office:value-type="float" office:value="95070" calcext:value-type="float">
            <text:p>95.070 </text:p>
          </table:table-cell>
          <table:table-cell table:style-name="ce343" table:formula="of:=+[.E52]" office:value-type="float" office:value="95070" calcext:value-type="float">
            <text:p>95.070 </text:p>
          </table:table-cell>
          <table:table-cell table:style-name="ce343" table:formula="of:=+[.F52]" office:value-type="float" office:value="95070" calcext:value-type="float">
            <text:p>95.070 </text:p>
          </table:table-cell>
          <table:table-cell table:style-name="ce343" table:formula="of:=+[.G52]" office:value-type="float" office:value="95070" calcext:value-type="float">
            <text:p>95.070 </text:p>
          </table:table-cell>
          <table:table-cell table:style-name="ce343" table:formula="of:=+[.H52]" office:value-type="float" office:value="95070" calcext:value-type="float">
            <text:p>95.070 </text:p>
          </table:table-cell>
          <table:table-cell table:style-name="ce343" table:formula="of:=+[.I52]" office:value-type="float" office:value="95070" calcext:value-type="float">
            <text:p>95.070 </text:p>
          </table:table-cell>
          <table:table-cell table:style-name="ce343" table:formula="of:=+[.J52]" office:value-type="float" office:value="95070" calcext:value-type="float">
            <text:p>95.070 </text:p>
          </table:table-cell>
          <table:table-cell table:style-name="ce343" table:formula="of:=+[.K52]" office:value-type="float" office:value="95070" calcext:value-type="float">
            <text:p>95.070 </text:p>
          </table:table-cell>
          <table:table-cell table:style-name="ce343" table:formula="of:=+[.L52]" office:value-type="float" office:value="95070" calcext:value-type="float">
            <text:p>95.070 </text:p>
          </table:table-cell>
          <table:table-cell table:style-name="ce343" table:formula="of:=+[.M52]" office:value-type="float" office:value="95070" calcext:value-type="float">
            <text:p>95.070 </text:p>
          </table:table-cell>
          <table:table-cell table:style-name="ce426"/>
          <table:table-cell table:style-name="ce343" office:value-type="float" office:value="95070" calcext:value-type="float">
            <text:p>95.070 </text:p>
          </table:table-cell>
          <table:table-cell table:style-name="ce426"/>
          <table:table-cell table:style-name="ce343" table:formula="of:=[.N52]-[.P52]" office:value-type="float" office:value="0" calcext:value-type="float">
            <text:p>0 </text:p>
          </table:table-cell>
          <table:table-cell table:style-name="ce426"/>
          <table:table-cell table:number-columns-repeated="1005"/>
        </table:table-row>
        <table:table-row table:style-name="ro12">
          <table:table-cell/>
          <table:table-cell table:style-name="ce343" table:number-columns-repeated="13"/>
          <table:table-cell table:style-name="ce426"/>
          <table:table-cell/>
          <table:table-cell table:style-name="ce426"/>
          <table:table-cell/>
          <table:table-cell table:style-name="ce426"/>
          <table:table-cell table:number-columns-repeated="1005"/>
        </table:table-row>
        <table:table-row table:style-name="ro1">
          <table:table-cell table:style-name="ce326" office:value-type="string" calcext:value-type="string">
            <text:p>Resumo</text:p>
          </table:table-cell>
          <table:table-cell table:style-name="ce437" table:number-columns-repeated="13"/>
          <table:table-cell table:style-name="ce426"/>
          <table:table-cell table:style-name="ce437"/>
          <table:table-cell table:style-name="ce426"/>
          <table:table-cell table:style-name="ce437"/>
          <table:table-cell table:style-name="ce426"/>
          <table:table-cell table:style-name="ce349" table:number-columns-repeated="1005"/>
        </table:table-row>
        <table:table-row table:style-name="ro14">
          <table:table-cell table:style-name="ce433" office:value-type="string" calcext:value-type="string">
            <text:p>Total do Ativo</text:p>
          </table:table-cell>
          <table:table-cell table:style-name="ce438" table:formula="of:=+[.B18]" office:value-type="float" office:value="10270000" calcext:value-type="float">
            <text:p>10.270.000 </text:p>
          </table:table-cell>
          <table:table-cell table:style-name="ce438" table:formula="of:=+[.C18]" office:value-type="float" office:value="10305841.631636" calcext:value-type="float">
            <text:p>10.305.842 </text:p>
          </table:table-cell>
          <table:table-cell table:style-name="ce438" table:formula="of:=+[.D18]" office:value-type="float" office:value="10561207.2441031" calcext:value-type="float">
            <text:p>10.561.207 </text:p>
          </table:table-cell>
          <table:table-cell table:style-name="ce438" table:formula="of:=+[.E18]" office:value-type="float" office:value="10648976.1678877" calcext:value-type="float">
            <text:p>10.648.976 </text:p>
          </table:table-cell>
          <table:table-cell table:style-name="ce438" table:formula="of:=+[.F18]" office:value-type="float" office:value="10740278.6572168" calcext:value-type="float">
            <text:p>10.740.279 </text:p>
          </table:table-cell>
          <table:table-cell table:style-name="ce438" table:formula="of:=+[.G18]" office:value-type="float" office:value="10821537.2298552" calcext:value-type="float">
            <text:p>10.821.537 </text:p>
          </table:table-cell>
          <table:table-cell table:style-name="ce438" table:formula="of:=+[.H18]" office:value-type="float" office:value="10904918.6195897" calcext:value-type="float">
            <text:p>10.904.919 </text:p>
          </table:table-cell>
          <table:table-cell table:style-name="ce438" table:formula="of:=+[.I18]" office:value-type="float" office:value="10979254.9474525" calcext:value-type="float">
            <text:p>10.979.255 </text:p>
          </table:table-cell>
          <table:table-cell table:style-name="ce438" table:formula="of:=+[.J18]" office:value-type="float" office:value="11054100.7754599" calcext:value-type="float">
            <text:p>11.054.101 </text:p>
          </table:table-cell>
          <table:table-cell table:style-name="ce438" table:formula="of:=+[.K18]" office:value-type="float" office:value="11291266.0653273" calcext:value-type="float">
            <text:p>11.291.266 </text:p>
          </table:table-cell>
          <table:table-cell table:style-name="ce438" table:formula="of:=+[.L18]" office:value-type="float" office:value="11381596.7364409" calcext:value-type="float">
            <text:p>11.381.597 </text:p>
          </table:table-cell>
          <table:table-cell table:style-name="ce438" table:formula="of:=+[.M18]" office:value-type="float" office:value="11276505.4731623" calcext:value-type="float">
            <text:p>11.276.505 </text:p>
          </table:table-cell>
          <table:table-cell table:style-name="ce438" table:formula="of:=+[.N18]" office:value-type="float" office:value="11027409.9004036" calcext:value-type="float">
            <text:p>11.027.410 </text:p>
          </table:table-cell>
          <table:table-cell table:style-name="ce426"/>
          <table:table-cell table:style-name="ce438" office:value-type="float" office:value="11027409.9004036" calcext:value-type="float">
            <text:p>11.027.410 </text:p>
          </table:table-cell>
          <table:table-cell table:style-name="ce426"/>
          <table:table-cell table:style-name="ce438" table:formula="of:=+[.R18]" office:value-type="float" office:value="0" calcext:value-type="float">
            <text:p>0 </text:p>
          </table:table-cell>
          <table:table-cell table:style-name="ce426"/>
          <table:table-cell table:style-name="ce442" table:number-columns-repeated="1005"/>
        </table:table-row>
        <table:table-row table:style-name="ro14">
          <table:table-cell table:style-name="ce433" office:value-type="string" calcext:value-type="string">
            <text:p>Total do Passivo</text:p>
          </table:table-cell>
          <table:table-cell table:style-name="ce438" table:formula="of:=+[.B33]" office:value-type="float" office:value="10269999.9992709" calcext:value-type="float">
            <text:p>10.270.000 </text:p>
          </table:table-cell>
          <table:table-cell table:style-name="ce438" table:formula="of:=+[.C33]" office:value-type="float" office:value="10305841.6309068" calcext:value-type="float">
            <text:p>10.305.842 </text:p>
          </table:table-cell>
          <table:table-cell table:style-name="ce438" table:formula="of:=+[.D33]" office:value-type="float" office:value="10561207.243374" calcext:value-type="float">
            <text:p>10.561.207 </text:p>
          </table:table-cell>
          <table:table-cell table:style-name="ce438" table:formula="of:=+[.E33]" office:value-type="float" office:value="10648976.1671586" calcext:value-type="float">
            <text:p>10.648.976 </text:p>
          </table:table-cell>
          <table:table-cell table:style-name="ce438" table:formula="of:=+[.F33]" office:value-type="float" office:value="10740278.6564876" calcext:value-type="float">
            <text:p>10.740.279 </text:p>
          </table:table-cell>
          <table:table-cell table:style-name="ce438" table:formula="of:=+[.G33]" office:value-type="float" office:value="10821537.229126" calcext:value-type="float">
            <text:p>10.821.537 </text:p>
          </table:table-cell>
          <table:table-cell table:style-name="ce438" table:formula="of:=+[.H33]" office:value-type="float" office:value="10904918.6188606" calcext:value-type="float">
            <text:p>10.904.919 </text:p>
          </table:table-cell>
          <table:table-cell table:style-name="ce438" table:formula="of:=+[.I33]" office:value-type="float" office:value="10979254.9467233" calcext:value-type="float">
            <text:p>10.979.255 </text:p>
          </table:table-cell>
          <table:table-cell table:style-name="ce438" table:formula="of:=+[.J33]" office:value-type="float" office:value="11054100.7747307" calcext:value-type="float">
            <text:p>11.054.101 </text:p>
          </table:table-cell>
          <table:table-cell table:style-name="ce438" table:formula="of:=+[.K33]" office:value-type="float" office:value="11291266.0645981" calcext:value-type="float">
            <text:p>11.291.266 </text:p>
          </table:table-cell>
          <table:table-cell table:style-name="ce438" table:formula="of:=+[.L33]" office:value-type="float" office:value="11381596.7357118" calcext:value-type="float">
            <text:p>11.381.597 </text:p>
          </table:table-cell>
          <table:table-cell table:style-name="ce438" table:formula="of:=+[.M33]" office:value-type="float" office:value="11276505.4724331" calcext:value-type="float">
            <text:p>11.276.505 </text:p>
          </table:table-cell>
          <table:table-cell table:style-name="ce438" table:formula="of:=+[.N33]" office:value-type="float" office:value="11027409.8996745" calcext:value-type="float">
            <text:p>11.027.410 </text:p>
          </table:table-cell>
          <table:table-cell table:style-name="ce426"/>
          <table:table-cell table:style-name="ce438" office:value-type="float" office:value="11027409.8996745" calcext:value-type="float">
            <text:p>11.027.410 </text:p>
          </table:table-cell>
          <table:table-cell table:style-name="ce426"/>
          <table:table-cell table:style-name="ce438" table:formula="of:=+[.R33]" office:value-type="float" office:value="0" calcext:value-type="float">
            <text:p>0 </text:p>
          </table:table-cell>
          <table:table-cell table:style-name="ce426"/>
          <table:table-cell table:style-name="ce442" table:number-columns-repeated="1005"/>
        </table:table-row>
        <table:table-row table:style-name="ro14">
          <table:table-cell table:style-name="ce433" office:value-type="string" calcext:value-type="string">
            <text:p>Diferença</text:p>
          </table:table-cell>
          <table:table-cell table:style-name="ce439" table:formula="of:=ABS([.B55] - [.B56]) * (ABS([.B55] - [.B56]) &gt;= 0.01)" office:value-type="float" office:value="0" calcext:value-type="float">
            <text:p>0 </text:p>
          </table:table-cell>
          <table:table-cell table:style-name="ce439" table:formula="of:=ABS([.C55] - [.C56]) * (ABS([.C55] - [.C56]) &gt;= 0.01)" office:value-type="float" office:value="0" calcext:value-type="float">
            <text:p>0 </text:p>
          </table:table-cell>
          <table:table-cell table:style-name="ce439" table:formula="of:=ABS([.D55] - [.D56]) * (ABS([.D55] - [.D56]) &gt;= 0.01)" office:value-type="float" office:value="0" calcext:value-type="float">
            <text:p>0 </text:p>
          </table:table-cell>
          <table:table-cell table:style-name="ce439" table:formula="of:=ABS([.E55] - [.E56]) * (ABS([.E55] - [.E56]) &gt;= 0.01)" office:value-type="float" office:value="0" calcext:value-type="float">
            <text:p>0 </text:p>
          </table:table-cell>
          <table:table-cell table:style-name="ce439" table:formula="of:=ABS([.F55] - [.F56]) * (ABS([.F55] - [.F56]) &gt;= 0.01)" office:value-type="float" office:value="0" calcext:value-type="float">
            <text:p>0 </text:p>
          </table:table-cell>
          <table:table-cell table:style-name="ce439" table:formula="of:=ABS([.G55] - [.G56]) * (ABS([.G55] - [.G56]) &gt;= 0.01)" office:value-type="float" office:value="0" calcext:value-type="float">
            <text:p>0 </text:p>
          </table:table-cell>
          <table:table-cell table:style-name="ce439" table:formula="of:=ABS([.H55] - [.H56]) * (ABS([.H55] - [.H56]) &gt;= 0.01)" office:value-type="float" office:value="0" calcext:value-type="float">
            <text:p>0 </text:p>
          </table:table-cell>
          <table:table-cell table:style-name="ce439" table:formula="of:=ABS([.I55] - [.I56]) * (ABS([.I55] - [.I56]) &gt;= 0.01)" office:value-type="float" office:value="0" calcext:value-type="float">
            <text:p>0 </text:p>
          </table:table-cell>
          <table:table-cell table:style-name="ce439" table:formula="of:=ABS([.J55] - [.J56]) * (ABS([.J55] - [.J56]) &gt;= 0.01)" office:value-type="float" office:value="0" calcext:value-type="float">
            <text:p>0 </text:p>
          </table:table-cell>
          <table:table-cell table:style-name="ce439" table:formula="of:=ABS([.K55] - [.K56]) * (ABS([.K55] - [.K56]) &gt;= 0.01)" office:value-type="float" office:value="0" calcext:value-type="float">
            <text:p>0 </text:p>
          </table:table-cell>
          <table:table-cell table:style-name="ce439" table:formula="of:=ABS([.L55] - [.L56]) * (ABS([.L55] - [.L56]) &gt;= 0.01)" office:value-type="float" office:value="0" calcext:value-type="float">
            <text:p>0 </text:p>
          </table:table-cell>
          <table:table-cell table:style-name="ce439" table:formula="of:=ABS([.M55] - [.M56]) * (ABS([.M55] - [.M56]) &gt;= 0.01)" office:value-type="float" office:value="0" calcext:value-type="float">
            <text:p>0 </text:p>
          </table:table-cell>
          <table:table-cell table:style-name="ce439" table:formula="of:=ABS([.N55] - [.N56]) * (ABS([.N55] - [.N56]) &gt;= 0.01)" office:value-type="float" office:value="0" calcext:value-type="float">
            <text:p>0 </text:p>
          </table:table-cell>
          <table:table-cell table:style-name="ce426"/>
          <table:table-cell table:style-name="ce441" office:value-type="float" office:value="0" calcext:value-type="float">
            <text:p>0 </text:p>
          </table:table-cell>
          <table:table-cell table:style-name="ce426"/>
          <table:table-cell table:style-name="ce443" table:formula="of:=ABS([.R55] - [.R56]) * (ABS([.R55] - [.R56]) &gt;= 0.01)" office:value-type="float" office:value="0" calcext:value-type="float">
            <text:p>0 </text:p>
          </table:table-cell>
          <table:table-cell table:style-name="ce426"/>
          <table:table-cell table:style-name="ce442" table:number-columns-repeated="1005"/>
        </table:table-row>
        <table:table-row table:style-name="ro14">
          <table:table-cell table:style-name="ce434"/>
          <table:table-cell table:style-name="ce439" table:number-columns-repeated="13"/>
          <table:table-cell/>
          <table:table-cell table:style-name="ce442"/>
          <table:table-cell/>
          <table:table-cell table:style-name="ce442"/>
          <table:table-cell/>
          <table:table-cell table:style-name="ce442" table:number-columns-repeated="100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7-Balanço_Patrimonial'.A58:'7-Balanço_Patrimonial'.A58">
            <calcext:condition calcext:apply-style-name="ConditionalStyle_4" calcext:value="formula-is(([.A58]&gt;0))" calcext:base-cell-address="'7-Balanço_Patrimonial'.A58"/>
          </calcext:conditional-format>
          <calcext:conditional-format calcext:target-range-address="'7-Balanço_Patrimonial'.B57:'7-Balanço_Patrimonial'.N58">
            <calcext:condition calcext:apply-style-name="ConditionalStyle_3" calcext:value="formula-is(([.B57]&gt;0))" calcext:base-cell-address="'7-Balanço_Patrimonial'.B57"/>
          </calcext:conditional-format>
          <calcext:conditional-format calcext:target-range-address="'7-Balanço_Patrimonial'.P57:'7-Balanço_Patrimonial'.P57">
            <calcext:condition calcext:apply-style-name="ConditionalStyle_2" calcext:value="formula-is(([.P57]&gt;0))" calcext:base-cell-address="'7-Balanço_Patrimonial'.P57"/>
          </calcext:conditional-format>
          <calcext:conditional-format calcext:target-range-address="'7-Balanço_Patrimonial'.R57:'7-Balanço_Patrimonial'.R57">
            <calcext:condition calcext:apply-style-name="ConditionalStyle_1" calcext:value="formula-is(([.R57]&gt;0))" calcext:base-cell-address="'7-Balanço_Patrimonial'.R57"/>
          </calcext:conditional-format>
        </calcext:conditional-formats>
      </table:table>
      <table:table table:name="8-Fluxo_de_Caixa" table:style-name="ta8">
        <table:table-column table:style-name="co18" table:default-cell-style-name="ce325"/>
        <table:table-column table:style-name="co26" table:default-cell-style-name="ce325"/>
        <table:table-column table:style-name="co22" table:default-cell-style-name="ce325"/>
        <table:table-column table:style-name="co27" table:number-columns-repeated="2" table:default-cell-style-name="ce325"/>
        <table:table-column table:style-name="co13" table:default-cell-style-name="ce325"/>
        <table:table-column table:style-name="co27" table:number-columns-repeated="2" table:default-cell-style-name="ce325"/>
        <table:table-column table:style-name="co12" table:number-columns-repeated="6" table:default-cell-style-name="ce325"/>
        <table:table-column table:style-name="co22" table:default-cell-style-name="ce325"/>
        <table:table-column table:style-name="co23" table:default-cell-style-name="ce325"/>
        <table:table-column table:style-name="co22" table:default-cell-style-name="ce325"/>
        <table:table-column table:style-name="co23" table:default-cell-style-name="ce325"/>
        <table:table-column table:style-name="co22" table:default-cell-style-name="ce325"/>
        <table:table-column table:style-name="co23" table:default-cell-style-name="ce325"/>
        <table:table-column table:style-name="co24" table:number-columns-repeated="1004" table:default-cell-style-name="ce325"/>
        <table:table-row table:style-name="ro1">
          <table:table-cell table:style-name="ce404"/>
          <table:table-cell table:style-name="ce404" office:value-type="string" calcext:value-type="string">
            <text:p>Fluxo de Caixa</text:p>
          </table:table-cell>
          <table:table-cell table:style-name="ce339" table:formula="of:=+[$'7-Balanço_Patrimonial'.C1]" office:value-type="date" office:date-value="2019-01-01" calcext:value-type="date">
            <text:p>jan/19</text:p>
          </table:table-cell>
          <table:table-cell table:style-name="ce339" table:formula="of:=+[$'7-Balanço_Patrimonial'.D1]" office:value-type="date" office:date-value="2019-02-01" calcext:value-type="date">
            <text:p>fev/19</text:p>
          </table:table-cell>
          <table:table-cell table:style-name="ce339" table:formula="of:=+[$'7-Balanço_Patrimonial'.E1]" office:value-type="date" office:date-value="2019-03-01" calcext:value-type="date">
            <text:p>mar/19</text:p>
          </table:table-cell>
          <table:table-cell table:style-name="ce339" table:formula="of:=+[$'7-Balanço_Patrimonial'.F1]" office:value-type="date" office:date-value="2019-04-01" calcext:value-type="date">
            <text:p>abr/19</text:p>
          </table:table-cell>
          <table:table-cell table:style-name="ce339" table:formula="of:=+[$'7-Balanço_Patrimonial'.G1]" office:value-type="date" office:date-value="2019-05-01" calcext:value-type="date">
            <text:p>mai/19</text:p>
          </table:table-cell>
          <table:table-cell table:style-name="ce339" table:formula="of:=+[$'7-Balanço_Patrimonial'.H1]" office:value-type="date" office:date-value="2019-06-01" calcext:value-type="date">
            <text:p>jun/19</text:p>
          </table:table-cell>
          <table:table-cell table:style-name="ce339" table:formula="of:=+[$'7-Balanço_Patrimonial'.I1]" office:value-type="date" office:date-value="2019-07-01" calcext:value-type="date">
            <text:p>jul/19</text:p>
          </table:table-cell>
          <table:table-cell table:style-name="ce339" table:formula="of:=+[$'7-Balanço_Patrimonial'.J1]" office:value-type="date" office:date-value="2019-08-01" calcext:value-type="date">
            <text:p>ago/19</text:p>
          </table:table-cell>
          <table:table-cell table:style-name="ce339" table:formula="of:=+[$'7-Balanço_Patrimonial'.K1]" office:value-type="date" office:date-value="2019-09-01" calcext:value-type="date">
            <text:p>set/19</text:p>
          </table:table-cell>
          <table:table-cell table:style-name="ce339" table:formula="of:=+[$'7-Balanço_Patrimonial'.L1]" office:value-type="date" office:date-value="2019-10-01" calcext:value-type="date">
            <text:p>out/19</text:p>
          </table:table-cell>
          <table:table-cell table:style-name="ce339" table:formula="of:=+[$'7-Balanço_Patrimonial'.M1]" office:value-type="date" office:date-value="2019-11-01" calcext:value-type="date">
            <text:p>nov/19</text:p>
          </table:table-cell>
          <table:table-cell table:style-name="ce339" table:formula="of:=+[$'7-Balanço_Patrimonial'.N1]" office:value-type="date" office:date-value="2019-12-01" calcext:value-type="date">
            <text:p>dez/19</text:p>
          </table:table-cell>
          <table:table-cell table:style-name="ce454" office:value-type="string" calcext:value-type="string">
            <text:p>Total</text:p>
          </table:table-cell>
          <table:table-cell table:style-name="ce419"/>
          <table:table-cell table:style-name="ce454" office:value-type="string" calcext:value-type="string">
            <text:p>Base 2018</text:p>
          </table:table-cell>
          <table:table-cell table:style-name="ce419"/>
          <table:table-cell table:style-name="ce454" office:value-type="string" calcext:value-type="string">
            <text:p>Diferença</text:p>
          </table:table-cell>
          <table:table-cell table:style-name="ce419"/>
          <table:table-cell table:number-columns-repeated="1004"/>
        </table:table-row>
        <table:table-row table:style-name="ro12">
          <table:table-cell table:number-columns-repeated="14"/>
          <table:table-cell table:style-name="ce455"/>
          <table:table-cell table:style-name="ce420"/>
          <table:table-cell table:style-name="ce455"/>
          <table:table-cell table:style-name="ce420"/>
          <table:table-cell table:style-name="ce455"/>
          <table:table-cell table:style-name="ce420"/>
          <table:table-cell table:number-columns-repeated="1004"/>
        </table:table-row>
        <table:table-row table:style-name="ro1">
          <table:table-cell table:style-name="ce410"/>
          <table:table-cell table:style-name="ce410" office:value-type="string" calcext:value-type="string">
            <text:p>FCX - Fluxo de Caixa Projetado</text:p>
          </table:table-cell>
          <table:table-cell table:style-name="ce410" table:number-columns-repeated="12"/>
          <table:table-cell table:style-name="ce456"/>
          <table:table-cell table:style-name="ce420"/>
          <table:table-cell table:style-name="ce456"/>
          <table:table-cell table:style-name="ce420"/>
          <table:table-cell table:style-name="ce456"/>
          <table:table-cell table:style-name="ce420"/>
          <table:table-cell table:number-columns-repeated="1004"/>
        </table:table-row>
        <table:table-row table:style-name="ro15">
          <table:table-cell table:style-name="ce408" office:value-type="string" calcext:value-type="string">
            <text:p>( + )</text:p>
          </table:table-cell>
          <table:table-cell office:value-type="string" calcext:value-type="string">
            <text:p>Recetia Bruta</text:p>
          </table:table-cell>
          <table:table-cell table:style-name="ce343" table:formula="of:=+[$'6-DRE'.C9]" office:value-type="float" office:value="2736000" calcext:value-type="float">
            <text:p>2.736.000 </text:p>
          </table:table-cell>
          <table:table-cell table:style-name="ce343" table:formula="of:=+[$'6-DRE'.D9]" office:value-type="float" office:value="2736000" calcext:value-type="float">
            <text:p>2.736.000 </text:p>
          </table:table-cell>
          <table:table-cell table:style-name="ce343" table:formula="of:=+[$'6-DRE'.E9]" office:value-type="float" office:value="2736000" calcext:value-type="float">
            <text:p>2.736.000 </text:p>
          </table:table-cell>
          <table:table-cell table:style-name="ce343" table:formula="of:=+[$'6-DRE'.F9]" office:value-type="float" office:value="2736000" calcext:value-type="float">
            <text:p>2.736.000 </text:p>
          </table:table-cell>
          <table:table-cell table:style-name="ce343" table:formula="of:=+[$'6-DRE'.G9]" office:value-type="float" office:value="2736000" calcext:value-type="float">
            <text:p>2.736.000 </text:p>
          </table:table-cell>
          <table:table-cell table:style-name="ce343" table:formula="of:=+[$'6-DRE'.H9]" office:value-type="float" office:value="2736000" calcext:value-type="float">
            <text:p>2.736.000 </text:p>
          </table:table-cell>
          <table:table-cell table:style-name="ce343" table:formula="of:=+[$'6-DRE'.I9]" office:value-type="float" office:value="2736000" calcext:value-type="float">
            <text:p>2.736.000 </text:p>
          </table:table-cell>
          <table:table-cell table:style-name="ce343" table:formula="of:=+[$'6-DRE'.J9]" office:value-type="float" office:value="2736000" calcext:value-type="float">
            <text:p>2.736.000 </text:p>
          </table:table-cell>
          <table:table-cell table:style-name="ce343" table:formula="of:=+[$'6-DRE'.K9]" office:value-type="float" office:value="2736000" calcext:value-type="float">
            <text:p>2.736.000 </text:p>
          </table:table-cell>
          <table:table-cell table:style-name="ce343" table:formula="of:=+[$'6-DRE'.L9]" office:value-type="float" office:value="2736000" calcext:value-type="float">
            <text:p>2.736.000 </text:p>
          </table:table-cell>
          <table:table-cell table:style-name="ce343" table:formula="of:=+[$'6-DRE'.M9]" office:value-type="float" office:value="2736000" calcext:value-type="float">
            <text:p>2.736.000 </text:p>
          </table:table-cell>
          <table:table-cell table:style-name="ce343" table:formula="of:=+[$'6-DRE'.N9]" office:value-type="float" office:value="2736000" calcext:value-type="float">
            <text:p>2.736.000 </text:p>
          </table:table-cell>
          <table:table-cell table:style-name="ce457" table:formula="of:=SUM([.C4:.N4])" office:value-type="float" office:value="32832000" calcext:value-type="float">
            <text:p>32.832.000 </text:p>
          </table:table-cell>
          <table:table-cell table:style-name="ce421"/>
          <table:table-cell table:style-name="ce457" office:value-type="float" office:value="32832000" calcext:value-type="float">
            <text:p>32.832.000 </text:p>
          </table:table-cell>
          <table:table-cell table:style-name="ce421"/>
          <table:table-cell table:style-name="ce457" table:formula="of:=[.O4]-[.Q4]" office:value-type="float" office:value="0" calcext:value-type="float">
            <text:p>0 </text:p>
          </table:table-cell>
          <table:table-cell table:style-name="ce421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Impostos</text:p>
          </table:table-cell>
          <table:table-cell table:style-name="ce343" table:formula="of:=+[$'6-DRE'.C12]" office:value-type="float" office:value="-684000" calcext:value-type="float">
            <text:p>-684.000 </text:p>
          </table:table-cell>
          <table:table-cell table:style-name="ce343" table:formula="of:=+[$'6-DRE'.D12]" office:value-type="float" office:value="-684000" calcext:value-type="float">
            <text:p>-684.000 </text:p>
          </table:table-cell>
          <table:table-cell table:style-name="ce343" table:formula="of:=+[$'6-DRE'.E12]" office:value-type="float" office:value="-684000" calcext:value-type="float">
            <text:p>-684.000 </text:p>
          </table:table-cell>
          <table:table-cell table:style-name="ce343" table:formula="of:=+[$'6-DRE'.F12]" office:value-type="float" office:value="-684000" calcext:value-type="float">
            <text:p>-684.000 </text:p>
          </table:table-cell>
          <table:table-cell table:style-name="ce343" table:formula="of:=+[$'6-DRE'.G12]" office:value-type="float" office:value="-684000" calcext:value-type="float">
            <text:p>-684.000 </text:p>
          </table:table-cell>
          <table:table-cell table:style-name="ce343" table:formula="of:=+[$'6-DRE'.H12]" office:value-type="float" office:value="-684000" calcext:value-type="float">
            <text:p>-684.000 </text:p>
          </table:table-cell>
          <table:table-cell table:style-name="ce343" table:formula="of:=+[$'6-DRE'.I12]" office:value-type="float" office:value="-684000" calcext:value-type="float">
            <text:p>-684.000 </text:p>
          </table:table-cell>
          <table:table-cell table:style-name="ce343" table:formula="of:=+[$'6-DRE'.J12]" office:value-type="float" office:value="-684000" calcext:value-type="float">
            <text:p>-684.000 </text:p>
          </table:table-cell>
          <table:table-cell table:style-name="ce343" table:formula="of:=+[$'6-DRE'.K12]" office:value-type="float" office:value="-684000" calcext:value-type="float">
            <text:p>-684.000 </text:p>
          </table:table-cell>
          <table:table-cell table:style-name="ce343" table:formula="of:=+[$'6-DRE'.L12]" office:value-type="float" office:value="-684000" calcext:value-type="float">
            <text:p>-684.000 </text:p>
          </table:table-cell>
          <table:table-cell table:style-name="ce343" table:formula="of:=+[$'6-DRE'.M12]" office:value-type="float" office:value="-684000" calcext:value-type="float">
            <text:p>-684.000 </text:p>
          </table:table-cell>
          <table:table-cell table:style-name="ce343" table:formula="of:=+[$'6-DRE'.N12]" office:value-type="float" office:value="-684000" calcext:value-type="float">
            <text:p>-684.000 </text:p>
          </table:table-cell>
          <table:table-cell table:style-name="ce457" table:formula="of:=SUM([.C5:.N5])" office:value-type="float" office:value="-8208000" calcext:value-type="float">
            <text:p>-8.208.000 </text:p>
          </table:table-cell>
          <table:table-cell table:style-name="ce421"/>
          <table:table-cell table:style-name="ce457" office:value-type="float" office:value="-8208000" calcext:value-type="float">
            <text:p>-8.208.000 </text:p>
          </table:table-cell>
          <table:table-cell table:style-name="ce421"/>
          <table:table-cell table:style-name="ce457" table:formula="of:=[.O5]-[.Q5]" office:value-type="float" office:value="0" calcext:value-type="float">
            <text:p>0 </text:p>
          </table:table-cell>
          <table:table-cell table:style-name="ce421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= )</text:p>
          </table:table-cell>
          <table:table-cell office:value-type="string" calcext:value-type="string">
            <text:p>Receita Líquida</text:p>
          </table:table-cell>
          <table:table-cell table:style-name="ce343" table:formula="of:=+[.C4]+[.C5]" office:value-type="float" office:value="2052000" calcext:value-type="float">
            <text:p>2.052.000 </text:p>
          </table:table-cell>
          <table:table-cell table:style-name="ce343" table:formula="of:=+[.D4]+[.D5]" office:value-type="float" office:value="2052000" calcext:value-type="float">
            <text:p>2.052.000 </text:p>
          </table:table-cell>
          <table:table-cell table:style-name="ce343" table:formula="of:=+[.E4]+[.E5]" office:value-type="float" office:value="2052000" calcext:value-type="float">
            <text:p>2.052.000 </text:p>
          </table:table-cell>
          <table:table-cell table:style-name="ce343" table:formula="of:=+[.F4]+[.F5]" office:value-type="float" office:value="2052000" calcext:value-type="float">
            <text:p>2.052.000 </text:p>
          </table:table-cell>
          <table:table-cell table:style-name="ce343" table:formula="of:=+[.G4]+[.G5]" office:value-type="float" office:value="2052000" calcext:value-type="float">
            <text:p>2.052.000 </text:p>
          </table:table-cell>
          <table:table-cell table:style-name="ce343" table:formula="of:=+[.H4]+[.H5]" office:value-type="float" office:value="2052000" calcext:value-type="float">
            <text:p>2.052.000 </text:p>
          </table:table-cell>
          <table:table-cell table:style-name="ce343" table:formula="of:=+[.I4]+[.I5]" office:value-type="float" office:value="2052000" calcext:value-type="float">
            <text:p>2.052.000 </text:p>
          </table:table-cell>
          <table:table-cell table:style-name="ce343" table:formula="of:=+[.J4]+[.J5]" office:value-type="float" office:value="2052000" calcext:value-type="float">
            <text:p>2.052.000 </text:p>
          </table:table-cell>
          <table:table-cell table:style-name="ce343" table:formula="of:=+[.K4]+[.K5]" office:value-type="float" office:value="2052000" calcext:value-type="float">
            <text:p>2.052.000 </text:p>
          </table:table-cell>
          <table:table-cell table:style-name="ce343" table:formula="of:=+[.L4]+[.L5]" office:value-type="float" office:value="2052000" calcext:value-type="float">
            <text:p>2.052.000 </text:p>
          </table:table-cell>
          <table:table-cell table:style-name="ce343" table:formula="of:=+[.M4]+[.M5]" office:value-type="float" office:value="2052000" calcext:value-type="float">
            <text:p>2.052.000 </text:p>
          </table:table-cell>
          <table:table-cell table:style-name="ce343" table:formula="of:=+[.N4]+[.N5]" office:value-type="float" office:value="2052000" calcext:value-type="float">
            <text:p>2.052.000 </text:p>
          </table:table-cell>
          <table:table-cell table:style-name="ce457" table:formula="of:=+[.O4]+[.O5]" office:value-type="float" office:value="24624000" calcext:value-type="float">
            <text:p>24.624.000 </text:p>
          </table:table-cell>
          <table:table-cell table:style-name="ce421"/>
          <table:table-cell table:style-name="ce457" office:value-type="float" office:value="24624000" calcext:value-type="float">
            <text:p>24.624.000 </text:p>
          </table:table-cell>
          <table:table-cell table:style-name="ce421"/>
          <table:table-cell table:style-name="ce457" table:formula="of:=[.O6]-[.Q6]" office:value-type="float" office:value="0" calcext:value-type="float">
            <text:p>0 </text:p>
          </table:table-cell>
          <table:table-cell table:style-name="ce421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Custo das vendas  e serviços</text:p>
          </table:table-cell>
          <table:table-cell table:style-name="ce343" table:formula="of:=+[$'6-DRE'.C14]" office:value-type="float" office:value="-1472000" calcext:value-type="float">
            <text:p>-1.472.000 </text:p>
          </table:table-cell>
          <table:table-cell table:style-name="ce343" table:formula="of:=+[$'6-DRE'.D14]" office:value-type="float" office:value="-1472000" calcext:value-type="float">
            <text:p>-1.472.000 </text:p>
          </table:table-cell>
          <table:table-cell table:style-name="ce343" table:formula="of:=+[$'6-DRE'.E14]" office:value-type="float" office:value="-1473166.66666667" calcext:value-type="float">
            <text:p>-1.473.167 </text:p>
          </table:table-cell>
          <table:table-cell table:style-name="ce343" table:formula="of:=+[$'6-DRE'.F14]" office:value-type="float" office:value="-1473166.66666667" calcext:value-type="float">
            <text:p>-1.473.167 </text:p>
          </table:table-cell>
          <table:table-cell table:style-name="ce343" table:formula="of:=+[$'6-DRE'.G14]" office:value-type="float" office:value="-1473166.66666667" calcext:value-type="float">
            <text:p>-1.473.167 </text:p>
          </table:table-cell>
          <table:table-cell table:style-name="ce343" table:formula="of:=+[$'6-DRE'.H14]" office:value-type="float" office:value="-1480046.66666667" calcext:value-type="float">
            <text:p>-1.480.047 </text:p>
          </table:table-cell>
          <table:table-cell table:style-name="ce343" table:formula="of:=+[$'6-DRE'.I14]" office:value-type="float" office:value="-1480046.66666667" calcext:value-type="float">
            <text:p>-1.480.047 </text:p>
          </table:table-cell>
          <table:table-cell table:style-name="ce343" table:formula="of:=+[$'6-DRE'.J14]" office:value-type="float" office:value="-1480046.66666667" calcext:value-type="float">
            <text:p>-1.480.047 </text:p>
          </table:table-cell>
          <table:table-cell table:style-name="ce343" table:formula="of:=+[$'6-DRE'.K14]" office:value-type="float" office:value="-1480046.66666667" calcext:value-type="float">
            <text:p>-1.480.047 </text:p>
          </table:table-cell>
          <table:table-cell table:style-name="ce343" table:formula="of:=+[$'6-DRE'.L14]" office:value-type="float" office:value="-1482146.66666667" calcext:value-type="float">
            <text:p>-1.482.147 </text:p>
          </table:table-cell>
          <table:table-cell table:style-name="ce343" table:formula="of:=+[$'6-DRE'.M14]" office:value-type="float" office:value="-1482146.66666667" calcext:value-type="float">
            <text:p>-1.482.147 </text:p>
          </table:table-cell>
          <table:table-cell table:style-name="ce343" table:formula="of:=+[$'6-DRE'.N14]" office:value-type="float" office:value="-1482146.66666667" calcext:value-type="float">
            <text:p>-1.482.147 </text:p>
          </table:table-cell>
          <table:table-cell table:style-name="ce457" table:formula="of:=SUM([.C7:.N7])" office:value-type="float" office:value="-17730126.6666667" calcext:value-type="float">
            <text:p>-17.730.127 </text:p>
          </table:table-cell>
          <table:table-cell table:style-name="ce420"/>
          <table:table-cell table:style-name="ce457" office:value-type="float" office:value="-17730126.6666667" calcext:value-type="float">
            <text:p>-17.730.127 </text:p>
          </table:table-cell>
          <table:table-cell table:style-name="ce420"/>
          <table:table-cell table:style-name="ce457" table:formula="of:=[.O7]-[.Q7]" office:value-type="float" office:value="0" calcext:value-type="float">
            <text:p>0 </text:p>
          </table:table-cell>
          <table:table-cell table:style-name="ce420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= )</text:p>
          </table:table-cell>
          <table:table-cell office:value-type="string" calcext:value-type="string">
            <text:p>Lucro Bruto</text:p>
          </table:table-cell>
          <table:table-cell table:style-name="ce343" table:formula="of:=+[.C6]+[.C7]" office:value-type="float" office:value="580000" calcext:value-type="float">
            <text:p>580.000 </text:p>
          </table:table-cell>
          <table:table-cell table:style-name="ce343" table:formula="of:=+[.D6]+[.D7]" office:value-type="float" office:value="580000" calcext:value-type="float">
            <text:p>580.000 </text:p>
          </table:table-cell>
          <table:table-cell table:style-name="ce343" table:formula="of:=+[.E6]+[.E7]" office:value-type="float" office:value="578833.333333333" calcext:value-type="float">
            <text:p>578.833 </text:p>
          </table:table-cell>
          <table:table-cell table:style-name="ce343" table:formula="of:=+[.F6]+[.F7]" office:value-type="float" office:value="578833.333333333" calcext:value-type="float">
            <text:p>578.833 </text:p>
          </table:table-cell>
          <table:table-cell table:style-name="ce343" table:formula="of:=+[.G6]+[.G7]" office:value-type="float" office:value="578833.333333333" calcext:value-type="float">
            <text:p>578.833 </text:p>
          </table:table-cell>
          <table:table-cell table:style-name="ce343" table:formula="of:=+[.H6]+[.H7]" office:value-type="float" office:value="571953.333333333" calcext:value-type="float">
            <text:p>571.953 </text:p>
          </table:table-cell>
          <table:table-cell table:style-name="ce343" table:formula="of:=+[.I6]+[.I7]" office:value-type="float" office:value="571953.333333333" calcext:value-type="float">
            <text:p>571.953 </text:p>
          </table:table-cell>
          <table:table-cell table:style-name="ce343" table:formula="of:=+[.J6]+[.J7]" office:value-type="float" office:value="571953.333333333" calcext:value-type="float">
            <text:p>571.953 </text:p>
          </table:table-cell>
          <table:table-cell table:style-name="ce343" table:formula="of:=+[.K6]+[.K7]" office:value-type="float" office:value="571953.333333333" calcext:value-type="float">
            <text:p>571.953 </text:p>
          </table:table-cell>
          <table:table-cell table:style-name="ce343" table:formula="of:=+[.L6]+[.L7]" office:value-type="float" office:value="569853.333333333" calcext:value-type="float">
            <text:p>569.853 </text:p>
          </table:table-cell>
          <table:table-cell table:style-name="ce343" table:formula="of:=+[.M6]+[.M7]" office:value-type="float" office:value="569853.333333333" calcext:value-type="float">
            <text:p>569.853 </text:p>
          </table:table-cell>
          <table:table-cell table:style-name="ce343" table:formula="of:=+[.N6]+[.N7]" office:value-type="float" office:value="569853.333333333" calcext:value-type="float">
            <text:p>569.853 </text:p>
          </table:table-cell>
          <table:table-cell table:style-name="ce457" table:formula="of:=+[.O6]+[.O7]" office:value-type="float" office:value="6893873.33333334" calcext:value-type="float">
            <text:p>6.893.873 </text:p>
          </table:table-cell>
          <table:table-cell table:style-name="ce422"/>
          <table:table-cell table:style-name="ce457" office:value-type="float" office:value="6893873.33333334" calcext:value-type="float">
            <text:p>6.893.873 </text:p>
          </table:table-cell>
          <table:table-cell table:style-name="ce422"/>
          <table:table-cell table:style-name="ce457" table:formula="of:=[.O8]-[.Q8]" office:value-type="float" office:value="0" calcext:value-type="float">
            <text:p>0 </text:p>
          </table:table-cell>
          <table:table-cell table:style-name="ce422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Despesas Operacionais</text:p>
          </table:table-cell>
          <table:table-cell table:style-name="ce343" table:formula="of:=+[$'6-DRE'.C23]+[$'6-DRE'.C27]+[$'6-DRE'.C31]+[$'6-DRE'.C21]" office:value-type="float" office:value="-380257.142857143" calcext:value-type="float">
            <text:p>-380.257 </text:p>
          </table:table-cell>
          <table:table-cell table:style-name="ce343" table:formula="of:=+[$'6-DRE'.D23]+[$'6-DRE'.D27]+[$'6-DRE'.D31]+[$'6-DRE'.D21]" office:value-type="float" office:value="-380257.142857143" calcext:value-type="float">
            <text:p>-380.257 </text:p>
          </table:table-cell>
          <table:table-cell table:style-name="ce343" table:formula="of:=+[$'6-DRE'.E23]+[$'6-DRE'.E27]+[$'6-DRE'.E31]+[$'6-DRE'.E21]" office:value-type="float" office:value="-380757.142857143" calcext:value-type="float">
            <text:p>-380.757 </text:p>
          </table:table-cell>
          <table:table-cell table:style-name="ce343" table:formula="of:=+[$'6-DRE'.F23]+[$'6-DRE'.F27]+[$'6-DRE'.F31]+[$'6-DRE'.F21]" office:value-type="float" office:value="-396757.142857143" calcext:value-type="float">
            <text:p>-396.757 </text:p>
          </table:table-cell>
          <table:table-cell table:style-name="ce343" table:formula="of:=+[$'6-DRE'.G23]+[$'6-DRE'.G27]+[$'6-DRE'.G31]+[$'6-DRE'.G21]" office:value-type="float" office:value="-396757.142857143" calcext:value-type="float">
            <text:p>-396.757 </text:p>
          </table:table-cell>
          <table:table-cell table:style-name="ce343" table:formula="of:=+[$'6-DRE'.H23]+[$'6-DRE'.H27]+[$'6-DRE'.H31]+[$'6-DRE'.H21]" office:value-type="float" office:value="-404357.142857143" calcext:value-type="float">
            <text:p>-404.357 </text:p>
          </table:table-cell>
          <table:table-cell table:style-name="ce343" table:formula="of:=+[$'6-DRE'.I23]+[$'6-DRE'.I27]+[$'6-DRE'.I31]+[$'6-DRE'.I21]" office:value-type="float" office:value="-404357.142857143" calcext:value-type="float">
            <text:p>-404.357 </text:p>
          </table:table-cell>
          <table:table-cell table:style-name="ce343" table:formula="of:=+[$'6-DRE'.J23]+[$'6-DRE'.J27]+[$'6-DRE'.J31]+[$'6-DRE'.J21]" office:value-type="float" office:value="-404357.142857143" calcext:value-type="float">
            <text:p>-404.357 </text:p>
          </table:table-cell>
          <table:table-cell table:style-name="ce343" table:formula="of:=+[$'6-DRE'.K23]+[$'6-DRE'.K27]+[$'6-DRE'.K31]+[$'6-DRE'.K21]" office:value-type="float" office:value="-404357.142857143" calcext:value-type="float">
            <text:p>-404.357 </text:p>
          </table:table-cell>
          <table:table-cell table:style-name="ce343" table:formula="of:=+[$'6-DRE'.L23]+[$'6-DRE'.L27]+[$'6-DRE'.L31]+[$'6-DRE'.L21]" office:value-type="float" office:value="-405257.142857143" calcext:value-type="float">
            <text:p>-405.257 </text:p>
          </table:table-cell>
          <table:table-cell table:style-name="ce343" table:formula="of:=+[$'6-DRE'.M23]+[$'6-DRE'.M27]+[$'6-DRE'.M31]+[$'6-DRE'.M21]" office:value-type="float" office:value="-405257.142857143" calcext:value-type="float">
            <text:p>-405.257 </text:p>
          </table:table-cell>
          <table:table-cell table:style-name="ce343" table:formula="of:=+[$'6-DRE'.N23]+[$'6-DRE'.N27]+[$'6-DRE'.N31]+[$'6-DRE'.N21]" office:value-type="float" office:value="-405257.142857143" calcext:value-type="float">
            <text:p>-405.257 </text:p>
          </table:table-cell>
          <table:table-cell table:style-name="ce457" table:formula="of:=SUM([.C9:.N9])" office:value-type="float" office:value="-4767985.71428571" calcext:value-type="float">
            <text:p>-4.767.986 </text:p>
          </table:table-cell>
          <table:table-cell table:style-name="ce423"/>
          <table:table-cell table:style-name="ce457" office:value-type="float" office:value="-4767985.71428571" calcext:value-type="float">
            <text:p>-4.767.986 </text:p>
          </table:table-cell>
          <table:table-cell table:style-name="ce423"/>
          <table:table-cell table:style-name="ce457" table:formula="of:=[.O9]-[.Q9]" office:value-type="float" office:value="0" calcext:value-type="float">
            <text:p>0 </text:p>
          </table:table-cell>
          <table:table-cell table:style-name="ce423"/>
          <table:table-cell table:style-name="ce343" table:number-columns-repeated="1004"/>
        </table:table-row>
        <table:table-row table:style-name="ro15">
          <table:table-cell table:style-name="ce407" office:value-type="string" calcext:value-type="string">
            <text:p>( = )</text:p>
          </table:table-cell>
          <table:table-cell table:style-name="ce411" office:value-type="string" calcext:value-type="string">
            <text:p>Lucro Operacional</text:p>
          </table:table-cell>
          <table:table-cell table:style-name="ce415" table:formula="of:=+[.C8]+[.C9]" office:value-type="float" office:value="199742.857142857" calcext:value-type="float">
            <text:p>199.743 </text:p>
          </table:table-cell>
          <table:table-cell table:style-name="ce415" table:formula="of:=+[.D8]+[.D9]" office:value-type="float" office:value="199742.857142857" calcext:value-type="float">
            <text:p>199.743 </text:p>
          </table:table-cell>
          <table:table-cell table:style-name="ce415" table:formula="of:=+[.E8]+[.E9]" office:value-type="float" office:value="198076.19047619" calcext:value-type="float">
            <text:p>198.076 </text:p>
          </table:table-cell>
          <table:table-cell table:style-name="ce415" table:formula="of:=+[.F8]+[.F9]" office:value-type="float" office:value="182076.19047619" calcext:value-type="float">
            <text:p>182.076 </text:p>
          </table:table-cell>
          <table:table-cell table:style-name="ce415" table:formula="of:=+[.G8]+[.G9]" office:value-type="float" office:value="182076.19047619" calcext:value-type="float">
            <text:p>182.076 </text:p>
          </table:table-cell>
          <table:table-cell table:style-name="ce415" table:formula="of:=+[.H8]+[.H9]" office:value-type="float" office:value="167596.19047619" calcext:value-type="float">
            <text:p>167.596 </text:p>
          </table:table-cell>
          <table:table-cell table:style-name="ce415" table:formula="of:=+[.I8]+[.I9]" office:value-type="float" office:value="167596.19047619" calcext:value-type="float">
            <text:p>167.596 </text:p>
          </table:table-cell>
          <table:table-cell table:style-name="ce415" table:formula="of:=+[.J8]+[.J9]" office:value-type="float" office:value="167596.19047619" calcext:value-type="float">
            <text:p>167.596 </text:p>
          </table:table-cell>
          <table:table-cell table:style-name="ce415" table:formula="of:=+[.K8]+[.K9]" office:value-type="float" office:value="167596.19047619" calcext:value-type="float">
            <text:p>167.596 </text:p>
          </table:table-cell>
          <table:table-cell table:style-name="ce415" table:formula="of:=+[.L8]+[.L9]" office:value-type="float" office:value="164596.19047619" calcext:value-type="float">
            <text:p>164.596 </text:p>
          </table:table-cell>
          <table:table-cell table:style-name="ce415" table:formula="of:=+[.M8]+[.M9]" office:value-type="float" office:value="164596.19047619" calcext:value-type="float">
            <text:p>164.596 </text:p>
          </table:table-cell>
          <table:table-cell table:style-name="ce415" table:formula="of:=+[.N8]+[.N9]" office:value-type="float" office:value="164596.19047619" calcext:value-type="float">
            <text:p>164.596 </text:p>
          </table:table-cell>
          <table:table-cell table:style-name="ce458" table:formula="of:=+[.O8]+[.O9]" office:value-type="float" office:value="2125887.61904762" calcext:value-type="float">
            <text:p>2.125.888 </text:p>
          </table:table-cell>
          <table:table-cell table:style-name="ce424"/>
          <table:table-cell table:style-name="ce458" office:value-type="float" office:value="2125887.61904762" calcext:value-type="float">
            <text:p>2.125.888 </text:p>
          </table:table-cell>
          <table:table-cell table:style-name="ce424"/>
          <table:table-cell table:style-name="ce458" table:formula="of:=[.O10]-[.Q10]" office:value-type="float" office:value="0" calcext:value-type="float">
            <text:p>0 </text:p>
          </table:table-cell>
          <table:table-cell table:style-name="ce424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+ )</text:p>
          </table:table-cell>
          <table:table-cell office:value-type="string" calcext:value-type="string">
            <text:p>Depreciação</text:p>
          </table:table-cell>
          <table:table-cell table:style-name="ce343" table:formula="of:=-[$'6-DRE'.C19]-[$'6-DRE'.C26]-[$'6-DRE'.C30]" office:value-type="float" office:value="30000" calcext:value-type="float">
            <text:p>30.000 </text:p>
          </table:table-cell>
          <table:table-cell table:style-name="ce343" table:formula="of:=-[$'6-DRE'.D19]-[$'6-DRE'.D26]-[$'6-DRE'.D30]" office:value-type="float" office:value="30000" calcext:value-type="float">
            <text:p>30.000 </text:p>
          </table:table-cell>
          <table:table-cell table:style-name="ce343" table:formula="of:=-[$'6-DRE'.E19]-[$'6-DRE'.E26]-[$'6-DRE'.E30]" office:value-type="float" office:value="31666.6666666667" calcext:value-type="float">
            <text:p>31.667 </text:p>
          </table:table-cell>
          <table:table-cell table:style-name="ce343" table:formula="of:=-[$'6-DRE'.F19]-[$'6-DRE'.F26]-[$'6-DRE'.F30]" office:value-type="float" office:value="31666.6666666667" calcext:value-type="float">
            <text:p>31.667 </text:p>
          </table:table-cell>
          <table:table-cell table:style-name="ce343" table:formula="of:=-[$'6-DRE'.G19]-[$'6-DRE'.G26]-[$'6-DRE'.G30]" office:value-type="float" office:value="31666.6666666667" calcext:value-type="float">
            <text:p>31.667 </text:p>
          </table:table-cell>
          <table:table-cell table:style-name="ce343" table:formula="of:=-[$'6-DRE'.H19]-[$'6-DRE'.H26]-[$'6-DRE'.H30]" office:value-type="float" office:value="31666.6666666667" calcext:value-type="float">
            <text:p>31.667 </text:p>
          </table:table-cell>
          <table:table-cell table:style-name="ce343" table:formula="of:=-[$'6-DRE'.I19]-[$'6-DRE'.I26]-[$'6-DRE'.I30]" office:value-type="float" office:value="31666.6666666667" calcext:value-type="float">
            <text:p>31.667 </text:p>
          </table:table-cell>
          <table:table-cell table:style-name="ce343" table:formula="of:=-[$'6-DRE'.J19]-[$'6-DRE'.J26]-[$'6-DRE'.J30]" office:value-type="float" office:value="31666.6666666667" calcext:value-type="float">
            <text:p>31.667 </text:p>
          </table:table-cell>
          <table:table-cell table:style-name="ce343" table:formula="of:=-[$'6-DRE'.K19]-[$'6-DRE'.K26]-[$'6-DRE'.K30]" office:value-type="float" office:value="31666.6666666667" calcext:value-type="float">
            <text:p>31.667 </text:p>
          </table:table-cell>
          <table:table-cell table:style-name="ce343" table:formula="of:=-[$'6-DRE'.L19]-[$'6-DRE'.L26]-[$'6-DRE'.L30]" office:value-type="float" office:value="34666.6666666667" calcext:value-type="float">
            <text:p>34.667 </text:p>
          </table:table-cell>
          <table:table-cell table:style-name="ce343" table:formula="of:=-[$'6-DRE'.M19]-[$'6-DRE'.M26]-[$'6-DRE'.M30]" office:value-type="float" office:value="34666.6666666667" calcext:value-type="float">
            <text:p>34.667 </text:p>
          </table:table-cell>
          <table:table-cell table:style-name="ce343" table:formula="of:=-[$'6-DRE'.N19]-[$'6-DRE'.N26]-[$'6-DRE'.N30]" office:value-type="float" office:value="34666.6666666667" calcext:value-type="float">
            <text:p>34.667 </text:p>
          </table:table-cell>
          <table:table-cell table:style-name="ce457" table:formula="of:=SUM([.C11:.N11])" office:value-type="float" office:value="385666.666666667" calcext:value-type="float">
            <text:p>385.667 </text:p>
          </table:table-cell>
          <table:table-cell table:style-name="ce424"/>
          <table:table-cell table:style-name="ce457" office:value-type="float" office:value="385666.666666667" calcext:value-type="float">
            <text:p>385.667 </text:p>
          </table:table-cell>
          <table:table-cell table:style-name="ce424"/>
          <table:table-cell table:style-name="ce457" table:formula="of:=[.O11]-[.Q11]" office:value-type="float" office:value="0" calcext:value-type="float">
            <text:p>0 </text:p>
          </table:table-cell>
          <table:table-cell table:style-name="ce424"/>
          <table:table-cell table:style-name="ce343" table:number-columns-repeated="1004"/>
        </table:table-row>
        <table:table-row table:style-name="ro15">
          <table:table-cell table:style-name="ce444" office:value-type="string" calcext:value-type="string">
            <text:p>( = )</text:p>
          </table:table-cell>
          <table:table-cell table:style-name="ce413" office:value-type="string" calcext:value-type="string">
            <text:p>EBITDA</text:p>
          </table:table-cell>
          <table:table-cell table:style-name="ce416" table:formula="of:=+[.C10]+[.C11]" office:value-type="float" office:value="229742.857142857" calcext:value-type="float">
            <text:p>229.743 </text:p>
          </table:table-cell>
          <table:table-cell table:style-name="ce416" table:formula="of:=+[.D10]+[.D11]" office:value-type="float" office:value="229742.857142857" calcext:value-type="float">
            <text:p>229.743 </text:p>
          </table:table-cell>
          <table:table-cell table:style-name="ce416" table:formula="of:=+[.E10]+[.E11]" office:value-type="float" office:value="229742.857142857" calcext:value-type="float">
            <text:p>229.743 </text:p>
          </table:table-cell>
          <table:table-cell table:style-name="ce416" table:formula="of:=+[.F10]+[.F11]" office:value-type="float" office:value="213742.857142857" calcext:value-type="float">
            <text:p>213.743 </text:p>
          </table:table-cell>
          <table:table-cell table:style-name="ce416" table:formula="of:=+[.G10]+[.G11]" office:value-type="float" office:value="213742.857142857" calcext:value-type="float">
            <text:p>213.743 </text:p>
          </table:table-cell>
          <table:table-cell table:style-name="ce416" table:formula="of:=+[.H10]+[.H11]" office:value-type="float" office:value="199262.857142857" calcext:value-type="float">
            <text:p>199.263 </text:p>
          </table:table-cell>
          <table:table-cell table:style-name="ce416" table:formula="of:=+[.I10]+[.I11]" office:value-type="float" office:value="199262.857142857" calcext:value-type="float">
            <text:p>199.263 </text:p>
          </table:table-cell>
          <table:table-cell table:style-name="ce416" table:formula="of:=+[.J10]+[.J11]" office:value-type="float" office:value="199262.857142857" calcext:value-type="float">
            <text:p>199.263 </text:p>
          </table:table-cell>
          <table:table-cell table:style-name="ce416" table:formula="of:=+[.K10]+[.K11]" office:value-type="float" office:value="199262.857142857" calcext:value-type="float">
            <text:p>199.263 </text:p>
          </table:table-cell>
          <table:table-cell table:style-name="ce416" table:formula="of:=+[.L10]+[.L11]" office:value-type="float" office:value="199262.857142857" calcext:value-type="float">
            <text:p>199.263 </text:p>
          </table:table-cell>
          <table:table-cell table:style-name="ce416" table:formula="of:=+[.M10]+[.M11]" office:value-type="float" office:value="199262.857142857" calcext:value-type="float">
            <text:p>199.263 </text:p>
          </table:table-cell>
          <table:table-cell table:style-name="ce416" table:formula="of:=+[.N10]+[.N11]" office:value-type="float" office:value="199262.857142857" calcext:value-type="float">
            <text:p>199.263 </text:p>
          </table:table-cell>
          <table:table-cell table:style-name="ce459" table:formula="of:=+[.O10]+[.O11]" office:value-type="float" office:value="2511554.28571429" calcext:value-type="float">
            <text:p>2.511.554 </text:p>
          </table:table-cell>
          <table:table-cell table:style-name="ce424"/>
          <table:table-cell table:style-name="ce459" office:value-type="float" office:value="2511554.28571429" calcext:value-type="float">
            <text:p>2.511.554 </text:p>
          </table:table-cell>
          <table:table-cell table:style-name="ce424"/>
          <table:table-cell table:style-name="ce459" table:formula="of:=[.O12]-[.Q12]" office:value-type="float" office:value="0" calcext:value-type="float">
            <text:p>0 </text:p>
          </table:table-cell>
          <table:table-cell table:style-name="ce424"/>
          <table:table-cell table:style-name="ce343" table:number-columns-repeated="1004"/>
        </table:table-row>
        <table:table-row table:style-name="ro11">
          <table:table-cell table:style-name="ce445" office:value-type="string" calcext:value-type="string">
            <text:p>( - )</text:p>
          </table:table-cell>
          <table:table-cell table:style-name="ce447" office:value-type="string" calcext:value-type="string">
            <text:p>Pagamento de IR/CSLL</text:p>
          </table:table-cell>
          <table:table-cell table:style-name="ce452" table:formula="of:=+[$'6-DRE'.C40]+([$'7-Balanço_Patrimonial'.C38]-[$'7-Balanço_Patrimonial'.B38])" office:value-type="float" office:value="-70000" calcext:value-type="float">
            <text:p>-70.000 </text:p>
          </table:table-cell>
          <table:table-cell table:style-name="ce452" table:formula="of:=+[$'6-DRE'.D40]+([$'7-Balanço_Patrimonial'.D38]-[$'7-Balanço_Patrimonial'.C38])" office:value-type="float" office:value="-61372.8204651193" calcext:value-type="float">
            <text:p>-61.373 </text:p>
          </table:table-cell>
          <table:table-cell table:style-name="ce452" table:formula="of:=+[$'6-DRE'.E40]+([$'7-Balanço_Patrimonial'.E38]-[$'7-Balanço_Patrimonial'.D38])" office:value-type="float" office:value="-61829.9697032344" calcext:value-type="float">
            <text:p>-61.830 </text:p>
          </table:table-cell>
          <table:table-cell table:style-name="ce452" table:formula="of:=+[$'6-DRE'.F40]+([$'7-Balanço_Patrimonial'.F38]-[$'7-Balanço_Patrimonial'.E38])" office:value-type="float" office:value="-61019.0824921119" calcext:value-type="float">
            <text:p>-61.019 </text:p>
          </table:table-cell>
          <table:table-cell table:style-name="ce452" table:formula="of:=+[$'6-DRE'.G40]+([$'7-Balanço_Patrimonial'.G38]-[$'7-Balanço_Patrimonial'.F38])" office:value-type="float" office:value="-56007.9041827668" calcext:value-type="float">
            <text:p>-56.008 </text:p>
          </table:table-cell>
          <table:table-cell table:style-name="ce452" table:formula="of:=+[$'6-DRE'.H40]+([$'7-Balanço_Patrimonial'.H38]-[$'7-Balanço_Patrimonial'.G38])" office:value-type="float" office:value="-56438.8769532348" calcext:value-type="float">
            <text:p>-56.439 </text:p>
          </table:table-cell>
          <table:table-cell table:style-name="ce452" table:formula="of:=+[$'6-DRE'.I40]+([$'7-Balanço_Patrimonial'.I38]-[$'7-Balanço_Patrimonial'.H38])" office:value-type="float" office:value="-51948.8438251122" calcext:value-type="float">
            <text:p>-51.949 </text:p>
          </table:table-cell>
          <table:table-cell table:style-name="ce452" table:formula="of:=+[$'6-DRE'.J40]+([$'7-Balanço_Patrimonial'.J38]-[$'7-Balanço_Patrimonial'.I38])" office:value-type="float" office:value="-52384.2486804272" calcext:value-type="float">
            <text:p>-52.384 </text:p>
          </table:table-cell>
          <table:table-cell table:style-name="ce452" table:formula="of:=+[$'6-DRE'.K40]+([$'7-Balanço_Patrimonial'.K38]-[$'7-Balanço_Patrimonial'.J38])" office:value-type="float" office:value="-52821.9362788484" calcext:value-type="float">
            <text:p>-52.822 </text:p>
          </table:table-cell>
          <table:table-cell table:style-name="ce452" table:formula="of:=+[$'6-DRE'.L40]+([$'7-Balanço_Patrimonial'.L38]-[$'7-Balanço_Patrimonial'.K38])" office:value-type="float" office:value="-53261.9522752381" calcext:value-type="float">
            <text:p>-53.262 </text:p>
          </table:table-cell>
          <table:table-cell table:style-name="ce452" table:formula="of:=+[$'6-DRE'.M40]+([$'7-Balanço_Patrimonial'.M38]-[$'7-Balanço_Patrimonial'.L38])" office:value-type="float" office:value="-51779.8599752381" calcext:value-type="float">
            <text:p>-51.780 </text:p>
          </table:table-cell>
          <table:table-cell table:style-name="ce452" table:formula="of:=+[$'6-DRE'.N40]+([$'7-Balanço_Patrimonial'.N38]-[$'7-Balanço_Patrimonial'.M38])" office:value-type="float" office:value="-52074.9060107716" calcext:value-type="float">
            <text:p>-52.075 </text:p>
          </table:table-cell>
          <table:table-cell table:style-name="ce460" table:formula="of:=SUM([.C13:.N13])" office:value-type="float" office:value="-680940.400842103" calcext:value-type="float">
            <text:p>-680.940 </text:p>
          </table:table-cell>
          <table:table-cell table:style-name="ce426"/>
          <table:table-cell table:style-name="ce460" office:value-type="float" office:value="-680940.400842103" calcext:value-type="float">
            <text:p>-680.940 </text:p>
          </table:table-cell>
          <table:table-cell table:style-name="ce426"/>
          <table:table-cell table:style-name="ce460" table:formula="of:=[.O13]-[.Q13]" office:value-type="float" office:value="0" calcext:value-type="float">
            <text:p>0 </text:p>
          </table:table-cell>
          <table:table-cell table:style-name="ce426"/>
          <table:table-cell table:style-name="ce343" table:number-columns-repeated="1004"/>
        </table:table-row>
        <table:table-row table:style-name="ro15">
          <table:table-cell table:style-name="ce444" office:value-type="string" calcext:value-type="string">
            <text:p>(+-)</text:p>
          </table:table-cell>
          <table:table-cell table:style-name="ce448" office:value-type="string" calcext:value-type="string">
            <text:p>Investimento em Capital de Giro</text:p>
          </table:table-cell>
          <table:table-cell table:style-name="ce416" table:formula="of:=SUM([.C15:.C22])" office:value-type="float" office:value="-1424478.61462963" calcext:value-type="float">
            <text:p>-1.424.479 </text:p>
          </table:table-cell>
          <table:table-cell table:style-name="ce416" table:formula="of:=SUM([.D15:.D22])" office:value-type="float" office:value="38444.3483333333" calcext:value-type="float">
            <text:p>38.444 </text:p>
          </table:table-cell>
          <table:table-cell table:style-name="ce416" table:formula="of:=SUM([.E15:.E22])" office:value-type="float" office:value="36033.2372222219" calcext:value-type="float">
            <text:p>36.033 </text:p>
          </table:table-cell>
          <table:table-cell table:style-name="ce416" table:formula="of:=SUM([.F15:.F22])" office:value-type="float" office:value="56222.1216666667" calcext:value-type="float">
            <text:p>56.222 </text:p>
          </table:table-cell>
          <table:table-cell table:style-name="ce416" table:formula="of:=SUM([.G15:.G22])" office:value-type="float" office:value="40222.1216666666" calcext:value-type="float">
            <text:p>40.222 </text:p>
          </table:table-cell>
          <table:table-cell table:style-name="ce416" table:formula="of:=SUM([.H15:.H22])" office:value-type="float" office:value="42092.3398666668" calcext:value-type="float">
            <text:p>42.092 </text:p>
          </table:table-cell>
          <table:table-cell table:style-name="ce416" table:formula="of:=SUM([.I15:.I22])" office:value-type="float" office:value="41831.0065333333" calcext:value-type="float">
            <text:p>41.831 </text:p>
          </table:table-cell>
          <table:table-cell table:style-name="ce416" table:formula="of:=SUM([.J15:.J22])" office:value-type="float" office:value="41831.0065333333" calcext:value-type="float">
            <text:p>41.831 </text:p>
          </table:table-cell>
          <table:table-cell table:style-name="ce416" table:formula="of:=SUM([.K15:.K22])" office:value-type="float" office:value="41831.0065333333" calcext:value-type="float">
            <text:p>41.831 </text:p>
          </table:table-cell>
          <table:table-cell table:style-name="ce416" table:formula="of:=SUM([.L15:.L22])" office:value-type="float" office:value="37491.0065333333" calcext:value-type="float">
            <text:p>37.491 </text:p>
          </table:table-cell>
          <table:table-cell table:style-name="ce416" table:formula="of:=SUM([.M15:.M22])" office:value-type="float" office:value="-158168.993466667" calcext:value-type="float">
            <text:p>-158.169 </text:p>
          </table:table-cell>
          <table:table-cell table:style-name="ce416" table:formula="of:=SUM([.N15:.N22])" office:value-type="float" office:value="-308168.993466667" calcext:value-type="float">
            <text:p>-308.169 </text:p>
          </table:table-cell>
          <table:table-cell table:style-name="ce461" table:formula="of:=SUM([.C14:.N14])" office:value-type="float" office:value="-1514818.40667407" calcext:value-type="float">
            <text:p>-1.514.818 </text:p>
          </table:table-cell>
          <table:table-cell table:style-name="ce426"/>
          <table:table-cell table:style-name="ce461" office:value-type="float" office:value="-1514818.40667407" calcext:value-type="float">
            <text:p>-1.514.818 </text:p>
          </table:table-cell>
          <table:table-cell table:style-name="ce426"/>
          <table:table-cell table:style-name="ce461" table:formula="of:=[.O14]-[.Q14]" office:value-type="float" office:value="0" calcext:value-type="float">
            <text:p>0 </text:p>
          </table:table-cell>
          <table:table-cell table:style-name="ce426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o Contas a Receber</text:p>
          </table:table-cell>
          <table:table-cell table:style-name="ce343" table:formula="of:=([$'7-Balanço_Patrimonial'.B21]-[$'7-Balanço_Patrimonial'.C21])" office:value-type="float" office:value="-377600" calcext:value-type="float">
            <text:p>-377.600 </text:p>
          </table:table-cell>
          <table:table-cell table:style-name="ce343" table:formula="of:=([$'7-Balanço_Patrimonial'.C21]-[$'7-Balanço_Patrimonial'.D21])" office:value-type="float" office:value="0" calcext:value-type="float">
            <text:p>0 </text:p>
          </table:table-cell>
          <table:table-cell table:style-name="ce343" table:formula="of:=([$'7-Balanço_Patrimonial'.D21]-[$'7-Balanço_Patrimonial'.E21])" office:value-type="float" office:value="0" calcext:value-type="float">
            <text:p>0 </text:p>
          </table:table-cell>
          <table:table-cell table:style-name="ce343" table:formula="of:=([$'7-Balanço_Patrimonial'.E21]-[$'7-Balanço_Patrimonial'.F21])" office:value-type="float" office:value="0" calcext:value-type="float">
            <text:p>0 </text:p>
          </table:table-cell>
          <table:table-cell table:style-name="ce343" table:formula="of:=([$'7-Balanço_Patrimonial'.F21]-[$'7-Balanço_Patrimonial'.G21])" office:value-type="float" office:value="0" calcext:value-type="float">
            <text:p>0 </text:p>
          </table:table-cell>
          <table:table-cell table:style-name="ce343" table:formula="of:=([$'7-Balanço_Patrimonial'.G21]-[$'7-Balanço_Patrimonial'.H21])" office:value-type="float" office:value="0" calcext:value-type="float">
            <text:p>0 </text:p>
          </table:table-cell>
          <table:table-cell table:style-name="ce343" table:formula="of:=([$'7-Balanço_Patrimonial'.H21]-[$'7-Balanço_Patrimonial'.I21])" office:value-type="float" office:value="0" calcext:value-type="float">
            <text:p>0 </text:p>
          </table:table-cell>
          <table:table-cell table:style-name="ce343" table:formula="of:=([$'7-Balanço_Patrimonial'.I21]-[$'7-Balanço_Patrimonial'.J21])" office:value-type="float" office:value="0" calcext:value-type="float">
            <text:p>0 </text:p>
          </table:table-cell>
          <table:table-cell table:style-name="ce343" table:formula="of:=([$'7-Balanço_Patrimonial'.J21]-[$'7-Balanço_Patrimonial'.K21])" office:value-type="float" office:value="0" calcext:value-type="float">
            <text:p>0 </text:p>
          </table:table-cell>
          <table:table-cell table:style-name="ce343" table:formula="of:=([$'7-Balanço_Patrimonial'.K21]-[$'7-Balanço_Patrimonial'.L21])" office:value-type="float" office:value="0" calcext:value-type="float">
            <text:p>0 </text:p>
          </table:table-cell>
          <table:table-cell table:style-name="ce343" table:formula="of:=([$'7-Balanço_Patrimonial'.L21]-[$'7-Balanço_Patrimonial'.M21])" office:value-type="float" office:value="0" calcext:value-type="float">
            <text:p>0 </text:p>
          </table:table-cell>
          <table:table-cell table:style-name="ce343" table:formula="of:=([$'7-Balanço_Patrimonial'.M21]-[$'7-Balanço_Patrimonial'.N21])" office:value-type="float" office:value="0" calcext:value-type="float">
            <text:p>0 </text:p>
          </table:table-cell>
          <table:table-cell table:style-name="ce457" table:formula="of:=SUM([.C15:.N15])" office:value-type="float" office:value="-377600" calcext:value-type="float">
            <text:p>-377.600 </text:p>
          </table:table-cell>
          <table:table-cell table:style-name="ce427"/>
          <table:table-cell table:style-name="ce457" office:value-type="float" office:value="-377600" calcext:value-type="float">
            <text:p>-377.600 </text:p>
          </table:table-cell>
          <table:table-cell table:style-name="ce427"/>
          <table:table-cell table:style-name="ce457" table:formula="of:=[.O15]-[.Q15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o Estoque</text:p>
          </table:table-cell>
          <table:table-cell table:style-name="ce343" table:formula="of:=([$'7-Balanço_Patrimonial'.B23]-[$'7-Balanço_Patrimonial'.C23])" office:value-type="float" office:value="-1042133.33333333" calcext:value-type="float">
            <text:p>-1.042.133 </text:p>
          </table:table-cell>
          <table:table-cell table:style-name="ce343" table:formula="of:=([$'7-Balanço_Patrimonial'.C23]-[$'7-Balanço_Patrimonial'.D23])" office:value-type="float" office:value="0" calcext:value-type="float">
            <text:p>0 </text:p>
          </table:table-cell>
          <table:table-cell table:style-name="ce343" table:formula="of:=([$'7-Balanço_Patrimonial'.D23]-[$'7-Balanço_Patrimonial'.E23])" office:value-type="float" office:value="-2411.11111111147" calcext:value-type="float">
            <text:p>-2.411 </text:p>
          </table:table-cell>
          <table:table-cell table:style-name="ce343" table:formula="of:=([$'7-Balanço_Patrimonial'.E23]-[$'7-Balanço_Patrimonial'.F23])" office:value-type="float" office:value="0" calcext:value-type="float">
            <text:p>0 </text:p>
          </table:table-cell>
          <table:table-cell table:style-name="ce343" table:formula="of:=([$'7-Balanço_Patrimonial'.F23]-[$'7-Balanço_Patrimonial'.G23])" office:value-type="float" office:value="0" calcext:value-type="float">
            <text:p>0 </text:p>
          </table:table-cell>
          <table:table-cell table:style-name="ce343" table:formula="of:=([$'7-Balanço_Patrimonial'.G23]-[$'7-Balanço_Patrimonial'.H23])" office:value-type="float" office:value="-14218.6666666665" calcext:value-type="float">
            <text:p>-14.219 </text:p>
          </table:table-cell>
          <table:table-cell table:style-name="ce343" table:formula="of:=([$'7-Balanço_Patrimonial'.H23]-[$'7-Balanço_Patrimonial'.I23])" office:value-type="float" office:value="0" calcext:value-type="float">
            <text:p>0 </text:p>
          </table:table-cell>
          <table:table-cell table:style-name="ce343" table:formula="of:=([$'7-Balanço_Patrimonial'.I23]-[$'7-Balanço_Patrimonial'.J23])" office:value-type="float" office:value="0" calcext:value-type="float">
            <text:p>0 </text:p>
          </table:table-cell>
          <table:table-cell table:style-name="ce343" table:formula="of:=([$'7-Balanço_Patrimonial'.J23]-[$'7-Balanço_Patrimonial'.K23])" office:value-type="float" office:value="0" calcext:value-type="float">
            <text:p>0 </text:p>
          </table:table-cell>
          <table:table-cell table:style-name="ce343" table:formula="of:=([$'7-Balanço_Patrimonial'.K23]-[$'7-Balanço_Patrimonial'.L23])" office:value-type="float" office:value="-4340" calcext:value-type="float">
            <text:p>-4.340 </text:p>
          </table:table-cell>
          <table:table-cell table:style-name="ce343" table:formula="of:=([$'7-Balanço_Patrimonial'.L23]-[$'7-Balanço_Patrimonial'.M23])" office:value-type="float" office:value="0" calcext:value-type="float">
            <text:p>0 </text:p>
          </table:table-cell>
          <table:table-cell table:style-name="ce343" table:formula="of:=([$'7-Balanço_Patrimonial'.M23]-[$'7-Balanço_Patrimonial'.N23])" office:value-type="float" office:value="0" calcext:value-type="float">
            <text:p>0 </text:p>
          </table:table-cell>
          <table:table-cell table:style-name="ce457" table:formula="of:=SUM([.C16:.N16])" office:value-type="float" office:value="-1063103.11111111" calcext:value-type="float">
            <text:p>-1.063.103 </text:p>
          </table:table-cell>
          <table:table-cell table:style-name="ce427"/>
          <table:table-cell table:style-name="ce457" office:value-type="float" office:value="-1063103.11111111" calcext:value-type="float">
            <text:p>-1.063.103 </text:p>
          </table:table-cell>
          <table:table-cell table:style-name="ce427"/>
          <table:table-cell table:style-name="ce457" table:formula="of:=[.O16]-[.Q16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e Outras Contas a Receber</text:p>
          </table:table-cell>
          <table:table-cell table:style-name="ce343" table:formula="of:=([$'7-Balanço_Patrimonial'.B24]-[$'7-Balanço_Patrimonial'.C24]+[$'7-Balanço_Patrimonial'.B25]-[$'7-Balanço_Patrimonial'.C25]+[$'7-Balanço_Patrimonial'.B26]-[$'7-Balanço_Patrimonial'.C26]+[$'7-Balanço_Patrimonial'.B28]-[$'7-Balanço_Patrimonial'.C28]+[$'7-Balanço_Patrimonial'.B29]-[$'7-Balanço_Patrimonial'.C29])" office:value-type="float" office:value="0" calcext:value-type="float">
            <text:p>0 </text:p>
          </table:table-cell>
          <table:table-cell table:style-name="ce343" table:formula="of:=-([$'7-Balanço_Patrimonial'.D24]-[$'7-Balanço_Patrimonial'.C24]+[$'7-Balanço_Patrimonial'.D25]-[$'7-Balanço_Patrimonial'.C25]+[$'7-Balanço_Patrimonial'.D26]-[$'7-Balanço_Patrimonial'.C26]+[$'7-Balanço_Patrimonial'.D28]-[$'7-Balanço_Patrimonial'.C28]+[$'7-Balanço_Patrimonial'.D29]-[$'7-Balanço_Patrimonial'.C29])" office:value-type="float" office:value="0" calcext:value-type="float">
            <text:p>0 </text:p>
          </table:table-cell>
          <table:table-cell table:style-name="ce343" table:formula="of:=-([$'7-Balanço_Patrimonial'.E24]-[$'7-Balanço_Patrimonial'.D24]+[$'7-Balanço_Patrimonial'.E25]-[$'7-Balanço_Patrimonial'.D25]+[$'7-Balanço_Patrimonial'.E26]-[$'7-Balanço_Patrimonial'.D26]+[$'7-Balanço_Patrimonial'.E28]-[$'7-Balanço_Patrimonial'.D28]+[$'7-Balanço_Patrimonial'.E29]-[$'7-Balanço_Patrimonial'.D29])" office:value-type="float" office:value="0" calcext:value-type="float">
            <text:p>0 </text:p>
          </table:table-cell>
          <table:table-cell table:style-name="ce343" table:formula="of:=-([$'7-Balanço_Patrimonial'.F24]-[$'7-Balanço_Patrimonial'.E24]+[$'7-Balanço_Patrimonial'.F25]-[$'7-Balanço_Patrimonial'.E25]+[$'7-Balanço_Patrimonial'.F26]-[$'7-Balanço_Patrimonial'.E26]+[$'7-Balanço_Patrimonial'.F28]-[$'7-Balanço_Patrimonial'.E28]+[$'7-Balanço_Patrimonial'.F29]-[$'7-Balanço_Patrimonial'.E29])" office:value-type="float" office:value="0" calcext:value-type="float">
            <text:p>0 </text:p>
          </table:table-cell>
          <table:table-cell table:style-name="ce343" table:formula="of:=-([$'7-Balanço_Patrimonial'.G24]-[$'7-Balanço_Patrimonial'.F24]+[$'7-Balanço_Patrimonial'.G25]-[$'7-Balanço_Patrimonial'.F25]+[$'7-Balanço_Patrimonial'.G26]-[$'7-Balanço_Patrimonial'.F26]+[$'7-Balanço_Patrimonial'.G28]-[$'7-Balanço_Patrimonial'.F28]+[$'7-Balanço_Patrimonial'.G29]-[$'7-Balanço_Patrimonial'.F29])" office:value-type="float" office:value="0" calcext:value-type="float">
            <text:p>0 </text:p>
          </table:table-cell>
          <table:table-cell table:style-name="ce343" table:formula="of:=-([$'7-Balanço_Patrimonial'.H24]-[$'7-Balanço_Patrimonial'.G24]+[$'7-Balanço_Patrimonial'.H25]-[$'7-Balanço_Patrimonial'.G25]+[$'7-Balanço_Patrimonial'.H26]-[$'7-Balanço_Patrimonial'.G26]+[$'7-Balanço_Patrimonial'.H28]-[$'7-Balanço_Patrimonial'.G28]+[$'7-Balanço_Patrimonial'.H29]-[$'7-Balanço_Patrimonial'.G29])" office:value-type="float" office:value="0" calcext:value-type="float">
            <text:p>0 </text:p>
          </table:table-cell>
          <table:table-cell table:style-name="ce343" table:formula="of:=-([$'7-Balanço_Patrimonial'.I24]-[$'7-Balanço_Patrimonial'.H24]+[$'7-Balanço_Patrimonial'.I25]-[$'7-Balanço_Patrimonial'.H25]+[$'7-Balanço_Patrimonial'.I26]-[$'7-Balanço_Patrimonial'.H26]+[$'7-Balanço_Patrimonial'.I28]-[$'7-Balanço_Patrimonial'.H28]+[$'7-Balanço_Patrimonial'.I29]-[$'7-Balanço_Patrimonial'.H29])" office:value-type="float" office:value="0" calcext:value-type="float">
            <text:p>0 </text:p>
          </table:table-cell>
          <table:table-cell table:style-name="ce343" table:formula="of:=-([$'7-Balanço_Patrimonial'.J24]-[$'7-Balanço_Patrimonial'.I24]+[$'7-Balanço_Patrimonial'.J25]-[$'7-Balanço_Patrimonial'.I25]+[$'7-Balanço_Patrimonial'.J26]-[$'7-Balanço_Patrimonial'.I26]+[$'7-Balanço_Patrimonial'.J28]-[$'7-Balanço_Patrimonial'.I28]+[$'7-Balanço_Patrimonial'.J29]-[$'7-Balanço_Patrimonial'.I29])" office:value-type="float" office:value="0" calcext:value-type="float">
            <text:p>0 </text:p>
          </table:table-cell>
          <table:table-cell table:style-name="ce343" table:formula="of:=-([$'7-Balanço_Patrimonial'.K24]-[$'7-Balanço_Patrimonial'.J24]+[$'7-Balanço_Patrimonial'.K25]-[$'7-Balanço_Patrimonial'.J25]+[$'7-Balanço_Patrimonial'.K26]-[$'7-Balanço_Patrimonial'.J26]+[$'7-Balanço_Patrimonial'.K28]-[$'7-Balanço_Patrimonial'.J28]+[$'7-Balanço_Patrimonial'.K29]-[$'7-Balanço_Patrimonial'.J29])" office:value-type="float" office:value="0" calcext:value-type="float">
            <text:p>0 </text:p>
          </table:table-cell>
          <table:table-cell table:style-name="ce343" table:formula="of:=-([$'7-Balanço_Patrimonial'.L24]-[$'7-Balanço_Patrimonial'.K24]+[$'7-Balanço_Patrimonial'.L25]-[$'7-Balanço_Patrimonial'.K25]+[$'7-Balanço_Patrimonial'.L26]-[$'7-Balanço_Patrimonial'.K26]+[$'7-Balanço_Patrimonial'.L28]-[$'7-Balanço_Patrimonial'.K28]+[$'7-Balanço_Patrimonial'.L29]-[$'7-Balanço_Patrimonial'.K29])" office:value-type="float" office:value="0" calcext:value-type="float">
            <text:p>0 </text:p>
          </table:table-cell>
          <table:table-cell table:style-name="ce343" table:formula="of:=-([$'7-Balanço_Patrimonial'.M24]-[$'7-Balanço_Patrimonial'.L24]+[$'7-Balanço_Patrimonial'.M25]-[$'7-Balanço_Patrimonial'.L25]+[$'7-Balanço_Patrimonial'.M26]-[$'7-Balanço_Patrimonial'.L26]+[$'7-Balanço_Patrimonial'.M28]-[$'7-Balanço_Patrimonial'.L28]+[$'7-Balanço_Patrimonial'.M29]-[$'7-Balanço_Patrimonial'.L29])" office:value-type="float" office:value="0" calcext:value-type="float">
            <text:p>0 </text:p>
          </table:table-cell>
          <table:table-cell table:style-name="ce343" table:formula="of:=-([$'7-Balanço_Patrimonial'.N24]-[$'7-Balanço_Patrimonial'.M24]+[$'7-Balanço_Patrimonial'.N25]-[$'7-Balanço_Patrimonial'.M25]+[$'7-Balanço_Patrimonial'.N26]-[$'7-Balanço_Patrimonial'.M26]+[$'7-Balanço_Patrimonial'.N28]-[$'7-Balanço_Patrimonial'.M28]+[$'7-Balanço_Patrimonial'.N29]-[$'7-Balanço_Patrimonial'.M29])" office:value-type="float" office:value="0" calcext:value-type="float">
            <text:p>0 </text:p>
          </table:table-cell>
          <table:table-cell table:style-name="ce457" table:formula="of:=SUM([.C17:.N17])" office:value-type="float" office:value="0" calcext:value-type="float">
            <text:p>0 </text:p>
          </table:table-cell>
          <table:table-cell table:style-name="ce427"/>
          <table:table-cell table:style-name="ce457" office:value-type="float" office:value="0" calcext:value-type="float">
            <text:p>0 </text:p>
          </table:table-cell>
          <table:table-cell table:style-name="ce427"/>
          <table:table-cell table:style-name="ce457" table:formula="of:=[.O17]-[.Q17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ção de Fornecedores</text:p>
          </table:table-cell>
          <table:table-cell table:style-name="ce343" table:formula="of:=+[$'7-Balanço_Patrimonial'.C35]-[$'7-Balanço_Patrimonial'.B35]" office:value-type="float" office:value="-127745.185185185" calcext:value-type="float">
            <text:p>-127.745 </text:p>
          </table:table-cell>
          <table:table-cell table:style-name="ce343" table:formula="of:=+[$'7-Balanço_Patrimonial'.D35]-[$'7-Balanço_Patrimonial'.C35]" office:value-type="float" office:value="0" calcext:value-type="float">
            <text:p>0 </text:p>
          </table:table-cell>
          <table:table-cell table:style-name="ce343" table:formula="of:=+[$'7-Balanço_Patrimonial'.E35]-[$'7-Balanço_Patrimonial'.D35]" office:value-type="float" office:value="0" calcext:value-type="float">
            <text:p>0 </text:p>
          </table:table-cell>
          <table:table-cell table:style-name="ce343" table:formula="of:=+[$'7-Balanço_Patrimonial'.F35]-[$'7-Balanço_Patrimonial'.E35]" office:value-type="float" office:value="0" calcext:value-type="float">
            <text:p>0 </text:p>
          </table:table-cell>
          <table:table-cell table:style-name="ce343" table:formula="of:=+[$'7-Balanço_Patrimonial'.G35]-[$'7-Balanço_Patrimonial'.F35]" office:value-type="float" office:value="0" calcext:value-type="float">
            <text:p>0 </text:p>
          </table:table-cell>
          <table:table-cell table:style-name="ce343" table:formula="of:=+[$'7-Balanço_Patrimonial'.H35]-[$'7-Balanço_Patrimonial'.G35]" office:value-type="float" office:value="0" calcext:value-type="float">
            <text:p>0 </text:p>
          </table:table-cell>
          <table:table-cell table:style-name="ce343" table:formula="of:=+[$'7-Balanço_Patrimonial'.I35]-[$'7-Balanço_Patrimonial'.H35]" office:value-type="float" office:value="0" calcext:value-type="float">
            <text:p>0 </text:p>
          </table:table-cell>
          <table:table-cell table:style-name="ce343" table:formula="of:=+[$'7-Balanço_Patrimonial'.J35]-[$'7-Balanço_Patrimonial'.I35]" office:value-type="float" office:value="0" calcext:value-type="float">
            <text:p>0 </text:p>
          </table:table-cell>
          <table:table-cell table:style-name="ce343" table:formula="of:=+[$'7-Balanço_Patrimonial'.K35]-[$'7-Balanço_Patrimonial'.J35]" office:value-type="float" office:value="0" calcext:value-type="float">
            <text:p>0 </text:p>
          </table:table-cell>
          <table:table-cell table:style-name="ce343" table:formula="of:=+[$'7-Balanço_Patrimonial'.L35]-[$'7-Balanço_Patrimonial'.K35]" office:value-type="float" office:value="0" calcext:value-type="float">
            <text:p>0 </text:p>
          </table:table-cell>
          <table:table-cell table:style-name="ce343" table:formula="of:=+[$'7-Balanço_Patrimonial'.M35]-[$'7-Balanço_Patrimonial'.L35]" office:value-type="float" office:value="0" calcext:value-type="float">
            <text:p>0 </text:p>
          </table:table-cell>
          <table:table-cell table:style-name="ce343" table:formula="of:=+[$'7-Balanço_Patrimonial'.N35]-[$'7-Balanço_Patrimonial'.M35]" office:value-type="float" office:value="0" calcext:value-type="float">
            <text:p>0 </text:p>
          </table:table-cell>
          <table:table-cell table:style-name="ce457" table:formula="of:=SUM([.C18:.N18])" office:value-type="float" office:value="-127745.185185185" calcext:value-type="float">
            <text:p>-127.745 </text:p>
          </table:table-cell>
          <table:table-cell table:style-name="ce427"/>
          <table:table-cell table:style-name="ce457" office:value-type="float" office:value="-127745.185185185" calcext:value-type="float">
            <text:p>-127.745 </text:p>
          </table:table-cell>
          <table:table-cell table:style-name="ce427"/>
          <table:table-cell table:style-name="ce457" table:formula="of:=[.O18]-[.Q18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e Salários e Encargos a Pagar</text:p>
          </table:table-cell>
          <table:table-cell table:style-name="ce343" table:formula="of:=[$'7-Balanço_Patrimonial'.C36]-[$'7-Balanço_Patrimonial'.B36]" office:value-type="float" office:value="-4000" calcext:value-type="float">
            <text:p>-4.000 </text:p>
          </table:table-cell>
          <table:table-cell table:style-name="ce343" table:formula="of:=[$'7-Balanço_Patrimonial'.D36]-[$'7-Balanço_Patrimonial'.C36]" office:value-type="float" office:value="0" calcext:value-type="float">
            <text:p>0 </text:p>
          </table:table-cell>
          <table:table-cell table:style-name="ce343" table:formula="of:=[$'7-Balanço_Patrimonial'.E36]-[$'7-Balanço_Patrimonial'.D36]" office:value-type="float" office:value="0" calcext:value-type="float">
            <text:p>0 </text:p>
          </table:table-cell>
          <table:table-cell table:style-name="ce343" table:formula="of:=[$'7-Balanço_Patrimonial'.F36]-[$'7-Balanço_Patrimonial'.E36]" office:value-type="float" office:value="16000" calcext:value-type="float">
            <text:p>16.000 </text:p>
          </table:table-cell>
          <table:table-cell table:style-name="ce343" table:formula="of:=[$'7-Balanço_Patrimonial'.G36]-[$'7-Balanço_Patrimonial'.F36]" office:value-type="float" office:value="0" calcext:value-type="float">
            <text:p>0 </text:p>
          </table:table-cell>
          <table:table-cell table:style-name="ce343" table:formula="of:=[$'7-Balanço_Patrimonial'.H36]-[$'7-Balanço_Patrimonial'.G36]" office:value-type="float" office:value="14480" calcext:value-type="float">
            <text:p>14.480 </text:p>
          </table:table-cell>
          <table:table-cell table:style-name="ce343" table:formula="of:=[$'7-Balanço_Patrimonial'.I36]-[$'7-Balanço_Patrimonial'.H36]" office:value-type="float" office:value="0" calcext:value-type="float">
            <text:p>0 </text:p>
          </table:table-cell>
          <table:table-cell table:style-name="ce343" table:formula="of:=[$'7-Balanço_Patrimonial'.J36]-[$'7-Balanço_Patrimonial'.I36]" office:value-type="float" office:value="0" calcext:value-type="float">
            <text:p>0 </text:p>
          </table:table-cell>
          <table:table-cell table:style-name="ce343" table:formula="of:=[$'7-Balanço_Patrimonial'.K36]-[$'7-Balanço_Patrimonial'.J36]" office:value-type="float" office:value="0" calcext:value-type="float">
            <text:p>0 </text:p>
          </table:table-cell>
          <table:table-cell table:style-name="ce343" table:formula="of:=[$'7-Balanço_Patrimonial'.L36]-[$'7-Balanço_Patrimonial'.K36]" office:value-type="float" office:value="0" calcext:value-type="float">
            <text:p>0 </text:p>
          </table:table-cell>
          <table:table-cell table:style-name="ce343" table:formula="of:=[$'7-Balanço_Patrimonial'.M36]-[$'7-Balanço_Patrimonial'.L36]" office:value-type="float" office:value="0" calcext:value-type="float">
            <text:p>0 </text:p>
          </table:table-cell>
          <table:table-cell table:style-name="ce343" table:formula="of:=[$'7-Balanço_Patrimonial'.N36]-[$'7-Balanço_Patrimonial'.M36]" office:value-type="float" office:value="0" calcext:value-type="float">
            <text:p>0 </text:p>
          </table:table-cell>
          <table:table-cell table:style-name="ce457" table:formula="of:=SUM([.C19:.N19])" office:value-type="float" office:value="26480" calcext:value-type="float">
            <text:p>26.480 </text:p>
          </table:table-cell>
          <table:table-cell table:style-name="ce427"/>
          <table:table-cell table:style-name="ce457" office:value-type="float" office:value="26480" calcext:value-type="float">
            <text:p>26.480 </text:p>
          </table:table-cell>
          <table:table-cell table:style-name="ce427"/>
          <table:table-cell table:style-name="ce457" table:formula="of:=[.O19]-[.Q19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ção de Férias e 13º Salário</text:p>
          </table:table-cell>
          <table:table-cell table:style-name="ce343" table:formula="of:=+[$'7-Balanço_Patrimonial'.C37]-[$'7-Balanço_Patrimonial'.B37]" office:value-type="float" office:value="38444.3483333333" calcext:value-type="float">
            <text:p>38.444 </text:p>
          </table:table-cell>
          <table:table-cell table:style-name="ce343" table:formula="of:=+[$'7-Balanço_Patrimonial'.D37]-[$'7-Balanço_Patrimonial'.C37]" office:value-type="float" office:value="38444.3483333333" calcext:value-type="float">
            <text:p>38.444 </text:p>
          </table:table-cell>
          <table:table-cell table:style-name="ce343" table:formula="of:=+[$'7-Balanço_Patrimonial'.E37]-[$'7-Balanço_Patrimonial'.D37]" office:value-type="float" office:value="38444.3483333333" calcext:value-type="float">
            <text:p>38.444 </text:p>
          </table:table-cell>
          <table:table-cell table:style-name="ce343" table:formula="of:=+[$'7-Balanço_Patrimonial'.F37]-[$'7-Balanço_Patrimonial'.E37]" office:value-type="float" office:value="40222.1216666666" calcext:value-type="float">
            <text:p>40.222 </text:p>
          </table:table-cell>
          <table:table-cell table:style-name="ce343" table:formula="of:=+[$'7-Balanço_Patrimonial'.G37]-[$'7-Balanço_Patrimonial'.F37]" office:value-type="float" office:value="40222.1216666666" calcext:value-type="float">
            <text:p>40.222 </text:p>
          </table:table-cell>
          <table:table-cell table:style-name="ce343" table:formula="of:=+[$'7-Balanço_Patrimonial'.H37]-[$'7-Balanço_Patrimonial'.G37]" office:value-type="float" office:value="41831.0065333333" calcext:value-type="float">
            <text:p>41.831 </text:p>
          </table:table-cell>
          <table:table-cell table:style-name="ce343" table:formula="of:=+[$'7-Balanço_Patrimonial'.I37]-[$'7-Balanço_Patrimonial'.H37]" office:value-type="float" office:value="41831.0065333333" calcext:value-type="float">
            <text:p>41.831 </text:p>
          </table:table-cell>
          <table:table-cell table:style-name="ce343" table:formula="of:=+[$'7-Balanço_Patrimonial'.J37]-[$'7-Balanço_Patrimonial'.I37]" office:value-type="float" office:value="41831.0065333333" calcext:value-type="float">
            <text:p>41.831 </text:p>
          </table:table-cell>
          <table:table-cell table:style-name="ce343" table:formula="of:=+[$'7-Balanço_Patrimonial'.K37]-[$'7-Balanço_Patrimonial'.J37]" office:value-type="float" office:value="41831.0065333333" calcext:value-type="float">
            <text:p>41.831 </text:p>
          </table:table-cell>
          <table:table-cell table:style-name="ce343" table:formula="of:=+[$'7-Balanço_Patrimonial'.L37]-[$'7-Balanço_Patrimonial'.K37]" office:value-type="float" office:value="41831.0065333333" calcext:value-type="float">
            <text:p>41.831 </text:p>
          </table:table-cell>
          <table:table-cell table:style-name="ce343" table:formula="of:=+[$'7-Balanço_Patrimonial'.M37]-[$'7-Balanço_Patrimonial'.L37]" office:value-type="float" office:value="-158168.993466667" calcext:value-type="float">
            <text:p>-158.169 </text:p>
          </table:table-cell>
          <table:table-cell table:style-name="ce343" table:formula="of:=+[$'7-Balanço_Patrimonial'.N37]-[$'7-Balanço_Patrimonial'.M37]" office:value-type="float" office:value="-308168.993466667" calcext:value-type="float">
            <text:p>-308.169 </text:p>
          </table:table-cell>
          <table:table-cell table:style-name="ce457" table:formula="of:=SUM([.C20:.N20])" office:value-type="float" office:value="-61405.6659333334" calcext:value-type="float">
            <text:p>-61.406 </text:p>
          </table:table-cell>
          <table:table-cell table:style-name="ce426"/>
          <table:table-cell table:style-name="ce457" office:value-type="float" office:value="-61405.6659333334" calcext:value-type="float">
            <text:p>-61.406 </text:p>
          </table:table-cell>
          <table:table-cell table:style-name="ce426"/>
          <table:table-cell table:style-name="ce457" table:formula="of:=[.O20]-[.Q20]" office:value-type="float" office:value="0" calcext:value-type="float">
            <text:p>0 </text:p>
          </table:table-cell>
          <table:table-cell table:style-name="ce426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e Tributos a Pagar</text:p>
          </table:table-cell>
          <table:table-cell table:style-name="ce343" table:formula="of:=[$'7-Balanço_Patrimonial'.C39]-[$'7-Balanço_Patrimonial'.B39]" office:value-type="float" office:value="88555.5555555557" calcext:value-type="float">
            <text:p>88.556 </text:p>
          </table:table-cell>
          <table:table-cell table:style-name="ce343" table:formula="of:=[$'7-Balanço_Patrimonial'.D39]-[$'7-Balanço_Patrimonial'.C39]" office:value-type="float" office:value="0" calcext:value-type="float">
            <text:p>0 </text:p>
          </table:table-cell>
          <table:table-cell table:style-name="ce343" table:formula="of:=[$'7-Balanço_Patrimonial'.E39]-[$'7-Balanço_Patrimonial'.D39]" office:value-type="float" office:value="0" calcext:value-type="float">
            <text:p>0 </text:p>
          </table:table-cell>
          <table:table-cell table:style-name="ce343" table:formula="of:=[$'7-Balanço_Patrimonial'.F39]-[$'7-Balanço_Patrimonial'.E39]" office:value-type="float" office:value="0" calcext:value-type="float">
            <text:p>0 </text:p>
          </table:table-cell>
          <table:table-cell table:style-name="ce343" table:formula="of:=[$'7-Balanço_Patrimonial'.G39]-[$'7-Balanço_Patrimonial'.F39]" office:value-type="float" office:value="0" calcext:value-type="float">
            <text:p>0 </text:p>
          </table:table-cell>
          <table:table-cell table:style-name="ce343" table:formula="of:=[$'7-Balanço_Patrimonial'.H39]-[$'7-Balanço_Patrimonial'.G39]" office:value-type="float" office:value="0" calcext:value-type="float">
            <text:p>0 </text:p>
          </table:table-cell>
          <table:table-cell table:style-name="ce343" table:formula="of:=[$'7-Balanço_Patrimonial'.I39]-[$'7-Balanço_Patrimonial'.H39]" office:value-type="float" office:value="0" calcext:value-type="float">
            <text:p>0 </text:p>
          </table:table-cell>
          <table:table-cell table:style-name="ce343" table:formula="of:=[$'7-Balanço_Patrimonial'.J39]-[$'7-Balanço_Patrimonial'.I39]" office:value-type="float" office:value="0" calcext:value-type="float">
            <text:p>0 </text:p>
          </table:table-cell>
          <table:table-cell table:style-name="ce343" table:formula="of:=[$'7-Balanço_Patrimonial'.K39]-[$'7-Balanço_Patrimonial'.J39]" office:value-type="float" office:value="0" calcext:value-type="float">
            <text:p>0 </text:p>
          </table:table-cell>
          <table:table-cell table:style-name="ce343" table:formula="of:=[$'7-Balanço_Patrimonial'.L39]-[$'7-Balanço_Patrimonial'.K39]" office:value-type="float" office:value="0" calcext:value-type="float">
            <text:p>0 </text:p>
          </table:table-cell>
          <table:table-cell table:style-name="ce343" table:formula="of:=[$'7-Balanço_Patrimonial'.M39]-[$'7-Balanço_Patrimonial'.L39]" office:value-type="float" office:value="0" calcext:value-type="float">
            <text:p>0 </text:p>
          </table:table-cell>
          <table:table-cell table:style-name="ce343" table:formula="of:=[$'7-Balanço_Patrimonial'.N39]-[$'7-Balanço_Patrimonial'.M39]" office:value-type="float" office:value="0" calcext:value-type="float">
            <text:p>0 </text:p>
          </table:table-cell>
          <table:table-cell table:style-name="ce457" table:formula="of:=SUM([.C21:.N21])" office:value-type="float" office:value="88555.5555555557" calcext:value-type="float">
            <text:p>88.556 </text:p>
          </table:table-cell>
          <table:table-cell table:style-name="ce427"/>
          <table:table-cell table:style-name="ce457" office:value-type="float" office:value="88555.5555555557" calcext:value-type="float">
            <text:p>88.556 </text:p>
          </table:table-cell>
          <table:table-cell table:style-name="ce427"/>
          <table:table-cell table:style-name="ce457" table:formula="of:=[.O21]-[.Q21]" office:value-type="float" office:value="0" calcext:value-type="float">
            <text:p>0 </text:p>
          </table:table-cell>
          <table:table-cell table:style-name="ce427"/>
          <table:table-cell table:style-name="ce343" table:number-columns-repeated="1004"/>
        </table:table-row>
        <table:table-row table:style-name="ro7">
          <table:table-cell table:style-name="ce408"/>
          <table:table-cell table:style-name="ce449" office:value-type="string" calcext:value-type="string">
            <text:p>Variação de Outras Contas a Pagar</text:p>
          </table:table-cell>
          <table:table-cell table:style-name="ce343" table:formula="of:=+[$'7-Balanço_Patrimonial'.C40]-[$'7-Balanço_Patrimonial'.B40]+[$'7-Balanço_Patrimonial'.C42]-[$'7-Balanço_Patrimonial'.B42]+[$'7-Balanço_Patrimonial'.C44]-[$'7-Balanço_Patrimonial'.B44]+[$'7-Balanço_Patrimonial'.C47]-[$'7-Balanço_Patrimonial'.B47]+[$'7-Balanço_Patrimonial'.C45]-[$'7-Balanço_Patrimonial'.B45]" office:value-type="float" office:value="0" calcext:value-type="float">
            <text:p>0 </text:p>
          </table:table-cell>
          <table:table-cell table:style-name="ce343" table:formula="of:=+[$'7-Balanço_Patrimonial'.D40]-[$'7-Balanço_Patrimonial'.C40]+[$'7-Balanço_Patrimonial'.D42]-[$'7-Balanço_Patrimonial'.C42]+[$'7-Balanço_Patrimonial'.D44]-[$'7-Balanço_Patrimonial'.C44]+[$'7-Balanço_Patrimonial'.D47]-[$'7-Balanço_Patrimonial'.C47]+[$'7-Balanço_Patrimonial'.D45]-[$'7-Balanço_Patrimonial'.C45]" office:value-type="float" office:value="0" calcext:value-type="float">
            <text:p>0 </text:p>
          </table:table-cell>
          <table:table-cell table:style-name="ce343" table:formula="of:=+[$'7-Balanço_Patrimonial'.E40]-[$'7-Balanço_Patrimonial'.D40]+[$'7-Balanço_Patrimonial'.E42]-[$'7-Balanço_Patrimonial'.D42]+[$'7-Balanço_Patrimonial'.E44]-[$'7-Balanço_Patrimonial'.D44]+[$'7-Balanço_Patrimonial'.E47]-[$'7-Balanço_Patrimonial'.D47]+[$'7-Balanço_Patrimonial'.E45]-[$'7-Balanço_Patrimonial'.D45]" office:value-type="float" office:value="0" calcext:value-type="float">
            <text:p>0 </text:p>
          </table:table-cell>
          <table:table-cell table:style-name="ce343" table:formula="of:=+[$'7-Balanço_Patrimonial'.F40]-[$'7-Balanço_Patrimonial'.E40]+[$'7-Balanço_Patrimonial'.F42]-[$'7-Balanço_Patrimonial'.E42]+[$'7-Balanço_Patrimonial'.F44]-[$'7-Balanço_Patrimonial'.E44]+[$'7-Balanço_Patrimonial'.F47]-[$'7-Balanço_Patrimonial'.E47]+[$'7-Balanço_Patrimonial'.F45]-[$'7-Balanço_Patrimonial'.E45]" office:value-type="float" office:value="0" calcext:value-type="float">
            <text:p>0 </text:p>
          </table:table-cell>
          <table:table-cell table:style-name="ce343" table:formula="of:=+[$'7-Balanço_Patrimonial'.G40]-[$'7-Balanço_Patrimonial'.F40]+[$'7-Balanço_Patrimonial'.G42]-[$'7-Balanço_Patrimonial'.F42]+[$'7-Balanço_Patrimonial'.G44]-[$'7-Balanço_Patrimonial'.F44]+[$'7-Balanço_Patrimonial'.G47]-[$'7-Balanço_Patrimonial'.F47]+[$'7-Balanço_Patrimonial'.G45]-[$'7-Balanço_Patrimonial'.F45]" office:value-type="float" office:value="0" calcext:value-type="float">
            <text:p>0 </text:p>
          </table:table-cell>
          <table:table-cell table:style-name="ce343" table:formula="of:=+[$'7-Balanço_Patrimonial'.H40]-[$'7-Balanço_Patrimonial'.G40]+[$'7-Balanço_Patrimonial'.H42]-[$'7-Balanço_Patrimonial'.G42]+[$'7-Balanço_Patrimonial'.H44]-[$'7-Balanço_Patrimonial'.G44]+[$'7-Balanço_Patrimonial'.H47]-[$'7-Balanço_Patrimonial'.G47]+[$'7-Balanço_Patrimonial'.H45]-[$'7-Balanço_Patrimonial'.G45]" office:value-type="float" office:value="0" calcext:value-type="float">
            <text:p>0 </text:p>
          </table:table-cell>
          <table:table-cell table:style-name="ce343" table:formula="of:=+[$'7-Balanço_Patrimonial'.I40]-[$'7-Balanço_Patrimonial'.H40]+[$'7-Balanço_Patrimonial'.I42]-[$'7-Balanço_Patrimonial'.H42]+[$'7-Balanço_Patrimonial'.I44]-[$'7-Balanço_Patrimonial'.H44]+[$'7-Balanço_Patrimonial'.I47]-[$'7-Balanço_Patrimonial'.H47]+[$'7-Balanço_Patrimonial'.I45]-[$'7-Balanço_Patrimonial'.H45]" office:value-type="float" office:value="0" calcext:value-type="float">
            <text:p>0 </text:p>
          </table:table-cell>
          <table:table-cell table:style-name="ce343" table:formula="of:=+[$'7-Balanço_Patrimonial'.J40]-[$'7-Balanço_Patrimonial'.I40]+[$'7-Balanço_Patrimonial'.J42]-[$'7-Balanço_Patrimonial'.I42]+[$'7-Balanço_Patrimonial'.J44]-[$'7-Balanço_Patrimonial'.I44]+[$'7-Balanço_Patrimonial'.J47]-[$'7-Balanço_Patrimonial'.I47]+[$'7-Balanço_Patrimonial'.J45]-[$'7-Balanço_Patrimonial'.I45]" office:value-type="float" office:value="0" calcext:value-type="float">
            <text:p>0 </text:p>
          </table:table-cell>
          <table:table-cell table:style-name="ce343" table:formula="of:=+[$'7-Balanço_Patrimonial'.K40]-[$'7-Balanço_Patrimonial'.J40]+[$'7-Balanço_Patrimonial'.K42]-[$'7-Balanço_Patrimonial'.J42]+[$'7-Balanço_Patrimonial'.K44]-[$'7-Balanço_Patrimonial'.J44]+[$'7-Balanço_Patrimonial'.K47]-[$'7-Balanço_Patrimonial'.J47]+[$'7-Balanço_Patrimonial'.K45]-[$'7-Balanço_Patrimonial'.J45]" office:value-type="float" office:value="0" calcext:value-type="float">
            <text:p>0 </text:p>
          </table:table-cell>
          <table:table-cell table:style-name="ce343" table:formula="of:=+[$'7-Balanço_Patrimonial'.L40]-[$'7-Balanço_Patrimonial'.K40]+[$'7-Balanço_Patrimonial'.L42]-[$'7-Balanço_Patrimonial'.K42]+[$'7-Balanço_Patrimonial'.L44]-[$'7-Balanço_Patrimonial'.K44]+[$'7-Balanço_Patrimonial'.L47]-[$'7-Balanço_Patrimonial'.K47]+[$'7-Balanço_Patrimonial'.L45]-[$'7-Balanço_Patrimonial'.K45]" office:value-type="float" office:value="0" calcext:value-type="float">
            <text:p>0 </text:p>
          </table:table-cell>
          <table:table-cell table:style-name="ce343" table:formula="of:=+[$'7-Balanço_Patrimonial'.M40]-[$'7-Balanço_Patrimonial'.L40]+[$'7-Balanço_Patrimonial'.M42]-[$'7-Balanço_Patrimonial'.L42]+[$'7-Balanço_Patrimonial'.M44]-[$'7-Balanço_Patrimonial'.L44]+[$'7-Balanço_Patrimonial'.M47]-[$'7-Balanço_Patrimonial'.L47]+[$'7-Balanço_Patrimonial'.M45]-[$'7-Balanço_Patrimonial'.L45]" office:value-type="float" office:value="0" calcext:value-type="float">
            <text:p>0 </text:p>
          </table:table-cell>
          <table:table-cell table:style-name="ce343" table:formula="of:=+[$'7-Balanço_Patrimonial'.N40]-[$'7-Balanço_Patrimonial'.M40]+[$'7-Balanço_Patrimonial'.N42]-[$'7-Balanço_Patrimonial'.M42]+[$'7-Balanço_Patrimonial'.N44]-[$'7-Balanço_Patrimonial'.M44]+[$'7-Balanço_Patrimonial'.N47]-[$'7-Balanço_Patrimonial'.M47]+[$'7-Balanço_Patrimonial'.N45]-[$'7-Balanço_Patrimonial'.M45]" office:value-type="float" office:value="0" calcext:value-type="float">
            <text:p>0 </text:p>
          </table:table-cell>
          <table:table-cell table:style-name="ce457" table:formula="of:=SUM([.C22:.N22])" office:value-type="float" office:value="0" calcext:value-type="float">
            <text:p>0 </text:p>
          </table:table-cell>
          <table:table-cell table:style-name="ce426"/>
          <table:table-cell table:style-name="ce457" office:value-type="float" office:value="0" calcext:value-type="float">
            <text:p>0 </text:p>
          </table:table-cell>
          <table:table-cell table:style-name="ce426"/>
          <table:table-cell table:style-name="ce457" table:formula="of:=[.O22]-[.Q22]" office:value-type="float" office:value="0" calcext:value-type="float">
            <text:p>0 </text:p>
          </table:table-cell>
          <table:table-cell table:style-name="ce426"/>
          <table:table-cell table:style-name="ce343" table:number-columns-repeated="1004"/>
        </table:table-row>
        <table:table-row table:style-name="ro15">
          <table:table-cell table:style-name="ce444" office:value-type="string" calcext:value-type="string">
            <text:p>( = )</text:p>
          </table:table-cell>
          <table:table-cell table:style-name="ce448" office:value-type="string" calcext:value-type="string">
            <text:p>Fluxo de Caixa Operacional</text:p>
          </table:table-cell>
          <table:table-cell table:style-name="ce416" table:formula="of:=+[.C12]+[.C13]+[.C14]" office:value-type="float" office:value="-1264735.75748677" calcext:value-type="float">
            <text:p>-1.264.736 </text:p>
          </table:table-cell>
          <table:table-cell table:style-name="ce416" table:formula="of:=+[.D12]+[.D13]+[.D14]" office:value-type="float" office:value="206814.385011071" calcext:value-type="float">
            <text:p>206.814 </text:p>
          </table:table-cell>
          <table:table-cell table:style-name="ce416" table:formula="of:=+[.E12]+[.E13]+[.E14]" office:value-type="float" office:value="203946.124661845" calcext:value-type="float">
            <text:p>203.946 </text:p>
          </table:table-cell>
          <table:table-cell table:style-name="ce416" table:formula="of:=+[.F12]+[.F13]+[.F14]" office:value-type="float" office:value="208945.896317412" calcext:value-type="float">
            <text:p>208.946 </text:p>
          </table:table-cell>
          <table:table-cell table:style-name="ce416" table:formula="of:=+[.G12]+[.G13]+[.G14]" office:value-type="float" office:value="197957.074626757" calcext:value-type="float">
            <text:p>197.957 </text:p>
          </table:table-cell>
          <table:table-cell table:style-name="ce416" table:formula="of:=+[.H12]+[.H13]+[.H14]" office:value-type="float" office:value="184916.320056289" calcext:value-type="float">
            <text:p>184.916 </text:p>
          </table:table-cell>
          <table:table-cell table:style-name="ce416" table:formula="of:=+[.I12]+[.I13]+[.I14]" office:value-type="float" office:value="189145.019851078" calcext:value-type="float">
            <text:p>189.145 </text:p>
          </table:table-cell>
          <table:table-cell table:style-name="ce416" table:formula="of:=+[.J12]+[.J13]+[.J14]" office:value-type="float" office:value="188709.614995763" calcext:value-type="float">
            <text:p>188.710 </text:p>
          </table:table-cell>
          <table:table-cell table:style-name="ce416" table:formula="of:=+[.K12]+[.K13]+[.K14]" office:value-type="float" office:value="188271.927397342" calcext:value-type="float">
            <text:p>188.272 </text:p>
          </table:table-cell>
          <table:table-cell table:style-name="ce416" table:formula="of:=+[.L12]+[.L13]+[.L14]" office:value-type="float" office:value="183491.911400952" calcext:value-type="float">
            <text:p>183.492 </text:p>
          </table:table-cell>
          <table:table-cell table:style-name="ce416" table:formula="of:=+[.M12]+[.M13]+[.M14]" office:value-type="float" office:value="-10685.9962990477" calcext:value-type="float">
            <text:p>-10.686 </text:p>
          </table:table-cell>
          <table:table-cell table:style-name="ce416" table:formula="of:=+[.N12]+[.N13]+[.N14]" office:value-type="float" office:value="-160981.042334581" calcext:value-type="float">
            <text:p>-160.981 </text:p>
          </table:table-cell>
          <table:table-cell table:style-name="ce459" table:formula="of:=+[.O12]+[.O13]+[.O14]" office:value-type="float" office:value="315795.478198112" calcext:value-type="float">
            <text:p>315.795 </text:p>
          </table:table-cell>
          <table:table-cell table:style-name="ce426"/>
          <table:table-cell table:style-name="ce459" office:value-type="float" office:value="315795.478198112" calcext:value-type="float">
            <text:p>315.795 </text:p>
          </table:table-cell>
          <table:table-cell table:style-name="ce426"/>
          <table:table-cell table:style-name="ce459" table:formula="of:=[.O23]-[.Q23]" office:value-type="float" office:value="0" calcext:value-type="float">
            <text:p>0 </text:p>
          </table:table-cell>
          <table:table-cell table:style-name="ce426"/>
          <table:table-cell table:style-name="ce343"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table:style-name="ce450" office:value-type="string" calcext:value-type="string">
            <text:p>Investimentos Operacionais</text:p>
          </table:table-cell>
          <table:table-cell table:style-name="ce343" table:formula="of:=[$'7-Balanço_Patrimonial'.B30]-[$'7-Balanço_Patrimonial'.C30]" office:value-type="float" office:value="0" calcext:value-type="float">
            <text:p>0 </text:p>
          </table:table-cell>
          <table:table-cell table:style-name="ce343" table:formula="of:=[$'7-Balanço_Patrimonial'.C30]-[$'7-Balanço_Patrimonial'.D30]" office:value-type="float" office:value="-200000" calcext:value-type="float">
            <text:p>-200.000 </text:p>
          </table:table-cell>
          <table:table-cell table:style-name="ce343" table:formula="of:=[$'7-Balanço_Patrimonial'.D30]-[$'7-Balanço_Patrimonial'.E30]" office:value-type="float" office:value="0" calcext:value-type="float">
            <text:p>0 </text:p>
          </table:table-cell>
          <table:table-cell table:style-name="ce343" table:formula="of:=[$'7-Balanço_Patrimonial'.E30]-[$'7-Balanço_Patrimonial'.F30]" office:value-type="float" office:value="0" calcext:value-type="float">
            <text:p>0 </text:p>
          </table:table-cell>
          <table:table-cell table:style-name="ce343" table:formula="of:=[$'7-Balanço_Patrimonial'.F30]-[$'7-Balanço_Patrimonial'.G30]" office:value-type="float" office:value="0" calcext:value-type="float">
            <text:p>0 </text:p>
          </table:table-cell>
          <table:table-cell table:style-name="ce343" table:formula="of:=[$'7-Balanço_Patrimonial'.G30]-[$'7-Balanço_Patrimonial'.H30]" office:value-type="float" office:value="0" calcext:value-type="float">
            <text:p>0 </text:p>
          </table:table-cell>
          <table:table-cell table:style-name="ce343" table:formula="of:=[$'7-Balanço_Patrimonial'.H30]-[$'7-Balanço_Patrimonial'.I30]" office:value-type="float" office:value="0" calcext:value-type="float">
            <text:p>0 </text:p>
          </table:table-cell>
          <table:table-cell table:style-name="ce343" table:formula="of:=[$'7-Balanço_Patrimonial'.I30]-[$'7-Balanço_Patrimonial'.J30]" office:value-type="float" office:value="0" calcext:value-type="float">
            <text:p>0 </text:p>
          </table:table-cell>
          <table:table-cell table:style-name="ce343" table:formula="of:=[$'7-Balanço_Patrimonial'.J30]-[$'7-Balanço_Patrimonial'.K30]" office:value-type="float" office:value="-180000" calcext:value-type="float">
            <text:p>-180.000 </text:p>
          </table:table-cell>
          <table:table-cell table:style-name="ce343" table:formula="of:=[$'7-Balanço_Patrimonial'.K30]-[$'7-Balanço_Patrimonial'.L30]" office:value-type="float" office:value="0" calcext:value-type="float">
            <text:p>0 </text:p>
          </table:table-cell>
          <table:table-cell table:style-name="ce343" table:formula="of:=[$'7-Balanço_Patrimonial'.L30]-[$'7-Balanço_Patrimonial'.M30]" office:value-type="float" office:value="0" calcext:value-type="float">
            <text:p>0 </text:p>
          </table:table-cell>
          <table:table-cell table:style-name="ce343" table:formula="of:=[$'7-Balanço_Patrimonial'.M30]-[$'7-Balanço_Patrimonial'.N30]" office:value-type="float" office:value="0" calcext:value-type="float">
            <text:p>0 </text:p>
          </table:table-cell>
          <table:table-cell table:style-name="ce457" table:formula="of:=SUM([.C24:.N24])" office:value-type="float" office:value="-380000" calcext:value-type="float">
            <text:p>-380.000 </text:p>
          </table:table-cell>
          <table:table-cell table:style-name="ce427"/>
          <table:table-cell table:style-name="ce457" office:value-type="float" office:value="-380000" calcext:value-type="float">
            <text:p>-380.000 </text:p>
          </table:table-cell>
          <table:table-cell table:style-name="ce427"/>
          <table:table-cell table:style-name="ce457" table:formula="of:=[.O24]-[.Q24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table:style-name="ce450" office:value-type="string" calcext:value-type="string">
            <text:p>Outros Investimentos</text:p>
          </table:table-cell>
          <table:table-cell table:number-columns-repeated="12" table:style-name="ce343" office:value-type="float" office:value="0" calcext:value-type="float">
            <text:p>0 </text:p>
          </table:table-cell>
          <table:table-cell table:style-name="ce457" table:formula="of:=SUM([.C25:.N25])" office:value-type="float" office:value="0" calcext:value-type="float">
            <text:p>0 </text:p>
          </table:table-cell>
          <table:table-cell table:style-name="ce427"/>
          <table:table-cell table:style-name="ce457" office:value-type="float" office:value="0" calcext:value-type="float">
            <text:p>0 </text:p>
          </table:table-cell>
          <table:table-cell table:style-name="ce427"/>
          <table:table-cell table:style-name="ce457" table:formula="of:=[.O25]-[.Q25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44" office:value-type="string" calcext:value-type="string">
            <text:p>( = )</text:p>
          </table:table-cell>
          <table:table-cell table:style-name="ce448" office:value-type="string" calcext:value-type="string">
            <text:p>Fluxo de Caixa Após Investimentos</text:p>
          </table:table-cell>
          <table:table-cell table:style-name="ce416" table:formula="of:=+[.C23]+[.C24]+[.C25]" office:value-type="float" office:value="-1264735.75748677" calcext:value-type="float">
            <text:p>-1.264.736 </text:p>
          </table:table-cell>
          <table:table-cell table:style-name="ce416" table:formula="of:=+[.D23]+[.D24]+[.D25]" office:value-type="float" office:value="6814.38501107093" calcext:value-type="float">
            <text:p>6.814 </text:p>
          </table:table-cell>
          <table:table-cell table:style-name="ce416" table:formula="of:=+[.E23]+[.E24]+[.E25]" office:value-type="float" office:value="203946.124661845" calcext:value-type="float">
            <text:p>203.946 </text:p>
          </table:table-cell>
          <table:table-cell table:style-name="ce416" table:formula="of:=+[.F23]+[.F24]+[.F25]" office:value-type="float" office:value="208945.896317412" calcext:value-type="float">
            <text:p>208.946 </text:p>
          </table:table-cell>
          <table:table-cell table:style-name="ce416" table:formula="of:=+[.G23]+[.G24]+[.G25]" office:value-type="float" office:value="197957.074626757" calcext:value-type="float">
            <text:p>197.957 </text:p>
          </table:table-cell>
          <table:table-cell table:style-name="ce416" table:formula="of:=+[.H23]+[.H24]+[.H25]" office:value-type="float" office:value="184916.320056289" calcext:value-type="float">
            <text:p>184.916 </text:p>
          </table:table-cell>
          <table:table-cell table:style-name="ce416" table:formula="of:=+[.I23]+[.I24]+[.I25]" office:value-type="float" office:value="189145.019851078" calcext:value-type="float">
            <text:p>189.145 </text:p>
          </table:table-cell>
          <table:table-cell table:style-name="ce416" table:formula="of:=+[.J23]+[.J24]+[.J25]" office:value-type="float" office:value="188709.614995763" calcext:value-type="float">
            <text:p>188.710 </text:p>
          </table:table-cell>
          <table:table-cell table:style-name="ce416" table:formula="of:=+[.K23]+[.K24]+[.K25]" office:value-type="float" office:value="8271.92739734199" calcext:value-type="float">
            <text:p>8.272 </text:p>
          </table:table-cell>
          <table:table-cell table:style-name="ce416" table:formula="of:=+[.L23]+[.L24]+[.L25]" office:value-type="float" office:value="183491.911400952" calcext:value-type="float">
            <text:p>183.492 </text:p>
          </table:table-cell>
          <table:table-cell table:style-name="ce416" table:formula="of:=+[.M23]+[.M24]+[.M25]" office:value-type="float" office:value="-10685.9962990477" calcext:value-type="float">
            <text:p>-10.686 </text:p>
          </table:table-cell>
          <table:table-cell table:style-name="ce416" table:formula="of:=+[.N23]+[.N24]+[.N25]" office:value-type="float" office:value="-160981.042334581" calcext:value-type="float">
            <text:p>-160.981 </text:p>
          </table:table-cell>
          <table:table-cell table:style-name="ce459" table:formula="of:=+[.O23]+[.O24]+[.O25]" office:value-type="float" office:value="-64204.5218018878" calcext:value-type="float">
            <text:p>-64.205 </text:p>
          </table:table-cell>
          <table:table-cell table:style-name="ce427"/>
          <table:table-cell table:style-name="ce459" office:value-type="float" office:value="-64204.5218018878" calcext:value-type="float">
            <text:p>-64.205 </text:p>
          </table:table-cell>
          <table:table-cell table:style-name="ce427"/>
          <table:table-cell table:style-name="ce459" table:formula="of:=[.O26]-[.Q26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08" office:value-type="string" calcext:value-type="string">
            <text:p>( + )</text:p>
          </table:table-cell>
          <table:table-cell office:value-type="string" calcext:value-type="string">
            <text:p>Receitas Financeiras</text:p>
          </table:table-cell>
          <table:table-cell table:style-name="ce343" table:formula="of:=[$'6-DRE'.C34]" office:value-type="float" office:value="5000" calcext:value-type="float">
            <text:p>5.000 </text:p>
          </table:table-cell>
          <table:table-cell table:style-name="ce343" table:formula="of:=[$'6-DRE'.D34]" office:value-type="float" office:value="5000" calcext:value-type="float">
            <text:p>5.000 </text:p>
          </table:table-cell>
          <table:table-cell table:style-name="ce343" table:formula="of:=[$'6-DRE'.E34]" office:value-type="float" office:value="5000" calcext:value-type="float">
            <text:p>5.000 </text:p>
          </table:table-cell>
          <table:table-cell table:style-name="ce343" table:formula="of:=[$'6-DRE'.F34]" office:value-type="float" office:value="5000" calcext:value-type="float">
            <text:p>5.000 </text:p>
          </table:table-cell>
          <table:table-cell table:style-name="ce343" table:formula="of:=[$'6-DRE'.G34]" office:value-type="float" office:value="5000" calcext:value-type="float">
            <text:p>5.000 </text:p>
          </table:table-cell>
          <table:table-cell table:style-name="ce343" table:formula="of:=[$'6-DRE'.H34]" office:value-type="float" office:value="5000" calcext:value-type="float">
            <text:p>5.000 </text:p>
          </table:table-cell>
          <table:table-cell table:style-name="ce343" table:formula="of:=[$'6-DRE'.I34]" office:value-type="float" office:value="5000" calcext:value-type="float">
            <text:p>5.000 </text:p>
          </table:table-cell>
          <table:table-cell table:style-name="ce343" table:formula="of:=[$'6-DRE'.J34]" office:value-type="float" office:value="5000" calcext:value-type="float">
            <text:p>5.000 </text:p>
          </table:table-cell>
          <table:table-cell table:style-name="ce343" table:formula="of:=[$'6-DRE'.K34]" office:value-type="float" office:value="5000" calcext:value-type="float">
            <text:p>5.000 </text:p>
          </table:table-cell>
          <table:table-cell table:style-name="ce343" table:formula="of:=[$'6-DRE'.L34]" office:value-type="float" office:value="5000" calcext:value-type="float">
            <text:p>5.000 </text:p>
          </table:table-cell>
          <table:table-cell table:style-name="ce343" table:formula="of:=[$'6-DRE'.M34]" office:value-type="float" office:value="5000" calcext:value-type="float">
            <text:p>5.000 </text:p>
          </table:table-cell>
          <table:table-cell table:style-name="ce343" table:formula="of:=[$'6-DRE'.N34]" office:value-type="float" office:value="5000" calcext:value-type="float">
            <text:p>5.000 </text:p>
          </table:table-cell>
          <table:table-cell table:style-name="ce457" table:formula="of:=SUM([.C27:.N27])" office:value-type="float" office:value="60000" calcext:value-type="float">
            <text:p>60.000 </text:p>
          </table:table-cell>
          <table:table-cell table:style-name="ce426"/>
          <table:table-cell table:style-name="ce457" office:value-type="float" office:value="60000" calcext:value-type="float">
            <text:p>60.000 </text:p>
          </table:table-cell>
          <table:table-cell table:style-name="ce426"/>
          <table:table-cell table:style-name="ce457" table:formula="of:=[.O27]-[.Q27]" office:value-type="float" office:value="0" calcext:value-type="float">
            <text:p>0 </text:p>
          </table:table-cell>
          <table:table-cell table:style-name="ce426"/>
          <table:table-cell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Despesas Financeiras</text:p>
          </table:table-cell>
          <table:table-cell table:style-name="ce343" table:formula="of:=+[$'6-DRE'.C37]" office:value-type="float" office:value="-8500" calcext:value-type="float">
            <text:p>-8.500 </text:p>
          </table:table-cell>
          <table:table-cell table:style-name="ce343" table:formula="of:=+[$'6-DRE'.D37]" office:value-type="float" office:value="-8500" calcext:value-type="float">
            <text:p>-8.500 </text:p>
          </table:table-cell>
          <table:table-cell table:style-name="ce343" table:formula="of:=+[$'6-DRE'.E37]" office:value-type="float" office:value="-8500" calcext:value-type="float">
            <text:p>-8.500 </text:p>
          </table:table-cell>
          <table:table-cell table:style-name="ce343" table:formula="of:=+[$'6-DRE'.F37]" office:value-type="float" office:value="-8500" calcext:value-type="float">
            <text:p>-8.500 </text:p>
          </table:table-cell>
          <table:table-cell table:style-name="ce343" table:formula="of:=+[$'6-DRE'.G37]" office:value-type="float" office:value="-8500" calcext:value-type="float">
            <text:p>-8.500 </text:p>
          </table:table-cell>
          <table:table-cell table:style-name="ce343" table:formula="of:=+[$'6-DRE'.H37]" office:value-type="float" office:value="-8500" calcext:value-type="float">
            <text:p>-8.500 </text:p>
          </table:table-cell>
          <table:table-cell table:style-name="ce343" table:formula="of:=+[$'6-DRE'.I37]" office:value-type="float" office:value="-8500" calcext:value-type="float">
            <text:p>-8.500 </text:p>
          </table:table-cell>
          <table:table-cell table:style-name="ce343" table:formula="of:=+[$'6-DRE'.J37]" office:value-type="float" office:value="-8500" calcext:value-type="float">
            <text:p>-8.500 </text:p>
          </table:table-cell>
          <table:table-cell table:style-name="ce343" table:formula="of:=+[$'6-DRE'.K37]" office:value-type="float" office:value="-8500" calcext:value-type="float">
            <text:p>-8.500 </text:p>
          </table:table-cell>
          <table:table-cell table:style-name="ce343" table:formula="of:=+[$'6-DRE'.L37]" office:value-type="float" office:value="-8500" calcext:value-type="float">
            <text:p>-8.500 </text:p>
          </table:table-cell>
          <table:table-cell table:style-name="ce343" table:formula="of:=+[$'6-DRE'.M37]" office:value-type="float" office:value="-8500" calcext:value-type="float">
            <text:p>-8.500 </text:p>
          </table:table-cell>
          <table:table-cell table:style-name="ce343" table:formula="of:=+[$'6-DRE'.N37]" office:value-type="float" office:value="-8500" calcext:value-type="float">
            <text:p>-8.500 </text:p>
          </table:table-cell>
          <table:table-cell table:style-name="ce457" table:formula="of:=SUM([.C28:.N28])" office:value-type="float" office:value="-102000" calcext:value-type="float">
            <text:p>-102.000 </text:p>
          </table:table-cell>
          <table:table-cell table:style-name="ce427"/>
          <table:table-cell table:style-name="ce457" office:value-type="float" office:value="-102000" calcext:value-type="float">
            <text:p>-102.000 </text:p>
          </table:table-cell>
          <table:table-cell table:style-name="ce427"/>
          <table:table-cell table:style-name="ce457" table:formula="of:=[.O28]-[.Q28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Juros Incorridos</text:p>
          </table:table-cell>
          <table:table-cell table:style-name="ce343" table:formula="of:=[$'6-DRE'.C36]" office:value-type="float" office:value="-15734.5616572119" calcext:value-type="float">
            <text:p>-15.735 </text:p>
          </table:table-cell>
          <table:table-cell table:style-name="ce343" table:formula="of:=[$'6-DRE'.D36]" office:value-type="float" office:value="-14390.0050745205" calcext:value-type="float">
            <text:p>-14.390 </text:p>
          </table:table-cell>
          <table:table-cell table:style-name="ce343" table:formula="of:=[$'6-DRE'.E36]" office:value-type="float" office:value="-15108.3007935086" calcext:value-type="float">
            <text:p>-15.108 </text:p>
          </table:table-cell>
          <table:table-cell table:style-name="ce343" table:formula="of:=[$'6-DRE'.F36]" office:value-type="float" office:value="-13847.0605268764" calcext:value-type="float">
            <text:p>-13.847 </text:p>
          </table:table-cell>
          <table:table-cell table:style-name="ce343" table:formula="of:=[$'6-DRE'.G36]" office:value-type="float" office:value="-12579.4935549116" calcext:value-type="float">
            <text:p>-12.579 </text:p>
          </table:table-cell>
          <table:table-cell table:style-name="ce343" table:formula="of:=[$'6-DRE'.H36]" office:value-type="float" office:value="-11305.4733435074" calcext:value-type="float">
            <text:p>-11.305 </text:p>
          </table:table-cell>
          <table:table-cell table:style-name="ce343" table:formula="of:=[$'6-DRE'.I36]" office:value-type="float" office:value="-10024.8708278752" calcext:value-type="float">
            <text:p>-10.025 </text:p>
          </table:table-cell>
          <table:table-cell table:style-name="ce343" table:formula="of:=[$'6-DRE'.J36]" office:value-type="float" office:value="-8737.55436193039" calcext:value-type="float">
            <text:p>-8.738 </text:p>
          </table:table-cell>
          <table:table-cell table:style-name="ce343" table:formula="of:=[$'6-DRE'.K36]" office:value-type="float" office:value="-7443.38966666666" calcext:value-type="float">
            <text:p>-7.443 </text:p>
          </table:table-cell>
          <table:table-cell table:style-name="ce343" table:formula="of:=[$'6-DRE'.L36]" office:value-type="float" office:value="-8802.48466666667" calcext:value-type="float">
            <text:p>-8.802 </text:p>
          </table:table-cell>
          <table:table-cell table:style-name="ce343" table:formula="of:=[$'6-DRE'.M36]" office:value-type="float" office:value="-7934.70220921513" calcext:value-type="float">
            <text:p>-7.935 </text:p>
          </table:table-cell>
          <table:table-cell table:style-name="ce343" table:formula="of:=[$'6-DRE'.N36]" office:value-type="float" office:value="-7118.74772844435" calcext:value-type="float">
            <text:p>-7.119 </text:p>
          </table:table-cell>
          <table:table-cell table:style-name="ce457" table:formula="of:=SUM([.C29:.N29])" office:value-type="float" office:value="-133026.644411335" calcext:value-type="float">
            <text:p>-133.027 </text:p>
          </table:table-cell>
          <table:table-cell table:style-name="ce427"/>
          <table:table-cell table:style-name="ce457" office:value-type="float" office:value="-133026.644411335" calcext:value-type="float">
            <text:p>-133.027 </text:p>
          </table:table-cell>
          <table:table-cell table:style-name="ce427"/>
          <table:table-cell table:style-name="ce457" table:formula="of:=[.O29]-[.Q29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08" office:value-type="string" calcext:value-type="string">
            <text:p>( + )</text:p>
          </table:table-cell>
          <table:table-cell office:value-type="string" calcext:value-type="string">
            <text:p>Contratação de Financiamentos</text:p>
          </table:table-cell>
          <table:table-cell table:style-name="ce343" table:formula="of:=+[$'5-Financiamentos'.C125]" office:value-type="float" office:value="0" calcext:value-type="float">
            <text:p>0 </text:p>
          </table:table-cell>
          <table:table-cell table:style-name="ce343" table:formula="of:=+[$'5-Financiamentos'.D125]" office:value-type="float" office:value="160000" calcext:value-type="float">
            <text:p>160.000 </text:p>
          </table:table-cell>
          <table:table-cell table:style-name="ce343" table:formula="of:=+[$'5-Financiamentos'.E125]" office:value-type="float" office:value="0" calcext:value-type="float">
            <text:p>0 </text:p>
          </table:table-cell>
          <table:table-cell table:style-name="ce343" table:formula="of:=+[$'5-Financiamentos'.F125]" office:value-type="float" office:value="0" calcext:value-type="float">
            <text:p>0 </text:p>
          </table:table-cell>
          <table:table-cell table:style-name="ce343" table:formula="of:=+[$'5-Financiamentos'.G125]" office:value-type="float" office:value="0" calcext:value-type="float">
            <text:p>0 </text:p>
          </table:table-cell>
          <table:table-cell table:style-name="ce343" table:formula="of:=+[$'5-Financiamentos'.H125]" office:value-type="float" office:value="0" calcext:value-type="float">
            <text:p>0 </text:p>
          </table:table-cell>
          <table:table-cell table:style-name="ce343" table:formula="of:=+[$'5-Financiamentos'.I125]" office:value-type="float" office:value="0" calcext:value-type="float">
            <text:p>0 </text:p>
          </table:table-cell>
          <table:table-cell table:style-name="ce343" table:formula="of:=+[$'5-Financiamentos'.J125]" office:value-type="float" office:value="0" calcext:value-type="float">
            <text:p>0 </text:p>
          </table:table-cell>
          <table:table-cell table:style-name="ce343" table:formula="of:=+[$'5-Financiamentos'.K125]" office:value-type="float" office:value="144000" calcext:value-type="float">
            <text:p>144.000 </text:p>
          </table:table-cell>
          <table:table-cell table:style-name="ce343" table:formula="of:=+[$'5-Financiamentos'.L125]" office:value-type="float" office:value="0" calcext:value-type="float">
            <text:p>0 </text:p>
          </table:table-cell>
          <table:table-cell table:style-name="ce343" table:formula="of:=+[$'5-Financiamentos'.M125]" office:value-type="float" office:value="0" calcext:value-type="float">
            <text:p>0 </text:p>
          </table:table-cell>
          <table:table-cell table:style-name="ce343" table:formula="of:=+[$'5-Financiamentos'.N125]" office:value-type="float" office:value="0" calcext:value-type="float">
            <text:p>0 </text:p>
          </table:table-cell>
          <table:table-cell table:style-name="ce457" table:formula="of:=SUM([.C30:.N30])" office:value-type="float" office:value="304000" calcext:value-type="float">
            <text:p>304.000 </text:p>
          </table:table-cell>
          <table:table-cell table:style-name="ce427"/>
          <table:table-cell table:style-name="ce457" office:value-type="float" office:value="304000" calcext:value-type="float">
            <text:p>304.000 </text:p>
          </table:table-cell>
          <table:table-cell table:style-name="ce427"/>
          <table:table-cell table:style-name="ce457" table:formula="of:=[.O30]-[.Q30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Amortização de Financiamentos</text:p>
          </table:table-cell>
          <table:table-cell table:style-name="ce343" table:formula="of:=+[$'5-Financiamentos'.C128]" office:value-type="float" office:value="-69921.3825533754" calcext:value-type="float">
            <text:p>-69.921 </text:p>
          </table:table-cell>
          <table:table-cell table:style-name="ce343" table:formula="of:=+[$'5-Financiamentos'.D128]" office:value-type="float" office:value="-63558.7674694002" calcext:value-type="float">
            <text:p>-63.559 </text:p>
          </table:table-cell>
          <table:table-cell table:style-name="ce343" table:formula="of:=+[$'5-Financiamentos'.E128]" office:value-type="float" office:value="-68313.3445281899" calcext:value-type="float">
            <text:p>-68.313 </text:p>
          </table:table-cell>
          <table:table-cell table:style-name="ce343" table:formula="of:=+[$'5-Financiamentos'.F128]" office:value-type="float" office:value="-68629.6797948221" calcext:value-type="float">
            <text:p>-68.630 </text:p>
          </table:table-cell>
          <table:table-cell table:style-name="ce343" table:formula="of:=+[$'5-Financiamentos'.G128]" office:value-type="float" office:value="-68952.3417667869" calcext:value-type="float">
            <text:p>-68.952 </text:p>
          </table:table-cell>
          <table:table-cell table:style-name="ce343" table:formula="of:=+[$'5-Financiamentos'.H128]" office:value-type="float" office:value="-69281.456978191" calcext:value-type="float">
            <text:p>-69.281 </text:p>
          </table:table-cell>
          <table:table-cell table:style-name="ce343" table:formula="of:=+[$'5-Financiamentos'.I128]" office:value-type="float" office:value="-69617.1544938232" calcext:value-type="float">
            <text:p>-69.617 </text:p>
          </table:table-cell>
          <table:table-cell table:style-name="ce343" table:formula="of:=+[$'5-Financiamentos'.J128]" office:value-type="float" office:value="-69959.5659597681" calcext:value-type="float">
            <text:p>-69.960 </text:p>
          </table:table-cell>
          <table:table-cell table:style-name="ce343" table:formula="of:=+[$'5-Financiamentos'.K128]" office:value-type="float" office:value="-52496.5811965812" calcext:value-type="float">
            <text:p>-52.497 </text:p>
          </table:table-cell>
          <table:table-cell table:style-name="ce343" table:formula="of:=+[$'5-Financiamentos'.L128]" office:value-type="float" office:value="-50532.0889539695" calcext:value-type="float">
            <text:p>-50.532 </text:p>
          </table:table-cell>
          <table:table-cell table:style-name="ce343" table:formula="of:=+[$'5-Financiamentos'.M128]" office:value-type="float" office:value="-48303.8981037288" calcext:value-type="float">
            <text:p>-48.304 </text:p>
          </table:table-cell>
          <table:table-cell table:style-name="ce343" table:formula="of:=+[$'5-Financiamentos'.N128]" office:value-type="float" office:value="-42829.116028944" calcext:value-type="float">
            <text:p>-42.829 </text:p>
          </table:table-cell>
          <table:table-cell table:style-name="ce457" table:formula="of:=SUM([.C31:.N31])" office:value-type="float" office:value="-742395.37782758" calcext:value-type="float">
            <text:p>-742.395 </text:p>
          </table:table-cell>
          <table:table-cell table:style-name="ce427"/>
          <table:table-cell table:style-name="ce457" office:value-type="float" office:value="-742395.37782758" calcext:value-type="float">
            <text:p>-742.395 </text:p>
          </table:table-cell>
          <table:table-cell table:style-name="ce427"/>
          <table:table-cell table:style-name="ce457" table:formula="of:=[.O31]-[.Q31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44" office:value-type="string" calcext:value-type="string">
            <text:p>( = )</text:p>
          </table:table-cell>
          <table:table-cell table:style-name="ce413" office:value-type="string" calcext:value-type="string">
            <text:p>Fluxo de Caixa Após Financiamentos</text:p>
          </table:table-cell>
          <table:table-cell table:style-name="ce416" table:formula="of:=SUM([.C26:.C31])" office:value-type="float" office:value="-1353891.70169736" calcext:value-type="float">
            <text:p>-1.353.892 </text:p>
          </table:table-cell>
          <table:table-cell table:style-name="ce416" table:formula="of:=SUM([.D26:.D31])" office:value-type="float" office:value="85365.6124671503" calcext:value-type="float">
            <text:p>85.366 </text:p>
          </table:table-cell>
          <table:table-cell table:style-name="ce416" table:formula="of:=SUM([.E26:.E31])" office:value-type="float" office:value="117024.479340146" calcext:value-type="float">
            <text:p>117.024 </text:p>
          </table:table-cell>
          <table:table-cell table:style-name="ce416" table:formula="of:=SUM([.F26:.F31])" office:value-type="float" office:value="122969.155995713" calcext:value-type="float">
            <text:p>122.969 </text:p>
          </table:table-cell>
          <table:table-cell table:style-name="ce416" table:formula="of:=SUM([.G26:.G31])" office:value-type="float" office:value="112925.239305059" calcext:value-type="float">
            <text:p>112.925 </text:p>
          </table:table-cell>
          <table:table-cell table:style-name="ce416" table:formula="of:=SUM([.H26:.H31])" office:value-type="float" office:value="100829.389734591" calcext:value-type="float">
            <text:p>100.829 </text:p>
          </table:table-cell>
          <table:table-cell table:style-name="ce416" table:formula="of:=SUM([.I26:.I31])" office:value-type="float" office:value="106002.99452938" calcext:value-type="float">
            <text:p>106.003 </text:p>
          </table:table-cell>
          <table:table-cell table:style-name="ce416" table:formula="of:=SUM([.J26:.J31])" office:value-type="float" office:value="106512.494674065" calcext:value-type="float">
            <text:p>106.512 </text:p>
          </table:table-cell>
          <table:table-cell table:style-name="ce416" table:formula="of:=SUM([.K26:.K31])" office:value-type="float" office:value="88831.9565340941" calcext:value-type="float">
            <text:p>88.832 </text:p>
          </table:table-cell>
          <table:table-cell table:style-name="ce416" table:formula="of:=SUM([.L26:.L31])" office:value-type="float" office:value="120657.337780316" calcext:value-type="float">
            <text:p>120.657 </text:p>
          </table:table-cell>
          <table:table-cell table:style-name="ce416" table:formula="of:=SUM([.M26:.M31])" office:value-type="float" office:value="-70424.5966119916" calcext:value-type="float">
            <text:p>-70.425 </text:p>
          </table:table-cell>
          <table:table-cell table:style-name="ce416" table:formula="of:=SUM([.N26:.N31])" office:value-type="float" office:value="-214428.90609197" calcext:value-type="float">
            <text:p>-214.429 </text:p>
          </table:table-cell>
          <table:table-cell table:style-name="ce459" table:formula="of:=SUM([.O26:.O31])" office:value-type="float" office:value="-677626.544040803" calcext:value-type="float">
            <text:p>-677.627 </text:p>
          </table:table-cell>
          <table:table-cell table:style-name="ce426"/>
          <table:table-cell table:style-name="ce459" office:value-type="float" office:value="-677626.544040803" calcext:value-type="float">
            <text:p>-677.627 </text:p>
          </table:table-cell>
          <table:table-cell table:style-name="ce426"/>
          <table:table-cell table:style-name="ce459" table:formula="of:=[.O32]-[.Q32]" office:value-type="float" office:value="0" calcext:value-type="float">
            <text:p>0 </text:p>
          </table:table-cell>
          <table:table-cell table:style-name="ce426"/>
          <table:table-cell table:number-columns-repeated="1004"/>
        </table:table-row>
        <table:table-row table:style-name="ro15">
          <table:table-cell table:style-name="ce408" office:value-type="string" calcext:value-type="string">
            <text:p>( - )</text:p>
          </table:table-cell>
          <table:table-cell office:value-type="string" calcext:value-type="string">
            <text:p>Pagamento de Dividendos</text:p>
          </table:table-cell>
          <table:table-cell table:number-columns-repeated="12" table:style-name="ce343" office:value-type="float" office:value="0" calcext:value-type="float">
            <text:p>0 </text:p>
          </table:table-cell>
          <table:table-cell table:style-name="ce457" table:formula="of:=SUM([.C33:.N33])" office:value-type="float" office:value="0" calcext:value-type="float">
            <text:p>0 </text:p>
          </table:table-cell>
          <table:table-cell table:style-name="ce426"/>
          <table:table-cell table:style-name="ce457" office:value-type="float" office:value="0" calcext:value-type="float">
            <text:p>0 </text:p>
          </table:table-cell>
          <table:table-cell table:style-name="ce426"/>
          <table:table-cell table:style-name="ce457" table:formula="of:=[.O33]-[.Q33]" office:value-type="float" office:value="0" calcext:value-type="float">
            <text:p>0 </text:p>
          </table:table-cell>
          <table:table-cell table:style-name="ce426"/>
          <table:table-cell table:number-columns-repeated="1004"/>
        </table:table-row>
        <table:table-row table:style-name="ro15">
          <table:table-cell table:style-name="ce408" office:value-type="string" calcext:value-type="string">
            <text:p>( + )</text:p>
          </table:table-cell>
          <table:table-cell office:value-type="string" calcext:value-type="string">
            <text:p>Integralização de Capital</text:p>
          </table:table-cell>
          <table:table-cell table:number-columns-repeated="12" table:style-name="ce343" office:value-type="float" office:value="0" calcext:value-type="float">
            <text:p>0 </text:p>
          </table:table-cell>
          <table:table-cell table:style-name="ce457" table:formula="of:=SUM([.C34:.N34])" office:value-type="float" office:value="0" calcext:value-type="float">
            <text:p>0 </text:p>
          </table:table-cell>
          <table:table-cell table:style-name="ce427"/>
          <table:table-cell table:style-name="ce457" office:value-type="float" office:value="0" calcext:value-type="float">
            <text:p>0 </text:p>
          </table:table-cell>
          <table:table-cell table:style-name="ce427"/>
          <table:table-cell table:style-name="ce457" table:formula="of:=[.O34]-[.Q34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44" office:value-type="string" calcext:value-type="string">
            <text:p>( = )</text:p>
          </table:table-cell>
          <table:table-cell table:style-name="ce413" office:value-type="string" calcext:value-type="string">
            <text:p>Fluxo de Caixa Final</text:p>
          </table:table-cell>
          <table:table-cell table:style-name="ce416" table:formula="of:=+[.C32]+[.C33]+[.C34]" office:value-type="float" office:value="-1353891.70169736" calcext:value-type="float">
            <text:p>-1.353.892 </text:p>
          </table:table-cell>
          <table:table-cell table:style-name="ce416" table:formula="of:=+[.D32]+[.D33]+[.D34]" office:value-type="float" office:value="85365.6124671503" calcext:value-type="float">
            <text:p>85.366 </text:p>
          </table:table-cell>
          <table:table-cell table:style-name="ce416" table:formula="of:=+[.E32]+[.E33]+[.E34]" office:value-type="float" office:value="117024.479340146" calcext:value-type="float">
            <text:p>117.024 </text:p>
          </table:table-cell>
          <table:table-cell table:style-name="ce416" table:formula="of:=+[.F32]+[.F33]+[.F34]" office:value-type="float" office:value="122969.155995713" calcext:value-type="float">
            <text:p>122.969 </text:p>
          </table:table-cell>
          <table:table-cell table:style-name="ce416" table:formula="of:=+[.G32]+[.G33]+[.G34]" office:value-type="float" office:value="112925.239305059" calcext:value-type="float">
            <text:p>112.925 </text:p>
          </table:table-cell>
          <table:table-cell table:style-name="ce416" table:formula="of:=+[.H32]+[.H33]+[.H34]" office:value-type="float" office:value="100829.389734591" calcext:value-type="float">
            <text:p>100.829 </text:p>
          </table:table-cell>
          <table:table-cell table:style-name="ce416" table:formula="of:=+[.I32]+[.I33]+[.I34]" office:value-type="float" office:value="106002.99452938" calcext:value-type="float">
            <text:p>106.003 </text:p>
          </table:table-cell>
          <table:table-cell table:style-name="ce416" table:formula="of:=+[.J32]+[.J33]+[.J34]" office:value-type="float" office:value="106512.494674065" calcext:value-type="float">
            <text:p>106.512 </text:p>
          </table:table-cell>
          <table:table-cell table:style-name="ce416" table:formula="of:=+[.K32]+[.K33]+[.K34]" office:value-type="float" office:value="88831.9565340941" calcext:value-type="float">
            <text:p>88.832 </text:p>
          </table:table-cell>
          <table:table-cell table:style-name="ce416" table:formula="of:=+[.L32]+[.L33]+[.L34]" office:value-type="float" office:value="120657.337780316" calcext:value-type="float">
            <text:p>120.657 </text:p>
          </table:table-cell>
          <table:table-cell table:style-name="ce416" table:formula="of:=+[.M32]+[.M33]+[.M34]" office:value-type="float" office:value="-70424.5966119916" calcext:value-type="float">
            <text:p>-70.425 </text:p>
          </table:table-cell>
          <table:table-cell table:style-name="ce416" table:formula="of:=+[.N32]+[.N33]+[.N34]" office:value-type="float" office:value="-214428.90609197" calcext:value-type="float">
            <text:p>-214.429 </text:p>
          </table:table-cell>
          <table:table-cell table:style-name="ce459" table:formula="of:=+[.O32]+[.O33]+[.O34]" office:value-type="float" office:value="-677626.544040803" calcext:value-type="float">
            <text:p>-677.627 </text:p>
          </table:table-cell>
          <table:table-cell table:style-name="ce426"/>
          <table:table-cell table:style-name="ce459" office:value-type="float" office:value="-677626.544040803" calcext:value-type="float">
            <text:p>-677.627 </text:p>
          </table:table-cell>
          <table:table-cell table:style-name="ce426"/>
          <table:table-cell table:style-name="ce459" table:formula="of:=[.O35]-[.Q35]" office:value-type="float" office:value="0" calcext:value-type="float">
            <text:p>0 </text:p>
          </table:table-cell>
          <table:table-cell table:style-name="ce426"/>
          <table:table-cell table:number-columns-repeated="1004"/>
        </table:table-row>
        <table:table-row table:style-name="ro15">
          <table:table-cell table:style-name="ce408"/>
          <table:table-cell office:value-type="string" calcext:value-type="string">
            <text:p>Saldo Inicial de Caixa</text:p>
          </table:table-cell>
          <table:table-cell table:style-name="ce343" table:formula="of:=+[$'7-Balanço_Patrimonial'.B20]" office:value-type="float" office:value="700000" calcext:value-type="float">
            <text:p>700.000 </text:p>
          </table:table-cell>
          <table:table-cell table:style-name="ce343" table:formula="of:=+[.C37]" office:value-type="float" office:value="-653891.70169736" calcext:value-type="float">
            <text:p>-653.892 </text:p>
          </table:table-cell>
          <table:table-cell table:style-name="ce343" table:formula="of:=+[.D37]" office:value-type="float" office:value="-568526.089230209" calcext:value-type="float">
            <text:p>-568.526 </text:p>
          </table:table-cell>
          <table:table-cell table:style-name="ce343" table:formula="of:=+[.E37]" office:value-type="float" office:value="-451501.609890063" calcext:value-type="float">
            <text:p>-451.502 </text:p>
          </table:table-cell>
          <table:table-cell table:style-name="ce343" table:formula="of:=+[.F37]" office:value-type="float" office:value="-328532.45389435" calcext:value-type="float">
            <text:p>-328.532 </text:p>
          </table:table-cell>
          <table:table-cell table:style-name="ce343" table:formula="of:=+[.G37]" office:value-type="float" office:value="-215607.214589291" calcext:value-type="float">
            <text:p>-215.607 </text:p>
          </table:table-cell>
          <table:table-cell table:style-name="ce343" table:formula="of:=+[.H37]" office:value-type="float" office:value="-114777.824854701" calcext:value-type="float">
            <text:p>-114.778 </text:p>
          </table:table-cell>
          <table:table-cell table:style-name="ce343" table:formula="of:=+[.I37]" office:value-type="float" office:value="-8774.83032532089" calcext:value-type="float">
            <text:p>-8.775 </text:p>
          </table:table-cell>
          <table:table-cell table:style-name="ce343" table:formula="of:=+[.J37]" office:value-type="float" office:value="97737.6643487439" calcext:value-type="float">
            <text:p>97.738 </text:p>
          </table:table-cell>
          <table:table-cell table:style-name="ce343" table:formula="of:=+[.K37]" office:value-type="float" office:value="186569.620882838" calcext:value-type="float">
            <text:p>186.570 </text:p>
          </table:table-cell>
          <table:table-cell table:style-name="ce343" table:formula="of:=+[.L37]" office:value-type="float" office:value="307226.958663154" calcext:value-type="float">
            <text:p>307.227 </text:p>
          </table:table-cell>
          <table:table-cell table:style-name="ce343" table:formula="of:=+[.M37]" office:value-type="float" office:value="236802.362051163" calcext:value-type="float">
            <text:p>236.802 </text:p>
          </table:table-cell>
          <table:table-cell table:style-name="ce457" table:formula="of:=+[.C36]" office:value-type="float" office:value="700000" calcext:value-type="float">
            <text:p>700.000 </text:p>
          </table:table-cell>
          <table:table-cell table:style-name="ce427"/>
          <table:table-cell table:style-name="ce457" office:value-type="float" office:value="700000" calcext:value-type="float">
            <text:p>700.000 </text:p>
          </table:table-cell>
          <table:table-cell table:style-name="ce427"/>
          <table:table-cell table:style-name="ce457" table:formula="of:=[.O36]-[.Q36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15">
          <table:table-cell table:style-name="ce446"/>
          <table:table-cell table:style-name="ce451" office:value-type="string" calcext:value-type="string">
            <text:p>Saldo Final de Caixa</text:p>
          </table:table-cell>
          <table:table-cell table:style-name="ce453" table:formula="of:=+[.C35]+[.C36]" office:value-type="float" office:value="-653891.70169736" calcext:value-type="float">
            <text:p>-653.892 </text:p>
          </table:table-cell>
          <table:table-cell table:style-name="ce453" table:formula="of:=+[.D35]+[.D36]" office:value-type="float" office:value="-568526.089230209" calcext:value-type="float">
            <text:p>-568.526 </text:p>
          </table:table-cell>
          <table:table-cell table:style-name="ce453" table:formula="of:=+[.E35]+[.E36]" office:value-type="float" office:value="-451501.609890063" calcext:value-type="float">
            <text:p>-451.502 </text:p>
          </table:table-cell>
          <table:table-cell table:style-name="ce453" table:formula="of:=+[.F35]+[.F36]" office:value-type="float" office:value="-328532.45389435" calcext:value-type="float">
            <text:p>-328.532 </text:p>
          </table:table-cell>
          <table:table-cell table:style-name="ce453" table:formula="of:=+[.G35]+[.G36]" office:value-type="float" office:value="-215607.214589291" calcext:value-type="float">
            <text:p>-215.607 </text:p>
          </table:table-cell>
          <table:table-cell table:style-name="ce453" table:formula="of:=+[.H35]+[.H36]" office:value-type="float" office:value="-114777.824854701" calcext:value-type="float">
            <text:p>-114.778 </text:p>
          </table:table-cell>
          <table:table-cell table:style-name="ce453" table:formula="of:=+[.I35]+[.I36]" office:value-type="float" office:value="-8774.83032532089" calcext:value-type="float">
            <text:p>-8.775 </text:p>
          </table:table-cell>
          <table:table-cell table:style-name="ce453" table:formula="of:=+[.J35]+[.J36]" office:value-type="float" office:value="97737.6643487439" calcext:value-type="float">
            <text:p>97.738 </text:p>
          </table:table-cell>
          <table:table-cell table:style-name="ce453" table:formula="of:=+[.K35]+[.K36]" office:value-type="float" office:value="186569.620882838" calcext:value-type="float">
            <text:p>186.570 </text:p>
          </table:table-cell>
          <table:table-cell table:style-name="ce453" table:formula="of:=+[.L35]+[.L36]" office:value-type="float" office:value="307226.958663154" calcext:value-type="float">
            <text:p>307.227 </text:p>
          </table:table-cell>
          <table:table-cell table:style-name="ce453" table:formula="of:=+[.M35]+[.M36]" office:value-type="float" office:value="236802.362051163" calcext:value-type="float">
            <text:p>236.802 </text:p>
          </table:table-cell>
          <table:table-cell table:style-name="ce453" table:formula="of:=+[.N35]+[.N36]" office:value-type="float" office:value="22373.4559591931" calcext:value-type="float">
            <text:p>22.373 </text:p>
          </table:table-cell>
          <table:table-cell table:style-name="ce461" table:formula="of:=+[.O35]+[.O36]" office:value-type="float" office:value="22373.4559591972" calcext:value-type="float">
            <text:p>22.373 </text:p>
          </table:table-cell>
          <table:table-cell table:style-name="ce427"/>
          <table:table-cell table:style-name="ce461" office:value-type="float" office:value="22373.4559591972" calcext:value-type="float">
            <text:p>22.373 </text:p>
          </table:table-cell>
          <table:table-cell table:style-name="ce427"/>
          <table:table-cell table:style-name="ce461" table:formula="of:=[.O37]-[.Q37]" office:value-type="float" office:value="0" calcext:value-type="float">
            <text:p>0 </text:p>
          </table:table-cell>
          <table:table-cell table:style-name="ce427"/>
          <table:table-cell table:number-columns-repeated="100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9-Painel_de_Controle" table:style-name="ta9">
        <table:table-column table:style-name="co28" table:default-cell-style-name="Default"/>
        <table:table-column table:style-name="co3" table:number-columns-repeated="12" table:default-cell-style-name="Default"/>
        <table:table-column table:style-name="co29" table:default-cell-style-name="Default"/>
        <table:table-column table:style-name="co10" table:number-columns-repeated="1010" table:default-cell-style-name="Default"/>
        <table:table-row table:style-name="ro1">
          <table:table-cell table:style-name="ce462" office:value-type="string" calcext:value-type="string">
            <text:p>Indicadores</text:p>
          </table:table-cell>
          <table:table-cell table:style-name="ce465" table:formula="of:=+[$'8-Fluxo_de_Caixa'.C1]" office:value-type="date" office:date-value="2019-01-01" calcext:value-type="date">
            <text:p>jan/19</text:p>
          </table:table-cell>
          <table:table-cell table:style-name="ce465" table:formula="of:=+[$'8-Fluxo_de_Caixa'.D1]" office:value-type="date" office:date-value="2019-02-01" calcext:value-type="date">
            <text:p>fev/19</text:p>
          </table:table-cell>
          <table:table-cell table:style-name="ce465" table:formula="of:=+[$'8-Fluxo_de_Caixa'.E1]" office:value-type="date" office:date-value="2019-03-01" calcext:value-type="date">
            <text:p>mar/19</text:p>
          </table:table-cell>
          <table:table-cell table:style-name="ce465" table:formula="of:=+[$'8-Fluxo_de_Caixa'.F1]" office:value-type="date" office:date-value="2019-04-01" calcext:value-type="date">
            <text:p>abr/19</text:p>
          </table:table-cell>
          <table:table-cell table:style-name="ce465" table:formula="of:=+[$'8-Fluxo_de_Caixa'.G1]" office:value-type="date" office:date-value="2019-05-01" calcext:value-type="date">
            <text:p>mai/19</text:p>
          </table:table-cell>
          <table:table-cell table:style-name="ce465" table:formula="of:=+[$'8-Fluxo_de_Caixa'.H1]" office:value-type="date" office:date-value="2019-06-01" calcext:value-type="date">
            <text:p>jun/19</text:p>
          </table:table-cell>
          <table:table-cell table:style-name="ce465" table:formula="of:=+[$'8-Fluxo_de_Caixa'.I1]" office:value-type="date" office:date-value="2019-07-01" calcext:value-type="date">
            <text:p>jul/19</text:p>
          </table:table-cell>
          <table:table-cell table:style-name="ce465" table:formula="of:=+[$'8-Fluxo_de_Caixa'.J1]" office:value-type="date" office:date-value="2019-08-01" calcext:value-type="date">
            <text:p>ago/19</text:p>
          </table:table-cell>
          <table:table-cell table:style-name="ce465" table:formula="of:=+[$'8-Fluxo_de_Caixa'.K1]" office:value-type="date" office:date-value="2019-09-01" calcext:value-type="date">
            <text:p>set/19</text:p>
          </table:table-cell>
          <table:table-cell table:style-name="ce465" table:formula="of:=+[$'8-Fluxo_de_Caixa'.L1]" office:value-type="date" office:date-value="2019-10-01" calcext:value-type="date">
            <text:p>out/19</text:p>
          </table:table-cell>
          <table:table-cell table:style-name="ce465" table:formula="of:=+[$'8-Fluxo_de_Caixa'.M1]" office:value-type="date" office:date-value="2019-11-01" calcext:value-type="date">
            <text:p>nov/19</text:p>
          </table:table-cell>
          <table:table-cell table:style-name="ce465" table:formula="of:=+[$'8-Fluxo_de_Caixa'.N1]" office:value-type="date" office:date-value="2019-12-01" calcext:value-type="date">
            <text:p>dez/19</text:p>
          </table:table-cell>
          <table:table-cell table:style-name="ce472" office:value-type="string" calcext:value-type="string">
            <text:p>2018</text:p>
          </table:table-cell>
          <table:table-cell table:style-name="ce325" table:number-columns-repeated="1010"/>
        </table:table-row>
        <table:table-row table:style-name="ro10">
          <table:table-cell table:style-name="ce463" office:value-type="string" calcext:value-type="string">
            <text:p>Indicadores DRE</text:p>
          </table:table-cell>
          <table:table-cell table:style-name="ce466" table:number-columns-repeated="12"/>
          <table:table-cell table:style-name="ce473"/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Faturamento Bruto (R$)</text:p>
          </table:table-cell>
          <table:table-cell table:style-name="ce392" table:formula="of:=[$'6-DRE'.C9]" office:value-type="float" office:value="2736000" calcext:value-type="float">
            <text:p>2.736.000 </text:p>
          </table:table-cell>
          <table:table-cell table:style-name="ce392" table:formula="of:=[$'6-DRE'.D9]" office:value-type="float" office:value="2736000" calcext:value-type="float">
            <text:p>2.736.000 </text:p>
          </table:table-cell>
          <table:table-cell table:style-name="ce392" table:formula="of:=[$'6-DRE'.E9]" office:value-type="float" office:value="2736000" calcext:value-type="float">
            <text:p>2.736.000 </text:p>
          </table:table-cell>
          <table:table-cell table:style-name="ce392" table:formula="of:=[$'6-DRE'.F9]" office:value-type="float" office:value="2736000" calcext:value-type="float">
            <text:p>2.736.000 </text:p>
          </table:table-cell>
          <table:table-cell table:style-name="ce392" table:formula="of:=[$'6-DRE'.G9]" office:value-type="float" office:value="2736000" calcext:value-type="float">
            <text:p>2.736.000 </text:p>
          </table:table-cell>
          <table:table-cell table:style-name="ce392" table:formula="of:=[$'6-DRE'.H9]" office:value-type="float" office:value="2736000" calcext:value-type="float">
            <text:p>2.736.000 </text:p>
          </table:table-cell>
          <table:table-cell table:style-name="ce392" table:formula="of:=[$'6-DRE'.I9]" office:value-type="float" office:value="2736000" calcext:value-type="float">
            <text:p>2.736.000 </text:p>
          </table:table-cell>
          <table:table-cell table:style-name="ce392" table:formula="of:=[$'6-DRE'.J9]" office:value-type="float" office:value="2736000" calcext:value-type="float">
            <text:p>2.736.000 </text:p>
          </table:table-cell>
          <table:table-cell table:style-name="ce392" table:formula="of:=[$'6-DRE'.K9]" office:value-type="float" office:value="2736000" calcext:value-type="float">
            <text:p>2.736.000 </text:p>
          </table:table-cell>
          <table:table-cell table:style-name="ce392" table:formula="of:=[$'6-DRE'.L9]" office:value-type="float" office:value="2736000" calcext:value-type="float">
            <text:p>2.736.000 </text:p>
          </table:table-cell>
          <table:table-cell table:style-name="ce392" table:formula="of:=[$'6-DRE'.M9]" office:value-type="float" office:value="2736000" calcext:value-type="float">
            <text:p>2.736.000 </text:p>
          </table:table-cell>
          <table:table-cell table:style-name="ce392" table:formula="of:=[$'6-DRE'.N9]" office:value-type="float" office:value="2736000" calcext:value-type="float">
            <text:p>2.736.000 </text:p>
          </table:table-cell>
          <table:table-cell table:style-name="ce474" table:formula="of:=SUM([.B3:.M3])" office:value-type="float" office:value="32832000" calcext:value-type="float">
            <text:p>32.832.000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Faturamento Líquido (R$)</text:p>
          </table:table-cell>
          <table:table-cell table:style-name="ce392" table:formula="of:=[$'6-DRE'.C13]" office:value-type="float" office:value="2052000" calcext:value-type="float">
            <text:p>2.052.000 </text:p>
          </table:table-cell>
          <table:table-cell table:style-name="ce392" table:formula="of:=[$'6-DRE'.D13]" office:value-type="float" office:value="2052000" calcext:value-type="float">
            <text:p>2.052.000 </text:p>
          </table:table-cell>
          <table:table-cell table:style-name="ce392" table:formula="of:=[$'6-DRE'.E13]" office:value-type="float" office:value="2052000" calcext:value-type="float">
            <text:p>2.052.000 </text:p>
          </table:table-cell>
          <table:table-cell table:style-name="ce392" table:formula="of:=[$'6-DRE'.F13]" office:value-type="float" office:value="2052000" calcext:value-type="float">
            <text:p>2.052.000 </text:p>
          </table:table-cell>
          <table:table-cell table:style-name="ce392" table:formula="of:=[$'6-DRE'.G13]" office:value-type="float" office:value="2052000" calcext:value-type="float">
            <text:p>2.052.000 </text:p>
          </table:table-cell>
          <table:table-cell table:style-name="ce392" table:formula="of:=[$'6-DRE'.H13]" office:value-type="float" office:value="2052000" calcext:value-type="float">
            <text:p>2.052.000 </text:p>
          </table:table-cell>
          <table:table-cell table:style-name="ce392" table:formula="of:=[$'6-DRE'.I13]" office:value-type="float" office:value="2052000" calcext:value-type="float">
            <text:p>2.052.000 </text:p>
          </table:table-cell>
          <table:table-cell table:style-name="ce392" table:formula="of:=[$'6-DRE'.J13]" office:value-type="float" office:value="2052000" calcext:value-type="float">
            <text:p>2.052.000 </text:p>
          </table:table-cell>
          <table:table-cell table:style-name="ce392" table:formula="of:=[$'6-DRE'.K13]" office:value-type="float" office:value="2052000" calcext:value-type="float">
            <text:p>2.052.000 </text:p>
          </table:table-cell>
          <table:table-cell table:style-name="ce392" table:formula="of:=[$'6-DRE'.L13]" office:value-type="float" office:value="2052000" calcext:value-type="float">
            <text:p>2.052.000 </text:p>
          </table:table-cell>
          <table:table-cell table:style-name="ce392" table:formula="of:=[$'6-DRE'.M13]" office:value-type="float" office:value="2052000" calcext:value-type="float">
            <text:p>2.052.000 </text:p>
          </table:table-cell>
          <table:table-cell table:style-name="ce392" table:formula="of:=[$'6-DRE'.N13]" office:value-type="float" office:value="2052000" calcext:value-type="float">
            <text:p>2.052.000 </text:p>
          </table:table-cell>
          <table:table-cell table:style-name="ce474" table:formula="of:=SUM([.B4:.M4])" office:value-type="float" office:value="24624000" calcext:value-type="float">
            <text:p>24.624.000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Custo das Vendas e Serviços (R$)</text:p>
          </table:table-cell>
          <table:table-cell table:style-name="ce392" table:formula="of:=[$'6-DRE'.C14]" office:value-type="float" office:value="-1472000" calcext:value-type="float">
            <text:p>-1.472.000 </text:p>
          </table:table-cell>
          <table:table-cell table:style-name="ce392" table:formula="of:=[$'6-DRE'.D14]" office:value-type="float" office:value="-1472000" calcext:value-type="float">
            <text:p>-1.472.000 </text:p>
          </table:table-cell>
          <table:table-cell table:style-name="ce392" table:formula="of:=[$'6-DRE'.E14]" office:value-type="float" office:value="-1473166.66666667" calcext:value-type="float">
            <text:p>-1.473.167 </text:p>
          </table:table-cell>
          <table:table-cell table:style-name="ce392" table:formula="of:=[$'6-DRE'.F14]" office:value-type="float" office:value="-1473166.66666667" calcext:value-type="float">
            <text:p>-1.473.167 </text:p>
          </table:table-cell>
          <table:table-cell table:style-name="ce392" table:formula="of:=[$'6-DRE'.G14]" office:value-type="float" office:value="-1473166.66666667" calcext:value-type="float">
            <text:p>-1.473.167 </text:p>
          </table:table-cell>
          <table:table-cell table:style-name="ce392" table:formula="of:=[$'6-DRE'.H14]" office:value-type="float" office:value="-1480046.66666667" calcext:value-type="float">
            <text:p>-1.480.047 </text:p>
          </table:table-cell>
          <table:table-cell table:style-name="ce392" table:formula="of:=[$'6-DRE'.I14]" office:value-type="float" office:value="-1480046.66666667" calcext:value-type="float">
            <text:p>-1.480.047 </text:p>
          </table:table-cell>
          <table:table-cell table:style-name="ce392" table:formula="of:=[$'6-DRE'.J14]" office:value-type="float" office:value="-1480046.66666667" calcext:value-type="float">
            <text:p>-1.480.047 </text:p>
          </table:table-cell>
          <table:table-cell table:style-name="ce392" table:formula="of:=[$'6-DRE'.K14]" office:value-type="float" office:value="-1480046.66666667" calcext:value-type="float">
            <text:p>-1.480.047 </text:p>
          </table:table-cell>
          <table:table-cell table:style-name="ce392" table:formula="of:=[$'6-DRE'.L14]" office:value-type="float" office:value="-1482146.66666667" calcext:value-type="float">
            <text:p>-1.482.147 </text:p>
          </table:table-cell>
          <table:table-cell table:style-name="ce392" table:formula="of:=[$'6-DRE'.M14]" office:value-type="float" office:value="-1482146.66666667" calcext:value-type="float">
            <text:p>-1.482.147 </text:p>
          </table:table-cell>
          <table:table-cell table:style-name="ce392" table:formula="of:=[$'6-DRE'.N14]" office:value-type="float" office:value="-1482146.66666667" calcext:value-type="float">
            <text:p>-1.482.147 </text:p>
          </table:table-cell>
          <table:table-cell table:style-name="ce474" table:formula="of:=SUM([.B5:.M5])" office:value-type="float" office:value="-17730126.6666667" calcext:value-type="float">
            <text:p>-17.730.127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Custo das Vendas e Serviços (%)</text:p>
          </table:table-cell>
          <table:table-cell table:style-name="ce467" table:formula="of:=[.B5]/-[.B4]" office:value-type="percentage" office:value="0.717348927875244" calcext:value-type="percentage">
            <text:p>71,7%</text:p>
          </table:table-cell>
          <table:table-cell table:style-name="ce467" table:formula="of:=[.C5]/-[.C4]" office:value-type="percentage" office:value="0.717348927875244" calcext:value-type="percentage">
            <text:p>71,7%</text:p>
          </table:table-cell>
          <table:table-cell table:style-name="ce467" table:formula="of:=[.D5]/-[.D4]" office:value-type="percentage" office:value="0.717917478882391" calcext:value-type="percentage">
            <text:p>71,8%</text:p>
          </table:table-cell>
          <table:table-cell table:style-name="ce467" table:formula="of:=[.E5]/-[.E4]" office:value-type="percentage" office:value="0.717917478882391" calcext:value-type="percentage">
            <text:p>71,8%</text:p>
          </table:table-cell>
          <table:table-cell table:style-name="ce467" table:formula="of:=[.F5]/-[.F4]" office:value-type="percentage" office:value="0.717917478882391" calcext:value-type="percentage">
            <text:p>71,8%</text:p>
          </table:table-cell>
          <table:table-cell table:style-name="ce467" table:formula="of:=[.G5]/-[.G4]" office:value-type="percentage" office:value="0.721270305393112" calcext:value-type="percentage">
            <text:p>72,1%</text:p>
          </table:table-cell>
          <table:table-cell table:style-name="ce467" table:formula="of:=[.H5]/-[.H4]" office:value-type="percentage" office:value="0.721270305393112" calcext:value-type="percentage">
            <text:p>72,1%</text:p>
          </table:table-cell>
          <table:table-cell table:style-name="ce467" table:formula="of:=[.I5]/-[.I4]" office:value-type="percentage" office:value="0.721270305393112" calcext:value-type="percentage">
            <text:p>72,1%</text:p>
          </table:table-cell>
          <table:table-cell table:style-name="ce467" table:formula="of:=[.J5]/-[.J4]" office:value-type="percentage" office:value="0.721270305393112" calcext:value-type="percentage">
            <text:p>72,1%</text:p>
          </table:table-cell>
          <table:table-cell table:style-name="ce467" table:formula="of:=[.K5]/-[.K4]" office:value-type="percentage" office:value="0.722293697205978" calcext:value-type="percentage">
            <text:p>72,2%</text:p>
          </table:table-cell>
          <table:table-cell table:style-name="ce467" table:formula="of:=[.L5]/-[.L4]" office:value-type="percentage" office:value="0.722293697205978" calcext:value-type="percentage">
            <text:p>72,2%</text:p>
          </table:table-cell>
          <table:table-cell table:style-name="ce467" table:formula="of:=[.M5]/-[.M4]" office:value-type="percentage" office:value="0.722293697205978" calcext:value-type="percentage">
            <text:p>72,2%</text:p>
          </table:table-cell>
          <table:table-cell table:style-name="ce467" table:formula="of:=[.N5]/-[.N4]" office:value-type="percentage" office:value="0.720034383799004" calcext:value-type="percentage">
            <text:p>72,0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Matéria-Prima (R$)</text:p>
          </table:table-cell>
          <table:table-cell table:style-name="ce392" table:formula="of:=[$'6-DRE'.C15]" office:value-type="float" office:value="-1169000" calcext:value-type="float">
            <text:p>-1.169.000 </text:p>
          </table:table-cell>
          <table:table-cell table:style-name="ce392" table:formula="of:=[$'6-DRE'.D15]" office:value-type="float" office:value="-1169000" calcext:value-type="float">
            <text:p>-1.169.000 </text:p>
          </table:table-cell>
          <table:table-cell table:style-name="ce392" table:formula="of:=[$'6-DRE'.E15]" office:value-type="float" office:value="-1169000" calcext:value-type="float">
            <text:p>-1.169.000 </text:p>
          </table:table-cell>
          <table:table-cell table:style-name="ce392" table:formula="of:=[$'6-DRE'.F15]" office:value-type="float" office:value="-1169000" calcext:value-type="float">
            <text:p>-1.169.000 </text:p>
          </table:table-cell>
          <table:table-cell table:style-name="ce392" table:formula="of:=[$'6-DRE'.G15]" office:value-type="float" office:value="-1169000" calcext:value-type="float">
            <text:p>-1.169.000 </text:p>
          </table:table-cell>
          <table:table-cell table:style-name="ce392" table:formula="of:=[$'6-DRE'.H15]" office:value-type="float" office:value="-1169000" calcext:value-type="float">
            <text:p>-1.169.000 </text:p>
          </table:table-cell>
          <table:table-cell table:style-name="ce392" table:formula="of:=[$'6-DRE'.I15]" office:value-type="float" office:value="-1169000" calcext:value-type="float">
            <text:p>-1.169.000 </text:p>
          </table:table-cell>
          <table:table-cell table:style-name="ce392" table:formula="of:=[$'6-DRE'.J15]" office:value-type="float" office:value="-1169000" calcext:value-type="float">
            <text:p>-1.169.000 </text:p>
          </table:table-cell>
          <table:table-cell table:style-name="ce392" table:formula="of:=[$'6-DRE'.K15]" office:value-type="float" office:value="-1169000" calcext:value-type="float">
            <text:p>-1.169.000 </text:p>
          </table:table-cell>
          <table:table-cell table:style-name="ce392" table:formula="of:=[$'6-DRE'.L15]" office:value-type="float" office:value="-1169000" calcext:value-type="float">
            <text:p>-1.169.000 </text:p>
          </table:table-cell>
          <table:table-cell table:style-name="ce392" table:formula="of:=[$'6-DRE'.M15]" office:value-type="float" office:value="-1169000" calcext:value-type="float">
            <text:p>-1.169.000 </text:p>
          </table:table-cell>
          <table:table-cell table:style-name="ce392" table:formula="of:=[$'6-DRE'.N15]" office:value-type="float" office:value="-1169000" calcext:value-type="float">
            <text:p>-1.169.000 </text:p>
          </table:table-cell>
          <table:table-cell table:style-name="ce474" table:formula="of:=SUM([.B7:.M7])" office:value-type="float" office:value="-14028000" calcext:value-type="float">
            <text:p>-14.028.000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Matéria-Prima (%)</text:p>
          </table:table-cell>
          <table:table-cell table:style-name="ce467" table:formula="of:=[.B7]/-[.B4]" office:value-type="percentage" office:value="0.569688109161793" calcext:value-type="percentage">
            <text:p>57,0%</text:p>
          </table:table-cell>
          <table:table-cell table:style-name="ce467" table:formula="of:=[.C7]/-[.C4]" office:value-type="percentage" office:value="0.569688109161793" calcext:value-type="percentage">
            <text:p>57,0%</text:p>
          </table:table-cell>
          <table:table-cell table:style-name="ce467" table:formula="of:=[.D7]/-[.D4]" office:value-type="percentage" office:value="0.569688109161793" calcext:value-type="percentage">
            <text:p>57,0%</text:p>
          </table:table-cell>
          <table:table-cell table:style-name="ce467" table:formula="of:=[.E7]/-[.E4]" office:value-type="percentage" office:value="0.569688109161793" calcext:value-type="percentage">
            <text:p>57,0%</text:p>
          </table:table-cell>
          <table:table-cell table:style-name="ce467" table:formula="of:=[.F7]/-[.F4]" office:value-type="percentage" office:value="0.569688109161793" calcext:value-type="percentage">
            <text:p>57,0%</text:p>
          </table:table-cell>
          <table:table-cell table:style-name="ce467" table:formula="of:=[.G7]/-[.G4]" office:value-type="percentage" office:value="0.569688109161793" calcext:value-type="percentage">
            <text:p>57,0%</text:p>
          </table:table-cell>
          <table:table-cell table:style-name="ce467" table:formula="of:=[.H7]/-[.H4]" office:value-type="percentage" office:value="0.569688109161793" calcext:value-type="percentage">
            <text:p>57,0%</text:p>
          </table:table-cell>
          <table:table-cell table:style-name="ce467" table:formula="of:=[.I7]/-[.I4]" office:value-type="percentage" office:value="0.569688109161793" calcext:value-type="percentage">
            <text:p>57,0%</text:p>
          </table:table-cell>
          <table:table-cell table:style-name="ce467" table:formula="of:=[.J7]/-[.J4]" office:value-type="percentage" office:value="0.569688109161793" calcext:value-type="percentage">
            <text:p>57,0%</text:p>
          </table:table-cell>
          <table:table-cell table:style-name="ce467" table:formula="of:=[.K7]/-[.K4]" office:value-type="percentage" office:value="0.569688109161793" calcext:value-type="percentage">
            <text:p>57,0%</text:p>
          </table:table-cell>
          <table:table-cell table:style-name="ce467" table:formula="of:=[.L7]/-[.L4]" office:value-type="percentage" office:value="0.569688109161793" calcext:value-type="percentage">
            <text:p>57,0%</text:p>
          </table:table-cell>
          <table:table-cell table:style-name="ce467" table:formula="of:=[.M7]/-[.M4]" office:value-type="percentage" office:value="0.569688109161793" calcext:value-type="percentage">
            <text:p>57,0%</text:p>
          </table:table-cell>
          <table:table-cell table:style-name="ce467" table:formula="of:=[.N7]/-[.N4]" office:value-type="percentage" office:value="0.569688109161793" calcext:value-type="percentage">
            <text:p>57,0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Despesas Operacionais (R$)</text:p>
          </table:table-cell>
          <table:table-cell table:style-name="ce392" table:formula="of:=[$'8-Fluxo_de_Caixa'.C9]" office:value-type="float" office:value="-380257.142857143" calcext:value-type="float">
            <text:p>-380.257 </text:p>
          </table:table-cell>
          <table:table-cell table:style-name="ce392" table:formula="of:=[$'8-Fluxo_de_Caixa'.D9]" office:value-type="float" office:value="-380257.142857143" calcext:value-type="float">
            <text:p>-380.257 </text:p>
          </table:table-cell>
          <table:table-cell table:style-name="ce392" table:formula="of:=[$'8-Fluxo_de_Caixa'.E9]" office:value-type="float" office:value="-380757.142857143" calcext:value-type="float">
            <text:p>-380.757 </text:p>
          </table:table-cell>
          <table:table-cell table:style-name="ce392" table:formula="of:=[$'8-Fluxo_de_Caixa'.F9]" office:value-type="float" office:value="-396757.142857143" calcext:value-type="float">
            <text:p>-396.757 </text:p>
          </table:table-cell>
          <table:table-cell table:style-name="ce392" table:formula="of:=[$'8-Fluxo_de_Caixa'.G9]" office:value-type="float" office:value="-396757.142857143" calcext:value-type="float">
            <text:p>-396.757 </text:p>
          </table:table-cell>
          <table:table-cell table:style-name="ce392" table:formula="of:=[$'8-Fluxo_de_Caixa'.H9]" office:value-type="float" office:value="-404357.142857143" calcext:value-type="float">
            <text:p>-404.357 </text:p>
          </table:table-cell>
          <table:table-cell table:style-name="ce392" table:formula="of:=[$'8-Fluxo_de_Caixa'.I9]" office:value-type="float" office:value="-404357.142857143" calcext:value-type="float">
            <text:p>-404.357 </text:p>
          </table:table-cell>
          <table:table-cell table:style-name="ce392" table:formula="of:=[$'8-Fluxo_de_Caixa'.J9]" office:value-type="float" office:value="-404357.142857143" calcext:value-type="float">
            <text:p>-404.357 </text:p>
          </table:table-cell>
          <table:table-cell table:style-name="ce392" table:formula="of:=[$'8-Fluxo_de_Caixa'.K9]" office:value-type="float" office:value="-404357.142857143" calcext:value-type="float">
            <text:p>-404.357 </text:p>
          </table:table-cell>
          <table:table-cell table:style-name="ce392" table:formula="of:=[$'8-Fluxo_de_Caixa'.L9]" office:value-type="float" office:value="-405257.142857143" calcext:value-type="float">
            <text:p>-405.257 </text:p>
          </table:table-cell>
          <table:table-cell table:style-name="ce392" table:formula="of:=[$'8-Fluxo_de_Caixa'.M9]" office:value-type="float" office:value="-405257.142857143" calcext:value-type="float">
            <text:p>-405.257 </text:p>
          </table:table-cell>
          <table:table-cell table:style-name="ce392" table:formula="of:=[$'8-Fluxo_de_Caixa'.N9]" office:value-type="float" office:value="-405257.142857143" calcext:value-type="float">
            <text:p>-405.257 </text:p>
          </table:table-cell>
          <table:table-cell table:style-name="ce474" table:formula="of:=SUM([.B9:.M9])" office:value-type="float" office:value="-4767985.71428571" calcext:value-type="float">
            <text:p>-4.767.986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Despesas Operacionais (%)</text:p>
          </table:table-cell>
          <table:table-cell table:style-name="ce467" table:formula="of:=[.B9]/-[.B4]" office:value-type="percentage" office:value="0.185310498468393" calcext:value-type="percentage">
            <text:p>18,5%</text:p>
          </table:table-cell>
          <table:table-cell table:style-name="ce467" table:formula="of:=[.C9]/-[.C4]" office:value-type="percentage" office:value="0.185310498468393" calcext:value-type="percentage">
            <text:p>18,5%</text:p>
          </table:table-cell>
          <table:table-cell table:style-name="ce467" table:formula="of:=[.D9]/-[.D4]" office:value-type="percentage" office:value="0.185554163185742" calcext:value-type="percentage">
            <text:p>18,6%</text:p>
          </table:table-cell>
          <table:table-cell table:style-name="ce467" table:formula="of:=[.E9]/-[.E4]" office:value-type="percentage" office:value="0.193351434140908" calcext:value-type="percentage">
            <text:p>19,3%</text:p>
          </table:table-cell>
          <table:table-cell table:style-name="ce467" table:formula="of:=[.F9]/-[.F4]" office:value-type="percentage" office:value="0.193351434140908" calcext:value-type="percentage">
            <text:p>19,3%</text:p>
          </table:table-cell>
          <table:table-cell table:style-name="ce467" table:formula="of:=[.G9]/-[.G4]" office:value-type="percentage" office:value="0.197055137844612" calcext:value-type="percentage">
            <text:p>19,7%</text:p>
          </table:table-cell>
          <table:table-cell table:style-name="ce467" table:formula="of:=[.H9]/-[.H4]" office:value-type="percentage" office:value="0.197055137844612" calcext:value-type="percentage">
            <text:p>19,7%</text:p>
          </table:table-cell>
          <table:table-cell table:style-name="ce467" table:formula="of:=[.I9]/-[.I4]" office:value-type="percentage" office:value="0.197055137844612" calcext:value-type="percentage">
            <text:p>19,7%</text:p>
          </table:table-cell>
          <table:table-cell table:style-name="ce467" table:formula="of:=[.J9]/-[.J4]" office:value-type="percentage" office:value="0.197055137844612" calcext:value-type="percentage">
            <text:p>19,7%</text:p>
          </table:table-cell>
          <table:table-cell table:style-name="ce467" table:formula="of:=[.K9]/-[.K4]" office:value-type="percentage" office:value="0.19749373433584" calcext:value-type="percentage">
            <text:p>19,7%</text:p>
          </table:table-cell>
          <table:table-cell table:style-name="ce467" table:formula="of:=[.L9]/-[.L4]" office:value-type="percentage" office:value="0.19749373433584" calcext:value-type="percentage">
            <text:p>19,7%</text:p>
          </table:table-cell>
          <table:table-cell table:style-name="ce467" table:formula="of:=[.M9]/-[.M4]" office:value-type="percentage" office:value="0.19749373433584" calcext:value-type="percentage">
            <text:p>19,7%</text:p>
          </table:table-cell>
          <table:table-cell table:style-name="ce467" table:formula="of:=[.N9]/-[.N4]" office:value-type="percentage" office:value="0.193631648565859" calcext:value-type="percentage">
            <text:p>19,4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BITDA (R$)</text:p>
          </table:table-cell>
          <table:table-cell table:style-name="ce392" table:formula="of:=[$'8-Fluxo_de_Caixa'.C12]" office:value-type="float" office:value="229742.857142857" calcext:value-type="float">
            <text:p>229.743 </text:p>
          </table:table-cell>
          <table:table-cell table:style-name="ce392" table:formula="of:=[$'8-Fluxo_de_Caixa'.D12]" office:value-type="float" office:value="229742.857142857" calcext:value-type="float">
            <text:p>229.743 </text:p>
          </table:table-cell>
          <table:table-cell table:style-name="ce392" table:formula="of:=[$'8-Fluxo_de_Caixa'.E12]" office:value-type="float" office:value="229742.857142857" calcext:value-type="float">
            <text:p>229.743 </text:p>
          </table:table-cell>
          <table:table-cell table:style-name="ce392" table:formula="of:=[$'8-Fluxo_de_Caixa'.F12]" office:value-type="float" office:value="213742.857142857" calcext:value-type="float">
            <text:p>213.743 </text:p>
          </table:table-cell>
          <table:table-cell table:style-name="ce392" table:formula="of:=[$'8-Fluxo_de_Caixa'.G12]" office:value-type="float" office:value="213742.857142857" calcext:value-type="float">
            <text:p>213.743 </text:p>
          </table:table-cell>
          <table:table-cell table:style-name="ce392" table:formula="of:=[$'8-Fluxo_de_Caixa'.H12]" office:value-type="float" office:value="199262.857142857" calcext:value-type="float">
            <text:p>199.263 </text:p>
          </table:table-cell>
          <table:table-cell table:style-name="ce392" table:formula="of:=[$'8-Fluxo_de_Caixa'.I12]" office:value-type="float" office:value="199262.857142857" calcext:value-type="float">
            <text:p>199.263 </text:p>
          </table:table-cell>
          <table:table-cell table:style-name="ce392" table:formula="of:=[$'8-Fluxo_de_Caixa'.J12]" office:value-type="float" office:value="199262.857142857" calcext:value-type="float">
            <text:p>199.263 </text:p>
          </table:table-cell>
          <table:table-cell table:style-name="ce392" table:formula="of:=[$'8-Fluxo_de_Caixa'.K12]" office:value-type="float" office:value="199262.857142857" calcext:value-type="float">
            <text:p>199.263 </text:p>
          </table:table-cell>
          <table:table-cell table:style-name="ce392" table:formula="of:=[$'8-Fluxo_de_Caixa'.L12]" office:value-type="float" office:value="199262.857142857" calcext:value-type="float">
            <text:p>199.263 </text:p>
          </table:table-cell>
          <table:table-cell table:style-name="ce392" table:formula="of:=[$'8-Fluxo_de_Caixa'.M12]" office:value-type="float" office:value="199262.857142857" calcext:value-type="float">
            <text:p>199.263 </text:p>
          </table:table-cell>
          <table:table-cell table:style-name="ce392" table:formula="of:=[$'8-Fluxo_de_Caixa'.N12]" office:value-type="float" office:value="199262.857142857" calcext:value-type="float">
            <text:p>199.263 </text:p>
          </table:table-cell>
          <table:table-cell table:style-name="ce474" table:formula="of:=SUM([.B11:.M11])" office:value-type="float" office:value="2511554.28571428" calcext:value-type="float">
            <text:p>2.511.554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BITDA (%)</text:p>
          </table:table-cell>
          <table:table-cell table:style-name="ce467" table:formula="of:=[.B11]/[.B4]" office:value-type="percentage" office:value="0.111960456697299" calcext:value-type="percentage">
            <text:p>11,2%</text:p>
          </table:table-cell>
          <table:table-cell table:style-name="ce467" table:formula="of:=[.C11]/[.C4]" office:value-type="percentage" office:value="0.111960456697299" calcext:value-type="percentage">
            <text:p>11,2%</text:p>
          </table:table-cell>
          <table:table-cell table:style-name="ce467" table:formula="of:=[.D11]/[.D4]" office:value-type="percentage" office:value="0.111960456697299" calcext:value-type="percentage">
            <text:p>11,2%</text:p>
          </table:table-cell>
          <table:table-cell table:style-name="ce467" table:formula="of:=[.E11]/[.E4]" office:value-type="percentage" office:value="0.104163185742133" calcext:value-type="percentage">
            <text:p>10,4%</text:p>
          </table:table-cell>
          <table:table-cell table:style-name="ce467" table:formula="of:=[.F11]/[.F4]" office:value-type="percentage" office:value="0.104163185742133" calcext:value-type="percentage">
            <text:p>10,4%</text:p>
          </table:table-cell>
          <table:table-cell table:style-name="ce467" table:formula="of:=[.G11]/[.G4]" office:value-type="percentage" office:value="0.0971066555277081" calcext:value-type="percentage">
            <text:p>9,7%</text:p>
          </table:table-cell>
          <table:table-cell table:style-name="ce467" table:formula="of:=[.H11]/[.H4]" office:value-type="percentage" office:value="0.0971066555277081" calcext:value-type="percentage">
            <text:p>9,7%</text:p>
          </table:table-cell>
          <table:table-cell table:style-name="ce467" table:formula="of:=[.I11]/[.I4]" office:value-type="percentage" office:value="0.0971066555277081" calcext:value-type="percentage">
            <text:p>9,7%</text:p>
          </table:table-cell>
          <table:table-cell table:style-name="ce467" table:formula="of:=[.J11]/[.J4]" office:value-type="percentage" office:value="0.0971066555277081" calcext:value-type="percentage">
            <text:p>9,7%</text:p>
          </table:table-cell>
          <table:table-cell table:style-name="ce467" table:formula="of:=[.K11]/[.K4]" office:value-type="percentage" office:value="0.0971066555277081" calcext:value-type="percentage">
            <text:p>9,7%</text:p>
          </table:table-cell>
          <table:table-cell table:style-name="ce467" table:formula="of:=[.L11]/[.L4]" office:value-type="percentage" office:value="0.0971066555277081" calcext:value-type="percentage">
            <text:p>9,7%</text:p>
          </table:table-cell>
          <table:table-cell table:style-name="ce467" table:formula="of:=[.M11]/[.M4]" office:value-type="percentage" office:value="0.0971066555277081" calcext:value-type="percentage">
            <text:p>9,7%</text:p>
          </table:table-cell>
          <table:table-cell table:style-name="ce467" table:formula="of:=[.N11]/[.N4]" office:value-type="percentage" office:value="0.101996194189177" calcext:value-type="percentage">
            <text:p>10,2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esultado Financeiro (R$)</text:p>
          </table:table-cell>
          <table:table-cell table:style-name="ce392" table:formula="of:=[$'6-DRE'.C38]" office:value-type="float" office:value="-19234.5616572119" calcext:value-type="float">
            <text:p>-19.235 </text:p>
          </table:table-cell>
          <table:table-cell table:style-name="ce392" table:formula="of:=[$'6-DRE'.D38]" office:value-type="float" office:value="-17890.0050745205" calcext:value-type="float">
            <text:p>-17.890 </text:p>
          </table:table-cell>
          <table:table-cell table:style-name="ce392" table:formula="of:=[$'6-DRE'.E38]" office:value-type="float" office:value="-18608.3007935086" calcext:value-type="float">
            <text:p>-18.608 </text:p>
          </table:table-cell>
          <table:table-cell table:style-name="ce392" table:formula="of:=[$'6-DRE'.F38]" office:value-type="float" office:value="-17347.0605268764" calcext:value-type="float">
            <text:p>-17.347 </text:p>
          </table:table-cell>
          <table:table-cell table:style-name="ce392" table:formula="of:=[$'6-DRE'.G38]" office:value-type="float" office:value="-16079.4935549116" calcext:value-type="float">
            <text:p>-16.079 </text:p>
          </table:table-cell>
          <table:table-cell table:style-name="ce392" table:formula="of:=[$'6-DRE'.H38]" office:value-type="float" office:value="-14805.4733435074" calcext:value-type="float">
            <text:p>-14.805 </text:p>
          </table:table-cell>
          <table:table-cell table:style-name="ce392" table:formula="of:=[$'6-DRE'.I38]" office:value-type="float" office:value="-13524.8708278752" calcext:value-type="float">
            <text:p>-13.525 </text:p>
          </table:table-cell>
          <table:table-cell table:style-name="ce392" table:formula="of:=[$'6-DRE'.J38]" office:value-type="float" office:value="-12237.5543619304" calcext:value-type="float">
            <text:p>-12.238 </text:p>
          </table:table-cell>
          <table:table-cell table:style-name="ce392" table:formula="of:=[$'6-DRE'.K38]" office:value-type="float" office:value="-10943.3896666667" calcext:value-type="float">
            <text:p>-10.943 </text:p>
          </table:table-cell>
          <table:table-cell table:style-name="ce392" table:formula="of:=[$'6-DRE'.L38]" office:value-type="float" office:value="-12302.4846666667" calcext:value-type="float">
            <text:p>-12.302 </text:p>
          </table:table-cell>
          <table:table-cell table:style-name="ce392" table:formula="of:=[$'6-DRE'.M38]" office:value-type="float" office:value="-11434.7022092151" calcext:value-type="float">
            <text:p>-11.435 </text:p>
          </table:table-cell>
          <table:table-cell table:style-name="ce392" table:formula="of:=[$'6-DRE'.N38]" office:value-type="float" office:value="-10618.7477284443" calcext:value-type="float">
            <text:p>-10.619 </text:p>
          </table:table-cell>
          <table:table-cell table:style-name="ce474" table:formula="of:=SUM([.B13:.M13])" office:value-type="float" office:value="-175026.644411335" calcext:value-type="float">
            <text:p>-175.027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esultado Financeiro (%)</text:p>
          </table:table-cell>
          <table:table-cell table:style-name="ce467" table:formula="of:=[.B13]/[.B4]" office:value-type="percentage" office:value="-0.00937356805907014" calcext:value-type="percentage">
            <text:p>-0,9%</text:p>
          </table:table-cell>
          <table:table-cell table:style-name="ce467" table:formula="of:=[.C13]/[.C4]" office:value-type="percentage" office:value="-0.00871832605970784" calcext:value-type="percentage">
            <text:p>-0,9%</text:p>
          </table:table-cell>
          <table:table-cell table:style-name="ce467" table:formula="of:=[.D13]/[.D4]" office:value-type="percentage" office:value="-0.00906837270638819" calcext:value-type="percentage">
            <text:p>-0,9%</text:p>
          </table:table-cell>
          <table:table-cell table:style-name="ce467" table:formula="of:=[.E13]/[.E4]" office:value-type="percentage" office:value="-0.00845373320023215" calcext:value-type="percentage">
            <text:p>-0,8%</text:p>
          </table:table-cell>
          <table:table-cell table:style-name="ce467" table:formula="of:=[.F13]/[.F4]" office:value-type="percentage" office:value="-0.00783601050434286" calcext:value-type="percentage">
            <text:p>-0,8%</text:p>
          </table:table-cell>
          <table:table-cell table:style-name="ce467" table:formula="of:=[.G13]/[.G4]" office:value-type="percentage" office:value="-0.00721514295492565" calcext:value-type="percentage">
            <text:p>-0,7%</text:p>
          </table:table-cell>
          <table:table-cell table:style-name="ce467" table:formula="of:=[.H13]/[.H4]" office:value-type="percentage" office:value="-0.00659106765490996" calcext:value-type="percentage">
            <text:p>-0,7%</text:p>
          </table:table-cell>
          <table:table-cell table:style-name="ce467" table:formula="of:=[.I13]/[.I4]" office:value-type="percentage" office:value="-0.00596372044928382" calcext:value-type="percentage">
            <text:p>-0,6%</text:p>
          </table:table-cell>
          <table:table-cell table:style-name="ce467" table:formula="of:=[.J13]/[.J4]" office:value-type="percentage" office:value="-0.00533303589993502" calcext:value-type="percentage">
            <text:p>-0,5%</text:p>
          </table:table-cell>
          <table:table-cell table:style-name="ce467" table:formula="of:=[.K13]/[.K4]" office:value-type="percentage" office:value="-0.00599536289798571" calcext:value-type="percentage">
            <text:p>-0,6%</text:p>
          </table:table-cell>
          <table:table-cell table:style-name="ce467" table:formula="of:=[.L13]/[.L4]" office:value-type="percentage" office:value="-0.00557246696355513" calcext:value-type="percentage">
            <text:p>-0,6%</text:p>
          </table:table-cell>
          <table:table-cell table:style-name="ce467" table:formula="of:=[.M13]/[.M4]" office:value-type="percentage" office:value="-0.00517482832770192" calcext:value-type="percentage">
            <text:p>-0,5%</text:p>
          </table:table-cell>
          <table:table-cell table:style-name="ce467" table:formula="of:=[.N13]/[.N4]" office:value-type="percentage" office:value="-0.00710796963983653" calcext:value-type="percentage">
            <text:p>-0,7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esultado Líquido (R$)</text:p>
          </table:table-cell>
          <table:table-cell table:style-name="ce392" table:formula="of:=[$'6-DRE'.C41]" office:value-type="float" office:value="119135.475020526" calcext:value-type="float">
            <text:p>119.135 </text:p>
          </table:table-cell>
          <table:table-cell table:style-name="ce392" table:formula="of:=[$'6-DRE'.D41]" office:value-type="float" office:value="120022.882365102" calcext:value-type="float">
            <text:p>120.023 </text:p>
          </table:table-cell>
          <table:table-cell table:style-name="ce392" table:formula="of:=[$'6-DRE'.E41]" office:value-type="float" office:value="118448.80719057" calcext:value-type="float">
            <text:p>118.449 </text:p>
          </table:table-cell>
          <table:table-cell table:style-name="ce392" table:formula="of:=[$'6-DRE'.F41]" office:value-type="float" office:value="108721.225766547" calcext:value-type="float">
            <text:p>108.721 </text:p>
          </table:table-cell>
          <table:table-cell table:style-name="ce392" table:formula="of:=[$'6-DRE'.G41]" office:value-type="float" office:value="109557.819968044" calcext:value-type="float">
            <text:p>109.558 </text:p>
          </table:table-cell>
          <table:table-cell table:style-name="ce392" table:formula="of:=[$'6-DRE'.H41]" office:value-type="float" office:value="100841.873307571" calcext:value-type="float">
            <text:p>100.842 </text:p>
          </table:table-cell>
          <table:table-cell table:style-name="ce392" table:formula="of:=[$'6-DRE'.I41]" office:value-type="float" office:value="101687.070967888" calcext:value-type="float">
            <text:p>101.687 </text:p>
          </table:table-cell>
          <table:table-cell table:style-name="ce392" table:formula="of:=[$'6-DRE'.J41]" office:value-type="float" office:value="102536.699835412" calcext:value-type="float">
            <text:p>102.537 </text:p>
          </table:table-cell>
          <table:table-cell table:style-name="ce392" table:formula="of:=[$'6-DRE'.K41]" office:value-type="float" office:value="103390.848534286" calcext:value-type="float">
            <text:p>103.391 </text:p>
          </table:table-cell>
          <table:table-cell table:style-name="ce392" table:formula="of:=[$'6-DRE'.L41]" office:value-type="float" office:value="100513.845834286" calcext:value-type="float">
            <text:p>100.514 </text:p>
          </table:table-cell>
          <table:table-cell table:style-name="ce392" table:formula="of:=[$'6-DRE'.M41]" office:value-type="float" office:value="101086.582256204" calcext:value-type="float">
            <text:p>101.087 </text:p>
          </table:table-cell>
          <table:table-cell table:style-name="ce392" table:formula="of:=[$'6-DRE'.N41]" office:value-type="float" office:value="101625.112213512" calcext:value-type="float">
            <text:p>101.625 </text:p>
          </table:table-cell>
          <table:table-cell table:style-name="ce474" table:formula="of:=SUM([.B15:.M15])" office:value-type="float" office:value="1287568.24325995" calcext:value-type="float">
            <text:p>1.287.568 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Margem Líquida (%)</text:p>
          </table:table-cell>
          <table:table-cell table:style-name="ce467" table:formula="of:=[.B15]/[.B4]" office:value-type="percentage" office:value="0.0580582236942133" calcext:value-type="percentage">
            <text:p>5,8%</text:p>
          </table:table-cell>
          <table:table-cell table:style-name="ce467" table:formula="of:=[.C15]/[.C4]" office:value-type="percentage" office:value="0.0584906834137924" calcext:value-type="percentage">
            <text:p>5,8%</text:p>
          </table:table-cell>
          <table:table-cell table:style-name="ce467" table:formula="of:=[.D15]/[.D4]" office:value-type="percentage" office:value="0.0577235902488158" calcext:value-type="percentage">
            <text:p>5,8%</text:p>
          </table:table-cell>
          <table:table-cell table:style-name="ce467" table:formula="of:=[.E15]/[.E4]" office:value-type="percentage" office:value="0.0529830534924695" calcext:value-type="percentage">
            <text:p>5,3%</text:p>
          </table:table-cell>
          <table:table-cell table:style-name="ce467" table:formula="of:=[.F15]/[.F4]" office:value-type="percentage" office:value="0.0533907504717564" calcext:value-type="percentage">
            <text:p>5,3%</text:p>
          </table:table-cell>
          <table:table-cell table:style-name="ce467" table:formula="of:=[.G15]/[.G4]" office:value-type="percentage" office:value="0.0491432131128513" calcext:value-type="percentage">
            <text:p>4,9%</text:p>
          </table:table-cell>
          <table:table-cell table:style-name="ce467" table:formula="of:=[.H15]/[.H4]" office:value-type="percentage" office:value="0.0495551028108616" calcext:value-type="percentage">
            <text:p>5,0%</text:p>
          </table:table-cell>
          <table:table-cell table:style-name="ce467" table:formula="of:=[.I15]/[.I4]" office:value-type="percentage" office:value="0.0499691519665749" calcext:value-type="percentage">
            <text:p>5,0%</text:p>
          </table:table-cell>
          <table:table-cell table:style-name="ce467" table:formula="of:=[.J15]/[.J4]" office:value-type="percentage" office:value="0.0503854037691451" calcext:value-type="percentage">
            <text:p>5,0%</text:p>
          </table:table-cell>
          <table:table-cell table:style-name="ce467" table:formula="of:=[.K15]/[.K4]" office:value-type="percentage" office:value="0.0489833556697299" calcext:value-type="percentage">
            <text:p>4,9%</text:p>
          </table:table-cell>
          <table:table-cell table:style-name="ce467" table:formula="of:=[.L15]/[.L4]" office:value-type="percentage" office:value="0.0492624669864541" calcext:value-type="percentage">
            <text:p>4,9%</text:p>
          </table:table-cell>
          <table:table-cell table:style-name="ce467" table:formula="of:=[.M15]/[.M4]" office:value-type="percentage" office:value="0.0495249084861172" calcext:value-type="percentage">
            <text:p>5,0%</text:p>
          </table:table-cell>
          <table:table-cell table:style-name="ce467" table:formula="of:=[.N15]/[.N4]" office:value-type="percentage" office:value="0.0522891586768984" calcext:value-type="percentage">
            <text:p>5,2%</text:p>
          </table:table-cell>
          <table:table-cell table:style-name="ce383" table:number-columns-repeated="1010"/>
        </table:table-row>
        <table:table-row table:style-name="ro10">
          <table:table-cell table:style-name="ce463" office:value-type="string" calcext:value-type="string">
            <text:p>Indicadores de Liquidez</text:p>
          </table:table-cell>
          <table:table-cell table:style-name="ce466" table:number-columns-repeated="12"/>
          <table:table-cell table:style-name="ce473"/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Liquidez Corrente</text:p>
          </table:table-cell>
          <table:table-cell table:style-name="ce468" table:formula="of:=[$'7-Balanço_Patrimonial'.C19]/[$'7-Balanço_Patrimonial'.C34]" office:value-type="float" office:value="2.30718306637225" calcext:value-type="float">
            <text:p>2,31</text:p>
          </table:table-cell>
          <table:table-cell table:style-name="ce468" table:formula="of:=[$'7-Balanço_Patrimonial'.D19]/[$'7-Balanço_Patrimonial'.D34]" office:value-type="float" office:value="2.29721741833977" calcext:value-type="float">
            <text:p>2,30</text:p>
          </table:table-cell>
          <table:table-cell table:style-name="ce468" table:formula="of:=[$'7-Balanço_Patrimonial'.E19]/[$'7-Balanço_Patrimonial'.E34]" office:value-type="float" office:value="2.33705151348782" calcext:value-type="float">
            <text:p>2,34</text:p>
          </table:table-cell>
          <table:table-cell table:style-name="ce468" table:formula="of:=[$'7-Balanço_Patrimonial'.F19]/[$'7-Balanço_Patrimonial'.F34]" office:value-type="float" office:value="2.36833415315702" calcext:value-type="float">
            <text:p>2,37</text:p>
          </table:table-cell>
          <table:table-cell table:style-name="ce468" table:formula="of:=[$'7-Balanço_Patrimonial'.G19]/[$'7-Balanço_Patrimonial'.G34]" office:value-type="float" office:value="2.40688454575646" calcext:value-type="float">
            <text:p>2,41</text:p>
          </table:table-cell>
          <table:table-cell table:style-name="ce468" table:formula="of:=[$'7-Balanço_Patrimonial'.H19]/[$'7-Balanço_Patrimonial'.H34]" office:value-type="float" office:value="2.44193788034256" calcext:value-type="float">
            <text:p>2,44</text:p>
          </table:table-cell>
          <table:table-cell table:style-name="ce468" table:formula="of:=[$'7-Balanço_Patrimonial'.I19]/[$'7-Balanço_Patrimonial'.I34]" office:value-type="float" office:value="2.48177055063847" calcext:value-type="float">
            <text:p>2,48</text:p>
          </table:table-cell>
          <table:table-cell table:style-name="ce468" table:formula="of:=[$'7-Balanço_Patrimonial'.J19]/[$'7-Balanço_Patrimonial'.J34]" office:value-type="float" office:value="2.52487515971931" calcext:value-type="float">
            <text:p>2,52</text:p>
          </table:table-cell>
          <table:table-cell table:style-name="ce468" table:formula="of:=[$'7-Balanço_Patrimonial'.K19]/[$'7-Balanço_Patrimonial'.K34]" office:value-type="float" office:value="2.49302718458049" calcext:value-type="float">
            <text:p>2,49</text:p>
          </table:table-cell>
          <table:table-cell table:style-name="ce468" table:formula="of:=[$'7-Balanço_Patrimonial'.L19]/[$'7-Balanço_Patrimonial'.L34]" office:value-type="float" office:value="2.53012908511945" calcext:value-type="float">
            <text:p>2,53</text:p>
          </table:table-cell>
          <table:table-cell table:style-name="ce468" table:formula="of:=[$'7-Balanço_Patrimonial'.M19]/[$'7-Balanço_Patrimonial'.M34]" office:value-type="float" office:value="2.66663215087642" calcext:value-type="float">
            <text:p>2,67</text:p>
          </table:table-cell>
          <table:table-cell table:style-name="ce468" table:formula="of:=[$'7-Balanço_Patrimonial'.N19]/[$'7-Balanço_Patrimonial'.N34]" office:value-type="float" office:value="2.91872368970653" calcext:value-type="float">
            <text:p>2,92</text:p>
          </table:table-cell>
          <table:table-cell table:style-name="ce475" table:formula="of:=[.M18]" office:value-type="float" office:value="2.91872368970653" calcext:value-type="float">
            <text:p>2,92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Liquidez Seca</text:p>
          </table:table-cell>
          <table:table-cell table:style-name="ce468" table:formula="of:=([$'7-Balanço_Patrimonial'.C19]-[$'7-Balanço_Patrimonial'.C23])/[$'7-Balanço_Patrimonial'.C34]" office:value-type="float" office:value="1.35040688924696" calcext:value-type="float">
            <text:p>1,35</text:p>
          </table:table-cell>
          <table:table-cell table:style-name="ce468" table:formula="of:=([$'7-Balanço_Patrimonial'.D19]-[$'7-Balanço_Patrimonial'.D23])/[$'7-Balanço_Patrimonial'.D34]" office:value-type="float" office:value="1.35553213016804" calcext:value-type="float">
            <text:p>1,36</text:p>
          </table:table-cell>
          <table:table-cell table:style-name="ce468" table:formula="of:=([$'7-Balanço_Patrimonial'.E19]-[$'7-Balanço_Patrimonial'.E23])/[$'7-Balanço_Patrimonial'.E34]" office:value-type="float" office:value="1.3934638966384" calcext:value-type="float">
            <text:p>1,39</text:p>
          </table:table-cell>
          <table:table-cell table:style-name="ce468" table:formula="of:=([$'7-Balanço_Patrimonial'.F19]-[$'7-Balanço_Patrimonial'.F23])/[$'7-Balanço_Patrimonial'.F34]" office:value-type="float" office:value="1.427459458891" calcext:value-type="float">
            <text:p>1,43</text:p>
          </table:table-cell>
          <table:table-cell table:style-name="ce468" table:formula="of:=([$'7-Balanço_Patrimonial'.G19]-[$'7-Balanço_Patrimonial'.G23])/[$'7-Balanço_Patrimonial'.G34]" office:value-type="float" office:value="1.46457992409666" calcext:value-type="float">
            <text:p>1,46</text:p>
          </table:table-cell>
          <table:table-cell table:style-name="ce468" table:formula="of:=([$'7-Balanço_Patrimonial'.H19]-[$'7-Balanço_Patrimonial'.H23])/[$'7-Balanço_Patrimonial'.H34]" office:value-type="float" office:value="1.49544750647245" calcext:value-type="float">
            <text:p>1,50</text:p>
          </table:table-cell>
          <table:table-cell table:style-name="ce468" table:formula="of:=([$'7-Balanço_Patrimonial'.I19]-[$'7-Balanço_Patrimonial'.I23])/[$'7-Balanço_Patrimonial'.I34]" office:value-type="float" office:value="1.53259087996543" calcext:value-type="float">
            <text:p>1,53</text:p>
          </table:table-cell>
          <table:table-cell table:style-name="ce468" table:formula="of:=([$'7-Balanço_Patrimonial'.J19]-[$'7-Balanço_Patrimonial'.J23])/[$'7-Balanço_Patrimonial'.J34]" office:value-type="float" office:value="1.57190144768252" calcext:value-type="float">
            <text:p>1,57</text:p>
          </table:table-cell>
          <table:table-cell table:style-name="ce468" table:formula="of:=([$'7-Balanço_Patrimonial'.K19]-[$'7-Balanço_Patrimonial'.K23])/[$'7-Balanço_Patrimonial'.K34]" office:value-type="float" office:value="1.56227627563996" calcext:value-type="float">
            <text:p>1,56</text:p>
          </table:table-cell>
          <table:table-cell table:style-name="ce468" table:formula="of:=([$'7-Balanço_Patrimonial'.L19]-[$'7-Balanço_Patrimonial'.L23])/[$'7-Balanço_Patrimonial'.L34]" office:value-type="float" office:value="1.59840133468978" calcext:value-type="float">
            <text:p>1,60</text:p>
          </table:table-cell>
          <table:table-cell table:style-name="ce468" table:formula="of:=([$'7-Balanço_Patrimonial'.M19]-[$'7-Balanço_Patrimonial'.M23])/[$'7-Balanço_Patrimonial'.M34]" office:value-type="float" office:value="1.67625157288008" calcext:value-type="float">
            <text:p>1,68</text:p>
          </table:table-cell>
          <table:table-cell table:style-name="ce468" table:formula="of:=([$'7-Balanço_Patrimonial'.N19]-[$'7-Balanço_Patrimonial'.N23])/[$'7-Balanço_Patrimonial'.N34]" office:value-type="float" office:value="1.8057812771989" calcext:value-type="float">
            <text:p>1,81</text:p>
          </table:table-cell>
          <table:table-cell table:style-name="ce475" table:formula="of:=[.M19]" office:value-type="float" office:value="1.8057812771989" calcext:value-type="float">
            <text:p>1,81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Liquidez Geral</text:p>
          </table:table-cell>
          <table:table-cell table:style-name="ce468" table:formula="of:=([$'7-Balanço_Patrimonial'.C19]+[$'7-Balanço_Patrimonial'.C27])/([$'7-Balanço_Patrimonial'.C34]+[$'7-Balanço_Patrimonial'.C43])" office:value-type="float" office:value="2.13966566461561" calcext:value-type="float">
            <text:p>2,14</text:p>
          </table:table-cell>
          <table:table-cell table:style-name="ce468" table:formula="of:=([$'7-Balanço_Patrimonial'.D19]+[$'7-Balanço_Patrimonial'.D27])/([$'7-Balanço_Patrimonial'.D34]+[$'7-Balanço_Patrimonial'.D43])" office:value-type="float" office:value="2.13275467744634" calcext:value-type="float">
            <text:p>2,13</text:p>
          </table:table-cell>
          <table:table-cell table:style-name="ce468" table:formula="of:=([$'7-Balanço_Patrimonial'.E19]+[$'7-Balanço_Patrimonial'.E27])/([$'7-Balanço_Patrimonial'.E34]+[$'7-Balanço_Patrimonial'.E43])" office:value-type="float" office:value="2.16388543413882" calcext:value-type="float">
            <text:p>2,16</text:p>
          </table:table-cell>
          <table:table-cell table:style-name="ce468" table:formula="of:=([$'7-Balanço_Patrimonial'.F19]+[$'7-Balanço_Patrimonial'.F27])/([$'7-Balanço_Patrimonial'.F34]+[$'7-Balanço_Patrimonial'.F43])" office:value-type="float" office:value="2.19019041483513" calcext:value-type="float">
            <text:p>2,19</text:p>
          </table:table-cell>
          <table:table-cell table:style-name="ce468" table:formula="of:=([$'7-Balanço_Patrimonial'.G19]+[$'7-Balanço_Patrimonial'.G27])/([$'7-Balanço_Patrimonial'.G34]+[$'7-Balanço_Patrimonial'.G43])" office:value-type="float" office:value="2.21956975717524" calcext:value-type="float">
            <text:p>2,22</text:p>
          </table:table-cell>
          <table:table-cell table:style-name="ce468" table:formula="of:=([$'7-Balanço_Patrimonial'.H19]+[$'7-Balanço_Patrimonial'.H27])/([$'7-Balanço_Patrimonial'.H34]+[$'7-Balanço_Patrimonial'.H43])" office:value-type="float" office:value="2.24471073612472" calcext:value-type="float">
            <text:p>2,24</text:p>
          </table:table-cell>
          <table:table-cell table:style-name="ce468" table:formula="of:=([$'7-Balanço_Patrimonial'.I19]+[$'7-Balanço_Patrimonial'.I27])/([$'7-Balanço_Patrimonial'.I34]+[$'7-Balanço_Patrimonial'.I43])" office:value-type="float" office:value="2.27280828618037" calcext:value-type="float">
            <text:p>2,27</text:p>
          </table:table-cell>
          <table:table-cell table:style-name="ce468" table:formula="of:=([$'7-Balanço_Patrimonial'.J19]+[$'7-Balanço_Patrimonial'.J27])/([$'7-Balanço_Patrimonial'.J34]+[$'7-Balanço_Patrimonial'.J43])" office:value-type="float" office:value="2.30149485907358" calcext:value-type="float">
            <text:p>2,30</text:p>
          </table:table-cell>
          <table:table-cell table:style-name="ce468" table:formula="of:=([$'7-Balanço_Patrimonial'.K19]+[$'7-Balanço_Patrimonial'.K27])/([$'7-Balanço_Patrimonial'.K34]+[$'7-Balanço_Patrimonial'.K43])" office:value-type="float" office:value="2.28717057315007" calcext:value-type="float">
            <text:p>2,29</text:p>
          </table:table-cell>
          <table:table-cell table:style-name="ce468" table:formula="of:=([$'7-Balanço_Patrimonial'.L19]+[$'7-Balanço_Patrimonial'.L27])/([$'7-Balanço_Patrimonial'.L34]+[$'7-Balanço_Patrimonial'.L43])" office:value-type="float" office:value="2.31023339943656" calcext:value-type="float">
            <text:p>2,31</text:p>
          </table:table-cell>
          <table:table-cell table:style-name="ce468" table:formula="of:=([$'7-Balanço_Patrimonial'.M19]+[$'7-Balanço_Patrimonial'.M27])/([$'7-Balanço_Patrimonial'.M34]+[$'7-Balanço_Patrimonial'.M43])" office:value-type="float" office:value="2.38887629193856" calcext:value-type="float">
            <text:p>2,39</text:p>
          </table:table-cell>
          <table:table-cell table:style-name="ce468" table:formula="of:=([$'7-Balanço_Patrimonial'.N19]+[$'7-Balanço_Patrimonial'.N27])/([$'7-Balanço_Patrimonial'.N34]+[$'7-Balanço_Patrimonial'.N43])" office:value-type="float" office:value="2.52360693886974" calcext:value-type="float">
            <text:p>2,52</text:p>
          </table:table-cell>
          <table:table-cell table:style-name="ce475" table:formula="of:=[.M20]" office:value-type="float" office:value="2.52360693886974" calcext:value-type="float">
            <text:p>2,52</text:p>
          </table:table-cell>
          <table:table-cell table:style-name="ce383" table:number-columns-repeated="1010"/>
        </table:table-row>
        <table:table-row table:style-name="ro10">
          <table:table-cell table:style-name="ce463" office:value-type="string" calcext:value-type="string">
            <text:p>Indicadores de Estrutura de Capital</text:p>
          </table:table-cell>
          <table:table-cell table:style-name="ce466" table:number-columns-repeated="12"/>
          <table:table-cell table:style-name="ce473"/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ndividamento Total</text:p>
          </table:table-cell>
          <table:table-cell table:style-name="ce467" table:formula="of:=([$'7-Balanço_Patrimonial'.C34]+[$'7-Balanço_Patrimonial'.C43])/[$'7-Balanço_Patrimonial'.C33]" office:value-type="percentage" office:value="0.467362736434994" calcext:value-type="percentage">
            <text:p>46,7%</text:p>
          </table:table-cell>
          <table:table-cell table:style-name="ce467" table:formula="of:=([$'7-Balanço_Patrimonial'.D34]+[$'7-Balanço_Patrimonial'.D43])/[$'7-Balanço_Patrimonial'.D33]" office:value-type="percentage" office:value="0.468877180598377" calcext:value-type="percentage">
            <text:p>46,9%</text:p>
          </table:table-cell>
          <table:table-cell table:style-name="ce467" table:formula="of:=([$'7-Balanço_Patrimonial'.E34]+[$'7-Balanço_Patrimonial'.E43])/[$'7-Balanço_Patrimonial'.E33]" office:value-type="percentage" office:value="0.462131674945375" calcext:value-type="percentage">
            <text:p>46,2%</text:p>
          </table:table-cell>
          <table:table-cell table:style-name="ce467" table:formula="of:=([$'7-Balanço_Patrimonial'.F34]+[$'7-Balanço_Patrimonial'.F43])/[$'7-Balanço_Patrimonial'.F33]" office:value-type="percentage" office:value="0.456581306033689" calcext:value-type="percentage">
            <text:p>45,7%</text:p>
          </table:table-cell>
          <table:table-cell table:style-name="ce467" table:formula="of:=([$'7-Balanço_Patrimonial'.G34]+[$'7-Balanço_Patrimonial'.G43])/[$'7-Balanço_Patrimonial'.G33]" office:value-type="percentage" office:value="0.450537766084919" calcext:value-type="percentage">
            <text:p>45,1%</text:p>
          </table:table-cell>
          <table:table-cell table:style-name="ce467" table:formula="of:=([$'7-Balanço_Patrimonial'.H34]+[$'7-Balanço_Patrimonial'.H43])/[$'7-Balanço_Patrimonial'.H33]" office:value-type="percentage" office:value="0.445491699208098" calcext:value-type="percentage">
            <text:p>44,5%</text:p>
          </table:table-cell>
          <table:table-cell table:style-name="ce467" table:formula="of:=([$'7-Balanço_Patrimonial'.I34]+[$'7-Balanço_Patrimonial'.I43])/[$'7-Balanço_Patrimonial'.I33]" office:value-type="percentage" office:value="0.439984316383759" calcext:value-type="percentage">
            <text:p>44,0%</text:p>
          </table:table-cell>
          <table:table-cell table:style-name="ce467" table:formula="of:=([$'7-Balanço_Patrimonial'.J34]+[$'7-Balanço_Patrimonial'.J43])/[$'7-Balanço_Patrimonial'.J33]" office:value-type="percentage" office:value="0.434500210210546" calcext:value-type="percentage">
            <text:p>43,5%</text:p>
          </table:table-cell>
          <table:table-cell table:style-name="ce467" table:formula="of:=([$'7-Balanço_Patrimonial'.K34]+[$'7-Balanço_Patrimonial'.K43])/[$'7-Balanço_Patrimonial'.K33]" office:value-type="percentage" office:value="0.437221434992188" calcext:value-type="percentage">
            <text:p>43,7%</text:p>
          </table:table-cell>
          <table:table-cell table:style-name="ce467" table:formula="of:=([$'7-Balanço_Patrimonial'.L34]+[$'7-Balanço_Patrimonial'.L43])/[$'7-Balanço_Patrimonial'.L33]" office:value-type="percentage" office:value="0.432856697642736" calcext:value-type="percentage">
            <text:p>43,3%</text:p>
          </table:table-cell>
          <table:table-cell table:style-name="ce467" table:formula="of:=([$'7-Balanço_Patrimonial'.M34]+[$'7-Balanço_Patrimonial'.M43])/[$'7-Balanço_Patrimonial'.M33]" office:value-type="percentage" office:value="0.418606858563265" calcext:value-type="percentage">
            <text:p>41,9%</text:p>
          </table:table-cell>
          <table:table-cell table:style-name="ce467" table:formula="of:=([$'7-Balanço_Patrimonial'.N34]+[$'7-Balanço_Patrimonial'.N43])/[$'7-Balanço_Patrimonial'.N33]" office:value-type="percentage" office:value="0.396258222571696" calcext:value-type="percentage">
            <text:p>39,6%</text:p>
          </table:table-cell>
          <table:table-cell table:style-name="ce476" table:formula="of:=[.M22]" office:value-type="percentage" office:value="0.396258222571696" calcext:value-type="percentage">
            <text:p>39,6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ndividamento CP (%)</text:p>
          </table:table-cell>
          <table:table-cell table:style-name="ce467" table:formula="of:=[$'7-Balanço_Patrimonial'.C34]/([$'7-Balanço_Patrimonial'.C34]+[$'7-Balanço_Patrimonial'.C43])" office:value-type="percentage" office:value="0.660131329572961" calcext:value-type="percentage">
            <text:p>66,0%</text:p>
          </table:table-cell>
          <table:table-cell table:style-name="ce467" table:formula="of:=[$'7-Balanço_Patrimonial'.D34]/([$'7-Balanço_Patrimonial'.D34]+[$'7-Balanço_Patrimonial'.D43])" office:value-type="percentage" office:value="0.652378736670298" calcext:value-type="percentage">
            <text:p>65,2%</text:p>
          </table:table-cell>
          <table:table-cell table:style-name="ce467" table:formula="of:=[$'7-Balanço_Patrimonial'.E34]/([$'7-Balanço_Patrimonial'.E34]+[$'7-Balanço_Patrimonial'.E43])" office:value-type="percentage" office:value="0.655641588645985" calcext:value-type="percentage">
            <text:p>65,6%</text:p>
          </table:table-cell>
          <table:table-cell table:style-name="ce467" table:formula="of:=[$'7-Balanço_Patrimonial'.F34]/([$'7-Balanço_Patrimonial'.F34]+[$'7-Balanço_Patrimonial'.F43])" office:value-type="percentage" office:value="0.659867676501571" calcext:value-type="percentage">
            <text:p>66,0%</text:p>
          </table:table-cell>
          <table:table-cell table:style-name="ce467" table:formula="of:=[$'7-Balanço_Patrimonial'.G34]/([$'7-Balanço_Patrimonial'.G34]+[$'7-Balanço_Patrimonial'.G43])" office:value-type="percentage" office:value="0.662690642043423" calcext:value-type="percentage">
            <text:p>66,3%</text:p>
          </table:table-cell>
          <table:table-cell table:style-name="ce467" table:formula="of:=[$'7-Balanço_Patrimonial'.H34]/([$'7-Balanço_Patrimonial'.H34]+[$'7-Balanço_Patrimonial'.H43])" office:value-type="percentage" office:value="0.665223522129852" calcext:value-type="percentage">
            <text:p>66,5%</text:p>
          </table:table-cell>
          <table:table-cell table:style-name="ce467" table:formula="of:=[$'7-Balanço_Patrimonial'.I34]/([$'7-Balanço_Patrimonial'.I34]+[$'7-Balanço_Patrimonial'.I43])" office:value-type="percentage" office:value="0.6670944847303" calcext:value-type="percentage">
            <text:p>66,7%</text:p>
          </table:table-cell>
          <table:table-cell table:style-name="ce467" table:formula="of:=[$'7-Balanço_Patrimonial'.J34]/([$'7-Balanço_Patrimonial'.J34]+[$'7-Balanço_Patrimonial'.J43])" office:value-type="percentage" office:value="0.668269303896233" calcext:value-type="percentage">
            <text:p>66,8%</text:p>
          </table:table-cell>
          <table:table-cell table:style-name="ce467" table:formula="of:=[$'7-Balanço_Patrimonial'.K34]/([$'7-Balanço_Patrimonial'.K34]+[$'7-Balanço_Patrimonial'.K43])" office:value-type="percentage" office:value="0.665684260373247" calcext:value-type="percentage">
            <text:p>66,6%</text:p>
          </table:table-cell>
          <table:table-cell table:style-name="ce467" table:formula="of:=[$'7-Balanço_Patrimonial'.L34]/([$'7-Balanço_Patrimonial'.L34]+[$'7-Balanço_Patrimonial'.L43])" office:value-type="percentage" office:value="0.667306338425536" calcext:value-type="percentage">
            <text:p>66,7%</text:p>
          </table:table-cell>
          <table:table-cell table:style-name="ce467" table:formula="of:=[$'7-Balanço_Patrimonial'.M34]/([$'7-Balanço_Patrimonial'.M34]+[$'7-Balanço_Patrimonial'.M43])" office:value-type="percentage" office:value="0.655207148087084" calcext:value-type="percentage">
            <text:p>65,5%</text:p>
          </table:table-cell>
          <table:table-cell table:style-name="ce467" table:formula="of:=[$'7-Balanço_Patrimonial'.N34]/([$'7-Balanço_Patrimonial'.N34]+[$'7-Balanço_Patrimonial'.N43])" office:value-type="percentage" office:value="0.629849977527083" calcext:value-type="percentage">
            <text:p>63,0%</text:p>
          </table:table-cell>
          <table:table-cell table:style-name="ce476" table:formula="of:=[.M23]" office:value-type="percentage" office:value="0.629849977527083" calcext:value-type="percentage">
            <text:p>63,0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ndividamento LP (%)</text:p>
          </table:table-cell>
          <table:table-cell table:style-name="ce467" table:formula="of:=[$'7-Balanço_Patrimonial'.C43]/([$'7-Balanço_Patrimonial'.C34]+[$'7-Balanço_Patrimonial'.C43])" office:value-type="percentage" office:value="0.339868670427039" calcext:value-type="percentage">
            <text:p>34,0%</text:p>
          </table:table-cell>
          <table:table-cell table:style-name="ce467" table:formula="of:=[$'7-Balanço_Patrimonial'.D43]/([$'7-Balanço_Patrimonial'.D34]+[$'7-Balanço_Patrimonial'.D43])" office:value-type="percentage" office:value="0.347621263329702" calcext:value-type="percentage">
            <text:p>34,8%</text:p>
          </table:table-cell>
          <table:table-cell table:style-name="ce467" table:formula="of:=[$'7-Balanço_Patrimonial'.E43]/([$'7-Balanço_Patrimonial'.E34]+[$'7-Balanço_Patrimonial'.E43])" office:value-type="percentage" office:value="0.344358411354015" calcext:value-type="percentage">
            <text:p>34,4%</text:p>
          </table:table-cell>
          <table:table-cell table:style-name="ce467" table:formula="of:=[$'7-Balanço_Patrimonial'.F43]/([$'7-Balanço_Patrimonial'.F34]+[$'7-Balanço_Patrimonial'.F43])" office:value-type="percentage" office:value="0.340132323498429" calcext:value-type="percentage">
            <text:p>34,0%</text:p>
          </table:table-cell>
          <table:table-cell table:style-name="ce467" table:formula="of:=[$'7-Balanço_Patrimonial'.G43]/([$'7-Balanço_Patrimonial'.G34]+[$'7-Balanço_Patrimonial'.G43])" office:value-type="percentage" office:value="0.337309357956577" calcext:value-type="percentage">
            <text:p>33,7%</text:p>
          </table:table-cell>
          <table:table-cell table:style-name="ce467" table:formula="of:=[$'7-Balanço_Patrimonial'.H43]/([$'7-Balanço_Patrimonial'.H34]+[$'7-Balanço_Patrimonial'.H43])" office:value-type="percentage" office:value="0.334776477870147" calcext:value-type="percentage">
            <text:p>33,5%</text:p>
          </table:table-cell>
          <table:table-cell table:style-name="ce467" table:formula="of:=[$'7-Balanço_Patrimonial'.I43]/([$'7-Balanço_Patrimonial'.I34]+[$'7-Balanço_Patrimonial'.I43])" office:value-type="percentage" office:value="0.3329055152697" calcext:value-type="percentage">
            <text:p>33,3%</text:p>
          </table:table-cell>
          <table:table-cell table:style-name="ce467" table:formula="of:=[$'7-Balanço_Patrimonial'.J43]/([$'7-Balanço_Patrimonial'.J34]+[$'7-Balanço_Patrimonial'.J43])" office:value-type="percentage" office:value="0.331730696103767" calcext:value-type="percentage">
            <text:p>33,2%</text:p>
          </table:table-cell>
          <table:table-cell table:style-name="ce467" table:formula="of:=[$'7-Balanço_Patrimonial'.K43]/([$'7-Balanço_Patrimonial'.K34]+[$'7-Balanço_Patrimonial'.K43])" office:value-type="percentage" office:value="0.334315739626752" calcext:value-type="percentage">
            <text:p>33,4%</text:p>
          </table:table-cell>
          <table:table-cell table:style-name="ce467" table:formula="of:=[$'7-Balanço_Patrimonial'.L43]/([$'7-Balanço_Patrimonial'.L34]+[$'7-Balanço_Patrimonial'.L43])" office:value-type="percentage" office:value="0.332693661574464" calcext:value-type="percentage">
            <text:p>33,3%</text:p>
          </table:table-cell>
          <table:table-cell table:style-name="ce467" table:formula="of:=[$'7-Balanço_Patrimonial'.M43]/([$'7-Balanço_Patrimonial'.M34]+[$'7-Balanço_Patrimonial'.M43])" office:value-type="percentage" office:value="0.344792851912916" calcext:value-type="percentage">
            <text:p>34,5%</text:p>
          </table:table-cell>
          <table:table-cell table:style-name="ce467" table:formula="of:=[$'7-Balanço_Patrimonial'.N43]/([$'7-Balanço_Patrimonial'.N34]+[$'7-Balanço_Patrimonial'.N43])" office:value-type="percentage" office:value="0.370150022472917" calcext:value-type="percentage">
            <text:p>37,0%</text:p>
          </table:table-cell>
          <table:table-cell table:style-name="ce476" table:formula="of:=[.M24]" office:value-type="percentage" office:value="0.370150022472917" calcext:value-type="percentage">
            <text:p>37,0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Dívida Líquida / EBITDA</text:p>
          </table:table-cell>
          <table:table-cell table:style-name="ce469" table:formula="of:=([$'7-Balanço_Patrimonial'.C41]+[$'7-Balanço_Patrimonial'.C46]-[$'7-Balanço_Patrimonial'.C20])/([.B11]*12)" office:value-type="float" office:value="0.52008526918832" calcext:value-type="float">
            <text:p>0,52 </text:p>
          </table:table-cell>
          <table:table-cell table:style-name="ce469" table:formula="of:=([$'7-Balanço_Patrimonial'.D41]+[$'7-Balanço_Patrimonial'.D46]-[$'7-Balanço_Patrimonial'.D20])/([.C11]*12)" office:value-type="float" office:value="0.52410266650852" calcext:value-type="float">
            <text:p>0,52 </text:p>
          </table:table-cell>
          <table:table-cell table:style-name="ce469" table:formula="of:=([$'7-Balanço_Patrimonial'.E41]+[$'7-Balanço_Patrimonial'.E46]-[$'7-Balanço_Patrimonial'.E20])/([.D11]*12)" office:value-type="float" office:value="0.456876120935915" calcext:value-type="float">
            <text:p>0,46 </text:p>
          </table:table-cell>
          <table:table-cell table:style-name="ce469" table:formula="of:=([$'7-Balanço_Patrimonial'.F41]+[$'7-Balanço_Patrimonial'.F46]-[$'7-Balanço_Patrimonial'.F20])/([.E11]*12)" office:value-type="float" office:value="0.416376280005787" calcext:value-type="float">
            <text:p>0,42 </text:p>
          </table:table-cell>
          <table:table-cell table:style-name="ce469" table:formula="of:=([$'7-Balanço_Patrimonial'.G41]+[$'7-Balanço_Patrimonial'.G46]-[$'7-Balanço_Patrimonial'.G20])/([.F11]*12)" office:value-type="float" office:value="0.345466471407175" calcext:value-type="float">
            <text:p>0,35 </text:p>
          </table:table-cell>
          <table:table-cell table:style-name="ce469" table:formula="of:=([$'7-Balanço_Patrimonial'.H41]+[$'7-Balanço_Patrimonial'.H46]-[$'7-Balanço_Patrimonial'.H20])/([.G11]*12)" office:value-type="float" office:value="0.299429043668301" calcext:value-type="float">
            <text:p>0,30 </text:p>
          </table:table-cell>
          <table:table-cell table:style-name="ce469" table:formula="of:=([$'7-Balanço_Patrimonial'.I41]+[$'7-Balanço_Patrimonial'.I46]-[$'7-Balanço_Patrimonial'.I20])/([.H11]*12)" office:value-type="float" office:value="0.225983281480378" calcext:value-type="float">
            <text:p>0,23 </text:p>
          </table:table-cell>
          <table:table-cell table:style-name="ce469" table:formula="of:=([$'7-Balanço_Patrimonial'.J41]+[$'7-Balanço_Patrimonial'.J46]-[$'7-Balanço_Patrimonial'.J20])/([.I11]*12)" office:value-type="float" office:value="0.152181242988697" calcext:value-type="float">
            <text:p>0,15 </text:p>
          </table:table-cell>
          <table:table-cell table:style-name="ce469" table:formula="of:=([$'7-Balanço_Patrimonial'.K41]+[$'7-Balanço_Patrimonial'.K46]-[$'7-Balanço_Patrimonial'.K20])/([.J11]*12)" office:value-type="float" office:value="0.153298470047313" calcext:value-type="float">
            <text:p>0,15 </text:p>
          </table:table-cell>
          <table:table-cell table:style-name="ce469" table:formula="of:=([$'7-Balanço_Patrimonial'.L41]+[$'7-Balanço_Patrimonial'.L46]-[$'7-Balanço_Patrimonial'.L20])/([.K11]*12)" office:value-type="float" office:value="0.0817056716415227" calcext:value-type="float">
            <text:p>0,08 </text:p>
          </table:table-cell>
          <table:table-cell table:style-name="ce469" table:formula="of:=([$'7-Balanço_Patrimonial'.M41]+[$'7-Balanço_Patrimonial'.M46]-[$'7-Balanço_Patrimonial'.M20])/([.L11]*12)" office:value-type="float" office:value="0.0909567260968631" calcext:value-type="float">
            <text:p>0,09 </text:p>
          </table:table-cell>
          <table:table-cell table:style-name="ce469" table:formula="of:=([$'7-Balanço_Patrimonial'.N41]+[$'7-Balanço_Patrimonial'.N46]-[$'7-Balanço_Patrimonial'.N20])/([.M11]*12)" office:value-type="float" office:value="0.162721141755121" calcext:value-type="float">
            <text:p>0,16 </text:p>
          </table:table-cell>
          <table:table-cell table:style-name="ce477" table:formula="of:=([$'7-Balanço_Patrimonial'.N41]+[$'7-Balanço_Patrimonial'.N46]-[$'7-Balanço_Patrimonial'.N20])/[.N11]" office:value-type="float" office:value="0.154920543703646" calcext:value-type="float">
            <text:p>0,15 </text:p>
          </table:table-cell>
          <table:table-cell table:style-name="ce383" table:number-columns-repeated="1010"/>
        </table:table-row>
        <table:table-row table:style-name="ro10">
          <table:table-cell table:style-name="ce463" office:value-type="string" calcext:value-type="string">
            <text:p>Indicadores de Rentabilidade</text:p>
          </table:table-cell>
          <table:table-cell table:style-name="ce466" table:number-columns-repeated="12"/>
          <table:table-cell table:style-name="ce473"/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OI (%)</text:p>
          </table:table-cell>
          <table:table-cell table:style-name="ce470" table:formula="of:=SUM([$'8-Fluxo_de_Caixa'.$C$10:.C10])/AVERAGE([$'7-Balanço_Patrimonial'.$C$18:.C18])" office:value-type="percentage" office:value="0.0193815181993195" calcext:value-type="percentage">
            <text:p>1,94%</text:p>
          </table:table-cell>
          <table:table-cell table:style-name="ce470" table:formula="of:=SUM([$'8-Fluxo_de_Caixa'.$C$10:.D10])/AVERAGE([$'7-Balanço_Patrimonial'.$C$18:.D18])" office:value-type="percentage" office:value="0.0382886642634141" calcext:value-type="percentage">
            <text:p>3,83%</text:p>
          </table:table-cell>
          <table:table-cell table:style-name="ce470" table:formula="of:=SUM([$'8-Fluxo_de_Caixa'.$C$10:.E10])/AVERAGE([$'7-Balanço_Patrimonial'.$C$18:.E18])" office:value-type="percentage" office:value="0.0568817200711113" calcext:value-type="percentage">
            <text:p>5,69%</text:p>
          </table:table-cell>
          <table:table-cell table:style-name="ce470" table:formula="of:=SUM([$'8-Fluxo_de_Caixa'.$C$10:.F10])/AVERAGE([$'7-Balanço_Patrimonial'.$C$18:.F18])" office:value-type="percentage" office:value="0.0738008795807221" calcext:value-type="percentage">
            <text:p>7,38%</text:p>
          </table:table-cell>
          <table:table-cell table:style-name="ce470" table:formula="of:=SUM([$'8-Fluxo_de_Caixa'.$C$10:.G10])/AVERAGE([$'7-Balanço_Patrimonial'.$C$18:.G18])" office:value-type="percentage" office:value="0.0905947066469745" calcext:value-type="percentage">
            <text:p>9,06%</text:p>
          </table:table-cell>
          <table:table-cell table:style-name="ce470" table:formula="of:=SUM([$'8-Fluxo_de_Caixa'.$C$10:.H10])/AVERAGE([$'7-Balanço_Patrimonial'.$C$18:.H18])" office:value-type="percentage" office:value="0.105901385072603" calcext:value-type="percentage">
            <text:p>10,59%</text:p>
          </table:table-cell>
          <table:table-cell table:style-name="ce470" table:formula="of:=SUM([$'8-Fluxo_de_Caixa'.$C$10:.I10])/AVERAGE([$'7-Balanço_Patrimonial'.$C$18:.I18])" office:value-type="percentage" office:value="0.121105959164695" calcext:value-type="percentage">
            <text:p>12,11%</text:p>
          </table:table-cell>
          <table:table-cell table:style-name="ce470" table:formula="of:=SUM([$'8-Fluxo_de_Caixa'.$C$10:.J10])/AVERAGE([$'7-Balanço_Patrimonial'.$C$18:.J18])" office:value-type="percentage" office:value="0.136207300456791" calcext:value-type="percentage">
            <text:p>13,62%</text:p>
          </table:table-cell>
          <table:table-cell table:style-name="ce470" table:formula="of:=SUM([$'8-Fluxo_de_Caixa'.$C$10:.K10])/AVERAGE([$'7-Balanço_Patrimonial'.$C$18:.K18])" office:value-type="percentage" office:value="0.150953516850581" calcext:value-type="percentage">
            <text:p>15,10%</text:p>
          </table:table-cell>
          <table:table-cell table:style-name="ce470" table:formula="of:=SUM([$'8-Fluxo_de_Caixa'.$C$10:.L10])/AVERAGE([$'7-Balanço_Patrimonial'.$C$18:.L18])" office:value-type="percentage" office:value="0.165306111982758" calcext:value-type="percentage">
            <text:p>16,53%</text:p>
          </table:table-cell>
          <table:table-cell table:style-name="ce470" table:formula="of:=SUM([$'8-Fluxo_de_Caixa'.$C$10:.M10])/AVERAGE([$'7-Balanço_Patrimonial'.$C$18:.M18])" office:value-type="percentage" office:value="0.179836775347385" calcext:value-type="percentage">
            <text:p>17,98%</text:p>
          </table:table-cell>
          <table:table-cell table:style-name="ce470" table:formula="of:=SUM([$'8-Fluxo_de_Caixa'.$C$10:.N10])/AVERAGE([$'7-Balanço_Patrimonial'.$C$18:.N18])" office:value-type="percentage" office:value="0.194748361968156" calcext:value-type="percentage">
            <text:p>19,47%</text:p>
          </table:table-cell>
          <table:table-cell table:style-name="ce478" table:formula="of:=[$'8-Fluxo_de_Caixa'.O10]/AVERAGE([$'7-Balanço_Patrimonial'.C18:.N18])" office:value-type="percentage" office:value="0.194748361968157" calcext:value-type="percentage">
            <text:p>19,47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entabilidade do Ativo (%)</text:p>
          </table:table-cell>
          <table:table-cell table:style-name="ce470" table:formula="of:=SUM([$'6-DRE'.$C$41:.C41])/AVERAGE([$'7-Balanço_Patrimonial'.$C$18:.C18])" office:value-type="percentage" office:value="0.0115599947368504" calcext:value-type="percentage">
            <text:p>1,16%</text:p>
          </table:table-cell>
          <table:table-cell table:style-name="ce470" table:formula="of:=SUM([$'6-DRE'.$C$41:.D41])/AVERAGE([$'7-Balanço_Patrimonial'.$C$18:.D18])" office:value-type="percentage" office:value="0.0229221064089885" calcext:value-type="percentage">
            <text:p>2,29%</text:p>
          </table:table-cell>
          <table:table-cell table:style-name="ce470" table:formula="of:=SUM([$'6-DRE'.$C$41:.E41])/AVERAGE([$'7-Balanço_Patrimonial'.$C$18:.E18])" office:value-type="percentage" office:value="0.0340405077176933" calcext:value-type="percentage">
            <text:p>3,40%</text:p>
          </table:table-cell>
          <table:table-cell table:style-name="ce470" table:formula="of:=SUM([$'6-DRE'.$C$41:.F41])/AVERAGE([$'7-Balanço_Patrimonial'.$C$18:.F18])" office:value-type="percentage" office:value="0.044142847291533" calcext:value-type="percentage">
            <text:p>4,41%</text:p>
          </table:table-cell>
          <table:table-cell table:style-name="ce470" table:formula="of:=SUM([$'6-DRE'.$C$41:.G41])/AVERAGE([$'7-Balanço_Patrimonial'.$C$18:.G18])" office:value-type="percentage" office:value="0.054249212120619" calcext:value-type="percentage">
            <text:p>5,42%</text:p>
          </table:table-cell>
          <table:table-cell table:style-name="ce470" table:formula="of:=SUM([$'6-DRE'.$C$41:.H41])/AVERAGE([$'7-Balanço_Patrimonial'.$C$18:.H18])" office:value-type="percentage" office:value="0.063460352917708" calcext:value-type="percentage">
            <text:p>6,35%</text:p>
          </table:table-cell>
          <table:table-cell table:style-name="ce470" table:formula="of:=SUM([$'6-DRE'.$C$41:.I41])/AVERAGE([$'7-Balanço_Patrimonial'.$C$18:.I18])" office:value-type="percentage" office:value="0.0726888960844021" calcext:value-type="percentage">
            <text:p>7,27%</text:p>
          </table:table-cell>
          <table:table-cell table:style-name="ce470" table:formula="of:=SUM([$'6-DRE'.$C$41:.J41])/AVERAGE([$'7-Balanço_Patrimonial'.$C$18:.J18])" office:value-type="percentage" office:value="0.0819336564199504" calcext:value-type="percentage">
            <text:p>8,19%</text:p>
          </table:table-cell>
          <table:table-cell table:style-name="ce470" table:formula="of:=SUM([$'6-DRE'.$C$41:.K41])/AVERAGE([$'7-Balanço_Patrimonial'.$C$18:.K18])" office:value-type="percentage" office:value="0.0910422642634185" calcext:value-type="percentage">
            <text:p>9,10%</text:p>
          </table:table-cell>
          <table:table-cell table:style-name="ce470" table:formula="of:=SUM([$'6-DRE'.$C$41:.L41])/AVERAGE([$'7-Balanço_Patrimonial'.$C$18:.L18])" office:value-type="percentage" office:value="0.0998129311733839" calcext:value-type="percentage">
            <text:p>9,98%</text:p>
          </table:table-cell>
          <table:table-cell table:style-name="ce470" table:formula="of:=SUM([$'6-DRE'.$C$41:.M41])/AVERAGE([$'7-Balanço_Patrimonial'.$C$18:.M18])" office:value-type="percentage" office:value="0.108742732123252" calcext:value-type="percentage">
            <text:p>10,87%</text:p>
          </table:table-cell>
          <table:table-cell table:style-name="ce470" table:formula="of:=SUM([$'6-DRE'.$C$41:.N41])/AVERAGE([$'7-Balanço_Patrimonial'.$C$18:.N18])" office:value-type="percentage" office:value="0.117951581283223" calcext:value-type="percentage">
            <text:p>11,80%</text:p>
          </table:table-cell>
          <table:table-cell table:style-name="ce478" table:formula="of:=[$'6-DRE'.O41]/AVERAGE([$'7-Balanço_Patrimonial'.C18:.N18])" office:value-type="percentage" office:value="0.117951581283222" calcext:value-type="percentage">
            <text:p>11,80%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Rentabilidade do Capital Próprio (%)</text:p>
          </table:table-cell>
          <table:table-cell table:style-name="ce470" table:formula="of:=SUM([$'6-DRE'.$C$41:.C41])/AVERAGE([$'7-Balanço_Patrimonial'.$C$48:.C48])" office:value-type="percentage" office:value="0.0217033157993788" calcext:value-type="percentage">
            <text:p>2,17%</text:p>
          </table:table-cell>
          <table:table-cell table:style-name="ce470" table:formula="of:=SUM([$'6-DRE'.$C$41:.D41])/AVERAGE([$'7-Balanço_Patrimonial'.$C$48:.D48])" office:value-type="percentage" office:value="0.0430971346743267" calcext:value-type="percentage">
            <text:p>4,31%</text:p>
          </table:table-cell>
          <table:table-cell table:style-name="ce470" table:formula="of:=SUM([$'6-DRE'.$C$41:.E41])/AVERAGE([$'7-Balanço_Patrimonial'.$C$48:.E48])" office:value-type="percentage" office:value="0.0637585322580829" calcext:value-type="percentage">
            <text:p>6,38%</text:p>
          </table:table-cell>
          <table:table-cell table:style-name="ce470" table:formula="of:=SUM([$'6-DRE'.$C$41:.F41])/AVERAGE([$'7-Balanço_Patrimonial'.$C$48:.F48])" office:value-type="percentage" office:value="0.0823073273128411" calcext:value-type="percentage">
            <text:p>8,23%</text:p>
          </table:table-cell>
          <table:table-cell table:style-name="ce470" table:formula="of:=SUM([$'6-DRE'.$C$41:.G41])/AVERAGE([$'7-Balanço_Patrimonial'.$C$48:.G48])" office:value-type="percentage" office:value="0.100648387114909" calcext:value-type="percentage">
            <text:p>10,06%</text:p>
          </table:table-cell>
          <table:table-cell table:style-name="ce470" table:formula="of:=SUM([$'6-DRE'.$C$41:.H41])/AVERAGE([$'7-Balanço_Patrimonial'.$C$48:.H48])" office:value-type="percentage" office:value="0.117163137585782" calcext:value-type="percentage">
            <text:p>11,72%</text:p>
          </table:table-cell>
          <table:table-cell table:style-name="ce470" table:formula="of:=SUM([$'6-DRE'.$C$41:.I41])/AVERAGE([$'7-Balanço_Patrimonial'.$C$48:.I48])" office:value-type="percentage" office:value="0.13353775037026" calcext:value-type="percentage">
            <text:p>13,35%</text:p>
          </table:table-cell>
          <table:table-cell table:style-name="ce470" table:formula="of:=SUM([$'6-DRE'.$C$41:.J41])/AVERAGE([$'7-Balanço_Patrimonial'.$C$48:.J48])" office:value-type="percentage" office:value="0.149772936660853" calcext:value-type="percentage">
            <text:p>14,98%</text:p>
          </table:table-cell>
          <table:table-cell table:style-name="ce470" table:formula="of:=SUM([$'6-DRE'.$C$41:.K41])/AVERAGE([$'7-Balanço_Patrimonial'.$C$48:.K48])" office:value-type="percentage" office:value="0.165869978706312" calcext:value-type="percentage">
            <text:p>16,59%</text:p>
          </table:table-cell>
          <table:table-cell table:style-name="ce470" table:formula="of:=SUM([$'6-DRE'.$C$41:.L41])/AVERAGE([$'7-Balanço_Patrimonial'.$C$48:.L48])" office:value-type="percentage" office:value="0.181217744493387" calcext:value-type="percentage">
            <text:p>18,12%</text:p>
          </table:table-cell>
          <table:table-cell table:style-name="ce470" table:formula="of:=SUM([$'6-DRE'.$C$41:.M41])/AVERAGE([$'7-Balanço_Patrimonial'.$C$48:.M48])" office:value-type="percentage" office:value="0.196404689073486" calcext:value-type="percentage">
            <text:p>19,64%</text:p>
          </table:table-cell>
          <table:table-cell table:style-name="ce470" table:formula="of:=SUM([$'6-DRE'.$C$41:.N41])/AVERAGE([$'7-Balanço_Patrimonial'.$C$48:.N48])" office:value-type="percentage" office:value="0.211427409978692" calcext:value-type="percentage">
            <text:p>21,14%</text:p>
          </table:table-cell>
          <table:table-cell table:style-name="ce478" table:formula="of:=[$'6-DRE'.O41]/AVERAGE([$'7-Balanço_Patrimonial'.C48:.N48])" office:value-type="percentage" office:value="0.211427409978692" calcext:value-type="percentage">
            <text:p>21,14%</text:p>
          </table:table-cell>
          <table:table-cell table:style-name="ce383" table:number-columns-repeated="1010"/>
        </table:table-row>
        <table:table-row table:style-name="ro10">
          <table:table-cell table:style-name="ce463" office:value-type="string" calcext:value-type="string">
            <text:p>Prazos Médios</text:p>
          </table:table-cell>
          <table:table-cell table:style-name="ce466" table:number-columns-repeated="11"/>
          <table:table-cell table:style-name="ce471"/>
          <table:table-cell table:style-name="ce473"/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Clientes</text:p>
          </table:table-cell>
          <table:table-cell table:style-name="ce382" table:formula="of:=[$'7-Balanço_Patrimonial'.C4]" office:value-type="float" office:value="48" calcext:value-type="float">
            <text:p>48</text:p>
          </table:table-cell>
          <table:table-cell table:style-name="ce382" table:formula="of:=[$'7-Balanço_Patrimonial'.D4]" office:value-type="float" office:value="48" calcext:value-type="float">
            <text:p>48</text:p>
          </table:table-cell>
          <table:table-cell table:style-name="ce382" table:formula="of:=[$'7-Balanço_Patrimonial'.E4]" office:value-type="float" office:value="48" calcext:value-type="float">
            <text:p>48</text:p>
          </table:table-cell>
          <table:table-cell table:style-name="ce382" table:formula="of:=[$'7-Balanço_Patrimonial'.F4]" office:value-type="float" office:value="48" calcext:value-type="float">
            <text:p>48</text:p>
          </table:table-cell>
          <table:table-cell table:style-name="ce382" table:formula="of:=[$'7-Balanço_Patrimonial'.G4]" office:value-type="float" office:value="48" calcext:value-type="float">
            <text:p>48</text:p>
          </table:table-cell>
          <table:table-cell table:style-name="ce382" table:formula="of:=[$'7-Balanço_Patrimonial'.H4]" office:value-type="float" office:value="48" calcext:value-type="float">
            <text:p>48</text:p>
          </table:table-cell>
          <table:table-cell table:style-name="ce382" table:formula="of:=[$'7-Balanço_Patrimonial'.I4]" office:value-type="float" office:value="48" calcext:value-type="float">
            <text:p>48</text:p>
          </table:table-cell>
          <table:table-cell table:style-name="ce382" table:formula="of:=[$'7-Balanço_Patrimonial'.J4]" office:value-type="float" office:value="48" calcext:value-type="float">
            <text:p>48</text:p>
          </table:table-cell>
          <table:table-cell table:style-name="ce382" table:formula="of:=[$'7-Balanço_Patrimonial'.K4]" office:value-type="float" office:value="48" calcext:value-type="float">
            <text:p>48</text:p>
          </table:table-cell>
          <table:table-cell table:style-name="ce382" table:formula="of:=[$'7-Balanço_Patrimonial'.L4]" office:value-type="float" office:value="48" calcext:value-type="float">
            <text:p>48</text:p>
          </table:table-cell>
          <table:table-cell table:style-name="ce382" table:formula="of:=[$'7-Balanço_Patrimonial'.M4]" office:value-type="float" office:value="48" calcext:value-type="float">
            <text:p>48</text:p>
          </table:table-cell>
          <table:table-cell table:style-name="ce382" table:formula="of:=[$'7-Balanço_Patrimonial'.N4]" office:value-type="float" office:value="48" calcext:value-type="float">
            <text:p>48</text:p>
          </table:table-cell>
          <table:table-cell table:style-name="ce479" table:formula="of:=[.M31]" office:value-type="float" office:value="48" calcext:value-type="float">
            <text:p>48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Estoques</text:p>
          </table:table-cell>
          <table:table-cell table:style-name="ce382" table:formula="of:=[$'7-Balanço_Patrimonial'.C6]" office:value-type="float" office:value="62" calcext:value-type="float">
            <text:p>62</text:p>
          </table:table-cell>
          <table:table-cell table:style-name="ce382" table:formula="of:=[$'7-Balanço_Patrimonial'.D6]" office:value-type="float" office:value="62" calcext:value-type="float">
            <text:p>62</text:p>
          </table:table-cell>
          <table:table-cell table:style-name="ce382" table:formula="of:=[$'7-Balanço_Patrimonial'.E6]" office:value-type="float" office:value="62" calcext:value-type="float">
            <text:p>62</text:p>
          </table:table-cell>
          <table:table-cell table:style-name="ce382" table:formula="of:=[$'7-Balanço_Patrimonial'.F6]" office:value-type="float" office:value="62" calcext:value-type="float">
            <text:p>62</text:p>
          </table:table-cell>
          <table:table-cell table:style-name="ce382" table:formula="of:=[$'7-Balanço_Patrimonial'.G6]" office:value-type="float" office:value="62" calcext:value-type="float">
            <text:p>62</text:p>
          </table:table-cell>
          <table:table-cell table:style-name="ce382" table:formula="of:=[$'7-Balanço_Patrimonial'.H6]" office:value-type="float" office:value="62" calcext:value-type="float">
            <text:p>62</text:p>
          </table:table-cell>
          <table:table-cell table:style-name="ce382" table:formula="of:=[$'7-Balanço_Patrimonial'.I6]" office:value-type="float" office:value="62" calcext:value-type="float">
            <text:p>62</text:p>
          </table:table-cell>
          <table:table-cell table:style-name="ce382" table:formula="of:=[$'7-Balanço_Patrimonial'.J6]" office:value-type="float" office:value="62" calcext:value-type="float">
            <text:p>62</text:p>
          </table:table-cell>
          <table:table-cell table:style-name="ce382" table:formula="of:=[$'7-Balanço_Patrimonial'.K6]" office:value-type="float" office:value="62" calcext:value-type="float">
            <text:p>62</text:p>
          </table:table-cell>
          <table:table-cell table:style-name="ce382" table:formula="of:=[$'7-Balanço_Patrimonial'.L6]" office:value-type="float" office:value="62" calcext:value-type="float">
            <text:p>62</text:p>
          </table:table-cell>
          <table:table-cell table:style-name="ce382" table:formula="of:=[$'7-Balanço_Patrimonial'.M6]" office:value-type="float" office:value="62" calcext:value-type="float">
            <text:p>62</text:p>
          </table:table-cell>
          <table:table-cell table:style-name="ce382" table:formula="of:=[$'7-Balanço_Patrimonial'.N6]" office:value-type="float" office:value="62" calcext:value-type="float">
            <text:p>62</text:p>
          </table:table-cell>
          <table:table-cell table:style-name="ce479" table:formula="of:=[.M32]" office:value-type="float" office:value="62" calcext:value-type="float">
            <text:p>62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Fornecedores</text:p>
          </table:table-cell>
          <table:table-cell table:style-name="ce382" table:formula="of:=[$'7-Balanço_Patrimonial'.C7]" office:value-type="float" office:value="28" calcext:value-type="float">
            <text:p>28</text:p>
          </table:table-cell>
          <table:table-cell table:style-name="ce382" table:formula="of:=[$'7-Balanço_Patrimonial'.D7]" office:value-type="float" office:value="28" calcext:value-type="float">
            <text:p>28</text:p>
          </table:table-cell>
          <table:table-cell table:style-name="ce382" table:formula="of:=[$'7-Balanço_Patrimonial'.E7]" office:value-type="float" office:value="28" calcext:value-type="float">
            <text:p>28</text:p>
          </table:table-cell>
          <table:table-cell table:style-name="ce382" table:formula="of:=[$'7-Balanço_Patrimonial'.F7]" office:value-type="float" office:value="28" calcext:value-type="float">
            <text:p>28</text:p>
          </table:table-cell>
          <table:table-cell table:style-name="ce382" table:formula="of:=[$'7-Balanço_Patrimonial'.G7]" office:value-type="float" office:value="28" calcext:value-type="float">
            <text:p>28</text:p>
          </table:table-cell>
          <table:table-cell table:style-name="ce382" table:formula="of:=[$'7-Balanço_Patrimonial'.H7]" office:value-type="float" office:value="28" calcext:value-type="float">
            <text:p>28</text:p>
          </table:table-cell>
          <table:table-cell table:style-name="ce382" table:formula="of:=[$'7-Balanço_Patrimonial'.I7]" office:value-type="float" office:value="28" calcext:value-type="float">
            <text:p>28</text:p>
          </table:table-cell>
          <table:table-cell table:style-name="ce382" table:formula="of:=[$'7-Balanço_Patrimonial'.J7]" office:value-type="float" office:value="28" calcext:value-type="float">
            <text:p>28</text:p>
          </table:table-cell>
          <table:table-cell table:style-name="ce382" table:formula="of:=[$'7-Balanço_Patrimonial'.K7]" office:value-type="float" office:value="28" calcext:value-type="float">
            <text:p>28</text:p>
          </table:table-cell>
          <table:table-cell table:style-name="ce382" table:formula="of:=[$'7-Balanço_Patrimonial'.L7]" office:value-type="float" office:value="28" calcext:value-type="float">
            <text:p>28</text:p>
          </table:table-cell>
          <table:table-cell table:style-name="ce382" table:formula="of:=[$'7-Balanço_Patrimonial'.M7]" office:value-type="float" office:value="28" calcext:value-type="float">
            <text:p>28</text:p>
          </table:table-cell>
          <table:table-cell table:style-name="ce382" table:formula="of:=[$'7-Balanço_Patrimonial'.N7]" office:value-type="float" office:value="28" calcext:value-type="float">
            <text:p>28</text:p>
          </table:table-cell>
          <table:table-cell table:style-name="ce479" table:formula="of:=[.M33]" office:value-type="float" office:value="28" calcext:value-type="float">
            <text:p>28</text:p>
          </table:table-cell>
          <table:table-cell table:style-name="ce383" table:number-columns-repeated="1010"/>
        </table:table-row>
        <table:table-row table:style-name="ro10">
          <table:table-cell table:style-name="ce464" office:value-type="string" calcext:value-type="string">
            <text:p>Ciclo Financeiro</text:p>
          </table:table-cell>
          <table:table-cell table:style-name="ce382" table:formula="of:=[.B31]+[.B32]-[.B33]" office:value-type="float" office:value="82" calcext:value-type="float">
            <text:p>82</text:p>
          </table:table-cell>
          <table:table-cell table:style-name="ce382" table:formula="of:=[.C31]+[.C32]-[.C33]" office:value-type="float" office:value="82" calcext:value-type="float">
            <text:p>82</text:p>
          </table:table-cell>
          <table:table-cell table:style-name="ce382" table:formula="of:=[.D31]+[.D32]-[.D33]" office:value-type="float" office:value="82" calcext:value-type="float">
            <text:p>82</text:p>
          </table:table-cell>
          <table:table-cell table:style-name="ce382" table:formula="of:=[.E31]+[.E32]-[.E33]" office:value-type="float" office:value="82" calcext:value-type="float">
            <text:p>82</text:p>
          </table:table-cell>
          <table:table-cell table:style-name="ce382" table:formula="of:=[.F31]+[.F32]-[.F33]" office:value-type="float" office:value="82" calcext:value-type="float">
            <text:p>82</text:p>
          </table:table-cell>
          <table:table-cell table:style-name="ce382" table:formula="of:=[.G31]+[.G32]-[.G33]" office:value-type="float" office:value="82" calcext:value-type="float">
            <text:p>82</text:p>
          </table:table-cell>
          <table:table-cell table:style-name="ce382" table:formula="of:=[.H31]+[.H32]-[.H33]" office:value-type="float" office:value="82" calcext:value-type="float">
            <text:p>82</text:p>
          </table:table-cell>
          <table:table-cell table:style-name="ce382" table:formula="of:=[.I31]+[.I32]-[.I33]" office:value-type="float" office:value="82" calcext:value-type="float">
            <text:p>82</text:p>
          </table:table-cell>
          <table:table-cell table:style-name="ce382" table:formula="of:=[.J31]+[.J32]-[.J33]" office:value-type="float" office:value="82" calcext:value-type="float">
            <text:p>82</text:p>
          </table:table-cell>
          <table:table-cell table:style-name="ce382" table:formula="of:=[.K31]+[.K32]-[.K33]" office:value-type="float" office:value="82" calcext:value-type="float">
            <text:p>82</text:p>
          </table:table-cell>
          <table:table-cell table:style-name="ce382" table:formula="of:=[.L31]+[.L32]-[.L33]" office:value-type="float" office:value="82" calcext:value-type="float">
            <text:p>82</text:p>
          </table:table-cell>
          <table:table-cell table:style-name="ce382" table:formula="of:=[.M31]+[.M32]-[.M33]" office:value-type="float" office:value="82" calcext:value-type="float">
            <text:p>82</text:p>
          </table:table-cell>
          <table:table-cell table:style-name="ce479" table:formula="of:=[.N31]+[.N32]-[.N33]" office:value-type="float" office:value="82" calcext:value-type="float">
            <text:p>82</text:p>
          </table:table-cell>
          <table:table-cell table:style-name="ce383" table:number-columns-repeated="1010"/>
        </table:table-row>
        <table:table-row table:style-name="ro10">
          <table:table-cell table:style-name="ce383" table:number-columns-repeated="1024"/>
        </table:table-row>
        <table:table-row table:style-name="ro10">
          <table:table-cell table:style-name="ce383"/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383" office:value-type="float" office:value="3" calcext:value-type="float">
            <text:p>3</text:p>
          </table:table-cell>
          <table:table-cell table:style-name="ce383" office:value-type="float" office:value="4" calcext:value-type="float">
            <text:p>4</text:p>
          </table:table-cell>
          <table:table-cell table:style-name="ce383" office:value-type="float" office:value="5" calcext:value-type="float">
            <text:p>5</text:p>
          </table:table-cell>
          <table:table-cell table:style-name="ce383" office:value-type="float" office:value="6" calcext:value-type="float">
            <text:p>6</text:p>
          </table:table-cell>
          <table:table-cell table:style-name="ce383" office:value-type="float" office:value="7" calcext:value-type="float">
            <text:p>7</text:p>
          </table:table-cell>
          <table:table-cell table:style-name="ce383" office:value-type="float" office:value="8" calcext:value-type="float">
            <text:p>8</text:p>
          </table:table-cell>
          <table:table-cell table:style-name="ce383" office:value-type="float" office:value="9" calcext:value-type="float">
            <text:p>9</text:p>
          </table:table-cell>
          <table:table-cell table:style-name="ce383" office:value-type="float" office:value="10" calcext:value-type="float">
            <text:p>10</text:p>
          </table:table-cell>
          <table:table-cell table:style-name="ce383" office:value-type="float" office:value="11" calcext:value-type="float">
            <text:p>11</text:p>
          </table:table-cell>
          <table:table-cell table:style-name="ce383" office:value-type="float" office:value="12" calcext:value-type="float">
            <text:p>12</text:p>
          </table:table-cell>
          <table:table-cell table:style-name="ce383"/>
          <table:table-cell table:style-name="ce392" table:number-columns-repeated="2"/>
          <table:table-cell table:style-name="ce383" table:number-columns-repeated="1008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aa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ALOCAÇÃO" table:base-cell-address="$'1-Orçamento_de_Vendas'.$A$1" table:expression="&quot;&quot;&quot;&quot;&quot;&quot;&quot;['https://d.docs.live.net/Users/carine.canali/AppData/Roaming/Microsoft/Excel/2010/1.01%20-%20Budget%202010/1.02%20-%20Gastos%20Fixos/HC/1.1%20-%20HC%20Alex%20Sandi.xls'#$Listas.$I$5:.$I$7]&quot;&quot;&quot;&quot;&quot;&quot;&quot;"/>
        <table:named-expression table:name="Anális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AREA" table:base-cell-address="$'1-Orçamento_de_Vendas'.$A$1" table:expression="&quot;&quot;&quot;&quot;&quot;&quot;&quot;['https://d.docs.live.net/Users/carine.canali/AppData/Roaming/Microsoft/Excel/2010/1.01%20-%20Budget%202010/1.02%20-%20Gastos%20Fixos/HC/1.1%20-%20HC%20Alex%20Sandi.xls'#$Listas.$A$5:.$A$11]&quot;&quot;&quot;&quot;&quot;&quot;&quot;"/>
        <table:named-expression table:name="B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cfData" table:base-cell-address="$'1-Orçamento_de_Vendas'.$A$1" table:expression="&quot;&quot;&quot;&quot;&quot;&quot;&quot;['https://d.docs.live.net/Users/Evandro/Documents/Consultoria/Ginesa/Budget_Ginesa_2015.xlsx'#$'0 – Painel de simulação'.$C$56]&quot;&quot;&quot;&quot;&quot;&quot;&quot;"/>
        <table:named-expression table:name="cfTipo" table:base-cell-address="$'1-Orçamento_de_Vendas'.$A$1" table:expression="&quot;&quot;&quot;&quot;&quot;&quot;&quot;&quot;&quot;&quot;&quot;&quot;&quot;&quot;&quot;Anual&quot;&quot;&quot;&quot;&quot;&quot;&quot;&quot;&quot;&quot;&quot;&quot;&quot;&quot;&quot;"/>
        <table:named-expression table:name="cfTipo_1" table:base-cell-address="$'1-Orçamento_de_Vendas'.$A$1" table:expression="&quot;&quot;&quot;&quot;&quot;&quot;&quot;&quot;&quot;&quot;&quot;&quot;&quot;&quot;&quot;Mensal&quot;&quot;&quot;&quot;&quot;&quot;&quot;&quot;&quot;&quot;&quot;&quot;&quot;&quot;&quot;"/>
        <table:named-expression table:name="Comentario" table:base-cell-address="$'1-Orçamento_de_Vendas'.$A$1" table:expression="&quot;&quot;&quot;&quot;&quot;&quot;&quot;TEXT(#REF!/SUM(#REF!); &quot;&quot;&quot;&quot;&quot;&quot;&quot;&quot;0%&quot;&quot;&quot;&quot;&quot;&quot;&quot;&quot;) &amp; &quot;&quot;&quot;&quot;&quot;&quot;&quot;&quot; dos assinantes responderam favoravelmente à pergunta «&quot;&quot;&quot;&quot;&quot;&quot;&quot;&quot; &amp; LOWER(#REF!) &amp; &quot;&quot;&quot;&quot;&quot;&quot;&quot;&quot;»&quot;&quot;&quot;&quot;&quot;&quot;&quot;&quot;&quot;&quot;&quot;&quot;&quot;&quot;&quot;"/>
        <table:named-expression table:name="C_Conta" table:base-cell-address="$'1-Orçamento_de_Vendas'.$A$1" table:expression="&quot;&quot;&quot;&quot;&quot;&quot;&quot;['https://d.docs.live.net/budget%202011/1.02%20Gastos%20Gerais/1.01.02%20Template%20GG%20Adriana.xlsm'#$Listas.$E$3:.$E$178]&quot;&quot;&quot;&quot;&quot;&quot;&quot;"/>
        <table:named-expression table:name="C_Custo" table:base-cell-address="$'1-Orçamento_de_Vendas'.$A$1" table:expression="&quot;&quot;&quot;&quot;&quot;&quot;&quot;['https://d.docs.live.net/budget%202011/1.02%20Gastos%20Gerais/1.01.02%20Template%20GG%20Adriana.xlsm'#$Listas.$F$3:.$F$218]&quot;&quot;&quot;&quot;&quot;&quot;&quot;"/>
        <table:named-expression table:name="Descrição" table:base-cell-address="$'1-Orçamento_de_Vendas'.$A$1" table:expression="&quot;&quot;&quot;&quot;&quot;&quot;&quot;['https://d.docs.live.net/Users/evandro/Documents/Guerra/Base%20Or%C3%A7amento%20Guerra_2013.xlsx'#$Dashboard_Base.$A$1:.$A$1163]&quot;&quot;&quot;&quot;&quot;&quot;&quot;"/>
        <table:named-expression table:name="DRE_2012ssad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Empresa" table:base-cell-address="$'1-Orçamento_de_Vendas'.$A$1" table:expression="&quot;&quot;&quot;&quot;&quot;&quot;&quot;['https://d.docs.live.net/budget%202011/1.02%20Gastos%20Gerais/1.01.02%20Template%20GG%20Adriana.xlsm'#$Listas.$A$3:.$A$5]&quot;&quot;&quot;&quot;&quot;&quot;&quot;"/>
        <table:named-expression table:name="entrada" table:base-cell-address="$'1-Orçamento_de_Vendas'.$A$1" table:expression="&quot;&quot;&quot;!#REF!&quot;&quot;&quot;"/>
        <table:named-expression table:name="ESCOLHA" table:base-cell-address="$'1-Orçamento_de_Vendas'.$A$1" table:expression="&quot;&quot;&quot;&quot;&quot;&quot;&quot;&quot;&quot;&quot;&quot;&quot;&quot;&quot;&quot;#REF!&quot;&quot;&quot;&quot;&quot;&quot;&quot;&quot;&quot;&quot;&quot;&quot;&quot;&quot;&quot;"/>
        <table:named-expression table:name="ESTABELECIMENTO" table:base-cell-address="$'1-Orçamento_de_Vendas'.$A$1" table:expression="&quot;&quot;&quot;&quot;&quot;&quot;&quot;['https://d.docs.live.net/Users/carine.canali/AppData/Roaming/Microsoft/Excel/2010/1.01%20-%20Budget%202010/1.02%20-%20Gastos%20Fixos/HC/1.1%20-%20HC%20Alex%20Sandi.xls'#$Listas.$G$5:.$G$9]&quot;&quot;&quot;&quot;&quot;&quot;&quot;"/>
        <table:named-expression table:name="evandr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Filial" table:base-cell-address="$'1-Orçamento_de_Vendas'.$A$1" table:expression="&quot;&quot;&quot;&quot;&quot;&quot;&quot;['https://d.docs.live.net/budget%202011/1.02%20Gastos%20Gerais/1.01.02%20Template%20GG%20Adriana.xlsm'#$Listas.$C$3:.$C$7]&quot;&quot;&quot;&quot;&quot;&quot;&quot;"/>
        <table:named-expression table:name="FilialSC_2010_PR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IDIOMA" table:base-cell-address="$'1-Orçamento_de_Vendas'.$A$1" table:expression="&quot;&quot;&quot;&quot;&quot;&quot;&quot;['https://d.docs.live.net/Users/carine.canali/AppData/Roaming/Microsoft/Excel/Users/carine.canali/Desktop/or%C3%A7amento/C%C3%B3pia%20de%20Guerra%20Budget%202012_Base%20Custo%20Produto%20e%20MLC.xlsx'#$Tradutor.$A$1:.$A$2]&quot;&quot;&quot;&quot;&quot;&quot;&quot;"/>
        <table:named-expression table:name="IDIOMA_PREMISSAS" table:base-cell-address="$'1-Orçamento_de_Vendas'.$A$1" table:expression="&quot;&quot;&quot;&quot;&quot;&quot;&quot;['https://d.docs.live.net/Users/carine.canali/AppData/Roaming/Microsoft/Excel/Users/carine.canali/Desktop/or%C3%A7amento/C%C3%B3pia%20de%20Guerra%20Budget%202012_Base%20Custo%20Produto%20e%20MLC.xlsx'#$'Tradutor Premissas'.$A$1:.$A$2]&quot;&quot;&quot;&quot;&quot;&quot;&quot;"/>
        <table:named-expression table:name="IQ_ADDIN" table:base-cell-address="$'1-Orçamento_de_Vendas'.$A$1" table:expression="&quot;&quot;&quot;&quot;&quot;&quot;&quot;&quot;&quot;&quot;&quot;&quot;&quot;&quot;&quot;AUTO&quot;&quot;&quot;&quot;&quot;&quot;&quot;&quot;&quot;&quot;&quot;&quot;&quot;&quot;&quot;"/>
        <table:named-expression table:name="IQ_CH" table:base-cell-address="$'1-Orçamento_de_Vendas'.$A$1" table:expression="110000"/>
        <table:named-expression table:name="IQ_CQ" table:base-cell-address="$'1-Orçamento_de_Vendas'.$A$1" table:expression="5000"/>
        <table:named-expression table:name="IQ_CY" table:base-cell-address="$'1-Orçamento_de_Vendas'.$A$1" table:expression="10000"/>
        <table:named-expression table:name="IQ_DAILY" table:base-cell-address="$'1-Orçamento_de_Vendas'.$A$1" table:expression="500000"/>
        <table:named-expression table:name="IQ_DNTM" table:base-cell-address="$'1-Orçamento_de_Vendas'.$A$1" table:expression="700000"/>
        <table:named-expression table:name="IQ_FH" table:base-cell-address="$'1-Orçamento_de_Vendas'.$A$1" table:expression="100000"/>
        <table:named-expression table:name="IQ_FQ" table:base-cell-address="$'1-Orçamento_de_Vendas'.$A$1" table:expression="500"/>
        <table:named-expression table:name="IQ_FWD_CY" table:base-cell-address="$'1-Orçamento_de_Vendas'.$A$1" table:expression="10001"/>
        <table:named-expression table:name="IQ_FWD_CY1" table:base-cell-address="$'1-Orçamento_de_Vendas'.$A$1" table:expression="10002"/>
        <table:named-expression table:name="IQ_FWD_CY2" table:base-cell-address="$'1-Orçamento_de_Vendas'.$A$1" table:expression="10003"/>
        <table:named-expression table:name="IQ_FWD_FY" table:base-cell-address="$'1-Orçamento_de_Vendas'.$A$1" table:expression="1001"/>
        <table:named-expression table:name="IQ_FWD_FY1" table:base-cell-address="$'1-Orçamento_de_Vendas'.$A$1" table:expression="1002"/>
        <table:named-expression table:name="IQ_FWD_FY2" table:base-cell-address="$'1-Orçamento_de_Vendas'.$A$1" table:expression="1003"/>
        <table:named-expression table:name="IQ_FWD_Q" table:base-cell-address="$'1-Orçamento_de_Vendas'.$A$1" table:expression="501"/>
        <table:named-expression table:name="IQ_FWD_Q1" table:base-cell-address="$'1-Orçamento_de_Vendas'.$A$1" table:expression="502"/>
        <table:named-expression table:name="IQ_FWD_Q2" table:base-cell-address="$'1-Orçamento_de_Vendas'.$A$1" table:expression="503"/>
        <table:named-expression table:name="IQ_FY" table:base-cell-address="$'1-Orçamento_de_Vendas'.$A$1" table:expression="1000"/>
        <table:named-expression table:name="IQ_LATESTK" table:base-cell-address="$'1-Orçamento_de_Vendas'.$A$1" table:expression="1000"/>
        <table:named-expression table:name="IQ_LATESTQ" table:base-cell-address="$'1-Orçamento_de_Vendas'.$A$1" table:expression="500"/>
        <table:named-expression table:name="IQ_LTM" table:base-cell-address="$'1-Orçamento_de_Vendas'.$A$1" table:expression="2000"/>
        <table:named-expression table:name="IQ_LTMMONTH" table:base-cell-address="$'1-Orçamento_de_Vendas'.$A$1" table:expression="120000"/>
        <table:named-expression table:name="IQ_MONTH" table:base-cell-address="$'1-Orçamento_de_Vendas'.$A$1" table:expression="15000"/>
        <table:named-expression table:name="IQ_MTD" table:base-cell-address="$'1-Orçamento_de_Vendas'.$A$1" table:expression="800000"/>
        <table:named-expression table:name="IQ_NAMES_REVISION_DATE_" table:base-cell-address="$'1-Orçamento_de_Vendas'.$A$1" table:expression="41232.7491087963"/>
        <table:named-expression table:name="IQ_NTM" table:base-cell-address="$'1-Orçamento_de_Vendas'.$A$1" table:expression="6000"/>
        <table:named-expression table:name="IQ_QTD" table:base-cell-address="$'1-Orçamento_de_Vendas'.$A$1" table:expression="750000"/>
        <table:named-expression table:name="IQ_TODAY" table:base-cell-address="$'1-Orçamento_de_Vendas'.$A$1" table:expression="0"/>
        <table:named-expression table:name="IQ_WEEK" table:base-cell-address="$'1-Orçamento_de_Vendas'.$A$1" table:expression="50000"/>
        <table:named-expression table:name="IQ_YTD" table:base-cell-address="$'1-Orçamento_de_Vendas'.$A$1" table:expression="3000"/>
        <table:named-expression table:name="IQ_YTDMONTH" table:base-cell-address="$'1-Orçamento_de_Vendas'.$A$1" table:expression="130000"/>
        <table:named-expression table:name="juros" table:base-cell-address="$'1-Orçamento_de_Vendas'.$A$1" table:expression="&quot;&quot;&quot;!#REF!&quot;&quot;&quot;"/>
        <table:named-expression table:name="m" table:base-cell-address="$'1-Orçamento_de_Vendas'.$A$1" table:expression="&quot;&quot;&quot;&quot;&quot;&quot;&quot;['file:///S:/Users/carine.canali/AppData/Roaming/Microsoft/Excel/Users/carine.canali/Desktop/or%C3%A7amento/C%C3%B3pia%20de%20Guerra%20Budget%202012_Base%20Custo%20Produto%20e%20MLC.xlsx'#$Tradutor.$A$1:.$A$2]&quot;&quot;&quot;&quot;&quot;&quot;&quot;"/>
        <table:named-expression table:name="MmExcelLinker_25EF0CB9_D9C2_47A7_A8DD_904C5B2730B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Nat" table:base-cell-address="$'1-Orçamento_de_Vendas'.$A$1" table:expression="&quot;&quot;&quot;&quot;&quot;&quot;&quot;['file://192.3.2.10/budget2010/Budget%202010/2009%20BD%20Despesas/2009%20BD%20Despesas.xls'#$Listas.$E$5:.$E$30]&quot;&quot;&quot;&quot;&quot;&quot;&quot;"/>
        <table:named-expression table:name="NATUREZA" table:base-cell-address="$'1-Orçamento_de_Vendas'.$A$1" table:expression="&quot;&quot;&quot;&quot;&quot;&quot;&quot;['https://d.docs.live.net/Users/carine.canali/AppData/Roaming/Microsoft/Excel/2010/1.01%20-%20Budget%202010/1.02%20-%20Gastos%20Fixos/HC/1.1%20-%20HC%20Alex%20Sandi.xls'#$Listas.$E$5:.$E$30]&quot;&quot;&quot;&quot;&quot;&quot;&quot;"/>
        <table:named-expression table:name="o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prestacao" table:base-cell-address="$'1-Orçamento_de_Vendas'.$A$1" table:expression="&quot;&quot;&quot;!#REF!&quot;&quot;&quot;"/>
        <table:named-expression table:name="qw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sd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serieCCA" table:base-cell-address="$'1-Orçamento_de_Vendas'.$A$1" table:expression="&quot;&quot;&quot;!#REF!&quot;&quot;&quot;"/>
        <table:named-expression table:name="serieDatas" table:base-cell-address="$'1-Orçamento_de_Vendas'.$A$1" table:expression="&quot;&quot;&quot;&quot;&quot;&quot;&quot;['https://d.docs.live.net/Users/Evandro/Documents/Consultoria/Ginesa/Budget_Ginesa_2015.xlsx'#$'0 – Painel de simulação'.$D$3:.$E$3]&quot;&quot;&quot;&quot;&quot;&quot;&quot;"/>
        <table:named-expression table:name="serieEVA" table:base-cell-address="$'1-Orçamento_de_Vendas'.$A$1" table:expression="&quot;&quot;&quot;!#REF!&quot;&quot;&quot;"/>
        <table:named-expression table:name="serieFCA" table:base-cell-address="$'1-Orçamento_de_Vendas'.$A$1" table:expression="&quot;&quot;&quot;!#REF!&quot;&quot;&quot;"/>
        <table:named-expression table:name="STATUS" table:base-cell-address="$'1-Orçamento_de_Vendas'.$A$1" table:expression="&quot;&quot;&quot;&quot;&quot;&quot;&quot;['https://d.docs.live.net/Users/carine.canali/AppData/Roaming/Microsoft/Excel/2010/1.01%20-%20Budget%202010/1.02%20-%20Gastos%20Fixos/HC/1.1%20-%20HC%20Alex%20Sandi.xls'#$Listas.$C$4:.$C$7]&quot;&quot;&quot;&quot;&quot;&quot;&quot;"/>
        <table:named-expression table:name="STATUS_PEDIDO" table:base-cell-address="$'1-Orçamento_de_Vendas'.$A$1" table:expression="&quot;&quot;&quot;&quot;&quot;&quot;&quot;&quot;&quot;&quot;&quot;&quot;&quot;&quot;&quot;#REF!&quot;&quot;&quot;&quot;&quot;&quot;&quot;&quot;&quot;&quot;&quot;&quot;&quot;&quot;&quot;"/>
        <table:named-expression table:name="teste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Testea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  <table:named-expression table:name="valor" table:base-cell-address="$'1-Orçamento_de_Vendas'.$A$1" table:expression="&quot;&quot;&quot;!#REF!&quot;&quot;&quot;"/>
        <table:named-expression table:name="ç" table:base-cell-address="$'1-Orçamento_de_Vendas'.$A$1" table:expression="&quot;&quot;&quot;&quot;&quot;&quot;&quot;ponto de ['file:///X:/Users/evandro/AppData/Roaming/Microsoft/Excel/Diretor/Controladoria/KPI/Base%20Or%C3%A7amento/Equil%C3%ADbrio'#$Equilíbrio.$I$12:.$L$16]&quot;&quot;&quot;&quot;&quot;&quot;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1'"/>
    <style:font-face style:name="Arial" svg:font-family="Arial" style:font-family-generic="swiss"/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2P0" style:volatile="true">
      <number:number number:decimal-places="4" loext:min-decimal-places="4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122P0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5P0" style:volatile="true">
      <number:number number:decimal-places="6" loext:min-decimal-places="6" number:min-integer-digits="1" number:grouping="true"/>
      <number:text> </number:text>
    </number:number-style>
    <number:number-style style:name="N125P1" style:volatile="true">
      <number:number number:decimal-places="6" loext:min-decimal-places="6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6">
      <number:number number:decimal-places="6" loext:min-decimal-places="6" number:min-integer-digits="1"/>
      <number:text>%</number:text>
    </number:percentage-style>
    <number:number-style style:name="N128P0" style:volatile="true">
      <number:number number:decimal-places="0" loext:min-decimal-places="0" number:min-integer-digits="1"/>
      <number:text> </number:text>
    </number:number-style>
    <number:number-style style:name="N12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8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Bad_20_9" style:display-name="Bad 9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f1" style:family="table-cell" style:parent-style-name="Default" style:data-style-name="N3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_20_1" style:display-name="ConditionalStyle_1 1" style:family="table-cell" style:parent-style-name="Default" style:data-style-name="N3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xcel_20_Built-in_20_Comma_20_11" style:display-name="Excel Built-in Comma 11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_20_12" style:display-name="Excel Built-in Comma 12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_20_12" style:display-name="Excel Built-in Percent 12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_20_13" style:display-name="Excel Built-in Percent 13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Footnote_20_13" style:display-name="Footnot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Footnote_20_14" style:display-name="Footnot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Good_20_14" style:display-name="Good 14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Good_20_15" style:display-name="Good 15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_28_user_29__20_12" style:display-name="Heading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eading_20__28_user_29__20_15" style:display-name="Heading (user)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eading_20__28_user_29__20_16" style:display-name="Heading (user)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1_20_16" style:display-name="Heading 1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1_20_17" style:display-name="Heading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2_20_17" style:display-name="Heading 2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2_20_18" style:display-name="Heading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9" style:display-name="Neutral 19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20" style:display-name="Neutral 20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20" style:display-name="Note 20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21" style:display-name="Note 21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tus_20_22" style:display-name="Status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23" style:display-name="Text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Warning_20_24" style:display-name="Warning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  <style:style style:name="ConditionalStyle_5f_4" style:display-name="ConditionalStyle_4" style:family="table-cell" style:parent-style-name="Default" style:data-style-name="N3">
      <style:table-cell-properties fo:background-color="#ff0000"/>
      <style:text-properties fo:color="#ffffff" fo:font-weight="bold" style:font-weight-asian="bold" style:font-weight-complex="bold"/>
    </style:style>
    <style:style style:name="ConditionalStyle_5f_3" style:display-name="ConditionalStyle_3" style:family="table-cell" style:parent-style-name="Default" style:data-style-name="N3">
      <style:table-cell-properties fo:background-color="#ff0000"/>
      <style:text-properties fo:color="#ffffff" fo:font-weight="bold" style:font-weight-asian="bold" style:font-weight-complex="bold"/>
    </style:style>
    <style:style style:name="ConditionalStyle_5f_2" style:display-name="ConditionalStyle_2" style:family="table-cell" style:parent-style-name="Default" style:data-style-name="N3">
      <style:table-cell-properties fo:background-color="#ff0000"/>
      <style:text-properties fo:color="#ffffff" fo:font-weight="bold" style:font-weight-asian="bold" style:font-weight-complex="bold"/>
    </style:style>
    <style:style style:name="ConditionalStyle_5f_1" style:display-name="ConditionalStyle_1" style:family="table-cell" style:parent-style-name="Default" style:data-style-name="N3">
      <style:table-cell-properties fo:background-color="#ff0000"/>
      <style:text-properties fo:color="#ffffff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0.01mm" fo:margin-bottom="50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50.01mm" fo:margin-bottom="50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20:17:54.8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-Custo_5f_de_5f_Matéria-Prima" style:display-name="PageStyle_2-Custo_de_Matéria-Pri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Custos_5f_e_5f_Despesas" style:display-name="PageStyle_4-Custos_e_Despes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-Financiamentos" style:display-name="PageStyle_5-Financia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Orçamento_5f_de_5f_Vendas" style:display-name="PageStyle_1-Orçamento_de_Ven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-Imobilizado" style:display-name="PageStyle_3-Imobiliz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Balanço_5f_Patrimonial" style:display-name="PageStyle_7-Balanço_Patrimon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Painel_5f_de_5f_Controle" style:display-name="PageStyle_9-Painel_de_Contr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Fluxo_5f_de_5f_Caixa" style:display-name="PageStyle_8-Fluxo_de_Caix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-DRE" style:display-name="PageStyle_6-D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Stumpf</meta:initial-creator>
    <dc:creator>Evandro Stumpf</dc:creator>
    <meta:editing-cycles>3</meta:editing-cycles>
    <meta:creation-date>2016-03-31T00:46:16</meta:creation-date>
    <dc:date>2018-12-05T23:19:25</dc:date>
    <meta:editing-duration>PT1H1M</meta:editing-duration>
    <meta:generator>LibreOffice/6.2.0.3$Windows_X86_64 LibreOffice_project/98c6a8a1c6c7b144ce3cc729e34964b47ce25d62</meta:generator>
    <meta:document-statistic meta:table-count="9" meta:cell-count="79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